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89.74pt"/>
    </style:style>
    <style:style style:name="co9" style:family="table-column">
      <style:table-column-properties fo:break-before="auto" style:column-width="104.46pt"/>
    </style:style>
    <style:style style:name="co10" style:family="table-column">
      <style:table-column-properties fo:break-before="auto" style:column-width="134.56pt"/>
    </style:style>
    <style:style style:name="co11" style:family="table-column">
      <style:table-column-properties fo:break-before="auto" style:column-width="112.14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86.71pt"/>
    </style:style>
    <style:style style:name="co16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 style:data-style-name="N50">
      <style:text-properties style:font-name="Liberation Sans Narrow"/>
    </style:style>
    <style:style style:name="ce3" style:family="table-cell" style:parent-style-name="Default" style:data-style-name="N121">
      <style:text-properties style:font-name="Liberation Sans Narrow"/>
    </style:style>
    <style:style style:name="ce7" style:family="table-cell" style:parent-style-name="Default">
      <style:text-properties fo:color="#b2b2b2" style:font-name="Liberation Sans Narrow"/>
    </style:style>
    <style:style style:name="ce8" style:family="table-cell" style:parent-style-name="Default" style:data-style-name="N52">
      <style:text-properties style:font-name="Liberation Sans Narrow"/>
    </style:style>
  </office:automatic-styles>
  <office:body>
    <office:spreadsheet>
      <table:calculation-settings table:automatic-find-labels="false" table:use-regular-expressions="false" table:use-wildcards="true"/>
      <table:table table:name="fusionso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3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input_power</text:p>
          </table:table-cell>
          <table:table-cell office:value-type="string" calcext:value-type="string">
            <text:p>day_active_power_peak</text:p>
          </table:table-cell>
          <table:table-cell office:value-type="string" calcext:value-type="string">
            <text:p>accumulated_yield_energy</text:p>
          </table:table-cell>
          <table:table-cell office:value-type="string" calcext:value-type="string">
            <text:p>active_power</text:p>
          </table:table-cell>
          <table:table-cell office:value-type="string" calcext:value-type="string">
            <text:p>daily_yield_energy</text:p>
          </table:table-cell>
          <table:table-cell office:value-type="string" calcext:value-type="string">
            <text:p>power_meter_active_power</text:p>
          </table:table-cell>
          <table:table-cell office:value-type="string" calcext:value-type="string">
            <text:p>grid_accumulated_energy</text:p>
          </table:table-cell>
          <table:table-cell office:value-type="string" calcext:value-type="string">
            <text:p>grid_exported_energy</text:p>
          </table:table-cell>
          <table:table-cell office:value-type="string" calcext:value-type="string">
            <text:p>storage_state_of_capacity</text:p>
          </table:table-cell>
          <table:table-cell office:value-type="string" calcext:value-type="string">
            <text:p>storage_charge_discharge_power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local_time</text:p>
          </table:table-cell>
          <table:table-cell office:value-type="string" calcext:value-type="string">
            <text:p>sampling_duration</text:p>
          </table:table-cell>
          <table:table-cell table:number-columns-repeated="1011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6827.98" calcext:value-type="float">
            <text:p>6827.98</text:p>
          </table:table-cell>
          <table:table-cell office:value-type="float" office:value="3.63" calcext:value-type="float">
            <text:p>3.63</text:p>
          </table:table-cell>
          <table:table-cell office:value-type="float" office:value="2729" calcext:value-type="float">
            <text:p>272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3.64" calcext:value-type="float">
            <text:p>5853.6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1:20+00:00</text:p>
          </table:table-cell>
          <table:table-cell table:style-name="ce2" office:value-type="date" office:date-value="2022-08-23T12:41:25.914415" calcext:value-type="date">
            <text:p>08/23/22 12:41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2"/>
          <table:table-cell office:value-type="float" office:value="6828.03" calcext:value-type="float">
            <text:p>6828.03</text:p>
          </table:table-cell>
          <table:table-cell office:value-type="float" office:value="3.68" calcext:value-type="float">
            <text:p>3.68</text:p>
          </table:table-cell>
          <table:table-cell office:value-type="float" office:value="2727" calcext:value-type="float">
            <text:p>272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3.68" calcext:value-type="float">
            <text:p>5853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2:27+00:00</text:p>
          </table:table-cell>
          <table:table-cell table:style-name="ce2" office:value-type="date" office:date-value="2022-08-23T12:42:33.708405" calcext:value-type="date">
            <text:p>08/23/22 12:42 PM</text:p>
          </table:table-cell>
          <table:table-cell office:value-type="float" office:value="7.7" calcext:value-type="float">
            <text:p>7.7</text:p>
          </table:table-cell>
          <table:table-cell table:number-columns-repeated="1011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2"/>
          <table:table-cell office:value-type="float" office:value="6828.08" calcext:value-type="float">
            <text:p>6828.08</text:p>
          </table:table-cell>
          <table:table-cell office:value-type="float" office:value="3.73" calcext:value-type="float">
            <text:p>3.73</text:p>
          </table:table-cell>
          <table:table-cell office:value-type="float" office:value="2754" calcext:value-type="float">
            <text:p>275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3.74" calcext:value-type="float">
            <text:p>5853.7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3:38+00:00</text:p>
          </table:table-cell>
          <table:table-cell table:style-name="ce2" office:value-type="date" office:date-value="2022-08-23T12:43:43.094196" calcext:value-type="date">
            <text:p>08/23/22 12:43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6828.13" calcext:value-type="float">
            <text:p>6828.13</text:p>
          </table:table-cell>
          <table:table-cell office:value-type="float" office:value="3.78" calcext:value-type="float">
            <text:p>3.78</text:p>
          </table:table-cell>
          <table:table-cell office:value-type="float" office:value="3221" calcext:value-type="float">
            <text:p>322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3.79" calcext:value-type="float">
            <text:p>5853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4:46+00:00</text:p>
          </table:table-cell>
          <table:table-cell table:style-name="ce2" office:value-type="date" office:date-value="2022-08-23T12:44:51.836022" calcext:value-type="date">
            <text:p>08/23/22 12:44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2"/>
          <table:table-cell office:value-type="float" office:value="6828.18" calcext:value-type="float">
            <text:p>6828.18</text:p>
          </table:table-cell>
          <table:table-cell office:value-type="float" office:value="3.83" calcext:value-type="float">
            <text:p>3.83</text:p>
          </table:table-cell>
          <table:table-cell office:value-type="float" office:value="3223" calcext:value-type="float">
            <text:p>322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3.85" calcext:value-type="float">
            <text:p>5853.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5:54+00:00</text:p>
          </table:table-cell>
          <table:table-cell table:style-name="ce2" office:value-type="date" office:date-value="2022-08-23T12:46:00.067883" calcext:value-type="date">
            <text:p>08/23/22 12:46 PM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2"/>
          <table:table-cell office:value-type="float" office:value="6828.24" calcext:value-type="float">
            <text:p>6828.24</text:p>
          </table:table-cell>
          <table:table-cell office:value-type="float" office:value="3.89" calcext:value-type="float">
            <text:p>3.89</text:p>
          </table:table-cell>
          <table:table-cell office:value-type="float" office:value="3343" calcext:value-type="float">
            <text:p>334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3.91" calcext:value-type="float">
            <text:p>5853.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7:06+00:00</text:p>
          </table:table-cell>
          <table:table-cell table:style-name="ce2" office:value-type="date" office:date-value="2022-08-23T12:47:12.672605" calcext:value-type="date">
            <text:p>08/23/22 12:47 PM</text:p>
          </table:table-cell>
          <table:table-cell office:value-type="float" office:value="12.5" calcext:value-type="float">
            <text:p>12.5</text:p>
          </table:table-cell>
          <table:table-cell table:number-columns-repeated="1011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2"/>
          <table:table-cell office:value-type="float" office:value="6828.33" calcext:value-type="float">
            <text:p>6828.33</text:p>
          </table:table-cell>
          <table:table-cell office:value-type="float" office:value="3.98" calcext:value-type="float">
            <text:p>3.98</text:p>
          </table:table-cell>
          <table:table-cell office:value-type="float" office:value="6085" calcext:value-type="float">
            <text:p>608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02" calcext:value-type="float">
            <text:p>5854.0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8:16+00:00</text:p>
          </table:table-cell>
          <table:table-cell table:style-name="ce2" office:value-type="date" office:date-value="2022-08-23T12:48:22.117859" calcext:value-type="date">
            <text:p>08/23/22 12:48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/>
          <table:table-cell office:value-type="float" office:value="6828.41" calcext:value-type="float">
            <text:p>6828.41</text:p>
          </table:table-cell>
          <table:table-cell office:value-type="float" office:value="4.06" calcext:value-type="float">
            <text:p>4.06</text:p>
          </table:table-cell>
          <table:table-cell office:value-type="float" office:value="2779" calcext:value-type="float">
            <text:p>277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12" calcext:value-type="float">
            <text:p>5854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49:24+00:00</text:p>
          </table:table-cell>
          <table:table-cell table:style-name="ce2" office:value-type="date" office:date-value="2022-08-23T12:49:30.293269" calcext:value-type="date">
            <text:p>08/23/22 12:49 PM</text:p>
          </table:table-cell>
          <table:table-cell office:value-type="float" office:value="8.1" calcext:value-type="float">
            <text:p>8.1</text:p>
          </table:table-cell>
          <table:table-cell table:number-columns-repeated="1011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6828.46" calcext:value-type="float">
            <text:p>6828.46</text:p>
          </table:table-cell>
          <table:table-cell office:value-type="float" office:value="4.11" calcext:value-type="float">
            <text:p>4.11</text:p>
          </table:table-cell>
          <table:table-cell office:value-type="float" office:value="1763" calcext:value-type="float">
            <text:p>176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16" calcext:value-type="float">
            <text:p>5854.1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0:33+00:00</text:p>
          </table:table-cell>
          <table:table-cell table:style-name="ce2" office:value-type="date" office:date-value="2022-08-23T12:50:39.982928" calcext:value-type="date">
            <text:p>08/23/22 12:50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2"/>
          <table:table-cell office:value-type="float" office:value="6828.56" calcext:value-type="float">
            <text:p>6828.56</text:p>
          </table:table-cell>
          <table:table-cell office:value-type="float" office:value="4.21" calcext:value-type="float">
            <text:p>4.21</text:p>
          </table:table-cell>
          <table:table-cell office:value-type="float" office:value="4554" calcext:value-type="float">
            <text:p>455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25" calcext:value-type="float">
            <text:p>5854.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1:43+00:00</text:p>
          </table:table-cell>
          <table:table-cell table:style-name="ce2" office:value-type="date" office:date-value="2022-08-23T12:51:48.733391" calcext:value-type="date">
            <text:p>08/23/22 12:51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2"/>
          <table:table-cell office:value-type="float" office:value="6828.65" calcext:value-type="float">
            <text:p>6828.65</text:p>
          </table:table-cell>
          <table:table-cell office:value-type="float" office:value="4.3" calcext:value-type="float">
            <text:p>4.3</text:p>
          </table:table-cell>
          <table:table-cell office:value-type="float" office:value="5196" calcext:value-type="float">
            <text:p>519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33" calcext:value-type="float">
            <text:p>5854.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2:50+00:00</text:p>
          </table:table-cell>
          <table:table-cell table:style-name="ce2" office:value-type="date" office:date-value="2022-08-23T12:52:57.06188" calcext:value-type="date">
            <text:p>08/23/22 12:52 PM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2"/>
          <table:table-cell office:value-type="float" office:value="6828.75" calcext:value-type="float">
            <text:p>6828.75</text:p>
          </table:table-cell>
          <table:table-cell office:value-type="float" office:value="4.4" calcext:value-type="float">
            <text:p>4.4</text:p>
          </table:table-cell>
          <table:table-cell office:value-type="float" office:value="4537" calcext:value-type="float">
            <text:p>453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43" calcext:value-type="float">
            <text:p>5854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3:59+00:00</text:p>
          </table:table-cell>
          <table:table-cell table:style-name="ce2" office:value-type="date" office:date-value="2022-08-23T12:54:05.796835" calcext:value-type="date">
            <text:p>08/23/22 12:54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2"/>
          <table:table-cell office:value-type="float" office:value="6828.87" calcext:value-type="float">
            <text:p>6828.87</text:p>
          </table:table-cell>
          <table:table-cell office:value-type="float" office:value="4.52" calcext:value-type="float">
            <text:p>4.52</text:p>
          </table:table-cell>
          <table:table-cell office:value-type="float" office:value="7005" calcext:value-type="float">
            <text:p>700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56" calcext:value-type="float">
            <text:p>5854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5:09+00:00</text:p>
          </table:table-cell>
          <table:table-cell table:style-name="ce2" office:value-type="date" office:date-value="2022-08-23T12:55:15.327201" calcext:value-type="date">
            <text:p>08/23/22 12:55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2"/>
          <table:table-cell office:value-type="float" office:value="6829" calcext:value-type="float">
            <text:p>6829</text:p>
          </table:table-cell>
          <table:table-cell office:value-type="float" office:value="4.65" calcext:value-type="float">
            <text:p>4.65</text:p>
          </table:table-cell>
          <table:table-cell office:value-type="float" office:value="6777" calcext:value-type="float">
            <text:p>677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68" calcext:value-type="float">
            <text:p>5854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6:17+00:00</text:p>
          </table:table-cell>
          <table:table-cell table:style-name="ce2" office:value-type="date" office:date-value="2022-08-23T12:56:23.493695" calcext:value-type="date">
            <text:p>08/23/22 12:56 PM</text:p>
          </table:table-cell>
          <table:table-cell office:value-type="float" office:value="8.1" calcext:value-type="float">
            <text:p>8.1</text:p>
          </table:table-cell>
          <table:table-cell table:number-columns-repeated="1011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2"/>
          <table:table-cell office:value-type="float" office:value="6829.13" calcext:value-type="float">
            <text:p>6829.13</text:p>
          </table:table-cell>
          <table:table-cell office:value-type="float" office:value="4.78" calcext:value-type="float">
            <text:p>4.78</text:p>
          </table:table-cell>
          <table:table-cell office:value-type="float" office:value="6330" calcext:value-type="float">
            <text:p>633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81" calcext:value-type="float">
            <text:p>5854.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7:26+00:00</text:p>
          </table:table-cell>
          <table:table-cell table:style-name="ce2" office:value-type="date" office:date-value="2022-08-23T12:57:32.518038" calcext:value-type="date">
            <text:p>08/23/22 12:57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2"/>
          <table:table-cell office:value-type="float" office:value="6829.26" calcext:value-type="float">
            <text:p>6829.26</text:p>
          </table:table-cell>
          <table:table-cell office:value-type="float" office:value="4.9" calcext:value-type="float">
            <text:p>4.9</text:p>
          </table:table-cell>
          <table:table-cell office:value-type="float" office:value="5859" calcext:value-type="float">
            <text:p>585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4.93" calcext:value-type="float">
            <text:p>5854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8:36+00:00</text:p>
          </table:table-cell>
          <table:table-cell table:style-name="ce2" office:value-type="date" office:date-value="2022-08-23T12:58:41.493406" calcext:value-type="date">
            <text:p>08/23/22 12:58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2"/>
          <table:table-cell office:value-type="float" office:value="6829.38" calcext:value-type="float">
            <text:p>6829.38</text:p>
          </table:table-cell>
          <table:table-cell office:value-type="float" office:value="5.03" calcext:value-type="float">
            <text:p>5.03</text:p>
          </table:table-cell>
          <table:table-cell office:value-type="float" office:value="5014" calcext:value-type="float">
            <text:p>501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04" calcext:value-type="float">
            <text:p>5855.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1:59:47+00:00</text:p>
          </table:table-cell>
          <table:table-cell table:style-name="ce2" office:value-type="date" office:date-value="2022-08-23T12:59:52.117374" calcext:value-type="date">
            <text:p>08/23/22 12:59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2"/>
          <table:table-cell office:value-type="float" office:value="6829.49" calcext:value-type="float">
            <text:p>6829.49</text:p>
          </table:table-cell>
          <table:table-cell office:value-type="float" office:value="5.14" calcext:value-type="float">
            <text:p>5.14</text:p>
          </table:table-cell>
          <table:table-cell office:value-type="float" office:value="4771" calcext:value-type="float">
            <text:p>477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12" calcext:value-type="float">
            <text:p>5855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0:55+00:00</text:p>
          </table:table-cell>
          <table:table-cell table:style-name="ce2" office:value-type="date" office:date-value="2022-08-23T13:01:02.041766" calcext:value-type="date">
            <text:p>08/23/22 01:01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2"/>
          <table:table-cell office:value-type="float" office:value="6829.6" calcext:value-type="float">
            <text:p>6829.6</text:p>
          </table:table-cell>
          <table:table-cell office:value-type="float" office:value="5.25" calcext:value-type="float">
            <text:p>5.25</text:p>
          </table:table-cell>
          <table:table-cell office:value-type="float" office:value="2165" calcext:value-type="float">
            <text:p>216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2:05+00:00</text:p>
          </table:table-cell>
          <table:table-cell table:style-name="ce2" office:value-type="date" office:date-value="2022-08-23T13:02:10.818612" calcext:value-type="date">
            <text:p>08/23/22 01:02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2"/>
          <table:table-cell office:value-type="float" office:value="6829.69" calcext:value-type="float">
            <text:p>6829.69</text:p>
          </table:table-cell>
          <table:table-cell office:value-type="float" office:value="5.34" calcext:value-type="float">
            <text:p>5.34</text:p>
          </table:table-cell>
          <table:table-cell office:value-type="float" office:value="3253" calcext:value-type="float">
            <text:p>325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29" calcext:value-type="float">
            <text:p>5855.2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3:13+00:00</text:p>
          </table:table-cell>
          <table:table-cell table:style-name="ce2" office:value-type="date" office:date-value="2022-08-23T13:03:19.961608" calcext:value-type="date">
            <text:p>08/23/22 01:03 PM</text:p>
          </table:table-cell>
          <table:table-cell office:value-type="float" office:value="9.1" calcext:value-type="float">
            <text:p>9.1</text:p>
          </table:table-cell>
          <table:table-cell table:number-columns-repeated="1011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2"/>
          <table:table-cell office:value-type="float" office:value="6829.8" calcext:value-type="float">
            <text:p>6829.8</text:p>
          </table:table-cell>
          <table:table-cell office:value-type="float" office:value="5.45" calcext:value-type="float">
            <text:p>5.45</text:p>
          </table:table-cell>
          <table:table-cell office:value-type="float" office:value="4222" calcext:value-type="float">
            <text:p>422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35" calcext:value-type="float">
            <text:p>5855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4:22+00:00</text:p>
          </table:table-cell>
          <table:table-cell table:style-name="ce2" office:value-type="date" office:date-value="2022-08-23T13:04:28.529012" calcext:value-type="date">
            <text:p>08/23/22 01:04 PM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/>
          <table:table-cell office:value-type="float" office:value="6829.9" calcext:value-type="float">
            <text:p>6829.9</text:p>
          </table:table-cell>
          <table:table-cell office:value-type="float" office:value="5.55" calcext:value-type="float">
            <text:p>5.55</text:p>
          </table:table-cell>
          <table:table-cell office:value-type="float" office:value="3854" calcext:value-type="float">
            <text:p>385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43" calcext:value-type="float">
            <text:p>5855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5:30+00:00</text:p>
          </table:table-cell>
          <table:table-cell table:style-name="ce2" office:value-type="date" office:date-value="2022-08-23T13:05:36.409769" calcext:value-type="date">
            <text:p>08/23/22 01:05 PM</text:p>
          </table:table-cell>
          <table:table-cell office:value-type="float" office:value="7.8" calcext:value-type="float">
            <text:p>7.8</text:p>
          </table:table-cell>
          <table:table-cell table:number-columns-repeated="1011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/>
          <table:table-cell office:value-type="float" office:value="6830" calcext:value-type="float">
            <text:p>6830</text:p>
          </table:table-cell>
          <table:table-cell office:value-type="float" office:value="5.65" calcext:value-type="float">
            <text:p>5.65</text:p>
          </table:table-cell>
          <table:table-cell office:value-type="float" office:value="4079" calcext:value-type="float">
            <text:p>407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52" calcext:value-type="float">
            <text:p>5855.5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6:40+00:00</text:p>
          </table:table-cell>
          <table:table-cell table:style-name="ce2" office:value-type="date" office:date-value="2022-08-23T13:06:46.111423" calcext:value-type="date">
            <text:p>08/23/22 01:06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2"/>
          <table:table-cell office:value-type="float" office:value="6830.11" calcext:value-type="float">
            <text:p>6830.11</text:p>
          </table:table-cell>
          <table:table-cell office:value-type="float" office:value="5.76" calcext:value-type="float">
            <text:p>5.76</text:p>
          </table:table-cell>
          <table:table-cell office:value-type="float" office:value="4111" calcext:value-type="float">
            <text:p>411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6" calcext:value-type="float">
            <text:p>5855.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7:51+00:00</text:p>
          </table:table-cell>
          <table:table-cell table:style-name="ce2" office:value-type="date" office:date-value="2022-08-23T13:07:56.02516" calcext:value-type="date">
            <text:p>08/23/22 01:07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2"/>
          <table:table-cell office:value-type="float" office:value="6830.22" calcext:value-type="float">
            <text:p>6830.22</text:p>
          </table:table-cell>
          <table:table-cell office:value-type="float" office:value="5.86" calcext:value-type="float">
            <text:p>5.86</text:p>
          </table:table-cell>
          <table:table-cell office:value-type="float" office:value="4002" calcext:value-type="float">
            <text:p>400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68" calcext:value-type="float">
            <text:p>5855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08:59+00:00</text:p>
          </table:table-cell>
          <table:table-cell table:style-name="ce2" office:value-type="date" office:date-value="2022-08-23T13:09:05.831613" calcext:value-type="date">
            <text:p>08/23/22 01:09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2"/>
          <table:table-cell office:value-type="float" office:value="6830.32" calcext:value-type="float">
            <text:p>6830.32</text:p>
          </table:table-cell>
          <table:table-cell office:value-type="float" office:value="5.97" calcext:value-type="float">
            <text:p>5.97</text:p>
          </table:table-cell>
          <table:table-cell office:value-type="float" office:value="4336" calcext:value-type="float">
            <text:p>43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75" calcext:value-type="float">
            <text:p>5855.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0:11+00:00</text:p>
          </table:table-cell>
          <table:table-cell table:style-name="ce2" office:value-type="date" office:date-value="2022-08-23T13:10:17.102511" calcext:value-type="date">
            <text:p>08/23/22 01:10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2"/>
          <table:table-cell office:value-type="float" office:value="6830.43" calcext:value-type="float">
            <text:p>6830.43</text:p>
          </table:table-cell>
          <table:table-cell office:value-type="float" office:value="6.08" calcext:value-type="float">
            <text:p>6.08</text:p>
          </table:table-cell>
          <table:table-cell office:value-type="float" office:value="4196" calcext:value-type="float">
            <text:p>419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83" calcext:value-type="float">
            <text:p>5855.8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1:20+00:00</text:p>
          </table:table-cell>
          <table:table-cell table:style-name="ce2" office:value-type="date" office:date-value="2022-08-23T13:11:25.67832" calcext:value-type="date">
            <text:p>08/23/22 01:11 PM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2"/>
          <table:table-cell office:value-type="float" office:value="6830.53" calcext:value-type="float">
            <text:p>6830.53</text:p>
          </table:table-cell>
          <table:table-cell office:value-type="float" office:value="6.18" calcext:value-type="float">
            <text:p>6.18</text:p>
          </table:table-cell>
          <table:table-cell office:value-type="float" office:value="3918" calcext:value-type="float">
            <text:p>391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91" calcext:value-type="float">
            <text:p>5855.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2:29+00:00</text:p>
          </table:table-cell>
          <table:table-cell table:style-name="ce2" office:value-type="date" office:date-value="2022-08-23T13:12:34.587662" calcext:value-type="date">
            <text:p>08/23/22 01:12 PM</text:p>
          </table:table-cell>
          <table:table-cell office:value-type="float" office:value="8.8" calcext:value-type="float">
            <text:p>8.8</text:p>
          </table:table-cell>
          <table:table-cell table:number-columns-repeated="1011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2"/>
          <table:table-cell office:value-type="float" office:value="6830.64" calcext:value-type="float">
            <text:p>6830.64</text:p>
          </table:table-cell>
          <table:table-cell office:value-type="float" office:value="6.29" calcext:value-type="float">
            <text:p>6.29</text:p>
          </table:table-cell>
          <table:table-cell office:value-type="float" office:value="3580" calcext:value-type="float">
            <text:p>358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5.99" calcext:value-type="float">
            <text:p>5855.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3:38+00:00</text:p>
          </table:table-cell>
          <table:table-cell table:style-name="ce2" office:value-type="date" office:date-value="2022-08-23T13:13:44.211533" calcext:value-type="date">
            <text:p>08/23/22 01:13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6830.73" calcext:value-type="float">
            <text:p>6830.73</text:p>
          </table:table-cell>
          <table:table-cell office:value-type="float" office:value="6.38" calcext:value-type="float">
            <text:p>6.38</text:p>
          </table:table-cell>
          <table:table-cell office:value-type="float" office:value="3402" calcext:value-type="float">
            <text:p>340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04" calcext:value-type="float">
            <text:p>5856.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4:47+00:00</text:p>
          </table:table-cell>
          <table:table-cell table:style-name="ce2" office:value-type="date" office:date-value="2022-08-23T13:14:52.74883" calcext:value-type="date">
            <text:p>08/23/22 01:14 PM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2"/>
          <table:table-cell office:value-type="float" office:value="6830.83" calcext:value-type="float">
            <text:p>6830.83</text:p>
          </table:table-cell>
          <table:table-cell office:value-type="float" office:value="6.48" calcext:value-type="float">
            <text:p>6.48</text:p>
          </table:table-cell>
          <table:table-cell office:value-type="float" office:value="2974" calcext:value-type="float">
            <text:p>297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12" calcext:value-type="float">
            <text:p>5856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5:56+00:00</text:p>
          </table:table-cell>
          <table:table-cell table:style-name="ce2" office:value-type="date" office:date-value="2022-08-23T13:16:01.506749" calcext:value-type="date">
            <text:p>08/23/22 01:16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2"/>
          <table:table-cell office:value-type="float" office:value="6830.92" calcext:value-type="float">
            <text:p>6830.92</text:p>
          </table:table-cell>
          <table:table-cell office:value-type="float" office:value="6.57" calcext:value-type="float">
            <text:p>6.57</text:p>
          </table:table-cell>
          <table:table-cell office:value-type="float" office:value="2932" calcext:value-type="float">
            <text:p>293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18" calcext:value-type="float">
            <text:p>5856.1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7:03+00:00</text:p>
          </table:table-cell>
          <table:table-cell table:style-name="ce2" office:value-type="date" office:date-value="2022-08-23T13:17:09.585036" calcext:value-type="date">
            <text:p>08/23/22 01:17 PM</text:p>
          </table:table-cell>
          <table:table-cell office:value-type="float" office:value="8" calcext:value-type="float">
            <text:p>8.0</text:p>
          </table:table-cell>
          <table:table-cell table:number-columns-repeated="1011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2"/>
          <table:table-cell office:value-type="float" office:value="6831.02" calcext:value-type="float">
            <text:p>6831.02</text:p>
          </table:table-cell>
          <table:table-cell office:value-type="float" office:value="6.67" calcext:value-type="float">
            <text:p>6.67</text:p>
          </table:table-cell>
          <table:table-cell office:value-type="float" office:value="5940" calcext:value-type="float">
            <text:p>594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25" calcext:value-type="float">
            <text:p>5856.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8:12+00:00</text:p>
          </table:table-cell>
          <table:table-cell table:style-name="ce2" office:value-type="date" office:date-value="2022-08-23T13:18:18.518512" calcext:value-type="date">
            <text:p>08/23/22 01:18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2"/>
          <table:table-cell office:value-type="float" office:value="6831.12" calcext:value-type="float">
            <text:p>6831.12</text:p>
          </table:table-cell>
          <table:table-cell office:value-type="float" office:value="6.77" calcext:value-type="float">
            <text:p>6.77</text:p>
          </table:table-cell>
          <table:table-cell office:value-type="float" office:value="6036" calcext:value-type="float">
            <text:p>60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37" calcext:value-type="float">
            <text:p>5856.3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19:22+00:00</text:p>
          </table:table-cell>
          <table:table-cell table:style-name="ce2" office:value-type="date" office:date-value="2022-08-23T13:19:27.701979" calcext:value-type="date">
            <text:p>08/23/22 01:19 PM</text:p>
          </table:table-cell>
          <table:table-cell office:value-type="float" office:value="9.1" calcext:value-type="float">
            <text:p>9.1</text:p>
          </table:table-cell>
          <table:table-cell table:number-columns-repeated="1011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2"/>
          <table:table-cell office:value-type="float" office:value="6831.22" calcext:value-type="float">
            <text:p>6831.22</text:p>
          </table:table-cell>
          <table:table-cell office:value-type="float" office:value="6.87" calcext:value-type="float">
            <text:p>6.87</text:p>
          </table:table-cell>
          <table:table-cell office:value-type="float" office:value="6024" calcext:value-type="float">
            <text:p>602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49" calcext:value-type="float">
            <text:p>5856.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20:33+00:00</text:p>
          </table:table-cell>
          <table:table-cell table:style-name="ce2" office:value-type="date" office:date-value="2022-08-23T13:20:38.68099" calcext:value-type="date">
            <text:p>08/23/22 01:20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2"/>
          <table:table-cell office:value-type="float" office:value="6831.32" calcext:value-type="float">
            <text:p>6831.32</text:p>
          </table:table-cell>
          <table:table-cell office:value-type="float" office:value="6.97" calcext:value-type="float">
            <text:p>6.97</text:p>
          </table:table-cell>
          <table:table-cell office:value-type="float" office:value="5793" calcext:value-type="float">
            <text:p>579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6" calcext:value-type="float">
            <text:p>5856.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21:42+00:00</text:p>
          </table:table-cell>
          <table:table-cell table:style-name="ce2" office:value-type="date" office:date-value="2022-08-23T13:21:47.567511" calcext:value-type="date">
            <text:p>08/23/22 01:21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2"/>
          <table:table-cell office:value-type="float" office:value="6831.42" calcext:value-type="float">
            <text:p>6831.42</text:p>
          </table:table-cell>
          <table:table-cell office:value-type="float" office:value="7.07" calcext:value-type="float">
            <text:p>7.07</text:p>
          </table:table-cell>
          <table:table-cell office:value-type="float" office:value="5772" calcext:value-type="float">
            <text:p>577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72" calcext:value-type="float">
            <text:p>5856.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22:51+00:00</text:p>
          </table:table-cell>
          <table:table-cell table:style-name="ce2" office:value-type="date" office:date-value="2022-08-23T13:22:56.349805" calcext:value-type="date">
            <text:p>08/23/22 01:22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2"/>
          <table:table-cell office:value-type="float" office:value="6831.52" calcext:value-type="float">
            <text:p>6831.52</text:p>
          </table:table-cell>
          <table:table-cell office:value-type="float" office:value="7.17" calcext:value-type="float">
            <text:p>7.17</text:p>
          </table:table-cell>
          <table:table-cell office:value-type="float" office:value="6271" calcext:value-type="float">
            <text:p>627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83" calcext:value-type="float">
            <text:p>5856.8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24:00+00:00</text:p>
          </table:table-cell>
          <table:table-cell table:style-name="ce2" office:value-type="date" office:date-value="2022-08-23T13:24:05.133264" calcext:value-type="date">
            <text:p>08/23/22 01:24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2"/>
          <table:table-cell office:value-type="float" office:value="6831.62" calcext:value-type="float">
            <text:p>6831.62</text:p>
          </table:table-cell>
          <table:table-cell office:value-type="float" office:value="7.27" calcext:value-type="float">
            <text:p>7.27</text:p>
          </table:table-cell>
          <table:table-cell office:value-type="float" office:value="6562" calcext:value-type="float">
            <text:p>656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6.95" calcext:value-type="float">
            <text:p>5856.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25:06+00:00</text:p>
          </table:table-cell>
          <table:table-cell table:style-name="ce2" office:value-type="date" office:date-value="2022-08-23T13:25:12.812753" calcext:value-type="date">
            <text:p>08/23/22 01:25 PM</text:p>
          </table:table-cell>
          <table:table-cell office:value-type="float" office:value="7.6" calcext:value-type="float">
            <text:p>7.6</text:p>
          </table:table-cell>
          <table:table-cell table:number-columns-repeated="1011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7769" calcext:value-type="float">
            <text:p>7769</text:p>
          </table:table-cell>
          <table:table-cell office:value-type="float" office:value="6832.02" calcext:value-type="float">
            <text:p>6832.02</text:p>
          </table:table-cell>
          <table:table-cell office:value-type="float" office:value="5759" calcext:value-type="float">
            <text:p>5759</text:p>
          </table:table-cell>
          <table:table-cell office:value-type="float" office:value="7.67" calcext:value-type="float">
            <text:p>7.67</text:p>
          </table:table-cell>
          <table:table-cell office:value-type="float" office:value="6590" calcext:value-type="float">
            <text:p>659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7.41" calcext:value-type="float">
            <text:p>5857.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29:14+00:00</text:p>
          </table:table-cell>
          <table:table-cell table:style-name="ce2" office:value-type="date" office:date-value="2022-08-23T13:29:20.703516" calcext:value-type="date">
            <text:p>08/23/22 01:29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7769" calcext:value-type="float">
            <text:p>7769</text:p>
          </table:table-cell>
          <table:table-cell office:value-type="float" office:value="6832.13" calcext:value-type="float">
            <text:p>6832.13</text:p>
          </table:table-cell>
          <table:table-cell office:value-type="float" office:value="5793" calcext:value-type="float">
            <text:p>5793</text:p>
          </table:table-cell>
          <table:table-cell office:value-type="float" office:value="7.78" calcext:value-type="float">
            <text:p>7.78</text:p>
          </table:table-cell>
          <table:table-cell office:value-type="float" office:value="6748" calcext:value-type="float">
            <text:p>674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7.54" calcext:value-type="float">
            <text:p>5857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0:26+00:00</text:p>
          </table:table-cell>
          <table:table-cell table:style-name="ce2" office:value-type="date" office:date-value="2022-08-23T13:30:31.73798" calcext:value-type="date">
            <text:p>08/23/22 01:30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7769" calcext:value-type="float">
            <text:p>7769</text:p>
          </table:table-cell>
          <table:table-cell office:value-type="float" office:value="6832.24" calcext:value-type="float">
            <text:p>6832.24</text:p>
          </table:table-cell>
          <table:table-cell office:value-type="float" office:value="5813" calcext:value-type="float">
            <text:p>5813</text:p>
          </table:table-cell>
          <table:table-cell office:value-type="float" office:value="7.89" calcext:value-type="float">
            <text:p>7.89</text:p>
          </table:table-cell>
          <table:table-cell office:value-type="float" office:value="6785" calcext:value-type="float">
            <text:p>678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7.66" calcext:value-type="float">
            <text:p>5857.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1:37+00:00</text:p>
          </table:table-cell>
          <table:table-cell table:style-name="ce2" office:value-type="date" office:date-value="2022-08-23T13:31:41.671088" calcext:value-type="date">
            <text:p>08/23/22 01:31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7769" calcext:value-type="float">
            <text:p>7769</text:p>
          </table:table-cell>
          <table:table-cell office:value-type="float" office:value="6832.36" calcext:value-type="float">
            <text:p>6832.36</text:p>
          </table:table-cell>
          <table:table-cell office:value-type="float" office:value="5811" calcext:value-type="float">
            <text:p>5811</text:p>
          </table:table-cell>
          <table:table-cell office:value-type="float" office:value="8.01" calcext:value-type="float">
            <text:p>8.01</text:p>
          </table:table-cell>
          <table:table-cell office:value-type="float" office:value="6760" calcext:value-type="float">
            <text:p>676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7.79" calcext:value-type="float">
            <text:p>5857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2:46+00:00</text:p>
          </table:table-cell>
          <table:table-cell table:style-name="ce2" office:value-type="date" office:date-value="2022-08-23T13:32:51.809608" calcext:value-type="date">
            <text:p>08/23/22 01:32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7769" calcext:value-type="float">
            <text:p>7769</text:p>
          </table:table-cell>
          <table:table-cell office:value-type="float" office:value="6832.47" calcext:value-type="float">
            <text:p>6832.47</text:p>
          </table:table-cell>
          <table:table-cell office:value-type="float" office:value="5876" calcext:value-type="float">
            <text:p>5876</text:p>
          </table:table-cell>
          <table:table-cell office:value-type="float" office:value="8.12" calcext:value-type="float">
            <text:p>8.12</text:p>
          </table:table-cell>
          <table:table-cell office:value-type="float" office:value="6856" calcext:value-type="float">
            <text:p>685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7.93" calcext:value-type="float">
            <text:p>5857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3:55+00:00</text:p>
          </table:table-cell>
          <table:table-cell table:style-name="ce2" office:value-type="date" office:date-value="2022-08-23T13:34:01.298899" calcext:value-type="date">
            <text:p>08/23/22 01:34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7769" calcext:value-type="float">
            <text:p>7769</text:p>
          </table:table-cell>
          <table:table-cell office:value-type="float" office:value="6832.59" calcext:value-type="float">
            <text:p>6832.59</text:p>
          </table:table-cell>
          <table:table-cell office:value-type="float" office:value="5926" calcext:value-type="float">
            <text:p>5926</text:p>
          </table:table-cell>
          <table:table-cell office:value-type="float" office:value="8.24" calcext:value-type="float">
            <text:p>8.24</text:p>
          </table:table-cell>
          <table:table-cell office:value-type="float" office:value="6686" calcext:value-type="float">
            <text:p>668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8.08" calcext:value-type="float">
            <text:p>5858.0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5:11+00:00</text:p>
          </table:table-cell>
          <table:table-cell table:style-name="ce2" office:value-type="date" office:date-value="2022-08-23T13:35:17.339518" calcext:value-type="date">
            <text:p>08/23/22 01:35 PM</text:p>
          </table:table-cell>
          <table:table-cell office:value-type="float" office:value="16" calcext:value-type="float">
            <text:p>16.0</text:p>
          </table:table-cell>
          <table:table-cell table:number-columns-repeated="1011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7769" calcext:value-type="float">
            <text:p>7769</text:p>
          </table:table-cell>
          <table:table-cell office:value-type="float" office:value="6832.7" calcext:value-type="float">
            <text:p>6832.7</text:p>
          </table:table-cell>
          <table:table-cell office:value-type="float" office:value="4711" calcext:value-type="float">
            <text:p>4711</text:p>
          </table:table-cell>
          <table:table-cell office:value-type="float" office:value="8.35" calcext:value-type="float">
            <text:p>8.35</text:p>
          </table:table-cell>
          <table:table-cell office:value-type="float" office:value="5347" calcext:value-type="float">
            <text:p>534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8.18" calcext:value-type="float">
            <text:p>5858.1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6:21+00:00</text:p>
          </table:table-cell>
          <table:table-cell table:style-name="ce2" office:value-type="date" office:date-value="2022-08-23T13:36:27.100561" calcext:value-type="date">
            <text:p>08/23/22 01:36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7769" calcext:value-type="float">
            <text:p>7769</text:p>
          </table:table-cell>
          <table:table-cell office:value-type="float" office:value="6832.8" calcext:value-type="float">
            <text:p>6832.8</text:p>
          </table:table-cell>
          <table:table-cell office:value-type="float" office:value="5524" calcext:value-type="float">
            <text:p>5524</text:p>
          </table:table-cell>
          <table:table-cell office:value-type="float" office:value="8.45" calcext:value-type="float">
            <text:p>8.45</text:p>
          </table:table-cell>
          <table:table-cell office:value-type="float" office:value="6357" calcext:value-type="float">
            <text:p>635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8.31" calcext:value-type="float">
            <text:p>5858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7:30+00:00</text:p>
          </table:table-cell>
          <table:table-cell table:style-name="ce2" office:value-type="date" office:date-value="2022-08-23T13:37:36.675289" calcext:value-type="date">
            <text:p>08/23/22 01:37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7769" calcext:value-type="float">
            <text:p>7769</text:p>
          </table:table-cell>
          <table:table-cell office:value-type="float" office:value="6832.91" calcext:value-type="float">
            <text:p>6832.91</text:p>
          </table:table-cell>
          <table:table-cell office:value-type="float" office:value="6047" calcext:value-type="float">
            <text:p>6047</text:p>
          </table:table-cell>
          <table:table-cell office:value-type="float" office:value="8.56" calcext:value-type="float">
            <text:p>8.56</text:p>
          </table:table-cell>
          <table:table-cell office:value-type="float" office:value="7017" calcext:value-type="float">
            <text:p>701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8.43" calcext:value-type="float">
            <text:p>5858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8:43+00:00</text:p>
          </table:table-cell>
          <table:table-cell table:style-name="ce2" office:value-type="date" office:date-value="2022-08-23T13:38:50.136719" calcext:value-type="date">
            <text:p>08/23/22 01:38 PM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7769" calcext:value-type="float">
            <text:p>7769</text:p>
          </table:table-cell>
          <table:table-cell office:value-type="float" office:value="6833.03" calcext:value-type="float">
            <text:p>6833.03</text:p>
          </table:table-cell>
          <table:table-cell office:value-type="float" office:value="5379" calcext:value-type="float">
            <text:p>5379</text:p>
          </table:table-cell>
          <table:table-cell office:value-type="float" office:value="8.68" calcext:value-type="float">
            <text:p>8.68</text:p>
          </table:table-cell>
          <table:table-cell office:value-type="float" office:value="6975" calcext:value-type="float">
            <text:p>697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8.58" calcext:value-type="float">
            <text:p>5858.5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39:53+00:00</text:p>
          </table:table-cell>
          <table:table-cell table:style-name="ce2" office:value-type="date" office:date-value="2022-08-23T13:40:00.353608" calcext:value-type="date">
            <text:p>08/23/22 01:40 PM</text:p>
          </table:table-cell>
          <table:table-cell office:value-type="float" office:value="10.2" calcext:value-type="float">
            <text:p>10.2</text:p>
          </table:table-cell>
          <table:table-cell table:number-columns-repeated="1011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7769" calcext:value-type="float">
            <text:p>7769</text:p>
          </table:table-cell>
          <table:table-cell office:value-type="float" office:value="6833.15" calcext:value-type="float">
            <text:p>6833.15</text:p>
          </table:table-cell>
          <table:table-cell office:value-type="float" office:value="6070" calcext:value-type="float">
            <text:p>6070</text:p>
          </table:table-cell>
          <table:table-cell office:value-type="float" office:value="8.8" calcext:value-type="float">
            <text:p>8.8</text:p>
          </table:table-cell>
          <table:table-cell office:value-type="float" office:value="7364" calcext:value-type="float">
            <text:p>736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8.72" calcext:value-type="float">
            <text:p>5858.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1:05+00:00</text:p>
          </table:table-cell>
          <table:table-cell table:style-name="ce2" office:value-type="date" office:date-value="2022-08-23T13:41:10.629925" calcext:value-type="date">
            <text:p>08/23/22 01:41 PM</text:p>
          </table:table-cell>
          <table:table-cell office:value-type="float" office:value="10.2" calcext:value-type="float">
            <text:p>10.2</text:p>
          </table:table-cell>
          <table:table-cell table:number-columns-repeated="1011"/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7769" calcext:value-type="float">
            <text:p>7769</text:p>
          </table:table-cell>
          <table:table-cell office:value-type="float" office:value="6833.26" calcext:value-type="float">
            <text:p>6833.26</text:p>
          </table:table-cell>
          <table:table-cell office:value-type="float" office:value="5916" calcext:value-type="float">
            <text:p>5916</text:p>
          </table:table-cell>
          <table:table-cell office:value-type="float" office:value="8.91" calcext:value-type="float">
            <text:p>8.91</text:p>
          </table:table-cell>
          <table:table-cell office:value-type="float" office:value="7151" calcext:value-type="float">
            <text:p>715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8.87" calcext:value-type="float">
            <text:p>5858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2:15+00:00</text:p>
          </table:table-cell>
          <table:table-cell table:style-name="ce2" office:value-type="date" office:date-value="2022-08-23T13:42:21.758365" calcext:value-type="date">
            <text:p>08/23/22 01:42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7769" calcext:value-type="float">
            <text:p>7769</text:p>
          </table:table-cell>
          <table:table-cell office:value-type="float" office:value="6833.38" calcext:value-type="float">
            <text:p>6833.38</text:p>
          </table:table-cell>
          <table:table-cell office:value-type="float" office:value="5919" calcext:value-type="float">
            <text:p>5919</text:p>
          </table:table-cell>
          <table:table-cell office:value-type="float" office:value="9.03" calcext:value-type="float">
            <text:p>9.03</text:p>
          </table:table-cell>
          <table:table-cell office:value-type="float" office:value="7009" calcext:value-type="float">
            <text:p>700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" calcext:value-type="float">
            <text:p>585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3:27+00:00</text:p>
          </table:table-cell>
          <table:table-cell table:style-name="ce2" office:value-type="date" office:date-value="2022-08-23T13:43:34.069315" calcext:value-type="date">
            <text:p>08/23/22 01:43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7769" calcext:value-type="float">
            <text:p>7769</text:p>
          </table:table-cell>
          <table:table-cell office:value-type="float" office:value="6833.5" calcext:value-type="float">
            <text:p>6833.5</text:p>
          </table:table-cell>
          <table:table-cell office:value-type="float" office:value="5893" calcext:value-type="float">
            <text:p>5893</text:p>
          </table:table-cell>
          <table:table-cell office:value-type="float" office:value="9.15" calcext:value-type="float">
            <text:p>9.15</text:p>
          </table:table-cell>
          <table:table-cell office:value-type="float" office:value="7034" calcext:value-type="float">
            <text:p>703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14" calcext:value-type="float">
            <text:p>5859.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4:40+00:00</text:p>
          </table:table-cell>
          <table:table-cell table:style-name="ce2" office:value-type="date" office:date-value="2022-08-23T13:44:45.305564" calcext:value-type="date">
            <text:p>08/23/22 01:44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7769" calcext:value-type="float">
            <text:p>7769</text:p>
          </table:table-cell>
          <table:table-cell office:value-type="float" office:value="6833.61" calcext:value-type="float">
            <text:p>6833.61</text:p>
          </table:table-cell>
          <table:table-cell office:value-type="float" office:value="5930" calcext:value-type="float">
            <text:p>5930</text:p>
          </table:table-cell>
          <table:table-cell office:value-type="float" office:value="9.26" calcext:value-type="float">
            <text:p>9.26</text:p>
          </table:table-cell>
          <table:table-cell office:value-type="float" office:value="7059" calcext:value-type="float">
            <text:p>705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29" calcext:value-type="float">
            <text:p>5859.2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5:51+00:00</text:p>
          </table:table-cell>
          <table:table-cell table:style-name="ce2" office:value-type="date" office:date-value="2022-08-23T13:45:56.258965" calcext:value-type="date">
            <text:p>08/23/22 01:45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7769" calcext:value-type="float">
            <text:p>7769</text:p>
          </table:table-cell>
          <table:table-cell office:value-type="float" office:value="6833.73" calcext:value-type="float">
            <text:p>6833.73</text:p>
          </table:table-cell>
          <table:table-cell office:value-type="float" office:value="5934" calcext:value-type="float">
            <text:p>5934</text:p>
          </table:table-cell>
          <table:table-cell office:value-type="float" office:value="9.38" calcext:value-type="float">
            <text:p>9.38</text:p>
          </table:table-cell>
          <table:table-cell office:value-type="float" office:value="6964" calcext:value-type="float">
            <text:p>696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43" calcext:value-type="float">
            <text:p>5859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7:02+00:00</text:p>
          </table:table-cell>
          <table:table-cell table:style-name="ce2" office:value-type="date" office:date-value="2022-08-23T13:47:06.686848" calcext:value-type="date">
            <text:p>08/23/22 01:47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7769" calcext:value-type="float">
            <text:p>7769</text:p>
          </table:table-cell>
          <table:table-cell office:value-type="float" office:value="6833.83" calcext:value-type="float">
            <text:p>6833.83</text:p>
          </table:table-cell>
          <table:table-cell office:value-type="float" office:value="4250" calcext:value-type="float">
            <text:p>4250</text:p>
          </table:table-cell>
          <table:table-cell office:value-type="float" office:value="9.48" calcext:value-type="float">
            <text:p>9.48</text:p>
          </table:table-cell>
          <table:table-cell office:value-type="float" office:value="4582" calcext:value-type="float">
            <text:p>458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54" calcext:value-type="float">
            <text:p>5859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8:10+00:00</text:p>
          </table:table-cell>
          <table:table-cell table:style-name="ce2" office:value-type="date" office:date-value="2022-08-23T13:48:16.011067" calcext:value-type="date">
            <text:p>08/23/22 01:48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7769" calcext:value-type="float">
            <text:p>7769</text:p>
          </table:table-cell>
          <table:table-cell office:value-type="float" office:value="6833.9" calcext:value-type="float">
            <text:p>6833.9</text:p>
          </table:table-cell>
          <table:table-cell office:value-type="float" office:value="3092" calcext:value-type="float">
            <text:p>3092</text:p>
          </table:table-cell>
          <table:table-cell office:value-type="float" office:value="9.55" calcext:value-type="float">
            <text:p>9.55</text:p>
          </table:table-cell>
          <table:table-cell office:value-type="float" office:value="4515" calcext:value-type="float">
            <text:p>451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62" calcext:value-type="float">
            <text:p>5859.6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49:20+00:00</text:p>
          </table:table-cell>
          <table:table-cell table:style-name="ce2" office:value-type="date" office:date-value="2022-08-23T13:49:25.785617" calcext:value-type="date">
            <text:p>08/23/22 01:49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7769" calcext:value-type="float">
            <text:p>7769</text:p>
          </table:table-cell>
          <table:table-cell office:value-type="float" office:value="6833.97" calcext:value-type="float">
            <text:p>6833.97</text:p>
          </table:table-cell>
          <table:table-cell office:value-type="float" office:value="2194" calcext:value-type="float">
            <text:p>2194</text:p>
          </table:table-cell>
          <table:table-cell office:value-type="float" office:value="9.62" calcext:value-type="float">
            <text:p>9.62</text:p>
          </table:table-cell>
          <table:table-cell office:value-type="float" office:value="2426" calcext:value-type="float">
            <text:p>242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72" calcext:value-type="float">
            <text:p>5859.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0:30+00:00</text:p>
          </table:table-cell>
          <table:table-cell table:style-name="ce2" office:value-type="date" office:date-value="2022-08-23T13:50:36.785472" calcext:value-type="date">
            <text:p>08/23/22 01:50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7769" calcext:value-type="float">
            <text:p>7769</text:p>
          </table:table-cell>
          <table:table-cell office:value-type="float" office:value="6834.01" calcext:value-type="float">
            <text:p>6834.01</text:p>
          </table:table-cell>
          <table:table-cell office:value-type="float" office:value="2194" calcext:value-type="float">
            <text:p>2194</text:p>
          </table:table-cell>
          <table:table-cell office:value-type="float" office:value="9.66" calcext:value-type="float">
            <text:p>9.66</text:p>
          </table:table-cell>
          <table:table-cell office:value-type="float" office:value="2511" calcext:value-type="float">
            <text:p>251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75" calcext:value-type="float">
            <text:p>5859.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1:39+00:00</text:p>
          </table:table-cell>
          <table:table-cell table:style-name="ce2" office:value-type="date" office:date-value="2022-08-23T13:51:46.058766" calcext:value-type="date">
            <text:p>08/23/22 01:51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7769" calcext:value-type="float">
            <text:p>7769</text:p>
          </table:table-cell>
          <table:table-cell office:value-type="float" office:value="6834.07" calcext:value-type="float">
            <text:p>6834.07</text:p>
          </table:table-cell>
          <table:table-cell office:value-type="float" office:value="2527" calcext:value-type="float">
            <text:p>2527</text:p>
          </table:table-cell>
          <table:table-cell office:value-type="float" office:value="9.72" calcext:value-type="float">
            <text:p>9.72</text:p>
          </table:table-cell>
          <table:table-cell office:value-type="float" office:value="3001" calcext:value-type="float">
            <text:p>300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83" calcext:value-type="float">
            <text:p>5859.8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2:52+00:00</text:p>
          </table:table-cell>
          <table:table-cell table:style-name="ce2" office:value-type="date" office:date-value="2022-08-23T13:52:59.220127" calcext:value-type="date">
            <text:p>08/23/22 01:52 PM</text:p>
          </table:table-cell>
          <table:table-cell office:value-type="float" office:value="13.1" calcext:value-type="float">
            <text:p>13.1</text:p>
          </table:table-cell>
          <table:table-cell table:number-columns-repeated="1011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7769" calcext:value-type="float">
            <text:p>7769</text:p>
          </table:table-cell>
          <table:table-cell office:value-type="float" office:value="6834.12" calcext:value-type="float">
            <text:p>6834.12</text:p>
          </table:table-cell>
          <table:table-cell office:value-type="float" office:value="1663" calcext:value-type="float">
            <text:p>1663</text:p>
          </table:table-cell>
          <table:table-cell office:value-type="float" office:value="9.77" calcext:value-type="float">
            <text:p>9.77</text:p>
          </table:table-cell>
          <table:table-cell office:value-type="float" office:value="1827" calcext:value-type="float">
            <text:p>182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87" calcext:value-type="float">
            <text:p>5859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4:05+00:00</text:p>
          </table:table-cell>
          <table:table-cell table:style-name="ce2" office:value-type="date" office:date-value="2022-08-23T13:54:09.854131" calcext:value-type="date">
            <text:p>08/23/22 01:54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7769" calcext:value-type="float">
            <text:p>7769</text:p>
          </table:table-cell>
          <table:table-cell office:value-type="float" office:value="6834.15" calcext:value-type="float">
            <text:p>6834.15</text:p>
          </table:table-cell>
          <table:table-cell office:value-type="float" office:value="1336" calcext:value-type="float">
            <text:p>1336</text:p>
          </table:table-cell>
          <table:table-cell office:value-type="float" office:value="9.8" calcext:value-type="float">
            <text:p>9.8</text:p>
          </table:table-cell>
          <table:table-cell office:value-type="float" office:value="1409" calcext:value-type="float">
            <text:p>140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91" calcext:value-type="float">
            <text:p>5859.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5:14+00:00</text:p>
          </table:table-cell>
          <table:table-cell table:style-name="ce2" office:value-type="date" office:date-value="2022-08-23T13:55:19.773137" calcext:value-type="date">
            <text:p>08/23/22 01:55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769" calcext:value-type="float">
            <text:p>7769</text:p>
          </table:table-cell>
          <table:table-cell office:value-type="float" office:value="6834.17" calcext:value-type="float">
            <text:p>6834.17</text:p>
          </table:table-cell>
          <table:table-cell office:value-type="float" office:value="1240" calcext:value-type="float">
            <text:p>1240</text:p>
          </table:table-cell>
          <table:table-cell office:value-type="float" office:value="9.82" calcext:value-type="float">
            <text:p>9.82</text:p>
          </table:table-cell>
          <table:table-cell office:value-type="float" office:value="1300" calcext:value-type="float">
            <text:p>130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93" calcext:value-type="float">
            <text:p>5859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6:26+00:00</text:p>
          </table:table-cell>
          <table:table-cell table:style-name="ce2" office:value-type="date" office:date-value="2022-08-23T13:56:30.190228" calcext:value-type="date">
            <text:p>08/23/22 01:56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7769" calcext:value-type="float">
            <text:p>7769</text:p>
          </table:table-cell>
          <table:table-cell office:value-type="float" office:value="6834.19" calcext:value-type="float">
            <text:p>6834.19</text:p>
          </table:table-cell>
          <table:table-cell office:value-type="float" office:value="1197" calcext:value-type="float">
            <text:p>1197</text:p>
          </table:table-cell>
          <table:table-cell office:value-type="float" office:value="9.84" calcext:value-type="float">
            <text:p>9.84</text:p>
          </table:table-cell>
          <table:table-cell office:value-type="float" office:value="1274" calcext:value-type="float">
            <text:p>127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97" calcext:value-type="float">
            <text:p>5859.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7:36+00:00</text:p>
          </table:table-cell>
          <table:table-cell table:style-name="ce2" office:value-type="date" office:date-value="2022-08-23T13:57:41.453789" calcext:value-type="date">
            <text:p>08/23/22 01:57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769" calcext:value-type="float">
            <text:p>7769</text:p>
          </table:table-cell>
          <table:table-cell office:value-type="float" office:value="6834.22" calcext:value-type="float">
            <text:p>6834.22</text:p>
          </table:table-cell>
          <table:table-cell office:value-type="float" office:value="1337" calcext:value-type="float">
            <text:p>1337</text:p>
          </table:table-cell>
          <table:table-cell office:value-type="float" office:value="9.87" calcext:value-type="float">
            <text:p>9.87</text:p>
          </table:table-cell>
          <table:table-cell office:value-type="float" office:value="1490" calcext:value-type="float">
            <text:p>149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59.99" calcext:value-type="float">
            <text:p>5859.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8:45+00:00</text:p>
          </table:table-cell>
          <table:table-cell table:style-name="ce2" office:value-type="date" office:date-value="2022-08-23T13:58:50.942734" calcext:value-type="date">
            <text:p>08/23/22 01:58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769" calcext:value-type="float">
            <text:p>7769</text:p>
          </table:table-cell>
          <table:table-cell office:value-type="float" office:value="6834.25" calcext:value-type="float">
            <text:p>6834.25</text:p>
          </table:table-cell>
          <table:table-cell office:value-type="float" office:value="1619" calcext:value-type="float">
            <text:p>1619</text:p>
          </table:table-cell>
          <table:table-cell office:value-type="float" office:value="9.9" calcext:value-type="float">
            <text:p>9.9</text:p>
          </table:table-cell>
          <table:table-cell office:value-type="float" office:value="1852" calcext:value-type="float">
            <text:p>185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02" calcext:value-type="float">
            <text:p>5860.0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2:59:54+00:00</text:p>
          </table:table-cell>
          <table:table-cell table:style-name="ce2" office:value-type="date" office:date-value="2022-08-23T14:00:00.689199" calcext:value-type="date">
            <text:p>08/23/22 02:00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7769" calcext:value-type="float">
            <text:p>7769</text:p>
          </table:table-cell>
          <table:table-cell office:value-type="float" office:value="6834.28" calcext:value-type="float">
            <text:p>6834.28</text:p>
          </table:table-cell>
          <table:table-cell office:value-type="float" office:value="1630" calcext:value-type="float">
            <text:p>1630</text:p>
          </table:table-cell>
          <table:table-cell office:value-type="float" office:value="9.93" calcext:value-type="float">
            <text:p>9.93</text:p>
          </table:table-cell>
          <table:table-cell office:value-type="float" office:value="1750" calcext:value-type="float">
            <text:p>175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06" calcext:value-type="float">
            <text:p>5860.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1:04+00:00</text:p>
          </table:table-cell>
          <table:table-cell table:style-name="ce2" office:value-type="date" office:date-value="2022-08-23T14:01:10.420641" calcext:value-type="date">
            <text:p>08/23/22 02:01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769" calcext:value-type="float">
            <text:p>7769</text:p>
          </table:table-cell>
          <table:table-cell office:value-type="float" office:value="6834.31" calcext:value-type="float">
            <text:p>6834.31</text:p>
          </table:table-cell>
          <table:table-cell office:value-type="float" office:value="1798" calcext:value-type="float">
            <text:p>1798</text:p>
          </table:table-cell>
          <table:table-cell office:value-type="float" office:value="9.96" calcext:value-type="float">
            <text:p>9.96</text:p>
          </table:table-cell>
          <table:table-cell office:value-type="float" office:value="1989" calcext:value-type="float">
            <text:p>198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1" calcext:value-type="float">
            <text:p>5860.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2:18+00:00</text:p>
          </table:table-cell>
          <table:table-cell table:style-name="ce2" office:value-type="date" office:date-value="2022-08-23T14:02:23.056652" calcext:value-type="date">
            <text:p>08/23/22 02:02 PM</text:p>
          </table:table-cell>
          <table:table-cell office:value-type="float" office:value="12.6" calcext:value-type="float">
            <text:p>12.6</text:p>
          </table:table-cell>
          <table:table-cell table:number-columns-repeated="1011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7769" calcext:value-type="float">
            <text:p>7769</text:p>
          </table:table-cell>
          <table:table-cell office:value-type="float" office:value="6834.36" calcext:value-type="float">
            <text:p>6834.36</text:p>
          </table:table-cell>
          <table:table-cell office:value-type="float" office:value="3228" calcext:value-type="float">
            <text:p>3228</text:p>
          </table:table-cell>
          <table:table-cell office:value-type="float" office:value="10.01" calcext:value-type="float">
            <text:p>10.01</text:p>
          </table:table-cell>
          <table:table-cell office:value-type="float" office:value="3369" calcext:value-type="float">
            <text:p>336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14" calcext:value-type="float">
            <text:p>5860.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3:26+00:00</text:p>
          </table:table-cell>
          <table:table-cell table:style-name="ce2" office:value-type="date" office:date-value="2022-08-23T14:03:32.60036" calcext:value-type="date">
            <text:p>08/23/22 02:03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769" calcext:value-type="float">
            <text:p>7769</text:p>
          </table:table-cell>
          <table:table-cell office:value-type="float" office:value="6834.4" calcext:value-type="float">
            <text:p>6834.4</text:p>
          </table:table-cell>
          <table:table-cell office:value-type="float" office:value="1801" calcext:value-type="float">
            <text:p>1801</text:p>
          </table:table-cell>
          <table:table-cell office:value-type="float" office:value="10.05" calcext:value-type="float">
            <text:p>10.05</text:p>
          </table:table-cell>
          <table:table-cell office:value-type="float" office:value="1941" calcext:value-type="float">
            <text:p>194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2" calcext:value-type="float">
            <text:p>5860.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4:37+00:00</text:p>
          </table:table-cell>
          <table:table-cell table:style-name="ce2" office:value-type="date" office:date-value="2022-08-23T14:04:42.090062" calcext:value-type="date">
            <text:p>08/23/22 02:04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769" calcext:value-type="float">
            <text:p>7769</text:p>
          </table:table-cell>
          <table:table-cell office:value-type="float" office:value="6834.43" calcext:value-type="float">
            <text:p>6834.43</text:p>
          </table:table-cell>
          <table:table-cell office:value-type="float" office:value="1436" calcext:value-type="float">
            <text:p>1436</text:p>
          </table:table-cell>
          <table:table-cell office:value-type="float" office:value="10.08" calcext:value-type="float">
            <text:p>10.08</text:p>
          </table:table-cell>
          <table:table-cell office:value-type="float" office:value="1516" calcext:value-type="float">
            <text:p>151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22" calcext:value-type="float">
            <text:p>5860.2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5:46+00:00</text:p>
          </table:table-cell>
          <table:table-cell table:style-name="ce2" office:value-type="date" office:date-value="2022-08-23T14:05:52.13233" calcext:value-type="date">
            <text:p>08/23/22 02:05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7769" calcext:value-type="float">
            <text:p>7769</text:p>
          </table:table-cell>
          <table:table-cell office:value-type="float" office:value="6834.46" calcext:value-type="float">
            <text:p>6834.46</text:p>
          </table:table-cell>
          <table:table-cell office:value-type="float" office:value="1580" calcext:value-type="float">
            <text:p>1580</text:p>
          </table:table-cell>
          <table:table-cell office:value-type="float" office:value="10.11" calcext:value-type="float">
            <text:p>10.11</text:p>
          </table:table-cell>
          <table:table-cell office:value-type="float" office:value="1846" calcext:value-type="float">
            <text:p>184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25" calcext:value-type="float">
            <text:p>5860.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6:56+00:00</text:p>
          </table:table-cell>
          <table:table-cell table:style-name="ce2" office:value-type="date" office:date-value="2022-08-23T14:07:02.308584" calcext:value-type="date">
            <text:p>08/23/22 02:07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7769" calcext:value-type="float">
            <text:p>7769</text:p>
          </table:table-cell>
          <table:table-cell office:value-type="float" office:value="6834.51" calcext:value-type="float">
            <text:p>6834.51</text:p>
          </table:table-cell>
          <table:table-cell office:value-type="float" office:value="3442" calcext:value-type="float">
            <text:p>3442</text:p>
          </table:table-cell>
          <table:table-cell office:value-type="float" office:value="10.16" calcext:value-type="float">
            <text:p>10.16</text:p>
          </table:table-cell>
          <table:table-cell office:value-type="float" office:value="5107" calcext:value-type="float">
            <text:p>510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31" calcext:value-type="float">
            <text:p>5860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8:08+00:00</text:p>
          </table:table-cell>
          <table:table-cell table:style-name="ce2" office:value-type="date" office:date-value="2022-08-23T14:08:13.66041" calcext:value-type="date">
            <text:p>08/23/22 02:08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7769" calcext:value-type="float">
            <text:p>7769</text:p>
          </table:table-cell>
          <table:table-cell office:value-type="float" office:value="6834.59" calcext:value-type="float">
            <text:p>6834.59</text:p>
          </table:table-cell>
          <table:table-cell office:value-type="float" office:value="3559" calcext:value-type="float">
            <text:p>3559</text:p>
          </table:table-cell>
          <table:table-cell office:value-type="float" office:value="10.24" calcext:value-type="float">
            <text:p>10.24</text:p>
          </table:table-cell>
          <table:table-cell office:value-type="float" office:value="4736" calcext:value-type="float">
            <text:p>47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41" calcext:value-type="float">
            <text:p>5860.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09:20+00:00</text:p>
          </table:table-cell>
          <table:table-cell table:style-name="ce2" office:value-type="date" office:date-value="2022-08-23T14:09:26.076117" calcext:value-type="date">
            <text:p>08/23/22 02:09 PM</text:p>
          </table:table-cell>
          <table:table-cell office:value-type="float" office:value="12.4" calcext:value-type="float">
            <text:p>12.4</text:p>
          </table:table-cell>
          <table:table-cell table:number-columns-repeated="1011"/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7769" calcext:value-type="float">
            <text:p>7769</text:p>
          </table:table-cell>
          <table:table-cell office:value-type="float" office:value="6834.68" calcext:value-type="float">
            <text:p>6834.68</text:p>
          </table:table-cell>
          <table:table-cell office:value-type="float" office:value="5196" calcext:value-type="float">
            <text:p>5196</text:p>
          </table:table-cell>
          <table:table-cell office:value-type="float" office:value="10.33" calcext:value-type="float">
            <text:p>10.33</text:p>
          </table:table-cell>
          <table:table-cell office:value-type="float" office:value="6180" calcext:value-type="float">
            <text:p>618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52" calcext:value-type="float">
            <text:p>5860.5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0:31+00:00</text:p>
          </table:table-cell>
          <table:table-cell table:style-name="ce2" office:value-type="date" office:date-value="2022-08-23T14:10:38.530332" calcext:value-type="date">
            <text:p>08/23/22 02:10 PM</text:p>
          </table:table-cell>
          <table:table-cell office:value-type="float" office:value="12.4" calcext:value-type="float">
            <text:p>12.4</text:p>
          </table:table-cell>
          <table:table-cell table:number-columns-repeated="1011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7769" calcext:value-type="float">
            <text:p>7769</text:p>
          </table:table-cell>
          <table:table-cell office:value-type="float" office:value="6834.72" calcext:value-type="float">
            <text:p>6834.72</text:p>
          </table:table-cell>
          <table:table-cell office:value-type="float" office:value="1232" calcext:value-type="float">
            <text:p>1232</text:p>
          </table:table-cell>
          <table:table-cell office:value-type="float" office:value="10.37" calcext:value-type="float">
            <text:p>10.37</text:p>
          </table:table-cell>
          <table:table-cell office:value-type="float" office:value="1338" calcext:value-type="float">
            <text:p>133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58" calcext:value-type="float">
            <text:p>5860.5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1:44+00:00</text:p>
          </table:table-cell>
          <table:table-cell table:style-name="ce2" office:value-type="date" office:date-value="2022-08-23T14:11:49.97974" calcext:value-type="date">
            <text:p>08/23/22 02:11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7769" calcext:value-type="float">
            <text:p>7769</text:p>
          </table:table-cell>
          <table:table-cell office:value-type="float" office:value="6834.75" calcext:value-type="float">
            <text:p>6834.75</text:p>
          </table:table-cell>
          <table:table-cell office:value-type="float" office:value="3986" calcext:value-type="float">
            <text:p>3986</text:p>
          </table:table-cell>
          <table:table-cell office:value-type="float" office:value="10.4" calcext:value-type="float">
            <text:p>10.4</text:p>
          </table:table-cell>
          <table:table-cell office:value-type="float" office:value="7165" calcext:value-type="float">
            <text:p>716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62" calcext:value-type="float">
            <text:p>5860.6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2:54+00:00</text:p>
          </table:table-cell>
          <table:table-cell table:style-name="ce2" office:value-type="date" office:date-value="2022-08-23T14:13:00.599187" calcext:value-type="date">
            <text:p>08/23/22 02:13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7769" calcext:value-type="float">
            <text:p>7769</text:p>
          </table:table-cell>
          <table:table-cell office:value-type="float" office:value="6834.87" calcext:value-type="float">
            <text:p>6834.87</text:p>
          </table:table-cell>
          <table:table-cell office:value-type="float" office:value="5448" calcext:value-type="float">
            <text:p>5448</text:p>
          </table:table-cell>
          <table:table-cell office:value-type="float" office:value="10.52" calcext:value-type="float">
            <text:p>10.52</text:p>
          </table:table-cell>
          <table:table-cell office:value-type="float" office:value="7790" calcext:value-type="float">
            <text:p>779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77" calcext:value-type="float">
            <text:p>5860.7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4:06+00:00</text:p>
          </table:table-cell>
          <table:table-cell table:style-name="ce2" office:value-type="date" office:date-value="2022-08-23T14:14:10.571486" calcext:value-type="date">
            <text:p>08/23/22 02:14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7769" calcext:value-type="float">
            <text:p>7769</text:p>
          </table:table-cell>
          <table:table-cell office:value-type="float" office:value="6834.95" calcext:value-type="float">
            <text:p>6834.95</text:p>
          </table:table-cell>
          <table:table-cell office:value-type="float" office:value="2705" calcext:value-type="float">
            <text:p>2705</text:p>
          </table:table-cell>
          <table:table-cell office:value-type="float" office:value="10.6" calcext:value-type="float">
            <text:p>10.6</text:p>
          </table:table-cell>
          <table:table-cell office:value-type="float" office:value="3169" calcext:value-type="float">
            <text:p>316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87" calcext:value-type="float">
            <text:p>5860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5:14+00:00</text:p>
          </table:table-cell>
          <table:table-cell table:style-name="ce2" office:value-type="date" office:date-value="2022-08-23T14:15:20.76777" calcext:value-type="date">
            <text:p>08/23/22 02:15 PM</text:p>
          </table:table-cell>
          <table:table-cell office:value-type="float" office:value="10.2" calcext:value-type="float">
            <text:p>10.2</text:p>
          </table:table-cell>
          <table:table-cell table:number-columns-repeated="1011"/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7769" calcext:value-type="float">
            <text:p>7769</text:p>
          </table:table-cell>
          <table:table-cell office:value-type="float" office:value="6835.04" calcext:value-type="float">
            <text:p>6835.04</text:p>
          </table:table-cell>
          <table:table-cell office:value-type="float" office:value="5823" calcext:value-type="float">
            <text:p>5823</text:p>
          </table:table-cell>
          <table:table-cell office:value-type="float" office:value="10.69" calcext:value-type="float">
            <text:p>10.69</text:p>
          </table:table-cell>
          <table:table-cell office:value-type="float" office:value="7148" calcext:value-type="float">
            <text:p>714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0.99" calcext:value-type="float">
            <text:p>5860.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6:27+00:00</text:p>
          </table:table-cell>
          <table:table-cell table:style-name="ce2" office:value-type="date" office:date-value="2022-08-23T14:16:33.11348" calcext:value-type="date">
            <text:p>08/23/22 02:16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769" calcext:value-type="float">
            <text:p>7769</text:p>
          </table:table-cell>
          <table:table-cell office:value-type="float" office:value="6835.15" calcext:value-type="float">
            <text:p>6835.15</text:p>
          </table:table-cell>
          <table:table-cell office:value-type="float" office:value="5681" calcext:value-type="float">
            <text:p>5681</text:p>
          </table:table-cell>
          <table:table-cell office:value-type="float" office:value="10.8" calcext:value-type="float">
            <text:p>10.8</text:p>
          </table:table-cell>
          <table:table-cell office:value-type="float" office:value="6883" calcext:value-type="float">
            <text:p>688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12" calcext:value-type="float">
            <text:p>5861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7:37+00:00</text:p>
          </table:table-cell>
          <table:table-cell table:style-name="ce2" office:value-type="date" office:date-value="2022-08-23T14:17:43.898073" calcext:value-type="date">
            <text:p>08/23/22 02:17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7769" calcext:value-type="float">
            <text:p>7769</text:p>
          </table:table-cell>
          <table:table-cell office:value-type="float" office:value="6835.26" calcext:value-type="float">
            <text:p>6835.26</text:p>
          </table:table-cell>
          <table:table-cell office:value-type="float" office:value="5805" calcext:value-type="float">
            <text:p>5805</text:p>
          </table:table-cell>
          <table:table-cell office:value-type="float" office:value="10.91" calcext:value-type="float">
            <text:p>10.91</text:p>
          </table:table-cell>
          <table:table-cell office:value-type="float" office:value="5152" calcext:value-type="float">
            <text:p>515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25" calcext:value-type="float">
            <text:p>5861.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18:49+00:00</text:p>
          </table:table-cell>
          <table:table-cell table:style-name="ce2" office:value-type="date" office:date-value="2022-08-23T14:18:55.312599" calcext:value-type="date">
            <text:p>08/23/22 02:18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7769" calcext:value-type="float">
            <text:p>7769</text:p>
          </table:table-cell>
          <table:table-cell office:value-type="float" office:value="6835.38" calcext:value-type="float">
            <text:p>6835.38</text:p>
          </table:table-cell>
          <table:table-cell office:value-type="float" office:value="5934" calcext:value-type="float">
            <text:p>5934</text:p>
          </table:table-cell>
          <table:table-cell office:value-type="float" office:value="11.03" calcext:value-type="float">
            <text:p>11.03</text:p>
          </table:table-cell>
          <table:table-cell office:value-type="float" office:value="5471" calcext:value-type="float">
            <text:p>547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35" calcext:value-type="float">
            <text:p>5861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0:04+00:00</text:p>
          </table:table-cell>
          <table:table-cell table:style-name="ce2" office:value-type="date" office:date-value="2022-08-23T14:20:09.851339" calcext:value-type="date">
            <text:p>08/23/22 02:20 PM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7769" calcext:value-type="float">
            <text:p>7769</text:p>
          </table:table-cell>
          <table:table-cell office:value-type="float" office:value="6835.5" calcext:value-type="float">
            <text:p>6835.5</text:p>
          </table:table-cell>
          <table:table-cell office:value-type="float" office:value="5873" calcext:value-type="float">
            <text:p>5873</text:p>
          </table:table-cell>
          <table:table-cell office:value-type="float" office:value="11.16" calcext:value-type="float">
            <text:p>11.16</text:p>
          </table:table-cell>
          <table:table-cell office:value-type="float" office:value="5313" calcext:value-type="float">
            <text:p>531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47" calcext:value-type="float">
            <text:p>5861.4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1:16+00:00</text:p>
          </table:table-cell>
          <table:table-cell table:style-name="ce2" office:value-type="date" office:date-value="2022-08-23T14:21:20.859888" calcext:value-type="date">
            <text:p>08/23/22 02:21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7769" calcext:value-type="float">
            <text:p>7769</text:p>
          </table:table-cell>
          <table:table-cell office:value-type="float" office:value="6835.62" calcext:value-type="float">
            <text:p>6835.62</text:p>
          </table:table-cell>
          <table:table-cell office:value-type="float" office:value="5782" calcext:value-type="float">
            <text:p>5782</text:p>
          </table:table-cell>
          <table:table-cell office:value-type="float" office:value="11.27" calcext:value-type="float">
            <text:p>11.27</text:p>
          </table:table-cell>
          <table:table-cell office:value-type="float" office:value="5276" calcext:value-type="float">
            <text:p>52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56" calcext:value-type="float">
            <text:p>5861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2:23+00:00</text:p>
          </table:table-cell>
          <table:table-cell table:style-name="ce2" office:value-type="date" office:date-value="2022-08-23T14:22:29.658939" calcext:value-type="date">
            <text:p>08/23/22 02:22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7769" calcext:value-type="float">
            <text:p>7769</text:p>
          </table:table-cell>
          <table:table-cell office:value-type="float" office:value="6835.73" calcext:value-type="float">
            <text:p>6835.73</text:p>
          </table:table-cell>
          <table:table-cell office:value-type="float" office:value="5763" calcext:value-type="float">
            <text:p>5763</text:p>
          </table:table-cell>
          <table:table-cell office:value-type="float" office:value="11.38" calcext:value-type="float">
            <text:p>11.38</text:p>
          </table:table-cell>
          <table:table-cell office:value-type="float" office:value="5235" calcext:value-type="float">
            <text:p>523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66" calcext:value-type="float">
            <text:p>5861.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3:34+00:00</text:p>
          </table:table-cell>
          <table:table-cell table:style-name="ce2" office:value-type="date" office:date-value="2022-08-23T14:23:39.134855" calcext:value-type="date">
            <text:p>08/23/22 02:23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7769" calcext:value-type="float">
            <text:p>7769</text:p>
          </table:table-cell>
          <table:table-cell office:value-type="float" office:value="6835.84" calcext:value-type="float">
            <text:p>6835.84</text:p>
          </table:table-cell>
          <table:table-cell office:value-type="float" office:value="5816" calcext:value-type="float">
            <text:p>5816</text:p>
          </table:table-cell>
          <table:table-cell office:value-type="float" office:value="11.49" calcext:value-type="float">
            <text:p>11.49</text:p>
          </table:table-cell>
          <table:table-cell office:value-type="float" office:value="7487" calcext:value-type="float">
            <text:p>748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79" calcext:value-type="float">
            <text:p>5861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4:43+00:00</text:p>
          </table:table-cell>
          <table:table-cell table:style-name="ce2" office:value-type="date" office:date-value="2022-08-23T14:24:48.775465" calcext:value-type="date">
            <text:p>08/23/22 02:24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7769" calcext:value-type="float">
            <text:p>7769</text:p>
          </table:table-cell>
          <table:table-cell office:value-type="float" office:value="6835.95" calcext:value-type="float">
            <text:p>6835.95</text:p>
          </table:table-cell>
          <table:table-cell office:value-type="float" office:value="5787" calcext:value-type="float">
            <text:p>5787</text:p>
          </table:table-cell>
          <table:table-cell office:value-type="float" office:value="11.6" calcext:value-type="float">
            <text:p>11.6</text:p>
          </table:table-cell>
          <table:table-cell office:value-type="float" office:value="7436" calcext:value-type="float">
            <text:p>74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1.93" calcext:value-type="float">
            <text:p>5861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5:54+00:00</text:p>
          </table:table-cell>
          <table:table-cell table:style-name="ce2" office:value-type="date" office:date-value="2022-08-23T14:26:00.535982" calcext:value-type="date">
            <text:p>08/23/22 02:26 PM</text:p>
          </table:table-cell>
          <table:table-cell office:value-type="float" office:value="11.7" calcext:value-type="float">
            <text:p>11.7</text:p>
          </table:table-cell>
          <table:table-cell table:number-columns-repeated="1011"/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7769" calcext:value-type="float">
            <text:p>7769</text:p>
          </table:table-cell>
          <table:table-cell office:value-type="float" office:value="6836.07" calcext:value-type="float">
            <text:p>6836.07</text:p>
          </table:table-cell>
          <table:table-cell office:value-type="float" office:value="5739" calcext:value-type="float">
            <text:p>5739</text:p>
          </table:table-cell>
          <table:table-cell office:value-type="float" office:value="11.72" calcext:value-type="float">
            <text:p>11.72</text:p>
          </table:table-cell>
          <table:table-cell office:value-type="float" office:value="7222" calcext:value-type="float">
            <text:p>722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08" calcext:value-type="float">
            <text:p>5862.0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7:05+00:00</text:p>
          </table:table-cell>
          <table:table-cell table:style-name="ce2" office:value-type="date" office:date-value="2022-08-23T14:27:09.858307" calcext:value-type="date">
            <text:p>08/23/22 02:27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7769" calcext:value-type="float">
            <text:p>7769</text:p>
          </table:table-cell>
          <table:table-cell office:value-type="float" office:value="6836.2" calcext:value-type="float">
            <text:p>6836.2</text:p>
          </table:table-cell>
          <table:table-cell office:value-type="float" office:value="5759" calcext:value-type="float">
            <text:p>5759</text:p>
          </table:table-cell>
          <table:table-cell office:value-type="float" office:value="11.85" calcext:value-type="float">
            <text:p>11.85</text:p>
          </table:table-cell>
          <table:table-cell office:value-type="float" office:value="5174" calcext:value-type="float">
            <text:p>517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2" calcext:value-type="float">
            <text:p>5862.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8:26+00:00</text:p>
          </table:table-cell>
          <table:table-cell table:style-name="ce2" office:value-type="date" office:date-value="2022-08-23T14:28:31.438399" calcext:value-type="date">
            <text:p>08/23/22 02:28 PM</text:p>
          </table:table-cell>
          <table:table-cell office:value-type="float" office:value="21.5" calcext:value-type="float">
            <text:p>21.5</text:p>
          </table:table-cell>
          <table:table-cell table:number-columns-repeated="1011"/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7769" calcext:value-type="float">
            <text:p>7769</text:p>
          </table:table-cell>
          <table:table-cell office:value-type="float" office:value="6836.31" calcext:value-type="float">
            <text:p>6836.31</text:p>
          </table:table-cell>
          <table:table-cell office:value-type="float" office:value="5678" calcext:value-type="float">
            <text:p>5678</text:p>
          </table:table-cell>
          <table:table-cell office:value-type="float" office:value="11.96" calcext:value-type="float">
            <text:p>11.96</text:p>
          </table:table-cell>
          <table:table-cell office:value-type="float" office:value="5076" calcext:value-type="float">
            <text:p>50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31" calcext:value-type="float">
            <text:p>5862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29:36+00:00</text:p>
          </table:table-cell>
          <table:table-cell table:style-name="ce2" office:value-type="date" office:date-value="2022-08-23T14:29:43.353321" calcext:value-type="date">
            <text:p>08/23/22 02:29 PM</text:p>
          </table:table-cell>
          <table:table-cell office:value-type="float" office:value="11.9" calcext:value-type="float">
            <text:p>11.9</text:p>
          </table:table-cell>
          <table:table-cell table:number-columns-repeated="1011"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7769" calcext:value-type="float">
            <text:p>7769</text:p>
          </table:table-cell>
          <table:table-cell office:value-type="float" office:value="6836.42" calcext:value-type="float">
            <text:p>6836.42</text:p>
          </table:table-cell>
          <table:table-cell office:value-type="float" office:value="5484" calcext:value-type="float">
            <text:p>5484</text:p>
          </table:table-cell>
          <table:table-cell office:value-type="float" office:value="12.07" calcext:value-type="float">
            <text:p>12.07</text:p>
          </table:table-cell>
          <table:table-cell office:value-type="float" office:value="6890" calcext:value-type="float">
            <text:p>689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45" calcext:value-type="float">
            <text:p>5862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0:48+00:00</text:p>
          </table:table-cell>
          <table:table-cell table:style-name="ce2" office:value-type="date" office:date-value="2022-08-23T14:30:54.145164" calcext:value-type="date">
            <text:p>08/23/22 02:30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7769" calcext:value-type="float">
            <text:p>7769</text:p>
          </table:table-cell>
          <table:table-cell office:value-type="float" office:value="6836.52" calcext:value-type="float">
            <text:p>6836.52</text:p>
          </table:table-cell>
          <table:table-cell office:value-type="float" office:value="5415" calcext:value-type="float">
            <text:p>5415</text:p>
          </table:table-cell>
          <table:table-cell office:value-type="float" office:value="12.17" calcext:value-type="float">
            <text:p>12.17</text:p>
          </table:table-cell>
          <table:table-cell office:value-type="float" office:value="4705" calcext:value-type="float">
            <text:p>470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56" calcext:value-type="float">
            <text:p>5862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1:57+00:00</text:p>
          </table:table-cell>
          <table:table-cell table:style-name="ce2" office:value-type="date" office:date-value="2022-08-23T14:32:03.39412" calcext:value-type="date">
            <text:p>08/23/22 02:32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7769" calcext:value-type="float">
            <text:p>7769</text:p>
          </table:table-cell>
          <table:table-cell office:value-type="float" office:value="6836.63" calcext:value-type="float">
            <text:p>6836.63</text:p>
          </table:table-cell>
          <table:table-cell office:value-type="float" office:value="5341" calcext:value-type="float">
            <text:p>5341</text:p>
          </table:table-cell>
          <table:table-cell office:value-type="float" office:value="12.28" calcext:value-type="float">
            <text:p>12.28</text:p>
          </table:table-cell>
          <table:table-cell office:value-type="float" office:value="4606" calcext:value-type="float">
            <text:p>460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66" calcext:value-type="float">
            <text:p>5862.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3:08+00:00</text:p>
          </table:table-cell>
          <table:table-cell table:style-name="ce2" office:value-type="date" office:date-value="2022-08-23T14:33:14.6138" calcext:value-type="date">
            <text:p>08/23/22 02:33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7769" calcext:value-type="float">
            <text:p>7769</text:p>
          </table:table-cell>
          <table:table-cell office:value-type="float" office:value="6836.73" calcext:value-type="float">
            <text:p>6836.73</text:p>
          </table:table-cell>
          <table:table-cell office:value-type="float" office:value="5281" calcext:value-type="float">
            <text:p>5281</text:p>
          </table:table-cell>
          <table:table-cell office:value-type="float" office:value="12.38" calcext:value-type="float">
            <text:p>12.38</text:p>
          </table:table-cell>
          <table:table-cell office:value-type="float" office:value="6611" calcext:value-type="float">
            <text:p>661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79" calcext:value-type="float">
            <text:p>5862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4:18+00:00</text:p>
          </table:table-cell>
          <table:table-cell table:style-name="ce2" office:value-type="date" office:date-value="2022-08-23T14:34:24.821952" calcext:value-type="date">
            <text:p>08/23/22 02:34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7769" calcext:value-type="float">
            <text:p>7769</text:p>
          </table:table-cell>
          <table:table-cell office:value-type="float" office:value="6836.83" calcext:value-type="float">
            <text:p>6836.83</text:p>
          </table:table-cell>
          <table:table-cell office:value-type="float" office:value="5251" calcext:value-type="float">
            <text:p>5251</text:p>
          </table:table-cell>
          <table:table-cell office:value-type="float" office:value="12.49" calcext:value-type="float">
            <text:p>12.49</text:p>
          </table:table-cell>
          <table:table-cell office:value-type="float" office:value="4453" calcext:value-type="float">
            <text:p>445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89" calcext:value-type="float">
            <text:p>5862.8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5:30+00:00</text:p>
          </table:table-cell>
          <table:table-cell table:style-name="ce2" office:value-type="date" office:date-value="2022-08-23T14:35:35.033018" calcext:value-type="date">
            <text:p>08/23/22 02:35 PM</text:p>
          </table:table-cell>
          <table:table-cell office:value-type="float" office:value="10.2" calcext:value-type="float">
            <text:p>10.2</text:p>
          </table:table-cell>
          <table:table-cell table:number-columns-repeated="1011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7769" calcext:value-type="float">
            <text:p>7769</text:p>
          </table:table-cell>
          <table:table-cell office:value-type="float" office:value="6836.94" calcext:value-type="float">
            <text:p>6836.94</text:p>
          </table:table-cell>
          <table:table-cell office:value-type="float" office:value="5222" calcext:value-type="float">
            <text:p>5222</text:p>
          </table:table-cell>
          <table:table-cell office:value-type="float" office:value="12.59" calcext:value-type="float">
            <text:p>12.59</text:p>
          </table:table-cell>
          <table:table-cell office:value-type="float" office:value="4420" calcext:value-type="float">
            <text:p>442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2.97" calcext:value-type="float">
            <text:p>5862.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6:40+00:00</text:p>
          </table:table-cell>
          <table:table-cell table:style-name="ce2" office:value-type="date" office:date-value="2022-08-23T14:36:46.134353" calcext:value-type="date">
            <text:p>08/23/22 02:36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7769" calcext:value-type="float">
            <text:p>7769</text:p>
          </table:table-cell>
          <table:table-cell office:value-type="float" office:value="6837.04" calcext:value-type="float">
            <text:p>6837.04</text:p>
          </table:table-cell>
          <table:table-cell office:value-type="float" office:value="5170" calcext:value-type="float">
            <text:p>5170</text:p>
          </table:table-cell>
          <table:table-cell office:value-type="float" office:value="12.69" calcext:value-type="float">
            <text:p>12.69</text:p>
          </table:table-cell>
          <table:table-cell office:value-type="float" office:value="6366" calcext:value-type="float">
            <text:p>636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1" calcext:value-type="float">
            <text:p>5863.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7:52+00:00</text:p>
          </table:table-cell>
          <table:table-cell table:style-name="ce2" office:value-type="date" office:date-value="2022-08-23T14:37:56.725585" calcext:value-type="date">
            <text:p>08/23/22 02:37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7769" calcext:value-type="float">
            <text:p>7769</text:p>
          </table:table-cell>
          <table:table-cell office:value-type="float" office:value="6837.14" calcext:value-type="float">
            <text:p>6837.14</text:p>
          </table:table-cell>
          <table:table-cell office:value-type="float" office:value="5124" calcext:value-type="float">
            <text:p>5124</text:p>
          </table:table-cell>
          <table:table-cell office:value-type="float" office:value="12.79" calcext:value-type="float">
            <text:p>12.79</text:p>
          </table:table-cell>
          <table:table-cell office:value-type="float" office:value="4249" calcext:value-type="float">
            <text:p>424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2" calcext:value-type="float">
            <text:p>5863.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39:01+00:00</text:p>
          </table:table-cell>
          <table:table-cell table:style-name="ce2" office:value-type="date" office:date-value="2022-08-23T14:39:06.001956" calcext:value-type="date">
            <text:p>08/23/22 02:39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7769" calcext:value-type="float">
            <text:p>7769</text:p>
          </table:table-cell>
          <table:table-cell office:value-type="float" office:value="6837.24" calcext:value-type="float">
            <text:p>6837.24</text:p>
          </table:table-cell>
          <table:table-cell office:value-type="float" office:value="5080" calcext:value-type="float">
            <text:p>5080</text:p>
          </table:table-cell>
          <table:table-cell office:value-type="float" office:value="12.89" calcext:value-type="float">
            <text:p>12.89</text:p>
          </table:table-cell>
          <table:table-cell office:value-type="float" office:value="6288" calcext:value-type="float">
            <text:p>628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31" calcext:value-type="float">
            <text:p>5863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0:12+00:00</text:p>
          </table:table-cell>
          <table:table-cell table:style-name="ce2" office:value-type="date" office:date-value="2022-08-23T14:40:17.379622" calcext:value-type="date">
            <text:p>08/23/22 02:40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7769" calcext:value-type="float">
            <text:p>7769</text:p>
          </table:table-cell>
          <table:table-cell office:value-type="float" office:value="6837.34" calcext:value-type="float">
            <text:p>6837.34</text:p>
          </table:table-cell>
          <table:table-cell office:value-type="float" office:value="5102" calcext:value-type="float">
            <text:p>5102</text:p>
          </table:table-cell>
          <table:table-cell office:value-type="float" office:value="12.99" calcext:value-type="float">
            <text:p>12.99</text:p>
          </table:table-cell>
          <table:table-cell office:value-type="float" office:value="6327" calcext:value-type="float">
            <text:p>632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43" calcext:value-type="float">
            <text:p>5863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1:21+00:00</text:p>
          </table:table-cell>
          <table:table-cell table:style-name="ce2" office:value-type="date" office:date-value="2022-08-23T14:41:27.024806" calcext:value-type="date">
            <text:p>08/23/22 02:41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7769" calcext:value-type="float">
            <text:p>7769</text:p>
          </table:table-cell>
          <table:table-cell office:value-type="float" office:value="6837.44" calcext:value-type="float">
            <text:p>6837.44</text:p>
          </table:table-cell>
          <table:table-cell office:value-type="float" office:value="5161" calcext:value-type="float">
            <text:p>5161</text:p>
          </table:table-cell>
          <table:table-cell office:value-type="float" office:value="13.09" calcext:value-type="float">
            <text:p>13.09</text:p>
          </table:table-cell>
          <table:table-cell office:value-type="float" office:value="6604" calcext:value-type="float">
            <text:p>660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54" calcext:value-type="float">
            <text:p>5863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2:32+00:00</text:p>
          </table:table-cell>
          <table:table-cell table:style-name="ce2" office:value-type="date" office:date-value="2022-08-23T14:42:37.486038" calcext:value-type="date">
            <text:p>08/23/22 02:42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7769" calcext:value-type="float">
            <text:p>7769</text:p>
          </table:table-cell>
          <table:table-cell office:value-type="float" office:value="6837.54" calcext:value-type="float">
            <text:p>6837.54</text:p>
          </table:table-cell>
          <table:table-cell office:value-type="float" office:value="5141" calcext:value-type="float">
            <text:p>5141</text:p>
          </table:table-cell>
          <table:table-cell office:value-type="float" office:value="13.19" calcext:value-type="float">
            <text:p>13.19</text:p>
          </table:table-cell>
          <table:table-cell office:value-type="float" office:value="6592" calcext:value-type="float">
            <text:p>659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66" calcext:value-type="float">
            <text:p>5863.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3:42+00:00</text:p>
          </table:table-cell>
          <table:table-cell table:style-name="ce2" office:value-type="date" office:date-value="2022-08-23T14:43:48.737984" calcext:value-type="date">
            <text:p>08/23/22 02:43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7769" calcext:value-type="float">
            <text:p>7769</text:p>
          </table:table-cell>
          <table:table-cell office:value-type="float" office:value="6837.64" calcext:value-type="float">
            <text:p>6837.64</text:p>
          </table:table-cell>
          <table:table-cell office:value-type="float" office:value="5153" calcext:value-type="float">
            <text:p>5153</text:p>
          </table:table-cell>
          <table:table-cell office:value-type="float" office:value="13.3" calcext:value-type="float">
            <text:p>13.3</text:p>
          </table:table-cell>
          <table:table-cell office:value-type="float" office:value="6610" calcext:value-type="float">
            <text:p>661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79" calcext:value-type="float">
            <text:p>5863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4:56+00:00</text:p>
          </table:table-cell>
          <table:table-cell table:style-name="ce2" office:value-type="date" office:date-value="2022-08-23T14:45:03.319831" calcext:value-type="date">
            <text:p>08/23/22 02:45 PM</text:p>
          </table:table-cell>
          <table:table-cell office:value-type="float" office:value="14.5" calcext:value-type="float">
            <text:p>14.5</text:p>
          </table:table-cell>
          <table:table-cell table:number-columns-repeated="1011"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7769" calcext:value-type="float">
            <text:p>7769</text:p>
          </table:table-cell>
          <table:table-cell office:value-type="float" office:value="6837.75" calcext:value-type="float">
            <text:p>6837.75</text:p>
          </table:table-cell>
          <table:table-cell office:value-type="float" office:value="5130" calcext:value-type="float">
            <text:p>5130</text:p>
          </table:table-cell>
          <table:table-cell office:value-type="float" office:value="13.4" calcext:value-type="float">
            <text:p>13.4</text:p>
          </table:table-cell>
          <table:table-cell office:value-type="float" office:value="6566" calcext:value-type="float">
            <text:p>656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3.93" calcext:value-type="float">
            <text:p>5863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6:06+00:00</text:p>
          </table:table-cell>
          <table:table-cell table:style-name="ce2" office:value-type="date" office:date-value="2022-08-23T14:46:12.116471" calcext:value-type="date">
            <text:p>08/23/22 02:46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7769" calcext:value-type="float">
            <text:p>7769</text:p>
          </table:table-cell>
          <table:table-cell office:value-type="float" office:value="6837.85" calcext:value-type="float">
            <text:p>6837.85</text:p>
          </table:table-cell>
          <table:table-cell office:value-type="float" office:value="4933" calcext:value-type="float">
            <text:p>4933</text:p>
          </table:table-cell>
          <table:table-cell office:value-type="float" office:value="13.5" calcext:value-type="float">
            <text:p>13.5</text:p>
          </table:table-cell>
          <table:table-cell office:value-type="float" office:value="6376" calcext:value-type="float">
            <text:p>63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06" calcext:value-type="float">
            <text:p>5864.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7:18+00:00</text:p>
          </table:table-cell>
          <table:table-cell table:style-name="ce2" office:value-type="date" office:date-value="2022-08-23T14:47:23.535736" calcext:value-type="date">
            <text:p>08/23/22 02:47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7769" calcext:value-type="float">
            <text:p>7769</text:p>
          </table:table-cell>
          <table:table-cell office:value-type="float" office:value="6837.94" calcext:value-type="float">
            <text:p>6837.94</text:p>
          </table:table-cell>
          <table:table-cell office:value-type="float" office:value="4838" calcext:value-type="float">
            <text:p>4838</text:p>
          </table:table-cell>
          <table:table-cell office:value-type="float" office:value="13.59" calcext:value-type="float">
            <text:p>13.59</text:p>
          </table:table-cell>
          <table:table-cell office:value-type="float" office:value="6285" calcext:value-type="float">
            <text:p>628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18" calcext:value-type="float">
            <text:p>5864.1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8:28+00:00</text:p>
          </table:table-cell>
          <table:table-cell table:style-name="ce2" office:value-type="date" office:date-value="2022-08-23T14:48:34.274941" calcext:value-type="date">
            <text:p>08/23/22 02:48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7769" calcext:value-type="float">
            <text:p>7769</text:p>
          </table:table-cell>
          <table:table-cell office:value-type="float" office:value="6838.04" calcext:value-type="float">
            <text:p>6838.04</text:p>
          </table:table-cell>
          <table:table-cell office:value-type="float" office:value="4866" calcext:value-type="float">
            <text:p>4866</text:p>
          </table:table-cell>
          <table:table-cell office:value-type="float" office:value="13.69" calcext:value-type="float">
            <text:p>13.69</text:p>
          </table:table-cell>
          <table:table-cell office:value-type="float" office:value="6312" calcext:value-type="float">
            <text:p>631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31" calcext:value-type="float">
            <text:p>5864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49:37+00:00</text:p>
          </table:table-cell>
          <table:table-cell table:style-name="ce2" office:value-type="date" office:date-value="2022-08-23T14:49:43.499751" calcext:value-type="date">
            <text:p>08/23/22 02:49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769" calcext:value-type="float">
            <text:p>7769</text:p>
          </table:table-cell>
          <table:table-cell office:value-type="float" office:value="6838.08" calcext:value-type="float">
            <text:p>6838.08</text:p>
          </table:table-cell>
          <table:table-cell office:value-type="float" office:value="1001" calcext:value-type="float">
            <text:p>1001</text:p>
          </table:table-cell>
          <table:table-cell office:value-type="float" office:value="13.73" calcext:value-type="float">
            <text:p>13.73</text:p>
          </table:table-cell>
          <table:table-cell office:value-type="float" office:value="3133" calcext:value-type="float">
            <text:p>313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35" calcext:value-type="float">
            <text:p>5864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0:48+00:00</text:p>
          </table:table-cell>
          <table:table-cell table:style-name="ce2" office:value-type="date" office:date-value="2022-08-23T14:50:52.49028" calcext:value-type="date">
            <text:p>08/23/22 02:50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7769" calcext:value-type="float">
            <text:p>7769</text:p>
          </table:table-cell>
          <table:table-cell office:value-type="float" office:value="6838.19" calcext:value-type="float">
            <text:p>6838.19</text:p>
          </table:table-cell>
          <table:table-cell office:value-type="float" office:value="4884" calcext:value-type="float">
            <text:p>4884</text:p>
          </table:table-cell>
          <table:table-cell office:value-type="float" office:value="13.84" calcext:value-type="float">
            <text:p>13.84</text:p>
          </table:table-cell>
          <table:table-cell office:value-type="float" office:value="5226" calcext:value-type="float">
            <text:p>522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5" calcext:value-type="float">
            <text:p>5864.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2:21+00:00</text:p>
          </table:table-cell>
          <table:table-cell table:style-name="ce2" office:value-type="date" office:date-value="2022-08-23T14:52:26.535452" calcext:value-type="date">
            <text:p>08/23/22 02:52 PM</text:p>
          </table:table-cell>
          <table:table-cell office:value-type="float" office:value="34" calcext:value-type="float">
            <text:p>34.0</text:p>
          </table:table-cell>
          <table:table-cell table:number-columns-repeated="1011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7769" calcext:value-type="float">
            <text:p>7769</text:p>
          </table:table-cell>
          <table:table-cell office:value-type="float" office:value="6838.27" calcext:value-type="float">
            <text:p>6838.27</text:p>
          </table:table-cell>
          <table:table-cell office:value-type="float" office:value="5090" calcext:value-type="float">
            <text:p>5090</text:p>
          </table:table-cell>
          <table:table-cell office:value-type="float" office:value="13.92" calcext:value-type="float">
            <text:p>13.92</text:p>
          </table:table-cell>
          <table:table-cell office:value-type="float" office:value="6636" calcext:value-type="float">
            <text:p>66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6" calcext:value-type="float">
            <text:p>5864.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3:38+00:00</text:p>
          </table:table-cell>
          <table:table-cell table:style-name="ce2" office:value-type="date" office:date-value="2022-08-23T14:53:45.362773" calcext:value-type="date">
            <text:p>08/23/22 02:53 PM</text:p>
          </table:table-cell>
          <table:table-cell office:value-type="float" office:value="18.8" calcext:value-type="float">
            <text:p>18.8</text:p>
          </table:table-cell>
          <table:table-cell table:number-columns-repeated="1011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7769" calcext:value-type="float">
            <text:p>7769</text:p>
          </table:table-cell>
          <table:table-cell office:value-type="float" office:value="6838.37" calcext:value-type="float">
            <text:p>6838.37</text:p>
          </table:table-cell>
          <table:table-cell office:value-type="float" office:value="5119" calcext:value-type="float">
            <text:p>5119</text:p>
          </table:table-cell>
          <table:table-cell office:value-type="float" office:value="14.03" calcext:value-type="float">
            <text:p>14.03</text:p>
          </table:table-cell>
          <table:table-cell office:value-type="float" office:value="5773" calcext:value-type="float">
            <text:p>577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74" calcext:value-type="float">
            <text:p>5864.7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4:50+00:00</text:p>
          </table:table-cell>
          <table:table-cell table:style-name="ce2" office:value-type="date" office:date-value="2022-08-23T14:54:56.682052" calcext:value-type="date">
            <text:p>08/23/22 02:54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7769" calcext:value-type="float">
            <text:p>7769</text:p>
          </table:table-cell>
          <table:table-cell office:value-type="float" office:value="6838.41" calcext:value-type="float">
            <text:p>6838.41</text:p>
          </table:table-cell>
          <table:table-cell office:value-type="float" office:value="4077" calcext:value-type="float">
            <text:p>4077</text:p>
          </table:table-cell>
          <table:table-cell office:value-type="float" office:value="14.06" calcext:value-type="float">
            <text:p>14.06</text:p>
          </table:table-cell>
          <table:table-cell office:value-type="float" office:value="4605" calcext:value-type="float">
            <text:p>460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77" calcext:value-type="float">
            <text:p>5864.7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6:02+00:00</text:p>
          </table:table-cell>
          <table:table-cell table:style-name="ce2" office:value-type="date" office:date-value="2022-08-23T14:56:08.413298" calcext:value-type="date">
            <text:p>08/23/22 02:56 PM</text:p>
          </table:table-cell>
          <table:table-cell office:value-type="float" office:value="11.7" calcext:value-type="float">
            <text:p>11.7</text:p>
          </table:table-cell>
          <table:table-cell table:number-columns-repeated="1011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7769" calcext:value-type="float">
            <text:p>7769</text:p>
          </table:table-cell>
          <table:table-cell office:value-type="float" office:value="6838.47" calcext:value-type="float">
            <text:p>6838.47</text:p>
          </table:table-cell>
          <table:table-cell office:value-type="float" office:value="4009" calcext:value-type="float">
            <text:p>4009</text:p>
          </table:table-cell>
          <table:table-cell office:value-type="float" office:value="14.12" calcext:value-type="float">
            <text:p>14.12</text:p>
          </table:table-cell>
          <table:table-cell office:value-type="float" office:value="4183" calcext:value-type="float">
            <text:p>418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85" calcext:value-type="float">
            <text:p>5864.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7:13+00:00</text:p>
          </table:table-cell>
          <table:table-cell table:style-name="ce2" office:value-type="date" office:date-value="2022-08-23T14:57:19.171716" calcext:value-type="date">
            <text:p>08/23/22 02:57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7769" calcext:value-type="float">
            <text:p>7769</text:p>
          </table:table-cell>
          <table:table-cell office:value-type="float" office:value="6838.57" calcext:value-type="float">
            <text:p>6838.57</text:p>
          </table:table-cell>
          <table:table-cell office:value-type="float" office:value="5099" calcext:value-type="float">
            <text:p>5099</text:p>
          </table:table-cell>
          <table:table-cell office:value-type="float" office:value="14.22" calcext:value-type="float">
            <text:p>14.22</text:p>
          </table:table-cell>
          <table:table-cell office:value-type="float" office:value="6576" calcext:value-type="float">
            <text:p>65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4.97" calcext:value-type="float">
            <text:p>5864.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8:23+00:00</text:p>
          </table:table-cell>
          <table:table-cell table:style-name="ce2" office:value-type="date" office:date-value="2022-08-23T14:58:28.764883" calcext:value-type="date">
            <text:p>08/23/22 02:58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769" calcext:value-type="float">
            <text:p>7769</text:p>
          </table:table-cell>
          <table:table-cell office:value-type="float" office:value="6838.65" calcext:value-type="float">
            <text:p>6838.65</text:p>
          </table:table-cell>
          <table:table-cell office:value-type="float" office:value="1163" calcext:value-type="float">
            <text:p>1163</text:p>
          </table:table-cell>
          <table:table-cell office:value-type="float" office:value="14.3" calcext:value-type="float">
            <text:p>14.3</text:p>
          </table:table-cell>
          <table:table-cell office:value-type="float" office:value="1335" calcext:value-type="float">
            <text:p>133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08" calcext:value-type="float">
            <text:p>5865.0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3:59:35+00:00</text:p>
          </table:table-cell>
          <table:table-cell table:style-name="ce2" office:value-type="date" office:date-value="2022-08-23T14:59:41.93027" calcext:value-type="date">
            <text:p>08/23/22 02:59 PM</text:p>
          </table:table-cell>
          <table:table-cell office:value-type="float" office:value="13.2" calcext:value-type="float">
            <text:p>13.2</text:p>
          </table:table-cell>
          <table:table-cell table:number-columns-repeated="1011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769" calcext:value-type="float">
            <text:p>7769</text:p>
          </table:table-cell>
          <table:table-cell office:value-type="float" office:value="6838.69" calcext:value-type="float">
            <text:p>6838.69</text:p>
          </table:table-cell>
          <table:table-cell office:value-type="float" office:value="1246" calcext:value-type="float">
            <text:p>1246</text:p>
          </table:table-cell>
          <table:table-cell office:value-type="float" office:value="14.34" calcext:value-type="float">
            <text:p>14.34</text:p>
          </table:table-cell>
          <table:table-cell office:value-type="float" office:value="1497" calcext:value-type="float">
            <text:p>149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12" calcext:value-type="float">
            <text:p>5865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0:48+00:00</text:p>
          </table:table-cell>
          <table:table-cell table:style-name="ce2" office:value-type="date" office:date-value="2022-08-23T15:00:53.104965" calcext:value-type="date">
            <text:p>08/23/22 03:00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769" calcext:value-type="float">
            <text:p>7769</text:p>
          </table:table-cell>
          <table:table-cell office:value-type="float" office:value="6838.71" calcext:value-type="float">
            <text:p>6838.71</text:p>
          </table:table-cell>
          <table:table-cell office:value-type="float" office:value="1369" calcext:value-type="float">
            <text:p>1369</text:p>
          </table:table-cell>
          <table:table-cell office:value-type="float" office:value="14.36" calcext:value-type="float">
            <text:p>14.36</text:p>
          </table:table-cell>
          <table:table-cell office:value-type="float" office:value="1676" calcext:value-type="float">
            <text:p>16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16" calcext:value-type="float">
            <text:p>5865.1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1:58+00:00</text:p>
          </table:table-cell>
          <table:table-cell table:style-name="ce2" office:value-type="date" office:date-value="2022-08-23T15:02:03.443885" calcext:value-type="date">
            <text:p>08/23/22 03:02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7769" calcext:value-type="float">
            <text:p>7769</text:p>
          </table:table-cell>
          <table:table-cell office:value-type="float" office:value="6838.79" calcext:value-type="float">
            <text:p>6838.79</text:p>
          </table:table-cell>
          <table:table-cell office:value-type="float" office:value="5282" calcext:value-type="float">
            <text:p>5282</text:p>
          </table:table-cell>
          <table:table-cell office:value-type="float" office:value="14.44" calcext:value-type="float">
            <text:p>14.44</text:p>
          </table:table-cell>
          <table:table-cell office:value-type="float" office:value="6806" calcext:value-type="float">
            <text:p>680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27" calcext:value-type="float">
            <text:p>5865.2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3:07+00:00</text:p>
          </table:table-cell>
          <table:table-cell table:style-name="ce2" office:value-type="date" office:date-value="2022-08-23T15:03:13.370105" calcext:value-type="date">
            <text:p>08/23/22 03:03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769" calcext:value-type="float">
            <text:p>7769</text:p>
          </table:table-cell>
          <table:table-cell office:value-type="float" office:value="6838.86" calcext:value-type="float">
            <text:p>6838.86</text:p>
          </table:table-cell>
          <table:table-cell office:value-type="float" office:value="1264" calcext:value-type="float">
            <text:p>1264</text:p>
          </table:table-cell>
          <table:table-cell office:value-type="float" office:value="14.51" calcext:value-type="float">
            <text:p>14.51</text:p>
          </table:table-cell>
          <table:table-cell office:value-type="float" office:value="1493" calcext:value-type="float">
            <text:p>149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35" calcext:value-type="float">
            <text:p>5865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4:17+00:00</text:p>
          </table:table-cell>
          <table:table-cell table:style-name="ce2" office:value-type="date" office:date-value="2022-08-23T15:04:24.644032" calcext:value-type="date">
            <text:p>08/23/22 03:04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769" calcext:value-type="float">
            <text:p>7769</text:p>
          </table:table-cell>
          <table:table-cell office:value-type="float" office:value="6838.88" calcext:value-type="float">
            <text:p>6838.88</text:p>
          </table:table-cell>
          <table:table-cell office:value-type="float" office:value="1111" calcext:value-type="float">
            <text:p>1111</text:p>
          </table:table-cell>
          <table:table-cell office:value-type="float" office:value="14.53" calcext:value-type="float">
            <text:p>14.53</text:p>
          </table:table-cell>
          <table:table-cell office:value-type="float" office:value="1306" calcext:value-type="float">
            <text:p>130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37" calcext:value-type="float">
            <text:p>5865.3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5:31+00:00</text:p>
          </table:table-cell>
          <table:table-cell table:style-name="ce2" office:value-type="date" office:date-value="2022-08-23T15:05:36.451842" calcext:value-type="date">
            <text:p>08/23/22 03:05 PM</text:p>
          </table:table-cell>
          <table:table-cell office:value-type="float" office:value="11.8" calcext:value-type="float">
            <text:p>11.8</text:p>
          </table:table-cell>
          <table:table-cell table:number-columns-repeated="101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769" calcext:value-type="float">
            <text:p>7769</text:p>
          </table:table-cell>
          <table:table-cell office:value-type="float" office:value="6838.9" calcext:value-type="float">
            <text:p>6838.9</text:p>
          </table:table-cell>
          <table:table-cell office:value-type="float" office:value="1025" calcext:value-type="float">
            <text:p>1025</text:p>
          </table:table-cell>
          <table:table-cell office:value-type="float" office:value="14.55" calcext:value-type="float">
            <text:p>14.55</text:p>
          </table:table-cell>
          <table:table-cell office:value-type="float" office:value="1287" calcext:value-type="float">
            <text:p>128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39" calcext:value-type="float">
            <text:p>5865.3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6:40+00:00</text:p>
          </table:table-cell>
          <table:table-cell table:style-name="ce2" office:value-type="date" office:date-value="2022-08-23T15:06:45.495331" calcext:value-type="date">
            <text:p>08/23/22 03:06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769" calcext:value-type="float">
            <text:p>7769</text:p>
          </table:table-cell>
          <table:table-cell office:value-type="float" office:value="6838.92" calcext:value-type="float">
            <text:p>6838.92</text:p>
          </table:table-cell>
          <table:table-cell office:value-type="float" office:value="1002" calcext:value-type="float">
            <text:p>1002</text:p>
          </table:table-cell>
          <table:table-cell office:value-type="float" office:value="14.57" calcext:value-type="float">
            <text:p>14.57</text:p>
          </table:table-cell>
          <table:table-cell office:value-type="float" office:value="1243" calcext:value-type="float">
            <text:p>124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43" calcext:value-type="float">
            <text:p>5865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7:50+00:00</text:p>
          </table:table-cell>
          <table:table-cell table:style-name="ce2" office:value-type="date" office:date-value="2022-08-23T15:07:57.139636" calcext:value-type="date">
            <text:p>08/23/22 03:07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769" calcext:value-type="float">
            <text:p>7769</text:p>
          </table:table-cell>
          <table:table-cell office:value-type="float" office:value="6838.94" calcext:value-type="float">
            <text:p>6838.94</text:p>
          </table:table-cell>
          <table:table-cell office:value-type="float" office:value="933" calcext:value-type="float">
            <text:p>933</text:p>
          </table:table-cell>
          <table:table-cell office:value-type="float" office:value="14.59" calcext:value-type="float">
            <text:p>14.59</text:p>
          </table:table-cell>
          <table:table-cell office:value-type="float" office:value="1154" calcext:value-type="float">
            <text:p>115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45" calcext:value-type="float">
            <text:p>5865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09:03+00:00</text:p>
          </table:table-cell>
          <table:table-cell table:style-name="ce2" office:value-type="date" office:date-value="2022-08-23T15:09:09.452121" calcext:value-type="date">
            <text:p>08/23/22 03:09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769" calcext:value-type="float">
            <text:p>7769</text:p>
          </table:table-cell>
          <table:table-cell office:value-type="float" office:value="6838.96" calcext:value-type="float">
            <text:p>6838.96</text:p>
          </table:table-cell>
          <table:table-cell office:value-type="float" office:value="896" calcext:value-type="float">
            <text:p>896</text:p>
          </table:table-cell>
          <table:table-cell office:value-type="float" office:value="14.61" calcext:value-type="float">
            <text:p>14.61</text:p>
          </table:table-cell>
          <table:table-cell office:value-type="float" office:value="1122" calcext:value-type="float">
            <text:p>112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47" calcext:value-type="float">
            <text:p>5865.4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0:17+00:00</text:p>
          </table:table-cell>
          <table:table-cell table:style-name="ce2" office:value-type="date" office:date-value="2022-08-23T15:10:21.908331" calcext:value-type="date">
            <text:p>08/23/22 03:10 PM</text:p>
          </table:table-cell>
          <table:table-cell office:value-type="float" office:value="12.4" calcext:value-type="float">
            <text:p>12.4</text:p>
          </table:table-cell>
          <table:table-cell table:number-columns-repeated="1011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769" calcext:value-type="float">
            <text:p>7769</text:p>
          </table:table-cell>
          <table:table-cell office:value-type="float" office:value="6838.98" calcext:value-type="float">
            <text:p>6838.98</text:p>
          </table:table-cell>
          <table:table-cell office:value-type="float" office:value="946" calcext:value-type="float">
            <text:p>946</text:p>
          </table:table-cell>
          <table:table-cell office:value-type="float" office:value="14.63" calcext:value-type="float">
            <text:p>14.63</text:p>
          </table:table-cell>
          <table:table-cell office:value-type="float" office:value="1180" calcext:value-type="float">
            <text:p>118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49" calcext:value-type="float">
            <text:p>5865.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1:26+00:00</text:p>
          </table:table-cell>
          <table:table-cell table:style-name="ce2" office:value-type="date" office:date-value="2022-08-23T15:11:30.832477" calcext:value-type="date">
            <text:p>08/23/22 03:11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769" calcext:value-type="float">
            <text:p>7769</text:p>
          </table:table-cell>
          <table:table-cell office:value-type="float" office:value="6839" calcext:value-type="float">
            <text:p>6839</text:p>
          </table:table-cell>
          <table:table-cell office:value-type="float" office:value="1000" calcext:value-type="float">
            <text:p>1000</text:p>
          </table:table-cell>
          <table:table-cell office:value-type="float" office:value="14.65" calcext:value-type="float">
            <text:p>14.65</text:p>
          </table:table-cell>
          <table:table-cell office:value-type="float" office:value="1220" calcext:value-type="float">
            <text:p>122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52" calcext:value-type="float">
            <text:p>5865.5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2:36+00:00</text:p>
          </table:table-cell>
          <table:table-cell table:style-name="ce2" office:value-type="date" office:date-value="2022-08-23T15:12:41.634431" calcext:value-type="date">
            <text:p>08/23/22 03:12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769" calcext:value-type="float">
            <text:p>7769</text:p>
          </table:table-cell>
          <table:table-cell office:value-type="float" office:value="6839.02" calcext:value-type="float">
            <text:p>6839.02</text:p>
          </table:table-cell>
          <table:table-cell office:value-type="float" office:value="1020" calcext:value-type="float">
            <text:p>1020</text:p>
          </table:table-cell>
          <table:table-cell office:value-type="float" office:value="14.67" calcext:value-type="float">
            <text:p>14.67</text:p>
          </table:table-cell>
          <table:table-cell office:value-type="float" office:value="1142" calcext:value-type="float">
            <text:p>114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54" calcext:value-type="float">
            <text:p>5865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3:45+00:00</text:p>
          </table:table-cell>
          <table:table-cell table:style-name="ce2" office:value-type="date" office:date-value="2022-08-23T15:13:50.70108" calcext:value-type="date">
            <text:p>08/23/22 03:13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769" calcext:value-type="float">
            <text:p>7769</text:p>
          </table:table-cell>
          <table:table-cell office:value-type="float" office:value="6839.04" calcext:value-type="float">
            <text:p>6839.04</text:p>
          </table:table-cell>
          <table:table-cell office:value-type="float" office:value="993" calcext:value-type="float">
            <text:p>993</text:p>
          </table:table-cell>
          <table:table-cell office:value-type="float" office:value="14.69" calcext:value-type="float">
            <text:p>14.69</text:p>
          </table:table-cell>
          <table:table-cell office:value-type="float" office:value="1094" calcext:value-type="float">
            <text:p>109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56" calcext:value-type="float">
            <text:p>5865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4:55+00:00</text:p>
          </table:table-cell>
          <table:table-cell table:style-name="ce2" office:value-type="date" office:date-value="2022-08-23T15:15:01.502081" calcext:value-type="date">
            <text:p>08/23/22 03:15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769" calcext:value-type="float">
            <text:p>7769</text:p>
          </table:table-cell>
          <table:table-cell office:value-type="float" office:value="6839.06" calcext:value-type="float">
            <text:p>6839.06</text:p>
          </table:table-cell>
          <table:table-cell office:value-type="float" office:value="1026" calcext:value-type="float">
            <text:p>1026</text:p>
          </table:table-cell>
          <table:table-cell office:value-type="float" office:value="14.71" calcext:value-type="float">
            <text:p>14.71</text:p>
          </table:table-cell>
          <table:table-cell office:value-type="float" office:value="1173" calcext:value-type="float">
            <text:p>117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58" calcext:value-type="float">
            <text:p>5865.5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6:07+00:00</text:p>
          </table:table-cell>
          <table:table-cell table:style-name="ce2" office:value-type="date" office:date-value="2022-08-23T15:16:11.92331" calcext:value-type="date">
            <text:p>08/23/22 03:16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7769" calcext:value-type="float">
            <text:p>7769</text:p>
          </table:table-cell>
          <table:table-cell office:value-type="float" office:value="6839.09" calcext:value-type="float">
            <text:p>6839.09</text:p>
          </table:table-cell>
          <table:table-cell office:value-type="float" office:value="2091" calcext:value-type="float">
            <text:p>2091</text:p>
          </table:table-cell>
          <table:table-cell office:value-type="float" office:value="14.74" calcext:value-type="float">
            <text:p>14.74</text:p>
          </table:table-cell>
          <table:table-cell office:value-type="float" office:value="1864" calcext:value-type="float">
            <text:p>186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62" calcext:value-type="float">
            <text:p>5865.6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7:19+00:00</text:p>
          </table:table-cell>
          <table:table-cell table:style-name="ce2" office:value-type="date" office:date-value="2022-08-23T15:17:23.3277" calcext:value-type="date">
            <text:p>08/23/22 03:17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769" calcext:value-type="float">
            <text:p>7769</text:p>
          </table:table-cell>
          <table:table-cell office:value-type="float" office:value="6839.11" calcext:value-type="float">
            <text:p>6839.11</text:p>
          </table:table-cell>
          <table:table-cell office:value-type="float" office:value="1009" calcext:value-type="float">
            <text:p>1009</text:p>
          </table:table-cell>
          <table:table-cell office:value-type="float" office:value="14.77" calcext:value-type="float">
            <text:p>14.77</text:p>
          </table:table-cell>
          <table:table-cell office:value-type="float" office:value="1215" calcext:value-type="float">
            <text:p>121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64" calcext:value-type="float">
            <text:p>5865.6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8:30+00:00</text:p>
          </table:table-cell>
          <table:table-cell table:style-name="ce2" office:value-type="date" office:date-value="2022-08-23T15:18:35.732645" calcext:value-type="date">
            <text:p>08/23/22 03:18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769" calcext:value-type="float">
            <text:p>7769</text:p>
          </table:table-cell>
          <table:table-cell office:value-type="float" office:value="6839.13" calcext:value-type="float">
            <text:p>6839.13</text:p>
          </table:table-cell>
          <table:table-cell office:value-type="float" office:value="955" calcext:value-type="float">
            <text:p>955</text:p>
          </table:table-cell>
          <table:table-cell office:value-type="float" office:value="14.78" calcext:value-type="float">
            <text:p>14.78</text:p>
          </table:table-cell>
          <table:table-cell office:value-type="float" office:value="1133" calcext:value-type="float">
            <text:p>113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68" calcext:value-type="float">
            <text:p>5865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19:42+00:00</text:p>
          </table:table-cell>
          <table:table-cell table:style-name="ce2" office:value-type="date" office:date-value="2022-08-23T15:19:46.526448" calcext:value-type="date">
            <text:p>08/23/22 03:19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769" calcext:value-type="float">
            <text:p>7769</text:p>
          </table:table-cell>
          <table:table-cell office:value-type="float" office:value="6839.15" calcext:value-type="float">
            <text:p>6839.15</text:p>
          </table:table-cell>
          <table:table-cell office:value-type="float" office:value="941" calcext:value-type="float">
            <text:p>941</text:p>
          </table:table-cell>
          <table:table-cell office:value-type="float" office:value="14.8" calcext:value-type="float">
            <text:p>14.8</text:p>
          </table:table-cell>
          <table:table-cell office:value-type="float" office:value="1130" calcext:value-type="float">
            <text:p>113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7" calcext:value-type="float">
            <text:p>5865.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0:51+00:00</text:p>
          </table:table-cell>
          <table:table-cell table:style-name="ce2" office:value-type="date" office:date-value="2022-08-23T15:20:56.548085" calcext:value-type="date">
            <text:p>08/23/22 03:20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769" calcext:value-type="float">
            <text:p>7769</text:p>
          </table:table-cell>
          <table:table-cell office:value-type="float" office:value="6839.17" calcext:value-type="float">
            <text:p>6839.17</text:p>
          </table:table-cell>
          <table:table-cell office:value-type="float" office:value="982" calcext:value-type="float">
            <text:p>982</text:p>
          </table:table-cell>
          <table:table-cell office:value-type="float" office:value="14.82" calcext:value-type="float">
            <text:p>14.82</text:p>
          </table:table-cell>
          <table:table-cell office:value-type="float" office:value="773" calcext:value-type="float">
            <text:p>77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72" calcext:value-type="float">
            <text:p>5865.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2:01+00:00</text:p>
          </table:table-cell>
          <table:table-cell table:style-name="ce2" office:value-type="date" office:date-value="2022-08-23T15:22:06.986401" calcext:value-type="date">
            <text:p>08/23/22 03:22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769" calcext:value-type="float">
            <text:p>7769</text:p>
          </table:table-cell>
          <table:table-cell office:value-type="float" office:value="6839.19" calcext:value-type="float">
            <text:p>6839.19</text:p>
          </table:table-cell>
          <table:table-cell office:value-type="float" office:value="1025" calcext:value-type="float">
            <text:p>1025</text:p>
          </table:table-cell>
          <table:table-cell office:value-type="float" office:value="14.84" calcext:value-type="float">
            <text:p>14.84</text:p>
          </table:table-cell>
          <table:table-cell office:value-type="float" office:value="871" calcext:value-type="float">
            <text:p>87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72" calcext:value-type="float">
            <text:p>5865.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3:13+00:00</text:p>
          </table:table-cell>
          <table:table-cell table:style-name="ce2" office:value-type="date" office:date-value="2022-08-23T15:23:17.595145" calcext:value-type="date">
            <text:p>08/23/22 03:23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7769" calcext:value-type="float">
            <text:p>7769</text:p>
          </table:table-cell>
          <table:table-cell office:value-type="float" office:value="6839.23" calcext:value-type="float">
            <text:p>6839.23</text:p>
          </table:table-cell>
          <table:table-cell office:value-type="float" office:value="4674" calcext:value-type="float">
            <text:p>4674</text:p>
          </table:table-cell>
          <table:table-cell office:value-type="float" office:value="14.88" calcext:value-type="float">
            <text:p>14.88</text:p>
          </table:table-cell>
          <table:table-cell office:value-type="float" office:value="5683" calcext:value-type="float">
            <text:p>568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79" calcext:value-type="float">
            <text:p>5865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4:24+00:00</text:p>
          </table:table-cell>
          <table:table-cell table:style-name="ce2" office:value-type="date" office:date-value="2022-08-23T15:24:28.914591" calcext:value-type="date">
            <text:p>08/23/22 03:24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7769" calcext:value-type="float">
            <text:p>7769</text:p>
          </table:table-cell>
          <table:table-cell office:value-type="float" office:value="6839.3" calcext:value-type="float">
            <text:p>6839.3</text:p>
          </table:table-cell>
          <table:table-cell office:value-type="float" office:value="3568" calcext:value-type="float">
            <text:p>3568</text:p>
          </table:table-cell>
          <table:table-cell office:value-type="float" office:value="14.95" calcext:value-type="float">
            <text:p>14.95</text:p>
          </table:table-cell>
          <table:table-cell office:value-type="float" office:value="3817" calcext:value-type="float">
            <text:p>381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87" calcext:value-type="float">
            <text:p>5865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5:38+00:00</text:p>
          </table:table-cell>
          <table:table-cell table:style-name="ce2" office:value-type="date" office:date-value="2022-08-23T15:25:43.824413" calcext:value-type="date">
            <text:p>08/23/22 03:25 PM</text:p>
          </table:table-cell>
          <table:table-cell office:value-type="float" office:value="14.9" calcext:value-type="float">
            <text:p>14.9</text:p>
          </table:table-cell>
          <table:table-cell table:number-columns-repeated="101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7769" calcext:value-type="float">
            <text:p>7769</text:p>
          </table:table-cell>
          <table:table-cell office:value-type="float" office:value="6839.37" calcext:value-type="float">
            <text:p>6839.37</text:p>
          </table:table-cell>
          <table:table-cell office:value-type="float" office:value="2450" calcext:value-type="float">
            <text:p>2450</text:p>
          </table:table-cell>
          <table:table-cell office:value-type="float" office:value="15.02" calcext:value-type="float">
            <text:p>15.02</text:p>
          </table:table-cell>
          <table:table-cell office:value-type="float" office:value="2547" calcext:value-type="float">
            <text:p>254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95" calcext:value-type="float">
            <text:p>5865.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6:50+00:00</text:p>
          </table:table-cell>
          <table:table-cell table:style-name="ce2" office:value-type="date" office:date-value="2022-08-23T15:26:54.293245" calcext:value-type="date">
            <text:p>08/23/22 03:26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7769" calcext:value-type="float">
            <text:p>7769</text:p>
          </table:table-cell>
          <table:table-cell office:value-type="float" office:value="6839.41" calcext:value-type="float">
            <text:p>6839.41</text:p>
          </table:table-cell>
          <table:table-cell office:value-type="float" office:value="1038" calcext:value-type="float">
            <text:p>1038</text:p>
          </table:table-cell>
          <table:table-cell office:value-type="float" office:value="15.06" calcext:value-type="float">
            <text:p>15.06</text:p>
          </table:table-cell>
          <table:table-cell office:value-type="float" office:value="711" calcext:value-type="float">
            <text:p>71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5.99" calcext:value-type="float">
            <text:p>5865.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8:02+00:00</text:p>
          </table:table-cell>
          <table:table-cell table:style-name="ce2" office:value-type="date" office:date-value="2022-08-23T15:28:05.826369" calcext:value-type="date">
            <text:p>08/23/22 03:28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7769" calcext:value-type="float">
            <text:p>7769</text:p>
          </table:table-cell>
          <table:table-cell office:value-type="float" office:value="6839.43" calcext:value-type="float">
            <text:p>6839.43</text:p>
          </table:table-cell>
          <table:table-cell office:value-type="float" office:value="2112" calcext:value-type="float">
            <text:p>2112</text:p>
          </table:table-cell>
          <table:table-cell office:value-type="float" office:value="15.08" calcext:value-type="float">
            <text:p>15.08</text:p>
          </table:table-cell>
          <table:table-cell office:value-type="float" office:value="1767" calcext:value-type="float">
            <text:p>176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" calcext:value-type="float">
            <text:p>58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29:11+00:00</text:p>
          </table:table-cell>
          <table:table-cell table:style-name="ce2" office:value-type="date" office:date-value="2022-08-23T15:29:15.47219" calcext:value-type="date">
            <text:p>08/23/22 03:29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769" calcext:value-type="float">
            <text:p>7769</text:p>
          </table:table-cell>
          <table:table-cell office:value-type="float" office:value="6839.46" calcext:value-type="float">
            <text:p>6839.46</text:p>
          </table:table-cell>
          <table:table-cell office:value-type="float" office:value="1067" calcext:value-type="float">
            <text:p>1067</text:p>
          </table:table-cell>
          <table:table-cell office:value-type="float" office:value="15.11" calcext:value-type="float">
            <text:p>15.11</text:p>
          </table:table-cell>
          <table:table-cell office:value-type="float" office:value="1238" calcext:value-type="float">
            <text:p>123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04" calcext:value-type="float">
            <text:p>5866.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0:20+00:00</text:p>
          </table:table-cell>
          <table:table-cell table:style-name="ce2" office:value-type="date" office:date-value="2022-08-23T15:30:24.773531" calcext:value-type="date">
            <text:p>08/23/22 03:30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7769" calcext:value-type="float">
            <text:p>7769</text:p>
          </table:table-cell>
          <table:table-cell office:value-type="float" office:value="6839.51" calcext:value-type="float">
            <text:p>6839.51</text:p>
          </table:table-cell>
          <table:table-cell office:value-type="float" office:value="4653" calcext:value-type="float">
            <text:p>4653</text:p>
          </table:table-cell>
          <table:table-cell office:value-type="float" office:value="15.17" calcext:value-type="float">
            <text:p>15.17</text:p>
          </table:table-cell>
          <table:table-cell office:value-type="float" office:value="6200" calcext:value-type="float">
            <text:p>620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12" calcext:value-type="float">
            <text:p>5866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1:30+00:00</text:p>
          </table:table-cell>
          <table:table-cell table:style-name="ce2" office:value-type="date" office:date-value="2022-08-23T15:31:35.234804" calcext:value-type="date">
            <text:p>08/23/22 03:31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7769" calcext:value-type="float">
            <text:p>7769</text:p>
          </table:table-cell>
          <table:table-cell office:value-type="float" office:value="6839.6" calcext:value-type="float">
            <text:p>6839.6</text:p>
          </table:table-cell>
          <table:table-cell office:value-type="float" office:value="4655" calcext:value-type="float">
            <text:p>4655</text:p>
          </table:table-cell>
          <table:table-cell office:value-type="float" office:value="15.25" calcext:value-type="float">
            <text:p>15.25</text:p>
          </table:table-cell>
          <table:table-cell office:value-type="float" office:value="6008" calcext:value-type="float">
            <text:p>600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22" calcext:value-type="float">
            <text:p>5866.2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2:40+00:00</text:p>
          </table:table-cell>
          <table:table-cell table:style-name="ce2" office:value-type="date" office:date-value="2022-08-23T15:32:45.814138" calcext:value-type="date">
            <text:p>08/23/22 03:32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7769" calcext:value-type="float">
            <text:p>7769</text:p>
          </table:table-cell>
          <table:table-cell office:value-type="float" office:value="6839.69" calcext:value-type="float">
            <text:p>6839.69</text:p>
          </table:table-cell>
          <table:table-cell office:value-type="float" office:value="4736" calcext:value-type="float">
            <text:p>4736</text:p>
          </table:table-cell>
          <table:table-cell office:value-type="float" office:value="15.34" calcext:value-type="float">
            <text:p>15.34</text:p>
          </table:table-cell>
          <table:table-cell office:value-type="float" office:value="6148" calcext:value-type="float">
            <text:p>614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35" calcext:value-type="float">
            <text:p>5866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3:52+00:00</text:p>
          </table:table-cell>
          <table:table-cell table:style-name="ce2" office:value-type="date" office:date-value="2022-08-23T15:33:57.192456" calcext:value-type="date">
            <text:p>08/23/22 03:33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7769" calcext:value-type="float">
            <text:p>7769</text:p>
          </table:table-cell>
          <table:table-cell office:value-type="float" office:value="6839.78" calcext:value-type="float">
            <text:p>6839.78</text:p>
          </table:table-cell>
          <table:table-cell office:value-type="float" office:value="4673" calcext:value-type="float">
            <text:p>4673</text:p>
          </table:table-cell>
          <table:table-cell office:value-type="float" office:value="15.44" calcext:value-type="float">
            <text:p>15.44</text:p>
          </table:table-cell>
          <table:table-cell office:value-type="float" office:value="6076" calcext:value-type="float">
            <text:p>60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47" calcext:value-type="float">
            <text:p>5866.4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5:07+00:00</text:p>
          </table:table-cell>
          <table:table-cell table:style-name="ce2" office:value-type="date" office:date-value="2022-08-23T15:35:11.939261" calcext:value-type="date">
            <text:p>08/23/22 03:35 PM</text:p>
          </table:table-cell>
          <table:table-cell office:value-type="float" office:value="14.7" calcext:value-type="float">
            <text:p>14.7</text:p>
          </table:table-cell>
          <table:table-cell table:number-columns-repeated="1011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7769" calcext:value-type="float">
            <text:p>7769</text:p>
          </table:table-cell>
          <table:table-cell office:value-type="float" office:value="6839.87" calcext:value-type="float">
            <text:p>6839.87</text:p>
          </table:table-cell>
          <table:table-cell office:value-type="float" office:value="4135" calcext:value-type="float">
            <text:p>4135</text:p>
          </table:table-cell>
          <table:table-cell office:value-type="float" office:value="15.53" calcext:value-type="float">
            <text:p>15.53</text:p>
          </table:table-cell>
          <table:table-cell office:value-type="float" office:value="5479" calcext:value-type="float">
            <text:p>547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58" calcext:value-type="float">
            <text:p>5866.5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6:19+00:00</text:p>
          </table:table-cell>
          <table:table-cell table:style-name="ce2" office:value-type="date" office:date-value="2022-08-23T15:36:23.758923" calcext:value-type="date">
            <text:p>08/23/22 03:36 PM</text:p>
          </table:table-cell>
          <table:table-cell office:value-type="float" office:value="11.8" calcext:value-type="float">
            <text:p>11.8</text:p>
          </table:table-cell>
          <table:table-cell table:number-columns-repeated="1011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7769" calcext:value-type="float">
            <text:p>7769</text:p>
          </table:table-cell>
          <table:table-cell office:value-type="float" office:value="6839.91" calcext:value-type="float">
            <text:p>6839.91</text:p>
          </table:table-cell>
          <table:table-cell office:value-type="float" office:value="1139" calcext:value-type="float">
            <text:p>1139</text:p>
          </table:table-cell>
          <table:table-cell office:value-type="float" office:value="15.56" calcext:value-type="float">
            <text:p>15.56</text:p>
          </table:table-cell>
          <table:table-cell office:value-type="float" office:value="1388" calcext:value-type="float">
            <text:p>138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64" calcext:value-type="float">
            <text:p>5866.6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7:31+00:00</text:p>
          </table:table-cell>
          <table:table-cell table:style-name="ce2" office:value-type="date" office:date-value="2022-08-23T15:37:34.682641" calcext:value-type="date">
            <text:p>08/23/22 03:37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7769" calcext:value-type="float">
            <text:p>7769</text:p>
          </table:table-cell>
          <table:table-cell office:value-type="float" office:value="6839.95" calcext:value-type="float">
            <text:p>6839.95</text:p>
          </table:table-cell>
          <table:table-cell office:value-type="float" office:value="3199" calcext:value-type="float">
            <text:p>3199</text:p>
          </table:table-cell>
          <table:table-cell office:value-type="float" office:value="15.61" calcext:value-type="float">
            <text:p>15.61</text:p>
          </table:table-cell>
          <table:table-cell office:value-type="float" office:value="5173" calcext:value-type="float">
            <text:p>517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68" calcext:value-type="float">
            <text:p>5866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8:39+00:00</text:p>
          </table:table-cell>
          <table:table-cell table:style-name="ce2" office:value-type="date" office:date-value="2022-08-23T15:38:43.865753" calcext:value-type="date">
            <text:p>08/23/22 03:38 PM</text:p>
          </table:table-cell>
          <table:table-cell office:value-type="float" office:value="9.1" calcext:value-type="float">
            <text:p>9.1</text:p>
          </table:table-cell>
          <table:table-cell table:number-columns-repeated="1011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7769" calcext:value-type="float">
            <text:p>7769</text:p>
          </table:table-cell>
          <table:table-cell office:value-type="float" office:value="6840.04" calcext:value-type="float">
            <text:p>6840.04</text:p>
          </table:table-cell>
          <table:table-cell office:value-type="float" office:value="4605" calcext:value-type="float">
            <text:p>4605</text:p>
          </table:table-cell>
          <table:table-cell office:value-type="float" office:value="15.69" calcext:value-type="float">
            <text:p>15.69</text:p>
          </table:table-cell>
          <table:table-cell office:value-type="float" office:value="5980" calcext:value-type="float">
            <text:p>598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79" calcext:value-type="float">
            <text:p>5866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39:50+00:00</text:p>
          </table:table-cell>
          <table:table-cell table:style-name="ce2" office:value-type="date" office:date-value="2022-08-23T15:39:54.314038" calcext:value-type="date">
            <text:p>08/23/22 03:39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7769" calcext:value-type="float">
            <text:p>7769</text:p>
          </table:table-cell>
          <table:table-cell office:value-type="float" office:value="6840.12" calcext:value-type="float">
            <text:p>6840.12</text:p>
          </table:table-cell>
          <table:table-cell office:value-type="float" office:value="1730" calcext:value-type="float">
            <text:p>1730</text:p>
          </table:table-cell>
          <table:table-cell office:value-type="float" office:value="15.77" calcext:value-type="float">
            <text:p>15.77</text:p>
          </table:table-cell>
          <table:table-cell office:value-type="float" office:value="1626" calcext:value-type="float">
            <text:p>162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6.91" calcext:value-type="float">
            <text:p>5866.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0:58+00:00</text:p>
          </table:table-cell>
          <table:table-cell table:style-name="ce2" office:value-type="date" office:date-value="2022-08-23T15:41:02.588353" calcext:value-type="date">
            <text:p>08/23/22 03:41 PM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7769" calcext:value-type="float">
            <text:p>7769</text:p>
          </table:table-cell>
          <table:table-cell office:value-type="float" office:value="6840.19" calcext:value-type="float">
            <text:p>6840.19</text:p>
          </table:table-cell>
          <table:table-cell office:value-type="float" office:value="4501" calcext:value-type="float">
            <text:p>4501</text:p>
          </table:table-cell>
          <table:table-cell office:value-type="float" office:value="15.84" calcext:value-type="float">
            <text:p>15.84</text:p>
          </table:table-cell>
          <table:table-cell office:value-type="float" office:value="5924" calcext:value-type="float">
            <text:p>592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" calcext:value-type="float">
            <text:p>586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2:08+00:00</text:p>
          </table:table-cell>
          <table:table-cell table:style-name="ce2" office:value-type="date" office:date-value="2022-08-23T15:42:13.780904" calcext:value-type="date">
            <text:p>08/23/22 03:42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7769" calcext:value-type="float">
            <text:p>7769</text:p>
          </table:table-cell>
          <table:table-cell office:value-type="float" office:value="6840.28" calcext:value-type="float">
            <text:p>6840.28</text:p>
          </table:table-cell>
          <table:table-cell office:value-type="float" office:value="4215" calcext:value-type="float">
            <text:p>4215</text:p>
          </table:table-cell>
          <table:table-cell office:value-type="float" office:value="15.93" calcext:value-type="float">
            <text:p>15.93</text:p>
          </table:table-cell>
          <table:table-cell office:value-type="float" office:value="5662" calcext:value-type="float">
            <text:p>566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1" calcext:value-type="float">
            <text:p>5867.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3:21+00:00</text:p>
          </table:table-cell>
          <table:table-cell table:style-name="ce2" office:value-type="date" office:date-value="2022-08-23T15:43:25.453948" calcext:value-type="date">
            <text:p>08/23/22 03:43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7769" calcext:value-type="float">
            <text:p>7769</text:p>
          </table:table-cell>
          <table:table-cell office:value-type="float" office:value="6840.36" calcext:value-type="float">
            <text:p>6840.36</text:p>
          </table:table-cell>
          <table:table-cell office:value-type="float" office:value="4297" calcext:value-type="float">
            <text:p>4297</text:p>
          </table:table-cell>
          <table:table-cell office:value-type="float" office:value="16.01" calcext:value-type="float">
            <text:p>16.01</text:p>
          </table:table-cell>
          <table:table-cell office:value-type="float" office:value="4983" calcext:value-type="float">
            <text:p>498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22" calcext:value-type="float">
            <text:p>5867.2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4:33+00:00</text:p>
          </table:table-cell>
          <table:table-cell table:style-name="ce2" office:value-type="date" office:date-value="2022-08-23T15:44:37.612239" calcext:value-type="date">
            <text:p>08/23/22 03:44 PM</text:p>
          </table:table-cell>
          <table:table-cell office:value-type="float" office:value="12.1" calcext:value-type="float">
            <text:p>12.1</text:p>
          </table:table-cell>
          <table:table-cell table:number-columns-repeated="1011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7769" calcext:value-type="float">
            <text:p>7769</text:p>
          </table:table-cell>
          <table:table-cell office:value-type="float" office:value="6840.43" calcext:value-type="float">
            <text:p>6840.43</text:p>
          </table:table-cell>
          <table:table-cell office:value-type="float" office:value="2219" calcext:value-type="float">
            <text:p>2219</text:p>
          </table:table-cell>
          <table:table-cell office:value-type="float" office:value="16.08" calcext:value-type="float">
            <text:p>16.08</text:p>
          </table:table-cell>
          <table:table-cell office:value-type="float" office:value="1346" calcext:value-type="float">
            <text:p>134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31" calcext:value-type="float">
            <text:p>5867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5:44+00:00</text:p>
          </table:table-cell>
          <table:table-cell table:style-name="ce2" office:value-type="date" office:date-value="2022-08-23T15:45:49.200839" calcext:value-type="date">
            <text:p>08/23/22 03:45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769" calcext:value-type="float">
            <text:p>7769</text:p>
          </table:table-cell>
          <table:table-cell office:value-type="float" office:value="6840.46" calcext:value-type="float">
            <text:p>6840.46</text:p>
          </table:table-cell>
          <table:table-cell office:value-type="float" office:value="1090" calcext:value-type="float">
            <text:p>1090</text:p>
          </table:table-cell>
          <table:table-cell office:value-type="float" office:value="16.11" calcext:value-type="float">
            <text:p>16.11</text:p>
          </table:table-cell>
          <table:table-cell office:value-type="float" office:value="1390" calcext:value-type="float">
            <text:p>139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35" calcext:value-type="float">
            <text:p>5867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6:55+00:00</text:p>
          </table:table-cell>
          <table:table-cell table:style-name="ce2" office:value-type="date" office:date-value="2022-08-23T15:47:00.826155" calcext:value-type="date">
            <text:p>08/23/22 03:47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769" calcext:value-type="float">
            <text:p>7769</text:p>
          </table:table-cell>
          <table:table-cell office:value-type="float" office:value="6840.48" calcext:value-type="float">
            <text:p>6840.48</text:p>
          </table:table-cell>
          <table:table-cell office:value-type="float" office:value="1980" calcext:value-type="float">
            <text:p>1980</text:p>
          </table:table-cell>
          <table:table-cell office:value-type="float" office:value="16.13" calcext:value-type="float">
            <text:p>16.13</text:p>
          </table:table-cell>
          <table:table-cell office:value-type="float" office:value="4923" calcext:value-type="float">
            <text:p>492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37" calcext:value-type="float">
            <text:p>5867.3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8:05+00:00</text:p>
          </table:table-cell>
          <table:table-cell table:style-name="ce2" office:value-type="date" office:date-value="2022-08-23T15:48:11.161393" calcext:value-type="date">
            <text:p>08/23/22 03:48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7769" calcext:value-type="float">
            <text:p>7769</text:p>
          </table:table-cell>
          <table:table-cell office:value-type="float" office:value="6840.57" calcext:value-type="float">
            <text:p>6840.57</text:p>
          </table:table-cell>
          <table:table-cell office:value-type="float" office:value="4268" calcext:value-type="float">
            <text:p>4268</text:p>
          </table:table-cell>
          <table:table-cell office:value-type="float" office:value="16.22" calcext:value-type="float">
            <text:p>16.22</text:p>
          </table:table-cell>
          <table:table-cell office:value-type="float" office:value="5595" calcext:value-type="float">
            <text:p>559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49" calcext:value-type="float">
            <text:p>5867.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49:17+00:00</text:p>
          </table:table-cell>
          <table:table-cell table:style-name="ce2" office:value-type="date" office:date-value="2022-08-23T15:49:21.712095" calcext:value-type="date">
            <text:p>08/23/22 03:49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7769" calcext:value-type="float">
            <text:p>7769</text:p>
          </table:table-cell>
          <table:table-cell office:value-type="float" office:value="6840.65" calcext:value-type="float">
            <text:p>6840.65</text:p>
          </table:table-cell>
          <table:table-cell office:value-type="float" office:value="4189" calcext:value-type="float">
            <text:p>4189</text:p>
          </table:table-cell>
          <table:table-cell office:value-type="float" office:value="16.3" calcext:value-type="float">
            <text:p>16.3</text:p>
          </table:table-cell>
          <table:table-cell office:value-type="float" office:value="5475" calcext:value-type="float">
            <text:p>547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6" calcext:value-type="float">
            <text:p>5867.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0:26+00:00</text:p>
          </table:table-cell>
          <table:table-cell table:style-name="ce2" office:value-type="date" office:date-value="2022-08-23T15:50:30.770894" calcext:value-type="date">
            <text:p>08/23/22 03:50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7769" calcext:value-type="float">
            <text:p>7769</text:p>
          </table:table-cell>
          <table:table-cell office:value-type="float" office:value="6840.73" calcext:value-type="float">
            <text:p>6840.73</text:p>
          </table:table-cell>
          <table:table-cell office:value-type="float" office:value="4396" calcext:value-type="float">
            <text:p>4396</text:p>
          </table:table-cell>
          <table:table-cell office:value-type="float" office:value="16.38" calcext:value-type="float">
            <text:p>16.38</text:p>
          </table:table-cell>
          <table:table-cell office:value-type="float" office:value="5700" calcext:value-type="float">
            <text:p>570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7" calcext:value-type="float">
            <text:p>5867.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1:34+00:00</text:p>
          </table:table-cell>
          <table:table-cell table:style-name="ce2" office:value-type="date" office:date-value="2022-08-23T15:51:40.436857" calcext:value-type="date">
            <text:p>08/23/22 03:51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7769" calcext:value-type="float">
            <text:p>7769</text:p>
          </table:table-cell>
          <table:table-cell office:value-type="float" office:value="6840.81" calcext:value-type="float">
            <text:p>6840.81</text:p>
          </table:table-cell>
          <table:table-cell office:value-type="float" office:value="4292" calcext:value-type="float">
            <text:p>4292</text:p>
          </table:table-cell>
          <table:table-cell office:value-type="float" office:value="16.46" calcext:value-type="float">
            <text:p>16.46</text:p>
          </table:table-cell>
          <table:table-cell office:value-type="float" office:value="5534" calcext:value-type="float">
            <text:p>553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81" calcext:value-type="float">
            <text:p>5867.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2:45+00:00</text:p>
          </table:table-cell>
          <table:table-cell table:style-name="ce2" office:value-type="date" office:date-value="2022-08-23T15:52:50.119136" calcext:value-type="date">
            <text:p>08/23/22 03:52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7769" calcext:value-type="float">
            <text:p>7769</text:p>
          </table:table-cell>
          <table:table-cell office:value-type="float" office:value="6840.89" calcext:value-type="float">
            <text:p>6840.89</text:p>
          </table:table-cell>
          <table:table-cell office:value-type="float" office:value="4220" calcext:value-type="float">
            <text:p>4220</text:p>
          </table:table-cell>
          <table:table-cell office:value-type="float" office:value="16.54" calcext:value-type="float">
            <text:p>16.54</text:p>
          </table:table-cell>
          <table:table-cell office:value-type="float" office:value="5506" calcext:value-type="float">
            <text:p>550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7.91" calcext:value-type="float">
            <text:p>5867.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3:55+00:00</text:p>
          </table:table-cell>
          <table:table-cell table:style-name="ce2" office:value-type="date" office:date-value="2022-08-23T15:54:00.956391" calcext:value-type="date">
            <text:p>08/23/22 03:54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7769" calcext:value-type="float">
            <text:p>7769</text:p>
          </table:table-cell>
          <table:table-cell office:value-type="float" office:value="6840.98" calcext:value-type="float">
            <text:p>6840.98</text:p>
          </table:table-cell>
          <table:table-cell office:value-type="float" office:value="4218" calcext:value-type="float">
            <text:p>4218</text:p>
          </table:table-cell>
          <table:table-cell office:value-type="float" office:value="16.63" calcext:value-type="float">
            <text:p>16.63</text:p>
          </table:table-cell>
          <table:table-cell office:value-type="float" office:value="5579" calcext:value-type="float">
            <text:p>557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02" calcext:value-type="float">
            <text:p>5868.0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5:10+00:00</text:p>
          </table:table-cell>
          <table:table-cell table:style-name="ce2" office:value-type="date" office:date-value="2022-08-23T15:55:16.018188" calcext:value-type="date">
            <text:p>08/23/22 03:55 PM</text:p>
          </table:table-cell>
          <table:table-cell office:value-type="float" office:value="15" calcext:value-type="float">
            <text:p>15.0</text:p>
          </table:table-cell>
          <table:table-cell table:number-columns-repeated="1011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7769" calcext:value-type="float">
            <text:p>7769</text:p>
          </table:table-cell>
          <table:table-cell office:value-type="float" office:value="6841.06" calcext:value-type="float">
            <text:p>6841.06</text:p>
          </table:table-cell>
          <table:table-cell office:value-type="float" office:value="4094" calcext:value-type="float">
            <text:p>4094</text:p>
          </table:table-cell>
          <table:table-cell office:value-type="float" office:value="16.71" calcext:value-type="float">
            <text:p>16.71</text:p>
          </table:table-cell>
          <table:table-cell office:value-type="float" office:value="5418" calcext:value-type="float">
            <text:p>541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14" calcext:value-type="float">
            <text:p>5868.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6:21+00:00</text:p>
          </table:table-cell>
          <table:table-cell table:style-name="ce2" office:value-type="date" office:date-value="2022-08-23T15:56:26.715855" calcext:value-type="date">
            <text:p>08/23/22 03:56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7769" calcext:value-type="float">
            <text:p>7769</text:p>
          </table:table-cell>
          <table:table-cell office:value-type="float" office:value="6841.14" calcext:value-type="float">
            <text:p>6841.14</text:p>
          </table:table-cell>
          <table:table-cell office:value-type="float" office:value="4021" calcext:value-type="float">
            <text:p>4021</text:p>
          </table:table-cell>
          <table:table-cell office:value-type="float" office:value="16.79" calcext:value-type="float">
            <text:p>16.79</text:p>
          </table:table-cell>
          <table:table-cell office:value-type="float" office:value="5319" calcext:value-type="float">
            <text:p>531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24" calcext:value-type="float">
            <text:p>5868.2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7:32+00:00</text:p>
          </table:table-cell>
          <table:table-cell table:style-name="ce2" office:value-type="date" office:date-value="2022-08-23T15:57:37.534221" calcext:value-type="date">
            <text:p>08/23/22 03:57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7769" calcext:value-type="float">
            <text:p>7769</text:p>
          </table:table-cell>
          <table:table-cell office:value-type="float" office:value="6841.22" calcext:value-type="float">
            <text:p>6841.22</text:p>
          </table:table-cell>
          <table:table-cell office:value-type="float" office:value="4011" calcext:value-type="float">
            <text:p>4011</text:p>
          </table:table-cell>
          <table:table-cell office:value-type="float" office:value="16.87" calcext:value-type="float">
            <text:p>16.87</text:p>
          </table:table-cell>
          <table:table-cell office:value-type="float" office:value="5314" calcext:value-type="float">
            <text:p>531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35" calcext:value-type="float">
            <text:p>5868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8:43+00:00</text:p>
          </table:table-cell>
          <table:table-cell table:style-name="ce2" office:value-type="date" office:date-value="2022-08-23T15:58:47.714454" calcext:value-type="date">
            <text:p>08/23/22 03:58 PM</text:p>
          </table:table-cell>
          <table:table-cell office:value-type="float" office:value="10.2" calcext:value-type="float">
            <text:p>10.2</text:p>
          </table:table-cell>
          <table:table-cell table:number-columns-repeated="1011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7769" calcext:value-type="float">
            <text:p>7769</text:p>
          </table:table-cell>
          <table:table-cell office:value-type="float" office:value="6841.3" calcext:value-type="float">
            <text:p>6841.3</text:p>
          </table:table-cell>
          <table:table-cell office:value-type="float" office:value="3990" calcext:value-type="float">
            <text:p>3990</text:p>
          </table:table-cell>
          <table:table-cell office:value-type="float" office:value="16.95" calcext:value-type="float">
            <text:p>16.95</text:p>
          </table:table-cell>
          <table:table-cell office:value-type="float" office:value="5272" calcext:value-type="float">
            <text:p>527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45" calcext:value-type="float">
            <text:p>5868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4:59:55+00:00</text:p>
          </table:table-cell>
          <table:table-cell table:style-name="ce2" office:value-type="date" office:date-value="2022-08-23T15:59:59.203457" calcext:value-type="date">
            <text:p>08/23/22 03:59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7769" calcext:value-type="float">
            <text:p>7769</text:p>
          </table:table-cell>
          <table:table-cell office:value-type="float" office:value="6841.38" calcext:value-type="float">
            <text:p>6841.38</text:p>
          </table:table-cell>
          <table:table-cell office:value-type="float" office:value="3943" calcext:value-type="float">
            <text:p>3943</text:p>
          </table:table-cell>
          <table:table-cell office:value-type="float" office:value="17.03" calcext:value-type="float">
            <text:p>17.03</text:p>
          </table:table-cell>
          <table:table-cell office:value-type="float" office:value="5232" calcext:value-type="float">
            <text:p>523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56" calcext:value-type="float">
            <text:p>5868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1:08+00:00</text:p>
          </table:table-cell>
          <table:table-cell table:style-name="ce2" office:value-type="date" office:date-value="2022-08-23T16:01:13.354311" calcext:value-type="date">
            <text:p>08/23/22 04:01 PM</text:p>
          </table:table-cell>
          <table:table-cell office:value-type="float" office:value="14.1" calcext:value-type="float">
            <text:p>14.1</text:p>
          </table:table-cell>
          <table:table-cell table:number-columns-repeated="1011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7769" calcext:value-type="float">
            <text:p>7769</text:p>
          </table:table-cell>
          <table:table-cell office:value-type="float" office:value="6841.46" calcext:value-type="float">
            <text:p>6841.46</text:p>
          </table:table-cell>
          <table:table-cell office:value-type="float" office:value="4003" calcext:value-type="float">
            <text:p>4003</text:p>
          </table:table-cell>
          <table:table-cell office:value-type="float" office:value="17.11" calcext:value-type="float">
            <text:p>17.11</text:p>
          </table:table-cell>
          <table:table-cell office:value-type="float" office:value="5285" calcext:value-type="float">
            <text:p>528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66" calcext:value-type="float">
            <text:p>5868.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2:20+00:00</text:p>
          </table:table-cell>
          <table:table-cell table:style-name="ce2" office:value-type="date" office:date-value="2022-08-23T16:02:24.806839" calcext:value-type="date">
            <text:p>08/23/22 04:02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7769" calcext:value-type="float">
            <text:p>7769</text:p>
          </table:table-cell>
          <table:table-cell office:value-type="float" office:value="6841.54" calcext:value-type="float">
            <text:p>6841.54</text:p>
          </table:table-cell>
          <table:table-cell office:value-type="float" office:value="3997" calcext:value-type="float">
            <text:p>3997</text:p>
          </table:table-cell>
          <table:table-cell office:value-type="float" office:value="17.19" calcext:value-type="float">
            <text:p>17.19</text:p>
          </table:table-cell>
          <table:table-cell office:value-type="float" office:value="5295" calcext:value-type="float">
            <text:p>529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77" calcext:value-type="float">
            <text:p>5868.7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3:29+00:00</text:p>
          </table:table-cell>
          <table:table-cell table:style-name="ce2" office:value-type="date" office:date-value="2022-08-23T16:03:34.209165" calcext:value-type="date">
            <text:p>08/23/22 04:03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7769" calcext:value-type="float">
            <text:p>7769</text:p>
          </table:table-cell>
          <table:table-cell office:value-type="float" office:value="6841.61" calcext:value-type="float">
            <text:p>6841.61</text:p>
          </table:table-cell>
          <table:table-cell office:value-type="float" office:value="4001" calcext:value-type="float">
            <text:p>4001</text:p>
          </table:table-cell>
          <table:table-cell office:value-type="float" office:value="17.26" calcext:value-type="float">
            <text:p>17.26</text:p>
          </table:table-cell>
          <table:table-cell office:value-type="float" office:value="5298" calcext:value-type="float">
            <text:p>529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87" calcext:value-type="float">
            <text:p>5868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4:41+00:00</text:p>
          </table:table-cell>
          <table:table-cell table:style-name="ce2" office:value-type="date" office:date-value="2022-08-23T16:04:45.236345" calcext:value-type="date">
            <text:p>08/23/22 04:04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7769" calcext:value-type="float">
            <text:p>7769</text:p>
          </table:table-cell>
          <table:table-cell office:value-type="float" office:value="6841.69" calcext:value-type="float">
            <text:p>6841.69</text:p>
          </table:table-cell>
          <table:table-cell office:value-type="float" office:value="3959" calcext:value-type="float">
            <text:p>3959</text:p>
          </table:table-cell>
          <table:table-cell office:value-type="float" office:value="17.35" calcext:value-type="float">
            <text:p>17.35</text:p>
          </table:table-cell>
          <table:table-cell office:value-type="float" office:value="5231" calcext:value-type="float">
            <text:p>523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8.97" calcext:value-type="float">
            <text:p>5868.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5:50+00:00</text:p>
          </table:table-cell>
          <table:table-cell table:style-name="ce2" office:value-type="date" office:date-value="2022-08-23T16:05:55.378897" calcext:value-type="date">
            <text:p>08/23/22 04:05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7769" calcext:value-type="float">
            <text:p>7769</text:p>
          </table:table-cell>
          <table:table-cell office:value-type="float" office:value="6841.77" calcext:value-type="float">
            <text:p>6841.77</text:p>
          </table:table-cell>
          <table:table-cell office:value-type="float" office:value="3990" calcext:value-type="float">
            <text:p>3990</text:p>
          </table:table-cell>
          <table:table-cell office:value-type="float" office:value="17.42" calcext:value-type="float">
            <text:p>17.42</text:p>
          </table:table-cell>
          <table:table-cell office:value-type="float" office:value="5255" calcext:value-type="float">
            <text:p>525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06" calcext:value-type="float">
            <text:p>5869.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7:00+00:00</text:p>
          </table:table-cell>
          <table:table-cell table:style-name="ce2" office:value-type="date" office:date-value="2022-08-23T16:07:04.728024" calcext:value-type="date">
            <text:p>08/23/22 04:07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7769" calcext:value-type="float">
            <text:p>7769</text:p>
          </table:table-cell>
          <table:table-cell office:value-type="float" office:value="6841.85" calcext:value-type="float">
            <text:p>6841.85</text:p>
          </table:table-cell>
          <table:table-cell office:value-type="float" office:value="3868" calcext:value-type="float">
            <text:p>3868</text:p>
          </table:table-cell>
          <table:table-cell office:value-type="float" office:value="17.5" calcext:value-type="float">
            <text:p>17.5</text:p>
          </table:table-cell>
          <table:table-cell office:value-type="float" office:value="4996" calcext:value-type="float">
            <text:p>499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16" calcext:value-type="float">
            <text:p>5869.1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8:09+00:00</text:p>
          </table:table-cell>
          <table:table-cell table:style-name="ce2" office:value-type="date" office:date-value="2022-08-23T16:08:14.131355" calcext:value-type="date">
            <text:p>08/23/22 04:08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7769" calcext:value-type="float">
            <text:p>7769</text:p>
          </table:table-cell>
          <table:table-cell office:value-type="float" office:value="6841.92" calcext:value-type="float">
            <text:p>6841.92</text:p>
          </table:table-cell>
          <table:table-cell office:value-type="float" office:value="3740" calcext:value-type="float">
            <text:p>3740</text:p>
          </table:table-cell>
          <table:table-cell office:value-type="float" office:value="17.57" calcext:value-type="float">
            <text:p>17.57</text:p>
          </table:table-cell>
          <table:table-cell office:value-type="float" office:value="4800" calcext:value-type="float">
            <text:p>480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27" calcext:value-type="float">
            <text:p>5869.2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09:21+00:00</text:p>
          </table:table-cell>
          <table:table-cell table:style-name="ce2" office:value-type="date" office:date-value="2022-08-23T16:09:26.314816" calcext:value-type="date">
            <text:p>08/23/22 04:09 PM</text:p>
          </table:table-cell>
          <table:table-cell office:value-type="float" office:value="12.1" calcext:value-type="float">
            <text:p>12.1</text:p>
          </table:table-cell>
          <table:table-cell table:number-columns-repeated="1011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7769" calcext:value-type="float">
            <text:p>7769</text:p>
          </table:table-cell>
          <table:table-cell office:value-type="float" office:value="6841.99" calcext:value-type="float">
            <text:p>6841.99</text:p>
          </table:table-cell>
          <table:table-cell office:value-type="float" office:value="3608" calcext:value-type="float">
            <text:p>3608</text:p>
          </table:table-cell>
          <table:table-cell office:value-type="float" office:value="17.64" calcext:value-type="float">
            <text:p>17.64</text:p>
          </table:table-cell>
          <table:table-cell office:value-type="float" office:value="4645" calcext:value-type="float">
            <text:p>464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35" calcext:value-type="float">
            <text:p>5869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0:34+00:00</text:p>
          </table:table-cell>
          <table:table-cell table:style-name="ce2" office:value-type="date" office:date-value="2022-08-23T16:10:39.353358" calcext:value-type="date">
            <text:p>08/23/22 04:10 PM</text:p>
          </table:table-cell>
          <table:table-cell office:value-type="float" office:value="13" calcext:value-type="float">
            <text:p>13.0</text:p>
          </table:table-cell>
          <table:table-cell table:number-columns-repeated="1011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7769" calcext:value-type="float">
            <text:p>7769</text:p>
          </table:table-cell>
          <table:table-cell office:value-type="float" office:value="6842.07" calcext:value-type="float">
            <text:p>6842.07</text:p>
          </table:table-cell>
          <table:table-cell office:value-type="float" office:value="3474" calcext:value-type="float">
            <text:p>3474</text:p>
          </table:table-cell>
          <table:table-cell office:value-type="float" office:value="17.72" calcext:value-type="float">
            <text:p>17.72</text:p>
          </table:table-cell>
          <table:table-cell office:value-type="float" office:value="4452" calcext:value-type="float">
            <text:p>445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45" calcext:value-type="float">
            <text:p>5869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1:44+00:00</text:p>
          </table:table-cell>
          <table:table-cell table:style-name="ce2" office:value-type="date" office:date-value="2022-08-23T16:11:48.677394" calcext:value-type="date">
            <text:p>08/23/22 04:11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7769" calcext:value-type="float">
            <text:p>7769</text:p>
          </table:table-cell>
          <table:table-cell office:value-type="float" office:value="6842.14" calcext:value-type="float">
            <text:p>6842.14</text:p>
          </table:table-cell>
          <table:table-cell office:value-type="float" office:value="3450" calcext:value-type="float">
            <text:p>3450</text:p>
          </table:table-cell>
          <table:table-cell office:value-type="float" office:value="17.79" calcext:value-type="float">
            <text:p>17.79</text:p>
          </table:table-cell>
          <table:table-cell office:value-type="float" office:value="4503" calcext:value-type="float">
            <text:p>450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54" calcext:value-type="float">
            <text:p>5869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3:00+00:00</text:p>
          </table:table-cell>
          <table:table-cell table:style-name="ce2" office:value-type="date" office:date-value="2022-08-23T16:13:04.979209" calcext:value-type="date">
            <text:p>08/23/22 04:13 PM</text:p>
          </table:table-cell>
          <table:table-cell office:value-type="float" office:value="16.2" calcext:value-type="float">
            <text:p>16.2</text:p>
          </table:table-cell>
          <table:table-cell table:number-columns-repeated="1011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7769" calcext:value-type="float">
            <text:p>7769</text:p>
          </table:table-cell>
          <table:table-cell office:value-type="float" office:value="6842.2" calcext:value-type="float">
            <text:p>6842.2</text:p>
          </table:table-cell>
          <table:table-cell office:value-type="float" office:value="3417" calcext:value-type="float">
            <text:p>3417</text:p>
          </table:table-cell>
          <table:table-cell office:value-type="float" office:value="17.86" calcext:value-type="float">
            <text:p>17.86</text:p>
          </table:table-cell>
          <table:table-cell office:value-type="float" office:value="4455" calcext:value-type="float">
            <text:p>445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62" calcext:value-type="float">
            <text:p>5869.6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4:10+00:00</text:p>
          </table:table-cell>
          <table:table-cell table:style-name="ce2" office:value-type="date" office:date-value="2022-08-23T16:14:15.219385" calcext:value-type="date">
            <text:p>08/23/22 04:14 PM</text:p>
          </table:table-cell>
          <table:table-cell office:value-type="float" office:value="10.2" calcext:value-type="float">
            <text:p>10.2</text:p>
          </table:table-cell>
          <table:table-cell table:number-columns-repeated="1011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7769" calcext:value-type="float">
            <text:p>7769</text:p>
          </table:table-cell>
          <table:table-cell office:value-type="float" office:value="6842.27" calcext:value-type="float">
            <text:p>6842.27</text:p>
          </table:table-cell>
          <table:table-cell office:value-type="float" office:value="3380" calcext:value-type="float">
            <text:p>3380</text:p>
          </table:table-cell>
          <table:table-cell office:value-type="float" office:value="17.92" calcext:value-type="float">
            <text:p>17.92</text:p>
          </table:table-cell>
          <table:table-cell office:value-type="float" office:value="4411" calcext:value-type="float">
            <text:p>441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72" calcext:value-type="float">
            <text:p>5869.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5:21+00:00</text:p>
          </table:table-cell>
          <table:table-cell table:style-name="ce2" office:value-type="date" office:date-value="2022-08-23T16:15:25.010745" calcext:value-type="date">
            <text:p>08/23/22 04:15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7769" calcext:value-type="float">
            <text:p>7769</text:p>
          </table:table-cell>
          <table:table-cell office:value-type="float" office:value="6842.34" calcext:value-type="float">
            <text:p>6842.34</text:p>
          </table:table-cell>
          <table:table-cell office:value-type="float" office:value="3353" calcext:value-type="float">
            <text:p>3353</text:p>
          </table:table-cell>
          <table:table-cell office:value-type="float" office:value="17.99" calcext:value-type="float">
            <text:p>17.99</text:p>
          </table:table-cell>
          <table:table-cell office:value-type="float" office:value="4383" calcext:value-type="float">
            <text:p>438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81" calcext:value-type="float">
            <text:p>5869.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6:29+00:00</text:p>
          </table:table-cell>
          <table:table-cell table:style-name="ce2" office:value-type="date" office:date-value="2022-08-23T16:16:34.30215" calcext:value-type="date">
            <text:p>08/23/22 04:16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7769" calcext:value-type="float">
            <text:p>7769</text:p>
          </table:table-cell>
          <table:table-cell office:value-type="float" office:value="6842.4" calcext:value-type="float">
            <text:p>6842.4</text:p>
          </table:table-cell>
          <table:table-cell office:value-type="float" office:value="3297" calcext:value-type="float">
            <text:p>3297</text:p>
          </table:table-cell>
          <table:table-cell office:value-type="float" office:value="18.05" calcext:value-type="float">
            <text:p>18.05</text:p>
          </table:table-cell>
          <table:table-cell office:value-type="float" office:value="4338" calcext:value-type="float">
            <text:p>433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89" calcext:value-type="float">
            <text:p>5869.8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7:39+00:00</text:p>
          </table:table-cell>
          <table:table-cell table:style-name="ce2" office:value-type="date" office:date-value="2022-08-23T16:17:44.917503" calcext:value-type="date">
            <text:p>08/23/22 04:17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7769" calcext:value-type="float">
            <text:p>7769</text:p>
          </table:table-cell>
          <table:table-cell office:value-type="float" office:value="6842.46" calcext:value-type="float">
            <text:p>6842.46</text:p>
          </table:table-cell>
          <table:table-cell office:value-type="float" office:value="3302" calcext:value-type="float">
            <text:p>3302</text:p>
          </table:table-cell>
          <table:table-cell office:value-type="float" office:value="18.11" calcext:value-type="float">
            <text:p>18.11</text:p>
          </table:table-cell>
          <table:table-cell office:value-type="float" office:value="4310" calcext:value-type="float">
            <text:p>431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69.97" calcext:value-type="float">
            <text:p>5869.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18:50+00:00</text:p>
          </table:table-cell>
          <table:table-cell table:style-name="ce2" office:value-type="date" office:date-value="2022-08-23T16:18:54.774027" calcext:value-type="date">
            <text:p>08/23/22 04:18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7769" calcext:value-type="float">
            <text:p>7769</text:p>
          </table:table-cell>
          <table:table-cell office:value-type="float" office:value="6842.53" calcext:value-type="float">
            <text:p>6842.53</text:p>
          </table:table-cell>
          <table:table-cell office:value-type="float" office:value="3278" calcext:value-type="float">
            <text:p>3278</text:p>
          </table:table-cell>
          <table:table-cell office:value-type="float" office:value="18.18" calcext:value-type="float">
            <text:p>18.18</text:p>
          </table:table-cell>
          <table:table-cell office:value-type="float" office:value="4270" calcext:value-type="float">
            <text:p>427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06" calcext:value-type="float">
            <text:p>5870.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0:04+00:00</text:p>
          </table:table-cell>
          <table:table-cell table:style-name="ce2" office:value-type="date" office:date-value="2022-08-23T16:20:09.808019" calcext:value-type="date">
            <text:p>08/23/22 04:20 PM</text:p>
          </table:table-cell>
          <table:table-cell office:value-type="float" office:value="15" calcext:value-type="float">
            <text:p>15.0</text:p>
          </table:table-cell>
          <table:table-cell table:number-columns-repeated="1011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7769" calcext:value-type="float">
            <text:p>7769</text:p>
          </table:table-cell>
          <table:table-cell office:value-type="float" office:value="6842.6" calcext:value-type="float">
            <text:p>6842.6</text:p>
          </table:table-cell>
          <table:table-cell office:value-type="float" office:value="3262" calcext:value-type="float">
            <text:p>3262</text:p>
          </table:table-cell>
          <table:table-cell office:value-type="float" office:value="18.25" calcext:value-type="float">
            <text:p>18.25</text:p>
          </table:table-cell>
          <table:table-cell office:value-type="float" office:value="4213" calcext:value-type="float">
            <text:p>421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14" calcext:value-type="float">
            <text:p>5870.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1:15+00:00</text:p>
          </table:table-cell>
          <table:table-cell table:style-name="ce2" office:value-type="date" office:date-value="2022-08-23T16:21:19.526485" calcext:value-type="date">
            <text:p>08/23/22 04:21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7769" calcext:value-type="float">
            <text:p>7769</text:p>
          </table:table-cell>
          <table:table-cell office:value-type="float" office:value="6842.66" calcext:value-type="float">
            <text:p>6842.66</text:p>
          </table:table-cell>
          <table:table-cell office:value-type="float" office:value="3226" calcext:value-type="float">
            <text:p>3226</text:p>
          </table:table-cell>
          <table:table-cell office:value-type="float" office:value="18.31" calcext:value-type="float">
            <text:p>18.31</text:p>
          </table:table-cell>
          <table:table-cell office:value-type="float" office:value="4152" calcext:value-type="float">
            <text:p>415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22" calcext:value-type="float">
            <text:p>5870.2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2:24+00:00</text:p>
          </table:table-cell>
          <table:table-cell table:style-name="ce2" office:value-type="date" office:date-value="2022-08-23T16:22:29.538428" calcext:value-type="date">
            <text:p>08/23/22 04:22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769" calcext:value-type="float">
            <text:p>7769</text:p>
          </table:table-cell>
          <table:table-cell office:value-type="float" office:value="6842.72" calcext:value-type="float">
            <text:p>6842.72</text:p>
          </table:table-cell>
          <table:table-cell office:value-type="float" office:value="2998" calcext:value-type="float">
            <text:p>2998</text:p>
          </table:table-cell>
          <table:table-cell office:value-type="float" office:value="18.37" calcext:value-type="float">
            <text:p>18.37</text:p>
          </table:table-cell>
          <table:table-cell office:value-type="float" office:value="3921" calcext:value-type="float">
            <text:p>392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31" calcext:value-type="float">
            <text:p>5870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3:35+00:00</text:p>
          </table:table-cell>
          <table:table-cell table:style-name="ce2" office:value-type="date" office:date-value="2022-08-23T16:23:40.247325" calcext:value-type="date">
            <text:p>08/23/22 04:23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7769" calcext:value-type="float">
            <text:p>7769</text:p>
          </table:table-cell>
          <table:table-cell office:value-type="float" office:value="6842.78" calcext:value-type="float">
            <text:p>6842.78</text:p>
          </table:table-cell>
          <table:table-cell office:value-type="float" office:value="2975" calcext:value-type="float">
            <text:p>2975</text:p>
          </table:table-cell>
          <table:table-cell office:value-type="float" office:value="18.43" calcext:value-type="float">
            <text:p>18.43</text:p>
          </table:table-cell>
          <table:table-cell office:value-type="float" office:value="3893" calcext:value-type="float">
            <text:p>389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37" calcext:value-type="float">
            <text:p>5870.3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4:46+00:00</text:p>
          </table:table-cell>
          <table:table-cell table:style-name="ce2" office:value-type="date" office:date-value="2022-08-23T16:24:50.150384" calcext:value-type="date">
            <text:p>08/23/22 04:24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7769" calcext:value-type="float">
            <text:p>7769</text:p>
          </table:table-cell>
          <table:table-cell office:value-type="float" office:value="6842.84" calcext:value-type="float">
            <text:p>6842.84</text:p>
          </table:table-cell>
          <table:table-cell office:value-type="float" office:value="2967" calcext:value-type="float">
            <text:p>2967</text:p>
          </table:table-cell>
          <table:table-cell office:value-type="float" office:value="18.49" calcext:value-type="float">
            <text:p>18.49</text:p>
          </table:table-cell>
          <table:table-cell office:value-type="float" office:value="3754" calcext:value-type="float">
            <text:p>375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45" calcext:value-type="float">
            <text:p>5870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5:55+00:00</text:p>
          </table:table-cell>
          <table:table-cell table:style-name="ce2" office:value-type="date" office:date-value="2022-08-23T16:25:59.026024" calcext:value-type="date">
            <text:p>08/23/22 04:25 PM</text:p>
          </table:table-cell>
          <table:table-cell office:value-type="float" office:value="8.8" calcext:value-type="float">
            <text:p>8.8</text:p>
          </table:table-cell>
          <table:table-cell table:number-columns-repeated="1011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7769" calcext:value-type="float">
            <text:p>7769</text:p>
          </table:table-cell>
          <table:table-cell office:value-type="float" office:value="6842.89" calcext:value-type="float">
            <text:p>6842.89</text:p>
          </table:table-cell>
          <table:table-cell office:value-type="float" office:value="2938" calcext:value-type="float">
            <text:p>2938</text:p>
          </table:table-cell>
          <table:table-cell office:value-type="float" office:value="18.54" calcext:value-type="float">
            <text:p>18.54</text:p>
          </table:table-cell>
          <table:table-cell office:value-type="float" office:value="3711" calcext:value-type="float">
            <text:p>371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52" calcext:value-type="float">
            <text:p>5870.5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7:03+00:00</text:p>
          </table:table-cell>
          <table:table-cell table:style-name="ce2" office:value-type="date" office:date-value="2022-08-23T16:27:07.981089" calcext:value-type="date">
            <text:p>08/23/22 04:27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7769" calcext:value-type="float">
            <text:p>7769</text:p>
          </table:table-cell>
          <table:table-cell office:value-type="float" office:value="6842.95" calcext:value-type="float">
            <text:p>6842.95</text:p>
          </table:table-cell>
          <table:table-cell office:value-type="float" office:value="2903" calcext:value-type="float">
            <text:p>2903</text:p>
          </table:table-cell>
          <table:table-cell office:value-type="float" office:value="18.6" calcext:value-type="float">
            <text:p>18.6</text:p>
          </table:table-cell>
          <table:table-cell office:value-type="float" office:value="3667" calcext:value-type="float">
            <text:p>366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6" calcext:value-type="float">
            <text:p>5870.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8:15+00:00</text:p>
          </table:table-cell>
          <table:table-cell table:style-name="ce2" office:value-type="date" office:date-value="2022-08-23T16:28:20.161499" calcext:value-type="date">
            <text:p>08/23/22 04:28 PM</text:p>
          </table:table-cell>
          <table:table-cell office:value-type="float" office:value="12.1" calcext:value-type="float">
            <text:p>12.1</text:p>
          </table:table-cell>
          <table:table-cell table:number-columns-repeated="1011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7769" calcext:value-type="float">
            <text:p>7769</text:p>
          </table:table-cell>
          <table:table-cell office:value-type="float" office:value="6843.01" calcext:value-type="float">
            <text:p>6843.01</text:p>
          </table:table-cell>
          <table:table-cell office:value-type="float" office:value="3079" calcext:value-type="float">
            <text:p>3079</text:p>
          </table:table-cell>
          <table:table-cell office:value-type="float" office:value="18.66" calcext:value-type="float">
            <text:p>18.66</text:p>
          </table:table-cell>
          <table:table-cell office:value-type="float" office:value="3844" calcext:value-type="float">
            <text:p>384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66" calcext:value-type="float">
            <text:p>5870.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29:26+00:00</text:p>
          </table:table-cell>
          <table:table-cell table:style-name="ce2" office:value-type="date" office:date-value="2022-08-23T16:29:30.205479" calcext:value-type="date">
            <text:p>08/23/22 04:29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7769" calcext:value-type="float">
            <text:p>7769</text:p>
          </table:table-cell>
          <table:table-cell office:value-type="float" office:value="6843.07" calcext:value-type="float">
            <text:p>6843.07</text:p>
          </table:table-cell>
          <table:table-cell office:value-type="float" office:value="3033" calcext:value-type="float">
            <text:p>3033</text:p>
          </table:table-cell>
          <table:table-cell office:value-type="float" office:value="18.72" calcext:value-type="float">
            <text:p>18.72</text:p>
          </table:table-cell>
          <table:table-cell office:value-type="float" office:value="3876" calcext:value-type="float">
            <text:p>38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75" calcext:value-type="float">
            <text:p>5870.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0:36+00:00</text:p>
          </table:table-cell>
          <table:table-cell table:style-name="ce2" office:value-type="date" office:date-value="2022-08-23T16:30:41.096798" calcext:value-type="date">
            <text:p>08/23/22 04:30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7769" calcext:value-type="float">
            <text:p>7769</text:p>
          </table:table-cell>
          <table:table-cell office:value-type="float" office:value="6843.13" calcext:value-type="float">
            <text:p>6843.13</text:p>
          </table:table-cell>
          <table:table-cell office:value-type="float" office:value="3010" calcext:value-type="float">
            <text:p>3010</text:p>
          </table:table-cell>
          <table:table-cell office:value-type="float" office:value="18.78" calcext:value-type="float">
            <text:p>18.78</text:p>
          </table:table-cell>
          <table:table-cell office:value-type="float" office:value="3851" calcext:value-type="float">
            <text:p>385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81" calcext:value-type="float">
            <text:p>5870.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1:46+00:00</text:p>
          </table:table-cell>
          <table:table-cell table:style-name="ce2" office:value-type="date" office:date-value="2022-08-23T16:31:51.738591" calcext:value-type="date">
            <text:p>08/23/22 04:31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769" calcext:value-type="float">
            <text:p>7769</text:p>
          </table:table-cell>
          <table:table-cell office:value-type="float" office:value="6843.18" calcext:value-type="float">
            <text:p>6843.18</text:p>
          </table:table-cell>
          <table:table-cell office:value-type="float" office:value="3004" calcext:value-type="float">
            <text:p>3004</text:p>
          </table:table-cell>
          <table:table-cell office:value-type="float" office:value="18.83" calcext:value-type="float">
            <text:p>18.83</text:p>
          </table:table-cell>
          <table:table-cell office:value-type="float" office:value="3843" calcext:value-type="float">
            <text:p>384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89" calcext:value-type="float">
            <text:p>5870.8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2:55+00:00</text:p>
          </table:table-cell>
          <table:table-cell table:style-name="ce2" office:value-type="date" office:date-value="2022-08-23T16:33:00.751277" calcext:value-type="date">
            <text:p>08/23/22 04:33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7769" calcext:value-type="float">
            <text:p>7769</text:p>
          </table:table-cell>
          <table:table-cell office:value-type="float" office:value="6843.24" calcext:value-type="float">
            <text:p>6843.24</text:p>
          </table:table-cell>
          <table:table-cell office:value-type="float" office:value="2993" calcext:value-type="float">
            <text:p>2993</text:p>
          </table:table-cell>
          <table:table-cell office:value-type="float" office:value="18.89" calcext:value-type="float">
            <text:p>18.89</text:p>
          </table:table-cell>
          <table:table-cell office:value-type="float" office:value="3813" calcext:value-type="float">
            <text:p>381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0.97" calcext:value-type="float">
            <text:p>5870.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4:05+00:00</text:p>
          </table:table-cell>
          <table:table-cell table:style-name="ce2" office:value-type="date" office:date-value="2022-08-23T16:34:11.31817" calcext:value-type="date">
            <text:p>08/23/22 04:34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7769" calcext:value-type="float">
            <text:p>7769</text:p>
          </table:table-cell>
          <table:table-cell office:value-type="float" office:value="6843.3" calcext:value-type="float">
            <text:p>6843.3</text:p>
          </table:table-cell>
          <table:table-cell office:value-type="float" office:value="2962" calcext:value-type="float">
            <text:p>2962</text:p>
          </table:table-cell>
          <table:table-cell office:value-type="float" office:value="18.95" calcext:value-type="float">
            <text:p>18.95</text:p>
          </table:table-cell>
          <table:table-cell office:value-type="float" office:value="3770" calcext:value-type="float">
            <text:p>377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04" calcext:value-type="float">
            <text:p>5871.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5:17+00:00</text:p>
          </table:table-cell>
          <table:table-cell table:style-name="ce2" office:value-type="date" office:date-value="2022-08-23T16:35:21.33753" calcext:value-type="date">
            <text:p>08/23/22 04:35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7769" calcext:value-type="float">
            <text:p>7769</text:p>
          </table:table-cell>
          <table:table-cell office:value-type="float" office:value="6843.36" calcext:value-type="float">
            <text:p>6843.36</text:p>
          </table:table-cell>
          <table:table-cell office:value-type="float" office:value="2940" calcext:value-type="float">
            <text:p>2940</text:p>
          </table:table-cell>
          <table:table-cell office:value-type="float" office:value="19.01" calcext:value-type="float">
            <text:p>19.01</text:p>
          </table:table-cell>
          <table:table-cell office:value-type="float" office:value="3740" calcext:value-type="float">
            <text:p>374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12" calcext:value-type="float">
            <text:p>5871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6:27+00:00</text:p>
          </table:table-cell>
          <table:table-cell table:style-name="ce2" office:value-type="date" office:date-value="2022-08-23T16:36:32.340887" calcext:value-type="date">
            <text:p>08/23/22 04:36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7769" calcext:value-type="float">
            <text:p>7769</text:p>
          </table:table-cell>
          <table:table-cell office:value-type="float" office:value="6843.41" calcext:value-type="float">
            <text:p>6843.41</text:p>
          </table:table-cell>
          <table:table-cell office:value-type="float" office:value="2926" calcext:value-type="float">
            <text:p>2926</text:p>
          </table:table-cell>
          <table:table-cell office:value-type="float" office:value="19.06" calcext:value-type="float">
            <text:p>19.06</text:p>
          </table:table-cell>
          <table:table-cell office:value-type="float" office:value="3719" calcext:value-type="float">
            <text:p>371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2" calcext:value-type="float">
            <text:p>5871.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7:39+00:00</text:p>
          </table:table-cell>
          <table:table-cell table:style-name="ce2" office:value-type="date" office:date-value="2022-08-23T16:37:44.006744" calcext:value-type="date">
            <text:p>08/23/22 04:37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7769" calcext:value-type="float">
            <text:p>7769</text:p>
          </table:table-cell>
          <table:table-cell office:value-type="float" office:value="6843.47" calcext:value-type="float">
            <text:p>6843.47</text:p>
          </table:table-cell>
          <table:table-cell office:value-type="float" office:value="2914" calcext:value-type="float">
            <text:p>2914</text:p>
          </table:table-cell>
          <table:table-cell office:value-type="float" office:value="19.12" calcext:value-type="float">
            <text:p>19.12</text:p>
          </table:table-cell>
          <table:table-cell office:value-type="float" office:value="3724" calcext:value-type="float">
            <text:p>372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27" calcext:value-type="float">
            <text:p>5871.2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8:48+00:00</text:p>
          </table:table-cell>
          <table:table-cell table:style-name="ce2" office:value-type="date" office:date-value="2022-08-23T16:38:53.822579" calcext:value-type="date">
            <text:p>08/23/22 04:38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7769" calcext:value-type="float">
            <text:p>7769</text:p>
          </table:table-cell>
          <table:table-cell office:value-type="float" office:value="6843.53" calcext:value-type="float">
            <text:p>6843.53</text:p>
          </table:table-cell>
          <table:table-cell office:value-type="float" office:value="2885" calcext:value-type="float">
            <text:p>2885</text:p>
          </table:table-cell>
          <table:table-cell office:value-type="float" office:value="19.18" calcext:value-type="float">
            <text:p>19.18</text:p>
          </table:table-cell>
          <table:table-cell office:value-type="float" office:value="3688" calcext:value-type="float">
            <text:p>368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33" calcext:value-type="float">
            <text:p>5871.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39:58+00:00</text:p>
          </table:table-cell>
          <table:table-cell table:style-name="ce2" office:value-type="date" office:date-value="2022-08-23T16:40:06.249778" calcext:value-type="date">
            <text:p>08/23/22 04:40 PM</text:p>
          </table:table-cell>
          <table:table-cell office:value-type="float" office:value="12.4" calcext:value-type="float">
            <text:p>12.4</text:p>
          </table:table-cell>
          <table:table-cell table:number-columns-repeated="1011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7769" calcext:value-type="float">
            <text:p>7769</text:p>
          </table:table-cell>
          <table:table-cell office:value-type="float" office:value="6843.59" calcext:value-type="float">
            <text:p>6843.59</text:p>
          </table:table-cell>
          <table:table-cell office:value-type="float" office:value="2837" calcext:value-type="float">
            <text:p>2837</text:p>
          </table:table-cell>
          <table:table-cell office:value-type="float" office:value="19.24" calcext:value-type="float">
            <text:p>19.24</text:p>
          </table:table-cell>
          <table:table-cell office:value-type="float" office:value="3592" calcext:value-type="float">
            <text:p>359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41" calcext:value-type="float">
            <text:p>5871.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1:09+00:00</text:p>
          </table:table-cell>
          <table:table-cell table:style-name="ce2" office:value-type="date" office:date-value="2022-08-23T16:41:14.754345" calcext:value-type="date">
            <text:p>08/23/22 04:41 PM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7769" calcext:value-type="float">
            <text:p>7769</text:p>
          </table:table-cell>
          <table:table-cell office:value-type="float" office:value="6843.64" calcext:value-type="float">
            <text:p>6843.64</text:p>
          </table:table-cell>
          <table:table-cell office:value-type="float" office:value="2799" calcext:value-type="float">
            <text:p>2799</text:p>
          </table:table-cell>
          <table:table-cell office:value-type="float" office:value="19.29" calcext:value-type="float">
            <text:p>19.29</text:p>
          </table:table-cell>
          <table:table-cell office:value-type="float" office:value="3563" calcext:value-type="float">
            <text:p>356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47" calcext:value-type="float">
            <text:p>5871.4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2:20+00:00</text:p>
          </table:table-cell>
          <table:table-cell table:style-name="ce2" office:value-type="date" office:date-value="2022-08-23T16:42:24.596021" calcext:value-type="date">
            <text:p>08/23/22 04:42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7769" calcext:value-type="float">
            <text:p>7769</text:p>
          </table:table-cell>
          <table:table-cell office:value-type="float" office:value="6843.69" calcext:value-type="float">
            <text:p>6843.69</text:p>
          </table:table-cell>
          <table:table-cell office:value-type="float" office:value="2778" calcext:value-type="float">
            <text:p>2778</text:p>
          </table:table-cell>
          <table:table-cell office:value-type="float" office:value="19.34" calcext:value-type="float">
            <text:p>19.34</text:p>
          </table:table-cell>
          <table:table-cell office:value-type="float" office:value="3423" calcext:value-type="float">
            <text:p>342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54" calcext:value-type="float">
            <text:p>5871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3:30+00:00</text:p>
          </table:table-cell>
          <table:table-cell table:style-name="ce2" office:value-type="date" office:date-value="2022-08-23T16:43:35.193274" calcext:value-type="date">
            <text:p>08/23/22 04:43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7769" calcext:value-type="float">
            <text:p>7769</text:p>
          </table:table-cell>
          <table:table-cell office:value-type="float" office:value="6843.75" calcext:value-type="float">
            <text:p>6843.75</text:p>
          </table:table-cell>
          <table:table-cell office:value-type="float" office:value="2738" calcext:value-type="float">
            <text:p>2738</text:p>
          </table:table-cell>
          <table:table-cell office:value-type="float" office:value="19.4" calcext:value-type="float">
            <text:p>19.4</text:p>
          </table:table-cell>
          <table:table-cell office:value-type="float" office:value="3379" calcext:value-type="float">
            <text:p>337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62" calcext:value-type="float">
            <text:p>5871.6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4:40+00:00</text:p>
          </table:table-cell>
          <table:table-cell table:style-name="ce2" office:value-type="date" office:date-value="2022-08-23T16:44:45.133592" calcext:value-type="date">
            <text:p>08/23/22 04:44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7769" calcext:value-type="float">
            <text:p>7769</text:p>
          </table:table-cell>
          <table:table-cell office:value-type="float" office:value="6843.8" calcext:value-type="float">
            <text:p>6843.8</text:p>
          </table:table-cell>
          <table:table-cell office:value-type="float" office:value="2700" calcext:value-type="float">
            <text:p>2700</text:p>
          </table:table-cell>
          <table:table-cell office:value-type="float" office:value="19.45" calcext:value-type="float">
            <text:p>19.45</text:p>
          </table:table-cell>
          <table:table-cell office:value-type="float" office:value="3325" calcext:value-type="float">
            <text:p>332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68" calcext:value-type="float">
            <text:p>5871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5:50+00:00</text:p>
          </table:table-cell>
          <table:table-cell table:style-name="ce2" office:value-type="date" office:date-value="2022-08-23T16:45:55.576623" calcext:value-type="date">
            <text:p>08/23/22 04:45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7769" calcext:value-type="float">
            <text:p>7769</text:p>
          </table:table-cell>
          <table:table-cell office:value-type="float" office:value="6843.85" calcext:value-type="float">
            <text:p>6843.85</text:p>
          </table:table-cell>
          <table:table-cell office:value-type="float" office:value="2686" calcext:value-type="float">
            <text:p>2686</text:p>
          </table:table-cell>
          <table:table-cell office:value-type="float" office:value="19.5" calcext:value-type="float">
            <text:p>19.5</text:p>
          </table:table-cell>
          <table:table-cell office:value-type="float" office:value="3301" calcext:value-type="float">
            <text:p>330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75" calcext:value-type="float">
            <text:p>5871.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7:02+00:00</text:p>
          </table:table-cell>
          <table:table-cell table:style-name="ce2" office:value-type="date" office:date-value="2022-08-23T16:47:07.393268" calcext:value-type="date">
            <text:p>08/23/22 04:47 PM</text:p>
          </table:table-cell>
          <table:table-cell office:value-type="float" office:value="11.8" calcext:value-type="float">
            <text:p>11.8</text:p>
          </table:table-cell>
          <table:table-cell table:number-columns-repeated="1011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7769" calcext:value-type="float">
            <text:p>7769</text:p>
          </table:table-cell>
          <table:table-cell office:value-type="float" office:value="6843.91" calcext:value-type="float">
            <text:p>6843.91</text:p>
          </table:table-cell>
          <table:table-cell office:value-type="float" office:value="2666" calcext:value-type="float">
            <text:p>2666</text:p>
          </table:table-cell>
          <table:table-cell office:value-type="float" office:value="19.56" calcext:value-type="float">
            <text:p>19.56</text:p>
          </table:table-cell>
          <table:table-cell office:value-type="float" office:value="3190" calcext:value-type="float">
            <text:p>319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81" calcext:value-type="float">
            <text:p>5871.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8:11+00:00</text:p>
          </table:table-cell>
          <table:table-cell table:style-name="ce2" office:value-type="date" office:date-value="2022-08-23T16:48:15.795575" calcext:value-type="date">
            <text:p>08/23/22 04:48 PM</text:p>
          </table:table-cell>
          <table:table-cell office:value-type="float" office:value="8.3" calcext:value-type="float">
            <text:p>8.3</text:p>
          </table:table-cell>
          <table:table-cell table:number-columns-repeated="1011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7769" calcext:value-type="float">
            <text:p>7769</text:p>
          </table:table-cell>
          <table:table-cell office:value-type="float" office:value="6843.96" calcext:value-type="float">
            <text:p>6843.96</text:p>
          </table:table-cell>
          <table:table-cell office:value-type="float" office:value="2677" calcext:value-type="float">
            <text:p>2677</text:p>
          </table:table-cell>
          <table:table-cell office:value-type="float" office:value="19.61" calcext:value-type="float">
            <text:p>19.61</text:p>
          </table:table-cell>
          <table:table-cell office:value-type="float" office:value="3261" calcext:value-type="float">
            <text:p>326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87" calcext:value-type="float">
            <text:p>5871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49:20+00:00</text:p>
          </table:table-cell>
          <table:table-cell table:style-name="ce2" office:value-type="date" office:date-value="2022-08-23T16:49:24.824834" calcext:value-type="date">
            <text:p>08/23/22 04:49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7769" calcext:value-type="float">
            <text:p>7769</text:p>
          </table:table-cell>
          <table:table-cell office:value-type="float" office:value="6844.01" calcext:value-type="float">
            <text:p>6844.01</text:p>
          </table:table-cell>
          <table:table-cell office:value-type="float" office:value="2667" calcext:value-type="float">
            <text:p>2667</text:p>
          </table:table-cell>
          <table:table-cell office:value-type="float" office:value="19.66" calcext:value-type="float">
            <text:p>19.66</text:p>
          </table:table-cell>
          <table:table-cell office:value-type="float" office:value="3367" calcext:value-type="float">
            <text:p>336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1.93" calcext:value-type="float">
            <text:p>5871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0:32+00:00</text:p>
          </table:table-cell>
          <table:table-cell table:style-name="ce2" office:value-type="date" office:date-value="2022-08-23T16:50:36.041352" calcext:value-type="date">
            <text:p>08/23/22 04:50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7769" calcext:value-type="float">
            <text:p>7769</text:p>
          </table:table-cell>
          <table:table-cell office:value-type="float" office:value="6844.06" calcext:value-type="float">
            <text:p>6844.06</text:p>
          </table:table-cell>
          <table:table-cell office:value-type="float" office:value="2653" calcext:value-type="float">
            <text:p>2653</text:p>
          </table:table-cell>
          <table:table-cell office:value-type="float" office:value="19.71" calcext:value-type="float">
            <text:p>19.71</text:p>
          </table:table-cell>
          <table:table-cell office:value-type="float" office:value="3336" calcext:value-type="float">
            <text:p>33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" calcext:value-type="float">
            <text:p>58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1:41+00:00</text:p>
          </table:table-cell>
          <table:table-cell table:style-name="ce2" office:value-type="date" office:date-value="2022-08-23T16:51:45.292535" calcext:value-type="date">
            <text:p>08/23/22 04:51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7769" calcext:value-type="float">
            <text:p>7769</text:p>
          </table:table-cell>
          <table:table-cell office:value-type="float" office:value="6844.11" calcext:value-type="float">
            <text:p>6844.11</text:p>
          </table:table-cell>
          <table:table-cell office:value-type="float" office:value="2620" calcext:value-type="float">
            <text:p>2620</text:p>
          </table:table-cell>
          <table:table-cell office:value-type="float" office:value="19.76" calcext:value-type="float">
            <text:p>19.76</text:p>
          </table:table-cell>
          <table:table-cell office:value-type="float" office:value="3301" calcext:value-type="float">
            <text:p>330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06" calcext:value-type="float">
            <text:p>5872.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2:52+00:00</text:p>
          </table:table-cell>
          <table:table-cell table:style-name="ce2" office:value-type="date" office:date-value="2022-08-23T16:52:56.418624" calcext:value-type="date">
            <text:p>08/23/22 04:52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7769" calcext:value-type="float">
            <text:p>7769</text:p>
          </table:table-cell>
          <table:table-cell office:value-type="float" office:value="6844.16" calcext:value-type="float">
            <text:p>6844.16</text:p>
          </table:table-cell>
          <table:table-cell office:value-type="float" office:value="2581" calcext:value-type="float">
            <text:p>2581</text:p>
          </table:table-cell>
          <table:table-cell office:value-type="float" office:value="19.81" calcext:value-type="float">
            <text:p>19.81</text:p>
          </table:table-cell>
          <table:table-cell office:value-type="float" office:value="3251" calcext:value-type="float">
            <text:p>325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4:02+00:00</text:p>
          </table:table-cell>
          <table:table-cell table:style-name="ce2" office:value-type="date" office:date-value="2022-08-23T16:54:08.015628" calcext:value-type="date">
            <text:p>08/23/22 04:54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7769" calcext:value-type="float">
            <text:p>7769</text:p>
          </table:table-cell>
          <table:table-cell office:value-type="float" office:value="6844.21" calcext:value-type="float">
            <text:p>6844.21</text:p>
          </table:table-cell>
          <table:table-cell office:value-type="float" office:value="2560" calcext:value-type="float">
            <text:p>2560</text:p>
          </table:table-cell>
          <table:table-cell office:value-type="float" office:value="19.86" calcext:value-type="float">
            <text:p>19.86</text:p>
          </table:table-cell>
          <table:table-cell office:value-type="float" office:value="3272" calcext:value-type="float">
            <text:p>327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18" calcext:value-type="float">
            <text:p>5872.1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5:13+00:00</text:p>
          </table:table-cell>
          <table:table-cell table:style-name="ce2" office:value-type="date" office:date-value="2022-08-23T16:55:18.356688" calcext:value-type="date">
            <text:p>08/23/22 04:55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7769" calcext:value-type="float">
            <text:p>7769</text:p>
          </table:table-cell>
          <table:table-cell office:value-type="float" office:value="6844.27" calcext:value-type="float">
            <text:p>6844.27</text:p>
          </table:table-cell>
          <table:table-cell office:value-type="float" office:value="2561" calcext:value-type="float">
            <text:p>2561</text:p>
          </table:table-cell>
          <table:table-cell office:value-type="float" office:value="19.92" calcext:value-type="float">
            <text:p>19.92</text:p>
          </table:table-cell>
          <table:table-cell office:value-type="float" office:value="3244" calcext:value-type="float">
            <text:p>324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25" calcext:value-type="float">
            <text:p>5872.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6:23+00:00</text:p>
          </table:table-cell>
          <table:table-cell table:style-name="ce2" office:value-type="date" office:date-value="2022-08-23T16:56:28.193604" calcext:value-type="date">
            <text:p>08/23/22 04:56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7769" calcext:value-type="float">
            <text:p>7769</text:p>
          </table:table-cell>
          <table:table-cell office:value-type="float" office:value="6844.31" calcext:value-type="float">
            <text:p>6844.31</text:p>
          </table:table-cell>
          <table:table-cell office:value-type="float" office:value="2236" calcext:value-type="float">
            <text:p>2236</text:p>
          </table:table-cell>
          <table:table-cell office:value-type="float" office:value="19.97" calcext:value-type="float">
            <text:p>19.97</text:p>
          </table:table-cell>
          <table:table-cell office:value-type="float" office:value="2804" calcext:value-type="float">
            <text:p>280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31" calcext:value-type="float">
            <text:p>5872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7:35+00:00</text:p>
          </table:table-cell>
          <table:table-cell table:style-name="ce2" office:value-type="date" office:date-value="2022-08-23T16:57:39.892421" calcext:value-type="date">
            <text:p>08/23/22 04:57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7769" calcext:value-type="float">
            <text:p>7769</text:p>
          </table:table-cell>
          <table:table-cell office:value-type="float" office:value="6844.36" calcext:value-type="float">
            <text:p>6844.36</text:p>
          </table:table-cell>
          <table:table-cell office:value-type="float" office:value="2171" calcext:value-type="float">
            <text:p>2171</text:p>
          </table:table-cell>
          <table:table-cell office:value-type="float" office:value="20.01" calcext:value-type="float">
            <text:p>20.01</text:p>
          </table:table-cell>
          <table:table-cell office:value-type="float" office:value="2274" calcext:value-type="float">
            <text:p>227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37" calcext:value-type="float">
            <text:p>5872.3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8:45+00:00</text:p>
          </table:table-cell>
          <table:table-cell table:style-name="ce2" office:value-type="date" office:date-value="2022-08-23T16:58:50.223407" calcext:value-type="date">
            <text:p>08/23/22 04:58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7769" calcext:value-type="float">
            <text:p>7769</text:p>
          </table:table-cell>
          <table:table-cell office:value-type="float" office:value="6844.4" calcext:value-type="float">
            <text:p>6844.4</text:p>
          </table:table-cell>
          <table:table-cell office:value-type="float" office:value="2454" calcext:value-type="float">
            <text:p>2454</text:p>
          </table:table-cell>
          <table:table-cell office:value-type="float" office:value="20.05" calcext:value-type="float">
            <text:p>20.05</text:p>
          </table:table-cell>
          <table:table-cell office:value-type="float" office:value="3261" calcext:value-type="float">
            <text:p>326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43" calcext:value-type="float">
            <text:p>5872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5:59:57+00:00</text:p>
          </table:table-cell>
          <table:table-cell table:style-name="ce2" office:value-type="date" office:date-value="2022-08-23T17:00:02.46801" calcext:value-type="date">
            <text:p>08/23/22 05:00 PM</text:p>
          </table:table-cell>
          <table:table-cell office:value-type="float" office:value="12.2" calcext:value-type="float">
            <text:p>12.2</text:p>
          </table:table-cell>
          <table:table-cell table:number-columns-repeated="1011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7769" calcext:value-type="float">
            <text:p>7769</text:p>
          </table:table-cell>
          <table:table-cell office:value-type="float" office:value="6844.45" calcext:value-type="float">
            <text:p>6844.45</text:p>
          </table:table-cell>
          <table:table-cell office:value-type="float" office:value="2429" calcext:value-type="float">
            <text:p>2429</text:p>
          </table:table-cell>
          <table:table-cell office:value-type="float" office:value="20.1" calcext:value-type="float">
            <text:p>20.1</text:p>
          </table:table-cell>
          <table:table-cell office:value-type="float" office:value="3209" calcext:value-type="float">
            <text:p>320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49" calcext:value-type="float">
            <text:p>5872.4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1:06+00:00</text:p>
          </table:table-cell>
          <table:table-cell table:style-name="ce2" office:value-type="date" office:date-value="2022-08-23T17:01:11.973935" calcext:value-type="date">
            <text:p>08/23/22 05:01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7769" calcext:value-type="float">
            <text:p>7769</text:p>
          </table:table-cell>
          <table:table-cell office:value-type="float" office:value="6844.5" calcext:value-type="float">
            <text:p>6844.5</text:p>
          </table:table-cell>
          <table:table-cell office:value-type="float" office:value="2355" calcext:value-type="float">
            <text:p>2355</text:p>
          </table:table-cell>
          <table:table-cell office:value-type="float" office:value="20.15" calcext:value-type="float">
            <text:p>20.15</text:p>
          </table:table-cell>
          <table:table-cell office:value-type="float" office:value="3002" calcext:value-type="float">
            <text:p>300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54" calcext:value-type="float">
            <text:p>5872.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2:18+00:00</text:p>
          </table:table-cell>
          <table:table-cell table:style-name="ce2" office:value-type="date" office:date-value="2022-08-23T17:02:23.195846" calcext:value-type="date">
            <text:p>08/23/22 05:02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7769" calcext:value-type="float">
            <text:p>7769</text:p>
          </table:table-cell>
          <table:table-cell office:value-type="float" office:value="6844.54" calcext:value-type="float">
            <text:p>6844.54</text:p>
          </table:table-cell>
          <table:table-cell office:value-type="float" office:value="2244" calcext:value-type="float">
            <text:p>2244</text:p>
          </table:table-cell>
          <table:table-cell office:value-type="float" office:value="20.19" calcext:value-type="float">
            <text:p>20.19</text:p>
          </table:table-cell>
          <table:table-cell office:value-type="float" office:value="2528" calcext:value-type="float">
            <text:p>252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6" calcext:value-type="float">
            <text:p>5872.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3:28+00:00</text:p>
          </table:table-cell>
          <table:table-cell table:style-name="ce2" office:value-type="date" office:date-value="2022-08-23T17:03:32.269676" calcext:value-type="date">
            <text:p>08/23/22 05:03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769" calcext:value-type="float">
            <text:p>7769</text:p>
          </table:table-cell>
          <table:table-cell office:value-type="float" office:value="6844.57" calcext:value-type="float">
            <text:p>6844.57</text:p>
          </table:table-cell>
          <table:table-cell office:value-type="float" office:value="818" calcext:value-type="float">
            <text:p>818</text:p>
          </table:table-cell>
          <table:table-cell office:value-type="float" office:value="20.22" calcext:value-type="float">
            <text:p>20.22</text:p>
          </table:table-cell>
          <table:table-cell office:value-type="float" office:value="1000" calcext:value-type="float">
            <text:p>100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64" calcext:value-type="float">
            <text:p>5872.6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4:38+00:00</text:p>
          </table:table-cell>
          <table:table-cell table:style-name="ce2" office:value-type="date" office:date-value="2022-08-23T17:04:43.409007" calcext:value-type="date">
            <text:p>08/23/22 05:04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7769" calcext:value-type="float">
            <text:p>7769</text:p>
          </table:table-cell>
          <table:table-cell office:value-type="float" office:value="6844.61" calcext:value-type="float">
            <text:p>6844.61</text:p>
          </table:table-cell>
          <table:table-cell office:value-type="float" office:value="2380" calcext:value-type="float">
            <text:p>2380</text:p>
          </table:table-cell>
          <table:table-cell office:value-type="float" office:value="20.27" calcext:value-type="float">
            <text:p>20.27</text:p>
          </table:table-cell>
          <table:table-cell office:value-type="float" office:value="2980" calcext:value-type="float">
            <text:p>298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7" calcext:value-type="float">
            <text:p>5872.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5:48+00:00</text:p>
          </table:table-cell>
          <table:table-cell table:style-name="ce2" office:value-type="date" office:date-value="2022-08-23T17:05:53.107637" calcext:value-type="date">
            <text:p>08/23/22 05:05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7769" calcext:value-type="float">
            <text:p>7769</text:p>
          </table:table-cell>
          <table:table-cell office:value-type="float" office:value="6844.66" calcext:value-type="float">
            <text:p>6844.66</text:p>
          </table:table-cell>
          <table:table-cell office:value-type="float" office:value="1797" calcext:value-type="float">
            <text:p>1797</text:p>
          </table:table-cell>
          <table:table-cell office:value-type="float" office:value="20.31" calcext:value-type="float">
            <text:p>20.31</text:p>
          </table:table-cell>
          <table:table-cell office:value-type="float" office:value="1157" calcext:value-type="float">
            <text:p>115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75" calcext:value-type="float">
            <text:p>5872.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7:00+00:00</text:p>
          </table:table-cell>
          <table:table-cell table:style-name="ce2" office:value-type="date" office:date-value="2022-08-23T17:07:05.502866" calcext:value-type="date">
            <text:p>08/23/22 05:07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7769" calcext:value-type="float">
            <text:p>7769</text:p>
          </table:table-cell>
          <table:table-cell office:value-type="float" office:value="6844.7" calcext:value-type="float">
            <text:p>6844.7</text:p>
          </table:table-cell>
          <table:table-cell office:value-type="float" office:value="2411" calcext:value-type="float">
            <text:p>2411</text:p>
          </table:table-cell>
          <table:table-cell office:value-type="float" office:value="20.35" calcext:value-type="float">
            <text:p>20.35</text:p>
          </table:table-cell>
          <table:table-cell office:value-type="float" office:value="3076" calcext:value-type="float">
            <text:p>30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81" calcext:value-type="float">
            <text:p>5872.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8:11+00:00</text:p>
          </table:table-cell>
          <table:table-cell table:style-name="ce2" office:value-type="date" office:date-value="2022-08-23T17:08:16.248954" calcext:value-type="date">
            <text:p>08/23/22 05:08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7769" calcext:value-type="float">
            <text:p>7769</text:p>
          </table:table-cell>
          <table:table-cell office:value-type="float" office:value="6844.75" calcext:value-type="float">
            <text:p>6844.75</text:p>
          </table:table-cell>
          <table:table-cell office:value-type="float" office:value="2415" calcext:value-type="float">
            <text:p>2415</text:p>
          </table:table-cell>
          <table:table-cell office:value-type="float" office:value="20.4" calcext:value-type="float">
            <text:p>20.4</text:p>
          </table:table-cell>
          <table:table-cell office:value-type="float" office:value="3091" calcext:value-type="float">
            <text:p>309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87" calcext:value-type="float">
            <text:p>5872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09:23+00:00</text:p>
          </table:table-cell>
          <table:table-cell table:style-name="ce2" office:value-type="date" office:date-value="2022-08-23T17:09:27.859426" calcext:value-type="date">
            <text:p>08/23/22 05:09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7769" calcext:value-type="float">
            <text:p>7769</text:p>
          </table:table-cell>
          <table:table-cell office:value-type="float" office:value="6844.8" calcext:value-type="float">
            <text:p>6844.8</text:p>
          </table:table-cell>
          <table:table-cell office:value-type="float" office:value="2462" calcext:value-type="float">
            <text:p>2462</text:p>
          </table:table-cell>
          <table:table-cell office:value-type="float" office:value="20.45" calcext:value-type="float">
            <text:p>20.45</text:p>
          </table:table-cell>
          <table:table-cell office:value-type="float" office:value="3176" calcext:value-type="float">
            <text:p>317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2.93" calcext:value-type="float">
            <text:p>5872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0:35+00:00</text:p>
          </table:table-cell>
          <table:table-cell table:style-name="ce2" office:value-type="date" office:date-value="2022-08-23T17:10:39.017845" calcext:value-type="date">
            <text:p>08/23/22 05:10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7769" calcext:value-type="float">
            <text:p>7769</text:p>
          </table:table-cell>
          <table:table-cell office:value-type="float" office:value="6844.85" calcext:value-type="float">
            <text:p>6844.85</text:p>
          </table:table-cell>
          <table:table-cell office:value-type="float" office:value="2551" calcext:value-type="float">
            <text:p>2551</text:p>
          </table:table-cell>
          <table:table-cell office:value-type="float" office:value="20.5" calcext:value-type="float">
            <text:p>20.5</text:p>
          </table:table-cell>
          <table:table-cell office:value-type="float" office:value="3274" calcext:value-type="float">
            <text:p>327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" calcext:value-type="float">
            <text:p>587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1:43+00:00</text:p>
          </table:table-cell>
          <table:table-cell table:style-name="ce2" office:value-type="date" office:date-value="2022-08-23T17:11:48.525878" calcext:value-type="date">
            <text:p>08/23/22 05:11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7769" calcext:value-type="float">
            <text:p>7769</text:p>
          </table:table-cell>
          <table:table-cell office:value-type="float" office:value="6844.9" calcext:value-type="float">
            <text:p>6844.9</text:p>
          </table:table-cell>
          <table:table-cell office:value-type="float" office:value="2552" calcext:value-type="float">
            <text:p>2552</text:p>
          </table:table-cell>
          <table:table-cell office:value-type="float" office:value="20.55" calcext:value-type="float">
            <text:p>20.55</text:p>
          </table:table-cell>
          <table:table-cell office:value-type="float" office:value="3292" calcext:value-type="float">
            <text:p>329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06" calcext:value-type="float">
            <text:p>5873.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2:52+00:00</text:p>
          </table:table-cell>
          <table:table-cell table:style-name="ce2" office:value-type="date" office:date-value="2022-08-23T17:12:57.690306" calcext:value-type="date">
            <text:p>08/23/22 05:12 PM</text:p>
          </table:table-cell>
          <table:table-cell office:value-type="float" office:value="9.1" calcext:value-type="float">
            <text:p>9.1</text:p>
          </table:table-cell>
          <table:table-cell table:number-columns-repeated="1011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7769" calcext:value-type="float">
            <text:p>7769</text:p>
          </table:table-cell>
          <table:table-cell office:value-type="float" office:value="6844.95" calcext:value-type="float">
            <text:p>6844.95</text:p>
          </table:table-cell>
          <table:table-cell office:value-type="float" office:value="2543" calcext:value-type="float">
            <text:p>2543</text:p>
          </table:table-cell>
          <table:table-cell office:value-type="float" office:value="20.6" calcext:value-type="float">
            <text:p>20.6</text:p>
          </table:table-cell>
          <table:table-cell office:value-type="float" office:value="3261" calcext:value-type="float">
            <text:p>326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12" calcext:value-type="float">
            <text:p>5873.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4:08+00:00</text:p>
          </table:table-cell>
          <table:table-cell table:style-name="ce2" office:value-type="date" office:date-value="2022-08-23T17:14:13.010599" calcext:value-type="date">
            <text:p>08/23/22 05:14 PM</text:p>
          </table:table-cell>
          <table:table-cell office:value-type="float" office:value="15.3" calcext:value-type="float">
            <text:p>15.3</text:p>
          </table:table-cell>
          <table:table-cell table:number-columns-repeated="1011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7769" calcext:value-type="float">
            <text:p>7769</text:p>
          </table:table-cell>
          <table:table-cell office:value-type="float" office:value="6845" calcext:value-type="float">
            <text:p>6845</text:p>
          </table:table-cell>
          <table:table-cell office:value-type="float" office:value="2314" calcext:value-type="float">
            <text:p>2314</text:p>
          </table:table-cell>
          <table:table-cell office:value-type="float" office:value="20.65" calcext:value-type="float">
            <text:p>20.65</text:p>
          </table:table-cell>
          <table:table-cell office:value-type="float" office:value="3015" calcext:value-type="float">
            <text:p>301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18" calcext:value-type="float">
            <text:p>5873.1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5:20+00:00</text:p>
          </table:table-cell>
          <table:table-cell table:style-name="ce2" office:value-type="date" office:date-value="2022-08-23T17:15:24.777731" calcext:value-type="date">
            <text:p>08/23/22 05:15 PM</text:p>
          </table:table-cell>
          <table:table-cell office:value-type="float" office:value="11.7" calcext:value-type="float">
            <text:p>11.7</text:p>
          </table:table-cell>
          <table:table-cell table:number-columns-repeated="1011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7769" calcext:value-type="float">
            <text:p>7769</text:p>
          </table:table-cell>
          <table:table-cell office:value-type="float" office:value="6845.05" calcext:value-type="float">
            <text:p>6845.05</text:p>
          </table:table-cell>
          <table:table-cell office:value-type="float" office:value="2470" calcext:value-type="float">
            <text:p>2470</text:p>
          </table:table-cell>
          <table:table-cell office:value-type="float" office:value="20.7" calcext:value-type="float">
            <text:p>20.7</text:p>
          </table:table-cell>
          <table:table-cell office:value-type="float" office:value="3166" calcext:value-type="float">
            <text:p>316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25" calcext:value-type="float">
            <text:p>5873.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6:31+00:00</text:p>
          </table:table-cell>
          <table:table-cell table:style-name="ce2" office:value-type="date" office:date-value="2022-08-23T17:16:35.991217" calcext:value-type="date">
            <text:p>08/23/22 05:16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7769" calcext:value-type="float">
            <text:p>7769</text:p>
          </table:table-cell>
          <table:table-cell office:value-type="float" office:value="6845.1" calcext:value-type="float">
            <text:p>6845.1</text:p>
          </table:table-cell>
          <table:table-cell office:value-type="float" office:value="2440" calcext:value-type="float">
            <text:p>2440</text:p>
          </table:table-cell>
          <table:table-cell office:value-type="float" office:value="20.75" calcext:value-type="float">
            <text:p>20.75</text:p>
          </table:table-cell>
          <table:table-cell office:value-type="float" office:value="3130" calcext:value-type="float">
            <text:p>313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31" calcext:value-type="float">
            <text:p>5873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7:43+00:00</text:p>
          </table:table-cell>
          <table:table-cell table:style-name="ce2" office:value-type="date" office:date-value="2022-08-23T17:17:46.712756" calcext:value-type="date">
            <text:p>08/23/22 05:17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7769" calcext:value-type="float">
            <text:p>7769</text:p>
          </table:table-cell>
          <table:table-cell office:value-type="float" office:value="6845.14" calcext:value-type="float">
            <text:p>6845.14</text:p>
          </table:table-cell>
          <table:table-cell office:value-type="float" office:value="2458" calcext:value-type="float">
            <text:p>2458</text:p>
          </table:table-cell>
          <table:table-cell office:value-type="float" office:value="20.8" calcext:value-type="float">
            <text:p>20.8</text:p>
          </table:table-cell>
          <table:table-cell office:value-type="float" office:value="3154" calcext:value-type="float">
            <text:p>315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37" calcext:value-type="float">
            <text:p>5873.3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18:53+00:00</text:p>
          </table:table-cell>
          <table:table-cell table:style-name="ce2" office:value-type="date" office:date-value="2022-08-23T17:18:57.220267" calcext:value-type="date">
            <text:p>08/23/22 05:18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7769" calcext:value-type="float">
            <text:p>7769</text:p>
          </table:table-cell>
          <table:table-cell office:value-type="float" office:value="6845.19" calcext:value-type="float">
            <text:p>6845.19</text:p>
          </table:table-cell>
          <table:table-cell office:value-type="float" office:value="2480" calcext:value-type="float">
            <text:p>2480</text:p>
          </table:table-cell>
          <table:table-cell office:value-type="float" office:value="20.84" calcext:value-type="float">
            <text:p>20.84</text:p>
          </table:table-cell>
          <table:table-cell office:value-type="float" office:value="3085" calcext:value-type="float">
            <text:p>308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43" calcext:value-type="float">
            <text:p>5873.4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0:06+00:00</text:p>
          </table:table-cell>
          <table:table-cell table:style-name="ce2" office:value-type="date" office:date-value="2022-08-23T17:20:11.484433" calcext:value-type="date">
            <text:p>08/23/22 05:20 PM</text:p>
          </table:table-cell>
          <table:table-cell office:value-type="float" office:value="14.2" calcext:value-type="float">
            <text:p>14.2</text:p>
          </table:table-cell>
          <table:table-cell table:number-columns-repeated="1011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7769" calcext:value-type="float">
            <text:p>7769</text:p>
          </table:table-cell>
          <table:table-cell office:value-type="float" office:value="6845.24" calcext:value-type="float">
            <text:p>6845.24</text:p>
          </table:table-cell>
          <table:table-cell office:value-type="float" office:value="2456" calcext:value-type="float">
            <text:p>2456</text:p>
          </table:table-cell>
          <table:table-cell office:value-type="float" office:value="20.89" calcext:value-type="float">
            <text:p>20.89</text:p>
          </table:table-cell>
          <table:table-cell office:value-type="float" office:value="3053" calcext:value-type="float">
            <text:p>305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5" calcext:value-type="float">
            <text:p>5873.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1:18+00:00</text:p>
          </table:table-cell>
          <table:table-cell table:style-name="ce2" office:value-type="date" office:date-value="2022-08-23T17:21:22.613381" calcext:value-type="date">
            <text:p>08/23/22 05:21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7769" calcext:value-type="float">
            <text:p>7769</text:p>
          </table:table-cell>
          <table:table-cell office:value-type="float" office:value="6845.29" calcext:value-type="float">
            <text:p>6845.29</text:p>
          </table:table-cell>
          <table:table-cell office:value-type="float" office:value="2441" calcext:value-type="float">
            <text:p>2441</text:p>
          </table:table-cell>
          <table:table-cell office:value-type="float" office:value="20.94" calcext:value-type="float">
            <text:p>20.94</text:p>
          </table:table-cell>
          <table:table-cell office:value-type="float" office:value="3037" calcext:value-type="float">
            <text:p>303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56" calcext:value-type="float">
            <text:p>5873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2:27+00:00</text:p>
          </table:table-cell>
          <table:table-cell table:style-name="ce2" office:value-type="date" office:date-value="2022-08-23T17:22:33.535457" calcext:value-type="date">
            <text:p>08/23/22 05:22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7769" calcext:value-type="float">
            <text:p>7769</text:p>
          </table:table-cell>
          <table:table-cell office:value-type="float" office:value="6845.34" calcext:value-type="float">
            <text:p>6845.34</text:p>
          </table:table-cell>
          <table:table-cell office:value-type="float" office:value="2426" calcext:value-type="float">
            <text:p>2426</text:p>
          </table:table-cell>
          <table:table-cell office:value-type="float" office:value="20.99" calcext:value-type="float">
            <text:p>20.99</text:p>
          </table:table-cell>
          <table:table-cell office:value-type="float" office:value="2986" calcext:value-type="float">
            <text:p>298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62" calcext:value-type="float">
            <text:p>5873.6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3:42+00:00</text:p>
          </table:table-cell>
          <table:table-cell table:style-name="ce2" office:value-type="date" office:date-value="2022-08-23T17:23:46.980327" calcext:value-type="date">
            <text:p>08/23/22 05:23 PM</text:p>
          </table:table-cell>
          <table:table-cell office:value-type="float" office:value="13.4" calcext:value-type="float">
            <text:p>13.4</text:p>
          </table:table-cell>
          <table:table-cell table:number-columns-repeated="1011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7769" calcext:value-type="float">
            <text:p>7769</text:p>
          </table:table-cell>
          <table:table-cell office:value-type="float" office:value="6845.39" calcext:value-type="float">
            <text:p>6845.39</text:p>
          </table:table-cell>
          <table:table-cell office:value-type="float" office:value="2345" calcext:value-type="float">
            <text:p>2345</text:p>
          </table:table-cell>
          <table:table-cell office:value-type="float" office:value="21.04" calcext:value-type="float">
            <text:p>21.04</text:p>
          </table:table-cell>
          <table:table-cell office:value-type="float" office:value="2952" calcext:value-type="float">
            <text:p>295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68" calcext:value-type="float">
            <text:p>5873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4:49+00:00</text:p>
          </table:table-cell>
          <table:table-cell table:style-name="ce2" office:value-type="date" office:date-value="2022-08-23T17:24:55.234753" calcext:value-type="date">
            <text:p>08/23/22 05:24 PM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7769" calcext:value-type="float">
            <text:p>7769</text:p>
          </table:table-cell>
          <table:table-cell office:value-type="float" office:value="6845.43" calcext:value-type="float">
            <text:p>6845.43</text:p>
          </table:table-cell>
          <table:table-cell office:value-type="float" office:value="2286" calcext:value-type="float">
            <text:p>2286</text:p>
          </table:table-cell>
          <table:table-cell office:value-type="float" office:value="21.08" calcext:value-type="float">
            <text:p>21.08</text:p>
          </table:table-cell>
          <table:table-cell office:value-type="float" office:value="2865" calcext:value-type="float">
            <text:p>286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74" calcext:value-type="float">
            <text:p>5873.7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6:01+00:00</text:p>
          </table:table-cell>
          <table:table-cell table:style-name="ce2" office:value-type="date" office:date-value="2022-08-23T17:26:06.405902" calcext:value-type="date">
            <text:p>08/23/22 05:26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7769" calcext:value-type="float">
            <text:p>7769</text:p>
          </table:table-cell>
          <table:table-cell office:value-type="float" office:value="6845.48" calcext:value-type="float">
            <text:p>6845.48</text:p>
          </table:table-cell>
          <table:table-cell office:value-type="float" office:value="2256" calcext:value-type="float">
            <text:p>2256</text:p>
          </table:table-cell>
          <table:table-cell office:value-type="float" office:value="21.13" calcext:value-type="float">
            <text:p>21.13</text:p>
          </table:table-cell>
          <table:table-cell office:value-type="float" office:value="2815" calcext:value-type="float">
            <text:p>281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79" calcext:value-type="float">
            <text:p>5873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7:10+00:00</text:p>
          </table:table-cell>
          <table:table-cell table:style-name="ce2" office:value-type="date" office:date-value="2022-08-23T17:27:15.857262" calcext:value-type="date">
            <text:p>08/23/22 05:27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769" calcext:value-type="float">
            <text:p>7769</text:p>
          </table:table-cell>
          <table:table-cell office:value-type="float" office:value="6845.51" calcext:value-type="float">
            <text:p>6845.51</text:p>
          </table:table-cell>
          <table:table-cell office:value-type="float" office:value="1053" calcext:value-type="float">
            <text:p>1053</text:p>
          </table:table-cell>
          <table:table-cell office:value-type="float" office:value="21.16" calcext:value-type="float">
            <text:p>21.16</text:p>
          </table:table-cell>
          <table:table-cell office:value-type="float" office:value="1068" calcext:value-type="float">
            <text:p>106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83" calcext:value-type="float">
            <text:p>5873.8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8:20+00:00</text:p>
          </table:table-cell>
          <table:table-cell table:style-name="ce2" office:value-type="date" office:date-value="2022-08-23T17:28:25.184928" calcext:value-type="date">
            <text:p>08/23/22 05:28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7769" calcext:value-type="float">
            <text:p>7769</text:p>
          </table:table-cell>
          <table:table-cell office:value-type="float" office:value="6845.54" calcext:value-type="float">
            <text:p>6845.54</text:p>
          </table:table-cell>
          <table:table-cell office:value-type="float" office:value="1833" calcext:value-type="float">
            <text:p>1833</text:p>
          </table:table-cell>
          <table:table-cell office:value-type="float" office:value="21.19" calcext:value-type="float">
            <text:p>21.19</text:p>
          </table:table-cell>
          <table:table-cell office:value-type="float" office:value="2234" calcext:value-type="float">
            <text:p>223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87" calcext:value-type="float">
            <text:p>5873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29:30+00:00</text:p>
          </table:table-cell>
          <table:table-cell table:style-name="ce2" office:value-type="date" office:date-value="2022-08-23T17:29:35.064921" calcext:value-type="date">
            <text:p>08/23/22 05:29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7769" calcext:value-type="float">
            <text:p>7769</text:p>
          </table:table-cell>
          <table:table-cell office:value-type="float" office:value="6845.58" calcext:value-type="float">
            <text:p>6845.58</text:p>
          </table:table-cell>
          <table:table-cell office:value-type="float" office:value="2096" calcext:value-type="float">
            <text:p>2096</text:p>
          </table:table-cell>
          <table:table-cell office:value-type="float" office:value="21.23" calcext:value-type="float">
            <text:p>21.23</text:p>
          </table:table-cell>
          <table:table-cell office:value-type="float" office:value="2615" calcext:value-type="float">
            <text:p>261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91" calcext:value-type="float">
            <text:p>5873.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0:41+00:00</text:p>
          </table:table-cell>
          <table:table-cell table:style-name="ce2" office:value-type="date" office:date-value="2022-08-23T17:30:46.229546" calcext:value-type="date">
            <text:p>08/23/22 05:30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7769" calcext:value-type="float">
            <text:p>7769</text:p>
          </table:table-cell>
          <table:table-cell office:value-type="float" office:value="6845.62" calcext:value-type="float">
            <text:p>6845.62</text:p>
          </table:table-cell>
          <table:table-cell office:value-type="float" office:value="2069" calcext:value-type="float">
            <text:p>2069</text:p>
          </table:table-cell>
          <table:table-cell office:value-type="float" office:value="21.27" calcext:value-type="float">
            <text:p>21.27</text:p>
          </table:table-cell>
          <table:table-cell office:value-type="float" office:value="2567" calcext:value-type="float">
            <text:p>256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3.97" calcext:value-type="float">
            <text:p>5873.9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1:53+00:00</text:p>
          </table:table-cell>
          <table:table-cell table:style-name="ce2" office:value-type="date" office:date-value="2022-08-23T17:31:57.462262" calcext:value-type="date">
            <text:p>08/23/22 05:31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769" calcext:value-type="float">
            <text:p>7769</text:p>
          </table:table-cell>
          <table:table-cell office:value-type="float" office:value="6845.66" calcext:value-type="float">
            <text:p>6845.66</text:p>
          </table:table-cell>
          <table:table-cell office:value-type="float" office:value="1974" calcext:value-type="float">
            <text:p>1974</text:p>
          </table:table-cell>
          <table:table-cell office:value-type="float" office:value="21.31" calcext:value-type="float">
            <text:p>21.31</text:p>
          </table:table-cell>
          <table:table-cell office:value-type="float" office:value="2449" calcext:value-type="float">
            <text:p>244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02" calcext:value-type="float">
            <text:p>5874.0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3:03+00:00</text:p>
          </table:table-cell>
          <table:table-cell table:style-name="ce2" office:value-type="date" office:date-value="2022-08-23T17:33:07.881695" calcext:value-type="date">
            <text:p>08/23/22 05:33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769" calcext:value-type="float">
            <text:p>7769</text:p>
          </table:table-cell>
          <table:table-cell office:value-type="float" office:value="6845.69" calcext:value-type="float">
            <text:p>6845.69</text:p>
          </table:table-cell>
          <table:table-cell office:value-type="float" office:value="1873" calcext:value-type="float">
            <text:p>1873</text:p>
          </table:table-cell>
          <table:table-cell office:value-type="float" office:value="21.34" calcext:value-type="float">
            <text:p>21.34</text:p>
          </table:table-cell>
          <table:table-cell office:value-type="float" office:value="2308" calcext:value-type="float">
            <text:p>230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06" calcext:value-type="float">
            <text:p>5874.0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4:13+00:00</text:p>
          </table:table-cell>
          <table:table-cell table:style-name="ce2" office:value-type="date" office:date-value="2022-08-23T17:34:17.476342" calcext:value-type="date">
            <text:p>08/23/22 05:34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7769" calcext:value-type="float">
            <text:p>7769</text:p>
          </table:table-cell>
          <table:table-cell office:value-type="float" office:value="6845.73" calcext:value-type="float">
            <text:p>6845.73</text:p>
          </table:table-cell>
          <table:table-cell office:value-type="float" office:value="1848" calcext:value-type="float">
            <text:p>1848</text:p>
          </table:table-cell>
          <table:table-cell office:value-type="float" office:value="21.38" calcext:value-type="float">
            <text:p>21.38</text:p>
          </table:table-cell>
          <table:table-cell office:value-type="float" office:value="2286" calcext:value-type="float">
            <text:p>228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1" calcext:value-type="float">
            <text:p>5874.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5:24+00:00</text:p>
          </table:table-cell>
          <table:table-cell table:style-name="ce2" office:value-type="date" office:date-value="2022-08-23T17:35:28.315607" calcext:value-type="date">
            <text:p>08/23/22 05:35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769" calcext:value-type="float">
            <text:p>7769</text:p>
          </table:table-cell>
          <table:table-cell office:value-type="float" office:value="6845.77" calcext:value-type="float">
            <text:p>6845.77</text:p>
          </table:table-cell>
          <table:table-cell office:value-type="float" office:value="1800" calcext:value-type="float">
            <text:p>1800</text:p>
          </table:table-cell>
          <table:table-cell office:value-type="float" office:value="21.42" calcext:value-type="float">
            <text:p>21.42</text:p>
          </table:table-cell>
          <table:table-cell office:value-type="float" office:value="2213" calcext:value-type="float">
            <text:p>221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14" calcext:value-type="float">
            <text:p>5874.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6:34+00:00</text:p>
          </table:table-cell>
          <table:table-cell table:style-name="ce2" office:value-type="date" office:date-value="2022-08-23T17:36:38.633405" calcext:value-type="date">
            <text:p>08/23/22 05:36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769" calcext:value-type="float">
            <text:p>7769</text:p>
          </table:table-cell>
          <table:table-cell office:value-type="float" office:value="6845.8" calcext:value-type="float">
            <text:p>6845.8</text:p>
          </table:table-cell>
          <table:table-cell office:value-type="float" office:value="1748" calcext:value-type="float">
            <text:p>1748</text:p>
          </table:table-cell>
          <table:table-cell office:value-type="float" office:value="21.45" calcext:value-type="float">
            <text:p>21.45</text:p>
          </table:table-cell>
          <table:table-cell office:value-type="float" office:value="2048" calcext:value-type="float">
            <text:p>204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2" calcext:value-type="float">
            <text:p>5874.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7:47+00:00</text:p>
          </table:table-cell>
          <table:table-cell table:style-name="ce2" office:value-type="date" office:date-value="2022-08-23T17:37:51.977864" calcext:value-type="date">
            <text:p>08/23/22 05:37 PM</text:p>
          </table:table-cell>
          <table:table-cell office:value-type="float" office:value="13.3" calcext:value-type="float">
            <text:p>13.3</text:p>
          </table:table-cell>
          <table:table-cell table:number-columns-repeated="1011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769" calcext:value-type="float">
            <text:p>7769</text:p>
          </table:table-cell>
          <table:table-cell office:value-type="float" office:value="6845.84" calcext:value-type="float">
            <text:p>6845.84</text:p>
          </table:table-cell>
          <table:table-cell office:value-type="float" office:value="1695" calcext:value-type="float">
            <text:p>1695</text:p>
          </table:table-cell>
          <table:table-cell office:value-type="float" office:value="21.49" calcext:value-type="float">
            <text:p>21.49</text:p>
          </table:table-cell>
          <table:table-cell office:value-type="float" office:value="1983" calcext:value-type="float">
            <text:p>198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24" calcext:value-type="float">
            <text:p>5874.2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38:56+00:00</text:p>
          </table:table-cell>
          <table:table-cell table:style-name="ce2" office:value-type="date" office:date-value="2022-08-23T17:39:01.035516" calcext:value-type="date">
            <text:p>08/23/22 05:39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769" calcext:value-type="float">
            <text:p>7769</text:p>
          </table:table-cell>
          <table:table-cell office:value-type="float" office:value="6845.87" calcext:value-type="float">
            <text:p>6845.87</text:p>
          </table:table-cell>
          <table:table-cell office:value-type="float" office:value="1682" calcext:value-type="float">
            <text:p>1682</text:p>
          </table:table-cell>
          <table:table-cell office:value-type="float" office:value="21.52" calcext:value-type="float">
            <text:p>21.52</text:p>
          </table:table-cell>
          <table:table-cell office:value-type="float" office:value="1966" calcext:value-type="float">
            <text:p>196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27" calcext:value-type="float">
            <text:p>5874.2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0:10+00:00</text:p>
          </table:table-cell>
          <table:table-cell table:style-name="ce2" office:value-type="date" office:date-value="2022-08-23T17:40:14.114473" calcext:value-type="date">
            <text:p>08/23/22 05:40 PM</text:p>
          </table:table-cell>
          <table:table-cell office:value-type="float" office:value="13" calcext:value-type="float">
            <text:p>13.0</text:p>
          </table:table-cell>
          <table:table-cell table:number-columns-repeated="1011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769" calcext:value-type="float">
            <text:p>7769</text:p>
          </table:table-cell>
          <table:table-cell office:value-type="float" office:value="6845.9" calcext:value-type="float">
            <text:p>6845.9</text:p>
          </table:table-cell>
          <table:table-cell office:value-type="float" office:value="1641" calcext:value-type="float">
            <text:p>1641</text:p>
          </table:table-cell>
          <table:table-cell office:value-type="float" office:value="21.55" calcext:value-type="float">
            <text:p>21.55</text:p>
          </table:table-cell>
          <table:table-cell office:value-type="float" office:value="1914" calcext:value-type="float">
            <text:p>191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31" calcext:value-type="float">
            <text:p>5874.3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1:20+00:00</text:p>
          </table:table-cell>
          <table:table-cell table:style-name="ce2" office:value-type="date" office:date-value="2022-08-23T17:41:24.730346" calcext:value-type="date">
            <text:p>08/23/22 05:41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7769" calcext:value-type="float">
            <text:p>7769</text:p>
          </table:table-cell>
          <table:table-cell office:value-type="float" office:value="6845.93" calcext:value-type="float">
            <text:p>6845.93</text:p>
          </table:table-cell>
          <table:table-cell office:value-type="float" office:value="1598" calcext:value-type="float">
            <text:p>1598</text:p>
          </table:table-cell>
          <table:table-cell office:value-type="float" office:value="21.59" calcext:value-type="float">
            <text:p>21.59</text:p>
          </table:table-cell>
          <table:table-cell office:value-type="float" office:value="1837" calcext:value-type="float">
            <text:p>183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35" calcext:value-type="float">
            <text:p>5874.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2:32+00:00</text:p>
          </table:table-cell>
          <table:table-cell table:style-name="ce2" office:value-type="date" office:date-value="2022-08-23T17:42:37.054263" calcext:value-type="date">
            <text:p>08/23/22 05:42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769" calcext:value-type="float">
            <text:p>7769</text:p>
          </table:table-cell>
          <table:table-cell office:value-type="float" office:value="6845.97" calcext:value-type="float">
            <text:p>6845.97</text:p>
          </table:table-cell>
          <table:table-cell office:value-type="float" office:value="1560" calcext:value-type="float">
            <text:p>1560</text:p>
          </table:table-cell>
          <table:table-cell office:value-type="float" office:value="21.62" calcext:value-type="float">
            <text:p>21.62</text:p>
          </table:table-cell>
          <table:table-cell office:value-type="float" office:value="1855" calcext:value-type="float">
            <text:p>185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39" calcext:value-type="float">
            <text:p>5874.3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3:42+00:00</text:p>
          </table:table-cell>
          <table:table-cell table:style-name="ce2" office:value-type="date" office:date-value="2022-08-23T17:43:47.329069" calcext:value-type="date">
            <text:p>08/23/22 05:43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769" calcext:value-type="float">
            <text:p>7769</text:p>
          </table:table-cell>
          <table:table-cell office:value-type="float" office:value="6846" calcext:value-type="float">
            <text:p>6846</text:p>
          </table:table-cell>
          <table:table-cell office:value-type="float" office:value="1526" calcext:value-type="float">
            <text:p>1526</text:p>
          </table:table-cell>
          <table:table-cell office:value-type="float" office:value="21.65" calcext:value-type="float">
            <text:p>21.65</text:p>
          </table:table-cell>
          <table:table-cell office:value-type="float" office:value="1814" calcext:value-type="float">
            <text:p>181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41" calcext:value-type="float">
            <text:p>5874.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4:54+00:00</text:p>
          </table:table-cell>
          <table:table-cell table:style-name="ce2" office:value-type="date" office:date-value="2022-08-23T17:44:58.349748" calcext:value-type="date">
            <text:p>08/23/22 05:44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769" calcext:value-type="float">
            <text:p>7769</text:p>
          </table:table-cell>
          <table:table-cell office:value-type="float" office:value="6846.03" calcext:value-type="float">
            <text:p>6846.03</text:p>
          </table:table-cell>
          <table:table-cell office:value-type="float" office:value="1504" calcext:value-type="float">
            <text:p>1504</text:p>
          </table:table-cell>
          <table:table-cell office:value-type="float" office:value="21.68" calcext:value-type="float">
            <text:p>21.68</text:p>
          </table:table-cell>
          <table:table-cell office:value-type="float" office:value="1784" calcext:value-type="float">
            <text:p>178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45" calcext:value-type="float">
            <text:p>5874.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6:04+00:00</text:p>
          </table:table-cell>
          <table:table-cell table:style-name="ce2" office:value-type="date" office:date-value="2022-08-23T17:46:08.74089" calcext:value-type="date">
            <text:p>08/23/22 05:46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769" calcext:value-type="float">
            <text:p>7769</text:p>
          </table:table-cell>
          <table:table-cell office:value-type="float" office:value="6846.06" calcext:value-type="float">
            <text:p>6846.06</text:p>
          </table:table-cell>
          <table:table-cell office:value-type="float" office:value="1476" calcext:value-type="float">
            <text:p>1476</text:p>
          </table:table-cell>
          <table:table-cell office:value-type="float" office:value="21.71" calcext:value-type="float">
            <text:p>21.71</text:p>
          </table:table-cell>
          <table:table-cell office:value-type="float" office:value="1735" calcext:value-type="float">
            <text:p>173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5" calcext:value-type="float">
            <text:p>5874.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7:14+00:00</text:p>
          </table:table-cell>
          <table:table-cell table:style-name="ce2" office:value-type="date" office:date-value="2022-08-23T17:47:18.828001" calcext:value-type="date">
            <text:p>08/23/22 05:47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769" calcext:value-type="float">
            <text:p>7769</text:p>
          </table:table-cell>
          <table:table-cell office:value-type="float" office:value="6846.08" calcext:value-type="float">
            <text:p>6846.08</text:p>
          </table:table-cell>
          <table:table-cell office:value-type="float" office:value="1452" calcext:value-type="float">
            <text:p>1452</text:p>
          </table:table-cell>
          <table:table-cell office:value-type="float" office:value="21.73" calcext:value-type="float">
            <text:p>21.73</text:p>
          </table:table-cell>
          <table:table-cell office:value-type="float" office:value="1716" calcext:value-type="float">
            <text:p>171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52" calcext:value-type="float">
            <text:p>5874.5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8:23+00:00</text:p>
          </table:table-cell>
          <table:table-cell table:style-name="ce2" office:value-type="date" office:date-value="2022-08-23T17:48:28.070809" calcext:value-type="date">
            <text:p>08/23/22 05:48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769" calcext:value-type="float">
            <text:p>7769</text:p>
          </table:table-cell>
          <table:table-cell office:value-type="float" office:value="6846.11" calcext:value-type="float">
            <text:p>6846.11</text:p>
          </table:table-cell>
          <table:table-cell office:value-type="float" office:value="1428" calcext:value-type="float">
            <text:p>1428</text:p>
          </table:table-cell>
          <table:table-cell office:value-type="float" office:value="21.76" calcext:value-type="float">
            <text:p>21.76</text:p>
          </table:table-cell>
          <table:table-cell office:value-type="float" office:value="1692" calcext:value-type="float">
            <text:p>169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56" calcext:value-type="float">
            <text:p>5874.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49:31+00:00</text:p>
          </table:table-cell>
          <table:table-cell table:style-name="ce2" office:value-type="date" office:date-value="2022-08-23T17:49:37.167702" calcext:value-type="date">
            <text:p>08/23/22 05:49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769" calcext:value-type="float">
            <text:p>7769</text:p>
          </table:table-cell>
          <table:table-cell office:value-type="float" office:value="6846.14" calcext:value-type="float">
            <text:p>6846.14</text:p>
          </table:table-cell>
          <table:table-cell office:value-type="float" office:value="1393" calcext:value-type="float">
            <text:p>1393</text:p>
          </table:table-cell>
          <table:table-cell office:value-type="float" office:value="21.79" calcext:value-type="float">
            <text:p>21.79</text:p>
          </table:table-cell>
          <table:table-cell office:value-type="float" office:value="1640" calcext:value-type="float">
            <text:p>164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58" calcext:value-type="float">
            <text:p>5874.5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50:41+00:00</text:p>
          </table:table-cell>
          <table:table-cell table:style-name="ce2" office:value-type="date" office:date-value="2022-08-23T17:50:46.632295" calcext:value-type="date">
            <text:p>08/23/22 05:50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769" calcext:value-type="float">
            <text:p>7769</text:p>
          </table:table-cell>
          <table:table-cell office:value-type="float" office:value="6846.16" calcext:value-type="float">
            <text:p>6846.16</text:p>
          </table:table-cell>
          <table:table-cell office:value-type="float" office:value="1359" calcext:value-type="float">
            <text:p>1359</text:p>
          </table:table-cell>
          <table:table-cell office:value-type="float" office:value="21.82" calcext:value-type="float">
            <text:p>21.82</text:p>
          </table:table-cell>
          <table:table-cell office:value-type="float" office:value="1636" calcext:value-type="float">
            <text:p>16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62" calcext:value-type="float">
            <text:p>5874.6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51:53+00:00</text:p>
          </table:table-cell>
          <table:table-cell table:style-name="ce2" office:value-type="date" office:date-value="2022-08-23T17:51:58.577496" calcext:value-type="date">
            <text:p>08/23/22 05:51 PM</text:p>
          </table:table-cell>
          <table:table-cell office:value-type="float" office:value="11.9" calcext:value-type="float">
            <text:p>11.9</text:p>
          </table:table-cell>
          <table:table-cell table:number-columns-repeated="1011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769" calcext:value-type="float">
            <text:p>7769</text:p>
          </table:table-cell>
          <table:table-cell office:value-type="float" office:value="6846.19" calcext:value-type="float">
            <text:p>6846.19</text:p>
          </table:table-cell>
          <table:table-cell office:value-type="float" office:value="1585" calcext:value-type="float">
            <text:p>1585</text:p>
          </table:table-cell>
          <table:table-cell office:value-type="float" office:value="21.84" calcext:value-type="float">
            <text:p>21.84</text:p>
          </table:table-cell>
          <table:table-cell office:value-type="float" office:value="-1" calcext:value-type="float">
            <text:p>-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64" calcext:value-type="float">
            <text:p>5874.64</text:p>
          </table:table-cell>
          <table:table-cell office:value-type="float" office:value="95" calcext:value-type="float">
            <text:p>95</text:p>
          </table:table-cell>
          <table:table-cell office:value-type="float" office:value="-279" calcext:value-type="float">
            <text:p>-279</text:p>
          </table:table-cell>
          <table:table-cell office:value-type="string" calcext:value-type="string">
            <text:p>2022-08-23 16:53:02+00:00</text:p>
          </table:table-cell>
          <table:table-cell table:style-name="ce2" office:value-type="date" office:date-value="2022-08-23T17:53:07.986637" calcext:value-type="date">
            <text:p>08/23/22 05:53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769" calcext:value-type="float">
            <text:p>7769</text:p>
          </table:table-cell>
          <table:table-cell office:value-type="float" office:value="6846.22" calcext:value-type="float">
            <text:p>6846.22</text:p>
          </table:table-cell>
          <table:table-cell office:value-type="float" office:value="1577" calcext:value-type="float">
            <text:p>1577</text:p>
          </table:table-cell>
          <table:table-cell office:value-type="float" office:value="21.87" calcext:value-type="float">
            <text:p>21.87</text:p>
          </table:table-cell>
          <table:table-cell office:value-type="float" office:value="-7" calcext:value-type="float">
            <text:p>-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64" calcext:value-type="float">
            <text:p>5874.64</text:p>
          </table:table-cell>
          <table:table-cell office:value-type="float" office:value="95" calcext:value-type="float">
            <text:p>95</text:p>
          </table:table-cell>
          <table:table-cell office:value-type="float" office:value="-314" calcext:value-type="float">
            <text:p>-314</text:p>
          </table:table-cell>
          <table:table-cell office:value-type="string" calcext:value-type="string">
            <text:p>2022-08-23 16:54:14+00:00</text:p>
          </table:table-cell>
          <table:table-cell table:style-name="ce2" office:value-type="date" office:date-value="2022-08-23T17:54:18.356773" calcext:value-type="date">
            <text:p>08/23/22 05:54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769" calcext:value-type="float">
            <text:p>7769</text:p>
          </table:table-cell>
          <table:table-cell office:value-type="float" office:value="6846.25" calcext:value-type="float">
            <text:p>6846.25</text:p>
          </table:table-cell>
          <table:table-cell office:value-type="float" office:value="1028" calcext:value-type="float">
            <text:p>1028</text:p>
          </table:table-cell>
          <table:table-cell office:value-type="float" office:value="21.9" calcext:value-type="float">
            <text:p>21.9</text:p>
          </table:table-cell>
          <table:table-cell office:value-type="float" office:value="1295" calcext:value-type="float">
            <text:p>129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66" calcext:value-type="float">
            <text:p>5874.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55:23+00:00</text:p>
          </table:table-cell>
          <table:table-cell table:style-name="ce2" office:value-type="date" office:date-value="2022-08-23T17:55:28.05667" calcext:value-type="date">
            <text:p>08/23/22 05:55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769" calcext:value-type="float">
            <text:p>7769</text:p>
          </table:table-cell>
          <table:table-cell office:value-type="float" office:value="6846.27" calcext:value-type="float">
            <text:p>6846.27</text:p>
          </table:table-cell>
          <table:table-cell office:value-type="float" office:value="987" calcext:value-type="float">
            <text:p>987</text:p>
          </table:table-cell>
          <table:table-cell office:value-type="float" office:value="21.92" calcext:value-type="float">
            <text:p>21.92</text:p>
          </table:table-cell>
          <table:table-cell office:value-type="float" office:value="1145" calcext:value-type="float">
            <text:p>114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68" calcext:value-type="float">
            <text:p>5874.6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56:33+00:00</text:p>
          </table:table-cell>
          <table:table-cell table:style-name="ce2" office:value-type="date" office:date-value="2022-08-23T17:56:39.398507" calcext:value-type="date">
            <text:p>08/23/22 05:56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769" calcext:value-type="float">
            <text:p>7769</text:p>
          </table:table-cell>
          <table:table-cell office:value-type="float" office:value="6846.29" calcext:value-type="float">
            <text:p>6846.29</text:p>
          </table:table-cell>
          <table:table-cell office:value-type="float" office:value="973" calcext:value-type="float">
            <text:p>973</text:p>
          </table:table-cell>
          <table:table-cell office:value-type="float" office:value="21.94" calcext:value-type="float">
            <text:p>21.94</text:p>
          </table:table-cell>
          <table:table-cell office:value-type="float" office:value="1086" calcext:value-type="float">
            <text:p>108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7" calcext:value-type="float">
            <text:p>5874.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57:45+00:00</text:p>
          </table:table-cell>
          <table:table-cell table:style-name="ce2" office:value-type="date" office:date-value="2022-08-23T17:57:50.828477" calcext:value-type="date">
            <text:p>08/23/22 05:57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769" calcext:value-type="float">
            <text:p>7769</text:p>
          </table:table-cell>
          <table:table-cell office:value-type="float" office:value="6846.31" calcext:value-type="float">
            <text:p>6846.31</text:p>
          </table:table-cell>
          <table:table-cell office:value-type="float" office:value="951" calcext:value-type="float">
            <text:p>951</text:p>
          </table:table-cell>
          <table:table-cell office:value-type="float" office:value="21.96" calcext:value-type="float">
            <text:p>21.96</text:p>
          </table:table-cell>
          <table:table-cell office:value-type="float" office:value="1004" calcext:value-type="float">
            <text:p>1004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72" calcext:value-type="float">
            <text:p>5874.7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6:58:52+00:00</text:p>
          </table:table-cell>
          <table:table-cell table:style-name="ce2" office:value-type="date" office:date-value="2022-08-23T17:58:58.604596" calcext:value-type="date">
            <text:p>08/23/22 05:58 PM</text:p>
          </table:table-cell>
          <table:table-cell office:value-type="float" office:value="7.7" calcext:value-type="float">
            <text:p>7.7</text:p>
          </table:table-cell>
          <table:table-cell table:number-columns-repeated="1011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769" calcext:value-type="float">
            <text:p>7769</text:p>
          </table:table-cell>
          <table:table-cell office:value-type="float" office:value="6846.32" calcext:value-type="float">
            <text:p>6846.32</text:p>
          </table:table-cell>
          <table:table-cell office:value-type="float" office:value="922" calcext:value-type="float">
            <text:p>922</text:p>
          </table:table-cell>
          <table:table-cell office:value-type="float" office:value="21.97" calcext:value-type="float">
            <text:p>21.97</text:p>
          </table:table-cell>
          <table:table-cell office:value-type="float" office:value="912" calcext:value-type="float">
            <text:p>91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75" calcext:value-type="float">
            <text:p>5874.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0:09+00:00</text:p>
          </table:table-cell>
          <table:table-cell table:style-name="ce2" office:value-type="date" office:date-value="2022-08-23T18:00:14.861606" calcext:value-type="date">
            <text:p>08/23/22 06:00 PM</text:p>
          </table:table-cell>
          <table:table-cell office:value-type="float" office:value="16.2" calcext:value-type="float">
            <text:p>16.2</text:p>
          </table:table-cell>
          <table:table-cell table:number-columns-repeated="101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769" calcext:value-type="float">
            <text:p>7769</text:p>
          </table:table-cell>
          <table:table-cell office:value-type="float" office:value="6846.34" calcext:value-type="float">
            <text:p>6846.34</text:p>
          </table:table-cell>
          <table:table-cell office:value-type="float" office:value="912" calcext:value-type="float">
            <text:p>912</text:p>
          </table:table-cell>
          <table:table-cell office:value-type="float" office:value="21.99" calcext:value-type="float">
            <text:p>21.99</text:p>
          </table:table-cell>
          <table:table-cell office:value-type="float" office:value="1052" calcext:value-type="float">
            <text:p>1052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77" calcext:value-type="float">
            <text:p>5874.7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1:18+00:00</text:p>
          </table:table-cell>
          <table:table-cell table:style-name="ce2" office:value-type="date" office:date-value="2022-08-23T18:01:23.645793" calcext:value-type="date">
            <text:p>08/23/22 06:01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769" calcext:value-type="float">
            <text:p>7769</text:p>
          </table:table-cell>
          <table:table-cell office:value-type="float" office:value="6846.36" calcext:value-type="float">
            <text:p>6846.36</text:p>
          </table:table-cell>
          <table:table-cell office:value-type="float" office:value="1091" calcext:value-type="float">
            <text:p>1091</text:p>
          </table:table-cell>
          <table:table-cell office:value-type="float" office:value="22.01" calcext:value-type="float">
            <text:p>22.01</text:p>
          </table:table-cell>
          <table:table-cell office:value-type="float" office:value="1210" calcext:value-type="float">
            <text:p>121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79" calcext:value-type="float">
            <text:p>5874.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2:29+00:00</text:p>
          </table:table-cell>
          <table:table-cell table:style-name="ce2" office:value-type="date" office:date-value="2022-08-23T18:02:35.045489" calcext:value-type="date">
            <text:p>08/23/22 06:02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769" calcext:value-type="float">
            <text:p>7769</text:p>
          </table:table-cell>
          <table:table-cell office:value-type="float" office:value="6846.38" calcext:value-type="float">
            <text:p>6846.38</text:p>
          </table:table-cell>
          <table:table-cell office:value-type="float" office:value="1073" calcext:value-type="float">
            <text:p>1073</text:p>
          </table:table-cell>
          <table:table-cell office:value-type="float" office:value="22.03" calcext:value-type="float">
            <text:p>22.03</text:p>
          </table:table-cell>
          <table:table-cell office:value-type="float" office:value="1187" calcext:value-type="float">
            <text:p>118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81" calcext:value-type="float">
            <text:p>5874.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3:40+00:00</text:p>
          </table:table-cell>
          <table:table-cell table:style-name="ce2" office:value-type="date" office:date-value="2022-08-23T18:03:45.572313" calcext:value-type="date">
            <text:p>08/23/22 06:03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769" calcext:value-type="float">
            <text:p>7769</text:p>
          </table:table-cell>
          <table:table-cell office:value-type="float" office:value="6846.4" calcext:value-type="float">
            <text:p>6846.4</text:p>
          </table:table-cell>
          <table:table-cell office:value-type="float" office:value="1054" calcext:value-type="float">
            <text:p>1054</text:p>
          </table:table-cell>
          <table:table-cell office:value-type="float" office:value="22.05" calcext:value-type="float">
            <text:p>22.05</text:p>
          </table:table-cell>
          <table:table-cell office:value-type="float" office:value="1159" calcext:value-type="float">
            <text:p>115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83" calcext:value-type="float">
            <text:p>5874.8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4:50+00:00</text:p>
          </table:table-cell>
          <table:table-cell table:style-name="ce2" office:value-type="date" office:date-value="2022-08-23T18:04:55.902183" calcext:value-type="date">
            <text:p>08/23/22 06:04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769" calcext:value-type="float">
            <text:p>7769</text:p>
          </table:table-cell>
          <table:table-cell office:value-type="float" office:value="6846.43" calcext:value-type="float">
            <text:p>6846.43</text:p>
          </table:table-cell>
          <table:table-cell office:value-type="float" office:value="1036" calcext:value-type="float">
            <text:p>1036</text:p>
          </table:table-cell>
          <table:table-cell office:value-type="float" office:value="22.08" calcext:value-type="float">
            <text:p>22.08</text:p>
          </table:table-cell>
          <table:table-cell office:value-type="float" office:value="1126" calcext:value-type="float">
            <text:p>112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85" calcext:value-type="float">
            <text:p>5874.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6:01+00:00</text:p>
          </table:table-cell>
          <table:table-cell table:style-name="ce2" office:value-type="date" office:date-value="2022-08-23T18:06:07.355996" calcext:value-type="date">
            <text:p>08/23/22 06:06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769" calcext:value-type="float">
            <text:p>7769</text:p>
          </table:table-cell>
          <table:table-cell office:value-type="float" office:value="6846.45" calcext:value-type="float">
            <text:p>6846.45</text:p>
          </table:table-cell>
          <table:table-cell office:value-type="float" office:value="1022" calcext:value-type="float">
            <text:p>1022</text:p>
          </table:table-cell>
          <table:table-cell office:value-type="float" office:value="22.1" calcext:value-type="float">
            <text:p>22.1</text:p>
          </table:table-cell>
          <table:table-cell office:value-type="float" office:value="1085" calcext:value-type="float">
            <text:p>108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87" calcext:value-type="float">
            <text:p>5874.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7:12+00:00</text:p>
          </table:table-cell>
          <table:table-cell table:style-name="ce2" office:value-type="date" office:date-value="2022-08-23T18:07:18.242868" calcext:value-type="date">
            <text:p>08/23/22 06:07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769" calcext:value-type="float">
            <text:p>7769</text:p>
          </table:table-cell>
          <table:table-cell office:value-type="float" office:value="6846.47" calcext:value-type="float">
            <text:p>6846.47</text:p>
          </table:table-cell>
          <table:table-cell office:value-type="float" office:value="990" calcext:value-type="float">
            <text:p>990</text:p>
          </table:table-cell>
          <table:table-cell office:value-type="float" office:value="22.12" calcext:value-type="float">
            <text:p>22.12</text:p>
          </table:table-cell>
          <table:table-cell office:value-type="float" office:value="1056" calcext:value-type="float">
            <text:p>105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89" calcext:value-type="float">
            <text:p>5874.8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8:23+00:00</text:p>
          </table:table-cell>
          <table:table-cell table:style-name="ce2" office:value-type="date" office:date-value="2022-08-23T18:08:28.911534" calcext:value-type="date">
            <text:p>08/23/22 06:08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769" calcext:value-type="float">
            <text:p>7769</text:p>
          </table:table-cell>
          <table:table-cell office:value-type="float" office:value="6846.48" calcext:value-type="float">
            <text:p>6846.48</text:p>
          </table:table-cell>
          <table:table-cell office:value-type="float" office:value="972" calcext:value-type="float">
            <text:p>972</text:p>
          </table:table-cell>
          <table:table-cell office:value-type="float" office:value="22.13" calcext:value-type="float">
            <text:p>22.13</text:p>
          </table:table-cell>
          <table:table-cell office:value-type="float" office:value="1003" calcext:value-type="float">
            <text:p>100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1" calcext:value-type="float">
            <text:p>5874.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09:35+00:00</text:p>
          </table:table-cell>
          <table:table-cell table:style-name="ce2" office:value-type="date" office:date-value="2022-08-23T18:09:40.965742" calcext:value-type="date">
            <text:p>08/23/22 06:09 PM</text:p>
          </table:table-cell>
          <table:table-cell office:value-type="float" office:value="12" calcext:value-type="float">
            <text:p>12.0</text:p>
          </table:table-cell>
          <table:table-cell table:number-columns-repeated="101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769" calcext:value-type="float">
            <text:p>7769</text:p>
          </table:table-cell>
          <table:table-cell office:value-type="float" office:value="6846.5" calcext:value-type="float">
            <text:p>6846.5</text:p>
          </table:table-cell>
          <table:table-cell office:value-type="float" office:value="950" calcext:value-type="float">
            <text:p>950</text:p>
          </table:table-cell>
          <table:table-cell office:value-type="float" office:value="22.15" calcext:value-type="float">
            <text:p>22.15</text:p>
          </table:table-cell>
          <table:table-cell office:value-type="float" office:value="415" calcext:value-type="float">
            <text:p>41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3" calcext:value-type="float">
            <text:p>5874.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10:44+00:00</text:p>
          </table:table-cell>
          <table:table-cell table:style-name="ce2" office:value-type="date" office:date-value="2022-08-23T18:10:49.98074" calcext:value-type="date">
            <text:p>08/23/22 06:10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769" calcext:value-type="float">
            <text:p>7769</text:p>
          </table:table-cell>
          <table:table-cell office:value-type="float" office:value="6846.52" calcext:value-type="float">
            <text:p>6846.52</text:p>
          </table:table-cell>
          <table:table-cell office:value-type="float" office:value="924" calcext:value-type="float">
            <text:p>924</text:p>
          </table:table-cell>
          <table:table-cell office:value-type="float" office:value="22.17" calcext:value-type="float">
            <text:p>22.17</text:p>
          </table:table-cell>
          <table:table-cell office:value-type="float" office:value="369" calcext:value-type="float">
            <text:p>36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11:53+00:00</text:p>
          </table:table-cell>
          <table:table-cell table:style-name="ce2" office:value-type="date" office:date-value="2022-08-23T18:11:59.35276" calcext:value-type="date">
            <text:p>08/23/22 06:11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769" calcext:value-type="float">
            <text:p>7769</text:p>
          </table:table-cell>
          <table:table-cell office:value-type="float" office:value="6846.54" calcext:value-type="float">
            <text:p>6846.54</text:p>
          </table:table-cell>
          <table:table-cell office:value-type="float" office:value="898" calcext:value-type="float">
            <text:p>898</text:p>
          </table:table-cell>
          <table:table-cell office:value-type="float" office:value="22.19" calcext:value-type="float">
            <text:p>22.19</text:p>
          </table:table-cell>
          <table:table-cell office:value-type="float" office:value="350" calcext:value-type="float">
            <text:p>35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13:05+00:00</text:p>
          </table:table-cell>
          <table:table-cell table:style-name="ce2" office:value-type="date" office:date-value="2022-08-23T18:13:10.247643" calcext:value-type="date">
            <text:p>08/23/22 06:13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769" calcext:value-type="float">
            <text:p>7769</text:p>
          </table:table-cell>
          <table:table-cell office:value-type="float" office:value="6846.56" calcext:value-type="float">
            <text:p>6846.56</text:p>
          </table:table-cell>
          <table:table-cell office:value-type="float" office:value="872" calcext:value-type="float">
            <text:p>872</text:p>
          </table:table-cell>
          <table:table-cell office:value-type="float" office:value="22.21" calcext:value-type="float">
            <text:p>22.21</text:p>
          </table:table-cell>
          <table:table-cell office:value-type="float" office:value="175" calcext:value-type="float">
            <text:p>17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14:15+00:00</text:p>
          </table:table-cell>
          <table:table-cell table:style-name="ce2" office:value-type="date" office:date-value="2022-08-23T18:14:21.775959" calcext:value-type="date">
            <text:p>08/23/22 06:14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769" calcext:value-type="float">
            <text:p>7769</text:p>
          </table:table-cell>
          <table:table-cell office:value-type="float" office:value="6846.57" calcext:value-type="float">
            <text:p>6846.57</text:p>
          </table:table-cell>
          <table:table-cell office:value-type="float" office:value="850" calcext:value-type="float">
            <text:p>850</text:p>
          </table:table-cell>
          <table:table-cell office:value-type="float" office:value="22.22" calcext:value-type="float">
            <text:p>22.22</text:p>
          </table:table-cell>
          <table:table-cell office:value-type="float" office:value="36" calcext:value-type="float">
            <text:p>3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15:25+00:00</text:p>
          </table:table-cell>
          <table:table-cell table:style-name="ce2" office:value-type="date" office:date-value="2022-08-23T18:15:31.543249" calcext:value-type="date">
            <text:p>08/23/22 06:15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769" calcext:value-type="float">
            <text:p>7769</text:p>
          </table:table-cell>
          <table:table-cell office:value-type="float" office:value="6846.59" calcext:value-type="float">
            <text:p>6846.59</text:p>
          </table:table-cell>
          <table:table-cell office:value-type="float" office:value="853" calcext:value-type="float">
            <text:p>853</text:p>
          </table:table-cell>
          <table:table-cell office:value-type="float" office:value="22.24" calcext:value-type="float">
            <text:p>22.24</text:p>
          </table:table-cell>
          <table:table-cell office:value-type="float" office:value="-33" calcext:value-type="float">
            <text:p>-3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022-08-23 17:16:36+00:00</text:p>
          </table:table-cell>
          <table:table-cell table:style-name="ce2" office:value-type="date" office:date-value="2022-08-23T18:16:40.976193" calcext:value-type="date">
            <text:p>08/23/22 06:16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769" calcext:value-type="float">
            <text:p>7769</text:p>
          </table:table-cell>
          <table:table-cell office:value-type="float" office:value="6846.61" calcext:value-type="float">
            <text:p>6846.61</text:p>
          </table:table-cell>
          <table:table-cell office:value-type="float" office:value="1032" calcext:value-type="float">
            <text:p>1032</text:p>
          </table:table-cell>
          <table:table-cell office:value-type="float" office:value="22.26" calcext:value-type="float">
            <text:p>22.26</text:p>
          </table:table-cell>
          <table:table-cell office:value-type="float" office:value="-41" calcext:value-type="float">
            <text:p>-41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2022-08-23 17:17:46+00:00</text:p>
          </table:table-cell>
          <table:table-cell table:style-name="ce2" office:value-type="date" office:date-value="2022-08-23T18:17:51.356965" calcext:value-type="date">
            <text:p>08/23/22 06:17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769" calcext:value-type="float">
            <text:p>7769</text:p>
          </table:table-cell>
          <table:table-cell office:value-type="float" office:value="6846.63" calcext:value-type="float">
            <text:p>6846.63</text:p>
          </table:table-cell>
          <table:table-cell office:value-type="float" office:value="1062" calcext:value-type="float">
            <text:p>1062</text:p>
          </table:table-cell>
          <table:table-cell office:value-type="float" office:value="22.28" calcext:value-type="float">
            <text:p>22.28</text:p>
          </table:table-cell>
          <table:table-cell office:value-type="float" office:value="7" calcext:value-type="float">
            <text:p>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2022-08-23 17:18:58+00:00</text:p>
          </table:table-cell>
          <table:table-cell table:style-name="ce2" office:value-type="date" office:date-value="2022-08-23T18:19:04.285419" calcext:value-type="date">
            <text:p>08/23/22 06:19 PM</text:p>
          </table:table-cell>
          <table:table-cell office:value-type="float" office:value="12.9" calcext:value-type="float">
            <text:p>12.9</text:p>
          </table:table-cell>
          <table:table-cell table:number-columns-repeated="101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769" calcext:value-type="float">
            <text:p>7769</text:p>
          </table:table-cell>
          <table:table-cell office:value-type="float" office:value="6846.65" calcext:value-type="float">
            <text:p>6846.65</text:p>
          </table:table-cell>
          <table:table-cell office:value-type="float" office:value="1029" calcext:value-type="float">
            <text:p>1029</text:p>
          </table:table-cell>
          <table:table-cell office:value-type="float" office:value="22.3" calcext:value-type="float">
            <text:p>22.3</text:p>
          </table:table-cell>
          <table:table-cell office:value-type="float" office:value="13" calcext:value-type="float">
            <text:p>1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215" calcext:value-type="float">
            <text:p>-215</text:p>
          </table:table-cell>
          <table:table-cell office:value-type="string" calcext:value-type="string">
            <text:p>2022-08-23 17:20:12+00:00</text:p>
          </table:table-cell>
          <table:table-cell table:style-name="ce2" office:value-type="date" office:date-value="2022-08-23T18:20:16.190537" calcext:value-type="date">
            <text:p>08/23/22 06:20 PM</text:p>
          </table:table-cell>
          <table:table-cell office:value-type="float" office:value="11.9" calcext:value-type="float">
            <text:p>11.9</text:p>
          </table:table-cell>
          <table:table-cell table:number-columns-repeated="10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769" calcext:value-type="float">
            <text:p>7769</text:p>
          </table:table-cell>
          <table:table-cell office:value-type="float" office:value="6846.67" calcext:value-type="float">
            <text:p>6846.67</text:p>
          </table:table-cell>
          <table:table-cell office:value-type="float" office:value="1050" calcext:value-type="float">
            <text:p>1050</text:p>
          </table:table-cell>
          <table:table-cell office:value-type="float" office:value="22.32" calcext:value-type="float">
            <text:p>22.32</text:p>
          </table:table-cell>
          <table:table-cell office:value-type="float" office:value="-15" calcext:value-type="float">
            <text:p>-15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248" calcext:value-type="float">
            <text:p>-248</text:p>
          </table:table-cell>
          <table:table-cell office:value-type="string" calcext:value-type="string">
            <text:p>2022-08-23 17:21:21+00:00</text:p>
          </table:table-cell>
          <table:table-cell table:style-name="ce2" office:value-type="date" office:date-value="2022-08-23T18:21:25.766994" calcext:value-type="date">
            <text:p>08/23/22 06:21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769" calcext:value-type="float">
            <text:p>7769</text:p>
          </table:table-cell>
          <table:table-cell office:value-type="float" office:value="6846.69" calcext:value-type="float">
            <text:p>6846.69</text:p>
          </table:table-cell>
          <table:table-cell office:value-type="float" office:value="999" calcext:value-type="float">
            <text:p>999</text:p>
          </table:table-cell>
          <table:table-cell office:value-type="float" office:value="22.34" calcext:value-type="float">
            <text:p>22.34</text:p>
          </table:table-cell>
          <table:table-cell office:value-type="float" office:value="-27" calcext:value-type="float">
            <text:p>-27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2022-08-23 17:22:30+00:00</text:p>
          </table:table-cell>
          <table:table-cell table:style-name="ce2" office:value-type="date" office:date-value="2022-08-23T18:22:36.06903" calcext:value-type="date">
            <text:p>08/23/22 06:22 PM</text:p>
          </table:table-cell>
          <table:table-cell office:value-type="float" office:value="10.2" calcext:value-type="float">
            <text:p>10.2</text:p>
          </table:table-cell>
          <table:table-cell table:number-columns-repeated="101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769" calcext:value-type="float">
            <text:p>7769</text:p>
          </table:table-cell>
          <table:table-cell office:value-type="float" office:value="6846.71" calcext:value-type="float">
            <text:p>6846.71</text:p>
          </table:table-cell>
          <table:table-cell office:value-type="float" office:value="1040" calcext:value-type="float">
            <text:p>1040</text:p>
          </table:table-cell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2022-08-23 17:23:42+00:00</text:p>
          </table:table-cell>
          <table:table-cell table:style-name="ce2" office:value-type="date" office:date-value="2022-08-23T18:23:46.442112" calcext:value-type="date">
            <text:p>08/23/22 06:23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769" calcext:value-type="float">
            <text:p>7769</text:p>
          </table:table-cell>
          <table:table-cell office:value-type="float" office:value="6846.73" calcext:value-type="float">
            <text:p>6846.73</text:p>
          </table:table-cell>
          <table:table-cell office:value-type="float" office:value="959" calcext:value-type="float">
            <text:p>959</text:p>
          </table:table-cell>
          <table:table-cell office:value-type="float" office:value="22.38" calcext:value-type="float">
            <text:p>22.38</text:p>
          </table:table-cell>
          <table:table-cell office:value-type="float" office:value="-568" calcext:value-type="float">
            <text:p>-568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592" calcext:value-type="float">
            <text:p>-592</text:p>
          </table:table-cell>
          <table:table-cell office:value-type="string" calcext:value-type="string">
            <text:p>2022-08-23 17:24:52+00:00</text:p>
          </table:table-cell>
          <table:table-cell table:style-name="ce2" office:value-type="date" office:date-value="2022-08-23T18:24:57.299823" calcext:value-type="date">
            <text:p>08/23/22 06:24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769" calcext:value-type="float">
            <text:p>7769</text:p>
          </table:table-cell>
          <table:table-cell office:value-type="float" office:value="6846.76" calcext:value-type="float">
            <text:p>6846.76</text:p>
          </table:table-cell>
          <table:table-cell office:value-type="float" office:value="1326" calcext:value-type="float">
            <text:p>1326</text:p>
          </table:table-cell>
          <table:table-cell office:value-type="float" office:value="22.41" calcext:value-type="float">
            <text:p>22.41</text:p>
          </table:table-cell>
          <table:table-cell office:value-type="float" office:value="-63" calcext:value-type="float">
            <text:p>-63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547" calcext:value-type="float">
            <text:p>-547</text:p>
          </table:table-cell>
          <table:table-cell office:value-type="string" calcext:value-type="string">
            <text:p>2022-08-23 17:26:01+00:00</text:p>
          </table:table-cell>
          <table:table-cell table:style-name="ce2" office:value-type="date" office:date-value="2022-08-23T18:26:06.273073" calcext:value-type="date">
            <text:p>08/23/22 06:26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769" calcext:value-type="float">
            <text:p>7769</text:p>
          </table:table-cell>
          <table:table-cell office:value-type="float" office:value="6846.79" calcext:value-type="float">
            <text:p>6846.79</text:p>
          </table:table-cell>
          <table:table-cell office:value-type="float" office:value="1835" calcext:value-type="float">
            <text:p>1835</text:p>
          </table:table-cell>
          <table:table-cell office:value-type="float" office:value="22.44" calcext:value-type="float">
            <text:p>22.44</text:p>
          </table:table-cell>
          <table:table-cell office:value-type="float" office:value="-26" calcext:value-type="float">
            <text:p>-26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1042" calcext:value-type="float">
            <text:p>-1042</text:p>
          </table:table-cell>
          <table:table-cell office:value-type="string" calcext:value-type="string">
            <text:p>2022-08-23 17:27:13+00:00</text:p>
          </table:table-cell>
          <table:table-cell table:style-name="ce2" office:value-type="date" office:date-value="2022-08-23T18:27:18.656767" calcext:value-type="date">
            <text:p>08/23/22 06:27 PM</text:p>
          </table:table-cell>
          <table:table-cell office:value-type="float" office:value="12.4" calcext:value-type="float">
            <text:p>12.4</text:p>
          </table:table-cell>
          <table:table-cell table:number-columns-repeated="10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769" calcext:value-type="float">
            <text:p>7769</text:p>
          </table:table-cell>
          <table:table-cell office:value-type="float" office:value="6846.8" calcext:value-type="float">
            <text:p>6846.8</text:p>
          </table:table-cell>
          <table:table-cell office:value-type="float" office:value="323" calcext:value-type="float">
            <text:p>323</text:p>
          </table:table-cell>
          <table:table-cell office:value-type="float" office:value="22.45" calcext:value-type="float">
            <text:p>22.45</text:p>
          </table:table-cell>
          <table:table-cell office:value-type="float" office:value="89" calcext:value-type="float">
            <text:p>89</text:p>
          </table:table-cell>
          <table:table-cell office:value-type="float" office:value="854.08" calcext:value-type="float">
            <text:p>854.08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8-23 17:28:24+00:00</text:p>
          </table:table-cell>
          <table:table-cell table:style-name="ce2" office:value-type="date" office:date-value="2022-08-23T18:28:29.639702" calcext:value-type="date">
            <text:p>08/23/22 06:28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769" calcext:value-type="float">
            <text:p>7769</text:p>
          </table:table-cell>
          <table:table-cell office:value-type="float" office:value="6846.82" calcext:value-type="float">
            <text:p>6846.82</text:p>
          </table:table-cell>
          <table:table-cell office:value-type="float" office:value="1821" calcext:value-type="float">
            <text:p>1821</text:p>
          </table:table-cell>
          <table:table-cell office:value-type="float" office:value="22.47" calcext:value-type="float">
            <text:p>22.47</text:p>
          </table:table-cell>
          <table:table-cell office:value-type="float" office:value="-44" calcext:value-type="float">
            <text:p>-44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2022-08-23 17:29:35+00:00</text:p>
          </table:table-cell>
          <table:table-cell table:style-name="ce2" office:value-type="date" office:date-value="2022-08-23T18:29:40.360736" calcext:value-type="date">
            <text:p>08/23/22 06:29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769" calcext:value-type="float">
            <text:p>7769</text:p>
          </table:table-cell>
          <table:table-cell office:value-type="float" office:value="6846.86" calcext:value-type="float">
            <text:p>6846.86</text:p>
          </table:table-cell>
          <table:table-cell office:value-type="float" office:value="1855" calcext:value-type="float">
            <text:p>1855</text:p>
          </table:table-cell>
          <table:table-cell office:value-type="float" office:value="22.51" calcext:value-type="float">
            <text:p>22.51</text:p>
          </table:table-cell>
          <table:table-cell office:value-type="float" office:value="730" calcext:value-type="float">
            <text:p>730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1108" calcext:value-type="float">
            <text:p>-1108</text:p>
          </table:table-cell>
          <table:table-cell office:value-type="string" calcext:value-type="string">
            <text:p>2022-08-23 17:30:45+00:00</text:p>
          </table:table-cell>
          <table:table-cell table:style-name="ce2" office:value-type="date" office:date-value="2022-08-23T18:30:50.444625" calcext:value-type="date">
            <text:p>08/23/22 06:30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769" calcext:value-type="float">
            <text:p>7769</text:p>
          </table:table-cell>
          <table:table-cell office:value-type="float" office:value="6846.87" calcext:value-type="float">
            <text:p>6846.87</text:p>
          </table:table-cell>
          <table:table-cell office:value-type="float" office:value="294" calcext:value-type="float">
            <text:p>294</text:p>
          </table:table-cell>
          <table:table-cell office:value-type="float" office:value="22.52" calcext:value-type="float">
            <text:p>22.52</text:p>
          </table:table-cell>
          <table:table-cell office:value-type="float" office:value="-283" calcext:value-type="float">
            <text:p>-283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022-08-23 17:31:56+00:00</text:p>
          </table:table-cell>
          <table:table-cell table:style-name="ce2" office:value-type="date" office:date-value="2022-08-23T18:32:01.091964" calcext:value-type="date">
            <text:p>08/23/22 06:32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769" calcext:value-type="float">
            <text:p>7769</text:p>
          </table:table-cell>
          <table:table-cell office:value-type="float" office:value="6846.87" calcext:value-type="float">
            <text:p>6846.87</text:p>
          </table:table-cell>
          <table:table-cell office:value-type="float" office:value="490" calcext:value-type="float">
            <text:p>490</text:p>
          </table:table-cell>
          <table:table-cell office:value-type="float" office:value="22.52" calcext:value-type="float">
            <text:p>22.52</text:p>
          </table:table-cell>
          <table:table-cell office:value-type="float" office:value="-994" calcext:value-type="float">
            <text:p>-994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334" calcext:value-type="float">
            <text:p>-334</text:p>
          </table:table-cell>
          <table:table-cell office:value-type="string" calcext:value-type="string">
            <text:p>2022-08-23 17:33:07+00:00</text:p>
          </table:table-cell>
          <table:table-cell table:style-name="ce2" office:value-type="date" office:date-value="2022-08-23T18:33:12.532959" calcext:value-type="date">
            <text:p>08/23/22 06:33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769" calcext:value-type="float">
            <text:p>7769</text:p>
          </table:table-cell>
          <table:table-cell office:value-type="float" office:value="6846.91" calcext:value-type="float">
            <text:p>6846.91</text:p>
          </table:table-cell>
          <table:table-cell office:value-type="float" office:value="1935" calcext:value-type="float">
            <text:p>1935</text:p>
          </table:table-cell>
          <table:table-cell office:value-type="float" office:value="22.56" calcext:value-type="float">
            <text:p>22.56</text:p>
          </table:table-cell>
          <table:table-cell office:value-type="float" office:value="-20" calcext:value-type="float">
            <text:p>-20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1261" calcext:value-type="float">
            <text:p>-1261</text:p>
          </table:table-cell>
          <table:table-cell office:value-type="string" calcext:value-type="string">
            <text:p>2022-08-23 17:34:18+00:00</text:p>
          </table:table-cell>
          <table:table-cell table:style-name="ce2" office:value-type="date" office:date-value="2022-08-23T18:34:23.192199" calcext:value-type="date">
            <text:p>08/23/22 06:34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769" calcext:value-type="float">
            <text:p>7769</text:p>
          </table:table-cell>
          <table:table-cell office:value-type="float" office:value="6846.95" calcext:value-type="float">
            <text:p>6846.95</text:p>
          </table:table-cell>
          <table:table-cell office:value-type="float" office:value="1905" calcext:value-type="float">
            <text:p>1905</text:p>
          </table:table-cell>
          <table:table-cell office:value-type="float" office:value="22.6" calcext:value-type="float">
            <text:p>22.6</text:p>
          </table:table-cell>
          <table:table-cell office:value-type="float" office:value="13" calcext:value-type="float">
            <text:p>13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478" calcext:value-type="float">
            <text:p>-478</text:p>
          </table:table-cell>
          <table:table-cell office:value-type="string" calcext:value-type="string">
            <text:p>2022-08-23 17:35:28+00:00</text:p>
          </table:table-cell>
          <table:table-cell table:style-name="ce2" office:value-type="date" office:date-value="2022-08-23T18:35:33.973107" calcext:value-type="date">
            <text:p>08/23/22 06:35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769" calcext:value-type="float">
            <text:p>7769</text:p>
          </table:table-cell>
          <table:table-cell office:value-type="float" office:value="6846.97" calcext:value-type="float">
            <text:p>6846.97</text:p>
          </table:table-cell>
          <table:table-cell office:value-type="float" office:value="1383" calcext:value-type="float">
            <text:p>1383</text:p>
          </table:table-cell>
          <table:table-cell office:value-type="float" office:value="22.62" calcext:value-type="float">
            <text:p>22.62</text:p>
          </table:table-cell>
          <table:table-cell office:value-type="float" office:value="18" calcext:value-type="float">
            <text:p>18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746" calcext:value-type="float">
            <text:p>-746</text:p>
          </table:table-cell>
          <table:table-cell office:value-type="string" calcext:value-type="string">
            <text:p>2022-08-23 17:36:40+00:00</text:p>
          </table:table-cell>
          <table:table-cell table:style-name="ce2" office:value-type="date" office:date-value="2022-08-23T18:36:44.724668" calcext:value-type="date">
            <text:p>08/23/22 06:36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769" calcext:value-type="float">
            <text:p>7769</text:p>
          </table:table-cell>
          <table:table-cell office:value-type="float" office:value="6847" calcext:value-type="float">
            <text:p>6847</text:p>
          </table:table-cell>
          <table:table-cell office:value-type="float" office:value="643" calcext:value-type="float">
            <text:p>643</text:p>
          </table:table-cell>
          <table:table-cell office:value-type="float" office:value="22.65" calcext:value-type="float">
            <text:p>22.65</text:p>
          </table:table-cell>
          <table:table-cell office:value-type="float" office:value="5" calcext:value-type="float">
            <text:p>5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5" calcext:value-type="float">
            <text:p>95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2022-08-23 17:37:50+00:00</text:p>
          </table:table-cell>
          <table:table-cell table:style-name="ce2" office:value-type="date" office:date-value="2022-08-23T18:37:55.754589" calcext:value-type="date">
            <text:p>08/23/22 06:37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769" calcext:value-type="float">
            <text:p>7769</text:p>
          </table:table-cell>
          <table:table-cell office:value-type="float" office:value="6847.02" calcext:value-type="float">
            <text:p>6847.02</text:p>
          </table:table-cell>
          <table:table-cell office:value-type="float" office:value="1250" calcext:value-type="float">
            <text:p>1250</text:p>
          </table:table-cell>
          <table:table-cell office:value-type="float" office:value="22.67" calcext:value-type="float">
            <text:p>22.67</text:p>
          </table:table-cell>
          <table:table-cell office:value-type="float" office:value="-2" calcext:value-type="float">
            <text:p>-2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614" calcext:value-type="float">
            <text:p>-614</text:p>
          </table:table-cell>
          <table:table-cell office:value-type="string" calcext:value-type="string">
            <text:p>2022-08-23 17:39:01+00:00</text:p>
          </table:table-cell>
          <table:table-cell table:style-name="ce2" office:value-type="date" office:date-value="2022-08-23T18:39:05.875895" calcext:value-type="date">
            <text:p>08/23/22 06:39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769" calcext:value-type="float">
            <text:p>7769</text:p>
          </table:table-cell>
          <table:table-cell office:value-type="float" office:value="6847.04" calcext:value-type="float">
            <text:p>6847.04</text:p>
          </table:table-cell>
          <table:table-cell office:value-type="float" office:value="1750" calcext:value-type="float">
            <text:p>1750</text:p>
          </table:table-cell>
          <table:table-cell office:value-type="float" office:value="22.69" calcext:value-type="float">
            <text:p>22.69</text:p>
          </table:table-cell>
          <table:table-cell office:value-type="float" office:value="-5" calcext:value-type="float">
            <text:p>-5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1137" calcext:value-type="float">
            <text:p>-1137</text:p>
          </table:table-cell>
          <table:table-cell office:value-type="string" calcext:value-type="string">
            <text:p>2022-08-23 17:40:11+00:00</text:p>
          </table:table-cell>
          <table:table-cell table:style-name="ce2" office:value-type="date" office:date-value="2022-08-23T18:40:17.330589" calcext:value-type="date">
            <text:p>08/23/22 06:40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769" calcext:value-type="float">
            <text:p>7769</text:p>
          </table:table-cell>
          <table:table-cell office:value-type="float" office:value="6847.07" calcext:value-type="float">
            <text:p>6847.07</text:p>
          </table:table-cell>
          <table:table-cell office:value-type="float" office:value="1254" calcext:value-type="float">
            <text:p>1254</text:p>
          </table:table-cell>
          <table:table-cell office:value-type="float" office:value="22.72" calcext:value-type="float">
            <text:p>22.72</text:p>
          </table:table-cell>
          <table:table-cell office:value-type="float" office:value="2" calcext:value-type="float">
            <text:p>2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682" calcext:value-type="float">
            <text:p>-682</text:p>
          </table:table-cell>
          <table:table-cell office:value-type="string" calcext:value-type="string">
            <text:p>2022-08-23 17:41:22+00:00</text:p>
          </table:table-cell>
          <table:table-cell table:style-name="ce2" office:value-type="date" office:date-value="2022-08-23T18:41:26.337254" calcext:value-type="date">
            <text:p>08/23/22 06:41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769" calcext:value-type="float">
            <text:p>7769</text:p>
          </table:table-cell>
          <table:table-cell office:value-type="float" office:value="6847.09" calcext:value-type="float">
            <text:p>6847.09</text:p>
          </table:table-cell>
          <table:table-cell office:value-type="float" office:value="1285" calcext:value-type="float">
            <text:p>1285</text:p>
          </table:table-cell>
          <table:table-cell office:value-type="float" office:value="22.74" calcext:value-type="float">
            <text:p>22.74</text:p>
          </table:table-cell>
          <table:table-cell office:value-type="float" office:value="3" calcext:value-type="float">
            <text:p>3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2022-08-23 17:42:31+00:00</text:p>
          </table:table-cell>
          <table:table-cell table:style-name="ce2" office:value-type="date" office:date-value="2022-08-23T18:42:36.00725" calcext:value-type="date">
            <text:p>08/23/22 06:42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769" calcext:value-type="float">
            <text:p>7769</text:p>
          </table:table-cell>
          <table:table-cell office:value-type="float" office:value="6847.12" calcext:value-type="float">
            <text:p>6847.12</text:p>
          </table:table-cell>
          <table:table-cell office:value-type="float" office:value="1281" calcext:value-type="float">
            <text:p>1281</text:p>
          </table:table-cell>
          <table:table-cell office:value-type="float" office:value="22.77" calcext:value-type="float">
            <text:p>22.77</text:p>
          </table:table-cell>
          <table:table-cell office:value-type="float" office:value="-16" calcext:value-type="float">
            <text:p>-16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770" calcext:value-type="float">
            <text:p>-770</text:p>
          </table:table-cell>
          <table:table-cell office:value-type="string" calcext:value-type="string">
            <text:p>2022-08-23 17:43:41+00:00</text:p>
          </table:table-cell>
          <table:table-cell table:style-name="ce2" office:value-type="date" office:date-value="2022-08-23T18:43:46.864026" calcext:value-type="date">
            <text:p>08/23/22 06:43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769" calcext:value-type="float">
            <text:p>7769</text:p>
          </table:table-cell>
          <table:table-cell office:value-type="float" office:value="6847.14" calcext:value-type="float">
            <text:p>6847.14</text:p>
          </table:table-cell>
          <table:table-cell office:value-type="float" office:value="1287" calcext:value-type="float">
            <text:p>1287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796" calcext:value-type="float">
            <text:p>-796</text:p>
          </table:table-cell>
          <table:table-cell office:value-type="string" calcext:value-type="string">
            <text:p>2022-08-23 17:44:54+00:00</text:p>
          </table:table-cell>
          <table:table-cell table:style-name="ce2" office:value-type="date" office:date-value="2022-08-23T18:44:59.013495" calcext:value-type="date">
            <text:p>08/23/22 06:44 PM</text:p>
          </table:table-cell>
          <table:table-cell office:value-type="float" office:value="12.1" calcext:value-type="float">
            <text:p>12.1</text:p>
          </table:table-cell>
          <table:table-cell table:number-columns-repeated="10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769" calcext:value-type="float">
            <text:p>7769</text:p>
          </table:table-cell>
          <table:table-cell office:value-type="float" office:value="6847.17" calcext:value-type="float">
            <text:p>6847.17</text:p>
          </table:table-cell>
          <table:table-cell office:value-type="float" office:value="1278" calcext:value-type="float">
            <text:p>1278</text:p>
          </table:table-cell>
          <table:table-cell office:value-type="float" office:value="22.82" calcext:value-type="float">
            <text:p>22.82</text:p>
          </table:table-cell>
          <table:table-cell office:value-type="float" office:value="0" calcext:value-type="float">
            <text:p>0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811" calcext:value-type="float">
            <text:p>-811</text:p>
          </table:table-cell>
          <table:table-cell office:value-type="string" calcext:value-type="string">
            <text:p>2022-08-23 17:46:02+00:00</text:p>
          </table:table-cell>
          <table:table-cell table:style-name="ce2" office:value-type="date" office:date-value="2022-08-23T18:46:07.563206" calcext:value-type="date">
            <text:p>08/23/22 06:46 PM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769" calcext:value-type="float">
            <text:p>7769</text:p>
          </table:table-cell>
          <table:table-cell office:value-type="float" office:value="6847.2" calcext:value-type="float">
            <text:p>6847.2</text:p>
          </table:table-cell>
          <table:table-cell office:value-type="float" office:value="1316" calcext:value-type="float">
            <text:p>1316</text:p>
          </table:table-cell>
          <table:table-cell office:value-type="float" office:value="22.85" calcext:value-type="float">
            <text:p>22.85</text:p>
          </table:table-cell>
          <table:table-cell office:value-type="float" office:value="1" calcext:value-type="float">
            <text:p>1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4" calcext:value-type="float">
            <text:p>94</text:p>
          </table:table-cell>
          <table:table-cell office:value-type="float" office:value="-863" calcext:value-type="float">
            <text:p>-863</text:p>
          </table:table-cell>
          <table:table-cell office:value-type="string" calcext:value-type="string">
            <text:p>2022-08-23 17:47:12+00:00</text:p>
          </table:table-cell>
          <table:table-cell table:style-name="ce2" office:value-type="date" office:date-value="2022-08-23T18:47:17.682651" calcext:value-type="date">
            <text:p>08/23/22 06:47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769" calcext:value-type="float">
            <text:p>7769</text:p>
          </table:table-cell>
          <table:table-cell office:value-type="float" office:value="6847.22" calcext:value-type="float">
            <text:p>6847.22</text:p>
          </table:table-cell>
          <table:table-cell office:value-type="float" office:value="1336" calcext:value-type="float">
            <text:p>1336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906" calcext:value-type="float">
            <text:p>-906</text:p>
          </table:table-cell>
          <table:table-cell office:value-type="string" calcext:value-type="string">
            <text:p>2022-08-23 17:48:23+00:00</text:p>
          </table:table-cell>
          <table:table-cell table:style-name="ce2" office:value-type="date" office:date-value="2022-08-23T18:48:27.878864" calcext:value-type="date">
            <text:p>08/23/22 06:48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769" calcext:value-type="float">
            <text:p>7769</text:p>
          </table:table-cell>
          <table:table-cell office:value-type="float" office:value="6847.25" calcext:value-type="float">
            <text:p>6847.25</text:p>
          </table:table-cell>
          <table:table-cell office:value-type="float" office:value="1358" calcext:value-type="float">
            <text:p>1358</text:p>
          </table:table-cell>
          <table:table-cell office:value-type="float" office:value="22.9" calcext:value-type="float">
            <text:p>22.9</text:p>
          </table:table-cell>
          <table:table-cell office:value-type="float" office:value="-4" calcext:value-type="float">
            <text:p>-4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956" calcext:value-type="float">
            <text:p>-956</text:p>
          </table:table-cell>
          <table:table-cell office:value-type="string" calcext:value-type="string">
            <text:p>2022-08-23 17:49:33+00:00</text:p>
          </table:table-cell>
          <table:table-cell table:style-name="ce2" office:value-type="date" office:date-value="2022-08-23T18:49:38.7747" calcext:value-type="date">
            <text:p>08/23/22 06:49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769" calcext:value-type="float">
            <text:p>7769</text:p>
          </table:table-cell>
          <table:table-cell office:value-type="float" office:value="6847.27" calcext:value-type="float">
            <text:p>6847.27</text:p>
          </table:table-cell>
          <table:table-cell office:value-type="float" office:value="1349" calcext:value-type="float">
            <text:p>1349</text:p>
          </table:table-cell>
          <table:table-cell office:value-type="float" office:value="22.92" calcext:value-type="float">
            <text:p>22.92</text:p>
          </table:table-cell>
          <table:table-cell office:value-type="float" office:value="-10" calcext:value-type="float">
            <text:p>-10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928" calcext:value-type="float">
            <text:p>-928</text:p>
          </table:table-cell>
          <table:table-cell office:value-type="string" calcext:value-type="string">
            <text:p>2022-08-23 17:50:43+00:00</text:p>
          </table:table-cell>
          <table:table-cell table:style-name="ce2" office:value-type="date" office:date-value="2022-08-23T18:50:47.826874" calcext:value-type="date">
            <text:p>08/23/22 06:50 PM</text:p>
          </table:table-cell>
          <table:table-cell office:value-type="float" office:value="9" calcext:value-type="float">
            <text:p>9.0</text:p>
          </table:table-cell>
          <table:table-cell table:number-columns-repeated="10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769" calcext:value-type="float">
            <text:p>7769</text:p>
          </table:table-cell>
          <table:table-cell office:value-type="float" office:value="6847.3" calcext:value-type="float">
            <text:p>6847.3</text:p>
          </table:table-cell>
          <table:table-cell office:value-type="float" office:value="1604" calcext:value-type="float">
            <text:p>1604</text:p>
          </table:table-cell>
          <table:table-cell office:value-type="float" office:value="22.95" calcext:value-type="float">
            <text:p>22.95</text:p>
          </table:table-cell>
          <table:table-cell office:value-type="float" office:value="-104" calcext:value-type="float">
            <text:p>-104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1150" calcext:value-type="float">
            <text:p>-1150</text:p>
          </table:table-cell>
          <table:table-cell office:value-type="string" calcext:value-type="string">
            <text:p>2022-08-23 17:51:52+00:00</text:p>
          </table:table-cell>
          <table:table-cell table:style-name="ce2" office:value-type="date" office:date-value="2022-08-23T18:51:57.371705" calcext:value-type="date">
            <text:p>08/23/22 06:51 PM</text:p>
          </table:table-cell>
          <table:table-cell office:value-type="float" office:value="9.5" calcext:value-type="float">
            <text:p>9.5</text:p>
          </table:table-cell>
          <table:table-cell table:number-columns-repeated="10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769" calcext:value-type="float">
            <text:p>7769</text:p>
          </table:table-cell>
          <table:table-cell office:value-type="float" office:value="6847.34" calcext:value-type="float">
            <text:p>6847.34</text:p>
          </table:table-cell>
          <table:table-cell office:value-type="float" office:value="1629" calcext:value-type="float">
            <text:p>1629</text:p>
          </table:table-cell>
          <table:table-cell office:value-type="float" office:value="22.99" calcext:value-type="float">
            <text:p>22.99</text:p>
          </table:table-cell>
          <table:table-cell office:value-type="float" office:value="-1" calcext:value-type="float">
            <text:p>-1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1226" calcext:value-type="float">
            <text:p>-1226</text:p>
          </table:table-cell>
          <table:table-cell office:value-type="string" calcext:value-type="string">
            <text:p>2022-08-23 17:53:13+00:00</text:p>
          </table:table-cell>
          <table:table-cell table:style-name="ce2" office:value-type="date" office:date-value="2022-08-23T18:53:18.707879" calcext:value-type="date">
            <text:p>08/23/22 06:53 PM</text:p>
          </table:table-cell>
          <table:table-cell office:value-type="float" office:value="21.3" calcext:value-type="float">
            <text:p>21.3</text:p>
          </table:table-cell>
          <table:table-cell table:number-columns-repeated="10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769" calcext:value-type="float">
            <text:p>7769</text:p>
          </table:table-cell>
          <table:table-cell office:value-type="float" office:value="6847.37" calcext:value-type="float">
            <text:p>6847.37</text:p>
          </table:table-cell>
          <table:table-cell office:value-type="float" office:value="1605" calcext:value-type="float">
            <text:p>1605</text:p>
          </table:table-cell>
          <table:table-cell office:value-type="float" office:value="23.02" calcext:value-type="float">
            <text:p>23.02</text:p>
          </table:table-cell>
          <table:table-cell office:value-type="float" office:value="-271" calcext:value-type="float">
            <text:p>-271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1271" calcext:value-type="float">
            <text:p>-1271</text:p>
          </table:table-cell>
          <table:table-cell office:value-type="string" calcext:value-type="string">
            <text:p>2022-08-23 17:54:23+00:00</text:p>
          </table:table-cell>
          <table:table-cell table:style-name="ce2" office:value-type="date" office:date-value="2022-08-23T18:54:29.134532" calcext:value-type="date">
            <text:p>08/23/22 06:54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769" calcext:value-type="float">
            <text:p>7769</text:p>
          </table:table-cell>
          <table:table-cell office:value-type="float" office:value="6847.45" calcext:value-type="float">
            <text:p>6847.45</text:p>
          </table:table-cell>
          <table:table-cell office:value-type="float" office:value="4558" calcext:value-type="float">
            <text:p>4558</text:p>
          </table:table-cell>
          <table:table-cell office:value-type="float" office:value="23.11" calcext:value-type="float">
            <text:p>23.11</text:p>
          </table:table-cell>
          <table:table-cell office:value-type="float" office:value="-66" calcext:value-type="float">
            <text:p>-66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4562" calcext:value-type="float">
            <text:p>-4562</text:p>
          </table:table-cell>
          <table:table-cell office:value-type="string" calcext:value-type="string">
            <text:p>2022-08-23 17:55:36+00:00</text:p>
          </table:table-cell>
          <table:table-cell table:style-name="ce2" office:value-type="date" office:date-value="2022-08-23T18:55:42.374078" calcext:value-type="date">
            <text:p>08/23/22 06:55 PM</text:p>
          </table:table-cell>
          <table:table-cell office:value-type="float" office:value="13.2" calcext:value-type="float">
            <text:p>13.2</text:p>
          </table:table-cell>
          <table:table-cell table:number-columns-repeated="10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769" calcext:value-type="float">
            <text:p>7769</text:p>
          </table:table-cell>
          <table:table-cell office:value-type="float" office:value="6847.53" calcext:value-type="float">
            <text:p>6847.53</text:p>
          </table:table-cell>
          <table:table-cell office:value-type="float" office:value="2642" calcext:value-type="float">
            <text:p>2642</text:p>
          </table:table-cell>
          <table:table-cell office:value-type="float" office:value="23.18" calcext:value-type="float">
            <text:p>23.18</text:p>
          </table:table-cell>
          <table:table-cell office:value-type="float" office:value="-81" calcext:value-type="float">
            <text:p>-81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3" calcext:value-type="float">
            <text:p>93</text:p>
          </table:table-cell>
          <table:table-cell office:value-type="float" office:value="-2193" calcext:value-type="float">
            <text:p>-2193</text:p>
          </table:table-cell>
          <table:table-cell office:value-type="string" calcext:value-type="string">
            <text:p>2022-08-23 17:56:45+00:00</text:p>
          </table:table-cell>
          <table:table-cell table:style-name="ce2" office:value-type="date" office:date-value="2022-08-23T18:56:50.43354" calcext:value-type="date">
            <text:p>08/23/22 06:56 PM</text:p>
          </table:table-cell>
          <table:table-cell office:value-type="float" office:value="8" calcext:value-type="float">
            <text:p>8.0</text:p>
          </table:table-cell>
          <table:table-cell table:number-columns-repeated="10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769" calcext:value-type="float">
            <text:p>7769</text:p>
          </table:table-cell>
          <table:table-cell office:value-type="float" office:value="6847.6" calcext:value-type="float">
            <text:p>6847.6</text:p>
          </table:table-cell>
          <table:table-cell office:value-type="float" office:value="3683" calcext:value-type="float">
            <text:p>3683</text:p>
          </table:table-cell>
          <table:table-cell office:value-type="float" office:value="23.25" calcext:value-type="float">
            <text:p>23.25</text:p>
          </table:table-cell>
          <table:table-cell office:value-type="float" office:value="-94" calcext:value-type="float">
            <text:p>-94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876" calcext:value-type="float">
            <text:p>-876</text:p>
          </table:table-cell>
          <table:table-cell office:value-type="string" calcext:value-type="string">
            <text:p>2022-08-23 17:57:57+00:00</text:p>
          </table:table-cell>
          <table:table-cell table:style-name="ce2" office:value-type="date" office:date-value="2022-08-23T18:58:01.602182" calcext:value-type="date">
            <text:p>08/23/22 06:58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769" calcext:value-type="float">
            <text:p>7769</text:p>
          </table:table-cell>
          <table:table-cell office:value-type="float" office:value="6847.63" calcext:value-type="float">
            <text:p>6847.63</text:p>
          </table:table-cell>
          <table:table-cell office:value-type="float" office:value="1541" calcext:value-type="float">
            <text:p>1541</text:p>
          </table:table-cell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1067" calcext:value-type="float">
            <text:p>-1067</text:p>
          </table:table-cell>
          <table:table-cell office:value-type="string" calcext:value-type="string">
            <text:p>2022-08-23 17:59:08+00:00</text:p>
          </table:table-cell>
          <table:table-cell table:style-name="ce2" office:value-type="date" office:date-value="2022-08-23T18:59:13.24272" calcext:value-type="date">
            <text:p>08/23/22 06:59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769" calcext:value-type="float">
            <text:p>7769</text:p>
          </table:table-cell>
          <table:table-cell office:value-type="float" office:value="6847.66" calcext:value-type="float">
            <text:p>6847.66</text:p>
          </table:table-cell>
          <table:table-cell office:value-type="float" office:value="3169" calcext:value-type="float">
            <text:p>3169</text:p>
          </table:table-cell>
          <table:table-cell office:value-type="float" office:value="23.31" calcext:value-type="float">
            <text:p>23.31</text:p>
          </table:table-cell>
          <table:table-cell office:value-type="float" office:value="526" calcext:value-type="float">
            <text:p>526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2022-08-23 18:00:18+00:00</text:p>
          </table:table-cell>
          <table:table-cell table:style-name="ce2" office:value-type="date" office:date-value="2022-08-23T19:00:23.602923" calcext:value-type="date">
            <text:p>08/23/22 07:00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769" calcext:value-type="float">
            <text:p>7769</text:p>
          </table:table-cell>
          <table:table-cell office:value-type="float" office:value="6847.7" calcext:value-type="float">
            <text:p>6847.7</text:p>
          </table:table-cell>
          <table:table-cell office:value-type="float" office:value="1702" calcext:value-type="float">
            <text:p>1702</text:p>
          </table:table-cell>
          <table:table-cell office:value-type="float" office:value="23.35" calcext:value-type="float">
            <text:p>23.35</text:p>
          </table:table-cell>
          <table:table-cell office:value-type="float" office:value="29" calcext:value-type="float">
            <text:p>29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1249" calcext:value-type="float">
            <text:p>-1249</text:p>
          </table:table-cell>
          <table:table-cell office:value-type="string" calcext:value-type="string">
            <text:p>2022-08-23 18:01:28+00:00</text:p>
          </table:table-cell>
          <table:table-cell table:style-name="ce2" office:value-type="date" office:date-value="2022-08-23T19:01:33.969142" calcext:value-type="date">
            <text:p>08/23/22 07:01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769" calcext:value-type="float">
            <text:p>7769</text:p>
          </table:table-cell>
          <table:table-cell office:value-type="float" office:value="6847.73" calcext:value-type="float">
            <text:p>6847.73</text:p>
          </table:table-cell>
          <table:table-cell office:value-type="float" office:value="1848" calcext:value-type="float">
            <text:p>1848</text:p>
          </table:table-cell>
          <table:table-cell office:value-type="float" office:value="23.38" calcext:value-type="float">
            <text:p>23.38</text:p>
          </table:table-cell>
          <table:table-cell office:value-type="float" office:value="-17" calcext:value-type="float">
            <text:p>-17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2022-08-23 18:02:40+00:00</text:p>
          </table:table-cell>
          <table:table-cell table:style-name="ce2" office:value-type="date" office:date-value="2022-08-23T19:02:44.973464" calcext:value-type="date">
            <text:p>08/23/22 07:02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7.77" calcext:value-type="float">
            <text:p>6847.77</text:p>
          </table:table-cell>
          <table:table-cell office:value-type="float" office:value="2441" calcext:value-type="float">
            <text:p>2441</text:p>
          </table:table-cell>
          <table:table-cell office:value-type="float" office:value="23.42" calcext:value-type="float">
            <text:p>23.42</text:p>
          </table:table-cell>
          <table:table-cell office:value-type="float" office:value="-101" calcext:value-type="float">
            <text:p>-101</text:p>
          </table:table-cell>
          <table:table-cell office:value-type="float" office:value="854.09" calcext:value-type="float">
            <text:p>854.09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2017" calcext:value-type="float">
            <text:p>-2017</text:p>
          </table:table-cell>
          <table:table-cell office:value-type="string" calcext:value-type="string">
            <text:p>2022-08-23 18:03:51+00:00</text:p>
          </table:table-cell>
          <table:table-cell table:style-name="ce2" office:value-type="date" office:date-value="2022-08-23T19:03:57.380662" calcext:value-type="date">
            <text:p>08/23/22 07:03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769" calcext:value-type="float">
            <text:p>7769</text:p>
          </table:table-cell>
          <table:table-cell office:value-type="float" office:value="6847.82" calcext:value-type="float">
            <text:p>6847.82</text:p>
          </table:table-cell>
          <table:table-cell office:value-type="float" office:value="2771" calcext:value-type="float">
            <text:p>2771</text:p>
          </table:table-cell>
          <table:table-cell office:value-type="float" office:value="23.47" calcext:value-type="float">
            <text:p>23.47</text:p>
          </table:table-cell>
          <table:table-cell office:value-type="float" office:value="-27" calcext:value-type="float">
            <text:p>-27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2470" calcext:value-type="float">
            <text:p>-2470</text:p>
          </table:table-cell>
          <table:table-cell office:value-type="string" calcext:value-type="string">
            <text:p>2022-08-23 18:05:07+00:00</text:p>
          </table:table-cell>
          <table:table-cell table:style-name="ce2" office:value-type="date" office:date-value="2022-08-23T19:05:12.948316" calcext:value-type="date">
            <text:p>08/23/22 07:05 PM</text:p>
          </table:table-cell>
          <table:table-cell office:value-type="float" office:value="15.5" calcext:value-type="float">
            <text:p>15.5</text:p>
          </table:table-cell>
          <table:table-cell table:number-columns-repeated="10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769" calcext:value-type="float">
            <text:p>7769</text:p>
          </table:table-cell>
          <table:table-cell office:value-type="float" office:value="6847.89" calcext:value-type="float">
            <text:p>6847.89</text:p>
          </table:table-cell>
          <table:table-cell office:value-type="float" office:value="2977" calcext:value-type="float">
            <text:p>2977</text:p>
          </table:table-cell>
          <table:table-cell office:value-type="float" office:value="23.54" calcext:value-type="float">
            <text:p>23.54</text:p>
          </table:table-cell>
          <table:table-cell office:value-type="float" office:value="-4" calcext:value-type="float">
            <text:p>-4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2587" calcext:value-type="float">
            <text:p>-2587</text:p>
          </table:table-cell>
          <table:table-cell office:value-type="string" calcext:value-type="string">
            <text:p>2022-08-23 18:06:17+00:00</text:p>
          </table:table-cell>
          <table:table-cell table:style-name="ce2" office:value-type="date" office:date-value="2022-08-23T19:06:22.780457" calcext:value-type="date">
            <text:p>08/23/22 07:06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769" calcext:value-type="float">
            <text:p>7769</text:p>
          </table:table-cell>
          <table:table-cell office:value-type="float" office:value="6847.94" calcext:value-type="float">
            <text:p>6847.94</text:p>
          </table:table-cell>
          <table:table-cell office:value-type="float" office:value="3106" calcext:value-type="float">
            <text:p>3106</text:p>
          </table:table-cell>
          <table:table-cell office:value-type="float" office:value="23.59" calcext:value-type="float">
            <text:p>23.59</text:p>
          </table:table-cell>
          <table:table-cell office:value-type="float" office:value="-16" calcext:value-type="float">
            <text:p>-16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2" calcext:value-type="float">
            <text:p>92</text:p>
          </table:table-cell>
          <table:table-cell office:value-type="float" office:value="-2747" calcext:value-type="float">
            <text:p>-2747</text:p>
          </table:table-cell>
          <table:table-cell office:value-type="string" calcext:value-type="string">
            <text:p>2022-08-23 18:07:27+00:00</text:p>
          </table:table-cell>
          <table:table-cell table:style-name="ce2" office:value-type="date" office:date-value="2022-08-23T19:07:33.35024" calcext:value-type="date">
            <text:p>08/23/22 07:07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769" calcext:value-type="float">
            <text:p>7769</text:p>
          </table:table-cell>
          <table:table-cell office:value-type="float" office:value="6848" calcext:value-type="float">
            <text:p>6848</text:p>
          </table:table-cell>
          <table:table-cell office:value-type="float" office:value="3138" calcext:value-type="float">
            <text:p>3138</text:p>
          </table:table-cell>
          <table:table-cell office:value-type="float" office:value="23.66" calcext:value-type="float">
            <text:p>23.66</text:p>
          </table:table-cell>
          <table:table-cell office:value-type="float" office:value="13" calcext:value-type="float">
            <text:p>1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1" calcext:value-type="float">
            <text:p>91</text:p>
          </table:table-cell>
          <table:table-cell office:value-type="float" office:value="-2756" calcext:value-type="float">
            <text:p>-2756</text:p>
          </table:table-cell>
          <table:table-cell office:value-type="string" calcext:value-type="string">
            <text:p>2022-08-23 18:08:39+00:00</text:p>
          </table:table-cell>
          <table:table-cell table:style-name="ce2" office:value-type="date" office:date-value="2022-08-23T19:08:44.117419" calcext:value-type="date">
            <text:p>08/23/22 07:08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07" calcext:value-type="float">
            <text:p>6848.07</text:p>
          </table:table-cell>
          <table:table-cell office:value-type="float" office:value="3199" calcext:value-type="float">
            <text:p>3199</text:p>
          </table:table-cell>
          <table:table-cell office:value-type="float" office:value="23.72" calcext:value-type="float">
            <text:p>23.72</text:p>
          </table:table-cell>
          <table:table-cell office:value-type="float" office:value="-7" calcext:value-type="float">
            <text:p>-7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1" calcext:value-type="float">
            <text:p>91</text:p>
          </table:table-cell>
          <table:table-cell office:value-type="float" office:value="-2883" calcext:value-type="float">
            <text:p>-2883</text:p>
          </table:table-cell>
          <table:table-cell office:value-type="string" calcext:value-type="string">
            <text:p>2022-08-23 18:09:48+00:00</text:p>
          </table:table-cell>
          <table:table-cell table:style-name="ce2" office:value-type="date" office:date-value="2022-08-23T19:09:53.421396" calcext:value-type="date">
            <text:p>08/23/22 07:09 PM</text:p>
          </table:table-cell>
          <table:table-cell office:value-type="float" office:value="9.2" calcext:value-type="float">
            <text:p>9.2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769" calcext:value-type="float">
            <text:p>7769</text:p>
          </table:table-cell>
          <table:table-cell office:value-type="float" office:value="6848.12" calcext:value-type="float">
            <text:p>6848.12</text:p>
          </table:table-cell>
          <table:table-cell office:value-type="float" office:value="3194" calcext:value-type="float">
            <text:p>3194</text:p>
          </table:table-cell>
          <table:table-cell office:value-type="float" office:value="23.78" calcext:value-type="float">
            <text:p>23.78</text:p>
          </table:table-cell>
          <table:table-cell office:value-type="float" office:value="2" calcext:value-type="float">
            <text:p>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1" calcext:value-type="float">
            <text:p>91</text:p>
          </table:table-cell>
          <table:table-cell office:value-type="float" office:value="-2904" calcext:value-type="float">
            <text:p>-2904</text:p>
          </table:table-cell>
          <table:table-cell office:value-type="string" calcext:value-type="string">
            <text:p>2022-08-23 18:11:00+00:00</text:p>
          </table:table-cell>
          <table:table-cell table:style-name="ce2" office:value-type="date" office:date-value="2022-08-23T19:11:04.778254" calcext:value-type="date">
            <text:p>08/23/22 07:11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769" calcext:value-type="float">
            <text:p>7769</text:p>
          </table:table-cell>
          <table:table-cell office:value-type="float" office:value="6848.19" calcext:value-type="float">
            <text:p>6848.19</text:p>
          </table:table-cell>
          <table:table-cell office:value-type="float" office:value="3165" calcext:value-type="float">
            <text:p>3165</text:p>
          </table:table-cell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1" calcext:value-type="float">
            <text:p>91</text:p>
          </table:table-cell>
          <table:table-cell office:value-type="float" office:value="-2884" calcext:value-type="float">
            <text:p>-2884</text:p>
          </table:table-cell>
          <table:table-cell office:value-type="string" calcext:value-type="string">
            <text:p>2022-08-23 18:12:09+00:00</text:p>
          </table:table-cell>
          <table:table-cell table:style-name="ce2" office:value-type="date" office:date-value="2022-08-23T19:12:14.51583" calcext:value-type="date">
            <text:p>08/23/22 07:12 PM</text:p>
          </table:table-cell>
          <table:table-cell office:value-type="float" office:value="9.7" calcext:value-type="float">
            <text:p>9.7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769" calcext:value-type="float">
            <text:p>7769</text:p>
          </table:table-cell>
          <table:table-cell office:value-type="float" office:value="6848.25" calcext:value-type="float">
            <text:p>6848.25</text:p>
          </table:table-cell>
          <table:table-cell office:value-type="float" office:value="3165" calcext:value-type="float">
            <text:p>3165</text:p>
          </table:table-cell>
          <table:table-cell office:value-type="float" office:value="23.9" calcext:value-type="float">
            <text:p>23.9</text:p>
          </table:table-cell>
          <table:table-cell office:value-type="float" office:value="-13" calcext:value-type="float">
            <text:p>-1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1" calcext:value-type="float">
            <text:p>91</text:p>
          </table:table-cell>
          <table:table-cell office:value-type="float" office:value="-2903" calcext:value-type="float">
            <text:p>-2903</text:p>
          </table:table-cell>
          <table:table-cell office:value-type="string" calcext:value-type="string">
            <text:p>2022-08-23 18:13:20+00:00</text:p>
          </table:table-cell>
          <table:table-cell table:style-name="ce2" office:value-type="date" office:date-value="2022-08-23T19:13:26.064227" calcext:value-type="date">
            <text:p>08/23/22 07:13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31" calcext:value-type="float">
            <text:p>6848.31</text:p>
          </table:table-cell>
          <table:table-cell office:value-type="float" office:value="3072" calcext:value-type="float">
            <text:p>3072</text:p>
          </table:table-cell>
          <table:table-cell office:value-type="float" office:value="23.96" calcext:value-type="float">
            <text:p>23.96</text:p>
          </table:table-cell>
          <table:table-cell office:value-type="float" office:value="-13" calcext:value-type="float">
            <text:p>-1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1" calcext:value-type="float">
            <text:p>91</text:p>
          </table:table-cell>
          <table:table-cell office:value-type="float" office:value="-2818" calcext:value-type="float">
            <text:p>-2818</text:p>
          </table:table-cell>
          <table:table-cell office:value-type="string" calcext:value-type="string">
            <text:p>2022-08-23 18:14:31+00:00</text:p>
          </table:table-cell>
          <table:table-cell table:style-name="ce2" office:value-type="date" office:date-value="2022-08-23T19:14:36.709629" calcext:value-type="date">
            <text:p>08/23/22 07:14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37" calcext:value-type="float">
            <text:p>6848.37</text:p>
          </table:table-cell>
          <table:table-cell office:value-type="float" office:value="3069" calcext:value-type="float">
            <text:p>3069</text:p>
          </table:table-cell>
          <table:table-cell office:value-type="float" office:value="24.02" calcext:value-type="float">
            <text:p>24.02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2836" calcext:value-type="float">
            <text:p>-2836</text:p>
          </table:table-cell>
          <table:table-cell office:value-type="string" calcext:value-type="string">
            <text:p>2022-08-23 18:15:41+00:00</text:p>
          </table:table-cell>
          <table:table-cell table:style-name="ce2" office:value-type="date" office:date-value="2022-08-23T19:15:46.866151" calcext:value-type="date">
            <text:p>08/23/22 07:15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69" calcext:value-type="float">
            <text:p>7769</text:p>
          </table:table-cell>
          <table:table-cell office:value-type="float" office:value="6848.43" calcext:value-type="float">
            <text:p>6848.43</text:p>
          </table:table-cell>
          <table:table-cell office:value-type="float" office:value="3084" calcext:value-type="float">
            <text:p>3084</text:p>
          </table:table-cell>
          <table:table-cell office:value-type="float" office:value="24.08" calcext:value-type="float">
            <text:p>24.08</text:p>
          </table:table-cell>
          <table:table-cell office:value-type="float" office:value="-3" calcext:value-type="float">
            <text:p>-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2865" calcext:value-type="float">
            <text:p>-2865</text:p>
          </table:table-cell>
          <table:table-cell office:value-type="string" calcext:value-type="string">
            <text:p>2022-08-23 18:16:52+00:00</text:p>
          </table:table-cell>
          <table:table-cell table:style-name="ce2" office:value-type="date" office:date-value="2022-08-23T19:16:57.508519" calcext:value-type="date">
            <text:p>08/23/22 07:16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769" calcext:value-type="float">
            <text:p>7769</text:p>
          </table:table-cell>
          <table:table-cell office:value-type="float" office:value="6848.49" calcext:value-type="float">
            <text:p>6848.49</text:p>
          </table:table-cell>
          <table:table-cell office:value-type="float" office:value="3240" calcext:value-type="float">
            <text:p>3240</text:p>
          </table:table-cell>
          <table:table-cell office:value-type="float" office:value="24.14" calcext:value-type="float">
            <text:p>24.14</text:p>
          </table:table-cell>
          <table:table-cell office:value-type="float" office:value="-16" calcext:value-type="float">
            <text:p>-16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3024" calcext:value-type="float">
            <text:p>-3024</text:p>
          </table:table-cell>
          <table:table-cell office:value-type="string" calcext:value-type="string">
            <text:p>2022-08-23 18:18:04+00:00</text:p>
          </table:table-cell>
          <table:table-cell table:style-name="ce2" office:value-type="date" office:date-value="2022-08-23T19:18:08.200584" calcext:value-type="date">
            <text:p>08/23/22 07:18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69" calcext:value-type="float">
            <text:p>7769</text:p>
          </table:table-cell>
          <table:table-cell office:value-type="float" office:value="6848.56" calcext:value-type="float">
            <text:p>6848.56</text:p>
          </table:table-cell>
          <table:table-cell office:value-type="float" office:value="3222" calcext:value-type="float">
            <text:p>3222</text:p>
          </table:table-cell>
          <table:table-cell office:value-type="float" office:value="24.21" calcext:value-type="float">
            <text:p>24.21</text:p>
          </table:table-cell>
          <table:table-cell office:value-type="float" office:value="-11" calcext:value-type="float">
            <text:p>-1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3015" calcext:value-type="float">
            <text:p>-3015</text:p>
          </table:table-cell>
          <table:table-cell office:value-type="string" calcext:value-type="string">
            <text:p>2022-08-23 18:19:14+00:00</text:p>
          </table:table-cell>
          <table:table-cell table:style-name="ce2" office:value-type="date" office:date-value="2022-08-23T19:19:19.437155" calcext:value-type="date">
            <text:p>08/23/22 07:19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" calcext:value-type="float">
            <text:p>6848.6</text:p>
          </table:table-cell>
          <table:table-cell office:value-type="float" office:value="786" calcext:value-type="float">
            <text:p>786</text:p>
          </table:table-cell>
          <table:table-cell office:value-type="float" office:value="24.25" calcext:value-type="float">
            <text:p>24.25</text:p>
          </table:table-cell>
          <table:table-cell office:value-type="float" office:value="26" calcext:value-type="float">
            <text:p>26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551" calcext:value-type="float">
            <text:p>-551</text:p>
          </table:table-cell>
          <table:table-cell office:value-type="string" calcext:value-type="string">
            <text:p>2022-08-23 18:20:26+00:00</text:p>
          </table:table-cell>
          <table:table-cell table:style-name="ce2" office:value-type="date" office:date-value="2022-08-23T19:20:30.543897" calcext:value-type="date">
            <text:p>08/23/22 07:20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1" calcext:value-type="float">
            <text:p>6848.61</text:p>
          </table:table-cell>
          <table:table-cell office:value-type="float" office:value="266" calcext:value-type="float">
            <text:p>266</text:p>
          </table:table-cell>
          <table:table-cell office:value-type="float" office:value="24.26" calcext:value-type="float">
            <text:p>24.26</text:p>
          </table:table-cell>
          <table:table-cell office:value-type="float" office:value="-11" calcext:value-type="float">
            <text:p>-1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2022-08-23 18:21:39+00:00</text:p>
          </table:table-cell>
          <table:table-cell table:style-name="ce2" office:value-type="date" office:date-value="2022-08-23T19:21:44.316321" calcext:value-type="date">
            <text:p>08/23/22 07:21 PM</text:p>
          </table:table-cell>
          <table:table-cell office:value-type="float" office:value="13.7" calcext:value-type="float">
            <text:p>13.7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1" calcext:value-type="float">
            <text:p>6848.61</text:p>
          </table:table-cell>
          <table:table-cell office:value-type="float" office:value="269" calcext:value-type="float">
            <text:p>269</text:p>
          </table:table-cell>
          <table:table-cell office:value-type="float" office:value="24.26" calcext:value-type="float">
            <text:p>24.26</text:p>
          </table:table-cell>
          <table:table-cell office:value-type="float" office:value="-15" calcext:value-type="float">
            <text:p>-15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2022-08-23 18:22:51+00:00</text:p>
          </table:table-cell>
          <table:table-cell table:style-name="ce2" office:value-type="date" office:date-value="2022-08-23T19:22:55.662736" calcext:value-type="date">
            <text:p>08/23/22 07:22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2" calcext:value-type="float">
            <text:p>6848.62</text:p>
          </table:table-cell>
          <table:table-cell office:value-type="float" office:value="263" calcext:value-type="float">
            <text:p>263</text:p>
          </table:table-cell>
          <table:table-cell office:value-type="float" office:value="24.27" calcext:value-type="float">
            <text:p>24.27</text:p>
          </table:table-cell>
          <table:table-cell office:value-type="float" office:value="-3" calcext:value-type="float">
            <text:p>-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2022-08-23 18:24:02+00:00</text:p>
          </table:table-cell>
          <table:table-cell table:style-name="ce2" office:value-type="date" office:date-value="2022-08-23T19:24:06.353886" calcext:value-type="date">
            <text:p>08/23/22 07:24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3" calcext:value-type="float">
            <text:p>6848.63</text:p>
          </table:table-cell>
          <table:table-cell office:value-type="float" office:value="264" calcext:value-type="float">
            <text:p>264</text:p>
          </table:table-cell>
          <table:table-cell office:value-type="float" office:value="24.28" calcext:value-type="float">
            <text:p>24.28</text:p>
          </table:table-cell>
          <table:table-cell office:value-type="float" office:value="8" calcext:value-type="float">
            <text:p>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2022-08-23 18:25:12+00:00</text:p>
          </table:table-cell>
          <table:table-cell table:style-name="ce2" office:value-type="date" office:date-value="2022-08-23T19:25:18.299204" calcext:value-type="date">
            <text:p>08/23/22 07:25 PM</text:p>
          </table:table-cell>
          <table:table-cell office:value-type="float" office:value="11.9" calcext:value-type="float">
            <text:p>11.9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3" calcext:value-type="float">
            <text:p>6848.63</text:p>
          </table:table-cell>
          <table:table-cell office:value-type="float" office:value="264" calcext:value-type="float">
            <text:p>264</text:p>
          </table:table-cell>
          <table:table-cell office:value-type="float" office:value="24.28" calcext:value-type="float">
            <text:p>24.28</text:p>
          </table:table-cell>
          <table:table-cell office:value-type="float" office:value="-2" calcext:value-type="float">
            <text:p>-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2022-08-23 18:26:22+00:00</text:p>
          </table:table-cell>
          <table:table-cell table:style-name="ce2" office:value-type="date" office:date-value="2022-08-23T19:26:29.146324" calcext:value-type="date">
            <text:p>08/23/22 07:26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4" calcext:value-type="float">
            <text:p>6848.64</text:p>
          </table:table-cell>
          <table:table-cell office:value-type="float" office:value="363" calcext:value-type="float">
            <text:p>363</text:p>
          </table:table-cell>
          <table:table-cell office:value-type="float" office:value="24.29" calcext:value-type="float">
            <text:p>24.29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172" calcext:value-type="float">
            <text:p>-172</text:p>
          </table:table-cell>
          <table:table-cell office:value-type="string" calcext:value-type="string">
            <text:p>2022-08-23 18:27:32+00:00</text:p>
          </table:table-cell>
          <table:table-cell table:style-name="ce2" office:value-type="date" office:date-value="2022-08-23T19:27:40.662959" calcext:value-type="date">
            <text:p>08/23/22 07:27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4" calcext:value-type="float">
            <text:p>6848.64</text:p>
          </table:table-cell>
          <table:table-cell office:value-type="float" office:value="373" calcext:value-type="float">
            <text:p>373</text:p>
          </table:table-cell>
          <table:table-cell office:value-type="float" office:value="24.29" calcext:value-type="float">
            <text:p>24.29</text:p>
          </table:table-cell>
          <table:table-cell office:value-type="float" office:value="-6" calcext:value-type="float">
            <text:p>-6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157" calcext:value-type="float">
            <text:p>-157</text:p>
          </table:table-cell>
          <table:table-cell office:value-type="string" calcext:value-type="string">
            <text:p>2022-08-23 18:28:44+00:00</text:p>
          </table:table-cell>
          <table:table-cell table:style-name="ce2" office:value-type="date" office:date-value="2022-08-23T19:28:51.452749" calcext:value-type="date">
            <text:p>08/23/22 07:28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5" calcext:value-type="float">
            <text:p>6848.65</text:p>
          </table:table-cell>
          <table:table-cell office:value-type="float" office:value="348" calcext:value-type="float">
            <text:p>348</text:p>
          </table:table-cell>
          <table:table-cell office:value-type="float" office:value="24.3" calcext:value-type="float">
            <text:p>24.3</text:p>
          </table:table-cell>
          <table:table-cell office:value-type="float" office:value="6" calcext:value-type="float">
            <text:p>6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125" calcext:value-type="float">
            <text:p>-125</text:p>
          </table:table-cell>
          <table:table-cell office:value-type="string" calcext:value-type="string">
            <text:p>2022-08-23 18:30:03+00:00</text:p>
          </table:table-cell>
          <table:table-cell table:style-name="ce2" office:value-type="date" office:date-value="2022-08-23T19:30:08.367521" calcext:value-type="date">
            <text:p>08/23/22 07:30 PM</text:p>
          </table:table-cell>
          <table:table-cell office:value-type="float" office:value="16.9" calcext:value-type="float">
            <text:p>16.9</text:p>
          </table:table-cell>
          <table:table-cell table:number-columns-repeated="10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6" calcext:value-type="float">
            <text:p>6848.66</text:p>
          </table:table-cell>
          <table:table-cell office:value-type="float" office:value="329" calcext:value-type="float">
            <text:p>329</text:p>
          </table:table-cell>
          <table:table-cell office:value-type="float" office:value="24.31" calcext:value-type="float">
            <text:p>24.31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2022-08-23 18:31:12+00:00</text:p>
          </table:table-cell>
          <table:table-cell table:style-name="ce2" office:value-type="date" office:date-value="2022-08-23T19:31:16.944851" calcext:value-type="date">
            <text:p>08/23/22 07:31 PM</text:p>
          </table:table-cell>
          <table:table-cell office:value-type="float" office:value="8.6" calcext:value-type="float">
            <text:p>8.6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6" calcext:value-type="float">
            <text:p>6848.66</text:p>
          </table:table-cell>
          <table:table-cell office:value-type="float" office:value="327" calcext:value-type="float">
            <text:p>327</text:p>
          </table:table-cell>
          <table:table-cell office:value-type="float" office:value="24.31" calcext:value-type="float">
            <text:p>24.31</text:p>
          </table:table-cell>
          <table:table-cell office:value-type="float" office:value="-4" calcext:value-type="float">
            <text:p>-4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2022-08-23 18:32:22+00:00</text:p>
          </table:table-cell>
          <table:table-cell table:style-name="ce2" office:value-type="date" office:date-value="2022-08-23T19:32:27.954822" calcext:value-type="date">
            <text:p>08/23/22 07:32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7" calcext:value-type="float">
            <text:p>6848.67</text:p>
          </table:table-cell>
          <table:table-cell office:value-type="float" office:value="240" calcext:value-type="float">
            <text:p>240</text:p>
          </table:table-cell>
          <table:table-cell office:value-type="float" office:value="24.32" calcext:value-type="float">
            <text:p>24.32</text:p>
          </table:table-cell>
          <table:table-cell office:value-type="float" office:value="-19" calcext:value-type="float">
            <text:p>-19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2022-08-23 18:33:33+00:00</text:p>
          </table:table-cell>
          <table:table-cell table:style-name="ce2" office:value-type="date" office:date-value="2022-08-23T19:33:38.388534" calcext:value-type="date">
            <text:p>08/23/22 07:33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7" calcext:value-type="float">
            <text:p>6848.67</text:p>
          </table:table-cell>
          <table:table-cell office:value-type="float" office:value="250" calcext:value-type="float">
            <text:p>250</text:p>
          </table:table-cell>
          <table:table-cell office:value-type="float" office:value="24.32" calcext:value-type="float">
            <text:p>24.32</text:p>
          </table:table-cell>
          <table:table-cell office:value-type="float" office:value="4" calcext:value-type="float">
            <text:p>4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2022-08-23 18:34:42+00:00</text:p>
          </table:table-cell>
          <table:table-cell table:style-name="ce2" office:value-type="date" office:date-value="2022-08-23T19:34:47.287778" calcext:value-type="date">
            <text:p>08/23/22 07:34 PM</text:p>
          </table:table-cell>
          <table:table-cell office:value-type="float" office:value="8.8" calcext:value-type="float">
            <text:p>8.8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8" calcext:value-type="float">
            <text:p>6848.68</text:p>
          </table:table-cell>
          <table:table-cell office:value-type="float" office:value="229" calcext:value-type="float">
            <text:p>229</text:p>
          </table:table-cell>
          <table:table-cell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90" calcext:value-type="float">
            <text:p>90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2022-08-23 18:35:51+00:00</text:p>
          </table:table-cell>
          <table:table-cell table:style-name="ce2" office:value-type="date" office:date-value="2022-08-23T19:35:56.948147" calcext:value-type="date">
            <text:p>08/23/22 07:35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8" calcext:value-type="float">
            <text:p>6848.68</text:p>
          </table:table-cell>
          <table:table-cell office:value-type="float" office:value="230" calcext:value-type="float">
            <text:p>230</text:p>
          </table:table-cell>
          <table:table-cell office:value-type="float" office:value="24.33" calcext:value-type="float">
            <text:p>24.33</text:p>
          </table:table-cell>
          <table:table-cell office:value-type="float" office:value="2" calcext:value-type="float">
            <text:p>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2-08-23 18:37:01+00:00</text:p>
          </table:table-cell>
          <table:table-cell table:style-name="ce2" office:value-type="date" office:date-value="2022-08-23T19:37:07.002793" calcext:value-type="date">
            <text:p>08/23/22 07:37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9" calcext:value-type="float">
            <text:p>6848.69</text:p>
          </table:table-cell>
          <table:table-cell office:value-type="float" office:value="238" calcext:value-type="float">
            <text:p>238</text:p>
          </table:table-cell>
          <table:table-cell office:value-type="float" office:value="24.34" calcext:value-type="float">
            <text:p>24.34</text:p>
          </table:table-cell>
          <table:table-cell office:value-type="float" office:value="-5" calcext:value-type="float">
            <text:p>-5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2022-08-23 18:38:12+00:00</text:p>
          </table:table-cell>
          <table:table-cell table:style-name="ce2" office:value-type="date" office:date-value="2022-08-23T19:38:17.120747" calcext:value-type="date">
            <text:p>08/23/22 07:38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9" calcext:value-type="float">
            <text:p>6848.69</text:p>
          </table:table-cell>
          <table:table-cell office:value-type="float" office:value="208" calcext:value-type="float">
            <text:p>208</text:p>
          </table:table-cell>
          <table:table-cell office:value-type="float" office:value="24.34" calcext:value-type="float">
            <text:p>24.34</text:p>
          </table:table-cell>
          <table:table-cell office:value-type="float" office:value="58" calcext:value-type="float">
            <text:p>5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2022-08-23 18:39:26+00:00</text:p>
          </table:table-cell>
          <table:table-cell table:style-name="ce2" office:value-type="date" office:date-value="2022-08-23T19:39:30.964256" calcext:value-type="date">
            <text:p>08/23/22 07:39 PM</text:p>
          </table:table-cell>
          <table:table-cell office:value-type="float" office:value="13.8" calcext:value-type="float">
            <text:p>13.8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769" calcext:value-type="float">
            <text:p>7769</text:p>
          </table:table-cell>
          <table:table-cell office:value-type="float" office:value="6848.69" calcext:value-type="float">
            <text:p>6848.69</text:p>
          </table:table-cell>
          <table:table-cell office:value-type="float" office:value="143" calcext:value-type="float">
            <text:p>143</text:p>
          </table:table-cell>
          <table:table-cell office:value-type="float" office:value="24.34" calcext:value-type="float">
            <text:p>24.34</text:p>
          </table:table-cell>
          <table:table-cell office:value-type="float" office:value="2" calcext:value-type="float">
            <text:p>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2-08-23 18:40:36+00:00</text:p>
          </table:table-cell>
          <table:table-cell table:style-name="ce2" office:value-type="date" office:date-value="2022-08-23T19:40:41.947252" calcext:value-type="date">
            <text:p>08/23/22 07:40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" calcext:value-type="float">
            <text:p>6848.7</text:p>
          </table:table-cell>
          <table:table-cell office:value-type="float" office:value="78" calcext:value-type="float">
            <text:p>78</text:p>
          </table:table-cell>
          <table:table-cell office:value-type="float" office:value="24.35" calcext:value-type="float">
            <text:p>24.35</text:p>
          </table:table-cell>
          <table:table-cell office:value-type="float" office:value="-24" calcext:value-type="float">
            <text:p>-24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22-08-23 18:41:45+00:00</text:p>
          </table:table-cell>
          <table:table-cell table:style-name="ce2" office:value-type="date" office:date-value="2022-08-23T19:41:50.353459" calcext:value-type="date">
            <text:p>08/23/22 07:41 PM</text:p>
          </table:table-cell>
          <table:table-cell office:value-type="float" office:value="8.4" calcext:value-type="float">
            <text:p>8.4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" calcext:value-type="float">
            <text:p>6848.7</text:p>
          </table:table-cell>
          <table:table-cell office:value-type="float" office:value="462" calcext:value-type="float">
            <text:p>462</text:p>
          </table:table-cell>
          <table:table-cell office:value-type="float" office:value="24.35" calcext:value-type="float">
            <text:p>24.35</text:p>
          </table:table-cell>
          <table:table-cell office:value-type="float" office:value="-5" calcext:value-type="float">
            <text:p>-5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2022-08-23 18:42:56+00:00</text:p>
          </table:table-cell>
          <table:table-cell table:style-name="ce2" office:value-type="date" office:date-value="2022-08-23T19:43:01.033777" calcext:value-type="date">
            <text:p>08/23/22 07:43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1" calcext:value-type="float">
            <text:p>6848.71</text:p>
          </table:table-cell>
          <table:table-cell office:value-type="float" office:value="459" calcext:value-type="float">
            <text:p>459</text:p>
          </table:table-cell>
          <table:table-cell office:value-type="float" office:value="24.36" calcext:value-type="float">
            <text:p>24.36</text:p>
          </table:table-cell>
          <table:table-cell office:value-type="float" office:value="-8" calcext:value-type="float">
            <text:p>-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2022-08-23 18:44:06+00:00</text:p>
          </table:table-cell>
          <table:table-cell table:style-name="ce2" office:value-type="date" office:date-value="2022-08-23T19:44:11.358108" calcext:value-type="date">
            <text:p>08/23/22 07:44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2" calcext:value-type="float">
            <text:p>6848.72</text:p>
          </table:table-cell>
          <table:table-cell office:value-type="float" office:value="531" calcext:value-type="float">
            <text:p>531</text:p>
          </table:table-cell>
          <table:table-cell office:value-type="float" office:value="24.37" calcext:value-type="float">
            <text:p>24.37</text:p>
          </table:table-cell>
          <table:table-cell office:value-type="float" office:value="-997" calcext:value-type="float">
            <text:p>-997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288" calcext:value-type="float">
            <text:p>-288</text:p>
          </table:table-cell>
          <table:table-cell office:value-type="string" calcext:value-type="string">
            <text:p>2022-08-23 18:45:15+00:00</text:p>
          </table:table-cell>
          <table:table-cell table:style-name="ce2" office:value-type="date" office:date-value="2022-08-23T19:45:20.799887" calcext:value-type="date">
            <text:p>08/23/22 07:45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3" calcext:value-type="float">
            <text:p>6848.73</text:p>
          </table:table-cell>
          <table:table-cell office:value-type="float" office:value="652" calcext:value-type="float">
            <text:p>652</text:p>
          </table:table-cell>
          <table:table-cell office:value-type="float" office:value="24.38" calcext:value-type="float">
            <text:p>24.38</text:p>
          </table:table-cell>
          <table:table-cell office:value-type="float" office:value="20" calcext:value-type="float">
            <text:p>2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389" calcext:value-type="float">
            <text:p>-389</text:p>
          </table:table-cell>
          <table:table-cell office:value-type="string" calcext:value-type="string">
            <text:p>2022-08-23 18:46:26+00:00</text:p>
          </table:table-cell>
          <table:table-cell table:style-name="ce2" office:value-type="date" office:date-value="2022-08-23T19:46:31.916644" calcext:value-type="date">
            <text:p>08/23/22 07:46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5" calcext:value-type="float">
            <text:p>6848.75</text:p>
          </table:table-cell>
          <table:table-cell office:value-type="float" office:value="608" calcext:value-type="float">
            <text:p>608</text:p>
          </table:table-cell>
          <table:table-cell office:value-type="float" office:value="24.4" calcext:value-type="float">
            <text:p>24.4</text:p>
          </table:table-cell>
          <table:table-cell office:value-type="float" office:value="3" calcext:value-type="float">
            <text:p>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35" calcext:value-type="float">
            <text:p>-435</text:p>
          </table:table-cell>
          <table:table-cell office:value-type="string" calcext:value-type="string">
            <text:p>2022-08-23 18:47:37+00:00</text:p>
          </table:table-cell>
          <table:table-cell table:style-name="ce2" office:value-type="date" office:date-value="2022-08-23T19:47:42.04975" calcext:value-type="date">
            <text:p>08/23/22 07:47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6" calcext:value-type="float">
            <text:p>6848.76</text:p>
          </table:table-cell>
          <table:table-cell office:value-type="float" office:value="645" calcext:value-type="float">
            <text:p>645</text:p>
          </table:table-cell>
          <table:table-cell office:value-type="float" office:value="24.41" calcext:value-type="float">
            <text:p>24.41</text:p>
          </table:table-cell>
          <table:table-cell office:value-type="float" office:value="9" calcext:value-type="float">
            <text:p>9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68" calcext:value-type="float">
            <text:p>-468</text:p>
          </table:table-cell>
          <table:table-cell office:value-type="string" calcext:value-type="string">
            <text:p>2022-08-23 18:48:47+00:00</text:p>
          </table:table-cell>
          <table:table-cell table:style-name="ce2" office:value-type="date" office:date-value="2022-08-23T19:48:53.119156" calcext:value-type="date">
            <text:p>08/23/22 07:48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7" calcext:value-type="float">
            <text:p>6848.77</text:p>
          </table:table-cell>
          <table:table-cell office:value-type="float" office:value="667" calcext:value-type="float">
            <text:p>667</text:p>
          </table:table-cell>
          <table:table-cell office:value-type="float" office:value="24.42" calcext:value-type="float">
            <text:p>24.42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94" calcext:value-type="float">
            <text:p>-494</text:p>
          </table:table-cell>
          <table:table-cell office:value-type="string" calcext:value-type="string">
            <text:p>2022-08-23 18:49:56+00:00</text:p>
          </table:table-cell>
          <table:table-cell table:style-name="ce2" office:value-type="date" office:date-value="2022-08-23T19:50:02.450722" calcext:value-type="date">
            <text:p>08/23/22 07:50 PM</text:p>
          </table:table-cell>
          <table:table-cell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78" calcext:value-type="float">
            <text:p>6848.78</text:p>
          </table:table-cell>
          <table:table-cell office:value-type="float" office:value="627" calcext:value-type="float">
            <text:p>627</text:p>
          </table:table-cell>
          <table:table-cell office:value-type="float" office:value="24.43" calcext:value-type="float">
            <text:p>24.43</text:p>
          </table:table-cell>
          <table:table-cell office:value-type="float" office:value="3" calcext:value-type="float">
            <text:p>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86" calcext:value-type="float">
            <text:p>-486</text:p>
          </table:table-cell>
          <table:table-cell office:value-type="string" calcext:value-type="string">
            <text:p>2022-08-23 18:51:07+00:00</text:p>
          </table:table-cell>
          <table:table-cell table:style-name="ce2" office:value-type="date" office:date-value="2022-08-23T19:51:12.823575" calcext:value-type="date">
            <text:p>08/23/22 07:51 PM</text:p>
          </table:table-cell>
          <table:table-cell office:value-type="float" office:value="10.3" calcext:value-type="float">
            <text:p>10.3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8" calcext:value-type="float">
            <text:p>6848.8</text:p>
          </table:table-cell>
          <table:table-cell office:value-type="float" office:value="599" calcext:value-type="float">
            <text:p>599</text:p>
          </table:table-cell>
          <table:table-cell office:value-type="float" office:value="24.45" calcext:value-type="float">
            <text:p>24.45</text:p>
          </table:table-cell>
          <table:table-cell office:value-type="float" office:value="-8" calcext:value-type="float">
            <text:p>-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2022-08-23 18:52:17+00:00</text:p>
          </table:table-cell>
          <table:table-cell table:style-name="ce2" office:value-type="date" office:date-value="2022-08-23T19:52:22.022622" calcext:value-type="date">
            <text:p>08/23/22 07:52 PM</text:p>
          </table:table-cell>
          <table:table-cell office:value-type="float" office:value="9.1" calcext:value-type="float">
            <text:p>9.1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69" calcext:value-type="float">
            <text:p>7769</text:p>
          </table:table-cell>
          <table:table-cell office:value-type="float" office:value="6848.81" calcext:value-type="float">
            <text:p>6848.81</text:p>
          </table:table-cell>
          <table:table-cell office:value-type="float" office:value="1250" calcext:value-type="float">
            <text:p>1250</text:p>
          </table:table-cell>
          <table:table-cell office:value-type="float" office:value="24.46" calcext:value-type="float">
            <text:p>24.46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1228" calcext:value-type="float">
            <text:p>-1228</text:p>
          </table:table-cell>
          <table:table-cell office:value-type="string" calcext:value-type="string">
            <text:p>2022-08-23 18:53:28+00:00</text:p>
          </table:table-cell>
          <table:table-cell table:style-name="ce2" office:value-type="date" office:date-value="2022-08-23T19:53:34.043643" calcext:value-type="date">
            <text:p>08/23/22 07:53 PM</text:p>
          </table:table-cell>
          <table:table-cell office:value-type="float" office:value="12" calcext:value-type="float">
            <text:p>12.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69" calcext:value-type="float">
            <text:p>7769</text:p>
          </table:table-cell>
          <table:table-cell office:value-type="float" office:value="6848.83" calcext:value-type="float">
            <text:p>6848.83</text:p>
          </table:table-cell>
          <table:table-cell office:value-type="float" office:value="1314" calcext:value-type="float">
            <text:p>1314</text:p>
          </table:table-cell>
          <table:table-cell office:value-type="float" office:value="24.49" calcext:value-type="float">
            <text:p>24.49</text:p>
          </table:table-cell>
          <table:table-cell office:value-type="float" office:value="1" calcext:value-type="float">
            <text:p>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1231" calcext:value-type="float">
            <text:p>-1231</text:p>
          </table:table-cell>
          <table:table-cell office:value-type="string" calcext:value-type="string">
            <text:p>2022-08-23 18:54:39+00:00</text:p>
          </table:table-cell>
          <table:table-cell table:style-name="ce2" office:value-type="date" office:date-value="2022-08-23T19:54:43.878806" calcext:value-type="date">
            <text:p>08/23/22 07:54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69" calcext:value-type="float">
            <text:p>7769</text:p>
          </table:table-cell>
          <table:table-cell office:value-type="float" office:value="6848.86" calcext:value-type="float">
            <text:p>6848.86</text:p>
          </table:table-cell>
          <table:table-cell office:value-type="float" office:value="1304" calcext:value-type="float">
            <text:p>1304</text:p>
          </table:table-cell>
          <table:table-cell office:value-type="float" office:value="24.51" calcext:value-type="float">
            <text:p>24.51</text:p>
          </table:table-cell>
          <table:table-cell office:value-type="float" office:value="-10" calcext:value-type="float">
            <text:p>-1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1248" calcext:value-type="float">
            <text:p>-1248</text:p>
          </table:table-cell>
          <table:table-cell office:value-type="string" calcext:value-type="string">
            <text:p>2022-08-23 18:55:48+00:00</text:p>
          </table:table-cell>
          <table:table-cell table:style-name="ce2" office:value-type="date" office:date-value="2022-08-23T19:55:53.556397" calcext:value-type="date">
            <text:p>08/23/22 07:55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769" calcext:value-type="float">
            <text:p>7769</text:p>
          </table:table-cell>
          <table:table-cell office:value-type="float" office:value="6848.89" calcext:value-type="float">
            <text:p>6848.89</text:p>
          </table:table-cell>
          <table:table-cell office:value-type="float" office:value="1306" calcext:value-type="float">
            <text:p>1306</text:p>
          </table:table-cell>
          <table:table-cell office:value-type="float" office:value="24.54" calcext:value-type="float">
            <text:p>24.54</text:p>
          </table:table-cell>
          <table:table-cell office:value-type="float" office:value="-7" calcext:value-type="float">
            <text:p>-7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1268" calcext:value-type="float">
            <text:p>-1268</text:p>
          </table:table-cell>
          <table:table-cell office:value-type="string" calcext:value-type="string">
            <text:p>2022-08-23 18:56:59+00:00</text:p>
          </table:table-cell>
          <table:table-cell table:style-name="ce2" office:value-type="date" office:date-value="2022-08-23T19:57:04.15558" calcext:value-type="date">
            <text:p>08/23/22 07:57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1" calcext:value-type="float">
            <text:p>6848.91</text:p>
          </table:table-cell>
          <table:table-cell office:value-type="float" office:value="1323" calcext:value-type="float">
            <text:p>1323</text:p>
          </table:table-cell>
          <table:table-cell office:value-type="float" office:value="24.56" calcext:value-type="float">
            <text:p>24.56</text:p>
          </table:table-cell>
          <table:table-cell office:value-type="float" office:value="22" calcext:value-type="float">
            <text:p>2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1307" calcext:value-type="float">
            <text:p>-1307</text:p>
          </table:table-cell>
          <table:table-cell office:value-type="string" calcext:value-type="string">
            <text:p>2022-08-23 18:58:11+00:00</text:p>
          </table:table-cell>
          <table:table-cell table:style-name="ce2" office:value-type="date" office:date-value="2022-08-23T19:58:15.713515" calcext:value-type="date">
            <text:p>08/23/22 07:58 PM</text:p>
          </table:table-cell>
          <table:table-cell office:value-type="float" office:value="11.5" calcext:value-type="float">
            <text:p>11.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3" calcext:value-type="float">
            <text:p>6848.93</text:p>
          </table:table-cell>
          <table:table-cell office:value-type="float" office:value="899" calcext:value-type="float">
            <text:p>899</text:p>
          </table:table-cell>
          <table:table-cell office:value-type="float" office:value="24.58" calcext:value-type="float">
            <text:p>24.58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882" calcext:value-type="float">
            <text:p>-882</text:p>
          </table:table-cell>
          <table:table-cell office:value-type="string" calcext:value-type="string">
            <text:p>2022-08-23 18:59:19+00:00</text:p>
          </table:table-cell>
          <table:table-cell table:style-name="ce2" office:value-type="date" office:date-value="2022-08-23T19:59:25.221964" calcext:value-type="date">
            <text:p>08/23/22 07:59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5" calcext:value-type="float">
            <text:p>6848.95</text:p>
          </table:table-cell>
          <table:table-cell office:value-type="float" office:value="903" calcext:value-type="float">
            <text:p>903</text:p>
          </table:table-cell>
          <table:table-cell office:value-type="float" office:value="24.6" calcext:value-type="float">
            <text:p>24.6</text:p>
          </table:table-cell>
          <table:table-cell office:value-type="float" office:value="-3" calcext:value-type="float">
            <text:p>-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890" calcext:value-type="float">
            <text:p>-890</text:p>
          </table:table-cell>
          <table:table-cell office:value-type="string" calcext:value-type="string">
            <text:p>2022-08-23 19:00:31+00:00</text:p>
          </table:table-cell>
          <table:table-cell table:style-name="ce2" office:value-type="date" office:date-value="2022-08-23T20:00:35.940037" calcext:value-type="date">
            <text:p>08/23/22 08:00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6" calcext:value-type="float">
            <text:p>6848.96</text:p>
          </table:table-cell>
          <table:table-cell office:value-type="float" office:value="285" calcext:value-type="float">
            <text:p>285</text:p>
          </table:table-cell>
          <table:table-cell office:value-type="float" office:value="24.61" calcext:value-type="float">
            <text:p>24.61</text:p>
          </table:table-cell>
          <table:table-cell office:value-type="float" office:value="1" calcext:value-type="float">
            <text:p>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284" calcext:value-type="float">
            <text:p>-284</text:p>
          </table:table-cell>
          <table:table-cell office:value-type="string" calcext:value-type="string">
            <text:p>2022-08-23 19:01:40+00:00</text:p>
          </table:table-cell>
          <table:table-cell table:style-name="ce2" office:value-type="date" office:date-value="2022-08-23T20:01:45.387168" calcext:value-type="date">
            <text:p>08/23/22 08:01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7" calcext:value-type="float">
            <text:p>6848.97</text:p>
          </table:table-cell>
          <table:table-cell office:value-type="float" office:value="310" calcext:value-type="float">
            <text:p>310</text:p>
          </table:table-cell>
          <table:table-cell office:value-type="float" office:value="24.62" calcext:value-type="float">
            <text:p>24.62</text:p>
          </table:table-cell>
          <table:table-cell office:value-type="float" office:value="1" calcext:value-type="float">
            <text:p>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323" calcext:value-type="float">
            <text:p>-323</text:p>
          </table:table-cell>
          <table:table-cell office:value-type="string" calcext:value-type="string">
            <text:p>2022-08-23 19:02:51+00:00</text:p>
          </table:table-cell>
          <table:table-cell table:style-name="ce2" office:value-type="date" office:date-value="2022-08-23T20:02:55.254437" calcext:value-type="date">
            <text:p>08/23/22 08:02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8" calcext:value-type="float">
            <text:p>6848.98</text:p>
          </table:table-cell>
          <table:table-cell office:value-type="float" office:value="448" calcext:value-type="float">
            <text:p>448</text:p>
          </table:table-cell>
          <table:table-cell office:value-type="float" office:value="24.63" calcext:value-type="float">
            <text:p>24.63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47" calcext:value-type="float">
            <text:p>-447</text:p>
          </table:table-cell>
          <table:table-cell office:value-type="string" calcext:value-type="string">
            <text:p>2022-08-23 19:04:01+00:00</text:p>
          </table:table-cell>
          <table:table-cell table:style-name="ce2" office:value-type="date" office:date-value="2022-08-23T20:04:05.93686" calcext:value-type="date">
            <text:p>08/23/22 08:04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8" calcext:value-type="float">
            <text:p>6848.98</text:p>
          </table:table-cell>
          <table:table-cell office:value-type="float" office:value="433" calcext:value-type="float">
            <text:p>433</text:p>
          </table:table-cell>
          <table:table-cell office:value-type="float" office:value="24.63" calcext:value-type="float">
            <text:p>24.63</text:p>
          </table:table-cell>
          <table:table-cell office:value-type="float" office:value="1" calcext:value-type="float">
            <text:p>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9" calcext:value-type="float">
            <text:p>89</text:p>
          </table:table-cell>
          <table:table-cell office:value-type="float" office:value="-432" calcext:value-type="float">
            <text:p>-432</text:p>
          </table:table-cell>
          <table:table-cell office:value-type="string" calcext:value-type="string">
            <text:p>2022-08-23 19:05:11+00:00</text:p>
          </table:table-cell>
          <table:table-cell table:style-name="ce2" office:value-type="date" office:date-value="2022-08-23T20:05:16.477948" calcext:value-type="date">
            <text:p>08/23/22 08:05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8.99" calcext:value-type="float">
            <text:p>6848.99</text:p>
          </table:table-cell>
          <table:table-cell office:value-type="float" office:value="375" calcext:value-type="float">
            <text:p>375</text:p>
          </table:table-cell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76" calcext:value-type="float">
            <text:p>-376</text:p>
          </table:table-cell>
          <table:table-cell office:value-type="string" calcext:value-type="string">
            <text:p>2022-08-23 19:06:22+00:00</text:p>
          </table:table-cell>
          <table:table-cell table:style-name="ce2" office:value-type="date" office:date-value="2022-08-23T20:06:28.802059" calcext:value-type="date">
            <text:p>08/23/22 08:06 PM</text:p>
          </table:table-cell>
          <table:table-cell office:value-type="float" office:value="12.3" calcext:value-type="float">
            <text:p>12.3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" calcext:value-type="float">
            <text:p>6849</text:p>
          </table:table-cell>
          <table:table-cell office:value-type="float" office:value="373" calcext:value-type="float">
            <text:p>373</text:p>
          </table:table-cell>
          <table:table-cell office:value-type="float" office:value="24.65" calcext:value-type="float">
            <text:p>24.65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71" calcext:value-type="float">
            <text:p>-371</text:p>
          </table:table-cell>
          <table:table-cell office:value-type="string" calcext:value-type="string">
            <text:p>2022-08-23 19:07:34+00:00</text:p>
          </table:table-cell>
          <table:table-cell table:style-name="ce2" office:value-type="date" office:date-value="2022-08-23T20:07:39.892499" calcext:value-type="date">
            <text:p>08/23/22 08:07 PM</text:p>
          </table:table-cell>
          <table:table-cell office:value-type="float" office:value="11" calcext:value-type="float">
            <text:p>11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1" calcext:value-type="float">
            <text:p>6849.01</text:p>
          </table:table-cell>
          <table:table-cell office:value-type="float" office:value="280" calcext:value-type="float">
            <text:p>280</text:p>
          </table:table-cell>
          <table:table-cell office:value-type="float" office:value="24.66" calcext:value-type="float">
            <text:p>24.66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81" calcext:value-type="float">
            <text:p>-281</text:p>
          </table:table-cell>
          <table:table-cell office:value-type="string" calcext:value-type="string">
            <text:p>2022-08-23 19:08:44+00:00</text:p>
          </table:table-cell>
          <table:table-cell table:style-name="ce2" office:value-type="date" office:date-value="2022-08-23T20:08:48.865491" calcext:value-type="date">
            <text:p>08/23/22 08:08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1" calcext:value-type="float">
            <text:p>6849.01</text:p>
          </table:table-cell>
          <table:table-cell office:value-type="float" office:value="283" calcext:value-type="float">
            <text:p>283</text:p>
          </table:table-cell>
          <table:table-cell office:value-type="float" office:value="24.66" calcext:value-type="float">
            <text:p>24.66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84" calcext:value-type="float">
            <text:p>-284</text:p>
          </table:table-cell>
          <table:table-cell office:value-type="string" calcext:value-type="string">
            <text:p>2022-08-23 19:09:52+00:00</text:p>
          </table:table-cell>
          <table:table-cell table:style-name="ce2" office:value-type="date" office:date-value="2022-08-23T20:09:58.282032" calcext:value-type="date">
            <text:p>08/23/22 08:09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2" calcext:value-type="float">
            <text:p>6849.02</text:p>
          </table:table-cell>
          <table:table-cell office:value-type="float" office:value="287" calcext:value-type="float">
            <text:p>287</text:p>
          </table:table-cell>
          <table:table-cell office:value-type="float" office:value="24.67" calcext:value-type="float">
            <text:p>24.67</text:p>
          </table:table-cell>
          <table:table-cell office:value-type="float" office:value="-2" calcext:value-type="float">
            <text:p>-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2022-08-23 19:11:04+00:00</text:p>
          </table:table-cell>
          <table:table-cell table:style-name="ce2" office:value-type="date" office:date-value="2022-08-23T20:11:09.025492" calcext:value-type="date">
            <text:p>08/23/22 08:11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2" calcext:value-type="float">
            <text:p>6849.02</text:p>
          </table:table-cell>
          <table:table-cell office:value-type="float" office:value="289" calcext:value-type="float">
            <text:p>289</text:p>
          </table:table-cell>
          <table:table-cell office:value-type="float" office:value="24.67" calcext:value-type="float">
            <text:p>24.67</text:p>
          </table:table-cell>
          <table:table-cell office:value-type="float" office:value="1" calcext:value-type="float">
            <text:p>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88" calcext:value-type="float">
            <text:p>-288</text:p>
          </table:table-cell>
          <table:table-cell office:value-type="string" calcext:value-type="string">
            <text:p>2022-08-23 19:12:14+00:00</text:p>
          </table:table-cell>
          <table:table-cell table:style-name="ce2" office:value-type="date" office:date-value="2022-08-23T20:12:19.462861" calcext:value-type="date">
            <text:p>08/23/22 08:12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3" calcext:value-type="float">
            <text:p>6849.03</text:p>
          </table:table-cell>
          <table:table-cell office:value-type="float" office:value="286" calcext:value-type="float">
            <text:p>286</text:p>
          </table:table-cell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2022-08-23 19:13:24+00:00</text:p>
          </table:table-cell>
          <table:table-cell table:style-name="ce2" office:value-type="date" office:date-value="2022-08-23T20:13:29.476293" calcext:value-type="date">
            <text:p>08/23/22 08:13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4" calcext:value-type="float">
            <text:p>6849.04</text:p>
          </table:table-cell>
          <table:table-cell office:value-type="float" office:value="290" calcext:value-type="float">
            <text:p>290</text:p>
          </table:table-cell>
          <table:table-cell office:value-type="float" office:value="24.69" calcext:value-type="float">
            <text:p>24.69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2022-08-23 19:14:33+00:00</text:p>
          </table:table-cell>
          <table:table-cell table:style-name="ce2" office:value-type="date" office:date-value="2022-08-23T20:14:38.666283" calcext:value-type="date">
            <text:p>08/23/22 08:14 PM</text:p>
          </table:table-cell>
          <table:table-cell office:value-type="float" office:value="9.1" calcext:value-type="float">
            <text:p>9.1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4" calcext:value-type="float">
            <text:p>6849.04</text:p>
          </table:table-cell>
          <table:table-cell office:value-type="float" office:value="293" calcext:value-type="float">
            <text:p>293</text:p>
          </table:table-cell>
          <table:table-cell office:value-type="float" office:value="24.69" calcext:value-type="float">
            <text:p>24.69</text:p>
          </table:table-cell>
          <table:table-cell office:value-type="float" office:value="34" calcext:value-type="float">
            <text:p>34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58" calcext:value-type="float">
            <text:p>-258</text:p>
          </table:table-cell>
          <table:table-cell office:value-type="string" calcext:value-type="string">
            <text:p>2022-08-23 19:15:44+00:00</text:p>
          </table:table-cell>
          <table:table-cell table:style-name="ce2" office:value-type="date" office:date-value="2022-08-23T20:15:48.335984" calcext:value-type="date">
            <text:p>08/23/22 08:15 PM</text:p>
          </table:table-cell>
          <table:table-cell office:value-type="float" office:value="9.6" calcext:value-type="float">
            <text:p>9.6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5" calcext:value-type="float">
            <text:p>6849.05</text:p>
          </table:table-cell>
          <table:table-cell office:value-type="float" office:value="236" calcext:value-type="float">
            <text:p>236</text:p>
          </table:table-cell>
          <table:table-cell office:value-type="float" office:value="24.7" calcext:value-type="float">
            <text:p>24.7</text:p>
          </table:table-cell>
          <table:table-cell office:value-type="float" office:value="-2" calcext:value-type="float">
            <text:p>-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2022-08-23 19:16:54+00:00</text:p>
          </table:table-cell>
          <table:table-cell table:style-name="ce2" office:value-type="date" office:date-value="2022-08-23T20:17:00.418817" calcext:value-type="date">
            <text:p>08/23/22 08:17 PM</text:p>
          </table:table-cell>
          <table:table-cell office:value-type="float" office:value="12" calcext:value-type="float">
            <text:p>12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5" calcext:value-type="float">
            <text:p>6849.05</text:p>
          </table:table-cell>
          <table:table-cell office:value-type="float" office:value="234" calcext:value-type="float">
            <text:p>234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2022-08-23 19:18:05+00:00</text:p>
          </table:table-cell>
          <table:table-cell table:style-name="ce2" office:value-type="date" office:date-value="2022-08-23T20:18:10.401072" calcext:value-type="date">
            <text:p>08/23/22 08:18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5" calcext:value-type="float">
            <text:p>6849.05</text:p>
          </table:table-cell>
          <table:table-cell office:value-type="float" office:value="230" calcext:value-type="float">
            <text:p>230</text:p>
          </table:table-cell>
          <table:table-cell office:value-type="float" office:value="24.71" calcext:value-type="float">
            <text:p>24.71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28" calcext:value-type="float">
            <text:p>-228</text:p>
          </table:table-cell>
          <table:table-cell office:value-type="string" calcext:value-type="string">
            <text:p>2022-08-23 19:19:16+00:00</text:p>
          </table:table-cell>
          <table:table-cell table:style-name="ce2" office:value-type="date" office:date-value="2022-08-23T20:19:20.455759" calcext:value-type="date">
            <text:p>08/23/22 08:19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6" calcext:value-type="float">
            <text:p>6849.06</text:p>
          </table:table-cell>
          <table:table-cell office:value-type="float" office:value="237" calcext:value-type="float">
            <text:p>237</text:p>
          </table:table-cell>
          <table:table-cell office:value-type="float" office:value="24.71" calcext:value-type="float">
            <text:p>24.71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240" calcext:value-type="float">
            <text:p>-240</text:p>
          </table:table-cell>
          <table:table-cell office:value-type="string" calcext:value-type="string">
            <text:p>2022-08-23 19:20:26+00:00</text:p>
          </table:table-cell>
          <table:table-cell table:style-name="ce2" office:value-type="date" office:date-value="2022-08-23T20:20:31.804593" calcext:value-type="date">
            <text:p>08/23/22 08:20 PM</text:p>
          </table:table-cell>
          <table:table-cell office:value-type="float" office:value="11.3" calcext:value-type="float">
            <text:p>11.3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6" calcext:value-type="float">
            <text:p>6849.06</text:p>
          </table:table-cell>
          <table:table-cell office:value-type="float" office:value="240" calcext:value-type="float">
            <text:p>240</text:p>
          </table:table-cell>
          <table:table-cell office:value-type="float" office:value="24.71" calcext:value-type="float">
            <text:p>24.71</text:p>
          </table:table-cell>
          <table:table-cell office:value-type="float" office:value="131" calcext:value-type="float">
            <text:p>13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2022-08-23 19:21:36+00:00</text:p>
          </table:table-cell>
          <table:table-cell table:style-name="ce2" office:value-type="date" office:date-value="2022-08-23T20:21:41.71701" calcext:value-type="date">
            <text:p>08/23/22 08:21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7" calcext:value-type="float">
            <text:p>6849.07</text:p>
          </table:table-cell>
          <table:table-cell office:value-type="float" office:value="327" calcext:value-type="float">
            <text:p>327</text:p>
          </table:table-cell>
          <table:table-cell office:value-type="float" office:value="24.72" calcext:value-type="float">
            <text:p>24.72</text:p>
          </table:table-cell>
          <table:table-cell office:value-type="float" office:value="-7" calcext:value-type="float">
            <text:p>-7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23" calcext:value-type="float">
            <text:p>-323</text:p>
          </table:table-cell>
          <table:table-cell office:value-type="string" calcext:value-type="string">
            <text:p>2022-08-23 19:22:45+00:00</text:p>
          </table:table-cell>
          <table:table-cell table:style-name="ce2" office:value-type="date" office:date-value="2022-08-23T20:22:49.84701" calcext:value-type="date">
            <text:p>08/23/22 08:22 PM</text:p>
          </table:table-cell>
          <table:table-cell office:value-type="float" office:value="8.1" calcext:value-type="float">
            <text:p>8.1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8" calcext:value-type="float">
            <text:p>6849.08</text:p>
          </table:table-cell>
          <table:table-cell office:value-type="float" office:value="320" calcext:value-type="float">
            <text:p>320</text:p>
          </table:table-cell>
          <table:table-cell office:value-type="float" office:value="24.73" calcext:value-type="float">
            <text:p>24.73</text:p>
          </table:table-cell>
          <table:table-cell office:value-type="float" office:value="2" calcext:value-type="float">
            <text:p>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22" calcext:value-type="float">
            <text:p>-322</text:p>
          </table:table-cell>
          <table:table-cell office:value-type="string" calcext:value-type="string">
            <text:p>2022-08-23 19:23:55+00:00</text:p>
          </table:table-cell>
          <table:table-cell table:style-name="ce2" office:value-type="date" office:date-value="2022-08-23T20:24:00.801893" calcext:value-type="date">
            <text:p>08/23/22 08:24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8" calcext:value-type="float">
            <text:p>6849.08</text:p>
          </table:table-cell>
          <table:table-cell office:value-type="float" office:value="319" calcext:value-type="float">
            <text:p>319</text:p>
          </table:table-cell>
          <table:table-cell office:value-type="float" office:value="24.73" calcext:value-type="float">
            <text:p>24.73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20" calcext:value-type="float">
            <text:p>-320</text:p>
          </table:table-cell>
          <table:table-cell office:value-type="string" calcext:value-type="string">
            <text:p>2022-08-23 19:25:08+00:00</text:p>
          </table:table-cell>
          <table:table-cell table:style-name="ce2" office:value-type="date" office:date-value="2022-08-23T20:25:13.865073" calcext:value-type="date">
            <text:p>08/23/22 08:25 PM</text:p>
          </table:table-cell>
          <table:table-cell office:value-type="float" office:value="13" calcext:value-type="float">
            <text:p>13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09" calcext:value-type="float">
            <text:p>6849.09</text:p>
          </table:table-cell>
          <table:table-cell office:value-type="float" office:value="329" calcext:value-type="float">
            <text:p>329</text:p>
          </table:table-cell>
          <table:table-cell office:value-type="float" office:value="24.74" calcext:value-type="float">
            <text:p>24.74</text:p>
          </table:table-cell>
          <table:table-cell office:value-type="float" office:value="-3" calcext:value-type="float">
            <text:p>-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32" calcext:value-type="float">
            <text:p>-332</text:p>
          </table:table-cell>
          <table:table-cell office:value-type="string" calcext:value-type="string">
            <text:p>2022-08-23 19:26:21+00:00</text:p>
          </table:table-cell>
          <table:table-cell table:style-name="ce2" office:value-type="date" office:date-value="2022-08-23T20:26:26.130881" calcext:value-type="date">
            <text:p>08/23/22 08:26 PM</text:p>
          </table:table-cell>
          <table:table-cell office:value-type="float" office:value="12.2" calcext:value-type="float">
            <text:p>12.2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" calcext:value-type="float">
            <text:p>6849.1</text:p>
          </table:table-cell>
          <table:table-cell office:value-type="float" office:value="215" calcext:value-type="float">
            <text:p>215</text:p>
          </table:table-cell>
          <table:table-cell office:value-type="float" office:value="24.75" calcext:value-type="float">
            <text:p>24.75</text:p>
          </table:table-cell>
          <table:table-cell office:value-type="float" office:value="-3" calcext:value-type="float">
            <text:p>-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199" calcext:value-type="float">
            <text:p>-199</text:p>
          </table:table-cell>
          <table:table-cell office:value-type="string" calcext:value-type="string">
            <text:p>2022-08-23 19:27:30+00:00</text:p>
          </table:table-cell>
          <table:table-cell table:style-name="ce2" office:value-type="date" office:date-value="2022-08-23T20:27:36.004187" calcext:value-type="date">
            <text:p>08/23/22 08:27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" calcext:value-type="float">
            <text:p>6849.1</text:p>
          </table:table-cell>
          <table:table-cell office:value-type="float" office:value="379" calcext:value-type="float">
            <text:p>379</text:p>
          </table:table-cell>
          <table:table-cell office:value-type="float" office:value="24.75" calcext:value-type="float">
            <text:p>24.75</text:p>
          </table:table-cell>
          <table:table-cell office:value-type="float" office:value="-11" calcext:value-type="float">
            <text:p>-1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409" calcext:value-type="float">
            <text:p>-409</text:p>
          </table:table-cell>
          <table:table-cell office:value-type="string" calcext:value-type="string">
            <text:p>2022-08-23 19:28:42+00:00</text:p>
          </table:table-cell>
          <table:table-cell table:style-name="ce2" office:value-type="date" office:date-value="2022-08-23T20:28:47.784804" calcext:value-type="date">
            <text:p>08/23/22 08:28 PM</text:p>
          </table:table-cell>
          <table:table-cell office:value-type="float" office:value="11.7" calcext:value-type="float">
            <text:p>11.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1" calcext:value-type="float">
            <text:p>6849.11</text:p>
          </table:table-cell>
          <table:table-cell office:value-type="float" office:value="384" calcext:value-type="float">
            <text:p>384</text:p>
          </table:table-cell>
          <table:table-cell office:value-type="float" office:value="24.76" calcext:value-type="float">
            <text:p>24.76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83" calcext:value-type="float">
            <text:p>-383</text:p>
          </table:table-cell>
          <table:table-cell office:value-type="string" calcext:value-type="string">
            <text:p>2022-08-23 19:29:52+00:00</text:p>
          </table:table-cell>
          <table:table-cell table:style-name="ce2" office:value-type="date" office:date-value="2022-08-23T20:29:58.230848" calcext:value-type="date">
            <text:p>08/23/22 08:29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2" calcext:value-type="float">
            <text:p>6849.12</text:p>
          </table:table-cell>
          <table:table-cell office:value-type="float" office:value="386" calcext:value-type="float">
            <text:p>386</text:p>
          </table:table-cell>
          <table:table-cell office:value-type="float" office:value="24.77" calcext:value-type="float">
            <text:p>24.77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86" calcext:value-type="float">
            <text:p>-386</text:p>
          </table:table-cell>
          <table:table-cell office:value-type="string" calcext:value-type="string">
            <text:p>2022-08-23 19:31:03+00:00</text:p>
          </table:table-cell>
          <table:table-cell table:style-name="ce2" office:value-type="date" office:date-value="2022-08-23T20:31:08.896557" calcext:value-type="date">
            <text:p>08/23/22 08:31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2" calcext:value-type="float">
            <text:p>6849.12</text:p>
          </table:table-cell>
          <table:table-cell office:value-type="float" office:value="387" calcext:value-type="float">
            <text:p>387</text:p>
          </table:table-cell>
          <table:table-cell office:value-type="float" office:value="24.77" calcext:value-type="float">
            <text:p>24.77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88" calcext:value-type="float">
            <text:p>-388</text:p>
          </table:table-cell>
          <table:table-cell office:value-type="string" calcext:value-type="string">
            <text:p>2022-08-23 19:32:12+00:00</text:p>
          </table:table-cell>
          <table:table-cell table:style-name="ce2" office:value-type="date" office:date-value="2022-08-23T20:32:17.841304" calcext:value-type="date">
            <text:p>08/23/22 08:32 PM</text:p>
          </table:table-cell>
          <table:table-cell office:value-type="float" office:value="8.9" calcext:value-type="float">
            <text:p>8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3" calcext:value-type="float">
            <text:p>6849.13</text:p>
          </table:table-cell>
          <table:table-cell office:value-type="float" office:value="364" calcext:value-type="float">
            <text:p>364</text:p>
          </table:table-cell>
          <table:table-cell office:value-type="float" office:value="24.78" calcext:value-type="float">
            <text:p>24.78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66" calcext:value-type="float">
            <text:p>-366</text:p>
          </table:table-cell>
          <table:table-cell office:value-type="string" calcext:value-type="string">
            <text:p>2022-08-23 19:33:24+00:00</text:p>
          </table:table-cell>
          <table:table-cell table:style-name="ce2" office:value-type="date" office:date-value="2022-08-23T20:33:29.314083" calcext:value-type="date">
            <text:p>08/23/22 08:33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4" calcext:value-type="float">
            <text:p>6849.14</text:p>
          </table:table-cell>
          <table:table-cell office:value-type="float" office:value="366" calcext:value-type="float">
            <text:p>366</text:p>
          </table:table-cell>
          <table:table-cell office:value-type="float" office:value="24.79" calcext:value-type="float">
            <text:p>24.79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63" calcext:value-type="float">
            <text:p>-363</text:p>
          </table:table-cell>
          <table:table-cell office:value-type="string" calcext:value-type="string">
            <text:p>2022-08-23 19:34:34+00:00</text:p>
          </table:table-cell>
          <table:table-cell table:style-name="ce2" office:value-type="date" office:date-value="2022-08-23T20:34:40.499782" calcext:value-type="date">
            <text:p>08/23/22 08:34 PM</text:p>
          </table:table-cell>
          <table:table-cell office:value-type="float" office:value="11.1" calcext:value-type="float">
            <text:p>11.1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5" calcext:value-type="float">
            <text:p>6849.15</text:p>
          </table:table-cell>
          <table:table-cell office:value-type="float" office:value="363" calcext:value-type="float">
            <text:p>363</text:p>
          </table:table-cell>
          <table:table-cell office:value-type="float" office:value="24.8" calcext:value-type="float">
            <text:p>24.8</text:p>
          </table:table-cell>
          <table:table-cell office:value-type="float" office:value="-2" calcext:value-type="float">
            <text:p>-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60" calcext:value-type="float">
            <text:p>-360</text:p>
          </table:table-cell>
          <table:table-cell office:value-type="string" calcext:value-type="string">
            <text:p>2022-08-23 19:35:45+00:00</text:p>
          </table:table-cell>
          <table:table-cell table:style-name="ce2" office:value-type="date" office:date-value="2022-08-23T20:35:50.618178" calcext:value-type="date">
            <text:p>08/23/22 08:35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5" calcext:value-type="float">
            <text:p>6849.15</text:p>
          </table:table-cell>
          <table:table-cell office:value-type="float" office:value="378" calcext:value-type="float">
            <text:p>378</text:p>
          </table:table-cell>
          <table:table-cell office:value-type="float" office:value="24.8" calcext:value-type="float">
            <text:p>24.8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76" calcext:value-type="float">
            <text:p>-376</text:p>
          </table:table-cell>
          <table:table-cell office:value-type="string" calcext:value-type="string">
            <text:p>2022-08-23 19:36:56+00:00</text:p>
          </table:table-cell>
          <table:table-cell table:style-name="ce2" office:value-type="date" office:date-value="2022-08-23T20:37:00.072508" calcext:value-type="date">
            <text:p>08/23/22 08:37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6" calcext:value-type="float">
            <text:p>6849.16</text:p>
          </table:table-cell>
          <table:table-cell office:value-type="float" office:value="365" calcext:value-type="float">
            <text:p>365</text:p>
          </table:table-cell>
          <table:table-cell office:value-type="float" office:value="24.81" calcext:value-type="float">
            <text:p>24.81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64" calcext:value-type="float">
            <text:p>-364</text:p>
          </table:table-cell>
          <table:table-cell office:value-type="string" calcext:value-type="string">
            <text:p>2022-08-23 19:38:05+00:00</text:p>
          </table:table-cell>
          <table:table-cell table:style-name="ce2" office:value-type="date" office:date-value="2022-08-23T20:38:10.841514" calcext:value-type="date">
            <text:p>08/23/22 08:38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7" calcext:value-type="float">
            <text:p>6849.17</text:p>
          </table:table-cell>
          <table:table-cell office:value-type="float" office:value="363" calcext:value-type="float">
            <text:p>363</text:p>
          </table:table-cell>
          <table:table-cell office:value-type="float" office:value="24.82" calcext:value-type="float">
            <text:p>24.82</text:p>
          </table:table-cell>
          <table:table-cell office:value-type="float" office:value="1" calcext:value-type="float">
            <text:p>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363" calcext:value-type="float">
            <text:p>-363</text:p>
          </table:table-cell>
          <table:table-cell office:value-type="string" calcext:value-type="string">
            <text:p>2022-08-23 19:39:16+00:00</text:p>
          </table:table-cell>
          <table:table-cell table:style-name="ce2" office:value-type="date" office:date-value="2022-08-23T20:39:20.964873" calcext:value-type="date">
            <text:p>08/23/22 08:39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7" calcext:value-type="float">
            <text:p>6849.17</text:p>
          </table:table-cell>
          <table:table-cell office:value-type="float" office:value="467" calcext:value-type="float">
            <text:p>467</text:p>
          </table:table-cell>
          <table:table-cell office:value-type="float" office:value="24.82" calcext:value-type="float">
            <text:p>24.82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2022-08-23 19:40:26+00:00</text:p>
          </table:table-cell>
          <table:table-cell table:style-name="ce2" office:value-type="date" office:date-value="2022-08-23T20:40:30.794599" calcext:value-type="date">
            <text:p>08/23/22 08:40 PM</text:p>
          </table:table-cell>
          <table:table-cell office:value-type="float" office:value="9.8" calcext:value-type="float">
            <text:p>9.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8" calcext:value-type="float">
            <text:p>6849.18</text:p>
          </table:table-cell>
          <table:table-cell office:value-type="float" office:value="457" calcext:value-type="float">
            <text:p>457</text:p>
          </table:table-cell>
          <table:table-cell office:value-type="float" office:value="24.83" calcext:value-type="float">
            <text:p>24.83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8" calcext:value-type="float">
            <text:p>88</text:p>
          </table:table-cell>
          <table:table-cell office:value-type="float" office:value="-454" calcext:value-type="float">
            <text:p>-454</text:p>
          </table:table-cell>
          <table:table-cell office:value-type="string" calcext:value-type="string">
            <text:p>2022-08-23 19:41:35+00:00</text:p>
          </table:table-cell>
          <table:table-cell table:style-name="ce2" office:value-type="date" office:date-value="2022-08-23T20:41:40.826974" calcext:value-type="date">
            <text:p>08/23/22 08:41 PM</text:p>
          </table:table-cell>
          <table:table-cell office:value-type="float" office:value="10" calcext:value-type="float">
            <text:p>10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19" calcext:value-type="float">
            <text:p>6849.19</text:p>
          </table:table-cell>
          <table:table-cell office:value-type="float" office:value="454" calcext:value-type="float">
            <text:p>454</text:p>
          </table:table-cell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2022-08-23 19:42:46+00:00</text:p>
          </table:table-cell>
          <table:table-cell table:style-name="ce2" office:value-type="date" office:date-value="2022-08-23T20:42:52.836053" calcext:value-type="date">
            <text:p>08/23/22 08:42 PM</text:p>
          </table:table-cell>
          <table:table-cell office:value-type="float" office:value="12" calcext:value-type="float">
            <text:p>12.0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" calcext:value-type="float">
            <text:p>6849.2</text:p>
          </table:table-cell>
          <table:table-cell office:value-type="float" office:value="449" calcext:value-type="float">
            <text:p>449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51" calcext:value-type="float">
            <text:p>-451</text:p>
          </table:table-cell>
          <table:table-cell office:value-type="string" calcext:value-type="string">
            <text:p>2022-08-23 19:44:00+00:00</text:p>
          </table:table-cell>
          <table:table-cell table:style-name="ce2" office:value-type="date" office:date-value="2022-08-23T20:44:05.398248" calcext:value-type="date">
            <text:p>08/23/22 08:44 PM</text:p>
          </table:table-cell>
          <table:table-cell office:value-type="float" office:value="12.5" calcext:value-type="float">
            <text:p>12.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1" calcext:value-type="float">
            <text:p>6849.21</text:p>
          </table:table-cell>
          <table:table-cell office:value-type="float" office:value="360" calcext:value-type="float">
            <text:p>360</text:p>
          </table:table-cell>
          <table:table-cell office:value-type="float" office:value="24.86" calcext:value-type="float">
            <text:p>24.86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362" calcext:value-type="float">
            <text:p>-362</text:p>
          </table:table-cell>
          <table:table-cell office:value-type="string" calcext:value-type="string">
            <text:p>2022-08-23 19:45:11+00:00</text:p>
          </table:table-cell>
          <table:table-cell table:style-name="ce2" office:value-type="date" office:date-value="2022-08-23T20:45:17.020795" calcext:value-type="date">
            <text:p>08/23/22 08:45 PM</text:p>
          </table:table-cell>
          <table:table-cell office:value-type="float" office:value="11.6" calcext:value-type="float">
            <text:p>11.6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2" calcext:value-type="float">
            <text:p>6849.22</text:p>
          </table:table-cell>
          <table:table-cell office:value-type="float" office:value="362" calcext:value-type="float">
            <text:p>362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360" calcext:value-type="float">
            <text:p>-360</text:p>
          </table:table-cell>
          <table:table-cell office:value-type="string" calcext:value-type="string">
            <text:p>2022-08-23 19:46:22+00:00</text:p>
          </table:table-cell>
          <table:table-cell table:style-name="ce2" office:value-type="date" office:date-value="2022-08-23T20:46:27.586368" calcext:value-type="date">
            <text:p>08/23/22 08:46 PM</text:p>
          </table:table-cell>
          <table:table-cell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3" calcext:value-type="float">
            <text:p>6849.23</text:p>
          </table:table-cell>
          <table:table-cell office:value-type="float" office:value="362" calcext:value-type="float">
            <text:p>362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361" calcext:value-type="float">
            <text:p>-361</text:p>
          </table:table-cell>
          <table:table-cell office:value-type="string" calcext:value-type="string">
            <text:p>2022-08-23 19:47:34+00:00</text:p>
          </table:table-cell>
          <table:table-cell table:style-name="ce2" office:value-type="date" office:date-value="2022-08-23T20:47:39.387013" calcext:value-type="date">
            <text:p>08/23/22 08:47 PM</text:p>
          </table:table-cell>
          <table:table-cell office:value-type="float" office:value="11.7" calcext:value-type="float">
            <text:p>11.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3" calcext:value-type="float">
            <text:p>6849.23</text:p>
          </table:table-cell>
          <table:table-cell office:value-type="float" office:value="364" calcext:value-type="float">
            <text:p>364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362" calcext:value-type="float">
            <text:p>-362</text:p>
          </table:table-cell>
          <table:table-cell office:value-type="string" calcext:value-type="string">
            <text:p>2022-08-23 19:48:43+00:00</text:p>
          </table:table-cell>
          <table:table-cell table:style-name="ce2" office:value-type="date" office:date-value="2022-08-23T20:48:47.646177" calcext:value-type="date">
            <text:p>08/23/22 08:48 PM</text:p>
          </table:table-cell>
          <table:table-cell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4" calcext:value-type="float">
            <text:p>6849.24</text:p>
          </table:table-cell>
          <table:table-cell office:value-type="float" office:value="364" calcext:value-type="float">
            <text:p>364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363" calcext:value-type="float">
            <text:p>-363</text:p>
          </table:table-cell>
          <table:table-cell office:value-type="string" calcext:value-type="string">
            <text:p>2022-08-23 19:49:52+00:00</text:p>
          </table:table-cell>
          <table:table-cell table:style-name="ce2" office:value-type="date" office:date-value="2022-08-23T20:49:57.542397" calcext:value-type="date">
            <text:p>08/23/22 08:49 PM</text:p>
          </table:table-cell>
          <table:table-cell office:value-type="float" office:value="9.9" calcext:value-type="float">
            <text:p>9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5" calcext:value-type="float">
            <text:p>6849.25</text:p>
          </table:table-cell>
          <table:table-cell office:value-type="float" office:value="361" calcext:value-type="float">
            <text:p>361</text:p>
          </table:table-cell>
          <table:table-cell office:value-type="float" office:value="24.9" calcext:value-type="float">
            <text:p>24.9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360" calcext:value-type="float">
            <text:p>-360</text:p>
          </table:table-cell>
          <table:table-cell office:value-type="string" calcext:value-type="string">
            <text:p>2022-08-23 19:51:04+00:00</text:p>
          </table:table-cell>
          <table:table-cell table:style-name="ce2" office:value-type="date" office:date-value="2022-08-23T20:51:08.966348" calcext:value-type="date">
            <text:p>08/23/22 08:51 PM</text:p>
          </table:table-cell>
          <table:table-cell office:value-type="float" office:value="11.4" calcext:value-type="float">
            <text:p>11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5" calcext:value-type="float">
            <text:p>6849.25</text:p>
          </table:table-cell>
          <table:table-cell office:value-type="float" office:value="366" calcext:value-type="float">
            <text:p>366</text:p>
          </table:table-cell>
          <table:table-cell office:value-type="float" office:value="24.9" calcext:value-type="float">
            <text:p>24.9</text:p>
          </table:table-cell>
          <table:table-cell office:value-type="float" office:value="-8" calcext:value-type="float">
            <text:p>-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372" calcext:value-type="float">
            <text:p>-372</text:p>
          </table:table-cell>
          <table:table-cell office:value-type="string" calcext:value-type="string">
            <text:p>2022-08-23 19:52:13+00:00</text:p>
          </table:table-cell>
          <table:table-cell table:style-name="ce2" office:value-type="date" office:date-value="2022-08-23T20:52:20.216857" calcext:value-type="date">
            <text:p>08/23/22 08:52 PM</text:p>
          </table:table-cell>
          <table:table-cell office:value-type="float" office:value="11.2" calcext:value-type="float">
            <text:p>11.2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6" calcext:value-type="float">
            <text:p>6849.26</text:p>
          </table:table-cell>
          <table:table-cell office:value-type="float" office:value="495" calcext:value-type="float">
            <text:p>495</text:p>
          </table:table-cell>
          <table:table-cell office:value-type="float" office:value="24.91" calcext:value-type="float">
            <text:p>24.91</text:p>
          </table:table-cell>
          <table:table-cell office:value-type="float" office:value="-9" calcext:value-type="float">
            <text:p>-9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89" calcext:value-type="float">
            <text:p>-489</text:p>
          </table:table-cell>
          <table:table-cell office:value-type="string" calcext:value-type="string">
            <text:p>2022-08-23 19:53:26+00:00</text:p>
          </table:table-cell>
          <table:table-cell table:style-name="ce2" office:value-type="date" office:date-value="2022-08-23T20:53:30.980126" calcext:value-type="date">
            <text:p>08/23/22 08:53 PM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7" calcext:value-type="float">
            <text:p>6849.27</text:p>
          </table:table-cell>
          <table:table-cell office:value-type="float" office:value="476" calcext:value-type="float">
            <text:p>476</text:p>
          </table:table-cell>
          <table:table-cell office:value-type="float" office:value="24.92" calcext:value-type="float">
            <text:p>24.92</text:p>
          </table:table-cell>
          <table:table-cell office:value-type="float" office:value="-1" calcext:value-type="float">
            <text:p>-1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2022-08-23 19:54:33+00:00</text:p>
          </table:table-cell>
          <table:table-cell table:style-name="ce2" office:value-type="date" office:date-value="2022-08-23T20:54:39.76926" calcext:value-type="date">
            <text:p>08/23/22 08:54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8" calcext:value-type="float">
            <text:p>6849.28</text:p>
          </table:table-cell>
          <table:table-cell office:value-type="float" office:value="491" calcext:value-type="float">
            <text:p>491</text:p>
          </table:table-cell>
          <table:table-cell office:value-type="float" office:value="24.93" calcext:value-type="float">
            <text:p>24.93</text:p>
          </table:table-cell>
          <table:table-cell office:value-type="float" office:value="13" calcext:value-type="float">
            <text:p>1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98" calcext:value-type="float">
            <text:p>-498</text:p>
          </table:table-cell>
          <table:table-cell office:value-type="string" calcext:value-type="string">
            <text:p>2022-08-23 19:55:44+00:00</text:p>
          </table:table-cell>
          <table:table-cell table:style-name="ce2" office:value-type="date" office:date-value="2022-08-23T20:55:49.862572" calcext:value-type="date">
            <text:p>08/23/22 08:55 PM</text:p>
          </table:table-cell>
          <table:table-cell office:value-type="float" office:value="10.1" calcext:value-type="float">
            <text:p>10.1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29" calcext:value-type="float">
            <text:p>6849.29</text:p>
          </table:table-cell>
          <table:table-cell office:value-type="float" office:value="478" calcext:value-type="float">
            <text:p>478</text:p>
          </table:table-cell>
          <table:table-cell office:value-type="float" office:value="24.94" calcext:value-type="float">
            <text:p>24.94</text:p>
          </table:table-cell>
          <table:table-cell office:value-type="float" office:value="-3" calcext:value-type="float">
            <text:p>-3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79" calcext:value-type="float">
            <text:p>-479</text:p>
          </table:table-cell>
          <table:table-cell office:value-type="string" calcext:value-type="string">
            <text:p>2022-08-23 19:56:53+00:00</text:p>
          </table:table-cell>
          <table:table-cell table:style-name="ce2" office:value-type="date" office:date-value="2022-08-23T20:56:59.291899" calcext:value-type="date">
            <text:p>08/23/22 08:56 PM</text:p>
          </table:table-cell>
          <table:table-cell office:value-type="float" office:value="9.4" calcext:value-type="float">
            <text:p>9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" calcext:value-type="float">
            <text:p>6849.3</text:p>
          </table:table-cell>
          <table:table-cell office:value-type="float" office:value="478" calcext:value-type="float">
            <text:p>478</text:p>
          </table:table-cell>
          <table:table-cell office:value-type="float" office:value="24.95" calcext:value-type="float">
            <text:p>24.95</text:p>
          </table:table-cell>
          <table:table-cell office:value-type="float" office:value="-7" calcext:value-type="float">
            <text:p>-7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91" calcext:value-type="float">
            <text:p>-491</text:p>
          </table:table-cell>
          <table:table-cell office:value-type="string" calcext:value-type="string">
            <text:p>2022-08-23 19:58:05+00:00</text:p>
          </table:table-cell>
          <table:table-cell table:style-name="ce2" office:value-type="date" office:date-value="2022-08-23T20:58:10.108859" calcext:value-type="date">
            <text:p>08/23/22 08:58 PM</text:p>
          </table:table-cell>
          <table:table-cell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1" calcext:value-type="float">
            <text:p>6849.31</text:p>
          </table:table-cell>
          <table:table-cell office:value-type="float" office:value="587" calcext:value-type="float">
            <text:p>587</text:p>
          </table:table-cell>
          <table:table-cell office:value-type="float" office:value="24.96" calcext:value-type="float">
            <text:p>24.96</text:p>
          </table:table-cell>
          <table:table-cell office:value-type="float" office:value="-8" calcext:value-type="float">
            <text:p>-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588" calcext:value-type="float">
            <text:p>-588</text:p>
          </table:table-cell>
          <table:table-cell office:value-type="string" calcext:value-type="string">
            <text:p>2022-08-23 19:59:14+00:00</text:p>
          </table:table-cell>
          <table:table-cell table:style-name="ce2" office:value-type="date" office:date-value="2022-08-23T20:59:18.828299" calcext:value-type="date">
            <text:p>08/23/22 08:59 PM</text:p>
          </table:table-cell>
          <table:table-cell office:value-type="float" office:value="8.7" calcext:value-type="float">
            <text:p>8.7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2" calcext:value-type="float">
            <text:p>6849.32</text:p>
          </table:table-cell>
          <table:table-cell office:value-type="float" office:value="591" calcext:value-type="float">
            <text:p>591</text:p>
          </table:table-cell>
          <table:table-cell office:value-type="float" office:value="24.97" calcext:value-type="float">
            <text:p>24.97</text:p>
          </table:table-cell>
          <table:table-cell office:value-type="float" office:value="19" calcext:value-type="float">
            <text:p>19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591" calcext:value-type="float">
            <text:p>-591</text:p>
          </table:table-cell>
          <table:table-cell office:value-type="string" calcext:value-type="string">
            <text:p>2022-08-23 20:00:23+00:00</text:p>
          </table:table-cell>
          <table:table-cell table:style-name="ce2" office:value-type="date" office:date-value="2022-08-23T21:00:29.299526" calcext:value-type="date">
            <text:p>08/23/22 09:00 PM</text:p>
          </table:table-cell>
          <table:table-cell office:value-type="float" office:value="10.4" calcext:value-type="float">
            <text:p>10.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3" calcext:value-type="float">
            <text:p>6849.33</text:p>
          </table:table-cell>
          <table:table-cell office:value-type="float" office:value="613" calcext:value-type="float">
            <text:p>613</text:p>
          </table:table-cell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612" calcext:value-type="float">
            <text:p>-612</text:p>
          </table:table-cell>
          <table:table-cell office:value-type="string" calcext:value-type="string">
            <text:p>2022-08-23 20:01:34+00:00</text:p>
          </table:table-cell>
          <table:table-cell table:style-name="ce2" office:value-type="date" office:date-value="2022-08-23T21:01:39.867459" calcext:value-type="date">
            <text:p>08/23/22 09:01 P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4" calcext:value-type="float">
            <text:p>6849.34</text:p>
          </table:table-cell>
          <table:table-cell office:value-type="float" office:value="514" calcext:value-type="float">
            <text:p>514</text:p>
          </table:table-cell>
          <table:table-cell office:value-type="float" office:value="24.99" calcext:value-type="float">
            <text:p>24.99</text:p>
          </table:table-cell>
          <table:table-cell office:value-type="float" office:value="5" calcext:value-type="float">
            <text:p>5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519" calcext:value-type="float">
            <text:p>-519</text:p>
          </table:table-cell>
          <table:table-cell office:value-type="string" calcext:value-type="string">
            <text:p>2022-08-23 20:02:46+00:00</text:p>
          </table:table-cell>
          <table:table-cell table:style-name="ce2" office:value-type="date" office:date-value="2022-08-23T21:02:51.785008" calcext:value-type="date">
            <text:p>08/23/22 09:02 PM</text:p>
          </table:table-cell>
          <table:table-cell office:value-type="float" office:value="11.9" calcext:value-type="float">
            <text:p>11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5" calcext:value-type="float">
            <text:p>6849.35</text:p>
          </table:table-cell>
          <table:table-cell office:value-type="float" office:value="438" calcext:value-type="float">
            <text:p>43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38" calcext:value-type="float">
            <text:p>-438</text:p>
          </table:table-cell>
          <table:table-cell office:value-type="string" calcext:value-type="string">
            <text:p>2022-08-23 20:03:55+00:00</text:p>
          </table:table-cell>
          <table:table-cell table:style-name="ce2" office:value-type="date" office:date-value="2022-08-23T21:04:00.310783" calcext:value-type="date">
            <text:p>08/23/22 09:04 PM</text:p>
          </table:table-cell>
          <table:table-cell office:value-type="float" office:value="8.5" calcext:value-type="float">
            <text:p>8.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6" calcext:value-type="float">
            <text:p>6849.36</text:p>
          </table:table-cell>
          <table:table-cell office:value-type="float" office:value="455" calcext:value-type="float">
            <text:p>455</text:p>
          </table:table-cell>
          <table:table-cell office:value-type="float" office:value="25.01" calcext:value-type="float">
            <text:p>25.01</text:p>
          </table:table-cell>
          <table:table-cell office:value-type="float" office:value="8" calcext:value-type="float">
            <text:p>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74" calcext:value-type="float">
            <text:p>-474</text:p>
          </table:table-cell>
          <table:table-cell office:value-type="string" calcext:value-type="string">
            <text:p>2022-08-23 20:05:08+00:00</text:p>
          </table:table-cell>
          <table:table-cell table:style-name="ce2" office:value-type="date" office:date-value="2022-08-23T21:05:13.861641" calcext:value-type="date">
            <text:p>08/23/22 09:05 PM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7" calcext:value-type="float">
            <text:p>6849.37</text:p>
          </table:table-cell>
          <table:table-cell office:value-type="float" office:value="454" calcext:value-type="float">
            <text:p>454</text:p>
          </table:table-cell>
          <table:table-cell office:value-type="float" office:value="25.02" calcext:value-type="float">
            <text:p>25.02</text:p>
          </table:table-cell>
          <table:table-cell office:value-type="float" office:value="8" calcext:value-type="float">
            <text:p>8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45" calcext:value-type="float">
            <text:p>-445</text:p>
          </table:table-cell>
          <table:table-cell office:value-type="string" calcext:value-type="string">
            <text:p>2022-08-23 20:06:19+00:00</text:p>
          </table:table-cell>
          <table:table-cell table:style-name="ce2" office:value-type="date" office:date-value="2022-08-23T21:06:24.825118" calcext:value-type="date">
            <text:p>08/23/22 09:06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9" calcext:value-type="float">
            <text:p>7769</text:p>
          </table:table-cell>
          <table:table-cell office:value-type="float" office:value="6849.38" calcext:value-type="float">
            <text:p>6849.38</text:p>
          </table:table-cell>
          <table:table-cell office:value-type="float" office:value="423" calcext:value-type="float">
            <text:p>423</text:p>
          </table:table-cell>
          <table:table-cell office:value-type="float" office:value="25.03" calcext:value-type="float">
            <text:p>25.03</text:p>
          </table:table-cell>
          <table:table-cell office:value-type="float" office:value="-32" calcext:value-type="float">
            <text:p>-32</text:p>
          </table:table-cell>
          <table:table-cell office:value-type="float" office:value="854.1" calcext:value-type="float">
            <text:p>854.1</text:p>
          </table:table-cell>
          <table:table-cell office:value-type="float" office:value="5874.95" calcext:value-type="float">
            <text:p>5874.95</text:p>
          </table:table-cell>
          <table:table-cell office:value-type="float" office:value="87" calcext:value-type="float">
            <text:p>87</text:p>
          </table:table-cell>
          <table:table-cell office:value-type="float" office:value="-426" calcext:value-type="float">
            <text:p>-426</text:p>
          </table:table-cell>
          <table:table-cell office:value-type="string" calcext:value-type="string">
            <text:p>2022-08-23 20:07:30+00:00</text:p>
          </table:table-cell>
          <table:table-cell table:style-name="ce2" office:value-type="date" office:date-value="2022-08-23T21:07:35.807847" calcext:value-type="date">
            <text:p>08/23/22 09:07 PM</text:p>
          </table:table-cell>
          <table:table-cell office:value-type="float" office:value="10.9" calcext:value-type="float">
            <text:p>10.9</text:p>
          </table:table-cell>
          <table:table-cell table:number-columns-repeated="1011"/>
        </table:table-row>
        <table:table-row table:style-name="ro1" table:number-rows-repeated="10481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oncms" table:style-name="ta1"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3" table:number-columns-repeated="1021" table:default-cell-style-name="ce1"/>
        <table:table-row table:style-name="ro1">
          <table:table-cell office:value-type="string" calcext:value-type="string">
            <text:p>Unix 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V monofase:power</text:p>
          </table:table-cell>
          <table:table-cell table:number-columns-repeated="1021"/>
        </table:table-row>
        <table:table-row table:style-name="ro1">
          <table:table-cell office:value-type="float" office:value="1661247600" calcext:value-type="float">
            <text:p>1661247600</text:p>
          </table:table-cell>
          <table:table-cell table:style-name="ce8" table:formula="of:=[.A2]/86400+25569+1/12" office:value-type="date" office:date-value="2022-08-23T11:40:00" calcext:value-type="date">
            <text:p>2022-08-23 11:40:00</text:p>
          </table:table-cell>
          <table:table-cell office:value-type="float" office:value="869" calcext:value-type="float">
            <text:p>869</text:p>
          </table:table-cell>
          <table:table-cell table:number-columns-repeated="1021"/>
        </table:table-row>
        <table:table-row table:style-name="ro1">
          <table:table-cell office:value-type="float" office:value="1661247660" calcext:value-type="float">
            <text:p>1661247660</text:p>
          </table:table-cell>
          <table:table-cell table:style-name="ce8" table:formula="of:=[.A3]/86400+25569+1/12" office:value-type="date" office:date-value="2022-08-23T11:41:00" calcext:value-type="date">
            <text:p>2022-08-23 11:41:00</text:p>
          </table:table-cell>
          <table:table-cell office:value-type="float" office:value="871" calcext:value-type="float">
            <text:p>871</text:p>
          </table:table-cell>
          <table:table-cell table:number-columns-repeated="1021"/>
        </table:table-row>
        <table:table-row table:style-name="ro1">
          <table:table-cell office:value-type="float" office:value="1661247720" calcext:value-type="float">
            <text:p>1661247720</text:p>
          </table:table-cell>
          <table:table-cell table:style-name="ce8" table:formula="of:=[.A4]/86400+25569+1/12" office:value-type="date" office:date-value="2022-08-23T11:42:00" calcext:value-type="date">
            <text:p>2022-08-23 11:42:00</text:p>
          </table:table-cell>
          <table:table-cell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office:value-type="float" office:value="1661247780" calcext:value-type="float">
            <text:p>1661247780</text:p>
          </table:table-cell>
          <table:table-cell table:style-name="ce8" table:formula="of:=[.A5]/86400+25569+1/12" office:value-type="date" office:date-value="2022-08-23T11:43:00" calcext:value-type="date">
            <text:p>2022-08-23 11:43:00</text:p>
          </table:table-cell>
          <table:table-cell office:value-type="float" office:value="909" calcext:value-type="float">
            <text:p>909</text:p>
          </table:table-cell>
          <table:table-cell table:number-columns-repeated="1021"/>
        </table:table-row>
        <table:table-row table:style-name="ro1">
          <table:table-cell office:value-type="float" office:value="1661247840" calcext:value-type="float">
            <text:p>1661247840</text:p>
          </table:table-cell>
          <table:table-cell table:style-name="ce8" table:formula="of:=[.A6]/86400+25569+1/12" office:value-type="date" office:date-value="2022-08-23T11:44:00" calcext:value-type="date">
            <text:p>2022-08-23 11:44:00</text:p>
          </table:table-cell>
          <table:table-cell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office:value-type="float" office:value="1661247900" calcext:value-type="float">
            <text:p>1661247900</text:p>
          </table:table-cell>
          <table:table-cell table:style-name="ce8" table:formula="of:=[.A7]/86400+25569+1/12" office:value-type="date" office:date-value="2022-08-23T11:45:00" calcext:value-type="date">
            <text:p>2022-08-23 11:45:00</text:p>
          </table:table-cell>
          <table:table-cell office:value-type="float" office:value="940" calcext:value-type="float">
            <text:p>940</text:p>
          </table:table-cell>
          <table:table-cell table:number-columns-repeated="1021"/>
        </table:table-row>
        <table:table-row table:style-name="ro1">
          <table:table-cell office:value-type="float" office:value="1661247960" calcext:value-type="float">
            <text:p>1661247960</text:p>
          </table:table-cell>
          <table:table-cell table:style-name="ce8" table:formula="of:=[.A8]/86400+25569+1/12" office:value-type="date" office:date-value="2022-08-23T11:46:00" calcext:value-type="date">
            <text:p>2022-08-23 11:46:00</text:p>
          </table:table-cell>
          <table:table-cell office:value-type="float" office:value="943" calcext:value-type="float">
            <text:p>943</text:p>
          </table:table-cell>
          <table:table-cell table:number-columns-repeated="1021"/>
        </table:table-row>
        <table:table-row table:style-name="ro1">
          <table:table-cell office:value-type="float" office:value="1661248020" calcext:value-type="float">
            <text:p>1661248020</text:p>
          </table:table-cell>
          <table:table-cell table:style-name="ce8" table:formula="of:=[.A9]/86400+25569+1/12" office:value-type="date" office:date-value="2022-08-23T11:47:00.000001" calcext:value-type="date">
            <text:p>2022-08-23 11:47:00</text:p>
          </table:table-cell>
          <table:table-cell office:value-type="float" office:value="971" calcext:value-type="float">
            <text:p>971</text:p>
          </table:table-cell>
          <table:table-cell table:number-columns-repeated="1021"/>
        </table:table-row>
        <table:table-row table:style-name="ro1">
          <table:table-cell office:value-type="float" office:value="1661248080" calcext:value-type="float">
            <text:p>1661248080</text:p>
          </table:table-cell>
          <table:table-cell table:style-name="ce8" table:formula="of:=[.A10]/86400+25569+1/12" office:value-type="date" office:date-value="2022-08-23T11:48:00" calcext:value-type="date">
            <text:p>2022-08-23 11:48:00</text:p>
          </table:table-cell>
          <table:table-cell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office:value-type="float" office:value="1661248140" calcext:value-type="float">
            <text:p>1661248140</text:p>
          </table:table-cell>
          <table:table-cell table:style-name="ce8" table:formula="of:=[.A11]/86400+25569+1/12" office:value-type="date" office:date-value="2022-08-23T11:49:00" calcext:value-type="date">
            <text:p>2022-08-23 11:49:00</text:p>
          </table:table-cell>
          <table:table-cell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office:value-type="float" office:value="1661248200" calcext:value-type="float">
            <text:p>1661248200</text:p>
          </table:table-cell>
          <table:table-cell table:style-name="ce8" table:formula="of:=[.A12]/86400+25569+1/12" office:value-type="date" office:date-value="2022-08-23T11:50:00" calcext:value-type="date">
            <text:p>2022-08-23 11:50:00</text:p>
          </table:table-cell>
          <table:table-cell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office:value-type="float" office:value="1661248260" calcext:value-type="float">
            <text:p>1661248260</text:p>
          </table:table-cell>
          <table:table-cell table:style-name="ce8" table:formula="of:=[.A13]/86400+25569+1/12" office:value-type="date" office:date-value="2022-08-23T11:51:00" calcext:value-type="date">
            <text:p>2022-08-23 11:51:00</text:p>
          </table:table-cell>
          <table:table-cell office:value-type="float" office:value="1053" calcext:value-type="float">
            <text:p>1053</text:p>
          </table:table-cell>
          <table:table-cell table:number-columns-repeated="1021"/>
        </table:table-row>
        <table:table-row table:style-name="ro1">
          <table:table-cell office:value-type="float" office:value="1661248320" calcext:value-type="float">
            <text:p>1661248320</text:p>
          </table:table-cell>
          <table:table-cell table:style-name="ce8" table:formula="of:=[.A14]/86400+25569+1/12" office:value-type="date" office:date-value="2022-08-23T11:52:00" calcext:value-type="date">
            <text:p>2022-08-23 11:52:00</text:p>
          </table:table-cell>
          <table:table-cell office:value-type="float" office:value="1032" calcext:value-type="float">
            <text:p>1032</text:p>
          </table:table-cell>
          <table:table-cell table:number-columns-repeated="1021"/>
        </table:table-row>
        <table:table-row table:style-name="ro1">
          <table:table-cell office:value-type="float" office:value="1661248380" calcext:value-type="float">
            <text:p>1661248380</text:p>
          </table:table-cell>
          <table:table-cell table:style-name="ce8" table:formula="of:=[.A15]/86400+25569+1/12" office:value-type="date" office:date-value="2022-08-23T11:53:00.000001" calcext:value-type="date">
            <text:p>2022-08-23 11:53:00</text:p>
          </table:table-cell>
          <table:table-cell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office:value-type="float" office:value="1661248440" calcext:value-type="float">
            <text:p>1661248440</text:p>
          </table:table-cell>
          <table:table-cell table:style-name="ce8" table:formula="of:=[.A16]/86400+25569+1/12" office:value-type="date" office:date-value="2022-08-23T11:54:00" calcext:value-type="date">
            <text:p>2022-08-23 11:54:00</text:p>
          </table:table-cell>
          <table:table-cell office:value-type="float" office:value="1707" calcext:value-type="float">
            <text:p>1707</text:p>
          </table:table-cell>
          <table:table-cell table:number-columns-repeated="1021"/>
        </table:table-row>
        <table:table-row table:style-name="ro1">
          <table:table-cell office:value-type="float" office:value="1661248500" calcext:value-type="float">
            <text:p>1661248500</text:p>
          </table:table-cell>
          <table:table-cell table:style-name="ce8" table:formula="of:=[.A17]/86400+25569+1/12" office:value-type="date" office:date-value="2022-08-23T11:55:00" calcext:value-type="date">
            <text:p>2022-08-23 11:55:00</text:p>
          </table:table-cell>
          <table:table-cell office:value-type="float" office:value="1853" calcext:value-type="float">
            <text:p>1853</text:p>
          </table:table-cell>
          <table:table-cell table:number-columns-repeated="1021"/>
        </table:table-row>
        <table:table-row table:style-name="ro1">
          <table:table-cell office:value-type="float" office:value="1661248560" calcext:value-type="float">
            <text:p>1661248560</text:p>
          </table:table-cell>
          <table:table-cell table:style-name="ce8" table:formula="of:=[.A18]/86400+25569+1/12" office:value-type="date" office:date-value="2022-08-23T11:56:00" calcext:value-type="date">
            <text:p>2022-08-23 11:56:00</text:p>
          </table:table-cell>
          <table:table-cell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office:value-type="float" office:value="1661248620" calcext:value-type="float">
            <text:p>1661248620</text:p>
          </table:table-cell>
          <table:table-cell table:style-name="ce8" table:formula="of:=[.A19]/86400+25569+1/12" office:value-type="date" office:date-value="2022-08-23T11:57:00" calcext:value-type="date">
            <text:p>2022-08-23 11:57:00</text:p>
          </table:table-cell>
          <table:table-cell office:value-type="float" office:value="949" calcext:value-type="float">
            <text:p>949</text:p>
          </table:table-cell>
          <table:table-cell table:number-columns-repeated="1021"/>
        </table:table-row>
        <table:table-row table:style-name="ro1">
          <table:table-cell office:value-type="float" office:value="1661248680" calcext:value-type="float">
            <text:p>1661248680</text:p>
          </table:table-cell>
          <table:table-cell table:style-name="ce8" table:formula="of:=[.A20]/86400+25569+1/12" office:value-type="date" office:date-value="2022-08-23T11:58:00" calcext:value-type="date">
            <text:p>2022-08-23 11:58:00</text:p>
          </table:table-cell>
          <table:table-cell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office:value-type="float" office:value="1661248740" calcext:value-type="float">
            <text:p>1661248740</text:p>
          </table:table-cell>
          <table:table-cell table:style-name="ce8" table:formula="of:=[.A21]/86400+25569+1/12" office:value-type="date" office:date-value="2022-08-23T11:59:00" calcext:value-type="date">
            <text:p>2022-08-23 11:59:00</text:p>
          </table:table-cell>
          <table:table-cell office:value-type="float" office:value="1023" calcext:value-type="float">
            <text:p>1023</text:p>
          </table:table-cell>
          <table:table-cell table:number-columns-repeated="1021"/>
        </table:table-row>
        <table:table-row table:style-name="ro1">
          <table:table-cell office:value-type="float" office:value="1661248800" calcext:value-type="float">
            <text:p>1661248800</text:p>
          </table:table-cell>
          <table:table-cell table:style-name="ce8" table:formula="of:=[.A22]/86400+25569+1/12" office:value-type="date" office:date-value="2022-08-23T12:00:00.000001" calcext:value-type="date">
            <text:p>2022-08-23 12:00:00</text:p>
          </table:table-cell>
          <table:table-cell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office:value-type="float" office:value="1661248860" calcext:value-type="float">
            <text:p>1661248860</text:p>
          </table:table-cell>
          <table:table-cell table:style-name="ce8" table:formula="of:=[.A23]/86400+25569+1/12" office:value-type="date" office:date-value="2022-08-23T12:01:00" calcext:value-type="date">
            <text:p>2022-08-23 12:01:00</text:p>
          </table:table-cell>
          <table:table-cell office:value-type="float" office:value="1145" calcext:value-type="float">
            <text:p>1145</text:p>
          </table:table-cell>
          <table:table-cell table:number-columns-repeated="1021"/>
        </table:table-row>
        <table:table-row table:style-name="ro1">
          <table:table-cell office:value-type="float" office:value="1661248920" calcext:value-type="float">
            <text:p>1661248920</text:p>
          </table:table-cell>
          <table:table-cell table:style-name="ce8" table:formula="of:=[.A24]/86400+25569+1/12" office:value-type="date" office:date-value="2022-08-23T12:02:00" calcext:value-type="date">
            <text:p>2022-08-23 12:02:00</text:p>
          </table:table-cell>
          <table:table-cell office:value-type="float" office:value="2343" calcext:value-type="float">
            <text:p>2343</text:p>
          </table:table-cell>
          <table:table-cell table:number-columns-repeated="1021"/>
        </table:table-row>
        <table:table-row table:style-name="ro1">
          <table:table-cell office:value-type="float" office:value="1661248980" calcext:value-type="float">
            <text:p>1661248980</text:p>
          </table:table-cell>
          <table:table-cell table:style-name="ce8" table:formula="of:=[.A25]/86400+25569+1/12" office:value-type="date" office:date-value="2022-08-23T12:03:00" calcext:value-type="date">
            <text:p>2022-08-23 12:03:00</text:p>
          </table:table-cell>
          <table:table-cell office:value-type="float" office:value="1686" calcext:value-type="float">
            <text:p>1686</text:p>
          </table:table-cell>
          <table:table-cell table:number-columns-repeated="1021"/>
        </table:table-row>
        <table:table-row table:style-name="ro1">
          <table:table-cell office:value-type="float" office:value="1661249040" calcext:value-type="float">
            <text:p>1661249040</text:p>
          </table:table-cell>
          <table:table-cell table:style-name="ce8" table:formula="of:=[.A26]/86400+25569+1/12" office:value-type="date" office:date-value="2022-08-23T12:04:00" calcext:value-type="date">
            <text:p>2022-08-23 12:04:00</text:p>
          </table:table-cell>
          <table:table-cell office:value-type="float" office:value="1123" calcext:value-type="float">
            <text:p>1123</text:p>
          </table:table-cell>
          <table:table-cell table:number-columns-repeated="1021"/>
        </table:table-row>
        <table:table-row table:style-name="ro1">
          <table:table-cell office:value-type="float" office:value="1661249100" calcext:value-type="float">
            <text:p>1661249100</text:p>
          </table:table-cell>
          <table:table-cell table:style-name="ce8" table:formula="of:=[.A27]/86400+25569+1/12" office:value-type="date" office:date-value="2022-08-23T12:05:00" calcext:value-type="date">
            <text:p>2022-08-23 12:05:00</text:p>
          </table:table-cell>
          <table:table-cell office:value-type="float" office:value="972" calcext:value-type="float">
            <text:p>972</text:p>
          </table:table-cell>
          <table:table-cell table:number-columns-repeated="1021"/>
        </table:table-row>
        <table:table-row table:style-name="ro1">
          <table:table-cell office:value-type="float" office:value="1661249160" calcext:value-type="float">
            <text:p>1661249160</text:p>
          </table:table-cell>
          <table:table-cell table:style-name="ce8" table:formula="of:=[.A28]/86400+25569+1/12" office:value-type="date" office:date-value="2022-08-23T12:06:00.000001" calcext:value-type="date">
            <text:p>2022-08-23 12:06:00</text:p>
          </table:table-cell>
          <table:table-cell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office:value-type="float" office:value="1661249220" calcext:value-type="float">
            <text:p>1661249220</text:p>
          </table:table-cell>
          <table:table-cell table:style-name="ce8" table:formula="of:=[.A29]/86400+25569+1/12" office:value-type="date" office:date-value="2022-08-23T12:07:00" calcext:value-type="date">
            <text:p>2022-08-23 12:07:00</text:p>
          </table:table-cell>
          <table:table-cell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office:value-type="float" office:value="1661249280" calcext:value-type="float">
            <text:p>1661249280</text:p>
          </table:table-cell>
          <table:table-cell table:style-name="ce8" table:formula="of:=[.A30]/86400+25569+1/12" office:value-type="date" office:date-value="2022-08-23T12:08:00" calcext:value-type="date">
            <text:p>2022-08-23 12:08:00</text:p>
          </table:table-cell>
          <table:table-cell office:value-type="float" office:value="904" calcext:value-type="float">
            <text:p>904</text:p>
          </table:table-cell>
          <table:table-cell table:number-columns-repeated="1021"/>
        </table:table-row>
        <table:table-row table:style-name="ro1">
          <table:table-cell office:value-type="float" office:value="1661249340" calcext:value-type="float">
            <text:p>1661249340</text:p>
          </table:table-cell>
          <table:table-cell table:style-name="ce8" table:formula="of:=[.A31]/86400+25569+1/12" office:value-type="date" office:date-value="2022-08-23T12:09:00" calcext:value-type="date">
            <text:p>2022-08-23 12:09:00</text:p>
          </table:table-cell>
          <table:table-cell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office:value-type="float" office:value="1661249400" calcext:value-type="float">
            <text:p>1661249400</text:p>
          </table:table-cell>
          <table:table-cell table:style-name="ce8" table:formula="of:=[.A32]/86400+25569+1/12" office:value-type="date" office:date-value="2022-08-23T12:10:00" calcext:value-type="date">
            <text:p>2022-08-23 12:1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49460" calcext:value-type="float">
            <text:p>1661249460</text:p>
          </table:table-cell>
          <table:table-cell table:style-name="ce8" table:formula="of:=[.A33]/86400+25569+1/12" office:value-type="date" office:date-value="2022-08-23T12:11:00" calcext:value-type="date">
            <text:p>2022-08-23 12:11:00</text:p>
          </table:table-cell>
          <table:table-cell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office:value-type="float" office:value="1661249520" calcext:value-type="float">
            <text:p>1661249520</text:p>
          </table:table-cell>
          <table:table-cell table:style-name="ce8" table:formula="of:=[.A34]/86400+25569+1/12" office:value-type="date" office:date-value="2022-08-23T12:12:00" calcext:value-type="date">
            <text:p>2022-08-23 12:12:00</text:p>
          </table:table-cell>
          <table:table-cell office:value-type="float" office:value="876" calcext:value-type="float">
            <text:p>876</text:p>
          </table:table-cell>
          <table:table-cell table:number-columns-repeated="1021"/>
        </table:table-row>
        <table:table-row table:style-name="ro1">
          <table:table-cell office:value-type="float" office:value="1661249580" calcext:value-type="float">
            <text:p>1661249580</text:p>
          </table:table-cell>
          <table:table-cell table:style-name="ce8" table:formula="of:=[.A35]/86400+25569+1/12" office:value-type="date" office:date-value="2022-08-23T12:13:00.000001" calcext:value-type="date">
            <text:p>2022-08-23 12:13:00</text:p>
          </table:table-cell>
          <table:table-cell office:value-type="float" office:value="963" calcext:value-type="float">
            <text:p>963</text:p>
          </table:table-cell>
          <table:table-cell table:number-columns-repeated="1021"/>
        </table:table-row>
        <table:table-row table:style-name="ro1">
          <table:table-cell office:value-type="float" office:value="1661249640" calcext:value-type="float">
            <text:p>1661249640</text:p>
          </table:table-cell>
          <table:table-cell table:style-name="ce8" table:formula="of:=[.A36]/86400+25569+1/12" office:value-type="date" office:date-value="2022-08-23T12:14:00" calcext:value-type="date">
            <text:p>2022-08-23 12:14:00</text:p>
          </table:table-cell>
          <table:table-cell office:value-type="float" office:value="1107" calcext:value-type="float">
            <text:p>1107</text:p>
          </table:table-cell>
          <table:table-cell table:number-columns-repeated="1021"/>
        </table:table-row>
        <table:table-row table:style-name="ro1">
          <table:table-cell office:value-type="float" office:value="1661249700" calcext:value-type="float">
            <text:p>1661249700</text:p>
          </table:table-cell>
          <table:table-cell table:style-name="ce8" table:formula="of:=[.A37]/86400+25569+1/12" office:value-type="date" office:date-value="2022-08-23T12:15:00" calcext:value-type="date">
            <text:p>2022-08-23 12:15:00</text:p>
          </table:table-cell>
          <table:table-cell office:value-type="float" office:value="952" calcext:value-type="float">
            <text:p>952</text:p>
          </table:table-cell>
          <table:table-cell table:number-columns-repeated="1021"/>
        </table:table-row>
        <table:table-row table:style-name="ro1">
          <table:table-cell office:value-type="float" office:value="1661249760" calcext:value-type="float">
            <text:p>1661249760</text:p>
          </table:table-cell>
          <table:table-cell table:style-name="ce8" table:formula="of:=[.A38]/86400+25569+1/12" office:value-type="date" office:date-value="2022-08-23T12:16:00" calcext:value-type="date">
            <text:p>2022-08-23 12:16:00</text:p>
          </table:table-cell>
          <table:table-cell office:value-type="float" office:value="869" calcext:value-type="float">
            <text:p>869</text:p>
          </table:table-cell>
          <table:table-cell table:number-columns-repeated="1021"/>
        </table:table-row>
        <table:table-row table:style-name="ro1">
          <table:table-cell office:value-type="float" office:value="1661249820" calcext:value-type="float">
            <text:p>1661249820</text:p>
          </table:table-cell>
          <table:table-cell table:style-name="ce8" table:formula="of:=[.A39]/86400+25569+1/12" office:value-type="date" office:date-value="2022-08-23T12:17:00" calcext:value-type="date">
            <text:p>2022-08-23 12:17:00</text:p>
          </table:table-cell>
          <table:table-cell office:value-type="float" office:value="867" calcext:value-type="float">
            <text:p>867</text:p>
          </table:table-cell>
          <table:table-cell table:number-columns-repeated="1021"/>
        </table:table-row>
        <table:table-row table:style-name="ro1">
          <table:table-cell office:value-type="float" office:value="1661249880" calcext:value-type="float">
            <text:p>1661249880</text:p>
          </table:table-cell>
          <table:table-cell table:style-name="ce8" table:formula="of:=[.A40]/86400+25569+1/12" office:value-type="date" office:date-value="2022-08-23T12:18:00" calcext:value-type="date">
            <text:p>2022-08-23 12:18:00</text:p>
          </table:table-cell>
          <table:table-cell office:value-type="float" office:value="876" calcext:value-type="float">
            <text:p>876</text:p>
          </table:table-cell>
          <table:table-cell table:number-columns-repeated="1021"/>
        </table:table-row>
        <table:table-row table:style-name="ro1">
          <table:table-cell office:value-type="float" office:value="1661249940" calcext:value-type="float">
            <text:p>1661249940</text:p>
          </table:table-cell>
          <table:table-cell table:style-name="ce8" table:formula="of:=[.A41]/86400+25569+1/12" office:value-type="date" office:date-value="2022-08-23T12:19:00.000001" calcext:value-type="date">
            <text:p>2022-08-23 12:19:00</text:p>
          </table:table-cell>
          <table:table-cell office:value-type="float" office:value="885" calcext:value-type="float">
            <text:p>885</text:p>
          </table:table-cell>
          <table:table-cell table:number-columns-repeated="1021"/>
        </table:table-row>
        <table:table-row table:style-name="ro1">
          <table:table-cell office:value-type="float" office:value="1661250000" calcext:value-type="float">
            <text:p>1661250000</text:p>
          </table:table-cell>
          <table:table-cell table:style-name="ce8" table:formula="of:=[.A42]/86400+25569+1/12" office:value-type="date" office:date-value="2022-08-23T12:20:00" calcext:value-type="date">
            <text:p>2022-08-23 12:20:00</text:p>
          </table:table-cell>
          <table:table-cell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office:value-type="float" office:value="1661250060" calcext:value-type="float">
            <text:p>1661250060</text:p>
          </table:table-cell>
          <table:table-cell table:style-name="ce8" table:formula="of:=[.A43]/86400+25569+1/12" office:value-type="date" office:date-value="2022-08-23T12:21:00" calcext:value-type="date">
            <text:p>2022-08-23 12:21:00</text:p>
          </table:table-cell>
          <table:table-cell office:value-type="float" office:value="897" calcext:value-type="float">
            <text:p>897</text:p>
          </table:table-cell>
          <table:table-cell table:number-columns-repeated="1021"/>
        </table:table-row>
        <table:table-row table:style-name="ro1">
          <table:table-cell office:value-type="float" office:value="1661250120" calcext:value-type="float">
            <text:p>1661250120</text:p>
          </table:table-cell>
          <table:table-cell table:style-name="ce8" table:formula="of:=[.A44]/86400+25569+1/12" office:value-type="date" office:date-value="2022-08-23T12:22:00" calcext:value-type="date">
            <text:p>2022-08-23 12:22:00</text:p>
          </table:table-cell>
          <table:table-cell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office:value-type="float" office:value="1661250180" calcext:value-type="float">
            <text:p>1661250180</text:p>
          </table:table-cell>
          <table:table-cell table:style-name="ce8" table:formula="of:=[.A45]/86400+25569+1/12" office:value-type="date" office:date-value="2022-08-23T12:23:00" calcext:value-type="date">
            <text:p>2022-08-23 12:23:00</text:p>
          </table:table-cell>
          <table:table-cell office:value-type="float" office:value="946" calcext:value-type="float">
            <text:p>946</text:p>
          </table:table-cell>
          <table:table-cell table:number-columns-repeated="1021"/>
        </table:table-row>
        <table:table-row table:style-name="ro1">
          <table:table-cell office:value-type="float" office:value="1661250240" calcext:value-type="float">
            <text:p>1661250240</text:p>
          </table:table-cell>
          <table:table-cell table:style-name="ce8" table:formula="of:=[.A46]/86400+25569+1/12" office:value-type="date" office:date-value="2022-08-23T12:24:00" calcext:value-type="date">
            <text:p>2022-08-23 12:24:00</text:p>
          </table:table-cell>
          <table:table-cell office:value-type="float" office:value="976" calcext:value-type="float">
            <text:p>976</text:p>
          </table:table-cell>
          <table:table-cell table:number-columns-repeated="1021"/>
        </table:table-row>
        <table:table-row table:style-name="ro1">
          <table:table-cell office:value-type="float" office:value="1661250300" calcext:value-type="float">
            <text:p>1661250300</text:p>
          </table:table-cell>
          <table:table-cell table:style-name="ce8" table:formula="of:=[.A47]/86400+25569+1/12" office:value-type="date" office:date-value="2022-08-23T12:25:00" calcext:value-type="date">
            <text:p>2022-08-23 12:25:00</text:p>
          </table:table-cell>
          <table:table-cell office:value-type="float" office:value="1009" calcext:value-type="float">
            <text:p>1009</text:p>
          </table:table-cell>
          <table:table-cell table:number-columns-repeated="1021"/>
        </table:table-row>
        <table:table-row table:style-name="ro1">
          <table:table-cell office:value-type="float" office:value="1661250360" calcext:value-type="float">
            <text:p>1661250360</text:p>
          </table:table-cell>
          <table:table-cell table:style-name="ce8" table:formula="of:=[.A48]/86400+25569+1/12" office:value-type="date" office:date-value="2022-08-23T12:26:00" calcext:value-type="date">
            <text:p>2022-08-23 12:26:00</text:p>
          </table:table-cell>
          <table:table-cell office:value-type="float" office:value="967" calcext:value-type="float">
            <text:p>967</text:p>
          </table:table-cell>
          <table:table-cell table:number-columns-repeated="1021"/>
        </table:table-row>
        <table:table-row table:style-name="ro1">
          <table:table-cell office:value-type="float" office:value="1661250420" calcext:value-type="float">
            <text:p>1661250420</text:p>
          </table:table-cell>
          <table:table-cell table:style-name="ce8" table:formula="of:=[.A49]/86400+25569+1/12" office:value-type="date" office:date-value="2022-08-23T12:27:00" calcext:value-type="date">
            <text:p>2022-08-23 12:27:00</text:p>
          </table:table-cell>
          <table:table-cell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office:value-type="float" office:value="1661250480" calcext:value-type="float">
            <text:p>1661250480</text:p>
          </table:table-cell>
          <table:table-cell table:style-name="ce8" table:formula="of:=[.A50]/86400+25569+1/12" office:value-type="date" office:date-value="2022-08-23T12:28:00" calcext:value-type="date">
            <text:p>2022-08-23 12:28:00</text:p>
          </table:table-cell>
          <table:table-cell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office:value-type="float" office:value="1661250540" calcext:value-type="float">
            <text:p>1661250540</text:p>
          </table:table-cell>
          <table:table-cell table:style-name="ce8" table:formula="of:=[.A51]/86400+25569+1/12" office:value-type="date" office:date-value="2022-08-23T12:29:00" calcext:value-type="date">
            <text:p>2022-08-23 12:29:00</text:p>
          </table:table-cell>
          <table:table-cell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office:value-type="float" office:value="1661250600" calcext:value-type="float">
            <text:p>1661250600</text:p>
          </table:table-cell>
          <table:table-cell table:style-name="ce8" table:formula="of:=[.A52]/86400+25569+1/12" office:value-type="date" office:date-value="2022-08-23T12:30:00" calcext:value-type="date">
            <text:p>2022-08-23 12:30:00</text:p>
          </table:table-cell>
          <table:table-cell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office:value-type="float" office:value="1661250660" calcext:value-type="float">
            <text:p>1661250660</text:p>
          </table:table-cell>
          <table:table-cell table:style-name="ce8" table:formula="of:=[.A53]/86400+25569+1/12" office:value-type="date" office:date-value="2022-08-23T12:31:00" calcext:value-type="date">
            <text:p>2022-08-23 12:31:00</text:p>
          </table:table-cell>
          <table:table-cell office:value-type="float" office:value="965" calcext:value-type="float">
            <text:p>965</text:p>
          </table:table-cell>
          <table:table-cell table:number-columns-repeated="1021"/>
        </table:table-row>
        <table:table-row table:style-name="ro1">
          <table:table-cell office:value-type="float" office:value="1661250720" calcext:value-type="float">
            <text:p>1661250720</text:p>
          </table:table-cell>
          <table:table-cell table:style-name="ce8" table:formula="of:=[.A54]/86400+25569+1/12" office:value-type="date" office:date-value="2022-08-23T12:32:00.000001" calcext:value-type="date">
            <text:p>2022-08-23 12:32:00</text:p>
          </table:table-cell>
          <table:table-cell office:value-type="float" office:value="962" calcext:value-type="float">
            <text:p>962</text:p>
          </table:table-cell>
          <table:table-cell table:number-columns-repeated="1021"/>
        </table:table-row>
        <table:table-row table:style-name="ro1">
          <table:table-cell office:value-type="float" office:value="1661250780" calcext:value-type="float">
            <text:p>1661250780</text:p>
          </table:table-cell>
          <table:table-cell table:style-name="ce8" table:formula="of:=[.A55]/86400+25569+1/12" office:value-type="date" office:date-value="2022-08-23T12:33:00" calcext:value-type="date">
            <text:p>2022-08-23 12:33:00</text:p>
          </table:table-cell>
          <table:table-cell office:value-type="float" office:value="967" calcext:value-type="float">
            <text:p>967</text:p>
          </table:table-cell>
          <table:table-cell table:number-columns-repeated="1021"/>
        </table:table-row>
        <table:table-row table:style-name="ro1">
          <table:table-cell office:value-type="float" office:value="1661250840" calcext:value-type="float">
            <text:p>1661250840</text:p>
          </table:table-cell>
          <table:table-cell table:style-name="ce8" table:formula="of:=[.A56]/86400+25569+1/12" office:value-type="date" office:date-value="2022-08-23T12:34:00" calcext:value-type="date">
            <text:p>2022-08-23 12:34:00</text:p>
          </table:table-cell>
          <table:table-cell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office:value-type="float" office:value="1661250900" calcext:value-type="float">
            <text:p>1661250900</text:p>
          </table:table-cell>
          <table:table-cell table:style-name="ce8" table:formula="of:=[.A57]/86400+25569+1/12" office:value-type="date" office:date-value="2022-08-23T12:35:00" calcext:value-type="date">
            <text:p>2022-08-23 12:35:00</text:p>
          </table:table-cell>
          <table:table-cell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office:value-type="float" office:value="1661250960" calcext:value-type="float">
            <text:p>1661250960</text:p>
          </table:table-cell>
          <table:table-cell table:style-name="ce8" table:formula="of:=[.A58]/86400+25569+1/12" office:value-type="date" office:date-value="2022-08-23T12:36:00" calcext:value-type="date">
            <text:p>2022-08-23 12:36:00</text:p>
          </table:table-cell>
          <table:table-cell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office:value-type="float" office:value="1661251020" calcext:value-type="float">
            <text:p>1661251020</text:p>
          </table:table-cell>
          <table:table-cell table:style-name="ce8" table:formula="of:=[.A59]/86400+25569+1/12" office:value-type="date" office:date-value="2022-08-23T12:37:00" calcext:value-type="date">
            <text:p>2022-08-23 12:37:00</text:p>
          </table:table-cell>
          <table:table-cell office:value-type="float" office:value="881" calcext:value-type="float">
            <text:p>881</text:p>
          </table:table-cell>
          <table:table-cell table:number-columns-repeated="1021"/>
        </table:table-row>
        <table:table-row table:style-name="ro1">
          <table:table-cell office:value-type="float" office:value="1661251080" calcext:value-type="float">
            <text:p>1661251080</text:p>
          </table:table-cell>
          <table:table-cell table:style-name="ce8" table:formula="of:=[.A60]/86400+25569+1/12" office:value-type="date" office:date-value="2022-08-23T12:38:00.000001" calcext:value-type="date">
            <text:p>2022-08-23 12:38:00</text:p>
          </table:table-cell>
          <table:table-cell office:value-type="float" office:value="874" calcext:value-type="float">
            <text:p>874</text:p>
          </table:table-cell>
          <table:table-cell table:number-columns-repeated="1021"/>
        </table:table-row>
        <table:table-row table:style-name="ro1">
          <table:table-cell office:value-type="float" office:value="1661251140" calcext:value-type="float">
            <text:p>1661251140</text:p>
          </table:table-cell>
          <table:table-cell table:style-name="ce8" table:formula="of:=[.A61]/86400+25569+1/12" office:value-type="date" office:date-value="2022-08-23T12:39:00" calcext:value-type="date">
            <text:p>2022-08-23 12:39:00</text:p>
          </table:table-cell>
          <table:table-cell office:value-type="float" office:value="884" calcext:value-type="float">
            <text:p>884</text:p>
          </table:table-cell>
          <table:table-cell table:number-columns-repeated="1021"/>
        </table:table-row>
        <table:table-row table:style-name="ro1">
          <table:table-cell office:value-type="float" office:value="1661251200" calcext:value-type="float">
            <text:p>1661251200</text:p>
          </table:table-cell>
          <table:table-cell table:style-name="ce8" table:formula="of:=[.A62]/86400+25569+1/12" office:value-type="date" office:date-value="2022-08-23T12:40:00" calcext:value-type="date">
            <text:p>2022-08-23 12:40:00</text:p>
          </table:table-cell>
          <table:table-cell office:value-type="float" office:value="902" calcext:value-type="float">
            <text:p>902</text:p>
          </table:table-cell>
          <table:table-cell table:number-columns-repeated="1021"/>
        </table:table-row>
        <table:table-row table:style-name="ro1">
          <table:table-cell office:value-type="float" office:value="1661251260" calcext:value-type="float">
            <text:p>1661251260</text:p>
          </table:table-cell>
          <table:table-cell table:style-name="ce8" table:formula="of:=[.A63]/86400+25569+1/12" office:value-type="date" office:date-value="2022-08-23T12:41:00" calcext:value-type="date">
            <text:p>2022-08-23 12:41:00</text:p>
          </table:table-cell>
          <table:table-cell office:value-type="float" office:value="911" calcext:value-type="float">
            <text:p>911</text:p>
          </table:table-cell>
          <table:table-cell table:number-columns-repeated="1021"/>
        </table:table-row>
        <table:table-row table:style-name="ro1">
          <table:table-cell office:value-type="float" office:value="1661251320" calcext:value-type="float">
            <text:p>1661251320</text:p>
          </table:table-cell>
          <table:table-cell table:style-name="ce8" table:formula="of:=[.A64]/86400+25569+1/12" office:value-type="date" office:date-value="2022-08-23T12:42:00" calcext:value-type="date">
            <text:p>2022-08-23 12:42:00</text:p>
          </table:table-cell>
          <table:table-cell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office:value-type="float" office:value="1661251380" calcext:value-type="float">
            <text:p>1661251380</text:p>
          </table:table-cell>
          <table:table-cell table:style-name="ce8" table:formula="of:=[.A65]/86400+25569+1/12" office:value-type="date" office:date-value="2022-08-23T12:43:00" calcext:value-type="date">
            <text:p>2022-08-23 12:43:00</text:p>
          </table:table-cell>
          <table:table-cell office:value-type="float" office:value="929" calcext:value-type="float">
            <text:p>929</text:p>
          </table:table-cell>
          <table:table-cell table:number-columns-repeated="1021"/>
        </table:table-row>
        <table:table-row table:style-name="ro1">
          <table:table-cell office:value-type="float" office:value="1661251440" calcext:value-type="float">
            <text:p>1661251440</text:p>
          </table:table-cell>
          <table:table-cell table:style-name="ce8" table:formula="of:=[.A66]/86400+25569+1/12" office:value-type="date" office:date-value="2022-08-23T12:44:00" calcext:value-type="date">
            <text:p>2022-08-23 12:44:00</text:p>
          </table:table-cell>
          <table:table-cell office:value-type="float" office:value="1068" calcext:value-type="float">
            <text:p>1068</text:p>
          </table:table-cell>
          <table:table-cell table:number-columns-repeated="1021"/>
        </table:table-row>
        <table:table-row table:style-name="ro1">
          <table:table-cell office:value-type="float" office:value="1661251500" calcext:value-type="float">
            <text:p>1661251500</text:p>
          </table:table-cell>
          <table:table-cell table:style-name="ce8" table:formula="of:=[.A67]/86400+25569+1/12" office:value-type="date" office:date-value="2022-08-23T12:45:00.000001" calcext:value-type="date">
            <text:p>2022-08-23 12:45:00</text:p>
          </table:table-cell>
          <table:table-cell office:value-type="float" office:value="1059" calcext:value-type="float">
            <text:p>1059</text:p>
          </table:table-cell>
          <table:table-cell table:number-columns-repeated="1021"/>
        </table:table-row>
        <table:table-row table:style-name="ro1">
          <table:table-cell office:value-type="float" office:value="1661251560" calcext:value-type="float">
            <text:p>1661251560</text:p>
          </table:table-cell>
          <table:table-cell table:style-name="ce8" table:formula="of:=[.A68]/86400+25569+1/12" office:value-type="date" office:date-value="2022-08-23T12:46:00" calcext:value-type="date">
            <text:p>2022-08-23 12:46:00</text:p>
          </table:table-cell>
          <table:table-cell office:value-type="float" office:value="1030" calcext:value-type="float">
            <text:p>1030</text:p>
          </table:table-cell>
          <table:table-cell table:number-columns-repeated="1021"/>
        </table:table-row>
        <table:table-row table:style-name="ro1">
          <table:table-cell office:value-type="float" office:value="1661251620" calcext:value-type="float">
            <text:p>1661251620</text:p>
          </table:table-cell>
          <table:table-cell table:style-name="ce8" table:formula="of:=[.A69]/86400+25569+1/12" office:value-type="date" office:date-value="2022-08-23T12:47:00" calcext:value-type="date">
            <text:p>2022-08-23 12:47:00</text:p>
          </table:table-cell>
          <table:table-cell office:value-type="float" office:value="1927" calcext:value-type="float">
            <text:p>1927</text:p>
          </table:table-cell>
          <table:table-cell table:number-columns-repeated="1021"/>
        </table:table-row>
        <table:table-row table:style-name="ro1">
          <table:table-cell office:value-type="float" office:value="1661251680" calcext:value-type="float">
            <text:p>1661251680</text:p>
          </table:table-cell>
          <table:table-cell table:style-name="ce8" table:formula="of:=[.A70]/86400+25569+1/12" office:value-type="date" office:date-value="2022-08-23T12:48:00" calcext:value-type="date">
            <text:p>2022-08-23 12:48:00</text:p>
          </table:table-cell>
          <table:table-cell office:value-type="float" office:value="1715" calcext:value-type="float">
            <text:p>1715</text:p>
          </table:table-cell>
          <table:table-cell table:number-columns-repeated="1021"/>
        </table:table-row>
        <table:table-row table:style-name="ro1">
          <table:table-cell office:value-type="float" office:value="1661251740" calcext:value-type="float">
            <text:p>1661251740</text:p>
          </table:table-cell>
          <table:table-cell table:style-name="ce8" table:formula="of:=[.A71]/86400+25569+1/12" office:value-type="date" office:date-value="2022-08-23T12:49:00" calcext:value-type="date">
            <text:p>2022-08-23 12:49:00</text:p>
          </table:table-cell>
          <table:table-cell office:value-type="float" office:value="1072" calcext:value-type="float">
            <text:p>1072</text:p>
          </table:table-cell>
          <table:table-cell table:number-columns-repeated="1021"/>
        </table:table-row>
        <table:table-row table:style-name="ro1">
          <table:table-cell office:value-type="float" office:value="1661251800" calcext:value-type="float">
            <text:p>1661251800</text:p>
          </table:table-cell>
          <table:table-cell table:style-name="ce8" table:formula="of:=[.A72]/86400+25569+1/12" office:value-type="date" office:date-value="2022-08-23T12:50:00" calcext:value-type="date">
            <text:p>2022-08-23 12:50:00</text:p>
          </table:table-cell>
          <table:table-cell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office:value-type="float" office:value="1661251860" calcext:value-type="float">
            <text:p>1661251860</text:p>
          </table:table-cell>
          <table:table-cell table:style-name="ce8" table:formula="of:=[.A73]/86400+25569+1/12" office:value-type="date" office:date-value="2022-08-23T12:51:00.000001" calcext:value-type="date">
            <text:p>2022-08-23 12:51:00</text:p>
          </table:table-cell>
          <table:table-cell office:value-type="float" office:value="1749" calcext:value-type="float">
            <text:p>1749</text:p>
          </table:table-cell>
          <table:table-cell table:number-columns-repeated="1021"/>
        </table:table-row>
        <table:table-row table:style-name="ro1">
          <table:table-cell office:value-type="float" office:value="1661251920" calcext:value-type="float">
            <text:p>1661251920</text:p>
          </table:table-cell>
          <table:table-cell table:style-name="ce8" table:formula="of:=[.A74]/86400+25569+1/12" office:value-type="date" office:date-value="2022-08-23T12:52:00" calcext:value-type="date">
            <text:p>2022-08-23 12:52:00</text:p>
          </table:table-cell>
          <table:table-cell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office:value-type="float" office:value="1661251980" calcext:value-type="float">
            <text:p>1661251980</text:p>
          </table:table-cell>
          <table:table-cell table:style-name="ce8" table:formula="of:=[.A75]/86400+25569+1/12" office:value-type="date" office:date-value="2022-08-23T12:53:00" calcext:value-type="date">
            <text:p>2022-08-23 12:53:00</text:p>
          </table:table-cell>
          <table:table-cell office:value-type="float" office:value="2147" calcext:value-type="float">
            <text:p>2147</text:p>
          </table:table-cell>
          <table:table-cell table:number-columns-repeated="1021"/>
        </table:table-row>
        <table:table-row table:style-name="ro1">
          <table:table-cell office:value-type="float" office:value="1661252040" calcext:value-type="float">
            <text:p>1661252040</text:p>
          </table:table-cell>
          <table:table-cell table:style-name="ce8" table:formula="of:=[.A76]/86400+25569+1/12" office:value-type="date" office:date-value="2022-08-23T12:54:00" calcext:value-type="date">
            <text:p>2022-08-23 12:54:00</text:p>
          </table:table-cell>
          <table:table-cell office:value-type="float" office:value="2331" calcext:value-type="float">
            <text:p>2331</text:p>
          </table:table-cell>
          <table:table-cell table:number-columns-repeated="1021"/>
        </table:table-row>
        <table:table-row table:style-name="ro1">
          <table:table-cell office:value-type="float" office:value="1661252100" calcext:value-type="float">
            <text:p>1661252100</text:p>
          </table:table-cell>
          <table:table-cell table:style-name="ce8" table:formula="of:=[.A77]/86400+25569+1/12" office:value-type="date" office:date-value="2022-08-23T12:55:00" calcext:value-type="date">
            <text:p>2022-08-23 12:55:00</text:p>
          </table:table-cell>
          <table:table-cell office:value-type="float" office:value="2349" calcext:value-type="float">
            <text:p>2349</text:p>
          </table:table-cell>
          <table:table-cell table:number-columns-repeated="1021"/>
        </table:table-row>
        <table:table-row table:style-name="ro1">
          <table:table-cell office:value-type="float" office:value="1661252160" calcext:value-type="float">
            <text:p>1661252160</text:p>
          </table:table-cell>
          <table:table-cell table:style-name="ce8" table:formula="of:=[.A78]/86400+25569+1/12" office:value-type="date" office:date-value="2022-08-23T12:56:00" calcext:value-type="date">
            <text:p>2022-08-23 12:56:00</text:p>
          </table:table-cell>
          <table:table-cell office:value-type="float" office:value="2322" calcext:value-type="float">
            <text:p>2322</text:p>
          </table:table-cell>
          <table:table-cell table:number-columns-repeated="1021"/>
        </table:table-row>
        <table:table-row table:style-name="ro1">
          <table:table-cell office:value-type="float" office:value="1661252220" calcext:value-type="float">
            <text:p>1661252220</text:p>
          </table:table-cell>
          <table:table-cell table:style-name="ce8" table:formula="of:=[.A79]/86400+25569+1/12" office:value-type="date" office:date-value="2022-08-23T12:57:00" calcext:value-type="date">
            <text:p>2022-08-23 12:57:00</text:p>
          </table:table-cell>
          <table:table-cell office:value-type="float" office:value="2258" calcext:value-type="float">
            <text:p>2258</text:p>
          </table:table-cell>
          <table:table-cell table:number-columns-repeated="1021"/>
        </table:table-row>
        <table:table-row table:style-name="ro1">
          <table:table-cell office:value-type="float" office:value="1661252280" calcext:value-type="float">
            <text:p>1661252280</text:p>
          </table:table-cell>
          <table:table-cell table:style-name="ce8" table:formula="of:=[.A80]/86400+25569+1/12" office:value-type="date" office:date-value="2022-08-23T12:58:00.000001" calcext:value-type="date">
            <text:p>2022-08-23 12:58:00</text:p>
          </table:table-cell>
          <table:table-cell office:value-type="float" office:value="2171" calcext:value-type="float">
            <text:p>2171</text:p>
          </table:table-cell>
          <table:table-cell table:number-columns-repeated="1021"/>
        </table:table-row>
        <table:table-row table:style-name="ro1">
          <table:table-cell office:value-type="float" office:value="1661252340" calcext:value-type="float">
            <text:p>1661252340</text:p>
          </table:table-cell>
          <table:table-cell table:style-name="ce8" table:formula="of:=[.A81]/86400+25569+1/12" office:value-type="date" office:date-value="2022-08-23T12:59:00" calcext:value-type="date">
            <text:p>2022-08-23 12:59:00</text:p>
          </table:table-cell>
          <table:table-cell office:value-type="float" office:value="2102" calcext:value-type="float">
            <text:p>2102</text:p>
          </table:table-cell>
          <table:table-cell table:number-columns-repeated="1021"/>
        </table:table-row>
        <table:table-row table:style-name="ro1">
          <table:table-cell office:value-type="float" office:value="1661252400" calcext:value-type="float">
            <text:p>1661252400</text:p>
          </table:table-cell>
          <table:table-cell table:style-name="ce8" table:formula="of:=[.A82]/86400+25569+1/12" office:value-type="date" office:date-value="2022-08-23T13:00:00" calcext:value-type="date">
            <text:p>2022-08-23 13:00:00</text:p>
          </table:table-cell>
          <table:table-cell office:value-type="float" office:value="2071" calcext:value-type="float">
            <text:p>2071</text:p>
          </table:table-cell>
          <table:table-cell table:number-columns-repeated="1021"/>
        </table:table-row>
        <table:table-row table:style-name="ro1">
          <table:table-cell office:value-type="float" office:value="1661252460" calcext:value-type="float">
            <text:p>1661252460</text:p>
          </table:table-cell>
          <table:table-cell table:style-name="ce8" table:formula="of:=[.A83]/86400+25569+1/12" office:value-type="date" office:date-value="2022-08-23T13:01:00" calcext:value-type="date">
            <text:p>2022-08-23 13:01:00</text:p>
          </table:table-cell>
          <table:table-cell office:value-type="float" office:value="2066" calcext:value-type="float">
            <text:p>2066</text:p>
          </table:table-cell>
          <table:table-cell table:number-columns-repeated="1021"/>
        </table:table-row>
        <table:table-row table:style-name="ro1">
          <table:table-cell office:value-type="float" office:value="1661252520" calcext:value-type="float">
            <text:p>1661252520</text:p>
          </table:table-cell>
          <table:table-cell table:style-name="ce8" table:formula="of:=[.A84]/86400+25569+1/12" office:value-type="date" office:date-value="2022-08-23T13:02:00" calcext:value-type="date">
            <text:p>2022-08-23 13:02:00</text:p>
          </table:table-cell>
          <table:table-cell office:value-type="float" office:value="1875" calcext:value-type="float">
            <text:p>1875</text:p>
          </table:table-cell>
          <table:table-cell table:number-columns-repeated="1021"/>
        </table:table-row>
        <table:table-row table:style-name="ro1">
          <table:table-cell office:value-type="float" office:value="1661252580" calcext:value-type="float">
            <text:p>1661252580</text:p>
          </table:table-cell>
          <table:table-cell table:style-name="ce8" table:formula="of:=[.A85]/86400+25569+1/12" office:value-type="date" office:date-value="2022-08-23T13:03:00" calcext:value-type="date">
            <text:p>2022-08-23 13:03:00</text:p>
          </table:table-cell>
          <table:table-cell office:value-type="float" office:value="1773" calcext:value-type="float">
            <text:p>1773</text:p>
          </table:table-cell>
          <table:table-cell table:number-columns-repeated="1021"/>
        </table:table-row>
        <table:table-row table:style-name="ro1">
          <table:table-cell office:value-type="float" office:value="1661252640" calcext:value-type="float">
            <text:p>1661252640</text:p>
          </table:table-cell>
          <table:table-cell table:style-name="ce8" table:formula="of:=[.A86]/86400+25569+1/12" office:value-type="date" office:date-value="2022-08-23T13:04:00.000001" calcext:value-type="date">
            <text:p>2022-08-23 13:04:00</text:p>
          </table:table-cell>
          <table:table-cell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office:value-type="float" office:value="1661252700" calcext:value-type="float">
            <text:p>1661252700</text:p>
          </table:table-cell>
          <table:table-cell table:style-name="ce8" table:formula="of:=[.A87]/86400+25569+1/12" office:value-type="date" office:date-value="2022-08-23T13:05:00" calcext:value-type="date">
            <text:p>2022-08-23 13:05:00</text:p>
          </table:table-cell>
          <table:table-cell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office:value-type="float" office:value="1661252760" calcext:value-type="float">
            <text:p>1661252760</text:p>
          </table:table-cell>
          <table:table-cell table:style-name="ce8" table:formula="of:=[.A88]/86400+25569+1/12" office:value-type="date" office:date-value="2022-08-23T13:06:00" calcext:value-type="date">
            <text:p>2022-08-23 13:06:00</text:p>
          </table:table-cell>
          <table:table-cell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office:value-type="float" office:value="1661252820" calcext:value-type="float">
            <text:p>1661252820</text:p>
          </table:table-cell>
          <table:table-cell table:style-name="ce8" table:formula="of:=[.A89]/86400+25569+1/12" office:value-type="date" office:date-value="2022-08-23T13:07:00" calcext:value-type="date">
            <text:p>2022-08-23 13:07:00</text:p>
          </table:table-cell>
          <table:table-cell office:value-type="float" office:value="1884" calcext:value-type="float">
            <text:p>1884</text:p>
          </table:table-cell>
          <table:table-cell table:number-columns-repeated="1021"/>
        </table:table-row>
        <table:table-row table:style-name="ro1">
          <table:table-cell office:value-type="float" office:value="1661252880" calcext:value-type="float">
            <text:p>1661252880</text:p>
          </table:table-cell>
          <table:table-cell table:style-name="ce8" table:formula="of:=[.A90]/86400+25569+1/12" office:value-type="date" office:date-value="2022-08-23T13:08:00" calcext:value-type="date">
            <text:p>2022-08-23 13:08:00</text:p>
          </table:table-cell>
          <table:table-cell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office:value-type="float" office:value="1661252940" calcext:value-type="float">
            <text:p>1661252940</text:p>
          </table:table-cell>
          <table:table-cell table:style-name="ce8" table:formula="of:=[.A91]/86400+25569+1/12" office:value-type="date" office:date-value="2022-08-23T13:09:00" calcext:value-type="date">
            <text:p>2022-08-23 13:09:00</text:p>
          </table:table-cell>
          <table:table-cell office:value-type="float" office:value="1900" calcext:value-type="float">
            <text:p>1900</text:p>
          </table:table-cell>
          <table:table-cell table:number-columns-repeated="1021"/>
        </table:table-row>
        <table:table-row table:style-name="ro1">
          <table:table-cell office:value-type="float" office:value="1661253000" calcext:value-type="float">
            <text:p>1661253000</text:p>
          </table:table-cell>
          <table:table-cell table:style-name="ce8" table:formula="of:=[.A92]/86400+25569+1/12" office:value-type="date" office:date-value="2022-08-23T13:10:00" calcext:value-type="date">
            <text:p>2022-08-23 13:10:00</text:p>
          </table:table-cell>
          <table:table-cell office:value-type="float" office:value="1914" calcext:value-type="float">
            <text:p>1914</text:p>
          </table:table-cell>
          <table:table-cell table:number-columns-repeated="1021"/>
        </table:table-row>
        <table:table-row table:style-name="ro1">
          <table:table-cell office:value-type="float" office:value="1661253060" calcext:value-type="float">
            <text:p>1661253060</text:p>
          </table:table-cell>
          <table:table-cell table:style-name="ce8" table:formula="of:=[.A93]/86400+25569+1/12" office:value-type="date" office:date-value="2022-08-23T13:11:00" calcext:value-type="date">
            <text:p>2022-08-23 13:11:00</text:p>
          </table:table-cell>
          <table:table-cell office:value-type="float" office:value="1888" calcext:value-type="float">
            <text:p>1888</text:p>
          </table:table-cell>
          <table:table-cell table:number-columns-repeated="1021"/>
        </table:table-row>
        <table:table-row table:style-name="ro1">
          <table:table-cell office:value-type="float" office:value="1661253120" calcext:value-type="float">
            <text:p>1661253120</text:p>
          </table:table-cell>
          <table:table-cell table:style-name="ce8" table:formula="of:=[.A94]/86400+25569+1/12" office:value-type="date" office:date-value="2022-08-23T13:12:00" calcext:value-type="date">
            <text:p>2022-08-23 13:12:00</text:p>
          </table:table-cell>
          <table:table-cell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office:value-type="float" office:value="1661253180" calcext:value-type="float">
            <text:p>1661253180</text:p>
          </table:table-cell>
          <table:table-cell table:style-name="ce8" table:formula="of:=[.A95]/86400+25569+1/12" office:value-type="date" office:date-value="2022-08-23T13:13:00" calcext:value-type="date">
            <text:p>2022-08-23 13:13:00</text:p>
          </table:table-cell>
          <table:table-cell office:value-type="float" office:value="1732" calcext:value-type="float">
            <text:p>1732</text:p>
          </table:table-cell>
          <table:table-cell table:number-columns-repeated="1021"/>
        </table:table-row>
        <table:table-row table:style-name="ro1">
          <table:table-cell office:value-type="float" office:value="1661253240" calcext:value-type="float">
            <text:p>1661253240</text:p>
          </table:table-cell>
          <table:table-cell table:style-name="ce8" table:formula="of:=[.A96]/86400+25569+1/12" office:value-type="date" office:date-value="2022-08-23T13:14:00" calcext:value-type="date">
            <text:p>2022-08-23 13:14:00</text:p>
          </table:table-cell>
          <table:table-cell office:value-type="float" office:value="1727" calcext:value-type="float">
            <text:p>1727</text:p>
          </table:table-cell>
          <table:table-cell table:number-columns-repeated="1021"/>
        </table:table-row>
        <table:table-row table:style-name="ro1">
          <table:table-cell office:value-type="float" office:value="1661253300" calcext:value-type="float">
            <text:p>1661253300</text:p>
          </table:table-cell>
          <table:table-cell table:style-name="ce8" table:formula="of:=[.A97]/86400+25569+1/12" office:value-type="date" office:date-value="2022-08-23T13:15:00" calcext:value-type="date">
            <text:p>2022-08-23 13:15:00</text:p>
          </table:table-cell>
          <table:table-cell office:value-type="float" office:value="1719" calcext:value-type="float">
            <text:p>1719</text:p>
          </table:table-cell>
          <table:table-cell table:number-columns-repeated="1021"/>
        </table:table-row>
        <table:table-row table:style-name="ro1">
          <table:table-cell office:value-type="float" office:value="1661253360" calcext:value-type="float">
            <text:p>1661253360</text:p>
          </table:table-cell>
          <table:table-cell table:style-name="ce8" table:formula="of:=[.A98]/86400+25569+1/12" office:value-type="date" office:date-value="2022-08-23T13:16:00" calcext:value-type="date">
            <text:p>2022-08-23 13:16:00</text:p>
          </table:table-cell>
          <table:table-cell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office:value-type="float" office:value="1661253420" calcext:value-type="float">
            <text:p>1661253420</text:p>
          </table:table-cell>
          <table:table-cell table:style-name="ce8" table:formula="of:=[.A99]/86400+25569+1/12" office:value-type="date" office:date-value="2022-08-23T13:17:00.000001" calcext:value-type="date">
            <text:p>2022-08-23 13:17:00</text:p>
          </table:table-cell>
          <table:table-cell office:value-type="float" office:value="1773" calcext:value-type="float">
            <text:p>1773</text:p>
          </table:table-cell>
          <table:table-cell table:number-columns-repeated="1021"/>
        </table:table-row>
        <table:table-row table:style-name="ro1">
          <table:table-cell office:value-type="float" office:value="1661253480" calcext:value-type="float">
            <text:p>1661253480</text:p>
          </table:table-cell>
          <table:table-cell table:style-name="ce8" table:formula="of:=[.A100]/86400+25569+1/12" office:value-type="date" office:date-value="2022-08-23T13:18:00" calcext:value-type="date">
            <text:p>2022-08-23 13:18:00</text:p>
          </table:table-cell>
          <table:table-cell office:value-type="float" office:value="1844" calcext:value-type="float">
            <text:p>1844</text:p>
          </table:table-cell>
          <table:table-cell table:number-columns-repeated="1021"/>
        </table:table-row>
        <table:table-row table:style-name="ro1">
          <table:table-cell office:value-type="float" office:value="1661253540" calcext:value-type="float">
            <text:p>1661253540</text:p>
          </table:table-cell>
          <table:table-cell table:style-name="ce8" table:formula="of:=[.A101]/86400+25569+1/12" office:value-type="date" office:date-value="2022-08-23T13:19:00" calcext:value-type="date">
            <text:p>2022-08-23 13:19:00</text:p>
          </table:table-cell>
          <table:table-cell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office:value-type="float" office:value="1661253600" calcext:value-type="float">
            <text:p>1661253600</text:p>
          </table:table-cell>
          <table:table-cell table:style-name="ce8" table:formula="of:=[.A102]/86400+25569+1/12" office:value-type="date" office:date-value="2022-08-23T13:20:00" calcext:value-type="date">
            <text:p>2022-08-23 13:20:00</text:p>
          </table:table-cell>
          <table:table-cell office:value-type="float" office:value="1882" calcext:value-type="float">
            <text:p>1882</text:p>
          </table:table-cell>
          <table:table-cell table:number-columns-repeated="1021"/>
        </table:table-row>
        <table:table-row table:style-name="ro1">
          <table:table-cell office:value-type="float" office:value="1661253660" calcext:value-type="float">
            <text:p>1661253660</text:p>
          </table:table-cell>
          <table:table-cell table:style-name="ce8" table:formula="of:=[.A103]/86400+25569+1/12" office:value-type="date" office:date-value="2022-08-23T13:21:00" calcext:value-type="date">
            <text:p>2022-08-23 13:21:00</text:p>
          </table:table-cell>
          <table:table-cell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office:value-type="float" office:value="1661253720" calcext:value-type="float">
            <text:p>1661253720</text:p>
          </table:table-cell>
          <table:table-cell table:style-name="ce8" table:formula="of:=[.A104]/86400+25569+1/12" office:value-type="date" office:date-value="2022-08-23T13:22:00" calcext:value-type="date">
            <text:p>2022-08-23 13:22:00</text:p>
          </table:table-cell>
          <table:table-cell office:value-type="float" office:value="1848" calcext:value-type="float">
            <text:p>1848</text:p>
          </table:table-cell>
          <table:table-cell table:number-columns-repeated="1021"/>
        </table:table-row>
        <table:table-row table:style-name="ro1">
          <table:table-cell office:value-type="float" office:value="1661253780" calcext:value-type="float">
            <text:p>1661253780</text:p>
          </table:table-cell>
          <table:table-cell table:style-name="ce8" table:formula="of:=[.A105]/86400+25569+1/12" office:value-type="date" office:date-value="2022-08-23T13:23:00.000001" calcext:value-type="date">
            <text:p>2022-08-23 13:23:00</text:p>
          </table:table-cell>
          <table:table-cell office:value-type="float" office:value="1880" calcext:value-type="float">
            <text:p>1880</text:p>
          </table:table-cell>
          <table:table-cell table:number-columns-repeated="1021"/>
        </table:table-row>
        <table:table-row table:style-name="ro1">
          <table:table-cell office:value-type="float" office:value="1661253840" calcext:value-type="float">
            <text:p>1661253840</text:p>
          </table:table-cell>
          <table:table-cell table:style-name="ce8" table:formula="of:=[.A106]/86400+25569+1/12" office:value-type="date" office:date-value="2022-08-23T13:24:00" calcext:value-type="date">
            <text:p>2022-08-23 13:24:00</text:p>
          </table:table-cell>
          <table:table-cell office:value-type="float" office:value="1908" calcext:value-type="float">
            <text:p>1908</text:p>
          </table:table-cell>
          <table:table-cell table:number-columns-repeated="1021"/>
        </table:table-row>
        <table:table-row table:style-name="ro1">
          <table:table-cell office:value-type="float" office:value="1661253900" calcext:value-type="float">
            <text:p>1661253900</text:p>
          </table:table-cell>
          <table:table-cell table:style-name="ce8" table:formula="of:=[.A107]/86400+25569+1/12" office:value-type="date" office:date-value="2022-08-23T13:25:00" calcext:value-type="date">
            <text:p>2022-08-23 13:25:00</text:p>
          </table:table-cell>
          <table:table-cell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office:value-type="float" office:value="1661253960" calcext:value-type="float">
            <text:p>1661253960</text:p>
          </table:table-cell>
          <table:table-cell table:style-name="ce8" table:formula="of:=[.A108]/86400+25569+1/12" office:value-type="date" office:date-value="2022-08-23T13:26:00" calcext:value-type="date">
            <text:p>2022-08-23 13:2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54020" calcext:value-type="float">
            <text:p>1661254020</text:p>
          </table:table-cell>
          <table:table-cell table:style-name="ce8" table:formula="of:=[.A109]/86400+25569+1/12" office:value-type="date" office:date-value="2022-08-23T13:27:00" calcext:value-type="date">
            <text:p>2022-08-23 13:27:00</text:p>
          </table:table-cell>
          <table:table-cell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office:value-type="float" office:value="1661254080" calcext:value-type="float">
            <text:p>1661254080</text:p>
          </table:table-cell>
          <table:table-cell table:style-name="ce8" table:formula="of:=[.A110]/86400+25569+1/12" office:value-type="date" office:date-value="2022-08-23T13:28:00" calcext:value-type="date">
            <text:p>2022-08-23 13:28:00</text:p>
          </table:table-cell>
          <table:table-cell office:value-type="float" office:value="1971" calcext:value-type="float">
            <text:p>1971</text:p>
          </table:table-cell>
          <table:table-cell table:number-columns-repeated="1021"/>
        </table:table-row>
        <table:table-row table:style-name="ro1">
          <table:table-cell office:value-type="float" office:value="1661254140" calcext:value-type="float">
            <text:p>1661254140</text:p>
          </table:table-cell>
          <table:table-cell table:style-name="ce8" table:formula="of:=[.A111]/86400+25569+1/12" office:value-type="date" office:date-value="2022-08-23T13:29:00" calcext:value-type="date">
            <text:p>2022-08-23 13:29:00</text:p>
          </table:table-cell>
          <table:table-cell office:value-type="float" office:value="1956" calcext:value-type="float">
            <text:p>1956</text:p>
          </table:table-cell>
          <table:table-cell table:number-columns-repeated="1021"/>
        </table:table-row>
        <table:table-row table:style-name="ro1">
          <table:table-cell office:value-type="float" office:value="1661254200" calcext:value-type="float">
            <text:p>1661254200</text:p>
          </table:table-cell>
          <table:table-cell table:style-name="ce8" table:formula="of:=[.A112]/86400+25569+1/12" office:value-type="date" office:date-value="2022-08-23T13:30:00.000001" calcext:value-type="date">
            <text:p>2022-08-23 13:30:00</text:p>
          </table:table-cell>
          <table:table-cell office:value-type="float" office:value="1965" calcext:value-type="float">
            <text:p>1965</text:p>
          </table:table-cell>
          <table:table-cell table:number-columns-repeated="1021"/>
        </table:table-row>
        <table:table-row table:style-name="ro1">
          <table:table-cell office:value-type="float" office:value="1661254260" calcext:value-type="float">
            <text:p>1661254260</text:p>
          </table:table-cell>
          <table:table-cell table:style-name="ce8" table:formula="of:=[.A113]/86400+25569+1/12" office:value-type="date" office:date-value="2022-08-23T13:31:00" calcext:value-type="date">
            <text:p>2022-08-23 13:31:00</text:p>
          </table:table-cell>
          <table:table-cell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office:value-type="float" office:value="1661254320" calcext:value-type="float">
            <text:p>1661254320</text:p>
          </table:table-cell>
          <table:table-cell table:style-name="ce8" table:formula="of:=[.A114]/86400+25569+1/12" office:value-type="date" office:date-value="2022-08-23T13:32:00" calcext:value-type="date">
            <text:p>2022-08-23 13:32:00</text:p>
          </table:table-cell>
          <table:table-cell office:value-type="float" office:value="1975" calcext:value-type="float">
            <text:p>1975</text:p>
          </table:table-cell>
          <table:table-cell table:number-columns-repeated="1021"/>
        </table:table-row>
        <table:table-row table:style-name="ro1">
          <table:table-cell office:value-type="float" office:value="1661254380" calcext:value-type="float">
            <text:p>1661254380</text:p>
          </table:table-cell>
          <table:table-cell table:style-name="ce8" table:formula="of:=[.A115]/86400+25569+1/12" office:value-type="date" office:date-value="2022-08-23T13:33:00" calcext:value-type="date">
            <text:p>2022-08-23 13:33:00</text:p>
          </table:table-cell>
          <table:table-cell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office:value-type="float" office:value="1661254440" calcext:value-type="float">
            <text:p>1661254440</text:p>
          </table:table-cell>
          <table:table-cell table:style-name="ce8" table:formula="of:=[.A116]/86400+25569+1/12" office:value-type="date" office:date-value="2022-08-23T13:34:00" calcext:value-type="date">
            <text:p>2022-08-23 13:34:00</text:p>
          </table:table-cell>
          <table:table-cell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office:value-type="float" office:value="1661254500" calcext:value-type="float">
            <text:p>1661254500</text:p>
          </table:table-cell>
          <table:table-cell table:style-name="ce8" table:formula="of:=[.A117]/86400+25569+1/12" office:value-type="date" office:date-value="2022-08-23T13:35:00" calcext:value-type="date">
            <text:p>2022-08-23 13:35:00</text:p>
          </table:table-cell>
          <table:table-cell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office:value-type="float" office:value="1661254560" calcext:value-type="float">
            <text:p>1661254560</text:p>
          </table:table-cell>
          <table:table-cell table:style-name="ce8" table:formula="of:=[.A118]/86400+25569+1/12" office:value-type="date" office:date-value="2022-08-23T13:36:00.000001" calcext:value-type="date">
            <text:p>2022-08-23 13:36:00</text:p>
          </table:table-cell>
          <table:table-cell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office:value-type="float" office:value="1661254620" calcext:value-type="float">
            <text:p>1661254620</text:p>
          </table:table-cell>
          <table:table-cell table:style-name="ce8" table:formula="of:=[.A119]/86400+25569+1/12" office:value-type="date" office:date-value="2022-08-23T13:37:00" calcext:value-type="date">
            <text:p>2022-08-23 13:37:00</text:p>
          </table:table-cell>
          <table:table-cell office:value-type="float" office:value="1967" calcext:value-type="float">
            <text:p>1967</text:p>
          </table:table-cell>
          <table:table-cell table:number-columns-repeated="1021"/>
        </table:table-row>
        <table:table-row table:style-name="ro1">
          <table:table-cell office:value-type="float" office:value="1661254680" calcext:value-type="float">
            <text:p>1661254680</text:p>
          </table:table-cell>
          <table:table-cell table:style-name="ce8" table:formula="of:=[.A120]/86400+25569+1/12" office:value-type="date" office:date-value="2022-08-23T13:38:00" calcext:value-type="date">
            <text:p>2022-08-23 13:38:00</text:p>
          </table:table-cell>
          <table:table-cell office:value-type="float" office:value="1948" calcext:value-type="float">
            <text:p>1948</text:p>
          </table:table-cell>
          <table:table-cell table:number-columns-repeated="1021"/>
        </table:table-row>
        <table:table-row table:style-name="ro1">
          <table:table-cell office:value-type="float" office:value="1661254740" calcext:value-type="float">
            <text:p>1661254740</text:p>
          </table:table-cell>
          <table:table-cell table:style-name="ce8" table:formula="of:=[.A121]/86400+25569+1/12" office:value-type="date" office:date-value="2022-08-23T13:39:00" calcext:value-type="date">
            <text:p>2022-08-23 13:39:00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float" office:value="1661254800" calcext:value-type="float">
            <text:p>1661254800</text:p>
          </table:table-cell>
          <table:table-cell table:style-name="ce8" table:formula="of:=[.A122]/86400+25569+1/12" office:value-type="date" office:date-value="2022-08-23T13:40:00" calcext:value-type="date">
            <text:p>2022-08-23 13:40:00</text:p>
          </table:table-cell>
          <table:table-cell office:value-type="float" office:value="2036" calcext:value-type="float">
            <text:p>2036</text:p>
          </table:table-cell>
          <table:table-cell table:number-columns-repeated="1021"/>
        </table:table-row>
        <table:table-row table:style-name="ro1">
          <table:table-cell office:value-type="float" office:value="1661254860" calcext:value-type="float">
            <text:p>1661254860</text:p>
          </table:table-cell>
          <table:table-cell table:style-name="ce8" table:formula="of:=[.A123]/86400+25569+1/12" office:value-type="date" office:date-value="2022-08-23T13:41:00" calcext:value-type="date">
            <text:p>2022-08-23 13:41:00</text:p>
          </table:table-cell>
          <table:table-cell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office:value-type="float" office:value="1661254920" calcext:value-type="float">
            <text:p>1661254920</text:p>
          </table:table-cell>
          <table:table-cell table:style-name="ce8" table:formula="of:=[.A124]/86400+25569+1/12" office:value-type="date" office:date-value="2022-08-23T13:42:00" calcext:value-type="date">
            <text:p>2022-08-23 13:42:00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float" office:value="1661254980" calcext:value-type="float">
            <text:p>1661254980</text:p>
          </table:table-cell>
          <table:table-cell table:style-name="ce8" table:formula="of:=[.A125]/86400+25569+1/12" office:value-type="date" office:date-value="2022-08-23T13:43:00.000001" calcext:value-type="date">
            <text:p>2022-08-23 13:43:00</text:p>
          </table:table-cell>
          <table:table-cell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office:value-type="float" office:value="1661255040" calcext:value-type="float">
            <text:p>1661255040</text:p>
          </table:table-cell>
          <table:table-cell table:style-name="ce8" table:formula="of:=[.A126]/86400+25569+1/12" office:value-type="date" office:date-value="2022-08-23T13:44:00" calcext:value-type="date">
            <text:p>2022-08-23 13:44:00</text:p>
          </table:table-cell>
          <table:table-cell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office:value-type="float" office:value="1661255100" calcext:value-type="float">
            <text:p>1661255100</text:p>
          </table:table-cell>
          <table:table-cell table:style-name="ce8" table:formula="of:=[.A127]/86400+25569+1/12" office:value-type="date" office:date-value="2022-08-23T13:45:00" calcext:value-type="date">
            <text:p>2022-08-23 13:45:00</text:p>
          </table:table-cell>
          <table:table-cell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office:value-type="float" office:value="1661255160" calcext:value-type="float">
            <text:p>1661255160</text:p>
          </table:table-cell>
          <table:table-cell table:style-name="ce8" table:formula="of:=[.A128]/86400+25569+1/12" office:value-type="date" office:date-value="2022-08-23T13:46:00" calcext:value-type="date">
            <text:p>2022-08-23 13:46:00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float" office:value="1661255220" calcext:value-type="float">
            <text:p>1661255220</text:p>
          </table:table-cell>
          <table:table-cell table:style-name="ce8" table:formula="of:=[.A129]/86400+25569+1/12" office:value-type="date" office:date-value="2022-08-23T13:47:00" calcext:value-type="date">
            <text:p>2022-08-23 13:47:00</text:p>
          </table:table-cell>
          <table:table-cell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office:value-type="float" office:value="1661255280" calcext:value-type="float">
            <text:p>1661255280</text:p>
          </table:table-cell>
          <table:table-cell table:style-name="ce8" table:formula="of:=[.A130]/86400+25569+1/12" office:value-type="date" office:date-value="2022-08-23T13:48:00" calcext:value-type="date">
            <text:p>2022-08-23 13:48:00</text:p>
          </table:table-cell>
          <table:table-cell office:value-type="float" office:value="1351" calcext:value-type="float">
            <text:p>1351</text:p>
          </table:table-cell>
          <table:table-cell table:number-columns-repeated="1021"/>
        </table:table-row>
        <table:table-row table:style-name="ro1">
          <table:table-cell office:value-type="float" office:value="1661255340" calcext:value-type="float">
            <text:p>1661255340</text:p>
          </table:table-cell>
          <table:table-cell table:style-name="ce8" table:formula="of:=[.A131]/86400+25569+1/12" office:value-type="date" office:date-value="2022-08-23T13:49:00.000001" calcext:value-type="date">
            <text:p>2022-08-23 13:49:00</text:p>
          </table:table-cell>
          <table:table-cell office:value-type="float" office:value="1122" calcext:value-type="float">
            <text:p>1122</text:p>
          </table:table-cell>
          <table:table-cell table:number-columns-repeated="1021"/>
        </table:table-row>
        <table:table-row table:style-name="ro1">
          <table:table-cell office:value-type="float" office:value="1661255400" calcext:value-type="float">
            <text:p>1661255400</text:p>
          </table:table-cell>
          <table:table-cell table:style-name="ce8" table:formula="of:=[.A132]/86400+25569+1/12" office:value-type="date" office:date-value="2022-08-23T13:50:00" calcext:value-type="date">
            <text:p>2022-08-23 13:50:00</text:p>
          </table:table-cell>
          <table:table-cell office:value-type="float" office:value="975" calcext:value-type="float">
            <text:p>975</text:p>
          </table:table-cell>
          <table:table-cell table:number-columns-repeated="1021"/>
        </table:table-row>
        <table:table-row table:style-name="ro1">
          <table:table-cell office:value-type="float" office:value="1661255460" calcext:value-type="float">
            <text:p>1661255460</text:p>
          </table:table-cell>
          <table:table-cell table:style-name="ce8" table:formula="of:=[.A133]/86400+25569+1/12" office:value-type="date" office:date-value="2022-08-23T13:51:00" calcext:value-type="date">
            <text:p>2022-08-23 13:51:00</text:p>
          </table:table-cell>
          <table:table-cell office:value-type="float" office:value="664" calcext:value-type="float">
            <text:p>664</text:p>
          </table:table-cell>
          <table:table-cell table:number-columns-repeated="1021"/>
        </table:table-row>
        <table:table-row table:style-name="ro1">
          <table:table-cell office:value-type="float" office:value="1661255520" calcext:value-type="float">
            <text:p>1661255520</text:p>
          </table:table-cell>
          <table:table-cell table:style-name="ce8" table:formula="of:=[.A134]/86400+25569+1/12" office:value-type="date" office:date-value="2022-08-23T13:52:00" calcext:value-type="date">
            <text:p>2022-08-23 13:52:00</text:p>
          </table:table-cell>
          <table:table-cell office:value-type="float" office:value="1434" calcext:value-type="float">
            <text:p>1434</text:p>
          </table:table-cell>
          <table:table-cell table:number-columns-repeated="1021"/>
        </table:table-row>
        <table:table-row table:style-name="ro1">
          <table:table-cell office:value-type="float" office:value="1661255580" calcext:value-type="float">
            <text:p>1661255580</text:p>
          </table:table-cell>
          <table:table-cell table:style-name="ce8" table:formula="of:=[.A135]/86400+25569+1/12" office:value-type="date" office:date-value="2022-08-23T13:53:00" calcext:value-type="date">
            <text:p>2022-08-23 13:53:00</text:p>
          </table:table-cell>
          <table:table-cell office:value-type="float" office:value="1181" calcext:value-type="float">
            <text:p>1181</text:p>
          </table:table-cell>
          <table:table-cell table:number-columns-repeated="1021"/>
        </table:table-row>
        <table:table-row table:style-name="ro1">
          <table:table-cell office:value-type="float" office:value="1661255640" calcext:value-type="float">
            <text:p>1661255640</text:p>
          </table:table-cell>
          <table:table-cell table:style-name="ce8" table:formula="of:=[.A136]/86400+25569+1/12" office:value-type="date" office:date-value="2022-08-23T13:54:00" calcext:value-type="date">
            <text:p>2022-08-23 13:54:00</text:p>
          </table:table-cell>
          <table:table-cell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office:value-type="float" office:value="1661255700" calcext:value-type="float">
            <text:p>1661255700</text:p>
          </table:table-cell>
          <table:table-cell table:style-name="ce8" table:formula="of:=[.A137]/86400+25569+1/12" office:value-type="date" office:date-value="2022-08-23T13:55:00" calcext:value-type="date">
            <text:p>2022-08-23 13:55:00</text:p>
          </table:table-cell>
          <table:table-cell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office:value-type="float" office:value="1661255760" calcext:value-type="float">
            <text:p>1661255760</text:p>
          </table:table-cell>
          <table:table-cell table:style-name="ce8" table:formula="of:=[.A138]/86400+25569+1/12" office:value-type="date" office:date-value="2022-08-23T13:56:00" calcext:value-type="date">
            <text:p>2022-08-23 13:56:00</text:p>
          </table:table-cell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office:value-type="float" office:value="1661255820" calcext:value-type="float">
            <text:p>1661255820</text:p>
          </table:table-cell>
          <table:table-cell table:style-name="ce8" table:formula="of:=[.A139]/86400+25569+1/12" office:value-type="date" office:date-value="2022-08-23T13:57:00" calcext:value-type="date">
            <text:p>2022-08-23 13:57:00</text:p>
          </table:table-cell>
          <table:table-cell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office:value-type="float" office:value="1661255880" calcext:value-type="float">
            <text:p>1661255880</text:p>
          </table:table-cell>
          <table:table-cell table:style-name="ce8" table:formula="of:=[.A140]/86400+25569+1/12" office:value-type="date" office:date-value="2022-08-23T13:58:00" calcext:value-type="date">
            <text:p>2022-08-23 13:58:00</text:p>
          </table:table-cell>
          <table:table-cell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office:value-type="float" office:value="1661255940" calcext:value-type="float">
            <text:p>1661255940</text:p>
          </table:table-cell>
          <table:table-cell table:style-name="ce8" table:formula="of:=[.A141]/86400+25569+1/12" office:value-type="date" office:date-value="2022-08-23T13:59:00" calcext:value-type="date">
            <text:p>2022-08-23 13:59:00</text:p>
          </table:table-cell>
          <table:table-cell office:value-type="float" office:value="549" calcext:value-type="float">
            <text:p>549</text:p>
          </table:table-cell>
          <table:table-cell table:number-columns-repeated="1021"/>
        </table:table-row>
        <table:table-row table:style-name="ro1">
          <table:table-cell office:value-type="float" office:value="1661256000" calcext:value-type="float">
            <text:p>1661256000</text:p>
          </table:table-cell>
          <table:table-cell table:style-name="ce8" table:formula="of:=[.A142]/86400+25569+1/12" office:value-type="date" office:date-value="2022-08-23T14:00:00" calcext:value-type="date">
            <text:p>2022-08-23 14:00:00</text:p>
          </table:table-cell>
          <table:table-cell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office:value-type="float" office:value="1661256060" calcext:value-type="float">
            <text:p>1661256060</text:p>
          </table:table-cell>
          <table:table-cell table:style-name="ce8" table:formula="of:=[.A143]/86400+25569+1/12" office:value-type="date" office:date-value="2022-08-23T14:01:00" calcext:value-type="date">
            <text:p>2022-08-23 14:01:00</text:p>
          </table:table-cell>
          <table:table-cell office:value-type="float" office:value="601" calcext:value-type="float">
            <text:p>601</text:p>
          </table:table-cell>
          <table:table-cell table:number-columns-repeated="1021"/>
        </table:table-row>
        <table:table-row table:style-name="ro1">
          <table:table-cell office:value-type="float" office:value="1661256120" calcext:value-type="float">
            <text:p>1661256120</text:p>
          </table:table-cell>
          <table:table-cell table:style-name="ce8" table:formula="of:=[.A144]/86400+25569+1/12" office:value-type="date" office:date-value="2022-08-23T14:02:00.000001" calcext:value-type="date">
            <text:p>2022-08-23 14:02:00</text:p>
          </table:table-cell>
          <table:table-cell office:value-type="float" office:value="691" calcext:value-type="float">
            <text:p>691</text:p>
          </table:table-cell>
          <table:table-cell table:number-columns-repeated="1021"/>
        </table:table-row>
        <table:table-row table:style-name="ro1">
          <table:table-cell office:value-type="float" office:value="1661256180" calcext:value-type="float">
            <text:p>1661256180</text:p>
          </table:table-cell>
          <table:table-cell table:style-name="ce8" table:formula="of:=[.A145]/86400+25569+1/12" office:value-type="date" office:date-value="2022-08-23T14:03:00" calcext:value-type="date">
            <text:p>2022-08-23 14:03:00</text:p>
          </table:table-cell>
          <table:table-cell office:value-type="float" office:value="1092" calcext:value-type="float">
            <text:p>1092</text:p>
          </table:table-cell>
          <table:table-cell table:number-columns-repeated="1021"/>
        </table:table-row>
        <table:table-row table:style-name="ro1">
          <table:table-cell office:value-type="float" office:value="1661256240" calcext:value-type="float">
            <text:p>1661256240</text:p>
          </table:table-cell>
          <table:table-cell table:style-name="ce8" table:formula="of:=[.A146]/86400+25569+1/12" office:value-type="date" office:date-value="2022-08-23T14:04:00" calcext:value-type="date">
            <text:p>2022-08-23 14:04:00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float" office:value="1661256300" calcext:value-type="float">
            <text:p>1661256300</text:p>
          </table:table-cell>
          <table:table-cell table:style-name="ce8" table:formula="of:=[.A147]/86400+25569+1/12" office:value-type="date" office:date-value="2022-08-23T14:05:00" calcext:value-type="date">
            <text:p>2022-08-23 14:05:00</text:p>
          </table:table-cell>
          <table:table-cell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office:value-type="float" office:value="1661256360" calcext:value-type="float">
            <text:p>1661256360</text:p>
          </table:table-cell>
          <table:table-cell table:style-name="ce8" table:formula="of:=[.A148]/86400+25569+1/12" office:value-type="date" office:date-value="2022-08-23T14:06:00" calcext:value-type="date">
            <text:p>2022-08-23 14:06:00</text:p>
          </table:table-cell>
          <table:table-cell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office:value-type="float" office:value="1661256420" calcext:value-type="float">
            <text:p>1661256420</text:p>
          </table:table-cell>
          <table:table-cell table:style-name="ce8" table:formula="of:=[.A149]/86400+25569+1/12" office:value-type="date" office:date-value="2022-08-23T14:07:00" calcext:value-type="date">
            <text:p>2022-08-23 14:07:00</text:p>
          </table:table-cell>
          <table:table-cell office:value-type="float" office:value="754" calcext:value-type="float">
            <text:p>754</text:p>
          </table:table-cell>
          <table:table-cell table:number-columns-repeated="1021"/>
        </table:table-row>
        <table:table-row table:style-name="ro1">
          <table:table-cell office:value-type="float" office:value="1661256480" calcext:value-type="float">
            <text:p>1661256480</text:p>
          </table:table-cell>
          <table:table-cell table:style-name="ce8" table:formula="of:=[.A150]/86400+25569+1/12" office:value-type="date" office:date-value="2022-08-23T14:08:00.000001" calcext:value-type="date">
            <text:p>2022-08-23 14:08:00</text:p>
          </table:table-cell>
          <table:table-cell office:value-type="float" office:value="1600" calcext:value-type="float">
            <text:p>1600</text:p>
          </table:table-cell>
          <table:table-cell table:number-columns-repeated="1021"/>
        </table:table-row>
        <table:table-row table:style-name="ro1">
          <table:table-cell office:value-type="float" office:value="1661256540" calcext:value-type="float">
            <text:p>1661256540</text:p>
          </table:table-cell>
          <table:table-cell table:style-name="ce8" table:formula="of:=[.A151]/86400+25569+1/12" office:value-type="date" office:date-value="2022-08-23T14:09:00" calcext:value-type="date">
            <text:p>2022-08-23 14:09:00</text:p>
          </table:table-cell>
          <table:table-cell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office:value-type="float" office:value="1661256600" calcext:value-type="float">
            <text:p>1661256600</text:p>
          </table:table-cell>
          <table:table-cell table:style-name="ce8" table:formula="of:=[.A152]/86400+25569+1/12" office:value-type="date" office:date-value="2022-08-23T14:10:00" calcext:value-type="date">
            <text:p>2022-08-23 14:10:00</text:p>
          </table:table-cell>
          <table:table-cell office:value-type="float" office:value="1768" calcext:value-type="float">
            <text:p>1768</text:p>
          </table:table-cell>
          <table:table-cell table:number-columns-repeated="1021"/>
        </table:table-row>
        <table:table-row table:style-name="ro1">
          <table:table-cell office:value-type="float" office:value="1661256660" calcext:value-type="float">
            <text:p>1661256660</text:p>
          </table:table-cell>
          <table:table-cell table:style-name="ce8" table:formula="of:=[.A153]/86400+25569+1/12" office:value-type="date" office:date-value="2022-08-23T14:11:00" calcext:value-type="date">
            <text:p>2022-08-23 14:11:00</text:p>
          </table:table-cell>
          <table:table-cell office:value-type="float" office:value="459" calcext:value-type="float">
            <text:p>459</text:p>
          </table:table-cell>
          <table:table-cell table:number-columns-repeated="1021"/>
        </table:table-row>
        <table:table-row table:style-name="ro1">
          <table:table-cell office:value-type="float" office:value="1661256720" calcext:value-type="float">
            <text:p>1661256720</text:p>
          </table:table-cell>
          <table:table-cell table:style-name="ce8" table:formula="of:=[.A154]/86400+25569+1/12" office:value-type="date" office:date-value="2022-08-23T14:12:00" calcext:value-type="date">
            <text:p>2022-08-23 14:12:00</text:p>
          </table:table-cell>
          <table:table-cell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office:value-type="float" office:value="1661256780" calcext:value-type="float">
            <text:p>1661256780</text:p>
          </table:table-cell>
          <table:table-cell table:style-name="ce8" table:formula="of:=[.A155]/86400+25569+1/12" office:value-type="date" office:date-value="2022-08-23T14:13:00" calcext:value-type="date">
            <text:p>2022-08-23 14:13:00</text:p>
          </table:table-cell>
          <table:table-cell office:value-type="float" office:value="2278" calcext:value-type="float">
            <text:p>2278</text:p>
          </table:table-cell>
          <table:table-cell table:number-columns-repeated="1021"/>
        </table:table-row>
        <table:table-row table:style-name="ro1">
          <table:table-cell office:value-type="float" office:value="1661256840" calcext:value-type="float">
            <text:p>1661256840</text:p>
          </table:table-cell>
          <table:table-cell table:style-name="ce8" table:formula="of:=[.A156]/86400+25569+1/12" office:value-type="date" office:date-value="2022-08-23T14:14:00" calcext:value-type="date">
            <text:p>2022-08-23 14:14:00</text:p>
          </table:table-cell>
          <table:table-cell office:value-type="float" office:value="1685" calcext:value-type="float">
            <text:p>1685</text:p>
          </table:table-cell>
          <table:table-cell table:number-columns-repeated="1021"/>
        </table:table-row>
        <table:table-row table:style-name="ro1">
          <table:table-cell office:value-type="float" office:value="1661256900" calcext:value-type="float">
            <text:p>1661256900</text:p>
          </table:table-cell>
          <table:table-cell table:style-name="ce8" table:formula="of:=[.A157]/86400+25569+1/12" office:value-type="date" office:date-value="2022-08-23T14:15:00.000001" calcext:value-type="date">
            <text:p>2022-08-23 14:15:00</text:p>
          </table:table-cell>
          <table:table-cell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office:value-type="float" office:value="1661256960" calcext:value-type="float">
            <text:p>1661256960</text:p>
          </table:table-cell>
          <table:table-cell table:style-name="ce8" table:formula="of:=[.A158]/86400+25569+1/12" office:value-type="date" office:date-value="2022-08-23T14:16:00" calcext:value-type="date">
            <text:p>2022-08-23 14:16:00</text:p>
          </table:table-cell>
          <table:table-cell office:value-type="float" office:value="1867" calcext:value-type="float">
            <text:p>1867</text:p>
          </table:table-cell>
          <table:table-cell table:number-columns-repeated="1021"/>
        </table:table-row>
        <table:table-row table:style-name="ro1">
          <table:table-cell office:value-type="float" office:value="1661257020" calcext:value-type="float">
            <text:p>1661257020</text:p>
          </table:table-cell>
          <table:table-cell table:style-name="ce8" table:formula="of:=[.A159]/86400+25569+1/12" office:value-type="date" office:date-value="2022-08-23T14:17:00" calcext:value-type="date">
            <text:p>2022-08-23 14:17:00</text:p>
          </table:table-cell>
          <table:table-cell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office:value-type="float" office:value="1661257080" calcext:value-type="float">
            <text:p>1661257080</text:p>
          </table:table-cell>
          <table:table-cell table:style-name="ce8" table:formula="of:=[.A160]/86400+25569+1/12" office:value-type="date" office:date-value="2022-08-23T14:18:00" calcext:value-type="date">
            <text:p>2022-08-23 14:18:00</text:p>
          </table:table-cell>
          <table:table-cell office:value-type="float" office:value="2117" calcext:value-type="float">
            <text:p>2117</text:p>
          </table:table-cell>
          <table:table-cell table:number-columns-repeated="1021"/>
        </table:table-row>
        <table:table-row table:style-name="ro1">
          <table:table-cell office:value-type="float" office:value="1661257140" calcext:value-type="float">
            <text:p>1661257140</text:p>
          </table:table-cell>
          <table:table-cell table:style-name="ce8" table:formula="of:=[.A161]/86400+25569+1/12" office:value-type="date" office:date-value="2022-08-23T14:19:00" calcext:value-type="date">
            <text:p>2022-08-23 14:19:00</text:p>
          </table:table-cell>
          <table:table-cell office:value-type="float" office:value="2064" calcext:value-type="float">
            <text:p>2064</text:p>
          </table:table-cell>
          <table:table-cell table:number-columns-repeated="1021"/>
        </table:table-row>
        <table:table-row table:style-name="ro1">
          <table:table-cell office:value-type="float" office:value="1661257200" calcext:value-type="float">
            <text:p>1661257200</text:p>
          </table:table-cell>
          <table:table-cell table:style-name="ce8" table:formula="of:=[.A162]/86400+25569+1/12" office:value-type="date" office:date-value="2022-08-23T14:20:00" calcext:value-type="date">
            <text:p>2022-08-23 14:20:00</text:p>
          </table:table-cell>
          <table:table-cell office:value-type="float" office:value="2052" calcext:value-type="float">
            <text:p>2052</text:p>
          </table:table-cell>
          <table:table-cell table:number-columns-repeated="1021"/>
        </table:table-row>
        <table:table-row table:style-name="ro1">
          <table:table-cell office:value-type="float" office:value="1661257260" calcext:value-type="float">
            <text:p>1661257260</text:p>
          </table:table-cell>
          <table:table-cell table:style-name="ce8" table:formula="of:=[.A163]/86400+25569+1/12" office:value-type="date" office:date-value="2022-08-23T14:21:00.000001" calcext:value-type="date">
            <text:p>2022-08-23 14:21:00</text:p>
          </table:table-cell>
          <table:table-cell office:value-type="float" office:value="1943" calcext:value-type="float">
            <text:p>1943</text:p>
          </table:table-cell>
          <table:table-cell table:number-columns-repeated="1021"/>
        </table:table-row>
        <table:table-row table:style-name="ro1">
          <table:table-cell office:value-type="float" office:value="1661257320" calcext:value-type="float">
            <text:p>1661257320</text:p>
          </table:table-cell>
          <table:table-cell table:style-name="ce8" table:formula="of:=[.A164]/86400+25569+1/12" office:value-type="date" office:date-value="2022-08-23T14:22:00" calcext:value-type="date">
            <text:p>2022-08-23 14:22:00</text:p>
          </table:table-cell>
          <table:table-cell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office:value-type="float" office:value="1661257380" calcext:value-type="float">
            <text:p>1661257380</text:p>
          </table:table-cell>
          <table:table-cell table:style-name="ce8" table:formula="of:=[.A165]/86400+25569+1/12" office:value-type="date" office:date-value="2022-08-23T14:23:00" calcext:value-type="date">
            <text:p>2022-08-23 14:23:00</text:p>
          </table:table-cell>
          <table:table-cell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office:value-type="float" office:value="1661257440" calcext:value-type="float">
            <text:p>1661257440</text:p>
          </table:table-cell>
          <table:table-cell table:style-name="ce8" table:formula="of:=[.A166]/86400+25569+1/12" office:value-type="date" office:date-value="2022-08-23T14:24:00" calcext:value-type="date">
            <text:p>2022-08-23 14:24:00</text:p>
          </table:table-cell>
          <table:table-cell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office:value-type="float" office:value="1661257500" calcext:value-type="float">
            <text:p>1661257500</text:p>
          </table:table-cell>
          <table:table-cell table:style-name="ce8" table:formula="of:=[.A167]/86400+25569+1/12" office:value-type="date" office:date-value="2022-08-23T14:25:00" calcext:value-type="date">
            <text:p>2022-08-23 14:25:00</text:p>
          </table:table-cell>
          <table:table-cell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office:value-type="float" office:value="1661257560" calcext:value-type="float">
            <text:p>1661257560</text:p>
          </table:table-cell>
          <table:table-cell table:style-name="ce8" table:formula="of:=[.A168]/86400+25569+1/12" office:value-type="date" office:date-value="2022-08-23T14:26:00" calcext:value-type="date">
            <text:p>2022-08-23 14:26:00</text:p>
          </table:table-cell>
          <table:table-cell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office:value-type="float" office:value="1661257620" calcext:value-type="float">
            <text:p>1661257620</text:p>
          </table:table-cell>
          <table:table-cell table:style-name="ce8" table:formula="of:=[.A169]/86400+25569+1/12" office:value-type="date" office:date-value="2022-08-23T14:27:00" calcext:value-type="date">
            <text:p>2022-08-23 14:27:00</text:p>
          </table:table-cell>
          <table:table-cell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office:value-type="float" office:value="1661257680" calcext:value-type="float">
            <text:p>1661257680</text:p>
          </table:table-cell>
          <table:table-cell table:style-name="ce8" table:formula="of:=[.A170]/86400+25569+1/12" office:value-type="date" office:date-value="2022-08-23T14:28:00.000001" calcext:value-type="date">
            <text:p>2022-08-23 14:28:00</text:p>
          </table:table-cell>
          <table:table-cell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office:value-type="float" office:value="1661257740" calcext:value-type="float">
            <text:p>1661257740</text:p>
          </table:table-cell>
          <table:table-cell table:style-name="ce8" table:formula="of:=[.A171]/86400+25569+1/12" office:value-type="date" office:date-value="2022-08-23T14:29:00" calcext:value-type="date">
            <text:p>2022-08-23 14:29:00</text:p>
          </table:table-cell>
          <table:table-cell office:value-type="float" office:value="1906" calcext:value-type="float">
            <text:p>1906</text:p>
          </table:table-cell>
          <table:table-cell table:number-columns-repeated="1021"/>
        </table:table-row>
        <table:table-row table:style-name="ro1">
          <table:table-cell office:value-type="float" office:value="1661257800" calcext:value-type="float">
            <text:p>1661257800</text:p>
          </table:table-cell>
          <table:table-cell table:style-name="ce8" table:formula="of:=[.A172]/86400+25569+1/12" office:value-type="date" office:date-value="2022-08-23T14:30:00" calcext:value-type="date">
            <text:p>2022-08-23 14:30:00</text:p>
          </table:table-cell>
          <table:table-cell office:value-type="float" office:value="1871" calcext:value-type="float">
            <text:p>1871</text:p>
          </table:table-cell>
          <table:table-cell table:number-columns-repeated="1021"/>
        </table:table-row>
        <table:table-row table:style-name="ro1">
          <table:table-cell office:value-type="float" office:value="1661257860" calcext:value-type="float">
            <text:p>1661257860</text:p>
          </table:table-cell>
          <table:table-cell table:style-name="ce8" table:formula="of:=[.A173]/86400+25569+1/12" office:value-type="date" office:date-value="2022-08-23T14:31:00" calcext:value-type="date">
            <text:p>2022-08-23 14:31:00</text:p>
          </table:table-cell>
          <table:table-cell office:value-type="float" office:value="1851" calcext:value-type="float">
            <text:p>1851</text:p>
          </table:table-cell>
          <table:table-cell table:number-columns-repeated="1021"/>
        </table:table-row>
        <table:table-row table:style-name="ro1">
          <table:table-cell office:value-type="float" office:value="1661257920" calcext:value-type="float">
            <text:p>1661257920</text:p>
          </table:table-cell>
          <table:table-cell table:style-name="ce8" table:formula="of:=[.A174]/86400+25569+1/12" office:value-type="date" office:date-value="2022-08-23T14:32:00" calcext:value-type="date">
            <text:p>2022-08-23 14:32:00</text:p>
          </table:table-cell>
          <table:table-cell office:value-type="float" office:value="1823" calcext:value-type="float">
            <text:p>1823</text:p>
          </table:table-cell>
          <table:table-cell table:number-columns-repeated="1021"/>
        </table:table-row>
        <table:table-row table:style-name="ro1">
          <table:table-cell office:value-type="float" office:value="1661257980" calcext:value-type="float">
            <text:p>1661257980</text:p>
          </table:table-cell>
          <table:table-cell table:style-name="ce8" table:formula="of:=[.A175]/86400+25569+1/12" office:value-type="date" office:date-value="2022-08-23T14:33:00" calcext:value-type="date">
            <text:p>2022-08-23 14:33:00</text:p>
          </table:table-cell>
          <table:table-cell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office:value-type="float" office:value="1661258040" calcext:value-type="float">
            <text:p>1661258040</text:p>
          </table:table-cell>
          <table:table-cell table:style-name="ce8" table:formula="of:=[.A176]/86400+25569+1/12" office:value-type="date" office:date-value="2022-08-23T14:34:00.000001" calcext:value-type="date">
            <text:p>2022-08-23 14:34:00</text:p>
          </table:table-cell>
          <table:table-cell office:value-type="float" office:value="1796" calcext:value-type="float">
            <text:p>1796</text:p>
          </table:table-cell>
          <table:table-cell table:number-columns-repeated="1021"/>
        </table:table-row>
        <table:table-row table:style-name="ro1">
          <table:table-cell office:value-type="float" office:value="1661258100" calcext:value-type="float">
            <text:p>1661258100</text:p>
          </table:table-cell>
          <table:table-cell table:style-name="ce8" table:formula="of:=[.A177]/86400+25569+1/12" office:value-type="date" office:date-value="2022-08-23T14:35:00" calcext:value-type="date">
            <text:p>2022-08-23 14:35:00</text:p>
          </table:table-cell>
          <table:table-cell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office:value-type="float" office:value="1661258160" calcext:value-type="float">
            <text:p>1661258160</text:p>
          </table:table-cell>
          <table:table-cell table:style-name="ce8" table:formula="of:=[.A178]/86400+25569+1/12" office:value-type="date" office:date-value="2022-08-23T14:36:00" calcext:value-type="date">
            <text:p>2022-08-23 14:36:00</text:p>
          </table:table-cell>
          <table:table-cell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office:value-type="float" office:value="1661258220" calcext:value-type="float">
            <text:p>1661258220</text:p>
          </table:table-cell>
          <table:table-cell table:style-name="ce8" table:formula="of:=[.A179]/86400+25569+1/12" office:value-type="date" office:date-value="2022-08-23T14:37:00" calcext:value-type="date">
            <text:p>2022-08-23 14:37:00</text:p>
          </table:table-cell>
          <table:table-cell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office:value-type="float" office:value="1661258280" calcext:value-type="float">
            <text:p>1661258280</text:p>
          </table:table-cell>
          <table:table-cell table:style-name="ce8" table:formula="of:=[.A180]/86400+25569+1/12" office:value-type="date" office:date-value="2022-08-23T14:38:00" calcext:value-type="date">
            <text:p>2022-08-23 14:38:00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office:value-type="float" office:value="1661258340" calcext:value-type="float">
            <text:p>1661258340</text:p>
          </table:table-cell>
          <table:table-cell table:style-name="ce8" table:formula="of:=[.A181]/86400+25569+1/12" office:value-type="date" office:date-value="2022-08-23T14:39:00" calcext:value-type="date">
            <text:p>2022-08-23 14:39:00</text:p>
          </table:table-cell>
          <table:table-cell office:value-type="float" office:value="1742" calcext:value-type="float">
            <text:p>1742</text:p>
          </table:table-cell>
          <table:table-cell table:number-columns-repeated="1021"/>
        </table:table-row>
        <table:table-row table:style-name="ro1">
          <table:table-cell office:value-type="float" office:value="1661258400" calcext:value-type="float">
            <text:p>1661258400</text:p>
          </table:table-cell>
          <table:table-cell table:style-name="ce8" table:formula="of:=[.A182]/86400+25569+1/12" office:value-type="date" office:date-value="2022-08-23T14:40:00" calcext:value-type="date">
            <text:p>2022-08-23 14:40:00</text:p>
          </table:table-cell>
          <table:table-cell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office:value-type="float" office:value="1661258460" calcext:value-type="float">
            <text:p>1661258460</text:p>
          </table:table-cell>
          <table:table-cell table:style-name="ce8" table:formula="of:=[.A183]/86400+25569+1/12" office:value-type="date" office:date-value="2022-08-23T14:41:00" calcext:value-type="date">
            <text:p>2022-08-23 14:41:00</text:p>
          </table:table-cell>
          <table:table-cell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office:value-type="float" office:value="1661258520" calcext:value-type="float">
            <text:p>1661258520</text:p>
          </table:table-cell>
          <table:table-cell table:style-name="ce8" table:formula="of:=[.A184]/86400+25569+1/12" office:value-type="date" office:date-value="2022-08-23T14:42:00" calcext:value-type="date">
            <text:p>2022-08-23 14:42:00</text:p>
          </table:table-cell>
          <table:table-cell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office:value-type="float" office:value="1661258580" calcext:value-type="float">
            <text:p>1661258580</text:p>
          </table:table-cell>
          <table:table-cell table:style-name="ce8" table:formula="of:=[.A185]/86400+25569+1/12" office:value-type="date" office:date-value="2022-08-23T14:43:00" calcext:value-type="date">
            <text:p>2022-08-23 14:43:00</text:p>
          </table:table-cell>
          <table:table-cell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office:value-type="float" office:value="1661258640" calcext:value-type="float">
            <text:p>1661258640</text:p>
          </table:table-cell>
          <table:table-cell table:style-name="ce8" table:formula="of:=[.A186]/86400+25569+1/12" office:value-type="date" office:date-value="2022-08-23T14:44:00" calcext:value-type="date">
            <text:p>2022-08-23 14:44:00</text:p>
          </table:table-cell>
          <table:table-cell office:value-type="float" office:value="1761" calcext:value-type="float">
            <text:p>1761</text:p>
          </table:table-cell>
          <table:table-cell table:number-columns-repeated="1021"/>
        </table:table-row>
        <table:table-row table:style-name="ro1">
          <table:table-cell office:value-type="float" office:value="1661258700" calcext:value-type="float">
            <text:p>1661258700</text:p>
          </table:table-cell>
          <table:table-cell table:style-name="ce8" table:formula="of:=[.A187]/86400+25569+1/12" office:value-type="date" office:date-value="2022-08-23T14:45:00" calcext:value-type="date">
            <text:p>2022-08-23 14:45:00</text:p>
          </table:table-cell>
          <table:table-cell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office:value-type="float" office:value="1661258760" calcext:value-type="float">
            <text:p>1661258760</text:p>
          </table:table-cell>
          <table:table-cell table:style-name="ce8" table:formula="of:=[.A188]/86400+25569+1/12" office:value-type="date" office:date-value="2022-08-23T14:46:00" calcext:value-type="date">
            <text:p>2022-08-23 14:46:00</text:p>
          </table:table-cell>
          <table:table-cell office:value-type="float" office:value="1756" calcext:value-type="float">
            <text:p>1756</text:p>
          </table:table-cell>
          <table:table-cell table:number-columns-repeated="1021"/>
        </table:table-row>
        <table:table-row table:style-name="ro1">
          <table:table-cell office:value-type="float" office:value="1661258820" calcext:value-type="float">
            <text:p>1661258820</text:p>
          </table:table-cell>
          <table:table-cell table:style-name="ce8" table:formula="of:=[.A189]/86400+25569+1/12" office:value-type="date" office:date-value="2022-08-23T14:47:00.000001" calcext:value-type="date">
            <text:p>2022-08-23 14:47:00</text:p>
          </table:table-cell>
          <table:table-cell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office:value-type="float" office:value="1661258880" calcext:value-type="float">
            <text:p>1661258880</text:p>
          </table:table-cell>
          <table:table-cell table:style-name="ce8" table:formula="of:=[.A190]/86400+25569+1/12" office:value-type="date" office:date-value="2022-08-23T14:48:00" calcext:value-type="date">
            <text:p>2022-08-23 14:48:00</text:p>
          </table:table-cell>
          <table:table-cell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office:value-type="float" office:value="1661258940" calcext:value-type="float">
            <text:p>1661258940</text:p>
          </table:table-cell>
          <table:table-cell table:style-name="ce8" table:formula="of:=[.A191]/86400+25569+1/12" office:value-type="date" office:date-value="2022-08-23T14:49:00" calcext:value-type="date">
            <text:p>2022-08-23 14:49:00</text:p>
          </table:table-cell>
          <table:table-cell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office:value-type="float" office:value="1661259000" calcext:value-type="float">
            <text:p>1661259000</text:p>
          </table:table-cell>
          <table:table-cell table:style-name="ce8" table:formula="of:=[.A192]/86400+25569+1/12" office:value-type="date" office:date-value="2022-08-23T14:50:00" calcext:value-type="date">
            <text:p>2022-08-23 14:50:00</text:p>
          </table:table-cell>
          <table:table-cell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office:value-type="float" office:value="1661259060" calcext:value-type="float">
            <text:p>1661259060</text:p>
          </table:table-cell>
          <table:table-cell table:style-name="ce8" table:formula="of:=[.A193]/86400+25569+1/12" office:value-type="date" office:date-value="2022-08-23T14:51:00" calcext:value-type="date">
            <text:p>2022-08-23 14:51:00</text:p>
          </table:table-cell>
          <table:table-cell office:value-type="float" office:value="1764" calcext:value-type="float">
            <text:p>1764</text:p>
          </table:table-cell>
          <table:table-cell table:number-columns-repeated="1021"/>
        </table:table-row>
        <table:table-row table:style-name="ro1">
          <table:table-cell office:value-type="float" office:value="1661259120" calcext:value-type="float">
            <text:p>1661259120</text:p>
          </table:table-cell>
          <table:table-cell table:style-name="ce8" table:formula="of:=[.A194]/86400+25569+1/12" office:value-type="date" office:date-value="2022-08-23T14:52:00" calcext:value-type="date">
            <text:p>2022-08-23 14:52:00</text:p>
          </table:table-cell>
          <table:table-cell office:value-type="float" office:value="1311" calcext:value-type="float">
            <text:p>1311</text:p>
          </table:table-cell>
          <table:table-cell table:number-columns-repeated="1021"/>
        </table:table-row>
        <table:table-row table:style-name="ro1">
          <table:table-cell office:value-type="float" office:value="1661259180" calcext:value-type="float">
            <text:p>1661259180</text:p>
          </table:table-cell>
          <table:table-cell table:style-name="ce8" table:formula="of:=[.A195]/86400+25569+1/12" office:value-type="date" office:date-value="2022-08-23T14:53:00.000001" calcext:value-type="date">
            <text:p>2022-08-23 14:53:00</text:p>
          </table:table-cell>
          <table:table-cell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office:value-type="float" office:value="1661259240" calcext:value-type="float">
            <text:p>1661259240</text:p>
          </table:table-cell>
          <table:table-cell table:style-name="ce8" table:formula="of:=[.A196]/86400+25569+1/12" office:value-type="date" office:date-value="2022-08-23T14:54:00" calcext:value-type="date">
            <text:p>2022-08-23 14:5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59300" calcext:value-type="float">
            <text:p>1661259300</text:p>
          </table:table-cell>
          <table:table-cell table:style-name="ce8" table:formula="of:=[.A197]/86400+25569+1/12" office:value-type="date" office:date-value="2022-08-23T14:55:00" calcext:value-type="date">
            <text:p>2022-08-23 14:55:00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office:value-type="float" office:value="1661259360" calcext:value-type="float">
            <text:p>1661259360</text:p>
          </table:table-cell>
          <table:table-cell table:style-name="ce8" table:formula="of:=[.A198]/86400+25569+1/12" office:value-type="date" office:date-value="2022-08-23T14:56:00" calcext:value-type="date">
            <text:p>2022-08-23 14:56:00</text:p>
          </table:table-cell>
          <table:table-cell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office:value-type="float" office:value="1661259420" calcext:value-type="float">
            <text:p>1661259420</text:p>
          </table:table-cell>
          <table:table-cell table:style-name="ce8" table:formula="of:=[.A199]/86400+25569+1/12" office:value-type="date" office:date-value="2022-08-23T14:57:00" calcext:value-type="date">
            <text:p>2022-08-23 14:57:00</text:p>
          </table:table-cell>
          <table:table-cell office:value-type="float" office:value="1388" calcext:value-type="float">
            <text:p>1388</text:p>
          </table:table-cell>
          <table:table-cell table:number-columns-repeated="1021"/>
        </table:table-row>
        <table:table-row table:style-name="ro1">
          <table:table-cell office:value-type="float" office:value="1661259480" calcext:value-type="float">
            <text:p>1661259480</text:p>
          </table:table-cell>
          <table:table-cell table:style-name="ce8" table:formula="of:=[.A200]/86400+25569+1/12" office:value-type="date" office:date-value="2022-08-23T14:58:00" calcext:value-type="date">
            <text:p>2022-08-23 14:58:00</text:p>
          </table:table-cell>
          <table:table-cell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office:value-type="float" office:value="1661259540" calcext:value-type="float">
            <text:p>1661259540</text:p>
          </table:table-cell>
          <table:table-cell table:style-name="ce8" table:formula="of:=[.A201]/86400+25569+1/12" office:value-type="date" office:date-value="2022-08-23T14:59:00" calcext:value-type="date">
            <text:p>2022-08-23 14:59:00</text:p>
          </table:table-cell>
          <table:table-cell office:value-type="float" office:value="1018" calcext:value-type="float">
            <text:p>1018</text:p>
          </table:table-cell>
          <table:table-cell table:number-columns-repeated="1021"/>
        </table:table-row>
        <table:table-row table:style-name="ro1">
          <table:table-cell office:value-type="float" office:value="1661259600" calcext:value-type="float">
            <text:p>1661259600</text:p>
          </table:table-cell>
          <table:table-cell table:style-name="ce8" table:formula="of:=[.A202]/86400+25569+1/12" office:value-type="date" office:date-value="2022-08-23T15:00:00.000001" calcext:value-type="date">
            <text:p>2022-08-23 15:00:00</text:p>
          </table:table-cell>
          <table:table-cell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office:value-type="float" office:value="1661259660" calcext:value-type="float">
            <text:p>1661259660</text:p>
          </table:table-cell>
          <table:table-cell table:style-name="ce8" table:formula="of:=[.A203]/86400+25569+1/12" office:value-type="date" office:date-value="2022-08-23T15:01:00" calcext:value-type="date">
            <text:p>2022-08-23 15:01:00</text:p>
          </table:table-cell>
          <table:table-cell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office:value-type="float" office:value="1661259720" calcext:value-type="float">
            <text:p>1661259720</text:p>
          </table:table-cell>
          <table:table-cell table:style-name="ce8" table:formula="of:=[.A204]/86400+25569+1/12" office:value-type="date" office:date-value="2022-08-23T15:02:00" calcext:value-type="date">
            <text:p>2022-08-23 15:02:00</text:p>
          </table:table-cell>
          <table:table-cell office:value-type="float" office:value="1398" calcext:value-type="float">
            <text:p>1398</text:p>
          </table:table-cell>
          <table:table-cell table:number-columns-repeated="1021"/>
        </table:table-row>
        <table:table-row table:style-name="ro1">
          <table:table-cell office:value-type="float" office:value="1661259780" calcext:value-type="float">
            <text:p>1661259780</text:p>
          </table:table-cell>
          <table:table-cell table:style-name="ce8" table:formula="of:=[.A205]/86400+25569+1/12" office:value-type="date" office:date-value="2022-08-23T15:03:00" calcext:value-type="date">
            <text:p>2022-08-23 15:03:00</text:p>
          </table:table-cell>
          <table:table-cell office:value-type="float" office:value="1807" calcext:value-type="float">
            <text:p>1807</text:p>
          </table:table-cell>
          <table:table-cell table:number-columns-repeated="1021"/>
        </table:table-row>
        <table:table-row table:style-name="ro1">
          <table:table-cell office:value-type="float" office:value="1661259840" calcext:value-type="float">
            <text:p>1661259840</text:p>
          </table:table-cell>
          <table:table-cell table:style-name="ce8" table:formula="of:=[.A206]/86400+25569+1/12" office:value-type="date" office:date-value="2022-08-23T15:04:00" calcext:value-type="date">
            <text:p>2022-08-23 15:04:00</text:p>
          </table:table-cell>
          <table:table-cell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office:value-type="float" office:value="1661259900" calcext:value-type="float">
            <text:p>1661259900</text:p>
          </table:table-cell>
          <table:table-cell table:style-name="ce8" table:formula="of:=[.A207]/86400+25569+1/12" office:value-type="date" office:date-value="2022-08-23T15:05:00" calcext:value-type="date">
            <text:p>2022-08-23 15:05:00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office:value-type="float" office:value="1661259960" calcext:value-type="float">
            <text:p>1661259960</text:p>
          </table:table-cell>
          <table:table-cell table:style-name="ce8" table:formula="of:=[.A208]/86400+25569+1/12" office:value-type="date" office:date-value="2022-08-23T15:06:00.000001" calcext:value-type="date">
            <text:p>2022-08-23 15:06:00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office:value-type="float" office:value="1661260020" calcext:value-type="float">
            <text:p>1661260020</text:p>
          </table:table-cell>
          <table:table-cell table:style-name="ce8" table:formula="of:=[.A209]/86400+25569+1/12" office:value-type="date" office:date-value="2022-08-23T15:07:00" calcext:value-type="date">
            <text:p>2022-08-23 15:07:00</text:p>
          </table:table-cell>
          <table:table-cell office:value-type="float" office:value="369" calcext:value-type="float">
            <text:p>369</text:p>
          </table:table-cell>
          <table:table-cell table:number-columns-repeated="1021"/>
        </table:table-row>
        <table:table-row table:style-name="ro1">
          <table:table-cell office:value-type="float" office:value="1661260080" calcext:value-type="float">
            <text:p>1661260080</text:p>
          </table:table-cell>
          <table:table-cell table:style-name="ce8" table:formula="of:=[.A210]/86400+25569+1/12" office:value-type="date" office:date-value="2022-08-23T15:08:00" calcext:value-type="date">
            <text:p>2022-08-23 15:08:00</text:p>
          </table:table-cell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office:value-type="float" office:value="1661260140" calcext:value-type="float">
            <text:p>1661260140</text:p>
          </table:table-cell>
          <table:table-cell table:style-name="ce8" table:formula="of:=[.A211]/86400+25569+1/12" office:value-type="date" office:date-value="2022-08-23T15:09:00" calcext:value-type="date">
            <text:p>2022-08-23 15:09:00</text:p>
          </table:table-cell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office:value-type="float" office:value="1661260200" calcext:value-type="float">
            <text:p>1661260200</text:p>
          </table:table-cell>
          <table:table-cell table:style-name="ce8" table:formula="of:=[.A212]/86400+25569+1/12" office:value-type="date" office:date-value="2022-08-23T15:10:00" calcext:value-type="date">
            <text:p>2022-08-23 15:10:00</text:p>
          </table:table-cell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office:value-type="float" office:value="1661260260" calcext:value-type="float">
            <text:p>1661260260</text:p>
          </table:table-cell>
          <table:table-cell table:style-name="ce8" table:formula="of:=[.A213]/86400+25569+1/12" office:value-type="date" office:date-value="2022-08-23T15:11:00" calcext:value-type="date">
            <text:p>2022-08-23 15:11:00</text:p>
          </table:table-cell>
          <table:table-cell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office:value-type="float" office:value="1661260320" calcext:value-type="float">
            <text:p>1661260320</text:p>
          </table:table-cell>
          <table:table-cell table:style-name="ce8" table:formula="of:=[.A214]/86400+25569+1/12" office:value-type="date" office:date-value="2022-08-23T15:12:00" calcext:value-type="date">
            <text:p>2022-08-23 15:12:00</text:p>
          </table:table-cell>
          <table:table-cell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office:value-type="float" office:value="1661260380" calcext:value-type="float">
            <text:p>1661260380</text:p>
          </table:table-cell>
          <table:table-cell table:style-name="ce8" table:formula="of:=[.A215]/86400+25569+1/12" office:value-type="date" office:date-value="2022-08-23T15:13:00.000001" calcext:value-type="date">
            <text:p>2022-08-23 15:13:00</text:p>
          </table:table-cell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office:value-type="float" office:value="1661260440" calcext:value-type="float">
            <text:p>1661260440</text:p>
          </table:table-cell>
          <table:table-cell table:style-name="ce8" table:formula="of:=[.A216]/86400+25569+1/12" office:value-type="date" office:date-value="2022-08-23T15:14:00" calcext:value-type="date">
            <text:p>2022-08-23 15:14:00</text:p>
          </table:table-cell>
          <table:table-cell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office:value-type="float" office:value="1661260500" calcext:value-type="float">
            <text:p>1661260500</text:p>
          </table:table-cell>
          <table:table-cell table:style-name="ce8" table:formula="of:=[.A217]/86400+25569+1/12" office:value-type="date" office:date-value="2022-08-23T15:15:00" calcext:value-type="date">
            <text:p>2022-08-23 15:15:00</text:p>
          </table:table-cell>
          <table:table-cell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office:value-type="float" office:value="1661260560" calcext:value-type="float">
            <text:p>1661260560</text:p>
          </table:table-cell>
          <table:table-cell table:style-name="ce8" table:formula="of:=[.A218]/86400+25569+1/12" office:value-type="date" office:date-value="2022-08-23T15:16:00" calcext:value-type="date">
            <text:p>2022-08-23 15:16:00</text:p>
          </table:table-cell>
          <table:table-cell office:value-type="float" office:value="682" calcext:value-type="float">
            <text:p>682</text:p>
          </table:table-cell>
          <table:table-cell table:number-columns-repeated="1021"/>
        </table:table-row>
        <table:table-row table:style-name="ro1">
          <table:table-cell office:value-type="float" office:value="1661260620" calcext:value-type="float">
            <text:p>1661260620</text:p>
          </table:table-cell>
          <table:table-cell table:style-name="ce8" table:formula="of:=[.A219]/86400+25569+1/12" office:value-type="date" office:date-value="2022-08-23T15:17:00" calcext:value-type="date">
            <text:p>2022-08-23 15:17: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office:value-type="float" office:value="1661260680" calcext:value-type="float">
            <text:p>1661260680</text:p>
          </table:table-cell>
          <table:table-cell table:style-name="ce8" table:formula="of:=[.A220]/86400+25569+1/12" office:value-type="date" office:date-value="2022-08-23T15:18:00" calcext:value-type="date">
            <text:p>2022-08-23 15:18:00</text:p>
          </table:table-cell>
          <table:table-cell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office:value-type="float" office:value="1661260740" calcext:value-type="float">
            <text:p>1661260740</text:p>
          </table:table-cell>
          <table:table-cell table:style-name="ce8" table:formula="of:=[.A221]/86400+25569+1/12" office:value-type="date" office:date-value="2022-08-23T15:19:00.000001" calcext:value-type="date">
            <text:p>2022-08-23 15:19:00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office:value-type="float" office:value="1661260800" calcext:value-type="float">
            <text:p>1661260800</text:p>
          </table:table-cell>
          <table:table-cell table:style-name="ce8" table:formula="of:=[.A222]/86400+25569+1/12" office:value-type="date" office:date-value="2022-08-23T15:20:00" calcext:value-type="date">
            <text:p>2022-08-23 15:20:00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office:value-type="float" office:value="1661260860" calcext:value-type="float">
            <text:p>1661260860</text:p>
          </table:table-cell>
          <table:table-cell table:style-name="ce8" table:formula="of:=[.A223]/86400+25569+1/12" office:value-type="date" office:date-value="2022-08-23T15:21:00" calcext:value-type="date">
            <text:p>2022-08-23 15:21:00</text:p>
          </table:table-cell>
          <table:table-cell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office:value-type="float" office:value="1661260920" calcext:value-type="float">
            <text:p>1661260920</text:p>
          </table:table-cell>
          <table:table-cell table:style-name="ce8" table:formula="of:=[.A224]/86400+25569+1/12" office:value-type="date" office:date-value="2022-08-23T15:22:00" calcext:value-type="date">
            <text:p>2022-08-23 15:22:00</text:p>
          </table:table-cell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1">
          <table:table-cell office:value-type="float" office:value="1661260980" calcext:value-type="float">
            <text:p>1661260980</text:p>
          </table:table-cell>
          <table:table-cell table:style-name="ce8" table:formula="of:=[.A225]/86400+25569+1/12" office:value-type="date" office:date-value="2022-08-23T15:23:00" calcext:value-type="date">
            <text:p>2022-08-23 15:23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61040" calcext:value-type="float">
            <text:p>1661261040</text:p>
          </table:table-cell>
          <table:table-cell table:style-name="ce8" table:formula="of:=[.A226]/86400+25569+1/12" office:value-type="date" office:date-value="2022-08-23T15:24:00" calcext:value-type="date">
            <text:p>2022-08-23 15:24:00</text:p>
          </table:table-cell>
          <table:table-cell office:value-type="float" office:value="1121" calcext:value-type="float">
            <text:p>1121</text:p>
          </table:table-cell>
          <table:table-cell table:number-columns-repeated="1021"/>
        </table:table-row>
        <table:table-row table:style-name="ro1">
          <table:table-cell office:value-type="float" office:value="1661261100" calcext:value-type="float">
            <text:p>1661261100</text:p>
          </table:table-cell>
          <table:table-cell table:style-name="ce8" table:formula="of:=[.A227]/86400+25569+1/12" office:value-type="date" office:date-value="2022-08-23T15:25:00" calcext:value-type="date">
            <text:p>2022-08-23 15:25:00</text:p>
          </table:table-cell>
          <table:table-cell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office:value-type="float" office:value="1661261160" calcext:value-type="float">
            <text:p>1661261160</text:p>
          </table:table-cell>
          <table:table-cell table:style-name="ce8" table:formula="of:=[.A228]/86400+25569+1/12" office:value-type="date" office:date-value="2022-08-23T15:26:00" calcext:value-type="date">
            <text:p>2022-08-23 15:26:00</text:p>
          </table:table-cell>
          <table:table-cell office:value-type="float" office:value="1595" calcext:value-type="float">
            <text:p>1595</text:p>
          </table:table-cell>
          <table:table-cell table:number-columns-repeated="1021"/>
        </table:table-row>
        <table:table-row table:style-name="ro1">
          <table:table-cell office:value-type="float" office:value="1661261220" calcext:value-type="float">
            <text:p>1661261220</text:p>
          </table:table-cell>
          <table:table-cell table:style-name="ce8" table:formula="of:=[.A229]/86400+25569+1/12" office:value-type="date" office:date-value="2022-08-23T15:27:00" calcext:value-type="date">
            <text:p>2022-08-23 15:27:00</text:p>
          </table:table-cell>
          <table:table-cell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office:value-type="float" office:value="1661261280" calcext:value-type="float">
            <text:p>1661261280</text:p>
          </table:table-cell>
          <table:table-cell table:style-name="ce8" table:formula="of:=[.A230]/86400+25569+1/12" office:value-type="date" office:date-value="2022-08-23T15:28:00" calcext:value-type="date">
            <text:p>2022-08-23 15:28:00</text:p>
          </table:table-cell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office:value-type="float" office:value="1661261340" calcext:value-type="float">
            <text:p>1661261340</text:p>
          </table:table-cell>
          <table:table-cell table:style-name="ce8" table:formula="of:=[.A231]/86400+25569+1/12" office:value-type="date" office:date-value="2022-08-23T15:29:00" calcext:value-type="date">
            <text:p>2022-08-23 15:29:00</text:p>
          </table:table-cell>
          <table:table-cell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office:value-type="float" office:value="1661261400" calcext:value-type="float">
            <text:p>1661261400</text:p>
          </table:table-cell>
          <table:table-cell table:style-name="ce8" table:formula="of:=[.A232]/86400+25569+1/12" office:value-type="date" office:date-value="2022-08-23T15:30:00" calcext:value-type="date">
            <text:p>2022-08-23 15:30:00</text:p>
          </table:table-cell>
          <table:table-cell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office:value-type="float" office:value="1661261460" calcext:value-type="float">
            <text:p>1661261460</text:p>
          </table:table-cell>
          <table:table-cell table:style-name="ce8" table:formula="of:=[.A233]/86400+25569+1/12" office:value-type="date" office:date-value="2022-08-23T15:31:00" calcext:value-type="date">
            <text:p>2022-08-23 15:31:00</text:p>
          </table:table-cell>
          <table:table-cell office:value-type="float" office:value="1668" calcext:value-type="float">
            <text:p>1668</text:p>
          </table:table-cell>
          <table:table-cell table:number-columns-repeated="1021"/>
        </table:table-row>
        <table:table-row table:style-name="ro1">
          <table:table-cell office:value-type="float" office:value="1661261520" calcext:value-type="float">
            <text:p>1661261520</text:p>
          </table:table-cell>
          <table:table-cell table:style-name="ce8" table:formula="of:=[.A234]/86400+25569+1/12" office:value-type="date" office:date-value="2022-08-23T15:32:00.000001" calcext:value-type="date">
            <text:p>2022-08-23 15:32:00</text:p>
          </table:table-cell>
          <table:table-cell office:value-type="float" office:value="1685" calcext:value-type="float">
            <text:p>1685</text:p>
          </table:table-cell>
          <table:table-cell table:number-columns-repeated="1021"/>
        </table:table-row>
        <table:table-row table:style-name="ro1">
          <table:table-cell office:value-type="float" office:value="1661261580" calcext:value-type="float">
            <text:p>1661261580</text:p>
          </table:table-cell>
          <table:table-cell table:style-name="ce8" table:formula="of:=[.A235]/86400+25569+1/12" office:value-type="date" office:date-value="2022-08-23T15:33:00" calcext:value-type="date">
            <text:p>2022-08-23 15:33:00</text:p>
          </table:table-cell>
          <table:table-cell office:value-type="float" office:value="1666" calcext:value-type="float">
            <text:p>1666</text:p>
          </table:table-cell>
          <table:table-cell table:number-columns-repeated="1021"/>
        </table:table-row>
        <table:table-row table:style-name="ro1">
          <table:table-cell office:value-type="float" office:value="1661261640" calcext:value-type="float">
            <text:p>1661261640</text:p>
          </table:table-cell>
          <table:table-cell table:style-name="ce8" table:formula="of:=[.A236]/86400+25569+1/12" office:value-type="date" office:date-value="2022-08-23T15:34:00" calcext:value-type="date">
            <text:p>2022-08-23 15:34:00</text:p>
          </table:table-cell>
          <table:table-cell office:value-type="float" office:value="1672" calcext:value-type="float">
            <text:p>1672</text:p>
          </table:table-cell>
          <table:table-cell table:number-columns-repeated="1021"/>
        </table:table-row>
        <table:table-row table:style-name="ro1">
          <table:table-cell office:value-type="float" office:value="1661261700" calcext:value-type="float">
            <text:p>1661261700</text:p>
          </table:table-cell>
          <table:table-cell table:style-name="ce8" table:formula="of:=[.A237]/86400+25569+1/12" office:value-type="date" office:date-value="2022-08-23T15:35:00" calcext:value-type="date">
            <text:p>2022-08-23 15:35:00</text:p>
          </table:table-cell>
          <table:table-cell office:value-type="float" office:value="1658" calcext:value-type="float">
            <text:p>1658</text:p>
          </table:table-cell>
          <table:table-cell table:number-columns-repeated="1021"/>
        </table:table-row>
        <table:table-row table:style-name="ro1">
          <table:table-cell office:value-type="float" office:value="1661261760" calcext:value-type="float">
            <text:p>1661261760</text:p>
          </table:table-cell>
          <table:table-cell table:style-name="ce8" table:formula="of:=[.A238]/86400+25569+1/12" office:value-type="date" office:date-value="2022-08-23T15:36:00" calcext:value-type="date">
            <text:p>2022-08-23 15:36:00</text:p>
          </table:table-cell>
          <table:table-cell office:value-type="float" office:value="1452" calcext:value-type="float">
            <text:p>1452</text:p>
          </table:table-cell>
          <table:table-cell table:number-columns-repeated="1021"/>
        </table:table-row>
        <table:table-row table:style-name="ro1">
          <table:table-cell office:value-type="float" office:value="1661261820" calcext:value-type="float">
            <text:p>1661261820</text:p>
          </table:table-cell>
          <table:table-cell table:style-name="ce8" table:formula="of:=[.A239]/86400+25569+1/12" office:value-type="date" office:date-value="2022-08-23T15:37:00" calcext:value-type="date">
            <text:p>2022-08-23 15:37:00</text:p>
          </table:table-cell>
          <table:table-cell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office:value-type="float" office:value="1661261880" calcext:value-type="float">
            <text:p>1661261880</text:p>
          </table:table-cell>
          <table:table-cell table:style-name="ce8" table:formula="of:=[.A240]/86400+25569+1/12" office:value-type="date" office:date-value="2022-08-23T15:38:00.000001" calcext:value-type="date">
            <text:p>2022-08-23 15:38:00</text:p>
          </table:table-cell>
          <table:table-cell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office:value-type="float" office:value="1661261940" calcext:value-type="float">
            <text:p>1661261940</text:p>
          </table:table-cell>
          <table:table-cell table:style-name="ce8" table:formula="of:=[.A241]/86400+25569+1/12" office:value-type="date" office:date-value="2022-08-23T15:39:00" calcext:value-type="date">
            <text:p>2022-08-23 15:39:00</text:p>
          </table:table-cell>
          <table:table-cell office:value-type="float" office:value="1470" calcext:value-type="float">
            <text:p>1470</text:p>
          </table:table-cell>
          <table:table-cell table:number-columns-repeated="1021"/>
        </table:table-row>
        <table:table-row table:style-name="ro1">
          <table:table-cell office:value-type="float" office:value="1661262000" calcext:value-type="float">
            <text:p>1661262000</text:p>
          </table:table-cell>
          <table:table-cell table:style-name="ce8" table:formula="of:=[.A242]/86400+25569+1/12" office:value-type="date" office:date-value="2022-08-23T15:40:00" calcext:value-type="date">
            <text:p>2022-08-23 15:40:00</text:p>
          </table:table-cell>
          <table:table-cell office:value-type="float" office:value="1614" calcext:value-type="float">
            <text:p>1614</text:p>
          </table:table-cell>
          <table:table-cell table:number-columns-repeated="1021"/>
        </table:table-row>
        <table:table-row table:style-name="ro1">
          <table:table-cell office:value-type="float" office:value="1661262060" calcext:value-type="float">
            <text:p>1661262060</text:p>
          </table:table-cell>
          <table:table-cell table:style-name="ce8" table:formula="of:=[.A243]/86400+25569+1/12" office:value-type="date" office:date-value="2022-08-23T15:41:00" calcext:value-type="date">
            <text:p>2022-08-23 15:41:00</text:p>
          </table:table-cell>
          <table:table-cell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office:value-type="float" office:value="1661262120" calcext:value-type="float">
            <text:p>1661262120</text:p>
          </table:table-cell>
          <table:table-cell table:style-name="ce8" table:formula="of:=[.A244]/86400+25569+1/12" office:value-type="date" office:date-value="2022-08-23T15:42:00" calcext:value-type="date">
            <text:p>2022-08-23 15:42:00</text:p>
          </table:table-cell>
          <table:table-cell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office:value-type="float" office:value="1661262180" calcext:value-type="float">
            <text:p>1661262180</text:p>
          </table:table-cell>
          <table:table-cell table:style-name="ce8" table:formula="of:=[.A245]/86400+25569+1/12" office:value-type="date" office:date-value="2022-08-23T15:43:00" calcext:value-type="date">
            <text:p>2022-08-23 15:43:00</text:p>
          </table:table-cell>
          <table:table-cell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office:value-type="float" office:value="1661262240" calcext:value-type="float">
            <text:p>1661262240</text:p>
          </table:table-cell>
          <table:table-cell table:style-name="ce8" table:formula="of:=[.A246]/86400+25569+1/12" office:value-type="date" office:date-value="2022-08-23T15:44:00" calcext:value-type="date">
            <text:p>2022-08-23 15:44:00</text:p>
          </table:table-cell>
          <table:table-cell office:value-type="float" office:value="1525" calcext:value-type="float">
            <text:p>1525</text:p>
          </table:table-cell>
          <table:table-cell table:number-columns-repeated="1021"/>
        </table:table-row>
        <table:table-row table:style-name="ro1">
          <table:table-cell office:value-type="float" office:value="1661262300" calcext:value-type="float">
            <text:p>1661262300</text:p>
          </table:table-cell>
          <table:table-cell table:style-name="ce8" table:formula="of:=[.A247]/86400+25569+1/12" office:value-type="date" office:date-value="2022-08-23T15:45:00.000001" calcext:value-type="date">
            <text:p>2022-08-23 15:45:00</text:p>
          </table:table-cell>
          <table:table-cell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office:value-type="float" office:value="1661262360" calcext:value-type="float">
            <text:p>1661262360</text:p>
          </table:table-cell>
          <table:table-cell table:style-name="ce8" table:formula="of:=[.A248]/86400+25569+1/12" office:value-type="date" office:date-value="2022-08-23T15:46:00" calcext:value-type="date">
            <text:p>2022-08-23 15:46:00</text:p>
          </table:table-cell>
          <table:table-cell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office:value-type="float" office:value="1661262420" calcext:value-type="float">
            <text:p>1661262420</text:p>
          </table:table-cell>
          <table:table-cell table:style-name="ce8" table:formula="of:=[.A249]/86400+25569+1/12" office:value-type="date" office:date-value="2022-08-23T15:47:00" calcext:value-type="date">
            <text:p>2022-08-23 15:47:00</text:p>
          </table:table-cell>
          <table:table-cell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office:value-type="float" office:value="1661262480" calcext:value-type="float">
            <text:p>1661262480</text:p>
          </table:table-cell>
          <table:table-cell table:style-name="ce8" table:formula="of:=[.A250]/86400+25569+1/12" office:value-type="date" office:date-value="2022-08-23T15:48:00" calcext:value-type="date">
            <text:p>2022-08-23 15:48:00</text:p>
          </table:table-cell>
          <table:table-cell office:value-type="float" office:value="1565" calcext:value-type="float">
            <text:p>1565</text:p>
          </table:table-cell>
          <table:table-cell table:number-columns-repeated="1021"/>
        </table:table-row>
        <table:table-row table:style-name="ro1">
          <table:table-cell office:value-type="float" office:value="1661262540" calcext:value-type="float">
            <text:p>1661262540</text:p>
          </table:table-cell>
          <table:table-cell table:style-name="ce8" table:formula="of:=[.A251]/86400+25569+1/12" office:value-type="date" office:date-value="2022-08-23T15:49:00" calcext:value-type="date">
            <text:p>2022-08-23 15:49:00</text:p>
          </table:table-cell>
          <table:table-cell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office:value-type="float" office:value="1661262600" calcext:value-type="float">
            <text:p>1661262600</text:p>
          </table:table-cell>
          <table:table-cell table:style-name="ce8" table:formula="of:=[.A252]/86400+25569+1/12" office:value-type="date" office:date-value="2022-08-23T15:50:00" calcext:value-type="date">
            <text:p>2022-08-23 15:50:00</text:p>
          </table:table-cell>
          <table:table-cell office:value-type="float" office:value="1507" calcext:value-type="float">
            <text:p>1507</text:p>
          </table:table-cell>
          <table:table-cell table:number-columns-repeated="1021"/>
        </table:table-row>
        <table:table-row table:style-name="ro1">
          <table:table-cell office:value-type="float" office:value="1661262660" calcext:value-type="float">
            <text:p>1661262660</text:p>
          </table:table-cell>
          <table:table-cell table:style-name="ce8" table:formula="of:=[.A253]/86400+25569+1/12" office:value-type="date" office:date-value="2022-08-23T15:51:00.000001" calcext:value-type="date">
            <text:p>2022-08-23 15:51:00</text:p>
          </table:table-cell>
          <table:table-cell office:value-type="float" office:value="1546" calcext:value-type="float">
            <text:p>1546</text:p>
          </table:table-cell>
          <table:table-cell table:number-columns-repeated="1021"/>
        </table:table-row>
        <table:table-row table:style-name="ro1">
          <table:table-cell office:value-type="float" office:value="1661262720" calcext:value-type="float">
            <text:p>1661262720</text:p>
          </table:table-cell>
          <table:table-cell table:style-name="ce8" table:formula="of:=[.A254]/86400+25569+1/12" office:value-type="date" office:date-value="2022-08-23T15:52:00" calcext:value-type="date">
            <text:p>2022-08-23 15:52:00</text:p>
          </table:table-cell>
          <table:table-cell office:value-type="float" office:value="1526" calcext:value-type="float">
            <text:p>1526</text:p>
          </table:table-cell>
          <table:table-cell table:number-columns-repeated="1021"/>
        </table:table-row>
        <table:table-row table:style-name="ro1">
          <table:table-cell office:value-type="float" office:value="1661262780" calcext:value-type="float">
            <text:p>1661262780</text:p>
          </table:table-cell>
          <table:table-cell table:style-name="ce8" table:formula="of:=[.A255]/86400+25569+1/12" office:value-type="date" office:date-value="2022-08-23T15:53:00" calcext:value-type="date">
            <text:p>2022-08-23 15:53:00</text:p>
          </table:table-cell>
          <table:table-cell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office:value-type="float" office:value="1661262840" calcext:value-type="float">
            <text:p>1661262840</text:p>
          </table:table-cell>
          <table:table-cell table:style-name="ce8" table:formula="of:=[.A256]/86400+25569+1/12" office:value-type="date" office:date-value="2022-08-23T15:54:00" calcext:value-type="date">
            <text:p>2022-08-23 15:54:00</text:p>
          </table:table-cell>
          <table:table-cell office:value-type="float" office:value="1481" calcext:value-type="float">
            <text:p>1481</text:p>
          </table:table-cell>
          <table:table-cell table:number-columns-repeated="1021"/>
        </table:table-row>
        <table:table-row table:style-name="ro1">
          <table:table-cell office:value-type="float" office:value="1661262900" calcext:value-type="float">
            <text:p>1661262900</text:p>
          </table:table-cell>
          <table:table-cell table:style-name="ce8" table:formula="of:=[.A257]/86400+25569+1/12" office:value-type="date" office:date-value="2022-08-23T15:55:00" calcext:value-type="date">
            <text:p>2022-08-23 15:55:00</text:p>
          </table:table-cell>
          <table:table-cell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office:value-type="float" office:value="1661262960" calcext:value-type="float">
            <text:p>1661262960</text:p>
          </table:table-cell>
          <table:table-cell table:style-name="ce8" table:formula="of:=[.A258]/86400+25569+1/12" office:value-type="date" office:date-value="2022-08-23T15:56:00" calcext:value-type="date">
            <text:p>2022-08-23 15:56:00</text:p>
          </table:table-cell>
          <table:table-cell office:value-type="float" office:value="1431" calcext:value-type="float">
            <text:p>1431</text:p>
          </table:table-cell>
          <table:table-cell table:number-columns-repeated="1021"/>
        </table:table-row>
        <table:table-row table:style-name="ro1">
          <table:table-cell office:value-type="float" office:value="1661263020" calcext:value-type="float">
            <text:p>1661263020</text:p>
          </table:table-cell>
          <table:table-cell table:style-name="ce8" table:formula="of:=[.A259]/86400+25569+1/12" office:value-type="date" office:date-value="2022-08-23T15:57:00" calcext:value-type="date">
            <text:p>2022-08-23 15:57:00</text:p>
          </table:table-cell>
          <table:table-cell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office:value-type="float" office:value="1661263080" calcext:value-type="float">
            <text:p>1661263080</text:p>
          </table:table-cell>
          <table:table-cell table:style-name="ce8" table:formula="of:=[.A260]/86400+25569+1/12" office:value-type="date" office:date-value="2022-08-23T15:58:00.000001" calcext:value-type="date">
            <text:p>2022-08-23 15:58:00</text:p>
          </table:table-cell>
          <table:table-cell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office:value-type="float" office:value="1661263140" calcext:value-type="float">
            <text:p>1661263140</text:p>
          </table:table-cell>
          <table:table-cell table:style-name="ce8" table:formula="of:=[.A261]/86400+25569+1/12" office:value-type="date" office:date-value="2022-08-23T15:59:00" calcext:value-type="date">
            <text:p>2022-08-23 15:59:00</text:p>
          </table:table-cell>
          <table:table-cell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office:value-type="float" office:value="1661263200" calcext:value-type="float">
            <text:p>1661263200</text:p>
          </table:table-cell>
          <table:table-cell table:style-name="ce8" table:formula="of:=[.A262]/86400+25569+1/12" office:value-type="date" office:date-value="2022-08-23T16:00:00" calcext:value-type="date">
            <text:p>2022-08-23 16:00:00</text:p>
          </table:table-cell>
          <table:table-cell office:value-type="float" office:value="1387" calcext:value-type="float">
            <text:p>1387</text:p>
          </table:table-cell>
          <table:table-cell table:number-columns-repeated="1021"/>
        </table:table-row>
        <table:table-row table:style-name="ro1">
          <table:table-cell office:value-type="float" office:value="1661263260" calcext:value-type="float">
            <text:p>1661263260</text:p>
          </table:table-cell>
          <table:table-cell table:style-name="ce8" table:formula="of:=[.A263]/86400+25569+1/12" office:value-type="date" office:date-value="2022-08-23T16:01:00" calcext:value-type="date">
            <text:p>2022-08-23 16:01:00</text:p>
          </table:table-cell>
          <table:table-cell office:value-type="float" office:value="1386" calcext:value-type="float">
            <text:p>1386</text:p>
          </table:table-cell>
          <table:table-cell table:number-columns-repeated="1021"/>
        </table:table-row>
        <table:table-row table:style-name="ro1">
          <table:table-cell office:value-type="float" office:value="1661263320" calcext:value-type="float">
            <text:p>1661263320</text:p>
          </table:table-cell>
          <table:table-cell table:style-name="ce8" table:formula="of:=[.A264]/86400+25569+1/12" office:value-type="date" office:date-value="2022-08-23T16:02:00" calcext:value-type="date">
            <text:p>2022-08-23 16:02:00</text:p>
          </table:table-cell>
          <table:table-cell office:value-type="float" office:value="1391" calcext:value-type="float">
            <text:p>1391</text:p>
          </table:table-cell>
          <table:table-cell table:number-columns-repeated="1021"/>
        </table:table-row>
        <table:table-row table:style-name="ro1">
          <table:table-cell office:value-type="float" office:value="1661263380" calcext:value-type="float">
            <text:p>1661263380</text:p>
          </table:table-cell>
          <table:table-cell table:style-name="ce8" table:formula="of:=[.A265]/86400+25569+1/12" office:value-type="date" office:date-value="2022-08-23T16:03:00" calcext:value-type="date">
            <text:p>2022-08-23 16:03:00</text:p>
          </table:table-cell>
          <table:table-cell office:value-type="float" office:value="1402" calcext:value-type="float">
            <text:p>1402</text:p>
          </table:table-cell>
          <table:table-cell table:number-columns-repeated="1021"/>
        </table:table-row>
        <table:table-row table:style-name="ro1">
          <table:table-cell office:value-type="float" office:value="1661263440" calcext:value-type="float">
            <text:p>1661263440</text:p>
          </table:table-cell>
          <table:table-cell table:style-name="ce8" table:formula="of:=[.A266]/86400+25569+1/12" office:value-type="date" office:date-value="2022-08-23T16:04:00.000001" calcext:value-type="date">
            <text:p>2022-08-23 16:04:00</text:p>
          </table:table-cell>
          <table:table-cell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office:value-type="float" office:value="1661263500" calcext:value-type="float">
            <text:p>1661263500</text:p>
          </table:table-cell>
          <table:table-cell table:style-name="ce8" table:formula="of:=[.A267]/86400+25569+1/12" office:value-type="date" office:date-value="2022-08-23T16:05:00" calcext:value-type="date">
            <text:p>2022-08-23 16:05:00</text:p>
          </table:table-cell>
          <table:table-cell office:value-type="float" office:value="1375" calcext:value-type="float">
            <text:p>1375</text:p>
          </table:table-cell>
          <table:table-cell table:number-columns-repeated="1021"/>
        </table:table-row>
        <table:table-row table:style-name="ro1">
          <table:table-cell office:value-type="float" office:value="1661263560" calcext:value-type="float">
            <text:p>1661263560</text:p>
          </table:table-cell>
          <table:table-cell table:style-name="ce8" table:formula="of:=[.A268]/86400+25569+1/12" office:value-type="date" office:date-value="2022-08-23T16:06:00" calcext:value-type="date">
            <text:p>2022-08-23 16:06:00</text:p>
          </table:table-cell>
          <table:table-cell office:value-type="float" office:value="1384" calcext:value-type="float">
            <text:p>1384</text:p>
          </table:table-cell>
          <table:table-cell table:number-columns-repeated="1021"/>
        </table:table-row>
        <table:table-row table:style-name="ro1">
          <table:table-cell office:value-type="float" office:value="1661263620" calcext:value-type="float">
            <text:p>1661263620</text:p>
          </table:table-cell>
          <table:table-cell table:style-name="ce8" table:formula="of:=[.A269]/86400+25569+1/12" office:value-type="date" office:date-value="2022-08-23T16:07:00" calcext:value-type="date">
            <text:p>2022-08-23 16:07:00</text:p>
          </table:table-cell>
          <table:table-cell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office:value-type="float" office:value="1661263680" calcext:value-type="float">
            <text:p>1661263680</text:p>
          </table:table-cell>
          <table:table-cell table:style-name="ce8" table:formula="of:=[.A270]/86400+25569+1/12" office:value-type="date" office:date-value="2022-08-23T16:08:00" calcext:value-type="date">
            <text:p>2022-08-23 16:08:00</text:p>
          </table:table-cell>
          <table:table-cell office:value-type="float" office:value="1311" calcext:value-type="float">
            <text:p>1311</text:p>
          </table:table-cell>
          <table:table-cell table:number-columns-repeated="1021"/>
        </table:table-row>
        <table:table-row table:style-name="ro1">
          <table:table-cell office:value-type="float" office:value="1661263740" calcext:value-type="float">
            <text:p>1661263740</text:p>
          </table:table-cell>
          <table:table-cell table:style-name="ce8" table:formula="of:=[.A271]/86400+25569+1/12" office:value-type="date" office:date-value="2022-08-23T16:09:00" calcext:value-type="date">
            <text:p>2022-08-23 16:09:00</text:p>
          </table:table-cell>
          <table:table-cell office:value-type="float" office:value="1269" calcext:value-type="float">
            <text:p>1269</text:p>
          </table:table-cell>
          <table:table-cell table:number-columns-repeated="1021"/>
        </table:table-row>
        <table:table-row table:style-name="ro1">
          <table:table-cell office:value-type="float" office:value="1661263800" calcext:value-type="float">
            <text:p>1661263800</text:p>
          </table:table-cell>
          <table:table-cell table:style-name="ce8" table:formula="of:=[.A272]/86400+25569+1/12" office:value-type="date" office:date-value="2022-08-23T16:10:00" calcext:value-type="date">
            <text:p>2022-08-23 16:10:00</text:p>
          </table:table-cell>
          <table:table-cell office:value-type="float" office:value="1231" calcext:value-type="float">
            <text:p>1231</text:p>
          </table:table-cell>
          <table:table-cell table:number-columns-repeated="1021"/>
        </table:table-row>
        <table:table-row table:style-name="ro1">
          <table:table-cell office:value-type="float" office:value="1661263860" calcext:value-type="float">
            <text:p>1661263860</text:p>
          </table:table-cell>
          <table:table-cell table:style-name="ce8" table:formula="of:=[.A273]/86400+25569+1/12" office:value-type="date" office:date-value="2022-08-23T16:11:00" calcext:value-type="date">
            <text:p>2022-08-23 16:11:00</text:p>
          </table:table-cell>
          <table:table-cell office:value-type="float" office:value="1188" calcext:value-type="float">
            <text:p>1188</text:p>
          </table:table-cell>
          <table:table-cell table:number-columns-repeated="1021"/>
        </table:table-row>
        <table:table-row table:style-name="ro1">
          <table:table-cell office:value-type="float" office:value="1661263920" calcext:value-type="float">
            <text:p>1661263920</text:p>
          </table:table-cell>
          <table:table-cell table:style-name="ce8" table:formula="of:=[.A274]/86400+25569+1/12" office:value-type="date" office:date-value="2022-08-23T16:12:00" calcext:value-type="date">
            <text:p>2022-08-23 16:12:00</text:p>
          </table:table-cell>
          <table:table-cell office:value-type="float" office:value="1181" calcext:value-type="float">
            <text:p>1181</text:p>
          </table:table-cell>
          <table:table-cell table:number-columns-repeated="1021"/>
        </table:table-row>
        <table:table-row table:style-name="ro1">
          <table:table-cell office:value-type="float" office:value="1661263980" calcext:value-type="float">
            <text:p>1661263980</text:p>
          </table:table-cell>
          <table:table-cell table:style-name="ce8" table:formula="of:=[.A275]/86400+25569+1/12" office:value-type="date" office:date-value="2022-08-23T16:13:00" calcext:value-type="date">
            <text:p>2022-08-23 16:13:00</text:p>
          </table:table-cell>
          <table:table-cell office:value-type="float" office:value="1168" calcext:value-type="float">
            <text:p>1168</text:p>
          </table:table-cell>
          <table:table-cell table:number-columns-repeated="1021"/>
        </table:table-row>
        <table:table-row table:style-name="ro1">
          <table:table-cell office:value-type="float" office:value="1661264040" calcext:value-type="float">
            <text:p>1661264040</text:p>
          </table:table-cell>
          <table:table-cell table:style-name="ce8" table:formula="of:=[.A276]/86400+25569+1/12" office:value-type="date" office:date-value="2022-08-23T16:14:00" calcext:value-type="date">
            <text:p>2022-08-23 16:14:00</text:p>
          </table:table-cell>
          <table:table-cell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office:value-type="float" office:value="1661264100" calcext:value-type="float">
            <text:p>1661264100</text:p>
          </table:table-cell>
          <table:table-cell table:style-name="ce8" table:formula="of:=[.A277]/86400+25569+1/12" office:value-type="date" office:date-value="2022-08-23T16:15:00" calcext:value-type="date">
            <text:p>2022-08-23 16:15:00</text:p>
          </table:table-cell>
          <table:table-cell office:value-type="float" office:value="1145" calcext:value-type="float">
            <text:p>1145</text:p>
          </table:table-cell>
          <table:table-cell table:number-columns-repeated="1021"/>
        </table:table-row>
        <table:table-row table:style-name="ro1">
          <table:table-cell office:value-type="float" office:value="1661264160" calcext:value-type="float">
            <text:p>1661264160</text:p>
          </table:table-cell>
          <table:table-cell table:style-name="ce8" table:formula="of:=[.A278]/86400+25569+1/12" office:value-type="date" office:date-value="2022-08-23T16:16:00" calcext:value-type="date">
            <text:p>2022-08-23 16:16:00</text:p>
          </table:table-cell>
          <table:table-cell office:value-type="float" office:value="1137" calcext:value-type="float">
            <text:p>1137</text:p>
          </table:table-cell>
          <table:table-cell table:number-columns-repeated="1021"/>
        </table:table-row>
        <table:table-row table:style-name="ro1">
          <table:table-cell office:value-type="float" office:value="1661264220" calcext:value-type="float">
            <text:p>1661264220</text:p>
          </table:table-cell>
          <table:table-cell table:style-name="ce8" table:formula="of:=[.A279]/86400+25569+1/12" office:value-type="date" office:date-value="2022-08-23T16:17:00.000001" calcext:value-type="date">
            <text:p>2022-08-23 16:17:00</text:p>
          </table:table-cell>
          <table:table-cell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office:value-type="float" office:value="1661264280" calcext:value-type="float">
            <text:p>1661264280</text:p>
          </table:table-cell>
          <table:table-cell table:style-name="ce8" table:formula="of:=[.A280]/86400+25569+1/12" office:value-type="date" office:date-value="2022-08-23T16:18:00" calcext:value-type="date">
            <text:p>2022-08-23 16:18:00</text:p>
          </table:table-cell>
          <table:table-cell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office:value-type="float" office:value="1661264340" calcext:value-type="float">
            <text:p>1661264340</text:p>
          </table:table-cell>
          <table:table-cell table:style-name="ce8" table:formula="of:=[.A281]/86400+25569+1/12" office:value-type="date" office:date-value="2022-08-23T16:19:00" calcext:value-type="date">
            <text:p>2022-08-23 16:19:00</text:p>
          </table:table-cell>
          <table:table-cell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office:value-type="float" office:value="1661264400" calcext:value-type="float">
            <text:p>1661264400</text:p>
          </table:table-cell>
          <table:table-cell table:style-name="ce8" table:formula="of:=[.A282]/86400+25569+1/12" office:value-type="date" office:date-value="2022-08-23T16:20:00" calcext:value-type="date">
            <text:p>2022-08-23 16:20:00</text:p>
          </table:table-cell>
          <table:table-cell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office:value-type="float" office:value="1661264460" calcext:value-type="float">
            <text:p>1661264460</text:p>
          </table:table-cell>
          <table:table-cell table:style-name="ce8" table:formula="of:=[.A283]/86400+25569+1/12" office:value-type="date" office:date-value="2022-08-23T16:21:00" calcext:value-type="date">
            <text:p>2022-08-23 16:21:00</text:p>
          </table:table-cell>
          <table:table-cell office:value-type="float" office:value="1088" calcext:value-type="float">
            <text:p>1088</text:p>
          </table:table-cell>
          <table:table-cell table:number-columns-repeated="1021"/>
        </table:table-row>
        <table:table-row table:style-name="ro1">
          <table:table-cell office:value-type="float" office:value="1661264520" calcext:value-type="float">
            <text:p>1661264520</text:p>
          </table:table-cell>
          <table:table-cell table:style-name="ce8" table:formula="of:=[.A284]/86400+25569+1/12" office:value-type="date" office:date-value="2022-08-23T16:22:00" calcext:value-type="date">
            <text:p>2022-08-23 16:22:00</text:p>
          </table:table-cell>
          <table:table-cell office:value-type="float" office:value="1081" calcext:value-type="float">
            <text:p>1081</text:p>
          </table:table-cell>
          <table:table-cell table:number-columns-repeated="1021"/>
        </table:table-row>
        <table:table-row table:style-name="ro1">
          <table:table-cell office:value-type="float" office:value="1661264580" calcext:value-type="float">
            <text:p>1661264580</text:p>
          </table:table-cell>
          <table:table-cell table:style-name="ce8" table:formula="of:=[.A285]/86400+25569+1/12" office:value-type="date" office:date-value="2022-08-23T16:23:00.000001" calcext:value-type="date">
            <text:p>2022-08-23 16:23:00</text:p>
          </table:table-cell>
          <table:table-cell office:value-type="float" office:value="1070" calcext:value-type="float">
            <text:p>1070</text:p>
          </table:table-cell>
          <table:table-cell table:number-columns-repeated="1021"/>
        </table:table-row>
        <table:table-row table:style-name="ro1">
          <table:table-cell office:value-type="float" office:value="1661264640" calcext:value-type="float">
            <text:p>1661264640</text:p>
          </table:table-cell>
          <table:table-cell table:style-name="ce8" table:formula="of:=[.A286]/86400+25569+1/12" office:value-type="date" office:date-value="2022-08-23T16:24:00" calcext:value-type="date">
            <text:p>2022-08-23 16:24:00</text:p>
          </table:table-cell>
          <table:table-cell office:value-type="float" office:value="1061" calcext:value-type="float">
            <text:p>1061</text:p>
          </table:table-cell>
          <table:table-cell table:number-columns-repeated="1021"/>
        </table:table-row>
        <table:table-row table:style-name="ro1">
          <table:table-cell office:value-type="float" office:value="1661264700" calcext:value-type="float">
            <text:p>1661264700</text:p>
          </table:table-cell>
          <table:table-cell table:style-name="ce8" table:formula="of:=[.A287]/86400+25569+1/12" office:value-type="date" office:date-value="2022-08-23T16:25:00" calcext:value-type="date">
            <text:p>2022-08-23 16:25:00</text:p>
          </table:table-cell>
          <table:table-cell office:value-type="float" office:value="1057" calcext:value-type="float">
            <text:p>1057</text:p>
          </table:table-cell>
          <table:table-cell table:number-columns-repeated="1021"/>
        </table:table-row>
        <table:table-row table:style-name="ro1">
          <table:table-cell office:value-type="float" office:value="1661264760" calcext:value-type="float">
            <text:p>1661264760</text:p>
          </table:table-cell>
          <table:table-cell table:style-name="ce8" table:formula="of:=[.A288]/86400+25569+1/12" office:value-type="date" office:date-value="2022-08-23T16:26:00" calcext:value-type="date">
            <text:p>2022-08-23 16:26:00</text:p>
          </table:table-cell>
          <table:table-cell office:value-type="float" office:value="1045" calcext:value-type="float">
            <text:p>1045</text:p>
          </table:table-cell>
          <table:table-cell table:number-columns-repeated="1021"/>
        </table:table-row>
        <table:table-row table:style-name="ro1">
          <table:table-cell office:value-type="float" office:value="1661264820" calcext:value-type="float">
            <text:p>1661264820</text:p>
          </table:table-cell>
          <table:table-cell table:style-name="ce8" table:formula="of:=[.A289]/86400+25569+1/12" office:value-type="date" office:date-value="2022-08-23T16:27:00" calcext:value-type="date">
            <text:p>2022-08-23 16:27:00</text:p>
          </table:table-cell>
          <table:table-cell office:value-type="float" office:value="1035" calcext:value-type="float">
            <text:p>1035</text:p>
          </table:table-cell>
          <table:table-cell table:number-columns-repeated="1021"/>
        </table:table-row>
        <table:table-row table:style-name="ro1">
          <table:table-cell office:value-type="float" office:value="1661264880" calcext:value-type="float">
            <text:p>1661264880</text:p>
          </table:table-cell>
          <table:table-cell table:style-name="ce8" table:formula="of:=[.A290]/86400+25569+1/12" office:value-type="date" office:date-value="2022-08-23T16:28:00" calcext:value-type="date">
            <text:p>2022-08-23 16:28:00</text:p>
          </table:table-cell>
          <table:table-cell office:value-type="float" office:value="1027" calcext:value-type="float">
            <text:p>1027</text:p>
          </table:table-cell>
          <table:table-cell table:number-columns-repeated="1021"/>
        </table:table-row>
        <table:table-row table:style-name="ro1">
          <table:table-cell office:value-type="float" office:value="1661264940" calcext:value-type="float">
            <text:p>1661264940</text:p>
          </table:table-cell>
          <table:table-cell table:style-name="ce8" table:formula="of:=[.A291]/86400+25569+1/12" office:value-type="date" office:date-value="2022-08-23T16:29:00" calcext:value-type="date">
            <text:p>2022-08-23 16:2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65000" calcext:value-type="float">
            <text:p>1661265000</text:p>
          </table:table-cell>
          <table:table-cell table:style-name="ce8" table:formula="of:=[.A292]/86400+25569+1/12" office:value-type="date" office:date-value="2022-08-23T16:30:00.000001" calcext:value-type="date">
            <text:p>2022-08-23 16:30:00</text:p>
          </table:table-cell>
          <table:table-cell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office:value-type="float" office:value="1661265060" calcext:value-type="float">
            <text:p>1661265060</text:p>
          </table:table-cell>
          <table:table-cell table:style-name="ce8" table:formula="of:=[.A293]/86400+25569+1/12" office:value-type="date" office:date-value="2022-08-23T16:31:00" calcext:value-type="date">
            <text:p>2022-08-23 16:31:00</text:p>
          </table:table-cell>
          <table:table-cell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office:value-type="float" office:value="1661265120" calcext:value-type="float">
            <text:p>1661265120</text:p>
          </table:table-cell>
          <table:table-cell table:style-name="ce8" table:formula="of:=[.A294]/86400+25569+1/12" office:value-type="date" office:date-value="2022-08-23T16:32:00" calcext:value-type="date">
            <text:p>2022-08-23 16:32:00</text:p>
          </table:table-cell>
          <table:table-cell office:value-type="float" office:value="998" calcext:value-type="float">
            <text:p>998</text:p>
          </table:table-cell>
          <table:table-cell table:number-columns-repeated="1021"/>
        </table:table-row>
        <table:table-row table:style-name="ro1">
          <table:table-cell office:value-type="float" office:value="1661265180" calcext:value-type="float">
            <text:p>1661265180</text:p>
          </table:table-cell>
          <table:table-cell table:style-name="ce8" table:formula="of:=[.A295]/86400+25569+1/12" office:value-type="date" office:date-value="2022-08-23T16:33:00" calcext:value-type="date">
            <text:p>2022-08-23 16:33:00</text:p>
          </table:table-cell>
          <table:table-cell office:value-type="float" office:value="996" calcext:value-type="float">
            <text:p>996</text:p>
          </table:table-cell>
          <table:table-cell table:number-columns-repeated="1021"/>
        </table:table-row>
        <table:table-row table:style-name="ro1">
          <table:table-cell office:value-type="float" office:value="1661265240" calcext:value-type="float">
            <text:p>1661265240</text:p>
          </table:table-cell>
          <table:table-cell table:style-name="ce8" table:formula="of:=[.A296]/86400+25569+1/12" office:value-type="date" office:date-value="2022-08-23T16:34:00" calcext:value-type="date">
            <text:p>2022-08-23 16:34:00</text:p>
          </table:table-cell>
          <table:table-cell office:value-type="float" office:value="991" calcext:value-type="float">
            <text:p>991</text:p>
          </table:table-cell>
          <table:table-cell table:number-columns-repeated="1021"/>
        </table:table-row>
        <table:table-row table:style-name="ro1">
          <table:table-cell office:value-type="float" office:value="1661265300" calcext:value-type="float">
            <text:p>1661265300</text:p>
          </table:table-cell>
          <table:table-cell table:style-name="ce8" table:formula="of:=[.A297]/86400+25569+1/12" office:value-type="date" office:date-value="2022-08-23T16:35:00" calcext:value-type="date">
            <text:p>2022-08-23 16:35:00</text:p>
          </table:table-cell>
          <table:table-cell office:value-type="float" office:value="983" calcext:value-type="float">
            <text:p>983</text:p>
          </table:table-cell>
          <table:table-cell table:number-columns-repeated="1021"/>
        </table:table-row>
        <table:table-row table:style-name="ro1">
          <table:table-cell office:value-type="float" office:value="1661265360" calcext:value-type="float">
            <text:p>1661265360</text:p>
          </table:table-cell>
          <table:table-cell table:style-name="ce8" table:formula="of:=[.A298]/86400+25569+1/12" office:value-type="date" office:date-value="2022-08-23T16:36:00.000001" calcext:value-type="date">
            <text:p>2022-08-23 16:36:00</text:p>
          </table:table-cell>
          <table:table-cell office:value-type="float" office:value="974" calcext:value-type="float">
            <text:p>974</text:p>
          </table:table-cell>
          <table:table-cell table:number-columns-repeated="1021"/>
        </table:table-row>
        <table:table-row table:style-name="ro1">
          <table:table-cell office:value-type="float" office:value="1661265420" calcext:value-type="float">
            <text:p>1661265420</text:p>
          </table:table-cell>
          <table:table-cell table:style-name="ce8" table:formula="of:=[.A299]/86400+25569+1/12" office:value-type="date" office:date-value="2022-08-23T16:37:00" calcext:value-type="date">
            <text:p>2022-08-23 16:37:00</text:p>
          </table:table-cell>
          <table:table-cell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office:value-type="float" office:value="1661265480" calcext:value-type="float">
            <text:p>1661265480</text:p>
          </table:table-cell>
          <table:table-cell table:style-name="ce8" table:formula="of:=[.A300]/86400+25569+1/12" office:value-type="date" office:date-value="2022-08-23T16:38:00" calcext:value-type="date">
            <text:p>2022-08-23 16:38:00</text:p>
          </table:table-cell>
          <table:table-cell office:value-type="float" office:value="962" calcext:value-type="float">
            <text:p>962</text:p>
          </table:table-cell>
          <table:table-cell table:number-columns-repeated="1021"/>
        </table:table-row>
        <table:table-row table:style-name="ro1">
          <table:table-cell office:value-type="float" office:value="1661265540" calcext:value-type="float">
            <text:p>1661265540</text:p>
          </table:table-cell>
          <table:table-cell table:style-name="ce8" table:formula="of:=[.A301]/86400+25569+1/12" office:value-type="date" office:date-value="2022-08-23T16:39:00" calcext:value-type="date">
            <text:p>2022-08-23 16:39:00</text:p>
          </table:table-cell>
          <table:table-cell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office:value-type="float" office:value="1661265600" calcext:value-type="float">
            <text:p>1661265600</text:p>
          </table:table-cell>
          <table:table-cell table:style-name="ce8" table:formula="of:=[.A302]/86400+25569+1/12" office:value-type="date" office:date-value="2022-08-23T16:40:00" calcext:value-type="date">
            <text:p>2022-08-23 16:40:00</text:p>
          </table:table-cell>
          <table:table-cell office:value-type="float" office:value="943" calcext:value-type="float">
            <text:p>943</text:p>
          </table:table-cell>
          <table:table-cell table:number-columns-repeated="1021"/>
        </table:table-row>
        <table:table-row table:style-name="ro1">
          <table:table-cell office:value-type="float" office:value="1661265660" calcext:value-type="float">
            <text:p>1661265660</text:p>
          </table:table-cell>
          <table:table-cell table:style-name="ce8" table:formula="of:=[.A303]/86400+25569+1/12" office:value-type="date" office:date-value="2022-08-23T16:41:00" calcext:value-type="date">
            <text:p>2022-08-23 16:41:00</text:p>
          </table:table-cell>
          <table:table-cell office:value-type="float" office:value="927" calcext:value-type="float">
            <text:p>927</text:p>
          </table:table-cell>
          <table:table-cell table:number-columns-repeated="1021"/>
        </table:table-row>
        <table:table-row table:style-name="ro1">
          <table:table-cell office:value-type="float" office:value="1661265720" calcext:value-type="float">
            <text:p>1661265720</text:p>
          </table:table-cell>
          <table:table-cell table:style-name="ce8" table:formula="of:=[.A304]/86400+25569+1/12" office:value-type="date" office:date-value="2022-08-23T16:42:00" calcext:value-type="date">
            <text:p>2022-08-23 16:42:00</text:p>
          </table:table-cell>
          <table:table-cell office:value-type="float" office:value="917" calcext:value-type="float">
            <text:p>917</text:p>
          </table:table-cell>
          <table:table-cell table:number-columns-repeated="1021"/>
        </table:table-row>
        <table:table-row table:style-name="ro1">
          <table:table-cell office:value-type="float" office:value="1661265780" calcext:value-type="float">
            <text:p>1661265780</text:p>
          </table:table-cell>
          <table:table-cell table:style-name="ce8" table:formula="of:=[.A305]/86400+25569+1/12" office:value-type="date" office:date-value="2022-08-23T16:43:00.000001" calcext:value-type="date">
            <text:p>2022-08-23 16:43:00</text:p>
          </table:table-cell>
          <table:table-cell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office:value-type="float" office:value="1661265840" calcext:value-type="float">
            <text:p>1661265840</text:p>
          </table:table-cell>
          <table:table-cell table:style-name="ce8" table:formula="of:=[.A306]/86400+25569+1/12" office:value-type="date" office:date-value="2022-08-23T16:44:00" calcext:value-type="date">
            <text:p>2022-08-23 16:44:00</text:p>
          </table:table-cell>
          <table:table-cell office:value-type="float" office:value="891" calcext:value-type="float">
            <text:p>891</text:p>
          </table:table-cell>
          <table:table-cell table:number-columns-repeated="1021"/>
        </table:table-row>
        <table:table-row table:style-name="ro1">
          <table:table-cell office:value-type="float" office:value="1661265900" calcext:value-type="float">
            <text:p>1661265900</text:p>
          </table:table-cell>
          <table:table-cell table:style-name="ce8" table:formula="of:=[.A307]/86400+25569+1/12" office:value-type="date" office:date-value="2022-08-23T16:45:00" calcext:value-type="date">
            <text:p>2022-08-23 16:45:00</text:p>
          </table:table-cell>
          <table:table-cell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office:value-type="float" office:value="1661265960" calcext:value-type="float">
            <text:p>1661265960</text:p>
          </table:table-cell>
          <table:table-cell table:style-name="ce8" table:formula="of:=[.A308]/86400+25569+1/12" office:value-type="date" office:date-value="2022-08-23T16:46:00" calcext:value-type="date">
            <text:p>2022-08-23 16:46:00</text:p>
          </table:table-cell>
          <table:table-cell office:value-type="float" office:value="868" calcext:value-type="float">
            <text:p>868</text:p>
          </table:table-cell>
          <table:table-cell table:number-columns-repeated="1021"/>
        </table:table-row>
        <table:table-row table:style-name="ro1">
          <table:table-cell office:value-type="float" office:value="1661266020" calcext:value-type="float">
            <text:p>1661266020</text:p>
          </table:table-cell>
          <table:table-cell table:style-name="ce8" table:formula="of:=[.A309]/86400+25569+1/12" office:value-type="date" office:date-value="2022-08-23T16:47:00" calcext:value-type="date">
            <text:p>2022-08-23 16:47:00</text:p>
          </table:table-cell>
          <table:table-cell office:value-type="float" office:value="857" calcext:value-type="float">
            <text:p>857</text:p>
          </table:table-cell>
          <table:table-cell table:number-columns-repeated="1021"/>
        </table:table-row>
        <table:table-row table:style-name="ro1">
          <table:table-cell office:value-type="float" office:value="1661266080" calcext:value-type="float">
            <text:p>1661266080</text:p>
          </table:table-cell>
          <table:table-cell table:style-name="ce8" table:formula="of:=[.A310]/86400+25569+1/12" office:value-type="date" office:date-value="2022-08-23T16:48:00" calcext:value-type="date">
            <text:p>2022-08-23 16:48:00</text:p>
          </table:table-cell>
          <table:table-cell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office:value-type="float" office:value="1661266140" calcext:value-type="float">
            <text:p>1661266140</text:p>
          </table:table-cell>
          <table:table-cell table:style-name="ce8" table:formula="of:=[.A311]/86400+25569+1/12" office:value-type="date" office:date-value="2022-08-23T16:49:00.000001" calcext:value-type="date">
            <text:p>2022-08-23 16:49:00</text:p>
          </table:table-cell>
          <table:table-cell office:value-type="float" office:value="856" calcext:value-type="float">
            <text:p>856</text:p>
          </table:table-cell>
          <table:table-cell table:number-columns-repeated="1021"/>
        </table:table-row>
        <table:table-row table:style-name="ro1">
          <table:table-cell office:value-type="float" office:value="1661266200" calcext:value-type="float">
            <text:p>1661266200</text:p>
          </table:table-cell>
          <table:table-cell table:style-name="ce8" table:formula="of:=[.A312]/86400+25569+1/12" office:value-type="date" office:date-value="2022-08-23T16:50:00" calcext:value-type="date">
            <text:p>2022-08-23 16:50:00</text:p>
          </table:table-cell>
          <table:table-cell office:value-type="float" office:value="853" calcext:value-type="float">
            <text:p>853</text:p>
          </table:table-cell>
          <table:table-cell table:number-columns-repeated="1021"/>
        </table:table-row>
        <table:table-row table:style-name="ro1">
          <table:table-cell office:value-type="float" office:value="1661266260" calcext:value-type="float">
            <text:p>1661266260</text:p>
          </table:table-cell>
          <table:table-cell table:style-name="ce8" table:formula="of:=[.A313]/86400+25569+1/12" office:value-type="date" office:date-value="2022-08-23T16:51:00" calcext:value-type="date">
            <text:p>2022-08-23 16:51:00</text:p>
          </table:table-cell>
          <table:table-cell office:value-type="float" office:value="848" calcext:value-type="float">
            <text:p>848</text:p>
          </table:table-cell>
          <table:table-cell table:number-columns-repeated="1021"/>
        </table:table-row>
        <table:table-row table:style-name="ro1">
          <table:table-cell office:value-type="float" office:value="1661266320" calcext:value-type="float">
            <text:p>1661266320</text:p>
          </table:table-cell>
          <table:table-cell table:style-name="ce8" table:formula="of:=[.A314]/86400+25569+1/12" office:value-type="date" office:date-value="2022-08-23T16:52:00" calcext:value-type="date">
            <text:p>2022-08-23 16:52:00</text:p>
          </table:table-cell>
          <table:table-cell office:value-type="float" office:value="838" calcext:value-type="float">
            <text:p>838</text:p>
          </table:table-cell>
          <table:table-cell table:number-columns-repeated="1021"/>
        </table:table-row>
        <table:table-row table:style-name="ro1">
          <table:table-cell office:value-type="float" office:value="1661266380" calcext:value-type="float">
            <text:p>1661266380</text:p>
          </table:table-cell>
          <table:table-cell table:style-name="ce8" table:formula="of:=[.A315]/86400+25569+1/12" office:value-type="date" office:date-value="2022-08-23T16:53:00" calcext:value-type="date">
            <text:p>2022-08-23 16:53:00</text:p>
          </table:table-cell>
          <table:table-cell office:value-type="float" office:value="824" calcext:value-type="float">
            <text:p>824</text:p>
          </table:table-cell>
          <table:table-cell table:number-columns-repeated="1021"/>
        </table:table-row>
        <table:table-row table:style-name="ro1">
          <table:table-cell office:value-type="float" office:value="1661266440" calcext:value-type="float">
            <text:p>1661266440</text:p>
          </table:table-cell>
          <table:table-cell table:style-name="ce8" table:formula="of:=[.A316]/86400+25569+1/12" office:value-type="date" office:date-value="2022-08-23T16:54:00" calcext:value-type="date">
            <text:p>2022-08-23 16:54:00</text:p>
          </table:table-cell>
          <table:table-cell office:value-type="float" office:value="815" calcext:value-type="float">
            <text:p>815</text:p>
          </table:table-cell>
          <table:table-cell table:number-columns-repeated="1021"/>
        </table:table-row>
        <table:table-row table:style-name="ro1">
          <table:table-cell office:value-type="float" office:value="1661266500" calcext:value-type="float">
            <text:p>1661266500</text:p>
          </table:table-cell>
          <table:table-cell table:style-name="ce8" table:formula="of:=[.A317]/86400+25569+1/12" office:value-type="date" office:date-value="2022-08-23T16:55:00" calcext:value-type="date">
            <text:p>2022-08-23 16:55:00</text:p>
          </table:table-cell>
          <table:table-cell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office:value-type="float" office:value="1661266560" calcext:value-type="float">
            <text:p>1661266560</text:p>
          </table:table-cell>
          <table:table-cell table:style-name="ce8" table:formula="of:=[.A318]/86400+25569+1/12" office:value-type="date" office:date-value="2022-08-23T16:56:00" calcext:value-type="date">
            <text:p>2022-08-23 16:56:00</text:p>
          </table:table-cell>
          <table:table-cell office:value-type="float" office:value="808" calcext:value-type="float">
            <text:p>808</text:p>
          </table:table-cell>
          <table:table-cell table:number-columns-repeated="1021"/>
        </table:table-row>
        <table:table-row table:style-name="ro1">
          <table:table-cell office:value-type="float" office:value="1661266620" calcext:value-type="float">
            <text:p>1661266620</text:p>
          </table:table-cell>
          <table:table-cell table:style-name="ce8" table:formula="of:=[.A319]/86400+25569+1/12" office:value-type="date" office:date-value="2022-08-23T16:57:00" calcext:value-type="date">
            <text:p>2022-08-23 16:57:00</text:p>
          </table:table-cell>
          <table:table-cell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office:value-type="float" office:value="1661266680" calcext:value-type="float">
            <text:p>1661266680</text:p>
          </table:table-cell>
          <table:table-cell table:style-name="ce8" table:formula="of:=[.A320]/86400+25569+1/12" office:value-type="date" office:date-value="2022-08-23T16:58:00" calcext:value-type="date">
            <text:p>2022-08-23 16:58:00</text:p>
          </table:table-cell>
          <table:table-cell office:value-type="float" office:value="737" calcext:value-type="float">
            <text:p>737</text:p>
          </table:table-cell>
          <table:table-cell table:number-columns-repeated="1021"/>
        </table:table-row>
        <table:table-row table:style-name="ro1">
          <table:table-cell office:value-type="float" office:value="1661266740" calcext:value-type="float">
            <text:p>1661266740</text:p>
          </table:table-cell>
          <table:table-cell table:style-name="ce8" table:formula="of:=[.A321]/86400+25569+1/12" office:value-type="date" office:date-value="2022-08-23T16:59:00" calcext:value-type="date">
            <text:p>2022-08-23 16:59:00</text:p>
          </table:table-cell>
          <table:table-cell office:value-type="float" office:value="794" calcext:value-type="float">
            <text:p>794</text:p>
          </table:table-cell>
          <table:table-cell table:number-columns-repeated="1021"/>
        </table:table-row>
        <table:table-row table:style-name="ro1">
          <table:table-cell office:value-type="float" office:value="1661266800" calcext:value-type="float">
            <text:p>1661266800</text:p>
          </table:table-cell>
          <table:table-cell table:style-name="ce8" table:formula="of:=[.A322]/86400+25569+1/12" office:value-type="date" office:date-value="2022-08-23T17:00:00" calcext:value-type="date">
            <text:p>2022-08-23 17:00:00</text:p>
          </table:table-cell>
          <table:table-cell office:value-type="float" office:value="927" calcext:value-type="float">
            <text:p>927</text:p>
          </table:table-cell>
          <table:table-cell table:number-columns-repeated="1021"/>
        </table:table-row>
        <table:table-row table:style-name="ro1">
          <table:table-cell office:value-type="float" office:value="1661266860" calcext:value-type="float">
            <text:p>1661266860</text:p>
          </table:table-cell>
          <table:table-cell table:style-name="ce8" table:formula="of:=[.A323]/86400+25569+1/12" office:value-type="date" office:date-value="2022-08-23T17:01:00" calcext:value-type="date">
            <text:p>2022-08-23 17:01:00</text:p>
          </table:table-cell>
          <table:table-cell office:value-type="float" office:value="906" calcext:value-type="float">
            <text:p>906</text:p>
          </table:table-cell>
          <table:table-cell table:number-columns-repeated="1021"/>
        </table:table-row>
        <table:table-row table:style-name="ro1">
          <table:table-cell office:value-type="float" office:value="1661266920" calcext:value-type="float">
            <text:p>1661266920</text:p>
          </table:table-cell>
          <table:table-cell table:style-name="ce8" table:formula="of:=[.A324]/86400+25569+1/12" office:value-type="date" office:date-value="2022-08-23T17:02:00.000001" calcext:value-type="date">
            <text:p>2022-08-23 17:02:00</text:p>
          </table:table-cell>
          <table:table-cell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office:value-type="float" office:value="1661266980" calcext:value-type="float">
            <text:p>1661266980</text:p>
          </table:table-cell>
          <table:table-cell table:style-name="ce8" table:formula="of:=[.A325]/86400+25569+1/12" office:value-type="date" office:date-value="2022-08-23T17:03:00" calcext:value-type="date">
            <text:p>2022-08-23 17:03:00</text:p>
          </table:table-cell>
          <table:table-cell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office:value-type="float" office:value="1661267040" calcext:value-type="float">
            <text:p>1661267040</text:p>
          </table:table-cell>
          <table:table-cell table:style-name="ce8" table:formula="of:=[.A326]/86400+25569+1/12" office:value-type="date" office:date-value="2022-08-23T17:04:00" calcext:value-type="date">
            <text:p>2022-08-23 17:04:00</text:p>
          </table:table-cell>
          <table:table-cell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office:value-type="float" office:value="1661267100" calcext:value-type="float">
            <text:p>1661267100</text:p>
          </table:table-cell>
          <table:table-cell table:style-name="ce8" table:formula="of:=[.A327]/86400+25569+1/12" office:value-type="date" office:date-value="2022-08-23T17:05:00" calcext:value-type="date">
            <text:p>2022-08-23 17:05:00</text:p>
          </table:table-cell>
          <table:table-cell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office:value-type="float" office:value="1661267160" calcext:value-type="float">
            <text:p>1661267160</text:p>
          </table:table-cell>
          <table:table-cell table:style-name="ce8" table:formula="of:=[.A328]/86400+25569+1/12" office:value-type="date" office:date-value="2022-08-23T17:06:00" calcext:value-type="date">
            <text:p>2022-08-23 17:06:00</text:p>
          </table:table-cell>
          <table:table-cell office:value-type="float" office:value="797" calcext:value-type="float">
            <text:p>797</text:p>
          </table:table-cell>
          <table:table-cell table:number-columns-repeated="1021"/>
        </table:table-row>
        <table:table-row table:style-name="ro1">
          <table:table-cell office:value-type="float" office:value="1661267220" calcext:value-type="float">
            <text:p>1661267220</text:p>
          </table:table-cell>
          <table:table-cell table:style-name="ce8" table:formula="of:=[.A329]/86400+25569+1/12" office:value-type="date" office:date-value="2022-08-23T17:07:00" calcext:value-type="date">
            <text:p>2022-08-23 17:07:00</text:p>
          </table:table-cell>
          <table:table-cell office:value-type="float" office:value="873" calcext:value-type="float">
            <text:p>873</text:p>
          </table:table-cell>
          <table:table-cell table:number-columns-repeated="1021"/>
        </table:table-row>
        <table:table-row table:style-name="ro1">
          <table:table-cell office:value-type="float" office:value="1661267280" calcext:value-type="float">
            <text:p>1661267280</text:p>
          </table:table-cell>
          <table:table-cell table:style-name="ce8" table:formula="of:=[.A330]/86400+25569+1/12" office:value-type="date" office:date-value="2022-08-23T17:08:00.000001" calcext:value-type="date">
            <text:p>2022-08-23 17:08:00</text:p>
          </table:table-cell>
          <table:table-cell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office:value-type="float" office:value="1661267340" calcext:value-type="float">
            <text:p>1661267340</text:p>
          </table:table-cell>
          <table:table-cell table:style-name="ce8" table:formula="of:=[.A331]/86400+25569+1/12" office:value-type="date" office:date-value="2022-08-23T17:09:00" calcext:value-type="date">
            <text:p>2022-08-23 17:09:00</text:p>
          </table:table-cell>
          <table:table-cell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office:value-type="float" office:value="1661267400" calcext:value-type="float">
            <text:p>1661267400</text:p>
          </table:table-cell>
          <table:table-cell table:style-name="ce8" table:formula="of:=[.A332]/86400+25569+1/12" office:value-type="date" office:date-value="2022-08-23T17:10:00" calcext:value-type="date">
            <text:p>2022-08-23 17:10:00</text:p>
          </table:table-cell>
          <table:table-cell office:value-type="float" office:value="904" calcext:value-type="float">
            <text:p>904</text:p>
          </table:table-cell>
          <table:table-cell table:number-columns-repeated="1021"/>
        </table:table-row>
        <table:table-row table:style-name="ro1">
          <table:table-cell office:value-type="float" office:value="1661267460" calcext:value-type="float">
            <text:p>1661267460</text:p>
          </table:table-cell>
          <table:table-cell table:style-name="ce8" table:formula="of:=[.A333]/86400+25569+1/12" office:value-type="date" office:date-value="2022-08-23T17:11:00" calcext:value-type="date">
            <text:p>2022-08-23 17:11:00</text:p>
          </table:table-cell>
          <table:table-cell office:value-type="float" office:value="925" calcext:value-type="float">
            <text:p>925</text:p>
          </table:table-cell>
          <table:table-cell table:number-columns-repeated="1021"/>
        </table:table-row>
        <table:table-row table:style-name="ro1">
          <table:table-cell office:value-type="float" office:value="1661267520" calcext:value-type="float">
            <text:p>1661267520</text:p>
          </table:table-cell>
          <table:table-cell table:style-name="ce8" table:formula="of:=[.A334]/86400+25569+1/12" office:value-type="date" office:date-value="2022-08-23T17:12:00" calcext:value-type="date">
            <text:p>2022-08-23 17:12:00</text:p>
          </table:table-cell>
          <table:table-cell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office:value-type="float" office:value="1661267580" calcext:value-type="float">
            <text:p>1661267580</text:p>
          </table:table-cell>
          <table:table-cell table:style-name="ce8" table:formula="of:=[.A335]/86400+25569+1/12" office:value-type="date" office:date-value="2022-08-23T17:13:00" calcext:value-type="date">
            <text:p>2022-08-23 17:13:00</text:p>
          </table:table-cell>
          <table:table-cell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office:value-type="float" office:value="1661267640" calcext:value-type="float">
            <text:p>1661267640</text:p>
          </table:table-cell>
          <table:table-cell table:style-name="ce8" table:formula="of:=[.A336]/86400+25569+1/12" office:value-type="date" office:date-value="2022-08-23T17:14:00" calcext:value-type="date">
            <text:p>2022-08-23 17:14:00</text:p>
          </table:table-cell>
          <table:table-cell office:value-type="float" office:value="914" calcext:value-type="float">
            <text:p>914</text:p>
          </table:table-cell>
          <table:table-cell table:number-columns-repeated="1021"/>
        </table:table-row>
        <table:table-row table:style-name="ro1">
          <table:table-cell office:value-type="float" office:value="1661267700" calcext:value-type="float">
            <text:p>1661267700</text:p>
          </table:table-cell>
          <table:table-cell table:style-name="ce8" table:formula="of:=[.A337]/86400+25569+1/12" office:value-type="date" office:date-value="2022-08-23T17:15:00.000001" calcext:value-type="date">
            <text:p>2022-08-23 17:15:00</text:p>
          </table:table-cell>
          <table:table-cell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office:value-type="float" office:value="1661267760" calcext:value-type="float">
            <text:p>1661267760</text:p>
          </table:table-cell>
          <table:table-cell table:style-name="ce8" table:formula="of:=[.A338]/86400+25569+1/12" office:value-type="date" office:date-value="2022-08-23T17:16:00" calcext:value-type="date">
            <text:p>2022-08-23 17:16:00</text:p>
          </table:table-cell>
          <table:table-cell office:value-type="float" office:value="893" calcext:value-type="float">
            <text:p>893</text:p>
          </table:table-cell>
          <table:table-cell table:number-columns-repeated="1021"/>
        </table:table-row>
        <table:table-row table:style-name="ro1">
          <table:table-cell office:value-type="float" office:value="1661267820" calcext:value-type="float">
            <text:p>1661267820</text:p>
          </table:table-cell>
          <table:table-cell table:style-name="ce8" table:formula="of:=[.A339]/86400+25569+1/12" office:value-type="date" office:date-value="2022-08-23T17:17:00" calcext:value-type="date">
            <text:p>2022-08-23 17:17:00</text:p>
          </table:table-cell>
          <table:table-cell office:value-type="float" office:value="889" calcext:value-type="float">
            <text:p>889</text:p>
          </table:table-cell>
          <table:table-cell table:number-columns-repeated="1021"/>
        </table:table-row>
        <table:table-row table:style-name="ro1">
          <table:table-cell office:value-type="float" office:value="1661267880" calcext:value-type="float">
            <text:p>1661267880</text:p>
          </table:table-cell>
          <table:table-cell table:style-name="ce8" table:formula="of:=[.A340]/86400+25569+1/12" office:value-type="date" office:date-value="2022-08-23T17:18:00" calcext:value-type="date">
            <text:p>2022-08-23 17:18:00</text:p>
          </table:table-cell>
          <table:table-cell office:value-type="float" office:value="893" calcext:value-type="float">
            <text:p>893</text:p>
          </table:table-cell>
          <table:table-cell table:number-columns-repeated="1021"/>
        </table:table-row>
        <table:table-row table:style-name="ro1">
          <table:table-cell office:value-type="float" office:value="1661267940" calcext:value-type="float">
            <text:p>1661267940</text:p>
          </table:table-cell>
          <table:table-cell table:style-name="ce8" table:formula="of:=[.A341]/86400+25569+1/12" office:value-type="date" office:date-value="2022-08-23T17:19:00" calcext:value-type="date">
            <text:p>2022-08-23 17:19:00</text:p>
          </table:table-cell>
          <table:table-cell office:value-type="float" office:value="905" calcext:value-type="float">
            <text:p>905</text:p>
          </table:table-cell>
          <table:table-cell table:number-columns-repeated="1021"/>
        </table:table-row>
        <table:table-row table:style-name="ro1">
          <table:table-cell office:value-type="float" office:value="1661268000" calcext:value-type="float">
            <text:p>1661268000</text:p>
          </table:table-cell>
          <table:table-cell table:style-name="ce8" table:formula="of:=[.A342]/86400+25569+1/12" office:value-type="date" office:date-value="2022-08-23T17:20:00" calcext:value-type="date">
            <text:p>2022-08-23 17:20:00</text:p>
          </table:table-cell>
          <table:table-cell office:value-type="float" office:value="898" calcext:value-type="float">
            <text:p>898</text:p>
          </table:table-cell>
          <table:table-cell table:number-columns-repeated="1021"/>
        </table:table-row>
        <table:table-row table:style-name="ro1">
          <table:table-cell office:value-type="float" office:value="1661268060" calcext:value-type="float">
            <text:p>1661268060</text:p>
          </table:table-cell>
          <table:table-cell table:style-name="ce8" table:formula="of:=[.A343]/86400+25569+1/12" office:value-type="date" office:date-value="2022-08-23T17:21:00.000001" calcext:value-type="date">
            <text:p>2022-08-23 17:21:00</text:p>
          </table:table-cell>
          <table:table-cell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office:value-type="float" office:value="1661268120" calcext:value-type="float">
            <text:p>1661268120</text:p>
          </table:table-cell>
          <table:table-cell table:style-name="ce8" table:formula="of:=[.A344]/86400+25569+1/12" office:value-type="date" office:date-value="2022-08-23T17:22:00" calcext:value-type="date">
            <text:p>2022-08-23 17:22:00</text:p>
          </table:table-cell>
          <table:table-cell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office:value-type="float" office:value="1661268180" calcext:value-type="float">
            <text:p>1661268180</text:p>
          </table:table-cell>
          <table:table-cell table:style-name="ce8" table:formula="of:=[.A345]/86400+25569+1/12" office:value-type="date" office:date-value="2022-08-23T17:23:00" calcext:value-type="date">
            <text:p>2022-08-23 17:23:00</text:p>
          </table:table-cell>
          <table:table-cell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office:value-type="float" office:value="1661268240" calcext:value-type="float">
            <text:p>1661268240</text:p>
          </table:table-cell>
          <table:table-cell table:style-name="ce8" table:formula="of:=[.A346]/86400+25569+1/12" office:value-type="date" office:date-value="2022-08-23T17:24:00" calcext:value-type="date">
            <text:p>2022-08-23 17:24:00</text:p>
          </table:table-cell>
          <table:table-cell office:value-type="float" office:value="852" calcext:value-type="float">
            <text:p>852</text:p>
          </table:table-cell>
          <table:table-cell table:number-columns-repeated="1021"/>
        </table:table-row>
        <table:table-row table:style-name="ro1">
          <table:table-cell office:value-type="float" office:value="1661268300" calcext:value-type="float">
            <text:p>1661268300</text:p>
          </table:table-cell>
          <table:table-cell table:style-name="ce8" table:formula="of:=[.A347]/86400+25569+1/12" office:value-type="date" office:date-value="2022-08-23T17:25:00" calcext:value-type="date">
            <text:p>2022-08-23 17:25:00</text:p>
          </table:table-cell>
          <table:table-cell office:value-type="float" office:value="833" calcext:value-type="float">
            <text:p>833</text:p>
          </table:table-cell>
          <table:table-cell table:number-columns-repeated="1021"/>
        </table:table-row>
        <table:table-row table:style-name="ro1">
          <table:table-cell office:value-type="float" office:value="1661268360" calcext:value-type="float">
            <text:p>1661268360</text:p>
          </table:table-cell>
          <table:table-cell table:style-name="ce8" table:formula="of:=[.A348]/86400+25569+1/12" office:value-type="date" office:date-value="2022-08-23T17:26:00" calcext:value-type="date">
            <text:p>2022-08-23 17:26:00</text:p>
          </table:table-cell>
          <table:table-cell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office:value-type="float" office:value="1661268420" calcext:value-type="float">
            <text:p>1661268420</text:p>
          </table:table-cell>
          <table:table-cell table:style-name="ce8" table:formula="of:=[.A349]/86400+25569+1/12" office:value-type="date" office:date-value="2022-08-23T17:27:00" calcext:value-type="date">
            <text:p>2022-08-23 17:27:00</text:p>
          </table:table-cell>
          <table:table-cell office:value-type="float" office:value="743" calcext:value-type="float">
            <text:p>743</text:p>
          </table:table-cell>
          <table:table-cell table:number-columns-repeated="1021"/>
        </table:table-row>
        <table:table-row table:style-name="ro1">
          <table:table-cell office:value-type="float" office:value="1661268480" calcext:value-type="float">
            <text:p>1661268480</text:p>
          </table:table-cell>
          <table:table-cell table:style-name="ce8" table:formula="of:=[.A350]/86400+25569+1/12" office:value-type="date" office:date-value="2022-08-23T17:28:00.000001" calcext:value-type="date">
            <text:p>2022-08-23 17:2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68540" calcext:value-type="float">
            <text:p>1661268540</text:p>
          </table:table-cell>
          <table:table-cell table:style-name="ce8" table:formula="of:=[.A351]/86400+25569+1/12" office:value-type="date" office:date-value="2022-08-23T17:29:00" calcext:value-type="date">
            <text:p>2022-08-23 17:29:00</text:p>
          </table:table-cell>
          <table:table-cell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office:value-type="float" office:value="1661268600" calcext:value-type="float">
            <text:p>1661268600</text:p>
          </table:table-cell>
          <table:table-cell table:style-name="ce8" table:formula="of:=[.A352]/86400+25569+1/12" office:value-type="date" office:date-value="2022-08-23T17:30:00" calcext:value-type="date">
            <text:p>2022-08-23 17:30:00</text:p>
          </table:table-cell>
          <table:table-cell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office:value-type="float" office:value="1661268660" calcext:value-type="float">
            <text:p>1661268660</text:p>
          </table:table-cell>
          <table:table-cell table:style-name="ce8" table:formula="of:=[.A353]/86400+25569+1/12" office:value-type="date" office:date-value="2022-08-23T17:31:00" calcext:value-type="date">
            <text:p>2022-08-23 17:31:00</text:p>
          </table:table-cell>
          <table:table-cell office:value-type="float" office:value="766" calcext:value-type="float">
            <text:p>766</text:p>
          </table:table-cell>
          <table:table-cell table:number-columns-repeated="1021"/>
        </table:table-row>
        <table:table-row table:style-name="ro1">
          <table:table-cell office:value-type="float" office:value="1661268720" calcext:value-type="float">
            <text:p>1661268720</text:p>
          </table:table-cell>
          <table:table-cell table:style-name="ce8" table:formula="of:=[.A354]/86400+25569+1/12" office:value-type="date" office:date-value="2022-08-23T17:32:00" calcext:value-type="date">
            <text:p>2022-08-23 17:32:00</text:p>
          </table:table-cell>
          <table:table-cell office:value-type="float" office:value="746" calcext:value-type="float">
            <text:p>746</text:p>
          </table:table-cell>
          <table:table-cell table:number-columns-repeated="1021"/>
        </table:table-row>
        <table:table-row table:style-name="ro1">
          <table:table-cell office:value-type="float" office:value="1661268780" calcext:value-type="float">
            <text:p>1661268780</text:p>
          </table:table-cell>
          <table:table-cell table:style-name="ce8" table:formula="of:=[.A355]/86400+25569+1/12" office:value-type="date" office:date-value="2022-08-23T17:33:00" calcext:value-type="date">
            <text:p>2022-08-23 17:33:00</text:p>
          </table:table-cell>
          <table:table-cell office:value-type="float" office:value="717" calcext:value-type="float">
            <text:p>717</text:p>
          </table:table-cell>
          <table:table-cell table:number-columns-repeated="1021"/>
        </table:table-row>
        <table:table-row table:style-name="ro1">
          <table:table-cell office:value-type="float" office:value="1661268840" calcext:value-type="float">
            <text:p>1661268840</text:p>
          </table:table-cell>
          <table:table-cell table:style-name="ce8" table:formula="of:=[.A356]/86400+25569+1/12" office:value-type="date" office:date-value="2022-08-23T17:34:00.000001" calcext:value-type="date">
            <text:p>2022-08-23 17:34:00</text:p>
          </table:table-cell>
          <table:table-cell office:value-type="float" office:value="687" calcext:value-type="float">
            <text:p>687</text:p>
          </table:table-cell>
          <table:table-cell table:number-columns-repeated="1021"/>
        </table:table-row>
        <table:table-row table:style-name="ro1">
          <table:table-cell office:value-type="float" office:value="1661268900" calcext:value-type="float">
            <text:p>1661268900</text:p>
          </table:table-cell>
          <table:table-cell table:style-name="ce8" table:formula="of:=[.A357]/86400+25569+1/12" office:value-type="date" office:date-value="2022-08-23T17:35:00" calcext:value-type="date">
            <text:p>2022-08-23 17:35:00</text:p>
          </table:table-cell>
          <table:table-cell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office:value-type="float" office:value="1661268960" calcext:value-type="float">
            <text:p>1661268960</text:p>
          </table:table-cell>
          <table:table-cell table:style-name="ce8" table:formula="of:=[.A358]/86400+25569+1/12" office:value-type="date" office:date-value="2022-08-23T17:36:00" calcext:value-type="date">
            <text:p>2022-08-23 17:36:00</text:p>
          </table:table-cell>
          <table:table-cell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office:value-type="float" office:value="1661269020" calcext:value-type="float">
            <text:p>1661269020</text:p>
          </table:table-cell>
          <table:table-cell table:style-name="ce8" table:formula="of:=[.A359]/86400+25569+1/12" office:value-type="date" office:date-value="2022-08-23T17:37:00" calcext:value-type="date">
            <text:p>2022-08-23 17:37:00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office:value-type="float" office:value="1661269080" calcext:value-type="float">
            <text:p>1661269080</text:p>
          </table:table-cell>
          <table:table-cell table:style-name="ce8" table:formula="of:=[.A360]/86400+25569+1/12" office:value-type="date" office:date-value="2022-08-23T17:38:00" calcext:value-type="date">
            <text:p>2022-08-23 17:38:00</text:p>
          </table:table-cell>
          <table:table-cell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office:value-type="float" office:value="1661269140" calcext:value-type="float">
            <text:p>1661269140</text:p>
          </table:table-cell>
          <table:table-cell table:style-name="ce8" table:formula="of:=[.A361]/86400+25569+1/12" office:value-type="date" office:date-value="2022-08-23T17:39:00" calcext:value-type="date">
            <text:p>2022-08-23 17:39:00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office:value-type="float" office:value="1661269200" calcext:value-type="float">
            <text:p>1661269200</text:p>
          </table:table-cell>
          <table:table-cell table:style-name="ce8" table:formula="of:=[.A362]/86400+25569+1/12" office:value-type="date" office:date-value="2022-08-23T17:40:00" calcext:value-type="date">
            <text:p>2022-08-23 17:40:00</text:p>
          </table:table-cell>
          <table:table-cell office:value-type="float" office:value="618" calcext:value-type="float">
            <text:p>618</text:p>
          </table:table-cell>
          <table:table-cell table:number-columns-repeated="1021"/>
        </table:table-row>
        <table:table-row table:style-name="ro1">
          <table:table-cell office:value-type="float" office:value="1661269260" calcext:value-type="float">
            <text:p>1661269260</text:p>
          </table:table-cell>
          <table:table-cell table:style-name="ce8" table:formula="of:=[.A363]/86400+25569+1/12" office:value-type="date" office:date-value="2022-08-23T17:41:00" calcext:value-type="date">
            <text:p>2022-08-23 17:41:00</text:p>
          </table:table-cell>
          <table:table-cell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office:value-type="float" office:value="1661269320" calcext:value-type="float">
            <text:p>1661269320</text:p>
          </table:table-cell>
          <table:table-cell table:style-name="ce8" table:formula="of:=[.A364]/86400+25569+1/12" office:value-type="date" office:date-value="2022-08-23T17:42:00" calcext:value-type="date">
            <text:p>2022-08-23 17:42:00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office:value-type="float" office:value="1661269380" calcext:value-type="float">
            <text:p>1661269380</text:p>
          </table:table-cell>
          <table:table-cell table:style-name="ce8" table:formula="of:=[.A365]/86400+25569+1/12" office:value-type="date" office:date-value="2022-08-23T17:43:00" calcext:value-type="date">
            <text:p>2022-08-23 17:43:00</text:p>
          </table:table-cell>
          <table:table-cell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office:value-type="float" office:value="1661269440" calcext:value-type="float">
            <text:p>1661269440</text:p>
          </table:table-cell>
          <table:table-cell table:style-name="ce8" table:formula="of:=[.A366]/86400+25569+1/12" office:value-type="date" office:date-value="2022-08-23T17:44:00" calcext:value-type="date">
            <text:p>2022-08-23 17:44:00</text:p>
          </table:table-cell>
          <table:table-cell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office:value-type="float" office:value="1661269500" calcext:value-type="float">
            <text:p>1661269500</text:p>
          </table:table-cell>
          <table:table-cell table:style-name="ce8" table:formula="of:=[.A367]/86400+25569+1/12" office:value-type="date" office:date-value="2022-08-23T17:45:00" calcext:value-type="date">
            <text:p>2022-08-23 17:45:00</text:p>
          </table:table-cell>
          <table:table-cell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office:value-type="float" office:value="1661269560" calcext:value-type="float">
            <text:p>1661269560</text:p>
          </table:table-cell>
          <table:table-cell table:style-name="ce8" table:formula="of:=[.A368]/86400+25569+1/12" office:value-type="date" office:date-value="2022-08-23T17:46:00" calcext:value-type="date">
            <text:p>2022-08-23 17:46:00</text:p>
          </table:table-cell>
          <table:table-cell office:value-type="float" office:value="548" calcext:value-type="float">
            <text:p>548</text:p>
          </table:table-cell>
          <table:table-cell table:number-columns-repeated="1021"/>
        </table:table-row>
        <table:table-row table:style-name="ro1">
          <table:table-cell office:value-type="float" office:value="1661269620" calcext:value-type="float">
            <text:p>1661269620</text:p>
          </table:table-cell>
          <table:table-cell table:style-name="ce8" table:formula="of:=[.A369]/86400+25569+1/12" office:value-type="date" office:date-value="2022-08-23T17:47:00.000001" calcext:value-type="date">
            <text:p>2022-08-23 17:47:00</text:p>
          </table:table-cell>
          <table:table-cell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office:value-type="float" office:value="1661269680" calcext:value-type="float">
            <text:p>1661269680</text:p>
          </table:table-cell>
          <table:table-cell table:style-name="ce8" table:formula="of:=[.A370]/86400+25569+1/12" office:value-type="date" office:date-value="2022-08-23T17:48:00" calcext:value-type="date">
            <text:p>2022-08-23 17:48:00</text:p>
          </table:table-cell>
          <table:table-cell office:value-type="float" office:value="535" calcext:value-type="float">
            <text:p>535</text:p>
          </table:table-cell>
          <table:table-cell table:number-columns-repeated="1021"/>
        </table:table-row>
        <table:table-row table:style-name="ro1">
          <table:table-cell office:value-type="float" office:value="1661269740" calcext:value-type="float">
            <text:p>1661269740</text:p>
          </table:table-cell>
          <table:table-cell table:style-name="ce8" table:formula="of:=[.A371]/86400+25569+1/12" office:value-type="date" office:date-value="2022-08-23T17:49:00" calcext:value-type="date">
            <text:p>2022-08-23 17:49:00</text:p>
          </table:table-cell>
          <table:table-cell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office:value-type="float" office:value="1661269800" calcext:value-type="float">
            <text:p>1661269800</text:p>
          </table:table-cell>
          <table:table-cell table:style-name="ce8" table:formula="of:=[.A372]/86400+25569+1/12" office:value-type="date" office:date-value="2022-08-23T17:50:00" calcext:value-type="date">
            <text:p>2022-08-23 17:50:00</text:p>
          </table:table-cell>
          <table:table-cell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office:value-type="float" office:value="1661269860" calcext:value-type="float">
            <text:p>1661269860</text:p>
          </table:table-cell>
          <table:table-cell table:style-name="ce8" table:formula="of:=[.A373]/86400+25569+1/12" office:value-type="date" office:date-value="2022-08-23T17:51:00" calcext:value-type="date">
            <text:p>2022-08-23 17:51:00</text:p>
          </table:table-cell>
          <table:table-cell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office:value-type="float" office:value="1661269920" calcext:value-type="float">
            <text:p>1661269920</text:p>
          </table:table-cell>
          <table:table-cell table:style-name="ce8" table:formula="of:=[.A374]/86400+25569+1/12" office:value-type="date" office:date-value="2022-08-23T17:52:00" calcext:value-type="date">
            <text:p>2022-08-23 17:52:00</text:p>
          </table:table-cell>
          <table:table-cell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office:value-type="float" office:value="1661269980" calcext:value-type="float">
            <text:p>1661269980</text:p>
          </table:table-cell>
          <table:table-cell table:style-name="ce8" table:formula="of:=[.A375]/86400+25569+1/12" office:value-type="date" office:date-value="2022-08-23T17:53:00.000001" calcext:value-type="date">
            <text:p>2022-08-23 17:53:00</text:p>
          </table:table-cell>
          <table:table-cell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office:value-type="float" office:value="1661270040" calcext:value-type="float">
            <text:p>1661270040</text:p>
          </table:table-cell>
          <table:table-cell table:style-name="ce8" table:formula="of:=[.A376]/86400+25569+1/12" office:value-type="date" office:date-value="2022-08-23T17:54:00" calcext:value-type="date">
            <text:p>2022-08-23 17:54:00</text:p>
          </table:table-cell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office:value-type="float" office:value="1661270100" calcext:value-type="float">
            <text:p>1661270100</text:p>
          </table:table-cell>
          <table:table-cell table:style-name="ce8" table:formula="of:=[.A377]/86400+25569+1/12" office:value-type="date" office:date-value="2022-08-23T17:55:00" calcext:value-type="date">
            <text:p>2022-08-23 17:55:00</text:p>
          </table:table-cell>
          <table:table-cell office:value-type="float" office:value="454" calcext:value-type="float">
            <text:p>454</text:p>
          </table:table-cell>
          <table:table-cell table:number-columns-repeated="1021"/>
        </table:table-row>
        <table:table-row table:style-name="ro1">
          <table:table-cell office:value-type="float" office:value="1661270160" calcext:value-type="float">
            <text:p>1661270160</text:p>
          </table:table-cell>
          <table:table-cell table:style-name="ce8" table:formula="of:=[.A378]/86400+25569+1/12" office:value-type="date" office:date-value="2022-08-23T17:56:00" calcext:value-type="date">
            <text:p>2022-08-23 17:56:00</text:p>
          </table:table-cell>
          <table:table-cell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office:value-type="float" office:value="1661270220" calcext:value-type="float">
            <text:p>1661270220</text:p>
          </table:table-cell>
          <table:table-cell table:style-name="ce8" table:formula="of:=[.A379]/86400+25569+1/12" office:value-type="date" office:date-value="2022-08-23T17:57:00" calcext:value-type="date">
            <text:p>2022-08-23 17:57:00</text:p>
          </table:table-cell>
          <table:table-cell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office:value-type="float" office:value="1661270280" calcext:value-type="float">
            <text:p>1661270280</text:p>
          </table:table-cell>
          <table:table-cell table:style-name="ce8" table:formula="of:=[.A380]/86400+25569+1/12" office:value-type="date" office:date-value="2022-08-23T17:58:00" calcext:value-type="date">
            <text:p>2022-08-23 17:58:00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office:value-type="float" office:value="1661270340" calcext:value-type="float">
            <text:p>1661270340</text:p>
          </table:table-cell>
          <table:table-cell table:style-name="ce8" table:formula="of:=[.A381]/86400+25569+1/12" office:value-type="date" office:date-value="2022-08-23T17:59:00" calcext:value-type="date">
            <text:p>2022-08-23 17:59:00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1661270400" calcext:value-type="float">
            <text:p>1661270400</text:p>
          </table:table-cell>
          <table:table-cell table:style-name="ce8" table:formula="of:=[.A382]/86400+25569+1/12" office:value-type="date" office:date-value="2022-08-23T18:00:00.000001" calcext:value-type="date">
            <text:p>2022-08-23 18:00:00</text:p>
          </table:table-cell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office:value-type="float" office:value="1661270460" calcext:value-type="float">
            <text:p>1661270460</text:p>
          </table:table-cell>
          <table:table-cell table:style-name="ce8" table:formula="of:=[.A383]/86400+25569+1/12" office:value-type="date" office:date-value="2022-08-23T18:01:00" calcext:value-type="date">
            <text:p>2022-08-23 18:01:00</text:p>
          </table:table-cell>
          <table:table-cell office:value-type="float" office:value="369" calcext:value-type="float">
            <text:p>369</text:p>
          </table:table-cell>
          <table:table-cell table:number-columns-repeated="1021"/>
        </table:table-row>
        <table:table-row table:style-name="ro1">
          <table:table-cell office:value-type="float" office:value="1661270520" calcext:value-type="float">
            <text:p>1661270520</text:p>
          </table:table-cell>
          <table:table-cell table:style-name="ce8" table:formula="of:=[.A384]/86400+25569+1/12" office:value-type="date" office:date-value="2022-08-23T18:02:00" calcext:value-type="date">
            <text:p>2022-08-23 18:02:00</text:p>
          </table:table-cell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office:value-type="float" office:value="1661270580" calcext:value-type="float">
            <text:p>1661270580</text:p>
          </table:table-cell>
          <table:table-cell table:style-name="ce8" table:formula="of:=[.A385]/86400+25569+1/12" office:value-type="date" office:date-value="2022-08-23T18:03:00" calcext:value-type="date">
            <text:p>2022-08-23 18:03:00</text:p>
          </table:table-cell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office:value-type="float" office:value="1661270640" calcext:value-type="float">
            <text:p>1661270640</text:p>
          </table:table-cell>
          <table:table-cell table:style-name="ce8" table:formula="of:=[.A386]/86400+25569+1/12" office:value-type="date" office:date-value="2022-08-23T18:04:00" calcext:value-type="date">
            <text:p>2022-08-23 18:0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0700" calcext:value-type="float">
            <text:p>1661270700</text:p>
          </table:table-cell>
          <table:table-cell table:style-name="ce8" table:formula="of:=[.A387]/86400+25569+1/12" office:value-type="date" office:date-value="2022-08-23T18:05:00" calcext:value-type="date">
            <text:p>2022-08-23 18:05:00</text:p>
          </table:table-cell>
          <table:table-cell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office:value-type="float" office:value="1661270760" calcext:value-type="float">
            <text:p>1661270760</text:p>
          </table:table-cell>
          <table:table-cell table:style-name="ce8" table:formula="of:=[.A388]/86400+25569+1/12" office:value-type="date" office:date-value="2022-08-23T18:06:00.000001" calcext:value-type="date">
            <text:p>2022-08-23 18:06:00</text:p>
          </table:table-cell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office:value-type="float" office:value="1661270820" calcext:value-type="float">
            <text:p>1661270820</text:p>
          </table:table-cell>
          <table:table-cell table:style-name="ce8" table:formula="of:=[.A389]/86400+25569+1/12" office:value-type="date" office:date-value="2022-08-23T18:07:00" calcext:value-type="date">
            <text:p>2022-08-23 18:07:00</text:p>
          </table:table-cell>
          <table:table-cell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office:value-type="float" office:value="1661270880" calcext:value-type="float">
            <text:p>1661270880</text:p>
          </table:table-cell>
          <table:table-cell table:style-name="ce8" table:formula="of:=[.A390]/86400+25569+1/12" office:value-type="date" office:date-value="2022-08-23T18:08:00" calcext:value-type="date">
            <text:p>2022-08-23 18:08:00</text:p>
          </table:table-cell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office:value-type="float" office:value="1661270940" calcext:value-type="float">
            <text:p>1661270940</text:p>
          </table:table-cell>
          <table:table-cell table:style-name="ce8" table:formula="of:=[.A391]/86400+25569+1/12" office:value-type="date" office:date-value="2022-08-23T18:09:00" calcext:value-type="date">
            <text:p>2022-08-23 18:09:00</text:p>
          </table:table-cell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float" office:value="1661271000" calcext:value-type="float">
            <text:p>1661271000</text:p>
          </table:table-cell>
          <table:table-cell table:style-name="ce8" table:formula="of:=[.A392]/86400+25569+1/12" office:value-type="date" office:date-value="2022-08-23T18:10:00" calcext:value-type="date">
            <text:p>2022-08-23 18:10:00</text:p>
          </table:table-cell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office:value-type="float" office:value="1661271060" calcext:value-type="float">
            <text:p>1661271060</text:p>
          </table:table-cell>
          <table:table-cell table:style-name="ce8" table:formula="of:=[.A393]/86400+25569+1/12" office:value-type="date" office:date-value="2022-08-23T18:11:00" calcext:value-type="date">
            <text:p>2022-08-23 18:11:00</text:p>
          </table:table-cell>
          <table:table-cell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office:value-type="float" office:value="1661271120" calcext:value-type="float">
            <text:p>1661271120</text:p>
          </table:table-cell>
          <table:table-cell table:style-name="ce8" table:formula="of:=[.A394]/86400+25569+1/12" office:value-type="date" office:date-value="2022-08-23T18:12:00" calcext:value-type="date">
            <text:p>2022-08-23 18:12:00</text:p>
          </table:table-cell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office:value-type="float" office:value="1661271180" calcext:value-type="float">
            <text:p>1661271180</text:p>
          </table:table-cell>
          <table:table-cell table:style-name="ce8" table:formula="of:=[.A395]/86400+25569+1/12" office:value-type="date" office:date-value="2022-08-23T18:13:00.000001" calcext:value-type="date">
            <text:p>2022-08-23 18:13:00</text:p>
          </table:table-cell>
          <table:table-cell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office:value-type="float" office:value="1661271240" calcext:value-type="float">
            <text:p>1661271240</text:p>
          </table:table-cell>
          <table:table-cell table:style-name="ce8" table:formula="of:=[.A396]/86400+25569+1/12" office:value-type="date" office:date-value="2022-08-23T18:14:00" calcext:value-type="date">
            <text:p>2022-08-23 18:14:00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float" office:value="1661271300" calcext:value-type="float">
            <text:p>1661271300</text:p>
          </table:table-cell>
          <table:table-cell table:style-name="ce8" table:formula="of:=[.A397]/86400+25569+1/12" office:value-type="date" office:date-value="2022-08-23T18:15:00" calcext:value-type="date">
            <text:p>2022-08-23 18:15:00</text:p>
          </table:table-cell>
          <table:table-cell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office:value-type="float" office:value="1661271360" calcext:value-type="float">
            <text:p>1661271360</text:p>
          </table:table-cell>
          <table:table-cell table:style-name="ce8" table:formula="of:=[.A398]/86400+25569+1/12" office:value-type="date" office:date-value="2022-08-23T18:16:00" calcext:value-type="date">
            <text:p>2022-08-23 18:16:00</text:p>
          </table:table-cell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office:value-type="float" office:value="1661271420" calcext:value-type="float">
            <text:p>1661271420</text:p>
          </table:table-cell>
          <table:table-cell table:style-name="ce8" table:formula="of:=[.A399]/86400+25569+1/12" office:value-type="date" office:date-value="2022-08-23T18:17:00" calcext:value-type="date">
            <text:p>2022-08-23 18:17:00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office:value-type="float" office:value="1661271480" calcext:value-type="float">
            <text:p>1661271480</text:p>
          </table:table-cell>
          <table:table-cell table:style-name="ce8" table:formula="of:=[.A400]/86400+25569+1/12" office:value-type="date" office:date-value="2022-08-23T18:18:00" calcext:value-type="date">
            <text:p>2022-08-23 18:18:00</text:p>
          </table:table-cell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office:value-type="float" office:value="1661271540" calcext:value-type="float">
            <text:p>1661271540</text:p>
          </table:table-cell>
          <table:table-cell table:style-name="ce8" table:formula="of:=[.A401]/86400+25569+1/12" office:value-type="date" office:date-value="2022-08-23T18:19:00.000001" calcext:value-type="date">
            <text:p>2022-08-23 18:19:00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float" office:value="1661271600" calcext:value-type="float">
            <text:p>1661271600</text:p>
          </table:table-cell>
          <table:table-cell table:style-name="ce8" table:formula="of:=[.A402]/86400+25569+1/12" office:value-type="date" office:date-value="2022-08-23T18:20:00" calcext:value-type="date">
            <text:p>2022-08-23 18:2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1660" calcext:value-type="float">
            <text:p>1661271660</text:p>
          </table:table-cell>
          <table:table-cell table:style-name="ce8" table:formula="of:=[.A403]/86400+25569+1/12" office:value-type="date" office:date-value="2022-08-23T18:21:00" calcext:value-type="date">
            <text:p>2022-08-23 18:21:00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1661271720" calcext:value-type="float">
            <text:p>1661271720</text:p>
          </table:table-cell>
          <table:table-cell table:style-name="ce8" table:formula="of:=[.A404]/86400+25569+1/12" office:value-type="date" office:date-value="2022-08-23T18:22:00" calcext:value-type="date">
            <text:p>2022-08-23 18:22:00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office:value-type="float" office:value="1661271780" calcext:value-type="float">
            <text:p>1661271780</text:p>
          </table:table-cell>
          <table:table-cell table:style-name="ce8" table:formula="of:=[.A405]/86400+25569+1/12" office:value-type="date" office:date-value="2022-08-23T18:23:00" calcext:value-type="date">
            <text:p>2022-08-23 18:23:00</text:p>
          </table:table-cell>
          <table:table-cell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office:value-type="float" office:value="1661271840" calcext:value-type="float">
            <text:p>1661271840</text:p>
          </table:table-cell>
          <table:table-cell table:style-name="ce8" table:formula="of:=[.A406]/86400+25569+1/12" office:value-type="date" office:date-value="2022-08-23T18:24:00" calcext:value-type="date">
            <text:p>2022-08-23 18:24:00</text:p>
          </table:table-cell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office:value-type="float" office:value="1661271900" calcext:value-type="float">
            <text:p>1661271900</text:p>
          </table:table-cell>
          <table:table-cell table:style-name="ce8" table:formula="of:=[.A407]/86400+25569+1/12" office:value-type="date" office:date-value="2022-08-23T18:25:00" calcext:value-type="date">
            <text:p>2022-08-23 18:25:00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office:value-type="float" office:value="1661271960" calcext:value-type="float">
            <text:p>1661271960</text:p>
          </table:table-cell>
          <table:table-cell table:style-name="ce8" table:formula="of:=[.A408]/86400+25569+1/12" office:value-type="date" office:date-value="2022-08-23T18:26:00" calcext:value-type="date">
            <text:p>2022-08-23 18:26:0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float" office:value="1661272020" calcext:value-type="float">
            <text:p>1661272020</text:p>
          </table:table-cell>
          <table:table-cell table:style-name="ce8" table:formula="of:=[.A409]/86400+25569+1/12" office:value-type="date" office:date-value="2022-08-23T18:27:00" calcext:value-type="date">
            <text:p>2022-08-23 18:27:00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office:value-type="float" office:value="1661272080" calcext:value-type="float">
            <text:p>1661272080</text:p>
          </table:table-cell>
          <table:table-cell table:style-name="ce8" table:formula="of:=[.A410]/86400+25569+1/12" office:value-type="date" office:date-value="2022-08-23T18:28:00" calcext:value-type="date">
            <text:p>2022-08-23 18:28:00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1661272140" calcext:value-type="float">
            <text:p>1661272140</text:p>
          </table:table-cell>
          <table:table-cell table:style-name="ce8" table:formula="of:=[.A411]/86400+25569+1/12" office:value-type="date" office:date-value="2022-08-23T18:29:00" calcext:value-type="date">
            <text:p>2022-08-23 18:29:00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1661272200" calcext:value-type="float">
            <text:p>1661272200</text:p>
          </table:table-cell>
          <table:table-cell table:style-name="ce8" table:formula="of:=[.A412]/86400+25569+1/12" office:value-type="date" office:date-value="2022-08-23T18:30:00" calcext:value-type="date">
            <text:p>2022-08-23 18:30:00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float" office:value="1661272260" calcext:value-type="float">
            <text:p>1661272260</text:p>
          </table:table-cell>
          <table:table-cell table:style-name="ce8" table:formula="of:=[.A413]/86400+25569+1/12" office:value-type="date" office:date-value="2022-08-23T18:31:00" calcext:value-type="date">
            <text:p>2022-08-23 18:31:00</text:p>
          </table:table-cell>
          <table:table-cell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office:value-type="float" office:value="1661272320" calcext:value-type="float">
            <text:p>1661272320</text:p>
          </table:table-cell>
          <table:table-cell table:style-name="ce8" table:formula="of:=[.A414]/86400+25569+1/12" office:value-type="date" office:date-value="2022-08-23T18:32:00.000001" calcext:value-type="date">
            <text:p>2022-08-23 18:32:00</text:p>
          </table:table-cell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office:value-type="float" office:value="1661272380" calcext:value-type="float">
            <text:p>1661272380</text:p>
          </table:table-cell>
          <table:table-cell table:style-name="ce8" table:formula="of:=[.A415]/86400+25569+1/12" office:value-type="date" office:date-value="2022-08-23T18:33:00" calcext:value-type="date">
            <text:p>2022-08-23 18:33:00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office:value-type="float" office:value="1661272440" calcext:value-type="float">
            <text:p>1661272440</text:p>
          </table:table-cell>
          <table:table-cell table:style-name="ce8" table:formula="of:=[.A416]/86400+25569+1/12" office:value-type="date" office:date-value="2022-08-23T18:34:00" calcext:value-type="date">
            <text:p>2022-08-23 18:3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2500" calcext:value-type="float">
            <text:p>1661272500</text:p>
          </table:table-cell>
          <table:table-cell table:style-name="ce8" table:formula="of:=[.A417]/86400+25569+1/12" office:value-type="date" office:date-value="2022-08-23T18:35:00" calcext:value-type="date">
            <text:p>2022-08-23 18:35:00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1661272560" calcext:value-type="float">
            <text:p>1661272560</text:p>
          </table:table-cell>
          <table:table-cell table:style-name="ce8" table:formula="of:=[.A418]/86400+25569+1/12" office:value-type="date" office:date-value="2022-08-23T18:36:00" calcext:value-type="date">
            <text:p>2022-08-23 18:36:00</text:p>
          </table:table-cell>
          <table:table-cell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office:value-type="float" office:value="1661272620" calcext:value-type="float">
            <text:p>1661272620</text:p>
          </table:table-cell>
          <table:table-cell table:style-name="ce8" table:formula="of:=[.A419]/86400+25569+1/12" office:value-type="date" office:date-value="2022-08-23T18:37:00" calcext:value-type="date">
            <text:p>2022-08-23 18:37:00</text:p>
          </table:table-cell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office:value-type="float" office:value="1661272680" calcext:value-type="float">
            <text:p>1661272680</text:p>
          </table:table-cell>
          <table:table-cell table:style-name="ce8" table:formula="of:=[.A420]/86400+25569+1/12" office:value-type="date" office:date-value="2022-08-23T18:38:00.000001" calcext:value-type="date">
            <text:p>2022-08-23 18:38:00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office:value-type="float" office:value="1661272740" calcext:value-type="float">
            <text:p>1661272740</text:p>
          </table:table-cell>
          <table:table-cell table:style-name="ce8" table:formula="of:=[.A421]/86400+25569+1/12" office:value-type="date" office:date-value="2022-08-23T18:39:00" calcext:value-type="date">
            <text:p>2022-08-23 18:39:00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office:value-type="float" office:value="1661272800" calcext:value-type="float">
            <text:p>1661272800</text:p>
          </table:table-cell>
          <table:table-cell table:style-name="ce8" table:formula="of:=[.A422]/86400+25569+1/12" office:value-type="date" office:date-value="2022-08-23T18:40:00" calcext:value-type="date">
            <text:p>2022-08-23 18:40:00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office:value-type="float" office:value="1661272860" calcext:value-type="float">
            <text:p>1661272860</text:p>
          </table:table-cell>
          <table:table-cell table:style-name="ce8" table:formula="of:=[.A423]/86400+25569+1/12" office:value-type="date" office:date-value="2022-08-23T18:41:00" calcext:value-type="date">
            <text:p>2022-08-23 18:41:00</text:p>
          </table:table-cell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office:value-type="float" office:value="1661272920" calcext:value-type="float">
            <text:p>1661272920</text:p>
          </table:table-cell>
          <table:table-cell table:style-name="ce8" table:formula="of:=[.A424]/86400+25569+1/12" office:value-type="date" office:date-value="2022-08-23T18:42:00" calcext:value-type="date">
            <text:p>2022-08-23 18:42:00</text:p>
          </table:table-cell>
          <table:table-cell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office:value-type="float" office:value="1661272980" calcext:value-type="float">
            <text:p>1661272980</text:p>
          </table:table-cell>
          <table:table-cell table:style-name="ce8" table:formula="of:=[.A425]/86400+25569+1/12" office:value-type="date" office:date-value="2022-08-23T18:43:00" calcext:value-type="date">
            <text:p>2022-08-23 18:43:00</text:p>
          </table:table-cell>
          <table:table-cell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office:value-type="float" office:value="1661273040" calcext:value-type="float">
            <text:p>1661273040</text:p>
          </table:table-cell>
          <table:table-cell table:style-name="ce8" table:formula="of:=[.A426]/86400+25569+1/12" office:value-type="date" office:date-value="2022-08-23T18:44:00" calcext:value-type="date">
            <text:p>2022-08-23 18:44:0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1661273100" calcext:value-type="float">
            <text:p>1661273100</text:p>
          </table:table-cell>
          <table:table-cell table:style-name="ce8" table:formula="of:=[.A427]/86400+25569+1/12" office:value-type="date" office:date-value="2022-08-23T18:45:00.000001" calcext:value-type="date">
            <text:p>2022-08-23 18:45:0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office:value-type="float" office:value="1661273160" calcext:value-type="float">
            <text:p>1661273160</text:p>
          </table:table-cell>
          <table:table-cell table:style-name="ce8" table:formula="of:=[.A428]/86400+25569+1/12" office:value-type="date" office:date-value="2022-08-23T18:46:00" calcext:value-type="date">
            <text:p>2022-08-23 18:4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3220" calcext:value-type="float">
            <text:p>1661273220</text:p>
          </table:table-cell>
          <table:table-cell table:style-name="ce8" table:formula="of:=[.A429]/86400+25569+1/12" office:value-type="date" office:date-value="2022-08-23T18:47:00" calcext:value-type="date">
            <text:p>2022-08-23 18:47:00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1661273280" calcext:value-type="float">
            <text:p>1661273280</text:p>
          </table:table-cell>
          <table:table-cell table:style-name="ce8" table:formula="of:=[.A430]/86400+25569+1/12" office:value-type="date" office:date-value="2022-08-23T18:48:00" calcext:value-type="date">
            <text:p>2022-08-23 18:48:00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float" office:value="1661273340" calcext:value-type="float">
            <text:p>1661273340</text:p>
          </table:table-cell>
          <table:table-cell table:style-name="ce8" table:formula="of:=[.A431]/86400+25569+1/12" office:value-type="date" office:date-value="2022-08-23T18:49:00" calcext:value-type="date">
            <text:p>2022-08-23 18:49:00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1661273400" calcext:value-type="float">
            <text:p>1661273400</text:p>
          </table:table-cell>
          <table:table-cell table:style-name="ce8" table:formula="of:=[.A432]/86400+25569+1/12" office:value-type="date" office:date-value="2022-08-23T18:50:00" calcext:value-type="date">
            <text:p>2022-08-23 18:50:00</text:p>
          </table:table-cell>
          <table:table-cell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office:value-type="float" office:value="1661273460" calcext:value-type="float">
            <text:p>1661273460</text:p>
          </table:table-cell>
          <table:table-cell table:style-name="ce8" table:formula="of:=[.A433]/86400+25569+1/12" office:value-type="date" office:date-value="2022-08-23T18:51:00.000001" calcext:value-type="date">
            <text:p>2022-08-23 18:51:00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float" office:value="1661273520" calcext:value-type="float">
            <text:p>1661273520</text:p>
          </table:table-cell>
          <table:table-cell table:style-name="ce8" table:formula="of:=[.A434]/86400+25569+1/12" office:value-type="date" office:date-value="2022-08-23T18:52:00" calcext:value-type="date">
            <text:p>2022-08-23 18:52:00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office:value-type="float" office:value="1661273580" calcext:value-type="float">
            <text:p>1661273580</text:p>
          </table:table-cell>
          <table:table-cell table:style-name="ce8" table:formula="of:=[.A435]/86400+25569+1/12" office:value-type="date" office:date-value="2022-08-23T18:53:00" calcext:value-type="date">
            <text:p>2022-08-23 18:53:00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office:value-type="float" office:value="1661273640" calcext:value-type="float">
            <text:p>1661273640</text:p>
          </table:table-cell>
          <table:table-cell table:style-name="ce8" table:formula="of:=[.A436]/86400+25569+1/12" office:value-type="date" office:date-value="2022-08-23T18:54:00" calcext:value-type="date">
            <text:p>2022-08-23 18:54:00</text:p>
          </table:table-cell>
          <table:table-cell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office:value-type="float" office:value="1661273700" calcext:value-type="float">
            <text:p>1661273700</text:p>
          </table:table-cell>
          <table:table-cell table:style-name="ce8" table:formula="of:=[.A437]/86400+25569+1/12" office:value-type="date" office:date-value="2022-08-23T18:55:00" calcext:value-type="date">
            <text:p>2022-08-23 18:55:00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float" office:value="1661273760" calcext:value-type="float">
            <text:p>1661273760</text:p>
          </table:table-cell>
          <table:table-cell table:style-name="ce8" table:formula="of:=[.A438]/86400+25569+1/12" office:value-type="date" office:date-value="2022-08-23T18:56:00" calcext:value-type="date">
            <text:p>2022-08-23 18:56:00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office:value-type="float" office:value="1661273820" calcext:value-type="float">
            <text:p>1661273820</text:p>
          </table:table-cell>
          <table:table-cell table:style-name="ce8" table:formula="of:=[.A439]/86400+25569+1/12" office:value-type="date" office:date-value="2022-08-23T18:57:00" calcext:value-type="date">
            <text:p>2022-08-23 18:57:00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1661273880" calcext:value-type="float">
            <text:p>1661273880</text:p>
          </table:table-cell>
          <table:table-cell table:style-name="ce8" table:formula="of:=[.A440]/86400+25569+1/12" office:value-type="date" office:date-value="2022-08-23T18:58:00.000001" calcext:value-type="date">
            <text:p>2022-08-23 18:58:00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float" office:value="1661273940" calcext:value-type="float">
            <text:p>1661273940</text:p>
          </table:table-cell>
          <table:table-cell table:style-name="ce8" table:formula="of:=[.A441]/86400+25569+1/12" office:value-type="date" office:date-value="2022-08-23T18:59:00" calcext:value-type="date">
            <text:p>2022-08-23 18:59:00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office:value-type="float" office:value="1661274000" calcext:value-type="float">
            <text:p>1661274000</text:p>
          </table:table-cell>
          <table:table-cell table:style-name="ce8" table:formula="of:=[.A442]/86400+25569+1/12" office:value-type="date" office:date-value="2022-08-23T19:00:00" calcext:value-type="date">
            <text:p>2022-08-23 19:00:00</text:p>
          </table:table-cell>
          <table:table-cell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office:value-type="float" office:value="1661274060" calcext:value-type="float">
            <text:p>1661274060</text:p>
          </table:table-cell>
          <table:table-cell table:style-name="ce8" table:formula="of:=[.A443]/86400+25569+1/12" office:value-type="date" office:date-value="2022-08-23T19:01:00" calcext:value-type="date">
            <text:p>2022-08-23 19:01:00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office:value-type="float" office:value="1661274120" calcext:value-type="float">
            <text:p>1661274120</text:p>
          </table:table-cell>
          <table:table-cell table:style-name="ce8" table:formula="of:=[.A444]/86400+25569+1/12" office:value-type="date" office:date-value="2022-08-23T19:02:00" calcext:value-type="date">
            <text:p>2022-08-23 19:02:00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float" office:value="1661274180" calcext:value-type="float">
            <text:p>1661274180</text:p>
          </table:table-cell>
          <table:table-cell table:style-name="ce8" table:formula="of:=[.A445]/86400+25569+1/12" office:value-type="date" office:date-value="2022-08-23T19:03:00" calcext:value-type="date">
            <text:p>2022-08-23 19:03:00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float" office:value="1661274240" calcext:value-type="float">
            <text:p>1661274240</text:p>
          </table:table-cell>
          <table:table-cell table:style-name="ce8" table:formula="of:=[.A446]/86400+25569+1/12" office:value-type="date" office:date-value="2022-08-23T19:04:00.000001" calcext:value-type="date">
            <text:p>2022-08-23 19:0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4300" calcext:value-type="float">
            <text:p>1661274300</text:p>
          </table:table-cell>
          <table:table-cell table:style-name="ce8" table:formula="of:=[.A447]/86400+25569+1/12" office:value-type="date" office:date-value="2022-08-23T19:05:00" calcext:value-type="date">
            <text:p>2022-08-23 19:05:00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float" office:value="1661274360" calcext:value-type="float">
            <text:p>1661274360</text:p>
          </table:table-cell>
          <table:table-cell table:style-name="ce8" table:formula="of:=[.A448]/86400+25569+1/12" office:value-type="date" office:date-value="2022-08-23T19:06:00" calcext:value-type="date">
            <text:p>2022-08-23 19:06:00</text:p>
          </table:table-cell>
          <table:table-cell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office:value-type="float" office:value="1661274420" calcext:value-type="float">
            <text:p>1661274420</text:p>
          </table:table-cell>
          <table:table-cell table:style-name="ce8" table:formula="of:=[.A449]/86400+25569+1/12" office:value-type="date" office:date-value="2022-08-23T19:07:00" calcext:value-type="date">
            <text:p>2022-08-23 19:07:00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office:value-type="float" office:value="1661274480" calcext:value-type="float">
            <text:p>1661274480</text:p>
          </table:table-cell>
          <table:table-cell table:style-name="ce8" table:formula="of:=[.A450]/86400+25569+1/12" office:value-type="date" office:date-value="2022-08-23T19:08:00" calcext:value-type="date">
            <text:p>2022-08-23 19:08:00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float" office:value="1661274540" calcext:value-type="float">
            <text:p>1661274540</text:p>
          </table:table-cell>
          <table:table-cell table:style-name="ce8" table:formula="of:=[.A451]/86400+25569+1/12" office:value-type="date" office:date-value="2022-08-23T19:09:00" calcext:value-type="date">
            <text:p>2022-08-23 19:09:00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office:value-type="float" office:value="1661274600" calcext:value-type="float">
            <text:p>1661274600</text:p>
          </table:table-cell>
          <table:table-cell table:style-name="ce8" table:formula="of:=[.A452]/86400+25569+1/12" office:value-type="date" office:date-value="2022-08-23T19:10:00" calcext:value-type="date">
            <text:p>2022-08-23 19:10:00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1661274660" calcext:value-type="float">
            <text:p>1661274660</text:p>
          </table:table-cell>
          <table:table-cell table:style-name="ce8" table:formula="of:=[.A453]/86400+25569+1/12" office:value-type="date" office:date-value="2022-08-23T19:11:00" calcext:value-type="date">
            <text:p>2022-08-23 19:11:00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float" office:value="1661274720" calcext:value-type="float">
            <text:p>1661274720</text:p>
          </table:table-cell>
          <table:table-cell table:style-name="ce8" table:formula="of:=[.A454]/86400+25569+1/12" office:value-type="date" office:date-value="2022-08-23T19:12:00" calcext:value-type="date">
            <text:p>2022-08-23 19:1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4780" calcext:value-type="float">
            <text:p>1661274780</text:p>
          </table:table-cell>
          <table:table-cell table:style-name="ce8" table:formula="of:=[.A455]/86400+25569+1/12" office:value-type="date" office:date-value="2022-08-23T19:13:00" calcext:value-type="date">
            <text:p>2022-08-23 19:13:00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float" office:value="1661274840" calcext:value-type="float">
            <text:p>1661274840</text:p>
          </table:table-cell>
          <table:table-cell table:style-name="ce8" table:formula="of:=[.A456]/86400+25569+1/12" office:value-type="date" office:date-value="2022-08-23T19:14:00" calcext:value-type="date">
            <text:p>2022-08-23 19:14:00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float" office:value="1661274900" calcext:value-type="float">
            <text:p>1661274900</text:p>
          </table:table-cell>
          <table:table-cell table:style-name="ce8" table:formula="of:=[.A457]/86400+25569+1/12" office:value-type="date" office:date-value="2022-08-23T19:15:00" calcext:value-type="date">
            <text:p>2022-08-23 19:15:00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float" office:value="1661274960" calcext:value-type="float">
            <text:p>1661274960</text:p>
          </table:table-cell>
          <table:table-cell table:style-name="ce8" table:formula="of:=[.A458]/86400+25569+1/12" office:value-type="date" office:date-value="2022-08-23T19:16:00" calcext:value-type="date">
            <text:p>2022-08-23 19:16:00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1661275020" calcext:value-type="float">
            <text:p>1661275020</text:p>
          </table:table-cell>
          <table:table-cell table:style-name="ce8" table:formula="of:=[.A459]/86400+25569+1/12" office:value-type="date" office:date-value="2022-08-23T19:17:00.000001" calcext:value-type="date">
            <text:p>2022-08-23 19:17:00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office:value-type="float" office:value="1661275080" calcext:value-type="float">
            <text:p>1661275080</text:p>
          </table:table-cell>
          <table:table-cell table:style-name="ce8" table:formula="of:=[.A460]/86400+25569+1/12" office:value-type="date" office:date-value="2022-08-23T19:18:00" calcext:value-type="date">
            <text:p>2022-08-23 19:18:00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float" office:value="1661275140" calcext:value-type="float">
            <text:p>1661275140</text:p>
          </table:table-cell>
          <table:table-cell table:style-name="ce8" table:formula="of:=[.A461]/86400+25569+1/12" office:value-type="date" office:date-value="2022-08-23T19:19:00" calcext:value-type="date">
            <text:p>2022-08-23 19:19:00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1661275200" calcext:value-type="float">
            <text:p>1661275200</text:p>
          </table:table-cell>
          <table:table-cell table:style-name="ce8" table:formula="of:=[.A462]/86400+25569+1/12" office:value-type="date" office:date-value="2022-08-23T19:20:00" calcext:value-type="date">
            <text:p>2022-08-23 19:2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5260" calcext:value-type="float">
            <text:p>1661275260</text:p>
          </table:table-cell>
          <table:table-cell table:style-name="ce8" table:formula="of:=[.A463]/86400+25569+1/12" office:value-type="date" office:date-value="2022-08-23T19:21:00" calcext:value-type="date">
            <text:p>2022-08-23 19:21:00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float" office:value="1661275320" calcext:value-type="float">
            <text:p>1661275320</text:p>
          </table:table-cell>
          <table:table-cell table:style-name="ce8" table:formula="of:=[.A464]/86400+25569+1/12" office:value-type="date" office:date-value="2022-08-23T19:22:00" calcext:value-type="date">
            <text:p>2022-08-23 19:22:00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float" office:value="1661275380" calcext:value-type="float">
            <text:p>1661275380</text:p>
          </table:table-cell>
          <table:table-cell table:style-name="ce8" table:formula="of:=[.A465]/86400+25569+1/12" office:value-type="date" office:date-value="2022-08-23T19:23:00.000001" calcext:value-type="date">
            <text:p>2022-08-23 19:23:00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float" office:value="1661275440" calcext:value-type="float">
            <text:p>1661275440</text:p>
          </table:table-cell>
          <table:table-cell table:style-name="ce8" table:formula="of:=[.A466]/86400+25569+1/12" office:value-type="date" office:date-value="2022-08-23T19:24:00" calcext:value-type="date">
            <text:p>2022-08-23 19:24:00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1661275500" calcext:value-type="float">
            <text:p>1661275500</text:p>
          </table:table-cell>
          <table:table-cell table:style-name="ce8" table:formula="of:=[.A467]/86400+25569+1/12" office:value-type="date" office:date-value="2022-08-23T19:25:00" calcext:value-type="date">
            <text:p>2022-08-23 19:25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5560" calcext:value-type="float">
            <text:p>1661275560</text:p>
          </table:table-cell>
          <table:table-cell table:style-name="ce8" table:formula="of:=[.A468]/86400+25569+1/12" office:value-type="date" office:date-value="2022-08-23T19:26:00" calcext:value-type="date">
            <text:p>2022-08-23 19:26:00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float" office:value="1661275620" calcext:value-type="float">
            <text:p>1661275620</text:p>
          </table:table-cell>
          <table:table-cell table:style-name="ce8" table:formula="of:=[.A469]/86400+25569+1/12" office:value-type="date" office:date-value="2022-08-23T19:27:00" calcext:value-type="date">
            <text:p>2022-08-23 19:27:00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1661275680" calcext:value-type="float">
            <text:p>1661275680</text:p>
          </table:table-cell>
          <table:table-cell table:style-name="ce8" table:formula="of:=[.A470]/86400+25569+1/12" office:value-type="date" office:date-value="2022-08-23T19:28:00" calcext:value-type="date">
            <text:p>2022-08-23 19:28:00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1661275740" calcext:value-type="float">
            <text:p>1661275740</text:p>
          </table:table-cell>
          <table:table-cell table:style-name="ce8" table:formula="of:=[.A471]/86400+25569+1/12" office:value-type="date" office:date-value="2022-08-23T19:29:00" calcext:value-type="date">
            <text:p>2022-08-23 19:29:00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float" office:value="1661275800" calcext:value-type="float">
            <text:p>1661275800</text:p>
          </table:table-cell>
          <table:table-cell table:style-name="ce8" table:formula="of:=[.A472]/86400+25569+1/12" office:value-type="date" office:date-value="2022-08-23T19:30:00.000001" calcext:value-type="date">
            <text:p>2022-08-23 19:30:00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office:value-type="float" office:value="1661275860" calcext:value-type="float">
            <text:p>1661275860</text:p>
          </table:table-cell>
          <table:table-cell table:style-name="ce8" table:formula="of:=[.A473]/86400+25569+1/12" office:value-type="date" office:date-value="2022-08-23T19:31:00" calcext:value-type="date">
            <text:p>2022-08-23 19:31:0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float" office:value="1661275920" calcext:value-type="float">
            <text:p>1661275920</text:p>
          </table:table-cell>
          <table:table-cell table:style-name="ce8" table:formula="of:=[.A474]/86400+25569+1/12" office:value-type="date" office:date-value="2022-08-23T19:32:00" calcext:value-type="date">
            <text:p>2022-08-23 19:3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5980" calcext:value-type="float">
            <text:p>1661275980</text:p>
          </table:table-cell>
          <table:table-cell table:style-name="ce8" table:formula="of:=[.A475]/86400+25569+1/12" office:value-type="date" office:date-value="2022-08-23T19:33:00" calcext:value-type="date">
            <text:p>2022-08-23 19:33:0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float" office:value="1661276040" calcext:value-type="float">
            <text:p>1661276040</text:p>
          </table:table-cell>
          <table:table-cell table:style-name="ce8" table:formula="of:=[.A476]/86400+25569+1/12" office:value-type="date" office:date-value="2022-08-23T19:34:00" calcext:value-type="date">
            <text:p>2022-08-23 19:34:00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office:value-type="float" office:value="1661276100" calcext:value-type="float">
            <text:p>1661276100</text:p>
          </table:table-cell>
          <table:table-cell table:style-name="ce8" table:formula="of:=[.A477]/86400+25569+1/12" office:value-type="date" office:date-value="2022-08-23T19:35:00" calcext:value-type="date">
            <text:p>2022-08-23 19:35:00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float" office:value="1661276160" calcext:value-type="float">
            <text:p>1661276160</text:p>
          </table:table-cell>
          <table:table-cell table:style-name="ce8" table:formula="of:=[.A478]/86400+25569+1/12" office:value-type="date" office:date-value="2022-08-23T19:36:00.000001" calcext:value-type="date">
            <text:p>2022-08-23 19:36:00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float" office:value="1661276220" calcext:value-type="float">
            <text:p>1661276220</text:p>
          </table:table-cell>
          <table:table-cell table:style-name="ce8" table:formula="of:=[.A479]/86400+25569+1/12" office:value-type="date" office:date-value="2022-08-23T19:37:00" calcext:value-type="date">
            <text:p>2022-08-23 19:37:00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1661276280" calcext:value-type="float">
            <text:p>1661276280</text:p>
          </table:table-cell>
          <table:table-cell table:style-name="ce8" table:formula="of:=[.A480]/86400+25569+1/12" office:value-type="date" office:date-value="2022-08-23T19:38:00" calcext:value-type="date">
            <text:p>2022-08-23 19:38:00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1661276340" calcext:value-type="float">
            <text:p>1661276340</text:p>
          </table:table-cell>
          <table:table-cell table:style-name="ce8" table:formula="of:=[.A481]/86400+25569+1/12" office:value-type="date" office:date-value="2022-08-23T19:39:00" calcext:value-type="date">
            <text:p>2022-08-23 19:39:00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1661276400" calcext:value-type="float">
            <text:p>1661276400</text:p>
          </table:table-cell>
          <table:table-cell table:style-name="ce8" table:formula="of:=[.A482]/86400+25569+1/12" office:value-type="date" office:date-value="2022-08-23T19:40:00" calcext:value-type="date">
            <text:p>2022-08-23 19:4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6460" calcext:value-type="float">
            <text:p>1661276460</text:p>
          </table:table-cell>
          <table:table-cell table:style-name="ce8" table:formula="of:=[.A483]/86400+25569+1/12" office:value-type="date" office:date-value="2022-08-23T19:41:00" calcext:value-type="date">
            <text:p>2022-08-23 19:41:00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1661276520" calcext:value-type="float">
            <text:p>1661276520</text:p>
          </table:table-cell>
          <table:table-cell table:style-name="ce8" table:formula="of:=[.A484]/86400+25569+1/12" office:value-type="date" office:date-value="2022-08-23T19:42:00" calcext:value-type="date">
            <text:p>2022-08-23 19:42:00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float" office:value="1661276580" calcext:value-type="float">
            <text:p>1661276580</text:p>
          </table:table-cell>
          <table:table-cell table:style-name="ce8" table:formula="of:=[.A485]/86400+25569+1/12" office:value-type="date" office:date-value="2022-08-23T19:43:00.000001" calcext:value-type="date">
            <text:p>2022-08-23 19:43:0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float" office:value="1661276640" calcext:value-type="float">
            <text:p>1661276640</text:p>
          </table:table-cell>
          <table:table-cell table:style-name="ce8" table:formula="of:=[.A486]/86400+25569+1/12" office:value-type="date" office:date-value="2022-08-23T19:44:00" calcext:value-type="date">
            <text:p>2022-08-23 19:44:00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float" office:value="1661276700" calcext:value-type="float">
            <text:p>1661276700</text:p>
          </table:table-cell>
          <table:table-cell table:style-name="ce8" table:formula="of:=[.A487]/86400+25569+1/12" office:value-type="date" office:date-value="2022-08-23T19:45:00" calcext:value-type="date">
            <text:p>2022-08-23 19:45:00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float" office:value="1661276760" calcext:value-type="float">
            <text:p>1661276760</text:p>
          </table:table-cell>
          <table:table-cell table:style-name="ce8" table:formula="of:=[.A488]/86400+25569+1/12" office:value-type="date" office:date-value="2022-08-23T19:46:00" calcext:value-type="date">
            <text:p>2022-08-23 19:46:00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float" office:value="1661276820" calcext:value-type="float">
            <text:p>1661276820</text:p>
          </table:table-cell>
          <table:table-cell table:style-name="ce8" table:formula="of:=[.A489]/86400+25569+1/12" office:value-type="date" office:date-value="2022-08-23T19:47:00" calcext:value-type="date">
            <text:p>2022-08-23 19:47:00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1661276880" calcext:value-type="float">
            <text:p>1661276880</text:p>
          </table:table-cell>
          <table:table-cell table:style-name="ce8" table:formula="of:=[.A490]/86400+25569+1/12" office:value-type="date" office:date-value="2022-08-23T19:48:00" calcext:value-type="date">
            <text:p>2022-08-23 19:4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6940" calcext:value-type="float">
            <text:p>1661276940</text:p>
          </table:table-cell>
          <table:table-cell table:style-name="ce8" table:formula="of:=[.A491]/86400+25569+1/12" office:value-type="date" office:date-value="2022-08-23T19:49:00.000001" calcext:value-type="date">
            <text:p>2022-08-23 19:49:00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1661277000" calcext:value-type="float">
            <text:p>1661277000</text:p>
          </table:table-cell>
          <table:table-cell table:style-name="ce8" table:formula="of:=[.A492]/86400+25569+1/12" office:value-type="date" office:date-value="2022-08-23T19:50:00" calcext:value-type="date">
            <text:p>2022-08-23 19:50:00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1661277060" calcext:value-type="float">
            <text:p>1661277060</text:p>
          </table:table-cell>
          <table:table-cell table:style-name="ce8" table:formula="of:=[.A493]/86400+25569+1/12" office:value-type="date" office:date-value="2022-08-23T19:51:00" calcext:value-type="date">
            <text:p>2022-08-23 19:51:00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1661277120" calcext:value-type="float">
            <text:p>1661277120</text:p>
          </table:table-cell>
          <table:table-cell table:style-name="ce8" table:formula="of:=[.A494]/86400+25569+1/12" office:value-type="date" office:date-value="2022-08-23T19:52:00" calcext:value-type="date">
            <text:p>2022-08-23 19:5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180" calcext:value-type="float">
            <text:p>1661277180</text:p>
          </table:table-cell>
          <table:table-cell table:style-name="ce8" table:formula="of:=[.A495]/86400+25569+1/12" office:value-type="date" office:date-value="2022-08-23T19:53:00" calcext:value-type="date">
            <text:p>2022-08-23 19:53:0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661277240" calcext:value-type="float">
            <text:p>1661277240</text:p>
          </table:table-cell>
          <table:table-cell table:style-name="ce8" table:formula="of:=[.A496]/86400+25569+1/12" office:value-type="date" office:date-value="2022-08-23T19:54:00" calcext:value-type="date">
            <text:p>2022-08-23 19:5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300" calcext:value-type="float">
            <text:p>1661277300</text:p>
          </table:table-cell>
          <table:table-cell table:style-name="ce8" table:formula="of:=[.A497]/86400+25569+1/12" office:value-type="date" office:date-value="2022-08-23T19:55:00" calcext:value-type="date">
            <text:p>2022-08-23 19:55:00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661277360" calcext:value-type="float">
            <text:p>1661277360</text:p>
          </table:table-cell>
          <table:table-cell table:style-name="ce8" table:formula="of:=[.A498]/86400+25569+1/12" office:value-type="date" office:date-value="2022-08-23T19:56:00" calcext:value-type="date">
            <text:p>2022-08-23 19:5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420" calcext:value-type="float">
            <text:p>1661277420</text:p>
          </table:table-cell>
          <table:table-cell table:style-name="ce8" table:formula="of:=[.A499]/86400+25569+1/12" office:value-type="date" office:date-value="2022-08-23T19:57:00" calcext:value-type="date">
            <text:p>2022-08-23 19:57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480" calcext:value-type="float">
            <text:p>1661277480</text:p>
          </table:table-cell>
          <table:table-cell table:style-name="ce8" table:formula="of:=[.A500]/86400+25569+1/12" office:value-type="date" office:date-value="2022-08-23T19:58:00" calcext:value-type="date">
            <text:p>2022-08-23 19:5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540" calcext:value-type="float">
            <text:p>1661277540</text:p>
          </table:table-cell>
          <table:table-cell table:style-name="ce8" table:formula="of:=[.A501]/86400+25569+1/12" office:value-type="date" office:date-value="2022-08-23T19:59:00" calcext:value-type="date">
            <text:p>2022-08-23 19:5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600" calcext:value-type="float">
            <text:p>1661277600</text:p>
          </table:table-cell>
          <table:table-cell table:style-name="ce8" table:formula="of:=[.A502]/86400+25569+1/12" office:value-type="date" office:date-value="2022-08-23T20:00:00" calcext:value-type="date">
            <text:p>2022-08-23 20:0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660" calcext:value-type="float">
            <text:p>1661277660</text:p>
          </table:table-cell>
          <table:table-cell table:style-name="ce8" table:formula="of:=[.A503]/86400+25569+1/12" office:value-type="date" office:date-value="2022-08-23T20:01:00" calcext:value-type="date">
            <text:p>2022-08-23 20:01:0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1661277720" calcext:value-type="float">
            <text:p>1661277720</text:p>
          </table:table-cell>
          <table:table-cell table:style-name="ce8" table:formula="of:=[.A504]/86400+25569+1/12" office:value-type="date" office:date-value="2022-08-23T20:02:00.000001" calcext:value-type="date">
            <text:p>2022-08-23 20:0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780" calcext:value-type="float">
            <text:p>1661277780</text:p>
          </table:table-cell>
          <table:table-cell table:style-name="ce8" table:formula="of:=[.A505]/86400+25569+1/12" office:value-type="date" office:date-value="2022-08-23T20:03:00" calcext:value-type="date">
            <text:p>2022-08-23 20:03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840" calcext:value-type="float">
            <text:p>1661277840</text:p>
          </table:table-cell>
          <table:table-cell table:style-name="ce8" table:formula="of:=[.A506]/86400+25569+1/12" office:value-type="date" office:date-value="2022-08-23T20:04:00" calcext:value-type="date">
            <text:p>2022-08-23 20:0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900" calcext:value-type="float">
            <text:p>1661277900</text:p>
          </table:table-cell>
          <table:table-cell table:style-name="ce8" table:formula="of:=[.A507]/86400+25569+1/12" office:value-type="date" office:date-value="2022-08-23T20:05:00" calcext:value-type="date">
            <text:p>2022-08-23 20:05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7960" calcext:value-type="float">
            <text:p>1661277960</text:p>
          </table:table-cell>
          <table:table-cell table:style-name="ce8" table:formula="of:=[.A508]/86400+25569+1/12" office:value-type="date" office:date-value="2022-08-23T20:06:00" calcext:value-type="date">
            <text:p>2022-08-23 20:0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020" calcext:value-type="float">
            <text:p>1661278020</text:p>
          </table:table-cell>
          <table:table-cell table:style-name="ce8" table:formula="of:=[.A509]/86400+25569+1/12" office:value-type="date" office:date-value="2022-08-23T20:07:00" calcext:value-type="date">
            <text:p>2022-08-23 20:07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080" calcext:value-type="float">
            <text:p>1661278080</text:p>
          </table:table-cell>
          <table:table-cell table:style-name="ce8" table:formula="of:=[.A510]/86400+25569+1/12" office:value-type="date" office:date-value="2022-08-23T20:08:00.000001" calcext:value-type="date">
            <text:p>2022-08-23 20:0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140" calcext:value-type="float">
            <text:p>1661278140</text:p>
          </table:table-cell>
          <table:table-cell table:style-name="ce8" table:formula="of:=[.A511]/86400+25569+1/12" office:value-type="date" office:date-value="2022-08-23T20:09:00" calcext:value-type="date">
            <text:p>2022-08-23 20:0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200" calcext:value-type="float">
            <text:p>1661278200</text:p>
          </table:table-cell>
          <table:table-cell table:style-name="ce8" table:formula="of:=[.A512]/86400+25569+1/12" office:value-type="date" office:date-value="2022-08-23T20:10:00" calcext:value-type="date">
            <text:p>2022-08-23 20:1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260" calcext:value-type="float">
            <text:p>1661278260</text:p>
          </table:table-cell>
          <table:table-cell table:style-name="ce8" table:formula="of:=[.A513]/86400+25569+1/12" office:value-type="date" office:date-value="2022-08-23T20:11:00" calcext:value-type="date">
            <text:p>2022-08-23 20:11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320" calcext:value-type="float">
            <text:p>1661278320</text:p>
          </table:table-cell>
          <table:table-cell table:style-name="ce8" table:formula="of:=[.A514]/86400+25569+1/12" office:value-type="date" office:date-value="2022-08-23T20:12:00" calcext:value-type="date">
            <text:p>2022-08-23 20:12:0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661278380" calcext:value-type="float">
            <text:p>1661278380</text:p>
          </table:table-cell>
          <table:table-cell table:style-name="ce8" table:formula="of:=[.A515]/86400+25569+1/12" office:value-type="date" office:date-value="2022-08-23T20:13:00" calcext:value-type="date">
            <text:p>2022-08-23 20:13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440" calcext:value-type="float">
            <text:p>1661278440</text:p>
          </table:table-cell>
          <table:table-cell table:style-name="ce8" table:formula="of:=[.A516]/86400+25569+1/12" office:value-type="date" office:date-value="2022-08-23T20:14:00" calcext:value-type="date">
            <text:p>2022-08-23 20:1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500" calcext:value-type="float">
            <text:p>1661278500</text:p>
          </table:table-cell>
          <table:table-cell table:style-name="ce8" table:formula="of:=[.A517]/86400+25569+1/12" office:value-type="date" office:date-value="2022-08-23T20:15:00.000001" calcext:value-type="date">
            <text:p>2022-08-23 20:15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560" calcext:value-type="float">
            <text:p>1661278560</text:p>
          </table:table-cell>
          <table:table-cell table:style-name="ce8" table:formula="of:=[.A518]/86400+25569+1/12" office:value-type="date" office:date-value="2022-08-23T20:16:00" calcext:value-type="date">
            <text:p>2022-08-23 20:1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620" calcext:value-type="float">
            <text:p>1661278620</text:p>
          </table:table-cell>
          <table:table-cell table:style-name="ce8" table:formula="of:=[.A519]/86400+25569+1/12" office:value-type="date" office:date-value="2022-08-23T20:17:00" calcext:value-type="date">
            <text:p>2022-08-23 20:17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680" calcext:value-type="float">
            <text:p>1661278680</text:p>
          </table:table-cell>
          <table:table-cell table:style-name="ce8" table:formula="of:=[.A520]/86400+25569+1/12" office:value-type="date" office:date-value="2022-08-23T20:18:00" calcext:value-type="date">
            <text:p>2022-08-23 20:1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740" calcext:value-type="float">
            <text:p>1661278740</text:p>
          </table:table-cell>
          <table:table-cell table:style-name="ce8" table:formula="of:=[.A521]/86400+25569+1/12" office:value-type="date" office:date-value="2022-08-23T20:19:00" calcext:value-type="date">
            <text:p>2022-08-23 20:1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800" calcext:value-type="float">
            <text:p>1661278800</text:p>
          </table:table-cell>
          <table:table-cell table:style-name="ce8" table:formula="of:=[.A522]/86400+25569+1/12" office:value-type="date" office:date-value="2022-08-23T20:20:00" calcext:value-type="date">
            <text:p>2022-08-23 20:2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860" calcext:value-type="float">
            <text:p>1661278860</text:p>
          </table:table-cell>
          <table:table-cell table:style-name="ce8" table:formula="of:=[.A523]/86400+25569+1/12" office:value-type="date" office:date-value="2022-08-23T20:21:00.000001" calcext:value-type="date">
            <text:p>2022-08-23 20:21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920" calcext:value-type="float">
            <text:p>1661278920</text:p>
          </table:table-cell>
          <table:table-cell table:style-name="ce8" table:formula="of:=[.A524]/86400+25569+1/12" office:value-type="date" office:date-value="2022-08-23T20:22:00" calcext:value-type="date">
            <text:p>2022-08-23 20:2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8980" calcext:value-type="float">
            <text:p>1661278980</text:p>
          </table:table-cell>
          <table:table-cell table:style-name="ce8" table:formula="of:=[.A525]/86400+25569+1/12" office:value-type="date" office:date-value="2022-08-23T20:23:00" calcext:value-type="date">
            <text:p>2022-08-23 20:23:0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661279040" calcext:value-type="float">
            <text:p>1661279040</text:p>
          </table:table-cell>
          <table:table-cell table:style-name="ce8" table:formula="of:=[.A526]/86400+25569+1/12" office:value-type="date" office:date-value="2022-08-23T20:24:00" calcext:value-type="date">
            <text:p>2022-08-23 20:2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100" calcext:value-type="float">
            <text:p>1661279100</text:p>
          </table:table-cell>
          <table:table-cell table:style-name="ce8" table:formula="of:=[.A527]/86400+25569+1/12" office:value-type="date" office:date-value="2022-08-23T20:25:00" calcext:value-type="date">
            <text:p>2022-08-23 20:25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160" calcext:value-type="float">
            <text:p>1661279160</text:p>
          </table:table-cell>
          <table:table-cell table:style-name="ce8" table:formula="of:=[.A528]/86400+25569+1/12" office:value-type="date" office:date-value="2022-08-23T20:26:00" calcext:value-type="date">
            <text:p>2022-08-23 20:2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220" calcext:value-type="float">
            <text:p>1661279220</text:p>
          </table:table-cell>
          <table:table-cell table:style-name="ce8" table:formula="of:=[.A529]/86400+25569+1/12" office:value-type="date" office:date-value="2022-08-23T20:27:00" calcext:value-type="date">
            <text:p>2022-08-23 20:27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280" calcext:value-type="float">
            <text:p>1661279280</text:p>
          </table:table-cell>
          <table:table-cell table:style-name="ce8" table:formula="of:=[.A530]/86400+25569+1/12" office:value-type="date" office:date-value="2022-08-23T20:28:00.000001" calcext:value-type="date">
            <text:p>2022-08-23 20:2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340" calcext:value-type="float">
            <text:p>1661279340</text:p>
          </table:table-cell>
          <table:table-cell table:style-name="ce8" table:formula="of:=[.A531]/86400+25569+1/12" office:value-type="date" office:date-value="2022-08-23T20:29:00" calcext:value-type="date">
            <text:p>2022-08-23 20:2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400" calcext:value-type="float">
            <text:p>1661279400</text:p>
          </table:table-cell>
          <table:table-cell table:style-name="ce8" table:formula="of:=[.A532]/86400+25569+1/12" office:value-type="date" office:date-value="2022-08-23T20:30:00" calcext:value-type="date">
            <text:p>2022-08-23 20:3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460" calcext:value-type="float">
            <text:p>1661279460</text:p>
          </table:table-cell>
          <table:table-cell table:style-name="ce8" table:formula="of:=[.A533]/86400+25569+1/12" office:value-type="date" office:date-value="2022-08-23T20:31:00" calcext:value-type="date">
            <text:p>2022-08-23 20:31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520" calcext:value-type="float">
            <text:p>1661279520</text:p>
          </table:table-cell>
          <table:table-cell table:style-name="ce8" table:formula="of:=[.A534]/86400+25569+1/12" office:value-type="date" office:date-value="2022-08-23T20:32:00" calcext:value-type="date">
            <text:p>2022-08-23 20:3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580" calcext:value-type="float">
            <text:p>1661279580</text:p>
          </table:table-cell>
          <table:table-cell table:style-name="ce8" table:formula="of:=[.A535]/86400+25569+1/12" office:value-type="date" office:date-value="2022-08-23T20:33:00" calcext:value-type="date">
            <text:p>2022-08-23 20:33:0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661279640" calcext:value-type="float">
            <text:p>1661279640</text:p>
          </table:table-cell>
          <table:table-cell table:style-name="ce8" table:formula="of:=[.A536]/86400+25569+1/12" office:value-type="date" office:date-value="2022-08-23T20:34:00.000001" calcext:value-type="date">
            <text:p>2022-08-23 20:3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700" calcext:value-type="float">
            <text:p>1661279700</text:p>
          </table:table-cell>
          <table:table-cell table:style-name="ce8" table:formula="of:=[.A537]/86400+25569+1/12" office:value-type="date" office:date-value="2022-08-23T20:35:00" calcext:value-type="date">
            <text:p>2022-08-23 20:35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760" calcext:value-type="float">
            <text:p>1661279760</text:p>
          </table:table-cell>
          <table:table-cell table:style-name="ce8" table:formula="of:=[.A538]/86400+25569+1/12" office:value-type="date" office:date-value="2022-08-23T20:36:00" calcext:value-type="date">
            <text:p>2022-08-23 20:3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820" calcext:value-type="float">
            <text:p>1661279820</text:p>
          </table:table-cell>
          <table:table-cell table:style-name="ce8" table:formula="of:=[.A539]/86400+25569+1/12" office:value-type="date" office:date-value="2022-08-23T20:37:00" calcext:value-type="date">
            <text:p>2022-08-23 20:37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880" calcext:value-type="float">
            <text:p>1661279880</text:p>
          </table:table-cell>
          <table:table-cell table:style-name="ce8" table:formula="of:=[.A540]/86400+25569+1/12" office:value-type="date" office:date-value="2022-08-23T20:38:00" calcext:value-type="date">
            <text:p>2022-08-23 20:3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79940" calcext:value-type="float">
            <text:p>1661279940</text:p>
          </table:table-cell>
          <table:table-cell table:style-name="ce8" table:formula="of:=[.A541]/86400+25569+1/12" office:value-type="date" office:date-value="2022-08-23T20:39:00" calcext:value-type="date">
            <text:p>2022-08-23 20:3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000" calcext:value-type="float">
            <text:p>1661280000</text:p>
          </table:table-cell>
          <table:table-cell table:style-name="ce8" table:formula="of:=[.A542]/86400+25569+1/12" office:value-type="date" office:date-value="2022-08-23T20:40:00" calcext:value-type="date">
            <text:p>2022-08-23 20:4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060" calcext:value-type="float">
            <text:p>1661280060</text:p>
          </table:table-cell>
          <table:table-cell table:style-name="ce8" table:formula="of:=[.A543]/86400+25569+1/12" office:value-type="date" office:date-value="2022-08-23T20:41:00" calcext:value-type="date">
            <text:p>2022-08-23 20:41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120" calcext:value-type="float">
            <text:p>1661280120</text:p>
          </table:table-cell>
          <table:table-cell table:style-name="ce8" table:formula="of:=[.A544]/86400+25569+1/12" office:value-type="date" office:date-value="2022-08-23T20:42:00" calcext:value-type="date">
            <text:p>2022-08-23 20:4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180" calcext:value-type="float">
            <text:p>1661280180</text:p>
          </table:table-cell>
          <table:table-cell table:style-name="ce8" table:formula="of:=[.A545]/86400+25569+1/12" office:value-type="date" office:date-value="2022-08-23T20:43:00" calcext:value-type="date">
            <text:p>2022-08-23 20:43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240" calcext:value-type="float">
            <text:p>1661280240</text:p>
          </table:table-cell>
          <table:table-cell table:style-name="ce8" table:formula="of:=[.A546]/86400+25569+1/12" office:value-type="date" office:date-value="2022-08-23T20:44:00" calcext:value-type="date">
            <text:p>2022-08-23 20:44:0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661280300" calcext:value-type="float">
            <text:p>1661280300</text:p>
          </table:table-cell>
          <table:table-cell table:style-name="ce8" table:formula="of:=[.A547]/86400+25569+1/12" office:value-type="date" office:date-value="2022-08-23T20:45:00" calcext:value-type="date">
            <text:p>2022-08-23 20:45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360" calcext:value-type="float">
            <text:p>1661280360</text:p>
          </table:table-cell>
          <table:table-cell table:style-name="ce8" table:formula="of:=[.A548]/86400+25569+1/12" office:value-type="date" office:date-value="2022-08-23T20:46:00" calcext:value-type="date">
            <text:p>2022-08-23 20:4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420" calcext:value-type="float">
            <text:p>1661280420</text:p>
          </table:table-cell>
          <table:table-cell table:style-name="ce8" table:formula="of:=[.A549]/86400+25569+1/12" office:value-type="date" office:date-value="2022-08-23T20:47:00.000001" calcext:value-type="date">
            <text:p>2022-08-23 20:47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480" calcext:value-type="float">
            <text:p>1661280480</text:p>
          </table:table-cell>
          <table:table-cell table:style-name="ce8" table:formula="of:=[.A550]/86400+25569+1/12" office:value-type="date" office:date-value="2022-08-23T20:48:00" calcext:value-type="date">
            <text:p>2022-08-23 20:4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540" calcext:value-type="float">
            <text:p>1661280540</text:p>
          </table:table-cell>
          <table:table-cell table:style-name="ce8" table:formula="of:=[.A551]/86400+25569+1/12" office:value-type="date" office:date-value="2022-08-23T20:49:00" calcext:value-type="date">
            <text:p>2022-08-23 20:4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600" calcext:value-type="float">
            <text:p>1661280600</text:p>
          </table:table-cell>
          <table:table-cell table:style-name="ce8" table:formula="of:=[.A552]/86400+25569+1/12" office:value-type="date" office:date-value="2022-08-23T20:50:00" calcext:value-type="date">
            <text:p>2022-08-23 20:5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660" calcext:value-type="float">
            <text:p>1661280660</text:p>
          </table:table-cell>
          <table:table-cell table:style-name="ce8" table:formula="of:=[.A553]/86400+25569+1/12" office:value-type="date" office:date-value="2022-08-23T20:51:00" calcext:value-type="date">
            <text:p>2022-08-23 20:51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720" calcext:value-type="float">
            <text:p>1661280720</text:p>
          </table:table-cell>
          <table:table-cell table:style-name="ce8" table:formula="of:=[.A554]/86400+25569+1/12" office:value-type="date" office:date-value="2022-08-23T20:52:00" calcext:value-type="date">
            <text:p>2022-08-23 20:52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780" calcext:value-type="float">
            <text:p>1661280780</text:p>
          </table:table-cell>
          <table:table-cell table:style-name="ce8" table:formula="of:=[.A555]/86400+25569+1/12" office:value-type="date" office:date-value="2022-08-23T20:53:00.000001" calcext:value-type="date">
            <text:p>2022-08-23 20:53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840" calcext:value-type="float">
            <text:p>1661280840</text:p>
          </table:table-cell>
          <table:table-cell table:style-name="ce8" table:formula="of:=[.A556]/86400+25569+1/12" office:value-type="date" office:date-value="2022-08-23T20:54:00" calcext:value-type="date">
            <text:p>2022-08-23 20:54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0900" calcext:value-type="float">
            <text:p>1661280900</text:p>
          </table:table-cell>
          <table:table-cell table:style-name="ce8" table:formula="of:=[.A557]/86400+25569+1/12" office:value-type="date" office:date-value="2022-08-23T20:55:00" calcext:value-type="date">
            <text:p>2022-08-23 20:55:0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661280960" calcext:value-type="float">
            <text:p>1661280960</text:p>
          </table:table-cell>
          <table:table-cell table:style-name="ce8" table:formula="of:=[.A558]/86400+25569+1/12" office:value-type="date" office:date-value="2022-08-23T20:56:00" calcext:value-type="date">
            <text:p>2022-08-23 20:56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1020" calcext:value-type="float">
            <text:p>1661281020</text:p>
          </table:table-cell>
          <table:table-cell table:style-name="ce8" table:formula="of:=[.A559]/86400+25569+1/12" office:value-type="date" office:date-value="2022-08-23T20:57:00" calcext:value-type="date">
            <text:p>2022-08-23 20:57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1080" calcext:value-type="float">
            <text:p>1661281080</text:p>
          </table:table-cell>
          <table:table-cell table:style-name="ce8" table:formula="of:=[.A560]/86400+25569+1/12" office:value-type="date" office:date-value="2022-08-23T20:58:00" calcext:value-type="date">
            <text:p>2022-08-23 20:58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1140" calcext:value-type="float">
            <text:p>1661281140</text:p>
          </table:table-cell>
          <table:table-cell table:style-name="ce8" table:formula="of:=[.A561]/86400+25569+1/12" office:value-type="date" office:date-value="2022-08-23T20:59:00" calcext:value-type="date">
            <text:p>2022-08-23 20:59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>
          <table:table-cell office:value-type="float" office:value="1661281200" calcext:value-type="float">
            <text:p>1661281200</text:p>
          </table:table-cell>
          <table:table-cell table:style-name="ce8" table:formula="of:=[.A562]/86400+25569+1/12" office:value-type="date" office:date-value="2022-08-23T21:00:00.000001" calcext:value-type="date">
            <text:p>2022-08-23 21:00:00</text:p>
          </table:table-cell>
          <table:table-cell office:value-type="string" calcext:value-type="string">
            <text:p><text:s/>null</text:p>
          </table:table-cell>
          <table:table-cell table:number-columns-repeated="1021"/>
        </table:table-row>
        <table:table-row table:style-name="ro1" table:number-rows-repeated="10480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-balance" table:style-name="ta1">
        <table:table-column table:style-name="co15" table:default-cell-style-name="ce8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6" table:visibility="collapse" table:default-cell-style-name="ce1"/>
        <table:table-column table:style-name="co10" table:visibility="collapse" table:default-cell-style-name="ce1"/>
        <table:table-column table:style-name="co16" table:visibility="collapse" table:default-cell-style-name="ce8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0" table:default-cell-style-name="ce1"/>
        <table:table-column table:style-name="co16" table:default-cell-style-name="ce1"/>
        <table:table-column table:style-name="co13" table:number-columns-repeated="995" table:default-cell-style-name="ce1"/>
        <table:table-row table:style-name="ro1">
          <table:table-cell office:value-type="string" calcext:value-type="string">
            <text:p>local_time</text:p>
          </table:table-cell>
          <table:table-cell office:value-type="string" calcext:value-type="string">
            <text:p>input_power</text:p>
          </table:table-cell>
          <table:table-cell office:value-type="string" calcext:value-type="string">
            <text:p>active_power</text:p>
          </table:table-cell>
          <table:table-cell office:value-type="string" calcext:value-type="string">
            <text:p>power_meter_active_power</text:p>
          </table:table-cell>
          <table:table-cell office:value-type="string" calcext:value-type="string">
            <text:p>storage_charge_discharge_power</text:p>
          </table:table-cell>
          <table:table-cell table:style-name="ce1" office:value-type="string" calcext:value-type="string">
            <text:p>FV monofase:power</text:p>
          </table:table-cell>
          <table:table-cell office:value-type="string" calcext:value-type="string">
            <text:p>input_power</text:p>
          </table:table-cell>
          <table:table-cell office:value-type="string" calcext:value-type="string">
            <text:p>active_power</text:p>
          </table:table-cell>
          <table:table-cell office:value-type="string" calcext:value-type="string">
            <text:p>power_meter_active_power</text:p>
          </table:table-cell>
          <table:table-cell office:value-type="string" calcext:value-type="string">
            <text:p>storage_charge_discharge_power</text:p>
          </table:table-cell>
          <table:table-cell office:value-type="string" calcext:value-type="string">
            <text:p>FV monofase:power</text:p>
          </table:table-cell>
          <table:table-cell table:number-columns-repeated="995"/>
        </table:table-row>
        <table:table-row table:style-name="ro1">
          <table:table-cell office:value-type="date" office:date-value="2022-08-23T12:41:00" calcext:value-type="date">
            <text:p>2022-08-23 12:41:00</text:p>
          </table:table-cell>
          <table:table-cell table:number-columns-repeated="4"/>
          <table:table-cell table:style-name="ce1" office:value-type="float" office:value="911" calcext:value-type="float">
            <text:p>911</text:p>
          </table:table-cell>
          <table:table-cell table:number-columns-repeated="1000"/>
        </table:table-row>
        <table:table-row table:style-name="ro1">
          <table:table-cell office:value-type="date" office:date-value="2022-08-23T12:41:25.914415" calcext:value-type="date">
            <text:p>2022-08-23 12:41:26</text:p>
          </table:table-cell>
          <table:table-cell office:value-type="float" office:value="2470" calcext:value-type="float">
            <text:p>2470</text:p>
          </table:table-cell>
          <table:table-cell office:value-type="float" office:value="6827.98" calcext:value-type="float">
            <text:p>6827.98</text:p>
          </table:table-cell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]&lt;&gt;&quot;&quot;;[.B3];IF([.B2]&lt;&gt;&quot;&quot;;[.B2];[.B1]))" office:value-type="float" office:value="2470" calcext:value-type="float">
            <text:p>2470</text:p>
          </table:table-cell>
          <table:table-cell table:formula="of:=IF([.C3]&lt;&gt;&quot;&quot;;[.C3];IF([.C2]&lt;&gt;&quot;&quot;;[.C2];[.C1]))" office:value-type="float" office:value="6827.98" calcext:value-type="float">
            <text:p>6827.98</text:p>
          </table:table-cell>
          <table:table-cell table:formula="of:=IF([.D3]&lt;&gt;&quot;&quot;;[.D3];IF([.D2]&lt;&gt;&quot;&quot;;[.D2];[.D1]))" office:value-type="float" office:value="2729" calcext:value-type="float">
            <text:p>2729</text:p>
          </table:table-cell>
          <table:table-cell table:formula="of:=IF([.E3]&lt;&gt;&quot;&quot;;[.E3];IF([.E2]&lt;&gt;&quot;&quot;;[.E2];[.E1]))" office:value-type="float" office:value="0" calcext:value-type="float">
            <text:p>0</text:p>
          </table:table-cell>
          <table:table-cell table:formula="of:=IF([.F3]&lt;&gt;&quot;&quot;;[.F3];IF([.F2]&lt;&gt;&quot;&quot;;[.F2];[.F1]))" office:value-type="float" office:value="911" calcext:value-type="float">
            <text:p>911</text:p>
          </table:table-cell>
          <table:table-cell table:number-columns-repeated="995"/>
        </table:table-row>
        <table:table-row table:style-name="ro1">
          <table:table-cell office:value-type="date" office:date-value="2022-08-23T12:42:00" calcext:value-type="date">
            <text:p>2022-08-23 12:42:00</text:p>
          </table:table-cell>
          <table:table-cell table:number-columns-repeated="4"/>
          <table:table-cell table:style-name="ce1" office:value-type="float" office:value="915" calcext:value-type="float">
            <text:p>915</text:p>
          </table:table-cell>
          <table:table-cell table:formula="of:=IF([.B4]&lt;&gt;&quot;&quot;;[.B4];IF([.B3]&lt;&gt;&quot;&quot;;[.B3];[.B2]))" office:value-type="float" office:value="2470" calcext:value-type="float">
            <text:p>2470</text:p>
          </table:table-cell>
          <table:table-cell table:formula="of:=IF([.C4]&lt;&gt;&quot;&quot;;[.C4];IF([.C3]&lt;&gt;&quot;&quot;;[.C3];[.C2]))" office:value-type="float" office:value="6827.98" calcext:value-type="float">
            <text:p>6827.98</text:p>
          </table:table-cell>
          <table:table-cell table:formula="of:=IF([.D4]&lt;&gt;&quot;&quot;;[.D4];IF([.D3]&lt;&gt;&quot;&quot;;[.D3];[.D2]))" office:value-type="float" office:value="2729" calcext:value-type="float">
            <text:p>2729</text:p>
          </table:table-cell>
          <table:table-cell table:formula="of:=IF([.E4]&lt;&gt;&quot;&quot;;[.E4];IF([.E3]&lt;&gt;&quot;&quot;;[.E3];[.E2]))" office:value-type="float" office:value="0" calcext:value-type="float">
            <text:p>0</text:p>
          </table:table-cell>
          <table:table-cell table:formula="of:=IF([.F4]&lt;&gt;&quot;&quot;;[.F4];IF([.F3]&lt;&gt;&quot;&quot;;[.F3];[.F2]))" office:value-type="float" office:value="915" calcext:value-type="float">
            <text:p>915</text:p>
          </table:table-cell>
          <table:table-cell table:number-columns-repeated="995"/>
        </table:table-row>
        <table:table-row table:style-name="ro1">
          <table:table-cell office:value-type="date" office:date-value="2022-08-23T12:42:33.708405" calcext:value-type="date">
            <text:p>2022-08-23 12:42:34</text:p>
          </table:table-cell>
          <table:table-cell office:value-type="float" office:value="2478" calcext:value-type="float">
            <text:p>2478</text:p>
          </table:table-cell>
          <table:table-cell office:value-type="float" office:value="6828.03" calcext:value-type="float">
            <text:p>6828.03</text:p>
          </table:table-cell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]&lt;&gt;&quot;&quot;;[.B5];IF([.B4]&lt;&gt;&quot;&quot;;[.B4];[.B3]))" office:value-type="float" office:value="2478" calcext:value-type="float">
            <text:p>2478</text:p>
          </table:table-cell>
          <table:table-cell table:formula="of:=IF([.C5]&lt;&gt;&quot;&quot;;[.C5];IF([.C4]&lt;&gt;&quot;&quot;;[.C4];[.C3]))" office:value-type="float" office:value="6828.03" calcext:value-type="float">
            <text:p>6828.03</text:p>
          </table:table-cell>
          <table:table-cell table:formula="of:=IF([.D5]&lt;&gt;&quot;&quot;;[.D5];IF([.D4]&lt;&gt;&quot;&quot;;[.D4];[.D3]))" office:value-type="float" office:value="2727" calcext:value-type="float">
            <text:p>2727</text:p>
          </table:table-cell>
          <table:table-cell table:formula="of:=IF([.E5]&lt;&gt;&quot;&quot;;[.E5];IF([.E4]&lt;&gt;&quot;&quot;;[.E4];[.E3]))" office:value-type="float" office:value="0" calcext:value-type="float">
            <text:p>0</text:p>
          </table:table-cell>
          <table:table-cell table:formula="of:=IF([.F5]&lt;&gt;&quot;&quot;;[.F5];IF([.F4]&lt;&gt;&quot;&quot;;[.F4];[.F3]))" office:value-type="float" office:value="915" calcext:value-type="float">
            <text:p>915</text:p>
          </table:table-cell>
          <table:table-cell table:number-columns-repeated="995"/>
        </table:table-row>
        <table:table-row table:style-name="ro1">
          <table:table-cell office:value-type="date" office:date-value="2022-08-23T12:43:00" calcext:value-type="date">
            <text:p>2022-08-23 12:43:00</text:p>
          </table:table-cell>
          <table:table-cell table:number-columns-repeated="4"/>
          <table:table-cell table:style-name="ce1" office:value-type="float" office:value="929" calcext:value-type="float">
            <text:p>929</text:p>
          </table:table-cell>
          <table:table-cell table:formula="of:=IF([.B6]&lt;&gt;&quot;&quot;;[.B6];IF([.B5]&lt;&gt;&quot;&quot;;[.B5];[.B4]))" office:value-type="float" office:value="2478" calcext:value-type="float">
            <text:p>2478</text:p>
          </table:table-cell>
          <table:table-cell table:formula="of:=IF([.C6]&lt;&gt;&quot;&quot;;[.C6];IF([.C5]&lt;&gt;&quot;&quot;;[.C5];[.C4]))" office:value-type="float" office:value="6828.03" calcext:value-type="float">
            <text:p>6828.03</text:p>
          </table:table-cell>
          <table:table-cell table:formula="of:=IF([.D6]&lt;&gt;&quot;&quot;;[.D6];IF([.D5]&lt;&gt;&quot;&quot;;[.D5];[.D4]))" office:value-type="float" office:value="2727" calcext:value-type="float">
            <text:p>2727</text:p>
          </table:table-cell>
          <table:table-cell table:formula="of:=IF([.E6]&lt;&gt;&quot;&quot;;[.E6];IF([.E5]&lt;&gt;&quot;&quot;;[.E5];[.E4]))" office:value-type="float" office:value="0" calcext:value-type="float">
            <text:p>0</text:p>
          </table:table-cell>
          <table:table-cell table:formula="of:=IF([.F6]&lt;&gt;&quot;&quot;;[.F6];IF([.F5]&lt;&gt;&quot;&quot;;[.F5];[.F4]))" office:value-type="float" office:value="929" calcext:value-type="float">
            <text:p>929</text:p>
          </table:table-cell>
          <table:table-cell table:number-columns-repeated="995"/>
        </table:table-row>
        <table:table-row table:style-name="ro1">
          <table:table-cell office:value-type="date" office:date-value="2022-08-23T12:43:43.094196" calcext:value-type="date">
            <text:p>2022-08-23 12:43:43</text:p>
          </table:table-cell>
          <table:table-cell office:value-type="float" office:value="2515" calcext:value-type="float">
            <text:p>2515</text:p>
          </table:table-cell>
          <table:table-cell office:value-type="float" office:value="6828.08" calcext:value-type="float">
            <text:p>6828.08</text:p>
          </table:table-cell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7]&lt;&gt;&quot;&quot;;[.B7];IF([.B6]&lt;&gt;&quot;&quot;;[.B6];[.B5]))" office:value-type="float" office:value="2515" calcext:value-type="float">
            <text:p>2515</text:p>
          </table:table-cell>
          <table:table-cell table:formula="of:=IF([.C7]&lt;&gt;&quot;&quot;;[.C7];IF([.C6]&lt;&gt;&quot;&quot;;[.C6];[.C5]))" office:value-type="float" office:value="6828.08" calcext:value-type="float">
            <text:p>6828.08</text:p>
          </table:table-cell>
          <table:table-cell table:formula="of:=IF([.D7]&lt;&gt;&quot;&quot;;[.D7];IF([.D6]&lt;&gt;&quot;&quot;;[.D6];[.D5]))" office:value-type="float" office:value="2754" calcext:value-type="float">
            <text:p>2754</text:p>
          </table:table-cell>
          <table:table-cell table:formula="of:=IF([.E7]&lt;&gt;&quot;&quot;;[.E7];IF([.E6]&lt;&gt;&quot;&quot;;[.E6];[.E5]))" office:value-type="float" office:value="0" calcext:value-type="float">
            <text:p>0</text:p>
          </table:table-cell>
          <table:table-cell table:formula="of:=IF([.F7]&lt;&gt;&quot;&quot;;[.F7];IF([.F6]&lt;&gt;&quot;&quot;;[.F6];[.F5]))" office:value-type="float" office:value="929" calcext:value-type="float">
            <text:p>929</text:p>
          </table:table-cell>
          <table:table-cell table:number-columns-repeated="995"/>
        </table:table-row>
        <table:table-row table:style-name="ro1">
          <table:table-cell office:value-type="date" office:date-value="2022-08-23T12:44:00" calcext:value-type="date">
            <text:p>2022-08-23 12:44:00</text:p>
          </table:table-cell>
          <table:table-cell table:number-columns-repeated="4"/>
          <table:table-cell table:style-name="ce1" office:value-type="float" office:value="1068" calcext:value-type="float">
            <text:p>1068</text:p>
          </table:table-cell>
          <table:table-cell table:formula="of:=IF([.B8]&lt;&gt;&quot;&quot;;[.B8];IF([.B7]&lt;&gt;&quot;&quot;;[.B7];[.B6]))" office:value-type="float" office:value="2515" calcext:value-type="float">
            <text:p>2515</text:p>
          </table:table-cell>
          <table:table-cell table:formula="of:=IF([.C8]&lt;&gt;&quot;&quot;;[.C8];IF([.C7]&lt;&gt;&quot;&quot;;[.C7];[.C6]))" office:value-type="float" office:value="6828.08" calcext:value-type="float">
            <text:p>6828.08</text:p>
          </table:table-cell>
          <table:table-cell table:formula="of:=IF([.D8]&lt;&gt;&quot;&quot;;[.D8];IF([.D7]&lt;&gt;&quot;&quot;;[.D7];[.D6]))" office:value-type="float" office:value="2754" calcext:value-type="float">
            <text:p>2754</text:p>
          </table:table-cell>
          <table:table-cell table:formula="of:=IF([.E8]&lt;&gt;&quot;&quot;;[.E8];IF([.E7]&lt;&gt;&quot;&quot;;[.E7];[.E6]))" office:value-type="float" office:value="0" calcext:value-type="float">
            <text:p>0</text:p>
          </table:table-cell>
          <table:table-cell table:formula="of:=IF([.F8]&lt;&gt;&quot;&quot;;[.F8];IF([.F7]&lt;&gt;&quot;&quot;;[.F7];[.F6]))" office:value-type="float" office:value="1068" calcext:value-type="float">
            <text:p>1068</text:p>
          </table:table-cell>
          <table:table-cell table:number-columns-repeated="995"/>
        </table:table-row>
        <table:table-row table:style-name="ro1">
          <table:table-cell office:value-type="date" office:date-value="2022-08-23T12:44:51.836022" calcext:value-type="date">
            <text:p>2022-08-23 12:44:52</text:p>
          </table:table-cell>
          <table:table-cell office:value-type="float" office:value="2940" calcext:value-type="float">
            <text:p>2940</text:p>
          </table:table-cell>
          <table:table-cell office:value-type="float" office:value="6828.13" calcext:value-type="float">
            <text:p>6828.13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9]&lt;&gt;&quot;&quot;;[.B9];IF([.B8]&lt;&gt;&quot;&quot;;[.B8];[.B7]))" office:value-type="float" office:value="2940" calcext:value-type="float">
            <text:p>2940</text:p>
          </table:table-cell>
          <table:table-cell table:formula="of:=IF([.C9]&lt;&gt;&quot;&quot;;[.C9];IF([.C8]&lt;&gt;&quot;&quot;;[.C8];[.C7]))" office:value-type="float" office:value="6828.13" calcext:value-type="float">
            <text:p>6828.13</text:p>
          </table:table-cell>
          <table:table-cell table:formula="of:=IF([.D9]&lt;&gt;&quot;&quot;;[.D9];IF([.D8]&lt;&gt;&quot;&quot;;[.D8];[.D7]))" office:value-type="float" office:value="3221" calcext:value-type="float">
            <text:p>3221</text:p>
          </table:table-cell>
          <table:table-cell table:formula="of:=IF([.E9]&lt;&gt;&quot;&quot;;[.E9];IF([.E8]&lt;&gt;&quot;&quot;;[.E8];[.E7]))" office:value-type="float" office:value="0" calcext:value-type="float">
            <text:p>0</text:p>
          </table:table-cell>
          <table:table-cell table:formula="of:=IF([.F9]&lt;&gt;&quot;&quot;;[.F9];IF([.F8]&lt;&gt;&quot;&quot;;[.F8];[.F7]))" office:value-type="float" office:value="1068" calcext:value-type="float">
            <text:p>1068</text:p>
          </table:table-cell>
          <table:table-cell table:number-columns-repeated="995"/>
        </table:table-row>
        <table:table-row table:style-name="ro1">
          <table:table-cell office:value-type="date" office:date-value="2022-08-23T12:45:00.000001" calcext:value-type="date">
            <text:p>2022-08-23 12:45:00</text:p>
          </table:table-cell>
          <table:table-cell table:number-columns-repeated="4"/>
          <table:table-cell table:style-name="ce1" office:value-type="float" office:value="1059" calcext:value-type="float">
            <text:p>1059</text:p>
          </table:table-cell>
          <table:table-cell table:formula="of:=IF([.B10]&lt;&gt;&quot;&quot;;[.B10];IF([.B9]&lt;&gt;&quot;&quot;;[.B9];[.B8]))" office:value-type="float" office:value="2940" calcext:value-type="float">
            <text:p>2940</text:p>
          </table:table-cell>
          <table:table-cell table:formula="of:=IF([.C10]&lt;&gt;&quot;&quot;;[.C10];IF([.C9]&lt;&gt;&quot;&quot;;[.C9];[.C8]))" office:value-type="float" office:value="6828.13" calcext:value-type="float">
            <text:p>6828.13</text:p>
          </table:table-cell>
          <table:table-cell table:formula="of:=IF([.D10]&lt;&gt;&quot;&quot;;[.D10];IF([.D9]&lt;&gt;&quot;&quot;;[.D9];[.D8]))" office:value-type="float" office:value="3221" calcext:value-type="float">
            <text:p>3221</text:p>
          </table:table-cell>
          <table:table-cell table:formula="of:=IF([.E10]&lt;&gt;&quot;&quot;;[.E10];IF([.E9]&lt;&gt;&quot;&quot;;[.E9];[.E8]))" office:value-type="float" office:value="0" calcext:value-type="float">
            <text:p>0</text:p>
          </table:table-cell>
          <table:table-cell table:formula="of:=IF([.F10]&lt;&gt;&quot;&quot;;[.F10];IF([.F9]&lt;&gt;&quot;&quot;;[.F9];[.F8]))" office:value-type="float" office:value="1059" calcext:value-type="float">
            <text:p>1059</text:p>
          </table:table-cell>
          <table:table-cell table:number-columns-repeated="995"/>
        </table:table-row>
        <table:table-row table:style-name="ro1">
          <table:table-cell office:value-type="date" office:date-value="2022-08-23T12:46:00" calcext:value-type="date">
            <text:p>2022-08-23 12:46:00</text:p>
          </table:table-cell>
          <table:table-cell table:number-columns-repeated="4"/>
          <table:table-cell table:style-name="ce1" office:value-type="float" office:value="1030" calcext:value-type="float">
            <text:p>1030</text:p>
          </table:table-cell>
          <table:table-cell table:formula="of:=IF([.B11]&lt;&gt;&quot;&quot;;[.B11];IF([.B10]&lt;&gt;&quot;&quot;;[.B10];[.B9]))" office:value-type="float" office:value="2940" calcext:value-type="float">
            <text:p>2940</text:p>
          </table:table-cell>
          <table:table-cell table:formula="of:=IF([.C11]&lt;&gt;&quot;&quot;;[.C11];IF([.C10]&lt;&gt;&quot;&quot;;[.C10];[.C9]))" office:value-type="float" office:value="6828.13" calcext:value-type="float">
            <text:p>6828.13</text:p>
          </table:table-cell>
          <table:table-cell table:formula="of:=IF([.D11]&lt;&gt;&quot;&quot;;[.D11];IF([.D10]&lt;&gt;&quot;&quot;;[.D10];[.D9]))" office:value-type="float" office:value="3221" calcext:value-type="float">
            <text:p>3221</text:p>
          </table:table-cell>
          <table:table-cell table:formula="of:=IF([.E11]&lt;&gt;&quot;&quot;;[.E11];IF([.E10]&lt;&gt;&quot;&quot;;[.E10];[.E9]))" office:value-type="float" office:value="0" calcext:value-type="float">
            <text:p>0</text:p>
          </table:table-cell>
          <table:table-cell table:formula="of:=IF([.F11]&lt;&gt;&quot;&quot;;[.F11];IF([.F10]&lt;&gt;&quot;&quot;;[.F10];[.F9]))" office:value-type="float" office:value="1030" calcext:value-type="float">
            <text:p>1030</text:p>
          </table:table-cell>
          <table:table-cell table:number-columns-repeated="995"/>
        </table:table-row>
        <table:table-row table:style-name="ro1">
          <table:table-cell office:value-type="date" office:date-value="2022-08-23T12:46:00.067883" calcext:value-type="date">
            <text:p>2022-08-23 12:46:00</text:p>
          </table:table-cell>
          <table:table-cell office:value-type="float" office:value="2882" calcext:value-type="float">
            <text:p>2882</text:p>
          </table:table-cell>
          <table:table-cell office:value-type="float" office:value="6828.18" calcext:value-type="float">
            <text:p>6828.18</text:p>
          </table:table-cell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2]&lt;&gt;&quot;&quot;;[.B12];IF([.B11]&lt;&gt;&quot;&quot;;[.B11];[.B10]))" office:value-type="float" office:value="2882" calcext:value-type="float">
            <text:p>2882</text:p>
          </table:table-cell>
          <table:table-cell table:formula="of:=IF([.C12]&lt;&gt;&quot;&quot;;[.C12];IF([.C11]&lt;&gt;&quot;&quot;;[.C11];[.C10]))" office:value-type="float" office:value="6828.18" calcext:value-type="float">
            <text:p>6828.18</text:p>
          </table:table-cell>
          <table:table-cell table:formula="of:=IF([.D12]&lt;&gt;&quot;&quot;;[.D12];IF([.D11]&lt;&gt;&quot;&quot;;[.D11];[.D10]))" office:value-type="float" office:value="3223" calcext:value-type="float">
            <text:p>3223</text:p>
          </table:table-cell>
          <table:table-cell table:formula="of:=IF([.E12]&lt;&gt;&quot;&quot;;[.E12];IF([.E11]&lt;&gt;&quot;&quot;;[.E11];[.E10]))" office:value-type="float" office:value="0" calcext:value-type="float">
            <text:p>0</text:p>
          </table:table-cell>
          <table:table-cell table:formula="of:=IF([.F12]&lt;&gt;&quot;&quot;;[.F12];IF([.F11]&lt;&gt;&quot;&quot;;[.F11];[.F10]))" office:value-type="float" office:value="1030" calcext:value-type="float">
            <text:p>1030</text:p>
          </table:table-cell>
          <table:table-cell table:number-columns-repeated="995"/>
        </table:table-row>
        <table:table-row table:style-name="ro1">
          <table:table-cell office:value-type="date" office:date-value="2022-08-23T12:47:00" calcext:value-type="date">
            <text:p>2022-08-23 12:47:00</text:p>
          </table:table-cell>
          <table:table-cell table:number-columns-repeated="4"/>
          <table:table-cell table:style-name="ce1" office:value-type="float" office:value="1927" calcext:value-type="float">
            <text:p>1927</text:p>
          </table:table-cell>
          <table:table-cell table:formula="of:=IF([.B13]&lt;&gt;&quot;&quot;;[.B13];IF([.B12]&lt;&gt;&quot;&quot;;[.B12];[.B11]))" office:value-type="float" office:value="2882" calcext:value-type="float">
            <text:p>2882</text:p>
          </table:table-cell>
          <table:table-cell table:formula="of:=IF([.C13]&lt;&gt;&quot;&quot;;[.C13];IF([.C12]&lt;&gt;&quot;&quot;;[.C12];[.C11]))" office:value-type="float" office:value="6828.18" calcext:value-type="float">
            <text:p>6828.18</text:p>
          </table:table-cell>
          <table:table-cell table:formula="of:=IF([.D13]&lt;&gt;&quot;&quot;;[.D13];IF([.D12]&lt;&gt;&quot;&quot;;[.D12];[.D11]))" office:value-type="float" office:value="3223" calcext:value-type="float">
            <text:p>3223</text:p>
          </table:table-cell>
          <table:table-cell table:formula="of:=IF([.E13]&lt;&gt;&quot;&quot;;[.E13];IF([.E12]&lt;&gt;&quot;&quot;;[.E12];[.E11]))" office:value-type="float" office:value="0" calcext:value-type="float">
            <text:p>0</text:p>
          </table:table-cell>
          <table:table-cell table:formula="of:=IF([.F13]&lt;&gt;&quot;&quot;;[.F13];IF([.F12]&lt;&gt;&quot;&quot;;[.F12];[.F11]))" office:value-type="float" office:value="1927" calcext:value-type="float">
            <text:p>1927</text:p>
          </table:table-cell>
          <table:table-cell table:number-columns-repeated="995"/>
        </table:table-row>
        <table:table-row table:style-name="ro1">
          <table:table-cell office:value-type="date" office:date-value="2022-08-23T12:47:12.672605" calcext:value-type="date">
            <text:p>2022-08-23 12:47:13</text:p>
          </table:table-cell>
          <table:table-cell office:value-type="float" office:value="2898" calcext:value-type="float">
            <text:p>2898</text:p>
          </table:table-cell>
          <table:table-cell office:value-type="float" office:value="6828.24" calcext:value-type="float">
            <text:p>6828.24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4]&lt;&gt;&quot;&quot;;[.B14];IF([.B13]&lt;&gt;&quot;&quot;;[.B13];[.B12]))" office:value-type="float" office:value="2898" calcext:value-type="float">
            <text:p>2898</text:p>
          </table:table-cell>
          <table:table-cell table:formula="of:=IF([.C14]&lt;&gt;&quot;&quot;;[.C14];IF([.C13]&lt;&gt;&quot;&quot;;[.C13];[.C12]))" office:value-type="float" office:value="6828.24" calcext:value-type="float">
            <text:p>6828.24</text:p>
          </table:table-cell>
          <table:table-cell table:formula="of:=IF([.D14]&lt;&gt;&quot;&quot;;[.D14];IF([.D13]&lt;&gt;&quot;&quot;;[.D13];[.D12]))" office:value-type="float" office:value="3343" calcext:value-type="float">
            <text:p>3343</text:p>
          </table:table-cell>
          <table:table-cell table:formula="of:=IF([.E14]&lt;&gt;&quot;&quot;;[.E14];IF([.E13]&lt;&gt;&quot;&quot;;[.E13];[.E12]))" office:value-type="float" office:value="0" calcext:value-type="float">
            <text:p>0</text:p>
          </table:table-cell>
          <table:table-cell table:formula="of:=IF([.F14]&lt;&gt;&quot;&quot;;[.F14];IF([.F13]&lt;&gt;&quot;&quot;;[.F13];[.F12]))" office:value-type="float" office:value="1927" calcext:value-type="float">
            <text:p>1927</text:p>
          </table:table-cell>
          <table:table-cell table:number-columns-repeated="995"/>
        </table:table-row>
        <table:table-row table:style-name="ro1">
          <table:table-cell office:value-type="date" office:date-value="2022-08-23T12:48:00" calcext:value-type="date">
            <text:p>2022-08-23 12:48:00</text:p>
          </table:table-cell>
          <table:table-cell table:number-columns-repeated="4"/>
          <table:table-cell table:style-name="ce1" office:value-type="float" office:value="1715" calcext:value-type="float">
            <text:p>1715</text:p>
          </table:table-cell>
          <table:table-cell table:formula="of:=IF([.B15]&lt;&gt;&quot;&quot;;[.B15];IF([.B14]&lt;&gt;&quot;&quot;;[.B14];[.B13]))" office:value-type="float" office:value="2898" calcext:value-type="float">
            <text:p>2898</text:p>
          </table:table-cell>
          <table:table-cell table:formula="of:=IF([.C15]&lt;&gt;&quot;&quot;;[.C15];IF([.C14]&lt;&gt;&quot;&quot;;[.C14];[.C13]))" office:value-type="float" office:value="6828.24" calcext:value-type="float">
            <text:p>6828.24</text:p>
          </table:table-cell>
          <table:table-cell table:formula="of:=IF([.D15]&lt;&gt;&quot;&quot;;[.D15];IF([.D14]&lt;&gt;&quot;&quot;;[.D14];[.D13]))" office:value-type="float" office:value="3343" calcext:value-type="float">
            <text:p>3343</text:p>
          </table:table-cell>
          <table:table-cell table:formula="of:=IF([.E15]&lt;&gt;&quot;&quot;;[.E15];IF([.E14]&lt;&gt;&quot;&quot;;[.E14];[.E13]))" office:value-type="float" office:value="0" calcext:value-type="float">
            <text:p>0</text:p>
          </table:table-cell>
          <table:table-cell table:formula="of:=IF([.F15]&lt;&gt;&quot;&quot;;[.F15];IF([.F14]&lt;&gt;&quot;&quot;;[.F14];[.F13]))" office:value-type="float" office:value="1715" calcext:value-type="float">
            <text:p>1715</text:p>
          </table:table-cell>
          <table:table-cell table:number-columns-repeated="995"/>
        </table:table-row>
        <table:table-row table:style-name="ro1">
          <table:table-cell office:value-type="date" office:date-value="2022-08-23T12:48:22.117859" calcext:value-type="date">
            <text:p>2022-08-23 12:48:22</text:p>
          </table:table-cell>
          <table:table-cell office:value-type="float" office:value="5138" calcext:value-type="float">
            <text:p>5138</text:p>
          </table:table-cell>
          <table:table-cell office:value-type="float" office:value="6828.33" calcext:value-type="float">
            <text:p>6828.33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6]&lt;&gt;&quot;&quot;;[.B16];IF([.B15]&lt;&gt;&quot;&quot;;[.B15];[.B14]))" office:value-type="float" office:value="5138" calcext:value-type="float">
            <text:p>5138</text:p>
          </table:table-cell>
          <table:table-cell table:formula="of:=IF([.C16]&lt;&gt;&quot;&quot;;[.C16];IF([.C15]&lt;&gt;&quot;&quot;;[.C15];[.C14]))" office:value-type="float" office:value="6828.33" calcext:value-type="float">
            <text:p>6828.33</text:p>
          </table:table-cell>
          <table:table-cell table:formula="of:=IF([.D16]&lt;&gt;&quot;&quot;;[.D16];IF([.D15]&lt;&gt;&quot;&quot;;[.D15];[.D14]))" office:value-type="float" office:value="6085" calcext:value-type="float">
            <text:p>6085</text:p>
          </table:table-cell>
          <table:table-cell table:formula="of:=IF([.E16]&lt;&gt;&quot;&quot;;[.E16];IF([.E15]&lt;&gt;&quot;&quot;;[.E15];[.E14]))" office:value-type="float" office:value="0" calcext:value-type="float">
            <text:p>0</text:p>
          </table:table-cell>
          <table:table-cell table:formula="of:=IF([.F16]&lt;&gt;&quot;&quot;;[.F16];IF([.F15]&lt;&gt;&quot;&quot;;[.F15];[.F14]))" office:value-type="float" office:value="1715" calcext:value-type="float">
            <text:p>1715</text:p>
          </table:table-cell>
          <table:table-cell table:number-columns-repeated="995"/>
        </table:table-row>
        <table:table-row table:style-name="ro1">
          <table:table-cell office:value-type="date" office:date-value="2022-08-23T12:49:00" calcext:value-type="date">
            <text:p>2022-08-23 12:49:00</text:p>
          </table:table-cell>
          <table:table-cell table:number-columns-repeated="4"/>
          <table:table-cell table:style-name="ce1" office:value-type="float" office:value="1072" calcext:value-type="float">
            <text:p>1072</text:p>
          </table:table-cell>
          <table:table-cell table:formula="of:=IF([.B17]&lt;&gt;&quot;&quot;;[.B17];IF([.B16]&lt;&gt;&quot;&quot;;[.B16];[.B15]))" office:value-type="float" office:value="5138" calcext:value-type="float">
            <text:p>5138</text:p>
          </table:table-cell>
          <table:table-cell table:formula="of:=IF([.C17]&lt;&gt;&quot;&quot;;[.C17];IF([.C16]&lt;&gt;&quot;&quot;;[.C16];[.C15]))" office:value-type="float" office:value="6828.33" calcext:value-type="float">
            <text:p>6828.33</text:p>
          </table:table-cell>
          <table:table-cell table:formula="of:=IF([.D17]&lt;&gt;&quot;&quot;;[.D17];IF([.D16]&lt;&gt;&quot;&quot;;[.D16];[.D15]))" office:value-type="float" office:value="6085" calcext:value-type="float">
            <text:p>6085</text:p>
          </table:table-cell>
          <table:table-cell table:formula="of:=IF([.E17]&lt;&gt;&quot;&quot;;[.E17];IF([.E16]&lt;&gt;&quot;&quot;;[.E16];[.E15]))" office:value-type="float" office:value="0" calcext:value-type="float">
            <text:p>0</text:p>
          </table:table-cell>
          <table:table-cell table:formula="of:=IF([.F17]&lt;&gt;&quot;&quot;;[.F17];IF([.F16]&lt;&gt;&quot;&quot;;[.F16];[.F15]))" office:value-type="float" office:value="1072" calcext:value-type="float">
            <text:p>1072</text:p>
          </table:table-cell>
          <table:table-cell table:number-columns-repeated="995"/>
        </table:table-row>
        <table:table-row table:style-name="ro1">
          <table:table-cell office:value-type="date" office:date-value="2022-08-23T12:49:30.293269" calcext:value-type="date">
            <text:p>2022-08-23 12:49:30</text:p>
          </table:table-cell>
          <table:table-cell office:value-type="float" office:value="3080" calcext:value-type="float">
            <text:p>3080</text:p>
          </table:table-cell>
          <table:table-cell office:value-type="float" office:value="6828.41" calcext:value-type="float">
            <text:p>6828.41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8]&lt;&gt;&quot;&quot;;[.B18];IF([.B17]&lt;&gt;&quot;&quot;;[.B17];[.B16]))" office:value-type="float" office:value="3080" calcext:value-type="float">
            <text:p>3080</text:p>
          </table:table-cell>
          <table:table-cell table:formula="of:=IF([.C18]&lt;&gt;&quot;&quot;;[.C18];IF([.C17]&lt;&gt;&quot;&quot;;[.C17];[.C16]))" office:value-type="float" office:value="6828.41" calcext:value-type="float">
            <text:p>6828.41</text:p>
          </table:table-cell>
          <table:table-cell table:formula="of:=IF([.D18]&lt;&gt;&quot;&quot;;[.D18];IF([.D17]&lt;&gt;&quot;&quot;;[.D17];[.D16]))" office:value-type="float" office:value="2779" calcext:value-type="float">
            <text:p>2779</text:p>
          </table:table-cell>
          <table:table-cell table:formula="of:=IF([.E18]&lt;&gt;&quot;&quot;;[.E18];IF([.E17]&lt;&gt;&quot;&quot;;[.E17];[.E16]))" office:value-type="float" office:value="0" calcext:value-type="float">
            <text:p>0</text:p>
          </table:table-cell>
          <table:table-cell table:formula="of:=IF([.F18]&lt;&gt;&quot;&quot;;[.F18];IF([.F17]&lt;&gt;&quot;&quot;;[.F17];[.F16]))" office:value-type="float" office:value="1072" calcext:value-type="float">
            <text:p>1072</text:p>
          </table:table-cell>
          <table:table-cell table:number-columns-repeated="995"/>
        </table:table-row>
        <table:table-row table:style-name="ro1">
          <table:table-cell office:value-type="date" office:date-value="2022-08-23T12:50:00" calcext:value-type="date">
            <text:p>2022-08-23 12:50:00</text:p>
          </table:table-cell>
          <table:table-cell table:number-columns-repeated="4"/>
          <table:table-cell table:style-name="ce1" office:value-type="float" office:value="1136" calcext:value-type="float">
            <text:p>1136</text:p>
          </table:table-cell>
          <table:table-cell table:formula="of:=IF([.B19]&lt;&gt;&quot;&quot;;[.B19];IF([.B18]&lt;&gt;&quot;&quot;;[.B18];[.B17]))" office:value-type="float" office:value="3080" calcext:value-type="float">
            <text:p>3080</text:p>
          </table:table-cell>
          <table:table-cell table:formula="of:=IF([.C19]&lt;&gt;&quot;&quot;;[.C19];IF([.C18]&lt;&gt;&quot;&quot;;[.C18];[.C17]))" office:value-type="float" office:value="6828.41" calcext:value-type="float">
            <text:p>6828.41</text:p>
          </table:table-cell>
          <table:table-cell table:formula="of:=IF([.D19]&lt;&gt;&quot;&quot;;[.D19];IF([.D18]&lt;&gt;&quot;&quot;;[.D18];[.D17]))" office:value-type="float" office:value="2779" calcext:value-type="float">
            <text:p>2779</text:p>
          </table:table-cell>
          <table:table-cell table:formula="of:=IF([.E19]&lt;&gt;&quot;&quot;;[.E19];IF([.E18]&lt;&gt;&quot;&quot;;[.E18];[.E17]))" office:value-type="float" office:value="0" calcext:value-type="float">
            <text:p>0</text:p>
          </table:table-cell>
          <table:table-cell table:formula="of:=IF([.F19]&lt;&gt;&quot;&quot;;[.F19];IF([.F18]&lt;&gt;&quot;&quot;;[.F18];[.F17]))" office:value-type="float" office:value="1136" calcext:value-type="float">
            <text:p>1136</text:p>
          </table:table-cell>
          <table:table-cell table:number-columns-repeated="995"/>
        </table:table-row>
        <table:table-row table:style-name="ro1">
          <table:table-cell office:value-type="date" office:date-value="2022-08-23T12:50:39.982928" calcext:value-type="date">
            <text:p>2022-08-23 12:50:40</text:p>
          </table:table-cell>
          <table:table-cell office:value-type="float" office:value="2908" calcext:value-type="float">
            <text:p>2908</text:p>
          </table:table-cell>
          <table:table-cell office:value-type="float" office:value="6828.46" calcext:value-type="float">
            <text:p>6828.46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0]&lt;&gt;&quot;&quot;;[.B20];IF([.B19]&lt;&gt;&quot;&quot;;[.B19];[.B18]))" office:value-type="float" office:value="2908" calcext:value-type="float">
            <text:p>2908</text:p>
          </table:table-cell>
          <table:table-cell table:formula="of:=IF([.C20]&lt;&gt;&quot;&quot;;[.C20];IF([.C19]&lt;&gt;&quot;&quot;;[.C19];[.C18]))" office:value-type="float" office:value="6828.46" calcext:value-type="float">
            <text:p>6828.46</text:p>
          </table:table-cell>
          <table:table-cell table:formula="of:=IF([.D20]&lt;&gt;&quot;&quot;;[.D20];IF([.D19]&lt;&gt;&quot;&quot;;[.D19];[.D18]))" office:value-type="float" office:value="1763" calcext:value-type="float">
            <text:p>1763</text:p>
          </table:table-cell>
          <table:table-cell table:formula="of:=IF([.E20]&lt;&gt;&quot;&quot;;[.E20];IF([.E19]&lt;&gt;&quot;&quot;;[.E19];[.E18]))" office:value-type="float" office:value="0" calcext:value-type="float">
            <text:p>0</text:p>
          </table:table-cell>
          <table:table-cell table:formula="of:=IF([.F20]&lt;&gt;&quot;&quot;;[.F20];IF([.F19]&lt;&gt;&quot;&quot;;[.F19];[.F18]))" office:value-type="float" office:value="1136" calcext:value-type="float">
            <text:p>1136</text:p>
          </table:table-cell>
          <table:table-cell table:number-columns-repeated="995"/>
        </table:table-row>
        <table:table-row table:style-name="ro1">
          <table:table-cell office:value-type="date" office:date-value="2022-08-23T12:51:00.000001" calcext:value-type="date">
            <text:p>2022-08-23 12:51:00</text:p>
          </table:table-cell>
          <table:table-cell table:number-columns-repeated="4"/>
          <table:table-cell table:style-name="ce1" office:value-type="float" office:value="1749" calcext:value-type="float">
            <text:p>1749</text:p>
          </table:table-cell>
          <table:table-cell table:formula="of:=IF([.B21]&lt;&gt;&quot;&quot;;[.B21];IF([.B20]&lt;&gt;&quot;&quot;;[.B20];[.B19]))" office:value-type="float" office:value="2908" calcext:value-type="float">
            <text:p>2908</text:p>
          </table:table-cell>
          <table:table-cell table:formula="of:=IF([.C21]&lt;&gt;&quot;&quot;;[.C21];IF([.C20]&lt;&gt;&quot;&quot;;[.C20];[.C19]))" office:value-type="float" office:value="6828.46" calcext:value-type="float">
            <text:p>6828.46</text:p>
          </table:table-cell>
          <table:table-cell table:formula="of:=IF([.D21]&lt;&gt;&quot;&quot;;[.D21];IF([.D20]&lt;&gt;&quot;&quot;;[.D20];[.D19]))" office:value-type="float" office:value="1763" calcext:value-type="float">
            <text:p>1763</text:p>
          </table:table-cell>
          <table:table-cell table:formula="of:=IF([.E21]&lt;&gt;&quot;&quot;;[.E21];IF([.E20]&lt;&gt;&quot;&quot;;[.E20];[.E19]))" office:value-type="float" office:value="0" calcext:value-type="float">
            <text:p>0</text:p>
          </table:table-cell>
          <table:table-cell table:formula="of:=IF([.F21]&lt;&gt;&quot;&quot;;[.F21];IF([.F20]&lt;&gt;&quot;&quot;;[.F20];[.F19]))" office:value-type="float" office:value="1749" calcext:value-type="float">
            <text:p>1749</text:p>
          </table:table-cell>
          <table:table-cell table:number-columns-repeated="995"/>
        </table:table-row>
        <table:table-row table:style-name="ro1">
          <table:table-cell office:value-type="date" office:date-value="2022-08-23T12:51:48.733391" calcext:value-type="date">
            <text:p>2022-08-23 12:51:49</text:p>
          </table:table-cell>
          <table:table-cell office:value-type="float" office:value="4759" calcext:value-type="float">
            <text:p>4759</text:p>
          </table:table-cell>
          <table:table-cell office:value-type="float" office:value="6828.56" calcext:value-type="float">
            <text:p>6828.56</text:p>
          </table:table-cell>
          <table:table-cell office:value-type="float" office:value="4554" calcext:value-type="float">
            <text:p>455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2]&lt;&gt;&quot;&quot;;[.B22];IF([.B21]&lt;&gt;&quot;&quot;;[.B21];[.B20]))" office:value-type="float" office:value="4759" calcext:value-type="float">
            <text:p>4759</text:p>
          </table:table-cell>
          <table:table-cell table:formula="of:=IF([.C22]&lt;&gt;&quot;&quot;;[.C22];IF([.C21]&lt;&gt;&quot;&quot;;[.C21];[.C20]))" office:value-type="float" office:value="6828.56" calcext:value-type="float">
            <text:p>6828.56</text:p>
          </table:table-cell>
          <table:table-cell table:formula="of:=IF([.D22]&lt;&gt;&quot;&quot;;[.D22];IF([.D21]&lt;&gt;&quot;&quot;;[.D21];[.D20]))" office:value-type="float" office:value="4554" calcext:value-type="float">
            <text:p>4554</text:p>
          </table:table-cell>
          <table:table-cell table:formula="of:=IF([.E22]&lt;&gt;&quot;&quot;;[.E22];IF([.E21]&lt;&gt;&quot;&quot;;[.E21];[.E20]))" office:value-type="float" office:value="0" calcext:value-type="float">
            <text:p>0</text:p>
          </table:table-cell>
          <table:table-cell table:formula="of:=IF([.F22]&lt;&gt;&quot;&quot;;[.F22];IF([.F21]&lt;&gt;&quot;&quot;;[.F21];[.F20]))" office:value-type="float" office:value="1749" calcext:value-type="float">
            <text:p>1749</text:p>
          </table:table-cell>
          <table:table-cell table:number-columns-repeated="995"/>
        </table:table-row>
        <table:table-row table:style-name="ro1">
          <table:table-cell office:value-type="date" office:date-value="2022-08-23T12:52:00" calcext:value-type="date">
            <text:p>2022-08-23 12:52:00</text:p>
          </table:table-cell>
          <table:table-cell table:number-columns-repeated="4"/>
          <table:table-cell table:style-name="ce1" office:value-type="float" office:value="1986" calcext:value-type="float">
            <text:p>1986</text:p>
          </table:table-cell>
          <table:table-cell table:formula="of:=IF([.B23]&lt;&gt;&quot;&quot;;[.B23];IF([.B22]&lt;&gt;&quot;&quot;;[.B22];[.B21]))" office:value-type="float" office:value="4759" calcext:value-type="float">
            <text:p>4759</text:p>
          </table:table-cell>
          <table:table-cell table:formula="of:=IF([.C23]&lt;&gt;&quot;&quot;;[.C23];IF([.C22]&lt;&gt;&quot;&quot;;[.C22];[.C21]))" office:value-type="float" office:value="6828.56" calcext:value-type="float">
            <text:p>6828.56</text:p>
          </table:table-cell>
          <table:table-cell table:formula="of:=IF([.D23]&lt;&gt;&quot;&quot;;[.D23];IF([.D22]&lt;&gt;&quot;&quot;;[.D22];[.D21]))" office:value-type="float" office:value="4554" calcext:value-type="float">
            <text:p>4554</text:p>
          </table:table-cell>
          <table:table-cell table:formula="of:=IF([.E23]&lt;&gt;&quot;&quot;;[.E23];IF([.E22]&lt;&gt;&quot;&quot;;[.E22];[.E21]))" office:value-type="float" office:value="0" calcext:value-type="float">
            <text:p>0</text:p>
          </table:table-cell>
          <table:table-cell table:formula="of:=IF([.F23]&lt;&gt;&quot;&quot;;[.F23];IF([.F22]&lt;&gt;&quot;&quot;;[.F22];[.F21]))" office:value-type="float" office:value="1986" calcext:value-type="float">
            <text:p>1986</text:p>
          </table:table-cell>
          <table:table-cell table:number-columns-repeated="995"/>
        </table:table-row>
        <table:table-row table:style-name="ro1">
          <table:table-cell office:value-type="date" office:date-value="2022-08-23T12:52:57.06188" calcext:value-type="date">
            <text:p>2022-08-23 12:52:57</text:p>
          </table:table-cell>
          <table:table-cell office:value-type="float" office:value="5476" calcext:value-type="float">
            <text:p>5476</text:p>
          </table:table-cell>
          <table:table-cell office:value-type="float" office:value="6828.65" calcext:value-type="float">
            <text:p>6828.65</text:p>
          </table:table-cell>
          <table:table-cell office:value-type="float" office:value="5196" calcext:value-type="float">
            <text:p>519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4]&lt;&gt;&quot;&quot;;[.B24];IF([.B23]&lt;&gt;&quot;&quot;;[.B23];[.B22]))" office:value-type="float" office:value="5476" calcext:value-type="float">
            <text:p>5476</text:p>
          </table:table-cell>
          <table:table-cell table:formula="of:=IF([.C24]&lt;&gt;&quot;&quot;;[.C24];IF([.C23]&lt;&gt;&quot;&quot;;[.C23];[.C22]))" office:value-type="float" office:value="6828.65" calcext:value-type="float">
            <text:p>6828.65</text:p>
          </table:table-cell>
          <table:table-cell table:formula="of:=IF([.D24]&lt;&gt;&quot;&quot;;[.D24];IF([.D23]&lt;&gt;&quot;&quot;;[.D23];[.D22]))" office:value-type="float" office:value="5196" calcext:value-type="float">
            <text:p>5196</text:p>
          </table:table-cell>
          <table:table-cell table:formula="of:=IF([.E24]&lt;&gt;&quot;&quot;;[.E24];IF([.E23]&lt;&gt;&quot;&quot;;[.E23];[.E22]))" office:value-type="float" office:value="0" calcext:value-type="float">
            <text:p>0</text:p>
          </table:table-cell>
          <table:table-cell table:formula="of:=IF([.F24]&lt;&gt;&quot;&quot;;[.F24];IF([.F23]&lt;&gt;&quot;&quot;;[.F23];[.F22]))" office:value-type="float" office:value="1986" calcext:value-type="float">
            <text:p>1986</text:p>
          </table:table-cell>
          <table:table-cell table:number-columns-repeated="995"/>
        </table:table-row>
        <table:table-row table:style-name="ro1">
          <table:table-cell office:value-type="date" office:date-value="2022-08-23T12:53:00" calcext:value-type="date">
            <text:p>2022-08-23 12:53:00</text:p>
          </table:table-cell>
          <table:table-cell table:number-columns-repeated="4"/>
          <table:table-cell table:style-name="ce1" office:value-type="float" office:value="2147" calcext:value-type="float">
            <text:p>2147</text:p>
          </table:table-cell>
          <table:table-cell table:formula="of:=IF([.B25]&lt;&gt;&quot;&quot;;[.B25];IF([.B24]&lt;&gt;&quot;&quot;;[.B24];[.B23]))" office:value-type="float" office:value="5476" calcext:value-type="float">
            <text:p>5476</text:p>
          </table:table-cell>
          <table:table-cell table:formula="of:=IF([.C25]&lt;&gt;&quot;&quot;;[.C25];IF([.C24]&lt;&gt;&quot;&quot;;[.C24];[.C23]))" office:value-type="float" office:value="6828.65" calcext:value-type="float">
            <text:p>6828.65</text:p>
          </table:table-cell>
          <table:table-cell table:formula="of:=IF([.D25]&lt;&gt;&quot;&quot;;[.D25];IF([.D24]&lt;&gt;&quot;&quot;;[.D24];[.D23]))" office:value-type="float" office:value="5196" calcext:value-type="float">
            <text:p>5196</text:p>
          </table:table-cell>
          <table:table-cell table:formula="of:=IF([.E25]&lt;&gt;&quot;&quot;;[.E25];IF([.E24]&lt;&gt;&quot;&quot;;[.E24];[.E23]))" office:value-type="float" office:value="0" calcext:value-type="float">
            <text:p>0</text:p>
          </table:table-cell>
          <table:table-cell table:formula="of:=IF([.F25]&lt;&gt;&quot;&quot;;[.F25];IF([.F24]&lt;&gt;&quot;&quot;;[.F24];[.F23]))" office:value-type="float" office:value="2147" calcext:value-type="float">
            <text:p>2147</text:p>
          </table:table-cell>
          <table:table-cell table:number-columns-repeated="995"/>
        </table:table-row>
        <table:table-row table:style-name="ro1">
          <table:table-cell office:value-type="date" office:date-value="2022-08-23T12:54:00" calcext:value-type="date">
            <text:p>2022-08-23 12:54:00</text:p>
          </table:table-cell>
          <table:table-cell table:number-columns-repeated="4"/>
          <table:table-cell table:style-name="ce1" office:value-type="float" office:value="2331" calcext:value-type="float">
            <text:p>2331</text:p>
          </table:table-cell>
          <table:table-cell table:formula="of:=IF([.B26]&lt;&gt;&quot;&quot;;[.B26];IF([.B25]&lt;&gt;&quot;&quot;;[.B25];[.B24]))" office:value-type="float" office:value="5476" calcext:value-type="float">
            <text:p>5476</text:p>
          </table:table-cell>
          <table:table-cell table:formula="of:=IF([.C26]&lt;&gt;&quot;&quot;;[.C26];IF([.C25]&lt;&gt;&quot;&quot;;[.C25];[.C24]))" office:value-type="float" office:value="6828.65" calcext:value-type="float">
            <text:p>6828.65</text:p>
          </table:table-cell>
          <table:table-cell table:formula="of:=IF([.D26]&lt;&gt;&quot;&quot;;[.D26];IF([.D25]&lt;&gt;&quot;&quot;;[.D25];[.D24]))" office:value-type="float" office:value="5196" calcext:value-type="float">
            <text:p>5196</text:p>
          </table:table-cell>
          <table:table-cell table:formula="of:=IF([.E26]&lt;&gt;&quot;&quot;;[.E26];IF([.E25]&lt;&gt;&quot;&quot;;[.E25];[.E24]))" office:value-type="float" office:value="0" calcext:value-type="float">
            <text:p>0</text:p>
          </table:table-cell>
          <table:table-cell table:formula="of:=IF([.F26]&lt;&gt;&quot;&quot;;[.F26];IF([.F25]&lt;&gt;&quot;&quot;;[.F25];[.F24]))" office:value-type="float" office:value="2331" calcext:value-type="float">
            <text:p>2331</text:p>
          </table:table-cell>
          <table:table-cell table:number-columns-repeated="995"/>
        </table:table-row>
        <table:table-row table:style-name="ro1">
          <table:table-cell office:value-type="date" office:date-value="2022-08-23T12:54:05.796835" calcext:value-type="date">
            <text:p>2022-08-23 12:54:06</text:p>
          </table:table-cell>
          <table:table-cell office:value-type="float" office:value="4326" calcext:value-type="float">
            <text:p>4326</text:p>
          </table:table-cell>
          <table:table-cell office:value-type="float" office:value="6828.75" calcext:value-type="float">
            <text:p>6828.75</text:p>
          </table:table-cell>
          <table:table-cell office:value-type="float" office:value="4537" calcext:value-type="float">
            <text:p>453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7]&lt;&gt;&quot;&quot;;[.B27];IF([.B26]&lt;&gt;&quot;&quot;;[.B26];[.B25]))" office:value-type="float" office:value="4326" calcext:value-type="float">
            <text:p>4326</text:p>
          </table:table-cell>
          <table:table-cell table:formula="of:=IF([.C27]&lt;&gt;&quot;&quot;;[.C27];IF([.C26]&lt;&gt;&quot;&quot;;[.C26];[.C25]))" office:value-type="float" office:value="6828.75" calcext:value-type="float">
            <text:p>6828.75</text:p>
          </table:table-cell>
          <table:table-cell table:formula="of:=IF([.D27]&lt;&gt;&quot;&quot;;[.D27];IF([.D26]&lt;&gt;&quot;&quot;;[.D26];[.D25]))" office:value-type="float" office:value="4537" calcext:value-type="float">
            <text:p>4537</text:p>
          </table:table-cell>
          <table:table-cell table:formula="of:=IF([.E27]&lt;&gt;&quot;&quot;;[.E27];IF([.E26]&lt;&gt;&quot;&quot;;[.E26];[.E25]))" office:value-type="float" office:value="0" calcext:value-type="float">
            <text:p>0</text:p>
          </table:table-cell>
          <table:table-cell table:formula="of:=IF([.F27]&lt;&gt;&quot;&quot;;[.F27];IF([.F26]&lt;&gt;&quot;&quot;;[.F26];[.F25]))" office:value-type="float" office:value="2331" calcext:value-type="float">
            <text:p>2331</text:p>
          </table:table-cell>
          <table:table-cell table:number-columns-repeated="995"/>
        </table:table-row>
        <table:table-row table:style-name="ro1">
          <table:table-cell office:value-type="date" office:date-value="2022-08-23T12:55:00" calcext:value-type="date">
            <text:p>2022-08-23 12:55:00</text:p>
          </table:table-cell>
          <table:table-cell table:number-columns-repeated="4"/>
          <table:table-cell table:style-name="ce1" office:value-type="float" office:value="2349" calcext:value-type="float">
            <text:p>2349</text:p>
          </table:table-cell>
          <table:table-cell table:formula="of:=IF([.B28]&lt;&gt;&quot;&quot;;[.B28];IF([.B27]&lt;&gt;&quot;&quot;;[.B27];[.B26]))" office:value-type="float" office:value="4326" calcext:value-type="float">
            <text:p>4326</text:p>
          </table:table-cell>
          <table:table-cell table:formula="of:=IF([.C28]&lt;&gt;&quot;&quot;;[.C28];IF([.C27]&lt;&gt;&quot;&quot;;[.C27];[.C26]))" office:value-type="float" office:value="6828.75" calcext:value-type="float">
            <text:p>6828.75</text:p>
          </table:table-cell>
          <table:table-cell table:formula="of:=IF([.D28]&lt;&gt;&quot;&quot;;[.D28];IF([.D27]&lt;&gt;&quot;&quot;;[.D27];[.D26]))" office:value-type="float" office:value="4537" calcext:value-type="float">
            <text:p>4537</text:p>
          </table:table-cell>
          <table:table-cell table:formula="of:=IF([.E28]&lt;&gt;&quot;&quot;;[.E28];IF([.E27]&lt;&gt;&quot;&quot;;[.E27];[.E26]))" office:value-type="float" office:value="0" calcext:value-type="float">
            <text:p>0</text:p>
          </table:table-cell>
          <table:table-cell table:formula="of:=IF([.F28]&lt;&gt;&quot;&quot;;[.F28];IF([.F27]&lt;&gt;&quot;&quot;;[.F27];[.F26]))" office:value-type="float" office:value="2349" calcext:value-type="float">
            <text:p>2349</text:p>
          </table:table-cell>
          <table:table-cell table:number-columns-repeated="995"/>
        </table:table-row>
        <table:table-row table:style-name="ro1">
          <table:table-cell office:value-type="date" office:date-value="2022-08-23T12:55:15.327201" calcext:value-type="date">
            <text:p>2022-08-23 12:55:15</text:p>
          </table:table-cell>
          <table:table-cell office:value-type="float" office:value="6817" calcext:value-type="float">
            <text:p>6817</text:p>
          </table:table-cell>
          <table:table-cell office:value-type="float" office:value="6828.87" calcext:value-type="float">
            <text:p>6828.87</text:p>
          </table:table-cell>
          <table:table-cell office:value-type="float" office:value="7005" calcext:value-type="float">
            <text:p>700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9]&lt;&gt;&quot;&quot;;[.B29];IF([.B28]&lt;&gt;&quot;&quot;;[.B28];[.B27]))" office:value-type="float" office:value="6817" calcext:value-type="float">
            <text:p>6817</text:p>
          </table:table-cell>
          <table:table-cell table:formula="of:=IF([.C29]&lt;&gt;&quot;&quot;;[.C29];IF([.C28]&lt;&gt;&quot;&quot;;[.C28];[.C27]))" office:value-type="float" office:value="6828.87" calcext:value-type="float">
            <text:p>6828.87</text:p>
          </table:table-cell>
          <table:table-cell table:formula="of:=IF([.D29]&lt;&gt;&quot;&quot;;[.D29];IF([.D28]&lt;&gt;&quot;&quot;;[.D28];[.D27]))" office:value-type="float" office:value="7005" calcext:value-type="float">
            <text:p>7005</text:p>
          </table:table-cell>
          <table:table-cell table:formula="of:=IF([.E29]&lt;&gt;&quot;&quot;;[.E29];IF([.E28]&lt;&gt;&quot;&quot;;[.E28];[.E27]))" office:value-type="float" office:value="0" calcext:value-type="float">
            <text:p>0</text:p>
          </table:table-cell>
          <table:table-cell table:formula="of:=IF([.F29]&lt;&gt;&quot;&quot;;[.F29];IF([.F28]&lt;&gt;&quot;&quot;;[.F28];[.F27]))" office:value-type="float" office:value="2349" calcext:value-type="float">
            <text:p>2349</text:p>
          </table:table-cell>
          <table:table-cell table:number-columns-repeated="995"/>
        </table:table-row>
        <table:table-row table:style-name="ro1">
          <table:table-cell office:value-type="date" office:date-value="2022-08-23T12:56:00" calcext:value-type="date">
            <text:p>2022-08-23 12:56:00</text:p>
          </table:table-cell>
          <table:table-cell table:number-columns-repeated="4"/>
          <table:table-cell table:style-name="ce1" office:value-type="float" office:value="2322" calcext:value-type="float">
            <text:p>2322</text:p>
          </table:table-cell>
          <table:table-cell table:formula="of:=IF([.B30]&lt;&gt;&quot;&quot;;[.B30];IF([.B29]&lt;&gt;&quot;&quot;;[.B29];[.B28]))" office:value-type="float" office:value="6817" calcext:value-type="float">
            <text:p>6817</text:p>
          </table:table-cell>
          <table:table-cell table:formula="of:=IF([.C30]&lt;&gt;&quot;&quot;;[.C30];IF([.C29]&lt;&gt;&quot;&quot;;[.C29];[.C28]))" office:value-type="float" office:value="6828.87" calcext:value-type="float">
            <text:p>6828.87</text:p>
          </table:table-cell>
          <table:table-cell table:formula="of:=IF([.D30]&lt;&gt;&quot;&quot;;[.D30];IF([.D29]&lt;&gt;&quot;&quot;;[.D29];[.D28]))" office:value-type="float" office:value="7005" calcext:value-type="float">
            <text:p>7005</text:p>
          </table:table-cell>
          <table:table-cell table:formula="of:=IF([.E30]&lt;&gt;&quot;&quot;;[.E30];IF([.E29]&lt;&gt;&quot;&quot;;[.E29];[.E28]))" office:value-type="float" office:value="0" calcext:value-type="float">
            <text:p>0</text:p>
          </table:table-cell>
          <table:table-cell table:formula="of:=IF([.F30]&lt;&gt;&quot;&quot;;[.F30];IF([.F29]&lt;&gt;&quot;&quot;;[.F29];[.F28]))" office:value-type="float" office:value="2322" calcext:value-type="float">
            <text:p>2322</text:p>
          </table:table-cell>
          <table:table-cell table:number-columns-repeated="995"/>
        </table:table-row>
        <table:table-row table:style-name="ro1">
          <table:table-cell office:value-type="date" office:date-value="2022-08-23T12:56:23.493695" calcext:value-type="date">
            <text:p>2022-08-23 12:56:23</text:p>
          </table:table-cell>
          <table:table-cell office:value-type="float" office:value="6793" calcext:value-type="float">
            <text:p>6793</text:p>
          </table:table-cell>
          <table:table-cell office:value-type="float" office:value="6829" calcext:value-type="float">
            <text:p>6829</text:p>
          </table:table-cell>
          <table:table-cell office:value-type="float" office:value="6777" calcext:value-type="float">
            <text:p>677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1]&lt;&gt;&quot;&quot;;[.B31];IF([.B30]&lt;&gt;&quot;&quot;;[.B30];[.B29]))" office:value-type="float" office:value="6793" calcext:value-type="float">
            <text:p>6793</text:p>
          </table:table-cell>
          <table:table-cell table:formula="of:=IF([.C31]&lt;&gt;&quot;&quot;;[.C31];IF([.C30]&lt;&gt;&quot;&quot;;[.C30];[.C29]))" office:value-type="float" office:value="6829" calcext:value-type="float">
            <text:p>6829</text:p>
          </table:table-cell>
          <table:table-cell table:formula="of:=IF([.D31]&lt;&gt;&quot;&quot;;[.D31];IF([.D30]&lt;&gt;&quot;&quot;;[.D30];[.D29]))" office:value-type="float" office:value="6777" calcext:value-type="float">
            <text:p>6777</text:p>
          </table:table-cell>
          <table:table-cell table:formula="of:=IF([.E31]&lt;&gt;&quot;&quot;;[.E31];IF([.E30]&lt;&gt;&quot;&quot;;[.E30];[.E29]))" office:value-type="float" office:value="0" calcext:value-type="float">
            <text:p>0</text:p>
          </table:table-cell>
          <table:table-cell table:formula="of:=IF([.F31]&lt;&gt;&quot;&quot;;[.F31];IF([.F30]&lt;&gt;&quot;&quot;;[.F30];[.F29]))" office:value-type="float" office:value="2322" calcext:value-type="float">
            <text:p>2322</text:p>
          </table:table-cell>
          <table:table-cell table:number-columns-repeated="995"/>
        </table:table-row>
        <table:table-row table:style-name="ro1">
          <table:table-cell office:value-type="date" office:date-value="2022-08-23T12:57:00" calcext:value-type="date">
            <text:p>2022-08-23 12:57:00</text:p>
          </table:table-cell>
          <table:table-cell table:number-columns-repeated="4"/>
          <table:table-cell table:style-name="ce1" office:value-type="float" office:value="2258" calcext:value-type="float">
            <text:p>2258</text:p>
          </table:table-cell>
          <table:table-cell table:formula="of:=IF([.B32]&lt;&gt;&quot;&quot;;[.B32];IF([.B31]&lt;&gt;&quot;&quot;;[.B31];[.B30]))" office:value-type="float" office:value="6793" calcext:value-type="float">
            <text:p>6793</text:p>
          </table:table-cell>
          <table:table-cell table:formula="of:=IF([.C32]&lt;&gt;&quot;&quot;;[.C32];IF([.C31]&lt;&gt;&quot;&quot;;[.C31];[.C30]))" office:value-type="float" office:value="6829" calcext:value-type="float">
            <text:p>6829</text:p>
          </table:table-cell>
          <table:table-cell table:formula="of:=IF([.D32]&lt;&gt;&quot;&quot;;[.D32];IF([.D31]&lt;&gt;&quot;&quot;;[.D31];[.D30]))" office:value-type="float" office:value="6777" calcext:value-type="float">
            <text:p>6777</text:p>
          </table:table-cell>
          <table:table-cell table:formula="of:=IF([.E32]&lt;&gt;&quot;&quot;;[.E32];IF([.E31]&lt;&gt;&quot;&quot;;[.E31];[.E30]))" office:value-type="float" office:value="0" calcext:value-type="float">
            <text:p>0</text:p>
          </table:table-cell>
          <table:table-cell table:formula="of:=IF([.F32]&lt;&gt;&quot;&quot;;[.F32];IF([.F31]&lt;&gt;&quot;&quot;;[.F31];[.F30]))" office:value-type="float" office:value="2258" calcext:value-type="float">
            <text:p>2258</text:p>
          </table:table-cell>
          <table:table-cell table:number-columns-repeated="995"/>
        </table:table-row>
        <table:table-row table:style-name="ro1">
          <table:table-cell office:value-type="date" office:date-value="2022-08-23T12:57:32.518038" calcext:value-type="date">
            <text:p>2022-08-23 12:57:33</text:p>
          </table:table-cell>
          <table:table-cell office:value-type="float" office:value="6641" calcext:value-type="float">
            <text:p>6641</text:p>
          </table:table-cell>
          <table:table-cell office:value-type="float" office:value="6829.13" calcext:value-type="float">
            <text:p>6829.13</text:p>
          </table:table-cell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3]&lt;&gt;&quot;&quot;;[.B33];IF([.B32]&lt;&gt;&quot;&quot;;[.B32];[.B31]))" office:value-type="float" office:value="6641" calcext:value-type="float">
            <text:p>6641</text:p>
          </table:table-cell>
          <table:table-cell table:formula="of:=IF([.C33]&lt;&gt;&quot;&quot;;[.C33];IF([.C32]&lt;&gt;&quot;&quot;;[.C32];[.C31]))" office:value-type="float" office:value="6829.13" calcext:value-type="float">
            <text:p>6829.13</text:p>
          </table:table-cell>
          <table:table-cell table:formula="of:=IF([.D33]&lt;&gt;&quot;&quot;;[.D33];IF([.D32]&lt;&gt;&quot;&quot;;[.D32];[.D31]))" office:value-type="float" office:value="6330" calcext:value-type="float">
            <text:p>6330</text:p>
          </table:table-cell>
          <table:table-cell table:formula="of:=IF([.E33]&lt;&gt;&quot;&quot;;[.E33];IF([.E32]&lt;&gt;&quot;&quot;;[.E32];[.E31]))" office:value-type="float" office:value="0" calcext:value-type="float">
            <text:p>0</text:p>
          </table:table-cell>
          <table:table-cell table:formula="of:=IF([.F33]&lt;&gt;&quot;&quot;;[.F33];IF([.F32]&lt;&gt;&quot;&quot;;[.F32];[.F31]))" office:value-type="float" office:value="2258" calcext:value-type="float">
            <text:p>2258</text:p>
          </table:table-cell>
          <table:table-cell table:number-columns-repeated="995"/>
        </table:table-row>
        <table:table-row table:style-name="ro1">
          <table:table-cell office:value-type="date" office:date-value="2022-08-23T12:58:00.000001" calcext:value-type="date">
            <text:p>2022-08-23 12:58:00</text:p>
          </table:table-cell>
          <table:table-cell table:number-columns-repeated="4"/>
          <table:table-cell table:style-name="ce1" office:value-type="float" office:value="2171" calcext:value-type="float">
            <text:p>2171</text:p>
          </table:table-cell>
          <table:table-cell table:formula="of:=IF([.B34]&lt;&gt;&quot;&quot;;[.B34];IF([.B33]&lt;&gt;&quot;&quot;;[.B33];[.B32]))" office:value-type="float" office:value="6641" calcext:value-type="float">
            <text:p>6641</text:p>
          </table:table-cell>
          <table:table-cell table:formula="of:=IF([.C34]&lt;&gt;&quot;&quot;;[.C34];IF([.C33]&lt;&gt;&quot;&quot;;[.C33];[.C32]))" office:value-type="float" office:value="6829.13" calcext:value-type="float">
            <text:p>6829.13</text:p>
          </table:table-cell>
          <table:table-cell table:formula="of:=IF([.D34]&lt;&gt;&quot;&quot;;[.D34];IF([.D33]&lt;&gt;&quot;&quot;;[.D33];[.D32]))" office:value-type="float" office:value="6330" calcext:value-type="float">
            <text:p>6330</text:p>
          </table:table-cell>
          <table:table-cell table:formula="of:=IF([.E34]&lt;&gt;&quot;&quot;;[.E34];IF([.E33]&lt;&gt;&quot;&quot;;[.E33];[.E32]))" office:value-type="float" office:value="0" calcext:value-type="float">
            <text:p>0</text:p>
          </table:table-cell>
          <table:table-cell table:formula="of:=IF([.F34]&lt;&gt;&quot;&quot;;[.F34];IF([.F33]&lt;&gt;&quot;&quot;;[.F33];[.F32]))" office:value-type="float" office:value="2171" calcext:value-type="float">
            <text:p>2171</text:p>
          </table:table-cell>
          <table:table-cell table:number-columns-repeated="995"/>
        </table:table-row>
        <table:table-row table:style-name="ro1">
          <table:table-cell office:value-type="date" office:date-value="2022-08-23T12:58:41.493406" calcext:value-type="date">
            <text:p>2022-08-23 12:58:41</text:p>
          </table:table-cell>
          <table:table-cell office:value-type="float" office:value="6415" calcext:value-type="float">
            <text:p>6415</text:p>
          </table:table-cell>
          <table:table-cell office:value-type="float" office:value="6829.26" calcext:value-type="float">
            <text:p>6829.26</text:p>
          </table:table-cell>
          <table:table-cell office:value-type="float" office:value="5859" calcext:value-type="float">
            <text:p>585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5]&lt;&gt;&quot;&quot;;[.B35];IF([.B34]&lt;&gt;&quot;&quot;;[.B34];[.B33]))" office:value-type="float" office:value="6415" calcext:value-type="float">
            <text:p>6415</text:p>
          </table:table-cell>
          <table:table-cell table:formula="of:=IF([.C35]&lt;&gt;&quot;&quot;;[.C35];IF([.C34]&lt;&gt;&quot;&quot;;[.C34];[.C33]))" office:value-type="float" office:value="6829.26" calcext:value-type="float">
            <text:p>6829.26</text:p>
          </table:table-cell>
          <table:table-cell table:formula="of:=IF([.D35]&lt;&gt;&quot;&quot;;[.D35];IF([.D34]&lt;&gt;&quot;&quot;;[.D34];[.D33]))" office:value-type="float" office:value="5859" calcext:value-type="float">
            <text:p>5859</text:p>
          </table:table-cell>
          <table:table-cell table:formula="of:=IF([.E35]&lt;&gt;&quot;&quot;;[.E35];IF([.E34]&lt;&gt;&quot;&quot;;[.E34];[.E33]))" office:value-type="float" office:value="0" calcext:value-type="float">
            <text:p>0</text:p>
          </table:table-cell>
          <table:table-cell table:formula="of:=IF([.F35]&lt;&gt;&quot;&quot;;[.F35];IF([.F34]&lt;&gt;&quot;&quot;;[.F34];[.F33]))" office:value-type="float" office:value="2171" calcext:value-type="float">
            <text:p>2171</text:p>
          </table:table-cell>
          <table:table-cell table:number-columns-repeated="995"/>
        </table:table-row>
        <table:table-row table:style-name="ro1">
          <table:table-cell office:value-type="date" office:date-value="2022-08-23T12:59:00" calcext:value-type="date">
            <text:p>2022-08-23 12:59:00</text:p>
          </table:table-cell>
          <table:table-cell table:number-columns-repeated="4"/>
          <table:table-cell table:style-name="ce1" office:value-type="float" office:value="2102" calcext:value-type="float">
            <text:p>2102</text:p>
          </table:table-cell>
          <table:table-cell table:formula="of:=IF([.B36]&lt;&gt;&quot;&quot;;[.B36];IF([.B35]&lt;&gt;&quot;&quot;;[.B35];[.B34]))" office:value-type="float" office:value="6415" calcext:value-type="float">
            <text:p>6415</text:p>
          </table:table-cell>
          <table:table-cell table:formula="of:=IF([.C36]&lt;&gt;&quot;&quot;;[.C36];IF([.C35]&lt;&gt;&quot;&quot;;[.C35];[.C34]))" office:value-type="float" office:value="6829.26" calcext:value-type="float">
            <text:p>6829.26</text:p>
          </table:table-cell>
          <table:table-cell table:formula="of:=IF([.D36]&lt;&gt;&quot;&quot;;[.D36];IF([.D35]&lt;&gt;&quot;&quot;;[.D35];[.D34]))" office:value-type="float" office:value="5859" calcext:value-type="float">
            <text:p>5859</text:p>
          </table:table-cell>
          <table:table-cell table:formula="of:=IF([.E36]&lt;&gt;&quot;&quot;;[.E36];IF([.E35]&lt;&gt;&quot;&quot;;[.E35];[.E34]))" office:value-type="float" office:value="0" calcext:value-type="float">
            <text:p>0</text:p>
          </table:table-cell>
          <table:table-cell table:formula="of:=IF([.F36]&lt;&gt;&quot;&quot;;[.F36];IF([.F35]&lt;&gt;&quot;&quot;;[.F35];[.F34]))" office:value-type="float" office:value="2102" calcext:value-type="float">
            <text:p>2102</text:p>
          </table:table-cell>
          <table:table-cell table:number-columns-repeated="995"/>
        </table:table-row>
        <table:table-row table:style-name="ro1">
          <table:table-cell office:value-type="date" office:date-value="2022-08-23T12:59:52.117374" calcext:value-type="date">
            <text:p>2022-08-23 12:59:52</text:p>
          </table:table-cell>
          <table:table-cell office:value-type="float" office:value="6076" calcext:value-type="float">
            <text:p>6076</text:p>
          </table:table-cell>
          <table:table-cell office:value-type="float" office:value="6829.38" calcext:value-type="float">
            <text:p>6829.38</text:p>
          </table:table-cell>
          <table:table-cell office:value-type="float" office:value="5014" calcext:value-type="float">
            <text:p>501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7]&lt;&gt;&quot;&quot;;[.B37];IF([.B36]&lt;&gt;&quot;&quot;;[.B36];[.B35]))" office:value-type="float" office:value="6076" calcext:value-type="float">
            <text:p>6076</text:p>
          </table:table-cell>
          <table:table-cell table:formula="of:=IF([.C37]&lt;&gt;&quot;&quot;;[.C37];IF([.C36]&lt;&gt;&quot;&quot;;[.C36];[.C35]))" office:value-type="float" office:value="6829.38" calcext:value-type="float">
            <text:p>6829.38</text:p>
          </table:table-cell>
          <table:table-cell table:formula="of:=IF([.D37]&lt;&gt;&quot;&quot;;[.D37];IF([.D36]&lt;&gt;&quot;&quot;;[.D36];[.D35]))" office:value-type="float" office:value="5014" calcext:value-type="float">
            <text:p>5014</text:p>
          </table:table-cell>
          <table:table-cell table:formula="of:=IF([.E37]&lt;&gt;&quot;&quot;;[.E37];IF([.E36]&lt;&gt;&quot;&quot;;[.E36];[.E35]))" office:value-type="float" office:value="0" calcext:value-type="float">
            <text:p>0</text:p>
          </table:table-cell>
          <table:table-cell table:formula="of:=IF([.F37]&lt;&gt;&quot;&quot;;[.F37];IF([.F36]&lt;&gt;&quot;&quot;;[.F36];[.F35]))" office:value-type="float" office:value="2102" calcext:value-type="float">
            <text:p>2102</text:p>
          </table:table-cell>
          <table:table-cell table:number-columns-repeated="995"/>
        </table:table-row>
        <table:table-row table:style-name="ro1">
          <table:table-cell office:value-type="date" office:date-value="2022-08-23T13:00:00" calcext:value-type="date">
            <text:p>2022-08-23 13:00:00</text:p>
          </table:table-cell>
          <table:table-cell table:number-columns-repeated="4"/>
          <table:table-cell table:style-name="ce1" office:value-type="float" office:value="2071" calcext:value-type="float">
            <text:p>2071</text:p>
          </table:table-cell>
          <table:table-cell table:formula="of:=IF([.B38]&lt;&gt;&quot;&quot;;[.B38];IF([.B37]&lt;&gt;&quot;&quot;;[.B37];[.B36]))" office:value-type="float" office:value="6076" calcext:value-type="float">
            <text:p>6076</text:p>
          </table:table-cell>
          <table:table-cell table:formula="of:=IF([.C38]&lt;&gt;&quot;&quot;;[.C38];IF([.C37]&lt;&gt;&quot;&quot;;[.C37];[.C36]))" office:value-type="float" office:value="6829.38" calcext:value-type="float">
            <text:p>6829.38</text:p>
          </table:table-cell>
          <table:table-cell table:formula="of:=IF([.D38]&lt;&gt;&quot;&quot;;[.D38];IF([.D37]&lt;&gt;&quot;&quot;;[.D37];[.D36]))" office:value-type="float" office:value="5014" calcext:value-type="float">
            <text:p>5014</text:p>
          </table:table-cell>
          <table:table-cell table:formula="of:=IF([.E38]&lt;&gt;&quot;&quot;;[.E38];IF([.E37]&lt;&gt;&quot;&quot;;[.E37];[.E36]))" office:value-type="float" office:value="0" calcext:value-type="float">
            <text:p>0</text:p>
          </table:table-cell>
          <table:table-cell table:formula="of:=IF([.F38]&lt;&gt;&quot;&quot;;[.F38];IF([.F37]&lt;&gt;&quot;&quot;;[.F37];[.F36]))" office:value-type="float" office:value="2071" calcext:value-type="float">
            <text:p>2071</text:p>
          </table:table-cell>
          <table:table-cell table:number-columns-repeated="995"/>
        </table:table-row>
        <table:table-row table:style-name="ro1">
          <table:table-cell office:value-type="date" office:date-value="2022-08-23T13:01:00" calcext:value-type="date">
            <text:p>2022-08-23 13:01:00</text:p>
          </table:table-cell>
          <table:table-cell table:number-columns-repeated="4"/>
          <table:table-cell table:style-name="ce1" office:value-type="float" office:value="2066" calcext:value-type="float">
            <text:p>2066</text:p>
          </table:table-cell>
          <table:table-cell table:formula="of:=IF([.B39]&lt;&gt;&quot;&quot;;[.B39];IF([.B38]&lt;&gt;&quot;&quot;;[.B38];[.B37]))" office:value-type="float" office:value="6076" calcext:value-type="float">
            <text:p>6076</text:p>
          </table:table-cell>
          <table:table-cell table:formula="of:=IF([.C39]&lt;&gt;&quot;&quot;;[.C39];IF([.C38]&lt;&gt;&quot;&quot;;[.C38];[.C37]))" office:value-type="float" office:value="6829.38" calcext:value-type="float">
            <text:p>6829.38</text:p>
          </table:table-cell>
          <table:table-cell table:formula="of:=IF([.D39]&lt;&gt;&quot;&quot;;[.D39];IF([.D38]&lt;&gt;&quot;&quot;;[.D38];[.D37]))" office:value-type="float" office:value="5014" calcext:value-type="float">
            <text:p>5014</text:p>
          </table:table-cell>
          <table:table-cell table:formula="of:=IF([.E39]&lt;&gt;&quot;&quot;;[.E39];IF([.E38]&lt;&gt;&quot;&quot;;[.E38];[.E37]))" office:value-type="float" office:value="0" calcext:value-type="float">
            <text:p>0</text:p>
          </table:table-cell>
          <table:table-cell table:formula="of:=IF([.F39]&lt;&gt;&quot;&quot;;[.F39];IF([.F38]&lt;&gt;&quot;&quot;;[.F38];[.F37]))" office:value-type="float" office:value="2066" calcext:value-type="float">
            <text:p>2066</text:p>
          </table:table-cell>
          <table:table-cell table:number-columns-repeated="995"/>
        </table:table-row>
        <table:table-row table:style-name="ro1">
          <table:table-cell office:value-type="date" office:date-value="2022-08-23T13:01:02.041766" calcext:value-type="date">
            <text:p>2022-08-23 13:01:02</text:p>
          </table:table-cell>
          <table:table-cell office:value-type="float" office:value="5830" calcext:value-type="float">
            <text:p>5830</text:p>
          </table:table-cell>
          <table:table-cell office:value-type="float" office:value="6829.49" calcext:value-type="float">
            <text:p>6829.49</text:p>
          </table:table-cell>
          <table:table-cell office:value-type="float" office:value="4771" calcext:value-type="float">
            <text:p>477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0]&lt;&gt;&quot;&quot;;[.B40];IF([.B39]&lt;&gt;&quot;&quot;;[.B39];[.B38]))" office:value-type="float" office:value="5830" calcext:value-type="float">
            <text:p>5830</text:p>
          </table:table-cell>
          <table:table-cell table:formula="of:=IF([.C40]&lt;&gt;&quot;&quot;;[.C40];IF([.C39]&lt;&gt;&quot;&quot;;[.C39];[.C38]))" office:value-type="float" office:value="6829.49" calcext:value-type="float">
            <text:p>6829.49</text:p>
          </table:table-cell>
          <table:table-cell table:formula="of:=IF([.D40]&lt;&gt;&quot;&quot;;[.D40];IF([.D39]&lt;&gt;&quot;&quot;;[.D39];[.D38]))" office:value-type="float" office:value="4771" calcext:value-type="float">
            <text:p>4771</text:p>
          </table:table-cell>
          <table:table-cell table:formula="of:=IF([.E40]&lt;&gt;&quot;&quot;;[.E40];IF([.E39]&lt;&gt;&quot;&quot;;[.E39];[.E38]))" office:value-type="float" office:value="0" calcext:value-type="float">
            <text:p>0</text:p>
          </table:table-cell>
          <table:table-cell table:formula="of:=IF([.F40]&lt;&gt;&quot;&quot;;[.F40];IF([.F39]&lt;&gt;&quot;&quot;;[.F39];[.F38]))" office:value-type="float" office:value="2066" calcext:value-type="float">
            <text:p>2066</text:p>
          </table:table-cell>
          <table:table-cell table:number-columns-repeated="995"/>
        </table:table-row>
        <table:table-row table:style-name="ro1">
          <table:table-cell office:value-type="date" office:date-value="2022-08-23T13:02:00" calcext:value-type="date">
            <text:p>2022-08-23 13:02:00</text:p>
          </table:table-cell>
          <table:table-cell table:number-columns-repeated="4"/>
          <table:table-cell table:style-name="ce1" office:value-type="float" office:value="1875" calcext:value-type="float">
            <text:p>1875</text:p>
          </table:table-cell>
          <table:table-cell table:formula="of:=IF([.B41]&lt;&gt;&quot;&quot;;[.B41];IF([.B40]&lt;&gt;&quot;&quot;;[.B40];[.B39]))" office:value-type="float" office:value="5830" calcext:value-type="float">
            <text:p>5830</text:p>
          </table:table-cell>
          <table:table-cell table:formula="of:=IF([.C41]&lt;&gt;&quot;&quot;;[.C41];IF([.C40]&lt;&gt;&quot;&quot;;[.C40];[.C39]))" office:value-type="float" office:value="6829.49" calcext:value-type="float">
            <text:p>6829.49</text:p>
          </table:table-cell>
          <table:table-cell table:formula="of:=IF([.D41]&lt;&gt;&quot;&quot;;[.D41];IF([.D40]&lt;&gt;&quot;&quot;;[.D40];[.D39]))" office:value-type="float" office:value="4771" calcext:value-type="float">
            <text:p>4771</text:p>
          </table:table-cell>
          <table:table-cell table:formula="of:=IF([.E41]&lt;&gt;&quot;&quot;;[.E41];IF([.E40]&lt;&gt;&quot;&quot;;[.E40];[.E39]))" office:value-type="float" office:value="0" calcext:value-type="float">
            <text:p>0</text:p>
          </table:table-cell>
          <table:table-cell table:formula="of:=IF([.F41]&lt;&gt;&quot;&quot;;[.F41];IF([.F40]&lt;&gt;&quot;&quot;;[.F40];[.F39]))" office:value-type="float" office:value="1875" calcext:value-type="float">
            <text:p>1875</text:p>
          </table:table-cell>
          <table:table-cell table:number-columns-repeated="995"/>
        </table:table-row>
        <table:table-row table:style-name="ro1">
          <table:table-cell office:value-type="date" office:date-value="2022-08-23T13:02:10.818612" calcext:value-type="date">
            <text:p>2022-08-23 13:02:11</text:p>
          </table:table-cell>
          <table:table-cell office:value-type="float" office:value="4863" calcext:value-type="float">
            <text:p>4863</text:p>
          </table:table-cell>
          <table:table-cell office:value-type="float" office:value="6829.6" calcext:value-type="float">
            <text:p>6829.6</text:p>
          </table:table-cell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2]&lt;&gt;&quot;&quot;;[.B42];IF([.B41]&lt;&gt;&quot;&quot;;[.B41];[.B40]))" office:value-type="float" office:value="4863" calcext:value-type="float">
            <text:p>4863</text:p>
          </table:table-cell>
          <table:table-cell table:formula="of:=IF([.C42]&lt;&gt;&quot;&quot;;[.C42];IF([.C41]&lt;&gt;&quot;&quot;;[.C41];[.C40]))" office:value-type="float" office:value="6829.6" calcext:value-type="float">
            <text:p>6829.6</text:p>
          </table:table-cell>
          <table:table-cell table:formula="of:=IF([.D42]&lt;&gt;&quot;&quot;;[.D42];IF([.D41]&lt;&gt;&quot;&quot;;[.D41];[.D40]))" office:value-type="float" office:value="2165" calcext:value-type="float">
            <text:p>2165</text:p>
          </table:table-cell>
          <table:table-cell table:formula="of:=IF([.E42]&lt;&gt;&quot;&quot;;[.E42];IF([.E41]&lt;&gt;&quot;&quot;;[.E41];[.E40]))" office:value-type="float" office:value="0" calcext:value-type="float">
            <text:p>0</text:p>
          </table:table-cell>
          <table:table-cell table:formula="of:=IF([.F42]&lt;&gt;&quot;&quot;;[.F42];IF([.F41]&lt;&gt;&quot;&quot;;[.F41];[.F40]))" office:value-type="float" office:value="1875" calcext:value-type="float">
            <text:p>1875</text:p>
          </table:table-cell>
          <table:table-cell table:number-columns-repeated="995"/>
        </table:table-row>
        <table:table-row table:style-name="ro1">
          <table:table-cell office:value-type="date" office:date-value="2022-08-23T13:03:00" calcext:value-type="date">
            <text:p>2022-08-23 13:03:00</text:p>
          </table:table-cell>
          <table:table-cell table:number-columns-repeated="4"/>
          <table:table-cell table:style-name="ce1" office:value-type="float" office:value="1773" calcext:value-type="float">
            <text:p>1773</text:p>
          </table:table-cell>
          <table:table-cell table:formula="of:=IF([.B43]&lt;&gt;&quot;&quot;;[.B43];IF([.B42]&lt;&gt;&quot;&quot;;[.B42];[.B41]))" office:value-type="float" office:value="4863" calcext:value-type="float">
            <text:p>4863</text:p>
          </table:table-cell>
          <table:table-cell table:formula="of:=IF([.C43]&lt;&gt;&quot;&quot;;[.C43];IF([.C42]&lt;&gt;&quot;&quot;;[.C42];[.C41]))" office:value-type="float" office:value="6829.6" calcext:value-type="float">
            <text:p>6829.6</text:p>
          </table:table-cell>
          <table:table-cell table:formula="of:=IF([.D43]&lt;&gt;&quot;&quot;;[.D43];IF([.D42]&lt;&gt;&quot;&quot;;[.D42];[.D41]))" office:value-type="float" office:value="2165" calcext:value-type="float">
            <text:p>2165</text:p>
          </table:table-cell>
          <table:table-cell table:formula="of:=IF([.E43]&lt;&gt;&quot;&quot;;[.E43];IF([.E42]&lt;&gt;&quot;&quot;;[.E42];[.E41]))" office:value-type="float" office:value="0" calcext:value-type="float">
            <text:p>0</text:p>
          </table:table-cell>
          <table:table-cell table:formula="of:=IF([.F43]&lt;&gt;&quot;&quot;;[.F43];IF([.F42]&lt;&gt;&quot;&quot;;[.F42];[.F41]))" office:value-type="float" office:value="1773" calcext:value-type="float">
            <text:p>1773</text:p>
          </table:table-cell>
          <table:table-cell table:number-columns-repeated="995"/>
        </table:table-row>
        <table:table-row table:style-name="ro1">
          <table:table-cell office:value-type="date" office:date-value="2022-08-23T13:03:19.961608" calcext:value-type="date">
            <text:p>2022-08-23 13:03:20</text:p>
          </table:table-cell>
          <table:table-cell office:value-type="float" office:value="5284" calcext:value-type="float">
            <text:p>5284</text:p>
          </table:table-cell>
          <table:table-cell office:value-type="float" office:value="6829.69" calcext:value-type="float">
            <text:p>6829.69</text:p>
          </table:table-cell>
          <table:table-cell office:value-type="float" office:value="3253" calcext:value-type="float">
            <text:p>325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4]&lt;&gt;&quot;&quot;;[.B44];IF([.B43]&lt;&gt;&quot;&quot;;[.B43];[.B42]))" office:value-type="float" office:value="5284" calcext:value-type="float">
            <text:p>5284</text:p>
          </table:table-cell>
          <table:table-cell table:formula="of:=IF([.C44]&lt;&gt;&quot;&quot;;[.C44];IF([.C43]&lt;&gt;&quot;&quot;;[.C43];[.C42]))" office:value-type="float" office:value="6829.69" calcext:value-type="float">
            <text:p>6829.69</text:p>
          </table:table-cell>
          <table:table-cell table:formula="of:=IF([.D44]&lt;&gt;&quot;&quot;;[.D44];IF([.D43]&lt;&gt;&quot;&quot;;[.D43];[.D42]))" office:value-type="float" office:value="3253" calcext:value-type="float">
            <text:p>3253</text:p>
          </table:table-cell>
          <table:table-cell table:formula="of:=IF([.E44]&lt;&gt;&quot;&quot;;[.E44];IF([.E43]&lt;&gt;&quot;&quot;;[.E43];[.E42]))" office:value-type="float" office:value="0" calcext:value-type="float">
            <text:p>0</text:p>
          </table:table-cell>
          <table:table-cell table:formula="of:=IF([.F44]&lt;&gt;&quot;&quot;;[.F44];IF([.F43]&lt;&gt;&quot;&quot;;[.F43];[.F42]))" office:value-type="float" office:value="1773" calcext:value-type="float">
            <text:p>1773</text:p>
          </table:table-cell>
          <table:table-cell table:number-columns-repeated="995"/>
        </table:table-row>
        <table:table-row table:style-name="ro1">
          <table:table-cell office:value-type="date" office:date-value="2022-08-23T13:04:00.000001" calcext:value-type="date">
            <text:p>2022-08-23 13:04:00</text:p>
          </table:table-cell>
          <table:table-cell table:number-columns-repeated="4"/>
          <table:table-cell table:style-name="ce1" office:value-type="float" office:value="1878" calcext:value-type="float">
            <text:p>1878</text:p>
          </table:table-cell>
          <table:table-cell table:formula="of:=IF([.B45]&lt;&gt;&quot;&quot;;[.B45];IF([.B44]&lt;&gt;&quot;&quot;;[.B44];[.B43]))" office:value-type="float" office:value="5284" calcext:value-type="float">
            <text:p>5284</text:p>
          </table:table-cell>
          <table:table-cell table:formula="of:=IF([.C45]&lt;&gt;&quot;&quot;;[.C45];IF([.C44]&lt;&gt;&quot;&quot;;[.C44];[.C43]))" office:value-type="float" office:value="6829.69" calcext:value-type="float">
            <text:p>6829.69</text:p>
          </table:table-cell>
          <table:table-cell table:formula="of:=IF([.D45]&lt;&gt;&quot;&quot;;[.D45];IF([.D44]&lt;&gt;&quot;&quot;;[.D44];[.D43]))" office:value-type="float" office:value="3253" calcext:value-type="float">
            <text:p>3253</text:p>
          </table:table-cell>
          <table:table-cell table:formula="of:=IF([.E45]&lt;&gt;&quot;&quot;;[.E45];IF([.E44]&lt;&gt;&quot;&quot;;[.E44];[.E43]))" office:value-type="float" office:value="0" calcext:value-type="float">
            <text:p>0</text:p>
          </table:table-cell>
          <table:table-cell table:formula="of:=IF([.F45]&lt;&gt;&quot;&quot;;[.F45];IF([.F44]&lt;&gt;&quot;&quot;;[.F44];[.F43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3:04:28.529012" calcext:value-type="date">
            <text:p>2022-08-23 13:04:29</text:p>
          </table:table-cell>
          <table:table-cell office:value-type="float" office:value="5612" calcext:value-type="float">
            <text:p>5612</text:p>
          </table:table-cell>
          <table:table-cell office:value-type="float" office:value="6829.8" calcext:value-type="float">
            <text:p>6829.8</text:p>
          </table:table-cell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6]&lt;&gt;&quot;&quot;;[.B46];IF([.B45]&lt;&gt;&quot;&quot;;[.B45];[.B44]))" office:value-type="float" office:value="5612" calcext:value-type="float">
            <text:p>5612</text:p>
          </table:table-cell>
          <table:table-cell table:formula="of:=IF([.C46]&lt;&gt;&quot;&quot;;[.C46];IF([.C45]&lt;&gt;&quot;&quot;;[.C45];[.C44]))" office:value-type="float" office:value="6829.8" calcext:value-type="float">
            <text:p>6829.8</text:p>
          </table:table-cell>
          <table:table-cell table:formula="of:=IF([.D46]&lt;&gt;&quot;&quot;;[.D46];IF([.D45]&lt;&gt;&quot;&quot;;[.D45];[.D44]))" office:value-type="float" office:value="4222" calcext:value-type="float">
            <text:p>4222</text:p>
          </table:table-cell>
          <table:table-cell table:formula="of:=IF([.E46]&lt;&gt;&quot;&quot;;[.E46];IF([.E45]&lt;&gt;&quot;&quot;;[.E45];[.E44]))" office:value-type="float" office:value="0" calcext:value-type="float">
            <text:p>0</text:p>
          </table:table-cell>
          <table:table-cell table:formula="of:=IF([.F46]&lt;&gt;&quot;&quot;;[.F46];IF([.F45]&lt;&gt;&quot;&quot;;[.F45];[.F44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3:05:00" calcext:value-type="date">
            <text:p>2022-08-23 13:05:00</text:p>
          </table:table-cell>
          <table:table-cell table:number-columns-repeated="4"/>
          <table:table-cell table:style-name="ce1" office:value-type="float" office:value="1878" calcext:value-type="float">
            <text:p>1878</text:p>
          </table:table-cell>
          <table:table-cell table:formula="of:=IF([.B47]&lt;&gt;&quot;&quot;;[.B47];IF([.B46]&lt;&gt;&quot;&quot;;[.B46];[.B45]))" office:value-type="float" office:value="5612" calcext:value-type="float">
            <text:p>5612</text:p>
          </table:table-cell>
          <table:table-cell table:formula="of:=IF([.C47]&lt;&gt;&quot;&quot;;[.C47];IF([.C46]&lt;&gt;&quot;&quot;;[.C46];[.C45]))" office:value-type="float" office:value="6829.8" calcext:value-type="float">
            <text:p>6829.8</text:p>
          </table:table-cell>
          <table:table-cell table:formula="of:=IF([.D47]&lt;&gt;&quot;&quot;;[.D47];IF([.D46]&lt;&gt;&quot;&quot;;[.D46];[.D45]))" office:value-type="float" office:value="4222" calcext:value-type="float">
            <text:p>4222</text:p>
          </table:table-cell>
          <table:table-cell table:formula="of:=IF([.E47]&lt;&gt;&quot;&quot;;[.E47];IF([.E46]&lt;&gt;&quot;&quot;;[.E46];[.E45]))" office:value-type="float" office:value="0" calcext:value-type="float">
            <text:p>0</text:p>
          </table:table-cell>
          <table:table-cell table:formula="of:=IF([.F47]&lt;&gt;&quot;&quot;;[.F47];IF([.F46]&lt;&gt;&quot;&quot;;[.F46];[.F45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3:05:36.409769" calcext:value-type="date">
            <text:p>2022-08-23 13:05:36</text:p>
          </table:table-cell>
          <table:table-cell office:value-type="float" office:value="4750" calcext:value-type="float">
            <text:p>4750</text:p>
          </table:table-cell>
          <table:table-cell office:value-type="float" office:value="6829.9" calcext:value-type="float">
            <text:p>6829.9</text:p>
          </table:table-cell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8]&lt;&gt;&quot;&quot;;[.B48];IF([.B47]&lt;&gt;&quot;&quot;;[.B47];[.B46]))" office:value-type="float" office:value="4750" calcext:value-type="float">
            <text:p>4750</text:p>
          </table:table-cell>
          <table:table-cell table:formula="of:=IF([.C48]&lt;&gt;&quot;&quot;;[.C48];IF([.C47]&lt;&gt;&quot;&quot;;[.C47];[.C46]))" office:value-type="float" office:value="6829.9" calcext:value-type="float">
            <text:p>6829.9</text:p>
          </table:table-cell>
          <table:table-cell table:formula="of:=IF([.D48]&lt;&gt;&quot;&quot;;[.D48];IF([.D47]&lt;&gt;&quot;&quot;;[.D47];[.D46]))" office:value-type="float" office:value="3854" calcext:value-type="float">
            <text:p>3854</text:p>
          </table:table-cell>
          <table:table-cell table:formula="of:=IF([.E48]&lt;&gt;&quot;&quot;;[.E48];IF([.E47]&lt;&gt;&quot;&quot;;[.E47];[.E46]))" office:value-type="float" office:value="0" calcext:value-type="float">
            <text:p>0</text:p>
          </table:table-cell>
          <table:table-cell table:formula="of:=IF([.F48]&lt;&gt;&quot;&quot;;[.F48];IF([.F47]&lt;&gt;&quot;&quot;;[.F47];[.F46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3:06:00" calcext:value-type="date">
            <text:p>2022-08-23 13:06:00</text:p>
          </table:table-cell>
          <table:table-cell table:number-columns-repeated="4"/>
          <table:table-cell table:style-name="ce1" office:value-type="float" office:value="1873" calcext:value-type="float">
            <text:p>1873</text:p>
          </table:table-cell>
          <table:table-cell table:formula="of:=IF([.B49]&lt;&gt;&quot;&quot;;[.B49];IF([.B48]&lt;&gt;&quot;&quot;;[.B48];[.B47]))" office:value-type="float" office:value="4750" calcext:value-type="float">
            <text:p>4750</text:p>
          </table:table-cell>
          <table:table-cell table:formula="of:=IF([.C49]&lt;&gt;&quot;&quot;;[.C49];IF([.C48]&lt;&gt;&quot;&quot;;[.C48];[.C47]))" office:value-type="float" office:value="6829.9" calcext:value-type="float">
            <text:p>6829.9</text:p>
          </table:table-cell>
          <table:table-cell table:formula="of:=IF([.D49]&lt;&gt;&quot;&quot;;[.D49];IF([.D48]&lt;&gt;&quot;&quot;;[.D48];[.D47]))" office:value-type="float" office:value="3854" calcext:value-type="float">
            <text:p>3854</text:p>
          </table:table-cell>
          <table:table-cell table:formula="of:=IF([.E49]&lt;&gt;&quot;&quot;;[.E49];IF([.E48]&lt;&gt;&quot;&quot;;[.E48];[.E47]))" office:value-type="float" office:value="0" calcext:value-type="float">
            <text:p>0</text:p>
          </table:table-cell>
          <table:table-cell table:formula="of:=IF([.F49]&lt;&gt;&quot;&quot;;[.F49];IF([.F48]&lt;&gt;&quot;&quot;;[.F48];[.F47]))" office:value-type="float" office:value="1873" calcext:value-type="float">
            <text:p>1873</text:p>
          </table:table-cell>
          <table:table-cell table:number-columns-repeated="995"/>
        </table:table-row>
        <table:table-row table:style-name="ro1">
          <table:table-cell office:value-type="date" office:date-value="2022-08-23T13:06:46.111423" calcext:value-type="date">
            <text:p>2022-08-23 13:06:46</text:p>
          </table:table-cell>
          <table:table-cell office:value-type="float" office:value="5378" calcext:value-type="float">
            <text:p>5378</text:p>
          </table:table-cell>
          <table:table-cell office:value-type="float" office:value="6830" calcext:value-type="float">
            <text:p>6830</text:p>
          </table:table-cell>
          <table:table-cell office:value-type="float" office:value="4079" calcext:value-type="float">
            <text:p>407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0]&lt;&gt;&quot;&quot;;[.B50];IF([.B49]&lt;&gt;&quot;&quot;;[.B49];[.B48]))" office:value-type="float" office:value="5378" calcext:value-type="float">
            <text:p>5378</text:p>
          </table:table-cell>
          <table:table-cell table:formula="of:=IF([.C50]&lt;&gt;&quot;&quot;;[.C50];IF([.C49]&lt;&gt;&quot;&quot;;[.C49];[.C48]))" office:value-type="float" office:value="6830" calcext:value-type="float">
            <text:p>6830</text:p>
          </table:table-cell>
          <table:table-cell table:formula="of:=IF([.D50]&lt;&gt;&quot;&quot;;[.D50];IF([.D49]&lt;&gt;&quot;&quot;;[.D49];[.D48]))" office:value-type="float" office:value="4079" calcext:value-type="float">
            <text:p>4079</text:p>
          </table:table-cell>
          <table:table-cell table:formula="of:=IF([.E50]&lt;&gt;&quot;&quot;;[.E50];IF([.E49]&lt;&gt;&quot;&quot;;[.E49];[.E48]))" office:value-type="float" office:value="0" calcext:value-type="float">
            <text:p>0</text:p>
          </table:table-cell>
          <table:table-cell table:formula="of:=IF([.F50]&lt;&gt;&quot;&quot;;[.F50];IF([.F49]&lt;&gt;&quot;&quot;;[.F49];[.F48]))" office:value-type="float" office:value="1873" calcext:value-type="float">
            <text:p>1873</text:p>
          </table:table-cell>
          <table:table-cell table:number-columns-repeated="995"/>
        </table:table-row>
        <table:table-row table:style-name="ro1">
          <table:table-cell office:value-type="date" office:date-value="2022-08-23T13:07:00" calcext:value-type="date">
            <text:p>2022-08-23 13:07:00</text:p>
          </table:table-cell>
          <table:table-cell table:number-columns-repeated="4"/>
          <table:table-cell table:style-name="ce1" office:value-type="float" office:value="1884" calcext:value-type="float">
            <text:p>1884</text:p>
          </table:table-cell>
          <table:table-cell table:formula="of:=IF([.B51]&lt;&gt;&quot;&quot;;[.B51];IF([.B50]&lt;&gt;&quot;&quot;;[.B50];[.B49]))" office:value-type="float" office:value="5378" calcext:value-type="float">
            <text:p>5378</text:p>
          </table:table-cell>
          <table:table-cell table:formula="of:=IF([.C51]&lt;&gt;&quot;&quot;;[.C51];IF([.C50]&lt;&gt;&quot;&quot;;[.C50];[.C49]))" office:value-type="float" office:value="6830" calcext:value-type="float">
            <text:p>6830</text:p>
          </table:table-cell>
          <table:table-cell table:formula="of:=IF([.D51]&lt;&gt;&quot;&quot;;[.D51];IF([.D50]&lt;&gt;&quot;&quot;;[.D50];[.D49]))" office:value-type="float" office:value="4079" calcext:value-type="float">
            <text:p>4079</text:p>
          </table:table-cell>
          <table:table-cell table:formula="of:=IF([.E51]&lt;&gt;&quot;&quot;;[.E51];IF([.E50]&lt;&gt;&quot;&quot;;[.E50];[.E49]))" office:value-type="float" office:value="0" calcext:value-type="float">
            <text:p>0</text:p>
          </table:table-cell>
          <table:table-cell table:formula="of:=IF([.F51]&lt;&gt;&quot;&quot;;[.F51];IF([.F50]&lt;&gt;&quot;&quot;;[.F50];[.F49]))" office:value-type="float" office:value="1884" calcext:value-type="float">
            <text:p>1884</text:p>
          </table:table-cell>
          <table:table-cell table:number-columns-repeated="995"/>
        </table:table-row>
        <table:table-row table:style-name="ro1">
          <table:table-cell office:value-type="date" office:date-value="2022-08-23T13:07:56.02516" calcext:value-type="date">
            <text:p>2022-08-23 13:07:56</text:p>
          </table:table-cell>
          <table:table-cell office:value-type="float" office:value="5458" calcext:value-type="float">
            <text:p>5458</text:p>
          </table:table-cell>
          <table:table-cell office:value-type="float" office:value="6830.11" calcext:value-type="float">
            <text:p>6830.11</text:p>
          </table:table-cell>
          <table:table-cell office:value-type="float" office:value="4111" calcext:value-type="float">
            <text:p>411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2]&lt;&gt;&quot;&quot;;[.B52];IF([.B51]&lt;&gt;&quot;&quot;;[.B51];[.B50]))" office:value-type="float" office:value="5458" calcext:value-type="float">
            <text:p>5458</text:p>
          </table:table-cell>
          <table:table-cell table:formula="of:=IF([.C52]&lt;&gt;&quot;&quot;;[.C52];IF([.C51]&lt;&gt;&quot;&quot;;[.C51];[.C50]))" office:value-type="float" office:value="6830.11" calcext:value-type="float">
            <text:p>6830.11</text:p>
          </table:table-cell>
          <table:table-cell table:formula="of:=IF([.D52]&lt;&gt;&quot;&quot;;[.D52];IF([.D51]&lt;&gt;&quot;&quot;;[.D51];[.D50]))" office:value-type="float" office:value="4111" calcext:value-type="float">
            <text:p>4111</text:p>
          </table:table-cell>
          <table:table-cell table:formula="of:=IF([.E52]&lt;&gt;&quot;&quot;;[.E52];IF([.E51]&lt;&gt;&quot;&quot;;[.E51];[.E50]))" office:value-type="float" office:value="0" calcext:value-type="float">
            <text:p>0</text:p>
          </table:table-cell>
          <table:table-cell table:formula="of:=IF([.F52]&lt;&gt;&quot;&quot;;[.F52];IF([.F51]&lt;&gt;&quot;&quot;;[.F51];[.F50]))" office:value-type="float" office:value="1884" calcext:value-type="float">
            <text:p>1884</text:p>
          </table:table-cell>
          <table:table-cell table:number-columns-repeated="995"/>
        </table:table-row>
        <table:table-row table:style-name="ro1">
          <table:table-cell office:value-type="date" office:date-value="2022-08-23T13:08:00" calcext:value-type="date">
            <text:p>2022-08-23 13:08:00</text:p>
          </table:table-cell>
          <table:table-cell table:number-columns-repeated="4"/>
          <table:table-cell table:style-name="ce1" office:value-type="float" office:value="1873" calcext:value-type="float">
            <text:p>1873</text:p>
          </table:table-cell>
          <table:table-cell table:formula="of:=IF([.B53]&lt;&gt;&quot;&quot;;[.B53];IF([.B52]&lt;&gt;&quot;&quot;;[.B52];[.B51]))" office:value-type="float" office:value="5458" calcext:value-type="float">
            <text:p>5458</text:p>
          </table:table-cell>
          <table:table-cell table:formula="of:=IF([.C53]&lt;&gt;&quot;&quot;;[.C53];IF([.C52]&lt;&gt;&quot;&quot;;[.C52];[.C51]))" office:value-type="float" office:value="6830.11" calcext:value-type="float">
            <text:p>6830.11</text:p>
          </table:table-cell>
          <table:table-cell table:formula="of:=IF([.D53]&lt;&gt;&quot;&quot;;[.D53];IF([.D52]&lt;&gt;&quot;&quot;;[.D52];[.D51]))" office:value-type="float" office:value="4111" calcext:value-type="float">
            <text:p>4111</text:p>
          </table:table-cell>
          <table:table-cell table:formula="of:=IF([.E53]&lt;&gt;&quot;&quot;;[.E53];IF([.E52]&lt;&gt;&quot;&quot;;[.E52];[.E51]))" office:value-type="float" office:value="0" calcext:value-type="float">
            <text:p>0</text:p>
          </table:table-cell>
          <table:table-cell table:formula="of:=IF([.F53]&lt;&gt;&quot;&quot;;[.F53];IF([.F52]&lt;&gt;&quot;&quot;;[.F52];[.F51]))" office:value-type="float" office:value="1873" calcext:value-type="float">
            <text:p>1873</text:p>
          </table:table-cell>
          <table:table-cell table:number-columns-repeated="995"/>
        </table:table-row>
        <table:table-row table:style-name="ro1">
          <table:table-cell office:value-type="date" office:date-value="2022-08-23T13:09:00" calcext:value-type="date">
            <text:p>2022-08-23 13:09:00</text:p>
          </table:table-cell>
          <table:table-cell table:number-columns-repeated="4"/>
          <table:table-cell table:style-name="ce1" office:value-type="float" office:value="1900" calcext:value-type="float">
            <text:p>1900</text:p>
          </table:table-cell>
          <table:table-cell table:formula="of:=IF([.B54]&lt;&gt;&quot;&quot;;[.B54];IF([.B53]&lt;&gt;&quot;&quot;;[.B53];[.B52]))" office:value-type="float" office:value="5458" calcext:value-type="float">
            <text:p>5458</text:p>
          </table:table-cell>
          <table:table-cell table:formula="of:=IF([.C54]&lt;&gt;&quot;&quot;;[.C54];IF([.C53]&lt;&gt;&quot;&quot;;[.C53];[.C52]))" office:value-type="float" office:value="6830.11" calcext:value-type="float">
            <text:p>6830.11</text:p>
          </table:table-cell>
          <table:table-cell table:formula="of:=IF([.D54]&lt;&gt;&quot;&quot;;[.D54];IF([.D53]&lt;&gt;&quot;&quot;;[.D53];[.D52]))" office:value-type="float" office:value="4111" calcext:value-type="float">
            <text:p>4111</text:p>
          </table:table-cell>
          <table:table-cell table:formula="of:=IF([.E54]&lt;&gt;&quot;&quot;;[.E54];IF([.E53]&lt;&gt;&quot;&quot;;[.E53];[.E52]))" office:value-type="float" office:value="0" calcext:value-type="float">
            <text:p>0</text:p>
          </table:table-cell>
          <table:table-cell table:formula="of:=IF([.F54]&lt;&gt;&quot;&quot;;[.F54];IF([.F53]&lt;&gt;&quot;&quot;;[.F53];[.F52]))" office:value-type="float" office:value="1900" calcext:value-type="float">
            <text:p>1900</text:p>
          </table:table-cell>
          <table:table-cell table:number-columns-repeated="995"/>
        </table:table-row>
        <table:table-row table:style-name="ro1">
          <table:table-cell office:value-type="date" office:date-value="2022-08-23T13:09:05.831613" calcext:value-type="date">
            <text:p>2022-08-23 13:09:06</text:p>
          </table:table-cell>
          <table:table-cell office:value-type="float" office:value="5402" calcext:value-type="float">
            <text:p>5402</text:p>
          </table:table-cell>
          <table:table-cell office:value-type="float" office:value="6830.22" calcext:value-type="float">
            <text:p>6830.22</text:p>
          </table:table-cell>
          <table:table-cell office:value-type="float" office:value="4002" calcext:value-type="float">
            <text:p>400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5]&lt;&gt;&quot;&quot;;[.B55];IF([.B54]&lt;&gt;&quot;&quot;;[.B54];[.B53]))" office:value-type="float" office:value="5402" calcext:value-type="float">
            <text:p>5402</text:p>
          </table:table-cell>
          <table:table-cell table:formula="of:=IF([.C55]&lt;&gt;&quot;&quot;;[.C55];IF([.C54]&lt;&gt;&quot;&quot;;[.C54];[.C53]))" office:value-type="float" office:value="6830.22" calcext:value-type="float">
            <text:p>6830.22</text:p>
          </table:table-cell>
          <table:table-cell table:formula="of:=IF([.D55]&lt;&gt;&quot;&quot;;[.D55];IF([.D54]&lt;&gt;&quot;&quot;;[.D54];[.D53]))" office:value-type="float" office:value="4002" calcext:value-type="float">
            <text:p>4002</text:p>
          </table:table-cell>
          <table:table-cell table:formula="of:=IF([.E55]&lt;&gt;&quot;&quot;;[.E55];IF([.E54]&lt;&gt;&quot;&quot;;[.E54];[.E53]))" office:value-type="float" office:value="0" calcext:value-type="float">
            <text:p>0</text:p>
          </table:table-cell>
          <table:table-cell table:formula="of:=IF([.F55]&lt;&gt;&quot;&quot;;[.F55];IF([.F54]&lt;&gt;&quot;&quot;;[.F54];[.F53]))" office:value-type="float" office:value="1900" calcext:value-type="float">
            <text:p>1900</text:p>
          </table:table-cell>
          <table:table-cell table:number-columns-repeated="995"/>
        </table:table-row>
        <table:table-row table:style-name="ro1">
          <table:table-cell office:value-type="date" office:date-value="2022-08-23T13:10:00" calcext:value-type="date">
            <text:p>2022-08-23 13:10:00</text:p>
          </table:table-cell>
          <table:table-cell table:number-columns-repeated="4"/>
          <table:table-cell table:style-name="ce1" office:value-type="float" office:value="1914" calcext:value-type="float">
            <text:p>1914</text:p>
          </table:table-cell>
          <table:table-cell table:formula="of:=IF([.B56]&lt;&gt;&quot;&quot;;[.B56];IF([.B55]&lt;&gt;&quot;&quot;;[.B55];[.B54]))" office:value-type="float" office:value="5402" calcext:value-type="float">
            <text:p>5402</text:p>
          </table:table-cell>
          <table:table-cell table:formula="of:=IF([.C56]&lt;&gt;&quot;&quot;;[.C56];IF([.C55]&lt;&gt;&quot;&quot;;[.C55];[.C54]))" office:value-type="float" office:value="6830.22" calcext:value-type="float">
            <text:p>6830.22</text:p>
          </table:table-cell>
          <table:table-cell table:formula="of:=IF([.D56]&lt;&gt;&quot;&quot;;[.D56];IF([.D55]&lt;&gt;&quot;&quot;;[.D55];[.D54]))" office:value-type="float" office:value="4002" calcext:value-type="float">
            <text:p>4002</text:p>
          </table:table-cell>
          <table:table-cell table:formula="of:=IF([.E56]&lt;&gt;&quot;&quot;;[.E56];IF([.E55]&lt;&gt;&quot;&quot;;[.E55];[.E54]))" office:value-type="float" office:value="0" calcext:value-type="float">
            <text:p>0</text:p>
          </table:table-cell>
          <table:table-cell table:formula="of:=IF([.F56]&lt;&gt;&quot;&quot;;[.F56];IF([.F55]&lt;&gt;&quot;&quot;;[.F55];[.F54]))" office:value-type="float" office:value="1914" calcext:value-type="float">
            <text:p>1914</text:p>
          </table:table-cell>
          <table:table-cell table:number-columns-repeated="995"/>
        </table:table-row>
        <table:table-row table:style-name="ro1">
          <table:table-cell office:value-type="date" office:date-value="2022-08-23T13:10:17.102511" calcext:value-type="date">
            <text:p>2022-08-23 13:10:17</text:p>
          </table:table-cell>
          <table:table-cell office:value-type="float" office:value="5621" calcext:value-type="float">
            <text:p>5621</text:p>
          </table:table-cell>
          <table:table-cell office:value-type="float" office:value="6830.32" calcext:value-type="float">
            <text:p>6830.32</text:p>
          </table:table-cell>
          <table:table-cell office:value-type="float" office:value="4336" calcext:value-type="float">
            <text:p>43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7]&lt;&gt;&quot;&quot;;[.B57];IF([.B56]&lt;&gt;&quot;&quot;;[.B56];[.B55]))" office:value-type="float" office:value="5621" calcext:value-type="float">
            <text:p>5621</text:p>
          </table:table-cell>
          <table:table-cell table:formula="of:=IF([.C57]&lt;&gt;&quot;&quot;;[.C57];IF([.C56]&lt;&gt;&quot;&quot;;[.C56];[.C55]))" office:value-type="float" office:value="6830.32" calcext:value-type="float">
            <text:p>6830.32</text:p>
          </table:table-cell>
          <table:table-cell table:formula="of:=IF([.D57]&lt;&gt;&quot;&quot;;[.D57];IF([.D56]&lt;&gt;&quot;&quot;;[.D56];[.D55]))" office:value-type="float" office:value="4336" calcext:value-type="float">
            <text:p>4336</text:p>
          </table:table-cell>
          <table:table-cell table:formula="of:=IF([.E57]&lt;&gt;&quot;&quot;;[.E57];IF([.E56]&lt;&gt;&quot;&quot;;[.E56];[.E55]))" office:value-type="float" office:value="0" calcext:value-type="float">
            <text:p>0</text:p>
          </table:table-cell>
          <table:table-cell table:formula="of:=IF([.F57]&lt;&gt;&quot;&quot;;[.F57];IF([.F56]&lt;&gt;&quot;&quot;;[.F56];[.F55]))" office:value-type="float" office:value="1914" calcext:value-type="float">
            <text:p>1914</text:p>
          </table:table-cell>
          <table:table-cell table:number-columns-repeated="995"/>
        </table:table-row>
        <table:table-row table:style-name="ro1">
          <table:table-cell office:value-type="date" office:date-value="2022-08-23T13:11:00" calcext:value-type="date">
            <text:p>2022-08-23 13:11:00</text:p>
          </table:table-cell>
          <table:table-cell table:number-columns-repeated="4"/>
          <table:table-cell table:style-name="ce1" office:value-type="float" office:value="1888" calcext:value-type="float">
            <text:p>1888</text:p>
          </table:table-cell>
          <table:table-cell table:formula="of:=IF([.B58]&lt;&gt;&quot;&quot;;[.B58];IF([.B57]&lt;&gt;&quot;&quot;;[.B57];[.B56]))" office:value-type="float" office:value="5621" calcext:value-type="float">
            <text:p>5621</text:p>
          </table:table-cell>
          <table:table-cell table:formula="of:=IF([.C58]&lt;&gt;&quot;&quot;;[.C58];IF([.C57]&lt;&gt;&quot;&quot;;[.C57];[.C56]))" office:value-type="float" office:value="6830.32" calcext:value-type="float">
            <text:p>6830.32</text:p>
          </table:table-cell>
          <table:table-cell table:formula="of:=IF([.D58]&lt;&gt;&quot;&quot;;[.D58];IF([.D57]&lt;&gt;&quot;&quot;;[.D57];[.D56]))" office:value-type="float" office:value="4336" calcext:value-type="float">
            <text:p>4336</text:p>
          </table:table-cell>
          <table:table-cell table:formula="of:=IF([.E58]&lt;&gt;&quot;&quot;;[.E58];IF([.E57]&lt;&gt;&quot;&quot;;[.E57];[.E56]))" office:value-type="float" office:value="0" calcext:value-type="float">
            <text:p>0</text:p>
          </table:table-cell>
          <table:table-cell table:formula="of:=IF([.F58]&lt;&gt;&quot;&quot;;[.F58];IF([.F57]&lt;&gt;&quot;&quot;;[.F57];[.F56]))" office:value-type="float" office:value="1888" calcext:value-type="float">
            <text:p>1888</text:p>
          </table:table-cell>
          <table:table-cell table:number-columns-repeated="995"/>
        </table:table-row>
        <table:table-row table:style-name="ro1">
          <table:table-cell office:value-type="date" office:date-value="2022-08-23T13:11:25.67832" calcext:value-type="date">
            <text:p>2022-08-23 13:11:26</text:p>
          </table:table-cell>
          <table:table-cell office:value-type="float" office:value="5526" calcext:value-type="float">
            <text:p>5526</text:p>
          </table:table-cell>
          <table:table-cell office:value-type="float" office:value="6830.43" calcext:value-type="float">
            <text:p>6830.43</text:p>
          </table:table-cell>
          <table:table-cell office:value-type="float" office:value="4196" calcext:value-type="float">
            <text:p>419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9]&lt;&gt;&quot;&quot;;[.B59];IF([.B58]&lt;&gt;&quot;&quot;;[.B58];[.B57]))" office:value-type="float" office:value="5526" calcext:value-type="float">
            <text:p>5526</text:p>
          </table:table-cell>
          <table:table-cell table:formula="of:=IF([.C59]&lt;&gt;&quot;&quot;;[.C59];IF([.C58]&lt;&gt;&quot;&quot;;[.C58];[.C57]))" office:value-type="float" office:value="6830.43" calcext:value-type="float">
            <text:p>6830.43</text:p>
          </table:table-cell>
          <table:table-cell table:formula="of:=IF([.D59]&lt;&gt;&quot;&quot;;[.D59];IF([.D58]&lt;&gt;&quot;&quot;;[.D58];[.D57]))" office:value-type="float" office:value="4196" calcext:value-type="float">
            <text:p>4196</text:p>
          </table:table-cell>
          <table:table-cell table:formula="of:=IF([.E59]&lt;&gt;&quot;&quot;;[.E59];IF([.E58]&lt;&gt;&quot;&quot;;[.E58];[.E57]))" office:value-type="float" office:value="0" calcext:value-type="float">
            <text:p>0</text:p>
          </table:table-cell>
          <table:table-cell table:formula="of:=IF([.F59]&lt;&gt;&quot;&quot;;[.F59];IF([.F58]&lt;&gt;&quot;&quot;;[.F58];[.F57]))" office:value-type="float" office:value="1888" calcext:value-type="float">
            <text:p>1888</text:p>
          </table:table-cell>
          <table:table-cell table:number-columns-repeated="995"/>
        </table:table-row>
        <table:table-row table:style-name="ro1">
          <table:table-cell office:value-type="date" office:date-value="2022-08-23T13:12:00" calcext:value-type="date">
            <text:p>2022-08-23 13:12:00</text:p>
          </table:table-cell>
          <table:table-cell table:number-columns-repeated="4"/>
          <table:table-cell table:style-name="ce1" office:value-type="float" office:value="1814" calcext:value-type="float">
            <text:p>1814</text:p>
          </table:table-cell>
          <table:table-cell table:formula="of:=IF([.B60]&lt;&gt;&quot;&quot;;[.B60];IF([.B59]&lt;&gt;&quot;&quot;;[.B59];[.B58]))" office:value-type="float" office:value="5526" calcext:value-type="float">
            <text:p>5526</text:p>
          </table:table-cell>
          <table:table-cell table:formula="of:=IF([.C60]&lt;&gt;&quot;&quot;;[.C60];IF([.C59]&lt;&gt;&quot;&quot;;[.C59];[.C58]))" office:value-type="float" office:value="6830.43" calcext:value-type="float">
            <text:p>6830.43</text:p>
          </table:table-cell>
          <table:table-cell table:formula="of:=IF([.D60]&lt;&gt;&quot;&quot;;[.D60];IF([.D59]&lt;&gt;&quot;&quot;;[.D59];[.D58]))" office:value-type="float" office:value="4196" calcext:value-type="float">
            <text:p>4196</text:p>
          </table:table-cell>
          <table:table-cell table:formula="of:=IF([.E60]&lt;&gt;&quot;&quot;;[.E60];IF([.E59]&lt;&gt;&quot;&quot;;[.E59];[.E58]))" office:value-type="float" office:value="0" calcext:value-type="float">
            <text:p>0</text:p>
          </table:table-cell>
          <table:table-cell table:formula="of:=IF([.F60]&lt;&gt;&quot;&quot;;[.F60];IF([.F59]&lt;&gt;&quot;&quot;;[.F59];[.F58]))" office:value-type="float" office:value="1814" calcext:value-type="float">
            <text:p>1814</text:p>
          </table:table-cell>
          <table:table-cell table:number-columns-repeated="995"/>
        </table:table-row>
        <table:table-row table:style-name="ro1">
          <table:table-cell office:value-type="date" office:date-value="2022-08-23T13:12:34.587662" calcext:value-type="date">
            <text:p>2022-08-23 13:12:35</text:p>
          </table:table-cell>
          <table:table-cell office:value-type="float" office:value="5436" calcext:value-type="float">
            <text:p>5436</text:p>
          </table:table-cell>
          <table:table-cell office:value-type="float" office:value="6830.53" calcext:value-type="float">
            <text:p>6830.53</text:p>
          </table:table-cell>
          <table:table-cell office:value-type="float" office:value="3918" calcext:value-type="float">
            <text:p>391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1]&lt;&gt;&quot;&quot;;[.B61];IF([.B60]&lt;&gt;&quot;&quot;;[.B60];[.B59]))" office:value-type="float" office:value="5436" calcext:value-type="float">
            <text:p>5436</text:p>
          </table:table-cell>
          <table:table-cell table:formula="of:=IF([.C61]&lt;&gt;&quot;&quot;;[.C61];IF([.C60]&lt;&gt;&quot;&quot;;[.C60];[.C59]))" office:value-type="float" office:value="6830.53" calcext:value-type="float">
            <text:p>6830.53</text:p>
          </table:table-cell>
          <table:table-cell table:formula="of:=IF([.D61]&lt;&gt;&quot;&quot;;[.D61];IF([.D60]&lt;&gt;&quot;&quot;;[.D60];[.D59]))" office:value-type="float" office:value="3918" calcext:value-type="float">
            <text:p>3918</text:p>
          </table:table-cell>
          <table:table-cell table:formula="of:=IF([.E61]&lt;&gt;&quot;&quot;;[.E61];IF([.E60]&lt;&gt;&quot;&quot;;[.E60];[.E59]))" office:value-type="float" office:value="0" calcext:value-type="float">
            <text:p>0</text:p>
          </table:table-cell>
          <table:table-cell table:formula="of:=IF([.F61]&lt;&gt;&quot;&quot;;[.F61];IF([.F60]&lt;&gt;&quot;&quot;;[.F60];[.F59]))" office:value-type="float" office:value="1814" calcext:value-type="float">
            <text:p>1814</text:p>
          </table:table-cell>
          <table:table-cell table:number-columns-repeated="995"/>
        </table:table-row>
        <table:table-row table:style-name="ro1">
          <table:table-cell office:value-type="date" office:date-value="2022-08-23T13:13:00" calcext:value-type="date">
            <text:p>2022-08-23 13:13:00</text:p>
          </table:table-cell>
          <table:table-cell table:number-columns-repeated="4"/>
          <table:table-cell table:style-name="ce1" office:value-type="float" office:value="1732" calcext:value-type="float">
            <text:p>1732</text:p>
          </table:table-cell>
          <table:table-cell table:formula="of:=IF([.B62]&lt;&gt;&quot;&quot;;[.B62];IF([.B61]&lt;&gt;&quot;&quot;;[.B61];[.B60]))" office:value-type="float" office:value="5436" calcext:value-type="float">
            <text:p>5436</text:p>
          </table:table-cell>
          <table:table-cell table:formula="of:=IF([.C62]&lt;&gt;&quot;&quot;;[.C62];IF([.C61]&lt;&gt;&quot;&quot;;[.C61];[.C60]))" office:value-type="float" office:value="6830.53" calcext:value-type="float">
            <text:p>6830.53</text:p>
          </table:table-cell>
          <table:table-cell table:formula="of:=IF([.D62]&lt;&gt;&quot;&quot;;[.D62];IF([.D61]&lt;&gt;&quot;&quot;;[.D61];[.D60]))" office:value-type="float" office:value="3918" calcext:value-type="float">
            <text:p>3918</text:p>
          </table:table-cell>
          <table:table-cell table:formula="of:=IF([.E62]&lt;&gt;&quot;&quot;;[.E62];IF([.E61]&lt;&gt;&quot;&quot;;[.E61];[.E60]))" office:value-type="float" office:value="0" calcext:value-type="float">
            <text:p>0</text:p>
          </table:table-cell>
          <table:table-cell table:formula="of:=IF([.F62]&lt;&gt;&quot;&quot;;[.F62];IF([.F61]&lt;&gt;&quot;&quot;;[.F61];[.F60]))" office:value-type="float" office:value="1732" calcext:value-type="float">
            <text:p>1732</text:p>
          </table:table-cell>
          <table:table-cell table:number-columns-repeated="995"/>
        </table:table-row>
        <table:table-row table:style-name="ro1">
          <table:table-cell office:value-type="date" office:date-value="2022-08-23T13:13:44.211533" calcext:value-type="date">
            <text:p>2022-08-23 13:13:44</text:p>
          </table:table-cell>
          <table:table-cell office:value-type="float" office:value="5145" calcext:value-type="float">
            <text:p>5145</text:p>
          </table:table-cell>
          <table:table-cell office:value-type="float" office:value="6830.64" calcext:value-type="float">
            <text:p>6830.64</text:p>
          </table:table-cell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3]&lt;&gt;&quot;&quot;;[.B63];IF([.B62]&lt;&gt;&quot;&quot;;[.B62];[.B61]))" office:value-type="float" office:value="5145" calcext:value-type="float">
            <text:p>5145</text:p>
          </table:table-cell>
          <table:table-cell table:formula="of:=IF([.C63]&lt;&gt;&quot;&quot;;[.C63];IF([.C62]&lt;&gt;&quot;&quot;;[.C62];[.C61]))" office:value-type="float" office:value="6830.64" calcext:value-type="float">
            <text:p>6830.64</text:p>
          </table:table-cell>
          <table:table-cell table:formula="of:=IF([.D63]&lt;&gt;&quot;&quot;;[.D63];IF([.D62]&lt;&gt;&quot;&quot;;[.D62];[.D61]))" office:value-type="float" office:value="3580" calcext:value-type="float">
            <text:p>3580</text:p>
          </table:table-cell>
          <table:table-cell table:formula="of:=IF([.E63]&lt;&gt;&quot;&quot;;[.E63];IF([.E62]&lt;&gt;&quot;&quot;;[.E62];[.E61]))" office:value-type="float" office:value="0" calcext:value-type="float">
            <text:p>0</text:p>
          </table:table-cell>
          <table:table-cell table:formula="of:=IF([.F63]&lt;&gt;&quot;&quot;;[.F63];IF([.F62]&lt;&gt;&quot;&quot;;[.F62];[.F61]))" office:value-type="float" office:value="1732" calcext:value-type="float">
            <text:p>1732</text:p>
          </table:table-cell>
          <table:table-cell table:number-columns-repeated="995"/>
        </table:table-row>
        <table:table-row table:style-name="ro1">
          <table:table-cell office:value-type="date" office:date-value="2022-08-23T13:14:00" calcext:value-type="date">
            <text:p>2022-08-23 13:14:00</text:p>
          </table:table-cell>
          <table:table-cell table:number-columns-repeated="4"/>
          <table:table-cell table:style-name="ce1" office:value-type="float" office:value="1727" calcext:value-type="float">
            <text:p>1727</text:p>
          </table:table-cell>
          <table:table-cell table:formula="of:=IF([.B64]&lt;&gt;&quot;&quot;;[.B64];IF([.B63]&lt;&gt;&quot;&quot;;[.B63];[.B62]))" office:value-type="float" office:value="5145" calcext:value-type="float">
            <text:p>5145</text:p>
          </table:table-cell>
          <table:table-cell table:formula="of:=IF([.C64]&lt;&gt;&quot;&quot;;[.C64];IF([.C63]&lt;&gt;&quot;&quot;;[.C63];[.C62]))" office:value-type="float" office:value="6830.64" calcext:value-type="float">
            <text:p>6830.64</text:p>
          </table:table-cell>
          <table:table-cell table:formula="of:=IF([.D64]&lt;&gt;&quot;&quot;;[.D64];IF([.D63]&lt;&gt;&quot;&quot;;[.D63];[.D62]))" office:value-type="float" office:value="3580" calcext:value-type="float">
            <text:p>3580</text:p>
          </table:table-cell>
          <table:table-cell table:formula="of:=IF([.E64]&lt;&gt;&quot;&quot;;[.E64];IF([.E63]&lt;&gt;&quot;&quot;;[.E63];[.E62]))" office:value-type="float" office:value="0" calcext:value-type="float">
            <text:p>0</text:p>
          </table:table-cell>
          <table:table-cell table:formula="of:=IF([.F64]&lt;&gt;&quot;&quot;;[.F64];IF([.F63]&lt;&gt;&quot;&quot;;[.F63];[.F62]))" office:value-type="float" office:value="1727" calcext:value-type="float">
            <text:p>1727</text:p>
          </table:table-cell>
          <table:table-cell table:number-columns-repeated="995"/>
        </table:table-row>
        <table:table-row table:style-name="ro1">
          <table:table-cell office:value-type="date" office:date-value="2022-08-23T13:14:52.74883" calcext:value-type="date">
            <text:p>2022-08-23 13:14:53</text:p>
          </table:table-cell>
          <table:table-cell office:value-type="float" office:value="5034" calcext:value-type="float">
            <text:p>5034</text:p>
          </table:table-cell>
          <table:table-cell office:value-type="float" office:value="6830.73" calcext:value-type="float">
            <text:p>6830.73</text:p>
          </table:table-cell>
          <table:table-cell office:value-type="float" office:value="3402" calcext:value-type="float">
            <text:p>340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5]&lt;&gt;&quot;&quot;;[.B65];IF([.B64]&lt;&gt;&quot;&quot;;[.B64];[.B63]))" office:value-type="float" office:value="5034" calcext:value-type="float">
            <text:p>5034</text:p>
          </table:table-cell>
          <table:table-cell table:formula="of:=IF([.C65]&lt;&gt;&quot;&quot;;[.C65];IF([.C64]&lt;&gt;&quot;&quot;;[.C64];[.C63]))" office:value-type="float" office:value="6830.73" calcext:value-type="float">
            <text:p>6830.73</text:p>
          </table:table-cell>
          <table:table-cell table:formula="of:=IF([.D65]&lt;&gt;&quot;&quot;;[.D65];IF([.D64]&lt;&gt;&quot;&quot;;[.D64];[.D63]))" office:value-type="float" office:value="3402" calcext:value-type="float">
            <text:p>3402</text:p>
          </table:table-cell>
          <table:table-cell table:formula="of:=IF([.E65]&lt;&gt;&quot;&quot;;[.E65];IF([.E64]&lt;&gt;&quot;&quot;;[.E64];[.E63]))" office:value-type="float" office:value="0" calcext:value-type="float">
            <text:p>0</text:p>
          </table:table-cell>
          <table:table-cell table:formula="of:=IF([.F65]&lt;&gt;&quot;&quot;;[.F65];IF([.F64]&lt;&gt;&quot;&quot;;[.F64];[.F63]))" office:value-type="float" office:value="1727" calcext:value-type="float">
            <text:p>1727</text:p>
          </table:table-cell>
          <table:table-cell table:number-columns-repeated="995"/>
        </table:table-row>
        <table:table-row table:style-name="ro1">
          <table:table-cell office:value-type="date" office:date-value="2022-08-23T13:15:00" calcext:value-type="date">
            <text:p>2022-08-23 13:15:00</text:p>
          </table:table-cell>
          <table:table-cell table:number-columns-repeated="4"/>
          <table:table-cell table:style-name="ce1" office:value-type="float" office:value="1719" calcext:value-type="float">
            <text:p>1719</text:p>
          </table:table-cell>
          <table:table-cell table:formula="of:=IF([.B66]&lt;&gt;&quot;&quot;;[.B66];IF([.B65]&lt;&gt;&quot;&quot;;[.B65];[.B64]))" office:value-type="float" office:value="5034" calcext:value-type="float">
            <text:p>5034</text:p>
          </table:table-cell>
          <table:table-cell table:formula="of:=IF([.C66]&lt;&gt;&quot;&quot;;[.C66];IF([.C65]&lt;&gt;&quot;&quot;;[.C65];[.C64]))" office:value-type="float" office:value="6830.73" calcext:value-type="float">
            <text:p>6830.73</text:p>
          </table:table-cell>
          <table:table-cell table:formula="of:=IF([.D66]&lt;&gt;&quot;&quot;;[.D66];IF([.D65]&lt;&gt;&quot;&quot;;[.D65];[.D64]))" office:value-type="float" office:value="3402" calcext:value-type="float">
            <text:p>3402</text:p>
          </table:table-cell>
          <table:table-cell table:formula="of:=IF([.E66]&lt;&gt;&quot;&quot;;[.E66];IF([.E65]&lt;&gt;&quot;&quot;;[.E65];[.E64]))" office:value-type="float" office:value="0" calcext:value-type="float">
            <text:p>0</text:p>
          </table:table-cell>
          <table:table-cell table:formula="of:=IF([.F66]&lt;&gt;&quot;&quot;;[.F66];IF([.F65]&lt;&gt;&quot;&quot;;[.F65];[.F64]))" office:value-type="float" office:value="1719" calcext:value-type="float">
            <text:p>1719</text:p>
          </table:table-cell>
          <table:table-cell table:number-columns-repeated="995"/>
        </table:table-row>
        <table:table-row table:style-name="ro1">
          <table:table-cell office:value-type="date" office:date-value="2022-08-23T13:16:00" calcext:value-type="date">
            <text:p>2022-08-23 13:16:00</text:p>
          </table:table-cell>
          <table:table-cell table:number-columns-repeated="4"/>
          <table:table-cell table:style-name="ce1" office:value-type="float" office:value="1711" calcext:value-type="float">
            <text:p>1711</text:p>
          </table:table-cell>
          <table:table-cell table:formula="of:=IF([.B67]&lt;&gt;&quot;&quot;;[.B67];IF([.B66]&lt;&gt;&quot;&quot;;[.B66];[.B65]))" office:value-type="float" office:value="5034" calcext:value-type="float">
            <text:p>5034</text:p>
          </table:table-cell>
          <table:table-cell table:formula="of:=IF([.C67]&lt;&gt;&quot;&quot;;[.C67];IF([.C66]&lt;&gt;&quot;&quot;;[.C66];[.C65]))" office:value-type="float" office:value="6830.73" calcext:value-type="float">
            <text:p>6830.73</text:p>
          </table:table-cell>
          <table:table-cell table:formula="of:=IF([.D67]&lt;&gt;&quot;&quot;;[.D67];IF([.D66]&lt;&gt;&quot;&quot;;[.D66];[.D65]))" office:value-type="float" office:value="3402" calcext:value-type="float">
            <text:p>3402</text:p>
          </table:table-cell>
          <table:table-cell table:formula="of:=IF([.E67]&lt;&gt;&quot;&quot;;[.E67];IF([.E66]&lt;&gt;&quot;&quot;;[.E66];[.E65]))" office:value-type="float" office:value="0" calcext:value-type="float">
            <text:p>0</text:p>
          </table:table-cell>
          <table:table-cell table:formula="of:=IF([.F67]&lt;&gt;&quot;&quot;;[.F67];IF([.F66]&lt;&gt;&quot;&quot;;[.F66];[.F65]))" office:value-type="float" office:value="1711" calcext:value-type="float">
            <text:p>1711</text:p>
          </table:table-cell>
          <table:table-cell table:number-columns-repeated="995"/>
        </table:table-row>
        <table:table-row table:style-name="ro1">
          <table:table-cell office:value-type="date" office:date-value="2022-08-23T13:16:01.506749" calcext:value-type="date">
            <text:p>2022-08-23 13:16:02</text:p>
          </table:table-cell>
          <table:table-cell office:value-type="float" office:value="4955" calcext:value-type="float">
            <text:p>4955</text:p>
          </table:table-cell>
          <table:table-cell office:value-type="float" office:value="6830.83" calcext:value-type="float">
            <text:p>6830.83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8]&lt;&gt;&quot;&quot;;[.B68];IF([.B67]&lt;&gt;&quot;&quot;;[.B67];[.B66]))" office:value-type="float" office:value="4955" calcext:value-type="float">
            <text:p>4955</text:p>
          </table:table-cell>
          <table:table-cell table:formula="of:=IF([.C68]&lt;&gt;&quot;&quot;;[.C68];IF([.C67]&lt;&gt;&quot;&quot;;[.C67];[.C66]))" office:value-type="float" office:value="6830.83" calcext:value-type="float">
            <text:p>6830.83</text:p>
          </table:table-cell>
          <table:table-cell table:formula="of:=IF([.D68]&lt;&gt;&quot;&quot;;[.D68];IF([.D67]&lt;&gt;&quot;&quot;;[.D67];[.D66]))" office:value-type="float" office:value="2974" calcext:value-type="float">
            <text:p>2974</text:p>
          </table:table-cell>
          <table:table-cell table:formula="of:=IF([.E68]&lt;&gt;&quot;&quot;;[.E68];IF([.E67]&lt;&gt;&quot;&quot;;[.E67];[.E66]))" office:value-type="float" office:value="0" calcext:value-type="float">
            <text:p>0</text:p>
          </table:table-cell>
          <table:table-cell table:formula="of:=IF([.F68]&lt;&gt;&quot;&quot;;[.F68];IF([.F67]&lt;&gt;&quot;&quot;;[.F67];[.F66]))" office:value-type="float" office:value="1711" calcext:value-type="float">
            <text:p>1711</text:p>
          </table:table-cell>
          <table:table-cell table:number-columns-repeated="995"/>
        </table:table-row>
        <table:table-row table:style-name="ro1">
          <table:table-cell office:value-type="date" office:date-value="2022-08-23T13:17:00.000001" calcext:value-type="date">
            <text:p>2022-08-23 13:17:00</text:p>
          </table:table-cell>
          <table:table-cell table:number-columns-repeated="4"/>
          <table:table-cell table:style-name="ce1" office:value-type="float" office:value="1773" calcext:value-type="float">
            <text:p>1773</text:p>
          </table:table-cell>
          <table:table-cell table:formula="of:=IF([.B69]&lt;&gt;&quot;&quot;;[.B69];IF([.B68]&lt;&gt;&quot;&quot;;[.B68];[.B67]))" office:value-type="float" office:value="4955" calcext:value-type="float">
            <text:p>4955</text:p>
          </table:table-cell>
          <table:table-cell table:formula="of:=IF([.C69]&lt;&gt;&quot;&quot;;[.C69];IF([.C68]&lt;&gt;&quot;&quot;;[.C68];[.C67]))" office:value-type="float" office:value="6830.83" calcext:value-type="float">
            <text:p>6830.83</text:p>
          </table:table-cell>
          <table:table-cell table:formula="of:=IF([.D69]&lt;&gt;&quot;&quot;;[.D69];IF([.D68]&lt;&gt;&quot;&quot;;[.D68];[.D67]))" office:value-type="float" office:value="2974" calcext:value-type="float">
            <text:p>2974</text:p>
          </table:table-cell>
          <table:table-cell table:formula="of:=IF([.E69]&lt;&gt;&quot;&quot;;[.E69];IF([.E68]&lt;&gt;&quot;&quot;;[.E68];[.E67]))" office:value-type="float" office:value="0" calcext:value-type="float">
            <text:p>0</text:p>
          </table:table-cell>
          <table:table-cell table:formula="of:=IF([.F69]&lt;&gt;&quot;&quot;;[.F69];IF([.F68]&lt;&gt;&quot;&quot;;[.F68];[.F67]))" office:value-type="float" office:value="1773" calcext:value-type="float">
            <text:p>1773</text:p>
          </table:table-cell>
          <table:table-cell table:number-columns-repeated="995"/>
        </table:table-row>
        <table:table-row table:style-name="ro1">
          <table:table-cell office:value-type="date" office:date-value="2022-08-23T13:17:09.585036" calcext:value-type="date">
            <text:p>2022-08-23 13:17:10</text:p>
          </table:table-cell>
          <table:table-cell office:value-type="float" office:value="4862" calcext:value-type="float">
            <text:p>4862</text:p>
          </table:table-cell>
          <table:table-cell office:value-type="float" office:value="6830.92" calcext:value-type="float">
            <text:p>6830.92</text:p>
          </table:table-cell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70]&lt;&gt;&quot;&quot;;[.B70];IF([.B69]&lt;&gt;&quot;&quot;;[.B69];[.B68]))" office:value-type="float" office:value="4862" calcext:value-type="float">
            <text:p>4862</text:p>
          </table:table-cell>
          <table:table-cell table:formula="of:=IF([.C70]&lt;&gt;&quot;&quot;;[.C70];IF([.C69]&lt;&gt;&quot;&quot;;[.C69];[.C68]))" office:value-type="float" office:value="6830.92" calcext:value-type="float">
            <text:p>6830.92</text:p>
          </table:table-cell>
          <table:table-cell table:formula="of:=IF([.D70]&lt;&gt;&quot;&quot;;[.D70];IF([.D69]&lt;&gt;&quot;&quot;;[.D69];[.D68]))" office:value-type="float" office:value="2932" calcext:value-type="float">
            <text:p>2932</text:p>
          </table:table-cell>
          <table:table-cell table:formula="of:=IF([.E70]&lt;&gt;&quot;&quot;;[.E70];IF([.E69]&lt;&gt;&quot;&quot;;[.E69];[.E68]))" office:value-type="float" office:value="0" calcext:value-type="float">
            <text:p>0</text:p>
          </table:table-cell>
          <table:table-cell table:formula="of:=IF([.F70]&lt;&gt;&quot;&quot;;[.F70];IF([.F69]&lt;&gt;&quot;&quot;;[.F69];[.F68]))" office:value-type="float" office:value="1773" calcext:value-type="float">
            <text:p>1773</text:p>
          </table:table-cell>
          <table:table-cell table:number-columns-repeated="995"/>
        </table:table-row>
        <table:table-row table:style-name="ro1">
          <table:table-cell office:value-type="date" office:date-value="2022-08-23T13:18:00" calcext:value-type="date">
            <text:p>2022-08-23 13:18:00</text:p>
          </table:table-cell>
          <table:table-cell table:number-columns-repeated="4"/>
          <table:table-cell table:style-name="ce1" office:value-type="float" office:value="1844" calcext:value-type="float">
            <text:p>1844</text:p>
          </table:table-cell>
          <table:table-cell table:formula="of:=IF([.B71]&lt;&gt;&quot;&quot;;[.B71];IF([.B70]&lt;&gt;&quot;&quot;;[.B70];[.B69]))" office:value-type="float" office:value="4862" calcext:value-type="float">
            <text:p>4862</text:p>
          </table:table-cell>
          <table:table-cell table:formula="of:=IF([.C71]&lt;&gt;&quot;&quot;;[.C71];IF([.C70]&lt;&gt;&quot;&quot;;[.C70];[.C69]))" office:value-type="float" office:value="6830.92" calcext:value-type="float">
            <text:p>6830.92</text:p>
          </table:table-cell>
          <table:table-cell table:formula="of:=IF([.D71]&lt;&gt;&quot;&quot;;[.D71];IF([.D70]&lt;&gt;&quot;&quot;;[.D70];[.D69]))" office:value-type="float" office:value="2932" calcext:value-type="float">
            <text:p>2932</text:p>
          </table:table-cell>
          <table:table-cell table:formula="of:=IF([.E71]&lt;&gt;&quot;&quot;;[.E71];IF([.E70]&lt;&gt;&quot;&quot;;[.E70];[.E69]))" office:value-type="float" office:value="0" calcext:value-type="float">
            <text:p>0</text:p>
          </table:table-cell>
          <table:table-cell table:formula="of:=IF([.F71]&lt;&gt;&quot;&quot;;[.F71];IF([.F70]&lt;&gt;&quot;&quot;;[.F70];[.F69]))" office:value-type="float" office:value="1844" calcext:value-type="float">
            <text:p>1844</text:p>
          </table:table-cell>
          <table:table-cell table:number-columns-repeated="995"/>
        </table:table-row>
        <table:table-row table:style-name="ro1">
          <table:table-cell office:value-type="date" office:date-value="2022-08-23T13:18:18.518512" calcext:value-type="date">
            <text:p>2022-08-23 13:18:19</text:p>
          </table:table-cell>
          <table:table-cell office:value-type="float" office:value="5175" calcext:value-type="float">
            <text:p>5175</text:p>
          </table:table-cell>
          <table:table-cell office:value-type="float" office:value="6831.02" calcext:value-type="float">
            <text:p>6831.02</text:p>
          </table:table-cell>
          <table:table-cell office:value-type="float" office:value="5940" calcext:value-type="float">
            <text:p>594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72]&lt;&gt;&quot;&quot;;[.B72];IF([.B71]&lt;&gt;&quot;&quot;;[.B71];[.B70]))" office:value-type="float" office:value="5175" calcext:value-type="float">
            <text:p>5175</text:p>
          </table:table-cell>
          <table:table-cell table:formula="of:=IF([.C72]&lt;&gt;&quot;&quot;;[.C72];IF([.C71]&lt;&gt;&quot;&quot;;[.C71];[.C70]))" office:value-type="float" office:value="6831.02" calcext:value-type="float">
            <text:p>6831.02</text:p>
          </table:table-cell>
          <table:table-cell table:formula="of:=IF([.D72]&lt;&gt;&quot;&quot;;[.D72];IF([.D71]&lt;&gt;&quot;&quot;;[.D71];[.D70]))" office:value-type="float" office:value="5940" calcext:value-type="float">
            <text:p>5940</text:p>
          </table:table-cell>
          <table:table-cell table:formula="of:=IF([.E72]&lt;&gt;&quot;&quot;;[.E72];IF([.E71]&lt;&gt;&quot;&quot;;[.E71];[.E70]))" office:value-type="float" office:value="0" calcext:value-type="float">
            <text:p>0</text:p>
          </table:table-cell>
          <table:table-cell table:formula="of:=IF([.F72]&lt;&gt;&quot;&quot;;[.F72];IF([.F71]&lt;&gt;&quot;&quot;;[.F71];[.F70]))" office:value-type="float" office:value="1844" calcext:value-type="float">
            <text:p>1844</text:p>
          </table:table-cell>
          <table:table-cell table:number-columns-repeated="995"/>
        </table:table-row>
        <table:table-row table:style-name="ro1">
          <table:table-cell office:value-type="date" office:date-value="2022-08-23T13:19:00" calcext:value-type="date">
            <text:p>2022-08-23 13:19:00</text:p>
          </table:table-cell>
          <table:table-cell table:number-columns-repeated="4"/>
          <table:table-cell table:style-name="ce1" office:value-type="float" office:value="1865" calcext:value-type="float">
            <text:p>1865</text:p>
          </table:table-cell>
          <table:table-cell table:formula="of:=IF([.B73]&lt;&gt;&quot;&quot;;[.B73];IF([.B72]&lt;&gt;&quot;&quot;;[.B72];[.B71]))" office:value-type="float" office:value="5175" calcext:value-type="float">
            <text:p>5175</text:p>
          </table:table-cell>
          <table:table-cell table:formula="of:=IF([.C73]&lt;&gt;&quot;&quot;;[.C73];IF([.C72]&lt;&gt;&quot;&quot;;[.C72];[.C71]))" office:value-type="float" office:value="6831.02" calcext:value-type="float">
            <text:p>6831.02</text:p>
          </table:table-cell>
          <table:table-cell table:formula="of:=IF([.D73]&lt;&gt;&quot;&quot;;[.D73];IF([.D72]&lt;&gt;&quot;&quot;;[.D72];[.D71]))" office:value-type="float" office:value="5940" calcext:value-type="float">
            <text:p>5940</text:p>
          </table:table-cell>
          <table:table-cell table:formula="of:=IF([.E73]&lt;&gt;&quot;&quot;;[.E73];IF([.E72]&lt;&gt;&quot;&quot;;[.E72];[.E71]))" office:value-type="float" office:value="0" calcext:value-type="float">
            <text:p>0</text:p>
          </table:table-cell>
          <table:table-cell table:formula="of:=IF([.F73]&lt;&gt;&quot;&quot;;[.F73];IF([.F72]&lt;&gt;&quot;&quot;;[.F72];[.F71]))" office:value-type="float" office:value="1865" calcext:value-type="float">
            <text:p>1865</text:p>
          </table:table-cell>
          <table:table-cell table:number-columns-repeated="995"/>
        </table:table-row>
        <table:table-row table:style-name="ro1">
          <table:table-cell office:value-type="date" office:date-value="2022-08-23T13:19:27.701979" calcext:value-type="date">
            <text:p>2022-08-23 13:19:28</text:p>
          </table:table-cell>
          <table:table-cell office:value-type="float" office:value="5207" calcext:value-type="float">
            <text:p>5207</text:p>
          </table:table-cell>
          <table:table-cell office:value-type="float" office:value="6831.12" calcext:value-type="float">
            <text:p>6831.12</text:p>
          </table:table-cell>
          <table:table-cell office:value-type="float" office:value="6036" calcext:value-type="float">
            <text:p>60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74]&lt;&gt;&quot;&quot;;[.B74];IF([.B73]&lt;&gt;&quot;&quot;;[.B73];[.B72]))" office:value-type="float" office:value="5207" calcext:value-type="float">
            <text:p>5207</text:p>
          </table:table-cell>
          <table:table-cell table:formula="of:=IF([.C74]&lt;&gt;&quot;&quot;;[.C74];IF([.C73]&lt;&gt;&quot;&quot;;[.C73];[.C72]))" office:value-type="float" office:value="6831.12" calcext:value-type="float">
            <text:p>6831.12</text:p>
          </table:table-cell>
          <table:table-cell table:formula="of:=IF([.D74]&lt;&gt;&quot;&quot;;[.D74];IF([.D73]&lt;&gt;&quot;&quot;;[.D73];[.D72]))" office:value-type="float" office:value="6036" calcext:value-type="float">
            <text:p>6036</text:p>
          </table:table-cell>
          <table:table-cell table:formula="of:=IF([.E74]&lt;&gt;&quot;&quot;;[.E74];IF([.E73]&lt;&gt;&quot;&quot;;[.E73];[.E72]))" office:value-type="float" office:value="0" calcext:value-type="float">
            <text:p>0</text:p>
          </table:table-cell>
          <table:table-cell table:formula="of:=IF([.F74]&lt;&gt;&quot;&quot;;[.F74];IF([.F73]&lt;&gt;&quot;&quot;;[.F73];[.F72]))" office:value-type="float" office:value="1865" calcext:value-type="float">
            <text:p>1865</text:p>
          </table:table-cell>
          <table:table-cell table:number-columns-repeated="995"/>
        </table:table-row>
        <table:table-row table:style-name="ro1">
          <table:table-cell office:value-type="date" office:date-value="2022-08-23T13:20:00" calcext:value-type="date">
            <text:p>2022-08-23 13:20:00</text:p>
          </table:table-cell>
          <table:table-cell table:number-columns-repeated="4"/>
          <table:table-cell table:style-name="ce1" office:value-type="float" office:value="1882" calcext:value-type="float">
            <text:p>1882</text:p>
          </table:table-cell>
          <table:table-cell table:formula="of:=IF([.B75]&lt;&gt;&quot;&quot;;[.B75];IF([.B74]&lt;&gt;&quot;&quot;;[.B74];[.B73]))" office:value-type="float" office:value="5207" calcext:value-type="float">
            <text:p>5207</text:p>
          </table:table-cell>
          <table:table-cell table:formula="of:=IF([.C75]&lt;&gt;&quot;&quot;;[.C75];IF([.C74]&lt;&gt;&quot;&quot;;[.C74];[.C73]))" office:value-type="float" office:value="6831.12" calcext:value-type="float">
            <text:p>6831.12</text:p>
          </table:table-cell>
          <table:table-cell table:formula="of:=IF([.D75]&lt;&gt;&quot;&quot;;[.D75];IF([.D74]&lt;&gt;&quot;&quot;;[.D74];[.D73]))" office:value-type="float" office:value="6036" calcext:value-type="float">
            <text:p>6036</text:p>
          </table:table-cell>
          <table:table-cell table:formula="of:=IF([.E75]&lt;&gt;&quot;&quot;;[.E75];IF([.E74]&lt;&gt;&quot;&quot;;[.E74];[.E73]))" office:value-type="float" office:value="0" calcext:value-type="float">
            <text:p>0</text:p>
          </table:table-cell>
          <table:table-cell table:formula="of:=IF([.F75]&lt;&gt;&quot;&quot;;[.F75];IF([.F74]&lt;&gt;&quot;&quot;;[.F74];[.F73]))" office:value-type="float" office:value="1882" calcext:value-type="float">
            <text:p>1882</text:p>
          </table:table-cell>
          <table:table-cell table:number-columns-repeated="995"/>
        </table:table-row>
        <table:table-row table:style-name="ro1">
          <table:table-cell office:value-type="date" office:date-value="2022-08-23T13:20:38.68099" calcext:value-type="date">
            <text:p>2022-08-23 13:20:39</text:p>
          </table:table-cell>
          <table:table-cell office:value-type="float" office:value="5073" calcext:value-type="float">
            <text:p>5073</text:p>
          </table:table-cell>
          <table:table-cell office:value-type="float" office:value="6831.22" calcext:value-type="float">
            <text:p>6831.22</text:p>
          </table:table-cell>
          <table:table-cell office:value-type="float" office:value="6024" calcext:value-type="float">
            <text:p>602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76]&lt;&gt;&quot;&quot;;[.B76];IF([.B75]&lt;&gt;&quot;&quot;;[.B75];[.B74]))" office:value-type="float" office:value="5073" calcext:value-type="float">
            <text:p>5073</text:p>
          </table:table-cell>
          <table:table-cell table:formula="of:=IF([.C76]&lt;&gt;&quot;&quot;;[.C76];IF([.C75]&lt;&gt;&quot;&quot;;[.C75];[.C74]))" office:value-type="float" office:value="6831.22" calcext:value-type="float">
            <text:p>6831.22</text:p>
          </table:table-cell>
          <table:table-cell table:formula="of:=IF([.D76]&lt;&gt;&quot;&quot;;[.D76];IF([.D75]&lt;&gt;&quot;&quot;;[.D75];[.D74]))" office:value-type="float" office:value="6024" calcext:value-type="float">
            <text:p>6024</text:p>
          </table:table-cell>
          <table:table-cell table:formula="of:=IF([.E76]&lt;&gt;&quot;&quot;;[.E76];IF([.E75]&lt;&gt;&quot;&quot;;[.E75];[.E74]))" office:value-type="float" office:value="0" calcext:value-type="float">
            <text:p>0</text:p>
          </table:table-cell>
          <table:table-cell table:formula="of:=IF([.F76]&lt;&gt;&quot;&quot;;[.F76];IF([.F75]&lt;&gt;&quot;&quot;;[.F75];[.F74]))" office:value-type="float" office:value="1882" calcext:value-type="float">
            <text:p>1882</text:p>
          </table:table-cell>
          <table:table-cell table:number-columns-repeated="995"/>
        </table:table-row>
        <table:table-row table:style-name="ro1">
          <table:table-cell office:value-type="date" office:date-value="2022-08-23T13:21:00" calcext:value-type="date">
            <text:p>2022-08-23 13:21:00</text:p>
          </table:table-cell>
          <table:table-cell table:number-columns-repeated="4"/>
          <table:table-cell table:style-name="ce1" office:value-type="float" office:value="1878" calcext:value-type="float">
            <text:p>1878</text:p>
          </table:table-cell>
          <table:table-cell table:formula="of:=IF([.B77]&lt;&gt;&quot;&quot;;[.B77];IF([.B76]&lt;&gt;&quot;&quot;;[.B76];[.B75]))" office:value-type="float" office:value="5073" calcext:value-type="float">
            <text:p>5073</text:p>
          </table:table-cell>
          <table:table-cell table:formula="of:=IF([.C77]&lt;&gt;&quot;&quot;;[.C77];IF([.C76]&lt;&gt;&quot;&quot;;[.C76];[.C75]))" office:value-type="float" office:value="6831.22" calcext:value-type="float">
            <text:p>6831.22</text:p>
          </table:table-cell>
          <table:table-cell table:formula="of:=IF([.D77]&lt;&gt;&quot;&quot;;[.D77];IF([.D76]&lt;&gt;&quot;&quot;;[.D76];[.D75]))" office:value-type="float" office:value="6024" calcext:value-type="float">
            <text:p>6024</text:p>
          </table:table-cell>
          <table:table-cell table:formula="of:=IF([.E77]&lt;&gt;&quot;&quot;;[.E77];IF([.E76]&lt;&gt;&quot;&quot;;[.E76];[.E75]))" office:value-type="float" office:value="0" calcext:value-type="float">
            <text:p>0</text:p>
          </table:table-cell>
          <table:table-cell table:formula="of:=IF([.F77]&lt;&gt;&quot;&quot;;[.F77];IF([.F76]&lt;&gt;&quot;&quot;;[.F76];[.F75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3:21:47.567511" calcext:value-type="date">
            <text:p>2022-08-23 13:21:48</text:p>
          </table:table-cell>
          <table:table-cell office:value-type="float" office:value="5188" calcext:value-type="float">
            <text:p>5188</text:p>
          </table:table-cell>
          <table:table-cell office:value-type="float" office:value="6831.32" calcext:value-type="float">
            <text:p>6831.32</text:p>
          </table:table-cell>
          <table:table-cell office:value-type="float" office:value="5793" calcext:value-type="float">
            <text:p>579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78]&lt;&gt;&quot;&quot;;[.B78];IF([.B77]&lt;&gt;&quot;&quot;;[.B77];[.B76]))" office:value-type="float" office:value="5188" calcext:value-type="float">
            <text:p>5188</text:p>
          </table:table-cell>
          <table:table-cell table:formula="of:=IF([.C78]&lt;&gt;&quot;&quot;;[.C78];IF([.C77]&lt;&gt;&quot;&quot;;[.C77];[.C76]))" office:value-type="float" office:value="6831.32" calcext:value-type="float">
            <text:p>6831.32</text:p>
          </table:table-cell>
          <table:table-cell table:formula="of:=IF([.D78]&lt;&gt;&quot;&quot;;[.D78];IF([.D77]&lt;&gt;&quot;&quot;;[.D77];[.D76]))" office:value-type="float" office:value="5793" calcext:value-type="float">
            <text:p>5793</text:p>
          </table:table-cell>
          <table:table-cell table:formula="of:=IF([.E78]&lt;&gt;&quot;&quot;;[.E78];IF([.E77]&lt;&gt;&quot;&quot;;[.E77];[.E76]))" office:value-type="float" office:value="0" calcext:value-type="float">
            <text:p>0</text:p>
          </table:table-cell>
          <table:table-cell table:formula="of:=IF([.F78]&lt;&gt;&quot;&quot;;[.F78];IF([.F77]&lt;&gt;&quot;&quot;;[.F77];[.F76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3:22:00" calcext:value-type="date">
            <text:p>2022-08-23 13:22:00</text:p>
          </table:table-cell>
          <table:table-cell table:number-columns-repeated="4"/>
          <table:table-cell table:style-name="ce1" office:value-type="float" office:value="1848" calcext:value-type="float">
            <text:p>1848</text:p>
          </table:table-cell>
          <table:table-cell table:formula="of:=IF([.B79]&lt;&gt;&quot;&quot;;[.B79];IF([.B78]&lt;&gt;&quot;&quot;;[.B78];[.B77]))" office:value-type="float" office:value="5188" calcext:value-type="float">
            <text:p>5188</text:p>
          </table:table-cell>
          <table:table-cell table:formula="of:=IF([.C79]&lt;&gt;&quot;&quot;;[.C79];IF([.C78]&lt;&gt;&quot;&quot;;[.C78];[.C77]))" office:value-type="float" office:value="6831.32" calcext:value-type="float">
            <text:p>6831.32</text:p>
          </table:table-cell>
          <table:table-cell table:formula="of:=IF([.D79]&lt;&gt;&quot;&quot;;[.D79];IF([.D78]&lt;&gt;&quot;&quot;;[.D78];[.D77]))" office:value-type="float" office:value="5793" calcext:value-type="float">
            <text:p>5793</text:p>
          </table:table-cell>
          <table:table-cell table:formula="of:=IF([.E79]&lt;&gt;&quot;&quot;;[.E79];IF([.E78]&lt;&gt;&quot;&quot;;[.E78];[.E77]))" office:value-type="float" office:value="0" calcext:value-type="float">
            <text:p>0</text:p>
          </table:table-cell>
          <table:table-cell table:formula="of:=IF([.F79]&lt;&gt;&quot;&quot;;[.F79];IF([.F78]&lt;&gt;&quot;&quot;;[.F78];[.F77]))" office:value-type="float" office:value="1848" calcext:value-type="float">
            <text:p>1848</text:p>
          </table:table-cell>
          <table:table-cell table:number-columns-repeated="995"/>
        </table:table-row>
        <table:table-row table:style-name="ro1">
          <table:table-cell office:value-type="date" office:date-value="2022-08-23T13:22:56.349805" calcext:value-type="date">
            <text:p>2022-08-23 13:22:56</text:p>
          </table:table-cell>
          <table:table-cell office:value-type="float" office:value="5159" calcext:value-type="float">
            <text:p>5159</text:p>
          </table:table-cell>
          <table:table-cell office:value-type="float" office:value="6831.42" calcext:value-type="float">
            <text:p>6831.42</text:p>
          </table:table-cell>
          <table:table-cell office:value-type="float" office:value="5772" calcext:value-type="float">
            <text:p>577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80]&lt;&gt;&quot;&quot;;[.B80];IF([.B79]&lt;&gt;&quot;&quot;;[.B79];[.B78]))" office:value-type="float" office:value="5159" calcext:value-type="float">
            <text:p>5159</text:p>
          </table:table-cell>
          <table:table-cell table:formula="of:=IF([.C80]&lt;&gt;&quot;&quot;;[.C80];IF([.C79]&lt;&gt;&quot;&quot;;[.C79];[.C78]))" office:value-type="float" office:value="6831.42" calcext:value-type="float">
            <text:p>6831.42</text:p>
          </table:table-cell>
          <table:table-cell table:formula="of:=IF([.D80]&lt;&gt;&quot;&quot;;[.D80];IF([.D79]&lt;&gt;&quot;&quot;;[.D79];[.D78]))" office:value-type="float" office:value="5772" calcext:value-type="float">
            <text:p>5772</text:p>
          </table:table-cell>
          <table:table-cell table:formula="of:=IF([.E80]&lt;&gt;&quot;&quot;;[.E80];IF([.E79]&lt;&gt;&quot;&quot;;[.E79];[.E78]))" office:value-type="float" office:value="0" calcext:value-type="float">
            <text:p>0</text:p>
          </table:table-cell>
          <table:table-cell table:formula="of:=IF([.F80]&lt;&gt;&quot;&quot;;[.F80];IF([.F79]&lt;&gt;&quot;&quot;;[.F79];[.F78]))" office:value-type="float" office:value="1848" calcext:value-type="float">
            <text:p>1848</text:p>
          </table:table-cell>
          <table:table-cell table:number-columns-repeated="995"/>
        </table:table-row>
        <table:table-row table:style-name="ro1">
          <table:table-cell office:value-type="date" office:date-value="2022-08-23T13:23:00.000001" calcext:value-type="date">
            <text:p>2022-08-23 13:23:00</text:p>
          </table:table-cell>
          <table:table-cell table:number-columns-repeated="4"/>
          <table:table-cell table:style-name="ce1" office:value-type="float" office:value="1880" calcext:value-type="float">
            <text:p>1880</text:p>
          </table:table-cell>
          <table:table-cell table:formula="of:=IF([.B81]&lt;&gt;&quot;&quot;;[.B81];IF([.B80]&lt;&gt;&quot;&quot;;[.B80];[.B79]))" office:value-type="float" office:value="5159" calcext:value-type="float">
            <text:p>5159</text:p>
          </table:table-cell>
          <table:table-cell table:formula="of:=IF([.C81]&lt;&gt;&quot;&quot;;[.C81];IF([.C80]&lt;&gt;&quot;&quot;;[.C80];[.C79]))" office:value-type="float" office:value="6831.42" calcext:value-type="float">
            <text:p>6831.42</text:p>
          </table:table-cell>
          <table:table-cell table:formula="of:=IF([.D81]&lt;&gt;&quot;&quot;;[.D81];IF([.D80]&lt;&gt;&quot;&quot;;[.D80];[.D79]))" office:value-type="float" office:value="5772" calcext:value-type="float">
            <text:p>5772</text:p>
          </table:table-cell>
          <table:table-cell table:formula="of:=IF([.E81]&lt;&gt;&quot;&quot;;[.E81];IF([.E80]&lt;&gt;&quot;&quot;;[.E80];[.E79]))" office:value-type="float" office:value="0" calcext:value-type="float">
            <text:p>0</text:p>
          </table:table-cell>
          <table:table-cell table:formula="of:=IF([.F81]&lt;&gt;&quot;&quot;;[.F81];IF([.F80]&lt;&gt;&quot;&quot;;[.F80];[.F79]))" office:value-type="float" office:value="1880" calcext:value-type="float">
            <text:p>1880</text:p>
          </table:table-cell>
          <table:table-cell table:number-columns-repeated="995"/>
        </table:table-row>
        <table:table-row table:style-name="ro1">
          <table:table-cell office:value-type="date" office:date-value="2022-08-23T13:24:00" calcext:value-type="date">
            <text:p>2022-08-23 13:24:00</text:p>
          </table:table-cell>
          <table:table-cell table:number-columns-repeated="4"/>
          <table:table-cell table:style-name="ce1" office:value-type="float" office:value="1908" calcext:value-type="float">
            <text:p>1908</text:p>
          </table:table-cell>
          <table:table-cell table:formula="of:=IF([.B82]&lt;&gt;&quot;&quot;;[.B82];IF([.B81]&lt;&gt;&quot;&quot;;[.B81];[.B80]))" office:value-type="float" office:value="5159" calcext:value-type="float">
            <text:p>5159</text:p>
          </table:table-cell>
          <table:table-cell table:formula="of:=IF([.C82]&lt;&gt;&quot;&quot;;[.C82];IF([.C81]&lt;&gt;&quot;&quot;;[.C81];[.C80]))" office:value-type="float" office:value="6831.42" calcext:value-type="float">
            <text:p>6831.42</text:p>
          </table:table-cell>
          <table:table-cell table:formula="of:=IF([.D82]&lt;&gt;&quot;&quot;;[.D82];IF([.D81]&lt;&gt;&quot;&quot;;[.D81];[.D80]))" office:value-type="float" office:value="5772" calcext:value-type="float">
            <text:p>5772</text:p>
          </table:table-cell>
          <table:table-cell table:formula="of:=IF([.E82]&lt;&gt;&quot;&quot;;[.E82];IF([.E81]&lt;&gt;&quot;&quot;;[.E81];[.E80]))" office:value-type="float" office:value="0" calcext:value-type="float">
            <text:p>0</text:p>
          </table:table-cell>
          <table:table-cell table:formula="of:=IF([.F82]&lt;&gt;&quot;&quot;;[.F82];IF([.F81]&lt;&gt;&quot;&quot;;[.F81];[.F80]))" office:value-type="float" office:value="1908" calcext:value-type="float">
            <text:p>1908</text:p>
          </table:table-cell>
          <table:table-cell table:number-columns-repeated="995"/>
        </table:table-row>
        <table:table-row table:style-name="ro1">
          <table:table-cell office:value-type="date" office:date-value="2022-08-23T13:24:05.133264" calcext:value-type="date">
            <text:p>2022-08-23 13:24:05</text:p>
          </table:table-cell>
          <table:table-cell office:value-type="float" office:value="5268" calcext:value-type="float">
            <text:p>5268</text:p>
          </table:table-cell>
          <table:table-cell office:value-type="float" office:value="6831.52" calcext:value-type="float">
            <text:p>6831.52</text:p>
          </table:table-cell>
          <table:table-cell office:value-type="float" office:value="6271" calcext:value-type="float">
            <text:p>627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83]&lt;&gt;&quot;&quot;;[.B83];IF([.B82]&lt;&gt;&quot;&quot;;[.B82];[.B81]))" office:value-type="float" office:value="5268" calcext:value-type="float">
            <text:p>5268</text:p>
          </table:table-cell>
          <table:table-cell table:formula="of:=IF([.C83]&lt;&gt;&quot;&quot;;[.C83];IF([.C82]&lt;&gt;&quot;&quot;;[.C82];[.C81]))" office:value-type="float" office:value="6831.52" calcext:value-type="float">
            <text:p>6831.52</text:p>
          </table:table-cell>
          <table:table-cell table:formula="of:=IF([.D83]&lt;&gt;&quot;&quot;;[.D83];IF([.D82]&lt;&gt;&quot;&quot;;[.D82];[.D81]))" office:value-type="float" office:value="6271" calcext:value-type="float">
            <text:p>6271</text:p>
          </table:table-cell>
          <table:table-cell table:formula="of:=IF([.E83]&lt;&gt;&quot;&quot;;[.E83];IF([.E82]&lt;&gt;&quot;&quot;;[.E82];[.E81]))" office:value-type="float" office:value="0" calcext:value-type="float">
            <text:p>0</text:p>
          </table:table-cell>
          <table:table-cell table:formula="of:=IF([.F83]&lt;&gt;&quot;&quot;;[.F83];IF([.F82]&lt;&gt;&quot;&quot;;[.F82];[.F81]))" office:value-type="float" office:value="1908" calcext:value-type="float">
            <text:p>1908</text:p>
          </table:table-cell>
          <table:table-cell table:number-columns-repeated="995"/>
        </table:table-row>
        <table:table-row table:style-name="ro1">
          <table:table-cell office:value-type="date" office:date-value="2022-08-23T13:25:00" calcext:value-type="date">
            <text:p>2022-08-23 13:25:00</text:p>
          </table:table-cell>
          <table:table-cell table:number-columns-repeated="4"/>
          <table:table-cell table:style-name="ce1" office:value-type="float" office:value="1958" calcext:value-type="float">
            <text:p>1958</text:p>
          </table:table-cell>
          <table:table-cell table:formula="of:=IF([.B84]&lt;&gt;&quot;&quot;;[.B84];IF([.B83]&lt;&gt;&quot;&quot;;[.B83];[.B82]))" office:value-type="float" office:value="5268" calcext:value-type="float">
            <text:p>5268</text:p>
          </table:table-cell>
          <table:table-cell table:formula="of:=IF([.C84]&lt;&gt;&quot;&quot;;[.C84];IF([.C83]&lt;&gt;&quot;&quot;;[.C83];[.C82]))" office:value-type="float" office:value="6831.52" calcext:value-type="float">
            <text:p>6831.52</text:p>
          </table:table-cell>
          <table:table-cell table:formula="of:=IF([.D84]&lt;&gt;&quot;&quot;;[.D84];IF([.D83]&lt;&gt;&quot;&quot;;[.D83];[.D82]))" office:value-type="float" office:value="6271" calcext:value-type="float">
            <text:p>6271</text:p>
          </table:table-cell>
          <table:table-cell table:formula="of:=IF([.E84]&lt;&gt;&quot;&quot;;[.E84];IF([.E83]&lt;&gt;&quot;&quot;;[.E83];[.E82]))" office:value-type="float" office:value="0" calcext:value-type="float">
            <text:p>0</text:p>
          </table:table-cell>
          <table:table-cell table:formula="of:=IF([.F84]&lt;&gt;&quot;&quot;;[.F84];IF([.F83]&lt;&gt;&quot;&quot;;[.F83];[.F82]))" office:value-type="float" office:value="1958" calcext:value-type="float">
            <text:p>1958</text:p>
          </table:table-cell>
          <table:table-cell table:number-columns-repeated="995"/>
        </table:table-row>
        <table:table-row table:style-name="ro1">
          <table:table-cell office:value-type="date" office:date-value="2022-08-23T13:25:12.812753" calcext:value-type="date">
            <text:p>2022-08-23 13:25:13</text:p>
          </table:table-cell>
          <table:table-cell office:value-type="float" office:value="5583" calcext:value-type="float">
            <text:p>5583</text:p>
          </table:table-cell>
          <table:table-cell office:value-type="float" office:value="6831.62" calcext:value-type="float">
            <text:p>6831.62</text:p>
          </table:table-cell>
          <table:table-cell office:value-type="float" office:value="6562" calcext:value-type="float">
            <text:p>656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85]&lt;&gt;&quot;&quot;;[.B85];IF([.B84]&lt;&gt;&quot;&quot;;[.B84];[.B83]))" office:value-type="float" office:value="5583" calcext:value-type="float">
            <text:p>5583</text:p>
          </table:table-cell>
          <table:table-cell table:formula="of:=IF([.C85]&lt;&gt;&quot;&quot;;[.C85];IF([.C84]&lt;&gt;&quot;&quot;;[.C84];[.C83]))" office:value-type="float" office:value="6831.62" calcext:value-type="float">
            <text:p>6831.62</text:p>
          </table:table-cell>
          <table:table-cell table:formula="of:=IF([.D85]&lt;&gt;&quot;&quot;;[.D85];IF([.D84]&lt;&gt;&quot;&quot;;[.D84];[.D83]))" office:value-type="float" office:value="6562" calcext:value-type="float">
            <text:p>6562</text:p>
          </table:table-cell>
          <table:table-cell table:formula="of:=IF([.E85]&lt;&gt;&quot;&quot;;[.E85];IF([.E84]&lt;&gt;&quot;&quot;;[.E84];[.E83]))" office:value-type="float" office:value="0" calcext:value-type="float">
            <text:p>0</text:p>
          </table:table-cell>
          <table:table-cell table:formula="of:=IF([.F85]&lt;&gt;&quot;&quot;;[.F85];IF([.F84]&lt;&gt;&quot;&quot;;[.F84];[.F83]))" office:value-type="float" office:value="1958" calcext:value-type="float">
            <text:p>1958</text:p>
          </table:table-cell>
          <table:table-cell table:number-columns-repeated="995"/>
        </table:table-row>
        <table:table-row table:style-name="ro1">
          <table:table-cell office:value-type="date" office:date-value="2022-08-23T13:26:00" calcext:value-type="date">
            <text:p>2022-08-23 13:2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6]&lt;&gt;&quot;&quot;;[.B86];IF([.B85]&lt;&gt;&quot;&quot;;[.B85];[.B84]))" office:value-type="float" office:value="5583" calcext:value-type="float">
            <text:p>5583</text:p>
          </table:table-cell>
          <table:table-cell table:formula="of:=IF([.C86]&lt;&gt;&quot;&quot;;[.C86];IF([.C85]&lt;&gt;&quot;&quot;;[.C85];[.C84]))" office:value-type="float" office:value="6831.62" calcext:value-type="float">
            <text:p>6831.62</text:p>
          </table:table-cell>
          <table:table-cell table:formula="of:=IF([.D86]&lt;&gt;&quot;&quot;;[.D86];IF([.D85]&lt;&gt;&quot;&quot;;[.D85];[.D84]))" office:value-type="float" office:value="6562" calcext:value-type="float">
            <text:p>6562</text:p>
          </table:table-cell>
          <table:table-cell table:formula="of:=IF([.E86]&lt;&gt;&quot;&quot;;[.E86];IF([.E85]&lt;&gt;&quot;&quot;;[.E85];[.E84]))" office:value-type="float" office:value="0" calcext:value-type="float">
            <text:p>0</text:p>
          </table:table-cell>
          <table:table-cell table:formula="of:=IF([.F86]&lt;&gt;&quot;&quot;;[.F86];IF([.F85]&lt;&gt;&quot;&quot;;[.F85];[.F8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3:27:00" calcext:value-type="date">
            <text:p>2022-08-23 13:27:00</text:p>
          </table:table-cell>
          <table:table-cell table:number-columns-repeated="4"/>
          <table:table-cell table:style-name="ce1" office:value-type="float" office:value="1991" calcext:value-type="float">
            <text:p>1991</text:p>
          </table:table-cell>
          <table:table-cell table:formula="of:=IF([.B87]&lt;&gt;&quot;&quot;;[.B87];IF([.B86]&lt;&gt;&quot;&quot;;[.B86];[.B85]))" office:value-type="float" office:value="5583" calcext:value-type="float">
            <text:p>5583</text:p>
          </table:table-cell>
          <table:table-cell table:formula="of:=IF([.C87]&lt;&gt;&quot;&quot;;[.C87];IF([.C86]&lt;&gt;&quot;&quot;;[.C86];[.C85]))" office:value-type="float" office:value="6831.62" calcext:value-type="float">
            <text:p>6831.62</text:p>
          </table:table-cell>
          <table:table-cell table:formula="of:=IF([.D87]&lt;&gt;&quot;&quot;;[.D87];IF([.D86]&lt;&gt;&quot;&quot;;[.D86];[.D85]))" office:value-type="float" office:value="6562" calcext:value-type="float">
            <text:p>6562</text:p>
          </table:table-cell>
          <table:table-cell table:formula="of:=IF([.E87]&lt;&gt;&quot;&quot;;[.E87];IF([.E86]&lt;&gt;&quot;&quot;;[.E86];[.E85]))" office:value-type="float" office:value="0" calcext:value-type="float">
            <text:p>0</text:p>
          </table:table-cell>
          <table:table-cell table:formula="of:=IF([.F87]&lt;&gt;&quot;&quot;;[.F87];IF([.F86]&lt;&gt;&quot;&quot;;[.F86];[.F85]))" office:value-type="float" office:value="1991" calcext:value-type="float">
            <text:p>1991</text:p>
          </table:table-cell>
          <table:table-cell table:number-columns-repeated="995"/>
        </table:table-row>
        <table:table-row table:style-name="ro1">
          <table:table-cell office:value-type="date" office:date-value="2022-08-23T13:28:00" calcext:value-type="date">
            <text:p>2022-08-23 13:28:00</text:p>
          </table:table-cell>
          <table:table-cell table:number-columns-repeated="4"/>
          <table:table-cell table:style-name="ce1" office:value-type="float" office:value="1971" calcext:value-type="float">
            <text:p>1971</text:p>
          </table:table-cell>
          <table:table-cell table:formula="of:=IF([.B88]&lt;&gt;&quot;&quot;;[.B88];IF([.B87]&lt;&gt;&quot;&quot;;[.B87];[.B86]))" office:value-type="float" office:value="0" calcext:value-type="float">
            <text:p>0</text:p>
          </table:table-cell>
          <table:table-cell table:formula="of:=IF([.C88]&lt;&gt;&quot;&quot;;[.C88];IF([.C87]&lt;&gt;&quot;&quot;;[.C87];[.C86]))" office:value-type="float" office:value="0" calcext:value-type="float">
            <text:p>0</text:p>
          </table:table-cell>
          <table:table-cell table:formula="of:=IF([.D88]&lt;&gt;&quot;&quot;;[.D88];IF([.D87]&lt;&gt;&quot;&quot;;[.D87];[.D86]))" office:value-type="float" office:value="0" calcext:value-type="float">
            <text:p>0</text:p>
          </table:table-cell>
          <table:table-cell table:formula="of:=IF([.E88]&lt;&gt;&quot;&quot;;[.E88];IF([.E87]&lt;&gt;&quot;&quot;;[.E87];[.E86]))" office:value-type="float" office:value="0" calcext:value-type="float">
            <text:p>0</text:p>
          </table:table-cell>
          <table:table-cell table:formula="of:=IF([.F88]&lt;&gt;&quot;&quot;;[.F88];IF([.F87]&lt;&gt;&quot;&quot;;[.F87];[.F86]))" office:value-type="float" office:value="1971" calcext:value-type="float">
            <text:p>1971</text:p>
          </table:table-cell>
          <table:table-cell table:number-columns-repeated="995"/>
        </table:table-row>
        <table:table-row table:style-name="ro1">
          <table:table-cell office:value-type="date" office:date-value="2022-08-23T13:29:00" calcext:value-type="date">
            <text:p>2022-08-23 13:29:00</text:p>
          </table:table-cell>
          <table:table-cell table:number-columns-repeated="4"/>
          <table:table-cell table:style-name="ce1" office:value-type="float" office:value="1956" calcext:value-type="float">
            <text:p>1956</text:p>
          </table:table-cell>
          <table:table-cell table:formula="of:=IF([.B89]&lt;&gt;&quot;&quot;;[.B89];IF([.B88]&lt;&gt;&quot;&quot;;[.B88];[.B87]))" office:value-type="float" office:value="0" calcext:value-type="float">
            <text:p>0</text:p>
          </table:table-cell>
          <table:table-cell table:formula="of:=IF([.C89]&lt;&gt;&quot;&quot;;[.C89];IF([.C88]&lt;&gt;&quot;&quot;;[.C88];[.C87]))" office:value-type="float" office:value="0" calcext:value-type="float">
            <text:p>0</text:p>
          </table:table-cell>
          <table:table-cell table:formula="of:=IF([.D89]&lt;&gt;&quot;&quot;;[.D89];IF([.D88]&lt;&gt;&quot;&quot;;[.D88];[.D87]))" office:value-type="float" office:value="0" calcext:value-type="float">
            <text:p>0</text:p>
          </table:table-cell>
          <table:table-cell table:formula="of:=IF([.E89]&lt;&gt;&quot;&quot;;[.E89];IF([.E88]&lt;&gt;&quot;&quot;;[.E88];[.E87]))" office:value-type="float" office:value="0" calcext:value-type="float">
            <text:p>0</text:p>
          </table:table-cell>
          <table:table-cell table:formula="of:=IF([.F89]&lt;&gt;&quot;&quot;;[.F89];IF([.F88]&lt;&gt;&quot;&quot;;[.F88];[.F87]))" office:value-type="float" office:value="1956" calcext:value-type="float">
            <text:p>1956</text:p>
          </table:table-cell>
          <table:table-cell table:number-columns-repeated="995"/>
        </table:table-row>
        <table:table-row table:style-name="ro1">
          <table:table-cell office:value-type="date" office:date-value="2022-08-23T13:29:20.703516" calcext:value-type="date">
            <text:p>2022-08-23 13:29:21</text:p>
          </table:table-cell>
          <table:table-cell office:value-type="float" office:value="5755" calcext:value-type="float">
            <text:p>5755</text:p>
          </table:table-cell>
          <table:table-cell office:value-type="float" office:value="5759" calcext:value-type="float">
            <text:p>5759</text:p>
          </table:table-cell>
          <table:table-cell office:value-type="float" office:value="6590" calcext:value-type="float">
            <text:p>659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90]&lt;&gt;&quot;&quot;;[.B90];IF([.B89]&lt;&gt;&quot;&quot;;[.B89];[.B88]))" office:value-type="float" office:value="5755" calcext:value-type="float">
            <text:p>5755</text:p>
          </table:table-cell>
          <table:table-cell table:formula="of:=IF([.C90]&lt;&gt;&quot;&quot;;[.C90];IF([.C89]&lt;&gt;&quot;&quot;;[.C89];[.C88]))" office:value-type="float" office:value="5759" calcext:value-type="float">
            <text:p>5759</text:p>
          </table:table-cell>
          <table:table-cell table:formula="of:=IF([.D90]&lt;&gt;&quot;&quot;;[.D90];IF([.D89]&lt;&gt;&quot;&quot;;[.D89];[.D88]))" office:value-type="float" office:value="6590" calcext:value-type="float">
            <text:p>6590</text:p>
          </table:table-cell>
          <table:table-cell table:formula="of:=IF([.E90]&lt;&gt;&quot;&quot;;[.E90];IF([.E89]&lt;&gt;&quot;&quot;;[.E89];[.E88]))" office:value-type="float" office:value="0" calcext:value-type="float">
            <text:p>0</text:p>
          </table:table-cell>
          <table:table-cell table:formula="of:=IF([.F90]&lt;&gt;&quot;&quot;;[.F90];IF([.F89]&lt;&gt;&quot;&quot;;[.F89];[.F88]))" office:value-type="float" office:value="1956" calcext:value-type="float">
            <text:p>1956</text:p>
          </table:table-cell>
          <table:table-cell table:number-columns-repeated="995"/>
        </table:table-row>
        <table:table-row table:style-name="ro1">
          <table:table-cell office:value-type="date" office:date-value="2022-08-23T13:30:00.000001" calcext:value-type="date">
            <text:p>2022-08-23 13:30:00</text:p>
          </table:table-cell>
          <table:table-cell table:number-columns-repeated="4"/>
          <table:table-cell table:style-name="ce1" office:value-type="float" office:value="1965" calcext:value-type="float">
            <text:p>1965</text:p>
          </table:table-cell>
          <table:table-cell table:formula="of:=IF([.B91]&lt;&gt;&quot;&quot;;[.B91];IF([.B90]&lt;&gt;&quot;&quot;;[.B90];[.B89]))" office:value-type="float" office:value="5755" calcext:value-type="float">
            <text:p>5755</text:p>
          </table:table-cell>
          <table:table-cell table:formula="of:=IF([.C91]&lt;&gt;&quot;&quot;;[.C91];IF([.C90]&lt;&gt;&quot;&quot;;[.C90];[.C89]))" office:value-type="float" office:value="5759" calcext:value-type="float">
            <text:p>5759</text:p>
          </table:table-cell>
          <table:table-cell table:formula="of:=IF([.D91]&lt;&gt;&quot;&quot;;[.D91];IF([.D90]&lt;&gt;&quot;&quot;;[.D90];[.D89]))" office:value-type="float" office:value="6590" calcext:value-type="float">
            <text:p>6590</text:p>
          </table:table-cell>
          <table:table-cell table:formula="of:=IF([.E91]&lt;&gt;&quot;&quot;;[.E91];IF([.E90]&lt;&gt;&quot;&quot;;[.E90];[.E89]))" office:value-type="float" office:value="0" calcext:value-type="float">
            <text:p>0</text:p>
          </table:table-cell>
          <table:table-cell table:formula="of:=IF([.F91]&lt;&gt;&quot;&quot;;[.F91];IF([.F90]&lt;&gt;&quot;&quot;;[.F90];[.F89]))" office:value-type="float" office:value="1965" calcext:value-type="float">
            <text:p>1965</text:p>
          </table:table-cell>
          <table:table-cell table:number-columns-repeated="995"/>
        </table:table-row>
        <table:table-row table:style-name="ro1">
          <table:table-cell office:value-type="date" office:date-value="2022-08-23T13:30:31.73798" calcext:value-type="date">
            <text:p>2022-08-23 13:30:32</text:p>
          </table:table-cell>
          <table:table-cell table:number-columns-repeated="2" office:value-type="float" office:value="5793" calcext:value-type="float">
            <text:p>5793</text:p>
          </table:table-cell>
          <table:table-cell office:value-type="float" office:value="6748" calcext:value-type="float">
            <text:p>674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92]&lt;&gt;&quot;&quot;;[.B92];IF([.B91]&lt;&gt;&quot;&quot;;[.B91];[.B90]))" office:value-type="float" office:value="5793" calcext:value-type="float">
            <text:p>5793</text:p>
          </table:table-cell>
          <table:table-cell table:formula="of:=IF([.C92]&lt;&gt;&quot;&quot;;[.C92];IF([.C91]&lt;&gt;&quot;&quot;;[.C91];[.C90]))" office:value-type="float" office:value="5793" calcext:value-type="float">
            <text:p>5793</text:p>
          </table:table-cell>
          <table:table-cell table:formula="of:=IF([.D92]&lt;&gt;&quot;&quot;;[.D92];IF([.D91]&lt;&gt;&quot;&quot;;[.D91];[.D90]))" office:value-type="float" office:value="6748" calcext:value-type="float">
            <text:p>6748</text:p>
          </table:table-cell>
          <table:table-cell table:formula="of:=IF([.E92]&lt;&gt;&quot;&quot;;[.E92];IF([.E91]&lt;&gt;&quot;&quot;;[.E91];[.E90]))" office:value-type="float" office:value="0" calcext:value-type="float">
            <text:p>0</text:p>
          </table:table-cell>
          <table:table-cell table:formula="of:=IF([.F92]&lt;&gt;&quot;&quot;;[.F92];IF([.F91]&lt;&gt;&quot;&quot;;[.F91];[.F90]))" office:value-type="float" office:value="1965" calcext:value-type="float">
            <text:p>1965</text:p>
          </table:table-cell>
          <table:table-cell table:number-columns-repeated="995"/>
        </table:table-row>
        <table:table-row table:style-name="ro1">
          <table:table-cell office:value-type="date" office:date-value="2022-08-23T13:31:00" calcext:value-type="date">
            <text:p>2022-08-23 13:31:00</text:p>
          </table:table-cell>
          <table:table-cell table:number-columns-repeated="4"/>
          <table:table-cell table:style-name="ce1" office:value-type="float" office:value="1973" calcext:value-type="float">
            <text:p>1973</text:p>
          </table:table-cell>
          <table:table-cell table:formula="of:=IF([.B93]&lt;&gt;&quot;&quot;;[.B93];IF([.B92]&lt;&gt;&quot;&quot;;[.B92];[.B91]))" office:value-type="float" office:value="5793" calcext:value-type="float">
            <text:p>5793</text:p>
          </table:table-cell>
          <table:table-cell table:formula="of:=IF([.C93]&lt;&gt;&quot;&quot;;[.C93];IF([.C92]&lt;&gt;&quot;&quot;;[.C92];[.C91]))" office:value-type="float" office:value="5793" calcext:value-type="float">
            <text:p>5793</text:p>
          </table:table-cell>
          <table:table-cell table:formula="of:=IF([.D93]&lt;&gt;&quot;&quot;;[.D93];IF([.D92]&lt;&gt;&quot;&quot;;[.D92];[.D91]))" office:value-type="float" office:value="6748" calcext:value-type="float">
            <text:p>6748</text:p>
          </table:table-cell>
          <table:table-cell table:formula="of:=IF([.E93]&lt;&gt;&quot;&quot;;[.E93];IF([.E92]&lt;&gt;&quot;&quot;;[.E92];[.E91]))" office:value-type="float" office:value="0" calcext:value-type="float">
            <text:p>0</text:p>
          </table:table-cell>
          <table:table-cell table:formula="of:=IF([.F93]&lt;&gt;&quot;&quot;;[.F93];IF([.F92]&lt;&gt;&quot;&quot;;[.F92];[.F91]))" office:value-type="float" office:value="1973" calcext:value-type="float">
            <text:p>1973</text:p>
          </table:table-cell>
          <table:table-cell table:number-columns-repeated="995"/>
        </table:table-row>
        <table:table-row table:style-name="ro1">
          <table:table-cell office:value-type="date" office:date-value="2022-08-23T13:31:41.671088" calcext:value-type="date">
            <text:p>2022-08-23 13:31:42</text:p>
          </table:table-cell>
          <table:table-cell table:number-columns-repeated="2" office:value-type="float" office:value="5813" calcext:value-type="float">
            <text:p>5813</text:p>
          </table:table-cell>
          <table:table-cell office:value-type="float" office:value="6785" calcext:value-type="float">
            <text:p>678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94]&lt;&gt;&quot;&quot;;[.B94];IF([.B93]&lt;&gt;&quot;&quot;;[.B93];[.B92]))" office:value-type="float" office:value="5813" calcext:value-type="float">
            <text:p>5813</text:p>
          </table:table-cell>
          <table:table-cell table:formula="of:=IF([.C94]&lt;&gt;&quot;&quot;;[.C94];IF([.C93]&lt;&gt;&quot;&quot;;[.C93];[.C92]))" office:value-type="float" office:value="5813" calcext:value-type="float">
            <text:p>5813</text:p>
          </table:table-cell>
          <table:table-cell table:formula="of:=IF([.D94]&lt;&gt;&quot;&quot;;[.D94];IF([.D93]&lt;&gt;&quot;&quot;;[.D93];[.D92]))" office:value-type="float" office:value="6785" calcext:value-type="float">
            <text:p>6785</text:p>
          </table:table-cell>
          <table:table-cell table:formula="of:=IF([.E94]&lt;&gt;&quot;&quot;;[.E94];IF([.E93]&lt;&gt;&quot;&quot;;[.E93];[.E92]))" office:value-type="float" office:value="0" calcext:value-type="float">
            <text:p>0</text:p>
          </table:table-cell>
          <table:table-cell table:formula="of:=IF([.F94]&lt;&gt;&quot;&quot;;[.F94];IF([.F93]&lt;&gt;&quot;&quot;;[.F93];[.F92]))" office:value-type="float" office:value="1973" calcext:value-type="float">
            <text:p>1973</text:p>
          </table:table-cell>
          <table:table-cell table:number-columns-repeated="995"/>
        </table:table-row>
        <table:table-row table:style-name="ro1">
          <table:table-cell office:value-type="date" office:date-value="2022-08-23T13:32:00" calcext:value-type="date">
            <text:p>2022-08-23 13:32:00</text:p>
          </table:table-cell>
          <table:table-cell table:number-columns-repeated="4"/>
          <table:table-cell table:style-name="ce1" office:value-type="float" office:value="1975" calcext:value-type="float">
            <text:p>1975</text:p>
          </table:table-cell>
          <table:table-cell table:formula="of:=IF([.B95]&lt;&gt;&quot;&quot;;[.B95];IF([.B94]&lt;&gt;&quot;&quot;;[.B94];[.B93]))" office:value-type="float" office:value="5813" calcext:value-type="float">
            <text:p>5813</text:p>
          </table:table-cell>
          <table:table-cell table:formula="of:=IF([.C95]&lt;&gt;&quot;&quot;;[.C95];IF([.C94]&lt;&gt;&quot;&quot;;[.C94];[.C93]))" office:value-type="float" office:value="5813" calcext:value-type="float">
            <text:p>5813</text:p>
          </table:table-cell>
          <table:table-cell table:formula="of:=IF([.D95]&lt;&gt;&quot;&quot;;[.D95];IF([.D94]&lt;&gt;&quot;&quot;;[.D94];[.D93]))" office:value-type="float" office:value="6785" calcext:value-type="float">
            <text:p>6785</text:p>
          </table:table-cell>
          <table:table-cell table:formula="of:=IF([.E95]&lt;&gt;&quot;&quot;;[.E95];IF([.E94]&lt;&gt;&quot;&quot;;[.E94];[.E93]))" office:value-type="float" office:value="0" calcext:value-type="float">
            <text:p>0</text:p>
          </table:table-cell>
          <table:table-cell table:formula="of:=IF([.F95]&lt;&gt;&quot;&quot;;[.F95];IF([.F94]&lt;&gt;&quot;&quot;;[.F94];[.F93]))" office:value-type="float" office:value="1975" calcext:value-type="float">
            <text:p>1975</text:p>
          </table:table-cell>
          <table:table-cell table:number-columns-repeated="995"/>
        </table:table-row>
        <table:table-row table:style-name="ro1">
          <table:table-cell office:value-type="date" office:date-value="2022-08-23T13:32:51.809608" calcext:value-type="date">
            <text:p>2022-08-23 13:32:52</text:p>
          </table:table-cell>
          <table:table-cell table:number-columns-repeated="2" office:value-type="float" office:value="5811" calcext:value-type="float">
            <text:p>5811</text:p>
          </table:table-cell>
          <table:table-cell office:value-type="float" office:value="6760" calcext:value-type="float">
            <text:p>676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96]&lt;&gt;&quot;&quot;;[.B96];IF([.B95]&lt;&gt;&quot;&quot;;[.B95];[.B94]))" office:value-type="float" office:value="5811" calcext:value-type="float">
            <text:p>5811</text:p>
          </table:table-cell>
          <table:table-cell table:formula="of:=IF([.C96]&lt;&gt;&quot;&quot;;[.C96];IF([.C95]&lt;&gt;&quot;&quot;;[.C95];[.C94]))" office:value-type="float" office:value="5811" calcext:value-type="float">
            <text:p>5811</text:p>
          </table:table-cell>
          <table:table-cell table:formula="of:=IF([.D96]&lt;&gt;&quot;&quot;;[.D96];IF([.D95]&lt;&gt;&quot;&quot;;[.D95];[.D94]))" office:value-type="float" office:value="6760" calcext:value-type="float">
            <text:p>6760</text:p>
          </table:table-cell>
          <table:table-cell table:formula="of:=IF([.E96]&lt;&gt;&quot;&quot;;[.E96];IF([.E95]&lt;&gt;&quot;&quot;;[.E95];[.E94]))" office:value-type="float" office:value="0" calcext:value-type="float">
            <text:p>0</text:p>
          </table:table-cell>
          <table:table-cell table:formula="of:=IF([.F96]&lt;&gt;&quot;&quot;;[.F96];IF([.F95]&lt;&gt;&quot;&quot;;[.F95];[.F94]))" office:value-type="float" office:value="1975" calcext:value-type="float">
            <text:p>1975</text:p>
          </table:table-cell>
          <table:table-cell table:number-columns-repeated="995"/>
        </table:table-row>
        <table:table-row table:style-name="ro1">
          <table:table-cell office:value-type="date" office:date-value="2022-08-23T13:33:00" calcext:value-type="date">
            <text:p>2022-08-23 13:33:00</text:p>
          </table:table-cell>
          <table:table-cell table:number-columns-repeated="4"/>
          <table:table-cell table:style-name="ce1" office:value-type="float" office:value="1978" calcext:value-type="float">
            <text:p>1978</text:p>
          </table:table-cell>
          <table:table-cell table:formula="of:=IF([.B97]&lt;&gt;&quot;&quot;;[.B97];IF([.B96]&lt;&gt;&quot;&quot;;[.B96];[.B95]))" office:value-type="float" office:value="5811" calcext:value-type="float">
            <text:p>5811</text:p>
          </table:table-cell>
          <table:table-cell table:formula="of:=IF([.C97]&lt;&gt;&quot;&quot;;[.C97];IF([.C96]&lt;&gt;&quot;&quot;;[.C96];[.C95]))" office:value-type="float" office:value="5811" calcext:value-type="float">
            <text:p>5811</text:p>
          </table:table-cell>
          <table:table-cell table:formula="of:=IF([.D97]&lt;&gt;&quot;&quot;;[.D97];IF([.D96]&lt;&gt;&quot;&quot;;[.D96];[.D95]))" office:value-type="float" office:value="6760" calcext:value-type="float">
            <text:p>6760</text:p>
          </table:table-cell>
          <table:table-cell table:formula="of:=IF([.E97]&lt;&gt;&quot;&quot;;[.E97];IF([.E96]&lt;&gt;&quot;&quot;;[.E96];[.E95]))" office:value-type="float" office:value="0" calcext:value-type="float">
            <text:p>0</text:p>
          </table:table-cell>
          <table:table-cell table:formula="of:=IF([.F97]&lt;&gt;&quot;&quot;;[.F97];IF([.F96]&lt;&gt;&quot;&quot;;[.F96];[.F95]))" office:value-type="float" office:value="1978" calcext:value-type="float">
            <text:p>1978</text:p>
          </table:table-cell>
          <table:table-cell table:number-columns-repeated="995"/>
        </table:table-row>
        <table:table-row table:style-name="ro1">
          <table:table-cell office:value-type="date" office:date-value="2022-08-23T13:34:00" calcext:value-type="date">
            <text:p>2022-08-23 13:34:00</text:p>
          </table:table-cell>
          <table:table-cell table:number-columns-repeated="4"/>
          <table:table-cell table:style-name="ce1" office:value-type="float" office:value="1993" calcext:value-type="float">
            <text:p>1993</text:p>
          </table:table-cell>
          <table:table-cell table:formula="of:=IF([.B98]&lt;&gt;&quot;&quot;;[.B98];IF([.B97]&lt;&gt;&quot;&quot;;[.B97];[.B96]))" office:value-type="float" office:value="5811" calcext:value-type="float">
            <text:p>5811</text:p>
          </table:table-cell>
          <table:table-cell table:formula="of:=IF([.C98]&lt;&gt;&quot;&quot;;[.C98];IF([.C97]&lt;&gt;&quot;&quot;;[.C97];[.C96]))" office:value-type="float" office:value="5811" calcext:value-type="float">
            <text:p>5811</text:p>
          </table:table-cell>
          <table:table-cell table:formula="of:=IF([.D98]&lt;&gt;&quot;&quot;;[.D98];IF([.D97]&lt;&gt;&quot;&quot;;[.D97];[.D96]))" office:value-type="float" office:value="6760" calcext:value-type="float">
            <text:p>6760</text:p>
          </table:table-cell>
          <table:table-cell table:formula="of:=IF([.E98]&lt;&gt;&quot;&quot;;[.E98];IF([.E97]&lt;&gt;&quot;&quot;;[.E97];[.E96]))" office:value-type="float" office:value="0" calcext:value-type="float">
            <text:p>0</text:p>
          </table:table-cell>
          <table:table-cell table:formula="of:=IF([.F98]&lt;&gt;&quot;&quot;;[.F98];IF([.F97]&lt;&gt;&quot;&quot;;[.F97];[.F96]))" office:value-type="float" office:value="1993" calcext:value-type="float">
            <text:p>1993</text:p>
          </table:table-cell>
          <table:table-cell table:number-columns-repeated="995"/>
        </table:table-row>
        <table:table-row table:style-name="ro1">
          <table:table-cell office:value-type="date" office:date-value="2022-08-23T13:34:01.298899" calcext:value-type="date">
            <text:p>2022-08-23 13:34:01</text:p>
          </table:table-cell>
          <table:table-cell office:value-type="float" office:value="5866" calcext:value-type="float">
            <text:p>5866</text:p>
          </table:table-cell>
          <table:table-cell office:value-type="float" office:value="5876" calcext:value-type="float">
            <text:p>5876</text:p>
          </table:table-cell>
          <table:table-cell office:value-type="float" office:value="6856" calcext:value-type="float">
            <text:p>685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99]&lt;&gt;&quot;&quot;;[.B99];IF([.B98]&lt;&gt;&quot;&quot;;[.B98];[.B97]))" office:value-type="float" office:value="5866" calcext:value-type="float">
            <text:p>5866</text:p>
          </table:table-cell>
          <table:table-cell table:formula="of:=IF([.C99]&lt;&gt;&quot;&quot;;[.C99];IF([.C98]&lt;&gt;&quot;&quot;;[.C98];[.C97]))" office:value-type="float" office:value="5876" calcext:value-type="float">
            <text:p>5876</text:p>
          </table:table-cell>
          <table:table-cell table:formula="of:=IF([.D99]&lt;&gt;&quot;&quot;;[.D99];IF([.D98]&lt;&gt;&quot;&quot;;[.D98];[.D97]))" office:value-type="float" office:value="6856" calcext:value-type="float">
            <text:p>6856</text:p>
          </table:table-cell>
          <table:table-cell table:formula="of:=IF([.E99]&lt;&gt;&quot;&quot;;[.E99];IF([.E98]&lt;&gt;&quot;&quot;;[.E98];[.E97]))" office:value-type="float" office:value="0" calcext:value-type="float">
            <text:p>0</text:p>
          </table:table-cell>
          <table:table-cell table:formula="of:=IF([.F99]&lt;&gt;&quot;&quot;;[.F99];IF([.F98]&lt;&gt;&quot;&quot;;[.F98];[.F97]))" office:value-type="float" office:value="1993" calcext:value-type="float">
            <text:p>1993</text:p>
          </table:table-cell>
          <table:table-cell table:number-columns-repeated="995"/>
        </table:table-row>
        <table:table-row table:style-name="ro1">
          <table:table-cell office:value-type="date" office:date-value="2022-08-23T13:35:00" calcext:value-type="date">
            <text:p>2022-08-23 13:35:00</text:p>
          </table:table-cell>
          <table:table-cell table:number-columns-repeated="4"/>
          <table:table-cell table:style-name="ce1" office:value-type="float" office:value="2020" calcext:value-type="float">
            <text:p>2020</text:p>
          </table:table-cell>
          <table:table-cell table:formula="of:=IF([.B100]&lt;&gt;&quot;&quot;;[.B100];IF([.B99]&lt;&gt;&quot;&quot;;[.B99];[.B98]))" office:value-type="float" office:value="5866" calcext:value-type="float">
            <text:p>5866</text:p>
          </table:table-cell>
          <table:table-cell table:formula="of:=IF([.C100]&lt;&gt;&quot;&quot;;[.C100];IF([.C99]&lt;&gt;&quot;&quot;;[.C99];[.C98]))" office:value-type="float" office:value="5876" calcext:value-type="float">
            <text:p>5876</text:p>
          </table:table-cell>
          <table:table-cell table:formula="of:=IF([.D100]&lt;&gt;&quot;&quot;;[.D100];IF([.D99]&lt;&gt;&quot;&quot;;[.D99];[.D98]))" office:value-type="float" office:value="6856" calcext:value-type="float">
            <text:p>6856</text:p>
          </table:table-cell>
          <table:table-cell table:formula="of:=IF([.E100]&lt;&gt;&quot;&quot;;[.E100];IF([.E99]&lt;&gt;&quot;&quot;;[.E99];[.E98]))" office:value-type="float" office:value="0" calcext:value-type="float">
            <text:p>0</text:p>
          </table:table-cell>
          <table:table-cell table:formula="of:=IF([.F100]&lt;&gt;&quot;&quot;;[.F100];IF([.F99]&lt;&gt;&quot;&quot;;[.F99];[.F98]))" office:value-type="float" office:value="2020" calcext:value-type="float">
            <text:p>2020</text:p>
          </table:table-cell>
          <table:table-cell table:number-columns-repeated="995"/>
        </table:table-row>
        <table:table-row table:style-name="ro1">
          <table:table-cell office:value-type="date" office:date-value="2022-08-23T13:35:17.339518" calcext:value-type="date">
            <text:p>2022-08-23 13:35:17</text:p>
          </table:table-cell>
          <table:table-cell office:value-type="float" office:value="5987" calcext:value-type="float">
            <text:p>5987</text:p>
          </table:table-cell>
          <table:table-cell office:value-type="float" office:value="5926" calcext:value-type="float">
            <text:p>5926</text:p>
          </table:table-cell>
          <table:table-cell office:value-type="float" office:value="6686" calcext:value-type="float">
            <text:p>668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01]&lt;&gt;&quot;&quot;;[.B101];IF([.B100]&lt;&gt;&quot;&quot;;[.B100];[.B99]))" office:value-type="float" office:value="5987" calcext:value-type="float">
            <text:p>5987</text:p>
          </table:table-cell>
          <table:table-cell table:formula="of:=IF([.C101]&lt;&gt;&quot;&quot;;[.C101];IF([.C100]&lt;&gt;&quot;&quot;;[.C100];[.C99]))" office:value-type="float" office:value="5926" calcext:value-type="float">
            <text:p>5926</text:p>
          </table:table-cell>
          <table:table-cell table:formula="of:=IF([.D101]&lt;&gt;&quot;&quot;;[.D101];IF([.D100]&lt;&gt;&quot;&quot;;[.D100];[.D99]))" office:value-type="float" office:value="6686" calcext:value-type="float">
            <text:p>6686</text:p>
          </table:table-cell>
          <table:table-cell table:formula="of:=IF([.E101]&lt;&gt;&quot;&quot;;[.E101];IF([.E100]&lt;&gt;&quot;&quot;;[.E100];[.E99]))" office:value-type="float" office:value="0" calcext:value-type="float">
            <text:p>0</text:p>
          </table:table-cell>
          <table:table-cell table:formula="of:=IF([.F101]&lt;&gt;&quot;&quot;;[.F101];IF([.F100]&lt;&gt;&quot;&quot;;[.F100];[.F99]))" office:value-type="float" office:value="2020" calcext:value-type="float">
            <text:p>2020</text:p>
          </table:table-cell>
          <table:table-cell table:number-columns-repeated="995"/>
        </table:table-row>
        <table:table-row table:style-name="ro1">
          <table:table-cell office:value-type="date" office:date-value="2022-08-23T13:36:00.000001" calcext:value-type="date">
            <text:p>2022-08-23 13:36:00</text:p>
          </table:table-cell>
          <table:table-cell table:number-columns-repeated="4"/>
          <table:table-cell table:style-name="ce1" office:value-type="float" office:value="1590" calcext:value-type="float">
            <text:p>1590</text:p>
          </table:table-cell>
          <table:table-cell table:formula="of:=IF([.B102]&lt;&gt;&quot;&quot;;[.B102];IF([.B101]&lt;&gt;&quot;&quot;;[.B101];[.B100]))" office:value-type="float" office:value="5987" calcext:value-type="float">
            <text:p>5987</text:p>
          </table:table-cell>
          <table:table-cell table:formula="of:=IF([.C102]&lt;&gt;&quot;&quot;;[.C102];IF([.C101]&lt;&gt;&quot;&quot;;[.C101];[.C100]))" office:value-type="float" office:value="5926" calcext:value-type="float">
            <text:p>5926</text:p>
          </table:table-cell>
          <table:table-cell table:formula="of:=IF([.D102]&lt;&gt;&quot;&quot;;[.D102];IF([.D101]&lt;&gt;&quot;&quot;;[.D101];[.D100]))" office:value-type="float" office:value="6686" calcext:value-type="float">
            <text:p>6686</text:p>
          </table:table-cell>
          <table:table-cell table:formula="of:=IF([.E102]&lt;&gt;&quot;&quot;;[.E102];IF([.E101]&lt;&gt;&quot;&quot;;[.E101];[.E100]))" office:value-type="float" office:value="0" calcext:value-type="float">
            <text:p>0</text:p>
          </table:table-cell>
          <table:table-cell table:formula="of:=IF([.F102]&lt;&gt;&quot;&quot;;[.F102];IF([.F101]&lt;&gt;&quot;&quot;;[.F101];[.F100]))" office:value-type="float" office:value="1590" calcext:value-type="float">
            <text:p>1590</text:p>
          </table:table-cell>
          <table:table-cell table:number-columns-repeated="995"/>
        </table:table-row>
        <table:table-row table:style-name="ro1">
          <table:table-cell office:value-type="date" office:date-value="2022-08-23T13:36:27.100561" calcext:value-type="date">
            <text:p>2022-08-23 13:36:27</text:p>
          </table:table-cell>
          <table:table-cell office:value-type="float" office:value="4658" calcext:value-type="float">
            <text:p>4658</text:p>
          </table:table-cell>
          <table:table-cell office:value-type="float" office:value="4711" calcext:value-type="float">
            <text:p>4711</text:p>
          </table:table-cell>
          <table:table-cell office:value-type="float" office:value="5347" calcext:value-type="float">
            <text:p>534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03]&lt;&gt;&quot;&quot;;[.B103];IF([.B102]&lt;&gt;&quot;&quot;;[.B102];[.B101]))" office:value-type="float" office:value="4658" calcext:value-type="float">
            <text:p>4658</text:p>
          </table:table-cell>
          <table:table-cell table:formula="of:=IF([.C103]&lt;&gt;&quot;&quot;;[.C103];IF([.C102]&lt;&gt;&quot;&quot;;[.C102];[.C101]))" office:value-type="float" office:value="4711" calcext:value-type="float">
            <text:p>4711</text:p>
          </table:table-cell>
          <table:table-cell table:formula="of:=IF([.D103]&lt;&gt;&quot;&quot;;[.D103];IF([.D102]&lt;&gt;&quot;&quot;;[.D102];[.D101]))" office:value-type="float" office:value="5347" calcext:value-type="float">
            <text:p>5347</text:p>
          </table:table-cell>
          <table:table-cell table:formula="of:=IF([.E103]&lt;&gt;&quot;&quot;;[.E103];IF([.E102]&lt;&gt;&quot;&quot;;[.E102];[.E101]))" office:value-type="float" office:value="0" calcext:value-type="float">
            <text:p>0</text:p>
          </table:table-cell>
          <table:table-cell table:formula="of:=IF([.F103]&lt;&gt;&quot;&quot;;[.F103];IF([.F102]&lt;&gt;&quot;&quot;;[.F102];[.F101]))" office:value-type="float" office:value="1590" calcext:value-type="float">
            <text:p>1590</text:p>
          </table:table-cell>
          <table:table-cell table:number-columns-repeated="995"/>
        </table:table-row>
        <table:table-row table:style-name="ro1">
          <table:table-cell office:value-type="date" office:date-value="2022-08-23T13:37:00" calcext:value-type="date">
            <text:p>2022-08-23 13:37:00</text:p>
          </table:table-cell>
          <table:table-cell table:number-columns-repeated="4"/>
          <table:table-cell table:style-name="ce1" office:value-type="float" office:value="1967" calcext:value-type="float">
            <text:p>1967</text:p>
          </table:table-cell>
          <table:table-cell table:formula="of:=IF([.B104]&lt;&gt;&quot;&quot;;[.B104];IF([.B103]&lt;&gt;&quot;&quot;;[.B103];[.B102]))" office:value-type="float" office:value="4658" calcext:value-type="float">
            <text:p>4658</text:p>
          </table:table-cell>
          <table:table-cell table:formula="of:=IF([.C104]&lt;&gt;&quot;&quot;;[.C104];IF([.C103]&lt;&gt;&quot;&quot;;[.C103];[.C102]))" office:value-type="float" office:value="4711" calcext:value-type="float">
            <text:p>4711</text:p>
          </table:table-cell>
          <table:table-cell table:formula="of:=IF([.D104]&lt;&gt;&quot;&quot;;[.D104];IF([.D103]&lt;&gt;&quot;&quot;;[.D103];[.D102]))" office:value-type="float" office:value="5347" calcext:value-type="float">
            <text:p>5347</text:p>
          </table:table-cell>
          <table:table-cell table:formula="of:=IF([.E104]&lt;&gt;&quot;&quot;;[.E104];IF([.E103]&lt;&gt;&quot;&quot;;[.E103];[.E102]))" office:value-type="float" office:value="0" calcext:value-type="float">
            <text:p>0</text:p>
          </table:table-cell>
          <table:table-cell table:formula="of:=IF([.F104]&lt;&gt;&quot;&quot;;[.F104];IF([.F103]&lt;&gt;&quot;&quot;;[.F103];[.F102]))" office:value-type="float" office:value="1967" calcext:value-type="float">
            <text:p>1967</text:p>
          </table:table-cell>
          <table:table-cell table:number-columns-repeated="995"/>
        </table:table-row>
        <table:table-row table:style-name="ro1">
          <table:table-cell office:value-type="date" office:date-value="2022-08-23T13:37:36.675289" calcext:value-type="date">
            <text:p>2022-08-23 13:37:37</text:p>
          </table:table-cell>
          <table:table-cell office:value-type="float" office:value="5512" calcext:value-type="float">
            <text:p>5512</text:p>
          </table:table-cell>
          <table:table-cell office:value-type="float" office:value="5524" calcext:value-type="float">
            <text:p>5524</text:p>
          </table:table-cell>
          <table:table-cell office:value-type="float" office:value="6357" calcext:value-type="float">
            <text:p>635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05]&lt;&gt;&quot;&quot;;[.B105];IF([.B104]&lt;&gt;&quot;&quot;;[.B104];[.B103]))" office:value-type="float" office:value="5512" calcext:value-type="float">
            <text:p>5512</text:p>
          </table:table-cell>
          <table:table-cell table:formula="of:=IF([.C105]&lt;&gt;&quot;&quot;;[.C105];IF([.C104]&lt;&gt;&quot;&quot;;[.C104];[.C103]))" office:value-type="float" office:value="5524" calcext:value-type="float">
            <text:p>5524</text:p>
          </table:table-cell>
          <table:table-cell table:formula="of:=IF([.D105]&lt;&gt;&quot;&quot;;[.D105];IF([.D104]&lt;&gt;&quot;&quot;;[.D104];[.D103]))" office:value-type="float" office:value="6357" calcext:value-type="float">
            <text:p>6357</text:p>
          </table:table-cell>
          <table:table-cell table:formula="of:=IF([.E105]&lt;&gt;&quot;&quot;;[.E105];IF([.E104]&lt;&gt;&quot;&quot;;[.E104];[.E103]))" office:value-type="float" office:value="0" calcext:value-type="float">
            <text:p>0</text:p>
          </table:table-cell>
          <table:table-cell table:formula="of:=IF([.F105]&lt;&gt;&quot;&quot;;[.F105];IF([.F104]&lt;&gt;&quot;&quot;;[.F104];[.F103]))" office:value-type="float" office:value="1967" calcext:value-type="float">
            <text:p>1967</text:p>
          </table:table-cell>
          <table:table-cell table:number-columns-repeated="995"/>
        </table:table-row>
        <table:table-row table:style-name="ro1">
          <table:table-cell office:value-type="date" office:date-value="2022-08-23T13:38:00" calcext:value-type="date">
            <text:p>2022-08-23 13:38:00</text:p>
          </table:table-cell>
          <table:table-cell table:number-columns-repeated="4"/>
          <table:table-cell table:style-name="ce1" office:value-type="float" office:value="1948" calcext:value-type="float">
            <text:p>1948</text:p>
          </table:table-cell>
          <table:table-cell table:formula="of:=IF([.B106]&lt;&gt;&quot;&quot;;[.B106];IF([.B105]&lt;&gt;&quot;&quot;;[.B105];[.B104]))" office:value-type="float" office:value="5512" calcext:value-type="float">
            <text:p>5512</text:p>
          </table:table-cell>
          <table:table-cell table:formula="of:=IF([.C106]&lt;&gt;&quot;&quot;;[.C106];IF([.C105]&lt;&gt;&quot;&quot;;[.C105];[.C104]))" office:value-type="float" office:value="5524" calcext:value-type="float">
            <text:p>5524</text:p>
          </table:table-cell>
          <table:table-cell table:formula="of:=IF([.D106]&lt;&gt;&quot;&quot;;[.D106];IF([.D105]&lt;&gt;&quot;&quot;;[.D105];[.D104]))" office:value-type="float" office:value="6357" calcext:value-type="float">
            <text:p>6357</text:p>
          </table:table-cell>
          <table:table-cell table:formula="of:=IF([.E106]&lt;&gt;&quot;&quot;;[.E106];IF([.E105]&lt;&gt;&quot;&quot;;[.E105];[.E104]))" office:value-type="float" office:value="0" calcext:value-type="float">
            <text:p>0</text:p>
          </table:table-cell>
          <table:table-cell table:formula="of:=IF([.F106]&lt;&gt;&quot;&quot;;[.F106];IF([.F105]&lt;&gt;&quot;&quot;;[.F105];[.F104]))" office:value-type="float" office:value="1948" calcext:value-type="float">
            <text:p>1948</text:p>
          </table:table-cell>
          <table:table-cell table:number-columns-repeated="995"/>
        </table:table-row>
        <table:table-row table:style-name="ro1">
          <table:table-cell office:value-type="date" office:date-value="2022-08-23T13:38:50.136719" calcext:value-type="date">
            <text:p>2022-08-23 13:38:50</text:p>
          </table:table-cell>
          <table:table-cell table:number-columns-repeated="2" office:value-type="float" office:value="6047" calcext:value-type="float">
            <text:p>6047</text:p>
          </table:table-cell>
          <table:table-cell office:value-type="float" office:value="7017" calcext:value-type="float">
            <text:p>701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07]&lt;&gt;&quot;&quot;;[.B107];IF([.B106]&lt;&gt;&quot;&quot;;[.B106];[.B105]))" office:value-type="float" office:value="6047" calcext:value-type="float">
            <text:p>6047</text:p>
          </table:table-cell>
          <table:table-cell table:formula="of:=IF([.C107]&lt;&gt;&quot;&quot;;[.C107];IF([.C106]&lt;&gt;&quot;&quot;;[.C106];[.C105]))" office:value-type="float" office:value="6047" calcext:value-type="float">
            <text:p>6047</text:p>
          </table:table-cell>
          <table:table-cell table:formula="of:=IF([.D107]&lt;&gt;&quot;&quot;;[.D107];IF([.D106]&lt;&gt;&quot;&quot;;[.D106];[.D105]))" office:value-type="float" office:value="7017" calcext:value-type="float">
            <text:p>7017</text:p>
          </table:table-cell>
          <table:table-cell table:formula="of:=IF([.E107]&lt;&gt;&quot;&quot;;[.E107];IF([.E106]&lt;&gt;&quot;&quot;;[.E106];[.E105]))" office:value-type="float" office:value="0" calcext:value-type="float">
            <text:p>0</text:p>
          </table:table-cell>
          <table:table-cell table:formula="of:=IF([.F107]&lt;&gt;&quot;&quot;;[.F107];IF([.F106]&lt;&gt;&quot;&quot;;[.F106];[.F105]))" office:value-type="float" office:value="1948" calcext:value-type="float">
            <text:p>1948</text:p>
          </table:table-cell>
          <table:table-cell table:number-columns-repeated="995"/>
        </table:table-row>
        <table:table-row table:style-name="ro1">
          <table:table-cell office:value-type="date" office:date-value="2022-08-23T13:39:00" calcext:value-type="date">
            <text:p>2022-08-23 13:39:00</text:p>
          </table:table-cell>
          <table:table-cell table:number-columns-repeated="4"/>
          <table:table-cell table:style-name="ce1" office:value-type="float" office:value="2002" calcext:value-type="float">
            <text:p>2002</text:p>
          </table:table-cell>
          <table:table-cell table:formula="of:=IF([.B108]&lt;&gt;&quot;&quot;;[.B108];IF([.B107]&lt;&gt;&quot;&quot;;[.B107];[.B106]))" office:value-type="float" office:value="6047" calcext:value-type="float">
            <text:p>6047</text:p>
          </table:table-cell>
          <table:table-cell table:formula="of:=IF([.C108]&lt;&gt;&quot;&quot;;[.C108];IF([.C107]&lt;&gt;&quot;&quot;;[.C107];[.C106]))" office:value-type="float" office:value="6047" calcext:value-type="float">
            <text:p>6047</text:p>
          </table:table-cell>
          <table:table-cell table:formula="of:=IF([.D108]&lt;&gt;&quot;&quot;;[.D108];IF([.D107]&lt;&gt;&quot;&quot;;[.D107];[.D106]))" office:value-type="float" office:value="7017" calcext:value-type="float">
            <text:p>7017</text:p>
          </table:table-cell>
          <table:table-cell table:formula="of:=IF([.E108]&lt;&gt;&quot;&quot;;[.E108];IF([.E107]&lt;&gt;&quot;&quot;;[.E107];[.E106]))" office:value-type="float" office:value="0" calcext:value-type="float">
            <text:p>0</text:p>
          </table:table-cell>
          <table:table-cell table:formula="of:=IF([.F108]&lt;&gt;&quot;&quot;;[.F108];IF([.F107]&lt;&gt;&quot;&quot;;[.F107];[.F106]))" office:value-type="float" office:value="2002" calcext:value-type="float">
            <text:p>2002</text:p>
          </table:table-cell>
          <table:table-cell table:number-columns-repeated="995"/>
        </table:table-row>
        <table:table-row table:style-name="ro1">
          <table:table-cell office:value-type="date" office:date-value="2022-08-23T13:40:00" calcext:value-type="date">
            <text:p>2022-08-23 13:40:00</text:p>
          </table:table-cell>
          <table:table-cell table:number-columns-repeated="4"/>
          <table:table-cell table:style-name="ce1" office:value-type="float" office:value="2036" calcext:value-type="float">
            <text:p>2036</text:p>
          </table:table-cell>
          <table:table-cell table:formula="of:=IF([.B109]&lt;&gt;&quot;&quot;;[.B109];IF([.B108]&lt;&gt;&quot;&quot;;[.B108];[.B107]))" office:value-type="float" office:value="6047" calcext:value-type="float">
            <text:p>6047</text:p>
          </table:table-cell>
          <table:table-cell table:formula="of:=IF([.C109]&lt;&gt;&quot;&quot;;[.C109];IF([.C108]&lt;&gt;&quot;&quot;;[.C108];[.C107]))" office:value-type="float" office:value="6047" calcext:value-type="float">
            <text:p>6047</text:p>
          </table:table-cell>
          <table:table-cell table:formula="of:=IF([.D109]&lt;&gt;&quot;&quot;;[.D109];IF([.D108]&lt;&gt;&quot;&quot;;[.D108];[.D107]))" office:value-type="float" office:value="7017" calcext:value-type="float">
            <text:p>7017</text:p>
          </table:table-cell>
          <table:table-cell table:formula="of:=IF([.E109]&lt;&gt;&quot;&quot;;[.E109];IF([.E108]&lt;&gt;&quot;&quot;;[.E108];[.E107]))" office:value-type="float" office:value="0" calcext:value-type="float">
            <text:p>0</text:p>
          </table:table-cell>
          <table:table-cell table:formula="of:=IF([.F109]&lt;&gt;&quot;&quot;;[.F109];IF([.F108]&lt;&gt;&quot;&quot;;[.F108];[.F107]))" office:value-type="float" office:value="2036" calcext:value-type="float">
            <text:p>2036</text:p>
          </table:table-cell>
          <table:table-cell table:number-columns-repeated="995"/>
        </table:table-row>
        <table:table-row table:style-name="ro1">
          <table:table-cell office:value-type="date" office:date-value="2022-08-23T13:40:00.353608" calcext:value-type="date">
            <text:p>2022-08-23 13:40:00</text:p>
          </table:table-cell>
          <table:table-cell table:number-columns-repeated="2" office:value-type="float" office:value="5379" calcext:value-type="float">
            <text:p>5379</text:p>
          </table:table-cell>
          <table:table-cell office:value-type="float" office:value="6975" calcext:value-type="float">
            <text:p>697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10]&lt;&gt;&quot;&quot;;[.B110];IF([.B109]&lt;&gt;&quot;&quot;;[.B109];[.B108]))" office:value-type="float" office:value="5379" calcext:value-type="float">
            <text:p>5379</text:p>
          </table:table-cell>
          <table:table-cell table:formula="of:=IF([.C110]&lt;&gt;&quot;&quot;;[.C110];IF([.C109]&lt;&gt;&quot;&quot;;[.C109];[.C108]))" office:value-type="float" office:value="5379" calcext:value-type="float">
            <text:p>5379</text:p>
          </table:table-cell>
          <table:table-cell table:formula="of:=IF([.D110]&lt;&gt;&quot;&quot;;[.D110];IF([.D109]&lt;&gt;&quot;&quot;;[.D109];[.D108]))" office:value-type="float" office:value="6975" calcext:value-type="float">
            <text:p>6975</text:p>
          </table:table-cell>
          <table:table-cell table:formula="of:=IF([.E110]&lt;&gt;&quot;&quot;;[.E110];IF([.E109]&lt;&gt;&quot;&quot;;[.E109];[.E108]))" office:value-type="float" office:value="0" calcext:value-type="float">
            <text:p>0</text:p>
          </table:table-cell>
          <table:table-cell table:formula="of:=IF([.F110]&lt;&gt;&quot;&quot;;[.F110];IF([.F109]&lt;&gt;&quot;&quot;;[.F109];[.F108]))" office:value-type="float" office:value="2036" calcext:value-type="float">
            <text:p>2036</text:p>
          </table:table-cell>
          <table:table-cell table:number-columns-repeated="995"/>
        </table:table-row>
        <table:table-row table:style-name="ro1">
          <table:table-cell office:value-type="date" office:date-value="2022-08-23T13:41:00" calcext:value-type="date">
            <text:p>2022-08-23 13:41:00</text:p>
          </table:table-cell>
          <table:table-cell table:number-columns-repeated="4"/>
          <table:table-cell table:style-name="ce1" office:value-type="float" office:value="2040" calcext:value-type="float">
            <text:p>2040</text:p>
          </table:table-cell>
          <table:table-cell table:formula="of:=IF([.B111]&lt;&gt;&quot;&quot;;[.B111];IF([.B110]&lt;&gt;&quot;&quot;;[.B110];[.B109]))" office:value-type="float" office:value="5379" calcext:value-type="float">
            <text:p>5379</text:p>
          </table:table-cell>
          <table:table-cell table:formula="of:=IF([.C111]&lt;&gt;&quot;&quot;;[.C111];IF([.C110]&lt;&gt;&quot;&quot;;[.C110];[.C109]))" office:value-type="float" office:value="5379" calcext:value-type="float">
            <text:p>5379</text:p>
          </table:table-cell>
          <table:table-cell table:formula="of:=IF([.D111]&lt;&gt;&quot;&quot;;[.D111];IF([.D110]&lt;&gt;&quot;&quot;;[.D110];[.D109]))" office:value-type="float" office:value="6975" calcext:value-type="float">
            <text:p>6975</text:p>
          </table:table-cell>
          <table:table-cell table:formula="of:=IF([.E111]&lt;&gt;&quot;&quot;;[.E111];IF([.E110]&lt;&gt;&quot;&quot;;[.E110];[.E109]))" office:value-type="float" office:value="0" calcext:value-type="float">
            <text:p>0</text:p>
          </table:table-cell>
          <table:table-cell table:formula="of:=IF([.F111]&lt;&gt;&quot;&quot;;[.F111];IF([.F110]&lt;&gt;&quot;&quot;;[.F110];[.F109]))" office:value-type="float" office:value="2040" calcext:value-type="float">
            <text:p>2040</text:p>
          </table:table-cell>
          <table:table-cell table:number-columns-repeated="995"/>
        </table:table-row>
        <table:table-row table:style-name="ro1">
          <table:table-cell office:value-type="date" office:date-value="2022-08-23T13:41:10.629925" calcext:value-type="date">
            <text:p>2022-08-23 13:41:11</text:p>
          </table:table-cell>
          <table:table-cell office:value-type="float" office:value="6076" calcext:value-type="float">
            <text:p>6076</text:p>
          </table:table-cell>
          <table:table-cell office:value-type="float" office:value="6070" calcext:value-type="float">
            <text:p>6070</text:p>
          </table:table-cell>
          <table:table-cell office:value-type="float" office:value="7364" calcext:value-type="float">
            <text:p>736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12]&lt;&gt;&quot;&quot;;[.B112];IF([.B111]&lt;&gt;&quot;&quot;;[.B111];[.B110]))" office:value-type="float" office:value="6076" calcext:value-type="float">
            <text:p>6076</text:p>
          </table:table-cell>
          <table:table-cell table:formula="of:=IF([.C112]&lt;&gt;&quot;&quot;;[.C112];IF([.C111]&lt;&gt;&quot;&quot;;[.C111];[.C110]))" office:value-type="float" office:value="6070" calcext:value-type="float">
            <text:p>6070</text:p>
          </table:table-cell>
          <table:table-cell table:formula="of:=IF([.D112]&lt;&gt;&quot;&quot;;[.D112];IF([.D111]&lt;&gt;&quot;&quot;;[.D111];[.D110]))" office:value-type="float" office:value="7364" calcext:value-type="float">
            <text:p>7364</text:p>
          </table:table-cell>
          <table:table-cell table:formula="of:=IF([.E112]&lt;&gt;&quot;&quot;;[.E112];IF([.E111]&lt;&gt;&quot;&quot;;[.E111];[.E110]))" office:value-type="float" office:value="0" calcext:value-type="float">
            <text:p>0</text:p>
          </table:table-cell>
          <table:table-cell table:formula="of:=IF([.F112]&lt;&gt;&quot;&quot;;[.F112];IF([.F111]&lt;&gt;&quot;&quot;;[.F111];[.F110]))" office:value-type="float" office:value="2040" calcext:value-type="float">
            <text:p>2040</text:p>
          </table:table-cell>
          <table:table-cell table:number-columns-repeated="995"/>
        </table:table-row>
        <table:table-row table:style-name="ro1">
          <table:table-cell office:value-type="date" office:date-value="2022-08-23T13:42:00" calcext:value-type="date">
            <text:p>2022-08-23 13:42:00</text:p>
          </table:table-cell>
          <table:table-cell table:number-columns-repeated="4"/>
          <table:table-cell table:style-name="ce1" office:value-type="float" office:value="2002" calcext:value-type="float">
            <text:p>2002</text:p>
          </table:table-cell>
          <table:table-cell table:formula="of:=IF([.B113]&lt;&gt;&quot;&quot;;[.B113];IF([.B112]&lt;&gt;&quot;&quot;;[.B112];[.B111]))" office:value-type="float" office:value="6076" calcext:value-type="float">
            <text:p>6076</text:p>
          </table:table-cell>
          <table:table-cell table:formula="of:=IF([.C113]&lt;&gt;&quot;&quot;;[.C113];IF([.C112]&lt;&gt;&quot;&quot;;[.C112];[.C111]))" office:value-type="float" office:value="6070" calcext:value-type="float">
            <text:p>6070</text:p>
          </table:table-cell>
          <table:table-cell table:formula="of:=IF([.D113]&lt;&gt;&quot;&quot;;[.D113];IF([.D112]&lt;&gt;&quot;&quot;;[.D112];[.D111]))" office:value-type="float" office:value="7364" calcext:value-type="float">
            <text:p>7364</text:p>
          </table:table-cell>
          <table:table-cell table:formula="of:=IF([.E113]&lt;&gt;&quot;&quot;;[.E113];IF([.E112]&lt;&gt;&quot;&quot;;[.E112];[.E111]))" office:value-type="float" office:value="0" calcext:value-type="float">
            <text:p>0</text:p>
          </table:table-cell>
          <table:table-cell table:formula="of:=IF([.F113]&lt;&gt;&quot;&quot;;[.F113];IF([.F112]&lt;&gt;&quot;&quot;;[.F112];[.F111]))" office:value-type="float" office:value="2002" calcext:value-type="float">
            <text:p>2002</text:p>
          </table:table-cell>
          <table:table-cell table:number-columns-repeated="995"/>
        </table:table-row>
        <table:table-row table:style-name="ro1">
          <table:table-cell office:value-type="date" office:date-value="2022-08-23T13:42:21.758365" calcext:value-type="date">
            <text:p>2022-08-23 13:42:22</text:p>
          </table:table-cell>
          <table:table-cell table:number-columns-repeated="2" office:value-type="float" office:value="5916" calcext:value-type="float">
            <text:p>5916</text:p>
          </table:table-cell>
          <table:table-cell office:value-type="float" office:value="7151" calcext:value-type="float">
            <text:p>715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14]&lt;&gt;&quot;&quot;;[.B114];IF([.B113]&lt;&gt;&quot;&quot;;[.B113];[.B112]))" office:value-type="float" office:value="5916" calcext:value-type="float">
            <text:p>5916</text:p>
          </table:table-cell>
          <table:table-cell table:formula="of:=IF([.C114]&lt;&gt;&quot;&quot;;[.C114];IF([.C113]&lt;&gt;&quot;&quot;;[.C113];[.C112]))" office:value-type="float" office:value="5916" calcext:value-type="float">
            <text:p>5916</text:p>
          </table:table-cell>
          <table:table-cell table:formula="of:=IF([.D114]&lt;&gt;&quot;&quot;;[.D114];IF([.D113]&lt;&gt;&quot;&quot;;[.D113];[.D112]))" office:value-type="float" office:value="7151" calcext:value-type="float">
            <text:p>7151</text:p>
          </table:table-cell>
          <table:table-cell table:formula="of:=IF([.E114]&lt;&gt;&quot;&quot;;[.E114];IF([.E113]&lt;&gt;&quot;&quot;;[.E113];[.E112]))" office:value-type="float" office:value="0" calcext:value-type="float">
            <text:p>0</text:p>
          </table:table-cell>
          <table:table-cell table:formula="of:=IF([.F114]&lt;&gt;&quot;&quot;;[.F114];IF([.F113]&lt;&gt;&quot;&quot;;[.F113];[.F112]))" office:value-type="float" office:value="2002" calcext:value-type="float">
            <text:p>2002</text:p>
          </table:table-cell>
          <table:table-cell table:number-columns-repeated="995"/>
        </table:table-row>
        <table:table-row table:style-name="ro1">
          <table:table-cell office:value-type="date" office:date-value="2022-08-23T13:43:00.000001" calcext:value-type="date">
            <text:p>2022-08-23 13:43:00</text:p>
          </table:table-cell>
          <table:table-cell table:number-columns-repeated="4"/>
          <table:table-cell table:style-name="ce1" office:value-type="float" office:value="1988" calcext:value-type="float">
            <text:p>1988</text:p>
          </table:table-cell>
          <table:table-cell table:formula="of:=IF([.B115]&lt;&gt;&quot;&quot;;[.B115];IF([.B114]&lt;&gt;&quot;&quot;;[.B114];[.B113]))" office:value-type="float" office:value="5916" calcext:value-type="float">
            <text:p>5916</text:p>
          </table:table-cell>
          <table:table-cell table:formula="of:=IF([.C115]&lt;&gt;&quot;&quot;;[.C115];IF([.C114]&lt;&gt;&quot;&quot;;[.C114];[.C113]))" office:value-type="float" office:value="5916" calcext:value-type="float">
            <text:p>5916</text:p>
          </table:table-cell>
          <table:table-cell table:formula="of:=IF([.D115]&lt;&gt;&quot;&quot;;[.D115];IF([.D114]&lt;&gt;&quot;&quot;;[.D114];[.D113]))" office:value-type="float" office:value="7151" calcext:value-type="float">
            <text:p>7151</text:p>
          </table:table-cell>
          <table:table-cell table:formula="of:=IF([.E115]&lt;&gt;&quot;&quot;;[.E115];IF([.E114]&lt;&gt;&quot;&quot;;[.E114];[.E113]))" office:value-type="float" office:value="0" calcext:value-type="float">
            <text:p>0</text:p>
          </table:table-cell>
          <table:table-cell table:formula="of:=IF([.F115]&lt;&gt;&quot;&quot;;[.F115];IF([.F114]&lt;&gt;&quot;&quot;;[.F114];[.F113]))" office:value-type="float" office:value="1988" calcext:value-type="float">
            <text:p>1988</text:p>
          </table:table-cell>
          <table:table-cell table:number-columns-repeated="995"/>
        </table:table-row>
        <table:table-row table:style-name="ro1">
          <table:table-cell office:value-type="date" office:date-value="2022-08-23T13:43:34.069315" calcext:value-type="date">
            <text:p>2022-08-23 13:43:34</text:p>
          </table:table-cell>
          <table:table-cell office:value-type="float" office:value="5918" calcext:value-type="float">
            <text:p>5918</text:p>
          </table:table-cell>
          <table:table-cell office:value-type="float" office:value="5919" calcext:value-type="float">
            <text:p>5919</text:p>
          </table:table-cell>
          <table:table-cell office:value-type="float" office:value="7009" calcext:value-type="float">
            <text:p>700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16]&lt;&gt;&quot;&quot;;[.B116];IF([.B115]&lt;&gt;&quot;&quot;;[.B115];[.B114]))" office:value-type="float" office:value="5918" calcext:value-type="float">
            <text:p>5918</text:p>
          </table:table-cell>
          <table:table-cell table:formula="of:=IF([.C116]&lt;&gt;&quot;&quot;;[.C116];IF([.C115]&lt;&gt;&quot;&quot;;[.C115];[.C114]))" office:value-type="float" office:value="5919" calcext:value-type="float">
            <text:p>5919</text:p>
          </table:table-cell>
          <table:table-cell table:formula="of:=IF([.D116]&lt;&gt;&quot;&quot;;[.D116];IF([.D115]&lt;&gt;&quot;&quot;;[.D115];[.D114]))" office:value-type="float" office:value="7009" calcext:value-type="float">
            <text:p>7009</text:p>
          </table:table-cell>
          <table:table-cell table:formula="of:=IF([.E116]&lt;&gt;&quot;&quot;;[.E116];IF([.E115]&lt;&gt;&quot;&quot;;[.E115];[.E114]))" office:value-type="float" office:value="0" calcext:value-type="float">
            <text:p>0</text:p>
          </table:table-cell>
          <table:table-cell table:formula="of:=IF([.F116]&lt;&gt;&quot;&quot;;[.F116];IF([.F115]&lt;&gt;&quot;&quot;;[.F115];[.F114]))" office:value-type="float" office:value="1988" calcext:value-type="float">
            <text:p>1988</text:p>
          </table:table-cell>
          <table:table-cell table:number-columns-repeated="995"/>
        </table:table-row>
        <table:table-row table:style-name="ro1">
          <table:table-cell office:value-type="date" office:date-value="2022-08-23T13:44:00" calcext:value-type="date">
            <text:p>2022-08-23 13:44:00</text:p>
          </table:table-cell>
          <table:table-cell table:number-columns-repeated="4"/>
          <table:table-cell table:style-name="ce1" office:value-type="float" office:value="1984" calcext:value-type="float">
            <text:p>1984</text:p>
          </table:table-cell>
          <table:table-cell table:formula="of:=IF([.B117]&lt;&gt;&quot;&quot;;[.B117];IF([.B116]&lt;&gt;&quot;&quot;;[.B116];[.B115]))" office:value-type="float" office:value="5918" calcext:value-type="float">
            <text:p>5918</text:p>
          </table:table-cell>
          <table:table-cell table:formula="of:=IF([.C117]&lt;&gt;&quot;&quot;;[.C117];IF([.C116]&lt;&gt;&quot;&quot;;[.C116];[.C115]))" office:value-type="float" office:value="5919" calcext:value-type="float">
            <text:p>5919</text:p>
          </table:table-cell>
          <table:table-cell table:formula="of:=IF([.D117]&lt;&gt;&quot;&quot;;[.D117];IF([.D116]&lt;&gt;&quot;&quot;;[.D116];[.D115]))" office:value-type="float" office:value="7009" calcext:value-type="float">
            <text:p>7009</text:p>
          </table:table-cell>
          <table:table-cell table:formula="of:=IF([.E117]&lt;&gt;&quot;&quot;;[.E117];IF([.E116]&lt;&gt;&quot;&quot;;[.E116];[.E115]))" office:value-type="float" office:value="0" calcext:value-type="float">
            <text:p>0</text:p>
          </table:table-cell>
          <table:table-cell table:formula="of:=IF([.F117]&lt;&gt;&quot;&quot;;[.F117];IF([.F116]&lt;&gt;&quot;&quot;;[.F116];[.F115]))" office:value-type="float" office:value="1984" calcext:value-type="float">
            <text:p>1984</text:p>
          </table:table-cell>
          <table:table-cell table:number-columns-repeated="995"/>
        </table:table-row>
        <table:table-row table:style-name="ro1">
          <table:table-cell office:value-type="date" office:date-value="2022-08-23T13:44:45.305564" calcext:value-type="date">
            <text:p>2022-08-23 13:44:45</text:p>
          </table:table-cell>
          <table:table-cell table:number-columns-repeated="2" office:value-type="float" office:value="5893" calcext:value-type="float">
            <text:p>5893</text:p>
          </table:table-cell>
          <table:table-cell office:value-type="float" office:value="7034" calcext:value-type="float">
            <text:p>703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18]&lt;&gt;&quot;&quot;;[.B118];IF([.B117]&lt;&gt;&quot;&quot;;[.B117];[.B116]))" office:value-type="float" office:value="5893" calcext:value-type="float">
            <text:p>5893</text:p>
          </table:table-cell>
          <table:table-cell table:formula="of:=IF([.C118]&lt;&gt;&quot;&quot;;[.C118];IF([.C117]&lt;&gt;&quot;&quot;;[.C117];[.C116]))" office:value-type="float" office:value="5893" calcext:value-type="float">
            <text:p>5893</text:p>
          </table:table-cell>
          <table:table-cell table:formula="of:=IF([.D118]&lt;&gt;&quot;&quot;;[.D118];IF([.D117]&lt;&gt;&quot;&quot;;[.D117];[.D116]))" office:value-type="float" office:value="7034" calcext:value-type="float">
            <text:p>7034</text:p>
          </table:table-cell>
          <table:table-cell table:formula="of:=IF([.E118]&lt;&gt;&quot;&quot;;[.E118];IF([.E117]&lt;&gt;&quot;&quot;;[.E117];[.E116]))" office:value-type="float" office:value="0" calcext:value-type="float">
            <text:p>0</text:p>
          </table:table-cell>
          <table:table-cell table:formula="of:=IF([.F118]&lt;&gt;&quot;&quot;;[.F118];IF([.F117]&lt;&gt;&quot;&quot;;[.F117];[.F116]))" office:value-type="float" office:value="1984" calcext:value-type="float">
            <text:p>1984</text:p>
          </table:table-cell>
          <table:table-cell table:number-columns-repeated="995"/>
        </table:table-row>
        <table:table-row table:style-name="ro1">
          <table:table-cell office:value-type="date" office:date-value="2022-08-23T13:45:00" calcext:value-type="date">
            <text:p>2022-08-23 13:45:00</text:p>
          </table:table-cell>
          <table:table-cell table:number-columns-repeated="4"/>
          <table:table-cell table:style-name="ce1" office:value-type="float" office:value="1988" calcext:value-type="float">
            <text:p>1988</text:p>
          </table:table-cell>
          <table:table-cell table:formula="of:=IF([.B119]&lt;&gt;&quot;&quot;;[.B119];IF([.B118]&lt;&gt;&quot;&quot;;[.B118];[.B117]))" office:value-type="float" office:value="5893" calcext:value-type="float">
            <text:p>5893</text:p>
          </table:table-cell>
          <table:table-cell table:formula="of:=IF([.C119]&lt;&gt;&quot;&quot;;[.C119];IF([.C118]&lt;&gt;&quot;&quot;;[.C118];[.C117]))" office:value-type="float" office:value="5893" calcext:value-type="float">
            <text:p>5893</text:p>
          </table:table-cell>
          <table:table-cell table:formula="of:=IF([.D119]&lt;&gt;&quot;&quot;;[.D119];IF([.D118]&lt;&gt;&quot;&quot;;[.D118];[.D117]))" office:value-type="float" office:value="7034" calcext:value-type="float">
            <text:p>7034</text:p>
          </table:table-cell>
          <table:table-cell table:formula="of:=IF([.E119]&lt;&gt;&quot;&quot;;[.E119];IF([.E118]&lt;&gt;&quot;&quot;;[.E118];[.E117]))" office:value-type="float" office:value="0" calcext:value-type="float">
            <text:p>0</text:p>
          </table:table-cell>
          <table:table-cell table:formula="of:=IF([.F119]&lt;&gt;&quot;&quot;;[.F119];IF([.F118]&lt;&gt;&quot;&quot;;[.F118];[.F117]))" office:value-type="float" office:value="1988" calcext:value-type="float">
            <text:p>1988</text:p>
          </table:table-cell>
          <table:table-cell table:number-columns-repeated="995"/>
        </table:table-row>
        <table:table-row table:style-name="ro1">
          <table:table-cell office:value-type="date" office:date-value="2022-08-23T13:45:56.258965" calcext:value-type="date">
            <text:p>2022-08-23 13:45:56</text:p>
          </table:table-cell>
          <table:table-cell office:value-type="float" office:value="5917" calcext:value-type="float">
            <text:p>5917</text:p>
          </table:table-cell>
          <table:table-cell office:value-type="float" office:value="5930" calcext:value-type="float">
            <text:p>5930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20]&lt;&gt;&quot;&quot;;[.B120];IF([.B119]&lt;&gt;&quot;&quot;;[.B119];[.B118]))" office:value-type="float" office:value="5917" calcext:value-type="float">
            <text:p>5917</text:p>
          </table:table-cell>
          <table:table-cell table:formula="of:=IF([.C120]&lt;&gt;&quot;&quot;;[.C120];IF([.C119]&lt;&gt;&quot;&quot;;[.C119];[.C118]))" office:value-type="float" office:value="5930" calcext:value-type="float">
            <text:p>5930</text:p>
          </table:table-cell>
          <table:table-cell table:formula="of:=IF([.D120]&lt;&gt;&quot;&quot;;[.D120];IF([.D119]&lt;&gt;&quot;&quot;;[.D119];[.D118]))" office:value-type="float" office:value="7059" calcext:value-type="float">
            <text:p>7059</text:p>
          </table:table-cell>
          <table:table-cell table:formula="of:=IF([.E120]&lt;&gt;&quot;&quot;;[.E120];IF([.E119]&lt;&gt;&quot;&quot;;[.E119];[.E118]))" office:value-type="float" office:value="0" calcext:value-type="float">
            <text:p>0</text:p>
          </table:table-cell>
          <table:table-cell table:formula="of:=IF([.F120]&lt;&gt;&quot;&quot;;[.F120];IF([.F119]&lt;&gt;&quot;&quot;;[.F119];[.F118]))" office:value-type="float" office:value="1988" calcext:value-type="float">
            <text:p>1988</text:p>
          </table:table-cell>
          <table:table-cell table:number-columns-repeated="995"/>
        </table:table-row>
        <table:table-row table:style-name="ro1">
          <table:table-cell office:value-type="date" office:date-value="2022-08-23T13:46:00" calcext:value-type="date">
            <text:p>2022-08-23 13:46:00</text:p>
          </table:table-cell>
          <table:table-cell table:number-columns-repeated="4"/>
          <table:table-cell table:style-name="ce1" office:value-type="float" office:value="2000" calcext:value-type="float">
            <text:p>2000</text:p>
          </table:table-cell>
          <table:table-cell table:formula="of:=IF([.B121]&lt;&gt;&quot;&quot;;[.B121];IF([.B120]&lt;&gt;&quot;&quot;;[.B120];[.B119]))" office:value-type="float" office:value="5917" calcext:value-type="float">
            <text:p>5917</text:p>
          </table:table-cell>
          <table:table-cell table:formula="of:=IF([.C121]&lt;&gt;&quot;&quot;;[.C121];IF([.C120]&lt;&gt;&quot;&quot;;[.C120];[.C119]))" office:value-type="float" office:value="5930" calcext:value-type="float">
            <text:p>5930</text:p>
          </table:table-cell>
          <table:table-cell table:formula="of:=IF([.D121]&lt;&gt;&quot;&quot;;[.D121];IF([.D120]&lt;&gt;&quot;&quot;;[.D120];[.D119]))" office:value-type="float" office:value="7059" calcext:value-type="float">
            <text:p>7059</text:p>
          </table:table-cell>
          <table:table-cell table:formula="of:=IF([.E121]&lt;&gt;&quot;&quot;;[.E121];IF([.E120]&lt;&gt;&quot;&quot;;[.E120];[.E119]))" office:value-type="float" office:value="0" calcext:value-type="float">
            <text:p>0</text:p>
          </table:table-cell>
          <table:table-cell table:formula="of:=IF([.F121]&lt;&gt;&quot;&quot;;[.F121];IF([.F120]&lt;&gt;&quot;&quot;;[.F120];[.F119]))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office:value-type="date" office:date-value="2022-08-23T13:47:00" calcext:value-type="date">
            <text:p>2022-08-23 13:47:00</text:p>
          </table:table-cell>
          <table:table-cell table:number-columns-repeated="4"/>
          <table:table-cell table:style-name="ce1" office:value-type="float" office:value="1995" calcext:value-type="float">
            <text:p>1995</text:p>
          </table:table-cell>
          <table:table-cell table:formula="of:=IF([.B122]&lt;&gt;&quot;&quot;;[.B122];IF([.B121]&lt;&gt;&quot;&quot;;[.B121];[.B120]))" office:value-type="float" office:value="5917" calcext:value-type="float">
            <text:p>5917</text:p>
          </table:table-cell>
          <table:table-cell table:formula="of:=IF([.C122]&lt;&gt;&quot;&quot;;[.C122];IF([.C121]&lt;&gt;&quot;&quot;;[.C121];[.C120]))" office:value-type="float" office:value="5930" calcext:value-type="float">
            <text:p>5930</text:p>
          </table:table-cell>
          <table:table-cell table:formula="of:=IF([.D122]&lt;&gt;&quot;&quot;;[.D122];IF([.D121]&lt;&gt;&quot;&quot;;[.D121];[.D120]))" office:value-type="float" office:value="7059" calcext:value-type="float">
            <text:p>7059</text:p>
          </table:table-cell>
          <table:table-cell table:formula="of:=IF([.E122]&lt;&gt;&quot;&quot;;[.E122];IF([.E121]&lt;&gt;&quot;&quot;;[.E121];[.E120]))" office:value-type="float" office:value="0" calcext:value-type="float">
            <text:p>0</text:p>
          </table:table-cell>
          <table:table-cell table:formula="of:=IF([.F122]&lt;&gt;&quot;&quot;;[.F122];IF([.F121]&lt;&gt;&quot;&quot;;[.F121];[.F120]))" office:value-type="float" office:value="1995" calcext:value-type="float">
            <text:p>1995</text:p>
          </table:table-cell>
          <table:table-cell table:number-columns-repeated="995"/>
        </table:table-row>
        <table:table-row table:style-name="ro1">
          <table:table-cell office:value-type="date" office:date-value="2022-08-23T13:47:06.686848" calcext:value-type="date">
            <text:p>2022-08-23 13:47:07</text:p>
          </table:table-cell>
          <table:table-cell office:value-type="float" office:value="5945" calcext:value-type="float">
            <text:p>5945</text:p>
          </table:table-cell>
          <table:table-cell office:value-type="float" office:value="5934" calcext:value-type="float">
            <text:p>5934</text:p>
          </table:table-cell>
          <table:table-cell office:value-type="float" office:value="6964" calcext:value-type="float">
            <text:p>696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23]&lt;&gt;&quot;&quot;;[.B123];IF([.B122]&lt;&gt;&quot;&quot;;[.B122];[.B121]))" office:value-type="float" office:value="5945" calcext:value-type="float">
            <text:p>5945</text:p>
          </table:table-cell>
          <table:table-cell table:formula="of:=IF([.C123]&lt;&gt;&quot;&quot;;[.C123];IF([.C122]&lt;&gt;&quot;&quot;;[.C122];[.C121]))" office:value-type="float" office:value="5934" calcext:value-type="float">
            <text:p>5934</text:p>
          </table:table-cell>
          <table:table-cell table:formula="of:=IF([.D123]&lt;&gt;&quot;&quot;;[.D123];IF([.D122]&lt;&gt;&quot;&quot;;[.D122];[.D121]))" office:value-type="float" office:value="6964" calcext:value-type="float">
            <text:p>6964</text:p>
          </table:table-cell>
          <table:table-cell table:formula="of:=IF([.E123]&lt;&gt;&quot;&quot;;[.E123];IF([.E122]&lt;&gt;&quot;&quot;;[.E122];[.E121]))" office:value-type="float" office:value="0" calcext:value-type="float">
            <text:p>0</text:p>
          </table:table-cell>
          <table:table-cell table:formula="of:=IF([.F123]&lt;&gt;&quot;&quot;;[.F123];IF([.F122]&lt;&gt;&quot;&quot;;[.F122];[.F121]))" office:value-type="float" office:value="1995" calcext:value-type="float">
            <text:p>1995</text:p>
          </table:table-cell>
          <table:table-cell table:number-columns-repeated="995"/>
        </table:table-row>
        <table:table-row table:style-name="ro1">
          <table:table-cell office:value-type="date" office:date-value="2022-08-23T13:48:00" calcext:value-type="date">
            <text:p>2022-08-23 13:48:00</text:p>
          </table:table-cell>
          <table:table-cell table:number-columns-repeated="4"/>
          <table:table-cell table:style-name="ce1" office:value-type="float" office:value="1351" calcext:value-type="float">
            <text:p>1351</text:p>
          </table:table-cell>
          <table:table-cell table:formula="of:=IF([.B124]&lt;&gt;&quot;&quot;;[.B124];IF([.B123]&lt;&gt;&quot;&quot;;[.B123];[.B122]))" office:value-type="float" office:value="5945" calcext:value-type="float">
            <text:p>5945</text:p>
          </table:table-cell>
          <table:table-cell table:formula="of:=IF([.C124]&lt;&gt;&quot;&quot;;[.C124];IF([.C123]&lt;&gt;&quot;&quot;;[.C123];[.C122]))" office:value-type="float" office:value="5934" calcext:value-type="float">
            <text:p>5934</text:p>
          </table:table-cell>
          <table:table-cell table:formula="of:=IF([.D124]&lt;&gt;&quot;&quot;;[.D124];IF([.D123]&lt;&gt;&quot;&quot;;[.D123];[.D122]))" office:value-type="float" office:value="6964" calcext:value-type="float">
            <text:p>6964</text:p>
          </table:table-cell>
          <table:table-cell table:formula="of:=IF([.E124]&lt;&gt;&quot;&quot;;[.E124];IF([.E123]&lt;&gt;&quot;&quot;;[.E123];[.E122]))" office:value-type="float" office:value="0" calcext:value-type="float">
            <text:p>0</text:p>
          </table:table-cell>
          <table:table-cell table:formula="of:=IF([.F124]&lt;&gt;&quot;&quot;;[.F124];IF([.F123]&lt;&gt;&quot;&quot;;[.F123];[.F122]))" office:value-type="float" office:value="1351" calcext:value-type="float">
            <text:p>1351</text:p>
          </table:table-cell>
          <table:table-cell table:number-columns-repeated="995"/>
        </table:table-row>
        <table:table-row table:style-name="ro1">
          <table:table-cell office:value-type="date" office:date-value="2022-08-23T13:48:16.011067" calcext:value-type="date">
            <text:p>2022-08-23 13:48:16</text:p>
          </table:table-cell>
          <table:table-cell table:number-columns-repeated="2" office:value-type="float" office:value="4250" calcext:value-type="float">
            <text:p>4250</text:p>
          </table:table-cell>
          <table:table-cell office:value-type="float" office:value="4582" calcext:value-type="float">
            <text:p>458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25]&lt;&gt;&quot;&quot;;[.B125];IF([.B124]&lt;&gt;&quot;&quot;;[.B124];[.B123]))" office:value-type="float" office:value="4250" calcext:value-type="float">
            <text:p>4250</text:p>
          </table:table-cell>
          <table:table-cell table:formula="of:=IF([.C125]&lt;&gt;&quot;&quot;;[.C125];IF([.C124]&lt;&gt;&quot;&quot;;[.C124];[.C123]))" office:value-type="float" office:value="4250" calcext:value-type="float">
            <text:p>4250</text:p>
          </table:table-cell>
          <table:table-cell table:formula="of:=IF([.D125]&lt;&gt;&quot;&quot;;[.D125];IF([.D124]&lt;&gt;&quot;&quot;;[.D124];[.D123]))" office:value-type="float" office:value="4582" calcext:value-type="float">
            <text:p>4582</text:p>
          </table:table-cell>
          <table:table-cell table:formula="of:=IF([.E125]&lt;&gt;&quot;&quot;;[.E125];IF([.E124]&lt;&gt;&quot;&quot;;[.E124];[.E123]))" office:value-type="float" office:value="0" calcext:value-type="float">
            <text:p>0</text:p>
          </table:table-cell>
          <table:table-cell table:formula="of:=IF([.F125]&lt;&gt;&quot;&quot;;[.F125];IF([.F124]&lt;&gt;&quot;&quot;;[.F124];[.F123]))" office:value-type="float" office:value="1351" calcext:value-type="float">
            <text:p>1351</text:p>
          </table:table-cell>
          <table:table-cell table:number-columns-repeated="995"/>
        </table:table-row>
        <table:table-row table:style-name="ro1">
          <table:table-cell office:value-type="date" office:date-value="2022-08-23T13:49:00.000001" calcext:value-type="date">
            <text:p>2022-08-23 13:49:00</text:p>
          </table:table-cell>
          <table:table-cell table:number-columns-repeated="4"/>
          <table:table-cell table:style-name="ce1" office:value-type="float" office:value="1122" calcext:value-type="float">
            <text:p>1122</text:p>
          </table:table-cell>
          <table:table-cell table:formula="of:=IF([.B126]&lt;&gt;&quot;&quot;;[.B126];IF([.B125]&lt;&gt;&quot;&quot;;[.B125];[.B124]))" office:value-type="float" office:value="4250" calcext:value-type="float">
            <text:p>4250</text:p>
          </table:table-cell>
          <table:table-cell table:formula="of:=IF([.C126]&lt;&gt;&quot;&quot;;[.C126];IF([.C125]&lt;&gt;&quot;&quot;;[.C125];[.C124]))" office:value-type="float" office:value="4250" calcext:value-type="float">
            <text:p>4250</text:p>
          </table:table-cell>
          <table:table-cell table:formula="of:=IF([.D126]&lt;&gt;&quot;&quot;;[.D126];IF([.D125]&lt;&gt;&quot;&quot;;[.D125];[.D124]))" office:value-type="float" office:value="4582" calcext:value-type="float">
            <text:p>4582</text:p>
          </table:table-cell>
          <table:table-cell table:formula="of:=IF([.E126]&lt;&gt;&quot;&quot;;[.E126];IF([.E125]&lt;&gt;&quot;&quot;;[.E125];[.E124]))" office:value-type="float" office:value="0" calcext:value-type="float">
            <text:p>0</text:p>
          </table:table-cell>
          <table:table-cell table:formula="of:=IF([.F126]&lt;&gt;&quot;&quot;;[.F126];IF([.F125]&lt;&gt;&quot;&quot;;[.F125];[.F124]))" office:value-type="float" office:value="1122" calcext:value-type="float">
            <text:p>1122</text:p>
          </table:table-cell>
          <table:table-cell table:number-columns-repeated="995"/>
        </table:table-row>
        <table:table-row table:style-name="ro1">
          <table:table-cell office:value-type="date" office:date-value="2022-08-23T13:49:25.785617" calcext:value-type="date">
            <text:p>2022-08-23 13:49:26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27]&lt;&gt;&quot;&quot;;[.B127];IF([.B126]&lt;&gt;&quot;&quot;;[.B126];[.B125]))" office:value-type="float" office:value="3092" calcext:value-type="float">
            <text:p>3092</text:p>
          </table:table-cell>
          <table:table-cell table:formula="of:=IF([.C127]&lt;&gt;&quot;&quot;;[.C127];IF([.C126]&lt;&gt;&quot;&quot;;[.C126];[.C125]))" office:value-type="float" office:value="3092" calcext:value-type="float">
            <text:p>3092</text:p>
          </table:table-cell>
          <table:table-cell table:formula="of:=IF([.D127]&lt;&gt;&quot;&quot;;[.D127];IF([.D126]&lt;&gt;&quot;&quot;;[.D126];[.D125]))" office:value-type="float" office:value="4515" calcext:value-type="float">
            <text:p>4515</text:p>
          </table:table-cell>
          <table:table-cell table:formula="of:=IF([.E127]&lt;&gt;&quot;&quot;;[.E127];IF([.E126]&lt;&gt;&quot;&quot;;[.E126];[.E125]))" office:value-type="float" office:value="0" calcext:value-type="float">
            <text:p>0</text:p>
          </table:table-cell>
          <table:table-cell table:formula="of:=IF([.F127]&lt;&gt;&quot;&quot;;[.F127];IF([.F126]&lt;&gt;&quot;&quot;;[.F126];[.F125]))" office:value-type="float" office:value="1122" calcext:value-type="float">
            <text:p>1122</text:p>
          </table:table-cell>
          <table:table-cell table:number-columns-repeated="995"/>
        </table:table-row>
        <table:table-row table:style-name="ro1">
          <table:table-cell office:value-type="date" office:date-value="2022-08-23T13:50:00" calcext:value-type="date">
            <text:p>2022-08-23 13:50:00</text:p>
          </table:table-cell>
          <table:table-cell table:number-columns-repeated="4"/>
          <table:table-cell table:style-name="ce1" office:value-type="float" office:value="975" calcext:value-type="float">
            <text:p>975</text:p>
          </table:table-cell>
          <table:table-cell table:formula="of:=IF([.B128]&lt;&gt;&quot;&quot;;[.B128];IF([.B127]&lt;&gt;&quot;&quot;;[.B127];[.B126]))" office:value-type="float" office:value="3092" calcext:value-type="float">
            <text:p>3092</text:p>
          </table:table-cell>
          <table:table-cell table:formula="of:=IF([.C128]&lt;&gt;&quot;&quot;;[.C128];IF([.C127]&lt;&gt;&quot;&quot;;[.C127];[.C126]))" office:value-type="float" office:value="3092" calcext:value-type="float">
            <text:p>3092</text:p>
          </table:table-cell>
          <table:table-cell table:formula="of:=IF([.D128]&lt;&gt;&quot;&quot;;[.D128];IF([.D127]&lt;&gt;&quot;&quot;;[.D127];[.D126]))" office:value-type="float" office:value="4515" calcext:value-type="float">
            <text:p>4515</text:p>
          </table:table-cell>
          <table:table-cell table:formula="of:=IF([.E128]&lt;&gt;&quot;&quot;;[.E128];IF([.E127]&lt;&gt;&quot;&quot;;[.E127];[.E126]))" office:value-type="float" office:value="0" calcext:value-type="float">
            <text:p>0</text:p>
          </table:table-cell>
          <table:table-cell table:formula="of:=IF([.F128]&lt;&gt;&quot;&quot;;[.F128];IF([.F127]&lt;&gt;&quot;&quot;;[.F127];[.F126]))" office:value-type="float" office:value="975" calcext:value-type="float">
            <text:p>975</text:p>
          </table:table-cell>
          <table:table-cell table:number-columns-repeated="995"/>
        </table:table-row>
        <table:table-row table:style-name="ro1">
          <table:table-cell office:value-type="date" office:date-value="2022-08-23T13:50:36.785472" calcext:value-type="date">
            <text:p>2022-08-23 13:50:37</text:p>
          </table:table-cell>
          <table:table-cell office:value-type="float" office:value="2307" calcext:value-type="float">
            <text:p>2307</text:p>
          </table:table-cell>
          <table:table-cell office:value-type="float" office:value="2194" calcext:value-type="float">
            <text:p>2194</text:p>
          </table:table-cell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29]&lt;&gt;&quot;&quot;;[.B129];IF([.B128]&lt;&gt;&quot;&quot;;[.B128];[.B127]))" office:value-type="float" office:value="2307" calcext:value-type="float">
            <text:p>2307</text:p>
          </table:table-cell>
          <table:table-cell table:formula="of:=IF([.C129]&lt;&gt;&quot;&quot;;[.C129];IF([.C128]&lt;&gt;&quot;&quot;;[.C128];[.C127]))" office:value-type="float" office:value="2194" calcext:value-type="float">
            <text:p>2194</text:p>
          </table:table-cell>
          <table:table-cell table:formula="of:=IF([.D129]&lt;&gt;&quot;&quot;;[.D129];IF([.D128]&lt;&gt;&quot;&quot;;[.D128];[.D127]))" office:value-type="float" office:value="2426" calcext:value-type="float">
            <text:p>2426</text:p>
          </table:table-cell>
          <table:table-cell table:formula="of:=IF([.E129]&lt;&gt;&quot;&quot;;[.E129];IF([.E128]&lt;&gt;&quot;&quot;;[.E128];[.E127]))" office:value-type="float" office:value="0" calcext:value-type="float">
            <text:p>0</text:p>
          </table:table-cell>
          <table:table-cell table:formula="of:=IF([.F129]&lt;&gt;&quot;&quot;;[.F129];IF([.F128]&lt;&gt;&quot;&quot;;[.F128];[.F127]))" office:value-type="float" office:value="975" calcext:value-type="float">
            <text:p>975</text:p>
          </table:table-cell>
          <table:table-cell table:number-columns-repeated="995"/>
        </table:table-row>
        <table:table-row table:style-name="ro1">
          <table:table-cell office:value-type="date" office:date-value="2022-08-23T13:51:00" calcext:value-type="date">
            <text:p>2022-08-23 13:51:00</text:p>
          </table:table-cell>
          <table:table-cell table:number-columns-repeated="4"/>
          <table:table-cell table:style-name="ce1" office:value-type="float" office:value="664" calcext:value-type="float">
            <text:p>664</text:p>
          </table:table-cell>
          <table:table-cell table:formula="of:=IF([.B130]&lt;&gt;&quot;&quot;;[.B130];IF([.B129]&lt;&gt;&quot;&quot;;[.B129];[.B128]))" office:value-type="float" office:value="2307" calcext:value-type="float">
            <text:p>2307</text:p>
          </table:table-cell>
          <table:table-cell table:formula="of:=IF([.C130]&lt;&gt;&quot;&quot;;[.C130];IF([.C129]&lt;&gt;&quot;&quot;;[.C129];[.C128]))" office:value-type="float" office:value="2194" calcext:value-type="float">
            <text:p>2194</text:p>
          </table:table-cell>
          <table:table-cell table:formula="of:=IF([.D130]&lt;&gt;&quot;&quot;;[.D130];IF([.D129]&lt;&gt;&quot;&quot;;[.D129];[.D128]))" office:value-type="float" office:value="2426" calcext:value-type="float">
            <text:p>2426</text:p>
          </table:table-cell>
          <table:table-cell table:formula="of:=IF([.E130]&lt;&gt;&quot;&quot;;[.E130];IF([.E129]&lt;&gt;&quot;&quot;;[.E129];[.E128]))" office:value-type="float" office:value="0" calcext:value-type="float">
            <text:p>0</text:p>
          </table:table-cell>
          <table:table-cell table:formula="of:=IF([.F130]&lt;&gt;&quot;&quot;;[.F130];IF([.F129]&lt;&gt;&quot;&quot;;[.F129];[.F128]))" office:value-type="float" office:value="664" calcext:value-type="float">
            <text:p>664</text:p>
          </table:table-cell>
          <table:table-cell table:number-columns-repeated="995"/>
        </table:table-row>
        <table:table-row table:style-name="ro1">
          <table:table-cell office:value-type="date" office:date-value="2022-08-23T13:51:46.058766" calcext:value-type="date">
            <text:p>2022-08-23 13:51:46</text:p>
          </table:table-cell>
          <table:table-cell table:number-columns-repeated="2" office:value-type="float" office:value="2194" calcext:value-type="float">
            <text:p>2194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31]&lt;&gt;&quot;&quot;;[.B131];IF([.B130]&lt;&gt;&quot;&quot;;[.B130];[.B129]))" office:value-type="float" office:value="2194" calcext:value-type="float">
            <text:p>2194</text:p>
          </table:table-cell>
          <table:table-cell table:formula="of:=IF([.C131]&lt;&gt;&quot;&quot;;[.C131];IF([.C130]&lt;&gt;&quot;&quot;;[.C130];[.C129]))" office:value-type="float" office:value="2194" calcext:value-type="float">
            <text:p>2194</text:p>
          </table:table-cell>
          <table:table-cell table:formula="of:=IF([.D131]&lt;&gt;&quot;&quot;;[.D131];IF([.D130]&lt;&gt;&quot;&quot;;[.D130];[.D129]))" office:value-type="float" office:value="2511" calcext:value-type="float">
            <text:p>2511</text:p>
          </table:table-cell>
          <table:table-cell table:formula="of:=IF([.E131]&lt;&gt;&quot;&quot;;[.E131];IF([.E130]&lt;&gt;&quot;&quot;;[.E130];[.E129]))" office:value-type="float" office:value="0" calcext:value-type="float">
            <text:p>0</text:p>
          </table:table-cell>
          <table:table-cell table:formula="of:=IF([.F131]&lt;&gt;&quot;&quot;;[.F131];IF([.F130]&lt;&gt;&quot;&quot;;[.F130];[.F129]))" office:value-type="float" office:value="664" calcext:value-type="float">
            <text:p>664</text:p>
          </table:table-cell>
          <table:table-cell table:number-columns-repeated="995"/>
        </table:table-row>
        <table:table-row table:style-name="ro1">
          <table:table-cell office:value-type="date" office:date-value="2022-08-23T13:52:00" calcext:value-type="date">
            <text:p>2022-08-23 13:52:00</text:p>
          </table:table-cell>
          <table:table-cell table:number-columns-repeated="4"/>
          <table:table-cell table:style-name="ce1" office:value-type="float" office:value="1434" calcext:value-type="float">
            <text:p>1434</text:p>
          </table:table-cell>
          <table:table-cell table:formula="of:=IF([.B132]&lt;&gt;&quot;&quot;;[.B132];IF([.B131]&lt;&gt;&quot;&quot;;[.B131];[.B130]))" office:value-type="float" office:value="2194" calcext:value-type="float">
            <text:p>2194</text:p>
          </table:table-cell>
          <table:table-cell table:formula="of:=IF([.C132]&lt;&gt;&quot;&quot;;[.C132];IF([.C131]&lt;&gt;&quot;&quot;;[.C131];[.C130]))" office:value-type="float" office:value="2194" calcext:value-type="float">
            <text:p>2194</text:p>
          </table:table-cell>
          <table:table-cell table:formula="of:=IF([.D132]&lt;&gt;&quot;&quot;;[.D132];IF([.D131]&lt;&gt;&quot;&quot;;[.D131];[.D130]))" office:value-type="float" office:value="2511" calcext:value-type="float">
            <text:p>2511</text:p>
          </table:table-cell>
          <table:table-cell table:formula="of:=IF([.E132]&lt;&gt;&quot;&quot;;[.E132];IF([.E131]&lt;&gt;&quot;&quot;;[.E131];[.E130]))" office:value-type="float" office:value="0" calcext:value-type="float">
            <text:p>0</text:p>
          </table:table-cell>
          <table:table-cell table:formula="of:=IF([.F132]&lt;&gt;&quot;&quot;;[.F132];IF([.F131]&lt;&gt;&quot;&quot;;[.F131];[.F130]))" office:value-type="float" office:value="1434" calcext:value-type="float">
            <text:p>1434</text:p>
          </table:table-cell>
          <table:table-cell table:number-columns-repeated="995"/>
        </table:table-row>
        <table:table-row table:style-name="ro1">
          <table:table-cell office:value-type="date" office:date-value="2022-08-23T13:52:59.220127" calcext:value-type="date">
            <text:p>2022-08-23 13:52:59</text:p>
          </table:table-cell>
          <table:table-cell office:value-type="float" office:value="2563" calcext:value-type="float">
            <text:p>2563</text:p>
          </table:table-cell>
          <table:table-cell office:value-type="float" office:value="2527" calcext:value-type="float">
            <text:p>2527</text:p>
          </table:table-cell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33]&lt;&gt;&quot;&quot;;[.B133];IF([.B132]&lt;&gt;&quot;&quot;;[.B132];[.B131]))" office:value-type="float" office:value="2563" calcext:value-type="float">
            <text:p>2563</text:p>
          </table:table-cell>
          <table:table-cell table:formula="of:=IF([.C133]&lt;&gt;&quot;&quot;;[.C133];IF([.C132]&lt;&gt;&quot;&quot;;[.C132];[.C131]))" office:value-type="float" office:value="2527" calcext:value-type="float">
            <text:p>2527</text:p>
          </table:table-cell>
          <table:table-cell table:formula="of:=IF([.D133]&lt;&gt;&quot;&quot;;[.D133];IF([.D132]&lt;&gt;&quot;&quot;;[.D132];[.D131]))" office:value-type="float" office:value="3001" calcext:value-type="float">
            <text:p>3001</text:p>
          </table:table-cell>
          <table:table-cell table:formula="of:=IF([.E133]&lt;&gt;&quot;&quot;;[.E133];IF([.E132]&lt;&gt;&quot;&quot;;[.E132];[.E131]))" office:value-type="float" office:value="0" calcext:value-type="float">
            <text:p>0</text:p>
          </table:table-cell>
          <table:table-cell table:formula="of:=IF([.F133]&lt;&gt;&quot;&quot;;[.F133];IF([.F132]&lt;&gt;&quot;&quot;;[.F132];[.F131]))" office:value-type="float" office:value="1434" calcext:value-type="float">
            <text:p>1434</text:p>
          </table:table-cell>
          <table:table-cell table:number-columns-repeated="995"/>
        </table:table-row>
        <table:table-row table:style-name="ro1">
          <table:table-cell office:value-type="date" office:date-value="2022-08-23T13:53:00" calcext:value-type="date">
            <text:p>2022-08-23 13:53:00</text:p>
          </table:table-cell>
          <table:table-cell table:number-columns-repeated="4"/>
          <table:table-cell table:style-name="ce1" office:value-type="float" office:value="1181" calcext:value-type="float">
            <text:p>1181</text:p>
          </table:table-cell>
          <table:table-cell table:formula="of:=IF([.B134]&lt;&gt;&quot;&quot;;[.B134];IF([.B133]&lt;&gt;&quot;&quot;;[.B133];[.B132]))" office:value-type="float" office:value="2563" calcext:value-type="float">
            <text:p>2563</text:p>
          </table:table-cell>
          <table:table-cell table:formula="of:=IF([.C134]&lt;&gt;&quot;&quot;;[.C134];IF([.C133]&lt;&gt;&quot;&quot;;[.C133];[.C132]))" office:value-type="float" office:value="2527" calcext:value-type="float">
            <text:p>2527</text:p>
          </table:table-cell>
          <table:table-cell table:formula="of:=IF([.D134]&lt;&gt;&quot;&quot;;[.D134];IF([.D133]&lt;&gt;&quot;&quot;;[.D133];[.D132]))" office:value-type="float" office:value="3001" calcext:value-type="float">
            <text:p>3001</text:p>
          </table:table-cell>
          <table:table-cell table:formula="of:=IF([.E134]&lt;&gt;&quot;&quot;;[.E134];IF([.E133]&lt;&gt;&quot;&quot;;[.E133];[.E132]))" office:value-type="float" office:value="0" calcext:value-type="float">
            <text:p>0</text:p>
          </table:table-cell>
          <table:table-cell table:formula="of:=IF([.F134]&lt;&gt;&quot;&quot;;[.F134];IF([.F133]&lt;&gt;&quot;&quot;;[.F133];[.F132]))" office:value-type="float" office:value="1181" calcext:value-type="float">
            <text:p>1181</text:p>
          </table:table-cell>
          <table:table-cell table:number-columns-repeated="995"/>
        </table:table-row>
        <table:table-row table:style-name="ro1">
          <table:table-cell office:value-type="date" office:date-value="2022-08-23T13:54:00" calcext:value-type="date">
            <text:p>2022-08-23 13:54:00</text:p>
          </table:table-cell>
          <table:table-cell table:number-columns-repeated="4"/>
          <table:table-cell table:style-name="ce1" office:value-type="float" office:value="552" calcext:value-type="float">
            <text:p>552</text:p>
          </table:table-cell>
          <table:table-cell table:formula="of:=IF([.B135]&lt;&gt;&quot;&quot;;[.B135];IF([.B134]&lt;&gt;&quot;&quot;;[.B134];[.B133]))" office:value-type="float" office:value="2563" calcext:value-type="float">
            <text:p>2563</text:p>
          </table:table-cell>
          <table:table-cell table:formula="of:=IF([.C135]&lt;&gt;&quot;&quot;;[.C135];IF([.C134]&lt;&gt;&quot;&quot;;[.C134];[.C133]))" office:value-type="float" office:value="2527" calcext:value-type="float">
            <text:p>2527</text:p>
          </table:table-cell>
          <table:table-cell table:formula="of:=IF([.D135]&lt;&gt;&quot;&quot;;[.D135];IF([.D134]&lt;&gt;&quot;&quot;;[.D134];[.D133]))" office:value-type="float" office:value="3001" calcext:value-type="float">
            <text:p>3001</text:p>
          </table:table-cell>
          <table:table-cell table:formula="of:=IF([.E135]&lt;&gt;&quot;&quot;;[.E135];IF([.E134]&lt;&gt;&quot;&quot;;[.E134];[.E133]))" office:value-type="float" office:value="0" calcext:value-type="float">
            <text:p>0</text:p>
          </table:table-cell>
          <table:table-cell table:formula="of:=IF([.F135]&lt;&gt;&quot;&quot;;[.F135];IF([.F134]&lt;&gt;&quot;&quot;;[.F134];[.F133]))" office:value-type="float" office:value="552" calcext:value-type="float">
            <text:p>552</text:p>
          </table:table-cell>
          <table:table-cell table:number-columns-repeated="995"/>
        </table:table-row>
        <table:table-row table:style-name="ro1">
          <table:table-cell office:value-type="date" office:date-value="2022-08-23T13:54:09.854131" calcext:value-type="date">
            <text:p>2022-08-23 13:54:10</text:p>
          </table:table-cell>
          <table:table-cell office:value-type="float" office:value="1694" calcext:value-type="float">
            <text:p>1694</text:p>
          </table:table-cell>
          <table:table-cell office:value-type="float" office:value="1663" calcext:value-type="float">
            <text:p>1663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36]&lt;&gt;&quot;&quot;;[.B136];IF([.B135]&lt;&gt;&quot;&quot;;[.B135];[.B134]))" office:value-type="float" office:value="1694" calcext:value-type="float">
            <text:p>1694</text:p>
          </table:table-cell>
          <table:table-cell table:formula="of:=IF([.C136]&lt;&gt;&quot;&quot;;[.C136];IF([.C135]&lt;&gt;&quot;&quot;;[.C135];[.C134]))" office:value-type="float" office:value="1663" calcext:value-type="float">
            <text:p>1663</text:p>
          </table:table-cell>
          <table:table-cell table:formula="of:=IF([.D136]&lt;&gt;&quot;&quot;;[.D136];IF([.D135]&lt;&gt;&quot;&quot;;[.D135];[.D134]))" office:value-type="float" office:value="1827" calcext:value-type="float">
            <text:p>1827</text:p>
          </table:table-cell>
          <table:table-cell table:formula="of:=IF([.E136]&lt;&gt;&quot;&quot;;[.E136];IF([.E135]&lt;&gt;&quot;&quot;;[.E135];[.E134]))" office:value-type="float" office:value="0" calcext:value-type="float">
            <text:p>0</text:p>
          </table:table-cell>
          <table:table-cell table:formula="of:=IF([.F136]&lt;&gt;&quot;&quot;;[.F136];IF([.F135]&lt;&gt;&quot;&quot;;[.F135];[.F134]))" office:value-type="float" office:value="552" calcext:value-type="float">
            <text:p>552</text:p>
          </table:table-cell>
          <table:table-cell table:number-columns-repeated="995"/>
        </table:table-row>
        <table:table-row table:style-name="ro1">
          <table:table-cell office:value-type="date" office:date-value="2022-08-23T13:55:00" calcext:value-type="date">
            <text:p>2022-08-23 13:55:00</text:p>
          </table:table-cell>
          <table:table-cell table:number-columns-repeated="4"/>
          <table:table-cell table:style-name="ce1" office:value-type="float" office:value="482" calcext:value-type="float">
            <text:p>482</text:p>
          </table:table-cell>
          <table:table-cell table:formula="of:=IF([.B137]&lt;&gt;&quot;&quot;;[.B137];IF([.B136]&lt;&gt;&quot;&quot;;[.B136];[.B135]))" office:value-type="float" office:value="1694" calcext:value-type="float">
            <text:p>1694</text:p>
          </table:table-cell>
          <table:table-cell table:formula="of:=IF([.C137]&lt;&gt;&quot;&quot;;[.C137];IF([.C136]&lt;&gt;&quot;&quot;;[.C136];[.C135]))" office:value-type="float" office:value="1663" calcext:value-type="float">
            <text:p>1663</text:p>
          </table:table-cell>
          <table:table-cell table:formula="of:=IF([.D137]&lt;&gt;&quot;&quot;;[.D137];IF([.D136]&lt;&gt;&quot;&quot;;[.D136];[.D135]))" office:value-type="float" office:value="1827" calcext:value-type="float">
            <text:p>1827</text:p>
          </table:table-cell>
          <table:table-cell table:formula="of:=IF([.E137]&lt;&gt;&quot;&quot;;[.E137];IF([.E136]&lt;&gt;&quot;&quot;;[.E136];[.E135]))" office:value-type="float" office:value="0" calcext:value-type="float">
            <text:p>0</text:p>
          </table:table-cell>
          <table:table-cell table:formula="of:=IF([.F137]&lt;&gt;&quot;&quot;;[.F137];IF([.F136]&lt;&gt;&quot;&quot;;[.F136];[.F135]))" office:value-type="float" office:value="482" calcext:value-type="float">
            <text:p>482</text:p>
          </table:table-cell>
          <table:table-cell table:number-columns-repeated="995"/>
        </table:table-row>
        <table:table-row table:style-name="ro1">
          <table:table-cell office:value-type="date" office:date-value="2022-08-23T13:55:19.773137" calcext:value-type="date">
            <text:p>2022-08-23 13:55:20</text:p>
          </table:table-cell>
          <table:table-cell office:value-type="float" office:value="1338" calcext:value-type="float">
            <text:p>1338</text:p>
          </table:table-cell>
          <table:table-cell office:value-type="float" office:value="1336" calcext:value-type="float">
            <text:p>1336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38]&lt;&gt;&quot;&quot;;[.B138];IF([.B137]&lt;&gt;&quot;&quot;;[.B137];[.B136]))" office:value-type="float" office:value="1338" calcext:value-type="float">
            <text:p>1338</text:p>
          </table:table-cell>
          <table:table-cell table:formula="of:=IF([.C138]&lt;&gt;&quot;&quot;;[.C138];IF([.C137]&lt;&gt;&quot;&quot;;[.C137];[.C136]))" office:value-type="float" office:value="1336" calcext:value-type="float">
            <text:p>1336</text:p>
          </table:table-cell>
          <table:table-cell table:formula="of:=IF([.D138]&lt;&gt;&quot;&quot;;[.D138];IF([.D137]&lt;&gt;&quot;&quot;;[.D137];[.D136]))" office:value-type="float" office:value="1409" calcext:value-type="float">
            <text:p>1409</text:p>
          </table:table-cell>
          <table:table-cell table:formula="of:=IF([.E138]&lt;&gt;&quot;&quot;;[.E138];IF([.E137]&lt;&gt;&quot;&quot;;[.E137];[.E136]))" office:value-type="float" office:value="0" calcext:value-type="float">
            <text:p>0</text:p>
          </table:table-cell>
          <table:table-cell table:formula="of:=IF([.F138]&lt;&gt;&quot;&quot;;[.F138];IF([.F137]&lt;&gt;&quot;&quot;;[.F137];[.F136]))" office:value-type="float" office:value="482" calcext:value-type="float">
            <text:p>482</text:p>
          </table:table-cell>
          <table:table-cell table:number-columns-repeated="995"/>
        </table:table-row>
        <table:table-row table:style-name="ro1">
          <table:table-cell office:value-type="date" office:date-value="2022-08-23T13:56:00" calcext:value-type="date">
            <text:p>2022-08-23 13:56:00</text:p>
          </table:table-cell>
          <table:table-cell table:number-columns-repeated="4"/>
          <table:table-cell table:style-name="ce1" office:value-type="float" office:value="456" calcext:value-type="float">
            <text:p>456</text:p>
          </table:table-cell>
          <table:table-cell table:formula="of:=IF([.B139]&lt;&gt;&quot;&quot;;[.B139];IF([.B138]&lt;&gt;&quot;&quot;;[.B138];[.B137]))" office:value-type="float" office:value="1338" calcext:value-type="float">
            <text:p>1338</text:p>
          </table:table-cell>
          <table:table-cell table:formula="of:=IF([.C139]&lt;&gt;&quot;&quot;;[.C139];IF([.C138]&lt;&gt;&quot;&quot;;[.C138];[.C137]))" office:value-type="float" office:value="1336" calcext:value-type="float">
            <text:p>1336</text:p>
          </table:table-cell>
          <table:table-cell table:formula="of:=IF([.D139]&lt;&gt;&quot;&quot;;[.D139];IF([.D138]&lt;&gt;&quot;&quot;;[.D138];[.D137]))" office:value-type="float" office:value="1409" calcext:value-type="float">
            <text:p>1409</text:p>
          </table:table-cell>
          <table:table-cell table:formula="of:=IF([.E139]&lt;&gt;&quot;&quot;;[.E139];IF([.E138]&lt;&gt;&quot;&quot;;[.E138];[.E137]))" office:value-type="float" office:value="0" calcext:value-type="float">
            <text:p>0</text:p>
          </table:table-cell>
          <table:table-cell table:formula="of:=IF([.F139]&lt;&gt;&quot;&quot;;[.F139];IF([.F138]&lt;&gt;&quot;&quot;;[.F138];[.F137]))" office:value-type="float" office:value="456" calcext:value-type="float">
            <text:p>456</text:p>
          </table:table-cell>
          <table:table-cell table:number-columns-repeated="995"/>
        </table:table-row>
        <table:table-row table:style-name="ro1">
          <table:table-cell office:value-type="date" office:date-value="2022-08-23T13:56:30.190228" calcext:value-type="date">
            <text:p>2022-08-23 13:56:30</text:p>
          </table:table-cell>
          <table:table-cell office:value-type="float" office:value="1247" calcext:value-type="float">
            <text:p>1247</text:p>
          </table:table-cell>
          <table:table-cell office:value-type="float" office:value="1240" calcext:value-type="float">
            <text:p>124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40]&lt;&gt;&quot;&quot;;[.B140];IF([.B139]&lt;&gt;&quot;&quot;;[.B139];[.B138]))" office:value-type="float" office:value="1247" calcext:value-type="float">
            <text:p>1247</text:p>
          </table:table-cell>
          <table:table-cell table:formula="of:=IF([.C140]&lt;&gt;&quot;&quot;;[.C140];IF([.C139]&lt;&gt;&quot;&quot;;[.C139];[.C138]))" office:value-type="float" office:value="1240" calcext:value-type="float">
            <text:p>1240</text:p>
          </table:table-cell>
          <table:table-cell table:formula="of:=IF([.D140]&lt;&gt;&quot;&quot;;[.D140];IF([.D139]&lt;&gt;&quot;&quot;;[.D139];[.D138]))" office:value-type="float" office:value="1300" calcext:value-type="float">
            <text:p>1300</text:p>
          </table:table-cell>
          <table:table-cell table:formula="of:=IF([.E140]&lt;&gt;&quot;&quot;;[.E140];IF([.E139]&lt;&gt;&quot;&quot;;[.E139];[.E138]))" office:value-type="float" office:value="0" calcext:value-type="float">
            <text:p>0</text:p>
          </table:table-cell>
          <table:table-cell table:formula="of:=IF([.F140]&lt;&gt;&quot;&quot;;[.F140];IF([.F139]&lt;&gt;&quot;&quot;;[.F139];[.F138]))" office:value-type="float" office:value="456" calcext:value-type="float">
            <text:p>456</text:p>
          </table:table-cell>
          <table:table-cell table:number-columns-repeated="995"/>
        </table:table-row>
        <table:table-row table:style-name="ro1">
          <table:table-cell office:value-type="date" office:date-value="2022-08-23T13:57:00" calcext:value-type="date">
            <text:p>2022-08-23 13:57:00</text:p>
          </table:table-cell>
          <table:table-cell table:number-columns-repeated="4"/>
          <table:table-cell table:style-name="ce1" office:value-type="float" office:value="443" calcext:value-type="float">
            <text:p>443</text:p>
          </table:table-cell>
          <table:table-cell table:formula="of:=IF([.B141]&lt;&gt;&quot;&quot;;[.B141];IF([.B140]&lt;&gt;&quot;&quot;;[.B140];[.B139]))" office:value-type="float" office:value="1247" calcext:value-type="float">
            <text:p>1247</text:p>
          </table:table-cell>
          <table:table-cell table:formula="of:=IF([.C141]&lt;&gt;&quot;&quot;;[.C141];IF([.C140]&lt;&gt;&quot;&quot;;[.C140];[.C139]))" office:value-type="float" office:value="1240" calcext:value-type="float">
            <text:p>1240</text:p>
          </table:table-cell>
          <table:table-cell table:formula="of:=IF([.D141]&lt;&gt;&quot;&quot;;[.D141];IF([.D140]&lt;&gt;&quot;&quot;;[.D140];[.D139]))" office:value-type="float" office:value="1300" calcext:value-type="float">
            <text:p>1300</text:p>
          </table:table-cell>
          <table:table-cell table:formula="of:=IF([.E141]&lt;&gt;&quot;&quot;;[.E141];IF([.E140]&lt;&gt;&quot;&quot;;[.E140];[.E139]))" office:value-type="float" office:value="0" calcext:value-type="float">
            <text:p>0</text:p>
          </table:table-cell>
          <table:table-cell table:formula="of:=IF([.F141]&lt;&gt;&quot;&quot;;[.F141];IF([.F140]&lt;&gt;&quot;&quot;;[.F140];[.F139]))" office:value-type="float" office:value="443" calcext:value-type="float">
            <text:p>443</text:p>
          </table:table-cell>
          <table:table-cell table:number-columns-repeated="995"/>
        </table:table-row>
        <table:table-row table:style-name="ro1">
          <table:table-cell office:value-type="date" office:date-value="2022-08-23T13:57:41.453789" calcext:value-type="date">
            <text:p>2022-08-23 13:57:41</text:p>
          </table:table-cell>
          <table:table-cell table:number-columns-repeated="2" office:value-type="float" office:value="1197" calcext:value-type="float">
            <text:p>1197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42]&lt;&gt;&quot;&quot;;[.B142];IF([.B141]&lt;&gt;&quot;&quot;;[.B141];[.B140]))" office:value-type="float" office:value="1197" calcext:value-type="float">
            <text:p>1197</text:p>
          </table:table-cell>
          <table:table-cell table:formula="of:=IF([.C142]&lt;&gt;&quot;&quot;;[.C142];IF([.C141]&lt;&gt;&quot;&quot;;[.C141];[.C140]))" office:value-type="float" office:value="1197" calcext:value-type="float">
            <text:p>1197</text:p>
          </table:table-cell>
          <table:table-cell table:formula="of:=IF([.D142]&lt;&gt;&quot;&quot;;[.D142];IF([.D141]&lt;&gt;&quot;&quot;;[.D141];[.D140]))" office:value-type="float" office:value="1274" calcext:value-type="float">
            <text:p>1274</text:p>
          </table:table-cell>
          <table:table-cell table:formula="of:=IF([.E142]&lt;&gt;&quot;&quot;;[.E142];IF([.E141]&lt;&gt;&quot;&quot;;[.E141];[.E140]))" office:value-type="float" office:value="0" calcext:value-type="float">
            <text:p>0</text:p>
          </table:table-cell>
          <table:table-cell table:formula="of:=IF([.F142]&lt;&gt;&quot;&quot;;[.F142];IF([.F141]&lt;&gt;&quot;&quot;;[.F141];[.F140]))" office:value-type="float" office:value="443" calcext:value-type="float">
            <text:p>443</text:p>
          </table:table-cell>
          <table:table-cell table:number-columns-repeated="995"/>
        </table:table-row>
        <table:table-row table:style-name="ro1">
          <table:table-cell office:value-type="date" office:date-value="2022-08-23T13:58:00" calcext:value-type="date">
            <text:p>2022-08-23 13:58:00</text:p>
          </table:table-cell>
          <table:table-cell table:number-columns-repeated="4"/>
          <table:table-cell table:style-name="ce1" office:value-type="float" office:value="458" calcext:value-type="float">
            <text:p>458</text:p>
          </table:table-cell>
          <table:table-cell table:formula="of:=IF([.B143]&lt;&gt;&quot;&quot;;[.B143];IF([.B142]&lt;&gt;&quot;&quot;;[.B142];[.B141]))" office:value-type="float" office:value="1197" calcext:value-type="float">
            <text:p>1197</text:p>
          </table:table-cell>
          <table:table-cell table:formula="of:=IF([.C143]&lt;&gt;&quot;&quot;;[.C143];IF([.C142]&lt;&gt;&quot;&quot;;[.C142];[.C141]))" office:value-type="float" office:value="1197" calcext:value-type="float">
            <text:p>1197</text:p>
          </table:table-cell>
          <table:table-cell table:formula="of:=IF([.D143]&lt;&gt;&quot;&quot;;[.D143];IF([.D142]&lt;&gt;&quot;&quot;;[.D142];[.D141]))" office:value-type="float" office:value="1274" calcext:value-type="float">
            <text:p>1274</text:p>
          </table:table-cell>
          <table:table-cell table:formula="of:=IF([.E143]&lt;&gt;&quot;&quot;;[.E143];IF([.E142]&lt;&gt;&quot;&quot;;[.E142];[.E141]))" office:value-type="float" office:value="0" calcext:value-type="float">
            <text:p>0</text:p>
          </table:table-cell>
          <table:table-cell table:formula="of:=IF([.F143]&lt;&gt;&quot;&quot;;[.F143];IF([.F142]&lt;&gt;&quot;&quot;;[.F142];[.F141]))" office:value-type="float" office:value="458" calcext:value-type="float">
            <text:p>458</text:p>
          </table:table-cell>
          <table:table-cell table:number-columns-repeated="995"/>
        </table:table-row>
        <table:table-row table:style-name="ro1">
          <table:table-cell office:value-type="date" office:date-value="2022-08-23T13:58:50.942734" calcext:value-type="date">
            <text:p>2022-08-23 13:58:51</text:p>
          </table:table-cell>
          <table:table-cell office:value-type="float" office:value="1329" calcext:value-type="float">
            <text:p>1329</text:p>
          </table:table-cell>
          <table:table-cell office:value-type="float" office:value="1337" calcext:value-type="float">
            <text:p>1337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44]&lt;&gt;&quot;&quot;;[.B144];IF([.B143]&lt;&gt;&quot;&quot;;[.B143];[.B142]))" office:value-type="float" office:value="1329" calcext:value-type="float">
            <text:p>1329</text:p>
          </table:table-cell>
          <table:table-cell table:formula="of:=IF([.C144]&lt;&gt;&quot;&quot;;[.C144];IF([.C143]&lt;&gt;&quot;&quot;;[.C143];[.C142]))" office:value-type="float" office:value="1337" calcext:value-type="float">
            <text:p>1337</text:p>
          </table:table-cell>
          <table:table-cell table:formula="of:=IF([.D144]&lt;&gt;&quot;&quot;;[.D144];IF([.D143]&lt;&gt;&quot;&quot;;[.D143];[.D142]))" office:value-type="float" office:value="1490" calcext:value-type="float">
            <text:p>1490</text:p>
          </table:table-cell>
          <table:table-cell table:formula="of:=IF([.E144]&lt;&gt;&quot;&quot;;[.E144];IF([.E143]&lt;&gt;&quot;&quot;;[.E143];[.E142]))" office:value-type="float" office:value="0" calcext:value-type="float">
            <text:p>0</text:p>
          </table:table-cell>
          <table:table-cell table:formula="of:=IF([.F144]&lt;&gt;&quot;&quot;;[.F144];IF([.F143]&lt;&gt;&quot;&quot;;[.F143];[.F142]))" office:value-type="float" office:value="458" calcext:value-type="float">
            <text:p>458</text:p>
          </table:table-cell>
          <table:table-cell table:number-columns-repeated="995"/>
        </table:table-row>
        <table:table-row table:style-name="ro1">
          <table:table-cell office:value-type="date" office:date-value="2022-08-23T13:59:00" calcext:value-type="date">
            <text:p>2022-08-23 13:59:00</text:p>
          </table:table-cell>
          <table:table-cell table:number-columns-repeated="4"/>
          <table:table-cell table:style-name="ce1" office:value-type="float" office:value="549" calcext:value-type="float">
            <text:p>549</text:p>
          </table:table-cell>
          <table:table-cell table:formula="of:=IF([.B145]&lt;&gt;&quot;&quot;;[.B145];IF([.B144]&lt;&gt;&quot;&quot;;[.B144];[.B143]))" office:value-type="float" office:value="1329" calcext:value-type="float">
            <text:p>1329</text:p>
          </table:table-cell>
          <table:table-cell table:formula="of:=IF([.C145]&lt;&gt;&quot;&quot;;[.C145];IF([.C144]&lt;&gt;&quot;&quot;;[.C144];[.C143]))" office:value-type="float" office:value="1337" calcext:value-type="float">
            <text:p>1337</text:p>
          </table:table-cell>
          <table:table-cell table:formula="of:=IF([.D145]&lt;&gt;&quot;&quot;;[.D145];IF([.D144]&lt;&gt;&quot;&quot;;[.D144];[.D143]))" office:value-type="float" office:value="1490" calcext:value-type="float">
            <text:p>1490</text:p>
          </table:table-cell>
          <table:table-cell table:formula="of:=IF([.E145]&lt;&gt;&quot;&quot;;[.E145];IF([.E144]&lt;&gt;&quot;&quot;;[.E144];[.E143]))" office:value-type="float" office:value="0" calcext:value-type="float">
            <text:p>0</text:p>
          </table:table-cell>
          <table:table-cell table:formula="of:=IF([.F145]&lt;&gt;&quot;&quot;;[.F145];IF([.F144]&lt;&gt;&quot;&quot;;[.F144];[.F143]))" office:value-type="float" office:value="549" calcext:value-type="float">
            <text:p>549</text:p>
          </table:table-cell>
          <table:table-cell table:number-columns-repeated="995"/>
        </table:table-row>
        <table:table-row table:style-name="ro1">
          <table:table-cell office:value-type="date" office:date-value="2022-08-23T14:00:00" calcext:value-type="date">
            <text:p>2022-08-23 14:00:00</text:p>
          </table:table-cell>
          <table:table-cell table:number-columns-repeated="4"/>
          <table:table-cell table:style-name="ce1" office:value-type="float" office:value="600" calcext:value-type="float">
            <text:p>600</text:p>
          </table:table-cell>
          <table:table-cell table:formula="of:=IF([.B146]&lt;&gt;&quot;&quot;;[.B146];IF([.B145]&lt;&gt;&quot;&quot;;[.B145];[.B144]))" office:value-type="float" office:value="1329" calcext:value-type="float">
            <text:p>1329</text:p>
          </table:table-cell>
          <table:table-cell table:formula="of:=IF([.C146]&lt;&gt;&quot;&quot;;[.C146];IF([.C145]&lt;&gt;&quot;&quot;;[.C145];[.C144]))" office:value-type="float" office:value="1337" calcext:value-type="float">
            <text:p>1337</text:p>
          </table:table-cell>
          <table:table-cell table:formula="of:=IF([.D146]&lt;&gt;&quot;&quot;;[.D146];IF([.D145]&lt;&gt;&quot;&quot;;[.D145];[.D144]))" office:value-type="float" office:value="1490" calcext:value-type="float">
            <text:p>1490</text:p>
          </table:table-cell>
          <table:table-cell table:formula="of:=IF([.E146]&lt;&gt;&quot;&quot;;[.E146];IF([.E145]&lt;&gt;&quot;&quot;;[.E145];[.E144]))" office:value-type="float" office:value="0" calcext:value-type="float">
            <text:p>0</text:p>
          </table:table-cell>
          <table:table-cell table:formula="of:=IF([.F146]&lt;&gt;&quot;&quot;;[.F146];IF([.F145]&lt;&gt;&quot;&quot;;[.F145];[.F144]))" office:value-type="float" office:value="600" calcext:value-type="float">
            <text:p>600</text:p>
          </table:table-cell>
          <table:table-cell table:number-columns-repeated="995"/>
        </table:table-row>
        <table:table-row table:style-name="ro1">
          <table:table-cell office:value-type="date" office:date-value="2022-08-23T14:00:00.689199" calcext:value-type="date">
            <text:p>2022-08-23 14:00:01</text:p>
          </table:table-cell>
          <table:table-cell office:value-type="float" office:value="1607" calcext:value-type="float">
            <text:p>1607</text:p>
          </table:table-cell>
          <table:table-cell office:value-type="float" office:value="1619" calcext:value-type="float">
            <text:p>1619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47]&lt;&gt;&quot;&quot;;[.B147];IF([.B146]&lt;&gt;&quot;&quot;;[.B146];[.B145]))" office:value-type="float" office:value="1607" calcext:value-type="float">
            <text:p>1607</text:p>
          </table:table-cell>
          <table:table-cell table:formula="of:=IF([.C147]&lt;&gt;&quot;&quot;;[.C147];IF([.C146]&lt;&gt;&quot;&quot;;[.C146];[.C145]))" office:value-type="float" office:value="1619" calcext:value-type="float">
            <text:p>1619</text:p>
          </table:table-cell>
          <table:table-cell table:formula="of:=IF([.D147]&lt;&gt;&quot;&quot;;[.D147];IF([.D146]&lt;&gt;&quot;&quot;;[.D146];[.D145]))" office:value-type="float" office:value="1852" calcext:value-type="float">
            <text:p>1852</text:p>
          </table:table-cell>
          <table:table-cell table:formula="of:=IF([.E147]&lt;&gt;&quot;&quot;;[.E147];IF([.E146]&lt;&gt;&quot;&quot;;[.E146];[.E145]))" office:value-type="float" office:value="0" calcext:value-type="float">
            <text:p>0</text:p>
          </table:table-cell>
          <table:table-cell table:formula="of:=IF([.F147]&lt;&gt;&quot;&quot;;[.F147];IF([.F146]&lt;&gt;&quot;&quot;;[.F146];[.F145]))" office:value-type="float" office:value="600" calcext:value-type="float">
            <text:p>600</text:p>
          </table:table-cell>
          <table:table-cell table:number-columns-repeated="995"/>
        </table:table-row>
        <table:table-row table:style-name="ro1">
          <table:table-cell office:value-type="date" office:date-value="2022-08-23T14:01:00" calcext:value-type="date">
            <text:p>2022-08-23 14:01:00</text:p>
          </table:table-cell>
          <table:table-cell table:number-columns-repeated="4"/>
          <table:table-cell table:style-name="ce1" office:value-type="float" office:value="601" calcext:value-type="float">
            <text:p>601</text:p>
          </table:table-cell>
          <table:table-cell table:formula="of:=IF([.B148]&lt;&gt;&quot;&quot;;[.B148];IF([.B147]&lt;&gt;&quot;&quot;;[.B147];[.B146]))" office:value-type="float" office:value="1607" calcext:value-type="float">
            <text:p>1607</text:p>
          </table:table-cell>
          <table:table-cell table:formula="of:=IF([.C148]&lt;&gt;&quot;&quot;;[.C148];IF([.C147]&lt;&gt;&quot;&quot;;[.C147];[.C146]))" office:value-type="float" office:value="1619" calcext:value-type="float">
            <text:p>1619</text:p>
          </table:table-cell>
          <table:table-cell table:formula="of:=IF([.D148]&lt;&gt;&quot;&quot;;[.D148];IF([.D147]&lt;&gt;&quot;&quot;;[.D147];[.D146]))" office:value-type="float" office:value="1852" calcext:value-type="float">
            <text:p>1852</text:p>
          </table:table-cell>
          <table:table-cell table:formula="of:=IF([.E148]&lt;&gt;&quot;&quot;;[.E148];IF([.E147]&lt;&gt;&quot;&quot;;[.E147];[.E146]))" office:value-type="float" office:value="0" calcext:value-type="float">
            <text:p>0</text:p>
          </table:table-cell>
          <table:table-cell table:formula="of:=IF([.F148]&lt;&gt;&quot;&quot;;[.F148];IF([.F147]&lt;&gt;&quot;&quot;;[.F147];[.F146]))" office:value-type="float" office:value="601" calcext:value-type="float">
            <text:p>601</text:p>
          </table:table-cell>
          <table:table-cell table:number-columns-repeated="995"/>
        </table:table-row>
        <table:table-row table:style-name="ro1">
          <table:table-cell office:value-type="date" office:date-value="2022-08-23T14:01:10.420641" calcext:value-type="date">
            <text:p>2022-08-23 14:01:10</text:p>
          </table:table-cell>
          <table:table-cell office:value-type="float" office:value="1628" calcext:value-type="float">
            <text:p>1628</text:p>
          </table:table-cell>
          <table:table-cell office:value-type="float" office:value="1630" calcext:value-type="float">
            <text:p>1630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49]&lt;&gt;&quot;&quot;;[.B149];IF([.B148]&lt;&gt;&quot;&quot;;[.B148];[.B147]))" office:value-type="float" office:value="1628" calcext:value-type="float">
            <text:p>1628</text:p>
          </table:table-cell>
          <table:table-cell table:formula="of:=IF([.C149]&lt;&gt;&quot;&quot;;[.C149];IF([.C148]&lt;&gt;&quot;&quot;;[.C148];[.C147]))" office:value-type="float" office:value="1630" calcext:value-type="float">
            <text:p>1630</text:p>
          </table:table-cell>
          <table:table-cell table:formula="of:=IF([.D149]&lt;&gt;&quot;&quot;;[.D149];IF([.D148]&lt;&gt;&quot;&quot;;[.D148];[.D147]))" office:value-type="float" office:value="1750" calcext:value-type="float">
            <text:p>1750</text:p>
          </table:table-cell>
          <table:table-cell table:formula="of:=IF([.E149]&lt;&gt;&quot;&quot;;[.E149];IF([.E148]&lt;&gt;&quot;&quot;;[.E148];[.E147]))" office:value-type="float" office:value="0" calcext:value-type="float">
            <text:p>0</text:p>
          </table:table-cell>
          <table:table-cell table:formula="of:=IF([.F149]&lt;&gt;&quot;&quot;;[.F149];IF([.F148]&lt;&gt;&quot;&quot;;[.F148];[.F147]))" office:value-type="float" office:value="601" calcext:value-type="float">
            <text:p>601</text:p>
          </table:table-cell>
          <table:table-cell table:number-columns-repeated="995"/>
        </table:table-row>
        <table:table-row table:style-name="ro1">
          <table:table-cell office:value-type="date" office:date-value="2022-08-23T14:02:00.000001" calcext:value-type="date">
            <text:p>2022-08-23 14:02:00</text:p>
          </table:table-cell>
          <table:table-cell table:number-columns-repeated="4"/>
          <table:table-cell table:style-name="ce1" office:value-type="float" office:value="691" calcext:value-type="float">
            <text:p>691</text:p>
          </table:table-cell>
          <table:table-cell table:formula="of:=IF([.B150]&lt;&gt;&quot;&quot;;[.B150];IF([.B149]&lt;&gt;&quot;&quot;;[.B149];[.B148]))" office:value-type="float" office:value="1628" calcext:value-type="float">
            <text:p>1628</text:p>
          </table:table-cell>
          <table:table-cell table:formula="of:=IF([.C150]&lt;&gt;&quot;&quot;;[.C150];IF([.C149]&lt;&gt;&quot;&quot;;[.C149];[.C148]))" office:value-type="float" office:value="1630" calcext:value-type="float">
            <text:p>1630</text:p>
          </table:table-cell>
          <table:table-cell table:formula="of:=IF([.D150]&lt;&gt;&quot;&quot;;[.D150];IF([.D149]&lt;&gt;&quot;&quot;;[.D149];[.D148]))" office:value-type="float" office:value="1750" calcext:value-type="float">
            <text:p>1750</text:p>
          </table:table-cell>
          <table:table-cell table:formula="of:=IF([.E150]&lt;&gt;&quot;&quot;;[.E150];IF([.E149]&lt;&gt;&quot;&quot;;[.E149];[.E148]))" office:value-type="float" office:value="0" calcext:value-type="float">
            <text:p>0</text:p>
          </table:table-cell>
          <table:table-cell table:formula="of:=IF([.F150]&lt;&gt;&quot;&quot;;[.F150];IF([.F149]&lt;&gt;&quot;&quot;;[.F149];[.F148]))" office:value-type="float" office:value="691" calcext:value-type="float">
            <text:p>691</text:p>
          </table:table-cell>
          <table:table-cell table:number-columns-repeated="995"/>
        </table:table-row>
        <table:table-row table:style-name="ro1">
          <table:table-cell office:value-type="date" office:date-value="2022-08-23T14:02:23.056652" calcext:value-type="date">
            <text:p>2022-08-23 14:02:23</text:p>
          </table:table-cell>
          <table:table-cell office:value-type="float" office:value="1793" calcext:value-type="float">
            <text:p>1793</text:p>
          </table:table-cell>
          <table:table-cell office:value-type="float" office:value="1798" calcext:value-type="float">
            <text:p>1798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51]&lt;&gt;&quot;&quot;;[.B151];IF([.B150]&lt;&gt;&quot;&quot;;[.B150];[.B149]))" office:value-type="float" office:value="1793" calcext:value-type="float">
            <text:p>1793</text:p>
          </table:table-cell>
          <table:table-cell table:formula="of:=IF([.C151]&lt;&gt;&quot;&quot;;[.C151];IF([.C150]&lt;&gt;&quot;&quot;;[.C150];[.C149]))" office:value-type="float" office:value="1798" calcext:value-type="float">
            <text:p>1798</text:p>
          </table:table-cell>
          <table:table-cell table:formula="of:=IF([.D151]&lt;&gt;&quot;&quot;;[.D151];IF([.D150]&lt;&gt;&quot;&quot;;[.D150];[.D149]))" office:value-type="float" office:value="1989" calcext:value-type="float">
            <text:p>1989</text:p>
          </table:table-cell>
          <table:table-cell table:formula="of:=IF([.E151]&lt;&gt;&quot;&quot;;[.E151];IF([.E150]&lt;&gt;&quot;&quot;;[.E150];[.E149]))" office:value-type="float" office:value="0" calcext:value-type="float">
            <text:p>0</text:p>
          </table:table-cell>
          <table:table-cell table:formula="of:=IF([.F151]&lt;&gt;&quot;&quot;;[.F151];IF([.F150]&lt;&gt;&quot;&quot;;[.F150];[.F149]))" office:value-type="float" office:value="691" calcext:value-type="float">
            <text:p>691</text:p>
          </table:table-cell>
          <table:table-cell table:number-columns-repeated="995"/>
        </table:table-row>
        <table:table-row table:style-name="ro1">
          <table:table-cell office:value-type="date" office:date-value="2022-08-23T14:03:00" calcext:value-type="date">
            <text:p>2022-08-23 14:03:00</text:p>
          </table:table-cell>
          <table:table-cell table:number-columns-repeated="4"/>
          <table:table-cell table:style-name="ce1" office:value-type="float" office:value="1092" calcext:value-type="float">
            <text:p>1092</text:p>
          </table:table-cell>
          <table:table-cell table:formula="of:=IF([.B152]&lt;&gt;&quot;&quot;;[.B152];IF([.B151]&lt;&gt;&quot;&quot;;[.B151];[.B150]))" office:value-type="float" office:value="1793" calcext:value-type="float">
            <text:p>1793</text:p>
          </table:table-cell>
          <table:table-cell table:formula="of:=IF([.C152]&lt;&gt;&quot;&quot;;[.C152];IF([.C151]&lt;&gt;&quot;&quot;;[.C151];[.C150]))" office:value-type="float" office:value="1798" calcext:value-type="float">
            <text:p>1798</text:p>
          </table:table-cell>
          <table:table-cell table:formula="of:=IF([.D152]&lt;&gt;&quot;&quot;;[.D152];IF([.D151]&lt;&gt;&quot;&quot;;[.D151];[.D150]))" office:value-type="float" office:value="1989" calcext:value-type="float">
            <text:p>1989</text:p>
          </table:table-cell>
          <table:table-cell table:formula="of:=IF([.E152]&lt;&gt;&quot;&quot;;[.E152];IF([.E151]&lt;&gt;&quot;&quot;;[.E151];[.E150]))" office:value-type="float" office:value="0" calcext:value-type="float">
            <text:p>0</text:p>
          </table:table-cell>
          <table:table-cell table:formula="of:=IF([.F152]&lt;&gt;&quot;&quot;;[.F152];IF([.F151]&lt;&gt;&quot;&quot;;[.F151];[.F150]))" office:value-type="float" office:value="1092" calcext:value-type="float">
            <text:p>1092</text:p>
          </table:table-cell>
          <table:table-cell table:number-columns-repeated="995"/>
        </table:table-row>
        <table:table-row table:style-name="ro1">
          <table:table-cell office:value-type="date" office:date-value="2022-08-23T14:03:32.60036" calcext:value-type="date">
            <text:p>2022-08-23 14:03:33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3369" calcext:value-type="float">
            <text:p>336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53]&lt;&gt;&quot;&quot;;[.B153];IF([.B152]&lt;&gt;&quot;&quot;;[.B152];[.B151]))" office:value-type="float" office:value="3228" calcext:value-type="float">
            <text:p>3228</text:p>
          </table:table-cell>
          <table:table-cell table:formula="of:=IF([.C153]&lt;&gt;&quot;&quot;;[.C153];IF([.C152]&lt;&gt;&quot;&quot;;[.C152];[.C151]))" office:value-type="float" office:value="3228" calcext:value-type="float">
            <text:p>3228</text:p>
          </table:table-cell>
          <table:table-cell table:formula="of:=IF([.D153]&lt;&gt;&quot;&quot;;[.D153];IF([.D152]&lt;&gt;&quot;&quot;;[.D152];[.D151]))" office:value-type="float" office:value="3369" calcext:value-type="float">
            <text:p>3369</text:p>
          </table:table-cell>
          <table:table-cell table:formula="of:=IF([.E153]&lt;&gt;&quot;&quot;;[.E153];IF([.E152]&lt;&gt;&quot;&quot;;[.E152];[.E151]))" office:value-type="float" office:value="0" calcext:value-type="float">
            <text:p>0</text:p>
          </table:table-cell>
          <table:table-cell table:formula="of:=IF([.F153]&lt;&gt;&quot;&quot;;[.F153];IF([.F152]&lt;&gt;&quot;&quot;;[.F152];[.F151]))" office:value-type="float" office:value="1092" calcext:value-type="float">
            <text:p>1092</text:p>
          </table:table-cell>
          <table:table-cell table:number-columns-repeated="995"/>
        </table:table-row>
        <table:table-row table:style-name="ro1">
          <table:table-cell office:value-type="date" office:date-value="2022-08-23T14:04:00" calcext:value-type="date">
            <text:p>2022-08-23 14:04:00</text:p>
          </table:table-cell>
          <table:table-cell table:number-columns-repeated="4"/>
          <table:table-cell table:style-name="ce1" office:value-type="float" office:value="683" calcext:value-type="float">
            <text:p>683</text:p>
          </table:table-cell>
          <table:table-cell table:formula="of:=IF([.B154]&lt;&gt;&quot;&quot;;[.B154];IF([.B153]&lt;&gt;&quot;&quot;;[.B153];[.B152]))" office:value-type="float" office:value="3228" calcext:value-type="float">
            <text:p>3228</text:p>
          </table:table-cell>
          <table:table-cell table:formula="of:=IF([.C154]&lt;&gt;&quot;&quot;;[.C154];IF([.C153]&lt;&gt;&quot;&quot;;[.C153];[.C152]))" office:value-type="float" office:value="3228" calcext:value-type="float">
            <text:p>3228</text:p>
          </table:table-cell>
          <table:table-cell table:formula="of:=IF([.D154]&lt;&gt;&quot;&quot;;[.D154];IF([.D153]&lt;&gt;&quot;&quot;;[.D153];[.D152]))" office:value-type="float" office:value="3369" calcext:value-type="float">
            <text:p>3369</text:p>
          </table:table-cell>
          <table:table-cell table:formula="of:=IF([.E154]&lt;&gt;&quot;&quot;;[.E154];IF([.E153]&lt;&gt;&quot;&quot;;[.E153];[.E152]))" office:value-type="float" office:value="0" calcext:value-type="float">
            <text:p>0</text:p>
          </table:table-cell>
          <table:table-cell table:formula="of:=IF([.F154]&lt;&gt;&quot;&quot;;[.F154];IF([.F153]&lt;&gt;&quot;&quot;;[.F153];[.F152]))" office:value-type="float" office:value="683" calcext:value-type="float">
            <text:p>683</text:p>
          </table:table-cell>
          <table:table-cell table:number-columns-repeated="995"/>
        </table:table-row>
        <table:table-row table:style-name="ro1">
          <table:table-cell office:value-type="date" office:date-value="2022-08-23T14:04:42.090062" calcext:value-type="date">
            <text:p>2022-08-23 14:04:42</text:p>
          </table:table-cell>
          <table:table-cell table:number-columns-repeated="2" office:value-type="float" office:value="1801" calcext:value-type="float">
            <text:p>1801</text:p>
          </table:table-cell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55]&lt;&gt;&quot;&quot;;[.B155];IF([.B154]&lt;&gt;&quot;&quot;;[.B154];[.B153]))" office:value-type="float" office:value="1801" calcext:value-type="float">
            <text:p>1801</text:p>
          </table:table-cell>
          <table:table-cell table:formula="of:=IF([.C155]&lt;&gt;&quot;&quot;;[.C155];IF([.C154]&lt;&gt;&quot;&quot;;[.C154];[.C153]))" office:value-type="float" office:value="1801" calcext:value-type="float">
            <text:p>1801</text:p>
          </table:table-cell>
          <table:table-cell table:formula="of:=IF([.D155]&lt;&gt;&quot;&quot;;[.D155];IF([.D154]&lt;&gt;&quot;&quot;;[.D154];[.D153]))" office:value-type="float" office:value="1941" calcext:value-type="float">
            <text:p>1941</text:p>
          </table:table-cell>
          <table:table-cell table:formula="of:=IF([.E155]&lt;&gt;&quot;&quot;;[.E155];IF([.E154]&lt;&gt;&quot;&quot;;[.E154];[.E153]))" office:value-type="float" office:value="0" calcext:value-type="float">
            <text:p>0</text:p>
          </table:table-cell>
          <table:table-cell table:formula="of:=IF([.F155]&lt;&gt;&quot;&quot;;[.F155];IF([.F154]&lt;&gt;&quot;&quot;;[.F154];[.F153]))" office:value-type="float" office:value="683" calcext:value-type="float">
            <text:p>683</text:p>
          </table:table-cell>
          <table:table-cell table:number-columns-repeated="995"/>
        </table:table-row>
        <table:table-row table:style-name="ro1">
          <table:table-cell office:value-type="date" office:date-value="2022-08-23T14:05:00" calcext:value-type="date">
            <text:p>2022-08-23 14:05:00</text:p>
          </table:table-cell>
          <table:table-cell table:number-columns-repeated="4"/>
          <table:table-cell table:style-name="ce1" office:value-type="float" office:value="542" calcext:value-type="float">
            <text:p>542</text:p>
          </table:table-cell>
          <table:table-cell table:formula="of:=IF([.B156]&lt;&gt;&quot;&quot;;[.B156];IF([.B155]&lt;&gt;&quot;&quot;;[.B155];[.B154]))" office:value-type="float" office:value="1801" calcext:value-type="float">
            <text:p>1801</text:p>
          </table:table-cell>
          <table:table-cell table:formula="of:=IF([.C156]&lt;&gt;&quot;&quot;;[.C156];IF([.C155]&lt;&gt;&quot;&quot;;[.C155];[.C154]))" office:value-type="float" office:value="1801" calcext:value-type="float">
            <text:p>1801</text:p>
          </table:table-cell>
          <table:table-cell table:formula="of:=IF([.D156]&lt;&gt;&quot;&quot;;[.D156];IF([.D155]&lt;&gt;&quot;&quot;;[.D155];[.D154]))" office:value-type="float" office:value="1941" calcext:value-type="float">
            <text:p>1941</text:p>
          </table:table-cell>
          <table:table-cell table:formula="of:=IF([.E156]&lt;&gt;&quot;&quot;;[.E156];IF([.E155]&lt;&gt;&quot;&quot;;[.E155];[.E154]))" office:value-type="float" office:value="0" calcext:value-type="float">
            <text:p>0</text:p>
          </table:table-cell>
          <table:table-cell table:formula="of:=IF([.F156]&lt;&gt;&quot;&quot;;[.F156];IF([.F155]&lt;&gt;&quot;&quot;;[.F155];[.F154]))" office:value-type="float" office:value="542" calcext:value-type="float">
            <text:p>542</text:p>
          </table:table-cell>
          <table:table-cell table:number-columns-repeated="995"/>
        </table:table-row>
        <table:table-row table:style-name="ro1">
          <table:table-cell office:value-type="date" office:date-value="2022-08-23T14:05:52.13233" calcext:value-type="date">
            <text:p>2022-08-23 14:05:52</text:p>
          </table:table-cell>
          <table:table-cell table:number-columns-repeated="2" office:value-type="float" office:value="1436" calcext:value-type="float">
            <text:p>1436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57]&lt;&gt;&quot;&quot;;[.B157];IF([.B156]&lt;&gt;&quot;&quot;;[.B156];[.B155]))" office:value-type="float" office:value="1436" calcext:value-type="float">
            <text:p>1436</text:p>
          </table:table-cell>
          <table:table-cell table:formula="of:=IF([.C157]&lt;&gt;&quot;&quot;;[.C157];IF([.C156]&lt;&gt;&quot;&quot;;[.C156];[.C155]))" office:value-type="float" office:value="1436" calcext:value-type="float">
            <text:p>1436</text:p>
          </table:table-cell>
          <table:table-cell table:formula="of:=IF([.D157]&lt;&gt;&quot;&quot;;[.D157];IF([.D156]&lt;&gt;&quot;&quot;;[.D156];[.D155]))" office:value-type="float" office:value="1516" calcext:value-type="float">
            <text:p>1516</text:p>
          </table:table-cell>
          <table:table-cell table:formula="of:=IF([.E157]&lt;&gt;&quot;&quot;;[.E157];IF([.E156]&lt;&gt;&quot;&quot;;[.E156];[.E155]))" office:value-type="float" office:value="0" calcext:value-type="float">
            <text:p>0</text:p>
          </table:table-cell>
          <table:table-cell table:formula="of:=IF([.F157]&lt;&gt;&quot;&quot;;[.F157];IF([.F156]&lt;&gt;&quot;&quot;;[.F156];[.F155]))" office:value-type="float" office:value="542" calcext:value-type="float">
            <text:p>542</text:p>
          </table:table-cell>
          <table:table-cell table:number-columns-repeated="995"/>
        </table:table-row>
        <table:table-row table:style-name="ro1">
          <table:table-cell office:value-type="date" office:date-value="2022-08-23T14:06:00" calcext:value-type="date">
            <text:p>2022-08-23 14:06:00</text:p>
          </table:table-cell>
          <table:table-cell table:number-columns-repeated="4"/>
          <table:table-cell table:style-name="ce1" office:value-type="float" office:value="546" calcext:value-type="float">
            <text:p>546</text:p>
          </table:table-cell>
          <table:table-cell table:formula="of:=IF([.B158]&lt;&gt;&quot;&quot;;[.B158];IF([.B157]&lt;&gt;&quot;&quot;;[.B157];[.B156]))" office:value-type="float" office:value="1436" calcext:value-type="float">
            <text:p>1436</text:p>
          </table:table-cell>
          <table:table-cell table:formula="of:=IF([.C158]&lt;&gt;&quot;&quot;;[.C158];IF([.C157]&lt;&gt;&quot;&quot;;[.C157];[.C156]))" office:value-type="float" office:value="1436" calcext:value-type="float">
            <text:p>1436</text:p>
          </table:table-cell>
          <table:table-cell table:formula="of:=IF([.D158]&lt;&gt;&quot;&quot;;[.D158];IF([.D157]&lt;&gt;&quot;&quot;;[.D157];[.D156]))" office:value-type="float" office:value="1516" calcext:value-type="float">
            <text:p>1516</text:p>
          </table:table-cell>
          <table:table-cell table:formula="of:=IF([.E158]&lt;&gt;&quot;&quot;;[.E158];IF([.E157]&lt;&gt;&quot;&quot;;[.E157];[.E156]))" office:value-type="float" office:value="0" calcext:value-type="float">
            <text:p>0</text:p>
          </table:table-cell>
          <table:table-cell table:formula="of:=IF([.F158]&lt;&gt;&quot;&quot;;[.F158];IF([.F157]&lt;&gt;&quot;&quot;;[.F157];[.F156]))" office:value-type="float" office:value="546" calcext:value-type="float">
            <text:p>546</text:p>
          </table:table-cell>
          <table:table-cell table:number-columns-repeated="995"/>
        </table:table-row>
        <table:table-row table:style-name="ro1">
          <table:table-cell office:value-type="date" office:date-value="2022-08-23T14:07:00" calcext:value-type="date">
            <text:p>2022-08-23 14:07:00</text:p>
          </table:table-cell>
          <table:table-cell table:number-columns-repeated="4"/>
          <table:table-cell table:style-name="ce1" office:value-type="float" office:value="754" calcext:value-type="float">
            <text:p>754</text:p>
          </table:table-cell>
          <table:table-cell table:formula="of:=IF([.B159]&lt;&gt;&quot;&quot;;[.B159];IF([.B158]&lt;&gt;&quot;&quot;;[.B158];[.B157]))" office:value-type="float" office:value="1436" calcext:value-type="float">
            <text:p>1436</text:p>
          </table:table-cell>
          <table:table-cell table:formula="of:=IF([.C159]&lt;&gt;&quot;&quot;;[.C159];IF([.C158]&lt;&gt;&quot;&quot;;[.C158];[.C157]))" office:value-type="float" office:value="1436" calcext:value-type="float">
            <text:p>1436</text:p>
          </table:table-cell>
          <table:table-cell table:formula="of:=IF([.D159]&lt;&gt;&quot;&quot;;[.D159];IF([.D158]&lt;&gt;&quot;&quot;;[.D158];[.D157]))" office:value-type="float" office:value="1516" calcext:value-type="float">
            <text:p>1516</text:p>
          </table:table-cell>
          <table:table-cell table:formula="of:=IF([.E159]&lt;&gt;&quot;&quot;;[.E159];IF([.E158]&lt;&gt;&quot;&quot;;[.E158];[.E157]))" office:value-type="float" office:value="0" calcext:value-type="float">
            <text:p>0</text:p>
          </table:table-cell>
          <table:table-cell table:formula="of:=IF([.F159]&lt;&gt;&quot;&quot;;[.F159];IF([.F158]&lt;&gt;&quot;&quot;;[.F158];[.F157]))" office:value-type="float" office:value="754" calcext:value-type="float">
            <text:p>754</text:p>
          </table:table-cell>
          <table:table-cell table:number-columns-repeated="995"/>
        </table:table-row>
        <table:table-row table:style-name="ro1">
          <table:table-cell office:value-type="date" office:date-value="2022-08-23T14:07:02.308584" calcext:value-type="date">
            <text:p>2022-08-23 14:07:02</text:p>
          </table:table-cell>
          <table:table-cell table:number-columns-repeated="2" office:value-type="float" office:value="1580" calcext:value-type="float">
            <text:p>1580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60]&lt;&gt;&quot;&quot;;[.B160];IF([.B159]&lt;&gt;&quot;&quot;;[.B159];[.B158]))" office:value-type="float" office:value="1580" calcext:value-type="float">
            <text:p>1580</text:p>
          </table:table-cell>
          <table:table-cell table:formula="of:=IF([.C160]&lt;&gt;&quot;&quot;;[.C160];IF([.C159]&lt;&gt;&quot;&quot;;[.C159];[.C158]))" office:value-type="float" office:value="1580" calcext:value-type="float">
            <text:p>1580</text:p>
          </table:table-cell>
          <table:table-cell table:formula="of:=IF([.D160]&lt;&gt;&quot;&quot;;[.D160];IF([.D159]&lt;&gt;&quot;&quot;;[.D159];[.D158]))" office:value-type="float" office:value="1846" calcext:value-type="float">
            <text:p>1846</text:p>
          </table:table-cell>
          <table:table-cell table:formula="of:=IF([.E160]&lt;&gt;&quot;&quot;;[.E160];IF([.E159]&lt;&gt;&quot;&quot;;[.E159];[.E158]))" office:value-type="float" office:value="0" calcext:value-type="float">
            <text:p>0</text:p>
          </table:table-cell>
          <table:table-cell table:formula="of:=IF([.F160]&lt;&gt;&quot;&quot;;[.F160];IF([.F159]&lt;&gt;&quot;&quot;;[.F159];[.F158]))" office:value-type="float" office:value="754" calcext:value-type="float">
            <text:p>754</text:p>
          </table:table-cell>
          <table:table-cell table:number-columns-repeated="995"/>
        </table:table-row>
        <table:table-row table:style-name="ro1">
          <table:table-cell office:value-type="date" office:date-value="2022-08-23T14:08:00.000001" calcext:value-type="date">
            <text:p>2022-08-23 14:08:00</text:p>
          </table:table-cell>
          <table:table-cell table:number-columns-repeated="4"/>
          <table:table-cell table:style-name="ce1" office:value-type="float" office:value="1600" calcext:value-type="float">
            <text:p>1600</text:p>
          </table:table-cell>
          <table:table-cell table:formula="of:=IF([.B161]&lt;&gt;&quot;&quot;;[.B161];IF([.B160]&lt;&gt;&quot;&quot;;[.B160];[.B159]))" office:value-type="float" office:value="1580" calcext:value-type="float">
            <text:p>1580</text:p>
          </table:table-cell>
          <table:table-cell table:formula="of:=IF([.C161]&lt;&gt;&quot;&quot;;[.C161];IF([.C160]&lt;&gt;&quot;&quot;;[.C160];[.C159]))" office:value-type="float" office:value="1580" calcext:value-type="float">
            <text:p>1580</text:p>
          </table:table-cell>
          <table:table-cell table:formula="of:=IF([.D161]&lt;&gt;&quot;&quot;;[.D161];IF([.D160]&lt;&gt;&quot;&quot;;[.D160];[.D159]))" office:value-type="float" office:value="1846" calcext:value-type="float">
            <text:p>1846</text:p>
          </table:table-cell>
          <table:table-cell table:formula="of:=IF([.E161]&lt;&gt;&quot;&quot;;[.E161];IF([.E160]&lt;&gt;&quot;&quot;;[.E160];[.E159]))" office:value-type="float" office:value="0" calcext:value-type="float">
            <text:p>0</text:p>
          </table:table-cell>
          <table:table-cell table:formula="of:=IF([.F161]&lt;&gt;&quot;&quot;;[.F161];IF([.F160]&lt;&gt;&quot;&quot;;[.F160];[.F159]))" office:value-type="float" office:value="1600" calcext:value-type="float">
            <text:p>1600</text:p>
          </table:table-cell>
          <table:table-cell table:number-columns-repeated="995"/>
        </table:table-row>
        <table:table-row table:style-name="ro1">
          <table:table-cell office:value-type="date" office:date-value="2022-08-23T14:08:13.66041" calcext:value-type="date">
            <text:p>2022-08-23 14:08:14</text:p>
          </table:table-cell>
          <table:table-cell office:value-type="float" office:value="3176" calcext:value-type="float">
            <text:p>3176</text:p>
          </table:table-cell>
          <table:table-cell office:value-type="float" office:value="3442" calcext:value-type="float">
            <text:p>3442</text:p>
          </table:table-cell>
          <table:table-cell office:value-type="float" office:value="5107" calcext:value-type="float">
            <text:p>510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62]&lt;&gt;&quot;&quot;;[.B162];IF([.B161]&lt;&gt;&quot;&quot;;[.B161];[.B160]))" office:value-type="float" office:value="3176" calcext:value-type="float">
            <text:p>3176</text:p>
          </table:table-cell>
          <table:table-cell table:formula="of:=IF([.C162]&lt;&gt;&quot;&quot;;[.C162];IF([.C161]&lt;&gt;&quot;&quot;;[.C161];[.C160]))" office:value-type="float" office:value="3442" calcext:value-type="float">
            <text:p>3442</text:p>
          </table:table-cell>
          <table:table-cell table:formula="of:=IF([.D162]&lt;&gt;&quot;&quot;;[.D162];IF([.D161]&lt;&gt;&quot;&quot;;[.D161];[.D160]))" office:value-type="float" office:value="5107" calcext:value-type="float">
            <text:p>5107</text:p>
          </table:table-cell>
          <table:table-cell table:formula="of:=IF([.E162]&lt;&gt;&quot;&quot;;[.E162];IF([.E161]&lt;&gt;&quot;&quot;;[.E161];[.E160]))" office:value-type="float" office:value="0" calcext:value-type="float">
            <text:p>0</text:p>
          </table:table-cell>
          <table:table-cell table:formula="of:=IF([.F162]&lt;&gt;&quot;&quot;;[.F162];IF([.F161]&lt;&gt;&quot;&quot;;[.F161];[.F160]))" office:value-type="float" office:value="1600" calcext:value-type="float">
            <text:p>1600</text:p>
          </table:table-cell>
          <table:table-cell table:number-columns-repeated="995"/>
        </table:table-row>
        <table:table-row table:style-name="ro1">
          <table:table-cell office:value-type="date" office:date-value="2022-08-23T14:09:00" calcext:value-type="date">
            <text:p>2022-08-23 14:09:00</text:p>
          </table:table-cell>
          <table:table-cell table:number-columns-repeated="4"/>
          <table:table-cell table:style-name="ce1" office:value-type="float" office:value="1360" calcext:value-type="float">
            <text:p>1360</text:p>
          </table:table-cell>
          <table:table-cell table:formula="of:=IF([.B163]&lt;&gt;&quot;&quot;;[.B163];IF([.B162]&lt;&gt;&quot;&quot;;[.B162];[.B161]))" office:value-type="float" office:value="3176" calcext:value-type="float">
            <text:p>3176</text:p>
          </table:table-cell>
          <table:table-cell table:formula="of:=IF([.C163]&lt;&gt;&quot;&quot;;[.C163];IF([.C162]&lt;&gt;&quot;&quot;;[.C162];[.C161]))" office:value-type="float" office:value="3442" calcext:value-type="float">
            <text:p>3442</text:p>
          </table:table-cell>
          <table:table-cell table:formula="of:=IF([.D163]&lt;&gt;&quot;&quot;;[.D163];IF([.D162]&lt;&gt;&quot;&quot;;[.D162];[.D161]))" office:value-type="float" office:value="5107" calcext:value-type="float">
            <text:p>5107</text:p>
          </table:table-cell>
          <table:table-cell table:formula="of:=IF([.E163]&lt;&gt;&quot;&quot;;[.E163];IF([.E162]&lt;&gt;&quot;&quot;;[.E162];[.E161]))" office:value-type="float" office:value="0" calcext:value-type="float">
            <text:p>0</text:p>
          </table:table-cell>
          <table:table-cell table:formula="of:=IF([.F163]&lt;&gt;&quot;&quot;;[.F163];IF([.F162]&lt;&gt;&quot;&quot;;[.F162];[.F161]))" office:value-type="float" office:value="1360" calcext:value-type="float">
            <text:p>1360</text:p>
          </table:table-cell>
          <table:table-cell table:number-columns-repeated="995"/>
        </table:table-row>
        <table:table-row table:style-name="ro1">
          <table:table-cell office:value-type="date" office:date-value="2022-08-23T14:09:26.076117" calcext:value-type="date">
            <text:p>2022-08-23 14:09:26</text:p>
          </table:table-cell>
          <table:table-cell office:value-type="float" office:value="3669" calcext:value-type="float">
            <text:p>3669</text:p>
          </table:table-cell>
          <table:table-cell office:value-type="float" office:value="3559" calcext:value-type="float">
            <text:p>3559</text:p>
          </table:table-cell>
          <table:table-cell office:value-type="float" office:value="4736" calcext:value-type="float">
            <text:p>47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64]&lt;&gt;&quot;&quot;;[.B164];IF([.B163]&lt;&gt;&quot;&quot;;[.B163];[.B162]))" office:value-type="float" office:value="3669" calcext:value-type="float">
            <text:p>3669</text:p>
          </table:table-cell>
          <table:table-cell table:formula="of:=IF([.C164]&lt;&gt;&quot;&quot;;[.C164];IF([.C163]&lt;&gt;&quot;&quot;;[.C163];[.C162]))" office:value-type="float" office:value="3559" calcext:value-type="float">
            <text:p>3559</text:p>
          </table:table-cell>
          <table:table-cell table:formula="of:=IF([.D164]&lt;&gt;&quot;&quot;;[.D164];IF([.D163]&lt;&gt;&quot;&quot;;[.D163];[.D162]))" office:value-type="float" office:value="4736" calcext:value-type="float">
            <text:p>4736</text:p>
          </table:table-cell>
          <table:table-cell table:formula="of:=IF([.E164]&lt;&gt;&quot;&quot;;[.E164];IF([.E163]&lt;&gt;&quot;&quot;;[.E163];[.E162]))" office:value-type="float" office:value="0" calcext:value-type="float">
            <text:p>0</text:p>
          </table:table-cell>
          <table:table-cell table:formula="of:=IF([.F164]&lt;&gt;&quot;&quot;;[.F164];IF([.F163]&lt;&gt;&quot;&quot;;[.F163];[.F162]))" office:value-type="float" office:value="1360" calcext:value-type="float">
            <text:p>1360</text:p>
          </table:table-cell>
          <table:table-cell table:number-columns-repeated="995"/>
        </table:table-row>
        <table:table-row table:style-name="ro1">
          <table:table-cell office:value-type="date" office:date-value="2022-08-23T14:10:00" calcext:value-type="date">
            <text:p>2022-08-23 14:10:00</text:p>
          </table:table-cell>
          <table:table-cell table:number-columns-repeated="4"/>
          <table:table-cell table:style-name="ce1" office:value-type="float" office:value="1768" calcext:value-type="float">
            <text:p>1768</text:p>
          </table:table-cell>
          <table:table-cell table:formula="of:=IF([.B165]&lt;&gt;&quot;&quot;;[.B165];IF([.B164]&lt;&gt;&quot;&quot;;[.B164];[.B163]))" office:value-type="float" office:value="3669" calcext:value-type="float">
            <text:p>3669</text:p>
          </table:table-cell>
          <table:table-cell table:formula="of:=IF([.C165]&lt;&gt;&quot;&quot;;[.C165];IF([.C164]&lt;&gt;&quot;&quot;;[.C164];[.C163]))" office:value-type="float" office:value="3559" calcext:value-type="float">
            <text:p>3559</text:p>
          </table:table-cell>
          <table:table-cell table:formula="of:=IF([.D165]&lt;&gt;&quot;&quot;;[.D165];IF([.D164]&lt;&gt;&quot;&quot;;[.D164];[.D163]))" office:value-type="float" office:value="4736" calcext:value-type="float">
            <text:p>4736</text:p>
          </table:table-cell>
          <table:table-cell table:formula="of:=IF([.E165]&lt;&gt;&quot;&quot;;[.E165];IF([.E164]&lt;&gt;&quot;&quot;;[.E164];[.E163]))" office:value-type="float" office:value="0" calcext:value-type="float">
            <text:p>0</text:p>
          </table:table-cell>
          <table:table-cell table:formula="of:=IF([.F165]&lt;&gt;&quot;&quot;;[.F165];IF([.F164]&lt;&gt;&quot;&quot;;[.F164];[.F163]))" office:value-type="float" office:value="1768" calcext:value-type="float">
            <text:p>1768</text:p>
          </table:table-cell>
          <table:table-cell table:number-columns-repeated="995"/>
        </table:table-row>
        <table:table-row table:style-name="ro1">
          <table:table-cell office:value-type="date" office:date-value="2022-08-23T14:10:38.530332" calcext:value-type="date">
            <text:p>2022-08-23 14:10:39</text:p>
          </table:table-cell>
          <table:table-cell office:value-type="float" office:value="5367" calcext:value-type="float">
            <text:p>5367</text:p>
          </table:table-cell>
          <table:table-cell office:value-type="float" office:value="5196" calcext:value-type="float">
            <text:p>5196</text:p>
          </table:table-cell>
          <table:table-cell office:value-type="float" office:value="6180" calcext:value-type="float">
            <text:p>618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66]&lt;&gt;&quot;&quot;;[.B166];IF([.B165]&lt;&gt;&quot;&quot;;[.B165];[.B164]))" office:value-type="float" office:value="5367" calcext:value-type="float">
            <text:p>5367</text:p>
          </table:table-cell>
          <table:table-cell table:formula="of:=IF([.C166]&lt;&gt;&quot;&quot;;[.C166];IF([.C165]&lt;&gt;&quot;&quot;;[.C165];[.C164]))" office:value-type="float" office:value="5196" calcext:value-type="float">
            <text:p>5196</text:p>
          </table:table-cell>
          <table:table-cell table:formula="of:=IF([.D166]&lt;&gt;&quot;&quot;;[.D166];IF([.D165]&lt;&gt;&quot;&quot;;[.D165];[.D164]))" office:value-type="float" office:value="6180" calcext:value-type="float">
            <text:p>6180</text:p>
          </table:table-cell>
          <table:table-cell table:formula="of:=IF([.E166]&lt;&gt;&quot;&quot;;[.E166];IF([.E165]&lt;&gt;&quot;&quot;;[.E165];[.E164]))" office:value-type="float" office:value="0" calcext:value-type="float">
            <text:p>0</text:p>
          </table:table-cell>
          <table:table-cell table:formula="of:=IF([.F166]&lt;&gt;&quot;&quot;;[.F166];IF([.F165]&lt;&gt;&quot;&quot;;[.F165];[.F164]))" office:value-type="float" office:value="1768" calcext:value-type="float">
            <text:p>1768</text:p>
          </table:table-cell>
          <table:table-cell table:number-columns-repeated="995"/>
        </table:table-row>
        <table:table-row table:style-name="ro1">
          <table:table-cell office:value-type="date" office:date-value="2022-08-23T14:11:00" calcext:value-type="date">
            <text:p>2022-08-23 14:11:00</text:p>
          </table:table-cell>
          <table:table-cell table:number-columns-repeated="4"/>
          <table:table-cell table:style-name="ce1" office:value-type="float" office:value="459" calcext:value-type="float">
            <text:p>459</text:p>
          </table:table-cell>
          <table:table-cell table:formula="of:=IF([.B167]&lt;&gt;&quot;&quot;;[.B167];IF([.B166]&lt;&gt;&quot;&quot;;[.B166];[.B165]))" office:value-type="float" office:value="5367" calcext:value-type="float">
            <text:p>5367</text:p>
          </table:table-cell>
          <table:table-cell table:formula="of:=IF([.C167]&lt;&gt;&quot;&quot;;[.C167];IF([.C166]&lt;&gt;&quot;&quot;;[.C166];[.C165]))" office:value-type="float" office:value="5196" calcext:value-type="float">
            <text:p>5196</text:p>
          </table:table-cell>
          <table:table-cell table:formula="of:=IF([.D167]&lt;&gt;&quot;&quot;;[.D167];IF([.D166]&lt;&gt;&quot;&quot;;[.D166];[.D165]))" office:value-type="float" office:value="6180" calcext:value-type="float">
            <text:p>6180</text:p>
          </table:table-cell>
          <table:table-cell table:formula="of:=IF([.E167]&lt;&gt;&quot;&quot;;[.E167];IF([.E166]&lt;&gt;&quot;&quot;;[.E166];[.E165]))" office:value-type="float" office:value="0" calcext:value-type="float">
            <text:p>0</text:p>
          </table:table-cell>
          <table:table-cell table:formula="of:=IF([.F167]&lt;&gt;&quot;&quot;;[.F167];IF([.F166]&lt;&gt;&quot;&quot;;[.F166];[.F165]))" office:value-type="float" office:value="459" calcext:value-type="float">
            <text:p>459</text:p>
          </table:table-cell>
          <table:table-cell table:number-columns-repeated="995"/>
        </table:table-row>
        <table:table-row table:style-name="ro1">
          <table:table-cell office:value-type="date" office:date-value="2022-08-23T14:11:49.97974" calcext:value-type="date">
            <text:p>2022-08-23 14:11:50</text:p>
          </table:table-cell>
          <table:table-cell office:value-type="float" office:value="1229" calcext:value-type="float">
            <text:p>1229</text:p>
          </table:table-cell>
          <table:table-cell office:value-type="float" office:value="1232" calcext:value-type="float">
            <text:p>1232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68]&lt;&gt;&quot;&quot;;[.B168];IF([.B167]&lt;&gt;&quot;&quot;;[.B167];[.B166]))" office:value-type="float" office:value="1229" calcext:value-type="float">
            <text:p>1229</text:p>
          </table:table-cell>
          <table:table-cell table:formula="of:=IF([.C168]&lt;&gt;&quot;&quot;;[.C168];IF([.C167]&lt;&gt;&quot;&quot;;[.C167];[.C166]))" office:value-type="float" office:value="1232" calcext:value-type="float">
            <text:p>1232</text:p>
          </table:table-cell>
          <table:table-cell table:formula="of:=IF([.D168]&lt;&gt;&quot;&quot;;[.D168];IF([.D167]&lt;&gt;&quot;&quot;;[.D167];[.D166]))" office:value-type="float" office:value="1338" calcext:value-type="float">
            <text:p>1338</text:p>
          </table:table-cell>
          <table:table-cell table:formula="of:=IF([.E168]&lt;&gt;&quot;&quot;;[.E168];IF([.E167]&lt;&gt;&quot;&quot;;[.E167];[.E166]))" office:value-type="float" office:value="0" calcext:value-type="float">
            <text:p>0</text:p>
          </table:table-cell>
          <table:table-cell table:formula="of:=IF([.F168]&lt;&gt;&quot;&quot;;[.F168];IF([.F167]&lt;&gt;&quot;&quot;;[.F167];[.F166]))" office:value-type="float" office:value="459" calcext:value-type="float">
            <text:p>459</text:p>
          </table:table-cell>
          <table:table-cell table:number-columns-repeated="995"/>
        </table:table-row>
        <table:table-row table:style-name="ro1">
          <table:table-cell office:value-type="date" office:date-value="2022-08-23T14:12:00" calcext:value-type="date">
            <text:p>2022-08-23 14:12:00</text:p>
          </table:table-cell>
          <table:table-cell table:number-columns-repeated="4"/>
          <table:table-cell table:style-name="ce1" office:value-type="float" office:value="533" calcext:value-type="float">
            <text:p>533</text:p>
          </table:table-cell>
          <table:table-cell table:formula="of:=IF([.B169]&lt;&gt;&quot;&quot;;[.B169];IF([.B168]&lt;&gt;&quot;&quot;;[.B168];[.B167]))" office:value-type="float" office:value="1229" calcext:value-type="float">
            <text:p>1229</text:p>
          </table:table-cell>
          <table:table-cell table:formula="of:=IF([.C169]&lt;&gt;&quot;&quot;;[.C169];IF([.C168]&lt;&gt;&quot;&quot;;[.C168];[.C167]))" office:value-type="float" office:value="1232" calcext:value-type="float">
            <text:p>1232</text:p>
          </table:table-cell>
          <table:table-cell table:formula="of:=IF([.D169]&lt;&gt;&quot;&quot;;[.D169];IF([.D168]&lt;&gt;&quot;&quot;;[.D168];[.D167]))" office:value-type="float" office:value="1338" calcext:value-type="float">
            <text:p>1338</text:p>
          </table:table-cell>
          <table:table-cell table:formula="of:=IF([.E169]&lt;&gt;&quot;&quot;;[.E169];IF([.E168]&lt;&gt;&quot;&quot;;[.E168];[.E167]))" office:value-type="float" office:value="0" calcext:value-type="float">
            <text:p>0</text:p>
          </table:table-cell>
          <table:table-cell table:formula="of:=IF([.F169]&lt;&gt;&quot;&quot;;[.F169];IF([.F168]&lt;&gt;&quot;&quot;;[.F168];[.F167]))" office:value-type="float" office:value="533" calcext:value-type="float">
            <text:p>533</text:p>
          </table:table-cell>
          <table:table-cell table:number-columns-repeated="995"/>
        </table:table-row>
        <table:table-row table:style-name="ro1">
          <table:table-cell office:value-type="date" office:date-value="2022-08-23T14:13:00" calcext:value-type="date">
            <text:p>2022-08-23 14:13:00</text:p>
          </table:table-cell>
          <table:table-cell table:number-columns-repeated="4"/>
          <table:table-cell table:style-name="ce1" office:value-type="float" office:value="2278" calcext:value-type="float">
            <text:p>2278</text:p>
          </table:table-cell>
          <table:table-cell table:formula="of:=IF([.B170]&lt;&gt;&quot;&quot;;[.B170];IF([.B169]&lt;&gt;&quot;&quot;;[.B169];[.B168]))" office:value-type="float" office:value="1229" calcext:value-type="float">
            <text:p>1229</text:p>
          </table:table-cell>
          <table:table-cell table:formula="of:=IF([.C170]&lt;&gt;&quot;&quot;;[.C170];IF([.C169]&lt;&gt;&quot;&quot;;[.C169];[.C168]))" office:value-type="float" office:value="1232" calcext:value-type="float">
            <text:p>1232</text:p>
          </table:table-cell>
          <table:table-cell table:formula="of:=IF([.D170]&lt;&gt;&quot;&quot;;[.D170];IF([.D169]&lt;&gt;&quot;&quot;;[.D169];[.D168]))" office:value-type="float" office:value="1338" calcext:value-type="float">
            <text:p>1338</text:p>
          </table:table-cell>
          <table:table-cell table:formula="of:=IF([.E170]&lt;&gt;&quot;&quot;;[.E170];IF([.E169]&lt;&gt;&quot;&quot;;[.E169];[.E168]))" office:value-type="float" office:value="0" calcext:value-type="float">
            <text:p>0</text:p>
          </table:table-cell>
          <table:table-cell table:formula="of:=IF([.F170]&lt;&gt;&quot;&quot;;[.F170];IF([.F169]&lt;&gt;&quot;&quot;;[.F169];[.F168]))" office:value-type="float" office:value="2278" calcext:value-type="float">
            <text:p>2278</text:p>
          </table:table-cell>
          <table:table-cell table:number-columns-repeated="995"/>
        </table:table-row>
        <table:table-row table:style-name="ro1">
          <table:table-cell office:value-type="date" office:date-value="2022-08-23T14:13:00.599187" calcext:value-type="date">
            <text:p>2022-08-23 14:13:01</text:p>
          </table:table-cell>
          <table:table-cell office:value-type="float" office:value="3003" calcext:value-type="float">
            <text:p>3003</text:p>
          </table:table-cell>
          <table:table-cell office:value-type="float" office:value="3986" calcext:value-type="float">
            <text:p>3986</text:p>
          </table:table-cell>
          <table:table-cell office:value-type="float" office:value="7165" calcext:value-type="float">
            <text:p>716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71]&lt;&gt;&quot;&quot;;[.B171];IF([.B170]&lt;&gt;&quot;&quot;;[.B170];[.B169]))" office:value-type="float" office:value="3003" calcext:value-type="float">
            <text:p>3003</text:p>
          </table:table-cell>
          <table:table-cell table:formula="of:=IF([.C171]&lt;&gt;&quot;&quot;;[.C171];IF([.C170]&lt;&gt;&quot;&quot;;[.C170];[.C169]))" office:value-type="float" office:value="3986" calcext:value-type="float">
            <text:p>3986</text:p>
          </table:table-cell>
          <table:table-cell table:formula="of:=IF([.D171]&lt;&gt;&quot;&quot;;[.D171];IF([.D170]&lt;&gt;&quot;&quot;;[.D170];[.D169]))" office:value-type="float" office:value="7165" calcext:value-type="float">
            <text:p>7165</text:p>
          </table:table-cell>
          <table:table-cell table:formula="of:=IF([.E171]&lt;&gt;&quot;&quot;;[.E171];IF([.E170]&lt;&gt;&quot;&quot;;[.E170];[.E169]))" office:value-type="float" office:value="0" calcext:value-type="float">
            <text:p>0</text:p>
          </table:table-cell>
          <table:table-cell table:formula="of:=IF([.F171]&lt;&gt;&quot;&quot;;[.F171];IF([.F170]&lt;&gt;&quot;&quot;;[.F170];[.F169]))" office:value-type="float" office:value="2278" calcext:value-type="float">
            <text:p>2278</text:p>
          </table:table-cell>
          <table:table-cell table:number-columns-repeated="995"/>
        </table:table-row>
        <table:table-row table:style-name="ro1">
          <table:table-cell office:value-type="date" office:date-value="2022-08-23T14:14:00" calcext:value-type="date">
            <text:p>2022-08-23 14:14:00</text:p>
          </table:table-cell>
          <table:table-cell table:number-columns-repeated="4"/>
          <table:table-cell table:style-name="ce1" office:value-type="float" office:value="1685" calcext:value-type="float">
            <text:p>1685</text:p>
          </table:table-cell>
          <table:table-cell table:formula="of:=IF([.B172]&lt;&gt;&quot;&quot;;[.B172];IF([.B171]&lt;&gt;&quot;&quot;;[.B171];[.B170]))" office:value-type="float" office:value="3003" calcext:value-type="float">
            <text:p>3003</text:p>
          </table:table-cell>
          <table:table-cell table:formula="of:=IF([.C172]&lt;&gt;&quot;&quot;;[.C172];IF([.C171]&lt;&gt;&quot;&quot;;[.C171];[.C170]))" office:value-type="float" office:value="3986" calcext:value-type="float">
            <text:p>3986</text:p>
          </table:table-cell>
          <table:table-cell table:formula="of:=IF([.D172]&lt;&gt;&quot;&quot;;[.D172];IF([.D171]&lt;&gt;&quot;&quot;;[.D171];[.D170]))" office:value-type="float" office:value="7165" calcext:value-type="float">
            <text:p>7165</text:p>
          </table:table-cell>
          <table:table-cell table:formula="of:=IF([.E172]&lt;&gt;&quot;&quot;;[.E172];IF([.E171]&lt;&gt;&quot;&quot;;[.E171];[.E170]))" office:value-type="float" office:value="0" calcext:value-type="float">
            <text:p>0</text:p>
          </table:table-cell>
          <table:table-cell table:formula="of:=IF([.F172]&lt;&gt;&quot;&quot;;[.F172];IF([.F171]&lt;&gt;&quot;&quot;;[.F171];[.F170]))" office:value-type="float" office:value="1685" calcext:value-type="float">
            <text:p>1685</text:p>
          </table:table-cell>
          <table:table-cell table:number-columns-repeated="995"/>
        </table:table-row>
        <table:table-row table:style-name="ro1">
          <table:table-cell office:value-type="date" office:date-value="2022-08-23T14:14:10.571486" calcext:value-type="date">
            <text:p>2022-08-23 14:14:11</text:p>
          </table:table-cell>
          <table:table-cell office:value-type="float" office:value="5661" calcext:value-type="float">
            <text:p>5661</text:p>
          </table:table-cell>
          <table:table-cell office:value-type="float" office:value="5448" calcext:value-type="float">
            <text:p>5448</text:p>
          </table:table-cell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73]&lt;&gt;&quot;&quot;;[.B173];IF([.B172]&lt;&gt;&quot;&quot;;[.B172];[.B171]))" office:value-type="float" office:value="5661" calcext:value-type="float">
            <text:p>5661</text:p>
          </table:table-cell>
          <table:table-cell table:formula="of:=IF([.C173]&lt;&gt;&quot;&quot;;[.C173];IF([.C172]&lt;&gt;&quot;&quot;;[.C172];[.C171]))" office:value-type="float" office:value="5448" calcext:value-type="float">
            <text:p>5448</text:p>
          </table:table-cell>
          <table:table-cell table:formula="of:=IF([.D173]&lt;&gt;&quot;&quot;;[.D173];IF([.D172]&lt;&gt;&quot;&quot;;[.D172];[.D171]))" office:value-type="float" office:value="7790" calcext:value-type="float">
            <text:p>7790</text:p>
          </table:table-cell>
          <table:table-cell table:formula="of:=IF([.E173]&lt;&gt;&quot;&quot;;[.E173];IF([.E172]&lt;&gt;&quot;&quot;;[.E172];[.E171]))" office:value-type="float" office:value="0" calcext:value-type="float">
            <text:p>0</text:p>
          </table:table-cell>
          <table:table-cell table:formula="of:=IF([.F173]&lt;&gt;&quot;&quot;;[.F173];IF([.F172]&lt;&gt;&quot;&quot;;[.F172];[.F171]))" office:value-type="float" office:value="1685" calcext:value-type="float">
            <text:p>1685</text:p>
          </table:table-cell>
          <table:table-cell table:number-columns-repeated="995"/>
        </table:table-row>
        <table:table-row table:style-name="ro1">
          <table:table-cell office:value-type="date" office:date-value="2022-08-23T14:15:00.000001" calcext:value-type="date">
            <text:p>2022-08-23 14:15:00</text:p>
          </table:table-cell>
          <table:table-cell table:number-columns-repeated="4"/>
          <table:table-cell table:style-name="ce1" office:value-type="float" office:value="1090" calcext:value-type="float">
            <text:p>1090</text:p>
          </table:table-cell>
          <table:table-cell table:formula="of:=IF([.B174]&lt;&gt;&quot;&quot;;[.B174];IF([.B173]&lt;&gt;&quot;&quot;;[.B173];[.B172]))" office:value-type="float" office:value="5661" calcext:value-type="float">
            <text:p>5661</text:p>
          </table:table-cell>
          <table:table-cell table:formula="of:=IF([.C174]&lt;&gt;&quot;&quot;;[.C174];IF([.C173]&lt;&gt;&quot;&quot;;[.C173];[.C172]))" office:value-type="float" office:value="5448" calcext:value-type="float">
            <text:p>5448</text:p>
          </table:table-cell>
          <table:table-cell table:formula="of:=IF([.D174]&lt;&gt;&quot;&quot;;[.D174];IF([.D173]&lt;&gt;&quot;&quot;;[.D173];[.D172]))" office:value-type="float" office:value="7790" calcext:value-type="float">
            <text:p>7790</text:p>
          </table:table-cell>
          <table:table-cell table:formula="of:=IF([.E174]&lt;&gt;&quot;&quot;;[.E174];IF([.E173]&lt;&gt;&quot;&quot;;[.E173];[.E172]))" office:value-type="float" office:value="0" calcext:value-type="float">
            <text:p>0</text:p>
          </table:table-cell>
          <table:table-cell table:formula="of:=IF([.F174]&lt;&gt;&quot;&quot;;[.F174];IF([.F173]&lt;&gt;&quot;&quot;;[.F173];[.F172]))" office:value-type="float" office:value="1090" calcext:value-type="float">
            <text:p>1090</text:p>
          </table:table-cell>
          <table:table-cell table:number-columns-repeated="995"/>
        </table:table-row>
        <table:table-row table:style-name="ro1">
          <table:table-cell office:value-type="date" office:date-value="2022-08-23T14:15:20.76777" calcext:value-type="date">
            <text:p>2022-08-23 14:15:21</text:p>
          </table:table-cell>
          <table:table-cell office:value-type="float" office:value="2774" calcext:value-type="float">
            <text:p>2774</text:p>
          </table:table-cell>
          <table:table-cell office:value-type="float" office:value="2705" calcext:value-type="float">
            <text:p>2705</text:p>
          </table:table-cell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75]&lt;&gt;&quot;&quot;;[.B175];IF([.B174]&lt;&gt;&quot;&quot;;[.B174];[.B173]))" office:value-type="float" office:value="2774" calcext:value-type="float">
            <text:p>2774</text:p>
          </table:table-cell>
          <table:table-cell table:formula="of:=IF([.C175]&lt;&gt;&quot;&quot;;[.C175];IF([.C174]&lt;&gt;&quot;&quot;;[.C174];[.C173]))" office:value-type="float" office:value="2705" calcext:value-type="float">
            <text:p>2705</text:p>
          </table:table-cell>
          <table:table-cell table:formula="of:=IF([.D175]&lt;&gt;&quot;&quot;;[.D175];IF([.D174]&lt;&gt;&quot;&quot;;[.D174];[.D173]))" office:value-type="float" office:value="3169" calcext:value-type="float">
            <text:p>3169</text:p>
          </table:table-cell>
          <table:table-cell table:formula="of:=IF([.E175]&lt;&gt;&quot;&quot;;[.E175];IF([.E174]&lt;&gt;&quot;&quot;;[.E174];[.E173]))" office:value-type="float" office:value="0" calcext:value-type="float">
            <text:p>0</text:p>
          </table:table-cell>
          <table:table-cell table:formula="of:=IF([.F175]&lt;&gt;&quot;&quot;;[.F175];IF([.F174]&lt;&gt;&quot;&quot;;[.F174];[.F173]))" office:value-type="float" office:value="1090" calcext:value-type="float">
            <text:p>1090</text:p>
          </table:table-cell>
          <table:table-cell table:number-columns-repeated="995"/>
        </table:table-row>
        <table:table-row table:style-name="ro1">
          <table:table-cell office:value-type="date" office:date-value="2022-08-23T14:16:00" calcext:value-type="date">
            <text:p>2022-08-23 14:16:00</text:p>
          </table:table-cell>
          <table:table-cell table:number-columns-repeated="4"/>
          <table:table-cell table:style-name="ce1" office:value-type="float" office:value="1867" calcext:value-type="float">
            <text:p>1867</text:p>
          </table:table-cell>
          <table:table-cell table:formula="of:=IF([.B176]&lt;&gt;&quot;&quot;;[.B176];IF([.B175]&lt;&gt;&quot;&quot;;[.B175];[.B174]))" office:value-type="float" office:value="2774" calcext:value-type="float">
            <text:p>2774</text:p>
          </table:table-cell>
          <table:table-cell table:formula="of:=IF([.C176]&lt;&gt;&quot;&quot;;[.C176];IF([.C175]&lt;&gt;&quot;&quot;;[.C175];[.C174]))" office:value-type="float" office:value="2705" calcext:value-type="float">
            <text:p>2705</text:p>
          </table:table-cell>
          <table:table-cell table:formula="of:=IF([.D176]&lt;&gt;&quot;&quot;;[.D176];IF([.D175]&lt;&gt;&quot;&quot;;[.D175];[.D174]))" office:value-type="float" office:value="3169" calcext:value-type="float">
            <text:p>3169</text:p>
          </table:table-cell>
          <table:table-cell table:formula="of:=IF([.E176]&lt;&gt;&quot;&quot;;[.E176];IF([.E175]&lt;&gt;&quot;&quot;;[.E175];[.E174]))" office:value-type="float" office:value="0" calcext:value-type="float">
            <text:p>0</text:p>
          </table:table-cell>
          <table:table-cell table:formula="of:=IF([.F176]&lt;&gt;&quot;&quot;;[.F176];IF([.F175]&lt;&gt;&quot;&quot;;[.F175];[.F174]))" office:value-type="float" office:value="1867" calcext:value-type="float">
            <text:p>1867</text:p>
          </table:table-cell>
          <table:table-cell table:number-columns-repeated="995"/>
        </table:table-row>
        <table:table-row table:style-name="ro1">
          <table:table-cell office:value-type="date" office:date-value="2022-08-23T14:16:33.11348" calcext:value-type="date">
            <text:p>2022-08-23 14:16:33</text:p>
          </table:table-cell>
          <table:table-cell office:value-type="float" office:value="5870" calcext:value-type="float">
            <text:p>5870</text:p>
          </table:table-cell>
          <table:table-cell office:value-type="float" office:value="5823" calcext:value-type="float">
            <text:p>5823</text:p>
          </table:table-cell>
          <table:table-cell office:value-type="float" office:value="7148" calcext:value-type="float">
            <text:p>714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77]&lt;&gt;&quot;&quot;;[.B177];IF([.B176]&lt;&gt;&quot;&quot;;[.B176];[.B175]))" office:value-type="float" office:value="5870" calcext:value-type="float">
            <text:p>5870</text:p>
          </table:table-cell>
          <table:table-cell table:formula="of:=IF([.C177]&lt;&gt;&quot;&quot;;[.C177];IF([.C176]&lt;&gt;&quot;&quot;;[.C176];[.C175]))" office:value-type="float" office:value="5823" calcext:value-type="float">
            <text:p>5823</text:p>
          </table:table-cell>
          <table:table-cell table:formula="of:=IF([.D177]&lt;&gt;&quot;&quot;;[.D177];IF([.D176]&lt;&gt;&quot;&quot;;[.D176];[.D175]))" office:value-type="float" office:value="7148" calcext:value-type="float">
            <text:p>7148</text:p>
          </table:table-cell>
          <table:table-cell table:formula="of:=IF([.E177]&lt;&gt;&quot;&quot;;[.E177];IF([.E176]&lt;&gt;&quot;&quot;;[.E176];[.E175]))" office:value-type="float" office:value="0" calcext:value-type="float">
            <text:p>0</text:p>
          </table:table-cell>
          <table:table-cell table:formula="of:=IF([.F177]&lt;&gt;&quot;&quot;;[.F177];IF([.F176]&lt;&gt;&quot;&quot;;[.F176];[.F175]))" office:value-type="float" office:value="1867" calcext:value-type="float">
            <text:p>1867</text:p>
          </table:table-cell>
          <table:table-cell table:number-columns-repeated="995"/>
        </table:table-row>
        <table:table-row table:style-name="ro1">
          <table:table-cell office:value-type="date" office:date-value="2022-08-23T14:17:00" calcext:value-type="date">
            <text:p>2022-08-23 14:17:00</text:p>
          </table:table-cell>
          <table:table-cell table:number-columns-repeated="4"/>
          <table:table-cell table:style-name="ce1" office:value-type="float" office:value="1878" calcext:value-type="float">
            <text:p>1878</text:p>
          </table:table-cell>
          <table:table-cell table:formula="of:=IF([.B178]&lt;&gt;&quot;&quot;;[.B178];IF([.B177]&lt;&gt;&quot;&quot;;[.B177];[.B176]))" office:value-type="float" office:value="5870" calcext:value-type="float">
            <text:p>5870</text:p>
          </table:table-cell>
          <table:table-cell table:formula="of:=IF([.C178]&lt;&gt;&quot;&quot;;[.C178];IF([.C177]&lt;&gt;&quot;&quot;;[.C177];[.C176]))" office:value-type="float" office:value="5823" calcext:value-type="float">
            <text:p>5823</text:p>
          </table:table-cell>
          <table:table-cell table:formula="of:=IF([.D178]&lt;&gt;&quot;&quot;;[.D178];IF([.D177]&lt;&gt;&quot;&quot;;[.D177];[.D176]))" office:value-type="float" office:value="7148" calcext:value-type="float">
            <text:p>7148</text:p>
          </table:table-cell>
          <table:table-cell table:formula="of:=IF([.E178]&lt;&gt;&quot;&quot;;[.E178];IF([.E177]&lt;&gt;&quot;&quot;;[.E177];[.E176]))" office:value-type="float" office:value="0" calcext:value-type="float">
            <text:p>0</text:p>
          </table:table-cell>
          <table:table-cell table:formula="of:=IF([.F178]&lt;&gt;&quot;&quot;;[.F178];IF([.F177]&lt;&gt;&quot;&quot;;[.F177];[.F176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4:17:43.898073" calcext:value-type="date">
            <text:p>2022-08-23 14:17:44</text:p>
          </table:table-cell>
          <table:table-cell office:value-type="float" office:value="5900" calcext:value-type="float">
            <text:p>5900</text:p>
          </table:table-cell>
          <table:table-cell office:value-type="float" office:value="5681" calcext:value-type="float">
            <text:p>5681</text:p>
          </table:table-cell>
          <table:table-cell office:value-type="float" office:value="6883" calcext:value-type="float">
            <text:p>688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79]&lt;&gt;&quot;&quot;;[.B179];IF([.B178]&lt;&gt;&quot;&quot;;[.B178];[.B177]))" office:value-type="float" office:value="5900" calcext:value-type="float">
            <text:p>5900</text:p>
          </table:table-cell>
          <table:table-cell table:formula="of:=IF([.C179]&lt;&gt;&quot;&quot;;[.C179];IF([.C178]&lt;&gt;&quot;&quot;;[.C178];[.C177]))" office:value-type="float" office:value="5681" calcext:value-type="float">
            <text:p>5681</text:p>
          </table:table-cell>
          <table:table-cell table:formula="of:=IF([.D179]&lt;&gt;&quot;&quot;;[.D179];IF([.D178]&lt;&gt;&quot;&quot;;[.D178];[.D177]))" office:value-type="float" office:value="6883" calcext:value-type="float">
            <text:p>6883</text:p>
          </table:table-cell>
          <table:table-cell table:formula="of:=IF([.E179]&lt;&gt;&quot;&quot;;[.E179];IF([.E178]&lt;&gt;&quot;&quot;;[.E178];[.E177]))" office:value-type="float" office:value="0" calcext:value-type="float">
            <text:p>0</text:p>
          </table:table-cell>
          <table:table-cell table:formula="of:=IF([.F179]&lt;&gt;&quot;&quot;;[.F179];IF([.F178]&lt;&gt;&quot;&quot;;[.F178];[.F177]))" office:value-type="float" office:value="1878" calcext:value-type="float">
            <text:p>1878</text:p>
          </table:table-cell>
          <table:table-cell table:number-columns-repeated="995"/>
        </table:table-row>
        <table:table-row table:style-name="ro1">
          <table:table-cell office:value-type="date" office:date-value="2022-08-23T14:18:00" calcext:value-type="date">
            <text:p>2022-08-23 14:18:00</text:p>
          </table:table-cell>
          <table:table-cell table:number-columns-repeated="4"/>
          <table:table-cell table:style-name="ce1" office:value-type="float" office:value="2117" calcext:value-type="float">
            <text:p>2117</text:p>
          </table:table-cell>
          <table:table-cell table:formula="of:=IF([.B180]&lt;&gt;&quot;&quot;;[.B180];IF([.B179]&lt;&gt;&quot;&quot;;[.B179];[.B178]))" office:value-type="float" office:value="5900" calcext:value-type="float">
            <text:p>5900</text:p>
          </table:table-cell>
          <table:table-cell table:formula="of:=IF([.C180]&lt;&gt;&quot;&quot;;[.C180];IF([.C179]&lt;&gt;&quot;&quot;;[.C179];[.C178]))" office:value-type="float" office:value="5681" calcext:value-type="float">
            <text:p>5681</text:p>
          </table:table-cell>
          <table:table-cell table:formula="of:=IF([.D180]&lt;&gt;&quot;&quot;;[.D180];IF([.D179]&lt;&gt;&quot;&quot;;[.D179];[.D178]))" office:value-type="float" office:value="6883" calcext:value-type="float">
            <text:p>6883</text:p>
          </table:table-cell>
          <table:table-cell table:formula="of:=IF([.E180]&lt;&gt;&quot;&quot;;[.E180];IF([.E179]&lt;&gt;&quot;&quot;;[.E179];[.E178]))" office:value-type="float" office:value="0" calcext:value-type="float">
            <text:p>0</text:p>
          </table:table-cell>
          <table:table-cell table:formula="of:=IF([.F180]&lt;&gt;&quot;&quot;;[.F180];IF([.F179]&lt;&gt;&quot;&quot;;[.F179];[.F178]))" office:value-type="float" office:value="2117" calcext:value-type="float">
            <text:p>2117</text:p>
          </table:table-cell>
          <table:table-cell table:number-columns-repeated="995"/>
        </table:table-row>
        <table:table-row table:style-name="ro1">
          <table:table-cell office:value-type="date" office:date-value="2022-08-23T14:18:55.312599" calcext:value-type="date">
            <text:p>2022-08-23 14:18:55</text:p>
          </table:table-cell>
          <table:table-cell office:value-type="float" office:value="6019" calcext:value-type="float">
            <text:p>6019</text:p>
          </table:table-cell>
          <table:table-cell office:value-type="float" office:value="5805" calcext:value-type="float">
            <text:p>5805</text:p>
          </table:table-cell>
          <table:table-cell office:value-type="float" office:value="5152" calcext:value-type="float">
            <text:p>515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81]&lt;&gt;&quot;&quot;;[.B181];IF([.B180]&lt;&gt;&quot;&quot;;[.B180];[.B179]))" office:value-type="float" office:value="6019" calcext:value-type="float">
            <text:p>6019</text:p>
          </table:table-cell>
          <table:table-cell table:formula="of:=IF([.C181]&lt;&gt;&quot;&quot;;[.C181];IF([.C180]&lt;&gt;&quot;&quot;;[.C180];[.C179]))" office:value-type="float" office:value="5805" calcext:value-type="float">
            <text:p>5805</text:p>
          </table:table-cell>
          <table:table-cell table:formula="of:=IF([.D181]&lt;&gt;&quot;&quot;;[.D181];IF([.D180]&lt;&gt;&quot;&quot;;[.D180];[.D179]))" office:value-type="float" office:value="5152" calcext:value-type="float">
            <text:p>5152</text:p>
          </table:table-cell>
          <table:table-cell table:formula="of:=IF([.E181]&lt;&gt;&quot;&quot;;[.E181];IF([.E180]&lt;&gt;&quot;&quot;;[.E180];[.E179]))" office:value-type="float" office:value="0" calcext:value-type="float">
            <text:p>0</text:p>
          </table:table-cell>
          <table:table-cell table:formula="of:=IF([.F181]&lt;&gt;&quot;&quot;;[.F181];IF([.F180]&lt;&gt;&quot;&quot;;[.F180];[.F179]))" office:value-type="float" office:value="2117" calcext:value-type="float">
            <text:p>2117</text:p>
          </table:table-cell>
          <table:table-cell table:number-columns-repeated="995"/>
        </table:table-row>
        <table:table-row table:style-name="ro1">
          <table:table-cell office:value-type="date" office:date-value="2022-08-23T14:19:00" calcext:value-type="date">
            <text:p>2022-08-23 14:19:00</text:p>
          </table:table-cell>
          <table:table-cell table:number-columns-repeated="4"/>
          <table:table-cell table:style-name="ce1" office:value-type="float" office:value="2064" calcext:value-type="float">
            <text:p>2064</text:p>
          </table:table-cell>
          <table:table-cell table:formula="of:=IF([.B182]&lt;&gt;&quot;&quot;;[.B182];IF([.B181]&lt;&gt;&quot;&quot;;[.B181];[.B180]))" office:value-type="float" office:value="6019" calcext:value-type="float">
            <text:p>6019</text:p>
          </table:table-cell>
          <table:table-cell table:formula="of:=IF([.C182]&lt;&gt;&quot;&quot;;[.C182];IF([.C181]&lt;&gt;&quot;&quot;;[.C181];[.C180]))" office:value-type="float" office:value="5805" calcext:value-type="float">
            <text:p>5805</text:p>
          </table:table-cell>
          <table:table-cell table:formula="of:=IF([.D182]&lt;&gt;&quot;&quot;;[.D182];IF([.D181]&lt;&gt;&quot;&quot;;[.D181];[.D180]))" office:value-type="float" office:value="5152" calcext:value-type="float">
            <text:p>5152</text:p>
          </table:table-cell>
          <table:table-cell table:formula="of:=IF([.E182]&lt;&gt;&quot;&quot;;[.E182];IF([.E181]&lt;&gt;&quot;&quot;;[.E181];[.E180]))" office:value-type="float" office:value="0" calcext:value-type="float">
            <text:p>0</text:p>
          </table:table-cell>
          <table:table-cell table:formula="of:=IF([.F182]&lt;&gt;&quot;&quot;;[.F182];IF([.F181]&lt;&gt;&quot;&quot;;[.F181];[.F180]))" office:value-type="float" office:value="2064" calcext:value-type="float">
            <text:p>2064</text:p>
          </table:table-cell>
          <table:table-cell table:number-columns-repeated="995"/>
        </table:table-row>
        <table:table-row table:style-name="ro1">
          <table:table-cell office:value-type="date" office:date-value="2022-08-23T14:20:00" calcext:value-type="date">
            <text:p>2022-08-23 14:20:00</text:p>
          </table:table-cell>
          <table:table-cell table:number-columns-repeated="4"/>
          <table:table-cell table:style-name="ce1" office:value-type="float" office:value="2052" calcext:value-type="float">
            <text:p>2052</text:p>
          </table:table-cell>
          <table:table-cell table:formula="of:=IF([.B183]&lt;&gt;&quot;&quot;;[.B183];IF([.B182]&lt;&gt;&quot;&quot;;[.B182];[.B181]))" office:value-type="float" office:value="6019" calcext:value-type="float">
            <text:p>6019</text:p>
          </table:table-cell>
          <table:table-cell table:formula="of:=IF([.C183]&lt;&gt;&quot;&quot;;[.C183];IF([.C182]&lt;&gt;&quot;&quot;;[.C182];[.C181]))" office:value-type="float" office:value="5805" calcext:value-type="float">
            <text:p>5805</text:p>
          </table:table-cell>
          <table:table-cell table:formula="of:=IF([.D183]&lt;&gt;&quot;&quot;;[.D183];IF([.D182]&lt;&gt;&quot;&quot;;[.D182];[.D181]))" office:value-type="float" office:value="5152" calcext:value-type="float">
            <text:p>5152</text:p>
          </table:table-cell>
          <table:table-cell table:formula="of:=IF([.E183]&lt;&gt;&quot;&quot;;[.E183];IF([.E182]&lt;&gt;&quot;&quot;;[.E182];[.E181]))" office:value-type="float" office:value="0" calcext:value-type="float">
            <text:p>0</text:p>
          </table:table-cell>
          <table:table-cell table:formula="of:=IF([.F183]&lt;&gt;&quot;&quot;;[.F183];IF([.F182]&lt;&gt;&quot;&quot;;[.F182];[.F181]))" office:value-type="float" office:value="2052" calcext:value-type="float">
            <text:p>2052</text:p>
          </table:table-cell>
          <table:table-cell table:number-columns-repeated="995"/>
        </table:table-row>
        <table:table-row table:style-name="ro1">
          <table:table-cell office:value-type="date" office:date-value="2022-08-23T14:20:09.851339" calcext:value-type="date">
            <text:p>2022-08-23 14:20:10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84]&lt;&gt;&quot;&quot;;[.B184];IF([.B183]&lt;&gt;&quot;&quot;;[.B183];[.B182]))" office:value-type="float" office:value="5934" calcext:value-type="float">
            <text:p>5934</text:p>
          </table:table-cell>
          <table:table-cell table:formula="of:=IF([.C184]&lt;&gt;&quot;&quot;;[.C184];IF([.C183]&lt;&gt;&quot;&quot;;[.C183];[.C182]))" office:value-type="float" office:value="5934" calcext:value-type="float">
            <text:p>5934</text:p>
          </table:table-cell>
          <table:table-cell table:formula="of:=IF([.D184]&lt;&gt;&quot;&quot;;[.D184];IF([.D183]&lt;&gt;&quot;&quot;;[.D183];[.D182]))" office:value-type="float" office:value="5471" calcext:value-type="float">
            <text:p>5471</text:p>
          </table:table-cell>
          <table:table-cell table:formula="of:=IF([.E184]&lt;&gt;&quot;&quot;;[.E184];IF([.E183]&lt;&gt;&quot;&quot;;[.E183];[.E182]))" office:value-type="float" office:value="0" calcext:value-type="float">
            <text:p>0</text:p>
          </table:table-cell>
          <table:table-cell table:formula="of:=IF([.F184]&lt;&gt;&quot;&quot;;[.F184];IF([.F183]&lt;&gt;&quot;&quot;;[.F183];[.F182]))" office:value-type="float" office:value="2052" calcext:value-type="float">
            <text:p>2052</text:p>
          </table:table-cell>
          <table:table-cell table:number-columns-repeated="995"/>
        </table:table-row>
        <table:table-row table:style-name="ro1">
          <table:table-cell office:value-type="date" office:date-value="2022-08-23T14:21:00.000001" calcext:value-type="date">
            <text:p>2022-08-23 14:21:00</text:p>
          </table:table-cell>
          <table:table-cell table:number-columns-repeated="4"/>
          <table:table-cell table:style-name="ce1" office:value-type="float" office:value="1943" calcext:value-type="float">
            <text:p>1943</text:p>
          </table:table-cell>
          <table:table-cell table:formula="of:=IF([.B185]&lt;&gt;&quot;&quot;;[.B185];IF([.B184]&lt;&gt;&quot;&quot;;[.B184];[.B183]))" office:value-type="float" office:value="5934" calcext:value-type="float">
            <text:p>5934</text:p>
          </table:table-cell>
          <table:table-cell table:formula="of:=IF([.C185]&lt;&gt;&quot;&quot;;[.C185];IF([.C184]&lt;&gt;&quot;&quot;;[.C184];[.C183]))" office:value-type="float" office:value="5934" calcext:value-type="float">
            <text:p>5934</text:p>
          </table:table-cell>
          <table:table-cell table:formula="of:=IF([.D185]&lt;&gt;&quot;&quot;;[.D185];IF([.D184]&lt;&gt;&quot;&quot;;[.D184];[.D183]))" office:value-type="float" office:value="5471" calcext:value-type="float">
            <text:p>5471</text:p>
          </table:table-cell>
          <table:table-cell table:formula="of:=IF([.E185]&lt;&gt;&quot;&quot;;[.E185];IF([.E184]&lt;&gt;&quot;&quot;;[.E184];[.E183]))" office:value-type="float" office:value="0" calcext:value-type="float">
            <text:p>0</text:p>
          </table:table-cell>
          <table:table-cell table:formula="of:=IF([.F185]&lt;&gt;&quot;&quot;;[.F185];IF([.F184]&lt;&gt;&quot;&quot;;[.F184];[.F183]))" office:value-type="float" office:value="1943" calcext:value-type="float">
            <text:p>1943</text:p>
          </table:table-cell>
          <table:table-cell table:number-columns-repeated="995"/>
        </table:table-row>
        <table:table-row table:style-name="ro1">
          <table:table-cell office:value-type="date" office:date-value="2022-08-23T14:21:20.859888" calcext:value-type="date">
            <text:p>2022-08-23 14:21:21</text:p>
          </table:table-cell>
          <table:table-cell office:value-type="float" office:value="5919" calcext:value-type="float">
            <text:p>5919</text:p>
          </table:table-cell>
          <table:table-cell office:value-type="float" office:value="5873" calcext:value-type="float">
            <text:p>5873</text:p>
          </table:table-cell>
          <table:table-cell office:value-type="float" office:value="5313" calcext:value-type="float">
            <text:p>531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86]&lt;&gt;&quot;&quot;;[.B186];IF([.B185]&lt;&gt;&quot;&quot;;[.B185];[.B184]))" office:value-type="float" office:value="5919" calcext:value-type="float">
            <text:p>5919</text:p>
          </table:table-cell>
          <table:table-cell table:formula="of:=IF([.C186]&lt;&gt;&quot;&quot;;[.C186];IF([.C185]&lt;&gt;&quot;&quot;;[.C185];[.C184]))" office:value-type="float" office:value="5873" calcext:value-type="float">
            <text:p>5873</text:p>
          </table:table-cell>
          <table:table-cell table:formula="of:=IF([.D186]&lt;&gt;&quot;&quot;;[.D186];IF([.D185]&lt;&gt;&quot;&quot;;[.D185];[.D184]))" office:value-type="float" office:value="5313" calcext:value-type="float">
            <text:p>5313</text:p>
          </table:table-cell>
          <table:table-cell table:formula="of:=IF([.E186]&lt;&gt;&quot;&quot;;[.E186];IF([.E185]&lt;&gt;&quot;&quot;;[.E185];[.E184]))" office:value-type="float" office:value="0" calcext:value-type="float">
            <text:p>0</text:p>
          </table:table-cell>
          <table:table-cell table:formula="of:=IF([.F186]&lt;&gt;&quot;&quot;;[.F186];IF([.F185]&lt;&gt;&quot;&quot;;[.F185];[.F184]))" office:value-type="float" office:value="1943" calcext:value-type="float">
            <text:p>1943</text:p>
          </table:table-cell>
          <table:table-cell table:number-columns-repeated="995"/>
        </table:table-row>
        <table:table-row table:style-name="ro1">
          <table:table-cell office:value-type="date" office:date-value="2022-08-23T14:22:00" calcext:value-type="date">
            <text:p>2022-08-23 14:22:00</text:p>
          </table:table-cell>
          <table:table-cell table:number-columns-repeated="4"/>
          <table:table-cell table:style-name="ce1" office:value-type="float" office:value="1980" calcext:value-type="float">
            <text:p>1980</text:p>
          </table:table-cell>
          <table:table-cell table:formula="of:=IF([.B187]&lt;&gt;&quot;&quot;;[.B187];IF([.B186]&lt;&gt;&quot;&quot;;[.B186];[.B185]))" office:value-type="float" office:value="5919" calcext:value-type="float">
            <text:p>5919</text:p>
          </table:table-cell>
          <table:table-cell table:formula="of:=IF([.C187]&lt;&gt;&quot;&quot;;[.C187];IF([.C186]&lt;&gt;&quot;&quot;;[.C186];[.C185]))" office:value-type="float" office:value="5873" calcext:value-type="float">
            <text:p>5873</text:p>
          </table:table-cell>
          <table:table-cell table:formula="of:=IF([.D187]&lt;&gt;&quot;&quot;;[.D187];IF([.D186]&lt;&gt;&quot;&quot;;[.D186];[.D185]))" office:value-type="float" office:value="5313" calcext:value-type="float">
            <text:p>5313</text:p>
          </table:table-cell>
          <table:table-cell table:formula="of:=IF([.E187]&lt;&gt;&quot;&quot;;[.E187];IF([.E186]&lt;&gt;&quot;&quot;;[.E186];[.E185]))" office:value-type="float" office:value="0" calcext:value-type="float">
            <text:p>0</text:p>
          </table:table-cell>
          <table:table-cell table:formula="of:=IF([.F187]&lt;&gt;&quot;&quot;;[.F187];IF([.F186]&lt;&gt;&quot;&quot;;[.F186];[.F185]))" office:value-type="float" office:value="1980" calcext:value-type="float">
            <text:p>1980</text:p>
          </table:table-cell>
          <table:table-cell table:number-columns-repeated="995"/>
        </table:table-row>
        <table:table-row table:style-name="ro1">
          <table:table-cell office:value-type="date" office:date-value="2022-08-23T14:22:29.658939" calcext:value-type="date">
            <text:p>2022-08-23 14:22:30</text:p>
          </table:table-cell>
          <table:table-cell office:value-type="float" office:value="5786" calcext:value-type="float">
            <text:p>5786</text:p>
          </table:table-cell>
          <table:table-cell office:value-type="float" office:value="5782" calcext:value-type="float">
            <text:p>5782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88]&lt;&gt;&quot;&quot;;[.B188];IF([.B187]&lt;&gt;&quot;&quot;;[.B187];[.B186]))" office:value-type="float" office:value="5786" calcext:value-type="float">
            <text:p>5786</text:p>
          </table:table-cell>
          <table:table-cell table:formula="of:=IF([.C188]&lt;&gt;&quot;&quot;;[.C188];IF([.C187]&lt;&gt;&quot;&quot;;[.C187];[.C186]))" office:value-type="float" office:value="5782" calcext:value-type="float">
            <text:p>5782</text:p>
          </table:table-cell>
          <table:table-cell table:formula="of:=IF([.D188]&lt;&gt;&quot;&quot;;[.D188];IF([.D187]&lt;&gt;&quot;&quot;;[.D187];[.D186]))" office:value-type="float" office:value="5276" calcext:value-type="float">
            <text:p>5276</text:p>
          </table:table-cell>
          <table:table-cell table:formula="of:=IF([.E188]&lt;&gt;&quot;&quot;;[.E188];IF([.E187]&lt;&gt;&quot;&quot;;[.E187];[.E186]))" office:value-type="float" office:value="0" calcext:value-type="float">
            <text:p>0</text:p>
          </table:table-cell>
          <table:table-cell table:formula="of:=IF([.F188]&lt;&gt;&quot;&quot;;[.F188];IF([.F187]&lt;&gt;&quot;&quot;;[.F187];[.F186]))" office:value-type="float" office:value="1980" calcext:value-type="float">
            <text:p>1980</text:p>
          </table:table-cell>
          <table:table-cell table:number-columns-repeated="995"/>
        </table:table-row>
        <table:table-row table:style-name="ro1">
          <table:table-cell office:value-type="date" office:date-value="2022-08-23T14:23:00" calcext:value-type="date">
            <text:p>2022-08-23 14:23:00</text:p>
          </table:table-cell>
          <table:table-cell table:number-columns-repeated="4"/>
          <table:table-cell table:style-name="ce1" office:value-type="float" office:value="1986" calcext:value-type="float">
            <text:p>1986</text:p>
          </table:table-cell>
          <table:table-cell table:formula="of:=IF([.B189]&lt;&gt;&quot;&quot;;[.B189];IF([.B188]&lt;&gt;&quot;&quot;;[.B188];[.B187]))" office:value-type="float" office:value="5786" calcext:value-type="float">
            <text:p>5786</text:p>
          </table:table-cell>
          <table:table-cell table:formula="of:=IF([.C189]&lt;&gt;&quot;&quot;;[.C189];IF([.C188]&lt;&gt;&quot;&quot;;[.C188];[.C187]))" office:value-type="float" office:value="5782" calcext:value-type="float">
            <text:p>5782</text:p>
          </table:table-cell>
          <table:table-cell table:formula="of:=IF([.D189]&lt;&gt;&quot;&quot;;[.D189];IF([.D188]&lt;&gt;&quot;&quot;;[.D188];[.D187]))" office:value-type="float" office:value="5276" calcext:value-type="float">
            <text:p>5276</text:p>
          </table:table-cell>
          <table:table-cell table:formula="of:=IF([.E189]&lt;&gt;&quot;&quot;;[.E189];IF([.E188]&lt;&gt;&quot;&quot;;[.E188];[.E187]))" office:value-type="float" office:value="0" calcext:value-type="float">
            <text:p>0</text:p>
          </table:table-cell>
          <table:table-cell table:formula="of:=IF([.F189]&lt;&gt;&quot;&quot;;[.F189];IF([.F188]&lt;&gt;&quot;&quot;;[.F188];[.F187]))" office:value-type="float" office:value="1986" calcext:value-type="float">
            <text:p>1986</text:p>
          </table:table-cell>
          <table:table-cell table:number-columns-repeated="995"/>
        </table:table-row>
        <table:table-row table:style-name="ro1">
          <table:table-cell office:value-type="date" office:date-value="2022-08-23T14:23:39.134855" calcext:value-type="date">
            <text:p>2022-08-23 14:23:39</text:p>
          </table:table-cell>
          <table:table-cell table:number-columns-repeated="2" office:value-type="float" office:value="5763" calcext:value-type="float">
            <text:p>5763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90]&lt;&gt;&quot;&quot;;[.B190];IF([.B189]&lt;&gt;&quot;&quot;;[.B189];[.B188]))" office:value-type="float" office:value="5763" calcext:value-type="float">
            <text:p>5763</text:p>
          </table:table-cell>
          <table:table-cell table:formula="of:=IF([.C190]&lt;&gt;&quot;&quot;;[.C190];IF([.C189]&lt;&gt;&quot;&quot;;[.C189];[.C188]))" office:value-type="float" office:value="5763" calcext:value-type="float">
            <text:p>5763</text:p>
          </table:table-cell>
          <table:table-cell table:formula="of:=IF([.D190]&lt;&gt;&quot;&quot;;[.D190];IF([.D189]&lt;&gt;&quot;&quot;;[.D189];[.D188]))" office:value-type="float" office:value="5235" calcext:value-type="float">
            <text:p>5235</text:p>
          </table:table-cell>
          <table:table-cell table:formula="of:=IF([.E190]&lt;&gt;&quot;&quot;;[.E190];IF([.E189]&lt;&gt;&quot;&quot;;[.E189];[.E188]))" office:value-type="float" office:value="0" calcext:value-type="float">
            <text:p>0</text:p>
          </table:table-cell>
          <table:table-cell table:formula="of:=IF([.F190]&lt;&gt;&quot;&quot;;[.F190];IF([.F189]&lt;&gt;&quot;&quot;;[.F189];[.F188]))" office:value-type="float" office:value="1986" calcext:value-type="float">
            <text:p>1986</text:p>
          </table:table-cell>
          <table:table-cell table:number-columns-repeated="995"/>
        </table:table-row>
        <table:table-row table:style-name="ro1">
          <table:table-cell office:value-type="date" office:date-value="2022-08-23T14:24:00" calcext:value-type="date">
            <text:p>2022-08-23 14:24:00</text:p>
          </table:table-cell>
          <table:table-cell table:number-columns-repeated="4"/>
          <table:table-cell table:style-name="ce1" office:value-type="float" office:value="1995" calcext:value-type="float">
            <text:p>1995</text:p>
          </table:table-cell>
          <table:table-cell table:formula="of:=IF([.B191]&lt;&gt;&quot;&quot;;[.B191];IF([.B190]&lt;&gt;&quot;&quot;;[.B190];[.B189]))" office:value-type="float" office:value="5763" calcext:value-type="float">
            <text:p>5763</text:p>
          </table:table-cell>
          <table:table-cell table:formula="of:=IF([.C191]&lt;&gt;&quot;&quot;;[.C191];IF([.C190]&lt;&gt;&quot;&quot;;[.C190];[.C189]))" office:value-type="float" office:value="5763" calcext:value-type="float">
            <text:p>5763</text:p>
          </table:table-cell>
          <table:table-cell table:formula="of:=IF([.D191]&lt;&gt;&quot;&quot;;[.D191];IF([.D190]&lt;&gt;&quot;&quot;;[.D190];[.D189]))" office:value-type="float" office:value="5235" calcext:value-type="float">
            <text:p>5235</text:p>
          </table:table-cell>
          <table:table-cell table:formula="of:=IF([.E191]&lt;&gt;&quot;&quot;;[.E191];IF([.E190]&lt;&gt;&quot;&quot;;[.E190];[.E189]))" office:value-type="float" office:value="0" calcext:value-type="float">
            <text:p>0</text:p>
          </table:table-cell>
          <table:table-cell table:formula="of:=IF([.F191]&lt;&gt;&quot;&quot;;[.F191];IF([.F190]&lt;&gt;&quot;&quot;;[.F190];[.F189]))" office:value-type="float" office:value="1995" calcext:value-type="float">
            <text:p>1995</text:p>
          </table:table-cell>
          <table:table-cell table:number-columns-repeated="995"/>
        </table:table-row>
        <table:table-row table:style-name="ro1">
          <table:table-cell office:value-type="date" office:date-value="2022-08-23T14:24:48.775465" calcext:value-type="date">
            <text:p>2022-08-23 14:24:49</text:p>
          </table:table-cell>
          <table:table-cell office:value-type="float" office:value="5823" calcext:value-type="float">
            <text:p>5823</text:p>
          </table:table-cell>
          <table:table-cell office:value-type="float" office:value="5816" calcext:value-type="float">
            <text:p>5816</text:p>
          </table:table-cell>
          <table:table-cell office:value-type="float" office:value="7487" calcext:value-type="float">
            <text:p>748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92]&lt;&gt;&quot;&quot;;[.B192];IF([.B191]&lt;&gt;&quot;&quot;;[.B191];[.B190]))" office:value-type="float" office:value="5823" calcext:value-type="float">
            <text:p>5823</text:p>
          </table:table-cell>
          <table:table-cell table:formula="of:=IF([.C192]&lt;&gt;&quot;&quot;;[.C192];IF([.C191]&lt;&gt;&quot;&quot;;[.C191];[.C190]))" office:value-type="float" office:value="5816" calcext:value-type="float">
            <text:p>5816</text:p>
          </table:table-cell>
          <table:table-cell table:formula="of:=IF([.D192]&lt;&gt;&quot;&quot;;[.D192];IF([.D191]&lt;&gt;&quot;&quot;;[.D191];[.D190]))" office:value-type="float" office:value="7487" calcext:value-type="float">
            <text:p>7487</text:p>
          </table:table-cell>
          <table:table-cell table:formula="of:=IF([.E192]&lt;&gt;&quot;&quot;;[.E192];IF([.E191]&lt;&gt;&quot;&quot;;[.E191];[.E190]))" office:value-type="float" office:value="0" calcext:value-type="float">
            <text:p>0</text:p>
          </table:table-cell>
          <table:table-cell table:formula="of:=IF([.F192]&lt;&gt;&quot;&quot;;[.F192];IF([.F191]&lt;&gt;&quot;&quot;;[.F191];[.F190]))" office:value-type="float" office:value="1995" calcext:value-type="float">
            <text:p>1995</text:p>
          </table:table-cell>
          <table:table-cell table:number-columns-repeated="995"/>
        </table:table-row>
        <table:table-row table:style-name="ro1">
          <table:table-cell office:value-type="date" office:date-value="2022-08-23T14:25:00" calcext:value-type="date">
            <text:p>2022-08-23 14:25:00</text:p>
          </table:table-cell>
          <table:table-cell table:number-columns-repeated="4"/>
          <table:table-cell table:style-name="ce1" office:value-type="float" office:value="1980" calcext:value-type="float">
            <text:p>1980</text:p>
          </table:table-cell>
          <table:table-cell table:formula="of:=IF([.B193]&lt;&gt;&quot;&quot;;[.B193];IF([.B192]&lt;&gt;&quot;&quot;;[.B192];[.B191]))" office:value-type="float" office:value="5823" calcext:value-type="float">
            <text:p>5823</text:p>
          </table:table-cell>
          <table:table-cell table:formula="of:=IF([.C193]&lt;&gt;&quot;&quot;;[.C193];IF([.C192]&lt;&gt;&quot;&quot;;[.C192];[.C191]))" office:value-type="float" office:value="5816" calcext:value-type="float">
            <text:p>5816</text:p>
          </table:table-cell>
          <table:table-cell table:formula="of:=IF([.D193]&lt;&gt;&quot;&quot;;[.D193];IF([.D192]&lt;&gt;&quot;&quot;;[.D192];[.D191]))" office:value-type="float" office:value="7487" calcext:value-type="float">
            <text:p>7487</text:p>
          </table:table-cell>
          <table:table-cell table:formula="of:=IF([.E193]&lt;&gt;&quot;&quot;;[.E193];IF([.E192]&lt;&gt;&quot;&quot;;[.E192];[.E191]))" office:value-type="float" office:value="0" calcext:value-type="float">
            <text:p>0</text:p>
          </table:table-cell>
          <table:table-cell table:formula="of:=IF([.F193]&lt;&gt;&quot;&quot;;[.F193];IF([.F192]&lt;&gt;&quot;&quot;;[.F192];[.F191]))" office:value-type="float" office:value="1980" calcext:value-type="float">
            <text:p>1980</text:p>
          </table:table-cell>
          <table:table-cell table:number-columns-repeated="995"/>
        </table:table-row>
        <table:table-row table:style-name="ro1">
          <table:table-cell office:value-type="date" office:date-value="2022-08-23T14:26:00" calcext:value-type="date">
            <text:p>2022-08-23 14:26:00</text:p>
          </table:table-cell>
          <table:table-cell table:number-columns-repeated="4"/>
          <table:table-cell table:style-name="ce1" office:value-type="float" office:value="1962" calcext:value-type="float">
            <text:p>1962</text:p>
          </table:table-cell>
          <table:table-cell table:formula="of:=IF([.B194]&lt;&gt;&quot;&quot;;[.B194];IF([.B193]&lt;&gt;&quot;&quot;;[.B193];[.B192]))" office:value-type="float" office:value="5823" calcext:value-type="float">
            <text:p>5823</text:p>
          </table:table-cell>
          <table:table-cell table:formula="of:=IF([.C194]&lt;&gt;&quot;&quot;;[.C194];IF([.C193]&lt;&gt;&quot;&quot;;[.C193];[.C192]))" office:value-type="float" office:value="5816" calcext:value-type="float">
            <text:p>5816</text:p>
          </table:table-cell>
          <table:table-cell table:formula="of:=IF([.D194]&lt;&gt;&quot;&quot;;[.D194];IF([.D193]&lt;&gt;&quot;&quot;;[.D193];[.D192]))" office:value-type="float" office:value="7487" calcext:value-type="float">
            <text:p>7487</text:p>
          </table:table-cell>
          <table:table-cell table:formula="of:=IF([.E194]&lt;&gt;&quot;&quot;;[.E194];IF([.E193]&lt;&gt;&quot;&quot;;[.E193];[.E192]))" office:value-type="float" office:value="0" calcext:value-type="float">
            <text:p>0</text:p>
          </table:table-cell>
          <table:table-cell table:formula="of:=IF([.F194]&lt;&gt;&quot;&quot;;[.F194];IF([.F193]&lt;&gt;&quot;&quot;;[.F193];[.F192]))" office:value-type="float" office:value="1962" calcext:value-type="float">
            <text:p>1962</text:p>
          </table:table-cell>
          <table:table-cell table:number-columns-repeated="995"/>
        </table:table-row>
        <table:table-row table:style-name="ro1">
          <table:table-cell office:value-type="date" office:date-value="2022-08-23T14:26:00.535982" calcext:value-type="date">
            <text:p>2022-08-23 14:26:01</text:p>
          </table:table-cell>
          <table:table-cell office:value-type="float" office:value="5781" calcext:value-type="float">
            <text:p>5781</text:p>
          </table:table-cell>
          <table:table-cell office:value-type="float" office:value="5787" calcext:value-type="float">
            <text:p>5787</text:p>
          </table:table-cell>
          <table:table-cell office:value-type="float" office:value="7436" calcext:value-type="float">
            <text:p>74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95]&lt;&gt;&quot;&quot;;[.B195];IF([.B194]&lt;&gt;&quot;&quot;;[.B194];[.B193]))" office:value-type="float" office:value="5781" calcext:value-type="float">
            <text:p>5781</text:p>
          </table:table-cell>
          <table:table-cell table:formula="of:=IF([.C195]&lt;&gt;&quot;&quot;;[.C195];IF([.C194]&lt;&gt;&quot;&quot;;[.C194];[.C193]))" office:value-type="float" office:value="5787" calcext:value-type="float">
            <text:p>5787</text:p>
          </table:table-cell>
          <table:table-cell table:formula="of:=IF([.D195]&lt;&gt;&quot;&quot;;[.D195];IF([.D194]&lt;&gt;&quot;&quot;;[.D194];[.D193]))" office:value-type="float" office:value="7436" calcext:value-type="float">
            <text:p>7436</text:p>
          </table:table-cell>
          <table:table-cell table:formula="of:=IF([.E195]&lt;&gt;&quot;&quot;;[.E195];IF([.E194]&lt;&gt;&quot;&quot;;[.E194];[.E193]))" office:value-type="float" office:value="0" calcext:value-type="float">
            <text:p>0</text:p>
          </table:table-cell>
          <table:table-cell table:formula="of:=IF([.F195]&lt;&gt;&quot;&quot;;[.F195];IF([.F194]&lt;&gt;&quot;&quot;;[.F194];[.F193]))" office:value-type="float" office:value="1962" calcext:value-type="float">
            <text:p>1962</text:p>
          </table:table-cell>
          <table:table-cell table:number-columns-repeated="995"/>
        </table:table-row>
        <table:table-row table:style-name="ro1">
          <table:table-cell office:value-type="date" office:date-value="2022-08-23T14:27:00" calcext:value-type="date">
            <text:p>2022-08-23 14:27:00</text:p>
          </table:table-cell>
          <table:table-cell table:number-columns-repeated="4"/>
          <table:table-cell table:style-name="ce1" office:value-type="float" office:value="1962" calcext:value-type="float">
            <text:p>1962</text:p>
          </table:table-cell>
          <table:table-cell table:formula="of:=IF([.B196]&lt;&gt;&quot;&quot;;[.B196];IF([.B195]&lt;&gt;&quot;&quot;;[.B195];[.B194]))" office:value-type="float" office:value="5781" calcext:value-type="float">
            <text:p>5781</text:p>
          </table:table-cell>
          <table:table-cell table:formula="of:=IF([.C196]&lt;&gt;&quot;&quot;;[.C196];IF([.C195]&lt;&gt;&quot;&quot;;[.C195];[.C194]))" office:value-type="float" office:value="5787" calcext:value-type="float">
            <text:p>5787</text:p>
          </table:table-cell>
          <table:table-cell table:formula="of:=IF([.D196]&lt;&gt;&quot;&quot;;[.D196];IF([.D195]&lt;&gt;&quot;&quot;;[.D195];[.D194]))" office:value-type="float" office:value="7436" calcext:value-type="float">
            <text:p>7436</text:p>
          </table:table-cell>
          <table:table-cell table:formula="of:=IF([.E196]&lt;&gt;&quot;&quot;;[.E196];IF([.E195]&lt;&gt;&quot;&quot;;[.E195];[.E194]))" office:value-type="float" office:value="0" calcext:value-type="float">
            <text:p>0</text:p>
          </table:table-cell>
          <table:table-cell table:formula="of:=IF([.F196]&lt;&gt;&quot;&quot;;[.F196];IF([.F195]&lt;&gt;&quot;&quot;;[.F195];[.F194]))" office:value-type="float" office:value="1962" calcext:value-type="float">
            <text:p>1962</text:p>
          </table:table-cell>
          <table:table-cell table:number-columns-repeated="995"/>
        </table:table-row>
        <table:table-row table:style-name="ro1">
          <table:table-cell office:value-type="date" office:date-value="2022-08-23T14:27:09.858307" calcext:value-type="date">
            <text:p>2022-08-23 14:27:10</text:p>
          </table:table-cell>
          <table:table-cell table:number-columns-repeated="2" office:value-type="float" office:value="5739" calcext:value-type="float">
            <text:p>5739</text:p>
          </table:table-cell>
          <table:table-cell office:value-type="float" office:value="7222" calcext:value-type="float">
            <text:p>722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97]&lt;&gt;&quot;&quot;;[.B197];IF([.B196]&lt;&gt;&quot;&quot;;[.B196];[.B195]))" office:value-type="float" office:value="5739" calcext:value-type="float">
            <text:p>5739</text:p>
          </table:table-cell>
          <table:table-cell table:formula="of:=IF([.C197]&lt;&gt;&quot;&quot;;[.C197];IF([.C196]&lt;&gt;&quot;&quot;;[.C196];[.C195]))" office:value-type="float" office:value="5739" calcext:value-type="float">
            <text:p>5739</text:p>
          </table:table-cell>
          <table:table-cell table:formula="of:=IF([.D197]&lt;&gt;&quot;&quot;;[.D197];IF([.D196]&lt;&gt;&quot;&quot;;[.D196];[.D195]))" office:value-type="float" office:value="7222" calcext:value-type="float">
            <text:p>7222</text:p>
          </table:table-cell>
          <table:table-cell table:formula="of:=IF([.E197]&lt;&gt;&quot;&quot;;[.E197];IF([.E196]&lt;&gt;&quot;&quot;;[.E196];[.E195]))" office:value-type="float" office:value="0" calcext:value-type="float">
            <text:p>0</text:p>
          </table:table-cell>
          <table:table-cell table:formula="of:=IF([.F197]&lt;&gt;&quot;&quot;;[.F197];IF([.F196]&lt;&gt;&quot;&quot;;[.F196];[.F195]))" office:value-type="float" office:value="1962" calcext:value-type="float">
            <text:p>1962</text:p>
          </table:table-cell>
          <table:table-cell table:number-columns-repeated="995"/>
        </table:table-row>
        <table:table-row table:style-name="ro1">
          <table:table-cell office:value-type="date" office:date-value="2022-08-23T14:28:00.000001" calcext:value-type="date">
            <text:p>2022-08-23 14:28:00</text:p>
          </table:table-cell>
          <table:table-cell table:number-columns-repeated="4"/>
          <table:table-cell table:style-name="ce1" office:value-type="float" office:value="1958" calcext:value-type="float">
            <text:p>1958</text:p>
          </table:table-cell>
          <table:table-cell table:formula="of:=IF([.B198]&lt;&gt;&quot;&quot;;[.B198];IF([.B197]&lt;&gt;&quot;&quot;;[.B197];[.B196]))" office:value-type="float" office:value="5739" calcext:value-type="float">
            <text:p>5739</text:p>
          </table:table-cell>
          <table:table-cell table:formula="of:=IF([.C198]&lt;&gt;&quot;&quot;;[.C198];IF([.C197]&lt;&gt;&quot;&quot;;[.C197];[.C196]))" office:value-type="float" office:value="5739" calcext:value-type="float">
            <text:p>5739</text:p>
          </table:table-cell>
          <table:table-cell table:formula="of:=IF([.D198]&lt;&gt;&quot;&quot;;[.D198];IF([.D197]&lt;&gt;&quot;&quot;;[.D197];[.D196]))" office:value-type="float" office:value="7222" calcext:value-type="float">
            <text:p>7222</text:p>
          </table:table-cell>
          <table:table-cell table:formula="of:=IF([.E198]&lt;&gt;&quot;&quot;;[.E198];IF([.E197]&lt;&gt;&quot;&quot;;[.E197];[.E196]))" office:value-type="float" office:value="0" calcext:value-type="float">
            <text:p>0</text:p>
          </table:table-cell>
          <table:table-cell table:formula="of:=IF([.F198]&lt;&gt;&quot;&quot;;[.F198];IF([.F197]&lt;&gt;&quot;&quot;;[.F197];[.F196]))" office:value-type="float" office:value="1958" calcext:value-type="float">
            <text:p>1958</text:p>
          </table:table-cell>
          <table:table-cell table:number-columns-repeated="995"/>
        </table:table-row>
        <table:table-row table:style-name="ro1">
          <table:table-cell office:value-type="date" office:date-value="2022-08-23T14:28:31.438399" calcext:value-type="date">
            <text:p>2022-08-23 14:28:31</text:p>
          </table:table-cell>
          <table:table-cell table:number-columns-repeated="2" office:value-type="float" office:value="5759" calcext:value-type="float">
            <text:p>5759</text:p>
          </table:table-cell>
          <table:table-cell office:value-type="float" office:value="5174" calcext:value-type="float">
            <text:p>517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199]&lt;&gt;&quot;&quot;;[.B199];IF([.B198]&lt;&gt;&quot;&quot;;[.B198];[.B197]))" office:value-type="float" office:value="5759" calcext:value-type="float">
            <text:p>5759</text:p>
          </table:table-cell>
          <table:table-cell table:formula="of:=IF([.C199]&lt;&gt;&quot;&quot;;[.C199];IF([.C198]&lt;&gt;&quot;&quot;;[.C198];[.C197]))" office:value-type="float" office:value="5759" calcext:value-type="float">
            <text:p>5759</text:p>
          </table:table-cell>
          <table:table-cell table:formula="of:=IF([.D199]&lt;&gt;&quot;&quot;;[.D199];IF([.D198]&lt;&gt;&quot;&quot;;[.D198];[.D197]))" office:value-type="float" office:value="5174" calcext:value-type="float">
            <text:p>5174</text:p>
          </table:table-cell>
          <table:table-cell table:formula="of:=IF([.E199]&lt;&gt;&quot;&quot;;[.E199];IF([.E198]&lt;&gt;&quot;&quot;;[.E198];[.E197]))" office:value-type="float" office:value="0" calcext:value-type="float">
            <text:p>0</text:p>
          </table:table-cell>
          <table:table-cell table:formula="of:=IF([.F199]&lt;&gt;&quot;&quot;;[.F199];IF([.F198]&lt;&gt;&quot;&quot;;[.F198];[.F197]))" office:value-type="float" office:value="1958" calcext:value-type="float">
            <text:p>1958</text:p>
          </table:table-cell>
          <table:table-cell table:number-columns-repeated="995"/>
        </table:table-row>
        <table:table-row table:style-name="ro1">
          <table:table-cell office:value-type="date" office:date-value="2022-08-23T14:29:00" calcext:value-type="date">
            <text:p>2022-08-23 14:29:00</text:p>
          </table:table-cell>
          <table:table-cell table:number-columns-repeated="4"/>
          <table:table-cell table:style-name="ce1" office:value-type="float" office:value="1906" calcext:value-type="float">
            <text:p>1906</text:p>
          </table:table-cell>
          <table:table-cell table:formula="of:=IF([.B200]&lt;&gt;&quot;&quot;;[.B200];IF([.B199]&lt;&gt;&quot;&quot;;[.B199];[.B198]))" office:value-type="float" office:value="5759" calcext:value-type="float">
            <text:p>5759</text:p>
          </table:table-cell>
          <table:table-cell table:formula="of:=IF([.C200]&lt;&gt;&quot;&quot;;[.C200];IF([.C199]&lt;&gt;&quot;&quot;;[.C199];[.C198]))" office:value-type="float" office:value="5759" calcext:value-type="float">
            <text:p>5759</text:p>
          </table:table-cell>
          <table:table-cell table:formula="of:=IF([.D200]&lt;&gt;&quot;&quot;;[.D200];IF([.D199]&lt;&gt;&quot;&quot;;[.D199];[.D198]))" office:value-type="float" office:value="5174" calcext:value-type="float">
            <text:p>5174</text:p>
          </table:table-cell>
          <table:table-cell table:formula="of:=IF([.E200]&lt;&gt;&quot;&quot;;[.E200];IF([.E199]&lt;&gt;&quot;&quot;;[.E199];[.E198]))" office:value-type="float" office:value="0" calcext:value-type="float">
            <text:p>0</text:p>
          </table:table-cell>
          <table:table-cell table:formula="of:=IF([.F200]&lt;&gt;&quot;&quot;;[.F200];IF([.F199]&lt;&gt;&quot;&quot;;[.F199];[.F198]))" office:value-type="float" office:value="1906" calcext:value-type="float">
            <text:p>1906</text:p>
          </table:table-cell>
          <table:table-cell table:number-columns-repeated="995"/>
        </table:table-row>
        <table:table-row table:style-name="ro1">
          <table:table-cell office:value-type="date" office:date-value="2022-08-23T14:29:43.353321" calcext:value-type="date">
            <text:p>2022-08-23 14:29:43</text:p>
          </table:table-cell>
          <table:table-cell table:number-columns-repeated="2" office:value-type="float" office:value="5678" calcext:value-type="float">
            <text:p>5678</text:p>
          </table:table-cell>
          <table:table-cell office:value-type="float" office:value="5076" calcext:value-type="float">
            <text:p>50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01]&lt;&gt;&quot;&quot;;[.B201];IF([.B200]&lt;&gt;&quot;&quot;;[.B200];[.B199]))" office:value-type="float" office:value="5678" calcext:value-type="float">
            <text:p>5678</text:p>
          </table:table-cell>
          <table:table-cell table:formula="of:=IF([.C201]&lt;&gt;&quot;&quot;;[.C201];IF([.C200]&lt;&gt;&quot;&quot;;[.C200];[.C199]))" office:value-type="float" office:value="5678" calcext:value-type="float">
            <text:p>5678</text:p>
          </table:table-cell>
          <table:table-cell table:formula="of:=IF([.D201]&lt;&gt;&quot;&quot;;[.D201];IF([.D200]&lt;&gt;&quot;&quot;;[.D200];[.D199]))" office:value-type="float" office:value="5076" calcext:value-type="float">
            <text:p>5076</text:p>
          </table:table-cell>
          <table:table-cell table:formula="of:=IF([.E201]&lt;&gt;&quot;&quot;;[.E201];IF([.E200]&lt;&gt;&quot;&quot;;[.E200];[.E199]))" office:value-type="float" office:value="0" calcext:value-type="float">
            <text:p>0</text:p>
          </table:table-cell>
          <table:table-cell table:formula="of:=IF([.F201]&lt;&gt;&quot;&quot;;[.F201];IF([.F200]&lt;&gt;&quot;&quot;;[.F200];[.F199]))" office:value-type="float" office:value="1906" calcext:value-type="float">
            <text:p>1906</text:p>
          </table:table-cell>
          <table:table-cell table:number-columns-repeated="995"/>
        </table:table-row>
        <table:table-row table:style-name="ro1">
          <table:table-cell office:value-type="date" office:date-value="2022-08-23T14:30:00" calcext:value-type="date">
            <text:p>2022-08-23 14:30:00</text:p>
          </table:table-cell>
          <table:table-cell table:number-columns-repeated="4"/>
          <table:table-cell table:style-name="ce1" office:value-type="float" office:value="1871" calcext:value-type="float">
            <text:p>1871</text:p>
          </table:table-cell>
          <table:table-cell table:formula="of:=IF([.B202]&lt;&gt;&quot;&quot;;[.B202];IF([.B201]&lt;&gt;&quot;&quot;;[.B201];[.B200]))" office:value-type="float" office:value="5678" calcext:value-type="float">
            <text:p>5678</text:p>
          </table:table-cell>
          <table:table-cell table:formula="of:=IF([.C202]&lt;&gt;&quot;&quot;;[.C202];IF([.C201]&lt;&gt;&quot;&quot;;[.C201];[.C200]))" office:value-type="float" office:value="5678" calcext:value-type="float">
            <text:p>5678</text:p>
          </table:table-cell>
          <table:table-cell table:formula="of:=IF([.D202]&lt;&gt;&quot;&quot;;[.D202];IF([.D201]&lt;&gt;&quot;&quot;;[.D201];[.D200]))" office:value-type="float" office:value="5076" calcext:value-type="float">
            <text:p>5076</text:p>
          </table:table-cell>
          <table:table-cell table:formula="of:=IF([.E202]&lt;&gt;&quot;&quot;;[.E202];IF([.E201]&lt;&gt;&quot;&quot;;[.E201];[.E200]))" office:value-type="float" office:value="0" calcext:value-type="float">
            <text:p>0</text:p>
          </table:table-cell>
          <table:table-cell table:formula="of:=IF([.F202]&lt;&gt;&quot;&quot;;[.F202];IF([.F201]&lt;&gt;&quot;&quot;;[.F201];[.F200]))" office:value-type="float" office:value="1871" calcext:value-type="float">
            <text:p>1871</text:p>
          </table:table-cell>
          <table:table-cell table:number-columns-repeated="995"/>
        </table:table-row>
        <table:table-row table:style-name="ro1">
          <table:table-cell office:value-type="date" office:date-value="2022-08-23T14:30:54.145164" calcext:value-type="date">
            <text:p>2022-08-23 14:30:54</text:p>
          </table:table-cell>
          <table:table-cell table:number-columns-repeated="2" office:value-type="float" office:value="5484" calcext:value-type="float">
            <text:p>5484</text:p>
          </table:table-cell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03]&lt;&gt;&quot;&quot;;[.B203];IF([.B202]&lt;&gt;&quot;&quot;;[.B202];[.B201]))" office:value-type="float" office:value="5484" calcext:value-type="float">
            <text:p>5484</text:p>
          </table:table-cell>
          <table:table-cell table:formula="of:=IF([.C203]&lt;&gt;&quot;&quot;;[.C203];IF([.C202]&lt;&gt;&quot;&quot;;[.C202];[.C201]))" office:value-type="float" office:value="5484" calcext:value-type="float">
            <text:p>5484</text:p>
          </table:table-cell>
          <table:table-cell table:formula="of:=IF([.D203]&lt;&gt;&quot;&quot;;[.D203];IF([.D202]&lt;&gt;&quot;&quot;;[.D202];[.D201]))" office:value-type="float" office:value="6890" calcext:value-type="float">
            <text:p>6890</text:p>
          </table:table-cell>
          <table:table-cell table:formula="of:=IF([.E203]&lt;&gt;&quot;&quot;;[.E203];IF([.E202]&lt;&gt;&quot;&quot;;[.E202];[.E201]))" office:value-type="float" office:value="0" calcext:value-type="float">
            <text:p>0</text:p>
          </table:table-cell>
          <table:table-cell table:formula="of:=IF([.F203]&lt;&gt;&quot;&quot;;[.F203];IF([.F202]&lt;&gt;&quot;&quot;;[.F202];[.F201]))" office:value-type="float" office:value="1871" calcext:value-type="float">
            <text:p>1871</text:p>
          </table:table-cell>
          <table:table-cell table:number-columns-repeated="995"/>
        </table:table-row>
        <table:table-row table:style-name="ro1">
          <table:table-cell office:value-type="date" office:date-value="2022-08-23T14:31:00" calcext:value-type="date">
            <text:p>2022-08-23 14:31:00</text:p>
          </table:table-cell>
          <table:table-cell table:number-columns-repeated="4"/>
          <table:table-cell table:style-name="ce1" office:value-type="float" office:value="1851" calcext:value-type="float">
            <text:p>1851</text:p>
          </table:table-cell>
          <table:table-cell table:formula="of:=IF([.B204]&lt;&gt;&quot;&quot;;[.B204];IF([.B203]&lt;&gt;&quot;&quot;;[.B203];[.B202]))" office:value-type="float" office:value="5484" calcext:value-type="float">
            <text:p>5484</text:p>
          </table:table-cell>
          <table:table-cell table:formula="of:=IF([.C204]&lt;&gt;&quot;&quot;;[.C204];IF([.C203]&lt;&gt;&quot;&quot;;[.C203];[.C202]))" office:value-type="float" office:value="5484" calcext:value-type="float">
            <text:p>5484</text:p>
          </table:table-cell>
          <table:table-cell table:formula="of:=IF([.D204]&lt;&gt;&quot;&quot;;[.D204];IF([.D203]&lt;&gt;&quot;&quot;;[.D203];[.D202]))" office:value-type="float" office:value="6890" calcext:value-type="float">
            <text:p>6890</text:p>
          </table:table-cell>
          <table:table-cell table:formula="of:=IF([.E204]&lt;&gt;&quot;&quot;;[.E204];IF([.E203]&lt;&gt;&quot;&quot;;[.E203];[.E202]))" office:value-type="float" office:value="0" calcext:value-type="float">
            <text:p>0</text:p>
          </table:table-cell>
          <table:table-cell table:formula="of:=IF([.F204]&lt;&gt;&quot;&quot;;[.F204];IF([.F203]&lt;&gt;&quot;&quot;;[.F203];[.F202]))" office:value-type="float" office:value="1851" calcext:value-type="float">
            <text:p>1851</text:p>
          </table:table-cell>
          <table:table-cell table:number-columns-repeated="995"/>
        </table:table-row>
        <table:table-row table:style-name="ro1">
          <table:table-cell office:value-type="date" office:date-value="2022-08-23T14:32:00" calcext:value-type="date">
            <text:p>2022-08-23 14:32:00</text:p>
          </table:table-cell>
          <table:table-cell table:number-columns-repeated="4"/>
          <table:table-cell table:style-name="ce1" office:value-type="float" office:value="1823" calcext:value-type="float">
            <text:p>1823</text:p>
          </table:table-cell>
          <table:table-cell table:formula="of:=IF([.B205]&lt;&gt;&quot;&quot;;[.B205];IF([.B204]&lt;&gt;&quot;&quot;;[.B204];[.B203]))" office:value-type="float" office:value="5484" calcext:value-type="float">
            <text:p>5484</text:p>
          </table:table-cell>
          <table:table-cell table:formula="of:=IF([.C205]&lt;&gt;&quot;&quot;;[.C205];IF([.C204]&lt;&gt;&quot;&quot;;[.C204];[.C203]))" office:value-type="float" office:value="5484" calcext:value-type="float">
            <text:p>5484</text:p>
          </table:table-cell>
          <table:table-cell table:formula="of:=IF([.D205]&lt;&gt;&quot;&quot;;[.D205];IF([.D204]&lt;&gt;&quot;&quot;;[.D204];[.D203]))" office:value-type="float" office:value="6890" calcext:value-type="float">
            <text:p>6890</text:p>
          </table:table-cell>
          <table:table-cell table:formula="of:=IF([.E205]&lt;&gt;&quot;&quot;;[.E205];IF([.E204]&lt;&gt;&quot;&quot;;[.E204];[.E203]))" office:value-type="float" office:value="0" calcext:value-type="float">
            <text:p>0</text:p>
          </table:table-cell>
          <table:table-cell table:formula="of:=IF([.F205]&lt;&gt;&quot;&quot;;[.F205];IF([.F204]&lt;&gt;&quot;&quot;;[.F204];[.F203]))" office:value-type="float" office:value="1823" calcext:value-type="float">
            <text:p>1823</text:p>
          </table:table-cell>
          <table:table-cell table:number-columns-repeated="995"/>
        </table:table-row>
        <table:table-row table:style-name="ro1">
          <table:table-cell office:value-type="date" office:date-value="2022-08-23T14:32:03.39412" calcext:value-type="date">
            <text:p>2022-08-23 14:32:03</text:p>
          </table:table-cell>
          <table:table-cell office:value-type="float" office:value="5424" calcext:value-type="float">
            <text:p>5424</text:p>
          </table:table-cell>
          <table:table-cell office:value-type="float" office:value="5415" calcext:value-type="float">
            <text:p>5415</text:p>
          </table:table-cell>
          <table:table-cell office:value-type="float" office:value="4705" calcext:value-type="float">
            <text:p>470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06]&lt;&gt;&quot;&quot;;[.B206];IF([.B205]&lt;&gt;&quot;&quot;;[.B205];[.B204]))" office:value-type="float" office:value="5424" calcext:value-type="float">
            <text:p>5424</text:p>
          </table:table-cell>
          <table:table-cell table:formula="of:=IF([.C206]&lt;&gt;&quot;&quot;;[.C206];IF([.C205]&lt;&gt;&quot;&quot;;[.C205];[.C204]))" office:value-type="float" office:value="5415" calcext:value-type="float">
            <text:p>5415</text:p>
          </table:table-cell>
          <table:table-cell table:formula="of:=IF([.D206]&lt;&gt;&quot;&quot;;[.D206];IF([.D205]&lt;&gt;&quot;&quot;;[.D205];[.D204]))" office:value-type="float" office:value="4705" calcext:value-type="float">
            <text:p>4705</text:p>
          </table:table-cell>
          <table:table-cell table:formula="of:=IF([.E206]&lt;&gt;&quot;&quot;;[.E206];IF([.E205]&lt;&gt;&quot;&quot;;[.E205];[.E204]))" office:value-type="float" office:value="0" calcext:value-type="float">
            <text:p>0</text:p>
          </table:table-cell>
          <table:table-cell table:formula="of:=IF([.F206]&lt;&gt;&quot;&quot;;[.F206];IF([.F205]&lt;&gt;&quot;&quot;;[.F205];[.F204]))" office:value-type="float" office:value="1823" calcext:value-type="float">
            <text:p>1823</text:p>
          </table:table-cell>
          <table:table-cell table:number-columns-repeated="995"/>
        </table:table-row>
        <table:table-row table:style-name="ro1">
          <table:table-cell office:value-type="date" office:date-value="2022-08-23T14:33:00" calcext:value-type="date">
            <text:p>2022-08-23 14:33:00</text:p>
          </table:table-cell>
          <table:table-cell table:number-columns-repeated="4"/>
          <table:table-cell table:style-name="ce1" office:value-type="float" office:value="1810" calcext:value-type="float">
            <text:p>1810</text:p>
          </table:table-cell>
          <table:table-cell table:formula="of:=IF([.B207]&lt;&gt;&quot;&quot;;[.B207];IF([.B206]&lt;&gt;&quot;&quot;;[.B206];[.B205]))" office:value-type="float" office:value="5424" calcext:value-type="float">
            <text:p>5424</text:p>
          </table:table-cell>
          <table:table-cell table:formula="of:=IF([.C207]&lt;&gt;&quot;&quot;;[.C207];IF([.C206]&lt;&gt;&quot;&quot;;[.C206];[.C205]))" office:value-type="float" office:value="5415" calcext:value-type="float">
            <text:p>5415</text:p>
          </table:table-cell>
          <table:table-cell table:formula="of:=IF([.D207]&lt;&gt;&quot;&quot;;[.D207];IF([.D206]&lt;&gt;&quot;&quot;;[.D206];[.D205]))" office:value-type="float" office:value="4705" calcext:value-type="float">
            <text:p>4705</text:p>
          </table:table-cell>
          <table:table-cell table:formula="of:=IF([.E207]&lt;&gt;&quot;&quot;;[.E207];IF([.E206]&lt;&gt;&quot;&quot;;[.E206];[.E205]))" office:value-type="float" office:value="0" calcext:value-type="float">
            <text:p>0</text:p>
          </table:table-cell>
          <table:table-cell table:formula="of:=IF([.F207]&lt;&gt;&quot;&quot;;[.F207];IF([.F206]&lt;&gt;&quot;&quot;;[.F206];[.F205]))" office:value-type="float" office:value="1810" calcext:value-type="float">
            <text:p>1810</text:p>
          </table:table-cell>
          <table:table-cell table:number-columns-repeated="995"/>
        </table:table-row>
        <table:table-row table:style-name="ro1">
          <table:table-cell office:value-type="date" office:date-value="2022-08-23T14:33:14.6138" calcext:value-type="date">
            <text:p>2022-08-23 14:33:15</text:p>
          </table:table-cell>
          <table:table-cell office:value-type="float" office:value="5343" calcext:value-type="float">
            <text:p>5343</text:p>
          </table:table-cell>
          <table:table-cell office:value-type="float" office:value="5341" calcext:value-type="float">
            <text:p>5341</text:p>
          </table:table-cell>
          <table:table-cell office:value-type="float" office:value="4606" calcext:value-type="float">
            <text:p>460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08]&lt;&gt;&quot;&quot;;[.B208];IF([.B207]&lt;&gt;&quot;&quot;;[.B207];[.B206]))" office:value-type="float" office:value="5343" calcext:value-type="float">
            <text:p>5343</text:p>
          </table:table-cell>
          <table:table-cell table:formula="of:=IF([.C208]&lt;&gt;&quot;&quot;;[.C208];IF([.C207]&lt;&gt;&quot;&quot;;[.C207];[.C206]))" office:value-type="float" office:value="5341" calcext:value-type="float">
            <text:p>5341</text:p>
          </table:table-cell>
          <table:table-cell table:formula="of:=IF([.D208]&lt;&gt;&quot;&quot;;[.D208];IF([.D207]&lt;&gt;&quot;&quot;;[.D207];[.D206]))" office:value-type="float" office:value="4606" calcext:value-type="float">
            <text:p>4606</text:p>
          </table:table-cell>
          <table:table-cell table:formula="of:=IF([.E208]&lt;&gt;&quot;&quot;;[.E208];IF([.E207]&lt;&gt;&quot;&quot;;[.E207];[.E206]))" office:value-type="float" office:value="0" calcext:value-type="float">
            <text:p>0</text:p>
          </table:table-cell>
          <table:table-cell table:formula="of:=IF([.F208]&lt;&gt;&quot;&quot;;[.F208];IF([.F207]&lt;&gt;&quot;&quot;;[.F207];[.F206]))" office:value-type="float" office:value="1810" calcext:value-type="float">
            <text:p>1810</text:p>
          </table:table-cell>
          <table:table-cell table:number-columns-repeated="995"/>
        </table:table-row>
        <table:table-row table:style-name="ro1">
          <table:table-cell office:value-type="date" office:date-value="2022-08-23T14:34:00.000001" calcext:value-type="date">
            <text:p>2022-08-23 14:34:00</text:p>
          </table:table-cell>
          <table:table-cell table:number-columns-repeated="4"/>
          <table:table-cell table:style-name="ce1" office:value-type="float" office:value="1796" calcext:value-type="float">
            <text:p>1796</text:p>
          </table:table-cell>
          <table:table-cell table:formula="of:=IF([.B209]&lt;&gt;&quot;&quot;;[.B209];IF([.B208]&lt;&gt;&quot;&quot;;[.B208];[.B207]))" office:value-type="float" office:value="5343" calcext:value-type="float">
            <text:p>5343</text:p>
          </table:table-cell>
          <table:table-cell table:formula="of:=IF([.C209]&lt;&gt;&quot;&quot;;[.C209];IF([.C208]&lt;&gt;&quot;&quot;;[.C208];[.C207]))" office:value-type="float" office:value="5341" calcext:value-type="float">
            <text:p>5341</text:p>
          </table:table-cell>
          <table:table-cell table:formula="of:=IF([.D209]&lt;&gt;&quot;&quot;;[.D209];IF([.D208]&lt;&gt;&quot;&quot;;[.D208];[.D207]))" office:value-type="float" office:value="4606" calcext:value-type="float">
            <text:p>4606</text:p>
          </table:table-cell>
          <table:table-cell table:formula="of:=IF([.E209]&lt;&gt;&quot;&quot;;[.E209];IF([.E208]&lt;&gt;&quot;&quot;;[.E208];[.E207]))" office:value-type="float" office:value="0" calcext:value-type="float">
            <text:p>0</text:p>
          </table:table-cell>
          <table:table-cell table:formula="of:=IF([.F209]&lt;&gt;&quot;&quot;;[.F209];IF([.F208]&lt;&gt;&quot;&quot;;[.F208];[.F207]))" office:value-type="float" office:value="1796" calcext:value-type="float">
            <text:p>1796</text:p>
          </table:table-cell>
          <table:table-cell table:number-columns-repeated="995"/>
        </table:table-row>
        <table:table-row table:style-name="ro1">
          <table:table-cell office:value-type="date" office:date-value="2022-08-23T14:34:24.821952" calcext:value-type="date">
            <text:p>2022-08-23 14:34:25</text:p>
          </table:table-cell>
          <table:table-cell table:number-columns-repeated="2" office:value-type="float" office:value="5281" calcext:value-type="float">
            <text:p>5281</text:p>
          </table:table-cell>
          <table:table-cell office:value-type="float" office:value="6611" calcext:value-type="float">
            <text:p>661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10]&lt;&gt;&quot;&quot;;[.B210];IF([.B209]&lt;&gt;&quot;&quot;;[.B209];[.B208]))" office:value-type="float" office:value="5281" calcext:value-type="float">
            <text:p>5281</text:p>
          </table:table-cell>
          <table:table-cell table:formula="of:=IF([.C210]&lt;&gt;&quot;&quot;;[.C210];IF([.C209]&lt;&gt;&quot;&quot;;[.C209];[.C208]))" office:value-type="float" office:value="5281" calcext:value-type="float">
            <text:p>5281</text:p>
          </table:table-cell>
          <table:table-cell table:formula="of:=IF([.D210]&lt;&gt;&quot;&quot;;[.D210];IF([.D209]&lt;&gt;&quot;&quot;;[.D209];[.D208]))" office:value-type="float" office:value="6611" calcext:value-type="float">
            <text:p>6611</text:p>
          </table:table-cell>
          <table:table-cell table:formula="of:=IF([.E210]&lt;&gt;&quot;&quot;;[.E210];IF([.E209]&lt;&gt;&quot;&quot;;[.E209];[.E208]))" office:value-type="float" office:value="0" calcext:value-type="float">
            <text:p>0</text:p>
          </table:table-cell>
          <table:table-cell table:formula="of:=IF([.F210]&lt;&gt;&quot;&quot;;[.F210];IF([.F209]&lt;&gt;&quot;&quot;;[.F209];[.F208]))" office:value-type="float" office:value="1796" calcext:value-type="float">
            <text:p>1796</text:p>
          </table:table-cell>
          <table:table-cell table:number-columns-repeated="995"/>
        </table:table-row>
        <table:table-row table:style-name="ro1">
          <table:table-cell office:value-type="date" office:date-value="2022-08-23T14:35:00" calcext:value-type="date">
            <text:p>2022-08-23 14:35:00</text:p>
          </table:table-cell>
          <table:table-cell table:number-columns-repeated="4"/>
          <table:table-cell table:style-name="ce1" office:value-type="float" office:value="1787" calcext:value-type="float">
            <text:p>1787</text:p>
          </table:table-cell>
          <table:table-cell table:formula="of:=IF([.B211]&lt;&gt;&quot;&quot;;[.B211];IF([.B210]&lt;&gt;&quot;&quot;;[.B210];[.B209]))" office:value-type="float" office:value="5281" calcext:value-type="float">
            <text:p>5281</text:p>
          </table:table-cell>
          <table:table-cell table:formula="of:=IF([.C211]&lt;&gt;&quot;&quot;;[.C211];IF([.C210]&lt;&gt;&quot;&quot;;[.C210];[.C209]))" office:value-type="float" office:value="5281" calcext:value-type="float">
            <text:p>5281</text:p>
          </table:table-cell>
          <table:table-cell table:formula="of:=IF([.D211]&lt;&gt;&quot;&quot;;[.D211];IF([.D210]&lt;&gt;&quot;&quot;;[.D210];[.D209]))" office:value-type="float" office:value="6611" calcext:value-type="float">
            <text:p>6611</text:p>
          </table:table-cell>
          <table:table-cell table:formula="of:=IF([.E211]&lt;&gt;&quot;&quot;;[.E211];IF([.E210]&lt;&gt;&quot;&quot;;[.E210];[.E209]))" office:value-type="float" office:value="0" calcext:value-type="float">
            <text:p>0</text:p>
          </table:table-cell>
          <table:table-cell table:formula="of:=IF([.F211]&lt;&gt;&quot;&quot;;[.F211];IF([.F210]&lt;&gt;&quot;&quot;;[.F210];[.F209]))" office:value-type="float" office:value="1787" calcext:value-type="float">
            <text:p>1787</text:p>
          </table:table-cell>
          <table:table-cell table:number-columns-repeated="995"/>
        </table:table-row>
        <table:table-row table:style-name="ro1">
          <table:table-cell office:value-type="date" office:date-value="2022-08-23T14:35:35.033018" calcext:value-type="date">
            <text:p>2022-08-23 14:35:35</text:p>
          </table:table-cell>
          <table:table-cell office:value-type="float" office:value="5247" calcext:value-type="float">
            <text:p>5247</text:p>
          </table:table-cell>
          <table:table-cell office:value-type="float" office:value="5251" calcext:value-type="float">
            <text:p>5251</text:p>
          </table:table-cell>
          <table:table-cell office:value-type="float" office:value="4453" calcext:value-type="float">
            <text:p>445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12]&lt;&gt;&quot;&quot;;[.B212];IF([.B211]&lt;&gt;&quot;&quot;;[.B211];[.B210]))" office:value-type="float" office:value="5247" calcext:value-type="float">
            <text:p>5247</text:p>
          </table:table-cell>
          <table:table-cell table:formula="of:=IF([.C212]&lt;&gt;&quot;&quot;;[.C212];IF([.C211]&lt;&gt;&quot;&quot;;[.C211];[.C210]))" office:value-type="float" office:value="5251" calcext:value-type="float">
            <text:p>5251</text:p>
          </table:table-cell>
          <table:table-cell table:formula="of:=IF([.D212]&lt;&gt;&quot;&quot;;[.D212];IF([.D211]&lt;&gt;&quot;&quot;;[.D211];[.D210]))" office:value-type="float" office:value="4453" calcext:value-type="float">
            <text:p>4453</text:p>
          </table:table-cell>
          <table:table-cell table:formula="of:=IF([.E212]&lt;&gt;&quot;&quot;;[.E212];IF([.E211]&lt;&gt;&quot;&quot;;[.E211];[.E210]))" office:value-type="float" office:value="0" calcext:value-type="float">
            <text:p>0</text:p>
          </table:table-cell>
          <table:table-cell table:formula="of:=IF([.F212]&lt;&gt;&quot;&quot;;[.F212];IF([.F211]&lt;&gt;&quot;&quot;;[.F211];[.F210]))" office:value-type="float" office:value="1787" calcext:value-type="float">
            <text:p>1787</text:p>
          </table:table-cell>
          <table:table-cell table:number-columns-repeated="995"/>
        </table:table-row>
        <table:table-row table:style-name="ro1">
          <table:table-cell office:value-type="date" office:date-value="2022-08-23T14:36:00" calcext:value-type="date">
            <text:p>2022-08-23 14:36:00</text:p>
          </table:table-cell>
          <table:table-cell table:number-columns-repeated="4"/>
          <table:table-cell table:style-name="ce1" office:value-type="float" office:value="1780" calcext:value-type="float">
            <text:p>1780</text:p>
          </table:table-cell>
          <table:table-cell table:formula="of:=IF([.B213]&lt;&gt;&quot;&quot;;[.B213];IF([.B212]&lt;&gt;&quot;&quot;;[.B212];[.B211]))" office:value-type="float" office:value="5247" calcext:value-type="float">
            <text:p>5247</text:p>
          </table:table-cell>
          <table:table-cell table:formula="of:=IF([.C213]&lt;&gt;&quot;&quot;;[.C213];IF([.C212]&lt;&gt;&quot;&quot;;[.C212];[.C211]))" office:value-type="float" office:value="5251" calcext:value-type="float">
            <text:p>5251</text:p>
          </table:table-cell>
          <table:table-cell table:formula="of:=IF([.D213]&lt;&gt;&quot;&quot;;[.D213];IF([.D212]&lt;&gt;&quot;&quot;;[.D212];[.D211]))" office:value-type="float" office:value="4453" calcext:value-type="float">
            <text:p>4453</text:p>
          </table:table-cell>
          <table:table-cell table:formula="of:=IF([.E213]&lt;&gt;&quot;&quot;;[.E213];IF([.E212]&lt;&gt;&quot;&quot;;[.E212];[.E211]))" office:value-type="float" office:value="0" calcext:value-type="float">
            <text:p>0</text:p>
          </table:table-cell>
          <table:table-cell table:formula="of:=IF([.F213]&lt;&gt;&quot;&quot;;[.F213];IF([.F212]&lt;&gt;&quot;&quot;;[.F212];[.F211]))" office:value-type="float" office:value="1780" calcext:value-type="float">
            <text:p>1780</text:p>
          </table:table-cell>
          <table:table-cell table:number-columns-repeated="995"/>
        </table:table-row>
        <table:table-row table:style-name="ro1">
          <table:table-cell office:value-type="date" office:date-value="2022-08-23T14:36:46.134353" calcext:value-type="date">
            <text:p>2022-08-23 14:36:46</text:p>
          </table:table-cell>
          <table:table-cell table:number-columns-repeated="2" office:value-type="float" office:value="5222" calcext:value-type="float">
            <text:p>5222</text:p>
          </table:table-cell>
          <table:table-cell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14]&lt;&gt;&quot;&quot;;[.B214];IF([.B213]&lt;&gt;&quot;&quot;;[.B213];[.B212]))" office:value-type="float" office:value="5222" calcext:value-type="float">
            <text:p>5222</text:p>
          </table:table-cell>
          <table:table-cell table:formula="of:=IF([.C214]&lt;&gt;&quot;&quot;;[.C214];IF([.C213]&lt;&gt;&quot;&quot;;[.C213];[.C212]))" office:value-type="float" office:value="5222" calcext:value-type="float">
            <text:p>5222</text:p>
          </table:table-cell>
          <table:table-cell table:formula="of:=IF([.D214]&lt;&gt;&quot;&quot;;[.D214];IF([.D213]&lt;&gt;&quot;&quot;;[.D213];[.D212]))" office:value-type="float" office:value="4420" calcext:value-type="float">
            <text:p>4420</text:p>
          </table:table-cell>
          <table:table-cell table:formula="of:=IF([.E214]&lt;&gt;&quot;&quot;;[.E214];IF([.E213]&lt;&gt;&quot;&quot;;[.E213];[.E212]))" office:value-type="float" office:value="0" calcext:value-type="float">
            <text:p>0</text:p>
          </table:table-cell>
          <table:table-cell table:formula="of:=IF([.F214]&lt;&gt;&quot;&quot;;[.F214];IF([.F213]&lt;&gt;&quot;&quot;;[.F213];[.F212]))" office:value-type="float" office:value="1780" calcext:value-type="float">
            <text:p>1780</text:p>
          </table:table-cell>
          <table:table-cell table:number-columns-repeated="995"/>
        </table:table-row>
        <table:table-row table:style-name="ro1">
          <table:table-cell office:value-type="date" office:date-value="2022-08-23T14:37:00" calcext:value-type="date">
            <text:p>2022-08-23 14:37:00</text:p>
          </table:table-cell>
          <table:table-cell table:number-columns-repeated="4"/>
          <table:table-cell table:style-name="ce1" office:value-type="float" office:value="1762" calcext:value-type="float">
            <text:p>1762</text:p>
          </table:table-cell>
          <table:table-cell table:formula="of:=IF([.B215]&lt;&gt;&quot;&quot;;[.B215];IF([.B214]&lt;&gt;&quot;&quot;;[.B214];[.B213]))" office:value-type="float" office:value="5222" calcext:value-type="float">
            <text:p>5222</text:p>
          </table:table-cell>
          <table:table-cell table:formula="of:=IF([.C215]&lt;&gt;&quot;&quot;;[.C215];IF([.C214]&lt;&gt;&quot;&quot;;[.C214];[.C213]))" office:value-type="float" office:value="5222" calcext:value-type="float">
            <text:p>5222</text:p>
          </table:table-cell>
          <table:table-cell table:formula="of:=IF([.D215]&lt;&gt;&quot;&quot;;[.D215];IF([.D214]&lt;&gt;&quot;&quot;;[.D214];[.D213]))" office:value-type="float" office:value="4420" calcext:value-type="float">
            <text:p>4420</text:p>
          </table:table-cell>
          <table:table-cell table:formula="of:=IF([.E215]&lt;&gt;&quot;&quot;;[.E215];IF([.E214]&lt;&gt;&quot;&quot;;[.E214];[.E213]))" office:value-type="float" office:value="0" calcext:value-type="float">
            <text:p>0</text:p>
          </table:table-cell>
          <table:table-cell table:formula="of:=IF([.F215]&lt;&gt;&quot;&quot;;[.F215];IF([.F214]&lt;&gt;&quot;&quot;;[.F214];[.F213]))" office:value-type="float" office:value="1762" calcext:value-type="float">
            <text:p>1762</text:p>
          </table:table-cell>
          <table:table-cell table:number-columns-repeated="995"/>
        </table:table-row>
        <table:table-row table:style-name="ro1">
          <table:table-cell office:value-type="date" office:date-value="2022-08-23T14:37:56.725585" calcext:value-type="date">
            <text:p>2022-08-23 14:37:57</text:p>
          </table:table-cell>
          <table:table-cell table:number-columns-repeated="2" office:value-type="float" office:value="5170" calcext:value-type="float">
            <text:p>5170</text:p>
          </table:table-cell>
          <table:table-cell office:value-type="float" office:value="6366" calcext:value-type="float">
            <text:p>636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16]&lt;&gt;&quot;&quot;;[.B216];IF([.B215]&lt;&gt;&quot;&quot;;[.B215];[.B214]))" office:value-type="float" office:value="5170" calcext:value-type="float">
            <text:p>5170</text:p>
          </table:table-cell>
          <table:table-cell table:formula="of:=IF([.C216]&lt;&gt;&quot;&quot;;[.C216];IF([.C215]&lt;&gt;&quot;&quot;;[.C215];[.C214]))" office:value-type="float" office:value="5170" calcext:value-type="float">
            <text:p>5170</text:p>
          </table:table-cell>
          <table:table-cell table:formula="of:=IF([.D216]&lt;&gt;&quot;&quot;;[.D216];IF([.D215]&lt;&gt;&quot;&quot;;[.D215];[.D214]))" office:value-type="float" office:value="6366" calcext:value-type="float">
            <text:p>6366</text:p>
          </table:table-cell>
          <table:table-cell table:formula="of:=IF([.E216]&lt;&gt;&quot;&quot;;[.E216];IF([.E215]&lt;&gt;&quot;&quot;;[.E215];[.E214]))" office:value-type="float" office:value="0" calcext:value-type="float">
            <text:p>0</text:p>
          </table:table-cell>
          <table:table-cell table:formula="of:=IF([.F216]&lt;&gt;&quot;&quot;;[.F216];IF([.F215]&lt;&gt;&quot;&quot;;[.F215];[.F214]))" office:value-type="float" office:value="1762" calcext:value-type="float">
            <text:p>1762</text:p>
          </table:table-cell>
          <table:table-cell table:number-columns-repeated="995"/>
        </table:table-row>
        <table:table-row table:style-name="ro1">
          <table:table-cell office:value-type="date" office:date-value="2022-08-23T14:38:00" calcext:value-type="date">
            <text:p>2022-08-23 14:38:00</text:p>
          </table:table-cell>
          <table:table-cell table:number-columns-repeated="4"/>
          <table:table-cell table:style-name="ce1" office:value-type="float" office:value="1750" calcext:value-type="float">
            <text:p>1750</text:p>
          </table:table-cell>
          <table:table-cell table:formula="of:=IF([.B217]&lt;&gt;&quot;&quot;;[.B217];IF([.B216]&lt;&gt;&quot;&quot;;[.B216];[.B215]))" office:value-type="float" office:value="5170" calcext:value-type="float">
            <text:p>5170</text:p>
          </table:table-cell>
          <table:table-cell table:formula="of:=IF([.C217]&lt;&gt;&quot;&quot;;[.C217];IF([.C216]&lt;&gt;&quot;&quot;;[.C216];[.C215]))" office:value-type="float" office:value="5170" calcext:value-type="float">
            <text:p>5170</text:p>
          </table:table-cell>
          <table:table-cell table:formula="of:=IF([.D217]&lt;&gt;&quot;&quot;;[.D217];IF([.D216]&lt;&gt;&quot;&quot;;[.D216];[.D215]))" office:value-type="float" office:value="6366" calcext:value-type="float">
            <text:p>6366</text:p>
          </table:table-cell>
          <table:table-cell table:formula="of:=IF([.E217]&lt;&gt;&quot;&quot;;[.E217];IF([.E216]&lt;&gt;&quot;&quot;;[.E216];[.E215]))" office:value-type="float" office:value="0" calcext:value-type="float">
            <text:p>0</text:p>
          </table:table-cell>
          <table:table-cell table:formula="of:=IF([.F217]&lt;&gt;&quot;&quot;;[.F217];IF([.F216]&lt;&gt;&quot;&quot;;[.F216];[.F215]))" office:value-type="float" office:value="1750" calcext:value-type="float">
            <text:p>1750</text:p>
          </table:table-cell>
          <table:table-cell table:number-columns-repeated="995"/>
        </table:table-row>
        <table:table-row table:style-name="ro1">
          <table:table-cell office:value-type="date" office:date-value="2022-08-23T14:39:00" calcext:value-type="date">
            <text:p>2022-08-23 14:39:00</text:p>
          </table:table-cell>
          <table:table-cell table:number-columns-repeated="4"/>
          <table:table-cell table:style-name="ce1" office:value-type="float" office:value="1742" calcext:value-type="float">
            <text:p>1742</text:p>
          </table:table-cell>
          <table:table-cell table:formula="of:=IF([.B218]&lt;&gt;&quot;&quot;;[.B218];IF([.B217]&lt;&gt;&quot;&quot;;[.B217];[.B216]))" office:value-type="float" office:value="5170" calcext:value-type="float">
            <text:p>5170</text:p>
          </table:table-cell>
          <table:table-cell table:formula="of:=IF([.C218]&lt;&gt;&quot;&quot;;[.C218];IF([.C217]&lt;&gt;&quot;&quot;;[.C217];[.C216]))" office:value-type="float" office:value="5170" calcext:value-type="float">
            <text:p>5170</text:p>
          </table:table-cell>
          <table:table-cell table:formula="of:=IF([.D218]&lt;&gt;&quot;&quot;;[.D218];IF([.D217]&lt;&gt;&quot;&quot;;[.D217];[.D216]))" office:value-type="float" office:value="6366" calcext:value-type="float">
            <text:p>6366</text:p>
          </table:table-cell>
          <table:table-cell table:formula="of:=IF([.E218]&lt;&gt;&quot;&quot;;[.E218];IF([.E217]&lt;&gt;&quot;&quot;;[.E217];[.E216]))" office:value-type="float" office:value="0" calcext:value-type="float">
            <text:p>0</text:p>
          </table:table-cell>
          <table:table-cell table:formula="of:=IF([.F218]&lt;&gt;&quot;&quot;;[.F218];IF([.F217]&lt;&gt;&quot;&quot;;[.F217];[.F216]))" office:value-type="float" office:value="1742" calcext:value-type="float">
            <text:p>1742</text:p>
          </table:table-cell>
          <table:table-cell table:number-columns-repeated="995"/>
        </table:table-row>
        <table:table-row table:style-name="ro1">
          <table:table-cell office:value-type="date" office:date-value="2022-08-23T14:39:06.001956" calcext:value-type="date">
            <text:p>2022-08-23 14:39:06</text:p>
          </table:table-cell>
          <table:table-cell table:number-columns-repeated="2" office:value-type="float" office:value="5124" calcext:value-type="float">
            <text:p>5124</text:p>
          </table:table-cell>
          <table:table-cell office:value-type="float" office:value="4249" calcext:value-type="float">
            <text:p>424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19]&lt;&gt;&quot;&quot;;[.B219];IF([.B218]&lt;&gt;&quot;&quot;;[.B218];[.B217]))" office:value-type="float" office:value="5124" calcext:value-type="float">
            <text:p>5124</text:p>
          </table:table-cell>
          <table:table-cell table:formula="of:=IF([.C219]&lt;&gt;&quot;&quot;;[.C219];IF([.C218]&lt;&gt;&quot;&quot;;[.C218];[.C217]))" office:value-type="float" office:value="5124" calcext:value-type="float">
            <text:p>5124</text:p>
          </table:table-cell>
          <table:table-cell table:formula="of:=IF([.D219]&lt;&gt;&quot;&quot;;[.D219];IF([.D218]&lt;&gt;&quot;&quot;;[.D218];[.D217]))" office:value-type="float" office:value="4249" calcext:value-type="float">
            <text:p>4249</text:p>
          </table:table-cell>
          <table:table-cell table:formula="of:=IF([.E219]&lt;&gt;&quot;&quot;;[.E219];IF([.E218]&lt;&gt;&quot;&quot;;[.E218];[.E217]))" office:value-type="float" office:value="0" calcext:value-type="float">
            <text:p>0</text:p>
          </table:table-cell>
          <table:table-cell table:formula="of:=IF([.F219]&lt;&gt;&quot;&quot;;[.F219];IF([.F218]&lt;&gt;&quot;&quot;;[.F218];[.F217]))" office:value-type="float" office:value="1742" calcext:value-type="float">
            <text:p>1742</text:p>
          </table:table-cell>
          <table:table-cell table:number-columns-repeated="995"/>
        </table:table-row>
        <table:table-row table:style-name="ro1">
          <table:table-cell office:value-type="date" office:date-value="2022-08-23T14:40:00" calcext:value-type="date">
            <text:p>2022-08-23 14:40:00</text:p>
          </table:table-cell>
          <table:table-cell table:number-columns-repeated="4"/>
          <table:table-cell table:style-name="ce1" office:value-type="float" office:value="1747" calcext:value-type="float">
            <text:p>1747</text:p>
          </table:table-cell>
          <table:table-cell table:formula="of:=IF([.B220]&lt;&gt;&quot;&quot;;[.B220];IF([.B219]&lt;&gt;&quot;&quot;;[.B219];[.B218]))" office:value-type="float" office:value="5124" calcext:value-type="float">
            <text:p>5124</text:p>
          </table:table-cell>
          <table:table-cell table:formula="of:=IF([.C220]&lt;&gt;&quot;&quot;;[.C220];IF([.C219]&lt;&gt;&quot;&quot;;[.C219];[.C218]))" office:value-type="float" office:value="5124" calcext:value-type="float">
            <text:p>5124</text:p>
          </table:table-cell>
          <table:table-cell table:formula="of:=IF([.D220]&lt;&gt;&quot;&quot;;[.D220];IF([.D219]&lt;&gt;&quot;&quot;;[.D219];[.D218]))" office:value-type="float" office:value="4249" calcext:value-type="float">
            <text:p>4249</text:p>
          </table:table-cell>
          <table:table-cell table:formula="of:=IF([.E220]&lt;&gt;&quot;&quot;;[.E220];IF([.E219]&lt;&gt;&quot;&quot;;[.E219];[.E218]))" office:value-type="float" office:value="0" calcext:value-type="float">
            <text:p>0</text:p>
          </table:table-cell>
          <table:table-cell table:formula="of:=IF([.F220]&lt;&gt;&quot;&quot;;[.F220];IF([.F219]&lt;&gt;&quot;&quot;;[.F219];[.F218]))" office:value-type="float" office:value="1747" calcext:value-type="float">
            <text:p>1747</text:p>
          </table:table-cell>
          <table:table-cell table:number-columns-repeated="995"/>
        </table:table-row>
        <table:table-row table:style-name="ro1">
          <table:table-cell office:value-type="date" office:date-value="2022-08-23T14:40:17.379622" calcext:value-type="date">
            <text:p>2022-08-23 14:40:17</text:p>
          </table:table-cell>
          <table:table-cell table:number-columns-repeated="2" office:value-type="float" office:value="5080" calcext:value-type="float">
            <text:p>5080</text:p>
          </table:table-cell>
          <table:table-cell office:value-type="float" office:value="6288" calcext:value-type="float">
            <text:p>628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21]&lt;&gt;&quot;&quot;;[.B221];IF([.B220]&lt;&gt;&quot;&quot;;[.B220];[.B219]))" office:value-type="float" office:value="5080" calcext:value-type="float">
            <text:p>5080</text:p>
          </table:table-cell>
          <table:table-cell table:formula="of:=IF([.C221]&lt;&gt;&quot;&quot;;[.C221];IF([.C220]&lt;&gt;&quot;&quot;;[.C220];[.C219]))" office:value-type="float" office:value="5080" calcext:value-type="float">
            <text:p>5080</text:p>
          </table:table-cell>
          <table:table-cell table:formula="of:=IF([.D221]&lt;&gt;&quot;&quot;;[.D221];IF([.D220]&lt;&gt;&quot;&quot;;[.D220];[.D219]))" office:value-type="float" office:value="6288" calcext:value-type="float">
            <text:p>6288</text:p>
          </table:table-cell>
          <table:table-cell table:formula="of:=IF([.E221]&lt;&gt;&quot;&quot;;[.E221];IF([.E220]&lt;&gt;&quot;&quot;;[.E220];[.E219]))" office:value-type="float" office:value="0" calcext:value-type="float">
            <text:p>0</text:p>
          </table:table-cell>
          <table:table-cell table:formula="of:=IF([.F221]&lt;&gt;&quot;&quot;;[.F221];IF([.F220]&lt;&gt;&quot;&quot;;[.F220];[.F219]))" office:value-type="float" office:value="1747" calcext:value-type="float">
            <text:p>1747</text:p>
          </table:table-cell>
          <table:table-cell table:number-columns-repeated="995"/>
        </table:table-row>
        <table:table-row table:style-name="ro1">
          <table:table-cell office:value-type="date" office:date-value="2022-08-23T14:41:00" calcext:value-type="date">
            <text:p>2022-08-23 14:41:00</text:p>
          </table:table-cell>
          <table:table-cell table:number-columns-repeated="4"/>
          <table:table-cell table:style-name="ce1" office:value-type="float" office:value="1762" calcext:value-type="float">
            <text:p>1762</text:p>
          </table:table-cell>
          <table:table-cell table:formula="of:=IF([.B222]&lt;&gt;&quot;&quot;;[.B222];IF([.B221]&lt;&gt;&quot;&quot;;[.B221];[.B220]))" office:value-type="float" office:value="5080" calcext:value-type="float">
            <text:p>5080</text:p>
          </table:table-cell>
          <table:table-cell table:formula="of:=IF([.C222]&lt;&gt;&quot;&quot;;[.C222];IF([.C221]&lt;&gt;&quot;&quot;;[.C221];[.C220]))" office:value-type="float" office:value="5080" calcext:value-type="float">
            <text:p>5080</text:p>
          </table:table-cell>
          <table:table-cell table:formula="of:=IF([.D222]&lt;&gt;&quot;&quot;;[.D222];IF([.D221]&lt;&gt;&quot;&quot;;[.D221];[.D220]))" office:value-type="float" office:value="6288" calcext:value-type="float">
            <text:p>6288</text:p>
          </table:table-cell>
          <table:table-cell table:formula="of:=IF([.E222]&lt;&gt;&quot;&quot;;[.E222];IF([.E221]&lt;&gt;&quot;&quot;;[.E221];[.E220]))" office:value-type="float" office:value="0" calcext:value-type="float">
            <text:p>0</text:p>
          </table:table-cell>
          <table:table-cell table:formula="of:=IF([.F222]&lt;&gt;&quot;&quot;;[.F222];IF([.F221]&lt;&gt;&quot;&quot;;[.F221];[.F220]))" office:value-type="float" office:value="1762" calcext:value-type="float">
            <text:p>1762</text:p>
          </table:table-cell>
          <table:table-cell table:number-columns-repeated="995"/>
        </table:table-row>
        <table:table-row table:style-name="ro1">
          <table:table-cell office:value-type="date" office:date-value="2022-08-23T14:41:27.024806" calcext:value-type="date">
            <text:p>2022-08-23 14:41:27</text:p>
          </table:table-cell>
          <table:table-cell table:number-columns-repeated="2" office:value-type="float" office:value="5102" calcext:value-type="float">
            <text:p>5102</text:p>
          </table:table-cell>
          <table:table-cell office:value-type="float" office:value="6327" calcext:value-type="float">
            <text:p>632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23]&lt;&gt;&quot;&quot;;[.B223];IF([.B222]&lt;&gt;&quot;&quot;;[.B222];[.B221]))" office:value-type="float" office:value="5102" calcext:value-type="float">
            <text:p>5102</text:p>
          </table:table-cell>
          <table:table-cell table:formula="of:=IF([.C223]&lt;&gt;&quot;&quot;;[.C223];IF([.C222]&lt;&gt;&quot;&quot;;[.C222];[.C221]))" office:value-type="float" office:value="5102" calcext:value-type="float">
            <text:p>5102</text:p>
          </table:table-cell>
          <table:table-cell table:formula="of:=IF([.D223]&lt;&gt;&quot;&quot;;[.D223];IF([.D222]&lt;&gt;&quot;&quot;;[.D222];[.D221]))" office:value-type="float" office:value="6327" calcext:value-type="float">
            <text:p>6327</text:p>
          </table:table-cell>
          <table:table-cell table:formula="of:=IF([.E223]&lt;&gt;&quot;&quot;;[.E223];IF([.E222]&lt;&gt;&quot;&quot;;[.E222];[.E221]))" office:value-type="float" office:value="0" calcext:value-type="float">
            <text:p>0</text:p>
          </table:table-cell>
          <table:table-cell table:formula="of:=IF([.F223]&lt;&gt;&quot;&quot;;[.F223];IF([.F222]&lt;&gt;&quot;&quot;;[.F222];[.F221]))" office:value-type="float" office:value="1762" calcext:value-type="float">
            <text:p>1762</text:p>
          </table:table-cell>
          <table:table-cell table:number-columns-repeated="995"/>
        </table:table-row>
        <table:table-row table:style-name="ro1">
          <table:table-cell office:value-type="date" office:date-value="2022-08-23T14:42:00" calcext:value-type="date">
            <text:p>2022-08-23 14:42:00</text:p>
          </table:table-cell>
          <table:table-cell table:number-columns-repeated="4"/>
          <table:table-cell table:style-name="ce1" office:value-type="float" office:value="1762" calcext:value-type="float">
            <text:p>1762</text:p>
          </table:table-cell>
          <table:table-cell table:formula="of:=IF([.B224]&lt;&gt;&quot;&quot;;[.B224];IF([.B223]&lt;&gt;&quot;&quot;;[.B223];[.B222]))" office:value-type="float" office:value="5102" calcext:value-type="float">
            <text:p>5102</text:p>
          </table:table-cell>
          <table:table-cell table:formula="of:=IF([.C224]&lt;&gt;&quot;&quot;;[.C224];IF([.C223]&lt;&gt;&quot;&quot;;[.C223];[.C222]))" office:value-type="float" office:value="5102" calcext:value-type="float">
            <text:p>5102</text:p>
          </table:table-cell>
          <table:table-cell table:formula="of:=IF([.D224]&lt;&gt;&quot;&quot;;[.D224];IF([.D223]&lt;&gt;&quot;&quot;;[.D223];[.D222]))" office:value-type="float" office:value="6327" calcext:value-type="float">
            <text:p>6327</text:p>
          </table:table-cell>
          <table:table-cell table:formula="of:=IF([.E224]&lt;&gt;&quot;&quot;;[.E224];IF([.E223]&lt;&gt;&quot;&quot;;[.E223];[.E222]))" office:value-type="float" office:value="0" calcext:value-type="float">
            <text:p>0</text:p>
          </table:table-cell>
          <table:table-cell table:formula="of:=IF([.F224]&lt;&gt;&quot;&quot;;[.F224];IF([.F223]&lt;&gt;&quot;&quot;;[.F223];[.F222]))" office:value-type="float" office:value="1762" calcext:value-type="float">
            <text:p>1762</text:p>
          </table:table-cell>
          <table:table-cell table:number-columns-repeated="995"/>
        </table:table-row>
        <table:table-row table:style-name="ro1">
          <table:table-cell office:value-type="date" office:date-value="2022-08-23T14:42:37.486038" calcext:value-type="date">
            <text:p>2022-08-23 14:42:37</text:p>
          </table:table-cell>
          <table:table-cell office:value-type="float" office:value="5154" calcext:value-type="float">
            <text:p>5154</text:p>
          </table:table-cell>
          <table:table-cell office:value-type="float" office:value="5161" calcext:value-type="float">
            <text:p>5161</text:p>
          </table:table-cell>
          <table:table-cell office:value-type="float" office:value="6604" calcext:value-type="float">
            <text:p>660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25]&lt;&gt;&quot;&quot;;[.B225];IF([.B224]&lt;&gt;&quot;&quot;;[.B224];[.B223]))" office:value-type="float" office:value="5154" calcext:value-type="float">
            <text:p>5154</text:p>
          </table:table-cell>
          <table:table-cell table:formula="of:=IF([.C225]&lt;&gt;&quot;&quot;;[.C225];IF([.C224]&lt;&gt;&quot;&quot;;[.C224];[.C223]))" office:value-type="float" office:value="5161" calcext:value-type="float">
            <text:p>5161</text:p>
          </table:table-cell>
          <table:table-cell table:formula="of:=IF([.D225]&lt;&gt;&quot;&quot;;[.D225];IF([.D224]&lt;&gt;&quot;&quot;;[.D224];[.D223]))" office:value-type="float" office:value="6604" calcext:value-type="float">
            <text:p>6604</text:p>
          </table:table-cell>
          <table:table-cell table:formula="of:=IF([.E225]&lt;&gt;&quot;&quot;;[.E225];IF([.E224]&lt;&gt;&quot;&quot;;[.E224];[.E223]))" office:value-type="float" office:value="0" calcext:value-type="float">
            <text:p>0</text:p>
          </table:table-cell>
          <table:table-cell table:formula="of:=IF([.F225]&lt;&gt;&quot;&quot;;[.F225];IF([.F224]&lt;&gt;&quot;&quot;;[.F224];[.F223]))" office:value-type="float" office:value="1762" calcext:value-type="float">
            <text:p>1762</text:p>
          </table:table-cell>
          <table:table-cell table:number-columns-repeated="995"/>
        </table:table-row>
        <table:table-row table:style-name="ro1">
          <table:table-cell office:value-type="date" office:date-value="2022-08-23T14:43:00" calcext:value-type="date">
            <text:p>2022-08-23 14:43:00</text:p>
          </table:table-cell>
          <table:table-cell table:number-columns-repeated="4"/>
          <table:table-cell table:style-name="ce1" office:value-type="float" office:value="1759" calcext:value-type="float">
            <text:p>1759</text:p>
          </table:table-cell>
          <table:table-cell table:formula="of:=IF([.B226]&lt;&gt;&quot;&quot;;[.B226];IF([.B225]&lt;&gt;&quot;&quot;;[.B225];[.B224]))" office:value-type="float" office:value="5154" calcext:value-type="float">
            <text:p>5154</text:p>
          </table:table-cell>
          <table:table-cell table:formula="of:=IF([.C226]&lt;&gt;&quot;&quot;;[.C226];IF([.C225]&lt;&gt;&quot;&quot;;[.C225];[.C224]))" office:value-type="float" office:value="5161" calcext:value-type="float">
            <text:p>5161</text:p>
          </table:table-cell>
          <table:table-cell table:formula="of:=IF([.D226]&lt;&gt;&quot;&quot;;[.D226];IF([.D225]&lt;&gt;&quot;&quot;;[.D225];[.D224]))" office:value-type="float" office:value="6604" calcext:value-type="float">
            <text:p>6604</text:p>
          </table:table-cell>
          <table:table-cell table:formula="of:=IF([.E226]&lt;&gt;&quot;&quot;;[.E226];IF([.E225]&lt;&gt;&quot;&quot;;[.E225];[.E224]))" office:value-type="float" office:value="0" calcext:value-type="float">
            <text:p>0</text:p>
          </table:table-cell>
          <table:table-cell table:formula="of:=IF([.F226]&lt;&gt;&quot;&quot;;[.F226];IF([.F225]&lt;&gt;&quot;&quot;;[.F225];[.F224]))" office:value-type="float" office:value="1759" calcext:value-type="float">
            <text:p>1759</text:p>
          </table:table-cell>
          <table:table-cell table:number-columns-repeated="995"/>
        </table:table-row>
        <table:table-row table:style-name="ro1">
          <table:table-cell office:value-type="date" office:date-value="2022-08-23T14:43:48.737984" calcext:value-type="date">
            <text:p>2022-08-23 14:43:49</text:p>
          </table:table-cell>
          <table:table-cell table:number-columns-repeated="2" office:value-type="float" office:value="5141" calcext:value-type="float">
            <text:p>5141</text:p>
          </table:table-cell>
          <table:table-cell office:value-type="float" office:value="6592" calcext:value-type="float">
            <text:p>659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27]&lt;&gt;&quot;&quot;;[.B227];IF([.B226]&lt;&gt;&quot;&quot;;[.B226];[.B225]))" office:value-type="float" office:value="5141" calcext:value-type="float">
            <text:p>5141</text:p>
          </table:table-cell>
          <table:table-cell table:formula="of:=IF([.C227]&lt;&gt;&quot;&quot;;[.C227];IF([.C226]&lt;&gt;&quot;&quot;;[.C226];[.C225]))" office:value-type="float" office:value="5141" calcext:value-type="float">
            <text:p>5141</text:p>
          </table:table-cell>
          <table:table-cell table:formula="of:=IF([.D227]&lt;&gt;&quot;&quot;;[.D227];IF([.D226]&lt;&gt;&quot;&quot;;[.D226];[.D225]))" office:value-type="float" office:value="6592" calcext:value-type="float">
            <text:p>6592</text:p>
          </table:table-cell>
          <table:table-cell table:formula="of:=IF([.E227]&lt;&gt;&quot;&quot;;[.E227];IF([.E226]&lt;&gt;&quot;&quot;;[.E226];[.E225]))" office:value-type="float" office:value="0" calcext:value-type="float">
            <text:p>0</text:p>
          </table:table-cell>
          <table:table-cell table:formula="of:=IF([.F227]&lt;&gt;&quot;&quot;;[.F227];IF([.F226]&lt;&gt;&quot;&quot;;[.F226];[.F225]))" office:value-type="float" office:value="1759" calcext:value-type="float">
            <text:p>1759</text:p>
          </table:table-cell>
          <table:table-cell table:number-columns-repeated="995"/>
        </table:table-row>
        <table:table-row table:style-name="ro1">
          <table:table-cell office:value-type="date" office:date-value="2022-08-23T14:44:00" calcext:value-type="date">
            <text:p>2022-08-23 14:44:00</text:p>
          </table:table-cell>
          <table:table-cell table:number-columns-repeated="4"/>
          <table:table-cell table:style-name="ce1" office:value-type="float" office:value="1761" calcext:value-type="float">
            <text:p>1761</text:p>
          </table:table-cell>
          <table:table-cell table:formula="of:=IF([.B228]&lt;&gt;&quot;&quot;;[.B228];IF([.B227]&lt;&gt;&quot;&quot;;[.B227];[.B226]))" office:value-type="float" office:value="5141" calcext:value-type="float">
            <text:p>5141</text:p>
          </table:table-cell>
          <table:table-cell table:formula="of:=IF([.C228]&lt;&gt;&quot;&quot;;[.C228];IF([.C227]&lt;&gt;&quot;&quot;;[.C227];[.C226]))" office:value-type="float" office:value="5141" calcext:value-type="float">
            <text:p>5141</text:p>
          </table:table-cell>
          <table:table-cell table:formula="of:=IF([.D228]&lt;&gt;&quot;&quot;;[.D228];IF([.D227]&lt;&gt;&quot;&quot;;[.D227];[.D226]))" office:value-type="float" office:value="6592" calcext:value-type="float">
            <text:p>6592</text:p>
          </table:table-cell>
          <table:table-cell table:formula="of:=IF([.E228]&lt;&gt;&quot;&quot;;[.E228];IF([.E227]&lt;&gt;&quot;&quot;;[.E227];[.E226]))" office:value-type="float" office:value="0" calcext:value-type="float">
            <text:p>0</text:p>
          </table:table-cell>
          <table:table-cell table:formula="of:=IF([.F228]&lt;&gt;&quot;&quot;;[.F228];IF([.F227]&lt;&gt;&quot;&quot;;[.F227];[.F226]))" office:value-type="float" office:value="1761" calcext:value-type="float">
            <text:p>1761</text:p>
          </table:table-cell>
          <table:table-cell table:number-columns-repeated="995"/>
        </table:table-row>
        <table:table-row table:style-name="ro1">
          <table:table-cell office:value-type="date" office:date-value="2022-08-23T14:45:00" calcext:value-type="date">
            <text:p>2022-08-23 14:45:00</text:p>
          </table:table-cell>
          <table:table-cell table:number-columns-repeated="4"/>
          <table:table-cell table:style-name="ce1" office:value-type="float" office:value="1754" calcext:value-type="float">
            <text:p>1754</text:p>
          </table:table-cell>
          <table:table-cell table:formula="of:=IF([.B229]&lt;&gt;&quot;&quot;;[.B229];IF([.B228]&lt;&gt;&quot;&quot;;[.B228];[.B227]))" office:value-type="float" office:value="5141" calcext:value-type="float">
            <text:p>5141</text:p>
          </table:table-cell>
          <table:table-cell table:formula="of:=IF([.C229]&lt;&gt;&quot;&quot;;[.C229];IF([.C228]&lt;&gt;&quot;&quot;;[.C228];[.C227]))" office:value-type="float" office:value="5141" calcext:value-type="float">
            <text:p>5141</text:p>
          </table:table-cell>
          <table:table-cell table:formula="of:=IF([.D229]&lt;&gt;&quot;&quot;;[.D229];IF([.D228]&lt;&gt;&quot;&quot;;[.D228];[.D227]))" office:value-type="float" office:value="6592" calcext:value-type="float">
            <text:p>6592</text:p>
          </table:table-cell>
          <table:table-cell table:formula="of:=IF([.E229]&lt;&gt;&quot;&quot;;[.E229];IF([.E228]&lt;&gt;&quot;&quot;;[.E228];[.E227]))" office:value-type="float" office:value="0" calcext:value-type="float">
            <text:p>0</text:p>
          </table:table-cell>
          <table:table-cell table:formula="of:=IF([.F229]&lt;&gt;&quot;&quot;;[.F229];IF([.F228]&lt;&gt;&quot;&quot;;[.F228];[.F227]))" office:value-type="float" office:value="1754" calcext:value-type="float">
            <text:p>1754</text:p>
          </table:table-cell>
          <table:table-cell table:number-columns-repeated="995"/>
        </table:table-row>
        <table:table-row table:style-name="ro1">
          <table:table-cell office:value-type="date" office:date-value="2022-08-23T14:45:03.319831" calcext:value-type="date">
            <text:p>2022-08-23 14:45:03</text:p>
          </table:table-cell>
          <table:table-cell office:value-type="float" office:value="5136" calcext:value-type="float">
            <text:p>5136</text:p>
          </table:table-cell>
          <table:table-cell office:value-type="float" office:value="5153" calcext:value-type="float">
            <text:p>5153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30]&lt;&gt;&quot;&quot;;[.B230];IF([.B229]&lt;&gt;&quot;&quot;;[.B229];[.B228]))" office:value-type="float" office:value="5136" calcext:value-type="float">
            <text:p>5136</text:p>
          </table:table-cell>
          <table:table-cell table:formula="of:=IF([.C230]&lt;&gt;&quot;&quot;;[.C230];IF([.C229]&lt;&gt;&quot;&quot;;[.C229];[.C228]))" office:value-type="float" office:value="5153" calcext:value-type="float">
            <text:p>5153</text:p>
          </table:table-cell>
          <table:table-cell table:formula="of:=IF([.D230]&lt;&gt;&quot;&quot;;[.D230];IF([.D229]&lt;&gt;&quot;&quot;;[.D229];[.D228]))" office:value-type="float" office:value="6610" calcext:value-type="float">
            <text:p>6610</text:p>
          </table:table-cell>
          <table:table-cell table:formula="of:=IF([.E230]&lt;&gt;&quot;&quot;;[.E230];IF([.E229]&lt;&gt;&quot;&quot;;[.E229];[.E228]))" office:value-type="float" office:value="0" calcext:value-type="float">
            <text:p>0</text:p>
          </table:table-cell>
          <table:table-cell table:formula="of:=IF([.F230]&lt;&gt;&quot;&quot;;[.F230];IF([.F229]&lt;&gt;&quot;&quot;;[.F229];[.F228]))" office:value-type="float" office:value="1754" calcext:value-type="float">
            <text:p>1754</text:p>
          </table:table-cell>
          <table:table-cell table:number-columns-repeated="995"/>
        </table:table-row>
        <table:table-row table:style-name="ro1">
          <table:table-cell office:value-type="date" office:date-value="2022-08-23T14:46:00" calcext:value-type="date">
            <text:p>2022-08-23 14:46:00</text:p>
          </table:table-cell>
          <table:table-cell table:number-columns-repeated="4"/>
          <table:table-cell table:style-name="ce1" office:value-type="float" office:value="1756" calcext:value-type="float">
            <text:p>1756</text:p>
          </table:table-cell>
          <table:table-cell table:formula="of:=IF([.B231]&lt;&gt;&quot;&quot;;[.B231];IF([.B230]&lt;&gt;&quot;&quot;;[.B230];[.B229]))" office:value-type="float" office:value="5136" calcext:value-type="float">
            <text:p>5136</text:p>
          </table:table-cell>
          <table:table-cell table:formula="of:=IF([.C231]&lt;&gt;&quot;&quot;;[.C231];IF([.C230]&lt;&gt;&quot;&quot;;[.C230];[.C229]))" office:value-type="float" office:value="5153" calcext:value-type="float">
            <text:p>5153</text:p>
          </table:table-cell>
          <table:table-cell table:formula="of:=IF([.D231]&lt;&gt;&quot;&quot;;[.D231];IF([.D230]&lt;&gt;&quot;&quot;;[.D230];[.D229]))" office:value-type="float" office:value="6610" calcext:value-type="float">
            <text:p>6610</text:p>
          </table:table-cell>
          <table:table-cell table:formula="of:=IF([.E231]&lt;&gt;&quot;&quot;;[.E231];IF([.E230]&lt;&gt;&quot;&quot;;[.E230];[.E229]))" office:value-type="float" office:value="0" calcext:value-type="float">
            <text:p>0</text:p>
          </table:table-cell>
          <table:table-cell table:formula="of:=IF([.F231]&lt;&gt;&quot;&quot;;[.F231];IF([.F230]&lt;&gt;&quot;&quot;;[.F230];[.F229]))" office:value-type="float" office:value="1756" calcext:value-type="float">
            <text:p>1756</text:p>
          </table:table-cell>
          <table:table-cell table:number-columns-repeated="995"/>
        </table:table-row>
        <table:table-row table:style-name="ro1">
          <table:table-cell office:value-type="date" office:date-value="2022-08-23T14:46:12.116471" calcext:value-type="date">
            <text:p>2022-08-23 14:46:12</text:p>
          </table:table-cell>
          <table:table-cell table:number-columns-repeated="2" office:value-type="float" office:value="5130" calcext:value-type="float">
            <text:p>5130</text:p>
          </table:table-cell>
          <table:table-cell office:value-type="float" office:value="6566" calcext:value-type="float">
            <text:p>656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32]&lt;&gt;&quot;&quot;;[.B232];IF([.B231]&lt;&gt;&quot;&quot;;[.B231];[.B230]))" office:value-type="float" office:value="5130" calcext:value-type="float">
            <text:p>5130</text:p>
          </table:table-cell>
          <table:table-cell table:formula="of:=IF([.C232]&lt;&gt;&quot;&quot;;[.C232];IF([.C231]&lt;&gt;&quot;&quot;;[.C231];[.C230]))" office:value-type="float" office:value="5130" calcext:value-type="float">
            <text:p>5130</text:p>
          </table:table-cell>
          <table:table-cell table:formula="of:=IF([.D232]&lt;&gt;&quot;&quot;;[.D232];IF([.D231]&lt;&gt;&quot;&quot;;[.D231];[.D230]))" office:value-type="float" office:value="6566" calcext:value-type="float">
            <text:p>6566</text:p>
          </table:table-cell>
          <table:table-cell table:formula="of:=IF([.E232]&lt;&gt;&quot;&quot;;[.E232];IF([.E231]&lt;&gt;&quot;&quot;;[.E231];[.E230]))" office:value-type="float" office:value="0" calcext:value-type="float">
            <text:p>0</text:p>
          </table:table-cell>
          <table:table-cell table:formula="of:=IF([.F232]&lt;&gt;&quot;&quot;;[.F232];IF([.F231]&lt;&gt;&quot;&quot;;[.F231];[.F230]))" office:value-type="float" office:value="1756" calcext:value-type="float">
            <text:p>1756</text:p>
          </table:table-cell>
          <table:table-cell table:number-columns-repeated="995"/>
        </table:table-row>
        <table:table-row table:style-name="ro1">
          <table:table-cell office:value-type="date" office:date-value="2022-08-23T14:47:00.000001" calcext:value-type="date">
            <text:p>2022-08-23 14:47:00</text:p>
          </table:table-cell>
          <table:table-cell table:number-columns-repeated="4"/>
          <table:table-cell table:style-name="ce1" office:value-type="float" office:value="1745" calcext:value-type="float">
            <text:p>1745</text:p>
          </table:table-cell>
          <table:table-cell table:formula="of:=IF([.B233]&lt;&gt;&quot;&quot;;[.B233];IF([.B232]&lt;&gt;&quot;&quot;;[.B232];[.B231]))" office:value-type="float" office:value="5130" calcext:value-type="float">
            <text:p>5130</text:p>
          </table:table-cell>
          <table:table-cell table:formula="of:=IF([.C233]&lt;&gt;&quot;&quot;;[.C233];IF([.C232]&lt;&gt;&quot;&quot;;[.C232];[.C231]))" office:value-type="float" office:value="5130" calcext:value-type="float">
            <text:p>5130</text:p>
          </table:table-cell>
          <table:table-cell table:formula="of:=IF([.D233]&lt;&gt;&quot;&quot;;[.D233];IF([.D232]&lt;&gt;&quot;&quot;;[.D232];[.D231]))" office:value-type="float" office:value="6566" calcext:value-type="float">
            <text:p>6566</text:p>
          </table:table-cell>
          <table:table-cell table:formula="of:=IF([.E233]&lt;&gt;&quot;&quot;;[.E233];IF([.E232]&lt;&gt;&quot;&quot;;[.E232];[.E231]))" office:value-type="float" office:value="0" calcext:value-type="float">
            <text:p>0</text:p>
          </table:table-cell>
          <table:table-cell table:formula="of:=IF([.F233]&lt;&gt;&quot;&quot;;[.F233];IF([.F232]&lt;&gt;&quot;&quot;;[.F232];[.F231]))" office:value-type="float" office:value="1745" calcext:value-type="float">
            <text:p>1745</text:p>
          </table:table-cell>
          <table:table-cell table:number-columns-repeated="995"/>
        </table:table-row>
        <table:table-row table:style-name="ro1">
          <table:table-cell office:value-type="date" office:date-value="2022-08-23T14:47:23.535736" calcext:value-type="date">
            <text:p>2022-08-23 14:47:24</text:p>
          </table:table-cell>
          <table:table-cell table:number-columns-repeated="2" office:value-type="float" office:value="4933" calcext:value-type="float">
            <text:p>4933</text:p>
          </table:table-cell>
          <table:table-cell office:value-type="float" office:value="6376" calcext:value-type="float">
            <text:p>63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34]&lt;&gt;&quot;&quot;;[.B234];IF([.B233]&lt;&gt;&quot;&quot;;[.B233];[.B232]))" office:value-type="float" office:value="4933" calcext:value-type="float">
            <text:p>4933</text:p>
          </table:table-cell>
          <table:table-cell table:formula="of:=IF([.C234]&lt;&gt;&quot;&quot;;[.C234];IF([.C233]&lt;&gt;&quot;&quot;;[.C233];[.C232]))" office:value-type="float" office:value="4933" calcext:value-type="float">
            <text:p>4933</text:p>
          </table:table-cell>
          <table:table-cell table:formula="of:=IF([.D234]&lt;&gt;&quot;&quot;;[.D234];IF([.D233]&lt;&gt;&quot;&quot;;[.D233];[.D232]))" office:value-type="float" office:value="6376" calcext:value-type="float">
            <text:p>6376</text:p>
          </table:table-cell>
          <table:table-cell table:formula="of:=IF([.E234]&lt;&gt;&quot;&quot;;[.E234];IF([.E233]&lt;&gt;&quot;&quot;;[.E233];[.E232]))" office:value-type="float" office:value="0" calcext:value-type="float">
            <text:p>0</text:p>
          </table:table-cell>
          <table:table-cell table:formula="of:=IF([.F234]&lt;&gt;&quot;&quot;;[.F234];IF([.F233]&lt;&gt;&quot;&quot;;[.F233];[.F232]))" office:value-type="float" office:value="1745" calcext:value-type="float">
            <text:p>1745</text:p>
          </table:table-cell>
          <table:table-cell table:number-columns-repeated="995"/>
        </table:table-row>
        <table:table-row table:style-name="ro1">
          <table:table-cell office:value-type="date" office:date-value="2022-08-23T14:48:00" calcext:value-type="date">
            <text:p>2022-08-23 14:48:00</text:p>
          </table:table-cell>
          <table:table-cell table:number-columns-repeated="4"/>
          <table:table-cell table:style-name="ce1" office:value-type="float" office:value="1572" calcext:value-type="float">
            <text:p>1572</text:p>
          </table:table-cell>
          <table:table-cell table:formula="of:=IF([.B235]&lt;&gt;&quot;&quot;;[.B235];IF([.B234]&lt;&gt;&quot;&quot;;[.B234];[.B233]))" office:value-type="float" office:value="4933" calcext:value-type="float">
            <text:p>4933</text:p>
          </table:table-cell>
          <table:table-cell table:formula="of:=IF([.C235]&lt;&gt;&quot;&quot;;[.C235];IF([.C234]&lt;&gt;&quot;&quot;;[.C234];[.C233]))" office:value-type="float" office:value="4933" calcext:value-type="float">
            <text:p>4933</text:p>
          </table:table-cell>
          <table:table-cell table:formula="of:=IF([.D235]&lt;&gt;&quot;&quot;;[.D235];IF([.D234]&lt;&gt;&quot;&quot;;[.D234];[.D233]))" office:value-type="float" office:value="6376" calcext:value-type="float">
            <text:p>6376</text:p>
          </table:table-cell>
          <table:table-cell table:formula="of:=IF([.E235]&lt;&gt;&quot;&quot;;[.E235];IF([.E234]&lt;&gt;&quot;&quot;;[.E234];[.E233]))" office:value-type="float" office:value="0" calcext:value-type="float">
            <text:p>0</text:p>
          </table:table-cell>
          <table:table-cell table:formula="of:=IF([.F235]&lt;&gt;&quot;&quot;;[.F235];IF([.F234]&lt;&gt;&quot;&quot;;[.F234];[.F233]))" office:value-type="float" office:value="1572" calcext:value-type="float">
            <text:p>1572</text:p>
          </table:table-cell>
          <table:table-cell table:number-columns-repeated="995"/>
        </table:table-row>
        <table:table-row table:style-name="ro1">
          <table:table-cell office:value-type="date" office:date-value="2022-08-23T14:48:34.274941" calcext:value-type="date">
            <text:p>2022-08-23 14:48:34</text:p>
          </table:table-cell>
          <table:table-cell office:value-type="float" office:value="4829" calcext:value-type="float">
            <text:p>4829</text:p>
          </table:table-cell>
          <table:table-cell office:value-type="float" office:value="4838" calcext:value-type="float">
            <text:p>4838</text:p>
          </table:table-cell>
          <table:table-cell office:value-type="float" office:value="6285" calcext:value-type="float">
            <text:p>628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36]&lt;&gt;&quot;&quot;;[.B236];IF([.B235]&lt;&gt;&quot;&quot;;[.B235];[.B234]))" office:value-type="float" office:value="4829" calcext:value-type="float">
            <text:p>4829</text:p>
          </table:table-cell>
          <table:table-cell table:formula="of:=IF([.C236]&lt;&gt;&quot;&quot;;[.C236];IF([.C235]&lt;&gt;&quot;&quot;;[.C235];[.C234]))" office:value-type="float" office:value="4838" calcext:value-type="float">
            <text:p>4838</text:p>
          </table:table-cell>
          <table:table-cell table:formula="of:=IF([.D236]&lt;&gt;&quot;&quot;;[.D236];IF([.D235]&lt;&gt;&quot;&quot;;[.D235];[.D234]))" office:value-type="float" office:value="6285" calcext:value-type="float">
            <text:p>6285</text:p>
          </table:table-cell>
          <table:table-cell table:formula="of:=IF([.E236]&lt;&gt;&quot;&quot;;[.E236];IF([.E235]&lt;&gt;&quot;&quot;;[.E235];[.E234]))" office:value-type="float" office:value="0" calcext:value-type="float">
            <text:p>0</text:p>
          </table:table-cell>
          <table:table-cell table:formula="of:=IF([.F236]&lt;&gt;&quot;&quot;;[.F236];IF([.F235]&lt;&gt;&quot;&quot;;[.F235];[.F234]))" office:value-type="float" office:value="1572" calcext:value-type="float">
            <text:p>1572</text:p>
          </table:table-cell>
          <table:table-cell table:number-columns-repeated="995"/>
        </table:table-row>
        <table:table-row table:style-name="ro1">
          <table:table-cell office:value-type="date" office:date-value="2022-08-23T14:49:00" calcext:value-type="date">
            <text:p>2022-08-23 14:49:00</text:p>
          </table:table-cell>
          <table:table-cell table:number-columns-repeated="4"/>
          <table:table-cell table:style-name="ce1" office:value-type="float" office:value="1056" calcext:value-type="float">
            <text:p>1056</text:p>
          </table:table-cell>
          <table:table-cell table:formula="of:=IF([.B237]&lt;&gt;&quot;&quot;;[.B237];IF([.B236]&lt;&gt;&quot;&quot;;[.B236];[.B235]))" office:value-type="float" office:value="4829" calcext:value-type="float">
            <text:p>4829</text:p>
          </table:table-cell>
          <table:table-cell table:formula="of:=IF([.C237]&lt;&gt;&quot;&quot;;[.C237];IF([.C236]&lt;&gt;&quot;&quot;;[.C236];[.C235]))" office:value-type="float" office:value="4838" calcext:value-type="float">
            <text:p>4838</text:p>
          </table:table-cell>
          <table:table-cell table:formula="of:=IF([.D237]&lt;&gt;&quot;&quot;;[.D237];IF([.D236]&lt;&gt;&quot;&quot;;[.D236];[.D235]))" office:value-type="float" office:value="6285" calcext:value-type="float">
            <text:p>6285</text:p>
          </table:table-cell>
          <table:table-cell table:formula="of:=IF([.E237]&lt;&gt;&quot;&quot;;[.E237];IF([.E236]&lt;&gt;&quot;&quot;;[.E236];[.E235]))" office:value-type="float" office:value="0" calcext:value-type="float">
            <text:p>0</text:p>
          </table:table-cell>
          <table:table-cell table:formula="of:=IF([.F237]&lt;&gt;&quot;&quot;;[.F237];IF([.F236]&lt;&gt;&quot;&quot;;[.F236];[.F235]))" office:value-type="float" office:value="1056" calcext:value-type="float">
            <text:p>1056</text:p>
          </table:table-cell>
          <table:table-cell table:number-columns-repeated="995"/>
        </table:table-row>
        <table:table-row table:style-name="ro1">
          <table:table-cell office:value-type="date" office:date-value="2022-08-23T14:49:43.499751" calcext:value-type="date">
            <text:p>2022-08-23 14:49:43</text:p>
          </table:table-cell>
          <table:table-cell table:number-columns-repeated="2" office:value-type="float" office:value="4866" calcext:value-type="float">
            <text:p>4866</text:p>
          </table:table-cell>
          <table:table-cell office:value-type="float" office:value="6312" calcext:value-type="float">
            <text:p>631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38]&lt;&gt;&quot;&quot;;[.B238];IF([.B237]&lt;&gt;&quot;&quot;;[.B237];[.B236]))" office:value-type="float" office:value="4866" calcext:value-type="float">
            <text:p>4866</text:p>
          </table:table-cell>
          <table:table-cell table:formula="of:=IF([.C238]&lt;&gt;&quot;&quot;;[.C238];IF([.C237]&lt;&gt;&quot;&quot;;[.C237];[.C236]))" office:value-type="float" office:value="4866" calcext:value-type="float">
            <text:p>4866</text:p>
          </table:table-cell>
          <table:table-cell table:formula="of:=IF([.D238]&lt;&gt;&quot;&quot;;[.D238];IF([.D237]&lt;&gt;&quot;&quot;;[.D237];[.D236]))" office:value-type="float" office:value="6312" calcext:value-type="float">
            <text:p>6312</text:p>
          </table:table-cell>
          <table:table-cell table:formula="of:=IF([.E238]&lt;&gt;&quot;&quot;;[.E238];IF([.E237]&lt;&gt;&quot;&quot;;[.E237];[.E236]))" office:value-type="float" office:value="0" calcext:value-type="float">
            <text:p>0</text:p>
          </table:table-cell>
          <table:table-cell table:formula="of:=IF([.F238]&lt;&gt;&quot;&quot;;[.F238];IF([.F237]&lt;&gt;&quot;&quot;;[.F237];[.F236]))" office:value-type="float" office:value="1056" calcext:value-type="float">
            <text:p>1056</text:p>
          </table:table-cell>
          <table:table-cell table:number-columns-repeated="995"/>
        </table:table-row>
        <table:table-row table:style-name="ro1">
          <table:table-cell office:value-type="date" office:date-value="2022-08-23T14:50:00" calcext:value-type="date">
            <text:p>2022-08-23 14:50:00</text:p>
          </table:table-cell>
          <table:table-cell table:number-columns-repeated="4"/>
          <table:table-cell table:style-name="ce1" office:value-type="float" office:value="1747" calcext:value-type="float">
            <text:p>1747</text:p>
          </table:table-cell>
          <table:table-cell table:formula="of:=IF([.B239]&lt;&gt;&quot;&quot;;[.B239];IF([.B238]&lt;&gt;&quot;&quot;;[.B238];[.B237]))" office:value-type="float" office:value="4866" calcext:value-type="float">
            <text:p>4866</text:p>
          </table:table-cell>
          <table:table-cell table:formula="of:=IF([.C239]&lt;&gt;&quot;&quot;;[.C239];IF([.C238]&lt;&gt;&quot;&quot;;[.C238];[.C237]))" office:value-type="float" office:value="4866" calcext:value-type="float">
            <text:p>4866</text:p>
          </table:table-cell>
          <table:table-cell table:formula="of:=IF([.D239]&lt;&gt;&quot;&quot;;[.D239];IF([.D238]&lt;&gt;&quot;&quot;;[.D238];[.D237]))" office:value-type="float" office:value="6312" calcext:value-type="float">
            <text:p>6312</text:p>
          </table:table-cell>
          <table:table-cell table:formula="of:=IF([.E239]&lt;&gt;&quot;&quot;;[.E239];IF([.E238]&lt;&gt;&quot;&quot;;[.E238];[.E237]))" office:value-type="float" office:value="0" calcext:value-type="float">
            <text:p>0</text:p>
          </table:table-cell>
          <table:table-cell table:formula="of:=IF([.F239]&lt;&gt;&quot;&quot;;[.F239];IF([.F238]&lt;&gt;&quot;&quot;;[.F238];[.F237]))" office:value-type="float" office:value="1747" calcext:value-type="float">
            <text:p>1747</text:p>
          </table:table-cell>
          <table:table-cell table:number-columns-repeated="995"/>
        </table:table-row>
        <table:table-row table:style-name="ro1">
          <table:table-cell office:value-type="date" office:date-value="2022-08-23T14:50:52.49028" calcext:value-type="date">
            <text:p>2022-08-23 14:50:52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40]&lt;&gt;&quot;&quot;;[.B240];IF([.B239]&lt;&gt;&quot;&quot;;[.B239];[.B238]))" office:value-type="float" office:value="1001" calcext:value-type="float">
            <text:p>1001</text:p>
          </table:table-cell>
          <table:table-cell table:formula="of:=IF([.C240]&lt;&gt;&quot;&quot;;[.C240];IF([.C239]&lt;&gt;&quot;&quot;;[.C239];[.C238]))" office:value-type="float" office:value="1001" calcext:value-type="float">
            <text:p>1001</text:p>
          </table:table-cell>
          <table:table-cell table:formula="of:=IF([.D240]&lt;&gt;&quot;&quot;;[.D240];IF([.D239]&lt;&gt;&quot;&quot;;[.D239];[.D238]))" office:value-type="float" office:value="3133" calcext:value-type="float">
            <text:p>3133</text:p>
          </table:table-cell>
          <table:table-cell table:formula="of:=IF([.E240]&lt;&gt;&quot;&quot;;[.E240];IF([.E239]&lt;&gt;&quot;&quot;;[.E239];[.E238]))" office:value-type="float" office:value="0" calcext:value-type="float">
            <text:p>0</text:p>
          </table:table-cell>
          <table:table-cell table:formula="of:=IF([.F240]&lt;&gt;&quot;&quot;;[.F240];IF([.F239]&lt;&gt;&quot;&quot;;[.F239];[.F238]))" office:value-type="float" office:value="1747" calcext:value-type="float">
            <text:p>1747</text:p>
          </table:table-cell>
          <table:table-cell table:number-columns-repeated="995"/>
        </table:table-row>
        <table:table-row table:style-name="ro1">
          <table:table-cell office:value-type="date" office:date-value="2022-08-23T14:51:00" calcext:value-type="date">
            <text:p>2022-08-23 14:51:00</text:p>
          </table:table-cell>
          <table:table-cell table:number-columns-repeated="4"/>
          <table:table-cell table:style-name="ce1" office:value-type="float" office:value="1764" calcext:value-type="float">
            <text:p>1764</text:p>
          </table:table-cell>
          <table:table-cell table:formula="of:=IF([.B241]&lt;&gt;&quot;&quot;;[.B241];IF([.B240]&lt;&gt;&quot;&quot;;[.B240];[.B239]))" office:value-type="float" office:value="1001" calcext:value-type="float">
            <text:p>1001</text:p>
          </table:table-cell>
          <table:table-cell table:formula="of:=IF([.C241]&lt;&gt;&quot;&quot;;[.C241];IF([.C240]&lt;&gt;&quot;&quot;;[.C240];[.C239]))" office:value-type="float" office:value="1001" calcext:value-type="float">
            <text:p>1001</text:p>
          </table:table-cell>
          <table:table-cell table:formula="of:=IF([.D241]&lt;&gt;&quot;&quot;;[.D241];IF([.D240]&lt;&gt;&quot;&quot;;[.D240];[.D239]))" office:value-type="float" office:value="3133" calcext:value-type="float">
            <text:p>3133</text:p>
          </table:table-cell>
          <table:table-cell table:formula="of:=IF([.E241]&lt;&gt;&quot;&quot;;[.E241];IF([.E240]&lt;&gt;&quot;&quot;;[.E240];[.E239]))" office:value-type="float" office:value="0" calcext:value-type="float">
            <text:p>0</text:p>
          </table:table-cell>
          <table:table-cell table:formula="of:=IF([.F241]&lt;&gt;&quot;&quot;;[.F241];IF([.F240]&lt;&gt;&quot;&quot;;[.F240];[.F239]))" office:value-type="float" office:value="1764" calcext:value-type="float">
            <text:p>1764</text:p>
          </table:table-cell>
          <table:table-cell table:number-columns-repeated="995"/>
        </table:table-row>
        <table:table-row table:style-name="ro1">
          <table:table-cell office:value-type="date" office:date-value="2022-08-23T14:52:00" calcext:value-type="date">
            <text:p>2022-08-23 14:52:00</text:p>
          </table:table-cell>
          <table:table-cell table:number-columns-repeated="4"/>
          <table:table-cell table:style-name="ce1" office:value-type="float" office:value="1311" calcext:value-type="float">
            <text:p>1311</text:p>
          </table:table-cell>
          <table:table-cell table:formula="of:=IF([.B242]&lt;&gt;&quot;&quot;;[.B242];IF([.B241]&lt;&gt;&quot;&quot;;[.B241];[.B240]))" office:value-type="float" office:value="1001" calcext:value-type="float">
            <text:p>1001</text:p>
          </table:table-cell>
          <table:table-cell table:formula="of:=IF([.C242]&lt;&gt;&quot;&quot;;[.C242];IF([.C241]&lt;&gt;&quot;&quot;;[.C241];[.C240]))" office:value-type="float" office:value="1001" calcext:value-type="float">
            <text:p>1001</text:p>
          </table:table-cell>
          <table:table-cell table:formula="of:=IF([.D242]&lt;&gt;&quot;&quot;;[.D242];IF([.D241]&lt;&gt;&quot;&quot;;[.D241];[.D240]))" office:value-type="float" office:value="3133" calcext:value-type="float">
            <text:p>3133</text:p>
          </table:table-cell>
          <table:table-cell table:formula="of:=IF([.E242]&lt;&gt;&quot;&quot;;[.E242];IF([.E241]&lt;&gt;&quot;&quot;;[.E241];[.E240]))" office:value-type="float" office:value="0" calcext:value-type="float">
            <text:p>0</text:p>
          </table:table-cell>
          <table:table-cell table:formula="of:=IF([.F242]&lt;&gt;&quot;&quot;;[.F242];IF([.F241]&lt;&gt;&quot;&quot;;[.F241];[.F240]))" office:value-type="float" office:value="1311" calcext:value-type="float">
            <text:p>1311</text:p>
          </table:table-cell>
          <table:table-cell table:number-columns-repeated="995"/>
        </table:table-row>
        <table:table-row table:style-name="ro1">
          <table:table-cell office:value-type="date" office:date-value="2022-08-23T14:52:26.535452" calcext:value-type="date">
            <text:p>2022-08-23 14:52:27</text:p>
          </table:table-cell>
          <table:table-cell office:value-type="float" office:value="4936" calcext:value-type="float">
            <text:p>4936</text:p>
          </table:table-cell>
          <table:table-cell office:value-type="float" office:value="4884" calcext:value-type="float">
            <text:p>4884</text:p>
          </table:table-cell>
          <table:table-cell office:value-type="float" office:value="5226" calcext:value-type="float">
            <text:p>522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43]&lt;&gt;&quot;&quot;;[.B243];IF([.B242]&lt;&gt;&quot;&quot;;[.B242];[.B241]))" office:value-type="float" office:value="4936" calcext:value-type="float">
            <text:p>4936</text:p>
          </table:table-cell>
          <table:table-cell table:formula="of:=IF([.C243]&lt;&gt;&quot;&quot;;[.C243];IF([.C242]&lt;&gt;&quot;&quot;;[.C242];[.C241]))" office:value-type="float" office:value="4884" calcext:value-type="float">
            <text:p>4884</text:p>
          </table:table-cell>
          <table:table-cell table:formula="of:=IF([.D243]&lt;&gt;&quot;&quot;;[.D243];IF([.D242]&lt;&gt;&quot;&quot;;[.D242];[.D241]))" office:value-type="float" office:value="5226" calcext:value-type="float">
            <text:p>5226</text:p>
          </table:table-cell>
          <table:table-cell table:formula="of:=IF([.E243]&lt;&gt;&quot;&quot;;[.E243];IF([.E242]&lt;&gt;&quot;&quot;;[.E242];[.E241]))" office:value-type="float" office:value="0" calcext:value-type="float">
            <text:p>0</text:p>
          </table:table-cell>
          <table:table-cell table:formula="of:=IF([.F243]&lt;&gt;&quot;&quot;;[.F243];IF([.F242]&lt;&gt;&quot;&quot;;[.F242];[.F241]))" office:value-type="float" office:value="1311" calcext:value-type="float">
            <text:p>1311</text:p>
          </table:table-cell>
          <table:table-cell table:number-columns-repeated="995"/>
        </table:table-row>
        <table:table-row table:style-name="ro1">
          <table:table-cell office:value-type="date" office:date-value="2022-08-23T14:53:00.000001" calcext:value-type="date">
            <text:p>2022-08-23 14:53:00</text:p>
          </table:table-cell>
          <table:table-cell table:number-columns-repeated="4"/>
          <table:table-cell table:style-name="ce1" office:value-type="float" office:value="1747" calcext:value-type="float">
            <text:p>1747</text:p>
          </table:table-cell>
          <table:table-cell table:formula="of:=IF([.B244]&lt;&gt;&quot;&quot;;[.B244];IF([.B243]&lt;&gt;&quot;&quot;;[.B243];[.B242]))" office:value-type="float" office:value="4936" calcext:value-type="float">
            <text:p>4936</text:p>
          </table:table-cell>
          <table:table-cell table:formula="of:=IF([.C244]&lt;&gt;&quot;&quot;;[.C244];IF([.C243]&lt;&gt;&quot;&quot;;[.C243];[.C242]))" office:value-type="float" office:value="4884" calcext:value-type="float">
            <text:p>4884</text:p>
          </table:table-cell>
          <table:table-cell table:formula="of:=IF([.D244]&lt;&gt;&quot;&quot;;[.D244];IF([.D243]&lt;&gt;&quot;&quot;;[.D243];[.D242]))" office:value-type="float" office:value="5226" calcext:value-type="float">
            <text:p>5226</text:p>
          </table:table-cell>
          <table:table-cell table:formula="of:=IF([.E244]&lt;&gt;&quot;&quot;;[.E244];IF([.E243]&lt;&gt;&quot;&quot;;[.E243];[.E242]))" office:value-type="float" office:value="0" calcext:value-type="float">
            <text:p>0</text:p>
          </table:table-cell>
          <table:table-cell table:formula="of:=IF([.F244]&lt;&gt;&quot;&quot;;[.F244];IF([.F243]&lt;&gt;&quot;&quot;;[.F243];[.F242]))" office:value-type="float" office:value="1747" calcext:value-type="float">
            <text:p>1747</text:p>
          </table:table-cell>
          <table:table-cell table:number-columns-repeated="995"/>
        </table:table-row>
        <table:table-row table:style-name="ro1">
          <table:table-cell office:value-type="date" office:date-value="2022-08-23T14:53:45.362773" calcext:value-type="date">
            <text:p>2022-08-23 14:53:45</text:p>
          </table:table-cell>
          <table:table-cell office:value-type="float" office:value="5105" calcext:value-type="float">
            <text:p>5105</text:p>
          </table:table-cell>
          <table:table-cell office:value-type="float" office:value="5090" calcext:value-type="float">
            <text:p>5090</text:p>
          </table:table-cell>
          <table:table-cell office:value-type="float" office:value="6636" calcext:value-type="float">
            <text:p>66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45]&lt;&gt;&quot;&quot;;[.B245];IF([.B244]&lt;&gt;&quot;&quot;;[.B244];[.B243]))" office:value-type="float" office:value="5105" calcext:value-type="float">
            <text:p>5105</text:p>
          </table:table-cell>
          <table:table-cell table:formula="of:=IF([.C245]&lt;&gt;&quot;&quot;;[.C245];IF([.C244]&lt;&gt;&quot;&quot;;[.C244];[.C243]))" office:value-type="float" office:value="5090" calcext:value-type="float">
            <text:p>5090</text:p>
          </table:table-cell>
          <table:table-cell table:formula="of:=IF([.D245]&lt;&gt;&quot;&quot;;[.D245];IF([.D244]&lt;&gt;&quot;&quot;;[.D244];[.D243]))" office:value-type="float" office:value="6636" calcext:value-type="float">
            <text:p>6636</text:p>
          </table:table-cell>
          <table:table-cell table:formula="of:=IF([.E245]&lt;&gt;&quot;&quot;;[.E245];IF([.E244]&lt;&gt;&quot;&quot;;[.E244];[.E243]))" office:value-type="float" office:value="0" calcext:value-type="float">
            <text:p>0</text:p>
          </table:table-cell>
          <table:table-cell table:formula="of:=IF([.F245]&lt;&gt;&quot;&quot;;[.F245];IF([.F244]&lt;&gt;&quot;&quot;;[.F244];[.F243]))" office:value-type="float" office:value="1747" calcext:value-type="float">
            <text:p>1747</text:p>
          </table:table-cell>
          <table:table-cell table:number-columns-repeated="995"/>
        </table:table-row>
        <table:table-row table:style-name="ro1">
          <table:table-cell office:value-type="date" office:date-value="2022-08-23T14:54:00" calcext:value-type="date">
            <text:p>2022-08-23 14:5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246]&lt;&gt;&quot;&quot;;[.B246];IF([.B245]&lt;&gt;&quot;&quot;;[.B245];[.B244]))" office:value-type="float" office:value="5105" calcext:value-type="float">
            <text:p>5105</text:p>
          </table:table-cell>
          <table:table-cell table:formula="of:=IF([.C246]&lt;&gt;&quot;&quot;;[.C246];IF([.C245]&lt;&gt;&quot;&quot;;[.C245];[.C244]))" office:value-type="float" office:value="5090" calcext:value-type="float">
            <text:p>5090</text:p>
          </table:table-cell>
          <table:table-cell table:formula="of:=IF([.D246]&lt;&gt;&quot;&quot;;[.D246];IF([.D245]&lt;&gt;&quot;&quot;;[.D245];[.D244]))" office:value-type="float" office:value="6636" calcext:value-type="float">
            <text:p>6636</text:p>
          </table:table-cell>
          <table:table-cell table:formula="of:=IF([.E246]&lt;&gt;&quot;&quot;;[.E246];IF([.E245]&lt;&gt;&quot;&quot;;[.E245];[.E244]))" office:value-type="float" office:value="0" calcext:value-type="float">
            <text:p>0</text:p>
          </table:table-cell>
          <table:table-cell table:formula="of:=IF([.F246]&lt;&gt;&quot;&quot;;[.F246];IF([.F245]&lt;&gt;&quot;&quot;;[.F245];[.F24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4:54:56.682052" calcext:value-type="date">
            <text:p>2022-08-23 14:54:57</text:p>
          </table:table-cell>
          <table:table-cell office:value-type="float" office:value="5100" calcext:value-type="float">
            <text:p>5100</text:p>
          </table:table-cell>
          <table:table-cell office:value-type="float" office:value="5119" calcext:value-type="float">
            <text:p>5119</text:p>
          </table:table-cell>
          <table:table-cell office:value-type="float" office:value="5773" calcext:value-type="float">
            <text:p>577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47]&lt;&gt;&quot;&quot;;[.B247];IF([.B246]&lt;&gt;&quot;&quot;;[.B246];[.B245]))" office:value-type="float" office:value="5100" calcext:value-type="float">
            <text:p>5100</text:p>
          </table:table-cell>
          <table:table-cell table:formula="of:=IF([.C247]&lt;&gt;&quot;&quot;;[.C247];IF([.C246]&lt;&gt;&quot;&quot;;[.C246];[.C245]))" office:value-type="float" office:value="5119" calcext:value-type="float">
            <text:p>5119</text:p>
          </table:table-cell>
          <table:table-cell table:formula="of:=IF([.D247]&lt;&gt;&quot;&quot;;[.D247];IF([.D246]&lt;&gt;&quot;&quot;;[.D246];[.D245]))" office:value-type="float" office:value="5773" calcext:value-type="float">
            <text:p>5773</text:p>
          </table:table-cell>
          <table:table-cell table:formula="of:=IF([.E247]&lt;&gt;&quot;&quot;;[.E247];IF([.E246]&lt;&gt;&quot;&quot;;[.E246];[.E245]))" office:value-type="float" office:value="0" calcext:value-type="float">
            <text:p>0</text:p>
          </table:table-cell>
          <table:table-cell table:formula="of:=IF([.F247]&lt;&gt;&quot;&quot;;[.F247];IF([.F246]&lt;&gt;&quot;&quot;;[.F246];[.F24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4:55:00" calcext:value-type="date">
            <text:p>2022-08-23 14:55:00</text:p>
          </table:table-cell>
          <table:table-cell table:number-columns-repeated="4"/>
          <table:table-cell table:style-name="ce1" office:value-type="float" office:value="469" calcext:value-type="float">
            <text:p>469</text:p>
          </table:table-cell>
          <table:table-cell table:formula="of:=IF([.B248]&lt;&gt;&quot;&quot;;[.B248];IF([.B247]&lt;&gt;&quot;&quot;;[.B247];[.B246]))" office:value-type="float" office:value="5100" calcext:value-type="float">
            <text:p>5100</text:p>
          </table:table-cell>
          <table:table-cell table:formula="of:=IF([.C248]&lt;&gt;&quot;&quot;;[.C248];IF([.C247]&lt;&gt;&quot;&quot;;[.C247];[.C246]))" office:value-type="float" office:value="5119" calcext:value-type="float">
            <text:p>5119</text:p>
          </table:table-cell>
          <table:table-cell table:formula="of:=IF([.D248]&lt;&gt;&quot;&quot;;[.D248];IF([.D247]&lt;&gt;&quot;&quot;;[.D247];[.D246]))" office:value-type="float" office:value="5773" calcext:value-type="float">
            <text:p>5773</text:p>
          </table:table-cell>
          <table:table-cell table:formula="of:=IF([.E248]&lt;&gt;&quot;&quot;;[.E248];IF([.E247]&lt;&gt;&quot;&quot;;[.E247];[.E246]))" office:value-type="float" office:value="0" calcext:value-type="float">
            <text:p>0</text:p>
          </table:table-cell>
          <table:table-cell table:formula="of:=IF([.F248]&lt;&gt;&quot;&quot;;[.F248];IF([.F247]&lt;&gt;&quot;&quot;;[.F247];[.F246]))" office:value-type="float" office:value="469" calcext:value-type="float">
            <text:p>469</text:p>
          </table:table-cell>
          <table:table-cell table:number-columns-repeated="995"/>
        </table:table-row>
        <table:table-row table:style-name="ro1">
          <table:table-cell office:value-type="date" office:date-value="2022-08-23T14:56:00" calcext:value-type="date">
            <text:p>2022-08-23 14:56:00</text:p>
          </table:table-cell>
          <table:table-cell table:number-columns-repeated="4"/>
          <table:table-cell table:style-name="ce1" office:value-type="float" office:value="1193" calcext:value-type="float">
            <text:p>1193</text:p>
          </table:table-cell>
          <table:table-cell table:formula="of:=IF([.B249]&lt;&gt;&quot;&quot;;[.B249];IF([.B248]&lt;&gt;&quot;&quot;;[.B248];[.B247]))" office:value-type="float" office:value="5100" calcext:value-type="float">
            <text:p>5100</text:p>
          </table:table-cell>
          <table:table-cell table:formula="of:=IF([.C249]&lt;&gt;&quot;&quot;;[.C249];IF([.C248]&lt;&gt;&quot;&quot;;[.C248];[.C247]))" office:value-type="float" office:value="5119" calcext:value-type="float">
            <text:p>5119</text:p>
          </table:table-cell>
          <table:table-cell table:formula="of:=IF([.D249]&lt;&gt;&quot;&quot;;[.D249];IF([.D248]&lt;&gt;&quot;&quot;;[.D248];[.D247]))" office:value-type="float" office:value="5773" calcext:value-type="float">
            <text:p>5773</text:p>
          </table:table-cell>
          <table:table-cell table:formula="of:=IF([.E249]&lt;&gt;&quot;&quot;;[.E249];IF([.E248]&lt;&gt;&quot;&quot;;[.E248];[.E247]))" office:value-type="float" office:value="0" calcext:value-type="float">
            <text:p>0</text:p>
          </table:table-cell>
          <table:table-cell table:formula="of:=IF([.F249]&lt;&gt;&quot;&quot;;[.F249];IF([.F248]&lt;&gt;&quot;&quot;;[.F248];[.F247]))" office:value-type="float" office:value="1193" calcext:value-type="float">
            <text:p>1193</text:p>
          </table:table-cell>
          <table:table-cell table:number-columns-repeated="995"/>
        </table:table-row>
        <table:table-row table:style-name="ro1">
          <table:table-cell office:value-type="date" office:date-value="2022-08-23T14:56:08.413298" calcext:value-type="date">
            <text:p>2022-08-23 14:56:08</text:p>
          </table:table-cell>
          <table:table-cell office:value-type="float" office:value="3762" calcext:value-type="float">
            <text:p>3762</text:p>
          </table:table-cell>
          <table:table-cell office:value-type="float" office:value="4077" calcext:value-type="float">
            <text:p>4077</text:p>
          </table:table-cell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50]&lt;&gt;&quot;&quot;;[.B250];IF([.B249]&lt;&gt;&quot;&quot;;[.B249];[.B248]))" office:value-type="float" office:value="3762" calcext:value-type="float">
            <text:p>3762</text:p>
          </table:table-cell>
          <table:table-cell table:formula="of:=IF([.C250]&lt;&gt;&quot;&quot;;[.C250];IF([.C249]&lt;&gt;&quot;&quot;;[.C249];[.C248]))" office:value-type="float" office:value="4077" calcext:value-type="float">
            <text:p>4077</text:p>
          </table:table-cell>
          <table:table-cell table:formula="of:=IF([.D250]&lt;&gt;&quot;&quot;;[.D250];IF([.D249]&lt;&gt;&quot;&quot;;[.D249];[.D248]))" office:value-type="float" office:value="4605" calcext:value-type="float">
            <text:p>4605</text:p>
          </table:table-cell>
          <table:table-cell table:formula="of:=IF([.E250]&lt;&gt;&quot;&quot;;[.E250];IF([.E249]&lt;&gt;&quot;&quot;;[.E249];[.E248]))" office:value-type="float" office:value="0" calcext:value-type="float">
            <text:p>0</text:p>
          </table:table-cell>
          <table:table-cell table:formula="of:=IF([.F250]&lt;&gt;&quot;&quot;;[.F250];IF([.F249]&lt;&gt;&quot;&quot;;[.F249];[.F248]))" office:value-type="float" office:value="1193" calcext:value-type="float">
            <text:p>1193</text:p>
          </table:table-cell>
          <table:table-cell table:number-columns-repeated="995"/>
        </table:table-row>
        <table:table-row table:style-name="ro1">
          <table:table-cell office:value-type="date" office:date-value="2022-08-23T14:57:00" calcext:value-type="date">
            <text:p>2022-08-23 14:57:00</text:p>
          </table:table-cell>
          <table:table-cell table:number-columns-repeated="4"/>
          <table:table-cell table:style-name="ce1" office:value-type="float" office:value="1388" calcext:value-type="float">
            <text:p>1388</text:p>
          </table:table-cell>
          <table:table-cell table:formula="of:=IF([.B251]&lt;&gt;&quot;&quot;;[.B251];IF([.B250]&lt;&gt;&quot;&quot;;[.B250];[.B249]))" office:value-type="float" office:value="3762" calcext:value-type="float">
            <text:p>3762</text:p>
          </table:table-cell>
          <table:table-cell table:formula="of:=IF([.C251]&lt;&gt;&quot;&quot;;[.C251];IF([.C250]&lt;&gt;&quot;&quot;;[.C250];[.C249]))" office:value-type="float" office:value="4077" calcext:value-type="float">
            <text:p>4077</text:p>
          </table:table-cell>
          <table:table-cell table:formula="of:=IF([.D251]&lt;&gt;&quot;&quot;;[.D251];IF([.D250]&lt;&gt;&quot;&quot;;[.D250];[.D249]))" office:value-type="float" office:value="4605" calcext:value-type="float">
            <text:p>4605</text:p>
          </table:table-cell>
          <table:table-cell table:formula="of:=IF([.E251]&lt;&gt;&quot;&quot;;[.E251];IF([.E250]&lt;&gt;&quot;&quot;;[.E250];[.E249]))" office:value-type="float" office:value="0" calcext:value-type="float">
            <text:p>0</text:p>
          </table:table-cell>
          <table:table-cell table:formula="of:=IF([.F251]&lt;&gt;&quot;&quot;;[.F251];IF([.F250]&lt;&gt;&quot;&quot;;[.F250];[.F249]))" office:value-type="float" office:value="1388" calcext:value-type="float">
            <text:p>1388</text:p>
          </table:table-cell>
          <table:table-cell table:number-columns-repeated="995"/>
        </table:table-row>
        <table:table-row table:style-name="ro1">
          <table:table-cell office:value-type="date" office:date-value="2022-08-23T14:57:19.171716" calcext:value-type="date">
            <text:p>2022-08-23 14:57:19</text:p>
          </table:table-cell>
          <table:table-cell office:value-type="float" office:value="4279" calcext:value-type="float">
            <text:p>4279</text:p>
          </table:table-cell>
          <table:table-cell office:value-type="float" office:value="4009" calcext:value-type="float">
            <text:p>4009</text:p>
          </table:table-cell>
          <table:table-cell office:value-type="float" office:value="4183" calcext:value-type="float">
            <text:p>418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52]&lt;&gt;&quot;&quot;;[.B252];IF([.B251]&lt;&gt;&quot;&quot;;[.B251];[.B250]))" office:value-type="float" office:value="4279" calcext:value-type="float">
            <text:p>4279</text:p>
          </table:table-cell>
          <table:table-cell table:formula="of:=IF([.C252]&lt;&gt;&quot;&quot;;[.C252];IF([.C251]&lt;&gt;&quot;&quot;;[.C251];[.C250]))" office:value-type="float" office:value="4009" calcext:value-type="float">
            <text:p>4009</text:p>
          </table:table-cell>
          <table:table-cell table:formula="of:=IF([.D252]&lt;&gt;&quot;&quot;;[.D252];IF([.D251]&lt;&gt;&quot;&quot;;[.D251];[.D250]))" office:value-type="float" office:value="4183" calcext:value-type="float">
            <text:p>4183</text:p>
          </table:table-cell>
          <table:table-cell table:formula="of:=IF([.E252]&lt;&gt;&quot;&quot;;[.E252];IF([.E251]&lt;&gt;&quot;&quot;;[.E251];[.E250]))" office:value-type="float" office:value="0" calcext:value-type="float">
            <text:p>0</text:p>
          </table:table-cell>
          <table:table-cell table:formula="of:=IF([.F252]&lt;&gt;&quot;&quot;;[.F252];IF([.F251]&lt;&gt;&quot;&quot;;[.F251];[.F250]))" office:value-type="float" office:value="1388" calcext:value-type="float">
            <text:p>1388</text:p>
          </table:table-cell>
          <table:table-cell table:number-columns-repeated="995"/>
        </table:table-row>
        <table:table-row table:style-name="ro1">
          <table:table-cell office:value-type="date" office:date-value="2022-08-23T14:58:00" calcext:value-type="date">
            <text:p>2022-08-23 14:58:00</text:p>
          </table:table-cell>
          <table:table-cell table:number-columns-repeated="4"/>
          <table:table-cell table:style-name="ce1" office:value-type="float" office:value="1759" calcext:value-type="float">
            <text:p>1759</text:p>
          </table:table-cell>
          <table:table-cell table:formula="of:=IF([.B253]&lt;&gt;&quot;&quot;;[.B253];IF([.B252]&lt;&gt;&quot;&quot;;[.B252];[.B251]))" office:value-type="float" office:value="4279" calcext:value-type="float">
            <text:p>4279</text:p>
          </table:table-cell>
          <table:table-cell table:formula="of:=IF([.C253]&lt;&gt;&quot;&quot;;[.C253];IF([.C252]&lt;&gt;&quot;&quot;;[.C252];[.C251]))" office:value-type="float" office:value="4009" calcext:value-type="float">
            <text:p>4009</text:p>
          </table:table-cell>
          <table:table-cell table:formula="of:=IF([.D253]&lt;&gt;&quot;&quot;;[.D253];IF([.D252]&lt;&gt;&quot;&quot;;[.D252];[.D251]))" office:value-type="float" office:value="4183" calcext:value-type="float">
            <text:p>4183</text:p>
          </table:table-cell>
          <table:table-cell table:formula="of:=IF([.E253]&lt;&gt;&quot;&quot;;[.E253];IF([.E252]&lt;&gt;&quot;&quot;;[.E252];[.E251]))" office:value-type="float" office:value="0" calcext:value-type="float">
            <text:p>0</text:p>
          </table:table-cell>
          <table:table-cell table:formula="of:=IF([.F253]&lt;&gt;&quot;&quot;;[.F253];IF([.F252]&lt;&gt;&quot;&quot;;[.F252];[.F251]))" office:value-type="float" office:value="1759" calcext:value-type="float">
            <text:p>1759</text:p>
          </table:table-cell>
          <table:table-cell table:number-columns-repeated="995"/>
        </table:table-row>
        <table:table-row table:style-name="ro1">
          <table:table-cell office:value-type="date" office:date-value="2022-08-23T14:58:28.764883" calcext:value-type="date">
            <text:p>2022-08-23 14:58:29</text:p>
          </table:table-cell>
          <table:table-cell office:value-type="float" office:value="5066" calcext:value-type="float">
            <text:p>5066</text:p>
          </table:table-cell>
          <table:table-cell office:value-type="float" office:value="5099" calcext:value-type="float">
            <text:p>5099</text:p>
          </table:table-cell>
          <table:table-cell office:value-type="float" office:value="6576" calcext:value-type="float">
            <text:p>65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54]&lt;&gt;&quot;&quot;;[.B254];IF([.B253]&lt;&gt;&quot;&quot;;[.B253];[.B252]))" office:value-type="float" office:value="5066" calcext:value-type="float">
            <text:p>5066</text:p>
          </table:table-cell>
          <table:table-cell table:formula="of:=IF([.C254]&lt;&gt;&quot;&quot;;[.C254];IF([.C253]&lt;&gt;&quot;&quot;;[.C253];[.C252]))" office:value-type="float" office:value="5099" calcext:value-type="float">
            <text:p>5099</text:p>
          </table:table-cell>
          <table:table-cell table:formula="of:=IF([.D254]&lt;&gt;&quot;&quot;;[.D254];IF([.D253]&lt;&gt;&quot;&quot;;[.D253];[.D252]))" office:value-type="float" office:value="6576" calcext:value-type="float">
            <text:p>6576</text:p>
          </table:table-cell>
          <table:table-cell table:formula="of:=IF([.E254]&lt;&gt;&quot;&quot;;[.E254];IF([.E253]&lt;&gt;&quot;&quot;;[.E253];[.E252]))" office:value-type="float" office:value="0" calcext:value-type="float">
            <text:p>0</text:p>
          </table:table-cell>
          <table:table-cell table:formula="of:=IF([.F254]&lt;&gt;&quot;&quot;;[.F254];IF([.F253]&lt;&gt;&quot;&quot;;[.F253];[.F252]))" office:value-type="float" office:value="1759" calcext:value-type="float">
            <text:p>1759</text:p>
          </table:table-cell>
          <table:table-cell table:number-columns-repeated="995"/>
        </table:table-row>
        <table:table-row table:style-name="ro1">
          <table:table-cell office:value-type="date" office:date-value="2022-08-23T14:59:00" calcext:value-type="date">
            <text:p>2022-08-23 14:59:00</text:p>
          </table:table-cell>
          <table:table-cell table:number-columns-repeated="4"/>
          <table:table-cell table:style-name="ce1" office:value-type="float" office:value="1018" calcext:value-type="float">
            <text:p>1018</text:p>
          </table:table-cell>
          <table:table-cell table:formula="of:=IF([.B255]&lt;&gt;&quot;&quot;;[.B255];IF([.B254]&lt;&gt;&quot;&quot;;[.B254];[.B253]))" office:value-type="float" office:value="5066" calcext:value-type="float">
            <text:p>5066</text:p>
          </table:table-cell>
          <table:table-cell table:formula="of:=IF([.C255]&lt;&gt;&quot;&quot;;[.C255];IF([.C254]&lt;&gt;&quot;&quot;;[.C254];[.C253]))" office:value-type="float" office:value="5099" calcext:value-type="float">
            <text:p>5099</text:p>
          </table:table-cell>
          <table:table-cell table:formula="of:=IF([.D255]&lt;&gt;&quot;&quot;;[.D255];IF([.D254]&lt;&gt;&quot;&quot;;[.D254];[.D253]))" office:value-type="float" office:value="6576" calcext:value-type="float">
            <text:p>6576</text:p>
          </table:table-cell>
          <table:table-cell table:formula="of:=IF([.E255]&lt;&gt;&quot;&quot;;[.E255];IF([.E254]&lt;&gt;&quot;&quot;;[.E254];[.E253]))" office:value-type="float" office:value="0" calcext:value-type="float">
            <text:p>0</text:p>
          </table:table-cell>
          <table:table-cell table:formula="of:=IF([.F255]&lt;&gt;&quot;&quot;;[.F255];IF([.F254]&lt;&gt;&quot;&quot;;[.F254];[.F253]))" office:value-type="float" office:value="1018" calcext:value-type="float">
            <text:p>1018</text:p>
          </table:table-cell>
          <table:table-cell table:number-columns-repeated="995"/>
        </table:table-row>
        <table:table-row table:style-name="ro1">
          <table:table-cell office:value-type="date" office:date-value="2022-08-23T14:59:41.93027" calcext:value-type="date">
            <text:p>2022-08-23 14:59:42</text:p>
          </table:table-cell>
          <table:table-cell office:value-type="float" office:value="1235" calcext:value-type="float">
            <text:p>1235</text:p>
          </table:table-cell>
          <table:table-cell office:value-type="float" office:value="1163" calcext:value-type="float">
            <text:p>1163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56]&lt;&gt;&quot;&quot;;[.B256];IF([.B255]&lt;&gt;&quot;&quot;;[.B255];[.B254]))" office:value-type="float" office:value="1235" calcext:value-type="float">
            <text:p>1235</text:p>
          </table:table-cell>
          <table:table-cell table:formula="of:=IF([.C256]&lt;&gt;&quot;&quot;;[.C256];IF([.C255]&lt;&gt;&quot;&quot;;[.C255];[.C254]))" office:value-type="float" office:value="1163" calcext:value-type="float">
            <text:p>1163</text:p>
          </table:table-cell>
          <table:table-cell table:formula="of:=IF([.D256]&lt;&gt;&quot;&quot;;[.D256];IF([.D255]&lt;&gt;&quot;&quot;;[.D255];[.D254]))" office:value-type="float" office:value="1335" calcext:value-type="float">
            <text:p>1335</text:p>
          </table:table-cell>
          <table:table-cell table:formula="of:=IF([.E256]&lt;&gt;&quot;&quot;;[.E256];IF([.E255]&lt;&gt;&quot;&quot;;[.E255];[.E254]))" office:value-type="float" office:value="0" calcext:value-type="float">
            <text:p>0</text:p>
          </table:table-cell>
          <table:table-cell table:formula="of:=IF([.F256]&lt;&gt;&quot;&quot;;[.F256];IF([.F255]&lt;&gt;&quot;&quot;;[.F255];[.F254]))" office:value-type="float" office:value="1018" calcext:value-type="float">
            <text:p>1018</text:p>
          </table:table-cell>
          <table:table-cell table:number-columns-repeated="995"/>
        </table:table-row>
        <table:table-row table:style-name="ro1">
          <table:table-cell office:value-type="date" office:date-value="2022-08-23T15:00:00.000001" calcext:value-type="date">
            <text:p>2022-08-23 15:00:00</text:p>
          </table:table-cell>
          <table:table-cell table:number-columns-repeated="4"/>
          <table:table-cell table:style-name="ce1" office:value-type="float" office:value="555" calcext:value-type="float">
            <text:p>555</text:p>
          </table:table-cell>
          <table:table-cell table:formula="of:=IF([.B257]&lt;&gt;&quot;&quot;;[.B257];IF([.B256]&lt;&gt;&quot;&quot;;[.B256];[.B255]))" office:value-type="float" office:value="1235" calcext:value-type="float">
            <text:p>1235</text:p>
          </table:table-cell>
          <table:table-cell table:formula="of:=IF([.C257]&lt;&gt;&quot;&quot;;[.C257];IF([.C256]&lt;&gt;&quot;&quot;;[.C256];[.C255]))" office:value-type="float" office:value="1163" calcext:value-type="float">
            <text:p>1163</text:p>
          </table:table-cell>
          <table:table-cell table:formula="of:=IF([.D257]&lt;&gt;&quot;&quot;;[.D257];IF([.D256]&lt;&gt;&quot;&quot;;[.D256];[.D255]))" office:value-type="float" office:value="1335" calcext:value-type="float">
            <text:p>1335</text:p>
          </table:table-cell>
          <table:table-cell table:formula="of:=IF([.E257]&lt;&gt;&quot;&quot;;[.E257];IF([.E256]&lt;&gt;&quot;&quot;;[.E256];[.E255]))" office:value-type="float" office:value="0" calcext:value-type="float">
            <text:p>0</text:p>
          </table:table-cell>
          <table:table-cell table:formula="of:=IF([.F257]&lt;&gt;&quot;&quot;;[.F257];IF([.F256]&lt;&gt;&quot;&quot;;[.F256];[.F255]))" office:value-type="float" office:value="555" calcext:value-type="float">
            <text:p>555</text:p>
          </table:table-cell>
          <table:table-cell table:number-columns-repeated="995"/>
        </table:table-row>
        <table:table-row table:style-name="ro1">
          <table:table-cell office:value-type="date" office:date-value="2022-08-23T15:00:53.104965" calcext:value-type="date">
            <text:p>2022-08-23 15:00:53</text:p>
          </table:table-cell>
          <table:table-cell table:number-columns-repeated="2" office:value-type="float" office:value="1246" calcext:value-type="float">
            <text:p>1246</text:p>
          </table:table-cell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58]&lt;&gt;&quot;&quot;;[.B258];IF([.B257]&lt;&gt;&quot;&quot;;[.B257];[.B256]))" office:value-type="float" office:value="1246" calcext:value-type="float">
            <text:p>1246</text:p>
          </table:table-cell>
          <table:table-cell table:formula="of:=IF([.C258]&lt;&gt;&quot;&quot;;[.C258];IF([.C257]&lt;&gt;&quot;&quot;;[.C257];[.C256]))" office:value-type="float" office:value="1246" calcext:value-type="float">
            <text:p>1246</text:p>
          </table:table-cell>
          <table:table-cell table:formula="of:=IF([.D258]&lt;&gt;&quot;&quot;;[.D258];IF([.D257]&lt;&gt;&quot;&quot;;[.D257];[.D256]))" office:value-type="float" office:value="1497" calcext:value-type="float">
            <text:p>1497</text:p>
          </table:table-cell>
          <table:table-cell table:formula="of:=IF([.E258]&lt;&gt;&quot;&quot;;[.E258];IF([.E257]&lt;&gt;&quot;&quot;;[.E257];[.E256]))" office:value-type="float" office:value="0" calcext:value-type="float">
            <text:p>0</text:p>
          </table:table-cell>
          <table:table-cell table:formula="of:=IF([.F258]&lt;&gt;&quot;&quot;;[.F258];IF([.F257]&lt;&gt;&quot;&quot;;[.F257];[.F256]))" office:value-type="float" office:value="555" calcext:value-type="float">
            <text:p>555</text:p>
          </table:table-cell>
          <table:table-cell table:number-columns-repeated="995"/>
        </table:table-row>
        <table:table-row table:style-name="ro1">
          <table:table-cell office:value-type="date" office:date-value="2022-08-23T15:01:00" calcext:value-type="date">
            <text:p>2022-08-23 15:01:00</text:p>
          </table:table-cell>
          <table:table-cell table:number-columns-repeated="4"/>
          <table:table-cell table:style-name="ce1" office:value-type="float" office:value="493" calcext:value-type="float">
            <text:p>493</text:p>
          </table:table-cell>
          <table:table-cell table:formula="of:=IF([.B259]&lt;&gt;&quot;&quot;;[.B259];IF([.B258]&lt;&gt;&quot;&quot;;[.B258];[.B257]))" office:value-type="float" office:value="1246" calcext:value-type="float">
            <text:p>1246</text:p>
          </table:table-cell>
          <table:table-cell table:formula="of:=IF([.C259]&lt;&gt;&quot;&quot;;[.C259];IF([.C258]&lt;&gt;&quot;&quot;;[.C258];[.C257]))" office:value-type="float" office:value="1246" calcext:value-type="float">
            <text:p>1246</text:p>
          </table:table-cell>
          <table:table-cell table:formula="of:=IF([.D259]&lt;&gt;&quot;&quot;;[.D259];IF([.D258]&lt;&gt;&quot;&quot;;[.D258];[.D257]))" office:value-type="float" office:value="1497" calcext:value-type="float">
            <text:p>1497</text:p>
          </table:table-cell>
          <table:table-cell table:formula="of:=IF([.E259]&lt;&gt;&quot;&quot;;[.E259];IF([.E258]&lt;&gt;&quot;&quot;;[.E258];[.E257]))" office:value-type="float" office:value="0" calcext:value-type="float">
            <text:p>0</text:p>
          </table:table-cell>
          <table:table-cell table:formula="of:=IF([.F259]&lt;&gt;&quot;&quot;;[.F259];IF([.F258]&lt;&gt;&quot;&quot;;[.F258];[.F257]))" office:value-type="float" office:value="493" calcext:value-type="float">
            <text:p>493</text:p>
          </table:table-cell>
          <table:table-cell table:number-columns-repeated="995"/>
        </table:table-row>
        <table:table-row table:style-name="ro1">
          <table:table-cell office:value-type="date" office:date-value="2022-08-23T15:02:00" calcext:value-type="date">
            <text:p>2022-08-23 15:02:00</text:p>
          </table:table-cell>
          <table:table-cell table:number-columns-repeated="4"/>
          <table:table-cell table:style-name="ce1" office:value-type="float" office:value="1398" calcext:value-type="float">
            <text:p>1398</text:p>
          </table:table-cell>
          <table:table-cell table:formula="of:=IF([.B260]&lt;&gt;&quot;&quot;;[.B260];IF([.B259]&lt;&gt;&quot;&quot;;[.B259];[.B258]))" office:value-type="float" office:value="1246" calcext:value-type="float">
            <text:p>1246</text:p>
          </table:table-cell>
          <table:table-cell table:formula="of:=IF([.C260]&lt;&gt;&quot;&quot;;[.C260];IF([.C259]&lt;&gt;&quot;&quot;;[.C259];[.C258]))" office:value-type="float" office:value="1246" calcext:value-type="float">
            <text:p>1246</text:p>
          </table:table-cell>
          <table:table-cell table:formula="of:=IF([.D260]&lt;&gt;&quot;&quot;;[.D260];IF([.D259]&lt;&gt;&quot;&quot;;[.D259];[.D258]))" office:value-type="float" office:value="1497" calcext:value-type="float">
            <text:p>1497</text:p>
          </table:table-cell>
          <table:table-cell table:formula="of:=IF([.E260]&lt;&gt;&quot;&quot;;[.E260];IF([.E259]&lt;&gt;&quot;&quot;;[.E259];[.E258]))" office:value-type="float" office:value="0" calcext:value-type="float">
            <text:p>0</text:p>
          </table:table-cell>
          <table:table-cell table:formula="of:=IF([.F260]&lt;&gt;&quot;&quot;;[.F260];IF([.F259]&lt;&gt;&quot;&quot;;[.F259];[.F258]))" office:value-type="float" office:value="1398" calcext:value-type="float">
            <text:p>1398</text:p>
          </table:table-cell>
          <table:table-cell table:number-columns-repeated="995"/>
        </table:table-row>
        <table:table-row table:style-name="ro1">
          <table:table-cell office:value-type="date" office:date-value="2022-08-23T15:02:03.443885" calcext:value-type="date">
            <text:p>2022-08-23 15:02:03</text:p>
          </table:table-cell>
          <table:table-cell office:value-type="float" office:value="1362" calcext:value-type="float">
            <text:p>1362</text:p>
          </table:table-cell>
          <table:table-cell office:value-type="float" office:value="1369" calcext:value-type="float">
            <text:p>1369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61]&lt;&gt;&quot;&quot;;[.B261];IF([.B260]&lt;&gt;&quot;&quot;;[.B260];[.B259]))" office:value-type="float" office:value="1362" calcext:value-type="float">
            <text:p>1362</text:p>
          </table:table-cell>
          <table:table-cell table:formula="of:=IF([.C261]&lt;&gt;&quot;&quot;;[.C261];IF([.C260]&lt;&gt;&quot;&quot;;[.C260];[.C259]))" office:value-type="float" office:value="1369" calcext:value-type="float">
            <text:p>1369</text:p>
          </table:table-cell>
          <table:table-cell table:formula="of:=IF([.D261]&lt;&gt;&quot;&quot;;[.D261];IF([.D260]&lt;&gt;&quot;&quot;;[.D260];[.D259]))" office:value-type="float" office:value="1676" calcext:value-type="float">
            <text:p>1676</text:p>
          </table:table-cell>
          <table:table-cell table:formula="of:=IF([.E261]&lt;&gt;&quot;&quot;;[.E261];IF([.E260]&lt;&gt;&quot;&quot;;[.E260];[.E259]))" office:value-type="float" office:value="0" calcext:value-type="float">
            <text:p>0</text:p>
          </table:table-cell>
          <table:table-cell table:formula="of:=IF([.F261]&lt;&gt;&quot;&quot;;[.F261];IF([.F260]&lt;&gt;&quot;&quot;;[.F260];[.F259]))" office:value-type="float" office:value="1398" calcext:value-type="float">
            <text:p>1398</text:p>
          </table:table-cell>
          <table:table-cell table:number-columns-repeated="995"/>
        </table:table-row>
        <table:table-row table:style-name="ro1">
          <table:table-cell office:value-type="date" office:date-value="2022-08-23T15:03:00" calcext:value-type="date">
            <text:p>2022-08-23 15:03:00</text:p>
          </table:table-cell>
          <table:table-cell table:number-columns-repeated="4"/>
          <table:table-cell table:style-name="ce1" office:value-type="float" office:value="1807" calcext:value-type="float">
            <text:p>1807</text:p>
          </table:table-cell>
          <table:table-cell table:formula="of:=IF([.B262]&lt;&gt;&quot;&quot;;[.B262];IF([.B261]&lt;&gt;&quot;&quot;;[.B261];[.B260]))" office:value-type="float" office:value="1362" calcext:value-type="float">
            <text:p>1362</text:p>
          </table:table-cell>
          <table:table-cell table:formula="of:=IF([.C262]&lt;&gt;&quot;&quot;;[.C262];IF([.C261]&lt;&gt;&quot;&quot;;[.C261];[.C260]))" office:value-type="float" office:value="1369" calcext:value-type="float">
            <text:p>1369</text:p>
          </table:table-cell>
          <table:table-cell table:formula="of:=IF([.D262]&lt;&gt;&quot;&quot;;[.D262];IF([.D261]&lt;&gt;&quot;&quot;;[.D261];[.D260]))" office:value-type="float" office:value="1676" calcext:value-type="float">
            <text:p>1676</text:p>
          </table:table-cell>
          <table:table-cell table:formula="of:=IF([.E262]&lt;&gt;&quot;&quot;;[.E262];IF([.E261]&lt;&gt;&quot;&quot;;[.E261];[.E260]))" office:value-type="float" office:value="0" calcext:value-type="float">
            <text:p>0</text:p>
          </table:table-cell>
          <table:table-cell table:formula="of:=IF([.F262]&lt;&gt;&quot;&quot;;[.F262];IF([.F261]&lt;&gt;&quot;&quot;;[.F261];[.F260]))" office:value-type="float" office:value="1807" calcext:value-type="float">
            <text:p>1807</text:p>
          </table:table-cell>
          <table:table-cell table:number-columns-repeated="995"/>
        </table:table-row>
        <table:table-row table:style-name="ro1">
          <table:table-cell office:value-type="date" office:date-value="2022-08-23T15:03:13.370105" calcext:value-type="date">
            <text:p>2022-08-23 15:03:13</text:p>
          </table:table-cell>
          <table:table-cell table:number-columns-repeated="2" office:value-type="float" office:value="5282" calcext:value-type="float">
            <text:p>5282</text:p>
          </table:table-cell>
          <table:table-cell office:value-type="float" office:value="6806" calcext:value-type="float">
            <text:p>680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63]&lt;&gt;&quot;&quot;;[.B263];IF([.B262]&lt;&gt;&quot;&quot;;[.B262];[.B261]))" office:value-type="float" office:value="5282" calcext:value-type="float">
            <text:p>5282</text:p>
          </table:table-cell>
          <table:table-cell table:formula="of:=IF([.C263]&lt;&gt;&quot;&quot;;[.C263];IF([.C262]&lt;&gt;&quot;&quot;;[.C262];[.C261]))" office:value-type="float" office:value="5282" calcext:value-type="float">
            <text:p>5282</text:p>
          </table:table-cell>
          <table:table-cell table:formula="of:=IF([.D263]&lt;&gt;&quot;&quot;;[.D263];IF([.D262]&lt;&gt;&quot;&quot;;[.D262];[.D261]))" office:value-type="float" office:value="6806" calcext:value-type="float">
            <text:p>6806</text:p>
          </table:table-cell>
          <table:table-cell table:formula="of:=IF([.E263]&lt;&gt;&quot;&quot;;[.E263];IF([.E262]&lt;&gt;&quot;&quot;;[.E262];[.E261]))" office:value-type="float" office:value="0" calcext:value-type="float">
            <text:p>0</text:p>
          </table:table-cell>
          <table:table-cell table:formula="of:=IF([.F263]&lt;&gt;&quot;&quot;;[.F263];IF([.F262]&lt;&gt;&quot;&quot;;[.F262];[.F261]))" office:value-type="float" office:value="1807" calcext:value-type="float">
            <text:p>1807</text:p>
          </table:table-cell>
          <table:table-cell table:number-columns-repeated="995"/>
        </table:table-row>
        <table:table-row table:style-name="ro1">
          <table:table-cell office:value-type="date" office:date-value="2022-08-23T15:04:00" calcext:value-type="date">
            <text:p>2022-08-23 15:04:00</text:p>
          </table:table-cell>
          <table:table-cell table:number-columns-repeated="4"/>
          <table:table-cell table:style-name="ce1" office:value-type="float" office:value="468" calcext:value-type="float">
            <text:p>468</text:p>
          </table:table-cell>
          <table:table-cell table:formula="of:=IF([.B264]&lt;&gt;&quot;&quot;;[.B264];IF([.B263]&lt;&gt;&quot;&quot;;[.B263];[.B262]))" office:value-type="float" office:value="5282" calcext:value-type="float">
            <text:p>5282</text:p>
          </table:table-cell>
          <table:table-cell table:formula="of:=IF([.C264]&lt;&gt;&quot;&quot;;[.C264];IF([.C263]&lt;&gt;&quot;&quot;;[.C263];[.C262]))" office:value-type="float" office:value="5282" calcext:value-type="float">
            <text:p>5282</text:p>
          </table:table-cell>
          <table:table-cell table:formula="of:=IF([.D264]&lt;&gt;&quot;&quot;;[.D264];IF([.D263]&lt;&gt;&quot;&quot;;[.D263];[.D262]))" office:value-type="float" office:value="6806" calcext:value-type="float">
            <text:p>6806</text:p>
          </table:table-cell>
          <table:table-cell table:formula="of:=IF([.E264]&lt;&gt;&quot;&quot;;[.E264];IF([.E263]&lt;&gt;&quot;&quot;;[.E263];[.E262]))" office:value-type="float" office:value="0" calcext:value-type="float">
            <text:p>0</text:p>
          </table:table-cell>
          <table:table-cell table:formula="of:=IF([.F264]&lt;&gt;&quot;&quot;;[.F264];IF([.F263]&lt;&gt;&quot;&quot;;[.F263];[.F262]))" office:value-type="float" office:value="468" calcext:value-type="float">
            <text:p>468</text:p>
          </table:table-cell>
          <table:table-cell table:number-columns-repeated="995"/>
        </table:table-row>
        <table:table-row table:style-name="ro1">
          <table:table-cell office:value-type="date" office:date-value="2022-08-23T15:04:24.644032" calcext:value-type="date">
            <text:p>2022-08-23 15:04:25</text:p>
          </table:table-cell>
          <table:table-cell office:value-type="float" office:value="1272" calcext:value-type="float">
            <text:p>1272</text:p>
          </table:table-cell>
          <table:table-cell office:value-type="float" office:value="1264" calcext:value-type="float">
            <text:p>1264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65]&lt;&gt;&quot;&quot;;[.B265];IF([.B264]&lt;&gt;&quot;&quot;;[.B264];[.B263]))" office:value-type="float" office:value="1272" calcext:value-type="float">
            <text:p>1272</text:p>
          </table:table-cell>
          <table:table-cell table:formula="of:=IF([.C265]&lt;&gt;&quot;&quot;;[.C265];IF([.C264]&lt;&gt;&quot;&quot;;[.C264];[.C263]))" office:value-type="float" office:value="1264" calcext:value-type="float">
            <text:p>1264</text:p>
          </table:table-cell>
          <table:table-cell table:formula="of:=IF([.D265]&lt;&gt;&quot;&quot;;[.D265];IF([.D264]&lt;&gt;&quot;&quot;;[.D264];[.D263]))" office:value-type="float" office:value="1493" calcext:value-type="float">
            <text:p>1493</text:p>
          </table:table-cell>
          <table:table-cell table:formula="of:=IF([.E265]&lt;&gt;&quot;&quot;;[.E265];IF([.E264]&lt;&gt;&quot;&quot;;[.E264];[.E263]))" office:value-type="float" office:value="0" calcext:value-type="float">
            <text:p>0</text:p>
          </table:table-cell>
          <table:table-cell table:formula="of:=IF([.F265]&lt;&gt;&quot;&quot;;[.F265];IF([.F264]&lt;&gt;&quot;&quot;;[.F264];[.F263]))" office:value-type="float" office:value="468" calcext:value-type="float">
            <text:p>468</text:p>
          </table:table-cell>
          <table:table-cell table:number-columns-repeated="995"/>
        </table:table-row>
        <table:table-row table:style-name="ro1">
          <table:table-cell office:value-type="date" office:date-value="2022-08-23T15:05:00" calcext:value-type="date">
            <text:p>2022-08-23 15:05:00</text:p>
          </table:table-cell>
          <table:table-cell table:number-columns-repeated="4"/>
          <table:table-cell table:style-name="ce1" office:value-type="float" office:value="425" calcext:value-type="float">
            <text:p>425</text:p>
          </table:table-cell>
          <table:table-cell table:formula="of:=IF([.B266]&lt;&gt;&quot;&quot;;[.B266];IF([.B265]&lt;&gt;&quot;&quot;;[.B265];[.B264]))" office:value-type="float" office:value="1272" calcext:value-type="float">
            <text:p>1272</text:p>
          </table:table-cell>
          <table:table-cell table:formula="of:=IF([.C266]&lt;&gt;&quot;&quot;;[.C266];IF([.C265]&lt;&gt;&quot;&quot;;[.C265];[.C264]))" office:value-type="float" office:value="1264" calcext:value-type="float">
            <text:p>1264</text:p>
          </table:table-cell>
          <table:table-cell table:formula="of:=IF([.D266]&lt;&gt;&quot;&quot;;[.D266];IF([.D265]&lt;&gt;&quot;&quot;;[.D265];[.D264]))" office:value-type="float" office:value="1493" calcext:value-type="float">
            <text:p>1493</text:p>
          </table:table-cell>
          <table:table-cell table:formula="of:=IF([.E266]&lt;&gt;&quot;&quot;;[.E266];IF([.E265]&lt;&gt;&quot;&quot;;[.E265];[.E264]))" office:value-type="float" office:value="0" calcext:value-type="float">
            <text:p>0</text:p>
          </table:table-cell>
          <table:table-cell table:formula="of:=IF([.F266]&lt;&gt;&quot;&quot;;[.F266];IF([.F265]&lt;&gt;&quot;&quot;;[.F265];[.F264]))" office:value-type="float" office:value="425" calcext:value-type="float">
            <text:p>425</text:p>
          </table:table-cell>
          <table:table-cell table:number-columns-repeated="995"/>
        </table:table-row>
        <table:table-row table:style-name="ro1">
          <table:table-cell office:value-type="date" office:date-value="2022-08-23T15:05:36.451842" calcext:value-type="date">
            <text:p>2022-08-23 15:05:36</text:p>
          </table:table-cell>
          <table:table-cell office:value-type="float" office:value="1123" calcext:value-type="float">
            <text:p>1123</text:p>
          </table:table-cell>
          <table:table-cell office:value-type="float" office:value="1111" calcext:value-type="float">
            <text:p>1111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67]&lt;&gt;&quot;&quot;;[.B267];IF([.B266]&lt;&gt;&quot;&quot;;[.B266];[.B265]))" office:value-type="float" office:value="1123" calcext:value-type="float">
            <text:p>1123</text:p>
          </table:table-cell>
          <table:table-cell table:formula="of:=IF([.C267]&lt;&gt;&quot;&quot;;[.C267];IF([.C266]&lt;&gt;&quot;&quot;;[.C266];[.C265]))" office:value-type="float" office:value="1111" calcext:value-type="float">
            <text:p>1111</text:p>
          </table:table-cell>
          <table:table-cell table:formula="of:=IF([.D267]&lt;&gt;&quot;&quot;;[.D267];IF([.D266]&lt;&gt;&quot;&quot;;[.D266];[.D265]))" office:value-type="float" office:value="1306" calcext:value-type="float">
            <text:p>1306</text:p>
          </table:table-cell>
          <table:table-cell table:formula="of:=IF([.E267]&lt;&gt;&quot;&quot;;[.E267];IF([.E266]&lt;&gt;&quot;&quot;;[.E266];[.E265]))" office:value-type="float" office:value="0" calcext:value-type="float">
            <text:p>0</text:p>
          </table:table-cell>
          <table:table-cell table:formula="of:=IF([.F267]&lt;&gt;&quot;&quot;;[.F267];IF([.F266]&lt;&gt;&quot;&quot;;[.F266];[.F265]))" office:value-type="float" office:value="425" calcext:value-type="float">
            <text:p>425</text:p>
          </table:table-cell>
          <table:table-cell table:number-columns-repeated="995"/>
        </table:table-row>
        <table:table-row table:style-name="ro1">
          <table:table-cell office:value-type="date" office:date-value="2022-08-23T15:06:00.000001" calcext:value-type="date">
            <text:p>2022-08-23 15:06:00</text:p>
          </table:table-cell>
          <table:table-cell table:number-columns-repeated="4"/>
          <table:table-cell table:style-name="ce1" office:value-type="float" office:value="379" calcext:value-type="float">
            <text:p>379</text:p>
          </table:table-cell>
          <table:table-cell table:formula="of:=IF([.B268]&lt;&gt;&quot;&quot;;[.B268];IF([.B267]&lt;&gt;&quot;&quot;;[.B267];[.B266]))" office:value-type="float" office:value="1123" calcext:value-type="float">
            <text:p>1123</text:p>
          </table:table-cell>
          <table:table-cell table:formula="of:=IF([.C268]&lt;&gt;&quot;&quot;;[.C268];IF([.C267]&lt;&gt;&quot;&quot;;[.C267];[.C266]))" office:value-type="float" office:value="1111" calcext:value-type="float">
            <text:p>1111</text:p>
          </table:table-cell>
          <table:table-cell table:formula="of:=IF([.D268]&lt;&gt;&quot;&quot;;[.D268];IF([.D267]&lt;&gt;&quot;&quot;;[.D267];[.D266]))" office:value-type="float" office:value="1306" calcext:value-type="float">
            <text:p>1306</text:p>
          </table:table-cell>
          <table:table-cell table:formula="of:=IF([.E268]&lt;&gt;&quot;&quot;;[.E268];IF([.E267]&lt;&gt;&quot;&quot;;[.E267];[.E266]))" office:value-type="float" office:value="0" calcext:value-type="float">
            <text:p>0</text:p>
          </table:table-cell>
          <table:table-cell table:formula="of:=IF([.F268]&lt;&gt;&quot;&quot;;[.F268];IF([.F267]&lt;&gt;&quot;&quot;;[.F267];[.F266]))" office:value-type="float" office:value="379" calcext:value-type="float">
            <text:p>379</text:p>
          </table:table-cell>
          <table:table-cell table:number-columns-repeated="995"/>
        </table:table-row>
        <table:table-row table:style-name="ro1">
          <table:table-cell office:value-type="date" office:date-value="2022-08-23T15:06:45.495331" calcext:value-type="date">
            <text:p>2022-08-23 15:06:45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69]&lt;&gt;&quot;&quot;;[.B269];IF([.B268]&lt;&gt;&quot;&quot;;[.B268];[.B267]))" office:value-type="float" office:value="1020" calcext:value-type="float">
            <text:p>1020</text:p>
          </table:table-cell>
          <table:table-cell table:formula="of:=IF([.C269]&lt;&gt;&quot;&quot;;[.C269];IF([.C268]&lt;&gt;&quot;&quot;;[.C268];[.C267]))" office:value-type="float" office:value="1025" calcext:value-type="float">
            <text:p>1025</text:p>
          </table:table-cell>
          <table:table-cell table:formula="of:=IF([.D269]&lt;&gt;&quot;&quot;;[.D269];IF([.D268]&lt;&gt;&quot;&quot;;[.D268];[.D267]))" office:value-type="float" office:value="1287" calcext:value-type="float">
            <text:p>1287</text:p>
          </table:table-cell>
          <table:table-cell table:formula="of:=IF([.E269]&lt;&gt;&quot;&quot;;[.E269];IF([.E268]&lt;&gt;&quot;&quot;;[.E268];[.E267]))" office:value-type="float" office:value="0" calcext:value-type="float">
            <text:p>0</text:p>
          </table:table-cell>
          <table:table-cell table:formula="of:=IF([.F269]&lt;&gt;&quot;&quot;;[.F269];IF([.F268]&lt;&gt;&quot;&quot;;[.F268];[.F267]))" office:value-type="float" office:value="379" calcext:value-type="float">
            <text:p>379</text:p>
          </table:table-cell>
          <table:table-cell table:number-columns-repeated="995"/>
        </table:table-row>
        <table:table-row table:style-name="ro1">
          <table:table-cell office:value-type="date" office:date-value="2022-08-23T15:07:00" calcext:value-type="date">
            <text:p>2022-08-23 15:07:00</text:p>
          </table:table-cell>
          <table:table-cell table:number-columns-repeated="4"/>
          <table:table-cell table:style-name="ce1" office:value-type="float" office:value="369" calcext:value-type="float">
            <text:p>369</text:p>
          </table:table-cell>
          <table:table-cell table:formula="of:=IF([.B270]&lt;&gt;&quot;&quot;;[.B270];IF([.B269]&lt;&gt;&quot;&quot;;[.B269];[.B268]))" office:value-type="float" office:value="1020" calcext:value-type="float">
            <text:p>1020</text:p>
          </table:table-cell>
          <table:table-cell table:formula="of:=IF([.C270]&lt;&gt;&quot;&quot;;[.C270];IF([.C269]&lt;&gt;&quot;&quot;;[.C269];[.C268]))" office:value-type="float" office:value="1025" calcext:value-type="float">
            <text:p>1025</text:p>
          </table:table-cell>
          <table:table-cell table:formula="of:=IF([.D270]&lt;&gt;&quot;&quot;;[.D270];IF([.D269]&lt;&gt;&quot;&quot;;[.D269];[.D268]))" office:value-type="float" office:value="1287" calcext:value-type="float">
            <text:p>1287</text:p>
          </table:table-cell>
          <table:table-cell table:formula="of:=IF([.E270]&lt;&gt;&quot;&quot;;[.E270];IF([.E269]&lt;&gt;&quot;&quot;;[.E269];[.E268]))" office:value-type="float" office:value="0" calcext:value-type="float">
            <text:p>0</text:p>
          </table:table-cell>
          <table:table-cell table:formula="of:=IF([.F270]&lt;&gt;&quot;&quot;;[.F270];IF([.F269]&lt;&gt;&quot;&quot;;[.F269];[.F268]))" office:value-type="float" office:value="369" calcext:value-type="float">
            <text:p>369</text:p>
          </table:table-cell>
          <table:table-cell table:number-columns-repeated="995"/>
        </table:table-row>
        <table:table-row table:style-name="ro1">
          <table:table-cell office:value-type="date" office:date-value="2022-08-23T15:07:57.139636" calcext:value-type="date">
            <text:p>2022-08-23 15:07:57</text:p>
          </table:table-cell>
          <table:table-cell office:value-type="float" office:value="1008" calcext:value-type="float">
            <text:p>1008</text:p>
          </table:table-cell>
          <table:table-cell office:value-type="float" office:value="1002" calcext:value-type="float">
            <text:p>1002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71]&lt;&gt;&quot;&quot;;[.B271];IF([.B270]&lt;&gt;&quot;&quot;;[.B270];[.B269]))" office:value-type="float" office:value="1008" calcext:value-type="float">
            <text:p>1008</text:p>
          </table:table-cell>
          <table:table-cell table:formula="of:=IF([.C271]&lt;&gt;&quot;&quot;;[.C271];IF([.C270]&lt;&gt;&quot;&quot;;[.C270];[.C269]))" office:value-type="float" office:value="1002" calcext:value-type="float">
            <text:p>1002</text:p>
          </table:table-cell>
          <table:table-cell table:formula="of:=IF([.D271]&lt;&gt;&quot;&quot;;[.D271];IF([.D270]&lt;&gt;&quot;&quot;;[.D270];[.D269]))" office:value-type="float" office:value="1243" calcext:value-type="float">
            <text:p>1243</text:p>
          </table:table-cell>
          <table:table-cell table:formula="of:=IF([.E271]&lt;&gt;&quot;&quot;;[.E271];IF([.E270]&lt;&gt;&quot;&quot;;[.E270];[.E269]))" office:value-type="float" office:value="0" calcext:value-type="float">
            <text:p>0</text:p>
          </table:table-cell>
          <table:table-cell table:formula="of:=IF([.F271]&lt;&gt;&quot;&quot;;[.F271];IF([.F270]&lt;&gt;&quot;&quot;;[.F270];[.F269]))" office:value-type="float" office:value="369" calcext:value-type="float">
            <text:p>369</text:p>
          </table:table-cell>
          <table:table-cell table:number-columns-repeated="995"/>
        </table:table-row>
        <table:table-row table:style-name="ro1">
          <table:table-cell office:value-type="date" office:date-value="2022-08-23T15:08:00" calcext:value-type="date">
            <text:p>2022-08-23 15:08:00</text:p>
          </table:table-cell>
          <table:table-cell table:number-columns-repeated="4"/>
          <table:table-cell table:style-name="ce1" office:value-type="float" office:value="341" calcext:value-type="float">
            <text:p>341</text:p>
          </table:table-cell>
          <table:table-cell table:formula="of:=IF([.B272]&lt;&gt;&quot;&quot;;[.B272];IF([.B271]&lt;&gt;&quot;&quot;;[.B271];[.B270]))" office:value-type="float" office:value="1008" calcext:value-type="float">
            <text:p>1008</text:p>
          </table:table-cell>
          <table:table-cell table:formula="of:=IF([.C272]&lt;&gt;&quot;&quot;;[.C272];IF([.C271]&lt;&gt;&quot;&quot;;[.C271];[.C270]))" office:value-type="float" office:value="1002" calcext:value-type="float">
            <text:p>1002</text:p>
          </table:table-cell>
          <table:table-cell table:formula="of:=IF([.D272]&lt;&gt;&quot;&quot;;[.D272];IF([.D271]&lt;&gt;&quot;&quot;;[.D271];[.D270]))" office:value-type="float" office:value="1243" calcext:value-type="float">
            <text:p>1243</text:p>
          </table:table-cell>
          <table:table-cell table:formula="of:=IF([.E272]&lt;&gt;&quot;&quot;;[.E272];IF([.E271]&lt;&gt;&quot;&quot;;[.E271];[.E270]))" office:value-type="float" office:value="0" calcext:value-type="float">
            <text:p>0</text:p>
          </table:table-cell>
          <table:table-cell table:formula="of:=IF([.F272]&lt;&gt;&quot;&quot;;[.F272];IF([.F271]&lt;&gt;&quot;&quot;;[.F271];[.F270]))" office:value-type="float" office:value="341" calcext:value-type="float">
            <text:p>341</text:p>
          </table:table-cell>
          <table:table-cell table:number-columns-repeated="995"/>
        </table:table-row>
        <table:table-row table:style-name="ro1">
          <table:table-cell office:value-type="date" office:date-value="2022-08-23T15:09:00" calcext:value-type="date">
            <text:p>2022-08-23 15:09:00</text:p>
          </table:table-cell>
          <table:table-cell table:number-columns-repeated="4"/>
          <table:table-cell table:style-name="ce1" office:value-type="float" office:value="346" calcext:value-type="float">
            <text:p>346</text:p>
          </table:table-cell>
          <table:table-cell table:formula="of:=IF([.B273]&lt;&gt;&quot;&quot;;[.B273];IF([.B272]&lt;&gt;&quot;&quot;;[.B272];[.B271]))" office:value-type="float" office:value="1008" calcext:value-type="float">
            <text:p>1008</text:p>
          </table:table-cell>
          <table:table-cell table:formula="of:=IF([.C273]&lt;&gt;&quot;&quot;;[.C273];IF([.C272]&lt;&gt;&quot;&quot;;[.C272];[.C271]))" office:value-type="float" office:value="1002" calcext:value-type="float">
            <text:p>1002</text:p>
          </table:table-cell>
          <table:table-cell table:formula="of:=IF([.D273]&lt;&gt;&quot;&quot;;[.D273];IF([.D272]&lt;&gt;&quot;&quot;;[.D272];[.D271]))" office:value-type="float" office:value="1243" calcext:value-type="float">
            <text:p>1243</text:p>
          </table:table-cell>
          <table:table-cell table:formula="of:=IF([.E273]&lt;&gt;&quot;&quot;;[.E273];IF([.E272]&lt;&gt;&quot;&quot;;[.E272];[.E271]))" office:value-type="float" office:value="0" calcext:value-type="float">
            <text:p>0</text:p>
          </table:table-cell>
          <table:table-cell table:formula="of:=IF([.F273]&lt;&gt;&quot;&quot;;[.F273];IF([.F272]&lt;&gt;&quot;&quot;;[.F272];[.F271]))" office:value-type="float" office:value="346" calcext:value-type="float">
            <text:p>346</text:p>
          </table:table-cell>
          <table:table-cell table:number-columns-repeated="995"/>
        </table:table-row>
        <table:table-row table:style-name="ro1">
          <table:table-cell office:value-type="date" office:date-value="2022-08-23T15:09:09.452121" calcext:value-type="date">
            <text:p>2022-08-23 15:09:09</text:p>
          </table:table-cell>
          <table:table-cell office:value-type="float" office:value="931" calcext:value-type="float">
            <text:p>931</text:p>
          </table:table-cell>
          <table:table-cell office:value-type="float" office:value="933" calcext:value-type="float">
            <text:p>933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74]&lt;&gt;&quot;&quot;;[.B274];IF([.B273]&lt;&gt;&quot;&quot;;[.B273];[.B272]))" office:value-type="float" office:value="931" calcext:value-type="float">
            <text:p>931</text:p>
          </table:table-cell>
          <table:table-cell table:formula="of:=IF([.C274]&lt;&gt;&quot;&quot;;[.C274];IF([.C273]&lt;&gt;&quot;&quot;;[.C273];[.C272]))" office:value-type="float" office:value="933" calcext:value-type="float">
            <text:p>933</text:p>
          </table:table-cell>
          <table:table-cell table:formula="of:=IF([.D274]&lt;&gt;&quot;&quot;;[.D274];IF([.D273]&lt;&gt;&quot;&quot;;[.D273];[.D272]))" office:value-type="float" office:value="1154" calcext:value-type="float">
            <text:p>1154</text:p>
          </table:table-cell>
          <table:table-cell table:formula="of:=IF([.E274]&lt;&gt;&quot;&quot;;[.E274];IF([.E273]&lt;&gt;&quot;&quot;;[.E273];[.E272]))" office:value-type="float" office:value="0" calcext:value-type="float">
            <text:p>0</text:p>
          </table:table-cell>
          <table:table-cell table:formula="of:=IF([.F274]&lt;&gt;&quot;&quot;;[.F274];IF([.F273]&lt;&gt;&quot;&quot;;[.F273];[.F272]))" office:value-type="float" office:value="346" calcext:value-type="float">
            <text:p>346</text:p>
          </table:table-cell>
          <table:table-cell table:number-columns-repeated="995"/>
        </table:table-row>
        <table:table-row table:style-name="ro1">
          <table:table-cell office:value-type="date" office:date-value="2022-08-23T15:10:00" calcext:value-type="date">
            <text:p>2022-08-23 15:10:00</text:p>
          </table:table-cell>
          <table:table-cell table:number-columns-repeated="4"/>
          <table:table-cell table:style-name="ce1" office:value-type="float" office:value="335" calcext:value-type="float">
            <text:p>335</text:p>
          </table:table-cell>
          <table:table-cell table:formula="of:=IF([.B275]&lt;&gt;&quot;&quot;;[.B275];IF([.B274]&lt;&gt;&quot;&quot;;[.B274];[.B273]))" office:value-type="float" office:value="931" calcext:value-type="float">
            <text:p>931</text:p>
          </table:table-cell>
          <table:table-cell table:formula="of:=IF([.C275]&lt;&gt;&quot;&quot;;[.C275];IF([.C274]&lt;&gt;&quot;&quot;;[.C274];[.C273]))" office:value-type="float" office:value="933" calcext:value-type="float">
            <text:p>933</text:p>
          </table:table-cell>
          <table:table-cell table:formula="of:=IF([.D275]&lt;&gt;&quot;&quot;;[.D275];IF([.D274]&lt;&gt;&quot;&quot;;[.D274];[.D273]))" office:value-type="float" office:value="1154" calcext:value-type="float">
            <text:p>1154</text:p>
          </table:table-cell>
          <table:table-cell table:formula="of:=IF([.E275]&lt;&gt;&quot;&quot;;[.E275];IF([.E274]&lt;&gt;&quot;&quot;;[.E274];[.E273]))" office:value-type="float" office:value="0" calcext:value-type="float">
            <text:p>0</text:p>
          </table:table-cell>
          <table:table-cell table:formula="of:=IF([.F275]&lt;&gt;&quot;&quot;;[.F275];IF([.F274]&lt;&gt;&quot;&quot;;[.F274];[.F273]))"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 office:value-type="date" office:date-value="2022-08-23T15:10:21.908331" calcext:value-type="date">
            <text:p>2022-08-23 15:10:22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76]&lt;&gt;&quot;&quot;;[.B276];IF([.B275]&lt;&gt;&quot;&quot;;[.B275];[.B274]))" office:value-type="float" office:value="896" calcext:value-type="float">
            <text:p>896</text:p>
          </table:table-cell>
          <table:table-cell table:formula="of:=IF([.C276]&lt;&gt;&quot;&quot;;[.C276];IF([.C275]&lt;&gt;&quot;&quot;;[.C275];[.C274]))" office:value-type="float" office:value="896" calcext:value-type="float">
            <text:p>896</text:p>
          </table:table-cell>
          <table:table-cell table:formula="of:=IF([.D276]&lt;&gt;&quot;&quot;;[.D276];IF([.D275]&lt;&gt;&quot;&quot;;[.D275];[.D274]))" office:value-type="float" office:value="1122" calcext:value-type="float">
            <text:p>1122</text:p>
          </table:table-cell>
          <table:table-cell table:formula="of:=IF([.E276]&lt;&gt;&quot;&quot;;[.E276];IF([.E275]&lt;&gt;&quot;&quot;;[.E275];[.E274]))" office:value-type="float" office:value="0" calcext:value-type="float">
            <text:p>0</text:p>
          </table:table-cell>
          <table:table-cell table:formula="of:=IF([.F276]&lt;&gt;&quot;&quot;;[.F276];IF([.F275]&lt;&gt;&quot;&quot;;[.F275];[.F274]))"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 office:value-type="date" office:date-value="2022-08-23T15:11:00" calcext:value-type="date">
            <text:p>2022-08-23 15:11:00</text:p>
          </table:table-cell>
          <table:table-cell table:number-columns-repeated="4"/>
          <table:table-cell table:style-name="ce1" office:value-type="float" office:value="356" calcext:value-type="float">
            <text:p>356</text:p>
          </table:table-cell>
          <table:table-cell table:formula="of:=IF([.B277]&lt;&gt;&quot;&quot;;[.B277];IF([.B276]&lt;&gt;&quot;&quot;;[.B276];[.B275]))" office:value-type="float" office:value="896" calcext:value-type="float">
            <text:p>896</text:p>
          </table:table-cell>
          <table:table-cell table:formula="of:=IF([.C277]&lt;&gt;&quot;&quot;;[.C277];IF([.C276]&lt;&gt;&quot;&quot;;[.C276];[.C275]))" office:value-type="float" office:value="896" calcext:value-type="float">
            <text:p>896</text:p>
          </table:table-cell>
          <table:table-cell table:formula="of:=IF([.D277]&lt;&gt;&quot;&quot;;[.D277];IF([.D276]&lt;&gt;&quot;&quot;;[.D276];[.D275]))" office:value-type="float" office:value="1122" calcext:value-type="float">
            <text:p>1122</text:p>
          </table:table-cell>
          <table:table-cell table:formula="of:=IF([.E277]&lt;&gt;&quot;&quot;;[.E277];IF([.E276]&lt;&gt;&quot;&quot;;[.E276];[.E275]))" office:value-type="float" office:value="0" calcext:value-type="float">
            <text:p>0</text:p>
          </table:table-cell>
          <table:table-cell table:formula="of:=IF([.F277]&lt;&gt;&quot;&quot;;[.F277];IF([.F276]&lt;&gt;&quot;&quot;;[.F276];[.F275]))" office:value-type="float" office:value="356" calcext:value-type="float">
            <text:p>356</text:p>
          </table:table-cell>
          <table:table-cell table:number-columns-repeated="995"/>
        </table:table-row>
        <table:table-row table:style-name="ro1">
          <table:table-cell office:value-type="date" office:date-value="2022-08-23T15:11:30.832477" calcext:value-type="date">
            <text:p>2022-08-23 15:11:31</text:p>
          </table:table-cell>
          <table:table-cell table:number-columns-repeated="2" office:value-type="float" office:value="946" calcext:value-type="float">
            <text:p>946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78]&lt;&gt;&quot;&quot;;[.B278];IF([.B277]&lt;&gt;&quot;&quot;;[.B277];[.B276]))" office:value-type="float" office:value="946" calcext:value-type="float">
            <text:p>946</text:p>
          </table:table-cell>
          <table:table-cell table:formula="of:=IF([.C278]&lt;&gt;&quot;&quot;;[.C278];IF([.C277]&lt;&gt;&quot;&quot;;[.C277];[.C276]))" office:value-type="float" office:value="946" calcext:value-type="float">
            <text:p>946</text:p>
          </table:table-cell>
          <table:table-cell table:formula="of:=IF([.D278]&lt;&gt;&quot;&quot;;[.D278];IF([.D277]&lt;&gt;&quot;&quot;;[.D277];[.D276]))" office:value-type="float" office:value="1180" calcext:value-type="float">
            <text:p>1180</text:p>
          </table:table-cell>
          <table:table-cell table:formula="of:=IF([.E278]&lt;&gt;&quot;&quot;;[.E278];IF([.E277]&lt;&gt;&quot;&quot;;[.E277];[.E276]))" office:value-type="float" office:value="0" calcext:value-type="float">
            <text:p>0</text:p>
          </table:table-cell>
          <table:table-cell table:formula="of:=IF([.F278]&lt;&gt;&quot;&quot;;[.F278];IF([.F277]&lt;&gt;&quot;&quot;;[.F277];[.F276]))" office:value-type="float" office:value="356" calcext:value-type="float">
            <text:p>356</text:p>
          </table:table-cell>
          <table:table-cell table:number-columns-repeated="995"/>
        </table:table-row>
        <table:table-row table:style-name="ro1">
          <table:table-cell office:value-type="date" office:date-value="2022-08-23T15:12:00" calcext:value-type="date">
            <text:p>2022-08-23 15:12:00</text:p>
          </table:table-cell>
          <table:table-cell table:number-columns-repeated="4"/>
          <table:table-cell table:style-name="ce1" office:value-type="float" office:value="371" calcext:value-type="float">
            <text:p>371</text:p>
          </table:table-cell>
          <table:table-cell table:formula="of:=IF([.B279]&lt;&gt;&quot;&quot;;[.B279];IF([.B278]&lt;&gt;&quot;&quot;;[.B278];[.B277]))" office:value-type="float" office:value="946" calcext:value-type="float">
            <text:p>946</text:p>
          </table:table-cell>
          <table:table-cell table:formula="of:=IF([.C279]&lt;&gt;&quot;&quot;;[.C279];IF([.C278]&lt;&gt;&quot;&quot;;[.C278];[.C277]))" office:value-type="float" office:value="946" calcext:value-type="float">
            <text:p>946</text:p>
          </table:table-cell>
          <table:table-cell table:formula="of:=IF([.D279]&lt;&gt;&quot;&quot;;[.D279];IF([.D278]&lt;&gt;&quot;&quot;;[.D278];[.D277]))" office:value-type="float" office:value="1180" calcext:value-type="float">
            <text:p>1180</text:p>
          </table:table-cell>
          <table:table-cell table:formula="of:=IF([.E279]&lt;&gt;&quot;&quot;;[.E279];IF([.E278]&lt;&gt;&quot;&quot;;[.E278];[.E277]))" office:value-type="float" office:value="0" calcext:value-type="float">
            <text:p>0</text:p>
          </table:table-cell>
          <table:table-cell table:formula="of:=IF([.F279]&lt;&gt;&quot;&quot;;[.F279];IF([.F278]&lt;&gt;&quot;&quot;;[.F278];[.F277]))" office:value-type="float" office:value="371" calcext:value-type="float">
            <text:p>371</text:p>
          </table:table-cell>
          <table:table-cell table:number-columns-repeated="995"/>
        </table:table-row>
        <table:table-row table:style-name="ro1">
          <table:table-cell office:value-type="date" office:date-value="2022-08-23T15:12:41.634431" calcext:value-type="date">
            <text:p>2022-08-23 15:12:4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80]&lt;&gt;&quot;&quot;;[.B280];IF([.B279]&lt;&gt;&quot;&quot;;[.B279];[.B278]))" office:value-type="float" office:value="1000" calcext:value-type="float">
            <text:p>1000</text:p>
          </table:table-cell>
          <table:table-cell table:formula="of:=IF([.C280]&lt;&gt;&quot;&quot;;[.C280];IF([.C279]&lt;&gt;&quot;&quot;;[.C279];[.C278]))" office:value-type="float" office:value="1000" calcext:value-type="float">
            <text:p>1000</text:p>
          </table:table-cell>
          <table:table-cell table:formula="of:=IF([.D280]&lt;&gt;&quot;&quot;;[.D280];IF([.D279]&lt;&gt;&quot;&quot;;[.D279];[.D278]))" office:value-type="float" office:value="1220" calcext:value-type="float">
            <text:p>1220</text:p>
          </table:table-cell>
          <table:table-cell table:formula="of:=IF([.E280]&lt;&gt;&quot;&quot;;[.E280];IF([.E279]&lt;&gt;&quot;&quot;;[.E279];[.E278]))" office:value-type="float" office:value="0" calcext:value-type="float">
            <text:p>0</text:p>
          </table:table-cell>
          <table:table-cell table:formula="of:=IF([.F280]&lt;&gt;&quot;&quot;;[.F280];IF([.F279]&lt;&gt;&quot;&quot;;[.F279];[.F278]))" office:value-type="float" office:value="371" calcext:value-type="float">
            <text:p>371</text:p>
          </table:table-cell>
          <table:table-cell table:number-columns-repeated="995"/>
        </table:table-row>
        <table:table-row table:style-name="ro1">
          <table:table-cell office:value-type="date" office:date-value="2022-08-23T15:13:00.000001" calcext:value-type="date">
            <text:p>2022-08-23 15:13:00</text:p>
          </table:table-cell>
          <table:table-cell table:number-columns-repeated="4"/>
          <table:table-cell table:style-name="ce1" office:value-type="float" office:value="378" calcext:value-type="float">
            <text:p>378</text:p>
          </table:table-cell>
          <table:table-cell table:formula="of:=IF([.B281]&lt;&gt;&quot;&quot;;[.B281];IF([.B280]&lt;&gt;&quot;&quot;;[.B280];[.B279]))" office:value-type="float" office:value="1000" calcext:value-type="float">
            <text:p>1000</text:p>
          </table:table-cell>
          <table:table-cell table:formula="of:=IF([.C281]&lt;&gt;&quot;&quot;;[.C281];IF([.C280]&lt;&gt;&quot;&quot;;[.C280];[.C279]))" office:value-type="float" office:value="1000" calcext:value-type="float">
            <text:p>1000</text:p>
          </table:table-cell>
          <table:table-cell table:formula="of:=IF([.D281]&lt;&gt;&quot;&quot;;[.D281];IF([.D280]&lt;&gt;&quot;&quot;;[.D280];[.D279]))" office:value-type="float" office:value="1220" calcext:value-type="float">
            <text:p>1220</text:p>
          </table:table-cell>
          <table:table-cell table:formula="of:=IF([.E281]&lt;&gt;&quot;&quot;;[.E281];IF([.E280]&lt;&gt;&quot;&quot;;[.E280];[.E279]))" office:value-type="float" office:value="0" calcext:value-type="float">
            <text:p>0</text:p>
          </table:table-cell>
          <table:table-cell table:formula="of:=IF([.F281]&lt;&gt;&quot;&quot;;[.F281];IF([.F280]&lt;&gt;&quot;&quot;;[.F280];[.F279]))" office:value-type="float" office:value="378" calcext:value-type="float">
            <text:p>378</text:p>
          </table:table-cell>
          <table:table-cell table:number-columns-repeated="995"/>
        </table:table-row>
        <table:table-row table:style-name="ro1">
          <table:table-cell office:value-type="date" office:date-value="2022-08-23T15:13:50.70108" calcext:value-type="date">
            <text:p>2022-08-23 15:13:51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82]&lt;&gt;&quot;&quot;;[.B282];IF([.B281]&lt;&gt;&quot;&quot;;[.B281];[.B280]))" office:value-type="float" office:value="1020" calcext:value-type="float">
            <text:p>1020</text:p>
          </table:table-cell>
          <table:table-cell table:formula="of:=IF([.C282]&lt;&gt;&quot;&quot;;[.C282];IF([.C281]&lt;&gt;&quot;&quot;;[.C281];[.C280]))" office:value-type="float" office:value="1020" calcext:value-type="float">
            <text:p>1020</text:p>
          </table:table-cell>
          <table:table-cell table:formula="of:=IF([.D282]&lt;&gt;&quot;&quot;;[.D282];IF([.D281]&lt;&gt;&quot;&quot;;[.D281];[.D280]))" office:value-type="float" office:value="1142" calcext:value-type="float">
            <text:p>1142</text:p>
          </table:table-cell>
          <table:table-cell table:formula="of:=IF([.E282]&lt;&gt;&quot;&quot;;[.E282];IF([.E281]&lt;&gt;&quot;&quot;;[.E281];[.E280]))" office:value-type="float" office:value="0" calcext:value-type="float">
            <text:p>0</text:p>
          </table:table-cell>
          <table:table-cell table:formula="of:=IF([.F282]&lt;&gt;&quot;&quot;;[.F282];IF([.F281]&lt;&gt;&quot;&quot;;[.F281];[.F280]))" office:value-type="float" office:value="378" calcext:value-type="float">
            <text:p>378</text:p>
          </table:table-cell>
          <table:table-cell table:number-columns-repeated="995"/>
        </table:table-row>
        <table:table-row table:style-name="ro1">
          <table:table-cell office:value-type="date" office:date-value="2022-08-23T15:14:00" calcext:value-type="date">
            <text:p>2022-08-23 15:14:00</text:p>
          </table:table-cell>
          <table:table-cell table:number-columns-repeated="4"/>
          <table:table-cell table:style-name="ce1" office:value-type="float" office:value="371" calcext:value-type="float">
            <text:p>371</text:p>
          </table:table-cell>
          <table:table-cell table:formula="of:=IF([.B283]&lt;&gt;&quot;&quot;;[.B283];IF([.B282]&lt;&gt;&quot;&quot;;[.B282];[.B281]))" office:value-type="float" office:value="1020" calcext:value-type="float">
            <text:p>1020</text:p>
          </table:table-cell>
          <table:table-cell table:formula="of:=IF([.C283]&lt;&gt;&quot;&quot;;[.C283];IF([.C282]&lt;&gt;&quot;&quot;;[.C282];[.C281]))" office:value-type="float" office:value="1020" calcext:value-type="float">
            <text:p>1020</text:p>
          </table:table-cell>
          <table:table-cell table:formula="of:=IF([.D283]&lt;&gt;&quot;&quot;;[.D283];IF([.D282]&lt;&gt;&quot;&quot;;[.D282];[.D281]))" office:value-type="float" office:value="1142" calcext:value-type="float">
            <text:p>1142</text:p>
          </table:table-cell>
          <table:table-cell table:formula="of:=IF([.E283]&lt;&gt;&quot;&quot;;[.E283];IF([.E282]&lt;&gt;&quot;&quot;;[.E282];[.E281]))" office:value-type="float" office:value="0" calcext:value-type="float">
            <text:p>0</text:p>
          </table:table-cell>
          <table:table-cell table:formula="of:=IF([.F283]&lt;&gt;&quot;&quot;;[.F283];IF([.F282]&lt;&gt;&quot;&quot;;[.F282];[.F281]))" office:value-type="float" office:value="371" calcext:value-type="float">
            <text:p>371</text:p>
          </table:table-cell>
          <table:table-cell table:number-columns-repeated="995"/>
        </table:table-row>
        <table:table-row table:style-name="ro1">
          <table:table-cell office:value-type="date" office:date-value="2022-08-23T15:15:00" calcext:value-type="date">
            <text:p>2022-08-23 15:15:00</text:p>
          </table:table-cell>
          <table:table-cell table:number-columns-repeated="4"/>
          <table:table-cell table:style-name="ce1" office:value-type="float" office:value="374" calcext:value-type="float">
            <text:p>374</text:p>
          </table:table-cell>
          <table:table-cell table:formula="of:=IF([.B284]&lt;&gt;&quot;&quot;;[.B284];IF([.B283]&lt;&gt;&quot;&quot;;[.B283];[.B282]))" office:value-type="float" office:value="1020" calcext:value-type="float">
            <text:p>1020</text:p>
          </table:table-cell>
          <table:table-cell table:formula="of:=IF([.C284]&lt;&gt;&quot;&quot;;[.C284];IF([.C283]&lt;&gt;&quot;&quot;;[.C283];[.C282]))" office:value-type="float" office:value="1020" calcext:value-type="float">
            <text:p>1020</text:p>
          </table:table-cell>
          <table:table-cell table:formula="of:=IF([.D284]&lt;&gt;&quot;&quot;;[.D284];IF([.D283]&lt;&gt;&quot;&quot;;[.D283];[.D282]))" office:value-type="float" office:value="1142" calcext:value-type="float">
            <text:p>1142</text:p>
          </table:table-cell>
          <table:table-cell table:formula="of:=IF([.E284]&lt;&gt;&quot;&quot;;[.E284];IF([.E283]&lt;&gt;&quot;&quot;;[.E283];[.E282]))" office:value-type="float" office:value="0" calcext:value-type="float">
            <text:p>0</text:p>
          </table:table-cell>
          <table:table-cell table:formula="of:=IF([.F284]&lt;&gt;&quot;&quot;;[.F284];IF([.F283]&lt;&gt;&quot;&quot;;[.F283];[.F282]))" office:value-type="float" office:value="374" calcext:value-type="float">
            <text:p>374</text:p>
          </table:table-cell>
          <table:table-cell table:number-columns-repeated="995"/>
        </table:table-row>
        <table:table-row table:style-name="ro1">
          <table:table-cell office:value-type="date" office:date-value="2022-08-23T15:15:01.502081" calcext:value-type="date">
            <text:p>2022-08-23 15:15:02</text:p>
          </table:table-cell>
          <table:table-cell office:value-type="float" office:value="995" calcext:value-type="float">
            <text:p>995</text:p>
          </table:table-cell>
          <table:table-cell office:value-type="float" office:value="993" calcext:value-type="float">
            <text:p>993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85]&lt;&gt;&quot;&quot;;[.B285];IF([.B284]&lt;&gt;&quot;&quot;;[.B284];[.B283]))" office:value-type="float" office:value="995" calcext:value-type="float">
            <text:p>995</text:p>
          </table:table-cell>
          <table:table-cell table:formula="of:=IF([.C285]&lt;&gt;&quot;&quot;;[.C285];IF([.C284]&lt;&gt;&quot;&quot;;[.C284];[.C283]))" office:value-type="float" office:value="993" calcext:value-type="float">
            <text:p>993</text:p>
          </table:table-cell>
          <table:table-cell table:formula="of:=IF([.D285]&lt;&gt;&quot;&quot;;[.D285];IF([.D284]&lt;&gt;&quot;&quot;;[.D284];[.D283]))" office:value-type="float" office:value="1094" calcext:value-type="float">
            <text:p>1094</text:p>
          </table:table-cell>
          <table:table-cell table:formula="of:=IF([.E285]&lt;&gt;&quot;&quot;;[.E285];IF([.E284]&lt;&gt;&quot;&quot;;[.E284];[.E283]))" office:value-type="float" office:value="0" calcext:value-type="float">
            <text:p>0</text:p>
          </table:table-cell>
          <table:table-cell table:formula="of:=IF([.F285]&lt;&gt;&quot;&quot;;[.F285];IF([.F284]&lt;&gt;&quot;&quot;;[.F284];[.F283]))" office:value-type="float" office:value="374" calcext:value-type="float">
            <text:p>374</text:p>
          </table:table-cell>
          <table:table-cell table:number-columns-repeated="995"/>
        </table:table-row>
        <table:table-row table:style-name="ro1">
          <table:table-cell office:value-type="date" office:date-value="2022-08-23T15:16:00" calcext:value-type="date">
            <text:p>2022-08-23 15:16:00</text:p>
          </table:table-cell>
          <table:table-cell table:number-columns-repeated="4"/>
          <table:table-cell table:style-name="ce1" office:value-type="float" office:value="682" calcext:value-type="float">
            <text:p>682</text:p>
          </table:table-cell>
          <table:table-cell table:formula="of:=IF([.B286]&lt;&gt;&quot;&quot;;[.B286];IF([.B285]&lt;&gt;&quot;&quot;;[.B285];[.B284]))" office:value-type="float" office:value="995" calcext:value-type="float">
            <text:p>995</text:p>
          </table:table-cell>
          <table:table-cell table:formula="of:=IF([.C286]&lt;&gt;&quot;&quot;;[.C286];IF([.C285]&lt;&gt;&quot;&quot;;[.C285];[.C284]))" office:value-type="float" office:value="993" calcext:value-type="float">
            <text:p>993</text:p>
          </table:table-cell>
          <table:table-cell table:formula="of:=IF([.D286]&lt;&gt;&quot;&quot;;[.D286];IF([.D285]&lt;&gt;&quot;&quot;;[.D285];[.D284]))" office:value-type="float" office:value="1094" calcext:value-type="float">
            <text:p>1094</text:p>
          </table:table-cell>
          <table:table-cell table:formula="of:=IF([.E286]&lt;&gt;&quot;&quot;;[.E286];IF([.E285]&lt;&gt;&quot;&quot;;[.E285];[.E284]))" office:value-type="float" office:value="0" calcext:value-type="float">
            <text:p>0</text:p>
          </table:table-cell>
          <table:table-cell table:formula="of:=IF([.F286]&lt;&gt;&quot;&quot;;[.F286];IF([.F285]&lt;&gt;&quot;&quot;;[.F285];[.F284]))" office:value-type="float" office:value="682" calcext:value-type="float">
            <text:p>682</text:p>
          </table:table-cell>
          <table:table-cell table:number-columns-repeated="995"/>
        </table:table-row>
        <table:table-row table:style-name="ro1">
          <table:table-cell office:value-type="date" office:date-value="2022-08-23T15:16:11.92331" calcext:value-type="date">
            <text:p>2022-08-23 15:16:1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87]&lt;&gt;&quot;&quot;;[.B287];IF([.B286]&lt;&gt;&quot;&quot;;[.B286];[.B285]))" office:value-type="float" office:value="1026" calcext:value-type="float">
            <text:p>1026</text:p>
          </table:table-cell>
          <table:table-cell table:formula="of:=IF([.C287]&lt;&gt;&quot;&quot;;[.C287];IF([.C286]&lt;&gt;&quot;&quot;;[.C286];[.C285]))" office:value-type="float" office:value="1026" calcext:value-type="float">
            <text:p>1026</text:p>
          </table:table-cell>
          <table:table-cell table:formula="of:=IF([.D287]&lt;&gt;&quot;&quot;;[.D287];IF([.D286]&lt;&gt;&quot;&quot;;[.D286];[.D285]))" office:value-type="float" office:value="1173" calcext:value-type="float">
            <text:p>1173</text:p>
          </table:table-cell>
          <table:table-cell table:formula="of:=IF([.E287]&lt;&gt;&quot;&quot;;[.E287];IF([.E286]&lt;&gt;&quot;&quot;;[.E286];[.E285]))" office:value-type="float" office:value="0" calcext:value-type="float">
            <text:p>0</text:p>
          </table:table-cell>
          <table:table-cell table:formula="of:=IF([.F287]&lt;&gt;&quot;&quot;;[.F287];IF([.F286]&lt;&gt;&quot;&quot;;[.F286];[.F285]))" office:value-type="float" office:value="682" calcext:value-type="float">
            <text:p>682</text:p>
          </table:table-cell>
          <table:table-cell table:number-columns-repeated="995"/>
        </table:table-row>
        <table:table-row table:style-name="ro1">
          <table:table-cell office:value-type="date" office:date-value="2022-08-23T15:17:00" calcext:value-type="date">
            <text:p>2022-08-23 15:17:00</text:p>
          </table:table-cell>
          <table:table-cell table:number-columns-repeated="4"/>
          <table:table-cell table:style-name="ce1" office:value-type="float" office:value="391" calcext:value-type="float">
            <text:p>391</text:p>
          </table:table-cell>
          <table:table-cell table:formula="of:=IF([.B288]&lt;&gt;&quot;&quot;;[.B288];IF([.B287]&lt;&gt;&quot;&quot;;[.B287];[.B286]))" office:value-type="float" office:value="1026" calcext:value-type="float">
            <text:p>1026</text:p>
          </table:table-cell>
          <table:table-cell table:formula="of:=IF([.C288]&lt;&gt;&quot;&quot;;[.C288];IF([.C287]&lt;&gt;&quot;&quot;;[.C287];[.C286]))" office:value-type="float" office:value="1026" calcext:value-type="float">
            <text:p>1026</text:p>
          </table:table-cell>
          <table:table-cell table:formula="of:=IF([.D288]&lt;&gt;&quot;&quot;;[.D288];IF([.D287]&lt;&gt;&quot;&quot;;[.D287];[.D286]))" office:value-type="float" office:value="1173" calcext:value-type="float">
            <text:p>1173</text:p>
          </table:table-cell>
          <table:table-cell table:formula="of:=IF([.E288]&lt;&gt;&quot;&quot;;[.E288];IF([.E287]&lt;&gt;&quot;&quot;;[.E287];[.E286]))" office:value-type="float" office:value="0" calcext:value-type="float">
            <text:p>0</text:p>
          </table:table-cell>
          <table:table-cell table:formula="of:=IF([.F288]&lt;&gt;&quot;&quot;;[.F288];IF([.F287]&lt;&gt;&quot;&quot;;[.F287];[.F286]))"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 office:value-type="date" office:date-value="2022-08-23T15:17:23.3277" calcext:value-type="date">
            <text:p>2022-08-23 15:17:23</text:p>
          </table:table-cell>
          <table:table-cell table:number-columns-repeated="2" office:value-type="float" office:value="2091" calcext:value-type="float">
            <text:p>2091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89]&lt;&gt;&quot;&quot;;[.B289];IF([.B288]&lt;&gt;&quot;&quot;;[.B288];[.B287]))" office:value-type="float" office:value="2091" calcext:value-type="float">
            <text:p>2091</text:p>
          </table:table-cell>
          <table:table-cell table:formula="of:=IF([.C289]&lt;&gt;&quot;&quot;;[.C289];IF([.C288]&lt;&gt;&quot;&quot;;[.C288];[.C287]))" office:value-type="float" office:value="2091" calcext:value-type="float">
            <text:p>2091</text:p>
          </table:table-cell>
          <table:table-cell table:formula="of:=IF([.D289]&lt;&gt;&quot;&quot;;[.D289];IF([.D288]&lt;&gt;&quot;&quot;;[.D288];[.D287]))" office:value-type="float" office:value="1864" calcext:value-type="float">
            <text:p>1864</text:p>
          </table:table-cell>
          <table:table-cell table:formula="of:=IF([.E289]&lt;&gt;&quot;&quot;;[.E289];IF([.E288]&lt;&gt;&quot;&quot;;[.E288];[.E287]))" office:value-type="float" office:value="0" calcext:value-type="float">
            <text:p>0</text:p>
          </table:table-cell>
          <table:table-cell table:formula="of:=IF([.F289]&lt;&gt;&quot;&quot;;[.F289];IF([.F288]&lt;&gt;&quot;&quot;;[.F288];[.F287]))"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 office:value-type="date" office:date-value="2022-08-23T15:18:00" calcext:value-type="date">
            <text:p>2022-08-23 15:18:00</text:p>
          </table:table-cell>
          <table:table-cell table:number-columns-repeated="4"/>
          <table:table-cell table:style-name="ce1" office:value-type="float" office:value="366" calcext:value-type="float">
            <text:p>366</text:p>
          </table:table-cell>
          <table:table-cell table:formula="of:=IF([.B290]&lt;&gt;&quot;&quot;;[.B290];IF([.B289]&lt;&gt;&quot;&quot;;[.B289];[.B288]))" office:value-type="float" office:value="2091" calcext:value-type="float">
            <text:p>2091</text:p>
          </table:table-cell>
          <table:table-cell table:formula="of:=IF([.C290]&lt;&gt;&quot;&quot;;[.C290];IF([.C289]&lt;&gt;&quot;&quot;;[.C289];[.C288]))" office:value-type="float" office:value="2091" calcext:value-type="float">
            <text:p>2091</text:p>
          </table:table-cell>
          <table:table-cell table:formula="of:=IF([.D290]&lt;&gt;&quot;&quot;;[.D290];IF([.D289]&lt;&gt;&quot;&quot;;[.D289];[.D288]))" office:value-type="float" office:value="1864" calcext:value-type="float">
            <text:p>1864</text:p>
          </table:table-cell>
          <table:table-cell table:formula="of:=IF([.E290]&lt;&gt;&quot;&quot;;[.E290];IF([.E289]&lt;&gt;&quot;&quot;;[.E289];[.E288]))" office:value-type="float" office:value="0" calcext:value-type="float">
            <text:p>0</text:p>
          </table:table-cell>
          <table:table-cell table:formula="of:=IF([.F290]&lt;&gt;&quot;&quot;;[.F290];IF([.F289]&lt;&gt;&quot;&quot;;[.F289];[.F288]))" office:value-type="float" office:value="366" calcext:value-type="float">
            <text:p>366</text:p>
          </table:table-cell>
          <table:table-cell table:number-columns-repeated="995"/>
        </table:table-row>
        <table:table-row table:style-name="ro1">
          <table:table-cell office:value-type="date" office:date-value="2022-08-23T15:18:35.732645" calcext:value-type="date">
            <text:p>2022-08-23 15:18:36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91]&lt;&gt;&quot;&quot;;[.B291];IF([.B290]&lt;&gt;&quot;&quot;;[.B290];[.B289]))" office:value-type="float" office:value="1009" calcext:value-type="float">
            <text:p>1009</text:p>
          </table:table-cell>
          <table:table-cell table:formula="of:=IF([.C291]&lt;&gt;&quot;&quot;;[.C291];IF([.C290]&lt;&gt;&quot;&quot;;[.C290];[.C289]))" office:value-type="float" office:value="1009" calcext:value-type="float">
            <text:p>1009</text:p>
          </table:table-cell>
          <table:table-cell table:formula="of:=IF([.D291]&lt;&gt;&quot;&quot;;[.D291];IF([.D290]&lt;&gt;&quot;&quot;;[.D290];[.D289]))" office:value-type="float" office:value="1215" calcext:value-type="float">
            <text:p>1215</text:p>
          </table:table-cell>
          <table:table-cell table:formula="of:=IF([.E291]&lt;&gt;&quot;&quot;;[.E291];IF([.E290]&lt;&gt;&quot;&quot;;[.E290];[.E289]))" office:value-type="float" office:value="0" calcext:value-type="float">
            <text:p>0</text:p>
          </table:table-cell>
          <table:table-cell table:formula="of:=IF([.F291]&lt;&gt;&quot;&quot;;[.F291];IF([.F290]&lt;&gt;&quot;&quot;;[.F290];[.F289]))" office:value-type="float" office:value="366" calcext:value-type="float">
            <text:p>366</text:p>
          </table:table-cell>
          <table:table-cell table:number-columns-repeated="995"/>
        </table:table-row>
        <table:table-row table:style-name="ro1">
          <table:table-cell office:value-type="date" office:date-value="2022-08-23T15:19:00.000001" calcext:value-type="date">
            <text:p>2022-08-23 15:19:00</text:p>
          </table:table-cell>
          <table:table-cell table:number-columns-repeated="4"/>
          <table:table-cell table:style-name="ce1" office:value-type="float" office:value="350" calcext:value-type="float">
            <text:p>350</text:p>
          </table:table-cell>
          <table:table-cell table:formula="of:=IF([.B292]&lt;&gt;&quot;&quot;;[.B292];IF([.B291]&lt;&gt;&quot;&quot;;[.B291];[.B290]))" office:value-type="float" office:value="1009" calcext:value-type="float">
            <text:p>1009</text:p>
          </table:table-cell>
          <table:table-cell table:formula="of:=IF([.C292]&lt;&gt;&quot;&quot;;[.C292];IF([.C291]&lt;&gt;&quot;&quot;;[.C291];[.C290]))" office:value-type="float" office:value="1009" calcext:value-type="float">
            <text:p>1009</text:p>
          </table:table-cell>
          <table:table-cell table:formula="of:=IF([.D292]&lt;&gt;&quot;&quot;;[.D292];IF([.D291]&lt;&gt;&quot;&quot;;[.D291];[.D290]))" office:value-type="float" office:value="1215" calcext:value-type="float">
            <text:p>1215</text:p>
          </table:table-cell>
          <table:table-cell table:formula="of:=IF([.E292]&lt;&gt;&quot;&quot;;[.E292];IF([.E291]&lt;&gt;&quot;&quot;;[.E291];[.E290]))" office:value-type="float" office:value="0" calcext:value-type="float">
            <text:p>0</text:p>
          </table:table-cell>
          <table:table-cell table:formula="of:=IF([.F292]&lt;&gt;&quot;&quot;;[.F292];IF([.F291]&lt;&gt;&quot;&quot;;[.F291];[.F290]))" office:value-type="float" office:value="350" calcext:value-type="float">
            <text:p>350</text:p>
          </table:table-cell>
          <table:table-cell table:number-columns-repeated="995"/>
        </table:table-row>
        <table:table-row table:style-name="ro1">
          <table:table-cell office:value-type="date" office:date-value="2022-08-23T15:19:46.526448" calcext:value-type="date">
            <text:p>2022-08-23 15:19:47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93]&lt;&gt;&quot;&quot;;[.B293];IF([.B292]&lt;&gt;&quot;&quot;;[.B292];[.B291]))" office:value-type="float" office:value="955" calcext:value-type="float">
            <text:p>955</text:p>
          </table:table-cell>
          <table:table-cell table:formula="of:=IF([.C293]&lt;&gt;&quot;&quot;;[.C293];IF([.C292]&lt;&gt;&quot;&quot;;[.C292];[.C291]))" office:value-type="float" office:value="955" calcext:value-type="float">
            <text:p>955</text:p>
          </table:table-cell>
          <table:table-cell table:formula="of:=IF([.D293]&lt;&gt;&quot;&quot;;[.D293];IF([.D292]&lt;&gt;&quot;&quot;;[.D292];[.D291]))" office:value-type="float" office:value="1133" calcext:value-type="float">
            <text:p>1133</text:p>
          </table:table-cell>
          <table:table-cell table:formula="of:=IF([.E293]&lt;&gt;&quot;&quot;;[.E293];IF([.E292]&lt;&gt;&quot;&quot;;[.E292];[.E291]))" office:value-type="float" office:value="0" calcext:value-type="float">
            <text:p>0</text:p>
          </table:table-cell>
          <table:table-cell table:formula="of:=IF([.F293]&lt;&gt;&quot;&quot;;[.F293];IF([.F292]&lt;&gt;&quot;&quot;;[.F292];[.F291]))" office:value-type="float" office:value="350" calcext:value-type="float">
            <text:p>350</text:p>
          </table:table-cell>
          <table:table-cell table:number-columns-repeated="995"/>
        </table:table-row>
        <table:table-row table:style-name="ro1">
          <table:table-cell office:value-type="date" office:date-value="2022-08-23T15:20:00" calcext:value-type="date">
            <text:p>2022-08-23 15:20:00</text:p>
          </table:table-cell>
          <table:table-cell table:number-columns-repeated="4"/>
          <table:table-cell table:style-name="ce1" office:value-type="float" office:value="350" calcext:value-type="float">
            <text:p>350</text:p>
          </table:table-cell>
          <table:table-cell table:formula="of:=IF([.B294]&lt;&gt;&quot;&quot;;[.B294];IF([.B293]&lt;&gt;&quot;&quot;;[.B293];[.B292]))" office:value-type="float" office:value="955" calcext:value-type="float">
            <text:p>955</text:p>
          </table:table-cell>
          <table:table-cell table:formula="of:=IF([.C294]&lt;&gt;&quot;&quot;;[.C294];IF([.C293]&lt;&gt;&quot;&quot;;[.C293];[.C292]))" office:value-type="float" office:value="955" calcext:value-type="float">
            <text:p>955</text:p>
          </table:table-cell>
          <table:table-cell table:formula="of:=IF([.D294]&lt;&gt;&quot;&quot;;[.D294];IF([.D293]&lt;&gt;&quot;&quot;;[.D293];[.D292]))" office:value-type="float" office:value="1133" calcext:value-type="float">
            <text:p>1133</text:p>
          </table:table-cell>
          <table:table-cell table:formula="of:=IF([.E294]&lt;&gt;&quot;&quot;;[.E294];IF([.E293]&lt;&gt;&quot;&quot;;[.E293];[.E292]))" office:value-type="float" office:value="0" calcext:value-type="float">
            <text:p>0</text:p>
          </table:table-cell>
          <table:table-cell table:formula="of:=IF([.F294]&lt;&gt;&quot;&quot;;[.F294];IF([.F293]&lt;&gt;&quot;&quot;;[.F293];[.F292]))" office:value-type="float" office:value="350" calcext:value-type="float">
            <text:p>350</text:p>
          </table:table-cell>
          <table:table-cell table:number-columns-repeated="995"/>
        </table:table-row>
        <table:table-row table:style-name="ro1">
          <table:table-cell office:value-type="date" office:date-value="2022-08-23T15:20:56.548085" calcext:value-type="date">
            <text:p>2022-08-23 15:20:57</text:p>
          </table:table-cell>
          <table:table-cell office:value-type="float" office:value="944" calcext:value-type="float">
            <text:p>944</text:p>
          </table:table-cell>
          <table:table-cell office:value-type="float" office:value="941" calcext:value-type="float">
            <text:p>941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95]&lt;&gt;&quot;&quot;;[.B295];IF([.B294]&lt;&gt;&quot;&quot;;[.B294];[.B293]))" office:value-type="float" office:value="944" calcext:value-type="float">
            <text:p>944</text:p>
          </table:table-cell>
          <table:table-cell table:formula="of:=IF([.C295]&lt;&gt;&quot;&quot;;[.C295];IF([.C294]&lt;&gt;&quot;&quot;;[.C294];[.C293]))" office:value-type="float" office:value="941" calcext:value-type="float">
            <text:p>941</text:p>
          </table:table-cell>
          <table:table-cell table:formula="of:=IF([.D295]&lt;&gt;&quot;&quot;;[.D295];IF([.D294]&lt;&gt;&quot;&quot;;[.D294];[.D293]))" office:value-type="float" office:value="1130" calcext:value-type="float">
            <text:p>1130</text:p>
          </table:table-cell>
          <table:table-cell table:formula="of:=IF([.E295]&lt;&gt;&quot;&quot;;[.E295];IF([.E294]&lt;&gt;&quot;&quot;;[.E294];[.E293]))" office:value-type="float" office:value="0" calcext:value-type="float">
            <text:p>0</text:p>
          </table:table-cell>
          <table:table-cell table:formula="of:=IF([.F295]&lt;&gt;&quot;&quot;;[.F295];IF([.F294]&lt;&gt;&quot;&quot;;[.F294];[.F293]))" office:value-type="float" office:value="350" calcext:value-type="float">
            <text:p>350</text:p>
          </table:table-cell>
          <table:table-cell table:number-columns-repeated="995"/>
        </table:table-row>
        <table:table-row table:style-name="ro1">
          <table:table-cell office:value-type="date" office:date-value="2022-08-23T15:21:00" calcext:value-type="date">
            <text:p>2022-08-23 15:21:00</text:p>
          </table:table-cell>
          <table:table-cell table:number-columns-repeated="4"/>
          <table:table-cell table:style-name="ce1" office:value-type="float" office:value="365" calcext:value-type="float">
            <text:p>365</text:p>
          </table:table-cell>
          <table:table-cell table:formula="of:=IF([.B296]&lt;&gt;&quot;&quot;;[.B296];IF([.B295]&lt;&gt;&quot;&quot;;[.B295];[.B294]))" office:value-type="float" office:value="944" calcext:value-type="float">
            <text:p>944</text:p>
          </table:table-cell>
          <table:table-cell table:formula="of:=IF([.C296]&lt;&gt;&quot;&quot;;[.C296];IF([.C295]&lt;&gt;&quot;&quot;;[.C295];[.C294]))" office:value-type="float" office:value="941" calcext:value-type="float">
            <text:p>941</text:p>
          </table:table-cell>
          <table:table-cell table:formula="of:=IF([.D296]&lt;&gt;&quot;&quot;;[.D296];IF([.D295]&lt;&gt;&quot;&quot;;[.D295];[.D294]))" office:value-type="float" office:value="1130" calcext:value-type="float">
            <text:p>1130</text:p>
          </table:table-cell>
          <table:table-cell table:formula="of:=IF([.E296]&lt;&gt;&quot;&quot;;[.E296];IF([.E295]&lt;&gt;&quot;&quot;;[.E295];[.E294]))" office:value-type="float" office:value="0" calcext:value-type="float">
            <text:p>0</text:p>
          </table:table-cell>
          <table:table-cell table:formula="of:=IF([.F296]&lt;&gt;&quot;&quot;;[.F296];IF([.F295]&lt;&gt;&quot;&quot;;[.F295];[.F294]))" office:value-type="float" office:value="365" calcext:value-type="float">
            <text:p>365</text:p>
          </table:table-cell>
          <table:table-cell table:number-columns-repeated="995"/>
        </table:table-row>
        <table:table-row table:style-name="ro1">
          <table:table-cell office:value-type="date" office:date-value="2022-08-23T15:22:00" calcext:value-type="date">
            <text:p>2022-08-23 15:22:00</text:p>
          </table:table-cell>
          <table:table-cell table:number-columns-repeated="4"/>
          <table:table-cell table:style-name="ce1" office:value-type="float" office:value="375" calcext:value-type="float">
            <text:p>375</text:p>
          </table:table-cell>
          <table:table-cell table:formula="of:=IF([.B297]&lt;&gt;&quot;&quot;;[.B297];IF([.B296]&lt;&gt;&quot;&quot;;[.B296];[.B295]))" office:value-type="float" office:value="944" calcext:value-type="float">
            <text:p>944</text:p>
          </table:table-cell>
          <table:table-cell table:formula="of:=IF([.C297]&lt;&gt;&quot;&quot;;[.C297];IF([.C296]&lt;&gt;&quot;&quot;;[.C296];[.C295]))" office:value-type="float" office:value="941" calcext:value-type="float">
            <text:p>941</text:p>
          </table:table-cell>
          <table:table-cell table:formula="of:=IF([.D297]&lt;&gt;&quot;&quot;;[.D297];IF([.D296]&lt;&gt;&quot;&quot;;[.D296];[.D295]))" office:value-type="float" office:value="1130" calcext:value-type="float">
            <text:p>1130</text:p>
          </table:table-cell>
          <table:table-cell table:formula="of:=IF([.E297]&lt;&gt;&quot;&quot;;[.E297];IF([.E296]&lt;&gt;&quot;&quot;;[.E296];[.E295]))" office:value-type="float" office:value="0" calcext:value-type="float">
            <text:p>0</text:p>
          </table:table-cell>
          <table:table-cell table:formula="of:=IF([.F297]&lt;&gt;&quot;&quot;;[.F297];IF([.F296]&lt;&gt;&quot;&quot;;[.F296];[.F295]))" office:value-type="float" office:value="375" calcext:value-type="float">
            <text:p>375</text:p>
          </table:table-cell>
          <table:table-cell table:number-columns-repeated="995"/>
        </table:table-row>
        <table:table-row table:style-name="ro1">
          <table:table-cell office:value-type="date" office:date-value="2022-08-23T15:22:06.986401" calcext:value-type="date">
            <text:p>2022-08-23 15:22:07</text:p>
          </table:table-cell>
          <table:table-cell office:value-type="float" office:value="987" calcext:value-type="float">
            <text:p>987</text:p>
          </table:table-cell>
          <table:table-cell office:value-type="float" office:value="982" calcext:value-type="float">
            <text:p>982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298]&lt;&gt;&quot;&quot;;[.B298];IF([.B297]&lt;&gt;&quot;&quot;;[.B297];[.B296]))" office:value-type="float" office:value="987" calcext:value-type="float">
            <text:p>987</text:p>
          </table:table-cell>
          <table:table-cell table:formula="of:=IF([.C298]&lt;&gt;&quot;&quot;;[.C298];IF([.C297]&lt;&gt;&quot;&quot;;[.C297];[.C296]))" office:value-type="float" office:value="982" calcext:value-type="float">
            <text:p>982</text:p>
          </table:table-cell>
          <table:table-cell table:formula="of:=IF([.D298]&lt;&gt;&quot;&quot;;[.D298];IF([.D297]&lt;&gt;&quot;&quot;;[.D297];[.D296]))" office:value-type="float" office:value="773" calcext:value-type="float">
            <text:p>773</text:p>
          </table:table-cell>
          <table:table-cell table:formula="of:=IF([.E298]&lt;&gt;&quot;&quot;;[.E298];IF([.E297]&lt;&gt;&quot;&quot;;[.E297];[.E296]))" office:value-type="float" office:value="0" calcext:value-type="float">
            <text:p>0</text:p>
          </table:table-cell>
          <table:table-cell table:formula="of:=IF([.F298]&lt;&gt;&quot;&quot;;[.F298];IF([.F297]&lt;&gt;&quot;&quot;;[.F297];[.F296]))" office:value-type="float" office:value="375" calcext:value-type="float">
            <text:p>375</text:p>
          </table:table-cell>
          <table:table-cell table:number-columns-repeated="995"/>
        </table:table-row>
        <table:table-row table:style-name="ro1">
          <table:table-cell office:value-type="date" office:date-value="2022-08-23T15:23:00" calcext:value-type="date">
            <text:p>2022-08-23 15:23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299]&lt;&gt;&quot;&quot;;[.B299];IF([.B298]&lt;&gt;&quot;&quot;;[.B298];[.B297]))" office:value-type="float" office:value="987" calcext:value-type="float">
            <text:p>987</text:p>
          </table:table-cell>
          <table:table-cell table:formula="of:=IF([.C299]&lt;&gt;&quot;&quot;;[.C299];IF([.C298]&lt;&gt;&quot;&quot;;[.C298];[.C297]))" office:value-type="float" office:value="982" calcext:value-type="float">
            <text:p>982</text:p>
          </table:table-cell>
          <table:table-cell table:formula="of:=IF([.D299]&lt;&gt;&quot;&quot;;[.D299];IF([.D298]&lt;&gt;&quot;&quot;;[.D298];[.D297]))" office:value-type="float" office:value="773" calcext:value-type="float">
            <text:p>773</text:p>
          </table:table-cell>
          <table:table-cell table:formula="of:=IF([.E299]&lt;&gt;&quot;&quot;;[.E299];IF([.E298]&lt;&gt;&quot;&quot;;[.E298];[.E297]))" office:value-type="float" office:value="0" calcext:value-type="float">
            <text:p>0</text:p>
          </table:table-cell>
          <table:table-cell table:formula="of:=IF([.F299]&lt;&gt;&quot;&quot;;[.F299];IF([.F298]&lt;&gt;&quot;&quot;;[.F298];[.F29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5:23:17.595145" calcext:value-type="date">
            <text:p>2022-08-23 15:23:18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00]&lt;&gt;&quot;&quot;;[.B300];IF([.B299]&lt;&gt;&quot;&quot;;[.B299];[.B298]))" office:value-type="float" office:value="1021" calcext:value-type="float">
            <text:p>1021</text:p>
          </table:table-cell>
          <table:table-cell table:formula="of:=IF([.C300]&lt;&gt;&quot;&quot;;[.C300];IF([.C299]&lt;&gt;&quot;&quot;;[.C299];[.C298]))" office:value-type="float" office:value="1025" calcext:value-type="float">
            <text:p>1025</text:p>
          </table:table-cell>
          <table:table-cell table:formula="of:=IF([.D300]&lt;&gt;&quot;&quot;;[.D300];IF([.D299]&lt;&gt;&quot;&quot;;[.D299];[.D298]))" office:value-type="float" office:value="871" calcext:value-type="float">
            <text:p>871</text:p>
          </table:table-cell>
          <table:table-cell table:formula="of:=IF([.E300]&lt;&gt;&quot;&quot;;[.E300];IF([.E299]&lt;&gt;&quot;&quot;;[.E299];[.E298]))" office:value-type="float" office:value="0" calcext:value-type="float">
            <text:p>0</text:p>
          </table:table-cell>
          <table:table-cell table:formula="of:=IF([.F300]&lt;&gt;&quot;&quot;;[.F300];IF([.F299]&lt;&gt;&quot;&quot;;[.F299];[.F29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5:24:00" calcext:value-type="date">
            <text:p>2022-08-23 15:24:00</text:p>
          </table:table-cell>
          <table:table-cell table:number-columns-repeated="4"/>
          <table:table-cell table:style-name="ce1" office:value-type="float" office:value="1121" calcext:value-type="float">
            <text:p>1121</text:p>
          </table:table-cell>
          <table:table-cell table:formula="of:=IF([.B301]&lt;&gt;&quot;&quot;;[.B301];IF([.B300]&lt;&gt;&quot;&quot;;[.B300];[.B299]))" office:value-type="float" office:value="1021" calcext:value-type="float">
            <text:p>1021</text:p>
          </table:table-cell>
          <table:table-cell table:formula="of:=IF([.C301]&lt;&gt;&quot;&quot;;[.C301];IF([.C300]&lt;&gt;&quot;&quot;;[.C300];[.C299]))" office:value-type="float" office:value="1025" calcext:value-type="float">
            <text:p>1025</text:p>
          </table:table-cell>
          <table:table-cell table:formula="of:=IF([.D301]&lt;&gt;&quot;&quot;;[.D301];IF([.D300]&lt;&gt;&quot;&quot;;[.D300];[.D299]))" office:value-type="float" office:value="871" calcext:value-type="float">
            <text:p>871</text:p>
          </table:table-cell>
          <table:table-cell table:formula="of:=IF([.E301]&lt;&gt;&quot;&quot;;[.E301];IF([.E300]&lt;&gt;&quot;&quot;;[.E300];[.E299]))" office:value-type="float" office:value="0" calcext:value-type="float">
            <text:p>0</text:p>
          </table:table-cell>
          <table:table-cell table:formula="of:=IF([.F301]&lt;&gt;&quot;&quot;;[.F301];IF([.F300]&lt;&gt;&quot;&quot;;[.F300];[.F299]))" office:value-type="float" office:value="1121" calcext:value-type="float">
            <text:p>1121</text:p>
          </table:table-cell>
          <table:table-cell table:number-columns-repeated="995"/>
        </table:table-row>
        <table:table-row table:style-name="ro1">
          <table:table-cell office:value-type="date" office:date-value="2022-08-23T15:24:28.914591" calcext:value-type="date">
            <text:p>2022-08-23 15:24:29</text:p>
          </table:table-cell>
          <table:table-cell table:number-columns-repeated="2" office:value-type="float" office:value="4674" calcext:value-type="float">
            <text:p>4674</text:p>
          </table:table-cell>
          <table:table-cell office:value-type="float" office:value="5683" calcext:value-type="float">
            <text:p>568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02]&lt;&gt;&quot;&quot;;[.B302];IF([.B301]&lt;&gt;&quot;&quot;;[.B301];[.B300]))" office:value-type="float" office:value="4674" calcext:value-type="float">
            <text:p>4674</text:p>
          </table:table-cell>
          <table:table-cell table:formula="of:=IF([.C302]&lt;&gt;&quot;&quot;;[.C302];IF([.C301]&lt;&gt;&quot;&quot;;[.C301];[.C300]))" office:value-type="float" office:value="4674" calcext:value-type="float">
            <text:p>4674</text:p>
          </table:table-cell>
          <table:table-cell table:formula="of:=IF([.D302]&lt;&gt;&quot;&quot;;[.D302];IF([.D301]&lt;&gt;&quot;&quot;;[.D301];[.D300]))" office:value-type="float" office:value="5683" calcext:value-type="float">
            <text:p>5683</text:p>
          </table:table-cell>
          <table:table-cell table:formula="of:=IF([.E302]&lt;&gt;&quot;&quot;;[.E302];IF([.E301]&lt;&gt;&quot;&quot;;[.E301];[.E300]))" office:value-type="float" office:value="0" calcext:value-type="float">
            <text:p>0</text:p>
          </table:table-cell>
          <table:table-cell table:formula="of:=IF([.F302]&lt;&gt;&quot;&quot;;[.F302];IF([.F301]&lt;&gt;&quot;&quot;;[.F301];[.F300]))" office:value-type="float" office:value="1121" calcext:value-type="float">
            <text:p>1121</text:p>
          </table:table-cell>
          <table:table-cell table:number-columns-repeated="995"/>
        </table:table-row>
        <table:table-row table:style-name="ro1">
          <table:table-cell office:value-type="date" office:date-value="2022-08-23T15:25:00" calcext:value-type="date">
            <text:p>2022-08-23 15:25:00</text:p>
          </table:table-cell>
          <table:table-cell table:number-columns-repeated="4"/>
          <table:table-cell table:style-name="ce1" office:value-type="float" office:value="1014" calcext:value-type="float">
            <text:p>1014</text:p>
          </table:table-cell>
          <table:table-cell table:formula="of:=IF([.B303]&lt;&gt;&quot;&quot;;[.B303];IF([.B302]&lt;&gt;&quot;&quot;;[.B302];[.B301]))" office:value-type="float" office:value="4674" calcext:value-type="float">
            <text:p>4674</text:p>
          </table:table-cell>
          <table:table-cell table:formula="of:=IF([.C303]&lt;&gt;&quot;&quot;;[.C303];IF([.C302]&lt;&gt;&quot;&quot;;[.C302];[.C301]))" office:value-type="float" office:value="4674" calcext:value-type="float">
            <text:p>4674</text:p>
          </table:table-cell>
          <table:table-cell table:formula="of:=IF([.D303]&lt;&gt;&quot;&quot;;[.D303];IF([.D302]&lt;&gt;&quot;&quot;;[.D302];[.D301]))" office:value-type="float" office:value="5683" calcext:value-type="float">
            <text:p>5683</text:p>
          </table:table-cell>
          <table:table-cell table:formula="of:=IF([.E303]&lt;&gt;&quot;&quot;;[.E303];IF([.E302]&lt;&gt;&quot;&quot;;[.E302];[.E301]))" office:value-type="float" office:value="0" calcext:value-type="float">
            <text:p>0</text:p>
          </table:table-cell>
          <table:table-cell table:formula="of:=IF([.F303]&lt;&gt;&quot;&quot;;[.F303];IF([.F302]&lt;&gt;&quot;&quot;;[.F302];[.F301]))" office:value-type="float" office:value="1014" calcext:value-type="float">
            <text:p>1014</text:p>
          </table:table-cell>
          <table:table-cell table:number-columns-repeated="995"/>
        </table:table-row>
        <table:table-row table:style-name="ro1">
          <table:table-cell office:value-type="date" office:date-value="2022-08-23T15:25:43.824413" calcext:value-type="date">
            <text:p>2022-08-23 15:25:44</text:p>
          </table:table-cell>
          <table:table-cell office:value-type="float" office:value="3728" calcext:value-type="float">
            <text:p>3728</text:p>
          </table:table-cell>
          <table:table-cell office:value-type="float" office:value="3568" calcext:value-type="float">
            <text:p>3568</text:p>
          </table:table-cell>
          <table:table-cell office:value-type="float" office:value="3817" calcext:value-type="float">
            <text:p>381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04]&lt;&gt;&quot;&quot;;[.B304];IF([.B303]&lt;&gt;&quot;&quot;;[.B303];[.B302]))" office:value-type="float" office:value="3728" calcext:value-type="float">
            <text:p>3728</text:p>
          </table:table-cell>
          <table:table-cell table:formula="of:=IF([.C304]&lt;&gt;&quot;&quot;;[.C304];IF([.C303]&lt;&gt;&quot;&quot;;[.C303];[.C302]))" office:value-type="float" office:value="3568" calcext:value-type="float">
            <text:p>3568</text:p>
          </table:table-cell>
          <table:table-cell table:formula="of:=IF([.D304]&lt;&gt;&quot;&quot;;[.D304];IF([.D303]&lt;&gt;&quot;&quot;;[.D303];[.D302]))" office:value-type="float" office:value="3817" calcext:value-type="float">
            <text:p>3817</text:p>
          </table:table-cell>
          <table:table-cell table:formula="of:=IF([.E304]&lt;&gt;&quot;&quot;;[.E304];IF([.E303]&lt;&gt;&quot;&quot;;[.E303];[.E302]))" office:value-type="float" office:value="0" calcext:value-type="float">
            <text:p>0</text:p>
          </table:table-cell>
          <table:table-cell table:formula="of:=IF([.F304]&lt;&gt;&quot;&quot;;[.F304];IF([.F303]&lt;&gt;&quot;&quot;;[.F303];[.F302]))" office:value-type="float" office:value="1014" calcext:value-type="float">
            <text:p>1014</text:p>
          </table:table-cell>
          <table:table-cell table:number-columns-repeated="995"/>
        </table:table-row>
        <table:table-row table:style-name="ro1">
          <table:table-cell office:value-type="date" office:date-value="2022-08-23T15:26:00" calcext:value-type="date">
            <text:p>2022-08-23 15:26:00</text:p>
          </table:table-cell>
          <table:table-cell table:number-columns-repeated="4"/>
          <table:table-cell table:style-name="ce1" office:value-type="float" office:value="1595" calcext:value-type="float">
            <text:p>1595</text:p>
          </table:table-cell>
          <table:table-cell table:formula="of:=IF([.B305]&lt;&gt;&quot;&quot;;[.B305];IF([.B304]&lt;&gt;&quot;&quot;;[.B304];[.B303]))" office:value-type="float" office:value="3728" calcext:value-type="float">
            <text:p>3728</text:p>
          </table:table-cell>
          <table:table-cell table:formula="of:=IF([.C305]&lt;&gt;&quot;&quot;;[.C305];IF([.C304]&lt;&gt;&quot;&quot;;[.C304];[.C303]))" office:value-type="float" office:value="3568" calcext:value-type="float">
            <text:p>3568</text:p>
          </table:table-cell>
          <table:table-cell table:formula="of:=IF([.D305]&lt;&gt;&quot;&quot;;[.D305];IF([.D304]&lt;&gt;&quot;&quot;;[.D304];[.D303]))" office:value-type="float" office:value="3817" calcext:value-type="float">
            <text:p>3817</text:p>
          </table:table-cell>
          <table:table-cell table:formula="of:=IF([.E305]&lt;&gt;&quot;&quot;;[.E305];IF([.E304]&lt;&gt;&quot;&quot;;[.E304];[.E303]))" office:value-type="float" office:value="0" calcext:value-type="float">
            <text:p>0</text:p>
          </table:table-cell>
          <table:table-cell table:formula="of:=IF([.F305]&lt;&gt;&quot;&quot;;[.F305];IF([.F304]&lt;&gt;&quot;&quot;;[.F304];[.F303]))" office:value-type="float" office:value="1595" calcext:value-type="float">
            <text:p>1595</text:p>
          </table:table-cell>
          <table:table-cell table:number-columns-repeated="995"/>
        </table:table-row>
        <table:table-row table:style-name="ro1">
          <table:table-cell office:value-type="date" office:date-value="2022-08-23T15:26:54.293245" calcext:value-type="date">
            <text:p>2022-08-23 15:26:54</text:p>
          </table:table-cell>
          <table:table-cell office:value-type="float" office:value="2103" calcext:value-type="float">
            <text:p>2103</text:p>
          </table:table-cell>
          <table:table-cell office:value-type="float" office:value="2450" calcext:value-type="float">
            <text:p>2450</text:p>
          </table:table-cell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06]&lt;&gt;&quot;&quot;;[.B306];IF([.B305]&lt;&gt;&quot;&quot;;[.B305];[.B304]))" office:value-type="float" office:value="2103" calcext:value-type="float">
            <text:p>2103</text:p>
          </table:table-cell>
          <table:table-cell table:formula="of:=IF([.C306]&lt;&gt;&quot;&quot;;[.C306];IF([.C305]&lt;&gt;&quot;&quot;;[.C305];[.C304]))" office:value-type="float" office:value="2450" calcext:value-type="float">
            <text:p>2450</text:p>
          </table:table-cell>
          <table:table-cell table:formula="of:=IF([.D306]&lt;&gt;&quot;&quot;;[.D306];IF([.D305]&lt;&gt;&quot;&quot;;[.D305];[.D304]))" office:value-type="float" office:value="2547" calcext:value-type="float">
            <text:p>2547</text:p>
          </table:table-cell>
          <table:table-cell table:formula="of:=IF([.E306]&lt;&gt;&quot;&quot;;[.E306];IF([.E305]&lt;&gt;&quot;&quot;;[.E305];[.E304]))" office:value-type="float" office:value="0" calcext:value-type="float">
            <text:p>0</text:p>
          </table:table-cell>
          <table:table-cell table:formula="of:=IF([.F306]&lt;&gt;&quot;&quot;;[.F306];IF([.F305]&lt;&gt;&quot;&quot;;[.F305];[.F304]))" office:value-type="float" office:value="1595" calcext:value-type="float">
            <text:p>1595</text:p>
          </table:table-cell>
          <table:table-cell table:number-columns-repeated="995"/>
        </table:table-row>
        <table:table-row table:style-name="ro1">
          <table:table-cell office:value-type="date" office:date-value="2022-08-23T15:27:00" calcext:value-type="date">
            <text:p>2022-08-23 15:27:00</text:p>
          </table:table-cell>
          <table:table-cell table:number-columns-repeated="4"/>
          <table:table-cell table:style-name="ce1" office:value-type="float" office:value="693" calcext:value-type="float">
            <text:p>693</text:p>
          </table:table-cell>
          <table:table-cell table:formula="of:=IF([.B307]&lt;&gt;&quot;&quot;;[.B307];IF([.B306]&lt;&gt;&quot;&quot;;[.B306];[.B305]))" office:value-type="float" office:value="2103" calcext:value-type="float">
            <text:p>2103</text:p>
          </table:table-cell>
          <table:table-cell table:formula="of:=IF([.C307]&lt;&gt;&quot;&quot;;[.C307];IF([.C306]&lt;&gt;&quot;&quot;;[.C306];[.C305]))" office:value-type="float" office:value="2450" calcext:value-type="float">
            <text:p>2450</text:p>
          </table:table-cell>
          <table:table-cell table:formula="of:=IF([.D307]&lt;&gt;&quot;&quot;;[.D307];IF([.D306]&lt;&gt;&quot;&quot;;[.D306];[.D305]))" office:value-type="float" office:value="2547" calcext:value-type="float">
            <text:p>2547</text:p>
          </table:table-cell>
          <table:table-cell table:formula="of:=IF([.E307]&lt;&gt;&quot;&quot;;[.E307];IF([.E306]&lt;&gt;&quot;&quot;;[.E306];[.E305]))" office:value-type="float" office:value="0" calcext:value-type="float">
            <text:p>0</text:p>
          </table:table-cell>
          <table:table-cell table:formula="of:=IF([.F307]&lt;&gt;&quot;&quot;;[.F307];IF([.F306]&lt;&gt;&quot;&quot;;[.F306];[.F305]))" office:value-type="float" office:value="693" calcext:value-type="float">
            <text:p>693</text:p>
          </table:table-cell>
          <table:table-cell table:number-columns-repeated="995"/>
        </table:table-row>
        <table:table-row table:style-name="ro1">
          <table:table-cell office:value-type="date" office:date-value="2022-08-23T15:28:00" calcext:value-type="date">
            <text:p>2022-08-23 15:28:00</text:p>
          </table:table-cell>
          <table:table-cell table:number-columns-repeated="4"/>
          <table:table-cell table:style-name="ce1" office:value-type="float" office:value="331" calcext:value-type="float">
            <text:p>331</text:p>
          </table:table-cell>
          <table:table-cell table:formula="of:=IF([.B308]&lt;&gt;&quot;&quot;;[.B308];IF([.B307]&lt;&gt;&quot;&quot;;[.B307];[.B306]))" office:value-type="float" office:value="2103" calcext:value-type="float">
            <text:p>2103</text:p>
          </table:table-cell>
          <table:table-cell table:formula="of:=IF([.C308]&lt;&gt;&quot;&quot;;[.C308];IF([.C307]&lt;&gt;&quot;&quot;;[.C307];[.C306]))" office:value-type="float" office:value="2450" calcext:value-type="float">
            <text:p>2450</text:p>
          </table:table-cell>
          <table:table-cell table:formula="of:=IF([.D308]&lt;&gt;&quot;&quot;;[.D308];IF([.D307]&lt;&gt;&quot;&quot;;[.D307];[.D306]))" office:value-type="float" office:value="2547" calcext:value-type="float">
            <text:p>2547</text:p>
          </table:table-cell>
          <table:table-cell table:formula="of:=IF([.E308]&lt;&gt;&quot;&quot;;[.E308];IF([.E307]&lt;&gt;&quot;&quot;;[.E307];[.E306]))" office:value-type="float" office:value="0" calcext:value-type="float">
            <text:p>0</text:p>
          </table:table-cell>
          <table:table-cell table:formula="of:=IF([.F308]&lt;&gt;&quot;&quot;;[.F308];IF([.F307]&lt;&gt;&quot;&quot;;[.F307];[.F306]))" office:value-type="float" office:value="331" calcext:value-type="float">
            <text:p>331</text:p>
          </table:table-cell>
          <table:table-cell table:number-columns-repeated="995"/>
        </table:table-row>
        <table:table-row table:style-name="ro1">
          <table:table-cell office:value-type="date" office:date-value="2022-08-23T15:28:05.826369" calcext:value-type="date">
            <text:p>2022-08-23 15:28:06</text:p>
          </table:table-cell>
          <table:table-cell office:value-type="float" office:value="2238" calcext:value-type="float">
            <text:p>2238</text:p>
          </table:table-cell>
          <table:table-cell office:value-type="float" office:value="1038" calcext:value-type="float">
            <text:p>1038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09]&lt;&gt;&quot;&quot;;[.B309];IF([.B308]&lt;&gt;&quot;&quot;;[.B308];[.B307]))" office:value-type="float" office:value="2238" calcext:value-type="float">
            <text:p>2238</text:p>
          </table:table-cell>
          <table:table-cell table:formula="of:=IF([.C309]&lt;&gt;&quot;&quot;;[.C309];IF([.C308]&lt;&gt;&quot;&quot;;[.C308];[.C307]))" office:value-type="float" office:value="1038" calcext:value-type="float">
            <text:p>1038</text:p>
          </table:table-cell>
          <table:table-cell table:formula="of:=IF([.D309]&lt;&gt;&quot;&quot;;[.D309];IF([.D308]&lt;&gt;&quot;&quot;;[.D308];[.D307]))" office:value-type="float" office:value="711" calcext:value-type="float">
            <text:p>711</text:p>
          </table:table-cell>
          <table:table-cell table:formula="of:=IF([.E309]&lt;&gt;&quot;&quot;;[.E309];IF([.E308]&lt;&gt;&quot;&quot;;[.E308];[.E307]))" office:value-type="float" office:value="0" calcext:value-type="float">
            <text:p>0</text:p>
          </table:table-cell>
          <table:table-cell table:formula="of:=IF([.F309]&lt;&gt;&quot;&quot;;[.F309];IF([.F308]&lt;&gt;&quot;&quot;;[.F308];[.F307]))" office:value-type="float" office:value="331" calcext:value-type="float">
            <text:p>331</text:p>
          </table:table-cell>
          <table:table-cell table:number-columns-repeated="995"/>
        </table:table-row>
        <table:table-row table:style-name="ro1">
          <table:table-cell office:value-type="date" office:date-value="2022-08-23T15:29:00" calcext:value-type="date">
            <text:p>2022-08-23 15:29:00</text:p>
          </table:table-cell>
          <table:table-cell table:number-columns-repeated="4"/>
          <table:table-cell table:style-name="ce1" office:value-type="float" office:value="834" calcext:value-type="float">
            <text:p>834</text:p>
          </table:table-cell>
          <table:table-cell table:formula="of:=IF([.B310]&lt;&gt;&quot;&quot;;[.B310];IF([.B309]&lt;&gt;&quot;&quot;;[.B309];[.B308]))" office:value-type="float" office:value="2238" calcext:value-type="float">
            <text:p>2238</text:p>
          </table:table-cell>
          <table:table-cell table:formula="of:=IF([.C310]&lt;&gt;&quot;&quot;;[.C310];IF([.C309]&lt;&gt;&quot;&quot;;[.C309];[.C308]))" office:value-type="float" office:value="1038" calcext:value-type="float">
            <text:p>1038</text:p>
          </table:table-cell>
          <table:table-cell table:formula="of:=IF([.D310]&lt;&gt;&quot;&quot;;[.D310];IF([.D309]&lt;&gt;&quot;&quot;;[.D309];[.D308]))" office:value-type="float" office:value="711" calcext:value-type="float">
            <text:p>711</text:p>
          </table:table-cell>
          <table:table-cell table:formula="of:=IF([.E310]&lt;&gt;&quot;&quot;;[.E310];IF([.E309]&lt;&gt;&quot;&quot;;[.E309];[.E308]))" office:value-type="float" office:value="0" calcext:value-type="float">
            <text:p>0</text:p>
          </table:table-cell>
          <table:table-cell table:formula="of:=IF([.F310]&lt;&gt;&quot;&quot;;[.F310];IF([.F309]&lt;&gt;&quot;&quot;;[.F309];[.F308]))" office:value-type="float" office:value="834" calcext:value-type="float">
            <text:p>834</text:p>
          </table:table-cell>
          <table:table-cell table:number-columns-repeated="995"/>
        </table:table-row>
        <table:table-row table:style-name="ro1">
          <table:table-cell office:value-type="date" office:date-value="2022-08-23T15:29:15.47219" calcext:value-type="date">
            <text:p>2022-08-23 15:29:15</text:p>
          </table:table-cell>
          <table:table-cell office:value-type="float" office:value="2351" calcext:value-type="float">
            <text:p>2351</text:p>
          </table:table-cell>
          <table:table-cell office:value-type="float" office:value="2112" calcext:value-type="float">
            <text:p>2112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11]&lt;&gt;&quot;&quot;;[.B311];IF([.B310]&lt;&gt;&quot;&quot;;[.B310];[.B309]))" office:value-type="float" office:value="2351" calcext:value-type="float">
            <text:p>2351</text:p>
          </table:table-cell>
          <table:table-cell table:formula="of:=IF([.C311]&lt;&gt;&quot;&quot;;[.C311];IF([.C310]&lt;&gt;&quot;&quot;;[.C310];[.C309]))" office:value-type="float" office:value="2112" calcext:value-type="float">
            <text:p>2112</text:p>
          </table:table-cell>
          <table:table-cell table:formula="of:=IF([.D311]&lt;&gt;&quot;&quot;;[.D311];IF([.D310]&lt;&gt;&quot;&quot;;[.D310];[.D309]))" office:value-type="float" office:value="1767" calcext:value-type="float">
            <text:p>1767</text:p>
          </table:table-cell>
          <table:table-cell table:formula="of:=IF([.E311]&lt;&gt;&quot;&quot;;[.E311];IF([.E310]&lt;&gt;&quot;&quot;;[.E310];[.E309]))" office:value-type="float" office:value="0" calcext:value-type="float">
            <text:p>0</text:p>
          </table:table-cell>
          <table:table-cell table:formula="of:=IF([.F311]&lt;&gt;&quot;&quot;;[.F311];IF([.F310]&lt;&gt;&quot;&quot;;[.F310];[.F309]))" office:value-type="float" office:value="834" calcext:value-type="float">
            <text:p>834</text:p>
          </table:table-cell>
          <table:table-cell table:number-columns-repeated="995"/>
        </table:table-row>
        <table:table-row table:style-name="ro1">
          <table:table-cell office:value-type="date" office:date-value="2022-08-23T15:30:00" calcext:value-type="date">
            <text:p>2022-08-23 15:30:00</text:p>
          </table:table-cell>
          <table:table-cell table:number-columns-repeated="4"/>
          <table:table-cell table:style-name="ce1" office:value-type="float" office:value="395" calcext:value-type="float">
            <text:p>395</text:p>
          </table:table-cell>
          <table:table-cell table:formula="of:=IF([.B312]&lt;&gt;&quot;&quot;;[.B312];IF([.B311]&lt;&gt;&quot;&quot;;[.B311];[.B310]))" office:value-type="float" office:value="2351" calcext:value-type="float">
            <text:p>2351</text:p>
          </table:table-cell>
          <table:table-cell table:formula="of:=IF([.C312]&lt;&gt;&quot;&quot;;[.C312];IF([.C311]&lt;&gt;&quot;&quot;;[.C311];[.C310]))" office:value-type="float" office:value="2112" calcext:value-type="float">
            <text:p>2112</text:p>
          </table:table-cell>
          <table:table-cell table:formula="of:=IF([.D312]&lt;&gt;&quot;&quot;;[.D312];IF([.D311]&lt;&gt;&quot;&quot;;[.D311];[.D310]))" office:value-type="float" office:value="1767" calcext:value-type="float">
            <text:p>1767</text:p>
          </table:table-cell>
          <table:table-cell table:formula="of:=IF([.E312]&lt;&gt;&quot;&quot;;[.E312];IF([.E311]&lt;&gt;&quot;&quot;;[.E311];[.E310]))" office:value-type="float" office:value="0" calcext:value-type="float">
            <text:p>0</text:p>
          </table:table-cell>
          <table:table-cell table:formula="of:=IF([.F312]&lt;&gt;&quot;&quot;;[.F312];IF([.F311]&lt;&gt;&quot;&quot;;[.F311];[.F310]))" office:value-type="float" office:value="395" calcext:value-type="float">
            <text:p>395</text:p>
          </table:table-cell>
          <table:table-cell table:number-columns-repeated="995"/>
        </table:table-row>
        <table:table-row table:style-name="ro1">
          <table:table-cell office:value-type="date" office:date-value="2022-08-23T15:30:24.773531" calcext:value-type="date">
            <text:p>2022-08-23 15:30:25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13]&lt;&gt;&quot;&quot;;[.B313];IF([.B312]&lt;&gt;&quot;&quot;;[.B312];[.B311]))" office:value-type="float" office:value="1067" calcext:value-type="float">
            <text:p>1067</text:p>
          </table:table-cell>
          <table:table-cell table:formula="of:=IF([.C313]&lt;&gt;&quot;&quot;;[.C313];IF([.C312]&lt;&gt;&quot;&quot;;[.C312];[.C311]))" office:value-type="float" office:value="1067" calcext:value-type="float">
            <text:p>1067</text:p>
          </table:table-cell>
          <table:table-cell table:formula="of:=IF([.D313]&lt;&gt;&quot;&quot;;[.D313];IF([.D312]&lt;&gt;&quot;&quot;;[.D312];[.D311]))" office:value-type="float" office:value="1238" calcext:value-type="float">
            <text:p>1238</text:p>
          </table:table-cell>
          <table:table-cell table:formula="of:=IF([.E313]&lt;&gt;&quot;&quot;;[.E313];IF([.E312]&lt;&gt;&quot;&quot;;[.E312];[.E311]))" office:value-type="float" office:value="0" calcext:value-type="float">
            <text:p>0</text:p>
          </table:table-cell>
          <table:table-cell table:formula="of:=IF([.F313]&lt;&gt;&quot;&quot;;[.F313];IF([.F312]&lt;&gt;&quot;&quot;;[.F312];[.F311]))" office:value-type="float" office:value="395" calcext:value-type="float">
            <text:p>395</text:p>
          </table:table-cell>
          <table:table-cell table:number-columns-repeated="995"/>
        </table:table-row>
        <table:table-row table:style-name="ro1">
          <table:table-cell office:value-type="date" office:date-value="2022-08-23T15:31:00" calcext:value-type="date">
            <text:p>2022-08-23 15:31:00</text:p>
          </table:table-cell>
          <table:table-cell table:number-columns-repeated="4"/>
          <table:table-cell table:style-name="ce1" office:value-type="float" office:value="1668" calcext:value-type="float">
            <text:p>1668</text:p>
          </table:table-cell>
          <table:table-cell table:formula="of:=IF([.B314]&lt;&gt;&quot;&quot;;[.B314];IF([.B313]&lt;&gt;&quot;&quot;;[.B313];[.B312]))" office:value-type="float" office:value="1067" calcext:value-type="float">
            <text:p>1067</text:p>
          </table:table-cell>
          <table:table-cell table:formula="of:=IF([.C314]&lt;&gt;&quot;&quot;;[.C314];IF([.C313]&lt;&gt;&quot;&quot;;[.C313];[.C312]))" office:value-type="float" office:value="1067" calcext:value-type="float">
            <text:p>1067</text:p>
          </table:table-cell>
          <table:table-cell table:formula="of:=IF([.D314]&lt;&gt;&quot;&quot;;[.D314];IF([.D313]&lt;&gt;&quot;&quot;;[.D313];[.D312]))" office:value-type="float" office:value="1238" calcext:value-type="float">
            <text:p>1238</text:p>
          </table:table-cell>
          <table:table-cell table:formula="of:=IF([.E314]&lt;&gt;&quot;&quot;;[.E314];IF([.E313]&lt;&gt;&quot;&quot;;[.E313];[.E312]))" office:value-type="float" office:value="0" calcext:value-type="float">
            <text:p>0</text:p>
          </table:table-cell>
          <table:table-cell table:formula="of:=IF([.F314]&lt;&gt;&quot;&quot;;[.F314];IF([.F313]&lt;&gt;&quot;&quot;;[.F313];[.F312]))" office:value-type="float" office:value="1668" calcext:value-type="float">
            <text:p>1668</text:p>
          </table:table-cell>
          <table:table-cell table:number-columns-repeated="995"/>
        </table:table-row>
        <table:table-row table:style-name="ro1">
          <table:table-cell office:value-type="date" office:date-value="2022-08-23T15:31:35.234804" calcext:value-type="date">
            <text:p>2022-08-23 15:31:35</text:p>
          </table:table-cell>
          <table:table-cell office:value-type="float" office:value="4465" calcext:value-type="float">
            <text:p>4465</text:p>
          </table:table-cell>
          <table:table-cell office:value-type="float" office:value="4653" calcext:value-type="float">
            <text:p>4653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15]&lt;&gt;&quot;&quot;;[.B315];IF([.B314]&lt;&gt;&quot;&quot;;[.B314];[.B313]))" office:value-type="float" office:value="4465" calcext:value-type="float">
            <text:p>4465</text:p>
          </table:table-cell>
          <table:table-cell table:formula="of:=IF([.C315]&lt;&gt;&quot;&quot;;[.C315];IF([.C314]&lt;&gt;&quot;&quot;;[.C314];[.C313]))" office:value-type="float" office:value="4653" calcext:value-type="float">
            <text:p>4653</text:p>
          </table:table-cell>
          <table:table-cell table:formula="of:=IF([.D315]&lt;&gt;&quot;&quot;;[.D315];IF([.D314]&lt;&gt;&quot;&quot;;[.D314];[.D313]))" office:value-type="float" office:value="6200" calcext:value-type="float">
            <text:p>6200</text:p>
          </table:table-cell>
          <table:table-cell table:formula="of:=IF([.E315]&lt;&gt;&quot;&quot;;[.E315];IF([.E314]&lt;&gt;&quot;&quot;;[.E314];[.E313]))" office:value-type="float" office:value="0" calcext:value-type="float">
            <text:p>0</text:p>
          </table:table-cell>
          <table:table-cell table:formula="of:=IF([.F315]&lt;&gt;&quot;&quot;;[.F315];IF([.F314]&lt;&gt;&quot;&quot;;[.F314];[.F313]))" office:value-type="float" office:value="1668" calcext:value-type="float">
            <text:p>1668</text:p>
          </table:table-cell>
          <table:table-cell table:number-columns-repeated="995"/>
        </table:table-row>
        <table:table-row table:style-name="ro1">
          <table:table-cell office:value-type="date" office:date-value="2022-08-23T15:32:00.000001" calcext:value-type="date">
            <text:p>2022-08-23 15:32:00</text:p>
          </table:table-cell>
          <table:table-cell table:number-columns-repeated="4"/>
          <table:table-cell table:style-name="ce1" office:value-type="float" office:value="1685" calcext:value-type="float">
            <text:p>1685</text:p>
          </table:table-cell>
          <table:table-cell table:formula="of:=IF([.B316]&lt;&gt;&quot;&quot;;[.B316];IF([.B315]&lt;&gt;&quot;&quot;;[.B315];[.B314]))" office:value-type="float" office:value="4465" calcext:value-type="float">
            <text:p>4465</text:p>
          </table:table-cell>
          <table:table-cell table:formula="of:=IF([.C316]&lt;&gt;&quot;&quot;;[.C316];IF([.C315]&lt;&gt;&quot;&quot;;[.C315];[.C314]))" office:value-type="float" office:value="4653" calcext:value-type="float">
            <text:p>4653</text:p>
          </table:table-cell>
          <table:table-cell table:formula="of:=IF([.D316]&lt;&gt;&quot;&quot;;[.D316];IF([.D315]&lt;&gt;&quot;&quot;;[.D315];[.D314]))" office:value-type="float" office:value="6200" calcext:value-type="float">
            <text:p>6200</text:p>
          </table:table-cell>
          <table:table-cell table:formula="of:=IF([.E316]&lt;&gt;&quot;&quot;;[.E316];IF([.E315]&lt;&gt;&quot;&quot;;[.E315];[.E314]))" office:value-type="float" office:value="0" calcext:value-type="float">
            <text:p>0</text:p>
          </table:table-cell>
          <table:table-cell table:formula="of:=IF([.F316]&lt;&gt;&quot;&quot;;[.F316];IF([.F315]&lt;&gt;&quot;&quot;;[.F315];[.F314]))" office:value-type="float" office:value="1685" calcext:value-type="float">
            <text:p>1685</text:p>
          </table:table-cell>
          <table:table-cell table:number-columns-repeated="995"/>
        </table:table-row>
        <table:table-row table:style-name="ro1">
          <table:table-cell office:value-type="date" office:date-value="2022-08-23T15:32:45.814138" calcext:value-type="date">
            <text:p>2022-08-23 15:32:46</text:p>
          </table:table-cell>
          <table:table-cell office:value-type="float" office:value="4660" calcext:value-type="float">
            <text:p>4660</text:p>
          </table:table-cell>
          <table:table-cell office:value-type="float" office:value="4655" calcext:value-type="float">
            <text:p>4655</text:p>
          </table:table-cell>
          <table:table-cell office:value-type="float" office:value="6008" calcext:value-type="float">
            <text:p>600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17]&lt;&gt;&quot;&quot;;[.B317];IF([.B316]&lt;&gt;&quot;&quot;;[.B316];[.B315]))" office:value-type="float" office:value="4660" calcext:value-type="float">
            <text:p>4660</text:p>
          </table:table-cell>
          <table:table-cell table:formula="of:=IF([.C317]&lt;&gt;&quot;&quot;;[.C317];IF([.C316]&lt;&gt;&quot;&quot;;[.C316];[.C315]))" office:value-type="float" office:value="4655" calcext:value-type="float">
            <text:p>4655</text:p>
          </table:table-cell>
          <table:table-cell table:formula="of:=IF([.D317]&lt;&gt;&quot;&quot;;[.D317];IF([.D316]&lt;&gt;&quot;&quot;;[.D316];[.D315]))" office:value-type="float" office:value="6008" calcext:value-type="float">
            <text:p>6008</text:p>
          </table:table-cell>
          <table:table-cell table:formula="of:=IF([.E317]&lt;&gt;&quot;&quot;;[.E317];IF([.E316]&lt;&gt;&quot;&quot;;[.E316];[.E315]))" office:value-type="float" office:value="0" calcext:value-type="float">
            <text:p>0</text:p>
          </table:table-cell>
          <table:table-cell table:formula="of:=IF([.F317]&lt;&gt;&quot;&quot;;[.F317];IF([.F316]&lt;&gt;&quot;&quot;;[.F316];[.F315]))" office:value-type="float" office:value="1685" calcext:value-type="float">
            <text:p>1685</text:p>
          </table:table-cell>
          <table:table-cell table:number-columns-repeated="995"/>
        </table:table-row>
        <table:table-row table:style-name="ro1">
          <table:table-cell office:value-type="date" office:date-value="2022-08-23T15:33:00" calcext:value-type="date">
            <text:p>2022-08-23 15:33:00</text:p>
          </table:table-cell>
          <table:table-cell table:number-columns-repeated="4"/>
          <table:table-cell table:style-name="ce1" office:value-type="float" office:value="1666" calcext:value-type="float">
            <text:p>1666</text:p>
          </table:table-cell>
          <table:table-cell table:formula="of:=IF([.B318]&lt;&gt;&quot;&quot;;[.B318];IF([.B317]&lt;&gt;&quot;&quot;;[.B317];[.B316]))" office:value-type="float" office:value="4660" calcext:value-type="float">
            <text:p>4660</text:p>
          </table:table-cell>
          <table:table-cell table:formula="of:=IF([.C318]&lt;&gt;&quot;&quot;;[.C318];IF([.C317]&lt;&gt;&quot;&quot;;[.C317];[.C316]))" office:value-type="float" office:value="4655" calcext:value-type="float">
            <text:p>4655</text:p>
          </table:table-cell>
          <table:table-cell table:formula="of:=IF([.D318]&lt;&gt;&quot;&quot;;[.D318];IF([.D317]&lt;&gt;&quot;&quot;;[.D317];[.D316]))" office:value-type="float" office:value="6008" calcext:value-type="float">
            <text:p>6008</text:p>
          </table:table-cell>
          <table:table-cell table:formula="of:=IF([.E318]&lt;&gt;&quot;&quot;;[.E318];IF([.E317]&lt;&gt;&quot;&quot;;[.E317];[.E316]))" office:value-type="float" office:value="0" calcext:value-type="float">
            <text:p>0</text:p>
          </table:table-cell>
          <table:table-cell table:formula="of:=IF([.F318]&lt;&gt;&quot;&quot;;[.F318];IF([.F317]&lt;&gt;&quot;&quot;;[.F317];[.F316]))" office:value-type="float" office:value="1666" calcext:value-type="float">
            <text:p>1666</text:p>
          </table:table-cell>
          <table:table-cell table:number-columns-repeated="995"/>
        </table:table-row>
        <table:table-row table:style-name="ro1">
          <table:table-cell office:value-type="date" office:date-value="2022-08-23T15:33:57.192456" calcext:value-type="date">
            <text:p>2022-08-23 15:33:57</text:p>
          </table:table-cell>
          <table:table-cell office:value-type="float" office:value="4714" calcext:value-type="float">
            <text:p>4714</text:p>
          </table:table-cell>
          <table:table-cell office:value-type="float" office:value="4736" calcext:value-type="float">
            <text:p>4736</text:p>
          </table:table-cell>
          <table:table-cell office:value-type="float" office:value="6148" calcext:value-type="float">
            <text:p>614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19]&lt;&gt;&quot;&quot;;[.B319];IF([.B318]&lt;&gt;&quot;&quot;;[.B318];[.B317]))" office:value-type="float" office:value="4714" calcext:value-type="float">
            <text:p>4714</text:p>
          </table:table-cell>
          <table:table-cell table:formula="of:=IF([.C319]&lt;&gt;&quot;&quot;;[.C319];IF([.C318]&lt;&gt;&quot;&quot;;[.C318];[.C317]))" office:value-type="float" office:value="4736" calcext:value-type="float">
            <text:p>4736</text:p>
          </table:table-cell>
          <table:table-cell table:formula="of:=IF([.D319]&lt;&gt;&quot;&quot;;[.D319];IF([.D318]&lt;&gt;&quot;&quot;;[.D318];[.D317]))" office:value-type="float" office:value="6148" calcext:value-type="float">
            <text:p>6148</text:p>
          </table:table-cell>
          <table:table-cell table:formula="of:=IF([.E319]&lt;&gt;&quot;&quot;;[.E319];IF([.E318]&lt;&gt;&quot;&quot;;[.E318];[.E317]))" office:value-type="float" office:value="0" calcext:value-type="float">
            <text:p>0</text:p>
          </table:table-cell>
          <table:table-cell table:formula="of:=IF([.F319]&lt;&gt;&quot;&quot;;[.F319];IF([.F318]&lt;&gt;&quot;&quot;;[.F318];[.F317]))" office:value-type="float" office:value="1666" calcext:value-type="float">
            <text:p>1666</text:p>
          </table:table-cell>
          <table:table-cell table:number-columns-repeated="995"/>
        </table:table-row>
        <table:table-row table:style-name="ro1">
          <table:table-cell office:value-type="date" office:date-value="2022-08-23T15:34:00" calcext:value-type="date">
            <text:p>2022-08-23 15:34:00</text:p>
          </table:table-cell>
          <table:table-cell table:number-columns-repeated="4"/>
          <table:table-cell table:style-name="ce1" office:value-type="float" office:value="1672" calcext:value-type="float">
            <text:p>1672</text:p>
          </table:table-cell>
          <table:table-cell table:formula="of:=IF([.B320]&lt;&gt;&quot;&quot;;[.B320];IF([.B319]&lt;&gt;&quot;&quot;;[.B319];[.B318]))" office:value-type="float" office:value="4714" calcext:value-type="float">
            <text:p>4714</text:p>
          </table:table-cell>
          <table:table-cell table:formula="of:=IF([.C320]&lt;&gt;&quot;&quot;;[.C320];IF([.C319]&lt;&gt;&quot;&quot;;[.C319];[.C318]))" office:value-type="float" office:value="4736" calcext:value-type="float">
            <text:p>4736</text:p>
          </table:table-cell>
          <table:table-cell table:formula="of:=IF([.D320]&lt;&gt;&quot;&quot;;[.D320];IF([.D319]&lt;&gt;&quot;&quot;;[.D319];[.D318]))" office:value-type="float" office:value="6148" calcext:value-type="float">
            <text:p>6148</text:p>
          </table:table-cell>
          <table:table-cell table:formula="of:=IF([.E320]&lt;&gt;&quot;&quot;;[.E320];IF([.E319]&lt;&gt;&quot;&quot;;[.E319];[.E318]))" office:value-type="float" office:value="0" calcext:value-type="float">
            <text:p>0</text:p>
          </table:table-cell>
          <table:table-cell table:formula="of:=IF([.F320]&lt;&gt;&quot;&quot;;[.F320];IF([.F319]&lt;&gt;&quot;&quot;;[.F319];[.F318]))" office:value-type="float" office:value="1672" calcext:value-type="float">
            <text:p>1672</text:p>
          </table:table-cell>
          <table:table-cell table:number-columns-repeated="995"/>
        </table:table-row>
        <table:table-row table:style-name="ro1">
          <table:table-cell office:value-type="date" office:date-value="2022-08-23T15:35:00" calcext:value-type="date">
            <text:p>2022-08-23 15:35:00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formula="of:=IF([.B321]&lt;&gt;&quot;&quot;;[.B321];IF([.B320]&lt;&gt;&quot;&quot;;[.B320];[.B319]))" office:value-type="float" office:value="4714" calcext:value-type="float">
            <text:p>4714</text:p>
          </table:table-cell>
          <table:table-cell table:formula="of:=IF([.C321]&lt;&gt;&quot;&quot;;[.C321];IF([.C320]&lt;&gt;&quot;&quot;;[.C320];[.C319]))" office:value-type="float" office:value="4736" calcext:value-type="float">
            <text:p>4736</text:p>
          </table:table-cell>
          <table:table-cell table:formula="of:=IF([.D321]&lt;&gt;&quot;&quot;;[.D321];IF([.D320]&lt;&gt;&quot;&quot;;[.D320];[.D319]))" office:value-type="float" office:value="6148" calcext:value-type="float">
            <text:p>6148</text:p>
          </table:table-cell>
          <table:table-cell table:formula="of:=IF([.E321]&lt;&gt;&quot;&quot;;[.E321];IF([.E320]&lt;&gt;&quot;&quot;;[.E320];[.E319]))" office:value-type="float" office:value="0" calcext:value-type="float">
            <text:p>0</text:p>
          </table:table-cell>
          <table:table-cell table:formula="of:=IF([.F321]&lt;&gt;&quot;&quot;;[.F321];IF([.F320]&lt;&gt;&quot;&quot;;[.F320];[.F319]))" office:value-type="float" office:value="1658" calcext:value-type="float">
            <text:p>1658</text:p>
          </table:table-cell>
          <table:table-cell table:number-columns-repeated="995"/>
        </table:table-row>
        <table:table-row table:style-name="ro1">
          <table:table-cell office:value-type="date" office:date-value="2022-08-23T15:35:11.939261" calcext:value-type="date">
            <text:p>2022-08-23 15:35:12</text:p>
          </table:table-cell>
          <table:table-cell office:value-type="float" office:value="4671" calcext:value-type="float">
            <text:p>4671</text:p>
          </table:table-cell>
          <table:table-cell office:value-type="float" office:value="4673" calcext:value-type="float">
            <text:p>4673</text:p>
          </table:table-cell>
          <table:table-cell office:value-type="float" office:value="6076" calcext:value-type="float">
            <text:p>60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22]&lt;&gt;&quot;&quot;;[.B322];IF([.B321]&lt;&gt;&quot;&quot;;[.B321];[.B320]))" office:value-type="float" office:value="4671" calcext:value-type="float">
            <text:p>4671</text:p>
          </table:table-cell>
          <table:table-cell table:formula="of:=IF([.C322]&lt;&gt;&quot;&quot;;[.C322];IF([.C321]&lt;&gt;&quot;&quot;;[.C321];[.C320]))" office:value-type="float" office:value="4673" calcext:value-type="float">
            <text:p>4673</text:p>
          </table:table-cell>
          <table:table-cell table:formula="of:=IF([.D322]&lt;&gt;&quot;&quot;;[.D322];IF([.D321]&lt;&gt;&quot;&quot;;[.D321];[.D320]))" office:value-type="float" office:value="6076" calcext:value-type="float">
            <text:p>6076</text:p>
          </table:table-cell>
          <table:table-cell table:formula="of:=IF([.E322]&lt;&gt;&quot;&quot;;[.E322];IF([.E321]&lt;&gt;&quot;&quot;;[.E321];[.E320]))" office:value-type="float" office:value="0" calcext:value-type="float">
            <text:p>0</text:p>
          </table:table-cell>
          <table:table-cell table:formula="of:=IF([.F322]&lt;&gt;&quot;&quot;;[.F322];IF([.F321]&lt;&gt;&quot;&quot;;[.F321];[.F320]))" office:value-type="float" office:value="1658" calcext:value-type="float">
            <text:p>1658</text:p>
          </table:table-cell>
          <table:table-cell table:number-columns-repeated="995"/>
        </table:table-row>
        <table:table-row table:style-name="ro1">
          <table:table-cell office:value-type="date" office:date-value="2022-08-23T15:36:00" calcext:value-type="date">
            <text:p>2022-08-23 15:36:00</text:p>
          </table:table-cell>
          <table:table-cell table:number-columns-repeated="4"/>
          <table:table-cell table:style-name="ce1" office:value-type="float" office:value="1452" calcext:value-type="float">
            <text:p>1452</text:p>
          </table:table-cell>
          <table:table-cell table:formula="of:=IF([.B323]&lt;&gt;&quot;&quot;;[.B323];IF([.B322]&lt;&gt;&quot;&quot;;[.B322];[.B321]))" office:value-type="float" office:value="4671" calcext:value-type="float">
            <text:p>4671</text:p>
          </table:table-cell>
          <table:table-cell table:formula="of:=IF([.C323]&lt;&gt;&quot;&quot;;[.C323];IF([.C322]&lt;&gt;&quot;&quot;;[.C322];[.C321]))" office:value-type="float" office:value="4673" calcext:value-type="float">
            <text:p>4673</text:p>
          </table:table-cell>
          <table:table-cell table:formula="of:=IF([.D323]&lt;&gt;&quot;&quot;;[.D323];IF([.D322]&lt;&gt;&quot;&quot;;[.D322];[.D321]))" office:value-type="float" office:value="6076" calcext:value-type="float">
            <text:p>6076</text:p>
          </table:table-cell>
          <table:table-cell table:formula="of:=IF([.E323]&lt;&gt;&quot;&quot;;[.E323];IF([.E322]&lt;&gt;&quot;&quot;;[.E322];[.E321]))" office:value-type="float" office:value="0" calcext:value-type="float">
            <text:p>0</text:p>
          </table:table-cell>
          <table:table-cell table:formula="of:=IF([.F323]&lt;&gt;&quot;&quot;;[.F323];IF([.F322]&lt;&gt;&quot;&quot;;[.F322];[.F321]))" office:value-type="float" office:value="1452" calcext:value-type="float">
            <text:p>1452</text:p>
          </table:table-cell>
          <table:table-cell table:number-columns-repeated="995"/>
        </table:table-row>
        <table:table-row table:style-name="ro1">
          <table:table-cell office:value-type="date" office:date-value="2022-08-23T15:36:23.758923" calcext:value-type="date">
            <text:p>2022-08-23 15:36:24</text:p>
          </table:table-cell>
          <table:table-cell office:value-type="float" office:value="3306" calcext:value-type="float">
            <text:p>3306</text:p>
          </table:table-cell>
          <table:table-cell office:value-type="float" office:value="4135" calcext:value-type="float">
            <text:p>4135</text:p>
          </table:table-cell>
          <table:table-cell office:value-type="float" office:value="5479" calcext:value-type="float">
            <text:p>547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24]&lt;&gt;&quot;&quot;;[.B324];IF([.B323]&lt;&gt;&quot;&quot;;[.B323];[.B322]))" office:value-type="float" office:value="3306" calcext:value-type="float">
            <text:p>3306</text:p>
          </table:table-cell>
          <table:table-cell table:formula="of:=IF([.C324]&lt;&gt;&quot;&quot;;[.C324];IF([.C323]&lt;&gt;&quot;&quot;;[.C323];[.C322]))" office:value-type="float" office:value="4135" calcext:value-type="float">
            <text:p>4135</text:p>
          </table:table-cell>
          <table:table-cell table:formula="of:=IF([.D324]&lt;&gt;&quot;&quot;;[.D324];IF([.D323]&lt;&gt;&quot;&quot;;[.D323];[.D322]))" office:value-type="float" office:value="5479" calcext:value-type="float">
            <text:p>5479</text:p>
          </table:table-cell>
          <table:table-cell table:formula="of:=IF([.E324]&lt;&gt;&quot;&quot;;[.E324];IF([.E323]&lt;&gt;&quot;&quot;;[.E323];[.E322]))" office:value-type="float" office:value="0" calcext:value-type="float">
            <text:p>0</text:p>
          </table:table-cell>
          <table:table-cell table:formula="of:=IF([.F324]&lt;&gt;&quot;&quot;;[.F324];IF([.F323]&lt;&gt;&quot;&quot;;[.F323];[.F322]))" office:value-type="float" office:value="1452" calcext:value-type="float">
            <text:p>1452</text:p>
          </table:table-cell>
          <table:table-cell table:number-columns-repeated="995"/>
        </table:table-row>
        <table:table-row table:style-name="ro1">
          <table:table-cell office:value-type="date" office:date-value="2022-08-23T15:37:00" calcext:value-type="date">
            <text:p>2022-08-23 15:37:00</text:p>
          </table:table-cell>
          <table:table-cell table:number-columns-repeated="4"/>
          <table:table-cell table:style-name="ce1" office:value-type="float" office:value="423" calcext:value-type="float">
            <text:p>423</text:p>
          </table:table-cell>
          <table:table-cell table:formula="of:=IF([.B325]&lt;&gt;&quot;&quot;;[.B325];IF([.B324]&lt;&gt;&quot;&quot;;[.B324];[.B323]))" office:value-type="float" office:value="3306" calcext:value-type="float">
            <text:p>3306</text:p>
          </table:table-cell>
          <table:table-cell table:formula="of:=IF([.C325]&lt;&gt;&quot;&quot;;[.C325];IF([.C324]&lt;&gt;&quot;&quot;;[.C324];[.C323]))" office:value-type="float" office:value="4135" calcext:value-type="float">
            <text:p>4135</text:p>
          </table:table-cell>
          <table:table-cell table:formula="of:=IF([.D325]&lt;&gt;&quot;&quot;;[.D325];IF([.D324]&lt;&gt;&quot;&quot;;[.D324];[.D323]))" office:value-type="float" office:value="5479" calcext:value-type="float">
            <text:p>5479</text:p>
          </table:table-cell>
          <table:table-cell table:formula="of:=IF([.E325]&lt;&gt;&quot;&quot;;[.E325];IF([.E324]&lt;&gt;&quot;&quot;;[.E324];[.E323]))" office:value-type="float" office:value="0" calcext:value-type="float">
            <text:p>0</text:p>
          </table:table-cell>
          <table:table-cell table:formula="of:=IF([.F325]&lt;&gt;&quot;&quot;;[.F325];IF([.F324]&lt;&gt;&quot;&quot;;[.F324];[.F323]))" office:value-type="float" office:value="423" calcext:value-type="float">
            <text:p>423</text:p>
          </table:table-cell>
          <table:table-cell table:number-columns-repeated="995"/>
        </table:table-row>
        <table:table-row table:style-name="ro1">
          <table:table-cell office:value-type="date" office:date-value="2022-08-23T15:37:34.682641" calcext:value-type="date">
            <text:p>2022-08-23 15:37:35</text:p>
          </table:table-cell>
          <table:table-cell office:value-type="float" office:value="1124" calcext:value-type="float">
            <text:p>1124</text:p>
          </table:table-cell>
          <table:table-cell office:value-type="float" office:value="1139" calcext:value-type="float">
            <text:p>1139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26]&lt;&gt;&quot;&quot;;[.B326];IF([.B325]&lt;&gt;&quot;&quot;;[.B325];[.B324]))" office:value-type="float" office:value="1124" calcext:value-type="float">
            <text:p>1124</text:p>
          </table:table-cell>
          <table:table-cell table:formula="of:=IF([.C326]&lt;&gt;&quot;&quot;;[.C326];IF([.C325]&lt;&gt;&quot;&quot;;[.C325];[.C324]))" office:value-type="float" office:value="1139" calcext:value-type="float">
            <text:p>1139</text:p>
          </table:table-cell>
          <table:table-cell table:formula="of:=IF([.D326]&lt;&gt;&quot;&quot;;[.D326];IF([.D325]&lt;&gt;&quot;&quot;;[.D325];[.D324]))" office:value-type="float" office:value="1388" calcext:value-type="float">
            <text:p>1388</text:p>
          </table:table-cell>
          <table:table-cell table:formula="of:=IF([.E326]&lt;&gt;&quot;&quot;;[.E326];IF([.E325]&lt;&gt;&quot;&quot;;[.E325];[.E324]))" office:value-type="float" office:value="0" calcext:value-type="float">
            <text:p>0</text:p>
          </table:table-cell>
          <table:table-cell table:formula="of:=IF([.F326]&lt;&gt;&quot;&quot;;[.F326];IF([.F325]&lt;&gt;&quot;&quot;;[.F325];[.F324]))" office:value-type="float" office:value="423" calcext:value-type="float">
            <text:p>423</text:p>
          </table:table-cell>
          <table:table-cell table:number-columns-repeated="995"/>
        </table:table-row>
        <table:table-row table:style-name="ro1">
          <table:table-cell office:value-type="date" office:date-value="2022-08-23T15:38:00.000001" calcext:value-type="date">
            <text:p>2022-08-23 15:38:00</text:p>
          </table:table-cell>
          <table:table-cell table:number-columns-repeated="4"/>
          <table:table-cell table:style-name="ce1" office:value-type="float" office:value="907" calcext:value-type="float">
            <text:p>907</text:p>
          </table:table-cell>
          <table:table-cell table:formula="of:=IF([.B327]&lt;&gt;&quot;&quot;;[.B327];IF([.B326]&lt;&gt;&quot;&quot;;[.B326];[.B325]))" office:value-type="float" office:value="1124" calcext:value-type="float">
            <text:p>1124</text:p>
          </table:table-cell>
          <table:table-cell table:formula="of:=IF([.C327]&lt;&gt;&quot;&quot;;[.C327];IF([.C326]&lt;&gt;&quot;&quot;;[.C326];[.C325]))" office:value-type="float" office:value="1139" calcext:value-type="float">
            <text:p>1139</text:p>
          </table:table-cell>
          <table:table-cell table:formula="of:=IF([.D327]&lt;&gt;&quot;&quot;;[.D327];IF([.D326]&lt;&gt;&quot;&quot;;[.D326];[.D325]))" office:value-type="float" office:value="1388" calcext:value-type="float">
            <text:p>1388</text:p>
          </table:table-cell>
          <table:table-cell table:formula="of:=IF([.E327]&lt;&gt;&quot;&quot;;[.E327];IF([.E326]&lt;&gt;&quot;&quot;;[.E326];[.E325]))" office:value-type="float" office:value="0" calcext:value-type="float">
            <text:p>0</text:p>
          </table:table-cell>
          <table:table-cell table:formula="of:=IF([.F327]&lt;&gt;&quot;&quot;;[.F327];IF([.F326]&lt;&gt;&quot;&quot;;[.F326];[.F325]))" office:value-type="float" office:value="907" calcext:value-type="float">
            <text:p>907</text:p>
          </table:table-cell>
          <table:table-cell table:number-columns-repeated="995"/>
        </table:table-row>
        <table:table-row table:style-name="ro1">
          <table:table-cell office:value-type="date" office:date-value="2022-08-23T15:38:43.865753" calcext:value-type="date">
            <text:p>2022-08-23 15:38:44</text:p>
          </table:table-cell>
          <table:table-cell office:value-type="float" office:value="2419" calcext:value-type="float">
            <text:p>2419</text:p>
          </table:table-cell>
          <table:table-cell office:value-type="float" office:value="3199" calcext:value-type="float">
            <text:p>3199</text:p>
          </table:table-cell>
          <table:table-cell office:value-type="float" office:value="5173" calcext:value-type="float">
            <text:p>517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28]&lt;&gt;&quot;&quot;;[.B328];IF([.B327]&lt;&gt;&quot;&quot;;[.B327];[.B326]))" office:value-type="float" office:value="2419" calcext:value-type="float">
            <text:p>2419</text:p>
          </table:table-cell>
          <table:table-cell table:formula="of:=IF([.C328]&lt;&gt;&quot;&quot;;[.C328];IF([.C327]&lt;&gt;&quot;&quot;;[.C327];[.C326]))" office:value-type="float" office:value="3199" calcext:value-type="float">
            <text:p>3199</text:p>
          </table:table-cell>
          <table:table-cell table:formula="of:=IF([.D328]&lt;&gt;&quot;&quot;;[.D328];IF([.D327]&lt;&gt;&quot;&quot;;[.D327];[.D326]))" office:value-type="float" office:value="5173" calcext:value-type="float">
            <text:p>5173</text:p>
          </table:table-cell>
          <table:table-cell table:formula="of:=IF([.E328]&lt;&gt;&quot;&quot;;[.E328];IF([.E327]&lt;&gt;&quot;&quot;;[.E327];[.E326]))" office:value-type="float" office:value="0" calcext:value-type="float">
            <text:p>0</text:p>
          </table:table-cell>
          <table:table-cell table:formula="of:=IF([.F328]&lt;&gt;&quot;&quot;;[.F328];IF([.F327]&lt;&gt;&quot;&quot;;[.F327];[.F326]))" office:value-type="float" office:value="907" calcext:value-type="float">
            <text:p>907</text:p>
          </table:table-cell>
          <table:table-cell table:number-columns-repeated="995"/>
        </table:table-row>
        <table:table-row table:style-name="ro1">
          <table:table-cell office:value-type="date" office:date-value="2022-08-23T15:39:00" calcext:value-type="date">
            <text:p>2022-08-23 15:39:00</text:p>
          </table:table-cell>
          <table:table-cell table:number-columns-repeated="4"/>
          <table:table-cell table:style-name="ce1" office:value-type="float" office:value="1470" calcext:value-type="float">
            <text:p>1470</text:p>
          </table:table-cell>
          <table:table-cell table:formula="of:=IF([.B329]&lt;&gt;&quot;&quot;;[.B329];IF([.B328]&lt;&gt;&quot;&quot;;[.B328];[.B327]))" office:value-type="float" office:value="2419" calcext:value-type="float">
            <text:p>2419</text:p>
          </table:table-cell>
          <table:table-cell table:formula="of:=IF([.C329]&lt;&gt;&quot;&quot;;[.C329];IF([.C328]&lt;&gt;&quot;&quot;;[.C328];[.C327]))" office:value-type="float" office:value="3199" calcext:value-type="float">
            <text:p>3199</text:p>
          </table:table-cell>
          <table:table-cell table:formula="of:=IF([.D329]&lt;&gt;&quot;&quot;;[.D329];IF([.D328]&lt;&gt;&quot;&quot;;[.D328];[.D327]))" office:value-type="float" office:value="5173" calcext:value-type="float">
            <text:p>5173</text:p>
          </table:table-cell>
          <table:table-cell table:formula="of:=IF([.E329]&lt;&gt;&quot;&quot;;[.E329];IF([.E328]&lt;&gt;&quot;&quot;;[.E328];[.E327]))" office:value-type="float" office:value="0" calcext:value-type="float">
            <text:p>0</text:p>
          </table:table-cell>
          <table:table-cell table:formula="of:=IF([.F329]&lt;&gt;&quot;&quot;;[.F329];IF([.F328]&lt;&gt;&quot;&quot;;[.F328];[.F327]))" office:value-type="float" office:value="1470" calcext:value-type="float">
            <text:p>1470</text:p>
          </table:table-cell>
          <table:table-cell table:number-columns-repeated="995"/>
        </table:table-row>
        <table:table-row table:style-name="ro1">
          <table:table-cell office:value-type="date" office:date-value="2022-08-23T15:39:54.314038" calcext:value-type="date">
            <text:p>2022-08-23 15:39:54</text:p>
          </table:table-cell>
          <table:table-cell table:number-columns-repeated="2" office:value-type="float" office:value="4605" calcext:value-type="float">
            <text:p>4605</text:p>
          </table:table-cell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30]&lt;&gt;&quot;&quot;;[.B330];IF([.B329]&lt;&gt;&quot;&quot;;[.B329];[.B328]))" office:value-type="float" office:value="4605" calcext:value-type="float">
            <text:p>4605</text:p>
          </table:table-cell>
          <table:table-cell table:formula="of:=IF([.C330]&lt;&gt;&quot;&quot;;[.C330];IF([.C329]&lt;&gt;&quot;&quot;;[.C329];[.C328]))" office:value-type="float" office:value="4605" calcext:value-type="float">
            <text:p>4605</text:p>
          </table:table-cell>
          <table:table-cell table:formula="of:=IF([.D330]&lt;&gt;&quot;&quot;;[.D330];IF([.D329]&lt;&gt;&quot;&quot;;[.D329];[.D328]))" office:value-type="float" office:value="5980" calcext:value-type="float">
            <text:p>5980</text:p>
          </table:table-cell>
          <table:table-cell table:formula="of:=IF([.E330]&lt;&gt;&quot;&quot;;[.E330];IF([.E329]&lt;&gt;&quot;&quot;;[.E329];[.E328]))" office:value-type="float" office:value="0" calcext:value-type="float">
            <text:p>0</text:p>
          </table:table-cell>
          <table:table-cell table:formula="of:=IF([.F330]&lt;&gt;&quot;&quot;;[.F330];IF([.F329]&lt;&gt;&quot;&quot;;[.F329];[.F328]))" office:value-type="float" office:value="1470" calcext:value-type="float">
            <text:p>1470</text:p>
          </table:table-cell>
          <table:table-cell table:number-columns-repeated="995"/>
        </table:table-row>
        <table:table-row table:style-name="ro1">
          <table:table-cell office:value-type="date" office:date-value="2022-08-23T15:40:00" calcext:value-type="date">
            <text:p>2022-08-23 15:40:00</text:p>
          </table:table-cell>
          <table:table-cell table:number-columns-repeated="4"/>
          <table:table-cell table:style-name="ce1" office:value-type="float" office:value="1614" calcext:value-type="float">
            <text:p>1614</text:p>
          </table:table-cell>
          <table:table-cell table:formula="of:=IF([.B331]&lt;&gt;&quot;&quot;;[.B331];IF([.B330]&lt;&gt;&quot;&quot;;[.B330];[.B329]))" office:value-type="float" office:value="4605" calcext:value-type="float">
            <text:p>4605</text:p>
          </table:table-cell>
          <table:table-cell table:formula="of:=IF([.C331]&lt;&gt;&quot;&quot;;[.C331];IF([.C330]&lt;&gt;&quot;&quot;;[.C330];[.C329]))" office:value-type="float" office:value="4605" calcext:value-type="float">
            <text:p>4605</text:p>
          </table:table-cell>
          <table:table-cell table:formula="of:=IF([.D331]&lt;&gt;&quot;&quot;;[.D331];IF([.D330]&lt;&gt;&quot;&quot;;[.D330];[.D329]))" office:value-type="float" office:value="5980" calcext:value-type="float">
            <text:p>5980</text:p>
          </table:table-cell>
          <table:table-cell table:formula="of:=IF([.E331]&lt;&gt;&quot;&quot;;[.E331];IF([.E330]&lt;&gt;&quot;&quot;;[.E330];[.E329]))" office:value-type="float" office:value="0" calcext:value-type="float">
            <text:p>0</text:p>
          </table:table-cell>
          <table:table-cell table:formula="of:=IF([.F331]&lt;&gt;&quot;&quot;;[.F331];IF([.F330]&lt;&gt;&quot;&quot;;[.F330];[.F329]))" office:value-type="float" office:value="1614" calcext:value-type="float">
            <text:p>1614</text:p>
          </table:table-cell>
          <table:table-cell table:number-columns-repeated="995"/>
        </table:table-row>
        <table:table-row table:style-name="ro1">
          <table:table-cell office:value-type="date" office:date-value="2022-08-23T15:41:00" calcext:value-type="date">
            <text:p>2022-08-23 15:41:00</text:p>
          </table:table-cell>
          <table:table-cell table:number-columns-repeated="4"/>
          <table:table-cell table:style-name="ce1" office:value-type="float" office:value="908" calcext:value-type="float">
            <text:p>908</text:p>
          </table:table-cell>
          <table:table-cell table:formula="of:=IF([.B332]&lt;&gt;&quot;&quot;;[.B332];IF([.B331]&lt;&gt;&quot;&quot;;[.B331];[.B330]))" office:value-type="float" office:value="4605" calcext:value-type="float">
            <text:p>4605</text:p>
          </table:table-cell>
          <table:table-cell table:formula="of:=IF([.C332]&lt;&gt;&quot;&quot;;[.C332];IF([.C331]&lt;&gt;&quot;&quot;;[.C331];[.C330]))" office:value-type="float" office:value="4605" calcext:value-type="float">
            <text:p>4605</text:p>
          </table:table-cell>
          <table:table-cell table:formula="of:=IF([.D332]&lt;&gt;&quot;&quot;;[.D332];IF([.D331]&lt;&gt;&quot;&quot;;[.D331];[.D330]))" office:value-type="float" office:value="5980" calcext:value-type="float">
            <text:p>5980</text:p>
          </table:table-cell>
          <table:table-cell table:formula="of:=IF([.E332]&lt;&gt;&quot;&quot;;[.E332];IF([.E331]&lt;&gt;&quot;&quot;;[.E331];[.E330]))" office:value-type="float" office:value="0" calcext:value-type="float">
            <text:p>0</text:p>
          </table:table-cell>
          <table:table-cell table:formula="of:=IF([.F332]&lt;&gt;&quot;&quot;;[.F332];IF([.F331]&lt;&gt;&quot;&quot;;[.F331];[.F330]))" office:value-type="float" office:value="908" calcext:value-type="float">
            <text:p>908</text:p>
          </table:table-cell>
          <table:table-cell table:number-columns-repeated="995"/>
        </table:table-row>
        <table:table-row table:style-name="ro1">
          <table:table-cell office:value-type="date" office:date-value="2022-08-23T15:41:02.588353" calcext:value-type="date">
            <text:p>2022-08-23 15:41:03</text:p>
          </table:table-cell>
          <table:table-cell office:value-type="float" office:value="2046" calcext:value-type="float">
            <text:p>2046</text:p>
          </table:table-cell>
          <table:table-cell office:value-type="float" office:value="1730" calcext:value-type="float">
            <text:p>1730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33]&lt;&gt;&quot;&quot;;[.B333];IF([.B332]&lt;&gt;&quot;&quot;;[.B332];[.B331]))" office:value-type="float" office:value="2046" calcext:value-type="float">
            <text:p>2046</text:p>
          </table:table-cell>
          <table:table-cell table:formula="of:=IF([.C333]&lt;&gt;&quot;&quot;;[.C333];IF([.C332]&lt;&gt;&quot;&quot;;[.C332];[.C331]))" office:value-type="float" office:value="1730" calcext:value-type="float">
            <text:p>1730</text:p>
          </table:table-cell>
          <table:table-cell table:formula="of:=IF([.D333]&lt;&gt;&quot;&quot;;[.D333];IF([.D332]&lt;&gt;&quot;&quot;;[.D332];[.D331]))" office:value-type="float" office:value="1626" calcext:value-type="float">
            <text:p>1626</text:p>
          </table:table-cell>
          <table:table-cell table:formula="of:=IF([.E333]&lt;&gt;&quot;&quot;;[.E333];IF([.E332]&lt;&gt;&quot;&quot;;[.E332];[.E331]))" office:value-type="float" office:value="0" calcext:value-type="float">
            <text:p>0</text:p>
          </table:table-cell>
          <table:table-cell table:formula="of:=IF([.F333]&lt;&gt;&quot;&quot;;[.F333];IF([.F332]&lt;&gt;&quot;&quot;;[.F332];[.F331]))" office:value-type="float" office:value="908" calcext:value-type="float">
            <text:p>908</text:p>
          </table:table-cell>
          <table:table-cell table:number-columns-repeated="995"/>
        </table:table-row>
        <table:table-row table:style-name="ro1">
          <table:table-cell office:value-type="date" office:date-value="2022-08-23T15:42:00" calcext:value-type="date">
            <text:p>2022-08-23 15:42:00</text:p>
          </table:table-cell>
          <table:table-cell table:number-columns-repeated="4"/>
          <table:table-cell table:style-name="ce1" office:value-type="float" office:value="1539" calcext:value-type="float">
            <text:p>1539</text:p>
          </table:table-cell>
          <table:table-cell table:formula="of:=IF([.B334]&lt;&gt;&quot;&quot;;[.B334];IF([.B333]&lt;&gt;&quot;&quot;;[.B333];[.B332]))" office:value-type="float" office:value="2046" calcext:value-type="float">
            <text:p>2046</text:p>
          </table:table-cell>
          <table:table-cell table:formula="of:=IF([.C334]&lt;&gt;&quot;&quot;;[.C334];IF([.C333]&lt;&gt;&quot;&quot;;[.C333];[.C332]))" office:value-type="float" office:value="1730" calcext:value-type="float">
            <text:p>1730</text:p>
          </table:table-cell>
          <table:table-cell table:formula="of:=IF([.D334]&lt;&gt;&quot;&quot;;[.D334];IF([.D333]&lt;&gt;&quot;&quot;;[.D333];[.D332]))" office:value-type="float" office:value="1626" calcext:value-type="float">
            <text:p>1626</text:p>
          </table:table-cell>
          <table:table-cell table:formula="of:=IF([.E334]&lt;&gt;&quot;&quot;;[.E334];IF([.E333]&lt;&gt;&quot;&quot;;[.E333];[.E332]))" office:value-type="float" office:value="0" calcext:value-type="float">
            <text:p>0</text:p>
          </table:table-cell>
          <table:table-cell table:formula="of:=IF([.F334]&lt;&gt;&quot;&quot;;[.F334];IF([.F333]&lt;&gt;&quot;&quot;;[.F333];[.F332]))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 office:value-type="date" office:date-value="2022-08-23T15:42:13.780904" calcext:value-type="date">
            <text:p>2022-08-23 15:42:14</text:p>
          </table:table-cell>
          <table:table-cell office:value-type="float" office:value="4472" calcext:value-type="float">
            <text:p>4472</text:p>
          </table:table-cell>
          <table:table-cell office:value-type="float" office:value="4501" calcext:value-type="float">
            <text:p>4501</text:p>
          </table:table-cell>
          <table:table-cell office:value-type="float" office:value="5924" calcext:value-type="float">
            <text:p>592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35]&lt;&gt;&quot;&quot;;[.B335];IF([.B334]&lt;&gt;&quot;&quot;;[.B334];[.B333]))" office:value-type="float" office:value="4472" calcext:value-type="float">
            <text:p>4472</text:p>
          </table:table-cell>
          <table:table-cell table:formula="of:=IF([.C335]&lt;&gt;&quot;&quot;;[.C335];IF([.C334]&lt;&gt;&quot;&quot;;[.C334];[.C333]))" office:value-type="float" office:value="4501" calcext:value-type="float">
            <text:p>4501</text:p>
          </table:table-cell>
          <table:table-cell table:formula="of:=IF([.D335]&lt;&gt;&quot;&quot;;[.D335];IF([.D334]&lt;&gt;&quot;&quot;;[.D334];[.D333]))" office:value-type="float" office:value="5924" calcext:value-type="float">
            <text:p>5924</text:p>
          </table:table-cell>
          <table:table-cell table:formula="of:=IF([.E335]&lt;&gt;&quot;&quot;;[.E335];IF([.E334]&lt;&gt;&quot;&quot;;[.E334];[.E333]))" office:value-type="float" office:value="0" calcext:value-type="float">
            <text:p>0</text:p>
          </table:table-cell>
          <table:table-cell table:formula="of:=IF([.F335]&lt;&gt;&quot;&quot;;[.F335];IF([.F334]&lt;&gt;&quot;&quot;;[.F334];[.F333]))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 office:value-type="date" office:date-value="2022-08-23T15:43:00" calcext:value-type="date">
            <text:p>2022-08-23 15:43:00</text:p>
          </table:table-cell>
          <table:table-cell table:number-columns-repeated="4"/>
          <table:table-cell table:style-name="ce1" office:value-type="float" office:value="1539" calcext:value-type="float">
            <text:p>1539</text:p>
          </table:table-cell>
          <table:table-cell table:formula="of:=IF([.B336]&lt;&gt;&quot;&quot;;[.B336];IF([.B335]&lt;&gt;&quot;&quot;;[.B335];[.B334]))" office:value-type="float" office:value="4472" calcext:value-type="float">
            <text:p>4472</text:p>
          </table:table-cell>
          <table:table-cell table:formula="of:=IF([.C336]&lt;&gt;&quot;&quot;;[.C336];IF([.C335]&lt;&gt;&quot;&quot;;[.C335];[.C334]))" office:value-type="float" office:value="4501" calcext:value-type="float">
            <text:p>4501</text:p>
          </table:table-cell>
          <table:table-cell table:formula="of:=IF([.D336]&lt;&gt;&quot;&quot;;[.D336];IF([.D335]&lt;&gt;&quot;&quot;;[.D335];[.D334]))" office:value-type="float" office:value="5924" calcext:value-type="float">
            <text:p>5924</text:p>
          </table:table-cell>
          <table:table-cell table:formula="of:=IF([.E336]&lt;&gt;&quot;&quot;;[.E336];IF([.E335]&lt;&gt;&quot;&quot;;[.E335];[.E334]))" office:value-type="float" office:value="0" calcext:value-type="float">
            <text:p>0</text:p>
          </table:table-cell>
          <table:table-cell table:formula="of:=IF([.F336]&lt;&gt;&quot;&quot;;[.F336];IF([.F335]&lt;&gt;&quot;&quot;;[.F335];[.F334]))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 office:value-type="date" office:date-value="2022-08-23T15:43:25.453948" calcext:value-type="date">
            <text:p>2022-08-23 15:43:25</text:p>
          </table:table-cell>
          <table:table-cell office:value-type="float" office:value="3889" calcext:value-type="float">
            <text:p>3889</text:p>
          </table:table-cell>
          <table:table-cell office:value-type="float" office:value="4215" calcext:value-type="float">
            <text:p>4215</text:p>
          </table:table-cell>
          <table:table-cell office:value-type="float" office:value="5662" calcext:value-type="float">
            <text:p>566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37]&lt;&gt;&quot;&quot;;[.B337];IF([.B336]&lt;&gt;&quot;&quot;;[.B336];[.B335]))" office:value-type="float" office:value="3889" calcext:value-type="float">
            <text:p>3889</text:p>
          </table:table-cell>
          <table:table-cell table:formula="of:=IF([.C337]&lt;&gt;&quot;&quot;;[.C337];IF([.C336]&lt;&gt;&quot;&quot;;[.C336];[.C335]))" office:value-type="float" office:value="4215" calcext:value-type="float">
            <text:p>4215</text:p>
          </table:table-cell>
          <table:table-cell table:formula="of:=IF([.D337]&lt;&gt;&quot;&quot;;[.D337];IF([.D336]&lt;&gt;&quot;&quot;;[.D336];[.D335]))" office:value-type="float" office:value="5662" calcext:value-type="float">
            <text:p>5662</text:p>
          </table:table-cell>
          <table:table-cell table:formula="of:=IF([.E337]&lt;&gt;&quot;&quot;;[.E337];IF([.E336]&lt;&gt;&quot;&quot;;[.E336];[.E335]))" office:value-type="float" office:value="0" calcext:value-type="float">
            <text:p>0</text:p>
          </table:table-cell>
          <table:table-cell table:formula="of:=IF([.F337]&lt;&gt;&quot;&quot;;[.F337];IF([.F336]&lt;&gt;&quot;&quot;;[.F336];[.F335]))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 office:value-type="date" office:date-value="2022-08-23T15:44:00" calcext:value-type="date">
            <text:p>2022-08-23 15:44:00</text:p>
          </table:table-cell>
          <table:table-cell table:number-columns-repeated="4"/>
          <table:table-cell table:style-name="ce1" office:value-type="float" office:value="1525" calcext:value-type="float">
            <text:p>1525</text:p>
          </table:table-cell>
          <table:table-cell table:formula="of:=IF([.B338]&lt;&gt;&quot;&quot;;[.B338];IF([.B337]&lt;&gt;&quot;&quot;;[.B337];[.B336]))" office:value-type="float" office:value="3889" calcext:value-type="float">
            <text:p>3889</text:p>
          </table:table-cell>
          <table:table-cell table:formula="of:=IF([.C338]&lt;&gt;&quot;&quot;;[.C338];IF([.C337]&lt;&gt;&quot;&quot;;[.C337];[.C336]))" office:value-type="float" office:value="4215" calcext:value-type="float">
            <text:p>4215</text:p>
          </table:table-cell>
          <table:table-cell table:formula="of:=IF([.D338]&lt;&gt;&quot;&quot;;[.D338];IF([.D337]&lt;&gt;&quot;&quot;;[.D337];[.D336]))" office:value-type="float" office:value="5662" calcext:value-type="float">
            <text:p>5662</text:p>
          </table:table-cell>
          <table:table-cell table:formula="of:=IF([.E338]&lt;&gt;&quot;&quot;;[.E338];IF([.E337]&lt;&gt;&quot;&quot;;[.E337];[.E336]))" office:value-type="float" office:value="0" calcext:value-type="float">
            <text:p>0</text:p>
          </table:table-cell>
          <table:table-cell table:formula="of:=IF([.F338]&lt;&gt;&quot;&quot;;[.F338];IF([.F337]&lt;&gt;&quot;&quot;;[.F337];[.F336]))" office:value-type="float" office:value="1525" calcext:value-type="float">
            <text:p>1525</text:p>
          </table:table-cell>
          <table:table-cell table:number-columns-repeated="995"/>
        </table:table-row>
        <table:table-row table:style-name="ro1">
          <table:table-cell office:value-type="date" office:date-value="2022-08-23T15:44:37.612239" calcext:value-type="date">
            <text:p>2022-08-23 15:44:38</text:p>
          </table:table-cell>
          <table:table-cell office:value-type="float" office:value="4299" calcext:value-type="float">
            <text:p>4299</text:p>
          </table:table-cell>
          <table:table-cell office:value-type="float" office:value="4297" calcext:value-type="float">
            <text:p>4297</text:p>
          </table:table-cell>
          <table:table-cell office:value-type="float" office:value="4983" calcext:value-type="float">
            <text:p>498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39]&lt;&gt;&quot;&quot;;[.B339];IF([.B338]&lt;&gt;&quot;&quot;;[.B338];[.B337]))" office:value-type="float" office:value="4299" calcext:value-type="float">
            <text:p>4299</text:p>
          </table:table-cell>
          <table:table-cell table:formula="of:=IF([.C339]&lt;&gt;&quot;&quot;;[.C339];IF([.C338]&lt;&gt;&quot;&quot;;[.C338];[.C337]))" office:value-type="float" office:value="4297" calcext:value-type="float">
            <text:p>4297</text:p>
          </table:table-cell>
          <table:table-cell table:formula="of:=IF([.D339]&lt;&gt;&quot;&quot;;[.D339];IF([.D338]&lt;&gt;&quot;&quot;;[.D338];[.D337]))" office:value-type="float" office:value="4983" calcext:value-type="float">
            <text:p>4983</text:p>
          </table:table-cell>
          <table:table-cell table:formula="of:=IF([.E339]&lt;&gt;&quot;&quot;;[.E339];IF([.E338]&lt;&gt;&quot;&quot;;[.E338];[.E337]))" office:value-type="float" office:value="0" calcext:value-type="float">
            <text:p>0</text:p>
          </table:table-cell>
          <table:table-cell table:formula="of:=IF([.F339]&lt;&gt;&quot;&quot;;[.F339];IF([.F338]&lt;&gt;&quot;&quot;;[.F338];[.F337]))" office:value-type="float" office:value="1525" calcext:value-type="float">
            <text:p>1525</text:p>
          </table:table-cell>
          <table:table-cell table:number-columns-repeated="995"/>
        </table:table-row>
        <table:table-row table:style-name="ro1">
          <table:table-cell office:value-type="date" office:date-value="2022-08-23T15:45:00.000001" calcext:value-type="date">
            <text:p>2022-08-23 15:45:00</text:p>
          </table:table-cell>
          <table:table-cell table:number-columns-repeated="4"/>
          <table:table-cell table:style-name="ce1" office:value-type="float" office:value="1136" calcext:value-type="float">
            <text:p>1136</text:p>
          </table:table-cell>
          <table:table-cell table:formula="of:=IF([.B340]&lt;&gt;&quot;&quot;;[.B340];IF([.B339]&lt;&gt;&quot;&quot;;[.B339];[.B338]))" office:value-type="float" office:value="4299" calcext:value-type="float">
            <text:p>4299</text:p>
          </table:table-cell>
          <table:table-cell table:formula="of:=IF([.C340]&lt;&gt;&quot;&quot;;[.C340];IF([.C339]&lt;&gt;&quot;&quot;;[.C339];[.C338]))" office:value-type="float" office:value="4297" calcext:value-type="float">
            <text:p>4297</text:p>
          </table:table-cell>
          <table:table-cell table:formula="of:=IF([.D340]&lt;&gt;&quot;&quot;;[.D340];IF([.D339]&lt;&gt;&quot;&quot;;[.D339];[.D338]))" office:value-type="float" office:value="4983" calcext:value-type="float">
            <text:p>4983</text:p>
          </table:table-cell>
          <table:table-cell table:formula="of:=IF([.E340]&lt;&gt;&quot;&quot;;[.E340];IF([.E339]&lt;&gt;&quot;&quot;;[.E339];[.E338]))" office:value-type="float" office:value="0" calcext:value-type="float">
            <text:p>0</text:p>
          </table:table-cell>
          <table:table-cell table:formula="of:=IF([.F340]&lt;&gt;&quot;&quot;;[.F340];IF([.F339]&lt;&gt;&quot;&quot;;[.F339];[.F338]))" office:value-type="float" office:value="1136" calcext:value-type="float">
            <text:p>1136</text:p>
          </table:table-cell>
          <table:table-cell table:number-columns-repeated="995"/>
        </table:table-row>
        <table:table-row table:style-name="ro1">
          <table:table-cell office:value-type="date" office:date-value="2022-08-23T15:45:49.200839" calcext:value-type="date">
            <text:p>2022-08-23 15:45:49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41]&lt;&gt;&quot;&quot;;[.B341];IF([.B340]&lt;&gt;&quot;&quot;;[.B340];[.B339]))" office:value-type="float" office:value="2219" calcext:value-type="float">
            <text:p>2219</text:p>
          </table:table-cell>
          <table:table-cell table:formula="of:=IF([.C341]&lt;&gt;&quot;&quot;;[.C341];IF([.C340]&lt;&gt;&quot;&quot;;[.C340];[.C339]))" office:value-type="float" office:value="2219" calcext:value-type="float">
            <text:p>2219</text:p>
          </table:table-cell>
          <table:table-cell table:formula="of:=IF([.D341]&lt;&gt;&quot;&quot;;[.D341];IF([.D340]&lt;&gt;&quot;&quot;;[.D340];[.D339]))" office:value-type="float" office:value="1346" calcext:value-type="float">
            <text:p>1346</text:p>
          </table:table-cell>
          <table:table-cell table:formula="of:=IF([.E341]&lt;&gt;&quot;&quot;;[.E341];IF([.E340]&lt;&gt;&quot;&quot;;[.E340];[.E339]))" office:value-type="float" office:value="0" calcext:value-type="float">
            <text:p>0</text:p>
          </table:table-cell>
          <table:table-cell table:formula="of:=IF([.F341]&lt;&gt;&quot;&quot;;[.F341];IF([.F340]&lt;&gt;&quot;&quot;;[.F340];[.F339]))" office:value-type="float" office:value="1136" calcext:value-type="float">
            <text:p>1136</text:p>
          </table:table-cell>
          <table:table-cell table:number-columns-repeated="995"/>
        </table:table-row>
        <table:table-row table:style-name="ro1">
          <table:table-cell office:value-type="date" office:date-value="2022-08-23T15:46:00" calcext:value-type="date">
            <text:p>2022-08-23 15:46:00</text:p>
          </table:table-cell>
          <table:table-cell table:number-columns-repeated="4"/>
          <table:table-cell table:style-name="ce1" office:value-type="float" office:value="572" calcext:value-type="float">
            <text:p>572</text:p>
          </table:table-cell>
          <table:table-cell table:formula="of:=IF([.B342]&lt;&gt;&quot;&quot;;[.B342];IF([.B341]&lt;&gt;&quot;&quot;;[.B341];[.B340]))" office:value-type="float" office:value="2219" calcext:value-type="float">
            <text:p>2219</text:p>
          </table:table-cell>
          <table:table-cell table:formula="of:=IF([.C342]&lt;&gt;&quot;&quot;;[.C342];IF([.C341]&lt;&gt;&quot;&quot;;[.C341];[.C340]))" office:value-type="float" office:value="2219" calcext:value-type="float">
            <text:p>2219</text:p>
          </table:table-cell>
          <table:table-cell table:formula="of:=IF([.D342]&lt;&gt;&quot;&quot;;[.D342];IF([.D341]&lt;&gt;&quot;&quot;;[.D341];[.D340]))" office:value-type="float" office:value="1346" calcext:value-type="float">
            <text:p>1346</text:p>
          </table:table-cell>
          <table:table-cell table:formula="of:=IF([.E342]&lt;&gt;&quot;&quot;;[.E342];IF([.E341]&lt;&gt;&quot;&quot;;[.E341];[.E340]))" office:value-type="float" office:value="0" calcext:value-type="float">
            <text:p>0</text:p>
          </table:table-cell>
          <table:table-cell table:formula="of:=IF([.F342]&lt;&gt;&quot;&quot;;[.F342];IF([.F341]&lt;&gt;&quot;&quot;;[.F341];[.F340]))" office:value-type="float" office:value="572" calcext:value-type="float">
            <text:p>572</text:p>
          </table:table-cell>
          <table:table-cell table:number-columns-repeated="995"/>
        </table:table-row>
        <table:table-row table:style-name="ro1">
          <table:table-cell office:value-type="date" office:date-value="2022-08-23T15:47:00" calcext:value-type="date">
            <text:p>2022-08-23 15:47:00</text:p>
          </table:table-cell>
          <table:table-cell table:number-columns-repeated="4"/>
          <table:table-cell table:style-name="ce1" office:value-type="float" office:value="431" calcext:value-type="float">
            <text:p>431</text:p>
          </table:table-cell>
          <table:table-cell table:formula="of:=IF([.B343]&lt;&gt;&quot;&quot;;[.B343];IF([.B342]&lt;&gt;&quot;&quot;;[.B342];[.B341]))" office:value-type="float" office:value="2219" calcext:value-type="float">
            <text:p>2219</text:p>
          </table:table-cell>
          <table:table-cell table:formula="of:=IF([.C343]&lt;&gt;&quot;&quot;;[.C343];IF([.C342]&lt;&gt;&quot;&quot;;[.C342];[.C341]))" office:value-type="float" office:value="2219" calcext:value-type="float">
            <text:p>2219</text:p>
          </table:table-cell>
          <table:table-cell table:formula="of:=IF([.D343]&lt;&gt;&quot;&quot;;[.D343];IF([.D342]&lt;&gt;&quot;&quot;;[.D342];[.D341]))" office:value-type="float" office:value="1346" calcext:value-type="float">
            <text:p>1346</text:p>
          </table:table-cell>
          <table:table-cell table:formula="of:=IF([.E343]&lt;&gt;&quot;&quot;;[.E343];IF([.E342]&lt;&gt;&quot;&quot;;[.E342];[.E341]))" office:value-type="float" office:value="0" calcext:value-type="float">
            <text:p>0</text:p>
          </table:table-cell>
          <table:table-cell table:formula="of:=IF([.F343]&lt;&gt;&quot;&quot;;[.F343];IF([.F342]&lt;&gt;&quot;&quot;;[.F342];[.F341]))" office:value-type="float" office:value="431" calcext:value-type="float">
            <text:p>431</text:p>
          </table:table-cell>
          <table:table-cell table:number-columns-repeated="995"/>
        </table:table-row>
        <table:table-row table:style-name="ro1">
          <table:table-cell office:value-type="date" office:date-value="2022-08-23T15:47:00.826155" calcext:value-type="date">
            <text:p>2022-08-23 15:47:01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44]&lt;&gt;&quot;&quot;;[.B344];IF([.B343]&lt;&gt;&quot;&quot;;[.B343];[.B342]))" office:value-type="float" office:value="1089" calcext:value-type="float">
            <text:p>1089</text:p>
          </table:table-cell>
          <table:table-cell table:formula="of:=IF([.C344]&lt;&gt;&quot;&quot;;[.C344];IF([.C343]&lt;&gt;&quot;&quot;;[.C343];[.C342]))" office:value-type="float" office:value="1090" calcext:value-type="float">
            <text:p>1090</text:p>
          </table:table-cell>
          <table:table-cell table:formula="of:=IF([.D344]&lt;&gt;&quot;&quot;;[.D344];IF([.D343]&lt;&gt;&quot;&quot;;[.D343];[.D342]))" office:value-type="float" office:value="1390" calcext:value-type="float">
            <text:p>1390</text:p>
          </table:table-cell>
          <table:table-cell table:formula="of:=IF([.E344]&lt;&gt;&quot;&quot;;[.E344];IF([.E343]&lt;&gt;&quot;&quot;;[.E343];[.E342]))" office:value-type="float" office:value="0" calcext:value-type="float">
            <text:p>0</text:p>
          </table:table-cell>
          <table:table-cell table:formula="of:=IF([.F344]&lt;&gt;&quot;&quot;;[.F344];IF([.F343]&lt;&gt;&quot;&quot;;[.F343];[.F342]))" office:value-type="float" office:value="431" calcext:value-type="float">
            <text:p>431</text:p>
          </table:table-cell>
          <table:table-cell table:number-columns-repeated="995"/>
        </table:table-row>
        <table:table-row table:style-name="ro1">
          <table:table-cell office:value-type="date" office:date-value="2022-08-23T15:48:00" calcext:value-type="date">
            <text:p>2022-08-23 15:48:00</text:p>
          </table:table-cell>
          <table:table-cell table:number-columns-repeated="4"/>
          <table:table-cell table:style-name="ce1" office:value-type="float" office:value="1565" calcext:value-type="float">
            <text:p>1565</text:p>
          </table:table-cell>
          <table:table-cell table:formula="of:=IF([.B345]&lt;&gt;&quot;&quot;;[.B345];IF([.B344]&lt;&gt;&quot;&quot;;[.B344];[.B343]))" office:value-type="float" office:value="1089" calcext:value-type="float">
            <text:p>1089</text:p>
          </table:table-cell>
          <table:table-cell table:formula="of:=IF([.C345]&lt;&gt;&quot;&quot;;[.C345];IF([.C344]&lt;&gt;&quot;&quot;;[.C344];[.C343]))" office:value-type="float" office:value="1090" calcext:value-type="float">
            <text:p>1090</text:p>
          </table:table-cell>
          <table:table-cell table:formula="of:=IF([.D345]&lt;&gt;&quot;&quot;;[.D345];IF([.D344]&lt;&gt;&quot;&quot;;[.D344];[.D343]))" office:value-type="float" office:value="1390" calcext:value-type="float">
            <text:p>1390</text:p>
          </table:table-cell>
          <table:table-cell table:formula="of:=IF([.E345]&lt;&gt;&quot;&quot;;[.E345];IF([.E344]&lt;&gt;&quot;&quot;;[.E344];[.E343]))" office:value-type="float" office:value="0" calcext:value-type="float">
            <text:p>0</text:p>
          </table:table-cell>
          <table:table-cell table:formula="of:=IF([.F345]&lt;&gt;&quot;&quot;;[.F345];IF([.F344]&lt;&gt;&quot;&quot;;[.F344];[.F343]))" office:value-type="float" office:value="1565" calcext:value-type="float">
            <text:p>1565</text:p>
          </table:table-cell>
          <table:table-cell table:number-columns-repeated="995"/>
        </table:table-row>
        <table:table-row table:style-name="ro1">
          <table:table-cell office:value-type="date" office:date-value="2022-08-23T15:48:11.161393" calcext:value-type="date">
            <text:p>2022-08-23 15:48:11</text:p>
          </table:table-cell>
          <table:table-cell office:value-type="float" office:value="1291" calcext:value-type="float">
            <text:p>1291</text:p>
          </table:table-cell>
          <table:table-cell office:value-type="float" office:value="1980" calcext:value-type="float">
            <text:p>1980</text:p>
          </table:table-cell>
          <table:table-cell office:value-type="float" office:value="4923" calcext:value-type="float">
            <text:p>492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46]&lt;&gt;&quot;&quot;;[.B346];IF([.B345]&lt;&gt;&quot;&quot;;[.B345];[.B344]))" office:value-type="float" office:value="1291" calcext:value-type="float">
            <text:p>1291</text:p>
          </table:table-cell>
          <table:table-cell table:formula="of:=IF([.C346]&lt;&gt;&quot;&quot;;[.C346];IF([.C345]&lt;&gt;&quot;&quot;;[.C345];[.C344]))" office:value-type="float" office:value="1980" calcext:value-type="float">
            <text:p>1980</text:p>
          </table:table-cell>
          <table:table-cell table:formula="of:=IF([.D346]&lt;&gt;&quot;&quot;;[.D346];IF([.D345]&lt;&gt;&quot;&quot;;[.D345];[.D344]))" office:value-type="float" office:value="4923" calcext:value-type="float">
            <text:p>4923</text:p>
          </table:table-cell>
          <table:table-cell table:formula="of:=IF([.E346]&lt;&gt;&quot;&quot;;[.E346];IF([.E345]&lt;&gt;&quot;&quot;;[.E345];[.E344]))" office:value-type="float" office:value="0" calcext:value-type="float">
            <text:p>0</text:p>
          </table:table-cell>
          <table:table-cell table:formula="of:=IF([.F346]&lt;&gt;&quot;&quot;;[.F346];IF([.F345]&lt;&gt;&quot;&quot;;[.F345];[.F344]))" office:value-type="float" office:value="1565" calcext:value-type="float">
            <text:p>1565</text:p>
          </table:table-cell>
          <table:table-cell table:number-columns-repeated="995"/>
        </table:table-row>
        <table:table-row table:style-name="ro1">
          <table:table-cell office:value-type="date" office:date-value="2022-08-23T15:49:00" calcext:value-type="date">
            <text:p>2022-08-23 15:49:00</text:p>
          </table:table-cell>
          <table:table-cell table:number-columns-repeated="4"/>
          <table:table-cell table:style-name="ce1" office:value-type="float" office:value="1496" calcext:value-type="float">
            <text:p>1496</text:p>
          </table:table-cell>
          <table:table-cell table:formula="of:=IF([.B347]&lt;&gt;&quot;&quot;;[.B347];IF([.B346]&lt;&gt;&quot;&quot;;[.B346];[.B345]))" office:value-type="float" office:value="1291" calcext:value-type="float">
            <text:p>1291</text:p>
          </table:table-cell>
          <table:table-cell table:formula="of:=IF([.C347]&lt;&gt;&quot;&quot;;[.C347];IF([.C346]&lt;&gt;&quot;&quot;;[.C346];[.C345]))" office:value-type="float" office:value="1980" calcext:value-type="float">
            <text:p>1980</text:p>
          </table:table-cell>
          <table:table-cell table:formula="of:=IF([.D347]&lt;&gt;&quot;&quot;;[.D347];IF([.D346]&lt;&gt;&quot;&quot;;[.D346];[.D345]))" office:value-type="float" office:value="4923" calcext:value-type="float">
            <text:p>4923</text:p>
          </table:table-cell>
          <table:table-cell table:formula="of:=IF([.E347]&lt;&gt;&quot;&quot;;[.E347];IF([.E346]&lt;&gt;&quot;&quot;;[.E346];[.E345]))" office:value-type="float" office:value="0" calcext:value-type="float">
            <text:p>0</text:p>
          </table:table-cell>
          <table:table-cell table:formula="of:=IF([.F347]&lt;&gt;&quot;&quot;;[.F347];IF([.F346]&lt;&gt;&quot;&quot;;[.F346];[.F345]))" office:value-type="float" office:value="1496" calcext:value-type="float">
            <text:p>1496</text:p>
          </table:table-cell>
          <table:table-cell table:number-columns-repeated="995"/>
        </table:table-row>
        <table:table-row table:style-name="ro1">
          <table:table-cell office:value-type="date" office:date-value="2022-08-23T15:49:21.712095" calcext:value-type="date">
            <text:p>2022-08-23 15:49:22</text:p>
          </table:table-cell>
          <table:table-cell table:number-columns-repeated="2" office:value-type="float" office:value="4268" calcext:value-type="float">
            <text:p>4268</text:p>
          </table:table-cell>
          <table:table-cell office:value-type="float" office:value="5595" calcext:value-type="float">
            <text:p>559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48]&lt;&gt;&quot;&quot;;[.B348];IF([.B347]&lt;&gt;&quot;&quot;;[.B347];[.B346]))" office:value-type="float" office:value="4268" calcext:value-type="float">
            <text:p>4268</text:p>
          </table:table-cell>
          <table:table-cell table:formula="of:=IF([.C348]&lt;&gt;&quot;&quot;;[.C348];IF([.C347]&lt;&gt;&quot;&quot;;[.C347];[.C346]))" office:value-type="float" office:value="4268" calcext:value-type="float">
            <text:p>4268</text:p>
          </table:table-cell>
          <table:table-cell table:formula="of:=IF([.D348]&lt;&gt;&quot;&quot;;[.D348];IF([.D347]&lt;&gt;&quot;&quot;;[.D347];[.D346]))" office:value-type="float" office:value="5595" calcext:value-type="float">
            <text:p>5595</text:p>
          </table:table-cell>
          <table:table-cell table:formula="of:=IF([.E348]&lt;&gt;&quot;&quot;;[.E348];IF([.E347]&lt;&gt;&quot;&quot;;[.E347];[.E346]))" office:value-type="float" office:value="0" calcext:value-type="float">
            <text:p>0</text:p>
          </table:table-cell>
          <table:table-cell table:formula="of:=IF([.F348]&lt;&gt;&quot;&quot;;[.F348];IF([.F347]&lt;&gt;&quot;&quot;;[.F347];[.F346]))" office:value-type="float" office:value="1496" calcext:value-type="float">
            <text:p>1496</text:p>
          </table:table-cell>
          <table:table-cell table:number-columns-repeated="995"/>
        </table:table-row>
        <table:table-row table:style-name="ro1">
          <table:table-cell office:value-type="date" office:date-value="2022-08-23T15:50:00" calcext:value-type="date">
            <text:p>2022-08-23 15:50:00</text:p>
          </table:table-cell>
          <table:table-cell table:number-columns-repeated="4"/>
          <table:table-cell table:style-name="ce1" office:value-type="float" office:value="1507" calcext:value-type="float">
            <text:p>1507</text:p>
          </table:table-cell>
          <table:table-cell table:formula="of:=IF([.B349]&lt;&gt;&quot;&quot;;[.B349];IF([.B348]&lt;&gt;&quot;&quot;;[.B348];[.B347]))" office:value-type="float" office:value="4268" calcext:value-type="float">
            <text:p>4268</text:p>
          </table:table-cell>
          <table:table-cell table:formula="of:=IF([.C349]&lt;&gt;&quot;&quot;;[.C349];IF([.C348]&lt;&gt;&quot;&quot;;[.C348];[.C347]))" office:value-type="float" office:value="4268" calcext:value-type="float">
            <text:p>4268</text:p>
          </table:table-cell>
          <table:table-cell table:formula="of:=IF([.D349]&lt;&gt;&quot;&quot;;[.D349];IF([.D348]&lt;&gt;&quot;&quot;;[.D348];[.D347]))" office:value-type="float" office:value="5595" calcext:value-type="float">
            <text:p>5595</text:p>
          </table:table-cell>
          <table:table-cell table:formula="of:=IF([.E349]&lt;&gt;&quot;&quot;;[.E349];IF([.E348]&lt;&gt;&quot;&quot;;[.E348];[.E347]))" office:value-type="float" office:value="0" calcext:value-type="float">
            <text:p>0</text:p>
          </table:table-cell>
          <table:table-cell table:formula="of:=IF([.F349]&lt;&gt;&quot;&quot;;[.F349];IF([.F348]&lt;&gt;&quot;&quot;;[.F348];[.F347]))" office:value-type="float" office:value="1507" calcext:value-type="float">
            <text:p>1507</text:p>
          </table:table-cell>
          <table:table-cell table:number-columns-repeated="995"/>
        </table:table-row>
        <table:table-row table:style-name="ro1">
          <table:table-cell office:value-type="date" office:date-value="2022-08-23T15:50:30.770894" calcext:value-type="date">
            <text:p>2022-08-23 15:50:31</text:p>
          </table:table-cell>
          <table:table-cell table:number-columns-repeated="2" office:value-type="float" office:value="4189" calcext:value-type="float">
            <text:p>4189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50]&lt;&gt;&quot;&quot;;[.B350];IF([.B349]&lt;&gt;&quot;&quot;;[.B349];[.B348]))" office:value-type="float" office:value="4189" calcext:value-type="float">
            <text:p>4189</text:p>
          </table:table-cell>
          <table:table-cell table:formula="of:=IF([.C350]&lt;&gt;&quot;&quot;;[.C350];IF([.C349]&lt;&gt;&quot;&quot;;[.C349];[.C348]))" office:value-type="float" office:value="4189" calcext:value-type="float">
            <text:p>4189</text:p>
          </table:table-cell>
          <table:table-cell table:formula="of:=IF([.D350]&lt;&gt;&quot;&quot;;[.D350];IF([.D349]&lt;&gt;&quot;&quot;;[.D349];[.D348]))" office:value-type="float" office:value="5475" calcext:value-type="float">
            <text:p>5475</text:p>
          </table:table-cell>
          <table:table-cell table:formula="of:=IF([.E350]&lt;&gt;&quot;&quot;;[.E350];IF([.E349]&lt;&gt;&quot;&quot;;[.E349];[.E348]))" office:value-type="float" office:value="0" calcext:value-type="float">
            <text:p>0</text:p>
          </table:table-cell>
          <table:table-cell table:formula="of:=IF([.F350]&lt;&gt;&quot;&quot;;[.F350];IF([.F349]&lt;&gt;&quot;&quot;;[.F349];[.F348]))" office:value-type="float" office:value="1507" calcext:value-type="float">
            <text:p>1507</text:p>
          </table:table-cell>
          <table:table-cell table:number-columns-repeated="995"/>
        </table:table-row>
        <table:table-row table:style-name="ro1">
          <table:table-cell office:value-type="date" office:date-value="2022-08-23T15:51:00.000001" calcext:value-type="date">
            <text:p>2022-08-23 15:51:00</text:p>
          </table:table-cell>
          <table:table-cell table:number-columns-repeated="4"/>
          <table:table-cell table:style-name="ce1" office:value-type="float" office:value="1546" calcext:value-type="float">
            <text:p>1546</text:p>
          </table:table-cell>
          <table:table-cell table:formula="of:=IF([.B351]&lt;&gt;&quot;&quot;;[.B351];IF([.B350]&lt;&gt;&quot;&quot;;[.B350];[.B349]))" office:value-type="float" office:value="4189" calcext:value-type="float">
            <text:p>4189</text:p>
          </table:table-cell>
          <table:table-cell table:formula="of:=IF([.C351]&lt;&gt;&quot;&quot;;[.C351];IF([.C350]&lt;&gt;&quot;&quot;;[.C350];[.C349]))" office:value-type="float" office:value="4189" calcext:value-type="float">
            <text:p>4189</text:p>
          </table:table-cell>
          <table:table-cell table:formula="of:=IF([.D351]&lt;&gt;&quot;&quot;;[.D351];IF([.D350]&lt;&gt;&quot;&quot;;[.D350];[.D349]))" office:value-type="float" office:value="5475" calcext:value-type="float">
            <text:p>5475</text:p>
          </table:table-cell>
          <table:table-cell table:formula="of:=IF([.E351]&lt;&gt;&quot;&quot;;[.E351];IF([.E350]&lt;&gt;&quot;&quot;;[.E350];[.E349]))" office:value-type="float" office:value="0" calcext:value-type="float">
            <text:p>0</text:p>
          </table:table-cell>
          <table:table-cell table:formula="of:=IF([.F351]&lt;&gt;&quot;&quot;;[.F351];IF([.F350]&lt;&gt;&quot;&quot;;[.F350];[.F349]))" office:value-type="float" office:value="1546" calcext:value-type="float">
            <text:p>1546</text:p>
          </table:table-cell>
          <table:table-cell table:number-columns-repeated="995"/>
        </table:table-row>
        <table:table-row table:style-name="ro1">
          <table:table-cell office:value-type="date" office:date-value="2022-08-23T15:51:40.436857" calcext:value-type="date">
            <text:p>2022-08-23 15:51:40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52]&lt;&gt;&quot;&quot;;[.B352];IF([.B351]&lt;&gt;&quot;&quot;;[.B351];[.B350]))" office:value-type="float" office:value="4396" calcext:value-type="float">
            <text:p>4396</text:p>
          </table:table-cell>
          <table:table-cell table:formula="of:=IF([.C352]&lt;&gt;&quot;&quot;;[.C352];IF([.C351]&lt;&gt;&quot;&quot;;[.C351];[.C350]))" office:value-type="float" office:value="4396" calcext:value-type="float">
            <text:p>4396</text:p>
          </table:table-cell>
          <table:table-cell table:formula="of:=IF([.D352]&lt;&gt;&quot;&quot;;[.D352];IF([.D351]&lt;&gt;&quot;&quot;;[.D351];[.D350]))" office:value-type="float" office:value="5700" calcext:value-type="float">
            <text:p>5700</text:p>
          </table:table-cell>
          <table:table-cell table:formula="of:=IF([.E352]&lt;&gt;&quot;&quot;;[.E352];IF([.E351]&lt;&gt;&quot;&quot;;[.E351];[.E350]))" office:value-type="float" office:value="0" calcext:value-type="float">
            <text:p>0</text:p>
          </table:table-cell>
          <table:table-cell table:formula="of:=IF([.F352]&lt;&gt;&quot;&quot;;[.F352];IF([.F351]&lt;&gt;&quot;&quot;;[.F351];[.F350]))" office:value-type="float" office:value="1546" calcext:value-type="float">
            <text:p>1546</text:p>
          </table:table-cell>
          <table:table-cell table:number-columns-repeated="995"/>
        </table:table-row>
        <table:table-row table:style-name="ro1">
          <table:table-cell office:value-type="date" office:date-value="2022-08-23T15:52:00" calcext:value-type="date">
            <text:p>2022-08-23 15:52:00</text:p>
          </table:table-cell>
          <table:table-cell table:number-columns-repeated="4"/>
          <table:table-cell table:style-name="ce1" office:value-type="float" office:value="1526" calcext:value-type="float">
            <text:p>1526</text:p>
          </table:table-cell>
          <table:table-cell table:formula="of:=IF([.B353]&lt;&gt;&quot;&quot;;[.B353];IF([.B352]&lt;&gt;&quot;&quot;;[.B352];[.B351]))" office:value-type="float" office:value="4396" calcext:value-type="float">
            <text:p>4396</text:p>
          </table:table-cell>
          <table:table-cell table:formula="of:=IF([.C353]&lt;&gt;&quot;&quot;;[.C353];IF([.C352]&lt;&gt;&quot;&quot;;[.C352];[.C351]))" office:value-type="float" office:value="4396" calcext:value-type="float">
            <text:p>4396</text:p>
          </table:table-cell>
          <table:table-cell table:formula="of:=IF([.D353]&lt;&gt;&quot;&quot;;[.D353];IF([.D352]&lt;&gt;&quot;&quot;;[.D352];[.D351]))" office:value-type="float" office:value="5700" calcext:value-type="float">
            <text:p>5700</text:p>
          </table:table-cell>
          <table:table-cell table:formula="of:=IF([.E353]&lt;&gt;&quot;&quot;;[.E353];IF([.E352]&lt;&gt;&quot;&quot;;[.E352];[.E351]))" office:value-type="float" office:value="0" calcext:value-type="float">
            <text:p>0</text:p>
          </table:table-cell>
          <table:table-cell table:formula="of:=IF([.F353]&lt;&gt;&quot;&quot;;[.F353];IF([.F352]&lt;&gt;&quot;&quot;;[.F352];[.F351]))" office:value-type="float" office:value="1526" calcext:value-type="float">
            <text:p>1526</text:p>
          </table:table-cell>
          <table:table-cell table:number-columns-repeated="995"/>
        </table:table-row>
        <table:table-row table:style-name="ro1">
          <table:table-cell office:value-type="date" office:date-value="2022-08-23T15:52:50.119136" calcext:value-type="date">
            <text:p>2022-08-23 15:52:50</text:p>
          </table:table-cell>
          <table:table-cell office:value-type="float" office:value="4314" calcext:value-type="float">
            <text:p>4314</text:p>
          </table:table-cell>
          <table:table-cell office:value-type="float" office:value="4292" calcext:value-type="float">
            <text:p>4292</text:p>
          </table:table-cell>
          <table:table-cell office:value-type="float" office:value="5534" calcext:value-type="float">
            <text:p>553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54]&lt;&gt;&quot;&quot;;[.B354];IF([.B353]&lt;&gt;&quot;&quot;;[.B353];[.B352]))" office:value-type="float" office:value="4314" calcext:value-type="float">
            <text:p>4314</text:p>
          </table:table-cell>
          <table:table-cell table:formula="of:=IF([.C354]&lt;&gt;&quot;&quot;;[.C354];IF([.C353]&lt;&gt;&quot;&quot;;[.C353];[.C352]))" office:value-type="float" office:value="4292" calcext:value-type="float">
            <text:p>4292</text:p>
          </table:table-cell>
          <table:table-cell table:formula="of:=IF([.D354]&lt;&gt;&quot;&quot;;[.D354];IF([.D353]&lt;&gt;&quot;&quot;;[.D353];[.D352]))" office:value-type="float" office:value="5534" calcext:value-type="float">
            <text:p>5534</text:p>
          </table:table-cell>
          <table:table-cell table:formula="of:=IF([.E354]&lt;&gt;&quot;&quot;;[.E354];IF([.E353]&lt;&gt;&quot;&quot;;[.E353];[.E352]))" office:value-type="float" office:value="0" calcext:value-type="float">
            <text:p>0</text:p>
          </table:table-cell>
          <table:table-cell table:formula="of:=IF([.F354]&lt;&gt;&quot;&quot;;[.F354];IF([.F353]&lt;&gt;&quot;&quot;;[.F353];[.F352]))" office:value-type="float" office:value="1526" calcext:value-type="float">
            <text:p>1526</text:p>
          </table:table-cell>
          <table:table-cell table:number-columns-repeated="995"/>
        </table:table-row>
        <table:table-row table:style-name="ro1">
          <table:table-cell office:value-type="date" office:date-value="2022-08-23T15:53:00" calcext:value-type="date">
            <text:p>2022-08-23 15:53:00</text:p>
          </table:table-cell>
          <table:table-cell table:number-columns-repeated="4"/>
          <table:table-cell table:style-name="ce1" office:value-type="float" office:value="1490" calcext:value-type="float">
            <text:p>1490</text:p>
          </table:table-cell>
          <table:table-cell table:formula="of:=IF([.B355]&lt;&gt;&quot;&quot;;[.B355];IF([.B354]&lt;&gt;&quot;&quot;;[.B354];[.B353]))" office:value-type="float" office:value="4314" calcext:value-type="float">
            <text:p>4314</text:p>
          </table:table-cell>
          <table:table-cell table:formula="of:=IF([.C355]&lt;&gt;&quot;&quot;;[.C355];IF([.C354]&lt;&gt;&quot;&quot;;[.C354];[.C353]))" office:value-type="float" office:value="4292" calcext:value-type="float">
            <text:p>4292</text:p>
          </table:table-cell>
          <table:table-cell table:formula="of:=IF([.D355]&lt;&gt;&quot;&quot;;[.D355];IF([.D354]&lt;&gt;&quot;&quot;;[.D354];[.D353]))" office:value-type="float" office:value="5534" calcext:value-type="float">
            <text:p>5534</text:p>
          </table:table-cell>
          <table:table-cell table:formula="of:=IF([.E355]&lt;&gt;&quot;&quot;;[.E355];IF([.E354]&lt;&gt;&quot;&quot;;[.E354];[.E353]))" office:value-type="float" office:value="0" calcext:value-type="float">
            <text:p>0</text:p>
          </table:table-cell>
          <table:table-cell table:formula="of:=IF([.F355]&lt;&gt;&quot;&quot;;[.F355];IF([.F354]&lt;&gt;&quot;&quot;;[.F354];[.F353]))" office:value-type="float" office:value="1490" calcext:value-type="float">
            <text:p>1490</text:p>
          </table:table-cell>
          <table:table-cell table:number-columns-repeated="995"/>
        </table:table-row>
        <table:table-row table:style-name="ro1">
          <table:table-cell office:value-type="date" office:date-value="2022-08-23T15:54:00" calcext:value-type="date">
            <text:p>2022-08-23 15:54:00</text:p>
          </table:table-cell>
          <table:table-cell table:number-columns-repeated="4"/>
          <table:table-cell table:style-name="ce1" office:value-type="float" office:value="1481" calcext:value-type="float">
            <text:p>1481</text:p>
          </table:table-cell>
          <table:table-cell table:formula="of:=IF([.B356]&lt;&gt;&quot;&quot;;[.B356];IF([.B355]&lt;&gt;&quot;&quot;;[.B355];[.B354]))" office:value-type="float" office:value="4314" calcext:value-type="float">
            <text:p>4314</text:p>
          </table:table-cell>
          <table:table-cell table:formula="of:=IF([.C356]&lt;&gt;&quot;&quot;;[.C356];IF([.C355]&lt;&gt;&quot;&quot;;[.C355];[.C354]))" office:value-type="float" office:value="4292" calcext:value-type="float">
            <text:p>4292</text:p>
          </table:table-cell>
          <table:table-cell table:formula="of:=IF([.D356]&lt;&gt;&quot;&quot;;[.D356];IF([.D355]&lt;&gt;&quot;&quot;;[.D355];[.D354]))" office:value-type="float" office:value="5534" calcext:value-type="float">
            <text:p>5534</text:p>
          </table:table-cell>
          <table:table-cell table:formula="of:=IF([.E356]&lt;&gt;&quot;&quot;;[.E356];IF([.E355]&lt;&gt;&quot;&quot;;[.E355];[.E354]))" office:value-type="float" office:value="0" calcext:value-type="float">
            <text:p>0</text:p>
          </table:table-cell>
          <table:table-cell table:formula="of:=IF([.F356]&lt;&gt;&quot;&quot;;[.F356];IF([.F355]&lt;&gt;&quot;&quot;;[.F355];[.F354]))" office:value-type="float" office:value="1481" calcext:value-type="float">
            <text:p>1481</text:p>
          </table:table-cell>
          <table:table-cell table:number-columns-repeated="995"/>
        </table:table-row>
        <table:table-row table:style-name="ro1">
          <table:table-cell office:value-type="date" office:date-value="2022-08-23T15:54:00.956391" calcext:value-type="date">
            <text:p>2022-08-23 15:54:01</text:p>
          </table:table-cell>
          <table:table-cell office:value-type="float" office:value="4228" calcext:value-type="float">
            <text:p>4228</text:p>
          </table:table-cell>
          <table:table-cell office:value-type="float" office:value="4220" calcext:value-type="float">
            <text:p>4220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57]&lt;&gt;&quot;&quot;;[.B357];IF([.B356]&lt;&gt;&quot;&quot;;[.B356];[.B355]))" office:value-type="float" office:value="4228" calcext:value-type="float">
            <text:p>4228</text:p>
          </table:table-cell>
          <table:table-cell table:formula="of:=IF([.C357]&lt;&gt;&quot;&quot;;[.C357];IF([.C356]&lt;&gt;&quot;&quot;;[.C356];[.C355]))" office:value-type="float" office:value="4220" calcext:value-type="float">
            <text:p>4220</text:p>
          </table:table-cell>
          <table:table-cell table:formula="of:=IF([.D357]&lt;&gt;&quot;&quot;;[.D357];IF([.D356]&lt;&gt;&quot;&quot;;[.D356];[.D355]))" office:value-type="float" office:value="5506" calcext:value-type="float">
            <text:p>5506</text:p>
          </table:table-cell>
          <table:table-cell table:formula="of:=IF([.E357]&lt;&gt;&quot;&quot;;[.E357];IF([.E356]&lt;&gt;&quot;&quot;;[.E356];[.E355]))" office:value-type="float" office:value="0" calcext:value-type="float">
            <text:p>0</text:p>
          </table:table-cell>
          <table:table-cell table:formula="of:=IF([.F357]&lt;&gt;&quot;&quot;;[.F357];IF([.F356]&lt;&gt;&quot;&quot;;[.F356];[.F355]))" office:value-type="float" office:value="1481" calcext:value-type="float">
            <text:p>1481</text:p>
          </table:table-cell>
          <table:table-cell table:number-columns-repeated="995"/>
        </table:table-row>
        <table:table-row table:style-name="ro1">
          <table:table-cell office:value-type="date" office:date-value="2022-08-23T15:55:00" calcext:value-type="date">
            <text:p>2022-08-23 15:55:00</text:p>
          </table:table-cell>
          <table:table-cell table:number-columns-repeated="4"/>
          <table:table-cell table:style-name="ce1" office:value-type="float" office:value="1472" calcext:value-type="float">
            <text:p>1472</text:p>
          </table:table-cell>
          <table:table-cell table:formula="of:=IF([.B358]&lt;&gt;&quot;&quot;;[.B358];IF([.B357]&lt;&gt;&quot;&quot;;[.B357];[.B356]))" office:value-type="float" office:value="4228" calcext:value-type="float">
            <text:p>4228</text:p>
          </table:table-cell>
          <table:table-cell table:formula="of:=IF([.C358]&lt;&gt;&quot;&quot;;[.C358];IF([.C357]&lt;&gt;&quot;&quot;;[.C357];[.C356]))" office:value-type="float" office:value="4220" calcext:value-type="float">
            <text:p>4220</text:p>
          </table:table-cell>
          <table:table-cell table:formula="of:=IF([.D358]&lt;&gt;&quot;&quot;;[.D358];IF([.D357]&lt;&gt;&quot;&quot;;[.D357];[.D356]))" office:value-type="float" office:value="5506" calcext:value-type="float">
            <text:p>5506</text:p>
          </table:table-cell>
          <table:table-cell table:formula="of:=IF([.E358]&lt;&gt;&quot;&quot;;[.E358];IF([.E357]&lt;&gt;&quot;&quot;;[.E357];[.E356]))" office:value-type="float" office:value="0" calcext:value-type="float">
            <text:p>0</text:p>
          </table:table-cell>
          <table:table-cell table:formula="of:=IF([.F358]&lt;&gt;&quot;&quot;;[.F358];IF([.F357]&lt;&gt;&quot;&quot;;[.F357];[.F356]))" office:value-type="float" office:value="1472" calcext:value-type="float">
            <text:p>1472</text:p>
          </table:table-cell>
          <table:table-cell table:number-columns-repeated="995"/>
        </table:table-row>
        <table:table-row table:style-name="ro1">
          <table:table-cell office:value-type="date" office:date-value="2022-08-23T15:55:16.018188" calcext:value-type="date">
            <text:p>2022-08-23 15:55:16</text:p>
          </table:table-cell>
          <table:table-cell office:value-type="float" office:value="4223" calcext:value-type="float">
            <text:p>4223</text:p>
          </table:table-cell>
          <table:table-cell office:value-type="float" office:value="4218" calcext:value-type="float">
            <text:p>4218</text:p>
          </table:table-cell>
          <table:table-cell office:value-type="float" office:value="5579" calcext:value-type="float">
            <text:p>557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59]&lt;&gt;&quot;&quot;;[.B359];IF([.B358]&lt;&gt;&quot;&quot;;[.B358];[.B357]))" office:value-type="float" office:value="4223" calcext:value-type="float">
            <text:p>4223</text:p>
          </table:table-cell>
          <table:table-cell table:formula="of:=IF([.C359]&lt;&gt;&quot;&quot;;[.C359];IF([.C358]&lt;&gt;&quot;&quot;;[.C358];[.C357]))" office:value-type="float" office:value="4218" calcext:value-type="float">
            <text:p>4218</text:p>
          </table:table-cell>
          <table:table-cell table:formula="of:=IF([.D359]&lt;&gt;&quot;&quot;;[.D359];IF([.D358]&lt;&gt;&quot;&quot;;[.D358];[.D357]))" office:value-type="float" office:value="5579" calcext:value-type="float">
            <text:p>5579</text:p>
          </table:table-cell>
          <table:table-cell table:formula="of:=IF([.E359]&lt;&gt;&quot;&quot;;[.E359];IF([.E358]&lt;&gt;&quot;&quot;;[.E358];[.E357]))" office:value-type="float" office:value="0" calcext:value-type="float">
            <text:p>0</text:p>
          </table:table-cell>
          <table:table-cell table:formula="of:=IF([.F359]&lt;&gt;&quot;&quot;;[.F359];IF([.F358]&lt;&gt;&quot;&quot;;[.F358];[.F357]))" office:value-type="float" office:value="1472" calcext:value-type="float">
            <text:p>1472</text:p>
          </table:table-cell>
          <table:table-cell table:number-columns-repeated="995"/>
        </table:table-row>
        <table:table-row table:style-name="ro1">
          <table:table-cell office:value-type="date" office:date-value="2022-08-23T15:56:00" calcext:value-type="date">
            <text:p>2022-08-23 15:56:00</text:p>
          </table:table-cell>
          <table:table-cell table:number-columns-repeated="4"/>
          <table:table-cell table:style-name="ce1" office:value-type="float" office:value="1431" calcext:value-type="float">
            <text:p>1431</text:p>
          </table:table-cell>
          <table:table-cell table:formula="of:=IF([.B360]&lt;&gt;&quot;&quot;;[.B360];IF([.B359]&lt;&gt;&quot;&quot;;[.B359];[.B358]))" office:value-type="float" office:value="4223" calcext:value-type="float">
            <text:p>4223</text:p>
          </table:table-cell>
          <table:table-cell table:formula="of:=IF([.C360]&lt;&gt;&quot;&quot;;[.C360];IF([.C359]&lt;&gt;&quot;&quot;;[.C359];[.C358]))" office:value-type="float" office:value="4218" calcext:value-type="float">
            <text:p>4218</text:p>
          </table:table-cell>
          <table:table-cell table:formula="of:=IF([.D360]&lt;&gt;&quot;&quot;;[.D360];IF([.D359]&lt;&gt;&quot;&quot;;[.D359];[.D358]))" office:value-type="float" office:value="5579" calcext:value-type="float">
            <text:p>5579</text:p>
          </table:table-cell>
          <table:table-cell table:formula="of:=IF([.E360]&lt;&gt;&quot;&quot;;[.E360];IF([.E359]&lt;&gt;&quot;&quot;;[.E359];[.E358]))" office:value-type="float" office:value="0" calcext:value-type="float">
            <text:p>0</text:p>
          </table:table-cell>
          <table:table-cell table:formula="of:=IF([.F360]&lt;&gt;&quot;&quot;;[.F360];IF([.F359]&lt;&gt;&quot;&quot;;[.F359];[.F358]))" office:value-type="float" office:value="1431" calcext:value-type="float">
            <text:p>1431</text:p>
          </table:table-cell>
          <table:table-cell table:number-columns-repeated="995"/>
        </table:table-row>
        <table:table-row table:style-name="ro1">
          <table:table-cell office:value-type="date" office:date-value="2022-08-23T15:56:26.715855" calcext:value-type="date">
            <text:p>2022-08-23 15:56:27</text:p>
          </table:table-cell>
          <table:table-cell table:number-columns-repeated="2" office:value-type="float" office:value="4094" calcext:value-type="float">
            <text:p>4094</text:p>
          </table:table-cell>
          <table:table-cell office:value-type="float" office:value="5418" calcext:value-type="float">
            <text:p>541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61]&lt;&gt;&quot;&quot;;[.B361];IF([.B360]&lt;&gt;&quot;&quot;;[.B360];[.B359]))" office:value-type="float" office:value="4094" calcext:value-type="float">
            <text:p>4094</text:p>
          </table:table-cell>
          <table:table-cell table:formula="of:=IF([.C361]&lt;&gt;&quot;&quot;;[.C361];IF([.C360]&lt;&gt;&quot;&quot;;[.C360];[.C359]))" office:value-type="float" office:value="4094" calcext:value-type="float">
            <text:p>4094</text:p>
          </table:table-cell>
          <table:table-cell table:formula="of:=IF([.D361]&lt;&gt;&quot;&quot;;[.D361];IF([.D360]&lt;&gt;&quot;&quot;;[.D360];[.D359]))" office:value-type="float" office:value="5418" calcext:value-type="float">
            <text:p>5418</text:p>
          </table:table-cell>
          <table:table-cell table:formula="of:=IF([.E361]&lt;&gt;&quot;&quot;;[.E361];IF([.E360]&lt;&gt;&quot;&quot;;[.E360];[.E359]))" office:value-type="float" office:value="0" calcext:value-type="float">
            <text:p>0</text:p>
          </table:table-cell>
          <table:table-cell table:formula="of:=IF([.F361]&lt;&gt;&quot;&quot;;[.F361];IF([.F360]&lt;&gt;&quot;&quot;;[.F360];[.F359]))" office:value-type="float" office:value="1431" calcext:value-type="float">
            <text:p>1431</text:p>
          </table:table-cell>
          <table:table-cell table:number-columns-repeated="995"/>
        </table:table-row>
        <table:table-row table:style-name="ro1">
          <table:table-cell office:value-type="date" office:date-value="2022-08-23T15:57:00" calcext:value-type="date">
            <text:p>2022-08-23 15:57:00</text:p>
          </table:table-cell>
          <table:table-cell table:number-columns-repeated="4"/>
          <table:table-cell table:style-name="ce1" office:value-type="float" office:value="1409" calcext:value-type="float">
            <text:p>1409</text:p>
          </table:table-cell>
          <table:table-cell table:formula="of:=IF([.B362]&lt;&gt;&quot;&quot;;[.B362];IF([.B361]&lt;&gt;&quot;&quot;;[.B361];[.B360]))" office:value-type="float" office:value="4094" calcext:value-type="float">
            <text:p>4094</text:p>
          </table:table-cell>
          <table:table-cell table:formula="of:=IF([.C362]&lt;&gt;&quot;&quot;;[.C362];IF([.C361]&lt;&gt;&quot;&quot;;[.C361];[.C360]))" office:value-type="float" office:value="4094" calcext:value-type="float">
            <text:p>4094</text:p>
          </table:table-cell>
          <table:table-cell table:formula="of:=IF([.D362]&lt;&gt;&quot;&quot;;[.D362];IF([.D361]&lt;&gt;&quot;&quot;;[.D361];[.D360]))" office:value-type="float" office:value="5418" calcext:value-type="float">
            <text:p>5418</text:p>
          </table:table-cell>
          <table:table-cell table:formula="of:=IF([.E362]&lt;&gt;&quot;&quot;;[.E362];IF([.E361]&lt;&gt;&quot;&quot;;[.E361];[.E360]))" office:value-type="float" office:value="0" calcext:value-type="float">
            <text:p>0</text:p>
          </table:table-cell>
          <table:table-cell table:formula="of:=IF([.F362]&lt;&gt;&quot;&quot;;[.F362];IF([.F361]&lt;&gt;&quot;&quot;;[.F361];[.F360]))" office:value-type="float" office:value="1409" calcext:value-type="float">
            <text:p>1409</text:p>
          </table:table-cell>
          <table:table-cell table:number-columns-repeated="995"/>
        </table:table-row>
        <table:table-row table:style-name="ro1">
          <table:table-cell office:value-type="date" office:date-value="2022-08-23T15:57:37.534221" calcext:value-type="date">
            <text:p>2022-08-23 15:57:38</text:p>
          </table:table-cell>
          <table:table-cell table:number-columns-repeated="2" office:value-type="float" office:value="4021" calcext:value-type="float">
            <text:p>4021</text:p>
          </table:table-cell>
          <table:table-cell office:value-type="float" office:value="5319" calcext:value-type="float">
            <text:p>531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63]&lt;&gt;&quot;&quot;;[.B363];IF([.B362]&lt;&gt;&quot;&quot;;[.B362];[.B361]))" office:value-type="float" office:value="4021" calcext:value-type="float">
            <text:p>4021</text:p>
          </table:table-cell>
          <table:table-cell table:formula="of:=IF([.C363]&lt;&gt;&quot;&quot;;[.C363];IF([.C362]&lt;&gt;&quot;&quot;;[.C362];[.C361]))" office:value-type="float" office:value="4021" calcext:value-type="float">
            <text:p>4021</text:p>
          </table:table-cell>
          <table:table-cell table:formula="of:=IF([.D363]&lt;&gt;&quot;&quot;;[.D363];IF([.D362]&lt;&gt;&quot;&quot;;[.D362];[.D361]))" office:value-type="float" office:value="5319" calcext:value-type="float">
            <text:p>5319</text:p>
          </table:table-cell>
          <table:table-cell table:formula="of:=IF([.E363]&lt;&gt;&quot;&quot;;[.E363];IF([.E362]&lt;&gt;&quot;&quot;;[.E362];[.E361]))" office:value-type="float" office:value="0" calcext:value-type="float">
            <text:p>0</text:p>
          </table:table-cell>
          <table:table-cell table:formula="of:=IF([.F363]&lt;&gt;&quot;&quot;;[.F363];IF([.F362]&lt;&gt;&quot;&quot;;[.F362];[.F361]))" office:value-type="float" office:value="1409" calcext:value-type="float">
            <text:p>1409</text:p>
          </table:table-cell>
          <table:table-cell table:number-columns-repeated="995"/>
        </table:table-row>
        <table:table-row table:style-name="ro1">
          <table:table-cell office:value-type="date" office:date-value="2022-08-23T15:58:00.000001" calcext:value-type="date">
            <text:p>2022-08-23 15:58:00</text:p>
          </table:table-cell>
          <table:table-cell table:number-columns-repeated="4"/>
          <table:table-cell table:style-name="ce1" office:value-type="float" office:value="1406" calcext:value-type="float">
            <text:p>1406</text:p>
          </table:table-cell>
          <table:table-cell table:formula="of:=IF([.B364]&lt;&gt;&quot;&quot;;[.B364];IF([.B363]&lt;&gt;&quot;&quot;;[.B363];[.B362]))" office:value-type="float" office:value="4021" calcext:value-type="float">
            <text:p>4021</text:p>
          </table:table-cell>
          <table:table-cell table:formula="of:=IF([.C364]&lt;&gt;&quot;&quot;;[.C364];IF([.C363]&lt;&gt;&quot;&quot;;[.C363];[.C362]))" office:value-type="float" office:value="4021" calcext:value-type="float">
            <text:p>4021</text:p>
          </table:table-cell>
          <table:table-cell table:formula="of:=IF([.D364]&lt;&gt;&quot;&quot;;[.D364];IF([.D363]&lt;&gt;&quot;&quot;;[.D363];[.D362]))" office:value-type="float" office:value="5319" calcext:value-type="float">
            <text:p>5319</text:p>
          </table:table-cell>
          <table:table-cell table:formula="of:=IF([.E364]&lt;&gt;&quot;&quot;;[.E364];IF([.E363]&lt;&gt;&quot;&quot;;[.E363];[.E362]))" office:value-type="float" office:value="0" calcext:value-type="float">
            <text:p>0</text:p>
          </table:table-cell>
          <table:table-cell table:formula="of:=IF([.F364]&lt;&gt;&quot;&quot;;[.F364];IF([.F363]&lt;&gt;&quot;&quot;;[.F363];[.F362]))" office:value-type="float" office:value="1406" calcext:value-type="float">
            <text:p>1406</text:p>
          </table:table-cell>
          <table:table-cell table:number-columns-repeated="995"/>
        </table:table-row>
        <table:table-row table:style-name="ro1">
          <table:table-cell office:value-type="date" office:date-value="2022-08-23T15:58:47.714454" calcext:value-type="date">
            <text:p>2022-08-23 15:58:48</text:p>
          </table:table-cell>
          <table:table-cell office:value-type="float" office:value="4015" calcext:value-type="float">
            <text:p>4015</text:p>
          </table:table-cell>
          <table:table-cell office:value-type="float" office:value="4011" calcext:value-type="float">
            <text:p>4011</text:p>
          </table:table-cell>
          <table:table-cell office:value-type="float" office:value="5314" calcext:value-type="float">
            <text:p>531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65]&lt;&gt;&quot;&quot;;[.B365];IF([.B364]&lt;&gt;&quot;&quot;;[.B364];[.B363]))" office:value-type="float" office:value="4015" calcext:value-type="float">
            <text:p>4015</text:p>
          </table:table-cell>
          <table:table-cell table:formula="of:=IF([.C365]&lt;&gt;&quot;&quot;;[.C365];IF([.C364]&lt;&gt;&quot;&quot;;[.C364];[.C363]))" office:value-type="float" office:value="4011" calcext:value-type="float">
            <text:p>4011</text:p>
          </table:table-cell>
          <table:table-cell table:formula="of:=IF([.D365]&lt;&gt;&quot;&quot;;[.D365];IF([.D364]&lt;&gt;&quot;&quot;;[.D364];[.D363]))" office:value-type="float" office:value="5314" calcext:value-type="float">
            <text:p>5314</text:p>
          </table:table-cell>
          <table:table-cell table:formula="of:=IF([.E365]&lt;&gt;&quot;&quot;;[.E365];IF([.E364]&lt;&gt;&quot;&quot;;[.E364];[.E363]))" office:value-type="float" office:value="0" calcext:value-type="float">
            <text:p>0</text:p>
          </table:table-cell>
          <table:table-cell table:formula="of:=IF([.F365]&lt;&gt;&quot;&quot;;[.F365];IF([.F364]&lt;&gt;&quot;&quot;;[.F364];[.F363]))" office:value-type="float" office:value="1406" calcext:value-type="float">
            <text:p>1406</text:p>
          </table:table-cell>
          <table:table-cell table:number-columns-repeated="995"/>
        </table:table-row>
        <table:table-row table:style-name="ro1">
          <table:table-cell office:value-type="date" office:date-value="2022-08-23T15:59:00" calcext:value-type="date">
            <text:p>2022-08-23 15:59:00</text:p>
          </table:table-cell>
          <table:table-cell table:number-columns-repeated="4"/>
          <table:table-cell table:style-name="ce1" office:value-type="float" office:value="1397" calcext:value-type="float">
            <text:p>1397</text:p>
          </table:table-cell>
          <table:table-cell table:formula="of:=IF([.B366]&lt;&gt;&quot;&quot;;[.B366];IF([.B365]&lt;&gt;&quot;&quot;;[.B365];[.B364]))" office:value-type="float" office:value="4015" calcext:value-type="float">
            <text:p>4015</text:p>
          </table:table-cell>
          <table:table-cell table:formula="of:=IF([.C366]&lt;&gt;&quot;&quot;;[.C366];IF([.C365]&lt;&gt;&quot;&quot;;[.C365];[.C364]))" office:value-type="float" office:value="4011" calcext:value-type="float">
            <text:p>4011</text:p>
          </table:table-cell>
          <table:table-cell table:formula="of:=IF([.D366]&lt;&gt;&quot;&quot;;[.D366];IF([.D365]&lt;&gt;&quot;&quot;;[.D365];[.D364]))" office:value-type="float" office:value="5314" calcext:value-type="float">
            <text:p>5314</text:p>
          </table:table-cell>
          <table:table-cell table:formula="of:=IF([.E366]&lt;&gt;&quot;&quot;;[.E366];IF([.E365]&lt;&gt;&quot;&quot;;[.E365];[.E364]))" office:value-type="float" office:value="0" calcext:value-type="float">
            <text:p>0</text:p>
          </table:table-cell>
          <table:table-cell table:formula="of:=IF([.F366]&lt;&gt;&quot;&quot;;[.F366];IF([.F365]&lt;&gt;&quot;&quot;;[.F365];[.F364]))" office:value-type="float" office:value="1397" calcext:value-type="float">
            <text:p>1397</text:p>
          </table:table-cell>
          <table:table-cell table:number-columns-repeated="995"/>
        </table:table-row>
        <table:table-row table:style-name="ro1">
          <table:table-cell office:value-type="date" office:date-value="2022-08-23T15:59:59.203457" calcext:value-type="date">
            <text:p>2022-08-23 15:59:59</text:p>
          </table:table-cell>
          <table:table-cell office:value-type="float" office:value="3981" calcext:value-type="float">
            <text:p>3981</text:p>
          </table:table-cell>
          <table:table-cell office:value-type="float" office:value="3990" calcext:value-type="float">
            <text:p>3990</text:p>
          </table:table-cell>
          <table:table-cell office:value-type="float" office:value="5272" calcext:value-type="float">
            <text:p>527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67]&lt;&gt;&quot;&quot;;[.B367];IF([.B366]&lt;&gt;&quot;&quot;;[.B366];[.B365]))" office:value-type="float" office:value="3981" calcext:value-type="float">
            <text:p>3981</text:p>
          </table:table-cell>
          <table:table-cell table:formula="of:=IF([.C367]&lt;&gt;&quot;&quot;;[.C367];IF([.C366]&lt;&gt;&quot;&quot;;[.C366];[.C365]))" office:value-type="float" office:value="3990" calcext:value-type="float">
            <text:p>3990</text:p>
          </table:table-cell>
          <table:table-cell table:formula="of:=IF([.D367]&lt;&gt;&quot;&quot;;[.D367];IF([.D366]&lt;&gt;&quot;&quot;;[.D366];[.D365]))" office:value-type="float" office:value="5272" calcext:value-type="float">
            <text:p>5272</text:p>
          </table:table-cell>
          <table:table-cell table:formula="of:=IF([.E367]&lt;&gt;&quot;&quot;;[.E367];IF([.E366]&lt;&gt;&quot;&quot;;[.E366];[.E365]))" office:value-type="float" office:value="0" calcext:value-type="float">
            <text:p>0</text:p>
          </table:table-cell>
          <table:table-cell table:formula="of:=IF([.F367]&lt;&gt;&quot;&quot;;[.F367];IF([.F366]&lt;&gt;&quot;&quot;;[.F366];[.F365]))" office:value-type="float" office:value="1397" calcext:value-type="float">
            <text:p>1397</text:p>
          </table:table-cell>
          <table:table-cell table:number-columns-repeated="995"/>
        </table:table-row>
        <table:table-row table:style-name="ro1">
          <table:table-cell office:value-type="date" office:date-value="2022-08-23T16:00:00" calcext:value-type="date">
            <text:p>2022-08-23 16:00:00</text:p>
          </table:table-cell>
          <table:table-cell table:number-columns-repeated="4"/>
          <table:table-cell table:style-name="ce1" office:value-type="float" office:value="1387" calcext:value-type="float">
            <text:p>1387</text:p>
          </table:table-cell>
          <table:table-cell table:formula="of:=IF([.B368]&lt;&gt;&quot;&quot;;[.B368];IF([.B367]&lt;&gt;&quot;&quot;;[.B367];[.B366]))" office:value-type="float" office:value="3981" calcext:value-type="float">
            <text:p>3981</text:p>
          </table:table-cell>
          <table:table-cell table:formula="of:=IF([.C368]&lt;&gt;&quot;&quot;;[.C368];IF([.C367]&lt;&gt;&quot;&quot;;[.C367];[.C366]))" office:value-type="float" office:value="3990" calcext:value-type="float">
            <text:p>3990</text:p>
          </table:table-cell>
          <table:table-cell table:formula="of:=IF([.D368]&lt;&gt;&quot;&quot;;[.D368];IF([.D367]&lt;&gt;&quot;&quot;;[.D367];[.D366]))" office:value-type="float" office:value="5272" calcext:value-type="float">
            <text:p>5272</text:p>
          </table:table-cell>
          <table:table-cell table:formula="of:=IF([.E368]&lt;&gt;&quot;&quot;;[.E368];IF([.E367]&lt;&gt;&quot;&quot;;[.E367];[.E366]))" office:value-type="float" office:value="0" calcext:value-type="float">
            <text:p>0</text:p>
          </table:table-cell>
          <table:table-cell table:formula="of:=IF([.F368]&lt;&gt;&quot;&quot;;[.F368];IF([.F367]&lt;&gt;&quot;&quot;;[.F367];[.F366]))" office:value-type="float" office:value="1387" calcext:value-type="float">
            <text:p>1387</text:p>
          </table:table-cell>
          <table:table-cell table:number-columns-repeated="995"/>
        </table:table-row>
        <table:table-row table:style-name="ro1">
          <table:table-cell office:value-type="date" office:date-value="2022-08-23T16:01:00" calcext:value-type="date">
            <text:p>2022-08-23 16:01:00</text:p>
          </table:table-cell>
          <table:table-cell table:number-columns-repeated="4"/>
          <table:table-cell table:style-name="ce1" office:value-type="float" office:value="1386" calcext:value-type="float">
            <text:p>1386</text:p>
          </table:table-cell>
          <table:table-cell table:formula="of:=IF([.B369]&lt;&gt;&quot;&quot;;[.B369];IF([.B368]&lt;&gt;&quot;&quot;;[.B368];[.B367]))" office:value-type="float" office:value="3981" calcext:value-type="float">
            <text:p>3981</text:p>
          </table:table-cell>
          <table:table-cell table:formula="of:=IF([.C369]&lt;&gt;&quot;&quot;;[.C369];IF([.C368]&lt;&gt;&quot;&quot;;[.C368];[.C367]))" office:value-type="float" office:value="3990" calcext:value-type="float">
            <text:p>3990</text:p>
          </table:table-cell>
          <table:table-cell table:formula="of:=IF([.D369]&lt;&gt;&quot;&quot;;[.D369];IF([.D368]&lt;&gt;&quot;&quot;;[.D368];[.D367]))" office:value-type="float" office:value="5272" calcext:value-type="float">
            <text:p>5272</text:p>
          </table:table-cell>
          <table:table-cell table:formula="of:=IF([.E369]&lt;&gt;&quot;&quot;;[.E369];IF([.E368]&lt;&gt;&quot;&quot;;[.E368];[.E367]))" office:value-type="float" office:value="0" calcext:value-type="float">
            <text:p>0</text:p>
          </table:table-cell>
          <table:table-cell table:formula="of:=IF([.F369]&lt;&gt;&quot;&quot;;[.F369];IF([.F368]&lt;&gt;&quot;&quot;;[.F368];[.F367]))" office:value-type="float" office:value="1386" calcext:value-type="float">
            <text:p>1386</text:p>
          </table:table-cell>
          <table:table-cell table:number-columns-repeated="995"/>
        </table:table-row>
        <table:table-row table:style-name="ro1">
          <table:table-cell office:value-type="date" office:date-value="2022-08-23T16:01:13.354311" calcext:value-type="date">
            <text:p>2022-08-23 16:01:13</text:p>
          </table:table-cell>
          <table:table-cell table:number-columns-repeated="2" office:value-type="float" office:value="3943" calcext:value-type="float">
            <text:p>3943</text:p>
          </table:table-cell>
          <table:table-cell office:value-type="float" office:value="5232" calcext:value-type="float">
            <text:p>523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70]&lt;&gt;&quot;&quot;;[.B370];IF([.B369]&lt;&gt;&quot;&quot;;[.B369];[.B368]))" office:value-type="float" office:value="3943" calcext:value-type="float">
            <text:p>3943</text:p>
          </table:table-cell>
          <table:table-cell table:formula="of:=IF([.C370]&lt;&gt;&quot;&quot;;[.C370];IF([.C369]&lt;&gt;&quot;&quot;;[.C369];[.C368]))" office:value-type="float" office:value="3943" calcext:value-type="float">
            <text:p>3943</text:p>
          </table:table-cell>
          <table:table-cell table:formula="of:=IF([.D370]&lt;&gt;&quot;&quot;;[.D370];IF([.D369]&lt;&gt;&quot;&quot;;[.D369];[.D368]))" office:value-type="float" office:value="5232" calcext:value-type="float">
            <text:p>5232</text:p>
          </table:table-cell>
          <table:table-cell table:formula="of:=IF([.E370]&lt;&gt;&quot;&quot;;[.E370];IF([.E369]&lt;&gt;&quot;&quot;;[.E369];[.E368]))" office:value-type="float" office:value="0" calcext:value-type="float">
            <text:p>0</text:p>
          </table:table-cell>
          <table:table-cell table:formula="of:=IF([.F370]&lt;&gt;&quot;&quot;;[.F370];IF([.F369]&lt;&gt;&quot;&quot;;[.F369];[.F368]))" office:value-type="float" office:value="1386" calcext:value-type="float">
            <text:p>1386</text:p>
          </table:table-cell>
          <table:table-cell table:number-columns-repeated="995"/>
        </table:table-row>
        <table:table-row table:style-name="ro1">
          <table:table-cell office:value-type="date" office:date-value="2022-08-23T16:02:00" calcext:value-type="date">
            <text:p>2022-08-23 16:02:00</text:p>
          </table:table-cell>
          <table:table-cell table:number-columns-repeated="4"/>
          <table:table-cell table:style-name="ce1" office:value-type="float" office:value="1391" calcext:value-type="float">
            <text:p>1391</text:p>
          </table:table-cell>
          <table:table-cell table:formula="of:=IF([.B371]&lt;&gt;&quot;&quot;;[.B371];IF([.B370]&lt;&gt;&quot;&quot;;[.B370];[.B369]))" office:value-type="float" office:value="3943" calcext:value-type="float">
            <text:p>3943</text:p>
          </table:table-cell>
          <table:table-cell table:formula="of:=IF([.C371]&lt;&gt;&quot;&quot;;[.C371];IF([.C370]&lt;&gt;&quot;&quot;;[.C370];[.C369]))" office:value-type="float" office:value="3943" calcext:value-type="float">
            <text:p>3943</text:p>
          </table:table-cell>
          <table:table-cell table:formula="of:=IF([.D371]&lt;&gt;&quot;&quot;;[.D371];IF([.D370]&lt;&gt;&quot;&quot;;[.D370];[.D369]))" office:value-type="float" office:value="5232" calcext:value-type="float">
            <text:p>5232</text:p>
          </table:table-cell>
          <table:table-cell table:formula="of:=IF([.E371]&lt;&gt;&quot;&quot;;[.E371];IF([.E370]&lt;&gt;&quot;&quot;;[.E370];[.E369]))" office:value-type="float" office:value="0" calcext:value-type="float">
            <text:p>0</text:p>
          </table:table-cell>
          <table:table-cell table:formula="of:=IF([.F371]&lt;&gt;&quot;&quot;;[.F371];IF([.F370]&lt;&gt;&quot;&quot;;[.F370];[.F369]))" office:value-type="float" office:value="1391" calcext:value-type="float">
            <text:p>1391</text:p>
          </table:table-cell>
          <table:table-cell table:number-columns-repeated="995"/>
        </table:table-row>
        <table:table-row table:style-name="ro1">
          <table:table-cell office:value-type="date" office:date-value="2022-08-23T16:02:24.806839" calcext:value-type="date">
            <text:p>2022-08-23 16:02:25</text:p>
          </table:table-cell>
          <table:table-cell office:value-type="float" office:value="3992" calcext:value-type="float">
            <text:p>3992</text:p>
          </table:table-cell>
          <table:table-cell office:value-type="float" office:value="4003" calcext:value-type="float">
            <text:p>4003</text:p>
          </table:table-cell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72]&lt;&gt;&quot;&quot;;[.B372];IF([.B371]&lt;&gt;&quot;&quot;;[.B371];[.B370]))" office:value-type="float" office:value="3992" calcext:value-type="float">
            <text:p>3992</text:p>
          </table:table-cell>
          <table:table-cell table:formula="of:=IF([.C372]&lt;&gt;&quot;&quot;;[.C372];IF([.C371]&lt;&gt;&quot;&quot;;[.C371];[.C370]))" office:value-type="float" office:value="4003" calcext:value-type="float">
            <text:p>4003</text:p>
          </table:table-cell>
          <table:table-cell table:formula="of:=IF([.D372]&lt;&gt;&quot;&quot;;[.D372];IF([.D371]&lt;&gt;&quot;&quot;;[.D371];[.D370]))" office:value-type="float" office:value="5285" calcext:value-type="float">
            <text:p>5285</text:p>
          </table:table-cell>
          <table:table-cell table:formula="of:=IF([.E372]&lt;&gt;&quot;&quot;;[.E372];IF([.E371]&lt;&gt;&quot;&quot;;[.E371];[.E370]))" office:value-type="float" office:value="0" calcext:value-type="float">
            <text:p>0</text:p>
          </table:table-cell>
          <table:table-cell table:formula="of:=IF([.F372]&lt;&gt;&quot;&quot;;[.F372];IF([.F371]&lt;&gt;&quot;&quot;;[.F371];[.F370]))" office:value-type="float" office:value="1391" calcext:value-type="float">
            <text:p>1391</text:p>
          </table:table-cell>
          <table:table-cell table:number-columns-repeated="995"/>
        </table:table-row>
        <table:table-row table:style-name="ro1">
          <table:table-cell office:value-type="date" office:date-value="2022-08-23T16:03:00" calcext:value-type="date">
            <text:p>2022-08-23 16:03:00</text:p>
          </table:table-cell>
          <table:table-cell table:number-columns-repeated="4"/>
          <table:table-cell table:style-name="ce1" office:value-type="float" office:value="1402" calcext:value-type="float">
            <text:p>1402</text:p>
          </table:table-cell>
          <table:table-cell table:formula="of:=IF([.B373]&lt;&gt;&quot;&quot;;[.B373];IF([.B372]&lt;&gt;&quot;&quot;;[.B372];[.B371]))" office:value-type="float" office:value="3992" calcext:value-type="float">
            <text:p>3992</text:p>
          </table:table-cell>
          <table:table-cell table:formula="of:=IF([.C373]&lt;&gt;&quot;&quot;;[.C373];IF([.C372]&lt;&gt;&quot;&quot;;[.C372];[.C371]))" office:value-type="float" office:value="4003" calcext:value-type="float">
            <text:p>4003</text:p>
          </table:table-cell>
          <table:table-cell table:formula="of:=IF([.D373]&lt;&gt;&quot;&quot;;[.D373];IF([.D372]&lt;&gt;&quot;&quot;;[.D372];[.D371]))" office:value-type="float" office:value="5285" calcext:value-type="float">
            <text:p>5285</text:p>
          </table:table-cell>
          <table:table-cell table:formula="of:=IF([.E373]&lt;&gt;&quot;&quot;;[.E373];IF([.E372]&lt;&gt;&quot;&quot;;[.E372];[.E371]))" office:value-type="float" office:value="0" calcext:value-type="float">
            <text:p>0</text:p>
          </table:table-cell>
          <table:table-cell table:formula="of:=IF([.F373]&lt;&gt;&quot;&quot;;[.F373];IF([.F372]&lt;&gt;&quot;&quot;;[.F372];[.F371]))" office:value-type="float" office:value="1402" calcext:value-type="float">
            <text:p>1402</text:p>
          </table:table-cell>
          <table:table-cell table:number-columns-repeated="995"/>
        </table:table-row>
        <table:table-row table:style-name="ro1">
          <table:table-cell office:value-type="date" office:date-value="2022-08-23T16:03:34.209165" calcext:value-type="date">
            <text:p>2022-08-23 16:03:34</text:p>
          </table:table-cell>
          <table:table-cell table:number-columns-repeated="2" office:value-type="float" office:value="3997" calcext:value-type="float">
            <text:p>3997</text:p>
          </table:table-cell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74]&lt;&gt;&quot;&quot;;[.B374];IF([.B373]&lt;&gt;&quot;&quot;;[.B373];[.B372]))" office:value-type="float" office:value="3997" calcext:value-type="float">
            <text:p>3997</text:p>
          </table:table-cell>
          <table:table-cell table:formula="of:=IF([.C374]&lt;&gt;&quot;&quot;;[.C374];IF([.C373]&lt;&gt;&quot;&quot;;[.C373];[.C372]))" office:value-type="float" office:value="3997" calcext:value-type="float">
            <text:p>3997</text:p>
          </table:table-cell>
          <table:table-cell table:formula="of:=IF([.D374]&lt;&gt;&quot;&quot;;[.D374];IF([.D373]&lt;&gt;&quot;&quot;;[.D373];[.D372]))" office:value-type="float" office:value="5295" calcext:value-type="float">
            <text:p>5295</text:p>
          </table:table-cell>
          <table:table-cell table:formula="of:=IF([.E374]&lt;&gt;&quot;&quot;;[.E374];IF([.E373]&lt;&gt;&quot;&quot;;[.E373];[.E372]))" office:value-type="float" office:value="0" calcext:value-type="float">
            <text:p>0</text:p>
          </table:table-cell>
          <table:table-cell table:formula="of:=IF([.F374]&lt;&gt;&quot;&quot;;[.F374];IF([.F373]&lt;&gt;&quot;&quot;;[.F373];[.F372]))" office:value-type="float" office:value="1402" calcext:value-type="float">
            <text:p>1402</text:p>
          </table:table-cell>
          <table:table-cell table:number-columns-repeated="995"/>
        </table:table-row>
        <table:table-row table:style-name="ro1">
          <table:table-cell office:value-type="date" office:date-value="2022-08-23T16:04:00.000001" calcext:value-type="date">
            <text:p>2022-08-23 16:04:00</text:p>
          </table:table-cell>
          <table:table-cell table:number-columns-repeated="4"/>
          <table:table-cell table:style-name="ce1" office:value-type="float" office:value="1397" calcext:value-type="float">
            <text:p>1397</text:p>
          </table:table-cell>
          <table:table-cell table:formula="of:=IF([.B375]&lt;&gt;&quot;&quot;;[.B375];IF([.B374]&lt;&gt;&quot;&quot;;[.B374];[.B373]))" office:value-type="float" office:value="3997" calcext:value-type="float">
            <text:p>3997</text:p>
          </table:table-cell>
          <table:table-cell table:formula="of:=IF([.C375]&lt;&gt;&quot;&quot;;[.C375];IF([.C374]&lt;&gt;&quot;&quot;;[.C374];[.C373]))" office:value-type="float" office:value="3997" calcext:value-type="float">
            <text:p>3997</text:p>
          </table:table-cell>
          <table:table-cell table:formula="of:=IF([.D375]&lt;&gt;&quot;&quot;;[.D375];IF([.D374]&lt;&gt;&quot;&quot;;[.D374];[.D373]))" office:value-type="float" office:value="5295" calcext:value-type="float">
            <text:p>5295</text:p>
          </table:table-cell>
          <table:table-cell table:formula="of:=IF([.E375]&lt;&gt;&quot;&quot;;[.E375];IF([.E374]&lt;&gt;&quot;&quot;;[.E374];[.E373]))" office:value-type="float" office:value="0" calcext:value-type="float">
            <text:p>0</text:p>
          </table:table-cell>
          <table:table-cell table:formula="of:=IF([.F375]&lt;&gt;&quot;&quot;;[.F375];IF([.F374]&lt;&gt;&quot;&quot;;[.F374];[.F373]))" office:value-type="float" office:value="1397" calcext:value-type="float">
            <text:p>1397</text:p>
          </table:table-cell>
          <table:table-cell table:number-columns-repeated="995"/>
        </table:table-row>
        <table:table-row table:style-name="ro1">
          <table:table-cell office:value-type="date" office:date-value="2022-08-23T16:04:45.236345" calcext:value-type="date">
            <text:p>2022-08-23 16:04:45</text:p>
          </table:table-cell>
          <table:table-cell table:number-columns-repeated="2" office:value-type="float" office:value="4001" calcext:value-type="float">
            <text:p>4001</text:p>
          </table:table-cell>
          <table:table-cell office:value-type="float" office:value="5298" calcext:value-type="float">
            <text:p>529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76]&lt;&gt;&quot;&quot;;[.B376];IF([.B375]&lt;&gt;&quot;&quot;;[.B375];[.B374]))" office:value-type="float" office:value="4001" calcext:value-type="float">
            <text:p>4001</text:p>
          </table:table-cell>
          <table:table-cell table:formula="of:=IF([.C376]&lt;&gt;&quot;&quot;;[.C376];IF([.C375]&lt;&gt;&quot;&quot;;[.C375];[.C374]))" office:value-type="float" office:value="4001" calcext:value-type="float">
            <text:p>4001</text:p>
          </table:table-cell>
          <table:table-cell table:formula="of:=IF([.D376]&lt;&gt;&quot;&quot;;[.D376];IF([.D375]&lt;&gt;&quot;&quot;;[.D375];[.D374]))" office:value-type="float" office:value="5298" calcext:value-type="float">
            <text:p>5298</text:p>
          </table:table-cell>
          <table:table-cell table:formula="of:=IF([.E376]&lt;&gt;&quot;&quot;;[.E376];IF([.E375]&lt;&gt;&quot;&quot;;[.E375];[.E374]))" office:value-type="float" office:value="0" calcext:value-type="float">
            <text:p>0</text:p>
          </table:table-cell>
          <table:table-cell table:formula="of:=IF([.F376]&lt;&gt;&quot;&quot;;[.F376];IF([.F375]&lt;&gt;&quot;&quot;;[.F375];[.F374]))" office:value-type="float" office:value="1397" calcext:value-type="float">
            <text:p>1397</text:p>
          </table:table-cell>
          <table:table-cell table:number-columns-repeated="995"/>
        </table:table-row>
        <table:table-row table:style-name="ro1">
          <table:table-cell office:value-type="date" office:date-value="2022-08-23T16:05:00" calcext:value-type="date">
            <text:p>2022-08-23 16:05:00</text:p>
          </table:table-cell>
          <table:table-cell table:number-columns-repeated="4"/>
          <table:table-cell table:style-name="ce1" office:value-type="float" office:value="1375" calcext:value-type="float">
            <text:p>1375</text:p>
          </table:table-cell>
          <table:table-cell table:formula="of:=IF([.B377]&lt;&gt;&quot;&quot;;[.B377];IF([.B376]&lt;&gt;&quot;&quot;;[.B376];[.B375]))" office:value-type="float" office:value="4001" calcext:value-type="float">
            <text:p>4001</text:p>
          </table:table-cell>
          <table:table-cell table:formula="of:=IF([.C377]&lt;&gt;&quot;&quot;;[.C377];IF([.C376]&lt;&gt;&quot;&quot;;[.C376];[.C375]))" office:value-type="float" office:value="4001" calcext:value-type="float">
            <text:p>4001</text:p>
          </table:table-cell>
          <table:table-cell table:formula="of:=IF([.D377]&lt;&gt;&quot;&quot;;[.D377];IF([.D376]&lt;&gt;&quot;&quot;;[.D376];[.D375]))" office:value-type="float" office:value="5298" calcext:value-type="float">
            <text:p>5298</text:p>
          </table:table-cell>
          <table:table-cell table:formula="of:=IF([.E377]&lt;&gt;&quot;&quot;;[.E377];IF([.E376]&lt;&gt;&quot;&quot;;[.E376];[.E375]))" office:value-type="float" office:value="0" calcext:value-type="float">
            <text:p>0</text:p>
          </table:table-cell>
          <table:table-cell table:formula="of:=IF([.F377]&lt;&gt;&quot;&quot;;[.F377];IF([.F376]&lt;&gt;&quot;&quot;;[.F376];[.F375]))" office:value-type="float" office:value="1375" calcext:value-type="float">
            <text:p>1375</text:p>
          </table:table-cell>
          <table:table-cell table:number-columns-repeated="995"/>
        </table:table-row>
        <table:table-row table:style-name="ro1">
          <table:table-cell office:value-type="date" office:date-value="2022-08-23T16:05:55.378897" calcext:value-type="date">
            <text:p>2022-08-23 16:05:55</text:p>
          </table:table-cell>
          <table:table-cell table:number-columns-repeated="2" office:value-type="float" office:value="3959" calcext:value-type="float">
            <text:p>3959</text:p>
          </table:table-cell>
          <table:table-cell office:value-type="float" office:value="5231" calcext:value-type="float">
            <text:p>523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78]&lt;&gt;&quot;&quot;;[.B378];IF([.B377]&lt;&gt;&quot;&quot;;[.B377];[.B376]))" office:value-type="float" office:value="3959" calcext:value-type="float">
            <text:p>3959</text:p>
          </table:table-cell>
          <table:table-cell table:formula="of:=IF([.C378]&lt;&gt;&quot;&quot;;[.C378];IF([.C377]&lt;&gt;&quot;&quot;;[.C377];[.C376]))" office:value-type="float" office:value="3959" calcext:value-type="float">
            <text:p>3959</text:p>
          </table:table-cell>
          <table:table-cell table:formula="of:=IF([.D378]&lt;&gt;&quot;&quot;;[.D378];IF([.D377]&lt;&gt;&quot;&quot;;[.D377];[.D376]))" office:value-type="float" office:value="5231" calcext:value-type="float">
            <text:p>5231</text:p>
          </table:table-cell>
          <table:table-cell table:formula="of:=IF([.E378]&lt;&gt;&quot;&quot;;[.E378];IF([.E377]&lt;&gt;&quot;&quot;;[.E377];[.E376]))" office:value-type="float" office:value="0" calcext:value-type="float">
            <text:p>0</text:p>
          </table:table-cell>
          <table:table-cell table:formula="of:=IF([.F378]&lt;&gt;&quot;&quot;;[.F378];IF([.F377]&lt;&gt;&quot;&quot;;[.F377];[.F376]))" office:value-type="float" office:value="1375" calcext:value-type="float">
            <text:p>1375</text:p>
          </table:table-cell>
          <table:table-cell table:number-columns-repeated="995"/>
        </table:table-row>
        <table:table-row table:style-name="ro1">
          <table:table-cell office:value-type="date" office:date-value="2022-08-23T16:06:00" calcext:value-type="date">
            <text:p>2022-08-23 16:06:00</text:p>
          </table:table-cell>
          <table:table-cell table:number-columns-repeated="4"/>
          <table:table-cell table:style-name="ce1" office:value-type="float" office:value="1384" calcext:value-type="float">
            <text:p>1384</text:p>
          </table:table-cell>
          <table:table-cell table:formula="of:=IF([.B379]&lt;&gt;&quot;&quot;;[.B379];IF([.B378]&lt;&gt;&quot;&quot;;[.B378];[.B377]))" office:value-type="float" office:value="3959" calcext:value-type="float">
            <text:p>3959</text:p>
          </table:table-cell>
          <table:table-cell table:formula="of:=IF([.C379]&lt;&gt;&quot;&quot;;[.C379];IF([.C378]&lt;&gt;&quot;&quot;;[.C378];[.C377]))" office:value-type="float" office:value="3959" calcext:value-type="float">
            <text:p>3959</text:p>
          </table:table-cell>
          <table:table-cell table:formula="of:=IF([.D379]&lt;&gt;&quot;&quot;;[.D379];IF([.D378]&lt;&gt;&quot;&quot;;[.D378];[.D377]))" office:value-type="float" office:value="5231" calcext:value-type="float">
            <text:p>5231</text:p>
          </table:table-cell>
          <table:table-cell table:formula="of:=IF([.E379]&lt;&gt;&quot;&quot;;[.E379];IF([.E378]&lt;&gt;&quot;&quot;;[.E378];[.E377]))" office:value-type="float" office:value="0" calcext:value-type="float">
            <text:p>0</text:p>
          </table:table-cell>
          <table:table-cell table:formula="of:=IF([.F379]&lt;&gt;&quot;&quot;;[.F379];IF([.F378]&lt;&gt;&quot;&quot;;[.F378];[.F377]))" office:value-type="float" office:value="1384" calcext:value-type="float">
            <text:p>1384</text:p>
          </table:table-cell>
          <table:table-cell table:number-columns-repeated="995"/>
        </table:table-row>
        <table:table-row table:style-name="ro1">
          <table:table-cell office:value-type="date" office:date-value="2022-08-23T16:07:00" calcext:value-type="date">
            <text:p>2022-08-23 16:07:00</text:p>
          </table:table-cell>
          <table:table-cell table:number-columns-repeated="4"/>
          <table:table-cell table:style-name="ce1" office:value-type="float" office:value="1360" calcext:value-type="float">
            <text:p>1360</text:p>
          </table:table-cell>
          <table:table-cell table:formula="of:=IF([.B380]&lt;&gt;&quot;&quot;;[.B380];IF([.B379]&lt;&gt;&quot;&quot;;[.B379];[.B378]))" office:value-type="float" office:value="3959" calcext:value-type="float">
            <text:p>3959</text:p>
          </table:table-cell>
          <table:table-cell table:formula="of:=IF([.C380]&lt;&gt;&quot;&quot;;[.C380];IF([.C379]&lt;&gt;&quot;&quot;;[.C379];[.C378]))" office:value-type="float" office:value="3959" calcext:value-type="float">
            <text:p>3959</text:p>
          </table:table-cell>
          <table:table-cell table:formula="of:=IF([.D380]&lt;&gt;&quot;&quot;;[.D380];IF([.D379]&lt;&gt;&quot;&quot;;[.D379];[.D378]))" office:value-type="float" office:value="5231" calcext:value-type="float">
            <text:p>5231</text:p>
          </table:table-cell>
          <table:table-cell table:formula="of:=IF([.E380]&lt;&gt;&quot;&quot;;[.E380];IF([.E379]&lt;&gt;&quot;&quot;;[.E379];[.E378]))" office:value-type="float" office:value="0" calcext:value-type="float">
            <text:p>0</text:p>
          </table:table-cell>
          <table:table-cell table:formula="of:=IF([.F380]&lt;&gt;&quot;&quot;;[.F380];IF([.F379]&lt;&gt;&quot;&quot;;[.F379];[.F378]))" office:value-type="float" office:value="1360" calcext:value-type="float">
            <text:p>1360</text:p>
          </table:table-cell>
          <table:table-cell table:number-columns-repeated="995"/>
        </table:table-row>
        <table:table-row table:style-name="ro1">
          <table:table-cell office:value-type="date" office:date-value="2022-08-23T16:07:04.728024" calcext:value-type="date">
            <text:p>2022-08-23 16:07:05</text:p>
          </table:table-cell>
          <table:table-cell office:value-type="float" office:value="3972" calcext:value-type="float">
            <text:p>3972</text:p>
          </table:table-cell>
          <table:table-cell office:value-type="float" office:value="3990" calcext:value-type="float">
            <text:p>3990</text:p>
          </table:table-cell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81]&lt;&gt;&quot;&quot;;[.B381];IF([.B380]&lt;&gt;&quot;&quot;;[.B380];[.B379]))" office:value-type="float" office:value="3972" calcext:value-type="float">
            <text:p>3972</text:p>
          </table:table-cell>
          <table:table-cell table:formula="of:=IF([.C381]&lt;&gt;&quot;&quot;;[.C381];IF([.C380]&lt;&gt;&quot;&quot;;[.C380];[.C379]))" office:value-type="float" office:value="3990" calcext:value-type="float">
            <text:p>3990</text:p>
          </table:table-cell>
          <table:table-cell table:formula="of:=IF([.D381]&lt;&gt;&quot;&quot;;[.D381];IF([.D380]&lt;&gt;&quot;&quot;;[.D380];[.D379]))" office:value-type="float" office:value="5255" calcext:value-type="float">
            <text:p>5255</text:p>
          </table:table-cell>
          <table:table-cell table:formula="of:=IF([.E381]&lt;&gt;&quot;&quot;;[.E381];IF([.E380]&lt;&gt;&quot;&quot;;[.E380];[.E379]))" office:value-type="float" office:value="0" calcext:value-type="float">
            <text:p>0</text:p>
          </table:table-cell>
          <table:table-cell table:formula="of:=IF([.F381]&lt;&gt;&quot;&quot;;[.F381];IF([.F380]&lt;&gt;&quot;&quot;;[.F380];[.F379]))" office:value-type="float" office:value="1360" calcext:value-type="float">
            <text:p>1360</text:p>
          </table:table-cell>
          <table:table-cell table:number-columns-repeated="995"/>
        </table:table-row>
        <table:table-row table:style-name="ro1">
          <table:table-cell office:value-type="date" office:date-value="2022-08-23T16:08:00" calcext:value-type="date">
            <text:p>2022-08-23 16:08:00</text:p>
          </table:table-cell>
          <table:table-cell table:number-columns-repeated="4"/>
          <table:table-cell table:style-name="ce1" office:value-type="float" office:value="1311" calcext:value-type="float">
            <text:p>1311</text:p>
          </table:table-cell>
          <table:table-cell table:formula="of:=IF([.B382]&lt;&gt;&quot;&quot;;[.B382];IF([.B381]&lt;&gt;&quot;&quot;;[.B381];[.B380]))" office:value-type="float" office:value="3972" calcext:value-type="float">
            <text:p>3972</text:p>
          </table:table-cell>
          <table:table-cell table:formula="of:=IF([.C382]&lt;&gt;&quot;&quot;;[.C382];IF([.C381]&lt;&gt;&quot;&quot;;[.C381];[.C380]))" office:value-type="float" office:value="3990" calcext:value-type="float">
            <text:p>3990</text:p>
          </table:table-cell>
          <table:table-cell table:formula="of:=IF([.D382]&lt;&gt;&quot;&quot;;[.D382];IF([.D381]&lt;&gt;&quot;&quot;;[.D381];[.D380]))" office:value-type="float" office:value="5255" calcext:value-type="float">
            <text:p>5255</text:p>
          </table:table-cell>
          <table:table-cell table:formula="of:=IF([.E382]&lt;&gt;&quot;&quot;;[.E382];IF([.E381]&lt;&gt;&quot;&quot;;[.E381];[.E380]))" office:value-type="float" office:value="0" calcext:value-type="float">
            <text:p>0</text:p>
          </table:table-cell>
          <table:table-cell table:formula="of:=IF([.F382]&lt;&gt;&quot;&quot;;[.F382];IF([.F381]&lt;&gt;&quot;&quot;;[.F381];[.F380]))" office:value-type="float" office:value="1311" calcext:value-type="float">
            <text:p>1311</text:p>
          </table:table-cell>
          <table:table-cell table:number-columns-repeated="995"/>
        </table:table-row>
        <table:table-row table:style-name="ro1">
          <table:table-cell office:value-type="date" office:date-value="2022-08-23T16:08:14.131355" calcext:value-type="date">
            <text:p>2022-08-23 16:08:14</text:p>
          </table:table-cell>
          <table:table-cell office:value-type="float" office:value="3876" calcext:value-type="float">
            <text:p>3876</text:p>
          </table:table-cell>
          <table:table-cell office:value-type="float" office:value="3868" calcext:value-type="float">
            <text:p>3868</text:p>
          </table:table-cell>
          <table:table-cell office:value-type="float" office:value="4996" calcext:value-type="float">
            <text:p>499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83]&lt;&gt;&quot;&quot;;[.B383];IF([.B382]&lt;&gt;&quot;&quot;;[.B382];[.B381]))" office:value-type="float" office:value="3876" calcext:value-type="float">
            <text:p>3876</text:p>
          </table:table-cell>
          <table:table-cell table:formula="of:=IF([.C383]&lt;&gt;&quot;&quot;;[.C383];IF([.C382]&lt;&gt;&quot;&quot;;[.C382];[.C381]))" office:value-type="float" office:value="3868" calcext:value-type="float">
            <text:p>3868</text:p>
          </table:table-cell>
          <table:table-cell table:formula="of:=IF([.D383]&lt;&gt;&quot;&quot;;[.D383];IF([.D382]&lt;&gt;&quot;&quot;;[.D382];[.D381]))" office:value-type="float" office:value="4996" calcext:value-type="float">
            <text:p>4996</text:p>
          </table:table-cell>
          <table:table-cell table:formula="of:=IF([.E383]&lt;&gt;&quot;&quot;;[.E383];IF([.E382]&lt;&gt;&quot;&quot;;[.E382];[.E381]))" office:value-type="float" office:value="0" calcext:value-type="float">
            <text:p>0</text:p>
          </table:table-cell>
          <table:table-cell table:formula="of:=IF([.F383]&lt;&gt;&quot;&quot;;[.F383];IF([.F382]&lt;&gt;&quot;&quot;;[.F382];[.F381]))" office:value-type="float" office:value="1311" calcext:value-type="float">
            <text:p>1311</text:p>
          </table:table-cell>
          <table:table-cell table:number-columns-repeated="995"/>
        </table:table-row>
        <table:table-row table:style-name="ro1">
          <table:table-cell office:value-type="date" office:date-value="2022-08-23T16:09:00" calcext:value-type="date">
            <text:p>2022-08-23 16:09:00</text:p>
          </table:table-cell>
          <table:table-cell table:number-columns-repeated="4"/>
          <table:table-cell table:style-name="ce1" office:value-type="float" office:value="1269" calcext:value-type="float">
            <text:p>1269</text:p>
          </table:table-cell>
          <table:table-cell table:formula="of:=IF([.B384]&lt;&gt;&quot;&quot;;[.B384];IF([.B383]&lt;&gt;&quot;&quot;;[.B383];[.B382]))" office:value-type="float" office:value="3876" calcext:value-type="float">
            <text:p>3876</text:p>
          </table:table-cell>
          <table:table-cell table:formula="of:=IF([.C384]&lt;&gt;&quot;&quot;;[.C384];IF([.C383]&lt;&gt;&quot;&quot;;[.C383];[.C382]))" office:value-type="float" office:value="3868" calcext:value-type="float">
            <text:p>3868</text:p>
          </table:table-cell>
          <table:table-cell table:formula="of:=IF([.D384]&lt;&gt;&quot;&quot;;[.D384];IF([.D383]&lt;&gt;&quot;&quot;;[.D383];[.D382]))" office:value-type="float" office:value="4996" calcext:value-type="float">
            <text:p>4996</text:p>
          </table:table-cell>
          <table:table-cell table:formula="of:=IF([.E384]&lt;&gt;&quot;&quot;;[.E384];IF([.E383]&lt;&gt;&quot;&quot;;[.E383];[.E382]))" office:value-type="float" office:value="0" calcext:value-type="float">
            <text:p>0</text:p>
          </table:table-cell>
          <table:table-cell table:formula="of:=IF([.F384]&lt;&gt;&quot;&quot;;[.F384];IF([.F383]&lt;&gt;&quot;&quot;;[.F383];[.F382]))" office:value-type="float" office:value="1269" calcext:value-type="float">
            <text:p>1269</text:p>
          </table:table-cell>
          <table:table-cell table:number-columns-repeated="995"/>
        </table:table-row>
        <table:table-row table:style-name="ro1">
          <table:table-cell office:value-type="date" office:date-value="2022-08-23T16:09:26.314816" calcext:value-type="date">
            <text:p>2022-08-23 16:09:26</text:p>
          </table:table-cell>
          <table:table-cell office:value-type="float" office:value="3729" calcext:value-type="float">
            <text:p>3729</text:p>
          </table:table-cell>
          <table:table-cell office:value-type="float" office:value="3740" calcext:value-type="float">
            <text:p>374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85]&lt;&gt;&quot;&quot;;[.B385];IF([.B384]&lt;&gt;&quot;&quot;;[.B384];[.B383]))" office:value-type="float" office:value="3729" calcext:value-type="float">
            <text:p>3729</text:p>
          </table:table-cell>
          <table:table-cell table:formula="of:=IF([.C385]&lt;&gt;&quot;&quot;;[.C385];IF([.C384]&lt;&gt;&quot;&quot;;[.C384];[.C383]))" office:value-type="float" office:value="3740" calcext:value-type="float">
            <text:p>3740</text:p>
          </table:table-cell>
          <table:table-cell table:formula="of:=IF([.D385]&lt;&gt;&quot;&quot;;[.D385];IF([.D384]&lt;&gt;&quot;&quot;;[.D384];[.D383]))" office:value-type="float" office:value="4800" calcext:value-type="float">
            <text:p>4800</text:p>
          </table:table-cell>
          <table:table-cell table:formula="of:=IF([.E385]&lt;&gt;&quot;&quot;;[.E385];IF([.E384]&lt;&gt;&quot;&quot;;[.E384];[.E383]))" office:value-type="float" office:value="0" calcext:value-type="float">
            <text:p>0</text:p>
          </table:table-cell>
          <table:table-cell table:formula="of:=IF([.F385]&lt;&gt;&quot;&quot;;[.F385];IF([.F384]&lt;&gt;&quot;&quot;;[.F384];[.F383]))" office:value-type="float" office:value="1269" calcext:value-type="float">
            <text:p>1269</text:p>
          </table:table-cell>
          <table:table-cell table:number-columns-repeated="995"/>
        </table:table-row>
        <table:table-row table:style-name="ro1">
          <table:table-cell office:value-type="date" office:date-value="2022-08-23T16:10:00" calcext:value-type="date">
            <text:p>2022-08-23 16:10:00</text:p>
          </table:table-cell>
          <table:table-cell table:number-columns-repeated="4"/>
          <table:table-cell table:style-name="ce1" office:value-type="float" office:value="1231" calcext:value-type="float">
            <text:p>1231</text:p>
          </table:table-cell>
          <table:table-cell table:formula="of:=IF([.B386]&lt;&gt;&quot;&quot;;[.B386];IF([.B385]&lt;&gt;&quot;&quot;;[.B385];[.B384]))" office:value-type="float" office:value="3729" calcext:value-type="float">
            <text:p>3729</text:p>
          </table:table-cell>
          <table:table-cell table:formula="of:=IF([.C386]&lt;&gt;&quot;&quot;;[.C386];IF([.C385]&lt;&gt;&quot;&quot;;[.C385];[.C384]))" office:value-type="float" office:value="3740" calcext:value-type="float">
            <text:p>3740</text:p>
          </table:table-cell>
          <table:table-cell table:formula="of:=IF([.D386]&lt;&gt;&quot;&quot;;[.D386];IF([.D385]&lt;&gt;&quot;&quot;;[.D385];[.D384]))" office:value-type="float" office:value="4800" calcext:value-type="float">
            <text:p>4800</text:p>
          </table:table-cell>
          <table:table-cell table:formula="of:=IF([.E386]&lt;&gt;&quot;&quot;;[.E386];IF([.E385]&lt;&gt;&quot;&quot;;[.E385];[.E384]))" office:value-type="float" office:value="0" calcext:value-type="float">
            <text:p>0</text:p>
          </table:table-cell>
          <table:table-cell table:formula="of:=IF([.F386]&lt;&gt;&quot;&quot;;[.F386];IF([.F385]&lt;&gt;&quot;&quot;;[.F385];[.F384]))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 office:value-type="date" office:date-value="2022-08-23T16:10:39.353358" calcext:value-type="date">
            <text:p>2022-08-23 16:10:39</text:p>
          </table:table-cell>
          <table:table-cell office:value-type="float" office:value="3606" calcext:value-type="float">
            <text:p>3606</text:p>
          </table:table-cell>
          <table:table-cell office:value-type="float" office:value="3608" calcext:value-type="float">
            <text:p>3608</text:p>
          </table:table-cell>
          <table:table-cell office:value-type="float" office:value="4645" calcext:value-type="float">
            <text:p>464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87]&lt;&gt;&quot;&quot;;[.B387];IF([.B386]&lt;&gt;&quot;&quot;;[.B386];[.B385]))" office:value-type="float" office:value="3606" calcext:value-type="float">
            <text:p>3606</text:p>
          </table:table-cell>
          <table:table-cell table:formula="of:=IF([.C387]&lt;&gt;&quot;&quot;;[.C387];IF([.C386]&lt;&gt;&quot;&quot;;[.C386];[.C385]))" office:value-type="float" office:value="3608" calcext:value-type="float">
            <text:p>3608</text:p>
          </table:table-cell>
          <table:table-cell table:formula="of:=IF([.D387]&lt;&gt;&quot;&quot;;[.D387];IF([.D386]&lt;&gt;&quot;&quot;;[.D386];[.D385]))" office:value-type="float" office:value="4645" calcext:value-type="float">
            <text:p>4645</text:p>
          </table:table-cell>
          <table:table-cell table:formula="of:=IF([.E387]&lt;&gt;&quot;&quot;;[.E387];IF([.E386]&lt;&gt;&quot;&quot;;[.E386];[.E385]))" office:value-type="float" office:value="0" calcext:value-type="float">
            <text:p>0</text:p>
          </table:table-cell>
          <table:table-cell table:formula="of:=IF([.F387]&lt;&gt;&quot;&quot;;[.F387];IF([.F386]&lt;&gt;&quot;&quot;;[.F386];[.F385]))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 office:value-type="date" office:date-value="2022-08-23T16:11:00" calcext:value-type="date">
            <text:p>2022-08-23 16:11:00</text:p>
          </table:table-cell>
          <table:table-cell table:number-columns-repeated="4"/>
          <table:table-cell table:style-name="ce1" office:value-type="float" office:value="1188" calcext:value-type="float">
            <text:p>1188</text:p>
          </table:table-cell>
          <table:table-cell table:formula="of:=IF([.B388]&lt;&gt;&quot;&quot;;[.B388];IF([.B387]&lt;&gt;&quot;&quot;;[.B387];[.B386]))" office:value-type="float" office:value="3606" calcext:value-type="float">
            <text:p>3606</text:p>
          </table:table-cell>
          <table:table-cell table:formula="of:=IF([.C388]&lt;&gt;&quot;&quot;;[.C388];IF([.C387]&lt;&gt;&quot;&quot;;[.C387];[.C386]))" office:value-type="float" office:value="3608" calcext:value-type="float">
            <text:p>3608</text:p>
          </table:table-cell>
          <table:table-cell table:formula="of:=IF([.D388]&lt;&gt;&quot;&quot;;[.D388];IF([.D387]&lt;&gt;&quot;&quot;;[.D387];[.D386]))" office:value-type="float" office:value="4645" calcext:value-type="float">
            <text:p>4645</text:p>
          </table:table-cell>
          <table:table-cell table:formula="of:=IF([.E388]&lt;&gt;&quot;&quot;;[.E388];IF([.E387]&lt;&gt;&quot;&quot;;[.E387];[.E386]))" office:value-type="float" office:value="0" calcext:value-type="float">
            <text:p>0</text:p>
          </table:table-cell>
          <table:table-cell table:formula="of:=IF([.F388]&lt;&gt;&quot;&quot;;[.F388];IF([.F387]&lt;&gt;&quot;&quot;;[.F387];[.F386]))" office:value-type="float" office:value="1188" calcext:value-type="float">
            <text:p>1188</text:p>
          </table:table-cell>
          <table:table-cell table:number-columns-repeated="995"/>
        </table:table-row>
        <table:table-row table:style-name="ro1">
          <table:table-cell office:value-type="date" office:date-value="2022-08-23T16:11:48.677394" calcext:value-type="date">
            <text:p>2022-08-23 16:11:49</text:p>
          </table:table-cell>
          <table:table-cell office:value-type="float" office:value="3477" calcext:value-type="float">
            <text:p>3477</text:p>
          </table:table-cell>
          <table:table-cell office:value-type="float" office:value="3474" calcext:value-type="float">
            <text:p>3474</text:p>
          </table:table-cell>
          <table:table-cell office:value-type="float" office:value="4452" calcext:value-type="float">
            <text:p>445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89]&lt;&gt;&quot;&quot;;[.B389];IF([.B388]&lt;&gt;&quot;&quot;;[.B388];[.B387]))" office:value-type="float" office:value="3477" calcext:value-type="float">
            <text:p>3477</text:p>
          </table:table-cell>
          <table:table-cell table:formula="of:=IF([.C389]&lt;&gt;&quot;&quot;;[.C389];IF([.C388]&lt;&gt;&quot;&quot;;[.C388];[.C387]))" office:value-type="float" office:value="3474" calcext:value-type="float">
            <text:p>3474</text:p>
          </table:table-cell>
          <table:table-cell table:formula="of:=IF([.D389]&lt;&gt;&quot;&quot;;[.D389];IF([.D388]&lt;&gt;&quot;&quot;;[.D388];[.D387]))" office:value-type="float" office:value="4452" calcext:value-type="float">
            <text:p>4452</text:p>
          </table:table-cell>
          <table:table-cell table:formula="of:=IF([.E389]&lt;&gt;&quot;&quot;;[.E389];IF([.E388]&lt;&gt;&quot;&quot;;[.E388];[.E387]))" office:value-type="float" office:value="0" calcext:value-type="float">
            <text:p>0</text:p>
          </table:table-cell>
          <table:table-cell table:formula="of:=IF([.F389]&lt;&gt;&quot;&quot;;[.F389];IF([.F388]&lt;&gt;&quot;&quot;;[.F388];[.F387]))" office:value-type="float" office:value="1188" calcext:value-type="float">
            <text:p>1188</text:p>
          </table:table-cell>
          <table:table-cell table:number-columns-repeated="995"/>
        </table:table-row>
        <table:table-row table:style-name="ro1">
          <table:table-cell office:value-type="date" office:date-value="2022-08-23T16:12:00" calcext:value-type="date">
            <text:p>2022-08-23 16:12:00</text:p>
          </table:table-cell>
          <table:table-cell table:number-columns-repeated="4"/>
          <table:table-cell table:style-name="ce1" office:value-type="float" office:value="1181" calcext:value-type="float">
            <text:p>1181</text:p>
          </table:table-cell>
          <table:table-cell table:formula="of:=IF([.B390]&lt;&gt;&quot;&quot;;[.B390];IF([.B389]&lt;&gt;&quot;&quot;;[.B389];[.B388]))" office:value-type="float" office:value="3477" calcext:value-type="float">
            <text:p>3477</text:p>
          </table:table-cell>
          <table:table-cell table:formula="of:=IF([.C390]&lt;&gt;&quot;&quot;;[.C390];IF([.C389]&lt;&gt;&quot;&quot;;[.C389];[.C388]))" office:value-type="float" office:value="3474" calcext:value-type="float">
            <text:p>3474</text:p>
          </table:table-cell>
          <table:table-cell table:formula="of:=IF([.D390]&lt;&gt;&quot;&quot;;[.D390];IF([.D389]&lt;&gt;&quot;&quot;;[.D389];[.D388]))" office:value-type="float" office:value="4452" calcext:value-type="float">
            <text:p>4452</text:p>
          </table:table-cell>
          <table:table-cell table:formula="of:=IF([.E390]&lt;&gt;&quot;&quot;;[.E390];IF([.E389]&lt;&gt;&quot;&quot;;[.E389];[.E388]))" office:value-type="float" office:value="0" calcext:value-type="float">
            <text:p>0</text:p>
          </table:table-cell>
          <table:table-cell table:formula="of:=IF([.F390]&lt;&gt;&quot;&quot;;[.F390];IF([.F389]&lt;&gt;&quot;&quot;;[.F389];[.F388]))" office:value-type="float" office:value="1181" calcext:value-type="float">
            <text:p>1181</text:p>
          </table:table-cell>
          <table:table-cell table:number-columns-repeated="995"/>
        </table:table-row>
        <table:table-row table:style-name="ro1">
          <table:table-cell office:value-type="date" office:date-value="2022-08-23T16:13:00" calcext:value-type="date">
            <text:p>2022-08-23 16:13:00</text:p>
          </table:table-cell>
          <table:table-cell table:number-columns-repeated="4"/>
          <table:table-cell table:style-name="ce1" office:value-type="float" office:value="1168" calcext:value-type="float">
            <text:p>1168</text:p>
          </table:table-cell>
          <table:table-cell table:formula="of:=IF([.B391]&lt;&gt;&quot;&quot;;[.B391];IF([.B390]&lt;&gt;&quot;&quot;;[.B390];[.B389]))" office:value-type="float" office:value="3477" calcext:value-type="float">
            <text:p>3477</text:p>
          </table:table-cell>
          <table:table-cell table:formula="of:=IF([.C391]&lt;&gt;&quot;&quot;;[.C391];IF([.C390]&lt;&gt;&quot;&quot;;[.C390];[.C389]))" office:value-type="float" office:value="3474" calcext:value-type="float">
            <text:p>3474</text:p>
          </table:table-cell>
          <table:table-cell table:formula="of:=IF([.D391]&lt;&gt;&quot;&quot;;[.D391];IF([.D390]&lt;&gt;&quot;&quot;;[.D390];[.D389]))" office:value-type="float" office:value="4452" calcext:value-type="float">
            <text:p>4452</text:p>
          </table:table-cell>
          <table:table-cell table:formula="of:=IF([.E391]&lt;&gt;&quot;&quot;;[.E391];IF([.E390]&lt;&gt;&quot;&quot;;[.E390];[.E389]))" office:value-type="float" office:value="0" calcext:value-type="float">
            <text:p>0</text:p>
          </table:table-cell>
          <table:table-cell table:formula="of:=IF([.F391]&lt;&gt;&quot;&quot;;[.F391];IF([.F390]&lt;&gt;&quot;&quot;;[.F390];[.F389]))" office:value-type="float" office:value="1168" calcext:value-type="float">
            <text:p>1168</text:p>
          </table:table-cell>
          <table:table-cell table:number-columns-repeated="995"/>
        </table:table-row>
        <table:table-row table:style-name="ro1">
          <table:table-cell office:value-type="date" office:date-value="2022-08-23T16:13:04.979209" calcext:value-type="date">
            <text:p>2022-08-23 16:13:05</text:p>
          </table:table-cell>
          <table:table-cell office:value-type="float" office:value="3445" calcext:value-type="float">
            <text:p>3445</text:p>
          </table:table-cell>
          <table:table-cell office:value-type="float" office:value="3450" calcext:value-type="float">
            <text:p>3450</text:p>
          </table:table-cell>
          <table:table-cell office:value-type="float" office:value="4503" calcext:value-type="float">
            <text:p>450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92]&lt;&gt;&quot;&quot;;[.B392];IF([.B391]&lt;&gt;&quot;&quot;;[.B391];[.B390]))" office:value-type="float" office:value="3445" calcext:value-type="float">
            <text:p>3445</text:p>
          </table:table-cell>
          <table:table-cell table:formula="of:=IF([.C392]&lt;&gt;&quot;&quot;;[.C392];IF([.C391]&lt;&gt;&quot;&quot;;[.C391];[.C390]))" office:value-type="float" office:value="3450" calcext:value-type="float">
            <text:p>3450</text:p>
          </table:table-cell>
          <table:table-cell table:formula="of:=IF([.D392]&lt;&gt;&quot;&quot;;[.D392];IF([.D391]&lt;&gt;&quot;&quot;;[.D391];[.D390]))" office:value-type="float" office:value="4503" calcext:value-type="float">
            <text:p>4503</text:p>
          </table:table-cell>
          <table:table-cell table:formula="of:=IF([.E392]&lt;&gt;&quot;&quot;;[.E392];IF([.E391]&lt;&gt;&quot;&quot;;[.E391];[.E390]))" office:value-type="float" office:value="0" calcext:value-type="float">
            <text:p>0</text:p>
          </table:table-cell>
          <table:table-cell table:formula="of:=IF([.F392]&lt;&gt;&quot;&quot;;[.F392];IF([.F391]&lt;&gt;&quot;&quot;;[.F391];[.F390]))" office:value-type="float" office:value="1168" calcext:value-type="float">
            <text:p>1168</text:p>
          </table:table-cell>
          <table:table-cell table:number-columns-repeated="995"/>
        </table:table-row>
        <table:table-row table:style-name="ro1">
          <table:table-cell office:value-type="date" office:date-value="2022-08-23T16:14:00" calcext:value-type="date">
            <text:p>2022-08-23 16:14:00</text:p>
          </table:table-cell>
          <table:table-cell table:number-columns-repeated="4"/>
          <table:table-cell table:style-name="ce1" office:value-type="float" office:value="1158" calcext:value-type="float">
            <text:p>1158</text:p>
          </table:table-cell>
          <table:table-cell table:formula="of:=IF([.B393]&lt;&gt;&quot;&quot;;[.B393];IF([.B392]&lt;&gt;&quot;&quot;;[.B392];[.B391]))" office:value-type="float" office:value="3445" calcext:value-type="float">
            <text:p>3445</text:p>
          </table:table-cell>
          <table:table-cell table:formula="of:=IF([.C393]&lt;&gt;&quot;&quot;;[.C393];IF([.C392]&lt;&gt;&quot;&quot;;[.C392];[.C391]))" office:value-type="float" office:value="3450" calcext:value-type="float">
            <text:p>3450</text:p>
          </table:table-cell>
          <table:table-cell table:formula="of:=IF([.D393]&lt;&gt;&quot;&quot;;[.D393];IF([.D392]&lt;&gt;&quot;&quot;;[.D392];[.D391]))" office:value-type="float" office:value="4503" calcext:value-type="float">
            <text:p>4503</text:p>
          </table:table-cell>
          <table:table-cell table:formula="of:=IF([.E393]&lt;&gt;&quot;&quot;;[.E393];IF([.E392]&lt;&gt;&quot;&quot;;[.E392];[.E391]))" office:value-type="float" office:value="0" calcext:value-type="float">
            <text:p>0</text:p>
          </table:table-cell>
          <table:table-cell table:formula="of:=IF([.F393]&lt;&gt;&quot;&quot;;[.F393];IF([.F392]&lt;&gt;&quot;&quot;;[.F392];[.F391]))" office:value-type="float" office:value="1158" calcext:value-type="float">
            <text:p>1158</text:p>
          </table:table-cell>
          <table:table-cell table:number-columns-repeated="995"/>
        </table:table-row>
        <table:table-row table:style-name="ro1">
          <table:table-cell office:value-type="date" office:date-value="2022-08-23T16:14:15.219385" calcext:value-type="date">
            <text:p>2022-08-23 16:14:15</text:p>
          </table:table-cell>
          <table:table-cell office:value-type="float" office:value="3416" calcext:value-type="float">
            <text:p>3416</text:p>
          </table:table-cell>
          <table:table-cell office:value-type="float" office:value="3417" calcext:value-type="float">
            <text:p>3417</text:p>
          </table:table-cell>
          <table:table-cell office:value-type="float" office:value="4455" calcext:value-type="float">
            <text:p>445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94]&lt;&gt;&quot;&quot;;[.B394];IF([.B393]&lt;&gt;&quot;&quot;;[.B393];[.B392]))" office:value-type="float" office:value="3416" calcext:value-type="float">
            <text:p>3416</text:p>
          </table:table-cell>
          <table:table-cell table:formula="of:=IF([.C394]&lt;&gt;&quot;&quot;;[.C394];IF([.C393]&lt;&gt;&quot;&quot;;[.C393];[.C392]))" office:value-type="float" office:value="3417" calcext:value-type="float">
            <text:p>3417</text:p>
          </table:table-cell>
          <table:table-cell table:formula="of:=IF([.D394]&lt;&gt;&quot;&quot;;[.D394];IF([.D393]&lt;&gt;&quot;&quot;;[.D393];[.D392]))" office:value-type="float" office:value="4455" calcext:value-type="float">
            <text:p>4455</text:p>
          </table:table-cell>
          <table:table-cell table:formula="of:=IF([.E394]&lt;&gt;&quot;&quot;;[.E394];IF([.E393]&lt;&gt;&quot;&quot;;[.E393];[.E392]))" office:value-type="float" office:value="0" calcext:value-type="float">
            <text:p>0</text:p>
          </table:table-cell>
          <table:table-cell table:formula="of:=IF([.F394]&lt;&gt;&quot;&quot;;[.F394];IF([.F393]&lt;&gt;&quot;&quot;;[.F393];[.F392]))" office:value-type="float" office:value="1158" calcext:value-type="float">
            <text:p>1158</text:p>
          </table:table-cell>
          <table:table-cell table:number-columns-repeated="995"/>
        </table:table-row>
        <table:table-row table:style-name="ro1">
          <table:table-cell office:value-type="date" office:date-value="2022-08-23T16:15:00" calcext:value-type="date">
            <text:p>2022-08-23 16:15:00</text:p>
          </table:table-cell>
          <table:table-cell table:number-columns-repeated="4"/>
          <table:table-cell table:style-name="ce1" office:value-type="float" office:value="1145" calcext:value-type="float">
            <text:p>1145</text:p>
          </table:table-cell>
          <table:table-cell table:formula="of:=IF([.B395]&lt;&gt;&quot;&quot;;[.B395];IF([.B394]&lt;&gt;&quot;&quot;;[.B394];[.B393]))" office:value-type="float" office:value="3416" calcext:value-type="float">
            <text:p>3416</text:p>
          </table:table-cell>
          <table:table-cell table:formula="of:=IF([.C395]&lt;&gt;&quot;&quot;;[.C395];IF([.C394]&lt;&gt;&quot;&quot;;[.C394];[.C393]))" office:value-type="float" office:value="3417" calcext:value-type="float">
            <text:p>3417</text:p>
          </table:table-cell>
          <table:table-cell table:formula="of:=IF([.D395]&lt;&gt;&quot;&quot;;[.D395];IF([.D394]&lt;&gt;&quot;&quot;;[.D394];[.D393]))" office:value-type="float" office:value="4455" calcext:value-type="float">
            <text:p>4455</text:p>
          </table:table-cell>
          <table:table-cell table:formula="of:=IF([.E395]&lt;&gt;&quot;&quot;;[.E395];IF([.E394]&lt;&gt;&quot;&quot;;[.E394];[.E393]))" office:value-type="float" office:value="0" calcext:value-type="float">
            <text:p>0</text:p>
          </table:table-cell>
          <table:table-cell table:formula="of:=IF([.F395]&lt;&gt;&quot;&quot;;[.F395];IF([.F394]&lt;&gt;&quot;&quot;;[.F394];[.F393]))" office:value-type="float" office:value="1145" calcext:value-type="float">
            <text:p>1145</text:p>
          </table:table-cell>
          <table:table-cell table:number-columns-repeated="995"/>
        </table:table-row>
        <table:table-row table:style-name="ro1">
          <table:table-cell office:value-type="date" office:date-value="2022-08-23T16:15:25.010745" calcext:value-type="date">
            <text:p>2022-08-23 16:15:25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4411" calcext:value-type="float">
            <text:p>441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96]&lt;&gt;&quot;&quot;;[.B396];IF([.B395]&lt;&gt;&quot;&quot;;[.B395];[.B394]))" office:value-type="float" office:value="3380" calcext:value-type="float">
            <text:p>3380</text:p>
          </table:table-cell>
          <table:table-cell table:formula="of:=IF([.C396]&lt;&gt;&quot;&quot;;[.C396];IF([.C395]&lt;&gt;&quot;&quot;;[.C395];[.C394]))" office:value-type="float" office:value="3380" calcext:value-type="float">
            <text:p>3380</text:p>
          </table:table-cell>
          <table:table-cell table:formula="of:=IF([.D396]&lt;&gt;&quot;&quot;;[.D396];IF([.D395]&lt;&gt;&quot;&quot;;[.D395];[.D394]))" office:value-type="float" office:value="4411" calcext:value-type="float">
            <text:p>4411</text:p>
          </table:table-cell>
          <table:table-cell table:formula="of:=IF([.E396]&lt;&gt;&quot;&quot;;[.E396];IF([.E395]&lt;&gt;&quot;&quot;;[.E395];[.E394]))" office:value-type="float" office:value="0" calcext:value-type="float">
            <text:p>0</text:p>
          </table:table-cell>
          <table:table-cell table:formula="of:=IF([.F396]&lt;&gt;&quot;&quot;;[.F396];IF([.F395]&lt;&gt;&quot;&quot;;[.F395];[.F394]))" office:value-type="float" office:value="1145" calcext:value-type="float">
            <text:p>1145</text:p>
          </table:table-cell>
          <table:table-cell table:number-columns-repeated="995"/>
        </table:table-row>
        <table:table-row table:style-name="ro1">
          <table:table-cell office:value-type="date" office:date-value="2022-08-23T16:16:00" calcext:value-type="date">
            <text:p>2022-08-23 16:16:00</text:p>
          </table:table-cell>
          <table:table-cell table:number-columns-repeated="4"/>
          <table:table-cell table:style-name="ce1" office:value-type="float" office:value="1137" calcext:value-type="float">
            <text:p>1137</text:p>
          </table:table-cell>
          <table:table-cell table:formula="of:=IF([.B397]&lt;&gt;&quot;&quot;;[.B397];IF([.B396]&lt;&gt;&quot;&quot;;[.B396];[.B395]))" office:value-type="float" office:value="3380" calcext:value-type="float">
            <text:p>3380</text:p>
          </table:table-cell>
          <table:table-cell table:formula="of:=IF([.C397]&lt;&gt;&quot;&quot;;[.C397];IF([.C396]&lt;&gt;&quot;&quot;;[.C396];[.C395]))" office:value-type="float" office:value="3380" calcext:value-type="float">
            <text:p>3380</text:p>
          </table:table-cell>
          <table:table-cell table:formula="of:=IF([.D397]&lt;&gt;&quot;&quot;;[.D397];IF([.D396]&lt;&gt;&quot;&quot;;[.D396];[.D395]))" office:value-type="float" office:value="4411" calcext:value-type="float">
            <text:p>4411</text:p>
          </table:table-cell>
          <table:table-cell table:formula="of:=IF([.E397]&lt;&gt;&quot;&quot;;[.E397];IF([.E396]&lt;&gt;&quot;&quot;;[.E396];[.E395]))" office:value-type="float" office:value="0" calcext:value-type="float">
            <text:p>0</text:p>
          </table:table-cell>
          <table:table-cell table:formula="of:=IF([.F397]&lt;&gt;&quot;&quot;;[.F397];IF([.F396]&lt;&gt;&quot;&quot;;[.F396];[.F395]))" office:value-type="float" office:value="1137" calcext:value-type="float">
            <text:p>1137</text:p>
          </table:table-cell>
          <table:table-cell table:number-columns-repeated="995"/>
        </table:table-row>
        <table:table-row table:style-name="ro1">
          <table:table-cell office:value-type="date" office:date-value="2022-08-23T16:16:34.30215" calcext:value-type="date">
            <text:p>2022-08-23 16:16:34</text:p>
          </table:table-cell>
          <table:table-cell office:value-type="float" office:value="3357" calcext:value-type="float">
            <text:p>3357</text:p>
          </table:table-cell>
          <table:table-cell office:value-type="float" office:value="3353" calcext:value-type="float">
            <text:p>3353</text:p>
          </table:table-cell>
          <table:table-cell office:value-type="float" office:value="4383" calcext:value-type="float">
            <text:p>438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398]&lt;&gt;&quot;&quot;;[.B398];IF([.B397]&lt;&gt;&quot;&quot;;[.B397];[.B396]))" office:value-type="float" office:value="3357" calcext:value-type="float">
            <text:p>3357</text:p>
          </table:table-cell>
          <table:table-cell table:formula="of:=IF([.C398]&lt;&gt;&quot;&quot;;[.C398];IF([.C397]&lt;&gt;&quot;&quot;;[.C397];[.C396]))" office:value-type="float" office:value="3353" calcext:value-type="float">
            <text:p>3353</text:p>
          </table:table-cell>
          <table:table-cell table:formula="of:=IF([.D398]&lt;&gt;&quot;&quot;;[.D398];IF([.D397]&lt;&gt;&quot;&quot;;[.D397];[.D396]))" office:value-type="float" office:value="4383" calcext:value-type="float">
            <text:p>4383</text:p>
          </table:table-cell>
          <table:table-cell table:formula="of:=IF([.E398]&lt;&gt;&quot;&quot;;[.E398];IF([.E397]&lt;&gt;&quot;&quot;;[.E397];[.E396]))" office:value-type="float" office:value="0" calcext:value-type="float">
            <text:p>0</text:p>
          </table:table-cell>
          <table:table-cell table:formula="of:=IF([.F398]&lt;&gt;&quot;&quot;;[.F398];IF([.F397]&lt;&gt;&quot;&quot;;[.F397];[.F396]))" office:value-type="float" office:value="1137" calcext:value-type="float">
            <text:p>1137</text:p>
          </table:table-cell>
          <table:table-cell table:number-columns-repeated="995"/>
        </table:table-row>
        <table:table-row table:style-name="ro1">
          <table:table-cell office:value-type="date" office:date-value="2022-08-23T16:17:00.000001" calcext:value-type="date">
            <text:p>2022-08-23 16:17:00</text:p>
          </table:table-cell>
          <table:table-cell table:number-columns-repeated="4"/>
          <table:table-cell table:style-name="ce1" office:value-type="float" office:value="1124" calcext:value-type="float">
            <text:p>1124</text:p>
          </table:table-cell>
          <table:table-cell table:formula="of:=IF([.B399]&lt;&gt;&quot;&quot;;[.B399];IF([.B398]&lt;&gt;&quot;&quot;;[.B398];[.B397]))" office:value-type="float" office:value="3357" calcext:value-type="float">
            <text:p>3357</text:p>
          </table:table-cell>
          <table:table-cell table:formula="of:=IF([.C399]&lt;&gt;&quot;&quot;;[.C399];IF([.C398]&lt;&gt;&quot;&quot;;[.C398];[.C397]))" office:value-type="float" office:value="3353" calcext:value-type="float">
            <text:p>3353</text:p>
          </table:table-cell>
          <table:table-cell table:formula="of:=IF([.D399]&lt;&gt;&quot;&quot;;[.D399];IF([.D398]&lt;&gt;&quot;&quot;;[.D398];[.D397]))" office:value-type="float" office:value="4383" calcext:value-type="float">
            <text:p>4383</text:p>
          </table:table-cell>
          <table:table-cell table:formula="of:=IF([.E399]&lt;&gt;&quot;&quot;;[.E399];IF([.E398]&lt;&gt;&quot;&quot;;[.E398];[.E397]))" office:value-type="float" office:value="0" calcext:value-type="float">
            <text:p>0</text:p>
          </table:table-cell>
          <table:table-cell table:formula="of:=IF([.F399]&lt;&gt;&quot;&quot;;[.F399];IF([.F398]&lt;&gt;&quot;&quot;;[.F398];[.F397]))" office:value-type="float" office:value="1124" calcext:value-type="float">
            <text:p>1124</text:p>
          </table:table-cell>
          <table:table-cell table:number-columns-repeated="995"/>
        </table:table-row>
        <table:table-row table:style-name="ro1">
          <table:table-cell office:value-type="date" office:date-value="2022-08-23T16:17:44.917503" calcext:value-type="date">
            <text:p>2022-08-23 16:17:45</text:p>
          </table:table-cell>
          <table:table-cell office:value-type="float" office:value="3290" calcext:value-type="float">
            <text:p>3290</text:p>
          </table:table-cell>
          <table:table-cell office:value-type="float" office:value="3297" calcext:value-type="float">
            <text:p>3297</text:p>
          </table:table-cell>
          <table:table-cell office:value-type="float" office:value="4338" calcext:value-type="float">
            <text:p>433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00]&lt;&gt;&quot;&quot;;[.B400];IF([.B399]&lt;&gt;&quot;&quot;;[.B399];[.B398]))" office:value-type="float" office:value="3290" calcext:value-type="float">
            <text:p>3290</text:p>
          </table:table-cell>
          <table:table-cell table:formula="of:=IF([.C400]&lt;&gt;&quot;&quot;;[.C400];IF([.C399]&lt;&gt;&quot;&quot;;[.C399];[.C398]))" office:value-type="float" office:value="3297" calcext:value-type="float">
            <text:p>3297</text:p>
          </table:table-cell>
          <table:table-cell table:formula="of:=IF([.D400]&lt;&gt;&quot;&quot;;[.D400];IF([.D399]&lt;&gt;&quot;&quot;;[.D399];[.D398]))" office:value-type="float" office:value="4338" calcext:value-type="float">
            <text:p>4338</text:p>
          </table:table-cell>
          <table:table-cell table:formula="of:=IF([.E400]&lt;&gt;&quot;&quot;;[.E400];IF([.E399]&lt;&gt;&quot;&quot;;[.E399];[.E398]))" office:value-type="float" office:value="0" calcext:value-type="float">
            <text:p>0</text:p>
          </table:table-cell>
          <table:table-cell table:formula="of:=IF([.F400]&lt;&gt;&quot;&quot;;[.F400];IF([.F399]&lt;&gt;&quot;&quot;;[.F399];[.F398]))" office:value-type="float" office:value="1124" calcext:value-type="float">
            <text:p>1124</text:p>
          </table:table-cell>
          <table:table-cell table:number-columns-repeated="995"/>
        </table:table-row>
        <table:table-row table:style-name="ro1">
          <table:table-cell office:value-type="date" office:date-value="2022-08-23T16:18:00" calcext:value-type="date">
            <text:p>2022-08-23 16:18:00</text:p>
          </table:table-cell>
          <table:table-cell table:number-columns-repeated="4"/>
          <table:table-cell table:style-name="ce1" office:value-type="float" office:value="1116" calcext:value-type="float">
            <text:p>1116</text:p>
          </table:table-cell>
          <table:table-cell table:formula="of:=IF([.B401]&lt;&gt;&quot;&quot;;[.B401];IF([.B400]&lt;&gt;&quot;&quot;;[.B400];[.B399]))" office:value-type="float" office:value="3290" calcext:value-type="float">
            <text:p>3290</text:p>
          </table:table-cell>
          <table:table-cell table:formula="of:=IF([.C401]&lt;&gt;&quot;&quot;;[.C401];IF([.C400]&lt;&gt;&quot;&quot;;[.C400];[.C399]))" office:value-type="float" office:value="3297" calcext:value-type="float">
            <text:p>3297</text:p>
          </table:table-cell>
          <table:table-cell table:formula="of:=IF([.D401]&lt;&gt;&quot;&quot;;[.D401];IF([.D400]&lt;&gt;&quot;&quot;;[.D400];[.D399]))" office:value-type="float" office:value="4338" calcext:value-type="float">
            <text:p>4338</text:p>
          </table:table-cell>
          <table:table-cell table:formula="of:=IF([.E401]&lt;&gt;&quot;&quot;;[.E401];IF([.E400]&lt;&gt;&quot;&quot;;[.E400];[.E399]))" office:value-type="float" office:value="0" calcext:value-type="float">
            <text:p>0</text:p>
          </table:table-cell>
          <table:table-cell table:formula="of:=IF([.F401]&lt;&gt;&quot;&quot;;[.F401];IF([.F400]&lt;&gt;&quot;&quot;;[.F400];[.F399]))" office:value-type="float" office:value="1116" calcext:value-type="float">
            <text:p>1116</text:p>
          </table:table-cell>
          <table:table-cell table:number-columns-repeated="995"/>
        </table:table-row>
        <table:table-row table:style-name="ro1">
          <table:table-cell office:value-type="date" office:date-value="2022-08-23T16:18:54.774027" calcext:value-type="date">
            <text:p>2022-08-23 16:18:55</text:p>
          </table:table-cell>
          <table:table-cell table:number-columns-repeated="2" office:value-type="float" office:value="3302" calcext:value-type="float">
            <text:p>3302</text:p>
          </table:table-cell>
          <table:table-cell office:value-type="float" office:value="4310" calcext:value-type="float">
            <text:p>431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02]&lt;&gt;&quot;&quot;;[.B402];IF([.B401]&lt;&gt;&quot;&quot;;[.B401];[.B400]))" office:value-type="float" office:value="3302" calcext:value-type="float">
            <text:p>3302</text:p>
          </table:table-cell>
          <table:table-cell table:formula="of:=IF([.C402]&lt;&gt;&quot;&quot;;[.C402];IF([.C401]&lt;&gt;&quot;&quot;;[.C401];[.C400]))" office:value-type="float" office:value="3302" calcext:value-type="float">
            <text:p>3302</text:p>
          </table:table-cell>
          <table:table-cell table:formula="of:=IF([.D402]&lt;&gt;&quot;&quot;;[.D402];IF([.D401]&lt;&gt;&quot;&quot;;[.D401];[.D400]))" office:value-type="float" office:value="4310" calcext:value-type="float">
            <text:p>4310</text:p>
          </table:table-cell>
          <table:table-cell table:formula="of:=IF([.E402]&lt;&gt;&quot;&quot;;[.E402];IF([.E401]&lt;&gt;&quot;&quot;;[.E401];[.E400]))" office:value-type="float" office:value="0" calcext:value-type="float">
            <text:p>0</text:p>
          </table:table-cell>
          <table:table-cell table:formula="of:=IF([.F402]&lt;&gt;&quot;&quot;;[.F402];IF([.F401]&lt;&gt;&quot;&quot;;[.F401];[.F400]))" office:value-type="float" office:value="1116" calcext:value-type="float">
            <text:p>1116</text:p>
          </table:table-cell>
          <table:table-cell table:number-columns-repeated="995"/>
        </table:table-row>
        <table:table-row table:style-name="ro1">
          <table:table-cell office:value-type="date" office:date-value="2022-08-23T16:19:00" calcext:value-type="date">
            <text:p>2022-08-23 16:19:00</text:p>
          </table:table-cell>
          <table:table-cell table:number-columns-repeated="4"/>
          <table:table-cell table:style-name="ce1" office:value-type="float" office:value="1104" calcext:value-type="float">
            <text:p>1104</text:p>
          </table:table-cell>
          <table:table-cell table:formula="of:=IF([.B403]&lt;&gt;&quot;&quot;;[.B403];IF([.B402]&lt;&gt;&quot;&quot;;[.B402];[.B401]))" office:value-type="float" office:value="3302" calcext:value-type="float">
            <text:p>3302</text:p>
          </table:table-cell>
          <table:table-cell table:formula="of:=IF([.C403]&lt;&gt;&quot;&quot;;[.C403];IF([.C402]&lt;&gt;&quot;&quot;;[.C402];[.C401]))" office:value-type="float" office:value="3302" calcext:value-type="float">
            <text:p>3302</text:p>
          </table:table-cell>
          <table:table-cell table:formula="of:=IF([.D403]&lt;&gt;&quot;&quot;;[.D403];IF([.D402]&lt;&gt;&quot;&quot;;[.D402];[.D401]))" office:value-type="float" office:value="4310" calcext:value-type="float">
            <text:p>4310</text:p>
          </table:table-cell>
          <table:table-cell table:formula="of:=IF([.E403]&lt;&gt;&quot;&quot;;[.E403];IF([.E402]&lt;&gt;&quot;&quot;;[.E402];[.E401]))" office:value-type="float" office:value="0" calcext:value-type="float">
            <text:p>0</text:p>
          </table:table-cell>
          <table:table-cell table:formula="of:=IF([.F403]&lt;&gt;&quot;&quot;;[.F403];IF([.F402]&lt;&gt;&quot;&quot;;[.F402];[.F401]))" office:value-type="float" office:value="1104" calcext:value-type="float">
            <text:p>1104</text:p>
          </table:table-cell>
          <table:table-cell table:number-columns-repeated="995"/>
        </table:table-row>
        <table:table-row table:style-name="ro1">
          <table:table-cell office:value-type="date" office:date-value="2022-08-23T16:20:00" calcext:value-type="date">
            <text:p>2022-08-23 16:20:00</text:p>
          </table:table-cell>
          <table:table-cell table:number-columns-repeated="4"/>
          <table:table-cell table:style-name="ce1" office:value-type="float" office:value="1102" calcext:value-type="float">
            <text:p>1102</text:p>
          </table:table-cell>
          <table:table-cell table:formula="of:=IF([.B404]&lt;&gt;&quot;&quot;;[.B404];IF([.B403]&lt;&gt;&quot;&quot;;[.B403];[.B402]))" office:value-type="float" office:value="3302" calcext:value-type="float">
            <text:p>3302</text:p>
          </table:table-cell>
          <table:table-cell table:formula="of:=IF([.C404]&lt;&gt;&quot;&quot;;[.C404];IF([.C403]&lt;&gt;&quot;&quot;;[.C403];[.C402]))" office:value-type="float" office:value="3302" calcext:value-type="float">
            <text:p>3302</text:p>
          </table:table-cell>
          <table:table-cell table:formula="of:=IF([.D404]&lt;&gt;&quot;&quot;;[.D404];IF([.D403]&lt;&gt;&quot;&quot;;[.D403];[.D402]))" office:value-type="float" office:value="4310" calcext:value-type="float">
            <text:p>4310</text:p>
          </table:table-cell>
          <table:table-cell table:formula="of:=IF([.E404]&lt;&gt;&quot;&quot;;[.E404];IF([.E403]&lt;&gt;&quot;&quot;;[.E403];[.E402]))" office:value-type="float" office:value="0" calcext:value-type="float">
            <text:p>0</text:p>
          </table:table-cell>
          <table:table-cell table:formula="of:=IF([.F404]&lt;&gt;&quot;&quot;;[.F404];IF([.F403]&lt;&gt;&quot;&quot;;[.F403];[.F402]))" office:value-type="float" office:value="1102" calcext:value-type="float">
            <text:p>1102</text:p>
          </table:table-cell>
          <table:table-cell table:number-columns-repeated="995"/>
        </table:table-row>
        <table:table-row table:style-name="ro1">
          <table:table-cell office:value-type="date" office:date-value="2022-08-23T16:20:09.808019" calcext:value-type="date">
            <text:p>2022-08-23 16:20:10</text:p>
          </table:table-cell>
          <table:table-cell office:value-type="float" office:value="3262" calcext:value-type="float">
            <text:p>3262</text:p>
          </table:table-cell>
          <table:table-cell office:value-type="float" office:value="3278" calcext:value-type="float">
            <text:p>3278</text:p>
          </table:table-cell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05]&lt;&gt;&quot;&quot;;[.B405];IF([.B404]&lt;&gt;&quot;&quot;;[.B404];[.B403]))" office:value-type="float" office:value="3262" calcext:value-type="float">
            <text:p>3262</text:p>
          </table:table-cell>
          <table:table-cell table:formula="of:=IF([.C405]&lt;&gt;&quot;&quot;;[.C405];IF([.C404]&lt;&gt;&quot;&quot;;[.C404];[.C403]))" office:value-type="float" office:value="3278" calcext:value-type="float">
            <text:p>3278</text:p>
          </table:table-cell>
          <table:table-cell table:formula="of:=IF([.D405]&lt;&gt;&quot;&quot;;[.D405];IF([.D404]&lt;&gt;&quot;&quot;;[.D404];[.D403]))" office:value-type="float" office:value="4270" calcext:value-type="float">
            <text:p>4270</text:p>
          </table:table-cell>
          <table:table-cell table:formula="of:=IF([.E405]&lt;&gt;&quot;&quot;;[.E405];IF([.E404]&lt;&gt;&quot;&quot;;[.E404];[.E403]))" office:value-type="float" office:value="0" calcext:value-type="float">
            <text:p>0</text:p>
          </table:table-cell>
          <table:table-cell table:formula="of:=IF([.F405]&lt;&gt;&quot;&quot;;[.F405];IF([.F404]&lt;&gt;&quot;&quot;;[.F404];[.F403]))" office:value-type="float" office:value="1102" calcext:value-type="float">
            <text:p>1102</text:p>
          </table:table-cell>
          <table:table-cell table:number-columns-repeated="995"/>
        </table:table-row>
        <table:table-row table:style-name="ro1">
          <table:table-cell office:value-type="date" office:date-value="2022-08-23T16:21:00" calcext:value-type="date">
            <text:p>2022-08-23 16:21:00</text:p>
          </table:table-cell>
          <table:table-cell table:number-columns-repeated="4"/>
          <table:table-cell table:style-name="ce1" office:value-type="float" office:value="1088" calcext:value-type="float">
            <text:p>1088</text:p>
          </table:table-cell>
          <table:table-cell table:formula="of:=IF([.B406]&lt;&gt;&quot;&quot;;[.B406];IF([.B405]&lt;&gt;&quot;&quot;;[.B405];[.B404]))" office:value-type="float" office:value="3262" calcext:value-type="float">
            <text:p>3262</text:p>
          </table:table-cell>
          <table:table-cell table:formula="of:=IF([.C406]&lt;&gt;&quot;&quot;;[.C406];IF([.C405]&lt;&gt;&quot;&quot;;[.C405];[.C404]))" office:value-type="float" office:value="3278" calcext:value-type="float">
            <text:p>3278</text:p>
          </table:table-cell>
          <table:table-cell table:formula="of:=IF([.D406]&lt;&gt;&quot;&quot;;[.D406];IF([.D405]&lt;&gt;&quot;&quot;;[.D405];[.D404]))" office:value-type="float" office:value="4270" calcext:value-type="float">
            <text:p>4270</text:p>
          </table:table-cell>
          <table:table-cell table:formula="of:=IF([.E406]&lt;&gt;&quot;&quot;;[.E406];IF([.E405]&lt;&gt;&quot;&quot;;[.E405];[.E404]))" office:value-type="float" office:value="0" calcext:value-type="float">
            <text:p>0</text:p>
          </table:table-cell>
          <table:table-cell table:formula="of:=IF([.F406]&lt;&gt;&quot;&quot;;[.F406];IF([.F405]&lt;&gt;&quot;&quot;;[.F405];[.F404]))" office:value-type="float" office:value="1088" calcext:value-type="float">
            <text:p>1088</text:p>
          </table:table-cell>
          <table:table-cell table:number-columns-repeated="995"/>
        </table:table-row>
        <table:table-row table:style-name="ro1">
          <table:table-cell office:value-type="date" office:date-value="2022-08-23T16:21:19.526485" calcext:value-type="date">
            <text:p>2022-08-23 16:21:20</text:p>
          </table:table-cell>
          <table:table-cell table:number-columns-repeated="2" office:value-type="float" office:value="3262" calcext:value-type="float">
            <text:p>3262</text:p>
          </table:table-cell>
          <table:table-cell office:value-type="float" office:value="4213" calcext:value-type="float">
            <text:p>421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07]&lt;&gt;&quot;&quot;;[.B407];IF([.B406]&lt;&gt;&quot;&quot;;[.B406];[.B405]))" office:value-type="float" office:value="3262" calcext:value-type="float">
            <text:p>3262</text:p>
          </table:table-cell>
          <table:table-cell table:formula="of:=IF([.C407]&lt;&gt;&quot;&quot;;[.C407];IF([.C406]&lt;&gt;&quot;&quot;;[.C406];[.C405]))" office:value-type="float" office:value="3262" calcext:value-type="float">
            <text:p>3262</text:p>
          </table:table-cell>
          <table:table-cell table:formula="of:=IF([.D407]&lt;&gt;&quot;&quot;;[.D407];IF([.D406]&lt;&gt;&quot;&quot;;[.D406];[.D405]))" office:value-type="float" office:value="4213" calcext:value-type="float">
            <text:p>4213</text:p>
          </table:table-cell>
          <table:table-cell table:formula="of:=IF([.E407]&lt;&gt;&quot;&quot;;[.E407];IF([.E406]&lt;&gt;&quot;&quot;;[.E406];[.E405]))" office:value-type="float" office:value="0" calcext:value-type="float">
            <text:p>0</text:p>
          </table:table-cell>
          <table:table-cell table:formula="of:=IF([.F407]&lt;&gt;&quot;&quot;;[.F407];IF([.F406]&lt;&gt;&quot;&quot;;[.F406];[.F405]))" office:value-type="float" office:value="1088" calcext:value-type="float">
            <text:p>1088</text:p>
          </table:table-cell>
          <table:table-cell table:number-columns-repeated="995"/>
        </table:table-row>
        <table:table-row table:style-name="ro1">
          <table:table-cell office:value-type="date" office:date-value="2022-08-23T16:22:00" calcext:value-type="date">
            <text:p>2022-08-23 16:22:00</text:p>
          </table:table-cell>
          <table:table-cell table:number-columns-repeated="4"/>
          <table:table-cell table:style-name="ce1" office:value-type="float" office:value="1081" calcext:value-type="float">
            <text:p>1081</text:p>
          </table:table-cell>
          <table:table-cell table:formula="of:=IF([.B408]&lt;&gt;&quot;&quot;;[.B408];IF([.B407]&lt;&gt;&quot;&quot;;[.B407];[.B406]))" office:value-type="float" office:value="3262" calcext:value-type="float">
            <text:p>3262</text:p>
          </table:table-cell>
          <table:table-cell table:formula="of:=IF([.C408]&lt;&gt;&quot;&quot;;[.C408];IF([.C407]&lt;&gt;&quot;&quot;;[.C407];[.C406]))" office:value-type="float" office:value="3262" calcext:value-type="float">
            <text:p>3262</text:p>
          </table:table-cell>
          <table:table-cell table:formula="of:=IF([.D408]&lt;&gt;&quot;&quot;;[.D408];IF([.D407]&lt;&gt;&quot;&quot;;[.D407];[.D406]))" office:value-type="float" office:value="4213" calcext:value-type="float">
            <text:p>4213</text:p>
          </table:table-cell>
          <table:table-cell table:formula="of:=IF([.E408]&lt;&gt;&quot;&quot;;[.E408];IF([.E407]&lt;&gt;&quot;&quot;;[.E407];[.E406]))" office:value-type="float" office:value="0" calcext:value-type="float">
            <text:p>0</text:p>
          </table:table-cell>
          <table:table-cell table:formula="of:=IF([.F408]&lt;&gt;&quot;&quot;;[.F408];IF([.F407]&lt;&gt;&quot;&quot;;[.F407];[.F406]))" office:value-type="float" office:value="1081" calcext:value-type="float">
            <text:p>1081</text:p>
          </table:table-cell>
          <table:table-cell table:number-columns-repeated="995"/>
        </table:table-row>
        <table:table-row table:style-name="ro1">
          <table:table-cell office:value-type="date" office:date-value="2022-08-23T16:22:29.538428" calcext:value-type="date">
            <text:p>2022-08-23 16:22:30</text:p>
          </table:table-cell>
          <table:table-cell table:number-columns-repeated="2" office:value-type="float" office:value="3226" calcext:value-type="float">
            <text:p>3226</text:p>
          </table:table-cell>
          <table:table-cell office:value-type="float" office:value="4152" calcext:value-type="float">
            <text:p>415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09]&lt;&gt;&quot;&quot;;[.B409];IF([.B408]&lt;&gt;&quot;&quot;;[.B408];[.B407]))" office:value-type="float" office:value="3226" calcext:value-type="float">
            <text:p>3226</text:p>
          </table:table-cell>
          <table:table-cell table:formula="of:=IF([.C409]&lt;&gt;&quot;&quot;;[.C409];IF([.C408]&lt;&gt;&quot;&quot;;[.C408];[.C407]))" office:value-type="float" office:value="3226" calcext:value-type="float">
            <text:p>3226</text:p>
          </table:table-cell>
          <table:table-cell table:formula="of:=IF([.D409]&lt;&gt;&quot;&quot;;[.D409];IF([.D408]&lt;&gt;&quot;&quot;;[.D408];[.D407]))" office:value-type="float" office:value="4152" calcext:value-type="float">
            <text:p>4152</text:p>
          </table:table-cell>
          <table:table-cell table:formula="of:=IF([.E409]&lt;&gt;&quot;&quot;;[.E409];IF([.E408]&lt;&gt;&quot;&quot;;[.E408];[.E407]))" office:value-type="float" office:value="0" calcext:value-type="float">
            <text:p>0</text:p>
          </table:table-cell>
          <table:table-cell table:formula="of:=IF([.F409]&lt;&gt;&quot;&quot;;[.F409];IF([.F408]&lt;&gt;&quot;&quot;;[.F408];[.F407]))" office:value-type="float" office:value="1081" calcext:value-type="float">
            <text:p>1081</text:p>
          </table:table-cell>
          <table:table-cell table:number-columns-repeated="995"/>
        </table:table-row>
        <table:table-row table:style-name="ro1">
          <table:table-cell office:value-type="date" office:date-value="2022-08-23T16:23:00.000001" calcext:value-type="date">
            <text:p>2022-08-23 16:23:00</text:p>
          </table:table-cell>
          <table:table-cell table:number-columns-repeated="4"/>
          <table:table-cell table:style-name="ce1" office:value-type="float" office:value="1070" calcext:value-type="float">
            <text:p>1070</text:p>
          </table:table-cell>
          <table:table-cell table:formula="of:=IF([.B410]&lt;&gt;&quot;&quot;;[.B410];IF([.B409]&lt;&gt;&quot;&quot;;[.B409];[.B408]))" office:value-type="float" office:value="3226" calcext:value-type="float">
            <text:p>3226</text:p>
          </table:table-cell>
          <table:table-cell table:formula="of:=IF([.C410]&lt;&gt;&quot;&quot;;[.C410];IF([.C409]&lt;&gt;&quot;&quot;;[.C409];[.C408]))" office:value-type="float" office:value="3226" calcext:value-type="float">
            <text:p>3226</text:p>
          </table:table-cell>
          <table:table-cell table:formula="of:=IF([.D410]&lt;&gt;&quot;&quot;;[.D410];IF([.D409]&lt;&gt;&quot;&quot;;[.D409];[.D408]))" office:value-type="float" office:value="4152" calcext:value-type="float">
            <text:p>4152</text:p>
          </table:table-cell>
          <table:table-cell table:formula="of:=IF([.E410]&lt;&gt;&quot;&quot;;[.E410];IF([.E409]&lt;&gt;&quot;&quot;;[.E409];[.E408]))" office:value-type="float" office:value="0" calcext:value-type="float">
            <text:p>0</text:p>
          </table:table-cell>
          <table:table-cell table:formula="of:=IF([.F410]&lt;&gt;&quot;&quot;;[.F410];IF([.F409]&lt;&gt;&quot;&quot;;[.F409];[.F408]))" office:value-type="float" office:value="1070" calcext:value-type="float">
            <text:p>1070</text:p>
          </table:table-cell>
          <table:table-cell table:number-columns-repeated="995"/>
        </table:table-row>
        <table:table-row table:style-name="ro1">
          <table:table-cell office:value-type="date" office:date-value="2022-08-23T16:23:40.247325" calcext:value-type="date">
            <text:p>2022-08-23 16:23:40</text:p>
          </table:table-cell>
          <table:table-cell office:value-type="float" office:value="3000" calcext:value-type="float">
            <text:p>3000</text:p>
          </table:table-cell>
          <table:table-cell office:value-type="float" office:value="2998" calcext:value-type="float">
            <text:p>2998</text:p>
          </table:table-cell>
          <table:table-cell office:value-type="float" office:value="3921" calcext:value-type="float">
            <text:p>392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11]&lt;&gt;&quot;&quot;;[.B411];IF([.B410]&lt;&gt;&quot;&quot;;[.B410];[.B409]))" office:value-type="float" office:value="3000" calcext:value-type="float">
            <text:p>3000</text:p>
          </table:table-cell>
          <table:table-cell table:formula="of:=IF([.C411]&lt;&gt;&quot;&quot;;[.C411];IF([.C410]&lt;&gt;&quot;&quot;;[.C410];[.C409]))" office:value-type="float" office:value="2998" calcext:value-type="float">
            <text:p>2998</text:p>
          </table:table-cell>
          <table:table-cell table:formula="of:=IF([.D411]&lt;&gt;&quot;&quot;;[.D411];IF([.D410]&lt;&gt;&quot;&quot;;[.D410];[.D409]))" office:value-type="float" office:value="3921" calcext:value-type="float">
            <text:p>3921</text:p>
          </table:table-cell>
          <table:table-cell table:formula="of:=IF([.E411]&lt;&gt;&quot;&quot;;[.E411];IF([.E410]&lt;&gt;&quot;&quot;;[.E410];[.E409]))" office:value-type="float" office:value="0" calcext:value-type="float">
            <text:p>0</text:p>
          </table:table-cell>
          <table:table-cell table:formula="of:=IF([.F411]&lt;&gt;&quot;&quot;;[.F411];IF([.F410]&lt;&gt;&quot;&quot;;[.F410];[.F409]))" office:value-type="float" office:value="1070" calcext:value-type="float">
            <text:p>1070</text:p>
          </table:table-cell>
          <table:table-cell table:number-columns-repeated="995"/>
        </table:table-row>
        <table:table-row table:style-name="ro1">
          <table:table-cell office:value-type="date" office:date-value="2022-08-23T16:24:00" calcext:value-type="date">
            <text:p>2022-08-23 16:24:00</text:p>
          </table:table-cell>
          <table:table-cell table:number-columns-repeated="4"/>
          <table:table-cell table:style-name="ce1" office:value-type="float" office:value="1061" calcext:value-type="float">
            <text:p>1061</text:p>
          </table:table-cell>
          <table:table-cell table:formula="of:=IF([.B412]&lt;&gt;&quot;&quot;;[.B412];IF([.B411]&lt;&gt;&quot;&quot;;[.B411];[.B410]))" office:value-type="float" office:value="3000" calcext:value-type="float">
            <text:p>3000</text:p>
          </table:table-cell>
          <table:table-cell table:formula="of:=IF([.C412]&lt;&gt;&quot;&quot;;[.C412];IF([.C411]&lt;&gt;&quot;&quot;;[.C411];[.C410]))" office:value-type="float" office:value="2998" calcext:value-type="float">
            <text:p>2998</text:p>
          </table:table-cell>
          <table:table-cell table:formula="of:=IF([.D412]&lt;&gt;&quot;&quot;;[.D412];IF([.D411]&lt;&gt;&quot;&quot;;[.D411];[.D410]))" office:value-type="float" office:value="3921" calcext:value-type="float">
            <text:p>3921</text:p>
          </table:table-cell>
          <table:table-cell table:formula="of:=IF([.E412]&lt;&gt;&quot;&quot;;[.E412];IF([.E411]&lt;&gt;&quot;&quot;;[.E411];[.E410]))" office:value-type="float" office:value="0" calcext:value-type="float">
            <text:p>0</text:p>
          </table:table-cell>
          <table:table-cell table:formula="of:=IF([.F412]&lt;&gt;&quot;&quot;;[.F412];IF([.F411]&lt;&gt;&quot;&quot;;[.F411];[.F410]))" office:value-type="float" office:value="1061" calcext:value-type="float">
            <text:p>1061</text:p>
          </table:table-cell>
          <table:table-cell table:number-columns-repeated="995"/>
        </table:table-row>
        <table:table-row table:style-name="ro1">
          <table:table-cell office:value-type="date" office:date-value="2022-08-23T16:24:50.150384" calcext:value-type="date">
            <text:p>2022-08-23 16:24:50</text:p>
          </table:table-cell>
          <table:table-cell table:number-columns-repeated="2" office:value-type="float" office:value="2975" calcext:value-type="float">
            <text:p>2975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13]&lt;&gt;&quot;&quot;;[.B413];IF([.B412]&lt;&gt;&quot;&quot;;[.B412];[.B411]))" office:value-type="float" office:value="2975" calcext:value-type="float">
            <text:p>2975</text:p>
          </table:table-cell>
          <table:table-cell table:formula="of:=IF([.C413]&lt;&gt;&quot;&quot;;[.C413];IF([.C412]&lt;&gt;&quot;&quot;;[.C412];[.C411]))" office:value-type="float" office:value="2975" calcext:value-type="float">
            <text:p>2975</text:p>
          </table:table-cell>
          <table:table-cell table:formula="of:=IF([.D413]&lt;&gt;&quot;&quot;;[.D413];IF([.D412]&lt;&gt;&quot;&quot;;[.D412];[.D411]))" office:value-type="float" office:value="3893" calcext:value-type="float">
            <text:p>3893</text:p>
          </table:table-cell>
          <table:table-cell table:formula="of:=IF([.E413]&lt;&gt;&quot;&quot;;[.E413];IF([.E412]&lt;&gt;&quot;&quot;;[.E412];[.E411]))" office:value-type="float" office:value="0" calcext:value-type="float">
            <text:p>0</text:p>
          </table:table-cell>
          <table:table-cell table:formula="of:=IF([.F413]&lt;&gt;&quot;&quot;;[.F413];IF([.F412]&lt;&gt;&quot;&quot;;[.F412];[.F411]))" office:value-type="float" office:value="1061" calcext:value-type="float">
            <text:p>1061</text:p>
          </table:table-cell>
          <table:table-cell table:number-columns-repeated="995"/>
        </table:table-row>
        <table:table-row table:style-name="ro1">
          <table:table-cell office:value-type="date" office:date-value="2022-08-23T16:25:00" calcext:value-type="date">
            <text:p>2022-08-23 16:25:00</text:p>
          </table:table-cell>
          <table:table-cell table:number-columns-repeated="4"/>
          <table:table-cell table:style-name="ce1" office:value-type="float" office:value="1057" calcext:value-type="float">
            <text:p>1057</text:p>
          </table:table-cell>
          <table:table-cell table:formula="of:=IF([.B414]&lt;&gt;&quot;&quot;;[.B414];IF([.B413]&lt;&gt;&quot;&quot;;[.B413];[.B412]))" office:value-type="float" office:value="2975" calcext:value-type="float">
            <text:p>2975</text:p>
          </table:table-cell>
          <table:table-cell table:formula="of:=IF([.C414]&lt;&gt;&quot;&quot;;[.C414];IF([.C413]&lt;&gt;&quot;&quot;;[.C413];[.C412]))" office:value-type="float" office:value="2975" calcext:value-type="float">
            <text:p>2975</text:p>
          </table:table-cell>
          <table:table-cell table:formula="of:=IF([.D414]&lt;&gt;&quot;&quot;;[.D414];IF([.D413]&lt;&gt;&quot;&quot;;[.D413];[.D412]))" office:value-type="float" office:value="3893" calcext:value-type="float">
            <text:p>3893</text:p>
          </table:table-cell>
          <table:table-cell table:formula="of:=IF([.E414]&lt;&gt;&quot;&quot;;[.E414];IF([.E413]&lt;&gt;&quot;&quot;;[.E413];[.E412]))" office:value-type="float" office:value="0" calcext:value-type="float">
            <text:p>0</text:p>
          </table:table-cell>
          <table:table-cell table:formula="of:=IF([.F414]&lt;&gt;&quot;&quot;;[.F414];IF([.F413]&lt;&gt;&quot;&quot;;[.F413];[.F412]))" office:value-type="float" office:value="1057" calcext:value-type="float">
            <text:p>1057</text:p>
          </table:table-cell>
          <table:table-cell table:number-columns-repeated="995"/>
        </table:table-row>
        <table:table-row table:style-name="ro1">
          <table:table-cell office:value-type="date" office:date-value="2022-08-23T16:25:59.026024" calcext:value-type="date">
            <text:p>2022-08-23 16:25:59</text:p>
          </table:table-cell>
          <table:table-cell table:number-columns-repeated="2" office:value-type="float" office:value="2967" calcext:value-type="float">
            <text:p>2967</text:p>
          </table:table-cell>
          <table:table-cell office:value-type="float" office:value="3754" calcext:value-type="float">
            <text:p>375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15]&lt;&gt;&quot;&quot;;[.B415];IF([.B414]&lt;&gt;&quot;&quot;;[.B414];[.B413]))" office:value-type="float" office:value="2967" calcext:value-type="float">
            <text:p>2967</text:p>
          </table:table-cell>
          <table:table-cell table:formula="of:=IF([.C415]&lt;&gt;&quot;&quot;;[.C415];IF([.C414]&lt;&gt;&quot;&quot;;[.C414];[.C413]))" office:value-type="float" office:value="2967" calcext:value-type="float">
            <text:p>2967</text:p>
          </table:table-cell>
          <table:table-cell table:formula="of:=IF([.D415]&lt;&gt;&quot;&quot;;[.D415];IF([.D414]&lt;&gt;&quot;&quot;;[.D414];[.D413]))" office:value-type="float" office:value="3754" calcext:value-type="float">
            <text:p>3754</text:p>
          </table:table-cell>
          <table:table-cell table:formula="of:=IF([.E415]&lt;&gt;&quot;&quot;;[.E415];IF([.E414]&lt;&gt;&quot;&quot;;[.E414];[.E413]))" office:value-type="float" office:value="0" calcext:value-type="float">
            <text:p>0</text:p>
          </table:table-cell>
          <table:table-cell table:formula="of:=IF([.F415]&lt;&gt;&quot;&quot;;[.F415];IF([.F414]&lt;&gt;&quot;&quot;;[.F414];[.F413]))" office:value-type="float" office:value="1057" calcext:value-type="float">
            <text:p>1057</text:p>
          </table:table-cell>
          <table:table-cell table:number-columns-repeated="995"/>
        </table:table-row>
        <table:table-row table:style-name="ro1">
          <table:table-cell office:value-type="date" office:date-value="2022-08-23T16:26:00" calcext:value-type="date">
            <text:p>2022-08-23 16:26:00</text:p>
          </table:table-cell>
          <table:table-cell table:number-columns-repeated="4"/>
          <table:table-cell table:style-name="ce1" office:value-type="float" office:value="1045" calcext:value-type="float">
            <text:p>1045</text:p>
          </table:table-cell>
          <table:table-cell table:formula="of:=IF([.B416]&lt;&gt;&quot;&quot;;[.B416];IF([.B415]&lt;&gt;&quot;&quot;;[.B415];[.B414]))" office:value-type="float" office:value="2967" calcext:value-type="float">
            <text:p>2967</text:p>
          </table:table-cell>
          <table:table-cell table:formula="of:=IF([.C416]&lt;&gt;&quot;&quot;;[.C416];IF([.C415]&lt;&gt;&quot;&quot;;[.C415];[.C414]))" office:value-type="float" office:value="2967" calcext:value-type="float">
            <text:p>2967</text:p>
          </table:table-cell>
          <table:table-cell table:formula="of:=IF([.D416]&lt;&gt;&quot;&quot;;[.D416];IF([.D415]&lt;&gt;&quot;&quot;;[.D415];[.D414]))" office:value-type="float" office:value="3754" calcext:value-type="float">
            <text:p>3754</text:p>
          </table:table-cell>
          <table:table-cell table:formula="of:=IF([.E416]&lt;&gt;&quot;&quot;;[.E416];IF([.E415]&lt;&gt;&quot;&quot;;[.E415];[.E414]))" office:value-type="float" office:value="0" calcext:value-type="float">
            <text:p>0</text:p>
          </table:table-cell>
          <table:table-cell table:formula="of:=IF([.F416]&lt;&gt;&quot;&quot;;[.F416];IF([.F415]&lt;&gt;&quot;&quot;;[.F415];[.F414]))" office:value-type="float" office:value="1045" calcext:value-type="float">
            <text:p>1045</text:p>
          </table:table-cell>
          <table:table-cell table:number-columns-repeated="995"/>
        </table:table-row>
        <table:table-row table:style-name="ro1">
          <table:table-cell office:value-type="date" office:date-value="2022-08-23T16:27:00" calcext:value-type="date">
            <text:p>2022-08-23 16:27:00</text:p>
          </table:table-cell>
          <table:table-cell table:number-columns-repeated="4"/>
          <table:table-cell table:style-name="ce1" office:value-type="float" office:value="1035" calcext:value-type="float">
            <text:p>1035</text:p>
          </table:table-cell>
          <table:table-cell table:formula="of:=IF([.B417]&lt;&gt;&quot;&quot;;[.B417];IF([.B416]&lt;&gt;&quot;&quot;;[.B416];[.B415]))" office:value-type="float" office:value="2967" calcext:value-type="float">
            <text:p>2967</text:p>
          </table:table-cell>
          <table:table-cell table:formula="of:=IF([.C417]&lt;&gt;&quot;&quot;;[.C417];IF([.C416]&lt;&gt;&quot;&quot;;[.C416];[.C415]))" office:value-type="float" office:value="2967" calcext:value-type="float">
            <text:p>2967</text:p>
          </table:table-cell>
          <table:table-cell table:formula="of:=IF([.D417]&lt;&gt;&quot;&quot;;[.D417];IF([.D416]&lt;&gt;&quot;&quot;;[.D416];[.D415]))" office:value-type="float" office:value="3754" calcext:value-type="float">
            <text:p>3754</text:p>
          </table:table-cell>
          <table:table-cell table:formula="of:=IF([.E417]&lt;&gt;&quot;&quot;;[.E417];IF([.E416]&lt;&gt;&quot;&quot;;[.E416];[.E415]))" office:value-type="float" office:value="0" calcext:value-type="float">
            <text:p>0</text:p>
          </table:table-cell>
          <table:table-cell table:formula="of:=IF([.F417]&lt;&gt;&quot;&quot;;[.F417];IF([.F416]&lt;&gt;&quot;&quot;;[.F416];[.F415]))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 office:value-type="date" office:date-value="2022-08-23T16:27:07.981089" calcext:value-type="date">
            <text:p>2022-08-23 16:27:08</text:p>
          </table:table-cell>
          <table:table-cell office:value-type="float" office:value="2935" calcext:value-type="float">
            <text:p>2935</text:p>
          </table:table-cell>
          <table:table-cell office:value-type="float" office:value="2938" calcext:value-type="float">
            <text:p>2938</text:p>
          </table:table-cell>
          <table:table-cell office:value-type="float" office:value="3711" calcext:value-type="float">
            <text:p>371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18]&lt;&gt;&quot;&quot;;[.B418];IF([.B417]&lt;&gt;&quot;&quot;;[.B417];[.B416]))" office:value-type="float" office:value="2935" calcext:value-type="float">
            <text:p>2935</text:p>
          </table:table-cell>
          <table:table-cell table:formula="of:=IF([.C418]&lt;&gt;&quot;&quot;;[.C418];IF([.C417]&lt;&gt;&quot;&quot;;[.C417];[.C416]))" office:value-type="float" office:value="2938" calcext:value-type="float">
            <text:p>2938</text:p>
          </table:table-cell>
          <table:table-cell table:formula="of:=IF([.D418]&lt;&gt;&quot;&quot;;[.D418];IF([.D417]&lt;&gt;&quot;&quot;;[.D417];[.D416]))" office:value-type="float" office:value="3711" calcext:value-type="float">
            <text:p>3711</text:p>
          </table:table-cell>
          <table:table-cell table:formula="of:=IF([.E418]&lt;&gt;&quot;&quot;;[.E418];IF([.E417]&lt;&gt;&quot;&quot;;[.E417];[.E416]))" office:value-type="float" office:value="0" calcext:value-type="float">
            <text:p>0</text:p>
          </table:table-cell>
          <table:table-cell table:formula="of:=IF([.F418]&lt;&gt;&quot;&quot;;[.F418];IF([.F417]&lt;&gt;&quot;&quot;;[.F417];[.F416]))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 office:value-type="date" office:date-value="2022-08-23T16:28:00" calcext:value-type="date">
            <text:p>2022-08-23 16:28:00</text:p>
          </table:table-cell>
          <table:table-cell table:number-columns-repeated="4"/>
          <table:table-cell table:style-name="ce1" office:value-type="float" office:value="1027" calcext:value-type="float">
            <text:p>1027</text:p>
          </table:table-cell>
          <table:table-cell table:formula="of:=IF([.B419]&lt;&gt;&quot;&quot;;[.B419];IF([.B418]&lt;&gt;&quot;&quot;;[.B418];[.B417]))" office:value-type="float" office:value="2935" calcext:value-type="float">
            <text:p>2935</text:p>
          </table:table-cell>
          <table:table-cell table:formula="of:=IF([.C419]&lt;&gt;&quot;&quot;;[.C419];IF([.C418]&lt;&gt;&quot;&quot;;[.C418];[.C417]))" office:value-type="float" office:value="2938" calcext:value-type="float">
            <text:p>2938</text:p>
          </table:table-cell>
          <table:table-cell table:formula="of:=IF([.D419]&lt;&gt;&quot;&quot;;[.D419];IF([.D418]&lt;&gt;&quot;&quot;;[.D418];[.D417]))" office:value-type="float" office:value="3711" calcext:value-type="float">
            <text:p>3711</text:p>
          </table:table-cell>
          <table:table-cell table:formula="of:=IF([.E419]&lt;&gt;&quot;&quot;;[.E419];IF([.E418]&lt;&gt;&quot;&quot;;[.E418];[.E417]))" office:value-type="float" office:value="0" calcext:value-type="float">
            <text:p>0</text:p>
          </table:table-cell>
          <table:table-cell table:formula="of:=IF([.F419]&lt;&gt;&quot;&quot;;[.F419];IF([.F418]&lt;&gt;&quot;&quot;;[.F418];[.F417]))" office:value-type="float" office:value="1027" calcext:value-type="float">
            <text:p>1027</text:p>
          </table:table-cell>
          <table:table-cell table:number-columns-repeated="995"/>
        </table:table-row>
        <table:table-row table:style-name="ro1">
          <table:table-cell office:value-type="date" office:date-value="2022-08-23T16:28:20.161499" calcext:value-type="date">
            <text:p>2022-08-23 16:28:20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3667" calcext:value-type="float">
            <text:p>366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20]&lt;&gt;&quot;&quot;;[.B420];IF([.B419]&lt;&gt;&quot;&quot;;[.B419];[.B418]))" office:value-type="float" office:value="2903" calcext:value-type="float">
            <text:p>2903</text:p>
          </table:table-cell>
          <table:table-cell table:formula="of:=IF([.C420]&lt;&gt;&quot;&quot;;[.C420];IF([.C419]&lt;&gt;&quot;&quot;;[.C419];[.C418]))" office:value-type="float" office:value="2903" calcext:value-type="float">
            <text:p>2903</text:p>
          </table:table-cell>
          <table:table-cell table:formula="of:=IF([.D420]&lt;&gt;&quot;&quot;;[.D420];IF([.D419]&lt;&gt;&quot;&quot;;[.D419];[.D418]))" office:value-type="float" office:value="3667" calcext:value-type="float">
            <text:p>3667</text:p>
          </table:table-cell>
          <table:table-cell table:formula="of:=IF([.E420]&lt;&gt;&quot;&quot;;[.E420];IF([.E419]&lt;&gt;&quot;&quot;;[.E419];[.E418]))" office:value-type="float" office:value="0" calcext:value-type="float">
            <text:p>0</text:p>
          </table:table-cell>
          <table:table-cell table:formula="of:=IF([.F420]&lt;&gt;&quot;&quot;;[.F420];IF([.F419]&lt;&gt;&quot;&quot;;[.F419];[.F418]))" office:value-type="float" office:value="1027" calcext:value-type="float">
            <text:p>1027</text:p>
          </table:table-cell>
          <table:table-cell table:number-columns-repeated="995"/>
        </table:table-row>
        <table:table-row table:style-name="ro1">
          <table:table-cell office:value-type="date" office:date-value="2022-08-23T16:29:00" calcext:value-type="date">
            <text:p>2022-08-23 16:2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421]&lt;&gt;&quot;&quot;;[.B421];IF([.B420]&lt;&gt;&quot;&quot;;[.B420];[.B419]))" office:value-type="float" office:value="2903" calcext:value-type="float">
            <text:p>2903</text:p>
          </table:table-cell>
          <table:table-cell table:formula="of:=IF([.C421]&lt;&gt;&quot;&quot;;[.C421];IF([.C420]&lt;&gt;&quot;&quot;;[.C420];[.C419]))" office:value-type="float" office:value="2903" calcext:value-type="float">
            <text:p>2903</text:p>
          </table:table-cell>
          <table:table-cell table:formula="of:=IF([.D421]&lt;&gt;&quot;&quot;;[.D421];IF([.D420]&lt;&gt;&quot;&quot;;[.D420];[.D419]))" office:value-type="float" office:value="3667" calcext:value-type="float">
            <text:p>3667</text:p>
          </table:table-cell>
          <table:table-cell table:formula="of:=IF([.E421]&lt;&gt;&quot;&quot;;[.E421];IF([.E420]&lt;&gt;&quot;&quot;;[.E420];[.E419]))" office:value-type="float" office:value="0" calcext:value-type="float">
            <text:p>0</text:p>
          </table:table-cell>
          <table:table-cell table:formula="of:=IF([.F421]&lt;&gt;&quot;&quot;;[.F421];IF([.F420]&lt;&gt;&quot;&quot;;[.F420];[.F41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6:29:30.205479" calcext:value-type="date">
            <text:p>2022-08-23 16:29:30</text:p>
          </table:table-cell>
          <table:table-cell table:number-columns-repeated="2" office:value-type="float" office:value="3079" calcext:value-type="float">
            <text:p>3079</text:p>
          </table:table-cell>
          <table:table-cell office:value-type="float" office:value="3844" calcext:value-type="float">
            <text:p>384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22]&lt;&gt;&quot;&quot;;[.B422];IF([.B421]&lt;&gt;&quot;&quot;;[.B421];[.B420]))" office:value-type="float" office:value="3079" calcext:value-type="float">
            <text:p>3079</text:p>
          </table:table-cell>
          <table:table-cell table:formula="of:=IF([.C422]&lt;&gt;&quot;&quot;;[.C422];IF([.C421]&lt;&gt;&quot;&quot;;[.C421];[.C420]))" office:value-type="float" office:value="3079" calcext:value-type="float">
            <text:p>3079</text:p>
          </table:table-cell>
          <table:table-cell table:formula="of:=IF([.D422]&lt;&gt;&quot;&quot;;[.D422];IF([.D421]&lt;&gt;&quot;&quot;;[.D421];[.D420]))" office:value-type="float" office:value="3844" calcext:value-type="float">
            <text:p>3844</text:p>
          </table:table-cell>
          <table:table-cell table:formula="of:=IF([.E422]&lt;&gt;&quot;&quot;;[.E422];IF([.E421]&lt;&gt;&quot;&quot;;[.E421];[.E420]))" office:value-type="float" office:value="0" calcext:value-type="float">
            <text:p>0</text:p>
          </table:table-cell>
          <table:table-cell table:formula="of:=IF([.F422]&lt;&gt;&quot;&quot;;[.F422];IF([.F421]&lt;&gt;&quot;&quot;;[.F421];[.F42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6:30:00.000001" calcext:value-type="date">
            <text:p>2022-08-23 16:30:00</text:p>
          </table:table-cell>
          <table:table-cell table:number-columns-repeated="4"/>
          <table:table-cell table:style-name="ce1" office:value-type="float" office:value="1015" calcext:value-type="float">
            <text:p>1015</text:p>
          </table:table-cell>
          <table:table-cell table:formula="of:=IF([.B423]&lt;&gt;&quot;&quot;;[.B423];IF([.B422]&lt;&gt;&quot;&quot;;[.B422];[.B421]))" office:value-type="float" office:value="3079" calcext:value-type="float">
            <text:p>3079</text:p>
          </table:table-cell>
          <table:table-cell table:formula="of:=IF([.C423]&lt;&gt;&quot;&quot;;[.C423];IF([.C422]&lt;&gt;&quot;&quot;;[.C422];[.C421]))" office:value-type="float" office:value="3079" calcext:value-type="float">
            <text:p>3079</text:p>
          </table:table-cell>
          <table:table-cell table:formula="of:=IF([.D423]&lt;&gt;&quot;&quot;;[.D423];IF([.D422]&lt;&gt;&quot;&quot;;[.D422];[.D421]))" office:value-type="float" office:value="3844" calcext:value-type="float">
            <text:p>3844</text:p>
          </table:table-cell>
          <table:table-cell table:formula="of:=IF([.E423]&lt;&gt;&quot;&quot;;[.E423];IF([.E422]&lt;&gt;&quot;&quot;;[.E422];[.E421]))" office:value-type="float" office:value="0" calcext:value-type="float">
            <text:p>0</text:p>
          </table:table-cell>
          <table:table-cell table:formula="of:=IF([.F423]&lt;&gt;&quot;&quot;;[.F423];IF([.F422]&lt;&gt;&quot;&quot;;[.F422];[.F421]))" office:value-type="float" office:value="1015" calcext:value-type="float">
            <text:p>1015</text:p>
          </table:table-cell>
          <table:table-cell table:number-columns-repeated="995"/>
        </table:table-row>
        <table:table-row table:style-name="ro1">
          <table:table-cell office:value-type="date" office:date-value="2022-08-23T16:30:41.096798" calcext:value-type="date">
            <text:p>2022-08-23 16:30:41</text:p>
          </table:table-cell>
          <table:table-cell table:number-columns-repeated="2" office:value-type="float" office:value="3033" calcext:value-type="float">
            <text:p>3033</text:p>
          </table:table-cell>
          <table:table-cell office:value-type="float" office:value="3876" calcext:value-type="float">
            <text:p>38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24]&lt;&gt;&quot;&quot;;[.B424];IF([.B423]&lt;&gt;&quot;&quot;;[.B423];[.B422]))" office:value-type="float" office:value="3033" calcext:value-type="float">
            <text:p>3033</text:p>
          </table:table-cell>
          <table:table-cell table:formula="of:=IF([.C424]&lt;&gt;&quot;&quot;;[.C424];IF([.C423]&lt;&gt;&quot;&quot;;[.C423];[.C422]))" office:value-type="float" office:value="3033" calcext:value-type="float">
            <text:p>3033</text:p>
          </table:table-cell>
          <table:table-cell table:formula="of:=IF([.D424]&lt;&gt;&quot;&quot;;[.D424];IF([.D423]&lt;&gt;&quot;&quot;;[.D423];[.D422]))" office:value-type="float" office:value="3876" calcext:value-type="float">
            <text:p>3876</text:p>
          </table:table-cell>
          <table:table-cell table:formula="of:=IF([.E424]&lt;&gt;&quot;&quot;;[.E424];IF([.E423]&lt;&gt;&quot;&quot;;[.E423];[.E422]))" office:value-type="float" office:value="0" calcext:value-type="float">
            <text:p>0</text:p>
          </table:table-cell>
          <table:table-cell table:formula="of:=IF([.F424]&lt;&gt;&quot;&quot;;[.F424];IF([.F423]&lt;&gt;&quot;&quot;;[.F423];[.F422]))" office:value-type="float" office:value="1015" calcext:value-type="float">
            <text:p>1015</text:p>
          </table:table-cell>
          <table:table-cell table:number-columns-repeated="995"/>
        </table:table-row>
        <table:table-row table:style-name="ro1">
          <table:table-cell office:value-type="date" office:date-value="2022-08-23T16:31:00" calcext:value-type="date">
            <text:p>2022-08-23 16:31:00</text:p>
          </table:table-cell>
          <table:table-cell table:number-columns-repeated="4"/>
          <table:table-cell table:style-name="ce1" office:value-type="float" office:value="1004" calcext:value-type="float">
            <text:p>1004</text:p>
          </table:table-cell>
          <table:table-cell table:formula="of:=IF([.B425]&lt;&gt;&quot;&quot;;[.B425];IF([.B424]&lt;&gt;&quot;&quot;;[.B424];[.B423]))" office:value-type="float" office:value="3033" calcext:value-type="float">
            <text:p>3033</text:p>
          </table:table-cell>
          <table:table-cell table:formula="of:=IF([.C425]&lt;&gt;&quot;&quot;;[.C425];IF([.C424]&lt;&gt;&quot;&quot;;[.C424];[.C423]))" office:value-type="float" office:value="3033" calcext:value-type="float">
            <text:p>3033</text:p>
          </table:table-cell>
          <table:table-cell table:formula="of:=IF([.D425]&lt;&gt;&quot;&quot;;[.D425];IF([.D424]&lt;&gt;&quot;&quot;;[.D424];[.D423]))" office:value-type="float" office:value="3876" calcext:value-type="float">
            <text:p>3876</text:p>
          </table:table-cell>
          <table:table-cell table:formula="of:=IF([.E425]&lt;&gt;&quot;&quot;;[.E425];IF([.E424]&lt;&gt;&quot;&quot;;[.E424];[.E423]))" office:value-type="float" office:value="0" calcext:value-type="float">
            <text:p>0</text:p>
          </table:table-cell>
          <table:table-cell table:formula="of:=IF([.F425]&lt;&gt;&quot;&quot;;[.F425];IF([.F424]&lt;&gt;&quot;&quot;;[.F424];[.F423]))" office:value-type="float" office:value="1004" calcext:value-type="float">
            <text:p>1004</text:p>
          </table:table-cell>
          <table:table-cell table:number-columns-repeated="995"/>
        </table:table-row>
        <table:table-row table:style-name="ro1">
          <table:table-cell office:value-type="date" office:date-value="2022-08-23T16:31:51.738591" calcext:value-type="date">
            <text:p>2022-08-23 16:31:52</text:p>
          </table:table-cell>
          <table:table-cell office:value-type="float" office:value="3002" calcext:value-type="float">
            <text:p>3002</text:p>
          </table:table-cell>
          <table:table-cell office:value-type="float" office:value="3010" calcext:value-type="float">
            <text:p>3010</text:p>
          </table:table-cell>
          <table:table-cell office:value-type="float" office:value="3851" calcext:value-type="float">
            <text:p>385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26]&lt;&gt;&quot;&quot;;[.B426];IF([.B425]&lt;&gt;&quot;&quot;;[.B425];[.B424]))" office:value-type="float" office:value="3002" calcext:value-type="float">
            <text:p>3002</text:p>
          </table:table-cell>
          <table:table-cell table:formula="of:=IF([.C426]&lt;&gt;&quot;&quot;;[.C426];IF([.C425]&lt;&gt;&quot;&quot;;[.C425];[.C424]))" office:value-type="float" office:value="3010" calcext:value-type="float">
            <text:p>3010</text:p>
          </table:table-cell>
          <table:table-cell table:formula="of:=IF([.D426]&lt;&gt;&quot;&quot;;[.D426];IF([.D425]&lt;&gt;&quot;&quot;;[.D425];[.D424]))" office:value-type="float" office:value="3851" calcext:value-type="float">
            <text:p>3851</text:p>
          </table:table-cell>
          <table:table-cell table:formula="of:=IF([.E426]&lt;&gt;&quot;&quot;;[.E426];IF([.E425]&lt;&gt;&quot;&quot;;[.E425];[.E424]))" office:value-type="float" office:value="0" calcext:value-type="float">
            <text:p>0</text:p>
          </table:table-cell>
          <table:table-cell table:formula="of:=IF([.F426]&lt;&gt;&quot;&quot;;[.F426];IF([.F425]&lt;&gt;&quot;&quot;;[.F425];[.F424]))" office:value-type="float" office:value="1004" calcext:value-type="float">
            <text:p>1004</text:p>
          </table:table-cell>
          <table:table-cell table:number-columns-repeated="995"/>
        </table:table-row>
        <table:table-row table:style-name="ro1">
          <table:table-cell office:value-type="date" office:date-value="2022-08-23T16:32:00" calcext:value-type="date">
            <text:p>2022-08-23 16:32:00</text:p>
          </table:table-cell>
          <table:table-cell table:number-columns-repeated="4"/>
          <table:table-cell table:style-name="ce1" office:value-type="float" office:value="998" calcext:value-type="float">
            <text:p>998</text:p>
          </table:table-cell>
          <table:table-cell table:formula="of:=IF([.B427]&lt;&gt;&quot;&quot;;[.B427];IF([.B426]&lt;&gt;&quot;&quot;;[.B426];[.B425]))" office:value-type="float" office:value="3002" calcext:value-type="float">
            <text:p>3002</text:p>
          </table:table-cell>
          <table:table-cell table:formula="of:=IF([.C427]&lt;&gt;&quot;&quot;;[.C427];IF([.C426]&lt;&gt;&quot;&quot;;[.C426];[.C425]))" office:value-type="float" office:value="3010" calcext:value-type="float">
            <text:p>3010</text:p>
          </table:table-cell>
          <table:table-cell table:formula="of:=IF([.D427]&lt;&gt;&quot;&quot;;[.D427];IF([.D426]&lt;&gt;&quot;&quot;;[.D426];[.D425]))" office:value-type="float" office:value="3851" calcext:value-type="float">
            <text:p>3851</text:p>
          </table:table-cell>
          <table:table-cell table:formula="of:=IF([.E427]&lt;&gt;&quot;&quot;;[.E427];IF([.E426]&lt;&gt;&quot;&quot;;[.E426];[.E425]))" office:value-type="float" office:value="0" calcext:value-type="float">
            <text:p>0</text:p>
          </table:table-cell>
          <table:table-cell table:formula="of:=IF([.F427]&lt;&gt;&quot;&quot;;[.F427];IF([.F426]&lt;&gt;&quot;&quot;;[.F426];[.F425]))" office:value-type="float" office:value="998" calcext:value-type="float">
            <text:p>998</text:p>
          </table:table-cell>
          <table:table-cell table:number-columns-repeated="995"/>
        </table:table-row>
        <table:table-row table:style-name="ro1">
          <table:table-cell office:value-type="date" office:date-value="2022-08-23T16:33:00" calcext:value-type="date">
            <text:p>2022-08-23 16:33:00</text:p>
          </table:table-cell>
          <table:table-cell table:number-columns-repeated="4"/>
          <table:table-cell table:style-name="ce1" office:value-type="float" office:value="996" calcext:value-type="float">
            <text:p>996</text:p>
          </table:table-cell>
          <table:table-cell table:formula="of:=IF([.B428]&lt;&gt;&quot;&quot;;[.B428];IF([.B427]&lt;&gt;&quot;&quot;;[.B427];[.B426]))" office:value-type="float" office:value="3002" calcext:value-type="float">
            <text:p>3002</text:p>
          </table:table-cell>
          <table:table-cell table:formula="of:=IF([.C428]&lt;&gt;&quot;&quot;;[.C428];IF([.C427]&lt;&gt;&quot;&quot;;[.C427];[.C426]))" office:value-type="float" office:value="3010" calcext:value-type="float">
            <text:p>3010</text:p>
          </table:table-cell>
          <table:table-cell table:formula="of:=IF([.D428]&lt;&gt;&quot;&quot;;[.D428];IF([.D427]&lt;&gt;&quot;&quot;;[.D427];[.D426]))" office:value-type="float" office:value="3851" calcext:value-type="float">
            <text:p>3851</text:p>
          </table:table-cell>
          <table:table-cell table:formula="of:=IF([.E428]&lt;&gt;&quot;&quot;;[.E428];IF([.E427]&lt;&gt;&quot;&quot;;[.E427];[.E426]))" office:value-type="float" office:value="0" calcext:value-type="float">
            <text:p>0</text:p>
          </table:table-cell>
          <table:table-cell table:formula="of:=IF([.F428]&lt;&gt;&quot;&quot;;[.F428];IF([.F427]&lt;&gt;&quot;&quot;;[.F427];[.F426]))" office:value-type="float" office:value="996" calcext:value-type="float">
            <text:p>996</text:p>
          </table:table-cell>
          <table:table-cell table:number-columns-repeated="995"/>
        </table:table-row>
        <table:table-row table:style-name="ro1">
          <table:table-cell office:value-type="date" office:date-value="2022-08-23T16:33:00.751277" calcext:value-type="date">
            <text:p>2022-08-23 16:33:01</text:p>
          </table:table-cell>
          <table:table-cell office:value-type="float" office:value="3000" calcext:value-type="float">
            <text:p>3000</text:p>
          </table:table-cell>
          <table:table-cell office:value-type="float" office:value="3004" calcext:value-type="float">
            <text:p>3004</text:p>
          </table:table-cell>
          <table:table-cell office:value-type="float" office:value="3843" calcext:value-type="float">
            <text:p>384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29]&lt;&gt;&quot;&quot;;[.B429];IF([.B428]&lt;&gt;&quot;&quot;;[.B428];[.B427]))" office:value-type="float" office:value="3000" calcext:value-type="float">
            <text:p>3000</text:p>
          </table:table-cell>
          <table:table-cell table:formula="of:=IF([.C429]&lt;&gt;&quot;&quot;;[.C429];IF([.C428]&lt;&gt;&quot;&quot;;[.C428];[.C427]))" office:value-type="float" office:value="3004" calcext:value-type="float">
            <text:p>3004</text:p>
          </table:table-cell>
          <table:table-cell table:formula="of:=IF([.D429]&lt;&gt;&quot;&quot;;[.D429];IF([.D428]&lt;&gt;&quot;&quot;;[.D428];[.D427]))" office:value-type="float" office:value="3843" calcext:value-type="float">
            <text:p>3843</text:p>
          </table:table-cell>
          <table:table-cell table:formula="of:=IF([.E429]&lt;&gt;&quot;&quot;;[.E429];IF([.E428]&lt;&gt;&quot;&quot;;[.E428];[.E427]))" office:value-type="float" office:value="0" calcext:value-type="float">
            <text:p>0</text:p>
          </table:table-cell>
          <table:table-cell table:formula="of:=IF([.F429]&lt;&gt;&quot;&quot;;[.F429];IF([.F428]&lt;&gt;&quot;&quot;;[.F428];[.F427]))" office:value-type="float" office:value="996" calcext:value-type="float">
            <text:p>996</text:p>
          </table:table-cell>
          <table:table-cell table:number-columns-repeated="995"/>
        </table:table-row>
        <table:table-row table:style-name="ro1">
          <table:table-cell office:value-type="date" office:date-value="2022-08-23T16:34:00" calcext:value-type="date">
            <text:p>2022-08-23 16:34:00</text:p>
          </table:table-cell>
          <table:table-cell table:number-columns-repeated="4"/>
          <table:table-cell table:style-name="ce1" office:value-type="float" office:value="991" calcext:value-type="float">
            <text:p>991</text:p>
          </table:table-cell>
          <table:table-cell table:formula="of:=IF([.B430]&lt;&gt;&quot;&quot;;[.B430];IF([.B429]&lt;&gt;&quot;&quot;;[.B429];[.B428]))" office:value-type="float" office:value="3000" calcext:value-type="float">
            <text:p>3000</text:p>
          </table:table-cell>
          <table:table-cell table:formula="of:=IF([.C430]&lt;&gt;&quot;&quot;;[.C430];IF([.C429]&lt;&gt;&quot;&quot;;[.C429];[.C428]))" office:value-type="float" office:value="3004" calcext:value-type="float">
            <text:p>3004</text:p>
          </table:table-cell>
          <table:table-cell table:formula="of:=IF([.D430]&lt;&gt;&quot;&quot;;[.D430];IF([.D429]&lt;&gt;&quot;&quot;;[.D429];[.D428]))" office:value-type="float" office:value="3843" calcext:value-type="float">
            <text:p>3843</text:p>
          </table:table-cell>
          <table:table-cell table:formula="of:=IF([.E430]&lt;&gt;&quot;&quot;;[.E430];IF([.E429]&lt;&gt;&quot;&quot;;[.E429];[.E428]))" office:value-type="float" office:value="0" calcext:value-type="float">
            <text:p>0</text:p>
          </table:table-cell>
          <table:table-cell table:formula="of:=IF([.F430]&lt;&gt;&quot;&quot;;[.F430];IF([.F429]&lt;&gt;&quot;&quot;;[.F429];[.F428]))" office:value-type="float" office:value="991" calcext:value-type="float">
            <text:p>991</text:p>
          </table:table-cell>
          <table:table-cell table:number-columns-repeated="995"/>
        </table:table-row>
        <table:table-row table:style-name="ro1">
          <table:table-cell office:value-type="date" office:date-value="2022-08-23T16:34:11.31817" calcext:value-type="date">
            <text:p>2022-08-23 16:34:11</text:p>
          </table:table-cell>
          <table:table-cell office:value-type="float" office:value="2996" calcext:value-type="float">
            <text:p>2996</text:p>
          </table:table-cell>
          <table:table-cell office:value-type="float" office:value="2993" calcext:value-type="float">
            <text:p>2993</text:p>
          </table:table-cell>
          <table:table-cell office:value-type="float" office:value="3813" calcext:value-type="float">
            <text:p>381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31]&lt;&gt;&quot;&quot;;[.B431];IF([.B430]&lt;&gt;&quot;&quot;;[.B430];[.B429]))" office:value-type="float" office:value="2996" calcext:value-type="float">
            <text:p>2996</text:p>
          </table:table-cell>
          <table:table-cell table:formula="of:=IF([.C431]&lt;&gt;&quot;&quot;;[.C431];IF([.C430]&lt;&gt;&quot;&quot;;[.C430];[.C429]))" office:value-type="float" office:value="2993" calcext:value-type="float">
            <text:p>2993</text:p>
          </table:table-cell>
          <table:table-cell table:formula="of:=IF([.D431]&lt;&gt;&quot;&quot;;[.D431];IF([.D430]&lt;&gt;&quot;&quot;;[.D430];[.D429]))" office:value-type="float" office:value="3813" calcext:value-type="float">
            <text:p>3813</text:p>
          </table:table-cell>
          <table:table-cell table:formula="of:=IF([.E431]&lt;&gt;&quot;&quot;;[.E431];IF([.E430]&lt;&gt;&quot;&quot;;[.E430];[.E429]))" office:value-type="float" office:value="0" calcext:value-type="float">
            <text:p>0</text:p>
          </table:table-cell>
          <table:table-cell table:formula="of:=IF([.F431]&lt;&gt;&quot;&quot;;[.F431];IF([.F430]&lt;&gt;&quot;&quot;;[.F430];[.F429]))" office:value-type="float" office:value="991" calcext:value-type="float">
            <text:p>991</text:p>
          </table:table-cell>
          <table:table-cell table:number-columns-repeated="995"/>
        </table:table-row>
        <table:table-row table:style-name="ro1">
          <table:table-cell office:value-type="date" office:date-value="2022-08-23T16:35:00" calcext:value-type="date">
            <text:p>2022-08-23 16:35:00</text:p>
          </table:table-cell>
          <table:table-cell table:number-columns-repeated="4"/>
          <table:table-cell table:style-name="ce1" office:value-type="float" office:value="983" calcext:value-type="float">
            <text:p>983</text:p>
          </table:table-cell>
          <table:table-cell table:formula="of:=IF([.B432]&lt;&gt;&quot;&quot;;[.B432];IF([.B431]&lt;&gt;&quot;&quot;;[.B431];[.B430]))" office:value-type="float" office:value="2996" calcext:value-type="float">
            <text:p>2996</text:p>
          </table:table-cell>
          <table:table-cell table:formula="of:=IF([.C432]&lt;&gt;&quot;&quot;;[.C432];IF([.C431]&lt;&gt;&quot;&quot;;[.C431];[.C430]))" office:value-type="float" office:value="2993" calcext:value-type="float">
            <text:p>2993</text:p>
          </table:table-cell>
          <table:table-cell table:formula="of:=IF([.D432]&lt;&gt;&quot;&quot;;[.D432];IF([.D431]&lt;&gt;&quot;&quot;;[.D431];[.D430]))" office:value-type="float" office:value="3813" calcext:value-type="float">
            <text:p>3813</text:p>
          </table:table-cell>
          <table:table-cell table:formula="of:=IF([.E432]&lt;&gt;&quot;&quot;;[.E432];IF([.E431]&lt;&gt;&quot;&quot;;[.E431];[.E430]))" office:value-type="float" office:value="0" calcext:value-type="float">
            <text:p>0</text:p>
          </table:table-cell>
          <table:table-cell table:formula="of:=IF([.F432]&lt;&gt;&quot;&quot;;[.F432];IF([.F431]&lt;&gt;&quot;&quot;;[.F431];[.F430]))" office:value-type="float" office:value="983" calcext:value-type="float">
            <text:p>983</text:p>
          </table:table-cell>
          <table:table-cell table:number-columns-repeated="995"/>
        </table:table-row>
        <table:table-row table:style-name="ro1">
          <table:table-cell office:value-type="date" office:date-value="2022-08-23T16:35:21.33753" calcext:value-type="date">
            <text:p>2022-08-23 16:35:21</text:p>
          </table:table-cell>
          <table:table-cell office:value-type="float" office:value="2963" calcext:value-type="float">
            <text:p>2963</text:p>
          </table:table-cell>
          <table:table-cell office:value-type="float" office:value="2962" calcext:value-type="float">
            <text:p>2962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33]&lt;&gt;&quot;&quot;;[.B433];IF([.B432]&lt;&gt;&quot;&quot;;[.B432];[.B431]))" office:value-type="float" office:value="2963" calcext:value-type="float">
            <text:p>2963</text:p>
          </table:table-cell>
          <table:table-cell table:formula="of:=IF([.C433]&lt;&gt;&quot;&quot;;[.C433];IF([.C432]&lt;&gt;&quot;&quot;;[.C432];[.C431]))" office:value-type="float" office:value="2962" calcext:value-type="float">
            <text:p>2962</text:p>
          </table:table-cell>
          <table:table-cell table:formula="of:=IF([.D433]&lt;&gt;&quot;&quot;;[.D433];IF([.D432]&lt;&gt;&quot;&quot;;[.D432];[.D431]))" office:value-type="float" office:value="3770" calcext:value-type="float">
            <text:p>3770</text:p>
          </table:table-cell>
          <table:table-cell table:formula="of:=IF([.E433]&lt;&gt;&quot;&quot;;[.E433];IF([.E432]&lt;&gt;&quot;&quot;;[.E432];[.E431]))" office:value-type="float" office:value="0" calcext:value-type="float">
            <text:p>0</text:p>
          </table:table-cell>
          <table:table-cell table:formula="of:=IF([.F433]&lt;&gt;&quot;&quot;;[.F433];IF([.F432]&lt;&gt;&quot;&quot;;[.F432];[.F431]))" office:value-type="float" office:value="983" calcext:value-type="float">
            <text:p>983</text:p>
          </table:table-cell>
          <table:table-cell table:number-columns-repeated="995"/>
        </table:table-row>
        <table:table-row table:style-name="ro1">
          <table:table-cell office:value-type="date" office:date-value="2022-08-23T16:36:00.000001" calcext:value-type="date">
            <text:p>2022-08-23 16:36:00</text:p>
          </table:table-cell>
          <table:table-cell table:number-columns-repeated="4"/>
          <table:table-cell table:style-name="ce1" office:value-type="float" office:value="974" calcext:value-type="float">
            <text:p>974</text:p>
          </table:table-cell>
          <table:table-cell table:formula="of:=IF([.B434]&lt;&gt;&quot;&quot;;[.B434];IF([.B433]&lt;&gt;&quot;&quot;;[.B433];[.B432]))" office:value-type="float" office:value="2963" calcext:value-type="float">
            <text:p>2963</text:p>
          </table:table-cell>
          <table:table-cell table:formula="of:=IF([.C434]&lt;&gt;&quot;&quot;;[.C434];IF([.C433]&lt;&gt;&quot;&quot;;[.C433];[.C432]))" office:value-type="float" office:value="2962" calcext:value-type="float">
            <text:p>2962</text:p>
          </table:table-cell>
          <table:table-cell table:formula="of:=IF([.D434]&lt;&gt;&quot;&quot;;[.D434];IF([.D433]&lt;&gt;&quot;&quot;;[.D433];[.D432]))" office:value-type="float" office:value="3770" calcext:value-type="float">
            <text:p>3770</text:p>
          </table:table-cell>
          <table:table-cell table:formula="of:=IF([.E434]&lt;&gt;&quot;&quot;;[.E434];IF([.E433]&lt;&gt;&quot;&quot;;[.E433];[.E432]))" office:value-type="float" office:value="0" calcext:value-type="float">
            <text:p>0</text:p>
          </table:table-cell>
          <table:table-cell table:formula="of:=IF([.F434]&lt;&gt;&quot;&quot;;[.F434];IF([.F433]&lt;&gt;&quot;&quot;;[.F433];[.F432]))" office:value-type="float" office:value="974" calcext:value-type="float">
            <text:p>974</text:p>
          </table:table-cell>
          <table:table-cell table:number-columns-repeated="995"/>
        </table:table-row>
        <table:table-row table:style-name="ro1">
          <table:table-cell office:value-type="date" office:date-value="2022-08-23T16:36:32.340887" calcext:value-type="date">
            <text:p>2022-08-23 16:36:32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3740" calcext:value-type="float">
            <text:p>374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35]&lt;&gt;&quot;&quot;;[.B435];IF([.B434]&lt;&gt;&quot;&quot;;[.B434];[.B433]))" office:value-type="float" office:value="2940" calcext:value-type="float">
            <text:p>2940</text:p>
          </table:table-cell>
          <table:table-cell table:formula="of:=IF([.C435]&lt;&gt;&quot;&quot;;[.C435];IF([.C434]&lt;&gt;&quot;&quot;;[.C434];[.C433]))" office:value-type="float" office:value="2940" calcext:value-type="float">
            <text:p>2940</text:p>
          </table:table-cell>
          <table:table-cell table:formula="of:=IF([.D435]&lt;&gt;&quot;&quot;;[.D435];IF([.D434]&lt;&gt;&quot;&quot;;[.D434];[.D433]))" office:value-type="float" office:value="3740" calcext:value-type="float">
            <text:p>3740</text:p>
          </table:table-cell>
          <table:table-cell table:formula="of:=IF([.E435]&lt;&gt;&quot;&quot;;[.E435];IF([.E434]&lt;&gt;&quot;&quot;;[.E434];[.E433]))" office:value-type="float" office:value="0" calcext:value-type="float">
            <text:p>0</text:p>
          </table:table-cell>
          <table:table-cell table:formula="of:=IF([.F435]&lt;&gt;&quot;&quot;;[.F435];IF([.F434]&lt;&gt;&quot;&quot;;[.F434];[.F433]))" office:value-type="float" office:value="974" calcext:value-type="float">
            <text:p>974</text:p>
          </table:table-cell>
          <table:table-cell table:number-columns-repeated="995"/>
        </table:table-row>
        <table:table-row table:style-name="ro1">
          <table:table-cell office:value-type="date" office:date-value="2022-08-23T16:37:00" calcext:value-type="date">
            <text:p>2022-08-23 16:37:00</text:p>
          </table:table-cell>
          <table:table-cell table:number-columns-repeated="4"/>
          <table:table-cell table:style-name="ce1" office:value-type="float" office:value="968" calcext:value-type="float">
            <text:p>968</text:p>
          </table:table-cell>
          <table:table-cell table:formula="of:=IF([.B436]&lt;&gt;&quot;&quot;;[.B436];IF([.B435]&lt;&gt;&quot;&quot;;[.B435];[.B434]))" office:value-type="float" office:value="2940" calcext:value-type="float">
            <text:p>2940</text:p>
          </table:table-cell>
          <table:table-cell table:formula="of:=IF([.C436]&lt;&gt;&quot;&quot;;[.C436];IF([.C435]&lt;&gt;&quot;&quot;;[.C435];[.C434]))" office:value-type="float" office:value="2940" calcext:value-type="float">
            <text:p>2940</text:p>
          </table:table-cell>
          <table:table-cell table:formula="of:=IF([.D436]&lt;&gt;&quot;&quot;;[.D436];IF([.D435]&lt;&gt;&quot;&quot;;[.D435];[.D434]))" office:value-type="float" office:value="3740" calcext:value-type="float">
            <text:p>3740</text:p>
          </table:table-cell>
          <table:table-cell table:formula="of:=IF([.E436]&lt;&gt;&quot;&quot;;[.E436];IF([.E435]&lt;&gt;&quot;&quot;;[.E435];[.E434]))" office:value-type="float" office:value="0" calcext:value-type="float">
            <text:p>0</text:p>
          </table:table-cell>
          <table:table-cell table:formula="of:=IF([.F436]&lt;&gt;&quot;&quot;;[.F436];IF([.F435]&lt;&gt;&quot;&quot;;[.F435];[.F434]))" office:value-type="float" office:value="968" calcext:value-type="float">
            <text:p>968</text:p>
          </table:table-cell>
          <table:table-cell table:number-columns-repeated="995"/>
        </table:table-row>
        <table:table-row table:style-name="ro1">
          <table:table-cell office:value-type="date" office:date-value="2022-08-23T16:37:44.006744" calcext:value-type="date">
            <text:p>2022-08-23 16:37:44</text:p>
          </table:table-cell>
          <table:table-cell table:number-columns-repeated="2" office:value-type="float" office:value="2926" calcext:value-type="float">
            <text:p>2926</text:p>
          </table:table-cell>
          <table:table-cell office:value-type="float" office:value="3719" calcext:value-type="float">
            <text:p>371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37]&lt;&gt;&quot;&quot;;[.B437];IF([.B436]&lt;&gt;&quot;&quot;;[.B436];[.B435]))" office:value-type="float" office:value="2926" calcext:value-type="float">
            <text:p>2926</text:p>
          </table:table-cell>
          <table:table-cell table:formula="of:=IF([.C437]&lt;&gt;&quot;&quot;;[.C437];IF([.C436]&lt;&gt;&quot;&quot;;[.C436];[.C435]))" office:value-type="float" office:value="2926" calcext:value-type="float">
            <text:p>2926</text:p>
          </table:table-cell>
          <table:table-cell table:formula="of:=IF([.D437]&lt;&gt;&quot;&quot;;[.D437];IF([.D436]&lt;&gt;&quot;&quot;;[.D436];[.D435]))" office:value-type="float" office:value="3719" calcext:value-type="float">
            <text:p>3719</text:p>
          </table:table-cell>
          <table:table-cell table:formula="of:=IF([.E437]&lt;&gt;&quot;&quot;;[.E437];IF([.E436]&lt;&gt;&quot;&quot;;[.E436];[.E435]))" office:value-type="float" office:value="0" calcext:value-type="float">
            <text:p>0</text:p>
          </table:table-cell>
          <table:table-cell table:formula="of:=IF([.F437]&lt;&gt;&quot;&quot;;[.F437];IF([.F436]&lt;&gt;&quot;&quot;;[.F436];[.F435]))" office:value-type="float" office:value="968" calcext:value-type="float">
            <text:p>968</text:p>
          </table:table-cell>
          <table:table-cell table:number-columns-repeated="995"/>
        </table:table-row>
        <table:table-row table:style-name="ro1">
          <table:table-cell office:value-type="date" office:date-value="2022-08-23T16:38:00" calcext:value-type="date">
            <text:p>2022-08-23 16:38:00</text:p>
          </table:table-cell>
          <table:table-cell table:number-columns-repeated="4"/>
          <table:table-cell table:style-name="ce1" office:value-type="float" office:value="962" calcext:value-type="float">
            <text:p>962</text:p>
          </table:table-cell>
          <table:table-cell table:formula="of:=IF([.B438]&lt;&gt;&quot;&quot;;[.B438];IF([.B437]&lt;&gt;&quot;&quot;;[.B437];[.B436]))" office:value-type="float" office:value="2926" calcext:value-type="float">
            <text:p>2926</text:p>
          </table:table-cell>
          <table:table-cell table:formula="of:=IF([.C438]&lt;&gt;&quot;&quot;;[.C438];IF([.C437]&lt;&gt;&quot;&quot;;[.C437];[.C436]))" office:value-type="float" office:value="2926" calcext:value-type="float">
            <text:p>2926</text:p>
          </table:table-cell>
          <table:table-cell table:formula="of:=IF([.D438]&lt;&gt;&quot;&quot;;[.D438];IF([.D437]&lt;&gt;&quot;&quot;;[.D437];[.D436]))" office:value-type="float" office:value="3719" calcext:value-type="float">
            <text:p>3719</text:p>
          </table:table-cell>
          <table:table-cell table:formula="of:=IF([.E438]&lt;&gt;&quot;&quot;;[.E438];IF([.E437]&lt;&gt;&quot;&quot;;[.E437];[.E436]))" office:value-type="float" office:value="0" calcext:value-type="float">
            <text:p>0</text:p>
          </table:table-cell>
          <table:table-cell table:formula="of:=IF([.F438]&lt;&gt;&quot;&quot;;[.F438];IF([.F437]&lt;&gt;&quot;&quot;;[.F437];[.F436]))" office:value-type="float" office:value="962" calcext:value-type="float">
            <text:p>962</text:p>
          </table:table-cell>
          <table:table-cell table:number-columns-repeated="995"/>
        </table:table-row>
        <table:table-row table:style-name="ro1">
          <table:table-cell office:value-type="date" office:date-value="2022-08-23T16:38:53.822579" calcext:value-type="date">
            <text:p>2022-08-23 16:38:54</text:p>
          </table:table-cell>
          <table:table-cell office:value-type="float" office:value="2916" calcext:value-type="float">
            <text:p>2916</text:p>
          </table:table-cell>
          <table:table-cell office:value-type="float" office:value="2914" calcext:value-type="float">
            <text:p>2914</text:p>
          </table:table-cell>
          <table:table-cell office:value-type="float" office:value="3724" calcext:value-type="float">
            <text:p>372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39]&lt;&gt;&quot;&quot;;[.B439];IF([.B438]&lt;&gt;&quot;&quot;;[.B438];[.B437]))" office:value-type="float" office:value="2916" calcext:value-type="float">
            <text:p>2916</text:p>
          </table:table-cell>
          <table:table-cell table:formula="of:=IF([.C439]&lt;&gt;&quot;&quot;;[.C439];IF([.C438]&lt;&gt;&quot;&quot;;[.C438];[.C437]))" office:value-type="float" office:value="2914" calcext:value-type="float">
            <text:p>2914</text:p>
          </table:table-cell>
          <table:table-cell table:formula="of:=IF([.D439]&lt;&gt;&quot;&quot;;[.D439];IF([.D438]&lt;&gt;&quot;&quot;;[.D438];[.D437]))" office:value-type="float" office:value="3724" calcext:value-type="float">
            <text:p>3724</text:p>
          </table:table-cell>
          <table:table-cell table:formula="of:=IF([.E439]&lt;&gt;&quot;&quot;;[.E439];IF([.E438]&lt;&gt;&quot;&quot;;[.E438];[.E437]))" office:value-type="float" office:value="0" calcext:value-type="float">
            <text:p>0</text:p>
          </table:table-cell>
          <table:table-cell table:formula="of:=IF([.F439]&lt;&gt;&quot;&quot;;[.F439];IF([.F438]&lt;&gt;&quot;&quot;;[.F438];[.F437]))" office:value-type="float" office:value="962" calcext:value-type="float">
            <text:p>962</text:p>
          </table:table-cell>
          <table:table-cell table:number-columns-repeated="995"/>
        </table:table-row>
        <table:table-row table:style-name="ro1">
          <table:table-cell office:value-type="date" office:date-value="2022-08-23T16:39:00" calcext:value-type="date">
            <text:p>2022-08-23 16:39:00</text:p>
          </table:table-cell>
          <table:table-cell table:number-columns-repeated="4"/>
          <table:table-cell table:style-name="ce1" office:value-type="float" office:value="958" calcext:value-type="float">
            <text:p>958</text:p>
          </table:table-cell>
          <table:table-cell table:formula="of:=IF([.B440]&lt;&gt;&quot;&quot;;[.B440];IF([.B439]&lt;&gt;&quot;&quot;;[.B439];[.B438]))" office:value-type="float" office:value="2916" calcext:value-type="float">
            <text:p>2916</text:p>
          </table:table-cell>
          <table:table-cell table:formula="of:=IF([.C440]&lt;&gt;&quot;&quot;;[.C440];IF([.C439]&lt;&gt;&quot;&quot;;[.C439];[.C438]))" office:value-type="float" office:value="2914" calcext:value-type="float">
            <text:p>2914</text:p>
          </table:table-cell>
          <table:table-cell table:formula="of:=IF([.D440]&lt;&gt;&quot;&quot;;[.D440];IF([.D439]&lt;&gt;&quot;&quot;;[.D439];[.D438]))" office:value-type="float" office:value="3724" calcext:value-type="float">
            <text:p>3724</text:p>
          </table:table-cell>
          <table:table-cell table:formula="of:=IF([.E440]&lt;&gt;&quot;&quot;;[.E440];IF([.E439]&lt;&gt;&quot;&quot;;[.E439];[.E438]))" office:value-type="float" office:value="0" calcext:value-type="float">
            <text:p>0</text:p>
          </table:table-cell>
          <table:table-cell table:formula="of:=IF([.F440]&lt;&gt;&quot;&quot;;[.F440];IF([.F439]&lt;&gt;&quot;&quot;;[.F439];[.F438]))" office:value-type="float" office:value="958" calcext:value-type="float">
            <text:p>958</text:p>
          </table:table-cell>
          <table:table-cell table:number-columns-repeated="995"/>
        </table:table-row>
        <table:table-row table:style-name="ro1">
          <table:table-cell office:value-type="date" office:date-value="2022-08-23T16:40:00" calcext:value-type="date">
            <text:p>2022-08-23 16:40:00</text:p>
          </table:table-cell>
          <table:table-cell table:number-columns-repeated="4"/>
          <table:table-cell table:style-name="ce1" office:value-type="float" office:value="943" calcext:value-type="float">
            <text:p>943</text:p>
          </table:table-cell>
          <table:table-cell table:formula="of:=IF([.B441]&lt;&gt;&quot;&quot;;[.B441];IF([.B440]&lt;&gt;&quot;&quot;;[.B440];[.B439]))" office:value-type="float" office:value="2916" calcext:value-type="float">
            <text:p>2916</text:p>
          </table:table-cell>
          <table:table-cell table:formula="of:=IF([.C441]&lt;&gt;&quot;&quot;;[.C441];IF([.C440]&lt;&gt;&quot;&quot;;[.C440];[.C439]))" office:value-type="float" office:value="2914" calcext:value-type="float">
            <text:p>2914</text:p>
          </table:table-cell>
          <table:table-cell table:formula="of:=IF([.D441]&lt;&gt;&quot;&quot;;[.D441];IF([.D440]&lt;&gt;&quot;&quot;;[.D440];[.D439]))" office:value-type="float" office:value="3724" calcext:value-type="float">
            <text:p>3724</text:p>
          </table:table-cell>
          <table:table-cell table:formula="of:=IF([.E441]&lt;&gt;&quot;&quot;;[.E441];IF([.E440]&lt;&gt;&quot;&quot;;[.E440];[.E439]))" office:value-type="float" office:value="0" calcext:value-type="float">
            <text:p>0</text:p>
          </table:table-cell>
          <table:table-cell table:formula="of:=IF([.F441]&lt;&gt;&quot;&quot;;[.F441];IF([.F440]&lt;&gt;&quot;&quot;;[.F440];[.F439]))" office:value-type="float" office:value="943" calcext:value-type="float">
            <text:p>943</text:p>
          </table:table-cell>
          <table:table-cell table:number-columns-repeated="995"/>
        </table:table-row>
        <table:table-row table:style-name="ro1">
          <table:table-cell office:value-type="date" office:date-value="2022-08-23T16:40:06.249778" calcext:value-type="date">
            <text:p>2022-08-23 16:40:06</text:p>
          </table:table-cell>
          <table:table-cell office:value-type="float" office:value="2893" calcext:value-type="float">
            <text:p>2893</text:p>
          </table:table-cell>
          <table:table-cell office:value-type="float" office:value="2885" calcext:value-type="float">
            <text:p>2885</text:p>
          </table:table-cell>
          <table:table-cell office:value-type="float" office:value="3688" calcext:value-type="float">
            <text:p>368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42]&lt;&gt;&quot;&quot;;[.B442];IF([.B441]&lt;&gt;&quot;&quot;;[.B441];[.B440]))" office:value-type="float" office:value="2893" calcext:value-type="float">
            <text:p>2893</text:p>
          </table:table-cell>
          <table:table-cell table:formula="of:=IF([.C442]&lt;&gt;&quot;&quot;;[.C442];IF([.C441]&lt;&gt;&quot;&quot;;[.C441];[.C440]))" office:value-type="float" office:value="2885" calcext:value-type="float">
            <text:p>2885</text:p>
          </table:table-cell>
          <table:table-cell table:formula="of:=IF([.D442]&lt;&gt;&quot;&quot;;[.D442];IF([.D441]&lt;&gt;&quot;&quot;;[.D441];[.D440]))" office:value-type="float" office:value="3688" calcext:value-type="float">
            <text:p>3688</text:p>
          </table:table-cell>
          <table:table-cell table:formula="of:=IF([.E442]&lt;&gt;&quot;&quot;;[.E442];IF([.E441]&lt;&gt;&quot;&quot;;[.E441];[.E440]))" office:value-type="float" office:value="0" calcext:value-type="float">
            <text:p>0</text:p>
          </table:table-cell>
          <table:table-cell table:formula="of:=IF([.F442]&lt;&gt;&quot;&quot;;[.F442];IF([.F441]&lt;&gt;&quot;&quot;;[.F441];[.F440]))" office:value-type="float" office:value="943" calcext:value-type="float">
            <text:p>943</text:p>
          </table:table-cell>
          <table:table-cell table:number-columns-repeated="995"/>
        </table:table-row>
        <table:table-row table:style-name="ro1">
          <table:table-cell office:value-type="date" office:date-value="2022-08-23T16:41:00" calcext:value-type="date">
            <text:p>2022-08-23 16:41:00</text:p>
          </table:table-cell>
          <table:table-cell table:number-columns-repeated="4"/>
          <table:table-cell table:style-name="ce1" office:value-type="float" office:value="927" calcext:value-type="float">
            <text:p>927</text:p>
          </table:table-cell>
          <table:table-cell table:formula="of:=IF([.B443]&lt;&gt;&quot;&quot;;[.B443];IF([.B442]&lt;&gt;&quot;&quot;;[.B442];[.B441]))" office:value-type="float" office:value="2893" calcext:value-type="float">
            <text:p>2893</text:p>
          </table:table-cell>
          <table:table-cell table:formula="of:=IF([.C443]&lt;&gt;&quot;&quot;;[.C443];IF([.C442]&lt;&gt;&quot;&quot;;[.C442];[.C441]))" office:value-type="float" office:value="2885" calcext:value-type="float">
            <text:p>2885</text:p>
          </table:table-cell>
          <table:table-cell table:formula="of:=IF([.D443]&lt;&gt;&quot;&quot;;[.D443];IF([.D442]&lt;&gt;&quot;&quot;;[.D442];[.D441]))" office:value-type="float" office:value="3688" calcext:value-type="float">
            <text:p>3688</text:p>
          </table:table-cell>
          <table:table-cell table:formula="of:=IF([.E443]&lt;&gt;&quot;&quot;;[.E443];IF([.E442]&lt;&gt;&quot;&quot;;[.E442];[.E441]))" office:value-type="float" office:value="0" calcext:value-type="float">
            <text:p>0</text:p>
          </table:table-cell>
          <table:table-cell table:formula="of:=IF([.F443]&lt;&gt;&quot;&quot;;[.F443];IF([.F442]&lt;&gt;&quot;&quot;;[.F442];[.F441]))" office:value-type="float" office:value="927" calcext:value-type="float">
            <text:p>927</text:p>
          </table:table-cell>
          <table:table-cell table:number-columns-repeated="995"/>
        </table:table-row>
        <table:table-row table:style-name="ro1">
          <table:table-cell office:value-type="date" office:date-value="2022-08-23T16:41:14.754345" calcext:value-type="date">
            <text:p>2022-08-23 16:41:15</text:p>
          </table:table-cell>
          <table:table-cell table:number-columns-repeated="2" office:value-type="float" office:value="2837" calcext:value-type="float">
            <text:p>2837</text:p>
          </table:table-cell>
          <table:table-cell office:value-type="float" office:value="3592" calcext:value-type="float">
            <text:p>359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44]&lt;&gt;&quot;&quot;;[.B444];IF([.B443]&lt;&gt;&quot;&quot;;[.B443];[.B442]))" office:value-type="float" office:value="2837" calcext:value-type="float">
            <text:p>2837</text:p>
          </table:table-cell>
          <table:table-cell table:formula="of:=IF([.C444]&lt;&gt;&quot;&quot;;[.C444];IF([.C443]&lt;&gt;&quot;&quot;;[.C443];[.C442]))" office:value-type="float" office:value="2837" calcext:value-type="float">
            <text:p>2837</text:p>
          </table:table-cell>
          <table:table-cell table:formula="of:=IF([.D444]&lt;&gt;&quot;&quot;;[.D444];IF([.D443]&lt;&gt;&quot;&quot;;[.D443];[.D442]))" office:value-type="float" office:value="3592" calcext:value-type="float">
            <text:p>3592</text:p>
          </table:table-cell>
          <table:table-cell table:formula="of:=IF([.E444]&lt;&gt;&quot;&quot;;[.E444];IF([.E443]&lt;&gt;&quot;&quot;;[.E443];[.E442]))" office:value-type="float" office:value="0" calcext:value-type="float">
            <text:p>0</text:p>
          </table:table-cell>
          <table:table-cell table:formula="of:=IF([.F444]&lt;&gt;&quot;&quot;;[.F444];IF([.F443]&lt;&gt;&quot;&quot;;[.F443];[.F442]))" office:value-type="float" office:value="927" calcext:value-type="float">
            <text:p>927</text:p>
          </table:table-cell>
          <table:table-cell table:number-columns-repeated="995"/>
        </table:table-row>
        <table:table-row table:style-name="ro1">
          <table:table-cell office:value-type="date" office:date-value="2022-08-23T16:42:00" calcext:value-type="date">
            <text:p>2022-08-23 16:42:00</text:p>
          </table:table-cell>
          <table:table-cell table:number-columns-repeated="4"/>
          <table:table-cell table:style-name="ce1" office:value-type="float" office:value="917" calcext:value-type="float">
            <text:p>917</text:p>
          </table:table-cell>
          <table:table-cell table:formula="of:=IF([.B445]&lt;&gt;&quot;&quot;;[.B445];IF([.B444]&lt;&gt;&quot;&quot;;[.B444];[.B443]))" office:value-type="float" office:value="2837" calcext:value-type="float">
            <text:p>2837</text:p>
          </table:table-cell>
          <table:table-cell table:formula="of:=IF([.C445]&lt;&gt;&quot;&quot;;[.C445];IF([.C444]&lt;&gt;&quot;&quot;;[.C444];[.C443]))" office:value-type="float" office:value="2837" calcext:value-type="float">
            <text:p>2837</text:p>
          </table:table-cell>
          <table:table-cell table:formula="of:=IF([.D445]&lt;&gt;&quot;&quot;;[.D445];IF([.D444]&lt;&gt;&quot;&quot;;[.D444];[.D443]))" office:value-type="float" office:value="3592" calcext:value-type="float">
            <text:p>3592</text:p>
          </table:table-cell>
          <table:table-cell table:formula="of:=IF([.E445]&lt;&gt;&quot;&quot;;[.E445];IF([.E444]&lt;&gt;&quot;&quot;;[.E444];[.E443]))" office:value-type="float" office:value="0" calcext:value-type="float">
            <text:p>0</text:p>
          </table:table-cell>
          <table:table-cell table:formula="of:=IF([.F445]&lt;&gt;&quot;&quot;;[.F445];IF([.F444]&lt;&gt;&quot;&quot;;[.F444];[.F443]))" office:value-type="float" office:value="917" calcext:value-type="float">
            <text:p>917</text:p>
          </table:table-cell>
          <table:table-cell table:number-columns-repeated="995"/>
        </table:table-row>
        <table:table-row table:style-name="ro1">
          <table:table-cell office:value-type="date" office:date-value="2022-08-23T16:42:24.596021" calcext:value-type="date">
            <text:p>2022-08-23 16:42:25</text:p>
          </table:table-cell>
          <table:table-cell office:value-type="float" office:value="2802" calcext:value-type="float">
            <text:p>2802</text:p>
          </table:table-cell>
          <table:table-cell office:value-type="float" office:value="2799" calcext:value-type="float">
            <text:p>2799</text:p>
          </table:table-cell>
          <table:table-cell office:value-type="float" office:value="3563" calcext:value-type="float">
            <text:p>356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46]&lt;&gt;&quot;&quot;;[.B446];IF([.B445]&lt;&gt;&quot;&quot;;[.B445];[.B444]))" office:value-type="float" office:value="2802" calcext:value-type="float">
            <text:p>2802</text:p>
          </table:table-cell>
          <table:table-cell table:formula="of:=IF([.C446]&lt;&gt;&quot;&quot;;[.C446];IF([.C445]&lt;&gt;&quot;&quot;;[.C445];[.C444]))" office:value-type="float" office:value="2799" calcext:value-type="float">
            <text:p>2799</text:p>
          </table:table-cell>
          <table:table-cell table:formula="of:=IF([.D446]&lt;&gt;&quot;&quot;;[.D446];IF([.D445]&lt;&gt;&quot;&quot;;[.D445];[.D444]))" office:value-type="float" office:value="3563" calcext:value-type="float">
            <text:p>3563</text:p>
          </table:table-cell>
          <table:table-cell table:formula="of:=IF([.E446]&lt;&gt;&quot;&quot;;[.E446];IF([.E445]&lt;&gt;&quot;&quot;;[.E445];[.E444]))" office:value-type="float" office:value="0" calcext:value-type="float">
            <text:p>0</text:p>
          </table:table-cell>
          <table:table-cell table:formula="of:=IF([.F446]&lt;&gt;&quot;&quot;;[.F446];IF([.F445]&lt;&gt;&quot;&quot;;[.F445];[.F444]))" office:value-type="float" office:value="917" calcext:value-type="float">
            <text:p>917</text:p>
          </table:table-cell>
          <table:table-cell table:number-columns-repeated="995"/>
        </table:table-row>
        <table:table-row table:style-name="ro1">
          <table:table-cell office:value-type="date" office:date-value="2022-08-23T16:43:00.000001" calcext:value-type="date">
            <text:p>2022-08-23 16:43:00</text:p>
          </table:table-cell>
          <table:table-cell table:number-columns-repeated="4"/>
          <table:table-cell table:style-name="ce1" office:value-type="float" office:value="907" calcext:value-type="float">
            <text:p>907</text:p>
          </table:table-cell>
          <table:table-cell table:formula="of:=IF([.B447]&lt;&gt;&quot;&quot;;[.B447];IF([.B446]&lt;&gt;&quot;&quot;;[.B446];[.B445]))" office:value-type="float" office:value="2802" calcext:value-type="float">
            <text:p>2802</text:p>
          </table:table-cell>
          <table:table-cell table:formula="of:=IF([.C447]&lt;&gt;&quot;&quot;;[.C447];IF([.C446]&lt;&gt;&quot;&quot;;[.C446];[.C445]))" office:value-type="float" office:value="2799" calcext:value-type="float">
            <text:p>2799</text:p>
          </table:table-cell>
          <table:table-cell table:formula="of:=IF([.D447]&lt;&gt;&quot;&quot;;[.D447];IF([.D446]&lt;&gt;&quot;&quot;;[.D446];[.D445]))" office:value-type="float" office:value="3563" calcext:value-type="float">
            <text:p>3563</text:p>
          </table:table-cell>
          <table:table-cell table:formula="of:=IF([.E447]&lt;&gt;&quot;&quot;;[.E447];IF([.E446]&lt;&gt;&quot;&quot;;[.E446];[.E445]))" office:value-type="float" office:value="0" calcext:value-type="float">
            <text:p>0</text:p>
          </table:table-cell>
          <table:table-cell table:formula="of:=IF([.F447]&lt;&gt;&quot;&quot;;[.F447];IF([.F446]&lt;&gt;&quot;&quot;;[.F446];[.F445]))" office:value-type="float" office:value="907" calcext:value-type="float">
            <text:p>907</text:p>
          </table:table-cell>
          <table:table-cell table:number-columns-repeated="995"/>
        </table:table-row>
        <table:table-row table:style-name="ro1">
          <table:table-cell office:value-type="date" office:date-value="2022-08-23T16:43:35.193274" calcext:value-type="date">
            <text:p>2022-08-23 16:43:35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48]&lt;&gt;&quot;&quot;;[.B448];IF([.B447]&lt;&gt;&quot;&quot;;[.B447];[.B446]))" office:value-type="float" office:value="2778" calcext:value-type="float">
            <text:p>2778</text:p>
          </table:table-cell>
          <table:table-cell table:formula="of:=IF([.C448]&lt;&gt;&quot;&quot;;[.C448];IF([.C447]&lt;&gt;&quot;&quot;;[.C447];[.C446]))" office:value-type="float" office:value="2778" calcext:value-type="float">
            <text:p>2778</text:p>
          </table:table-cell>
          <table:table-cell table:formula="of:=IF([.D448]&lt;&gt;&quot;&quot;;[.D448];IF([.D447]&lt;&gt;&quot;&quot;;[.D447];[.D446]))" office:value-type="float" office:value="3423" calcext:value-type="float">
            <text:p>3423</text:p>
          </table:table-cell>
          <table:table-cell table:formula="of:=IF([.E448]&lt;&gt;&quot;&quot;;[.E448];IF([.E447]&lt;&gt;&quot;&quot;;[.E447];[.E446]))" office:value-type="float" office:value="0" calcext:value-type="float">
            <text:p>0</text:p>
          </table:table-cell>
          <table:table-cell table:formula="of:=IF([.F448]&lt;&gt;&quot;&quot;;[.F448];IF([.F447]&lt;&gt;&quot;&quot;;[.F447];[.F446]))" office:value-type="float" office:value="907" calcext:value-type="float">
            <text:p>907</text:p>
          </table:table-cell>
          <table:table-cell table:number-columns-repeated="995"/>
        </table:table-row>
        <table:table-row table:style-name="ro1">
          <table:table-cell office:value-type="date" office:date-value="2022-08-23T16:44:00" calcext:value-type="date">
            <text:p>2022-08-23 16:44:00</text:p>
          </table:table-cell>
          <table:table-cell table:number-columns-repeated="4"/>
          <table:table-cell table:style-name="ce1" office:value-type="float" office:value="891" calcext:value-type="float">
            <text:p>891</text:p>
          </table:table-cell>
          <table:table-cell table:formula="of:=IF([.B449]&lt;&gt;&quot;&quot;;[.B449];IF([.B448]&lt;&gt;&quot;&quot;;[.B448];[.B447]))" office:value-type="float" office:value="2778" calcext:value-type="float">
            <text:p>2778</text:p>
          </table:table-cell>
          <table:table-cell table:formula="of:=IF([.C449]&lt;&gt;&quot;&quot;;[.C449];IF([.C448]&lt;&gt;&quot;&quot;;[.C448];[.C447]))" office:value-type="float" office:value="2778" calcext:value-type="float">
            <text:p>2778</text:p>
          </table:table-cell>
          <table:table-cell table:formula="of:=IF([.D449]&lt;&gt;&quot;&quot;;[.D449];IF([.D448]&lt;&gt;&quot;&quot;;[.D448];[.D447]))" office:value-type="float" office:value="3423" calcext:value-type="float">
            <text:p>3423</text:p>
          </table:table-cell>
          <table:table-cell table:formula="of:=IF([.E449]&lt;&gt;&quot;&quot;;[.E449];IF([.E448]&lt;&gt;&quot;&quot;;[.E448];[.E447]))" office:value-type="float" office:value="0" calcext:value-type="float">
            <text:p>0</text:p>
          </table:table-cell>
          <table:table-cell table:formula="of:=IF([.F449]&lt;&gt;&quot;&quot;;[.F449];IF([.F448]&lt;&gt;&quot;&quot;;[.F448];[.F447]))" office:value-type="float" office:value="891" calcext:value-type="float">
            <text:p>891</text:p>
          </table:table-cell>
          <table:table-cell table:number-columns-repeated="995"/>
        </table:table-row>
        <table:table-row table:style-name="ro1">
          <table:table-cell office:value-type="date" office:date-value="2022-08-23T16:44:45.133592" calcext:value-type="date">
            <text:p>2022-08-23 16:44:45</text:p>
          </table:table-cell>
          <table:table-cell office:value-type="float" office:value="2739" calcext:value-type="float">
            <text:p>2739</text:p>
          </table:table-cell>
          <table:table-cell office:value-type="float" office:value="2738" calcext:value-type="float">
            <text:p>2738</text:p>
          </table:table-cell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50]&lt;&gt;&quot;&quot;;[.B450];IF([.B449]&lt;&gt;&quot;&quot;;[.B449];[.B448]))" office:value-type="float" office:value="2739" calcext:value-type="float">
            <text:p>2739</text:p>
          </table:table-cell>
          <table:table-cell table:formula="of:=IF([.C450]&lt;&gt;&quot;&quot;;[.C450];IF([.C449]&lt;&gt;&quot;&quot;;[.C449];[.C448]))" office:value-type="float" office:value="2738" calcext:value-type="float">
            <text:p>2738</text:p>
          </table:table-cell>
          <table:table-cell table:formula="of:=IF([.D450]&lt;&gt;&quot;&quot;;[.D450];IF([.D449]&lt;&gt;&quot;&quot;;[.D449];[.D448]))" office:value-type="float" office:value="3379" calcext:value-type="float">
            <text:p>3379</text:p>
          </table:table-cell>
          <table:table-cell table:formula="of:=IF([.E450]&lt;&gt;&quot;&quot;;[.E450];IF([.E449]&lt;&gt;&quot;&quot;;[.E449];[.E448]))" office:value-type="float" office:value="0" calcext:value-type="float">
            <text:p>0</text:p>
          </table:table-cell>
          <table:table-cell table:formula="of:=IF([.F450]&lt;&gt;&quot;&quot;;[.F450];IF([.F449]&lt;&gt;&quot;&quot;;[.F449];[.F448]))" office:value-type="float" office:value="891" calcext:value-type="float">
            <text:p>891</text:p>
          </table:table-cell>
          <table:table-cell table:number-columns-repeated="995"/>
        </table:table-row>
        <table:table-row table:style-name="ro1">
          <table:table-cell office:value-type="date" office:date-value="2022-08-23T16:45:00" calcext:value-type="date">
            <text:p>2022-08-23 16:45:00</text:p>
          </table:table-cell>
          <table:table-cell table:number-columns-repeated="4"/>
          <table:table-cell table:style-name="ce1" office:value-type="float" office:value="878" calcext:value-type="float">
            <text:p>878</text:p>
          </table:table-cell>
          <table:table-cell table:formula="of:=IF([.B451]&lt;&gt;&quot;&quot;;[.B451];IF([.B450]&lt;&gt;&quot;&quot;;[.B450];[.B449]))" office:value-type="float" office:value="2739" calcext:value-type="float">
            <text:p>2739</text:p>
          </table:table-cell>
          <table:table-cell table:formula="of:=IF([.C451]&lt;&gt;&quot;&quot;;[.C451];IF([.C450]&lt;&gt;&quot;&quot;;[.C450];[.C449]))" office:value-type="float" office:value="2738" calcext:value-type="float">
            <text:p>2738</text:p>
          </table:table-cell>
          <table:table-cell table:formula="of:=IF([.D451]&lt;&gt;&quot;&quot;;[.D451];IF([.D450]&lt;&gt;&quot;&quot;;[.D450];[.D449]))" office:value-type="float" office:value="3379" calcext:value-type="float">
            <text:p>3379</text:p>
          </table:table-cell>
          <table:table-cell table:formula="of:=IF([.E451]&lt;&gt;&quot;&quot;;[.E451];IF([.E450]&lt;&gt;&quot;&quot;;[.E450];[.E449]))" office:value-type="float" office:value="0" calcext:value-type="float">
            <text:p>0</text:p>
          </table:table-cell>
          <table:table-cell table:formula="of:=IF([.F451]&lt;&gt;&quot;&quot;;[.F451];IF([.F450]&lt;&gt;&quot;&quot;;[.F450];[.F449]))" office:value-type="float" office:value="878" calcext:value-type="float">
            <text:p>878</text:p>
          </table:table-cell>
          <table:table-cell table:number-columns-repeated="995"/>
        </table:table-row>
        <table:table-row table:style-name="ro1">
          <table:table-cell office:value-type="date" office:date-value="2022-08-23T16:45:55.576623" calcext:value-type="date">
            <text:p>2022-08-23 16:45:56</text:p>
          </table:table-cell>
          <table:table-cell office:value-type="float" office:value="2706" calcext:value-type="float">
            <text:p>2706</text:p>
          </table:table-cell>
          <table:table-cell office:value-type="float" office:value="2700" calcext:value-type="float">
            <text:p>2700</text:p>
          </table:table-cell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52]&lt;&gt;&quot;&quot;;[.B452];IF([.B451]&lt;&gt;&quot;&quot;;[.B451];[.B450]))" office:value-type="float" office:value="2706" calcext:value-type="float">
            <text:p>2706</text:p>
          </table:table-cell>
          <table:table-cell table:formula="of:=IF([.C452]&lt;&gt;&quot;&quot;;[.C452];IF([.C451]&lt;&gt;&quot;&quot;;[.C451];[.C450]))" office:value-type="float" office:value="2700" calcext:value-type="float">
            <text:p>2700</text:p>
          </table:table-cell>
          <table:table-cell table:formula="of:=IF([.D452]&lt;&gt;&quot;&quot;;[.D452];IF([.D451]&lt;&gt;&quot;&quot;;[.D451];[.D450]))" office:value-type="float" office:value="3325" calcext:value-type="float">
            <text:p>3325</text:p>
          </table:table-cell>
          <table:table-cell table:formula="of:=IF([.E452]&lt;&gt;&quot;&quot;;[.E452];IF([.E451]&lt;&gt;&quot;&quot;;[.E451];[.E450]))" office:value-type="float" office:value="0" calcext:value-type="float">
            <text:p>0</text:p>
          </table:table-cell>
          <table:table-cell table:formula="of:=IF([.F452]&lt;&gt;&quot;&quot;;[.F452];IF([.F451]&lt;&gt;&quot;&quot;;[.F451];[.F450]))" office:value-type="float" office:value="878" calcext:value-type="float">
            <text:p>878</text:p>
          </table:table-cell>
          <table:table-cell table:number-columns-repeated="995"/>
        </table:table-row>
        <table:table-row table:style-name="ro1">
          <table:table-cell office:value-type="date" office:date-value="2022-08-23T16:46:00" calcext:value-type="date">
            <text:p>2022-08-23 16:46:00</text:p>
          </table:table-cell>
          <table:table-cell table:number-columns-repeated="4"/>
          <table:table-cell table:style-name="ce1" office:value-type="float" office:value="868" calcext:value-type="float">
            <text:p>868</text:p>
          </table:table-cell>
          <table:table-cell table:formula="of:=IF([.B453]&lt;&gt;&quot;&quot;;[.B453];IF([.B452]&lt;&gt;&quot;&quot;;[.B452];[.B451]))" office:value-type="float" office:value="2706" calcext:value-type="float">
            <text:p>2706</text:p>
          </table:table-cell>
          <table:table-cell table:formula="of:=IF([.C453]&lt;&gt;&quot;&quot;;[.C453];IF([.C452]&lt;&gt;&quot;&quot;;[.C452];[.C451]))" office:value-type="float" office:value="2700" calcext:value-type="float">
            <text:p>2700</text:p>
          </table:table-cell>
          <table:table-cell table:formula="of:=IF([.D453]&lt;&gt;&quot;&quot;;[.D453];IF([.D452]&lt;&gt;&quot;&quot;;[.D452];[.D451]))" office:value-type="float" office:value="3325" calcext:value-type="float">
            <text:p>3325</text:p>
          </table:table-cell>
          <table:table-cell table:formula="of:=IF([.E453]&lt;&gt;&quot;&quot;;[.E453];IF([.E452]&lt;&gt;&quot;&quot;;[.E452];[.E451]))" office:value-type="float" office:value="0" calcext:value-type="float">
            <text:p>0</text:p>
          </table:table-cell>
          <table:table-cell table:formula="of:=IF([.F453]&lt;&gt;&quot;&quot;;[.F453];IF([.F452]&lt;&gt;&quot;&quot;;[.F452];[.F451]))" office:value-type="float" office:value="868" calcext:value-type="float">
            <text:p>868</text:p>
          </table:table-cell>
          <table:table-cell table:number-columns-repeated="995"/>
        </table:table-row>
        <table:table-row table:style-name="ro1">
          <table:table-cell office:value-type="date" office:date-value="2022-08-23T16:47:00" calcext:value-type="date">
            <text:p>2022-08-23 16:47:00</text:p>
          </table:table-cell>
          <table:table-cell table:number-columns-repeated="4"/>
          <table:table-cell table:style-name="ce1" office:value-type="float" office:value="857" calcext:value-type="float">
            <text:p>857</text:p>
          </table:table-cell>
          <table:table-cell table:formula="of:=IF([.B454]&lt;&gt;&quot;&quot;;[.B454];IF([.B453]&lt;&gt;&quot;&quot;;[.B453];[.B452]))" office:value-type="float" office:value="2706" calcext:value-type="float">
            <text:p>2706</text:p>
          </table:table-cell>
          <table:table-cell table:formula="of:=IF([.C454]&lt;&gt;&quot;&quot;;[.C454];IF([.C453]&lt;&gt;&quot;&quot;;[.C453];[.C452]))" office:value-type="float" office:value="2700" calcext:value-type="float">
            <text:p>2700</text:p>
          </table:table-cell>
          <table:table-cell table:formula="of:=IF([.D454]&lt;&gt;&quot;&quot;;[.D454];IF([.D453]&lt;&gt;&quot;&quot;;[.D453];[.D452]))" office:value-type="float" office:value="3325" calcext:value-type="float">
            <text:p>3325</text:p>
          </table:table-cell>
          <table:table-cell table:formula="of:=IF([.E454]&lt;&gt;&quot;&quot;;[.E454];IF([.E453]&lt;&gt;&quot;&quot;;[.E453];[.E452]))" office:value-type="float" office:value="0" calcext:value-type="float">
            <text:p>0</text:p>
          </table:table-cell>
          <table:table-cell table:formula="of:=IF([.F454]&lt;&gt;&quot;&quot;;[.F454];IF([.F453]&lt;&gt;&quot;&quot;;[.F453];[.F452]))" office:value-type="float" office:value="857" calcext:value-type="float">
            <text:p>857</text:p>
          </table:table-cell>
          <table:table-cell table:number-columns-repeated="995"/>
        </table:table-row>
        <table:table-row table:style-name="ro1">
          <table:table-cell office:value-type="date" office:date-value="2022-08-23T16:47:07.393268" calcext:value-type="date">
            <text:p>2022-08-23 16:47:07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55]&lt;&gt;&quot;&quot;;[.B455];IF([.B454]&lt;&gt;&quot;&quot;;[.B454];[.B453]))" office:value-type="float" office:value="2687" calcext:value-type="float">
            <text:p>2687</text:p>
          </table:table-cell>
          <table:table-cell table:formula="of:=IF([.C455]&lt;&gt;&quot;&quot;;[.C455];IF([.C454]&lt;&gt;&quot;&quot;;[.C454];[.C453]))" office:value-type="float" office:value="2686" calcext:value-type="float">
            <text:p>2686</text:p>
          </table:table-cell>
          <table:table-cell table:formula="of:=IF([.D455]&lt;&gt;&quot;&quot;;[.D455];IF([.D454]&lt;&gt;&quot;&quot;;[.D454];[.D453]))" office:value-type="float" office:value="3301" calcext:value-type="float">
            <text:p>3301</text:p>
          </table:table-cell>
          <table:table-cell table:formula="of:=IF([.E455]&lt;&gt;&quot;&quot;;[.E455];IF([.E454]&lt;&gt;&quot;&quot;;[.E454];[.E453]))" office:value-type="float" office:value="0" calcext:value-type="float">
            <text:p>0</text:p>
          </table:table-cell>
          <table:table-cell table:formula="of:=IF([.F455]&lt;&gt;&quot;&quot;;[.F455];IF([.F454]&lt;&gt;&quot;&quot;;[.F454];[.F453]))" office:value-type="float" office:value="857" calcext:value-type="float">
            <text:p>857</text:p>
          </table:table-cell>
          <table:table-cell table:number-columns-repeated="995"/>
        </table:table-row>
        <table:table-row table:style-name="ro1">
          <table:table-cell office:value-type="date" office:date-value="2022-08-23T16:48:00" calcext:value-type="date">
            <text:p>2022-08-23 16:48:00</text:p>
          </table:table-cell>
          <table:table-cell table:number-columns-repeated="4"/>
          <table:table-cell table:style-name="ce1" office:value-type="float" office:value="858" calcext:value-type="float">
            <text:p>858</text:p>
          </table:table-cell>
          <table:table-cell table:formula="of:=IF([.B456]&lt;&gt;&quot;&quot;;[.B456];IF([.B455]&lt;&gt;&quot;&quot;;[.B455];[.B454]))" office:value-type="float" office:value="2687" calcext:value-type="float">
            <text:p>2687</text:p>
          </table:table-cell>
          <table:table-cell table:formula="of:=IF([.C456]&lt;&gt;&quot;&quot;;[.C456];IF([.C455]&lt;&gt;&quot;&quot;;[.C455];[.C454]))" office:value-type="float" office:value="2686" calcext:value-type="float">
            <text:p>2686</text:p>
          </table:table-cell>
          <table:table-cell table:formula="of:=IF([.D456]&lt;&gt;&quot;&quot;;[.D456];IF([.D455]&lt;&gt;&quot;&quot;;[.D455];[.D454]))" office:value-type="float" office:value="3301" calcext:value-type="float">
            <text:p>3301</text:p>
          </table:table-cell>
          <table:table-cell table:formula="of:=IF([.E456]&lt;&gt;&quot;&quot;;[.E456];IF([.E455]&lt;&gt;&quot;&quot;;[.E455];[.E454]))" office:value-type="float" office:value="0" calcext:value-type="float">
            <text:p>0</text:p>
          </table:table-cell>
          <table:table-cell table:formula="of:=IF([.F456]&lt;&gt;&quot;&quot;;[.F456];IF([.F455]&lt;&gt;&quot;&quot;;[.F455];[.F454]))" office:value-type="float" office:value="858" calcext:value-type="float">
            <text:p>858</text:p>
          </table:table-cell>
          <table:table-cell table:number-columns-repeated="995"/>
        </table:table-row>
        <table:table-row table:style-name="ro1">
          <table:table-cell office:value-type="date" office:date-value="2022-08-23T16:48:15.795575" calcext:value-type="date">
            <text:p>2022-08-23 16:48:16</text:p>
          </table:table-cell>
          <table:table-cell office:value-type="float" office:value="2675" calcext:value-type="float">
            <text:p>2675</text:p>
          </table:table-cell>
          <table:table-cell office:value-type="float" office:value="2666" calcext:value-type="float">
            <text:p>2666</text:p>
          </table:table-cell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57]&lt;&gt;&quot;&quot;;[.B457];IF([.B456]&lt;&gt;&quot;&quot;;[.B456];[.B455]))" office:value-type="float" office:value="2675" calcext:value-type="float">
            <text:p>2675</text:p>
          </table:table-cell>
          <table:table-cell table:formula="of:=IF([.C457]&lt;&gt;&quot;&quot;;[.C457];IF([.C456]&lt;&gt;&quot;&quot;;[.C456];[.C455]))" office:value-type="float" office:value="2666" calcext:value-type="float">
            <text:p>2666</text:p>
          </table:table-cell>
          <table:table-cell table:formula="of:=IF([.D457]&lt;&gt;&quot;&quot;;[.D457];IF([.D456]&lt;&gt;&quot;&quot;;[.D456];[.D455]))" office:value-type="float" office:value="3190" calcext:value-type="float">
            <text:p>3190</text:p>
          </table:table-cell>
          <table:table-cell table:formula="of:=IF([.E457]&lt;&gt;&quot;&quot;;[.E457];IF([.E456]&lt;&gt;&quot;&quot;;[.E456];[.E455]))" office:value-type="float" office:value="0" calcext:value-type="float">
            <text:p>0</text:p>
          </table:table-cell>
          <table:table-cell table:formula="of:=IF([.F457]&lt;&gt;&quot;&quot;;[.F457];IF([.F456]&lt;&gt;&quot;&quot;;[.F456];[.F455]))" office:value-type="float" office:value="858" calcext:value-type="float">
            <text:p>858</text:p>
          </table:table-cell>
          <table:table-cell table:number-columns-repeated="995"/>
        </table:table-row>
        <table:table-row table:style-name="ro1">
          <table:table-cell office:value-type="date" office:date-value="2022-08-23T16:49:00.000001" calcext:value-type="date">
            <text:p>2022-08-23 16:49:00</text:p>
          </table:table-cell>
          <table:table-cell table:number-columns-repeated="4"/>
          <table:table-cell table:style-name="ce1" office:value-type="float" office:value="856" calcext:value-type="float">
            <text:p>856</text:p>
          </table:table-cell>
          <table:table-cell table:formula="of:=IF([.B458]&lt;&gt;&quot;&quot;;[.B458];IF([.B457]&lt;&gt;&quot;&quot;;[.B457];[.B456]))" office:value-type="float" office:value="2675" calcext:value-type="float">
            <text:p>2675</text:p>
          </table:table-cell>
          <table:table-cell table:formula="of:=IF([.C458]&lt;&gt;&quot;&quot;;[.C458];IF([.C457]&lt;&gt;&quot;&quot;;[.C457];[.C456]))" office:value-type="float" office:value="2666" calcext:value-type="float">
            <text:p>2666</text:p>
          </table:table-cell>
          <table:table-cell table:formula="of:=IF([.D458]&lt;&gt;&quot;&quot;;[.D458];IF([.D457]&lt;&gt;&quot;&quot;;[.D457];[.D456]))" office:value-type="float" office:value="3190" calcext:value-type="float">
            <text:p>3190</text:p>
          </table:table-cell>
          <table:table-cell table:formula="of:=IF([.E458]&lt;&gt;&quot;&quot;;[.E458];IF([.E457]&lt;&gt;&quot;&quot;;[.E457];[.E456]))" office:value-type="float" office:value="0" calcext:value-type="float">
            <text:p>0</text:p>
          </table:table-cell>
          <table:table-cell table:formula="of:=IF([.F458]&lt;&gt;&quot;&quot;;[.F458];IF([.F457]&lt;&gt;&quot;&quot;;[.F457];[.F456]))" office:value-type="float" office:value="856" calcext:value-type="float">
            <text:p>856</text:p>
          </table:table-cell>
          <table:table-cell table:number-columns-repeated="995"/>
        </table:table-row>
        <table:table-row table:style-name="ro1">
          <table:table-cell office:value-type="date" office:date-value="2022-08-23T16:49:24.824834" calcext:value-type="date">
            <text:p>2022-08-23 16:49:25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59]&lt;&gt;&quot;&quot;;[.B459];IF([.B458]&lt;&gt;&quot;&quot;;[.B458];[.B457]))" office:value-type="float" office:value="2677" calcext:value-type="float">
            <text:p>2677</text:p>
          </table:table-cell>
          <table:table-cell table:formula="of:=IF([.C459]&lt;&gt;&quot;&quot;;[.C459];IF([.C458]&lt;&gt;&quot;&quot;;[.C458];[.C457]))" office:value-type="float" office:value="2677" calcext:value-type="float">
            <text:p>2677</text:p>
          </table:table-cell>
          <table:table-cell table:formula="of:=IF([.D459]&lt;&gt;&quot;&quot;;[.D459];IF([.D458]&lt;&gt;&quot;&quot;;[.D458];[.D457]))" office:value-type="float" office:value="3261" calcext:value-type="float">
            <text:p>3261</text:p>
          </table:table-cell>
          <table:table-cell table:formula="of:=IF([.E459]&lt;&gt;&quot;&quot;;[.E459];IF([.E458]&lt;&gt;&quot;&quot;;[.E458];[.E457]))" office:value-type="float" office:value="0" calcext:value-type="float">
            <text:p>0</text:p>
          </table:table-cell>
          <table:table-cell table:formula="of:=IF([.F459]&lt;&gt;&quot;&quot;;[.F459];IF([.F458]&lt;&gt;&quot;&quot;;[.F458];[.F457]))" office:value-type="float" office:value="856" calcext:value-type="float">
            <text:p>856</text:p>
          </table:table-cell>
          <table:table-cell table:number-columns-repeated="995"/>
        </table:table-row>
        <table:table-row table:style-name="ro1">
          <table:table-cell office:value-type="date" office:date-value="2022-08-23T16:50:00" calcext:value-type="date">
            <text:p>2022-08-23 16:50:00</text:p>
          </table:table-cell>
          <table:table-cell table:number-columns-repeated="4"/>
          <table:table-cell table:style-name="ce1" office:value-type="float" office:value="853" calcext:value-type="float">
            <text:p>853</text:p>
          </table:table-cell>
          <table:table-cell table:formula="of:=IF([.B460]&lt;&gt;&quot;&quot;;[.B460];IF([.B459]&lt;&gt;&quot;&quot;;[.B459];[.B458]))" office:value-type="float" office:value="2677" calcext:value-type="float">
            <text:p>2677</text:p>
          </table:table-cell>
          <table:table-cell table:formula="of:=IF([.C460]&lt;&gt;&quot;&quot;;[.C460];IF([.C459]&lt;&gt;&quot;&quot;;[.C459];[.C458]))" office:value-type="float" office:value="2677" calcext:value-type="float">
            <text:p>2677</text:p>
          </table:table-cell>
          <table:table-cell table:formula="of:=IF([.D460]&lt;&gt;&quot;&quot;;[.D460];IF([.D459]&lt;&gt;&quot;&quot;;[.D459];[.D458]))" office:value-type="float" office:value="3261" calcext:value-type="float">
            <text:p>3261</text:p>
          </table:table-cell>
          <table:table-cell table:formula="of:=IF([.E460]&lt;&gt;&quot;&quot;;[.E460];IF([.E459]&lt;&gt;&quot;&quot;;[.E459];[.E458]))" office:value-type="float" office:value="0" calcext:value-type="float">
            <text:p>0</text:p>
          </table:table-cell>
          <table:table-cell table:formula="of:=IF([.F460]&lt;&gt;&quot;&quot;;[.F460];IF([.F459]&lt;&gt;&quot;&quot;;[.F459];[.F458]))" office:value-type="float" office:value="853" calcext:value-type="float">
            <text:p>853</text:p>
          </table:table-cell>
          <table:table-cell table:number-columns-repeated="995"/>
        </table:table-row>
        <table:table-row table:style-name="ro1">
          <table:table-cell office:value-type="date" office:date-value="2022-08-23T16:50:36.041352" calcext:value-type="date">
            <text:p>2022-08-23 16:50:36</text:p>
          </table:table-cell>
          <table:table-cell office:value-type="float" office:value="2664" calcext:value-type="float">
            <text:p>2664</text:p>
          </table:table-cell>
          <table:table-cell office:value-type="float" office:value="2667" calcext:value-type="float">
            <text:p>2667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61]&lt;&gt;&quot;&quot;;[.B461];IF([.B460]&lt;&gt;&quot;&quot;;[.B460];[.B459]))" office:value-type="float" office:value="2664" calcext:value-type="float">
            <text:p>2664</text:p>
          </table:table-cell>
          <table:table-cell table:formula="of:=IF([.C461]&lt;&gt;&quot;&quot;;[.C461];IF([.C460]&lt;&gt;&quot;&quot;;[.C460];[.C459]))" office:value-type="float" office:value="2667" calcext:value-type="float">
            <text:p>2667</text:p>
          </table:table-cell>
          <table:table-cell table:formula="of:=IF([.D461]&lt;&gt;&quot;&quot;;[.D461];IF([.D460]&lt;&gt;&quot;&quot;;[.D460];[.D459]))" office:value-type="float" office:value="3367" calcext:value-type="float">
            <text:p>3367</text:p>
          </table:table-cell>
          <table:table-cell table:formula="of:=IF([.E461]&lt;&gt;&quot;&quot;;[.E461];IF([.E460]&lt;&gt;&quot;&quot;;[.E460];[.E459]))" office:value-type="float" office:value="0" calcext:value-type="float">
            <text:p>0</text:p>
          </table:table-cell>
          <table:table-cell table:formula="of:=IF([.F461]&lt;&gt;&quot;&quot;;[.F461];IF([.F460]&lt;&gt;&quot;&quot;;[.F460];[.F459]))" office:value-type="float" office:value="853" calcext:value-type="float">
            <text:p>853</text:p>
          </table:table-cell>
          <table:table-cell table:number-columns-repeated="995"/>
        </table:table-row>
        <table:table-row table:style-name="ro1">
          <table:table-cell office:value-type="date" office:date-value="2022-08-23T16:51:00" calcext:value-type="date">
            <text:p>2022-08-23 16:51:00</text:p>
          </table:table-cell>
          <table:table-cell table:number-columns-repeated="4"/>
          <table:table-cell table:style-name="ce1" office:value-type="float" office:value="848" calcext:value-type="float">
            <text:p>848</text:p>
          </table:table-cell>
          <table:table-cell table:formula="of:=IF([.B462]&lt;&gt;&quot;&quot;;[.B462];IF([.B461]&lt;&gt;&quot;&quot;;[.B461];[.B460]))" office:value-type="float" office:value="2664" calcext:value-type="float">
            <text:p>2664</text:p>
          </table:table-cell>
          <table:table-cell table:formula="of:=IF([.C462]&lt;&gt;&quot;&quot;;[.C462];IF([.C461]&lt;&gt;&quot;&quot;;[.C461];[.C460]))" office:value-type="float" office:value="2667" calcext:value-type="float">
            <text:p>2667</text:p>
          </table:table-cell>
          <table:table-cell table:formula="of:=IF([.D462]&lt;&gt;&quot;&quot;;[.D462];IF([.D461]&lt;&gt;&quot;&quot;;[.D461];[.D460]))" office:value-type="float" office:value="3367" calcext:value-type="float">
            <text:p>3367</text:p>
          </table:table-cell>
          <table:table-cell table:formula="of:=IF([.E462]&lt;&gt;&quot;&quot;;[.E462];IF([.E461]&lt;&gt;&quot;&quot;;[.E461];[.E460]))" office:value-type="float" office:value="0" calcext:value-type="float">
            <text:p>0</text:p>
          </table:table-cell>
          <table:table-cell table:formula="of:=IF([.F462]&lt;&gt;&quot;&quot;;[.F462];IF([.F461]&lt;&gt;&quot;&quot;;[.F461];[.F460]))" office:value-type="float" office:value="848" calcext:value-type="float">
            <text:p>848</text:p>
          </table:table-cell>
          <table:table-cell table:number-columns-repeated="995"/>
        </table:table-row>
        <table:table-row table:style-name="ro1">
          <table:table-cell office:value-type="date" office:date-value="2022-08-23T16:51:45.292535" calcext:value-type="date">
            <text:p>2022-08-23 16:51:45</text:p>
          </table:table-cell>
          <table:table-cell office:value-type="float" office:value="2651" calcext:value-type="float">
            <text:p>2651</text:p>
          </table:table-cell>
          <table:table-cell office:value-type="float" office:value="2653" calcext:value-type="float">
            <text:p>2653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63]&lt;&gt;&quot;&quot;;[.B463];IF([.B462]&lt;&gt;&quot;&quot;;[.B462];[.B461]))" office:value-type="float" office:value="2651" calcext:value-type="float">
            <text:p>2651</text:p>
          </table:table-cell>
          <table:table-cell table:formula="of:=IF([.C463]&lt;&gt;&quot;&quot;;[.C463];IF([.C462]&lt;&gt;&quot;&quot;;[.C462];[.C461]))" office:value-type="float" office:value="2653" calcext:value-type="float">
            <text:p>2653</text:p>
          </table:table-cell>
          <table:table-cell table:formula="of:=IF([.D463]&lt;&gt;&quot;&quot;;[.D463];IF([.D462]&lt;&gt;&quot;&quot;;[.D462];[.D461]))" office:value-type="float" office:value="3336" calcext:value-type="float">
            <text:p>3336</text:p>
          </table:table-cell>
          <table:table-cell table:formula="of:=IF([.E463]&lt;&gt;&quot;&quot;;[.E463];IF([.E462]&lt;&gt;&quot;&quot;;[.E462];[.E461]))" office:value-type="float" office:value="0" calcext:value-type="float">
            <text:p>0</text:p>
          </table:table-cell>
          <table:table-cell table:formula="of:=IF([.F463]&lt;&gt;&quot;&quot;;[.F463];IF([.F462]&lt;&gt;&quot;&quot;;[.F462];[.F461]))" office:value-type="float" office:value="848" calcext:value-type="float">
            <text:p>848</text:p>
          </table:table-cell>
          <table:table-cell table:number-columns-repeated="995"/>
        </table:table-row>
        <table:table-row table:style-name="ro1">
          <table:table-cell office:value-type="date" office:date-value="2022-08-23T16:52:00" calcext:value-type="date">
            <text:p>2022-08-23 16:52:00</text:p>
          </table:table-cell>
          <table:table-cell table:number-columns-repeated="4"/>
          <table:table-cell table:style-name="ce1" office:value-type="float" office:value="838" calcext:value-type="float">
            <text:p>838</text:p>
          </table:table-cell>
          <table:table-cell table:formula="of:=IF([.B464]&lt;&gt;&quot;&quot;;[.B464];IF([.B463]&lt;&gt;&quot;&quot;;[.B463];[.B462]))" office:value-type="float" office:value="2651" calcext:value-type="float">
            <text:p>2651</text:p>
          </table:table-cell>
          <table:table-cell table:formula="of:=IF([.C464]&lt;&gt;&quot;&quot;;[.C464];IF([.C463]&lt;&gt;&quot;&quot;;[.C463];[.C462]))" office:value-type="float" office:value="2653" calcext:value-type="float">
            <text:p>2653</text:p>
          </table:table-cell>
          <table:table-cell table:formula="of:=IF([.D464]&lt;&gt;&quot;&quot;;[.D464];IF([.D463]&lt;&gt;&quot;&quot;;[.D463];[.D462]))" office:value-type="float" office:value="3336" calcext:value-type="float">
            <text:p>3336</text:p>
          </table:table-cell>
          <table:table-cell table:formula="of:=IF([.E464]&lt;&gt;&quot;&quot;;[.E464];IF([.E463]&lt;&gt;&quot;&quot;;[.E463];[.E462]))" office:value-type="float" office:value="0" calcext:value-type="float">
            <text:p>0</text:p>
          </table:table-cell>
          <table:table-cell table:formula="of:=IF([.F464]&lt;&gt;&quot;&quot;;[.F464];IF([.F463]&lt;&gt;&quot;&quot;;[.F463];[.F462]))" office:value-type="float" office:value="838" calcext:value-type="float">
            <text:p>838</text:p>
          </table:table-cell>
          <table:table-cell table:number-columns-repeated="995"/>
        </table:table-row>
        <table:table-row table:style-name="ro1">
          <table:table-cell office:value-type="date" office:date-value="2022-08-23T16:52:56.418624" calcext:value-type="date">
            <text:p>2022-08-23 16:52:56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65]&lt;&gt;&quot;&quot;;[.B465];IF([.B464]&lt;&gt;&quot;&quot;;[.B464];[.B463]))" office:value-type="float" office:value="2620" calcext:value-type="float">
            <text:p>2620</text:p>
          </table:table-cell>
          <table:table-cell table:formula="of:=IF([.C465]&lt;&gt;&quot;&quot;;[.C465];IF([.C464]&lt;&gt;&quot;&quot;;[.C464];[.C463]))" office:value-type="float" office:value="2620" calcext:value-type="float">
            <text:p>2620</text:p>
          </table:table-cell>
          <table:table-cell table:formula="of:=IF([.D465]&lt;&gt;&quot;&quot;;[.D465];IF([.D464]&lt;&gt;&quot;&quot;;[.D464];[.D463]))" office:value-type="float" office:value="3301" calcext:value-type="float">
            <text:p>3301</text:p>
          </table:table-cell>
          <table:table-cell table:formula="of:=IF([.E465]&lt;&gt;&quot;&quot;;[.E465];IF([.E464]&lt;&gt;&quot;&quot;;[.E464];[.E463]))" office:value-type="float" office:value="0" calcext:value-type="float">
            <text:p>0</text:p>
          </table:table-cell>
          <table:table-cell table:formula="of:=IF([.F465]&lt;&gt;&quot;&quot;;[.F465];IF([.F464]&lt;&gt;&quot;&quot;;[.F464];[.F463]))" office:value-type="float" office:value="838" calcext:value-type="float">
            <text:p>838</text:p>
          </table:table-cell>
          <table:table-cell table:number-columns-repeated="995"/>
        </table:table-row>
        <table:table-row table:style-name="ro1">
          <table:table-cell office:value-type="date" office:date-value="2022-08-23T16:53:00" calcext:value-type="date">
            <text:p>2022-08-23 16:53:00</text:p>
          </table:table-cell>
          <table:table-cell table:number-columns-repeated="4"/>
          <table:table-cell table:style-name="ce1" office:value-type="float" office:value="824" calcext:value-type="float">
            <text:p>824</text:p>
          </table:table-cell>
          <table:table-cell table:formula="of:=IF([.B466]&lt;&gt;&quot;&quot;;[.B466];IF([.B465]&lt;&gt;&quot;&quot;;[.B465];[.B464]))" office:value-type="float" office:value="2620" calcext:value-type="float">
            <text:p>2620</text:p>
          </table:table-cell>
          <table:table-cell table:formula="of:=IF([.C466]&lt;&gt;&quot;&quot;;[.C466];IF([.C465]&lt;&gt;&quot;&quot;;[.C465];[.C464]))" office:value-type="float" office:value="2620" calcext:value-type="float">
            <text:p>2620</text:p>
          </table:table-cell>
          <table:table-cell table:formula="of:=IF([.D466]&lt;&gt;&quot;&quot;;[.D466];IF([.D465]&lt;&gt;&quot;&quot;;[.D465];[.D464]))" office:value-type="float" office:value="3301" calcext:value-type="float">
            <text:p>3301</text:p>
          </table:table-cell>
          <table:table-cell table:formula="of:=IF([.E466]&lt;&gt;&quot;&quot;;[.E466];IF([.E465]&lt;&gt;&quot;&quot;;[.E465];[.E464]))" office:value-type="float" office:value="0" calcext:value-type="float">
            <text:p>0</text:p>
          </table:table-cell>
          <table:table-cell table:formula="of:=IF([.F466]&lt;&gt;&quot;&quot;;[.F466];IF([.F465]&lt;&gt;&quot;&quot;;[.F465];[.F464]))" office:value-type="float" office:value="824" calcext:value-type="float">
            <text:p>824</text:p>
          </table:table-cell>
          <table:table-cell table:number-columns-repeated="995"/>
        </table:table-row>
        <table:table-row table:style-name="ro1">
          <table:table-cell office:value-type="date" office:date-value="2022-08-23T16:54:00" calcext:value-type="date">
            <text:p>2022-08-23 16:54:00</text:p>
          </table:table-cell>
          <table:table-cell table:number-columns-repeated="4"/>
          <table:table-cell table:style-name="ce1" office:value-type="float" office:value="815" calcext:value-type="float">
            <text:p>815</text:p>
          </table:table-cell>
          <table:table-cell table:formula="of:=IF([.B467]&lt;&gt;&quot;&quot;;[.B467];IF([.B466]&lt;&gt;&quot;&quot;;[.B466];[.B465]))" office:value-type="float" office:value="2620" calcext:value-type="float">
            <text:p>2620</text:p>
          </table:table-cell>
          <table:table-cell table:formula="of:=IF([.C467]&lt;&gt;&quot;&quot;;[.C467];IF([.C466]&lt;&gt;&quot;&quot;;[.C466];[.C465]))" office:value-type="float" office:value="2620" calcext:value-type="float">
            <text:p>2620</text:p>
          </table:table-cell>
          <table:table-cell table:formula="of:=IF([.D467]&lt;&gt;&quot;&quot;;[.D467];IF([.D466]&lt;&gt;&quot;&quot;;[.D466];[.D465]))" office:value-type="float" office:value="3301" calcext:value-type="float">
            <text:p>3301</text:p>
          </table:table-cell>
          <table:table-cell table:formula="of:=IF([.E467]&lt;&gt;&quot;&quot;;[.E467];IF([.E466]&lt;&gt;&quot;&quot;;[.E466];[.E465]))" office:value-type="float" office:value="0" calcext:value-type="float">
            <text:p>0</text:p>
          </table:table-cell>
          <table:table-cell table:formula="of:=IF([.F467]&lt;&gt;&quot;&quot;;[.F467];IF([.F466]&lt;&gt;&quot;&quot;;[.F466];[.F465]))" office:value-type="float" office:value="815" calcext:value-type="float">
            <text:p>815</text:p>
          </table:table-cell>
          <table:table-cell table:number-columns-repeated="995"/>
        </table:table-row>
        <table:table-row table:style-name="ro1">
          <table:table-cell office:value-type="date" office:date-value="2022-08-23T16:54:08.015628" calcext:value-type="date">
            <text:p>2022-08-23 16:54:08</text:p>
          </table:table-cell>
          <table:table-cell office:value-type="float" office:value="2572" calcext:value-type="float">
            <text:p>2572</text:p>
          </table:table-cell>
          <table:table-cell office:value-type="float" office:value="2581" calcext:value-type="float">
            <text:p>2581</text:p>
          </table:table-cell>
          <table:table-cell office:value-type="float" office:value="3251" calcext:value-type="float">
            <text:p>325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68]&lt;&gt;&quot;&quot;;[.B468];IF([.B467]&lt;&gt;&quot;&quot;;[.B467];[.B466]))" office:value-type="float" office:value="2572" calcext:value-type="float">
            <text:p>2572</text:p>
          </table:table-cell>
          <table:table-cell table:formula="of:=IF([.C468]&lt;&gt;&quot;&quot;;[.C468];IF([.C467]&lt;&gt;&quot;&quot;;[.C467];[.C466]))" office:value-type="float" office:value="2581" calcext:value-type="float">
            <text:p>2581</text:p>
          </table:table-cell>
          <table:table-cell table:formula="of:=IF([.D468]&lt;&gt;&quot;&quot;;[.D468];IF([.D467]&lt;&gt;&quot;&quot;;[.D467];[.D466]))" office:value-type="float" office:value="3251" calcext:value-type="float">
            <text:p>3251</text:p>
          </table:table-cell>
          <table:table-cell table:formula="of:=IF([.E468]&lt;&gt;&quot;&quot;;[.E468];IF([.E467]&lt;&gt;&quot;&quot;;[.E467];[.E466]))" office:value-type="float" office:value="0" calcext:value-type="float">
            <text:p>0</text:p>
          </table:table-cell>
          <table:table-cell table:formula="of:=IF([.F468]&lt;&gt;&quot;&quot;;[.F468];IF([.F467]&lt;&gt;&quot;&quot;;[.F467];[.F466]))" office:value-type="float" office:value="815" calcext:value-type="float">
            <text:p>815</text:p>
          </table:table-cell>
          <table:table-cell table:number-columns-repeated="995"/>
        </table:table-row>
        <table:table-row table:style-name="ro1">
          <table:table-cell office:value-type="date" office:date-value="2022-08-23T16:55:00" calcext:value-type="date">
            <text:p>2022-08-23 16:55:00</text:p>
          </table:table-cell>
          <table:table-cell table:number-columns-repeated="4"/>
          <table:table-cell table:style-name="ce1" office:value-type="float" office:value="806" calcext:value-type="float">
            <text:p>806</text:p>
          </table:table-cell>
          <table:table-cell table:formula="of:=IF([.B469]&lt;&gt;&quot;&quot;;[.B469];IF([.B468]&lt;&gt;&quot;&quot;;[.B468];[.B467]))" office:value-type="float" office:value="2572" calcext:value-type="float">
            <text:p>2572</text:p>
          </table:table-cell>
          <table:table-cell table:formula="of:=IF([.C469]&lt;&gt;&quot;&quot;;[.C469];IF([.C468]&lt;&gt;&quot;&quot;;[.C468];[.C467]))" office:value-type="float" office:value="2581" calcext:value-type="float">
            <text:p>2581</text:p>
          </table:table-cell>
          <table:table-cell table:formula="of:=IF([.D469]&lt;&gt;&quot;&quot;;[.D469];IF([.D468]&lt;&gt;&quot;&quot;;[.D468];[.D467]))" office:value-type="float" office:value="3251" calcext:value-type="float">
            <text:p>3251</text:p>
          </table:table-cell>
          <table:table-cell table:formula="of:=IF([.E469]&lt;&gt;&quot;&quot;;[.E469];IF([.E468]&lt;&gt;&quot;&quot;;[.E468];[.E467]))" office:value-type="float" office:value="0" calcext:value-type="float">
            <text:p>0</text:p>
          </table:table-cell>
          <table:table-cell table:formula="of:=IF([.F469]&lt;&gt;&quot;&quot;;[.F469];IF([.F468]&lt;&gt;&quot;&quot;;[.F468];[.F467]))" office:value-type="float" office:value="806" calcext:value-type="float">
            <text:p>806</text:p>
          </table:table-cell>
          <table:table-cell table:number-columns-repeated="995"/>
        </table:table-row>
        <table:table-row table:style-name="ro1">
          <table:table-cell office:value-type="date" office:date-value="2022-08-23T16:55:18.356688" calcext:value-type="date">
            <text:p>2022-08-23 16:55:18</text:p>
          </table:table-cell>
          <table:table-cell table:number-columns-repeated="2" office:value-type="float" office:value="2560" calcext:value-type="float">
            <text:p>2560</text:p>
          </table:table-cell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70]&lt;&gt;&quot;&quot;;[.B470];IF([.B469]&lt;&gt;&quot;&quot;;[.B469];[.B468]))" office:value-type="float" office:value="2560" calcext:value-type="float">
            <text:p>2560</text:p>
          </table:table-cell>
          <table:table-cell table:formula="of:=IF([.C470]&lt;&gt;&quot;&quot;;[.C470];IF([.C469]&lt;&gt;&quot;&quot;;[.C469];[.C468]))" office:value-type="float" office:value="2560" calcext:value-type="float">
            <text:p>2560</text:p>
          </table:table-cell>
          <table:table-cell table:formula="of:=IF([.D470]&lt;&gt;&quot;&quot;;[.D470];IF([.D469]&lt;&gt;&quot;&quot;;[.D469];[.D468]))" office:value-type="float" office:value="3272" calcext:value-type="float">
            <text:p>3272</text:p>
          </table:table-cell>
          <table:table-cell table:formula="of:=IF([.E470]&lt;&gt;&quot;&quot;;[.E470];IF([.E469]&lt;&gt;&quot;&quot;;[.E469];[.E468]))" office:value-type="float" office:value="0" calcext:value-type="float">
            <text:p>0</text:p>
          </table:table-cell>
          <table:table-cell table:formula="of:=IF([.F470]&lt;&gt;&quot;&quot;;[.F470];IF([.F469]&lt;&gt;&quot;&quot;;[.F469];[.F468]))" office:value-type="float" office:value="806" calcext:value-type="float">
            <text:p>806</text:p>
          </table:table-cell>
          <table:table-cell table:number-columns-repeated="995"/>
        </table:table-row>
        <table:table-row table:style-name="ro1">
          <table:table-cell office:value-type="date" office:date-value="2022-08-23T16:56:00" calcext:value-type="date">
            <text:p>2022-08-23 16:56:00</text:p>
          </table:table-cell>
          <table:table-cell table:number-columns-repeated="4"/>
          <table:table-cell table:style-name="ce1" office:value-type="float" office:value="808" calcext:value-type="float">
            <text:p>808</text:p>
          </table:table-cell>
          <table:table-cell table:formula="of:=IF([.B471]&lt;&gt;&quot;&quot;;[.B471];IF([.B470]&lt;&gt;&quot;&quot;;[.B470];[.B469]))" office:value-type="float" office:value="2560" calcext:value-type="float">
            <text:p>2560</text:p>
          </table:table-cell>
          <table:table-cell table:formula="of:=IF([.C471]&lt;&gt;&quot;&quot;;[.C471];IF([.C470]&lt;&gt;&quot;&quot;;[.C470];[.C469]))" office:value-type="float" office:value="2560" calcext:value-type="float">
            <text:p>2560</text:p>
          </table:table-cell>
          <table:table-cell table:formula="of:=IF([.D471]&lt;&gt;&quot;&quot;;[.D471];IF([.D470]&lt;&gt;&quot;&quot;;[.D470];[.D469]))" office:value-type="float" office:value="3272" calcext:value-type="float">
            <text:p>3272</text:p>
          </table:table-cell>
          <table:table-cell table:formula="of:=IF([.E471]&lt;&gt;&quot;&quot;;[.E471];IF([.E470]&lt;&gt;&quot;&quot;;[.E470];[.E469]))" office:value-type="float" office:value="0" calcext:value-type="float">
            <text:p>0</text:p>
          </table:table-cell>
          <table:table-cell table:formula="of:=IF([.F471]&lt;&gt;&quot;&quot;;[.F471];IF([.F470]&lt;&gt;&quot;&quot;;[.F470];[.F469]))" office:value-type="float" office:value="808" calcext:value-type="float">
            <text:p>808</text:p>
          </table:table-cell>
          <table:table-cell table:number-columns-repeated="995"/>
        </table:table-row>
        <table:table-row table:style-name="ro1">
          <table:table-cell office:value-type="date" office:date-value="2022-08-23T16:56:28.193604" calcext:value-type="date">
            <text:p>2022-08-23 16:56:28</text:p>
          </table:table-cell>
          <table:table-cell office:value-type="float" office:value="2566" calcext:value-type="float">
            <text:p>2566</text:p>
          </table:table-cell>
          <table:table-cell office:value-type="float" office:value="2561" calcext:value-type="float">
            <text:p>2561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72]&lt;&gt;&quot;&quot;;[.B472];IF([.B471]&lt;&gt;&quot;&quot;;[.B471];[.B470]))" office:value-type="float" office:value="2566" calcext:value-type="float">
            <text:p>2566</text:p>
          </table:table-cell>
          <table:table-cell table:formula="of:=IF([.C472]&lt;&gt;&quot;&quot;;[.C472];IF([.C471]&lt;&gt;&quot;&quot;;[.C471];[.C470]))" office:value-type="float" office:value="2561" calcext:value-type="float">
            <text:p>2561</text:p>
          </table:table-cell>
          <table:table-cell table:formula="of:=IF([.D472]&lt;&gt;&quot;&quot;;[.D472];IF([.D471]&lt;&gt;&quot;&quot;;[.D471];[.D470]))" office:value-type="float" office:value="3244" calcext:value-type="float">
            <text:p>3244</text:p>
          </table:table-cell>
          <table:table-cell table:formula="of:=IF([.E472]&lt;&gt;&quot;&quot;;[.E472];IF([.E471]&lt;&gt;&quot;&quot;;[.E471];[.E470]))" office:value-type="float" office:value="0" calcext:value-type="float">
            <text:p>0</text:p>
          </table:table-cell>
          <table:table-cell table:formula="of:=IF([.F472]&lt;&gt;&quot;&quot;;[.F472];IF([.F471]&lt;&gt;&quot;&quot;;[.F471];[.F470]))" office:value-type="float" office:value="808" calcext:value-type="float">
            <text:p>808</text:p>
          </table:table-cell>
          <table:table-cell table:number-columns-repeated="995"/>
        </table:table-row>
        <table:table-row table:style-name="ro1">
          <table:table-cell office:value-type="date" office:date-value="2022-08-23T16:57:00" calcext:value-type="date">
            <text:p>2022-08-23 16:57:00</text:p>
          </table:table-cell>
          <table:table-cell table:number-columns-repeated="4"/>
          <table:table-cell table:style-name="ce1" office:value-type="float" office:value="777" calcext:value-type="float">
            <text:p>777</text:p>
          </table:table-cell>
          <table:table-cell table:formula="of:=IF([.B473]&lt;&gt;&quot;&quot;;[.B473];IF([.B472]&lt;&gt;&quot;&quot;;[.B472];[.B471]))" office:value-type="float" office:value="2566" calcext:value-type="float">
            <text:p>2566</text:p>
          </table:table-cell>
          <table:table-cell table:formula="of:=IF([.C473]&lt;&gt;&quot;&quot;;[.C473];IF([.C472]&lt;&gt;&quot;&quot;;[.C472];[.C471]))" office:value-type="float" office:value="2561" calcext:value-type="float">
            <text:p>2561</text:p>
          </table:table-cell>
          <table:table-cell table:formula="of:=IF([.D473]&lt;&gt;&quot;&quot;;[.D473];IF([.D472]&lt;&gt;&quot;&quot;;[.D472];[.D471]))" office:value-type="float" office:value="3244" calcext:value-type="float">
            <text:p>3244</text:p>
          </table:table-cell>
          <table:table-cell table:formula="of:=IF([.E473]&lt;&gt;&quot;&quot;;[.E473];IF([.E472]&lt;&gt;&quot;&quot;;[.E472];[.E471]))" office:value-type="float" office:value="0" calcext:value-type="float">
            <text:p>0</text:p>
          </table:table-cell>
          <table:table-cell table:formula="of:=IF([.F473]&lt;&gt;&quot;&quot;;[.F473];IF([.F472]&lt;&gt;&quot;&quot;;[.F472];[.F471]))" office:value-type="float" office:value="777" calcext:value-type="float">
            <text:p>777</text:p>
          </table:table-cell>
          <table:table-cell table:number-columns-repeated="995"/>
        </table:table-row>
        <table:table-row table:style-name="ro1">
          <table:table-cell office:value-type="date" office:date-value="2022-08-23T16:57:39.892421" calcext:value-type="date">
            <text:p>2022-08-23 16:57:40</text:p>
          </table:table-cell>
          <table:table-cell office:value-type="float" office:value="2349" calcext:value-type="float">
            <text:p>2349</text:p>
          </table:table-cell>
          <table:table-cell office:value-type="float" office:value="2236" calcext:value-type="float">
            <text:p>2236</text:p>
          </table:table-cell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74]&lt;&gt;&quot;&quot;;[.B474];IF([.B473]&lt;&gt;&quot;&quot;;[.B473];[.B472]))" office:value-type="float" office:value="2349" calcext:value-type="float">
            <text:p>2349</text:p>
          </table:table-cell>
          <table:table-cell table:formula="of:=IF([.C474]&lt;&gt;&quot;&quot;;[.C474];IF([.C473]&lt;&gt;&quot;&quot;;[.C473];[.C472]))" office:value-type="float" office:value="2236" calcext:value-type="float">
            <text:p>2236</text:p>
          </table:table-cell>
          <table:table-cell table:formula="of:=IF([.D474]&lt;&gt;&quot;&quot;;[.D474];IF([.D473]&lt;&gt;&quot;&quot;;[.D473];[.D472]))" office:value-type="float" office:value="2804" calcext:value-type="float">
            <text:p>2804</text:p>
          </table:table-cell>
          <table:table-cell table:formula="of:=IF([.E474]&lt;&gt;&quot;&quot;;[.E474];IF([.E473]&lt;&gt;&quot;&quot;;[.E473];[.E472]))" office:value-type="float" office:value="0" calcext:value-type="float">
            <text:p>0</text:p>
          </table:table-cell>
          <table:table-cell table:formula="of:=IF([.F474]&lt;&gt;&quot;&quot;;[.F474];IF([.F473]&lt;&gt;&quot;&quot;;[.F473];[.F472]))" office:value-type="float" office:value="777" calcext:value-type="float">
            <text:p>777</text:p>
          </table:table-cell>
          <table:table-cell table:number-columns-repeated="995"/>
        </table:table-row>
        <table:table-row table:style-name="ro1">
          <table:table-cell office:value-type="date" office:date-value="2022-08-23T16:58:00" calcext:value-type="date">
            <text:p>2022-08-23 16:58:00</text:p>
          </table:table-cell>
          <table:table-cell table:number-columns-repeated="4"/>
          <table:table-cell table:style-name="ce1" office:value-type="float" office:value="737" calcext:value-type="float">
            <text:p>737</text:p>
          </table:table-cell>
          <table:table-cell table:formula="of:=IF([.B475]&lt;&gt;&quot;&quot;;[.B475];IF([.B474]&lt;&gt;&quot;&quot;;[.B474];[.B473]))" office:value-type="float" office:value="2349" calcext:value-type="float">
            <text:p>2349</text:p>
          </table:table-cell>
          <table:table-cell table:formula="of:=IF([.C475]&lt;&gt;&quot;&quot;;[.C475];IF([.C474]&lt;&gt;&quot;&quot;;[.C474];[.C473]))" office:value-type="float" office:value="2236" calcext:value-type="float">
            <text:p>2236</text:p>
          </table:table-cell>
          <table:table-cell table:formula="of:=IF([.D475]&lt;&gt;&quot;&quot;;[.D475];IF([.D474]&lt;&gt;&quot;&quot;;[.D474];[.D473]))" office:value-type="float" office:value="2804" calcext:value-type="float">
            <text:p>2804</text:p>
          </table:table-cell>
          <table:table-cell table:formula="of:=IF([.E475]&lt;&gt;&quot;&quot;;[.E475];IF([.E474]&lt;&gt;&quot;&quot;;[.E474];[.E473]))" office:value-type="float" office:value="0" calcext:value-type="float">
            <text:p>0</text:p>
          </table:table-cell>
          <table:table-cell table:formula="of:=IF([.F475]&lt;&gt;&quot;&quot;;[.F475];IF([.F474]&lt;&gt;&quot;&quot;;[.F474];[.F473]))" office:value-type="float" office:value="737" calcext:value-type="float">
            <text:p>737</text:p>
          </table:table-cell>
          <table:table-cell table:number-columns-repeated="995"/>
        </table:table-row>
        <table:table-row table:style-name="ro1">
          <table:table-cell office:value-type="date" office:date-value="2022-08-23T16:58:50.223407" calcext:value-type="date">
            <text:p>2022-08-23 16:58:50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76]&lt;&gt;&quot;&quot;;[.B476];IF([.B475]&lt;&gt;&quot;&quot;;[.B475];[.B474]))" office:value-type="float" office:value="2171" calcext:value-type="float">
            <text:p>2171</text:p>
          </table:table-cell>
          <table:table-cell table:formula="of:=IF([.C476]&lt;&gt;&quot;&quot;;[.C476];IF([.C475]&lt;&gt;&quot;&quot;;[.C475];[.C474]))" office:value-type="float" office:value="2171" calcext:value-type="float">
            <text:p>2171</text:p>
          </table:table-cell>
          <table:table-cell table:formula="of:=IF([.D476]&lt;&gt;&quot;&quot;;[.D476];IF([.D475]&lt;&gt;&quot;&quot;;[.D475];[.D474]))" office:value-type="float" office:value="2274" calcext:value-type="float">
            <text:p>2274</text:p>
          </table:table-cell>
          <table:table-cell table:formula="of:=IF([.E476]&lt;&gt;&quot;&quot;;[.E476];IF([.E475]&lt;&gt;&quot;&quot;;[.E475];[.E474]))" office:value-type="float" office:value="0" calcext:value-type="float">
            <text:p>0</text:p>
          </table:table-cell>
          <table:table-cell table:formula="of:=IF([.F476]&lt;&gt;&quot;&quot;;[.F476];IF([.F475]&lt;&gt;&quot;&quot;;[.F475];[.F474]))" office:value-type="float" office:value="737" calcext:value-type="float">
            <text:p>737</text:p>
          </table:table-cell>
          <table:table-cell table:number-columns-repeated="995"/>
        </table:table-row>
        <table:table-row table:style-name="ro1">
          <table:table-cell office:value-type="date" office:date-value="2022-08-23T16:59:00" calcext:value-type="date">
            <text:p>2022-08-23 16:59:00</text:p>
          </table:table-cell>
          <table:table-cell table:number-columns-repeated="4"/>
          <table:table-cell table:style-name="ce1" office:value-type="float" office:value="794" calcext:value-type="float">
            <text:p>794</text:p>
          </table:table-cell>
          <table:table-cell table:formula="of:=IF([.B477]&lt;&gt;&quot;&quot;;[.B477];IF([.B476]&lt;&gt;&quot;&quot;;[.B476];[.B475]))" office:value-type="float" office:value="2171" calcext:value-type="float">
            <text:p>2171</text:p>
          </table:table-cell>
          <table:table-cell table:formula="of:=IF([.C477]&lt;&gt;&quot;&quot;;[.C477];IF([.C476]&lt;&gt;&quot;&quot;;[.C476];[.C475]))" office:value-type="float" office:value="2171" calcext:value-type="float">
            <text:p>2171</text:p>
          </table:table-cell>
          <table:table-cell table:formula="of:=IF([.D477]&lt;&gt;&quot;&quot;;[.D477];IF([.D476]&lt;&gt;&quot;&quot;;[.D476];[.D475]))" office:value-type="float" office:value="2274" calcext:value-type="float">
            <text:p>2274</text:p>
          </table:table-cell>
          <table:table-cell table:formula="of:=IF([.E477]&lt;&gt;&quot;&quot;;[.E477];IF([.E476]&lt;&gt;&quot;&quot;;[.E476];[.E475]))" office:value-type="float" office:value="0" calcext:value-type="float">
            <text:p>0</text:p>
          </table:table-cell>
          <table:table-cell table:formula="of:=IF([.F477]&lt;&gt;&quot;&quot;;[.F477];IF([.F476]&lt;&gt;&quot;&quot;;[.F476];[.F475]))" office:value-type="float" office:value="794" calcext:value-type="float">
            <text:p>794</text:p>
          </table:table-cell>
          <table:table-cell table:number-columns-repeated="995"/>
        </table:table-row>
        <table:table-row table:style-name="ro1">
          <table:table-cell office:value-type="date" office:date-value="2022-08-23T17:00:00" calcext:value-type="date">
            <text:p>2022-08-23 17:00:00</text:p>
          </table:table-cell>
          <table:table-cell table:number-columns-repeated="4"/>
          <table:table-cell table:style-name="ce1" office:value-type="float" office:value="927" calcext:value-type="float">
            <text:p>927</text:p>
          </table:table-cell>
          <table:table-cell table:formula="of:=IF([.B478]&lt;&gt;&quot;&quot;;[.B478];IF([.B477]&lt;&gt;&quot;&quot;;[.B477];[.B476]))" office:value-type="float" office:value="2171" calcext:value-type="float">
            <text:p>2171</text:p>
          </table:table-cell>
          <table:table-cell table:formula="of:=IF([.C478]&lt;&gt;&quot;&quot;;[.C478];IF([.C477]&lt;&gt;&quot;&quot;;[.C477];[.C476]))" office:value-type="float" office:value="2171" calcext:value-type="float">
            <text:p>2171</text:p>
          </table:table-cell>
          <table:table-cell table:formula="of:=IF([.D478]&lt;&gt;&quot;&quot;;[.D478];IF([.D477]&lt;&gt;&quot;&quot;;[.D477];[.D476]))" office:value-type="float" office:value="2274" calcext:value-type="float">
            <text:p>2274</text:p>
          </table:table-cell>
          <table:table-cell table:formula="of:=IF([.E478]&lt;&gt;&quot;&quot;;[.E478];IF([.E477]&lt;&gt;&quot;&quot;;[.E477];[.E476]))" office:value-type="float" office:value="0" calcext:value-type="float">
            <text:p>0</text:p>
          </table:table-cell>
          <table:table-cell table:formula="of:=IF([.F478]&lt;&gt;&quot;&quot;;[.F478];IF([.F477]&lt;&gt;&quot;&quot;;[.F477];[.F476]))" office:value-type="float" office:value="927" calcext:value-type="float">
            <text:p>927</text:p>
          </table:table-cell>
          <table:table-cell table:number-columns-repeated="995"/>
        </table:table-row>
        <table:table-row table:style-name="ro1">
          <table:table-cell office:value-type="date" office:date-value="2022-08-23T17:00:02.46801" calcext:value-type="date">
            <text:p>2022-08-23 17:00:02</text:p>
          </table:table-cell>
          <table:table-cell office:value-type="float" office:value="2420" calcext:value-type="float">
            <text:p>2420</text:p>
          </table:table-cell>
          <table:table-cell office:value-type="float" office:value="2454" calcext:value-type="float">
            <text:p>2454</text:p>
          </table:table-cell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79]&lt;&gt;&quot;&quot;;[.B479];IF([.B478]&lt;&gt;&quot;&quot;;[.B478];[.B477]))" office:value-type="float" office:value="2420" calcext:value-type="float">
            <text:p>2420</text:p>
          </table:table-cell>
          <table:table-cell table:formula="of:=IF([.C479]&lt;&gt;&quot;&quot;;[.C479];IF([.C478]&lt;&gt;&quot;&quot;;[.C478];[.C477]))" office:value-type="float" office:value="2454" calcext:value-type="float">
            <text:p>2454</text:p>
          </table:table-cell>
          <table:table-cell table:formula="of:=IF([.D479]&lt;&gt;&quot;&quot;;[.D479];IF([.D478]&lt;&gt;&quot;&quot;;[.D478];[.D477]))" office:value-type="float" office:value="3261" calcext:value-type="float">
            <text:p>3261</text:p>
          </table:table-cell>
          <table:table-cell table:formula="of:=IF([.E479]&lt;&gt;&quot;&quot;;[.E479];IF([.E478]&lt;&gt;&quot;&quot;;[.E478];[.E477]))" office:value-type="float" office:value="0" calcext:value-type="float">
            <text:p>0</text:p>
          </table:table-cell>
          <table:table-cell table:formula="of:=IF([.F479]&lt;&gt;&quot;&quot;;[.F479];IF([.F478]&lt;&gt;&quot;&quot;;[.F478];[.F477]))" office:value-type="float" office:value="927" calcext:value-type="float">
            <text:p>927</text:p>
          </table:table-cell>
          <table:table-cell table:number-columns-repeated="995"/>
        </table:table-row>
        <table:table-row table:style-name="ro1">
          <table:table-cell office:value-type="date" office:date-value="2022-08-23T17:01:00" calcext:value-type="date">
            <text:p>2022-08-23 17:01:00</text:p>
          </table:table-cell>
          <table:table-cell table:number-columns-repeated="4"/>
          <table:table-cell table:style-name="ce1" office:value-type="float" office:value="906" calcext:value-type="float">
            <text:p>906</text:p>
          </table:table-cell>
          <table:table-cell table:formula="of:=IF([.B480]&lt;&gt;&quot;&quot;;[.B480];IF([.B479]&lt;&gt;&quot;&quot;;[.B479];[.B478]))" office:value-type="float" office:value="2420" calcext:value-type="float">
            <text:p>2420</text:p>
          </table:table-cell>
          <table:table-cell table:formula="of:=IF([.C480]&lt;&gt;&quot;&quot;;[.C480];IF([.C479]&lt;&gt;&quot;&quot;;[.C479];[.C478]))" office:value-type="float" office:value="2454" calcext:value-type="float">
            <text:p>2454</text:p>
          </table:table-cell>
          <table:table-cell table:formula="of:=IF([.D480]&lt;&gt;&quot;&quot;;[.D480];IF([.D479]&lt;&gt;&quot;&quot;;[.D479];[.D478]))" office:value-type="float" office:value="3261" calcext:value-type="float">
            <text:p>3261</text:p>
          </table:table-cell>
          <table:table-cell table:formula="of:=IF([.E480]&lt;&gt;&quot;&quot;;[.E480];IF([.E479]&lt;&gt;&quot;&quot;;[.E479];[.E478]))" office:value-type="float" office:value="0" calcext:value-type="float">
            <text:p>0</text:p>
          </table:table-cell>
          <table:table-cell table:formula="of:=IF([.F480]&lt;&gt;&quot;&quot;;[.F480];IF([.F479]&lt;&gt;&quot;&quot;;[.F479];[.F478]))" office:value-type="float" office:value="906" calcext:value-type="float">
            <text:p>906</text:p>
          </table:table-cell>
          <table:table-cell table:number-columns-repeated="995"/>
        </table:table-row>
        <table:table-row table:style-name="ro1">
          <table:table-cell office:value-type="date" office:date-value="2022-08-23T17:01:11.973935" calcext:value-type="date">
            <text:p>2022-08-23 17:01:12</text:p>
          </table:table-cell>
          <table:table-cell office:value-type="float" office:value="2427" calcext:value-type="float">
            <text:p>2427</text:p>
          </table:table-cell>
          <table:table-cell office:value-type="float" office:value="2429" calcext:value-type="float">
            <text:p>2429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81]&lt;&gt;&quot;&quot;;[.B481];IF([.B480]&lt;&gt;&quot;&quot;;[.B480];[.B479]))" office:value-type="float" office:value="2427" calcext:value-type="float">
            <text:p>2427</text:p>
          </table:table-cell>
          <table:table-cell table:formula="of:=IF([.C481]&lt;&gt;&quot;&quot;;[.C481];IF([.C480]&lt;&gt;&quot;&quot;;[.C480];[.C479]))" office:value-type="float" office:value="2429" calcext:value-type="float">
            <text:p>2429</text:p>
          </table:table-cell>
          <table:table-cell table:formula="of:=IF([.D481]&lt;&gt;&quot;&quot;;[.D481];IF([.D480]&lt;&gt;&quot;&quot;;[.D480];[.D479]))" office:value-type="float" office:value="3209" calcext:value-type="float">
            <text:p>3209</text:p>
          </table:table-cell>
          <table:table-cell table:formula="of:=IF([.E481]&lt;&gt;&quot;&quot;;[.E481];IF([.E480]&lt;&gt;&quot;&quot;;[.E480];[.E479]))" office:value-type="float" office:value="0" calcext:value-type="float">
            <text:p>0</text:p>
          </table:table-cell>
          <table:table-cell table:formula="of:=IF([.F481]&lt;&gt;&quot;&quot;;[.F481];IF([.F480]&lt;&gt;&quot;&quot;;[.F480];[.F479]))" office:value-type="float" office:value="906" calcext:value-type="float">
            <text:p>906</text:p>
          </table:table-cell>
          <table:table-cell table:number-columns-repeated="995"/>
        </table:table-row>
        <table:table-row table:style-name="ro1">
          <table:table-cell office:value-type="date" office:date-value="2022-08-23T17:02:00.000001" calcext:value-type="date">
            <text:p>2022-08-23 17:02:00</text:p>
          </table:table-cell>
          <table:table-cell table:number-columns-repeated="4"/>
          <table:table-cell table:style-name="ce1" office:value-type="float" office:value="890" calcext:value-type="float">
            <text:p>890</text:p>
          </table:table-cell>
          <table:table-cell table:formula="of:=IF([.B482]&lt;&gt;&quot;&quot;;[.B482];IF([.B481]&lt;&gt;&quot;&quot;;[.B481];[.B480]))" office:value-type="float" office:value="2427" calcext:value-type="float">
            <text:p>2427</text:p>
          </table:table-cell>
          <table:table-cell table:formula="of:=IF([.C482]&lt;&gt;&quot;&quot;;[.C482];IF([.C481]&lt;&gt;&quot;&quot;;[.C481];[.C480]))" office:value-type="float" office:value="2429" calcext:value-type="float">
            <text:p>2429</text:p>
          </table:table-cell>
          <table:table-cell table:formula="of:=IF([.D482]&lt;&gt;&quot;&quot;;[.D482];IF([.D481]&lt;&gt;&quot;&quot;;[.D481];[.D480]))" office:value-type="float" office:value="3209" calcext:value-type="float">
            <text:p>3209</text:p>
          </table:table-cell>
          <table:table-cell table:formula="of:=IF([.E482]&lt;&gt;&quot;&quot;;[.E482];IF([.E481]&lt;&gt;&quot;&quot;;[.E481];[.E480]))" office:value-type="float" office:value="0" calcext:value-type="float">
            <text:p>0</text:p>
          </table:table-cell>
          <table:table-cell table:formula="of:=IF([.F482]&lt;&gt;&quot;&quot;;[.F482];IF([.F481]&lt;&gt;&quot;&quot;;[.F481];[.F480]))" office:value-type="float" office:value="890" calcext:value-type="float">
            <text:p>890</text:p>
          </table:table-cell>
          <table:table-cell table:number-columns-repeated="995"/>
        </table:table-row>
        <table:table-row table:style-name="ro1">
          <table:table-cell office:value-type="date" office:date-value="2022-08-23T17:02:23.195846" calcext:value-type="date">
            <text:p>2022-08-23 17:02:23</text:p>
          </table:table-cell>
          <table:table-cell office:value-type="float" office:value="2356" calcext:value-type="float">
            <text:p>2356</text:p>
          </table:table-cell>
          <table:table-cell office:value-type="float" office:value="2355" calcext:value-type="float">
            <text:p>2355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83]&lt;&gt;&quot;&quot;;[.B483];IF([.B482]&lt;&gt;&quot;&quot;;[.B482];[.B481]))" office:value-type="float" office:value="2356" calcext:value-type="float">
            <text:p>2356</text:p>
          </table:table-cell>
          <table:table-cell table:formula="of:=IF([.C483]&lt;&gt;&quot;&quot;;[.C483];IF([.C482]&lt;&gt;&quot;&quot;;[.C482];[.C481]))" office:value-type="float" office:value="2355" calcext:value-type="float">
            <text:p>2355</text:p>
          </table:table-cell>
          <table:table-cell table:formula="of:=IF([.D483]&lt;&gt;&quot;&quot;;[.D483];IF([.D482]&lt;&gt;&quot;&quot;;[.D482];[.D481]))" office:value-type="float" office:value="3002" calcext:value-type="float">
            <text:p>3002</text:p>
          </table:table-cell>
          <table:table-cell table:formula="of:=IF([.E483]&lt;&gt;&quot;&quot;;[.E483];IF([.E482]&lt;&gt;&quot;&quot;;[.E482];[.E481]))" office:value-type="float" office:value="0" calcext:value-type="float">
            <text:p>0</text:p>
          </table:table-cell>
          <table:table-cell table:formula="of:=IF([.F483]&lt;&gt;&quot;&quot;;[.F483];IF([.F482]&lt;&gt;&quot;&quot;;[.F482];[.F481]))" office:value-type="float" office:value="890" calcext:value-type="float">
            <text:p>890</text:p>
          </table:table-cell>
          <table:table-cell table:number-columns-repeated="995"/>
        </table:table-row>
        <table:table-row table:style-name="ro1">
          <table:table-cell office:value-type="date" office:date-value="2022-08-23T17:03:00" calcext:value-type="date">
            <text:p>2022-08-23 17:03:00</text:p>
          </table:table-cell>
          <table:table-cell table:number-columns-repeated="4"/>
          <table:table-cell table:style-name="ce1" office:value-type="float" office:value="772" calcext:value-type="float">
            <text:p>772</text:p>
          </table:table-cell>
          <table:table-cell table:formula="of:=IF([.B484]&lt;&gt;&quot;&quot;;[.B484];IF([.B483]&lt;&gt;&quot;&quot;;[.B483];[.B482]))" office:value-type="float" office:value="2356" calcext:value-type="float">
            <text:p>2356</text:p>
          </table:table-cell>
          <table:table-cell table:formula="of:=IF([.C484]&lt;&gt;&quot;&quot;;[.C484];IF([.C483]&lt;&gt;&quot;&quot;;[.C483];[.C482]))" office:value-type="float" office:value="2355" calcext:value-type="float">
            <text:p>2355</text:p>
          </table:table-cell>
          <table:table-cell table:formula="of:=IF([.D484]&lt;&gt;&quot;&quot;;[.D484];IF([.D483]&lt;&gt;&quot;&quot;;[.D483];[.D482]))" office:value-type="float" office:value="3002" calcext:value-type="float">
            <text:p>3002</text:p>
          </table:table-cell>
          <table:table-cell table:formula="of:=IF([.E484]&lt;&gt;&quot;&quot;;[.E484];IF([.E483]&lt;&gt;&quot;&quot;;[.E483];[.E482]))" office:value-type="float" office:value="0" calcext:value-type="float">
            <text:p>0</text:p>
          </table:table-cell>
          <table:table-cell table:formula="of:=IF([.F484]&lt;&gt;&quot;&quot;;[.F484];IF([.F483]&lt;&gt;&quot;&quot;;[.F483];[.F482]))" office:value-type="float" office:value="772" calcext:value-type="float">
            <text:p>772</text:p>
          </table:table-cell>
          <table:table-cell table:number-columns-repeated="995"/>
        </table:table-row>
        <table:table-row table:style-name="ro1">
          <table:table-cell office:value-type="date" office:date-value="2022-08-23T17:03:32.269676" calcext:value-type="date">
            <text:p>2022-08-23 17:03:32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85]&lt;&gt;&quot;&quot;;[.B485];IF([.B484]&lt;&gt;&quot;&quot;;[.B484];[.B483]))" office:value-type="float" office:value="2244" calcext:value-type="float">
            <text:p>2244</text:p>
          </table:table-cell>
          <table:table-cell table:formula="of:=IF([.C485]&lt;&gt;&quot;&quot;;[.C485];IF([.C484]&lt;&gt;&quot;&quot;;[.C484];[.C483]))" office:value-type="float" office:value="2244" calcext:value-type="float">
            <text:p>2244</text:p>
          </table:table-cell>
          <table:table-cell table:formula="of:=IF([.D485]&lt;&gt;&quot;&quot;;[.D485];IF([.D484]&lt;&gt;&quot;&quot;;[.D484];[.D483]))" office:value-type="float" office:value="2528" calcext:value-type="float">
            <text:p>2528</text:p>
          </table:table-cell>
          <table:table-cell table:formula="of:=IF([.E485]&lt;&gt;&quot;&quot;;[.E485];IF([.E484]&lt;&gt;&quot;&quot;;[.E484];[.E483]))" office:value-type="float" office:value="0" calcext:value-type="float">
            <text:p>0</text:p>
          </table:table-cell>
          <table:table-cell table:formula="of:=IF([.F485]&lt;&gt;&quot;&quot;;[.F485];IF([.F484]&lt;&gt;&quot;&quot;;[.F484];[.F483]))" office:value-type="float" office:value="772" calcext:value-type="float">
            <text:p>772</text:p>
          </table:table-cell>
          <table:table-cell table:number-columns-repeated="995"/>
        </table:table-row>
        <table:table-row table:style-name="ro1">
          <table:table-cell office:value-type="date" office:date-value="2022-08-23T17:04:00" calcext:value-type="date">
            <text:p>2022-08-23 17:04:00</text:p>
          </table:table-cell>
          <table:table-cell table:number-columns-repeated="4"/>
          <table:table-cell table:style-name="ce1" office:value-type="float" office:value="309" calcext:value-type="float">
            <text:p>309</text:p>
          </table:table-cell>
          <table:table-cell table:formula="of:=IF([.B486]&lt;&gt;&quot;&quot;;[.B486];IF([.B485]&lt;&gt;&quot;&quot;;[.B485];[.B484]))" office:value-type="float" office:value="2244" calcext:value-type="float">
            <text:p>2244</text:p>
          </table:table-cell>
          <table:table-cell table:formula="of:=IF([.C486]&lt;&gt;&quot;&quot;;[.C486];IF([.C485]&lt;&gt;&quot;&quot;;[.C485];[.C484]))" office:value-type="float" office:value="2244" calcext:value-type="float">
            <text:p>2244</text:p>
          </table:table-cell>
          <table:table-cell table:formula="of:=IF([.D486]&lt;&gt;&quot;&quot;;[.D486];IF([.D485]&lt;&gt;&quot;&quot;;[.D485];[.D484]))" office:value-type="float" office:value="2528" calcext:value-type="float">
            <text:p>2528</text:p>
          </table:table-cell>
          <table:table-cell table:formula="of:=IF([.E486]&lt;&gt;&quot;&quot;;[.E486];IF([.E485]&lt;&gt;&quot;&quot;;[.E485];[.E484]))" office:value-type="float" office:value="0" calcext:value-type="float">
            <text:p>0</text:p>
          </table:table-cell>
          <table:table-cell table:formula="of:=IF([.F486]&lt;&gt;&quot;&quot;;[.F486];IF([.F485]&lt;&gt;&quot;&quot;;[.F485];[.F484]))" office:value-type="float" office:value="309" calcext:value-type="float">
            <text:p>309</text:p>
          </table:table-cell>
          <table:table-cell table:number-columns-repeated="995"/>
        </table:table-row>
        <table:table-row table:style-name="ro1">
          <table:table-cell office:value-type="date" office:date-value="2022-08-23T17:04:43.409007" calcext:value-type="date">
            <text:p>2022-08-23 17:04:43</text:p>
          </table:table-cell>
          <table:table-cell office:value-type="float" office:value="725" calcext:value-type="float">
            <text:p>725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87]&lt;&gt;&quot;&quot;;[.B487];IF([.B486]&lt;&gt;&quot;&quot;;[.B486];[.B485]))" office:value-type="float" office:value="725" calcext:value-type="float">
            <text:p>725</text:p>
          </table:table-cell>
          <table:table-cell table:formula="of:=IF([.C487]&lt;&gt;&quot;&quot;;[.C487];IF([.C486]&lt;&gt;&quot;&quot;;[.C486];[.C485]))" office:value-type="float" office:value="818" calcext:value-type="float">
            <text:p>818</text:p>
          </table:table-cell>
          <table:table-cell table:formula="of:=IF([.D487]&lt;&gt;&quot;&quot;;[.D487];IF([.D486]&lt;&gt;&quot;&quot;;[.D486];[.D485]))" office:value-type="float" office:value="1000" calcext:value-type="float">
            <text:p>1000</text:p>
          </table:table-cell>
          <table:table-cell table:formula="of:=IF([.E487]&lt;&gt;&quot;&quot;;[.E487];IF([.E486]&lt;&gt;&quot;&quot;;[.E486];[.E485]))" office:value-type="float" office:value="0" calcext:value-type="float">
            <text:p>0</text:p>
          </table:table-cell>
          <table:table-cell table:formula="of:=IF([.F487]&lt;&gt;&quot;&quot;;[.F487];IF([.F486]&lt;&gt;&quot;&quot;;[.F486];[.F485]))" office:value-type="float" office:value="309" calcext:value-type="float">
            <text:p>309</text:p>
          </table:table-cell>
          <table:table-cell table:number-columns-repeated="995"/>
        </table:table-row>
        <table:table-row table:style-name="ro1">
          <table:table-cell office:value-type="date" office:date-value="2022-08-23T17:05:00" calcext:value-type="date">
            <text:p>2022-08-23 17:05:00</text:p>
          </table:table-cell>
          <table:table-cell table:number-columns-repeated="4"/>
          <table:table-cell table:style-name="ce1" office:value-type="float" office:value="890" calcext:value-type="float">
            <text:p>890</text:p>
          </table:table-cell>
          <table:table-cell table:formula="of:=IF([.B488]&lt;&gt;&quot;&quot;;[.B488];IF([.B487]&lt;&gt;&quot;&quot;;[.B487];[.B486]))" office:value-type="float" office:value="725" calcext:value-type="float">
            <text:p>725</text:p>
          </table:table-cell>
          <table:table-cell table:formula="of:=IF([.C488]&lt;&gt;&quot;&quot;;[.C488];IF([.C487]&lt;&gt;&quot;&quot;;[.C487];[.C486]))" office:value-type="float" office:value="818" calcext:value-type="float">
            <text:p>818</text:p>
          </table:table-cell>
          <table:table-cell table:formula="of:=IF([.D488]&lt;&gt;&quot;&quot;;[.D488];IF([.D487]&lt;&gt;&quot;&quot;;[.D487];[.D486]))" office:value-type="float" office:value="1000" calcext:value-type="float">
            <text:p>1000</text:p>
          </table:table-cell>
          <table:table-cell table:formula="of:=IF([.E488]&lt;&gt;&quot;&quot;;[.E488];IF([.E487]&lt;&gt;&quot;&quot;;[.E487];[.E486]))" office:value-type="float" office:value="0" calcext:value-type="float">
            <text:p>0</text:p>
          </table:table-cell>
          <table:table-cell table:formula="of:=IF([.F488]&lt;&gt;&quot;&quot;;[.F488];IF([.F487]&lt;&gt;&quot;&quot;;[.F487];[.F486]))" office:value-type="float" office:value="890" calcext:value-type="float">
            <text:p>890</text:p>
          </table:table-cell>
          <table:table-cell table:number-columns-repeated="995"/>
        </table:table-row>
        <table:table-row table:style-name="ro1">
          <table:table-cell office:value-type="date" office:date-value="2022-08-23T17:05:53.107637" calcext:value-type="date">
            <text:p>2022-08-23 17:05:53</text:p>
          </table:table-cell>
          <table:table-cell office:value-type="float" office:value="2350" calcext:value-type="float">
            <text:p>2350</text:p>
          </table:table-cell>
          <table:table-cell office:value-type="float" office:value="2380" calcext:value-type="float">
            <text:p>2380</text:p>
          </table:table-cell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89]&lt;&gt;&quot;&quot;;[.B489];IF([.B488]&lt;&gt;&quot;&quot;;[.B488];[.B487]))" office:value-type="float" office:value="2350" calcext:value-type="float">
            <text:p>2350</text:p>
          </table:table-cell>
          <table:table-cell table:formula="of:=IF([.C489]&lt;&gt;&quot;&quot;;[.C489];IF([.C488]&lt;&gt;&quot;&quot;;[.C488];[.C487]))" office:value-type="float" office:value="2380" calcext:value-type="float">
            <text:p>2380</text:p>
          </table:table-cell>
          <table:table-cell table:formula="of:=IF([.D489]&lt;&gt;&quot;&quot;;[.D489];IF([.D488]&lt;&gt;&quot;&quot;;[.D488];[.D487]))" office:value-type="float" office:value="2980" calcext:value-type="float">
            <text:p>2980</text:p>
          </table:table-cell>
          <table:table-cell table:formula="of:=IF([.E489]&lt;&gt;&quot;&quot;;[.E489];IF([.E488]&lt;&gt;&quot;&quot;;[.E488];[.E487]))" office:value-type="float" office:value="0" calcext:value-type="float">
            <text:p>0</text:p>
          </table:table-cell>
          <table:table-cell table:formula="of:=IF([.F489]&lt;&gt;&quot;&quot;;[.F489];IF([.F488]&lt;&gt;&quot;&quot;;[.F488];[.F487]))" office:value-type="float" office:value="890" calcext:value-type="float">
            <text:p>890</text:p>
          </table:table-cell>
          <table:table-cell table:number-columns-repeated="995"/>
        </table:table-row>
        <table:table-row table:style-name="ro1">
          <table:table-cell office:value-type="date" office:date-value="2022-08-23T17:06:00" calcext:value-type="date">
            <text:p>2022-08-23 17:06:00</text:p>
          </table:table-cell>
          <table:table-cell table:number-columns-repeated="4"/>
          <table:table-cell table:style-name="ce1" office:value-type="float" office:value="797" calcext:value-type="float">
            <text:p>797</text:p>
          </table:table-cell>
          <table:table-cell table:formula="of:=IF([.B490]&lt;&gt;&quot;&quot;;[.B490];IF([.B489]&lt;&gt;&quot;&quot;;[.B489];[.B488]))" office:value-type="float" office:value="2350" calcext:value-type="float">
            <text:p>2350</text:p>
          </table:table-cell>
          <table:table-cell table:formula="of:=IF([.C490]&lt;&gt;&quot;&quot;;[.C490];IF([.C489]&lt;&gt;&quot;&quot;;[.C489];[.C488]))" office:value-type="float" office:value="2380" calcext:value-type="float">
            <text:p>2380</text:p>
          </table:table-cell>
          <table:table-cell table:formula="of:=IF([.D490]&lt;&gt;&quot;&quot;;[.D490];IF([.D489]&lt;&gt;&quot;&quot;;[.D489];[.D488]))" office:value-type="float" office:value="2980" calcext:value-type="float">
            <text:p>2980</text:p>
          </table:table-cell>
          <table:table-cell table:formula="of:=IF([.E490]&lt;&gt;&quot;&quot;;[.E490];IF([.E489]&lt;&gt;&quot;&quot;;[.E489];[.E488]))" office:value-type="float" office:value="0" calcext:value-type="float">
            <text:p>0</text:p>
          </table:table-cell>
          <table:table-cell table:formula="of:=IF([.F490]&lt;&gt;&quot;&quot;;[.F490];IF([.F489]&lt;&gt;&quot;&quot;;[.F489];[.F488]))" office:value-type="float" office:value="797" calcext:value-type="float">
            <text:p>797</text:p>
          </table:table-cell>
          <table:table-cell table:number-columns-repeated="995"/>
        </table:table-row>
        <table:table-row table:style-name="ro1">
          <table:table-cell office:value-type="date" office:date-value="2022-08-23T17:07:00" calcext:value-type="date">
            <text:p>2022-08-23 17:07:00</text:p>
          </table:table-cell>
          <table:table-cell table:number-columns-repeated="4"/>
          <table:table-cell table:style-name="ce1" office:value-type="float" office:value="873" calcext:value-type="float">
            <text:p>873</text:p>
          </table:table-cell>
          <table:table-cell table:formula="of:=IF([.B491]&lt;&gt;&quot;&quot;;[.B491];IF([.B490]&lt;&gt;&quot;&quot;;[.B490];[.B489]))" office:value-type="float" office:value="2350" calcext:value-type="float">
            <text:p>2350</text:p>
          </table:table-cell>
          <table:table-cell table:formula="of:=IF([.C491]&lt;&gt;&quot;&quot;;[.C491];IF([.C490]&lt;&gt;&quot;&quot;;[.C490];[.C489]))" office:value-type="float" office:value="2380" calcext:value-type="float">
            <text:p>2380</text:p>
          </table:table-cell>
          <table:table-cell table:formula="of:=IF([.D491]&lt;&gt;&quot;&quot;;[.D491];IF([.D490]&lt;&gt;&quot;&quot;;[.D490];[.D489]))" office:value-type="float" office:value="2980" calcext:value-type="float">
            <text:p>2980</text:p>
          </table:table-cell>
          <table:table-cell table:formula="of:=IF([.E491]&lt;&gt;&quot;&quot;;[.E491];IF([.E490]&lt;&gt;&quot;&quot;;[.E490];[.E489]))" office:value-type="float" office:value="0" calcext:value-type="float">
            <text:p>0</text:p>
          </table:table-cell>
          <table:table-cell table:formula="of:=IF([.F491]&lt;&gt;&quot;&quot;;[.F491];IF([.F490]&lt;&gt;&quot;&quot;;[.F490];[.F489]))" office:value-type="float" office:value="873" calcext:value-type="float">
            <text:p>873</text:p>
          </table:table-cell>
          <table:table-cell table:number-columns-repeated="995"/>
        </table:table-row>
        <table:table-row table:style-name="ro1">
          <table:table-cell office:value-type="date" office:date-value="2022-08-23T17:07:05.502866" calcext:value-type="date">
            <text:p>2022-08-23 17:07:06</text:p>
          </table:table-cell>
          <table:table-cell office:value-type="float" office:value="2194" calcext:value-type="float">
            <text:p>2194</text:p>
          </table:table-cell>
          <table:table-cell office:value-type="float" office:value="1797" calcext:value-type="float">
            <text:p>1797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92]&lt;&gt;&quot;&quot;;[.B492];IF([.B491]&lt;&gt;&quot;&quot;;[.B491];[.B490]))" office:value-type="float" office:value="2194" calcext:value-type="float">
            <text:p>2194</text:p>
          </table:table-cell>
          <table:table-cell table:formula="of:=IF([.C492]&lt;&gt;&quot;&quot;;[.C492];IF([.C491]&lt;&gt;&quot;&quot;;[.C491];[.C490]))" office:value-type="float" office:value="1797" calcext:value-type="float">
            <text:p>1797</text:p>
          </table:table-cell>
          <table:table-cell table:formula="of:=IF([.D492]&lt;&gt;&quot;&quot;;[.D492];IF([.D491]&lt;&gt;&quot;&quot;;[.D491];[.D490]))" office:value-type="float" office:value="1157" calcext:value-type="float">
            <text:p>1157</text:p>
          </table:table-cell>
          <table:table-cell table:formula="of:=IF([.E492]&lt;&gt;&quot;&quot;;[.E492];IF([.E491]&lt;&gt;&quot;&quot;;[.E491];[.E490]))" office:value-type="float" office:value="0" calcext:value-type="float">
            <text:p>0</text:p>
          </table:table-cell>
          <table:table-cell table:formula="of:=IF([.F492]&lt;&gt;&quot;&quot;;[.F492];IF([.F491]&lt;&gt;&quot;&quot;;[.F491];[.F490]))" office:value-type="float" office:value="873" calcext:value-type="float">
            <text:p>873</text:p>
          </table:table-cell>
          <table:table-cell table:number-columns-repeated="995"/>
        </table:table-row>
        <table:table-row table:style-name="ro1">
          <table:table-cell office:value-type="date" office:date-value="2022-08-23T17:08:00.000001" calcext:value-type="date">
            <text:p>2022-08-23 17:08:00</text:p>
          </table:table-cell>
          <table:table-cell table:number-columns-repeated="4"/>
          <table:table-cell table:style-name="ce1" office:value-type="float" office:value="878" calcext:value-type="float">
            <text:p>878</text:p>
          </table:table-cell>
          <table:table-cell table:formula="of:=IF([.B493]&lt;&gt;&quot;&quot;;[.B493];IF([.B492]&lt;&gt;&quot;&quot;;[.B492];[.B491]))" office:value-type="float" office:value="2194" calcext:value-type="float">
            <text:p>2194</text:p>
          </table:table-cell>
          <table:table-cell table:formula="of:=IF([.C493]&lt;&gt;&quot;&quot;;[.C493];IF([.C492]&lt;&gt;&quot;&quot;;[.C492];[.C491]))" office:value-type="float" office:value="1797" calcext:value-type="float">
            <text:p>1797</text:p>
          </table:table-cell>
          <table:table-cell table:formula="of:=IF([.D493]&lt;&gt;&quot;&quot;;[.D493];IF([.D492]&lt;&gt;&quot;&quot;;[.D492];[.D491]))" office:value-type="float" office:value="1157" calcext:value-type="float">
            <text:p>1157</text:p>
          </table:table-cell>
          <table:table-cell table:formula="of:=IF([.E493]&lt;&gt;&quot;&quot;;[.E493];IF([.E492]&lt;&gt;&quot;&quot;;[.E492];[.E491]))" office:value-type="float" office:value="0" calcext:value-type="float">
            <text:p>0</text:p>
          </table:table-cell>
          <table:table-cell table:formula="of:=IF([.F493]&lt;&gt;&quot;&quot;;[.F493];IF([.F492]&lt;&gt;&quot;&quot;;[.F492];[.F491]))" office:value-type="float" office:value="878" calcext:value-type="float">
            <text:p>878</text:p>
          </table:table-cell>
          <table:table-cell table:number-columns-repeated="995"/>
        </table:table-row>
        <table:table-row table:style-name="ro1">
          <table:table-cell office:value-type="date" office:date-value="2022-08-23T17:08:16.248954" calcext:value-type="date">
            <text:p>2022-08-23 17:08:16</text:p>
          </table:table-cell>
          <table:table-cell office:value-type="float" office:value="2398" calcext:value-type="float">
            <text:p>2398</text:p>
          </table:table-cell>
          <table:table-cell office:value-type="float" office:value="2411" calcext:value-type="float">
            <text:p>2411</text:p>
          </table:table-cell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94]&lt;&gt;&quot;&quot;;[.B494];IF([.B493]&lt;&gt;&quot;&quot;;[.B493];[.B492]))" office:value-type="float" office:value="2398" calcext:value-type="float">
            <text:p>2398</text:p>
          </table:table-cell>
          <table:table-cell table:formula="of:=IF([.C494]&lt;&gt;&quot;&quot;;[.C494];IF([.C493]&lt;&gt;&quot;&quot;;[.C493];[.C492]))" office:value-type="float" office:value="2411" calcext:value-type="float">
            <text:p>2411</text:p>
          </table:table-cell>
          <table:table-cell table:formula="of:=IF([.D494]&lt;&gt;&quot;&quot;;[.D494];IF([.D493]&lt;&gt;&quot;&quot;;[.D493];[.D492]))" office:value-type="float" office:value="3076" calcext:value-type="float">
            <text:p>3076</text:p>
          </table:table-cell>
          <table:table-cell table:formula="of:=IF([.E494]&lt;&gt;&quot;&quot;;[.E494];IF([.E493]&lt;&gt;&quot;&quot;;[.E493];[.E492]))" office:value-type="float" office:value="0" calcext:value-type="float">
            <text:p>0</text:p>
          </table:table-cell>
          <table:table-cell table:formula="of:=IF([.F494]&lt;&gt;&quot;&quot;;[.F494];IF([.F493]&lt;&gt;&quot;&quot;;[.F493];[.F492]))" office:value-type="float" office:value="878" calcext:value-type="float">
            <text:p>878</text:p>
          </table:table-cell>
          <table:table-cell table:number-columns-repeated="995"/>
        </table:table-row>
        <table:table-row table:style-name="ro1">
          <table:table-cell office:value-type="date" office:date-value="2022-08-23T17:09:00" calcext:value-type="date">
            <text:p>2022-08-23 17:09:00</text:p>
          </table:table-cell>
          <table:table-cell table:number-columns-repeated="4"/>
          <table:table-cell table:style-name="ce1" office:value-type="float" office:value="878" calcext:value-type="float">
            <text:p>878</text:p>
          </table:table-cell>
          <table:table-cell table:formula="of:=IF([.B495]&lt;&gt;&quot;&quot;;[.B495];IF([.B494]&lt;&gt;&quot;&quot;;[.B494];[.B493]))" office:value-type="float" office:value="2398" calcext:value-type="float">
            <text:p>2398</text:p>
          </table:table-cell>
          <table:table-cell table:formula="of:=IF([.C495]&lt;&gt;&quot;&quot;;[.C495];IF([.C494]&lt;&gt;&quot;&quot;;[.C494];[.C493]))" office:value-type="float" office:value="2411" calcext:value-type="float">
            <text:p>2411</text:p>
          </table:table-cell>
          <table:table-cell table:formula="of:=IF([.D495]&lt;&gt;&quot;&quot;;[.D495];IF([.D494]&lt;&gt;&quot;&quot;;[.D494];[.D493]))" office:value-type="float" office:value="3076" calcext:value-type="float">
            <text:p>3076</text:p>
          </table:table-cell>
          <table:table-cell table:formula="of:=IF([.E495]&lt;&gt;&quot;&quot;;[.E495];IF([.E494]&lt;&gt;&quot;&quot;;[.E494];[.E493]))" office:value-type="float" office:value="0" calcext:value-type="float">
            <text:p>0</text:p>
          </table:table-cell>
          <table:table-cell table:formula="of:=IF([.F495]&lt;&gt;&quot;&quot;;[.F495];IF([.F494]&lt;&gt;&quot;&quot;;[.F494];[.F493]))" office:value-type="float" office:value="878" calcext:value-type="float">
            <text:p>878</text:p>
          </table:table-cell>
          <table:table-cell table:number-columns-repeated="995"/>
        </table:table-row>
        <table:table-row table:style-name="ro1">
          <table:table-cell office:value-type="date" office:date-value="2022-08-23T17:09:27.859426" calcext:value-type="date">
            <text:p>2022-08-23 17:09:28</text:p>
          </table:table-cell>
          <table:table-cell office:value-type="float" office:value="2413" calcext:value-type="float">
            <text:p>2413</text:p>
          </table:table-cell>
          <table:table-cell office:value-type="float" office:value="2415" calcext:value-type="float">
            <text:p>2415</text:p>
          </table:table-cell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96]&lt;&gt;&quot;&quot;;[.B496];IF([.B495]&lt;&gt;&quot;&quot;;[.B495];[.B494]))" office:value-type="float" office:value="2413" calcext:value-type="float">
            <text:p>2413</text:p>
          </table:table-cell>
          <table:table-cell table:formula="of:=IF([.C496]&lt;&gt;&quot;&quot;;[.C496];IF([.C495]&lt;&gt;&quot;&quot;;[.C495];[.C494]))" office:value-type="float" office:value="2415" calcext:value-type="float">
            <text:p>2415</text:p>
          </table:table-cell>
          <table:table-cell table:formula="of:=IF([.D496]&lt;&gt;&quot;&quot;;[.D496];IF([.D495]&lt;&gt;&quot;&quot;;[.D495];[.D494]))" office:value-type="float" office:value="3091" calcext:value-type="float">
            <text:p>3091</text:p>
          </table:table-cell>
          <table:table-cell table:formula="of:=IF([.E496]&lt;&gt;&quot;&quot;;[.E496];IF([.E495]&lt;&gt;&quot;&quot;;[.E495];[.E494]))" office:value-type="float" office:value="0" calcext:value-type="float">
            <text:p>0</text:p>
          </table:table-cell>
          <table:table-cell table:formula="of:=IF([.F496]&lt;&gt;&quot;&quot;;[.F496];IF([.F495]&lt;&gt;&quot;&quot;;[.F495];[.F494]))" office:value-type="float" office:value="878" calcext:value-type="float">
            <text:p>878</text:p>
          </table:table-cell>
          <table:table-cell table:number-columns-repeated="995"/>
        </table:table-row>
        <table:table-row table:style-name="ro1">
          <table:table-cell office:value-type="date" office:date-value="2022-08-23T17:10:00" calcext:value-type="date">
            <text:p>2022-08-23 17:10:00</text:p>
          </table:table-cell>
          <table:table-cell table:number-columns-repeated="4"/>
          <table:table-cell table:style-name="ce1" office:value-type="float" office:value="904" calcext:value-type="float">
            <text:p>904</text:p>
          </table:table-cell>
          <table:table-cell table:formula="of:=IF([.B497]&lt;&gt;&quot;&quot;;[.B497];IF([.B496]&lt;&gt;&quot;&quot;;[.B496];[.B495]))" office:value-type="float" office:value="2413" calcext:value-type="float">
            <text:p>2413</text:p>
          </table:table-cell>
          <table:table-cell table:formula="of:=IF([.C497]&lt;&gt;&quot;&quot;;[.C497];IF([.C496]&lt;&gt;&quot;&quot;;[.C496];[.C495]))" office:value-type="float" office:value="2415" calcext:value-type="float">
            <text:p>2415</text:p>
          </table:table-cell>
          <table:table-cell table:formula="of:=IF([.D497]&lt;&gt;&quot;&quot;;[.D497];IF([.D496]&lt;&gt;&quot;&quot;;[.D496];[.D495]))" office:value-type="float" office:value="3091" calcext:value-type="float">
            <text:p>3091</text:p>
          </table:table-cell>
          <table:table-cell table:formula="of:=IF([.E497]&lt;&gt;&quot;&quot;;[.E497];IF([.E496]&lt;&gt;&quot;&quot;;[.E496];[.E495]))" office:value-type="float" office:value="0" calcext:value-type="float">
            <text:p>0</text:p>
          </table:table-cell>
          <table:table-cell table:formula="of:=IF([.F497]&lt;&gt;&quot;&quot;;[.F497];IF([.F496]&lt;&gt;&quot;&quot;;[.F496];[.F495]))" office:value-type="float" office:value="904" calcext:value-type="float">
            <text:p>904</text:p>
          </table:table-cell>
          <table:table-cell table:number-columns-repeated="995"/>
        </table:table-row>
        <table:table-row table:style-name="ro1">
          <table:table-cell office:value-type="date" office:date-value="2022-08-23T17:10:39.017845" calcext:value-type="date">
            <text:p>2022-08-23 17:10:39</text:p>
          </table:table-cell>
          <table:table-cell office:value-type="float" office:value="2452" calcext:value-type="float">
            <text:p>2452</text:p>
          </table:table-cell>
          <table:table-cell office:value-type="float" office:value="2462" calcext:value-type="float">
            <text:p>2462</text:p>
          </table:table-cell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498]&lt;&gt;&quot;&quot;;[.B498];IF([.B497]&lt;&gt;&quot;&quot;;[.B497];[.B496]))" office:value-type="float" office:value="2452" calcext:value-type="float">
            <text:p>2452</text:p>
          </table:table-cell>
          <table:table-cell table:formula="of:=IF([.C498]&lt;&gt;&quot;&quot;;[.C498];IF([.C497]&lt;&gt;&quot;&quot;;[.C497];[.C496]))" office:value-type="float" office:value="2462" calcext:value-type="float">
            <text:p>2462</text:p>
          </table:table-cell>
          <table:table-cell table:formula="of:=IF([.D498]&lt;&gt;&quot;&quot;;[.D498];IF([.D497]&lt;&gt;&quot;&quot;;[.D497];[.D496]))" office:value-type="float" office:value="3176" calcext:value-type="float">
            <text:p>3176</text:p>
          </table:table-cell>
          <table:table-cell table:formula="of:=IF([.E498]&lt;&gt;&quot;&quot;;[.E498];IF([.E497]&lt;&gt;&quot;&quot;;[.E497];[.E496]))" office:value-type="float" office:value="0" calcext:value-type="float">
            <text:p>0</text:p>
          </table:table-cell>
          <table:table-cell table:formula="of:=IF([.F498]&lt;&gt;&quot;&quot;;[.F498];IF([.F497]&lt;&gt;&quot;&quot;;[.F497];[.F496]))" office:value-type="float" office:value="904" calcext:value-type="float">
            <text:p>904</text:p>
          </table:table-cell>
          <table:table-cell table:number-columns-repeated="995"/>
        </table:table-row>
        <table:table-row table:style-name="ro1">
          <table:table-cell office:value-type="date" office:date-value="2022-08-23T17:11:00" calcext:value-type="date">
            <text:p>2022-08-23 17:11:00</text:p>
          </table:table-cell>
          <table:table-cell table:number-columns-repeated="4"/>
          <table:table-cell table:style-name="ce1" office:value-type="float" office:value="925" calcext:value-type="float">
            <text:p>925</text:p>
          </table:table-cell>
          <table:table-cell table:formula="of:=IF([.B499]&lt;&gt;&quot;&quot;;[.B499];IF([.B498]&lt;&gt;&quot;&quot;;[.B498];[.B497]))" office:value-type="float" office:value="2452" calcext:value-type="float">
            <text:p>2452</text:p>
          </table:table-cell>
          <table:table-cell table:formula="of:=IF([.C499]&lt;&gt;&quot;&quot;;[.C499];IF([.C498]&lt;&gt;&quot;&quot;;[.C498];[.C497]))" office:value-type="float" office:value="2462" calcext:value-type="float">
            <text:p>2462</text:p>
          </table:table-cell>
          <table:table-cell table:formula="of:=IF([.D499]&lt;&gt;&quot;&quot;;[.D499];IF([.D498]&lt;&gt;&quot;&quot;;[.D498];[.D497]))" office:value-type="float" office:value="3176" calcext:value-type="float">
            <text:p>3176</text:p>
          </table:table-cell>
          <table:table-cell table:formula="of:=IF([.E499]&lt;&gt;&quot;&quot;;[.E499];IF([.E498]&lt;&gt;&quot;&quot;;[.E498];[.E497]))" office:value-type="float" office:value="0" calcext:value-type="float">
            <text:p>0</text:p>
          </table:table-cell>
          <table:table-cell table:formula="of:=IF([.F499]&lt;&gt;&quot;&quot;;[.F499];IF([.F498]&lt;&gt;&quot;&quot;;[.F498];[.F497]))" office:value-type="float" office:value="925" calcext:value-type="float">
            <text:p>925</text:p>
          </table:table-cell>
          <table:table-cell table:number-columns-repeated="995"/>
        </table:table-row>
        <table:table-row table:style-name="ro1">
          <table:table-cell office:value-type="date" office:date-value="2022-08-23T17:11:48.525878" calcext:value-type="date">
            <text:p>2022-08-23 17:11:49</text:p>
          </table:table-cell>
          <table:table-cell office:value-type="float" office:value="2552" calcext:value-type="float">
            <text:p>2552</text:p>
          </table:table-cell>
          <table:table-cell office:value-type="float" office:value="2551" calcext:value-type="float">
            <text:p>2551</text:p>
          </table:table-cell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00]&lt;&gt;&quot;&quot;;[.B500];IF([.B499]&lt;&gt;&quot;&quot;;[.B499];[.B498]))" office:value-type="float" office:value="2552" calcext:value-type="float">
            <text:p>2552</text:p>
          </table:table-cell>
          <table:table-cell table:formula="of:=IF([.C500]&lt;&gt;&quot;&quot;;[.C500];IF([.C499]&lt;&gt;&quot;&quot;;[.C499];[.C498]))" office:value-type="float" office:value="2551" calcext:value-type="float">
            <text:p>2551</text:p>
          </table:table-cell>
          <table:table-cell table:formula="of:=IF([.D500]&lt;&gt;&quot;&quot;;[.D500];IF([.D499]&lt;&gt;&quot;&quot;;[.D499];[.D498]))" office:value-type="float" office:value="3274" calcext:value-type="float">
            <text:p>3274</text:p>
          </table:table-cell>
          <table:table-cell table:formula="of:=IF([.E500]&lt;&gt;&quot;&quot;;[.E500];IF([.E499]&lt;&gt;&quot;&quot;;[.E499];[.E498]))" office:value-type="float" office:value="0" calcext:value-type="float">
            <text:p>0</text:p>
          </table:table-cell>
          <table:table-cell table:formula="of:=IF([.F500]&lt;&gt;&quot;&quot;;[.F500];IF([.F499]&lt;&gt;&quot;&quot;;[.F499];[.F498]))" office:value-type="float" office:value="925" calcext:value-type="float">
            <text:p>925</text:p>
          </table:table-cell>
          <table:table-cell table:number-columns-repeated="995"/>
        </table:table-row>
        <table:table-row table:style-name="ro1">
          <table:table-cell office:value-type="date" office:date-value="2022-08-23T17:12:00" calcext:value-type="date">
            <text:p>2022-08-23 17:12:00</text:p>
          </table:table-cell>
          <table:table-cell table:number-columns-repeated="4"/>
          <table:table-cell table:style-name="ce1" office:value-type="float" office:value="922" calcext:value-type="float">
            <text:p>922</text:p>
          </table:table-cell>
          <table:table-cell table:formula="of:=IF([.B501]&lt;&gt;&quot;&quot;;[.B501];IF([.B500]&lt;&gt;&quot;&quot;;[.B500];[.B499]))" office:value-type="float" office:value="2552" calcext:value-type="float">
            <text:p>2552</text:p>
          </table:table-cell>
          <table:table-cell table:formula="of:=IF([.C501]&lt;&gt;&quot;&quot;;[.C501];IF([.C500]&lt;&gt;&quot;&quot;;[.C500];[.C499]))" office:value-type="float" office:value="2551" calcext:value-type="float">
            <text:p>2551</text:p>
          </table:table-cell>
          <table:table-cell table:formula="of:=IF([.D501]&lt;&gt;&quot;&quot;;[.D501];IF([.D500]&lt;&gt;&quot;&quot;;[.D500];[.D499]))" office:value-type="float" office:value="3274" calcext:value-type="float">
            <text:p>3274</text:p>
          </table:table-cell>
          <table:table-cell table:formula="of:=IF([.E501]&lt;&gt;&quot;&quot;;[.E501];IF([.E500]&lt;&gt;&quot;&quot;;[.E500];[.E499]))" office:value-type="float" office:value="0" calcext:value-type="float">
            <text:p>0</text:p>
          </table:table-cell>
          <table:table-cell table:formula="of:=IF([.F501]&lt;&gt;&quot;&quot;;[.F501];IF([.F500]&lt;&gt;&quot;&quot;;[.F500];[.F499]))" office:value-type="float" office:value="922" calcext:value-type="float">
            <text:p>922</text:p>
          </table:table-cell>
          <table:table-cell table:number-columns-repeated="995"/>
        </table:table-row>
        <table:table-row table:style-name="ro1">
          <table:table-cell office:value-type="date" office:date-value="2022-08-23T17:12:57.690306" calcext:value-type="date">
            <text:p>2022-08-23 17:12:58</text:p>
          </table:table-cell>
          <table:table-cell office:value-type="float" office:value="2548" calcext:value-type="float">
            <text:p>2548</text:p>
          </table:table-cell>
          <table:table-cell office:value-type="float" office:value="2552" calcext:value-type="float">
            <text:p>2552</text:p>
          </table:table-cell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02]&lt;&gt;&quot;&quot;;[.B502];IF([.B501]&lt;&gt;&quot;&quot;;[.B501];[.B500]))" office:value-type="float" office:value="2548" calcext:value-type="float">
            <text:p>2548</text:p>
          </table:table-cell>
          <table:table-cell table:formula="of:=IF([.C502]&lt;&gt;&quot;&quot;;[.C502];IF([.C501]&lt;&gt;&quot;&quot;;[.C501];[.C500]))" office:value-type="float" office:value="2552" calcext:value-type="float">
            <text:p>2552</text:p>
          </table:table-cell>
          <table:table-cell table:formula="of:=IF([.D502]&lt;&gt;&quot;&quot;;[.D502];IF([.D501]&lt;&gt;&quot;&quot;;[.D501];[.D500]))" office:value-type="float" office:value="3292" calcext:value-type="float">
            <text:p>3292</text:p>
          </table:table-cell>
          <table:table-cell table:formula="of:=IF([.E502]&lt;&gt;&quot;&quot;;[.E502];IF([.E501]&lt;&gt;&quot;&quot;;[.E501];[.E500]))" office:value-type="float" office:value="0" calcext:value-type="float">
            <text:p>0</text:p>
          </table:table-cell>
          <table:table-cell table:formula="of:=IF([.F502]&lt;&gt;&quot;&quot;;[.F502];IF([.F501]&lt;&gt;&quot;&quot;;[.F501];[.F500]))" office:value-type="float" office:value="922" calcext:value-type="float">
            <text:p>922</text:p>
          </table:table-cell>
          <table:table-cell table:number-columns-repeated="995"/>
        </table:table-row>
        <table:table-row table:style-name="ro1">
          <table:table-cell office:value-type="date" office:date-value="2022-08-23T17:13:00" calcext:value-type="date">
            <text:p>2022-08-23 17:13:00</text:p>
          </table:table-cell>
          <table:table-cell table:number-columns-repeated="4"/>
          <table:table-cell table:style-name="ce1" office:value-type="float" office:value="924" calcext:value-type="float">
            <text:p>924</text:p>
          </table:table-cell>
          <table:table-cell table:formula="of:=IF([.B503]&lt;&gt;&quot;&quot;;[.B503];IF([.B502]&lt;&gt;&quot;&quot;;[.B502];[.B501]))" office:value-type="float" office:value="2548" calcext:value-type="float">
            <text:p>2548</text:p>
          </table:table-cell>
          <table:table-cell table:formula="of:=IF([.C503]&lt;&gt;&quot;&quot;;[.C503];IF([.C502]&lt;&gt;&quot;&quot;;[.C502];[.C501]))" office:value-type="float" office:value="2552" calcext:value-type="float">
            <text:p>2552</text:p>
          </table:table-cell>
          <table:table-cell table:formula="of:=IF([.D503]&lt;&gt;&quot;&quot;;[.D503];IF([.D502]&lt;&gt;&quot;&quot;;[.D502];[.D501]))" office:value-type="float" office:value="3292" calcext:value-type="float">
            <text:p>3292</text:p>
          </table:table-cell>
          <table:table-cell table:formula="of:=IF([.E503]&lt;&gt;&quot;&quot;;[.E503];IF([.E502]&lt;&gt;&quot;&quot;;[.E502];[.E501]))" office:value-type="float" office:value="0" calcext:value-type="float">
            <text:p>0</text:p>
          </table:table-cell>
          <table:table-cell table:formula="of:=IF([.F503]&lt;&gt;&quot;&quot;;[.F503];IF([.F502]&lt;&gt;&quot;&quot;;[.F502];[.F501]))" office:value-type="float" office:value="924" calcext:value-type="float">
            <text:p>924</text:p>
          </table:table-cell>
          <table:table-cell table:number-columns-repeated="995"/>
        </table:table-row>
        <table:table-row table:style-name="ro1">
          <table:table-cell office:value-type="date" office:date-value="2022-08-23T17:14:00" calcext:value-type="date">
            <text:p>2022-08-23 17:14:00</text:p>
          </table:table-cell>
          <table:table-cell table:number-columns-repeated="4"/>
          <table:table-cell table:style-name="ce1" office:value-type="float" office:value="914" calcext:value-type="float">
            <text:p>914</text:p>
          </table:table-cell>
          <table:table-cell table:formula="of:=IF([.B504]&lt;&gt;&quot;&quot;;[.B504];IF([.B503]&lt;&gt;&quot;&quot;;[.B503];[.B502]))" office:value-type="float" office:value="2548" calcext:value-type="float">
            <text:p>2548</text:p>
          </table:table-cell>
          <table:table-cell table:formula="of:=IF([.C504]&lt;&gt;&quot;&quot;;[.C504];IF([.C503]&lt;&gt;&quot;&quot;;[.C503];[.C502]))" office:value-type="float" office:value="2552" calcext:value-type="float">
            <text:p>2552</text:p>
          </table:table-cell>
          <table:table-cell table:formula="of:=IF([.D504]&lt;&gt;&quot;&quot;;[.D504];IF([.D503]&lt;&gt;&quot;&quot;;[.D503];[.D502]))" office:value-type="float" office:value="3292" calcext:value-type="float">
            <text:p>3292</text:p>
          </table:table-cell>
          <table:table-cell table:formula="of:=IF([.E504]&lt;&gt;&quot;&quot;;[.E504];IF([.E503]&lt;&gt;&quot;&quot;;[.E503];[.E502]))" office:value-type="float" office:value="0" calcext:value-type="float">
            <text:p>0</text:p>
          </table:table-cell>
          <table:table-cell table:formula="of:=IF([.F504]&lt;&gt;&quot;&quot;;[.F504];IF([.F503]&lt;&gt;&quot;&quot;;[.F503];[.F502]))" office:value-type="float" office:value="914" calcext:value-type="float">
            <text:p>914</text:p>
          </table:table-cell>
          <table:table-cell table:number-columns-repeated="995"/>
        </table:table-row>
        <table:table-row table:style-name="ro1">
          <table:table-cell office:value-type="date" office:date-value="2022-08-23T17:14:13.010599" calcext:value-type="date">
            <text:p>2022-08-23 17:14:13</text:p>
          </table:table-cell>
          <table:table-cell office:value-type="float" office:value="2544" calcext:value-type="float">
            <text:p>2544</text:p>
          </table:table-cell>
          <table:table-cell office:value-type="float" office:value="2543" calcext:value-type="float">
            <text:p>2543</text:p>
          </table:table-cell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05]&lt;&gt;&quot;&quot;;[.B505];IF([.B504]&lt;&gt;&quot;&quot;;[.B504];[.B503]))" office:value-type="float" office:value="2544" calcext:value-type="float">
            <text:p>2544</text:p>
          </table:table-cell>
          <table:table-cell table:formula="of:=IF([.C505]&lt;&gt;&quot;&quot;;[.C505];IF([.C504]&lt;&gt;&quot;&quot;;[.C504];[.C503]))" office:value-type="float" office:value="2543" calcext:value-type="float">
            <text:p>2543</text:p>
          </table:table-cell>
          <table:table-cell table:formula="of:=IF([.D505]&lt;&gt;&quot;&quot;;[.D505];IF([.D504]&lt;&gt;&quot;&quot;;[.D504];[.D503]))" office:value-type="float" office:value="3261" calcext:value-type="float">
            <text:p>3261</text:p>
          </table:table-cell>
          <table:table-cell table:formula="of:=IF([.E505]&lt;&gt;&quot;&quot;;[.E505];IF([.E504]&lt;&gt;&quot;&quot;;[.E504];[.E503]))" office:value-type="float" office:value="0" calcext:value-type="float">
            <text:p>0</text:p>
          </table:table-cell>
          <table:table-cell table:formula="of:=IF([.F505]&lt;&gt;&quot;&quot;;[.F505];IF([.F504]&lt;&gt;&quot;&quot;;[.F504];[.F503]))" office:value-type="float" office:value="914" calcext:value-type="float">
            <text:p>914</text:p>
          </table:table-cell>
          <table:table-cell table:number-columns-repeated="995"/>
        </table:table-row>
        <table:table-row table:style-name="ro1">
          <table:table-cell office:value-type="date" office:date-value="2022-08-23T17:15:00.000001" calcext:value-type="date">
            <text:p>2022-08-23 17:15:00</text:p>
          </table:table-cell>
          <table:table-cell table:number-columns-repeated="4"/>
          <table:table-cell table:style-name="ce1" office:value-type="float" office:value="908" calcext:value-type="float">
            <text:p>908</text:p>
          </table:table-cell>
          <table:table-cell table:formula="of:=IF([.B506]&lt;&gt;&quot;&quot;;[.B506];IF([.B505]&lt;&gt;&quot;&quot;;[.B505];[.B504]))" office:value-type="float" office:value="2544" calcext:value-type="float">
            <text:p>2544</text:p>
          </table:table-cell>
          <table:table-cell table:formula="of:=IF([.C506]&lt;&gt;&quot;&quot;;[.C506];IF([.C505]&lt;&gt;&quot;&quot;;[.C505];[.C504]))" office:value-type="float" office:value="2543" calcext:value-type="float">
            <text:p>2543</text:p>
          </table:table-cell>
          <table:table-cell table:formula="of:=IF([.D506]&lt;&gt;&quot;&quot;;[.D506];IF([.D505]&lt;&gt;&quot;&quot;;[.D505];[.D504]))" office:value-type="float" office:value="3261" calcext:value-type="float">
            <text:p>3261</text:p>
          </table:table-cell>
          <table:table-cell table:formula="of:=IF([.E506]&lt;&gt;&quot;&quot;;[.E506];IF([.E505]&lt;&gt;&quot;&quot;;[.E505];[.E504]))" office:value-type="float" office:value="0" calcext:value-type="float">
            <text:p>0</text:p>
          </table:table-cell>
          <table:table-cell table:formula="of:=IF([.F506]&lt;&gt;&quot;&quot;;[.F506];IF([.F505]&lt;&gt;&quot;&quot;;[.F505];[.F504]))" office:value-type="float" office:value="908" calcext:value-type="float">
            <text:p>908</text:p>
          </table:table-cell>
          <table:table-cell table:number-columns-repeated="995"/>
        </table:table-row>
        <table:table-row table:style-name="ro1">
          <table:table-cell office:value-type="date" office:date-value="2022-08-23T17:15:24.777731" calcext:value-type="date">
            <text:p>2022-08-23 17:15:25</text:p>
          </table:table-cell>
          <table:table-cell office:value-type="float" office:value="2317" calcext:value-type="float">
            <text:p>2317</text:p>
          </table:table-cell>
          <table:table-cell office:value-type="float" office:value="2314" calcext:value-type="float">
            <text:p>2314</text:p>
          </table:table-cell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07]&lt;&gt;&quot;&quot;;[.B507];IF([.B506]&lt;&gt;&quot;&quot;;[.B506];[.B505]))" office:value-type="float" office:value="2317" calcext:value-type="float">
            <text:p>2317</text:p>
          </table:table-cell>
          <table:table-cell table:formula="of:=IF([.C507]&lt;&gt;&quot;&quot;;[.C507];IF([.C506]&lt;&gt;&quot;&quot;;[.C506];[.C505]))" office:value-type="float" office:value="2314" calcext:value-type="float">
            <text:p>2314</text:p>
          </table:table-cell>
          <table:table-cell table:formula="of:=IF([.D507]&lt;&gt;&quot;&quot;;[.D507];IF([.D506]&lt;&gt;&quot;&quot;;[.D506];[.D505]))" office:value-type="float" office:value="3015" calcext:value-type="float">
            <text:p>3015</text:p>
          </table:table-cell>
          <table:table-cell table:formula="of:=IF([.E507]&lt;&gt;&quot;&quot;;[.E507];IF([.E506]&lt;&gt;&quot;&quot;;[.E506];[.E505]))" office:value-type="float" office:value="0" calcext:value-type="float">
            <text:p>0</text:p>
          </table:table-cell>
          <table:table-cell table:formula="of:=IF([.F507]&lt;&gt;&quot;&quot;;[.F507];IF([.F506]&lt;&gt;&quot;&quot;;[.F506];[.F505]))" office:value-type="float" office:value="908" calcext:value-type="float">
            <text:p>908</text:p>
          </table:table-cell>
          <table:table-cell table:number-columns-repeated="995"/>
        </table:table-row>
        <table:table-row table:style-name="ro1">
          <table:table-cell office:value-type="date" office:date-value="2022-08-23T17:16:00" calcext:value-type="date">
            <text:p>2022-08-23 17:16:00</text:p>
          </table:table-cell>
          <table:table-cell table:number-columns-repeated="4"/>
          <table:table-cell table:style-name="ce1" office:value-type="float" office:value="893" calcext:value-type="float">
            <text:p>893</text:p>
          </table:table-cell>
          <table:table-cell table:formula="of:=IF([.B508]&lt;&gt;&quot;&quot;;[.B508];IF([.B507]&lt;&gt;&quot;&quot;;[.B507];[.B506]))" office:value-type="float" office:value="2317" calcext:value-type="float">
            <text:p>2317</text:p>
          </table:table-cell>
          <table:table-cell table:formula="of:=IF([.C508]&lt;&gt;&quot;&quot;;[.C508];IF([.C507]&lt;&gt;&quot;&quot;;[.C507];[.C506]))" office:value-type="float" office:value="2314" calcext:value-type="float">
            <text:p>2314</text:p>
          </table:table-cell>
          <table:table-cell table:formula="of:=IF([.D508]&lt;&gt;&quot;&quot;;[.D508];IF([.D507]&lt;&gt;&quot;&quot;;[.D507];[.D506]))" office:value-type="float" office:value="3015" calcext:value-type="float">
            <text:p>3015</text:p>
          </table:table-cell>
          <table:table-cell table:formula="of:=IF([.E508]&lt;&gt;&quot;&quot;;[.E508];IF([.E507]&lt;&gt;&quot;&quot;;[.E507];[.E506]))" office:value-type="float" office:value="0" calcext:value-type="float">
            <text:p>0</text:p>
          </table:table-cell>
          <table:table-cell table:formula="of:=IF([.F508]&lt;&gt;&quot;&quot;;[.F508];IF([.F507]&lt;&gt;&quot;&quot;;[.F507];[.F506]))" office:value-type="float" office:value="893" calcext:value-type="float">
            <text:p>893</text:p>
          </table:table-cell>
          <table:table-cell table:number-columns-repeated="995"/>
        </table:table-row>
        <table:table-row table:style-name="ro1">
          <table:table-cell office:value-type="date" office:date-value="2022-08-23T17:16:35.991217" calcext:value-type="date">
            <text:p>2022-08-23 17:16:36</text:p>
          </table:table-cell>
          <table:table-cell office:value-type="float" office:value="2471" calcext:value-type="float">
            <text:p>2471</text:p>
          </table:table-cell>
          <table:table-cell office:value-type="float" office:value="2470" calcext:value-type="float">
            <text:p>2470</text:p>
          </table:table-cell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09]&lt;&gt;&quot;&quot;;[.B509];IF([.B508]&lt;&gt;&quot;&quot;;[.B508];[.B507]))" office:value-type="float" office:value="2471" calcext:value-type="float">
            <text:p>2471</text:p>
          </table:table-cell>
          <table:table-cell table:formula="of:=IF([.C509]&lt;&gt;&quot;&quot;;[.C509];IF([.C508]&lt;&gt;&quot;&quot;;[.C508];[.C507]))" office:value-type="float" office:value="2470" calcext:value-type="float">
            <text:p>2470</text:p>
          </table:table-cell>
          <table:table-cell table:formula="of:=IF([.D509]&lt;&gt;&quot;&quot;;[.D509];IF([.D508]&lt;&gt;&quot;&quot;;[.D508];[.D507]))" office:value-type="float" office:value="3166" calcext:value-type="float">
            <text:p>3166</text:p>
          </table:table-cell>
          <table:table-cell table:formula="of:=IF([.E509]&lt;&gt;&quot;&quot;;[.E509];IF([.E508]&lt;&gt;&quot;&quot;;[.E508];[.E507]))" office:value-type="float" office:value="0" calcext:value-type="float">
            <text:p>0</text:p>
          </table:table-cell>
          <table:table-cell table:formula="of:=IF([.F509]&lt;&gt;&quot;&quot;;[.F509];IF([.F508]&lt;&gt;&quot;&quot;;[.F508];[.F507]))" office:value-type="float" office:value="893" calcext:value-type="float">
            <text:p>893</text:p>
          </table:table-cell>
          <table:table-cell table:number-columns-repeated="995"/>
        </table:table-row>
        <table:table-row table:style-name="ro1">
          <table:table-cell office:value-type="date" office:date-value="2022-08-23T17:17:00" calcext:value-type="date">
            <text:p>2022-08-23 17:17:00</text:p>
          </table:table-cell>
          <table:table-cell table:number-columns-repeated="4"/>
          <table:table-cell table:style-name="ce1" office:value-type="float" office:value="889" calcext:value-type="float">
            <text:p>889</text:p>
          </table:table-cell>
          <table:table-cell table:formula="of:=IF([.B510]&lt;&gt;&quot;&quot;;[.B510];IF([.B509]&lt;&gt;&quot;&quot;;[.B509];[.B508]))" office:value-type="float" office:value="2471" calcext:value-type="float">
            <text:p>2471</text:p>
          </table:table-cell>
          <table:table-cell table:formula="of:=IF([.C510]&lt;&gt;&quot;&quot;;[.C510];IF([.C509]&lt;&gt;&quot;&quot;;[.C509];[.C508]))" office:value-type="float" office:value="2470" calcext:value-type="float">
            <text:p>2470</text:p>
          </table:table-cell>
          <table:table-cell table:formula="of:=IF([.D510]&lt;&gt;&quot;&quot;;[.D510];IF([.D509]&lt;&gt;&quot;&quot;;[.D509];[.D508]))" office:value-type="float" office:value="3166" calcext:value-type="float">
            <text:p>3166</text:p>
          </table:table-cell>
          <table:table-cell table:formula="of:=IF([.E510]&lt;&gt;&quot;&quot;;[.E510];IF([.E509]&lt;&gt;&quot;&quot;;[.E509];[.E508]))" office:value-type="float" office:value="0" calcext:value-type="float">
            <text:p>0</text:p>
          </table:table-cell>
          <table:table-cell table:formula="of:=IF([.F510]&lt;&gt;&quot;&quot;;[.F510];IF([.F509]&lt;&gt;&quot;&quot;;[.F509];[.F508]))" office:value-type="float" office:value="889" calcext:value-type="float">
            <text:p>889</text:p>
          </table:table-cell>
          <table:table-cell table:number-columns-repeated="995"/>
        </table:table-row>
        <table:table-row table:style-name="ro1">
          <table:table-cell office:value-type="date" office:date-value="2022-08-23T17:17:46.712756" calcext:value-type="date">
            <text:p>2022-08-23 17:17:47</text:p>
          </table:table-cell>
          <table:table-cell office:value-type="float" office:value="2448" calcext:value-type="float">
            <text:p>2448</text:p>
          </table:table-cell>
          <table:table-cell office:value-type="float" office:value="2440" calcext:value-type="float">
            <text:p>2440</text:p>
          </table:table-cell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11]&lt;&gt;&quot;&quot;;[.B511];IF([.B510]&lt;&gt;&quot;&quot;;[.B510];[.B509]))" office:value-type="float" office:value="2448" calcext:value-type="float">
            <text:p>2448</text:p>
          </table:table-cell>
          <table:table-cell table:formula="of:=IF([.C511]&lt;&gt;&quot;&quot;;[.C511];IF([.C510]&lt;&gt;&quot;&quot;;[.C510];[.C509]))" office:value-type="float" office:value="2440" calcext:value-type="float">
            <text:p>2440</text:p>
          </table:table-cell>
          <table:table-cell table:formula="of:=IF([.D511]&lt;&gt;&quot;&quot;;[.D511];IF([.D510]&lt;&gt;&quot;&quot;;[.D510];[.D509]))" office:value-type="float" office:value="3130" calcext:value-type="float">
            <text:p>3130</text:p>
          </table:table-cell>
          <table:table-cell table:formula="of:=IF([.E511]&lt;&gt;&quot;&quot;;[.E511];IF([.E510]&lt;&gt;&quot;&quot;;[.E510];[.E509]))" office:value-type="float" office:value="0" calcext:value-type="float">
            <text:p>0</text:p>
          </table:table-cell>
          <table:table-cell table:formula="of:=IF([.F511]&lt;&gt;&quot;&quot;;[.F511];IF([.F510]&lt;&gt;&quot;&quot;;[.F510];[.F509]))" office:value-type="float" office:value="889" calcext:value-type="float">
            <text:p>889</text:p>
          </table:table-cell>
          <table:table-cell table:number-columns-repeated="995"/>
        </table:table-row>
        <table:table-row table:style-name="ro1">
          <table:table-cell office:value-type="date" office:date-value="2022-08-23T17:18:00" calcext:value-type="date">
            <text:p>2022-08-23 17:18:00</text:p>
          </table:table-cell>
          <table:table-cell table:number-columns-repeated="4"/>
          <table:table-cell table:style-name="ce1" office:value-type="float" office:value="893" calcext:value-type="float">
            <text:p>893</text:p>
          </table:table-cell>
          <table:table-cell table:formula="of:=IF([.B512]&lt;&gt;&quot;&quot;;[.B512];IF([.B511]&lt;&gt;&quot;&quot;;[.B511];[.B510]))" office:value-type="float" office:value="2448" calcext:value-type="float">
            <text:p>2448</text:p>
          </table:table-cell>
          <table:table-cell table:formula="of:=IF([.C512]&lt;&gt;&quot;&quot;;[.C512];IF([.C511]&lt;&gt;&quot;&quot;;[.C511];[.C510]))" office:value-type="float" office:value="2440" calcext:value-type="float">
            <text:p>2440</text:p>
          </table:table-cell>
          <table:table-cell table:formula="of:=IF([.D512]&lt;&gt;&quot;&quot;;[.D512];IF([.D511]&lt;&gt;&quot;&quot;;[.D511];[.D510]))" office:value-type="float" office:value="3130" calcext:value-type="float">
            <text:p>3130</text:p>
          </table:table-cell>
          <table:table-cell table:formula="of:=IF([.E512]&lt;&gt;&quot;&quot;;[.E512];IF([.E511]&lt;&gt;&quot;&quot;;[.E511];[.E510]))" office:value-type="float" office:value="0" calcext:value-type="float">
            <text:p>0</text:p>
          </table:table-cell>
          <table:table-cell table:formula="of:=IF([.F512]&lt;&gt;&quot;&quot;;[.F512];IF([.F511]&lt;&gt;&quot;&quot;;[.F511];[.F510]))" office:value-type="float" office:value="893" calcext:value-type="float">
            <text:p>893</text:p>
          </table:table-cell>
          <table:table-cell table:number-columns-repeated="995"/>
        </table:table-row>
        <table:table-row table:style-name="ro1">
          <table:table-cell office:value-type="date" office:date-value="2022-08-23T17:18:57.220267" calcext:value-type="date">
            <text:p>2022-08-23 17:18:57</text:p>
          </table:table-cell>
          <table:table-cell office:value-type="float" office:value="2455" calcext:value-type="float">
            <text:p>2455</text:p>
          </table:table-cell>
          <table:table-cell office:value-type="float" office:value="2458" calcext:value-type="float">
            <text:p>2458</text:p>
          </table:table-cell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13]&lt;&gt;&quot;&quot;;[.B513];IF([.B512]&lt;&gt;&quot;&quot;;[.B512];[.B511]))" office:value-type="float" office:value="2455" calcext:value-type="float">
            <text:p>2455</text:p>
          </table:table-cell>
          <table:table-cell table:formula="of:=IF([.C513]&lt;&gt;&quot;&quot;;[.C513];IF([.C512]&lt;&gt;&quot;&quot;;[.C512];[.C511]))" office:value-type="float" office:value="2458" calcext:value-type="float">
            <text:p>2458</text:p>
          </table:table-cell>
          <table:table-cell table:formula="of:=IF([.D513]&lt;&gt;&quot;&quot;;[.D513];IF([.D512]&lt;&gt;&quot;&quot;;[.D512];[.D511]))" office:value-type="float" office:value="3154" calcext:value-type="float">
            <text:p>3154</text:p>
          </table:table-cell>
          <table:table-cell table:formula="of:=IF([.E513]&lt;&gt;&quot;&quot;;[.E513];IF([.E512]&lt;&gt;&quot;&quot;;[.E512];[.E511]))" office:value-type="float" office:value="0" calcext:value-type="float">
            <text:p>0</text:p>
          </table:table-cell>
          <table:table-cell table:formula="of:=IF([.F513]&lt;&gt;&quot;&quot;;[.F513];IF([.F512]&lt;&gt;&quot;&quot;;[.F512];[.F511]))" office:value-type="float" office:value="893" calcext:value-type="float">
            <text:p>893</text:p>
          </table:table-cell>
          <table:table-cell table:number-columns-repeated="995"/>
        </table:table-row>
        <table:table-row table:style-name="ro1">
          <table:table-cell office:value-type="date" office:date-value="2022-08-23T17:19:00" calcext:value-type="date">
            <text:p>2022-08-23 17:19:00</text:p>
          </table:table-cell>
          <table:table-cell table:number-columns-repeated="4"/>
          <table:table-cell table:style-name="ce1" office:value-type="float" office:value="905" calcext:value-type="float">
            <text:p>905</text:p>
          </table:table-cell>
          <table:table-cell table:formula="of:=IF([.B514]&lt;&gt;&quot;&quot;;[.B514];IF([.B513]&lt;&gt;&quot;&quot;;[.B513];[.B512]))" office:value-type="float" office:value="2455" calcext:value-type="float">
            <text:p>2455</text:p>
          </table:table-cell>
          <table:table-cell table:formula="of:=IF([.C514]&lt;&gt;&quot;&quot;;[.C514];IF([.C513]&lt;&gt;&quot;&quot;;[.C513];[.C512]))" office:value-type="float" office:value="2458" calcext:value-type="float">
            <text:p>2458</text:p>
          </table:table-cell>
          <table:table-cell table:formula="of:=IF([.D514]&lt;&gt;&quot;&quot;;[.D514];IF([.D513]&lt;&gt;&quot;&quot;;[.D513];[.D512]))" office:value-type="float" office:value="3154" calcext:value-type="float">
            <text:p>3154</text:p>
          </table:table-cell>
          <table:table-cell table:formula="of:=IF([.E514]&lt;&gt;&quot;&quot;;[.E514];IF([.E513]&lt;&gt;&quot;&quot;;[.E513];[.E512]))" office:value-type="float" office:value="0" calcext:value-type="float">
            <text:p>0</text:p>
          </table:table-cell>
          <table:table-cell table:formula="of:=IF([.F514]&lt;&gt;&quot;&quot;;[.F514];IF([.F513]&lt;&gt;&quot;&quot;;[.F513];[.F512]))" office:value-type="float" office:value="905" calcext:value-type="float">
            <text:p>905</text:p>
          </table:table-cell>
          <table:table-cell table:number-columns-repeated="995"/>
        </table:table-row>
        <table:table-row table:style-name="ro1">
          <table:table-cell office:value-type="date" office:date-value="2022-08-23T17:20:00" calcext:value-type="date">
            <text:p>2022-08-23 17:20:00</text:p>
          </table:table-cell>
          <table:table-cell table:number-columns-repeated="4"/>
          <table:table-cell table:style-name="ce1" office:value-type="float" office:value="898" calcext:value-type="float">
            <text:p>898</text:p>
          </table:table-cell>
          <table:table-cell table:formula="of:=IF([.B515]&lt;&gt;&quot;&quot;;[.B515];IF([.B514]&lt;&gt;&quot;&quot;;[.B514];[.B513]))" office:value-type="float" office:value="2455" calcext:value-type="float">
            <text:p>2455</text:p>
          </table:table-cell>
          <table:table-cell table:formula="of:=IF([.C515]&lt;&gt;&quot;&quot;;[.C515];IF([.C514]&lt;&gt;&quot;&quot;;[.C514];[.C513]))" office:value-type="float" office:value="2458" calcext:value-type="float">
            <text:p>2458</text:p>
          </table:table-cell>
          <table:table-cell table:formula="of:=IF([.D515]&lt;&gt;&quot;&quot;;[.D515];IF([.D514]&lt;&gt;&quot;&quot;;[.D514];[.D513]))" office:value-type="float" office:value="3154" calcext:value-type="float">
            <text:p>3154</text:p>
          </table:table-cell>
          <table:table-cell table:formula="of:=IF([.E515]&lt;&gt;&quot;&quot;;[.E515];IF([.E514]&lt;&gt;&quot;&quot;;[.E514];[.E513]))" office:value-type="float" office:value="0" calcext:value-type="float">
            <text:p>0</text:p>
          </table:table-cell>
          <table:table-cell table:formula="of:=IF([.F515]&lt;&gt;&quot;&quot;;[.F515];IF([.F514]&lt;&gt;&quot;&quot;;[.F514];[.F513]))" office:value-type="float" office:value="898" calcext:value-type="float">
            <text:p>898</text:p>
          </table:table-cell>
          <table:table-cell table:number-columns-repeated="995"/>
        </table:table-row>
        <table:table-row table:style-name="ro1">
          <table:table-cell office:value-type="date" office:date-value="2022-08-23T17:20:11.484433" calcext:value-type="date">
            <text:p>2022-08-23 17:20:11</text:p>
          </table:table-cell>
          <table:table-cell office:value-type="float" office:value="2476" calcext:value-type="float">
            <text:p>2476</text:p>
          </table:table-cell>
          <table:table-cell office:value-type="float" office:value="2480" calcext:value-type="float">
            <text:p>2480</text:p>
          </table:table-cell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16]&lt;&gt;&quot;&quot;;[.B516];IF([.B515]&lt;&gt;&quot;&quot;;[.B515];[.B514]))" office:value-type="float" office:value="2476" calcext:value-type="float">
            <text:p>2476</text:p>
          </table:table-cell>
          <table:table-cell table:formula="of:=IF([.C516]&lt;&gt;&quot;&quot;;[.C516];IF([.C515]&lt;&gt;&quot;&quot;;[.C515];[.C514]))" office:value-type="float" office:value="2480" calcext:value-type="float">
            <text:p>2480</text:p>
          </table:table-cell>
          <table:table-cell table:formula="of:=IF([.D516]&lt;&gt;&quot;&quot;;[.D516];IF([.D515]&lt;&gt;&quot;&quot;;[.D515];[.D514]))" office:value-type="float" office:value="3085" calcext:value-type="float">
            <text:p>3085</text:p>
          </table:table-cell>
          <table:table-cell table:formula="of:=IF([.E516]&lt;&gt;&quot;&quot;;[.E516];IF([.E515]&lt;&gt;&quot;&quot;;[.E515];[.E514]))" office:value-type="float" office:value="0" calcext:value-type="float">
            <text:p>0</text:p>
          </table:table-cell>
          <table:table-cell table:formula="of:=IF([.F516]&lt;&gt;&quot;&quot;;[.F516];IF([.F515]&lt;&gt;&quot;&quot;;[.F515];[.F514]))" office:value-type="float" office:value="898" calcext:value-type="float">
            <text:p>898</text:p>
          </table:table-cell>
          <table:table-cell table:number-columns-repeated="995"/>
        </table:table-row>
        <table:table-row table:style-name="ro1">
          <table:table-cell office:value-type="date" office:date-value="2022-08-23T17:21:00.000001" calcext:value-type="date">
            <text:p>2022-08-23 17:21:00</text:p>
          </table:table-cell>
          <table:table-cell table:number-columns-repeated="4"/>
          <table:table-cell table:style-name="ce1" office:value-type="float" office:value="890" calcext:value-type="float">
            <text:p>890</text:p>
          </table:table-cell>
          <table:table-cell table:formula="of:=IF([.B517]&lt;&gt;&quot;&quot;;[.B517];IF([.B516]&lt;&gt;&quot;&quot;;[.B516];[.B515]))" office:value-type="float" office:value="2476" calcext:value-type="float">
            <text:p>2476</text:p>
          </table:table-cell>
          <table:table-cell table:formula="of:=IF([.C517]&lt;&gt;&quot;&quot;;[.C517];IF([.C516]&lt;&gt;&quot;&quot;;[.C516];[.C515]))" office:value-type="float" office:value="2480" calcext:value-type="float">
            <text:p>2480</text:p>
          </table:table-cell>
          <table:table-cell table:formula="of:=IF([.D517]&lt;&gt;&quot;&quot;;[.D517];IF([.D516]&lt;&gt;&quot;&quot;;[.D516];[.D515]))" office:value-type="float" office:value="3085" calcext:value-type="float">
            <text:p>3085</text:p>
          </table:table-cell>
          <table:table-cell table:formula="of:=IF([.E517]&lt;&gt;&quot;&quot;;[.E517];IF([.E516]&lt;&gt;&quot;&quot;;[.E516];[.E515]))" office:value-type="float" office:value="0" calcext:value-type="float">
            <text:p>0</text:p>
          </table:table-cell>
          <table:table-cell table:formula="of:=IF([.F517]&lt;&gt;&quot;&quot;;[.F517];IF([.F516]&lt;&gt;&quot;&quot;;[.F516];[.F515]))" office:value-type="float" office:value="890" calcext:value-type="float">
            <text:p>890</text:p>
          </table:table-cell>
          <table:table-cell table:number-columns-repeated="995"/>
        </table:table-row>
        <table:table-row table:style-name="ro1">
          <table:table-cell office:value-type="date" office:date-value="2022-08-23T17:21:22.613381" calcext:value-type="date">
            <text:p>2022-08-23 17:21:23</text:p>
          </table:table-cell>
          <table:table-cell office:value-type="float" office:value="2460" calcext:value-type="float">
            <text:p>2460</text:p>
          </table:table-cell>
          <table:table-cell office:value-type="float" office:value="2456" calcext:value-type="float">
            <text:p>2456</text:p>
          </table:table-cell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18]&lt;&gt;&quot;&quot;;[.B518];IF([.B517]&lt;&gt;&quot;&quot;;[.B517];[.B516]))" office:value-type="float" office:value="2460" calcext:value-type="float">
            <text:p>2460</text:p>
          </table:table-cell>
          <table:table-cell table:formula="of:=IF([.C518]&lt;&gt;&quot;&quot;;[.C518];IF([.C517]&lt;&gt;&quot;&quot;;[.C517];[.C516]))" office:value-type="float" office:value="2456" calcext:value-type="float">
            <text:p>2456</text:p>
          </table:table-cell>
          <table:table-cell table:formula="of:=IF([.D518]&lt;&gt;&quot;&quot;;[.D518];IF([.D517]&lt;&gt;&quot;&quot;;[.D517];[.D516]))" office:value-type="float" office:value="3053" calcext:value-type="float">
            <text:p>3053</text:p>
          </table:table-cell>
          <table:table-cell table:formula="of:=IF([.E518]&lt;&gt;&quot;&quot;;[.E518];IF([.E517]&lt;&gt;&quot;&quot;;[.E517];[.E516]))" office:value-type="float" office:value="0" calcext:value-type="float">
            <text:p>0</text:p>
          </table:table-cell>
          <table:table-cell table:formula="of:=IF([.F518]&lt;&gt;&quot;&quot;;[.F518];IF([.F517]&lt;&gt;&quot;&quot;;[.F517];[.F516]))" office:value-type="float" office:value="890" calcext:value-type="float">
            <text:p>890</text:p>
          </table:table-cell>
          <table:table-cell table:number-columns-repeated="995"/>
        </table:table-row>
        <table:table-row table:style-name="ro1">
          <table:table-cell office:value-type="date" office:date-value="2022-08-23T17:22:00" calcext:value-type="date">
            <text:p>2022-08-23 17:22:00</text:p>
          </table:table-cell>
          <table:table-cell table:number-columns-repeated="4"/>
          <table:table-cell table:style-name="ce1" office:value-type="float" office:value="888" calcext:value-type="float">
            <text:p>888</text:p>
          </table:table-cell>
          <table:table-cell table:formula="of:=IF([.B519]&lt;&gt;&quot;&quot;;[.B519];IF([.B518]&lt;&gt;&quot;&quot;;[.B518];[.B517]))" office:value-type="float" office:value="2460" calcext:value-type="float">
            <text:p>2460</text:p>
          </table:table-cell>
          <table:table-cell table:formula="of:=IF([.C519]&lt;&gt;&quot;&quot;;[.C519];IF([.C518]&lt;&gt;&quot;&quot;;[.C518];[.C517]))" office:value-type="float" office:value="2456" calcext:value-type="float">
            <text:p>2456</text:p>
          </table:table-cell>
          <table:table-cell table:formula="of:=IF([.D519]&lt;&gt;&quot;&quot;;[.D519];IF([.D518]&lt;&gt;&quot;&quot;;[.D518];[.D517]))" office:value-type="float" office:value="3053" calcext:value-type="float">
            <text:p>3053</text:p>
          </table:table-cell>
          <table:table-cell table:formula="of:=IF([.E519]&lt;&gt;&quot;&quot;;[.E519];IF([.E518]&lt;&gt;&quot;&quot;;[.E518];[.E517]))" office:value-type="float" office:value="0" calcext:value-type="float">
            <text:p>0</text:p>
          </table:table-cell>
          <table:table-cell table:formula="of:=IF([.F519]&lt;&gt;&quot;&quot;;[.F519];IF([.F518]&lt;&gt;&quot;&quot;;[.F518];[.F517]))" office:value-type="float" office:value="888" calcext:value-type="float">
            <text:p>888</text:p>
          </table:table-cell>
          <table:table-cell table:number-columns-repeated="995"/>
        </table:table-row>
        <table:table-row table:style-name="ro1">
          <table:table-cell office:value-type="date" office:date-value="2022-08-23T17:22:33.535457" calcext:value-type="date">
            <text:p>2022-08-23 17:22:34</text:p>
          </table:table-cell>
          <table:table-cell table:number-columns-repeated="2" office:value-type="float" office:value="2441" calcext:value-type="float">
            <text:p>2441</text:p>
          </table:table-cell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20]&lt;&gt;&quot;&quot;;[.B520];IF([.B519]&lt;&gt;&quot;&quot;;[.B519];[.B518]))" office:value-type="float" office:value="2441" calcext:value-type="float">
            <text:p>2441</text:p>
          </table:table-cell>
          <table:table-cell table:formula="of:=IF([.C520]&lt;&gt;&quot;&quot;;[.C520];IF([.C519]&lt;&gt;&quot;&quot;;[.C519];[.C518]))" office:value-type="float" office:value="2441" calcext:value-type="float">
            <text:p>2441</text:p>
          </table:table-cell>
          <table:table-cell table:formula="of:=IF([.D520]&lt;&gt;&quot;&quot;;[.D520];IF([.D519]&lt;&gt;&quot;&quot;;[.D519];[.D518]))" office:value-type="float" office:value="3037" calcext:value-type="float">
            <text:p>3037</text:p>
          </table:table-cell>
          <table:table-cell table:formula="of:=IF([.E520]&lt;&gt;&quot;&quot;;[.E520];IF([.E519]&lt;&gt;&quot;&quot;;[.E519];[.E518]))" office:value-type="float" office:value="0" calcext:value-type="float">
            <text:p>0</text:p>
          </table:table-cell>
          <table:table-cell table:formula="of:=IF([.F520]&lt;&gt;&quot;&quot;;[.F520];IF([.F519]&lt;&gt;&quot;&quot;;[.F519];[.F518]))" office:value-type="float" office:value="888" calcext:value-type="float">
            <text:p>888</text:p>
          </table:table-cell>
          <table:table-cell table:number-columns-repeated="995"/>
        </table:table-row>
        <table:table-row table:style-name="ro1">
          <table:table-cell office:value-type="date" office:date-value="2022-08-23T17:23:00" calcext:value-type="date">
            <text:p>2022-08-23 17:23:00</text:p>
          </table:table-cell>
          <table:table-cell table:number-columns-repeated="4"/>
          <table:table-cell table:style-name="ce1" office:value-type="float" office:value="875" calcext:value-type="float">
            <text:p>875</text:p>
          </table:table-cell>
          <table:table-cell table:formula="of:=IF([.B521]&lt;&gt;&quot;&quot;;[.B521];IF([.B520]&lt;&gt;&quot;&quot;;[.B520];[.B519]))" office:value-type="float" office:value="2441" calcext:value-type="float">
            <text:p>2441</text:p>
          </table:table-cell>
          <table:table-cell table:formula="of:=IF([.C521]&lt;&gt;&quot;&quot;;[.C521];IF([.C520]&lt;&gt;&quot;&quot;;[.C520];[.C519]))" office:value-type="float" office:value="2441" calcext:value-type="float">
            <text:p>2441</text:p>
          </table:table-cell>
          <table:table-cell table:formula="of:=IF([.D521]&lt;&gt;&quot;&quot;;[.D521];IF([.D520]&lt;&gt;&quot;&quot;;[.D520];[.D519]))" office:value-type="float" office:value="3037" calcext:value-type="float">
            <text:p>3037</text:p>
          </table:table-cell>
          <table:table-cell table:formula="of:=IF([.E521]&lt;&gt;&quot;&quot;;[.E521];IF([.E520]&lt;&gt;&quot;&quot;;[.E520];[.E519]))" office:value-type="float" office:value="0" calcext:value-type="float">
            <text:p>0</text:p>
          </table:table-cell>
          <table:table-cell table:formula="of:=IF([.F521]&lt;&gt;&quot;&quot;;[.F521];IF([.F520]&lt;&gt;&quot;&quot;;[.F520];[.F519]))" office:value-type="float" office:value="875" calcext:value-type="float">
            <text:p>875</text:p>
          </table:table-cell>
          <table:table-cell table:number-columns-repeated="995"/>
        </table:table-row>
        <table:table-row table:style-name="ro1">
          <table:table-cell office:value-type="date" office:date-value="2022-08-23T17:23:46.980327" calcext:value-type="date">
            <text:p>2022-08-23 17:23:47</text:p>
          </table:table-cell>
          <table:table-cell table:number-columns-repeated="2" office:value-type="float" office:value="2426" calcext:value-type="float">
            <text:p>2426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22]&lt;&gt;&quot;&quot;;[.B522];IF([.B521]&lt;&gt;&quot;&quot;;[.B521];[.B520]))" office:value-type="float" office:value="2426" calcext:value-type="float">
            <text:p>2426</text:p>
          </table:table-cell>
          <table:table-cell table:formula="of:=IF([.C522]&lt;&gt;&quot;&quot;;[.C522];IF([.C521]&lt;&gt;&quot;&quot;;[.C521];[.C520]))" office:value-type="float" office:value="2426" calcext:value-type="float">
            <text:p>2426</text:p>
          </table:table-cell>
          <table:table-cell table:formula="of:=IF([.D522]&lt;&gt;&quot;&quot;;[.D522];IF([.D521]&lt;&gt;&quot;&quot;;[.D521];[.D520]))" office:value-type="float" office:value="2986" calcext:value-type="float">
            <text:p>2986</text:p>
          </table:table-cell>
          <table:table-cell table:formula="of:=IF([.E522]&lt;&gt;&quot;&quot;;[.E522];IF([.E521]&lt;&gt;&quot;&quot;;[.E521];[.E520]))" office:value-type="float" office:value="0" calcext:value-type="float">
            <text:p>0</text:p>
          </table:table-cell>
          <table:table-cell table:formula="of:=IF([.F522]&lt;&gt;&quot;&quot;;[.F522];IF([.F521]&lt;&gt;&quot;&quot;;[.F521];[.F520]))" office:value-type="float" office:value="875" calcext:value-type="float">
            <text:p>875</text:p>
          </table:table-cell>
          <table:table-cell table:number-columns-repeated="995"/>
        </table:table-row>
        <table:table-row table:style-name="ro1">
          <table:table-cell office:value-type="date" office:date-value="2022-08-23T17:24:00" calcext:value-type="date">
            <text:p>2022-08-23 17:24:00</text:p>
          </table:table-cell>
          <table:table-cell table:number-columns-repeated="4"/>
          <table:table-cell table:style-name="ce1" office:value-type="float" office:value="852" calcext:value-type="float">
            <text:p>852</text:p>
          </table:table-cell>
          <table:table-cell table:formula="of:=IF([.B523]&lt;&gt;&quot;&quot;;[.B523];IF([.B522]&lt;&gt;&quot;&quot;;[.B522];[.B521]))" office:value-type="float" office:value="2426" calcext:value-type="float">
            <text:p>2426</text:p>
          </table:table-cell>
          <table:table-cell table:formula="of:=IF([.C523]&lt;&gt;&quot;&quot;;[.C523];IF([.C522]&lt;&gt;&quot;&quot;;[.C522];[.C521]))" office:value-type="float" office:value="2426" calcext:value-type="float">
            <text:p>2426</text:p>
          </table:table-cell>
          <table:table-cell table:formula="of:=IF([.D523]&lt;&gt;&quot;&quot;;[.D523];IF([.D522]&lt;&gt;&quot;&quot;;[.D522];[.D521]))" office:value-type="float" office:value="2986" calcext:value-type="float">
            <text:p>2986</text:p>
          </table:table-cell>
          <table:table-cell table:formula="of:=IF([.E523]&lt;&gt;&quot;&quot;;[.E523];IF([.E522]&lt;&gt;&quot;&quot;;[.E522];[.E521]))" office:value-type="float" office:value="0" calcext:value-type="float">
            <text:p>0</text:p>
          </table:table-cell>
          <table:table-cell table:formula="of:=IF([.F523]&lt;&gt;&quot;&quot;;[.F523];IF([.F522]&lt;&gt;&quot;&quot;;[.F522];[.F521]))" office:value-type="float" office:value="852" calcext:value-type="float">
            <text:p>852</text:p>
          </table:table-cell>
          <table:table-cell table:number-columns-repeated="995"/>
        </table:table-row>
        <table:table-row table:style-name="ro1">
          <table:table-cell office:value-type="date" office:date-value="2022-08-23T17:24:55.234753" calcext:value-type="date">
            <text:p>2022-08-23 17:24:55</text:p>
          </table:table-cell>
          <table:table-cell table:number-columns-repeated="2" office:value-type="float" office:value="2345" calcext:value-type="float">
            <text:p>2345</text:p>
          </table:table-cell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24]&lt;&gt;&quot;&quot;;[.B524];IF([.B523]&lt;&gt;&quot;&quot;;[.B523];[.B522]))" office:value-type="float" office:value="2345" calcext:value-type="float">
            <text:p>2345</text:p>
          </table:table-cell>
          <table:table-cell table:formula="of:=IF([.C524]&lt;&gt;&quot;&quot;;[.C524];IF([.C523]&lt;&gt;&quot;&quot;;[.C523];[.C522]))" office:value-type="float" office:value="2345" calcext:value-type="float">
            <text:p>2345</text:p>
          </table:table-cell>
          <table:table-cell table:formula="of:=IF([.D524]&lt;&gt;&quot;&quot;;[.D524];IF([.D523]&lt;&gt;&quot;&quot;;[.D523];[.D522]))" office:value-type="float" office:value="2952" calcext:value-type="float">
            <text:p>2952</text:p>
          </table:table-cell>
          <table:table-cell table:formula="of:=IF([.E524]&lt;&gt;&quot;&quot;;[.E524];IF([.E523]&lt;&gt;&quot;&quot;;[.E523];[.E522]))" office:value-type="float" office:value="0" calcext:value-type="float">
            <text:p>0</text:p>
          </table:table-cell>
          <table:table-cell table:formula="of:=IF([.F524]&lt;&gt;&quot;&quot;;[.F524];IF([.F523]&lt;&gt;&quot;&quot;;[.F523];[.F522]))" office:value-type="float" office:value="852" calcext:value-type="float">
            <text:p>852</text:p>
          </table:table-cell>
          <table:table-cell table:number-columns-repeated="995"/>
        </table:table-row>
        <table:table-row table:style-name="ro1">
          <table:table-cell office:value-type="date" office:date-value="2022-08-23T17:25:00" calcext:value-type="date">
            <text:p>2022-08-23 17:25:00</text:p>
          </table:table-cell>
          <table:table-cell table:number-columns-repeated="4"/>
          <table:table-cell table:style-name="ce1" office:value-type="float" office:value="833" calcext:value-type="float">
            <text:p>833</text:p>
          </table:table-cell>
          <table:table-cell table:formula="of:=IF([.B525]&lt;&gt;&quot;&quot;;[.B525];IF([.B524]&lt;&gt;&quot;&quot;;[.B524];[.B523]))" office:value-type="float" office:value="2345" calcext:value-type="float">
            <text:p>2345</text:p>
          </table:table-cell>
          <table:table-cell table:formula="of:=IF([.C525]&lt;&gt;&quot;&quot;;[.C525];IF([.C524]&lt;&gt;&quot;&quot;;[.C524];[.C523]))" office:value-type="float" office:value="2345" calcext:value-type="float">
            <text:p>2345</text:p>
          </table:table-cell>
          <table:table-cell table:formula="of:=IF([.D525]&lt;&gt;&quot;&quot;;[.D525];IF([.D524]&lt;&gt;&quot;&quot;;[.D524];[.D523]))" office:value-type="float" office:value="2952" calcext:value-type="float">
            <text:p>2952</text:p>
          </table:table-cell>
          <table:table-cell table:formula="of:=IF([.E525]&lt;&gt;&quot;&quot;;[.E525];IF([.E524]&lt;&gt;&quot;&quot;;[.E524];[.E523]))" office:value-type="float" office:value="0" calcext:value-type="float">
            <text:p>0</text:p>
          </table:table-cell>
          <table:table-cell table:formula="of:=IF([.F525]&lt;&gt;&quot;&quot;;[.F525];IF([.F524]&lt;&gt;&quot;&quot;;[.F524];[.F523]))" office:value-type="float" office:value="833" calcext:value-type="float">
            <text:p>833</text:p>
          </table:table-cell>
          <table:table-cell table:number-columns-repeated="995"/>
        </table:table-row>
        <table:table-row table:style-name="ro1">
          <table:table-cell office:value-type="date" office:date-value="2022-08-23T17:26:00" calcext:value-type="date">
            <text:p>2022-08-23 17:26:00</text:p>
          </table:table-cell>
          <table:table-cell table:number-columns-repeated="4"/>
          <table:table-cell table:style-name="ce1" office:value-type="float" office:value="825" calcext:value-type="float">
            <text:p>825</text:p>
          </table:table-cell>
          <table:table-cell table:formula="of:=IF([.B526]&lt;&gt;&quot;&quot;;[.B526];IF([.B525]&lt;&gt;&quot;&quot;;[.B525];[.B524]))" office:value-type="float" office:value="2345" calcext:value-type="float">
            <text:p>2345</text:p>
          </table:table-cell>
          <table:table-cell table:formula="of:=IF([.C526]&lt;&gt;&quot;&quot;;[.C526];IF([.C525]&lt;&gt;&quot;&quot;;[.C525];[.C524]))" office:value-type="float" office:value="2345" calcext:value-type="float">
            <text:p>2345</text:p>
          </table:table-cell>
          <table:table-cell table:formula="of:=IF([.D526]&lt;&gt;&quot;&quot;;[.D526];IF([.D525]&lt;&gt;&quot;&quot;;[.D525];[.D524]))" office:value-type="float" office:value="2952" calcext:value-type="float">
            <text:p>2952</text:p>
          </table:table-cell>
          <table:table-cell table:formula="of:=IF([.E526]&lt;&gt;&quot;&quot;;[.E526];IF([.E525]&lt;&gt;&quot;&quot;;[.E525];[.E524]))" office:value-type="float" office:value="0" calcext:value-type="float">
            <text:p>0</text:p>
          </table:table-cell>
          <table:table-cell table:formula="of:=IF([.F526]&lt;&gt;&quot;&quot;;[.F526];IF([.F525]&lt;&gt;&quot;&quot;;[.F525];[.F524]))" office:value-type="float" office:value="825" calcext:value-type="float">
            <text:p>825</text:p>
          </table:table-cell>
          <table:table-cell table:number-columns-repeated="995"/>
        </table:table-row>
        <table:table-row table:style-name="ro1">
          <table:table-cell office:value-type="date" office:date-value="2022-08-23T17:26:06.405902" calcext:value-type="date">
            <text:p>2022-08-23 17:26:06</text:p>
          </table:table-cell>
          <table:table-cell office:value-type="float" office:value="2288" calcext:value-type="float">
            <text:p>2288</text:p>
          </table:table-cell>
          <table:table-cell office:value-type="float" office:value="2286" calcext:value-type="float">
            <text:p>2286</text:p>
          </table:table-cell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27]&lt;&gt;&quot;&quot;;[.B527];IF([.B526]&lt;&gt;&quot;&quot;;[.B526];[.B525]))" office:value-type="float" office:value="2288" calcext:value-type="float">
            <text:p>2288</text:p>
          </table:table-cell>
          <table:table-cell table:formula="of:=IF([.C527]&lt;&gt;&quot;&quot;;[.C527];IF([.C526]&lt;&gt;&quot;&quot;;[.C526];[.C525]))" office:value-type="float" office:value="2286" calcext:value-type="float">
            <text:p>2286</text:p>
          </table:table-cell>
          <table:table-cell table:formula="of:=IF([.D527]&lt;&gt;&quot;&quot;;[.D527];IF([.D526]&lt;&gt;&quot;&quot;;[.D526];[.D525]))" office:value-type="float" office:value="2865" calcext:value-type="float">
            <text:p>2865</text:p>
          </table:table-cell>
          <table:table-cell table:formula="of:=IF([.E527]&lt;&gt;&quot;&quot;;[.E527];IF([.E526]&lt;&gt;&quot;&quot;;[.E526];[.E525]))" office:value-type="float" office:value="0" calcext:value-type="float">
            <text:p>0</text:p>
          </table:table-cell>
          <table:table-cell table:formula="of:=IF([.F527]&lt;&gt;&quot;&quot;;[.F527];IF([.F526]&lt;&gt;&quot;&quot;;[.F526];[.F525]))" office:value-type="float" office:value="825" calcext:value-type="float">
            <text:p>825</text:p>
          </table:table-cell>
          <table:table-cell table:number-columns-repeated="995"/>
        </table:table-row>
        <table:table-row table:style-name="ro1">
          <table:table-cell office:value-type="date" office:date-value="2022-08-23T17:27:00" calcext:value-type="date">
            <text:p>2022-08-23 17:27:00</text:p>
          </table:table-cell>
          <table:table-cell table:number-columns-repeated="4"/>
          <table:table-cell table:style-name="ce1" office:value-type="float" office:value="743" calcext:value-type="float">
            <text:p>743</text:p>
          </table:table-cell>
          <table:table-cell table:formula="of:=IF([.B528]&lt;&gt;&quot;&quot;;[.B528];IF([.B527]&lt;&gt;&quot;&quot;;[.B527];[.B526]))" office:value-type="float" office:value="2288" calcext:value-type="float">
            <text:p>2288</text:p>
          </table:table-cell>
          <table:table-cell table:formula="of:=IF([.C528]&lt;&gt;&quot;&quot;;[.C528];IF([.C527]&lt;&gt;&quot;&quot;;[.C527];[.C526]))" office:value-type="float" office:value="2286" calcext:value-type="float">
            <text:p>2286</text:p>
          </table:table-cell>
          <table:table-cell table:formula="of:=IF([.D528]&lt;&gt;&quot;&quot;;[.D528];IF([.D527]&lt;&gt;&quot;&quot;;[.D527];[.D526]))" office:value-type="float" office:value="2865" calcext:value-type="float">
            <text:p>2865</text:p>
          </table:table-cell>
          <table:table-cell table:formula="of:=IF([.E528]&lt;&gt;&quot;&quot;;[.E528];IF([.E527]&lt;&gt;&quot;&quot;;[.E527];[.E526]))" office:value-type="float" office:value="0" calcext:value-type="float">
            <text:p>0</text:p>
          </table:table-cell>
          <table:table-cell table:formula="of:=IF([.F528]&lt;&gt;&quot;&quot;;[.F528];IF([.F527]&lt;&gt;&quot;&quot;;[.F527];[.F526]))" office:value-type="float" office:value="743" calcext:value-type="float">
            <text:p>743</text:p>
          </table:table-cell>
          <table:table-cell table:number-columns-repeated="995"/>
        </table:table-row>
        <table:table-row table:style-name="ro1">
          <table:table-cell office:value-type="date" office:date-value="2022-08-23T17:27:15.857262" calcext:value-type="date">
            <text:p>2022-08-23 17:27:16</text:p>
          </table:table-cell>
          <table:table-cell table:number-columns-repeated="2" office:value-type="float" office:value="2256" calcext:value-type="float">
            <text:p>2256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29]&lt;&gt;&quot;&quot;;[.B529];IF([.B528]&lt;&gt;&quot;&quot;;[.B528];[.B527]))" office:value-type="float" office:value="2256" calcext:value-type="float">
            <text:p>2256</text:p>
          </table:table-cell>
          <table:table-cell table:formula="of:=IF([.C529]&lt;&gt;&quot;&quot;;[.C529];IF([.C528]&lt;&gt;&quot;&quot;;[.C528];[.C527]))" office:value-type="float" office:value="2256" calcext:value-type="float">
            <text:p>2256</text:p>
          </table:table-cell>
          <table:table-cell table:formula="of:=IF([.D529]&lt;&gt;&quot;&quot;;[.D529];IF([.D528]&lt;&gt;&quot;&quot;;[.D528];[.D527]))" office:value-type="float" office:value="2815" calcext:value-type="float">
            <text:p>2815</text:p>
          </table:table-cell>
          <table:table-cell table:formula="of:=IF([.E529]&lt;&gt;&quot;&quot;;[.E529];IF([.E528]&lt;&gt;&quot;&quot;;[.E528];[.E527]))" office:value-type="float" office:value="0" calcext:value-type="float">
            <text:p>0</text:p>
          </table:table-cell>
          <table:table-cell table:formula="of:=IF([.F529]&lt;&gt;&quot;&quot;;[.F529];IF([.F528]&lt;&gt;&quot;&quot;;[.F528];[.F527]))" office:value-type="float" office:value="743" calcext:value-type="float">
            <text:p>743</text:p>
          </table:table-cell>
          <table:table-cell table:number-columns-repeated="995"/>
        </table:table-row>
        <table:table-row table:style-name="ro1">
          <table:table-cell office:value-type="date" office:date-value="2022-08-23T17:28:00.000001" calcext:value-type="date">
            <text:p>2022-08-23 17:2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530]&lt;&gt;&quot;&quot;;[.B530];IF([.B529]&lt;&gt;&quot;&quot;;[.B529];[.B528]))" office:value-type="float" office:value="2256" calcext:value-type="float">
            <text:p>2256</text:p>
          </table:table-cell>
          <table:table-cell table:formula="of:=IF([.C530]&lt;&gt;&quot;&quot;;[.C530];IF([.C529]&lt;&gt;&quot;&quot;;[.C529];[.C528]))" office:value-type="float" office:value="2256" calcext:value-type="float">
            <text:p>2256</text:p>
          </table:table-cell>
          <table:table-cell table:formula="of:=IF([.D530]&lt;&gt;&quot;&quot;;[.D530];IF([.D529]&lt;&gt;&quot;&quot;;[.D529];[.D528]))" office:value-type="float" office:value="2815" calcext:value-type="float">
            <text:p>2815</text:p>
          </table:table-cell>
          <table:table-cell table:formula="of:=IF([.E530]&lt;&gt;&quot;&quot;;[.E530];IF([.E529]&lt;&gt;&quot;&quot;;[.E529];[.E528]))" office:value-type="float" office:value="0" calcext:value-type="float">
            <text:p>0</text:p>
          </table:table-cell>
          <table:table-cell table:formula="of:=IF([.F530]&lt;&gt;&quot;&quot;;[.F530];IF([.F529]&lt;&gt;&quot;&quot;;[.F529];[.F52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7:28:25.184928" calcext:value-type="date">
            <text:p>2022-08-23 17:28:25</text:p>
          </table:table-cell>
          <table:table-cell table:number-columns-repeated="2" office:value-type="float" office:value="1053" calcext:value-type="float">
            <text:p>105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31]&lt;&gt;&quot;&quot;;[.B531];IF([.B530]&lt;&gt;&quot;&quot;;[.B530];[.B529]))" office:value-type="float" office:value="1053" calcext:value-type="float">
            <text:p>1053</text:p>
          </table:table-cell>
          <table:table-cell table:formula="of:=IF([.C531]&lt;&gt;&quot;&quot;;[.C531];IF([.C530]&lt;&gt;&quot;&quot;;[.C530];[.C529]))" office:value-type="float" office:value="1053" calcext:value-type="float">
            <text:p>1053</text:p>
          </table:table-cell>
          <table:table-cell table:formula="of:=IF([.D531]&lt;&gt;&quot;&quot;;[.D531];IF([.D530]&lt;&gt;&quot;&quot;;[.D530];[.D529]))" office:value-type="float" office:value="1068" calcext:value-type="float">
            <text:p>1068</text:p>
          </table:table-cell>
          <table:table-cell table:formula="of:=IF([.E531]&lt;&gt;&quot;&quot;;[.E531];IF([.E530]&lt;&gt;&quot;&quot;;[.E530];[.E529]))" office:value-type="float" office:value="0" calcext:value-type="float">
            <text:p>0</text:p>
          </table:table-cell>
          <table:table-cell table:formula="of:=IF([.F531]&lt;&gt;&quot;&quot;;[.F531];IF([.F530]&lt;&gt;&quot;&quot;;[.F530];[.F52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7:29:00" calcext:value-type="date">
            <text:p>2022-08-23 17:29:00</text:p>
          </table:table-cell>
          <table:table-cell table:number-columns-repeated="4"/>
          <table:table-cell table:style-name="ce1" office:value-type="float" office:value="448" calcext:value-type="float">
            <text:p>448</text:p>
          </table:table-cell>
          <table:table-cell table:formula="of:=IF([.B532]&lt;&gt;&quot;&quot;;[.B532];IF([.B531]&lt;&gt;&quot;&quot;;[.B531];[.B530]))" office:value-type="float" office:value="1053" calcext:value-type="float">
            <text:p>1053</text:p>
          </table:table-cell>
          <table:table-cell table:formula="of:=IF([.C532]&lt;&gt;&quot;&quot;;[.C532];IF([.C531]&lt;&gt;&quot;&quot;;[.C531];[.C530]))" office:value-type="float" office:value="1053" calcext:value-type="float">
            <text:p>1053</text:p>
          </table:table-cell>
          <table:table-cell table:formula="of:=IF([.D532]&lt;&gt;&quot;&quot;;[.D532];IF([.D531]&lt;&gt;&quot;&quot;;[.D531];[.D530]))" office:value-type="float" office:value="1068" calcext:value-type="float">
            <text:p>1068</text:p>
          </table:table-cell>
          <table:table-cell table:formula="of:=IF([.E532]&lt;&gt;&quot;&quot;;[.E532];IF([.E531]&lt;&gt;&quot;&quot;;[.E531];[.E530]))" office:value-type="float" office:value="0" calcext:value-type="float">
            <text:p>0</text:p>
          </table:table-cell>
          <table:table-cell table:formula="of:=IF([.F532]&lt;&gt;&quot;&quot;;[.F532];IF([.F531]&lt;&gt;&quot;&quot;;[.F531];[.F530]))"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date" office:date-value="2022-08-23T17:29:35.064921" calcext:value-type="date">
            <text:p>2022-08-23 17:29:35</text:p>
          </table:table-cell>
          <table:table-cell table:number-columns-repeated="2" office:value-type="float" office:value="1833" calcext:value-type="float">
            <text:p>1833</text:p>
          </table:table-cell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33]&lt;&gt;&quot;&quot;;[.B533];IF([.B532]&lt;&gt;&quot;&quot;;[.B532];[.B531]))" office:value-type="float" office:value="1833" calcext:value-type="float">
            <text:p>1833</text:p>
          </table:table-cell>
          <table:table-cell table:formula="of:=IF([.C533]&lt;&gt;&quot;&quot;;[.C533];IF([.C532]&lt;&gt;&quot;&quot;;[.C532];[.C531]))" office:value-type="float" office:value="1833" calcext:value-type="float">
            <text:p>1833</text:p>
          </table:table-cell>
          <table:table-cell table:formula="of:=IF([.D533]&lt;&gt;&quot;&quot;;[.D533];IF([.D532]&lt;&gt;&quot;&quot;;[.D532];[.D531]))" office:value-type="float" office:value="2234" calcext:value-type="float">
            <text:p>2234</text:p>
          </table:table-cell>
          <table:table-cell table:formula="of:=IF([.E533]&lt;&gt;&quot;&quot;;[.E533];IF([.E532]&lt;&gt;&quot;&quot;;[.E532];[.E531]))" office:value-type="float" office:value="0" calcext:value-type="float">
            <text:p>0</text:p>
          </table:table-cell>
          <table:table-cell table:formula="of:=IF([.F533]&lt;&gt;&quot;&quot;;[.F533];IF([.F532]&lt;&gt;&quot;&quot;;[.F532];[.F531]))"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date" office:date-value="2022-08-23T17:30:00" calcext:value-type="date">
            <text:p>2022-08-23 17:30:00</text:p>
          </table:table-cell>
          <table:table-cell table:number-columns-repeated="4"/>
          <table:table-cell table:style-name="ce1" office:value-type="float" office:value="759" calcext:value-type="float">
            <text:p>759</text:p>
          </table:table-cell>
          <table:table-cell table:formula="of:=IF([.B534]&lt;&gt;&quot;&quot;;[.B534];IF([.B533]&lt;&gt;&quot;&quot;;[.B533];[.B532]))" office:value-type="float" office:value="1833" calcext:value-type="float">
            <text:p>1833</text:p>
          </table:table-cell>
          <table:table-cell table:formula="of:=IF([.C534]&lt;&gt;&quot;&quot;;[.C534];IF([.C533]&lt;&gt;&quot;&quot;;[.C533];[.C532]))" office:value-type="float" office:value="1833" calcext:value-type="float">
            <text:p>1833</text:p>
          </table:table-cell>
          <table:table-cell table:formula="of:=IF([.D534]&lt;&gt;&quot;&quot;;[.D534];IF([.D533]&lt;&gt;&quot;&quot;;[.D533];[.D532]))" office:value-type="float" office:value="2234" calcext:value-type="float">
            <text:p>2234</text:p>
          </table:table-cell>
          <table:table-cell table:formula="of:=IF([.E534]&lt;&gt;&quot;&quot;;[.E534];IF([.E533]&lt;&gt;&quot;&quot;;[.E533];[.E532]))" office:value-type="float" office:value="0" calcext:value-type="float">
            <text:p>0</text:p>
          </table:table-cell>
          <table:table-cell table:formula="of:=IF([.F534]&lt;&gt;&quot;&quot;;[.F534];IF([.F533]&lt;&gt;&quot;&quot;;[.F533];[.F532]))" office:value-type="float" office:value="759" calcext:value-type="float">
            <text:p>759</text:p>
          </table:table-cell>
          <table:table-cell table:number-columns-repeated="995"/>
        </table:table-row>
        <table:table-row table:style-name="ro1">
          <table:table-cell office:value-type="date" office:date-value="2022-08-23T17:30:46.229546" calcext:value-type="date">
            <text:p>2022-08-23 17:30:46</text:p>
          </table:table-cell>
          <table:table-cell table:number-columns-repeated="2" office:value-type="float" office:value="2096" calcext:value-type="float">
            <text:p>2096</text:p>
          </table:table-cell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35]&lt;&gt;&quot;&quot;;[.B535];IF([.B534]&lt;&gt;&quot;&quot;;[.B534];[.B533]))" office:value-type="float" office:value="2096" calcext:value-type="float">
            <text:p>2096</text:p>
          </table:table-cell>
          <table:table-cell table:formula="of:=IF([.C535]&lt;&gt;&quot;&quot;;[.C535];IF([.C534]&lt;&gt;&quot;&quot;;[.C534];[.C533]))" office:value-type="float" office:value="2096" calcext:value-type="float">
            <text:p>2096</text:p>
          </table:table-cell>
          <table:table-cell table:formula="of:=IF([.D535]&lt;&gt;&quot;&quot;;[.D535];IF([.D534]&lt;&gt;&quot;&quot;;[.D534];[.D533]))" office:value-type="float" office:value="2615" calcext:value-type="float">
            <text:p>2615</text:p>
          </table:table-cell>
          <table:table-cell table:formula="of:=IF([.E535]&lt;&gt;&quot;&quot;;[.E535];IF([.E534]&lt;&gt;&quot;&quot;;[.E534];[.E533]))" office:value-type="float" office:value="0" calcext:value-type="float">
            <text:p>0</text:p>
          </table:table-cell>
          <table:table-cell table:formula="of:=IF([.F535]&lt;&gt;&quot;&quot;;[.F535];IF([.F534]&lt;&gt;&quot;&quot;;[.F534];[.F533]))" office:value-type="float" office:value="759" calcext:value-type="float">
            <text:p>759</text:p>
          </table:table-cell>
          <table:table-cell table:number-columns-repeated="995"/>
        </table:table-row>
        <table:table-row table:style-name="ro1">
          <table:table-cell office:value-type="date" office:date-value="2022-08-23T17:31:00" calcext:value-type="date">
            <text:p>2022-08-23 17:31:00</text:p>
          </table:table-cell>
          <table:table-cell table:number-columns-repeated="4"/>
          <table:table-cell table:style-name="ce1" office:value-type="float" office:value="766" calcext:value-type="float">
            <text:p>766</text:p>
          </table:table-cell>
          <table:table-cell table:formula="of:=IF([.B536]&lt;&gt;&quot;&quot;;[.B536];IF([.B535]&lt;&gt;&quot;&quot;;[.B535];[.B534]))" office:value-type="float" office:value="2096" calcext:value-type="float">
            <text:p>2096</text:p>
          </table:table-cell>
          <table:table-cell table:formula="of:=IF([.C536]&lt;&gt;&quot;&quot;;[.C536];IF([.C535]&lt;&gt;&quot;&quot;;[.C535];[.C534]))" office:value-type="float" office:value="2096" calcext:value-type="float">
            <text:p>2096</text:p>
          </table:table-cell>
          <table:table-cell table:formula="of:=IF([.D536]&lt;&gt;&quot;&quot;;[.D536];IF([.D535]&lt;&gt;&quot;&quot;;[.D535];[.D534]))" office:value-type="float" office:value="2615" calcext:value-type="float">
            <text:p>2615</text:p>
          </table:table-cell>
          <table:table-cell table:formula="of:=IF([.E536]&lt;&gt;&quot;&quot;;[.E536];IF([.E535]&lt;&gt;&quot;&quot;;[.E535];[.E534]))" office:value-type="float" office:value="0" calcext:value-type="float">
            <text:p>0</text:p>
          </table:table-cell>
          <table:table-cell table:formula="of:=IF([.F536]&lt;&gt;&quot;&quot;;[.F536];IF([.F535]&lt;&gt;&quot;&quot;;[.F535];[.F534]))" office:value-type="float" office:value="766" calcext:value-type="float">
            <text:p>766</text:p>
          </table:table-cell>
          <table:table-cell table:number-columns-repeated="995"/>
        </table:table-row>
        <table:table-row table:style-name="ro1">
          <table:table-cell office:value-type="date" office:date-value="2022-08-23T17:31:57.462262" calcext:value-type="date">
            <text:p>2022-08-23 17:31:57</text:p>
          </table:table-cell>
          <table:table-cell table:number-columns-repeated="2" office:value-type="float" office:value="2069" calcext:value-type="float">
            <text:p>2069</text:p>
          </table:table-cell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37]&lt;&gt;&quot;&quot;;[.B537];IF([.B536]&lt;&gt;&quot;&quot;;[.B536];[.B535]))" office:value-type="float" office:value="2069" calcext:value-type="float">
            <text:p>2069</text:p>
          </table:table-cell>
          <table:table-cell table:formula="of:=IF([.C537]&lt;&gt;&quot;&quot;;[.C537];IF([.C536]&lt;&gt;&quot;&quot;;[.C536];[.C535]))" office:value-type="float" office:value="2069" calcext:value-type="float">
            <text:p>2069</text:p>
          </table:table-cell>
          <table:table-cell table:formula="of:=IF([.D537]&lt;&gt;&quot;&quot;;[.D537];IF([.D536]&lt;&gt;&quot;&quot;;[.D536];[.D535]))" office:value-type="float" office:value="2567" calcext:value-type="float">
            <text:p>2567</text:p>
          </table:table-cell>
          <table:table-cell table:formula="of:=IF([.E537]&lt;&gt;&quot;&quot;;[.E537];IF([.E536]&lt;&gt;&quot;&quot;;[.E536];[.E535]))" office:value-type="float" office:value="0" calcext:value-type="float">
            <text:p>0</text:p>
          </table:table-cell>
          <table:table-cell table:formula="of:=IF([.F537]&lt;&gt;&quot;&quot;;[.F537];IF([.F536]&lt;&gt;&quot;&quot;;[.F536];[.F535]))" office:value-type="float" office:value="766" calcext:value-type="float">
            <text:p>766</text:p>
          </table:table-cell>
          <table:table-cell table:number-columns-repeated="995"/>
        </table:table-row>
        <table:table-row table:style-name="ro1">
          <table:table-cell office:value-type="date" office:date-value="2022-08-23T17:32:00" calcext:value-type="date">
            <text:p>2022-08-23 17:32:00</text:p>
          </table:table-cell>
          <table:table-cell table:number-columns-repeated="4"/>
          <table:table-cell table:style-name="ce1" office:value-type="float" office:value="746" calcext:value-type="float">
            <text:p>746</text:p>
          </table:table-cell>
          <table:table-cell table:formula="of:=IF([.B538]&lt;&gt;&quot;&quot;;[.B538];IF([.B537]&lt;&gt;&quot;&quot;;[.B537];[.B536]))" office:value-type="float" office:value="2069" calcext:value-type="float">
            <text:p>2069</text:p>
          </table:table-cell>
          <table:table-cell table:formula="of:=IF([.C538]&lt;&gt;&quot;&quot;;[.C538];IF([.C537]&lt;&gt;&quot;&quot;;[.C537];[.C536]))" office:value-type="float" office:value="2069" calcext:value-type="float">
            <text:p>2069</text:p>
          </table:table-cell>
          <table:table-cell table:formula="of:=IF([.D538]&lt;&gt;&quot;&quot;;[.D538];IF([.D537]&lt;&gt;&quot;&quot;;[.D537];[.D536]))" office:value-type="float" office:value="2567" calcext:value-type="float">
            <text:p>2567</text:p>
          </table:table-cell>
          <table:table-cell table:formula="of:=IF([.E538]&lt;&gt;&quot;&quot;;[.E538];IF([.E537]&lt;&gt;&quot;&quot;;[.E537];[.E536]))" office:value-type="float" office:value="0" calcext:value-type="float">
            <text:p>0</text:p>
          </table:table-cell>
          <table:table-cell table:formula="of:=IF([.F538]&lt;&gt;&quot;&quot;;[.F538];IF([.F537]&lt;&gt;&quot;&quot;;[.F537];[.F536]))" office:value-type="float" office:value="746" calcext:value-type="float">
            <text:p>746</text:p>
          </table:table-cell>
          <table:table-cell table:number-columns-repeated="995"/>
        </table:table-row>
        <table:table-row table:style-name="ro1">
          <table:table-cell office:value-type="date" office:date-value="2022-08-23T17:33:00" calcext:value-type="date">
            <text:p>2022-08-23 17:33:00</text:p>
          </table:table-cell>
          <table:table-cell table:number-columns-repeated="4"/>
          <table:table-cell table:style-name="ce1" office:value-type="float" office:value="717" calcext:value-type="float">
            <text:p>717</text:p>
          </table:table-cell>
          <table:table-cell table:formula="of:=IF([.B539]&lt;&gt;&quot;&quot;;[.B539];IF([.B538]&lt;&gt;&quot;&quot;;[.B538];[.B537]))" office:value-type="float" office:value="2069" calcext:value-type="float">
            <text:p>2069</text:p>
          </table:table-cell>
          <table:table-cell table:formula="of:=IF([.C539]&lt;&gt;&quot;&quot;;[.C539];IF([.C538]&lt;&gt;&quot;&quot;;[.C538];[.C537]))" office:value-type="float" office:value="2069" calcext:value-type="float">
            <text:p>2069</text:p>
          </table:table-cell>
          <table:table-cell table:formula="of:=IF([.D539]&lt;&gt;&quot;&quot;;[.D539];IF([.D538]&lt;&gt;&quot;&quot;;[.D538];[.D537]))" office:value-type="float" office:value="2567" calcext:value-type="float">
            <text:p>2567</text:p>
          </table:table-cell>
          <table:table-cell table:formula="of:=IF([.E539]&lt;&gt;&quot;&quot;;[.E539];IF([.E538]&lt;&gt;&quot;&quot;;[.E538];[.E537]))" office:value-type="float" office:value="0" calcext:value-type="float">
            <text:p>0</text:p>
          </table:table-cell>
          <table:table-cell table:formula="of:=IF([.F539]&lt;&gt;&quot;&quot;;[.F539];IF([.F538]&lt;&gt;&quot;&quot;;[.F538];[.F537]))" office:value-type="float" office:value="717" calcext:value-type="float">
            <text:p>717</text:p>
          </table:table-cell>
          <table:table-cell table:number-columns-repeated="995"/>
        </table:table-row>
        <table:table-row table:style-name="ro1">
          <table:table-cell office:value-type="date" office:date-value="2022-08-23T17:33:07.881695" calcext:value-type="date">
            <text:p>2022-08-23 17:33:08</text:p>
          </table:table-cell>
          <table:table-cell office:value-type="float" office:value="1977" calcext:value-type="float">
            <text:p>1977</text:p>
          </table:table-cell>
          <table:table-cell office:value-type="float" office:value="1974" calcext:value-type="float">
            <text:p>1974</text:p>
          </table:table-cell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40]&lt;&gt;&quot;&quot;;[.B540];IF([.B539]&lt;&gt;&quot;&quot;;[.B539];[.B538]))" office:value-type="float" office:value="1977" calcext:value-type="float">
            <text:p>1977</text:p>
          </table:table-cell>
          <table:table-cell table:formula="of:=IF([.C540]&lt;&gt;&quot;&quot;;[.C540];IF([.C539]&lt;&gt;&quot;&quot;;[.C539];[.C538]))" office:value-type="float" office:value="1974" calcext:value-type="float">
            <text:p>1974</text:p>
          </table:table-cell>
          <table:table-cell table:formula="of:=IF([.D540]&lt;&gt;&quot;&quot;;[.D540];IF([.D539]&lt;&gt;&quot;&quot;;[.D539];[.D538]))" office:value-type="float" office:value="2449" calcext:value-type="float">
            <text:p>2449</text:p>
          </table:table-cell>
          <table:table-cell table:formula="of:=IF([.E540]&lt;&gt;&quot;&quot;;[.E540];IF([.E539]&lt;&gt;&quot;&quot;;[.E539];[.E538]))" office:value-type="float" office:value="0" calcext:value-type="float">
            <text:p>0</text:p>
          </table:table-cell>
          <table:table-cell table:formula="of:=IF([.F540]&lt;&gt;&quot;&quot;;[.F540];IF([.F539]&lt;&gt;&quot;&quot;;[.F539];[.F538]))" office:value-type="float" office:value="717" calcext:value-type="float">
            <text:p>717</text:p>
          </table:table-cell>
          <table:table-cell table:number-columns-repeated="995"/>
        </table:table-row>
        <table:table-row table:style-name="ro1">
          <table:table-cell office:value-type="date" office:date-value="2022-08-23T17:34:00.000001" calcext:value-type="date">
            <text:p>2022-08-23 17:34:00</text:p>
          </table:table-cell>
          <table:table-cell table:number-columns-repeated="4"/>
          <table:table-cell table:style-name="ce1" office:value-type="float" office:value="687" calcext:value-type="float">
            <text:p>687</text:p>
          </table:table-cell>
          <table:table-cell table:formula="of:=IF([.B541]&lt;&gt;&quot;&quot;;[.B541];IF([.B540]&lt;&gt;&quot;&quot;;[.B540];[.B539]))" office:value-type="float" office:value="1977" calcext:value-type="float">
            <text:p>1977</text:p>
          </table:table-cell>
          <table:table-cell table:formula="of:=IF([.C541]&lt;&gt;&quot;&quot;;[.C541];IF([.C540]&lt;&gt;&quot;&quot;;[.C540];[.C539]))" office:value-type="float" office:value="1974" calcext:value-type="float">
            <text:p>1974</text:p>
          </table:table-cell>
          <table:table-cell table:formula="of:=IF([.D541]&lt;&gt;&quot;&quot;;[.D541];IF([.D540]&lt;&gt;&quot;&quot;;[.D540];[.D539]))" office:value-type="float" office:value="2449" calcext:value-type="float">
            <text:p>2449</text:p>
          </table:table-cell>
          <table:table-cell table:formula="of:=IF([.E541]&lt;&gt;&quot;&quot;;[.E541];IF([.E540]&lt;&gt;&quot;&quot;;[.E540];[.E539]))" office:value-type="float" office:value="0" calcext:value-type="float">
            <text:p>0</text:p>
          </table:table-cell>
          <table:table-cell table:formula="of:=IF([.F541]&lt;&gt;&quot;&quot;;[.F541];IF([.F540]&lt;&gt;&quot;&quot;;[.F540];[.F539]))" office:value-type="float" office:value="687" calcext:value-type="float">
            <text:p>687</text:p>
          </table:table-cell>
          <table:table-cell table:number-columns-repeated="995"/>
        </table:table-row>
        <table:table-row table:style-name="ro1">
          <table:table-cell office:value-type="date" office:date-value="2022-08-23T17:34:17.476342" calcext:value-type="date">
            <text:p>2022-08-23 17:34:17</text:p>
          </table:table-cell>
          <table:table-cell table:number-columns-repeated="2" office:value-type="float" office:value="1873" calcext:value-type="float">
            <text:p>1873</text:p>
          </table:table-cell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42]&lt;&gt;&quot;&quot;;[.B542];IF([.B541]&lt;&gt;&quot;&quot;;[.B541];[.B540]))" office:value-type="float" office:value="1873" calcext:value-type="float">
            <text:p>1873</text:p>
          </table:table-cell>
          <table:table-cell table:formula="of:=IF([.C542]&lt;&gt;&quot;&quot;;[.C542];IF([.C541]&lt;&gt;&quot;&quot;;[.C541];[.C540]))" office:value-type="float" office:value="1873" calcext:value-type="float">
            <text:p>1873</text:p>
          </table:table-cell>
          <table:table-cell table:formula="of:=IF([.D542]&lt;&gt;&quot;&quot;;[.D542];IF([.D541]&lt;&gt;&quot;&quot;;[.D541];[.D540]))" office:value-type="float" office:value="2308" calcext:value-type="float">
            <text:p>2308</text:p>
          </table:table-cell>
          <table:table-cell table:formula="of:=IF([.E542]&lt;&gt;&quot;&quot;;[.E542];IF([.E541]&lt;&gt;&quot;&quot;;[.E541];[.E540]))" office:value-type="float" office:value="0" calcext:value-type="float">
            <text:p>0</text:p>
          </table:table-cell>
          <table:table-cell table:formula="of:=IF([.F542]&lt;&gt;&quot;&quot;;[.F542];IF([.F541]&lt;&gt;&quot;&quot;;[.F541];[.F540]))" office:value-type="float" office:value="687" calcext:value-type="float">
            <text:p>687</text:p>
          </table:table-cell>
          <table:table-cell table:number-columns-repeated="995"/>
        </table:table-row>
        <table:table-row table:style-name="ro1">
          <table:table-cell office:value-type="date" office:date-value="2022-08-23T17:35:00" calcext:value-type="date">
            <text:p>2022-08-23 17:35:00</text:p>
          </table:table-cell>
          <table:table-cell table:number-columns-repeated="4"/>
          <table:table-cell table:style-name="ce1" office:value-type="float" office:value="678" calcext:value-type="float">
            <text:p>678</text:p>
          </table:table-cell>
          <table:table-cell table:formula="of:=IF([.B543]&lt;&gt;&quot;&quot;;[.B543];IF([.B542]&lt;&gt;&quot;&quot;;[.B542];[.B541]))" office:value-type="float" office:value="1873" calcext:value-type="float">
            <text:p>1873</text:p>
          </table:table-cell>
          <table:table-cell table:formula="of:=IF([.C543]&lt;&gt;&quot;&quot;;[.C543];IF([.C542]&lt;&gt;&quot;&quot;;[.C542];[.C541]))" office:value-type="float" office:value="1873" calcext:value-type="float">
            <text:p>1873</text:p>
          </table:table-cell>
          <table:table-cell table:formula="of:=IF([.D543]&lt;&gt;&quot;&quot;;[.D543];IF([.D542]&lt;&gt;&quot;&quot;;[.D542];[.D541]))" office:value-type="float" office:value="2308" calcext:value-type="float">
            <text:p>2308</text:p>
          </table:table-cell>
          <table:table-cell table:formula="of:=IF([.E543]&lt;&gt;&quot;&quot;;[.E543];IF([.E542]&lt;&gt;&quot;&quot;;[.E542];[.E541]))" office:value-type="float" office:value="0" calcext:value-type="float">
            <text:p>0</text:p>
          </table:table-cell>
          <table:table-cell table:formula="of:=IF([.F543]&lt;&gt;&quot;&quot;;[.F543];IF([.F542]&lt;&gt;&quot;&quot;;[.F542];[.F541]))" office:value-type="float" office:value="678" calcext:value-type="float">
            <text:p>678</text:p>
          </table:table-cell>
          <table:table-cell table:number-columns-repeated="995"/>
        </table:table-row>
        <table:table-row table:style-name="ro1">
          <table:table-cell office:value-type="date" office:date-value="2022-08-23T17:35:28.315607" calcext:value-type="date">
            <text:p>2022-08-23 17:35:28</text:p>
          </table:table-cell>
          <table:table-cell office:value-type="float" office:value="1854" calcext:value-type="float">
            <text:p>1854</text:p>
          </table:table-cell>
          <table:table-cell office:value-type="float" office:value="1848" calcext:value-type="float">
            <text:p>1848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44]&lt;&gt;&quot;&quot;;[.B544];IF([.B543]&lt;&gt;&quot;&quot;;[.B543];[.B542]))" office:value-type="float" office:value="1854" calcext:value-type="float">
            <text:p>1854</text:p>
          </table:table-cell>
          <table:table-cell table:formula="of:=IF([.C544]&lt;&gt;&quot;&quot;;[.C544];IF([.C543]&lt;&gt;&quot;&quot;;[.C543];[.C542]))" office:value-type="float" office:value="1848" calcext:value-type="float">
            <text:p>1848</text:p>
          </table:table-cell>
          <table:table-cell table:formula="of:=IF([.D544]&lt;&gt;&quot;&quot;;[.D544];IF([.D543]&lt;&gt;&quot;&quot;;[.D543];[.D542]))" office:value-type="float" office:value="2286" calcext:value-type="float">
            <text:p>2286</text:p>
          </table:table-cell>
          <table:table-cell table:formula="of:=IF([.E544]&lt;&gt;&quot;&quot;;[.E544];IF([.E543]&lt;&gt;&quot;&quot;;[.E543];[.E542]))" office:value-type="float" office:value="0" calcext:value-type="float">
            <text:p>0</text:p>
          </table:table-cell>
          <table:table-cell table:formula="of:=IF([.F544]&lt;&gt;&quot;&quot;;[.F544];IF([.F543]&lt;&gt;&quot;&quot;;[.F543];[.F542]))" office:value-type="float" office:value="678" calcext:value-type="float">
            <text:p>678</text:p>
          </table:table-cell>
          <table:table-cell table:number-columns-repeated="995"/>
        </table:table-row>
        <table:table-row table:style-name="ro1">
          <table:table-cell office:value-type="date" office:date-value="2022-08-23T17:36:00" calcext:value-type="date">
            <text:p>2022-08-23 17:36:00</text:p>
          </table:table-cell>
          <table:table-cell table:number-columns-repeated="4"/>
          <table:table-cell table:style-name="ce1" office:value-type="float" office:value="669" calcext:value-type="float">
            <text:p>669</text:p>
          </table:table-cell>
          <table:table-cell table:formula="of:=IF([.B545]&lt;&gt;&quot;&quot;;[.B545];IF([.B544]&lt;&gt;&quot;&quot;;[.B544];[.B543]))" office:value-type="float" office:value="1854" calcext:value-type="float">
            <text:p>1854</text:p>
          </table:table-cell>
          <table:table-cell table:formula="of:=IF([.C545]&lt;&gt;&quot;&quot;;[.C545];IF([.C544]&lt;&gt;&quot;&quot;;[.C544];[.C543]))" office:value-type="float" office:value="1848" calcext:value-type="float">
            <text:p>1848</text:p>
          </table:table-cell>
          <table:table-cell table:formula="of:=IF([.D545]&lt;&gt;&quot;&quot;;[.D545];IF([.D544]&lt;&gt;&quot;&quot;;[.D544];[.D543]))" office:value-type="float" office:value="2286" calcext:value-type="float">
            <text:p>2286</text:p>
          </table:table-cell>
          <table:table-cell table:formula="of:=IF([.E545]&lt;&gt;&quot;&quot;;[.E545];IF([.E544]&lt;&gt;&quot;&quot;;[.E544];[.E543]))" office:value-type="float" office:value="0" calcext:value-type="float">
            <text:p>0</text:p>
          </table:table-cell>
          <table:table-cell table:formula="of:=IF([.F545]&lt;&gt;&quot;&quot;;[.F545];IF([.F544]&lt;&gt;&quot;&quot;;[.F544];[.F543]))" office:value-type="float" office:value="669" calcext:value-type="float">
            <text:p>669</text:p>
          </table:table-cell>
          <table:table-cell table:number-columns-repeated="995"/>
        </table:table-row>
        <table:table-row table:style-name="ro1">
          <table:table-cell office:value-type="date" office:date-value="2022-08-23T17:36:38.633405" calcext:value-type="date">
            <text:p>2022-08-23 17:36:39</text:p>
          </table:table-cell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46]&lt;&gt;&quot;&quot;;[.B546];IF([.B545]&lt;&gt;&quot;&quot;;[.B545];[.B544]))" office:value-type="float" office:value="1801" calcext:value-type="float">
            <text:p>1801</text:p>
          </table:table-cell>
          <table:table-cell table:formula="of:=IF([.C546]&lt;&gt;&quot;&quot;;[.C546];IF([.C545]&lt;&gt;&quot;&quot;;[.C545];[.C544]))" office:value-type="float" office:value="1800" calcext:value-type="float">
            <text:p>1800</text:p>
          </table:table-cell>
          <table:table-cell table:formula="of:=IF([.D546]&lt;&gt;&quot;&quot;;[.D546];IF([.D545]&lt;&gt;&quot;&quot;;[.D545];[.D544]))" office:value-type="float" office:value="2213" calcext:value-type="float">
            <text:p>2213</text:p>
          </table:table-cell>
          <table:table-cell table:formula="of:=IF([.E546]&lt;&gt;&quot;&quot;;[.E546];IF([.E545]&lt;&gt;&quot;&quot;;[.E545];[.E544]))" office:value-type="float" office:value="0" calcext:value-type="float">
            <text:p>0</text:p>
          </table:table-cell>
          <table:table-cell table:formula="of:=IF([.F546]&lt;&gt;&quot;&quot;;[.F546];IF([.F545]&lt;&gt;&quot;&quot;;[.F545];[.F544]))" office:value-type="float" office:value="669" calcext:value-type="float">
            <text:p>669</text:p>
          </table:table-cell>
          <table:table-cell table:number-columns-repeated="995"/>
        </table:table-row>
        <table:table-row table:style-name="ro1">
          <table:table-cell office:value-type="date" office:date-value="2022-08-23T17:37:00" calcext:value-type="date">
            <text:p>2022-08-23 17:37:00</text:p>
          </table:table-cell>
          <table:table-cell table:number-columns-repeated="4"/>
          <table:table-cell table:style-name="ce1" office:value-type="float" office:value="654" calcext:value-type="float">
            <text:p>654</text:p>
          </table:table-cell>
          <table:table-cell table:formula="of:=IF([.B547]&lt;&gt;&quot;&quot;;[.B547];IF([.B546]&lt;&gt;&quot;&quot;;[.B546];[.B545]))" office:value-type="float" office:value="1801" calcext:value-type="float">
            <text:p>1801</text:p>
          </table:table-cell>
          <table:table-cell table:formula="of:=IF([.C547]&lt;&gt;&quot;&quot;;[.C547];IF([.C546]&lt;&gt;&quot;&quot;;[.C546];[.C545]))" office:value-type="float" office:value="1800" calcext:value-type="float">
            <text:p>1800</text:p>
          </table:table-cell>
          <table:table-cell table:formula="of:=IF([.D547]&lt;&gt;&quot;&quot;;[.D547];IF([.D546]&lt;&gt;&quot;&quot;;[.D546];[.D545]))" office:value-type="float" office:value="2213" calcext:value-type="float">
            <text:p>2213</text:p>
          </table:table-cell>
          <table:table-cell table:formula="of:=IF([.E547]&lt;&gt;&quot;&quot;;[.E547];IF([.E546]&lt;&gt;&quot;&quot;;[.E546];[.E545]))" office:value-type="float" office:value="0" calcext:value-type="float">
            <text:p>0</text:p>
          </table:table-cell>
          <table:table-cell table:formula="of:=IF([.F547]&lt;&gt;&quot;&quot;;[.F547];IF([.F546]&lt;&gt;&quot;&quot;;[.F546];[.F545]))" office:value-type="float" office:value="654" calcext:value-type="float">
            <text:p>654</text:p>
          </table:table-cell>
          <table:table-cell table:number-columns-repeated="995"/>
        </table:table-row>
        <table:table-row table:style-name="ro1">
          <table:table-cell office:value-type="date" office:date-value="2022-08-23T17:37:51.977864" calcext:value-type="date">
            <text:p>2022-08-23 17:37:52</text:p>
          </table:table-cell>
          <table:table-cell office:value-type="float" office:value="1759" calcext:value-type="float">
            <text:p>1759</text:p>
          </table:table-cell>
          <table:table-cell office:value-type="float" office:value="1748" calcext:value-type="float">
            <text:p>1748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48]&lt;&gt;&quot;&quot;;[.B548];IF([.B547]&lt;&gt;&quot;&quot;;[.B547];[.B546]))" office:value-type="float" office:value="1759" calcext:value-type="float">
            <text:p>1759</text:p>
          </table:table-cell>
          <table:table-cell table:formula="of:=IF([.C548]&lt;&gt;&quot;&quot;;[.C548];IF([.C547]&lt;&gt;&quot;&quot;;[.C547];[.C546]))" office:value-type="float" office:value="1748" calcext:value-type="float">
            <text:p>1748</text:p>
          </table:table-cell>
          <table:table-cell table:formula="of:=IF([.D548]&lt;&gt;&quot;&quot;;[.D548];IF([.D547]&lt;&gt;&quot;&quot;;[.D547];[.D546]))" office:value-type="float" office:value="2048" calcext:value-type="float">
            <text:p>2048</text:p>
          </table:table-cell>
          <table:table-cell table:formula="of:=IF([.E548]&lt;&gt;&quot;&quot;;[.E548];IF([.E547]&lt;&gt;&quot;&quot;;[.E547];[.E546]))" office:value-type="float" office:value="0" calcext:value-type="float">
            <text:p>0</text:p>
          </table:table-cell>
          <table:table-cell table:formula="of:=IF([.F548]&lt;&gt;&quot;&quot;;[.F548];IF([.F547]&lt;&gt;&quot;&quot;;[.F547];[.F546]))" office:value-type="float" office:value="654" calcext:value-type="float">
            <text:p>654</text:p>
          </table:table-cell>
          <table:table-cell table:number-columns-repeated="995"/>
        </table:table-row>
        <table:table-row table:style-name="ro1">
          <table:table-cell office:value-type="date" office:date-value="2022-08-23T17:38:00" calcext:value-type="date">
            <text:p>2022-08-23 17:38:00</text:p>
          </table:table-cell>
          <table:table-cell table:number-columns-repeated="4"/>
          <table:table-cell table:style-name="ce1" office:value-type="float" office:value="637" calcext:value-type="float">
            <text:p>637</text:p>
          </table:table-cell>
          <table:table-cell table:formula="of:=IF([.B549]&lt;&gt;&quot;&quot;;[.B549];IF([.B548]&lt;&gt;&quot;&quot;;[.B548];[.B547]))" office:value-type="float" office:value="1759" calcext:value-type="float">
            <text:p>1759</text:p>
          </table:table-cell>
          <table:table-cell table:formula="of:=IF([.C549]&lt;&gt;&quot;&quot;;[.C549];IF([.C548]&lt;&gt;&quot;&quot;;[.C548];[.C547]))" office:value-type="float" office:value="1748" calcext:value-type="float">
            <text:p>1748</text:p>
          </table:table-cell>
          <table:table-cell table:formula="of:=IF([.D549]&lt;&gt;&quot;&quot;;[.D549];IF([.D548]&lt;&gt;&quot;&quot;;[.D548];[.D547]))" office:value-type="float" office:value="2048" calcext:value-type="float">
            <text:p>2048</text:p>
          </table:table-cell>
          <table:table-cell table:formula="of:=IF([.E549]&lt;&gt;&quot;&quot;;[.E549];IF([.E548]&lt;&gt;&quot;&quot;;[.E548];[.E547]))" office:value-type="float" office:value="0" calcext:value-type="float">
            <text:p>0</text:p>
          </table:table-cell>
          <table:table-cell table:formula="of:=IF([.F549]&lt;&gt;&quot;&quot;;[.F549];IF([.F548]&lt;&gt;&quot;&quot;;[.F548];[.F547]))" office:value-type="float" office:value="637" calcext:value-type="float">
            <text:p>637</text:p>
          </table:table-cell>
          <table:table-cell table:number-columns-repeated="995"/>
        </table:table-row>
        <table:table-row table:style-name="ro1">
          <table:table-cell office:value-type="date" office:date-value="2022-08-23T17:39:00" calcext:value-type="date">
            <text:p>2022-08-23 17:39:00</text:p>
          </table:table-cell>
          <table:table-cell table:number-columns-repeated="4"/>
          <table:table-cell table:style-name="ce1" office:value-type="float" office:value="625" calcext:value-type="float">
            <text:p>625</text:p>
          </table:table-cell>
          <table:table-cell table:formula="of:=IF([.B550]&lt;&gt;&quot;&quot;;[.B550];IF([.B549]&lt;&gt;&quot;&quot;;[.B549];[.B548]))" office:value-type="float" office:value="1759" calcext:value-type="float">
            <text:p>1759</text:p>
          </table:table-cell>
          <table:table-cell table:formula="of:=IF([.C550]&lt;&gt;&quot;&quot;;[.C550];IF([.C549]&lt;&gt;&quot;&quot;;[.C549];[.C548]))" office:value-type="float" office:value="1748" calcext:value-type="float">
            <text:p>1748</text:p>
          </table:table-cell>
          <table:table-cell table:formula="of:=IF([.D550]&lt;&gt;&quot;&quot;;[.D550];IF([.D549]&lt;&gt;&quot;&quot;;[.D549];[.D548]))" office:value-type="float" office:value="2048" calcext:value-type="float">
            <text:p>2048</text:p>
          </table:table-cell>
          <table:table-cell table:formula="of:=IF([.E550]&lt;&gt;&quot;&quot;;[.E550];IF([.E549]&lt;&gt;&quot;&quot;;[.E549];[.E548]))" office:value-type="float" office:value="0" calcext:value-type="float">
            <text:p>0</text:p>
          </table:table-cell>
          <table:table-cell table:formula="of:=IF([.F550]&lt;&gt;&quot;&quot;;[.F550];IF([.F549]&lt;&gt;&quot;&quot;;[.F549];[.F548]))" office:value-type="float" office:value="625" calcext:value-type="float">
            <text:p>625</text:p>
          </table:table-cell>
          <table:table-cell table:number-columns-repeated="995"/>
        </table:table-row>
        <table:table-row table:style-name="ro1">
          <table:table-cell office:value-type="date" office:date-value="2022-08-23T17:39:01.035516" calcext:value-type="date">
            <text:p>2022-08-23 17:39:01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51]&lt;&gt;&quot;&quot;;[.B551];IF([.B550]&lt;&gt;&quot;&quot;;[.B550];[.B549]))" office:value-type="float" office:value="1695" calcext:value-type="float">
            <text:p>1695</text:p>
          </table:table-cell>
          <table:table-cell table:formula="of:=IF([.C551]&lt;&gt;&quot;&quot;;[.C551];IF([.C550]&lt;&gt;&quot;&quot;;[.C550];[.C549]))" office:value-type="float" office:value="1695" calcext:value-type="float">
            <text:p>1695</text:p>
          </table:table-cell>
          <table:table-cell table:formula="of:=IF([.D551]&lt;&gt;&quot;&quot;;[.D551];IF([.D550]&lt;&gt;&quot;&quot;;[.D550];[.D549]))" office:value-type="float" office:value="1983" calcext:value-type="float">
            <text:p>1983</text:p>
          </table:table-cell>
          <table:table-cell table:formula="of:=IF([.E551]&lt;&gt;&quot;&quot;;[.E551];IF([.E550]&lt;&gt;&quot;&quot;;[.E550];[.E549]))" office:value-type="float" office:value="0" calcext:value-type="float">
            <text:p>0</text:p>
          </table:table-cell>
          <table:table-cell table:formula="of:=IF([.F551]&lt;&gt;&quot;&quot;;[.F551];IF([.F550]&lt;&gt;&quot;&quot;;[.F550];[.F549]))" office:value-type="float" office:value="625" calcext:value-type="float">
            <text:p>625</text:p>
          </table:table-cell>
          <table:table-cell table:number-columns-repeated="995"/>
        </table:table-row>
        <table:table-row table:style-name="ro1">
          <table:table-cell office:value-type="date" office:date-value="2022-08-23T17:40:00" calcext:value-type="date">
            <text:p>2022-08-23 17:40:00</text:p>
          </table:table-cell>
          <table:table-cell table:number-columns-repeated="4"/>
          <table:table-cell table:style-name="ce1" office:value-type="float" office:value="618" calcext:value-type="float">
            <text:p>618</text:p>
          </table:table-cell>
          <table:table-cell table:formula="of:=IF([.B552]&lt;&gt;&quot;&quot;;[.B552];IF([.B551]&lt;&gt;&quot;&quot;;[.B551];[.B550]))" office:value-type="float" office:value="1695" calcext:value-type="float">
            <text:p>1695</text:p>
          </table:table-cell>
          <table:table-cell table:formula="of:=IF([.C552]&lt;&gt;&quot;&quot;;[.C552];IF([.C551]&lt;&gt;&quot;&quot;;[.C551];[.C550]))" office:value-type="float" office:value="1695" calcext:value-type="float">
            <text:p>1695</text:p>
          </table:table-cell>
          <table:table-cell table:formula="of:=IF([.D552]&lt;&gt;&quot;&quot;;[.D552];IF([.D551]&lt;&gt;&quot;&quot;;[.D551];[.D550]))" office:value-type="float" office:value="1983" calcext:value-type="float">
            <text:p>1983</text:p>
          </table:table-cell>
          <table:table-cell table:formula="of:=IF([.E552]&lt;&gt;&quot;&quot;;[.E552];IF([.E551]&lt;&gt;&quot;&quot;;[.E551];[.E550]))" office:value-type="float" office:value="0" calcext:value-type="float">
            <text:p>0</text:p>
          </table:table-cell>
          <table:table-cell table:formula="of:=IF([.F552]&lt;&gt;&quot;&quot;;[.F552];IF([.F551]&lt;&gt;&quot;&quot;;[.F551];[.F550]))" office:value-type="float" office:value="618" calcext:value-type="float">
            <text:p>618</text:p>
          </table:table-cell>
          <table:table-cell table:number-columns-repeated="995"/>
        </table:table-row>
        <table:table-row table:style-name="ro1">
          <table:table-cell office:value-type="date" office:date-value="2022-08-23T17:40:14.114473" calcext:value-type="date">
            <text:p>2022-08-23 17:40:14</text:p>
          </table:table-cell>
          <table:table-cell table:number-columns-repeated="2" office:value-type="float" office:value="1682" calcext:value-type="float">
            <text:p>1682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53]&lt;&gt;&quot;&quot;;[.B553];IF([.B552]&lt;&gt;&quot;&quot;;[.B552];[.B551]))" office:value-type="float" office:value="1682" calcext:value-type="float">
            <text:p>1682</text:p>
          </table:table-cell>
          <table:table-cell table:formula="of:=IF([.C553]&lt;&gt;&quot;&quot;;[.C553];IF([.C552]&lt;&gt;&quot;&quot;;[.C552];[.C551]))" office:value-type="float" office:value="1682" calcext:value-type="float">
            <text:p>1682</text:p>
          </table:table-cell>
          <table:table-cell table:formula="of:=IF([.D553]&lt;&gt;&quot;&quot;;[.D553];IF([.D552]&lt;&gt;&quot;&quot;;[.D552];[.D551]))" office:value-type="float" office:value="1966" calcext:value-type="float">
            <text:p>1966</text:p>
          </table:table-cell>
          <table:table-cell table:formula="of:=IF([.E553]&lt;&gt;&quot;&quot;;[.E553];IF([.E552]&lt;&gt;&quot;&quot;;[.E552];[.E551]))" office:value-type="float" office:value="0" calcext:value-type="float">
            <text:p>0</text:p>
          </table:table-cell>
          <table:table-cell table:formula="of:=IF([.F553]&lt;&gt;&quot;&quot;;[.F553];IF([.F552]&lt;&gt;&quot;&quot;;[.F552];[.F551]))" office:value-type="float" office:value="618" calcext:value-type="float">
            <text:p>618</text:p>
          </table:table-cell>
          <table:table-cell table:number-columns-repeated="995"/>
        </table:table-row>
        <table:table-row table:style-name="ro1">
          <table:table-cell office:value-type="date" office:date-value="2022-08-23T17:41:00" calcext:value-type="date">
            <text:p>2022-08-23 17:41:00</text:p>
          </table:table-cell>
          <table:table-cell table:number-columns-repeated="4"/>
          <table:table-cell table:style-name="ce1" office:value-type="float" office:value="605" calcext:value-type="float">
            <text:p>605</text:p>
          </table:table-cell>
          <table:table-cell table:formula="of:=IF([.B554]&lt;&gt;&quot;&quot;;[.B554];IF([.B553]&lt;&gt;&quot;&quot;;[.B553];[.B552]))" office:value-type="float" office:value="1682" calcext:value-type="float">
            <text:p>1682</text:p>
          </table:table-cell>
          <table:table-cell table:formula="of:=IF([.C554]&lt;&gt;&quot;&quot;;[.C554];IF([.C553]&lt;&gt;&quot;&quot;;[.C553];[.C552]))" office:value-type="float" office:value="1682" calcext:value-type="float">
            <text:p>1682</text:p>
          </table:table-cell>
          <table:table-cell table:formula="of:=IF([.D554]&lt;&gt;&quot;&quot;;[.D554];IF([.D553]&lt;&gt;&quot;&quot;;[.D553];[.D552]))" office:value-type="float" office:value="1966" calcext:value-type="float">
            <text:p>1966</text:p>
          </table:table-cell>
          <table:table-cell table:formula="of:=IF([.E554]&lt;&gt;&quot;&quot;;[.E554];IF([.E553]&lt;&gt;&quot;&quot;;[.E553];[.E552]))" office:value-type="float" office:value="0" calcext:value-type="float">
            <text:p>0</text:p>
          </table:table-cell>
          <table:table-cell table:formula="of:=IF([.F554]&lt;&gt;&quot;&quot;;[.F554];IF([.F553]&lt;&gt;&quot;&quot;;[.F553];[.F552]))" office:value-type="float" office:value="605" calcext:value-type="float">
            <text:p>605</text:p>
          </table:table-cell>
          <table:table-cell table:number-columns-repeated="995"/>
        </table:table-row>
        <table:table-row table:style-name="ro1">
          <table:table-cell office:value-type="date" office:date-value="2022-08-23T17:41:24.730346" calcext:value-type="date">
            <text:p>2022-08-23 17:41:25</text:p>
          </table:table-cell>
          <table:table-cell office:value-type="float" office:value="1651" calcext:value-type="float">
            <text:p>1651</text:p>
          </table:table-cell>
          <table:table-cell office:value-type="float" office:value="1641" calcext:value-type="float">
            <text:p>1641</text:p>
          </table:table-cell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55]&lt;&gt;&quot;&quot;;[.B555];IF([.B554]&lt;&gt;&quot;&quot;;[.B554];[.B553]))" office:value-type="float" office:value="1651" calcext:value-type="float">
            <text:p>1651</text:p>
          </table:table-cell>
          <table:table-cell table:formula="of:=IF([.C555]&lt;&gt;&quot;&quot;;[.C555];IF([.C554]&lt;&gt;&quot;&quot;;[.C554];[.C553]))" office:value-type="float" office:value="1641" calcext:value-type="float">
            <text:p>1641</text:p>
          </table:table-cell>
          <table:table-cell table:formula="of:=IF([.D555]&lt;&gt;&quot;&quot;;[.D555];IF([.D554]&lt;&gt;&quot;&quot;;[.D554];[.D553]))" office:value-type="float" office:value="1914" calcext:value-type="float">
            <text:p>1914</text:p>
          </table:table-cell>
          <table:table-cell table:formula="of:=IF([.E555]&lt;&gt;&quot;&quot;;[.E555];IF([.E554]&lt;&gt;&quot;&quot;;[.E554];[.E553]))" office:value-type="float" office:value="0" calcext:value-type="float">
            <text:p>0</text:p>
          </table:table-cell>
          <table:table-cell table:formula="of:=IF([.F555]&lt;&gt;&quot;&quot;;[.F555];IF([.F554]&lt;&gt;&quot;&quot;;[.F554];[.F553]))" office:value-type="float" office:value="605" calcext:value-type="float">
            <text:p>605</text:p>
          </table:table-cell>
          <table:table-cell table:number-columns-repeated="995"/>
        </table:table-row>
        <table:table-row table:style-name="ro1">
          <table:table-cell office:value-type="date" office:date-value="2022-08-23T17:42:00" calcext:value-type="date">
            <text:p>2022-08-23 17:42:00</text:p>
          </table:table-cell>
          <table:table-cell table:number-columns-repeated="4"/>
          <table:table-cell table:style-name="ce1" office:value-type="float" office:value="589" calcext:value-type="float">
            <text:p>589</text:p>
          </table:table-cell>
          <table:table-cell table:formula="of:=IF([.B556]&lt;&gt;&quot;&quot;;[.B556];IF([.B555]&lt;&gt;&quot;&quot;;[.B555];[.B554]))" office:value-type="float" office:value="1651" calcext:value-type="float">
            <text:p>1651</text:p>
          </table:table-cell>
          <table:table-cell table:formula="of:=IF([.C556]&lt;&gt;&quot;&quot;;[.C556];IF([.C555]&lt;&gt;&quot;&quot;;[.C555];[.C554]))" office:value-type="float" office:value="1641" calcext:value-type="float">
            <text:p>1641</text:p>
          </table:table-cell>
          <table:table-cell table:formula="of:=IF([.D556]&lt;&gt;&quot;&quot;;[.D556];IF([.D555]&lt;&gt;&quot;&quot;;[.D555];[.D554]))" office:value-type="float" office:value="1914" calcext:value-type="float">
            <text:p>1914</text:p>
          </table:table-cell>
          <table:table-cell table:formula="of:=IF([.E556]&lt;&gt;&quot;&quot;;[.E556];IF([.E555]&lt;&gt;&quot;&quot;;[.E555];[.E554]))" office:value-type="float" office:value="0" calcext:value-type="float">
            <text:p>0</text:p>
          </table:table-cell>
          <table:table-cell table:formula="of:=IF([.F556]&lt;&gt;&quot;&quot;;[.F556];IF([.F555]&lt;&gt;&quot;&quot;;[.F555];[.F554]))" office:value-type="float" office:value="589" calcext:value-type="float">
            <text:p>589</text:p>
          </table:table-cell>
          <table:table-cell table:number-columns-repeated="995"/>
        </table:table-row>
        <table:table-row table:style-name="ro1">
          <table:table-cell office:value-type="date" office:date-value="2022-08-23T17:42:37.054263" calcext:value-type="date">
            <text:p>2022-08-23 17:42:37</text:p>
          </table:table-cell>
          <table:table-cell table:number-columns-repeated="2" office:value-type="float" office:value="1598" calcext:value-type="float">
            <text:p>1598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57]&lt;&gt;&quot;&quot;;[.B557];IF([.B556]&lt;&gt;&quot;&quot;;[.B556];[.B555]))" office:value-type="float" office:value="1598" calcext:value-type="float">
            <text:p>1598</text:p>
          </table:table-cell>
          <table:table-cell table:formula="of:=IF([.C557]&lt;&gt;&quot;&quot;;[.C557];IF([.C556]&lt;&gt;&quot;&quot;;[.C556];[.C555]))" office:value-type="float" office:value="1598" calcext:value-type="float">
            <text:p>1598</text:p>
          </table:table-cell>
          <table:table-cell table:formula="of:=IF([.D557]&lt;&gt;&quot;&quot;;[.D557];IF([.D556]&lt;&gt;&quot;&quot;;[.D556];[.D555]))" office:value-type="float" office:value="1837" calcext:value-type="float">
            <text:p>1837</text:p>
          </table:table-cell>
          <table:table-cell table:formula="of:=IF([.E557]&lt;&gt;&quot;&quot;;[.E557];IF([.E556]&lt;&gt;&quot;&quot;;[.E556];[.E555]))" office:value-type="float" office:value="0" calcext:value-type="float">
            <text:p>0</text:p>
          </table:table-cell>
          <table:table-cell table:formula="of:=IF([.F557]&lt;&gt;&quot;&quot;;[.F557];IF([.F556]&lt;&gt;&quot;&quot;;[.F556];[.F555]))" office:value-type="float" office:value="589" calcext:value-type="float">
            <text:p>589</text:p>
          </table:table-cell>
          <table:table-cell table:number-columns-repeated="995"/>
        </table:table-row>
        <table:table-row table:style-name="ro1">
          <table:table-cell office:value-type="date" office:date-value="2022-08-23T17:43:00" calcext:value-type="date">
            <text:p>2022-08-23 17:43:00</text:p>
          </table:table-cell>
          <table:table-cell table:number-columns-repeated="4"/>
          <table:table-cell table:style-name="ce1" office:value-type="float" office:value="576" calcext:value-type="float">
            <text:p>576</text:p>
          </table:table-cell>
          <table:table-cell table:formula="of:=IF([.B558]&lt;&gt;&quot;&quot;;[.B558];IF([.B557]&lt;&gt;&quot;&quot;;[.B557];[.B556]))" office:value-type="float" office:value="1598" calcext:value-type="float">
            <text:p>1598</text:p>
          </table:table-cell>
          <table:table-cell table:formula="of:=IF([.C558]&lt;&gt;&quot;&quot;;[.C558];IF([.C557]&lt;&gt;&quot;&quot;;[.C557];[.C556]))" office:value-type="float" office:value="1598" calcext:value-type="float">
            <text:p>1598</text:p>
          </table:table-cell>
          <table:table-cell table:formula="of:=IF([.D558]&lt;&gt;&quot;&quot;;[.D558];IF([.D557]&lt;&gt;&quot;&quot;;[.D557];[.D556]))" office:value-type="float" office:value="1837" calcext:value-type="float">
            <text:p>1837</text:p>
          </table:table-cell>
          <table:table-cell table:formula="of:=IF([.E558]&lt;&gt;&quot;&quot;;[.E558];IF([.E557]&lt;&gt;&quot;&quot;;[.E557];[.E556]))" office:value-type="float" office:value="0" calcext:value-type="float">
            <text:p>0</text:p>
          </table:table-cell>
          <table:table-cell table:formula="of:=IF([.F558]&lt;&gt;&quot;&quot;;[.F558];IF([.F557]&lt;&gt;&quot;&quot;;[.F557];[.F556]))" office:value-type="float" office:value="576" calcext:value-type="float">
            <text:p>576</text:p>
          </table:table-cell>
          <table:table-cell table:number-columns-repeated="995"/>
        </table:table-row>
        <table:table-row table:style-name="ro1">
          <table:table-cell office:value-type="date" office:date-value="2022-08-23T17:43:47.329069" calcext:value-type="date">
            <text:p>2022-08-23 17:43:47</text:p>
          </table:table-cell>
          <table:table-cell table:number-columns-repeated="2" office:value-type="float" office:value="1560" calcext:value-type="float">
            <text:p>156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59]&lt;&gt;&quot;&quot;;[.B559];IF([.B558]&lt;&gt;&quot;&quot;;[.B558];[.B557]))" office:value-type="float" office:value="1560" calcext:value-type="float">
            <text:p>1560</text:p>
          </table:table-cell>
          <table:table-cell table:formula="of:=IF([.C559]&lt;&gt;&quot;&quot;;[.C559];IF([.C558]&lt;&gt;&quot;&quot;;[.C558];[.C557]))" office:value-type="float" office:value="1560" calcext:value-type="float">
            <text:p>1560</text:p>
          </table:table-cell>
          <table:table-cell table:formula="of:=IF([.D559]&lt;&gt;&quot;&quot;;[.D559];IF([.D558]&lt;&gt;&quot;&quot;;[.D558];[.D557]))" office:value-type="float" office:value="1855" calcext:value-type="float">
            <text:p>1855</text:p>
          </table:table-cell>
          <table:table-cell table:formula="of:=IF([.E559]&lt;&gt;&quot;&quot;;[.E559];IF([.E558]&lt;&gt;&quot;&quot;;[.E558];[.E557]))" office:value-type="float" office:value="0" calcext:value-type="float">
            <text:p>0</text:p>
          </table:table-cell>
          <table:table-cell table:formula="of:=IF([.F559]&lt;&gt;&quot;&quot;;[.F559];IF([.F558]&lt;&gt;&quot;&quot;;[.F558];[.F557]))" office:value-type="float" office:value="576" calcext:value-type="float">
            <text:p>576</text:p>
          </table:table-cell>
          <table:table-cell table:number-columns-repeated="995"/>
        </table:table-row>
        <table:table-row table:style-name="ro1">
          <table:table-cell office:value-type="date" office:date-value="2022-08-23T17:44:00" calcext:value-type="date">
            <text:p>2022-08-23 17:44:00</text:p>
          </table:table-cell>
          <table:table-cell table:number-columns-repeated="4"/>
          <table:table-cell table:style-name="ce1" office:value-type="float" office:value="566" calcext:value-type="float">
            <text:p>566</text:p>
          </table:table-cell>
          <table:table-cell table:formula="of:=IF([.B560]&lt;&gt;&quot;&quot;;[.B560];IF([.B559]&lt;&gt;&quot;&quot;;[.B559];[.B558]))" office:value-type="float" office:value="1560" calcext:value-type="float">
            <text:p>1560</text:p>
          </table:table-cell>
          <table:table-cell table:formula="of:=IF([.C560]&lt;&gt;&quot;&quot;;[.C560];IF([.C559]&lt;&gt;&quot;&quot;;[.C559];[.C558]))" office:value-type="float" office:value="1560" calcext:value-type="float">
            <text:p>1560</text:p>
          </table:table-cell>
          <table:table-cell table:formula="of:=IF([.D560]&lt;&gt;&quot;&quot;;[.D560];IF([.D559]&lt;&gt;&quot;&quot;;[.D559];[.D558]))" office:value-type="float" office:value="1855" calcext:value-type="float">
            <text:p>1855</text:p>
          </table:table-cell>
          <table:table-cell table:formula="of:=IF([.E560]&lt;&gt;&quot;&quot;;[.E560];IF([.E559]&lt;&gt;&quot;&quot;;[.E559];[.E558]))" office:value-type="float" office:value="0" calcext:value-type="float">
            <text:p>0</text:p>
          </table:table-cell>
          <table:table-cell table:formula="of:=IF([.F560]&lt;&gt;&quot;&quot;;[.F560];IF([.F559]&lt;&gt;&quot;&quot;;[.F559];[.F558]))" office:value-type="float" office:value="566" calcext:value-type="float">
            <text:p>566</text:p>
          </table:table-cell>
          <table:table-cell table:number-columns-repeated="995"/>
        </table:table-row>
        <table:table-row table:style-name="ro1">
          <table:table-cell office:value-type="date" office:date-value="2022-08-23T17:44:58.349748" calcext:value-type="date">
            <text:p>2022-08-23 17:44:58</text:p>
          </table:table-cell>
          <table:table-cell office:value-type="float" office:value="1533" calcext:value-type="float">
            <text:p>1533</text:p>
          </table:table-cell>
          <table:table-cell office:value-type="float" office:value="1526" calcext:value-type="float">
            <text:p>1526</text:p>
          </table:table-cell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61]&lt;&gt;&quot;&quot;;[.B561];IF([.B560]&lt;&gt;&quot;&quot;;[.B560];[.B559]))" office:value-type="float" office:value="1533" calcext:value-type="float">
            <text:p>1533</text:p>
          </table:table-cell>
          <table:table-cell table:formula="of:=IF([.C561]&lt;&gt;&quot;&quot;;[.C561];IF([.C560]&lt;&gt;&quot;&quot;;[.C560];[.C559]))" office:value-type="float" office:value="1526" calcext:value-type="float">
            <text:p>1526</text:p>
          </table:table-cell>
          <table:table-cell table:formula="of:=IF([.D561]&lt;&gt;&quot;&quot;;[.D561];IF([.D560]&lt;&gt;&quot;&quot;;[.D560];[.D559]))" office:value-type="float" office:value="1814" calcext:value-type="float">
            <text:p>1814</text:p>
          </table:table-cell>
          <table:table-cell table:formula="of:=IF([.E561]&lt;&gt;&quot;&quot;;[.E561];IF([.E560]&lt;&gt;&quot;&quot;;[.E560];[.E559]))" office:value-type="float" office:value="0" calcext:value-type="float">
            <text:p>0</text:p>
          </table:table-cell>
          <table:table-cell table:formula="of:=IF([.F561]&lt;&gt;&quot;&quot;;[.F561];IF([.F560]&lt;&gt;&quot;&quot;;[.F560];[.F559]))" office:value-type="float" office:value="566" calcext:value-type="float">
            <text:p>566</text:p>
          </table:table-cell>
          <table:table-cell table:number-columns-repeated="995"/>
        </table:table-row>
        <table:table-row table:style-name="ro1">
          <table:table-cell office:value-type="date" office:date-value="2022-08-23T17:45:00" calcext:value-type="date">
            <text:p>2022-08-23 17:45:00</text:p>
          </table:table-cell>
          <table:table-cell table:number-columns-repeated="4"/>
          <table:table-cell table:style-name="ce1" office:value-type="float" office:value="557" calcext:value-type="float">
            <text:p>557</text:p>
          </table:table-cell>
          <table:table-cell table:formula="of:=IF([.B562]&lt;&gt;&quot;&quot;;[.B562];IF([.B561]&lt;&gt;&quot;&quot;;[.B561];[.B560]))" office:value-type="float" office:value="1533" calcext:value-type="float">
            <text:p>1533</text:p>
          </table:table-cell>
          <table:table-cell table:formula="of:=IF([.C562]&lt;&gt;&quot;&quot;;[.C562];IF([.C561]&lt;&gt;&quot;&quot;;[.C561];[.C560]))" office:value-type="float" office:value="1526" calcext:value-type="float">
            <text:p>1526</text:p>
          </table:table-cell>
          <table:table-cell table:formula="of:=IF([.D562]&lt;&gt;&quot;&quot;;[.D562];IF([.D561]&lt;&gt;&quot;&quot;;[.D561];[.D560]))" office:value-type="float" office:value="1814" calcext:value-type="float">
            <text:p>1814</text:p>
          </table:table-cell>
          <table:table-cell table:formula="of:=IF([.E562]&lt;&gt;&quot;&quot;;[.E562];IF([.E561]&lt;&gt;&quot;&quot;;[.E561];[.E560]))" office:value-type="float" office:value="0" calcext:value-type="float">
            <text:p>0</text:p>
          </table:table-cell>
          <table:table-cell table:formula="of:=IF([.F562]&lt;&gt;&quot;&quot;;[.F562];IF([.F561]&lt;&gt;&quot;&quot;;[.F561];[.F560]))" office:value-type="float" office:value="557" calcext:value-type="float">
            <text:p>557</text:p>
          </table:table-cell>
          <table:table-cell table:number-columns-repeated="995"/>
        </table:table-row>
        <table:table-row table:style-name="ro1">
          <table:table-cell office:value-type="date" office:date-value="2022-08-23T17:46:00" calcext:value-type="date">
            <text:p>2022-08-23 17:46:00</text:p>
          </table:table-cell>
          <table:table-cell table:number-columns-repeated="4"/>
          <table:table-cell table:style-name="ce1" office:value-type="float" office:value="548" calcext:value-type="float">
            <text:p>548</text:p>
          </table:table-cell>
          <table:table-cell table:formula="of:=IF([.B563]&lt;&gt;&quot;&quot;;[.B563];IF([.B562]&lt;&gt;&quot;&quot;;[.B562];[.B561]))" office:value-type="float" office:value="1533" calcext:value-type="float">
            <text:p>1533</text:p>
          </table:table-cell>
          <table:table-cell table:formula="of:=IF([.C563]&lt;&gt;&quot;&quot;;[.C563];IF([.C562]&lt;&gt;&quot;&quot;;[.C562];[.C561]))" office:value-type="float" office:value="1526" calcext:value-type="float">
            <text:p>1526</text:p>
          </table:table-cell>
          <table:table-cell table:formula="of:=IF([.D563]&lt;&gt;&quot;&quot;;[.D563];IF([.D562]&lt;&gt;&quot;&quot;;[.D562];[.D561]))" office:value-type="float" office:value="1814" calcext:value-type="float">
            <text:p>1814</text:p>
          </table:table-cell>
          <table:table-cell table:formula="of:=IF([.E563]&lt;&gt;&quot;&quot;;[.E563];IF([.E562]&lt;&gt;&quot;&quot;;[.E562];[.E561]))" office:value-type="float" office:value="0" calcext:value-type="float">
            <text:p>0</text:p>
          </table:table-cell>
          <table:table-cell table:formula="of:=IF([.F563]&lt;&gt;&quot;&quot;;[.F563];IF([.F562]&lt;&gt;&quot;&quot;;[.F562];[.F561]))"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date" office:date-value="2022-08-23T17:46:08.74089" calcext:value-type="date">
            <text:p>2022-08-23 17:46:09</text:p>
          </table:table-cell>
          <table:table-cell table:number-columns-repeated="2" office:value-type="float" office:value="1504" calcext:value-type="float">
            <text:p>1504</text:p>
          </table:table-cell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64]&lt;&gt;&quot;&quot;;[.B564];IF([.B563]&lt;&gt;&quot;&quot;;[.B563];[.B562]))" office:value-type="float" office:value="1504" calcext:value-type="float">
            <text:p>1504</text:p>
          </table:table-cell>
          <table:table-cell table:formula="of:=IF([.C564]&lt;&gt;&quot;&quot;;[.C564];IF([.C563]&lt;&gt;&quot;&quot;;[.C563];[.C562]))" office:value-type="float" office:value="1504" calcext:value-type="float">
            <text:p>1504</text:p>
          </table:table-cell>
          <table:table-cell table:formula="of:=IF([.D564]&lt;&gt;&quot;&quot;;[.D564];IF([.D563]&lt;&gt;&quot;&quot;;[.D563];[.D562]))" office:value-type="float" office:value="1784" calcext:value-type="float">
            <text:p>1784</text:p>
          </table:table-cell>
          <table:table-cell table:formula="of:=IF([.E564]&lt;&gt;&quot;&quot;;[.E564];IF([.E563]&lt;&gt;&quot;&quot;;[.E563];[.E562]))" office:value-type="float" office:value="0" calcext:value-type="float">
            <text:p>0</text:p>
          </table:table-cell>
          <table:table-cell table:formula="of:=IF([.F564]&lt;&gt;&quot;&quot;;[.F564];IF([.F563]&lt;&gt;&quot;&quot;;[.F563];[.F562]))"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date" office:date-value="2022-08-23T17:47:00.000001" calcext:value-type="date">
            <text:p>2022-08-23 17:47:00</text:p>
          </table:table-cell>
          <table:table-cell table:number-columns-repeated="4"/>
          <table:table-cell table:style-name="ce1" office:value-type="float" office:value="538" calcext:value-type="float">
            <text:p>538</text:p>
          </table:table-cell>
          <table:table-cell table:formula="of:=IF([.B565]&lt;&gt;&quot;&quot;;[.B565];IF([.B564]&lt;&gt;&quot;&quot;;[.B564];[.B563]))" office:value-type="float" office:value="1504" calcext:value-type="float">
            <text:p>1504</text:p>
          </table:table-cell>
          <table:table-cell table:formula="of:=IF([.C565]&lt;&gt;&quot;&quot;;[.C565];IF([.C564]&lt;&gt;&quot;&quot;;[.C564];[.C563]))" office:value-type="float" office:value="1504" calcext:value-type="float">
            <text:p>1504</text:p>
          </table:table-cell>
          <table:table-cell table:formula="of:=IF([.D565]&lt;&gt;&quot;&quot;;[.D565];IF([.D564]&lt;&gt;&quot;&quot;;[.D564];[.D563]))" office:value-type="float" office:value="1784" calcext:value-type="float">
            <text:p>1784</text:p>
          </table:table-cell>
          <table:table-cell table:formula="of:=IF([.E565]&lt;&gt;&quot;&quot;;[.E565];IF([.E564]&lt;&gt;&quot;&quot;;[.E564];[.E563]))" office:value-type="float" office:value="0" calcext:value-type="float">
            <text:p>0</text:p>
          </table:table-cell>
          <table:table-cell table:formula="of:=IF([.F565]&lt;&gt;&quot;&quot;;[.F565];IF([.F564]&lt;&gt;&quot;&quot;;[.F564];[.F563]))" office:value-type="float" office:value="538" calcext:value-type="float">
            <text:p>538</text:p>
          </table:table-cell>
          <table:table-cell table:number-columns-repeated="995"/>
        </table:table-row>
        <table:table-row table:style-name="ro1">
          <table:table-cell office:value-type="date" office:date-value="2022-08-23T17:47:18.828001" calcext:value-type="date">
            <text:p>2022-08-23 17:47:19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66]&lt;&gt;&quot;&quot;;[.B566];IF([.B565]&lt;&gt;&quot;&quot;;[.B565];[.B564]))" office:value-type="float" office:value="1476" calcext:value-type="float">
            <text:p>1476</text:p>
          </table:table-cell>
          <table:table-cell table:formula="of:=IF([.C566]&lt;&gt;&quot;&quot;;[.C566];IF([.C565]&lt;&gt;&quot;&quot;;[.C565];[.C564]))" office:value-type="float" office:value="1476" calcext:value-type="float">
            <text:p>1476</text:p>
          </table:table-cell>
          <table:table-cell table:formula="of:=IF([.D566]&lt;&gt;&quot;&quot;;[.D566];IF([.D565]&lt;&gt;&quot;&quot;;[.D565];[.D564]))" office:value-type="float" office:value="1735" calcext:value-type="float">
            <text:p>1735</text:p>
          </table:table-cell>
          <table:table-cell table:formula="of:=IF([.E566]&lt;&gt;&quot;&quot;;[.E566];IF([.E565]&lt;&gt;&quot;&quot;;[.E565];[.E564]))" office:value-type="float" office:value="0" calcext:value-type="float">
            <text:p>0</text:p>
          </table:table-cell>
          <table:table-cell table:formula="of:=IF([.F566]&lt;&gt;&quot;&quot;;[.F566];IF([.F565]&lt;&gt;&quot;&quot;;[.F565];[.F564]))" office:value-type="float" office:value="538" calcext:value-type="float">
            <text:p>538</text:p>
          </table:table-cell>
          <table:table-cell table:number-columns-repeated="995"/>
        </table:table-row>
        <table:table-row table:style-name="ro1">
          <table:table-cell office:value-type="date" office:date-value="2022-08-23T17:48:00" calcext:value-type="date">
            <text:p>2022-08-23 17:48:00</text:p>
          </table:table-cell>
          <table:table-cell table:number-columns-repeated="4"/>
          <table:table-cell table:style-name="ce1" office:value-type="float" office:value="535" calcext:value-type="float">
            <text:p>535</text:p>
          </table:table-cell>
          <table:table-cell table:formula="of:=IF([.B567]&lt;&gt;&quot;&quot;;[.B567];IF([.B566]&lt;&gt;&quot;&quot;;[.B566];[.B565]))" office:value-type="float" office:value="1476" calcext:value-type="float">
            <text:p>1476</text:p>
          </table:table-cell>
          <table:table-cell table:formula="of:=IF([.C567]&lt;&gt;&quot;&quot;;[.C567];IF([.C566]&lt;&gt;&quot;&quot;;[.C566];[.C565]))" office:value-type="float" office:value="1476" calcext:value-type="float">
            <text:p>1476</text:p>
          </table:table-cell>
          <table:table-cell table:formula="of:=IF([.D567]&lt;&gt;&quot;&quot;;[.D567];IF([.D566]&lt;&gt;&quot;&quot;;[.D566];[.D565]))" office:value-type="float" office:value="1735" calcext:value-type="float">
            <text:p>1735</text:p>
          </table:table-cell>
          <table:table-cell table:formula="of:=IF([.E567]&lt;&gt;&quot;&quot;;[.E567];IF([.E566]&lt;&gt;&quot;&quot;;[.E566];[.E565]))" office:value-type="float" office:value="0" calcext:value-type="float">
            <text:p>0</text:p>
          </table:table-cell>
          <table:table-cell table:formula="of:=IF([.F567]&lt;&gt;&quot;&quot;;[.F567];IF([.F566]&lt;&gt;&quot;&quot;;[.F566];[.F565]))" office:value-type="float" office:value="535" calcext:value-type="float">
            <text:p>535</text:p>
          </table:table-cell>
          <table:table-cell table:number-columns-repeated="995"/>
        </table:table-row>
        <table:table-row table:style-name="ro1">
          <table:table-cell office:value-type="date" office:date-value="2022-08-23T17:48:28.070809" calcext:value-type="date">
            <text:p>2022-08-23 17:48:28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68]&lt;&gt;&quot;&quot;;[.B568];IF([.B567]&lt;&gt;&quot;&quot;;[.B567];[.B566]))" office:value-type="float" office:value="1451" calcext:value-type="float">
            <text:p>1451</text:p>
          </table:table-cell>
          <table:table-cell table:formula="of:=IF([.C568]&lt;&gt;&quot;&quot;;[.C568];IF([.C567]&lt;&gt;&quot;&quot;;[.C567];[.C566]))" office:value-type="float" office:value="1452" calcext:value-type="float">
            <text:p>1452</text:p>
          </table:table-cell>
          <table:table-cell table:formula="of:=IF([.D568]&lt;&gt;&quot;&quot;;[.D568];IF([.D567]&lt;&gt;&quot;&quot;;[.D567];[.D566]))" office:value-type="float" office:value="1716" calcext:value-type="float">
            <text:p>1716</text:p>
          </table:table-cell>
          <table:table-cell table:formula="of:=IF([.E568]&lt;&gt;&quot;&quot;;[.E568];IF([.E567]&lt;&gt;&quot;&quot;;[.E567];[.E566]))" office:value-type="float" office:value="0" calcext:value-type="float">
            <text:p>0</text:p>
          </table:table-cell>
          <table:table-cell table:formula="of:=IF([.F568]&lt;&gt;&quot;&quot;;[.F568];IF([.F567]&lt;&gt;&quot;&quot;;[.F567];[.F566]))" office:value-type="float" office:value="535" calcext:value-type="float">
            <text:p>535</text:p>
          </table:table-cell>
          <table:table-cell table:number-columns-repeated="995"/>
        </table:table-row>
        <table:table-row table:style-name="ro1">
          <table:table-cell office:value-type="date" office:date-value="2022-08-23T17:49:00" calcext:value-type="date">
            <text:p>2022-08-23 17:49:00</text:p>
          </table:table-cell>
          <table:table-cell table:number-columns-repeated="4"/>
          <table:table-cell table:style-name="ce1" office:value-type="float" office:value="528" calcext:value-type="float">
            <text:p>528</text:p>
          </table:table-cell>
          <table:table-cell table:formula="of:=IF([.B569]&lt;&gt;&quot;&quot;;[.B569];IF([.B568]&lt;&gt;&quot;&quot;;[.B568];[.B567]))" office:value-type="float" office:value="1451" calcext:value-type="float">
            <text:p>1451</text:p>
          </table:table-cell>
          <table:table-cell table:formula="of:=IF([.C569]&lt;&gt;&quot;&quot;;[.C569];IF([.C568]&lt;&gt;&quot;&quot;;[.C568];[.C567]))" office:value-type="float" office:value="1452" calcext:value-type="float">
            <text:p>1452</text:p>
          </table:table-cell>
          <table:table-cell table:formula="of:=IF([.D569]&lt;&gt;&quot;&quot;;[.D569];IF([.D568]&lt;&gt;&quot;&quot;;[.D568];[.D567]))" office:value-type="float" office:value="1716" calcext:value-type="float">
            <text:p>1716</text:p>
          </table:table-cell>
          <table:table-cell table:formula="of:=IF([.E569]&lt;&gt;&quot;&quot;;[.E569];IF([.E568]&lt;&gt;&quot;&quot;;[.E568];[.E567]))" office:value-type="float" office:value="0" calcext:value-type="float">
            <text:p>0</text:p>
          </table:table-cell>
          <table:table-cell table:formula="of:=IF([.F569]&lt;&gt;&quot;&quot;;[.F569];IF([.F568]&lt;&gt;&quot;&quot;;[.F568];[.F567]))"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date" office:date-value="2022-08-23T17:49:37.167702" calcext:value-type="date">
            <text:p>2022-08-23 17:49:37</text:p>
          </table:table-cell>
          <table:table-cell table:number-columns-repeated="2" office:value-type="float" office:value="1428" calcext:value-type="float">
            <text:p>1428</text:p>
          </table:table-cell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70]&lt;&gt;&quot;&quot;;[.B570];IF([.B569]&lt;&gt;&quot;&quot;;[.B569];[.B568]))" office:value-type="float" office:value="1428" calcext:value-type="float">
            <text:p>1428</text:p>
          </table:table-cell>
          <table:table-cell table:formula="of:=IF([.C570]&lt;&gt;&quot;&quot;;[.C570];IF([.C569]&lt;&gt;&quot;&quot;;[.C569];[.C568]))" office:value-type="float" office:value="1428" calcext:value-type="float">
            <text:p>1428</text:p>
          </table:table-cell>
          <table:table-cell table:formula="of:=IF([.D570]&lt;&gt;&quot;&quot;;[.D570];IF([.D569]&lt;&gt;&quot;&quot;;[.D569];[.D568]))" office:value-type="float" office:value="1692" calcext:value-type="float">
            <text:p>1692</text:p>
          </table:table-cell>
          <table:table-cell table:formula="of:=IF([.E570]&lt;&gt;&quot;&quot;;[.E570];IF([.E569]&lt;&gt;&quot;&quot;;[.E569];[.E568]))" office:value-type="float" office:value="0" calcext:value-type="float">
            <text:p>0</text:p>
          </table:table-cell>
          <table:table-cell table:formula="of:=IF([.F570]&lt;&gt;&quot;&quot;;[.F570];IF([.F569]&lt;&gt;&quot;&quot;;[.F569];[.F568]))"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date" office:date-value="2022-08-23T17:50:00" calcext:value-type="date">
            <text:p>2022-08-23 17:50:00</text:p>
          </table:table-cell>
          <table:table-cell table:number-columns-repeated="4"/>
          <table:table-cell table:style-name="ce1" office:value-type="float" office:value="517" calcext:value-type="float">
            <text:p>517</text:p>
          </table:table-cell>
          <table:table-cell table:formula="of:=IF([.B571]&lt;&gt;&quot;&quot;;[.B571];IF([.B570]&lt;&gt;&quot;&quot;;[.B570];[.B569]))" office:value-type="float" office:value="1428" calcext:value-type="float">
            <text:p>1428</text:p>
          </table:table-cell>
          <table:table-cell table:formula="of:=IF([.C571]&lt;&gt;&quot;&quot;;[.C571];IF([.C570]&lt;&gt;&quot;&quot;;[.C570];[.C569]))" office:value-type="float" office:value="1428" calcext:value-type="float">
            <text:p>1428</text:p>
          </table:table-cell>
          <table:table-cell table:formula="of:=IF([.D571]&lt;&gt;&quot;&quot;;[.D571];IF([.D570]&lt;&gt;&quot;&quot;;[.D570];[.D569]))" office:value-type="float" office:value="1692" calcext:value-type="float">
            <text:p>1692</text:p>
          </table:table-cell>
          <table:table-cell table:formula="of:=IF([.E571]&lt;&gt;&quot;&quot;;[.E571];IF([.E570]&lt;&gt;&quot;&quot;;[.E570];[.E569]))" office:value-type="float" office:value="0" calcext:value-type="float">
            <text:p>0</text:p>
          </table:table-cell>
          <table:table-cell table:formula="of:=IF([.F571]&lt;&gt;&quot;&quot;;[.F571];IF([.F570]&lt;&gt;&quot;&quot;;[.F570];[.F569]))" office:value-type="float" office:value="517" calcext:value-type="float">
            <text:p>517</text:p>
          </table:table-cell>
          <table:table-cell table:number-columns-repeated="995"/>
        </table:table-row>
        <table:table-row table:style-name="ro1">
          <table:table-cell office:value-type="date" office:date-value="2022-08-23T17:50:46.632295" calcext:value-type="date">
            <text:p>2022-08-23 17:50:47</text:p>
          </table:table-cell>
          <table:table-cell table:number-columns-repeated="2" office:value-type="float" office:value="1393" calcext:value-type="float">
            <text:p>1393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72]&lt;&gt;&quot;&quot;;[.B572];IF([.B571]&lt;&gt;&quot;&quot;;[.B571];[.B570]))" office:value-type="float" office:value="1393" calcext:value-type="float">
            <text:p>1393</text:p>
          </table:table-cell>
          <table:table-cell table:formula="of:=IF([.C572]&lt;&gt;&quot;&quot;;[.C572];IF([.C571]&lt;&gt;&quot;&quot;;[.C571];[.C570]))" office:value-type="float" office:value="1393" calcext:value-type="float">
            <text:p>1393</text:p>
          </table:table-cell>
          <table:table-cell table:formula="of:=IF([.D572]&lt;&gt;&quot;&quot;;[.D572];IF([.D571]&lt;&gt;&quot;&quot;;[.D571];[.D570]))" office:value-type="float" office:value="1640" calcext:value-type="float">
            <text:p>1640</text:p>
          </table:table-cell>
          <table:table-cell table:formula="of:=IF([.E572]&lt;&gt;&quot;&quot;;[.E572];IF([.E571]&lt;&gt;&quot;&quot;;[.E571];[.E570]))" office:value-type="float" office:value="0" calcext:value-type="float">
            <text:p>0</text:p>
          </table:table-cell>
          <table:table-cell table:formula="of:=IF([.F572]&lt;&gt;&quot;&quot;;[.F572];IF([.F571]&lt;&gt;&quot;&quot;;[.F571];[.F570]))" office:value-type="float" office:value="517" calcext:value-type="float">
            <text:p>517</text:p>
          </table:table-cell>
          <table:table-cell table:number-columns-repeated="995"/>
        </table:table-row>
        <table:table-row table:style-name="ro1">
          <table:table-cell office:value-type="date" office:date-value="2022-08-23T17:51:00" calcext:value-type="date">
            <text:p>2022-08-23 17:51:00</text:p>
          </table:table-cell>
          <table:table-cell table:number-columns-repeated="4"/>
          <table:table-cell table:style-name="ce1" office:value-type="float" office:value="505" calcext:value-type="float">
            <text:p>505</text:p>
          </table:table-cell>
          <table:table-cell table:formula="of:=IF([.B573]&lt;&gt;&quot;&quot;;[.B573];IF([.B572]&lt;&gt;&quot;&quot;;[.B572];[.B571]))" office:value-type="float" office:value="1393" calcext:value-type="float">
            <text:p>1393</text:p>
          </table:table-cell>
          <table:table-cell table:formula="of:=IF([.C573]&lt;&gt;&quot;&quot;;[.C573];IF([.C572]&lt;&gt;&quot;&quot;;[.C572];[.C571]))" office:value-type="float" office:value="1393" calcext:value-type="float">
            <text:p>1393</text:p>
          </table:table-cell>
          <table:table-cell table:formula="of:=IF([.D573]&lt;&gt;&quot;&quot;;[.D573];IF([.D572]&lt;&gt;&quot;&quot;;[.D572];[.D571]))" office:value-type="float" office:value="1640" calcext:value-type="float">
            <text:p>1640</text:p>
          </table:table-cell>
          <table:table-cell table:formula="of:=IF([.E573]&lt;&gt;&quot;&quot;;[.E573];IF([.E572]&lt;&gt;&quot;&quot;;[.E572];[.E571]))" office:value-type="float" office:value="0" calcext:value-type="float">
            <text:p>0</text:p>
          </table:table-cell>
          <table:table-cell table:formula="of:=IF([.F573]&lt;&gt;&quot;&quot;;[.F573];IF([.F572]&lt;&gt;&quot;&quot;;[.F572];[.F571]))" office:value-type="float" office:value="505" calcext:value-type="float">
            <text:p>505</text:p>
          </table:table-cell>
          <table:table-cell table:number-columns-repeated="995"/>
        </table:table-row>
        <table:table-row table:style-name="ro1">
          <table:table-cell office:value-type="date" office:date-value="2022-08-23T17:51:58.577496" calcext:value-type="date">
            <text:p>2022-08-23 17:51:59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74]&lt;&gt;&quot;&quot;;[.B574];IF([.B573]&lt;&gt;&quot;&quot;;[.B573];[.B572]))" office:value-type="float" office:value="1359" calcext:value-type="float">
            <text:p>1359</text:p>
          </table:table-cell>
          <table:table-cell table:formula="of:=IF([.C574]&lt;&gt;&quot;&quot;;[.C574];IF([.C573]&lt;&gt;&quot;&quot;;[.C573];[.C572]))" office:value-type="float" office:value="1359" calcext:value-type="float">
            <text:p>1359</text:p>
          </table:table-cell>
          <table:table-cell table:formula="of:=IF([.D574]&lt;&gt;&quot;&quot;;[.D574];IF([.D573]&lt;&gt;&quot;&quot;;[.D573];[.D572]))" office:value-type="float" office:value="1636" calcext:value-type="float">
            <text:p>1636</text:p>
          </table:table-cell>
          <table:table-cell table:formula="of:=IF([.E574]&lt;&gt;&quot;&quot;;[.E574];IF([.E573]&lt;&gt;&quot;&quot;;[.E573];[.E572]))" office:value-type="float" office:value="0" calcext:value-type="float">
            <text:p>0</text:p>
          </table:table-cell>
          <table:table-cell table:formula="of:=IF([.F574]&lt;&gt;&quot;&quot;;[.F574];IF([.F573]&lt;&gt;&quot;&quot;;[.F573];[.F572]))" office:value-type="float" office:value="505" calcext:value-type="float">
            <text:p>505</text:p>
          </table:table-cell>
          <table:table-cell table:number-columns-repeated="995"/>
        </table:table-row>
        <table:table-row table:style-name="ro1">
          <table:table-cell office:value-type="date" office:date-value="2022-08-23T17:52:00" calcext:value-type="date">
            <text:p>2022-08-23 17:52:00</text:p>
          </table:table-cell>
          <table:table-cell table:number-columns-repeated="4"/>
          <table:table-cell table:style-name="ce1" office:value-type="float" office:value="490" calcext:value-type="float">
            <text:p>490</text:p>
          </table:table-cell>
          <table:table-cell table:formula="of:=IF([.B575]&lt;&gt;&quot;&quot;;[.B575];IF([.B574]&lt;&gt;&quot;&quot;;[.B574];[.B573]))" office:value-type="float" office:value="1359" calcext:value-type="float">
            <text:p>1359</text:p>
          </table:table-cell>
          <table:table-cell table:formula="of:=IF([.C575]&lt;&gt;&quot;&quot;;[.C575];IF([.C574]&lt;&gt;&quot;&quot;;[.C574];[.C573]))" office:value-type="float" office:value="1359" calcext:value-type="float">
            <text:p>1359</text:p>
          </table:table-cell>
          <table:table-cell table:formula="of:=IF([.D575]&lt;&gt;&quot;&quot;;[.D575];IF([.D574]&lt;&gt;&quot;&quot;;[.D574];[.D573]))" office:value-type="float" office:value="1636" calcext:value-type="float">
            <text:p>1636</text:p>
          </table:table-cell>
          <table:table-cell table:formula="of:=IF([.E575]&lt;&gt;&quot;&quot;;[.E575];IF([.E574]&lt;&gt;&quot;&quot;;[.E574];[.E573]))" office:value-type="float" office:value="0" calcext:value-type="float">
            <text:p>0</text:p>
          </table:table-cell>
          <table:table-cell table:formula="of:=IF([.F575]&lt;&gt;&quot;&quot;;[.F575];IF([.F574]&lt;&gt;&quot;&quot;;[.F574];[.F573]))" office:value-type="float" office:value="490" calcext:value-type="float">
            <text:p>490</text:p>
          </table:table-cell>
          <table:table-cell table:number-columns-repeated="995"/>
        </table:table-row>
        <table:table-row table:style-name="ro1">
          <table:table-cell office:value-type="date" office:date-value="2022-08-23T17:53:00.000001" calcext:value-type="date">
            <text:p>2022-08-23 17:53:00</text:p>
          </table:table-cell>
          <table:table-cell table:number-columns-repeated="4"/>
          <table:table-cell table:style-name="ce1" office:value-type="float" office:value="474" calcext:value-type="float">
            <text:p>474</text:p>
          </table:table-cell>
          <table:table-cell table:formula="of:=IF([.B576]&lt;&gt;&quot;&quot;;[.B576];IF([.B575]&lt;&gt;&quot;&quot;;[.B575];[.B574]))" office:value-type="float" office:value="1359" calcext:value-type="float">
            <text:p>1359</text:p>
          </table:table-cell>
          <table:table-cell table:formula="of:=IF([.C576]&lt;&gt;&quot;&quot;;[.C576];IF([.C575]&lt;&gt;&quot;&quot;;[.C575];[.C574]))" office:value-type="float" office:value="1359" calcext:value-type="float">
            <text:p>1359</text:p>
          </table:table-cell>
          <table:table-cell table:formula="of:=IF([.D576]&lt;&gt;&quot;&quot;;[.D576];IF([.D575]&lt;&gt;&quot;&quot;;[.D575];[.D574]))" office:value-type="float" office:value="1636" calcext:value-type="float">
            <text:p>1636</text:p>
          </table:table-cell>
          <table:table-cell table:formula="of:=IF([.E576]&lt;&gt;&quot;&quot;;[.E576];IF([.E575]&lt;&gt;&quot;&quot;;[.E575];[.E574]))" office:value-type="float" office:value="0" calcext:value-type="float">
            <text:p>0</text:p>
          </table:table-cell>
          <table:table-cell table:formula="of:=IF([.F576]&lt;&gt;&quot;&quot;;[.F576];IF([.F575]&lt;&gt;&quot;&quot;;[.F575];[.F574]))" office:value-type="float" office:value="474" calcext:value-type="float">
            <text:p>474</text:p>
          </table:table-cell>
          <table:table-cell table:number-columns-repeated="995"/>
        </table:table-row>
        <table:table-row table:style-name="ro1">
          <table:table-cell office:value-type="date" office:date-value="2022-08-23T17:53:07.986637" calcext:value-type="date">
            <text:p>2022-08-23 17:53:08</text:p>
          </table:table-cell>
          <table:table-cell office:value-type="float" office:value="1319" calcext:value-type="float">
            <text:p>1319</text:p>
          </table:table-cell>
          <table:table-cell office:value-type="float" office:value="1585" calcext:value-type="float">
            <text:p>1585</text:p>
          </table:table-cell>
          <table:table-cell office:value-type="float" office:value="-1" calcext:value-type="float">
            <text:p>-1</text:p>
          </table:table-cell>
          <table:table-cell office:value-type="float" office:value="-279" calcext:value-type="float">
            <text:p>-279</text:p>
          </table:table-cell>
          <table:table-cell table:style-name="ce1"/>
          <table:table-cell table:formula="of:=IF([.B577]&lt;&gt;&quot;&quot;;[.B577];IF([.B576]&lt;&gt;&quot;&quot;;[.B576];[.B575]))" office:value-type="float" office:value="1319" calcext:value-type="float">
            <text:p>1319</text:p>
          </table:table-cell>
          <table:table-cell table:formula="of:=IF([.C577]&lt;&gt;&quot;&quot;;[.C577];IF([.C576]&lt;&gt;&quot;&quot;;[.C576];[.C575]))" office:value-type="float" office:value="1585" calcext:value-type="float">
            <text:p>1585</text:p>
          </table:table-cell>
          <table:table-cell table:formula="of:=IF([.D577]&lt;&gt;&quot;&quot;;[.D577];IF([.D576]&lt;&gt;&quot;&quot;;[.D576];[.D575]))" office:value-type="float" office:value="-1" calcext:value-type="float">
            <text:p>-1</text:p>
          </table:table-cell>
          <table:table-cell table:formula="of:=IF([.E577]&lt;&gt;&quot;&quot;;[.E577];IF([.E576]&lt;&gt;&quot;&quot;;[.E576];[.E575]))" office:value-type="float" office:value="-279" calcext:value-type="float">
            <text:p>-279</text:p>
          </table:table-cell>
          <table:table-cell table:formula="of:=IF([.F577]&lt;&gt;&quot;&quot;;[.F577];IF([.F576]&lt;&gt;&quot;&quot;;[.F576];[.F575]))" office:value-type="float" office:value="474" calcext:value-type="float">
            <text:p>474</text:p>
          </table:table-cell>
          <table:table-cell table:number-columns-repeated="995"/>
        </table:table-row>
        <table:table-row table:style-name="ro1">
          <table:table-cell office:value-type="date" office:date-value="2022-08-23T17:54:00" calcext:value-type="date">
            <text:p>2022-08-23 17:54:00</text:p>
          </table:table-cell>
          <table:table-cell table:number-columns-repeated="4"/>
          <table:table-cell table:style-name="ce1" office:value-type="float" office:value="456" calcext:value-type="float">
            <text:p>456</text:p>
          </table:table-cell>
          <table:table-cell table:formula="of:=IF([.B578]&lt;&gt;&quot;&quot;;[.B578];IF([.B577]&lt;&gt;&quot;&quot;;[.B577];[.B576]))" office:value-type="float" office:value="1319" calcext:value-type="float">
            <text:p>1319</text:p>
          </table:table-cell>
          <table:table-cell table:formula="of:=IF([.C578]&lt;&gt;&quot;&quot;;[.C578];IF([.C577]&lt;&gt;&quot;&quot;;[.C577];[.C576]))" office:value-type="float" office:value="1585" calcext:value-type="float">
            <text:p>1585</text:p>
          </table:table-cell>
          <table:table-cell table:formula="of:=IF([.D578]&lt;&gt;&quot;&quot;;[.D578];IF([.D577]&lt;&gt;&quot;&quot;;[.D577];[.D576]))" office:value-type="float" office:value="-1" calcext:value-type="float">
            <text:p>-1</text:p>
          </table:table-cell>
          <table:table-cell table:formula="of:=IF([.E578]&lt;&gt;&quot;&quot;;[.E578];IF([.E577]&lt;&gt;&quot;&quot;;[.E577];[.E576]))" office:value-type="float" office:value="-279" calcext:value-type="float">
            <text:p>-279</text:p>
          </table:table-cell>
          <table:table-cell table:formula="of:=IF([.F578]&lt;&gt;&quot;&quot;;[.F578];IF([.F577]&lt;&gt;&quot;&quot;;[.F577];[.F576]))" office:value-type="float" office:value="456" calcext:value-type="float">
            <text:p>456</text:p>
          </table:table-cell>
          <table:table-cell table:number-columns-repeated="995"/>
        </table:table-row>
        <table:table-row table:style-name="ro1">
          <table:table-cell office:value-type="date" office:date-value="2022-08-23T17:54:18.356773" calcext:value-type="date">
            <text:p>2022-08-23 17:54:18</text:p>
          </table:table-cell>
          <table:table-cell office:value-type="float" office:value="1272" calcext:value-type="float">
            <text:p>1272</text:p>
          </table:table-cell>
          <table:table-cell office:value-type="float" office:value="1577" calcext:value-type="float">
            <text:p>1577</text:p>
          </table:table-cell>
          <table:table-cell office:value-type="float" office:value="-7" calcext:value-type="float">
            <text:p>-7</text:p>
          </table:table-cell>
          <table:table-cell office:value-type="float" office:value="-314" calcext:value-type="float">
            <text:p>-314</text:p>
          </table:table-cell>
          <table:table-cell table:style-name="ce1"/>
          <table:table-cell table:formula="of:=IF([.B579]&lt;&gt;&quot;&quot;;[.B579];IF([.B578]&lt;&gt;&quot;&quot;;[.B578];[.B577]))" office:value-type="float" office:value="1272" calcext:value-type="float">
            <text:p>1272</text:p>
          </table:table-cell>
          <table:table-cell table:formula="of:=IF([.C579]&lt;&gt;&quot;&quot;;[.C579];IF([.C578]&lt;&gt;&quot;&quot;;[.C578];[.C577]))" office:value-type="float" office:value="1577" calcext:value-type="float">
            <text:p>1577</text:p>
          </table:table-cell>
          <table:table-cell table:formula="of:=IF([.D579]&lt;&gt;&quot;&quot;;[.D579];IF([.D578]&lt;&gt;&quot;&quot;;[.D578];[.D577]))" office:value-type="float" office:value="-7" calcext:value-type="float">
            <text:p>-7</text:p>
          </table:table-cell>
          <table:table-cell table:formula="of:=IF([.E579]&lt;&gt;&quot;&quot;;[.E579];IF([.E578]&lt;&gt;&quot;&quot;;[.E578];[.E577]))" office:value-type="float" office:value="-314" calcext:value-type="float">
            <text:p>-314</text:p>
          </table:table-cell>
          <table:table-cell table:formula="of:=IF([.F579]&lt;&gt;&quot;&quot;;[.F579];IF([.F578]&lt;&gt;&quot;&quot;;[.F578];[.F577]))" office:value-type="float" office:value="456" calcext:value-type="float">
            <text:p>456</text:p>
          </table:table-cell>
          <table:table-cell table:number-columns-repeated="995"/>
        </table:table-row>
        <table:table-row table:style-name="ro1">
          <table:table-cell office:value-type="date" office:date-value="2022-08-23T17:55:00" calcext:value-type="date">
            <text:p>2022-08-23 17:55:00</text:p>
          </table:table-cell>
          <table:table-cell table:number-columns-repeated="4"/>
          <table:table-cell table:style-name="ce1" office:value-type="float" office:value="454" calcext:value-type="float">
            <text:p>454</text:p>
          </table:table-cell>
          <table:table-cell table:formula="of:=IF([.B580]&lt;&gt;&quot;&quot;;[.B580];IF([.B579]&lt;&gt;&quot;&quot;;[.B579];[.B578]))" office:value-type="float" office:value="1272" calcext:value-type="float">
            <text:p>1272</text:p>
          </table:table-cell>
          <table:table-cell table:formula="of:=IF([.C580]&lt;&gt;&quot;&quot;;[.C580];IF([.C579]&lt;&gt;&quot;&quot;;[.C579];[.C578]))" office:value-type="float" office:value="1577" calcext:value-type="float">
            <text:p>1577</text:p>
          </table:table-cell>
          <table:table-cell table:formula="of:=IF([.D580]&lt;&gt;&quot;&quot;;[.D580];IF([.D579]&lt;&gt;&quot;&quot;;[.D579];[.D578]))" office:value-type="float" office:value="-7" calcext:value-type="float">
            <text:p>-7</text:p>
          </table:table-cell>
          <table:table-cell table:formula="of:=IF([.E580]&lt;&gt;&quot;&quot;;[.E580];IF([.E579]&lt;&gt;&quot;&quot;;[.E579];[.E578]))" office:value-type="float" office:value="-314" calcext:value-type="float">
            <text:p>-314</text:p>
          </table:table-cell>
          <table:table-cell table:formula="of:=IF([.F580]&lt;&gt;&quot;&quot;;[.F580];IF([.F579]&lt;&gt;&quot;&quot;;[.F579];[.F578]))" office:value-type="float" office:value="454" calcext:value-type="float">
            <text:p>454</text:p>
          </table:table-cell>
          <table:table-cell table:number-columns-repeated="995"/>
        </table:table-row>
        <table:table-row table:style-name="ro1">
          <table:table-cell office:value-type="date" office:date-value="2022-08-23T17:55:28.05667" calcext:value-type="date">
            <text:p>2022-08-23 17:55:28</text:p>
          </table:table-cell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81]&lt;&gt;&quot;&quot;;[.B581];IF([.B580]&lt;&gt;&quot;&quot;;[.B580];[.B579]))" office:value-type="float" office:value="1025" calcext:value-type="float">
            <text:p>1025</text:p>
          </table:table-cell>
          <table:table-cell table:formula="of:=IF([.C581]&lt;&gt;&quot;&quot;;[.C581];IF([.C580]&lt;&gt;&quot;&quot;;[.C580];[.C579]))" office:value-type="float" office:value="1028" calcext:value-type="float">
            <text:p>1028</text:p>
          </table:table-cell>
          <table:table-cell table:formula="of:=IF([.D581]&lt;&gt;&quot;&quot;;[.D581];IF([.D580]&lt;&gt;&quot;&quot;;[.D580];[.D579]))" office:value-type="float" office:value="1295" calcext:value-type="float">
            <text:p>1295</text:p>
          </table:table-cell>
          <table:table-cell table:formula="of:=IF([.E581]&lt;&gt;&quot;&quot;;[.E581];IF([.E580]&lt;&gt;&quot;&quot;;[.E580];[.E579]))" office:value-type="float" office:value="0" calcext:value-type="float">
            <text:p>0</text:p>
          </table:table-cell>
          <table:table-cell table:formula="of:=IF([.F581]&lt;&gt;&quot;&quot;;[.F581];IF([.F580]&lt;&gt;&quot;&quot;;[.F580];[.F579]))" office:value-type="float" office:value="454" calcext:value-type="float">
            <text:p>454</text:p>
          </table:table-cell>
          <table:table-cell table:number-columns-repeated="995"/>
        </table:table-row>
        <table:table-row table:style-name="ro1">
          <table:table-cell office:value-type="date" office:date-value="2022-08-23T17:56:00" calcext:value-type="date">
            <text:p>2022-08-23 17:56:00</text:p>
          </table:table-cell>
          <table:table-cell table:number-columns-repeated="4"/>
          <table:table-cell table:style-name="ce1" office:value-type="float" office:value="441" calcext:value-type="float">
            <text:p>441</text:p>
          </table:table-cell>
          <table:table-cell table:formula="of:=IF([.B582]&lt;&gt;&quot;&quot;;[.B582];IF([.B581]&lt;&gt;&quot;&quot;;[.B581];[.B580]))" office:value-type="float" office:value="1025" calcext:value-type="float">
            <text:p>1025</text:p>
          </table:table-cell>
          <table:table-cell table:formula="of:=IF([.C582]&lt;&gt;&quot;&quot;;[.C582];IF([.C581]&lt;&gt;&quot;&quot;;[.C581];[.C580]))" office:value-type="float" office:value="1028" calcext:value-type="float">
            <text:p>1028</text:p>
          </table:table-cell>
          <table:table-cell table:formula="of:=IF([.D582]&lt;&gt;&quot;&quot;;[.D582];IF([.D581]&lt;&gt;&quot;&quot;;[.D581];[.D580]))" office:value-type="float" office:value="1295" calcext:value-type="float">
            <text:p>1295</text:p>
          </table:table-cell>
          <table:table-cell table:formula="of:=IF([.E582]&lt;&gt;&quot;&quot;;[.E582];IF([.E581]&lt;&gt;&quot;&quot;;[.E581];[.E580]))" office:value-type="float" office:value="0" calcext:value-type="float">
            <text:p>0</text:p>
          </table:table-cell>
          <table:table-cell table:formula="of:=IF([.F582]&lt;&gt;&quot;&quot;;[.F582];IF([.F581]&lt;&gt;&quot;&quot;;[.F581];[.F580]))" office:value-type="float" office:value="441" calcext:value-type="float">
            <text:p>441</text:p>
          </table:table-cell>
          <table:table-cell table:number-columns-repeated="995"/>
        </table:table-row>
        <table:table-row table:style-name="ro1">
          <table:table-cell office:value-type="date" office:date-value="2022-08-23T17:56:39.398507" calcext:value-type="date">
            <text:p>2022-08-23 17:56:39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83]&lt;&gt;&quot;&quot;;[.B583];IF([.B582]&lt;&gt;&quot;&quot;;[.B582];[.B581]))" office:value-type="float" office:value="986" calcext:value-type="float">
            <text:p>986</text:p>
          </table:table-cell>
          <table:table-cell table:formula="of:=IF([.C583]&lt;&gt;&quot;&quot;;[.C583];IF([.C582]&lt;&gt;&quot;&quot;;[.C582];[.C581]))" office:value-type="float" office:value="987" calcext:value-type="float">
            <text:p>987</text:p>
          </table:table-cell>
          <table:table-cell table:formula="of:=IF([.D583]&lt;&gt;&quot;&quot;;[.D583];IF([.D582]&lt;&gt;&quot;&quot;;[.D582];[.D581]))" office:value-type="float" office:value="1145" calcext:value-type="float">
            <text:p>1145</text:p>
          </table:table-cell>
          <table:table-cell table:formula="of:=IF([.E583]&lt;&gt;&quot;&quot;;[.E583];IF([.E582]&lt;&gt;&quot;&quot;;[.E582];[.E581]))" office:value-type="float" office:value="0" calcext:value-type="float">
            <text:p>0</text:p>
          </table:table-cell>
          <table:table-cell table:formula="of:=IF([.F583]&lt;&gt;&quot;&quot;;[.F583];IF([.F582]&lt;&gt;&quot;&quot;;[.F582];[.F581]))" office:value-type="float" office:value="441" calcext:value-type="float">
            <text:p>441</text:p>
          </table:table-cell>
          <table:table-cell table:number-columns-repeated="995"/>
        </table:table-row>
        <table:table-row table:style-name="ro1">
          <table:table-cell office:value-type="date" office:date-value="2022-08-23T17:57:00" calcext:value-type="date">
            <text:p>2022-08-23 17:57:00</text:p>
          </table:table-cell>
          <table:table-cell table:number-columns-repeated="4"/>
          <table:table-cell table:style-name="ce1" office:value-type="float" office:value="398" calcext:value-type="float">
            <text:p>398</text:p>
          </table:table-cell>
          <table:table-cell table:formula="of:=IF([.B584]&lt;&gt;&quot;&quot;;[.B584];IF([.B583]&lt;&gt;&quot;&quot;;[.B583];[.B582]))" office:value-type="float" office:value="986" calcext:value-type="float">
            <text:p>986</text:p>
          </table:table-cell>
          <table:table-cell table:formula="of:=IF([.C584]&lt;&gt;&quot;&quot;;[.C584];IF([.C583]&lt;&gt;&quot;&quot;;[.C583];[.C582]))" office:value-type="float" office:value="987" calcext:value-type="float">
            <text:p>987</text:p>
          </table:table-cell>
          <table:table-cell table:formula="of:=IF([.D584]&lt;&gt;&quot;&quot;;[.D584];IF([.D583]&lt;&gt;&quot;&quot;;[.D583];[.D582]))" office:value-type="float" office:value="1145" calcext:value-type="float">
            <text:p>1145</text:p>
          </table:table-cell>
          <table:table-cell table:formula="of:=IF([.E584]&lt;&gt;&quot;&quot;;[.E584];IF([.E583]&lt;&gt;&quot;&quot;;[.E583];[.E582]))" office:value-type="float" office:value="0" calcext:value-type="float">
            <text:p>0</text:p>
          </table:table-cell>
          <table:table-cell table:formula="of:=IF([.F584]&lt;&gt;&quot;&quot;;[.F584];IF([.F583]&lt;&gt;&quot;&quot;;[.F583];[.F582]))" office:value-type="float" office:value="398" calcext:value-type="float">
            <text:p>398</text:p>
          </table:table-cell>
          <table:table-cell table:number-columns-repeated="995"/>
        </table:table-row>
        <table:table-row table:style-name="ro1">
          <table:table-cell office:value-type="date" office:date-value="2022-08-23T17:57:50.828477" calcext:value-type="date">
            <text:p>2022-08-23 17:57:51</text:p>
          </table:table-cell>
          <table:table-cell office:value-type="float" office:value="969" calcext:value-type="float">
            <text:p>969</text:p>
          </table:table-cell>
          <table:table-cell office:value-type="float" office:value="973" calcext:value-type="float">
            <text:p>973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85]&lt;&gt;&quot;&quot;;[.B585];IF([.B584]&lt;&gt;&quot;&quot;;[.B584];[.B583]))" office:value-type="float" office:value="969" calcext:value-type="float">
            <text:p>969</text:p>
          </table:table-cell>
          <table:table-cell table:formula="of:=IF([.C585]&lt;&gt;&quot;&quot;;[.C585];IF([.C584]&lt;&gt;&quot;&quot;;[.C584];[.C583]))" office:value-type="float" office:value="973" calcext:value-type="float">
            <text:p>973</text:p>
          </table:table-cell>
          <table:table-cell table:formula="of:=IF([.D585]&lt;&gt;&quot;&quot;;[.D585];IF([.D584]&lt;&gt;&quot;&quot;;[.D584];[.D583]))" office:value-type="float" office:value="1086" calcext:value-type="float">
            <text:p>1086</text:p>
          </table:table-cell>
          <table:table-cell table:formula="of:=IF([.E585]&lt;&gt;&quot;&quot;;[.E585];IF([.E584]&lt;&gt;&quot;&quot;;[.E584];[.E583]))" office:value-type="float" office:value="0" calcext:value-type="float">
            <text:p>0</text:p>
          </table:table-cell>
          <table:table-cell table:formula="of:=IF([.F585]&lt;&gt;&quot;&quot;;[.F585];IF([.F584]&lt;&gt;&quot;&quot;;[.F584];[.F583]))" office:value-type="float" office:value="398" calcext:value-type="float">
            <text:p>398</text:p>
          </table:table-cell>
          <table:table-cell table:number-columns-repeated="995"/>
        </table:table-row>
        <table:table-row table:style-name="ro1">
          <table:table-cell office:value-type="date" office:date-value="2022-08-23T17:58:00" calcext:value-type="date">
            <text:p>2022-08-23 17:58:00</text:p>
          </table:table-cell>
          <table:table-cell table:number-columns-repeated="4"/>
          <table:table-cell table:style-name="ce1" office:value-type="float" office:value="343" calcext:value-type="float">
            <text:p>343</text:p>
          </table:table-cell>
          <table:table-cell table:formula="of:=IF([.B586]&lt;&gt;&quot;&quot;;[.B586];IF([.B585]&lt;&gt;&quot;&quot;;[.B585];[.B584]))" office:value-type="float" office:value="969" calcext:value-type="float">
            <text:p>969</text:p>
          </table:table-cell>
          <table:table-cell table:formula="of:=IF([.C586]&lt;&gt;&quot;&quot;;[.C586];IF([.C585]&lt;&gt;&quot;&quot;;[.C585];[.C584]))" office:value-type="float" office:value="973" calcext:value-type="float">
            <text:p>973</text:p>
          </table:table-cell>
          <table:table-cell table:formula="of:=IF([.D586]&lt;&gt;&quot;&quot;;[.D586];IF([.D585]&lt;&gt;&quot;&quot;;[.D585];[.D584]))" office:value-type="float" office:value="1086" calcext:value-type="float">
            <text:p>1086</text:p>
          </table:table-cell>
          <table:table-cell table:formula="of:=IF([.E586]&lt;&gt;&quot;&quot;;[.E586];IF([.E585]&lt;&gt;&quot;&quot;;[.E585];[.E584]))" office:value-type="float" office:value="0" calcext:value-type="float">
            <text:p>0</text:p>
          </table:table-cell>
          <table:table-cell table:formula="of:=IF([.F586]&lt;&gt;&quot;&quot;;[.F586];IF([.F585]&lt;&gt;&quot;&quot;;[.F585];[.F584]))" office:value-type="float" office:value="343" calcext:value-type="float">
            <text:p>343</text:p>
          </table:table-cell>
          <table:table-cell table:number-columns-repeated="995"/>
        </table:table-row>
        <table:table-row table:style-name="ro1">
          <table:table-cell office:value-type="date" office:date-value="2022-08-23T17:58:58.604596" calcext:value-type="date">
            <text:p>2022-08-23 17:58:59</text:p>
          </table:table-cell>
          <table:table-cell office:value-type="float" office:value="954" calcext:value-type="float">
            <text:p>954</text:p>
          </table:table-cell>
          <table:table-cell office:value-type="float" office:value="951" calcext:value-type="float">
            <text:p>951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87]&lt;&gt;&quot;&quot;;[.B587];IF([.B586]&lt;&gt;&quot;&quot;;[.B586];[.B585]))" office:value-type="float" office:value="954" calcext:value-type="float">
            <text:p>954</text:p>
          </table:table-cell>
          <table:table-cell table:formula="of:=IF([.C587]&lt;&gt;&quot;&quot;;[.C587];IF([.C586]&lt;&gt;&quot;&quot;;[.C586];[.C585]))" office:value-type="float" office:value="951" calcext:value-type="float">
            <text:p>951</text:p>
          </table:table-cell>
          <table:table-cell table:formula="of:=IF([.D587]&lt;&gt;&quot;&quot;;[.D587];IF([.D586]&lt;&gt;&quot;&quot;;[.D586];[.D585]))" office:value-type="float" office:value="1004" calcext:value-type="float">
            <text:p>1004</text:p>
          </table:table-cell>
          <table:table-cell table:formula="of:=IF([.E587]&lt;&gt;&quot;&quot;;[.E587];IF([.E586]&lt;&gt;&quot;&quot;;[.E586];[.E585]))" office:value-type="float" office:value="0" calcext:value-type="float">
            <text:p>0</text:p>
          </table:table-cell>
          <table:table-cell table:formula="of:=IF([.F587]&lt;&gt;&quot;&quot;;[.F587];IF([.F586]&lt;&gt;&quot;&quot;;[.F586];[.F585]))" office:value-type="float" office:value="343" calcext:value-type="float">
            <text:p>343</text:p>
          </table:table-cell>
          <table:table-cell table:number-columns-repeated="995"/>
        </table:table-row>
        <table:table-row table:style-name="ro1">
          <table:table-cell office:value-type="date" office:date-value="2022-08-23T17:59:00" calcext:value-type="date">
            <text:p>2022-08-23 17:59:00</text:p>
          </table:table-cell>
          <table:table-cell table:number-columns-repeated="4"/>
          <table:table-cell table:style-name="ce1" office:value-type="float" office:value="272" calcext:value-type="float">
            <text:p>272</text:p>
          </table:table-cell>
          <table:table-cell table:formula="of:=IF([.B588]&lt;&gt;&quot;&quot;;[.B588];IF([.B587]&lt;&gt;&quot;&quot;;[.B587];[.B586]))" office:value-type="float" office:value="954" calcext:value-type="float">
            <text:p>954</text:p>
          </table:table-cell>
          <table:table-cell table:formula="of:=IF([.C588]&lt;&gt;&quot;&quot;;[.C588];IF([.C587]&lt;&gt;&quot;&quot;;[.C587];[.C586]))" office:value-type="float" office:value="951" calcext:value-type="float">
            <text:p>951</text:p>
          </table:table-cell>
          <table:table-cell table:formula="of:=IF([.D588]&lt;&gt;&quot;&quot;;[.D588];IF([.D587]&lt;&gt;&quot;&quot;;[.D587];[.D586]))" office:value-type="float" office:value="1004" calcext:value-type="float">
            <text:p>1004</text:p>
          </table:table-cell>
          <table:table-cell table:formula="of:=IF([.E588]&lt;&gt;&quot;&quot;;[.E588];IF([.E587]&lt;&gt;&quot;&quot;;[.E587];[.E586]))" office:value-type="float" office:value="0" calcext:value-type="float">
            <text:p>0</text:p>
          </table:table-cell>
          <table:table-cell table:formula="of:=IF([.F588]&lt;&gt;&quot;&quot;;[.F588];IF([.F587]&lt;&gt;&quot;&quot;;[.F587];[.F586]))" office:value-type="float" office:value="272" calcext:value-type="float">
            <text:p>272</text:p>
          </table:table-cell>
          <table:table-cell table:number-columns-repeated="995"/>
        </table:table-row>
        <table:table-row table:style-name="ro1">
          <table:table-cell office:value-type="date" office:date-value="2022-08-23T18:00:00.000001" calcext:value-type="date">
            <text:p>2022-08-23 18:00:00</text:p>
          </table:table-cell>
          <table:table-cell table:number-columns-repeated="4"/>
          <table:table-cell table:style-name="ce1" office:value-type="float" office:value="378" calcext:value-type="float">
            <text:p>378</text:p>
          </table:table-cell>
          <table:table-cell table:formula="of:=IF([.B589]&lt;&gt;&quot;&quot;;[.B589];IF([.B588]&lt;&gt;&quot;&quot;;[.B588];[.B587]))" office:value-type="float" office:value="954" calcext:value-type="float">
            <text:p>954</text:p>
          </table:table-cell>
          <table:table-cell table:formula="of:=IF([.C589]&lt;&gt;&quot;&quot;;[.C589];IF([.C588]&lt;&gt;&quot;&quot;;[.C588];[.C587]))" office:value-type="float" office:value="951" calcext:value-type="float">
            <text:p>951</text:p>
          </table:table-cell>
          <table:table-cell table:formula="of:=IF([.D589]&lt;&gt;&quot;&quot;;[.D589];IF([.D588]&lt;&gt;&quot;&quot;;[.D588];[.D587]))" office:value-type="float" office:value="1004" calcext:value-type="float">
            <text:p>1004</text:p>
          </table:table-cell>
          <table:table-cell table:formula="of:=IF([.E589]&lt;&gt;&quot;&quot;;[.E589];IF([.E588]&lt;&gt;&quot;&quot;;[.E588];[.E587]))" office:value-type="float" office:value="0" calcext:value-type="float">
            <text:p>0</text:p>
          </table:table-cell>
          <table:table-cell table:formula="of:=IF([.F589]&lt;&gt;&quot;&quot;;[.F589];IF([.F588]&lt;&gt;&quot;&quot;;[.F588];[.F587]))" office:value-type="float" office:value="378" calcext:value-type="float">
            <text:p>378</text:p>
          </table:table-cell>
          <table:table-cell table:number-columns-repeated="995"/>
        </table:table-row>
        <table:table-row table:style-name="ro1">
          <table:table-cell office:value-type="date" office:date-value="2022-08-23T18:00:14.861606" calcext:value-type="date">
            <text:p>2022-08-23 18:00:15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90]&lt;&gt;&quot;&quot;;[.B590];IF([.B589]&lt;&gt;&quot;&quot;;[.B589];[.B588]))" office:value-type="float" office:value="922" calcext:value-type="float">
            <text:p>922</text:p>
          </table:table-cell>
          <table:table-cell table:formula="of:=IF([.C590]&lt;&gt;&quot;&quot;;[.C590];IF([.C589]&lt;&gt;&quot;&quot;;[.C589];[.C588]))" office:value-type="float" office:value="922" calcext:value-type="float">
            <text:p>922</text:p>
          </table:table-cell>
          <table:table-cell table:formula="of:=IF([.D590]&lt;&gt;&quot;&quot;;[.D590];IF([.D589]&lt;&gt;&quot;&quot;;[.D589];[.D588]))" office:value-type="float" office:value="912" calcext:value-type="float">
            <text:p>912</text:p>
          </table:table-cell>
          <table:table-cell table:formula="of:=IF([.E590]&lt;&gt;&quot;&quot;;[.E590];IF([.E589]&lt;&gt;&quot;&quot;;[.E589];[.E588]))" office:value-type="float" office:value="0" calcext:value-type="float">
            <text:p>0</text:p>
          </table:table-cell>
          <table:table-cell table:formula="of:=IF([.F590]&lt;&gt;&quot;&quot;;[.F590];IF([.F589]&lt;&gt;&quot;&quot;;[.F589];[.F588]))" office:value-type="float" office:value="378" calcext:value-type="float">
            <text:p>378</text:p>
          </table:table-cell>
          <table:table-cell table:number-columns-repeated="995"/>
        </table:table-row>
        <table:table-row table:style-name="ro1">
          <table:table-cell office:value-type="date" office:date-value="2022-08-23T18:01:00" calcext:value-type="date">
            <text:p>2022-08-23 18:01:00</text:p>
          </table:table-cell>
          <table:table-cell table:number-columns-repeated="4"/>
          <table:table-cell table:style-name="ce1" office:value-type="float" office:value="369" calcext:value-type="float">
            <text:p>369</text:p>
          </table:table-cell>
          <table:table-cell table:formula="of:=IF([.B591]&lt;&gt;&quot;&quot;;[.B591];IF([.B590]&lt;&gt;&quot;&quot;;[.B590];[.B589]))" office:value-type="float" office:value="922" calcext:value-type="float">
            <text:p>922</text:p>
          </table:table-cell>
          <table:table-cell table:formula="of:=IF([.C591]&lt;&gt;&quot;&quot;;[.C591];IF([.C590]&lt;&gt;&quot;&quot;;[.C590];[.C589]))" office:value-type="float" office:value="922" calcext:value-type="float">
            <text:p>922</text:p>
          </table:table-cell>
          <table:table-cell table:formula="of:=IF([.D591]&lt;&gt;&quot;&quot;;[.D591];IF([.D590]&lt;&gt;&quot;&quot;;[.D590];[.D589]))" office:value-type="float" office:value="912" calcext:value-type="float">
            <text:p>912</text:p>
          </table:table-cell>
          <table:table-cell table:formula="of:=IF([.E591]&lt;&gt;&quot;&quot;;[.E591];IF([.E590]&lt;&gt;&quot;&quot;;[.E590];[.E589]))" office:value-type="float" office:value="0" calcext:value-type="float">
            <text:p>0</text:p>
          </table:table-cell>
          <table:table-cell table:formula="of:=IF([.F591]&lt;&gt;&quot;&quot;;[.F591];IF([.F590]&lt;&gt;&quot;&quot;;[.F590];[.F589]))" office:value-type="float" office:value="369" calcext:value-type="float">
            <text:p>369</text:p>
          </table:table-cell>
          <table:table-cell table:number-columns-repeated="995"/>
        </table:table-row>
        <table:table-row table:style-name="ro1">
          <table:table-cell office:value-type="date" office:date-value="2022-08-23T18:01:23.645793" calcext:value-type="date">
            <text:p>2022-08-23 18:01:24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92]&lt;&gt;&quot;&quot;;[.B592];IF([.B591]&lt;&gt;&quot;&quot;;[.B591];[.B590]))" office:value-type="float" office:value="907" calcext:value-type="float">
            <text:p>907</text:p>
          </table:table-cell>
          <table:table-cell table:formula="of:=IF([.C592]&lt;&gt;&quot;&quot;;[.C592];IF([.C591]&lt;&gt;&quot;&quot;;[.C591];[.C590]))" office:value-type="float" office:value="912" calcext:value-type="float">
            <text:p>912</text:p>
          </table:table-cell>
          <table:table-cell table:formula="of:=IF([.D592]&lt;&gt;&quot;&quot;;[.D592];IF([.D591]&lt;&gt;&quot;&quot;;[.D591];[.D590]))" office:value-type="float" office:value="1052" calcext:value-type="float">
            <text:p>1052</text:p>
          </table:table-cell>
          <table:table-cell table:formula="of:=IF([.E592]&lt;&gt;&quot;&quot;;[.E592];IF([.E591]&lt;&gt;&quot;&quot;;[.E591];[.E590]))" office:value-type="float" office:value="0" calcext:value-type="float">
            <text:p>0</text:p>
          </table:table-cell>
          <table:table-cell table:formula="of:=IF([.F592]&lt;&gt;&quot;&quot;;[.F592];IF([.F591]&lt;&gt;&quot;&quot;;[.F591];[.F590]))" office:value-type="float" office:value="369" calcext:value-type="float">
            <text:p>369</text:p>
          </table:table-cell>
          <table:table-cell table:number-columns-repeated="995"/>
        </table:table-row>
        <table:table-row table:style-name="ro1">
          <table:table-cell office:value-type="date" office:date-value="2022-08-23T18:02:00" calcext:value-type="date">
            <text:p>2022-08-23 18:02:00</text:p>
          </table:table-cell>
          <table:table-cell table:number-columns-repeated="4"/>
          <table:table-cell table:style-name="ce1" office:value-type="float" office:value="332" calcext:value-type="float">
            <text:p>332</text:p>
          </table:table-cell>
          <table:table-cell table:formula="of:=IF([.B593]&lt;&gt;&quot;&quot;;[.B593];IF([.B592]&lt;&gt;&quot;&quot;;[.B592];[.B591]))" office:value-type="float" office:value="907" calcext:value-type="float">
            <text:p>907</text:p>
          </table:table-cell>
          <table:table-cell table:formula="of:=IF([.C593]&lt;&gt;&quot;&quot;;[.C593];IF([.C592]&lt;&gt;&quot;&quot;;[.C592];[.C591]))" office:value-type="float" office:value="912" calcext:value-type="float">
            <text:p>912</text:p>
          </table:table-cell>
          <table:table-cell table:formula="of:=IF([.D593]&lt;&gt;&quot;&quot;;[.D593];IF([.D592]&lt;&gt;&quot;&quot;;[.D592];[.D591]))" office:value-type="float" office:value="1052" calcext:value-type="float">
            <text:p>1052</text:p>
          </table:table-cell>
          <table:table-cell table:formula="of:=IF([.E593]&lt;&gt;&quot;&quot;;[.E593];IF([.E592]&lt;&gt;&quot;&quot;;[.E592];[.E591]))" office:value-type="float" office:value="0" calcext:value-type="float">
            <text:p>0</text:p>
          </table:table-cell>
          <table:table-cell table:formula="of:=IF([.F593]&lt;&gt;&quot;&quot;;[.F593];IF([.F592]&lt;&gt;&quot;&quot;;[.F592];[.F591]))" office:value-type="float" office:value="332" calcext:value-type="float">
            <text:p>332</text:p>
          </table:table-cell>
          <table:table-cell table:number-columns-repeated="995"/>
        </table:table-row>
        <table:table-row table:style-name="ro1">
          <table:table-cell office:value-type="date" office:date-value="2022-08-23T18:02:35.045489" calcext:value-type="date">
            <text:p>2022-08-23 18:02:35</text:p>
          </table:table-cell>
          <table:table-cell table:number-columns-repeated="2" office:value-type="float" office:value="1091" calcext:value-type="float">
            <text:p>1091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94]&lt;&gt;&quot;&quot;;[.B594];IF([.B593]&lt;&gt;&quot;&quot;;[.B593];[.B592]))" office:value-type="float" office:value="1091" calcext:value-type="float">
            <text:p>1091</text:p>
          </table:table-cell>
          <table:table-cell table:formula="of:=IF([.C594]&lt;&gt;&quot;&quot;;[.C594];IF([.C593]&lt;&gt;&quot;&quot;;[.C593];[.C592]))" office:value-type="float" office:value="1091" calcext:value-type="float">
            <text:p>1091</text:p>
          </table:table-cell>
          <table:table-cell table:formula="of:=IF([.D594]&lt;&gt;&quot;&quot;;[.D594];IF([.D593]&lt;&gt;&quot;&quot;;[.D593];[.D592]))" office:value-type="float" office:value="1210" calcext:value-type="float">
            <text:p>1210</text:p>
          </table:table-cell>
          <table:table-cell table:formula="of:=IF([.E594]&lt;&gt;&quot;&quot;;[.E594];IF([.E593]&lt;&gt;&quot;&quot;;[.E593];[.E592]))" office:value-type="float" office:value="0" calcext:value-type="float">
            <text:p>0</text:p>
          </table:table-cell>
          <table:table-cell table:formula="of:=IF([.F594]&lt;&gt;&quot;&quot;;[.F594];IF([.F593]&lt;&gt;&quot;&quot;;[.F593];[.F592]))" office:value-type="float" office:value="332" calcext:value-type="float">
            <text:p>332</text:p>
          </table:table-cell>
          <table:table-cell table:number-columns-repeated="995"/>
        </table:table-row>
        <table:table-row table:style-name="ro1">
          <table:table-cell office:value-type="date" office:date-value="2022-08-23T18:03:00" calcext:value-type="date">
            <text:p>2022-08-23 18:03:00</text:p>
          </table:table-cell>
          <table:table-cell table:number-columns-repeated="4"/>
          <table:table-cell table:style-name="ce1" office:value-type="float" office:value="346" calcext:value-type="float">
            <text:p>346</text:p>
          </table:table-cell>
          <table:table-cell table:formula="of:=IF([.B595]&lt;&gt;&quot;&quot;;[.B595];IF([.B594]&lt;&gt;&quot;&quot;;[.B594];[.B593]))" office:value-type="float" office:value="1091" calcext:value-type="float">
            <text:p>1091</text:p>
          </table:table-cell>
          <table:table-cell table:formula="of:=IF([.C595]&lt;&gt;&quot;&quot;;[.C595];IF([.C594]&lt;&gt;&quot;&quot;;[.C594];[.C593]))" office:value-type="float" office:value="1091" calcext:value-type="float">
            <text:p>1091</text:p>
          </table:table-cell>
          <table:table-cell table:formula="of:=IF([.D595]&lt;&gt;&quot;&quot;;[.D595];IF([.D594]&lt;&gt;&quot;&quot;;[.D594];[.D593]))" office:value-type="float" office:value="1210" calcext:value-type="float">
            <text:p>1210</text:p>
          </table:table-cell>
          <table:table-cell table:formula="of:=IF([.E595]&lt;&gt;&quot;&quot;;[.E595];IF([.E594]&lt;&gt;&quot;&quot;;[.E594];[.E593]))" office:value-type="float" office:value="0" calcext:value-type="float">
            <text:p>0</text:p>
          </table:table-cell>
          <table:table-cell table:formula="of:=IF([.F595]&lt;&gt;&quot;&quot;;[.F595];IF([.F594]&lt;&gt;&quot;&quot;;[.F594];[.F593]))" office:value-type="float" office:value="346" calcext:value-type="float">
            <text:p>346</text:p>
          </table:table-cell>
          <table:table-cell table:number-columns-repeated="995"/>
        </table:table-row>
        <table:table-row table:style-name="ro1">
          <table:table-cell office:value-type="date" office:date-value="2022-08-23T18:03:45.572313" calcext:value-type="date">
            <text:p>2022-08-23 18:03:46</text:p>
          </table:table-cell>
          <table:table-cell table:number-columns-repeated="2" office:value-type="float" office:value="1073" calcext:value-type="float">
            <text:p>1073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96]&lt;&gt;&quot;&quot;;[.B596];IF([.B595]&lt;&gt;&quot;&quot;;[.B595];[.B594]))" office:value-type="float" office:value="1073" calcext:value-type="float">
            <text:p>1073</text:p>
          </table:table-cell>
          <table:table-cell table:formula="of:=IF([.C596]&lt;&gt;&quot;&quot;;[.C596];IF([.C595]&lt;&gt;&quot;&quot;;[.C595];[.C594]))" office:value-type="float" office:value="1073" calcext:value-type="float">
            <text:p>1073</text:p>
          </table:table-cell>
          <table:table-cell table:formula="of:=IF([.D596]&lt;&gt;&quot;&quot;;[.D596];IF([.D595]&lt;&gt;&quot;&quot;;[.D595];[.D594]))" office:value-type="float" office:value="1187" calcext:value-type="float">
            <text:p>1187</text:p>
          </table:table-cell>
          <table:table-cell table:formula="of:=IF([.E596]&lt;&gt;&quot;&quot;;[.E596];IF([.E595]&lt;&gt;&quot;&quot;;[.E595];[.E594]))" office:value-type="float" office:value="0" calcext:value-type="float">
            <text:p>0</text:p>
          </table:table-cell>
          <table:table-cell table:formula="of:=IF([.F596]&lt;&gt;&quot;&quot;;[.F596];IF([.F595]&lt;&gt;&quot;&quot;;[.F595];[.F594]))" office:value-type="float" office:value="346" calcext:value-type="float">
            <text:p>346</text:p>
          </table:table-cell>
          <table:table-cell table:number-columns-repeated="995"/>
        </table:table-row>
        <table:table-row table:style-name="ro1">
          <table:table-cell office:value-type="date" office:date-value="2022-08-23T18:04:00" calcext:value-type="date">
            <text:p>2022-08-23 18:0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597]&lt;&gt;&quot;&quot;;[.B597];IF([.B596]&lt;&gt;&quot;&quot;;[.B596];[.B595]))" office:value-type="float" office:value="1073" calcext:value-type="float">
            <text:p>1073</text:p>
          </table:table-cell>
          <table:table-cell table:formula="of:=IF([.C597]&lt;&gt;&quot;&quot;;[.C597];IF([.C596]&lt;&gt;&quot;&quot;;[.C596];[.C595]))" office:value-type="float" office:value="1073" calcext:value-type="float">
            <text:p>1073</text:p>
          </table:table-cell>
          <table:table-cell table:formula="of:=IF([.D597]&lt;&gt;&quot;&quot;;[.D597];IF([.D596]&lt;&gt;&quot;&quot;;[.D596];[.D595]))" office:value-type="float" office:value="1187" calcext:value-type="float">
            <text:p>1187</text:p>
          </table:table-cell>
          <table:table-cell table:formula="of:=IF([.E597]&lt;&gt;&quot;&quot;;[.E597];IF([.E596]&lt;&gt;&quot;&quot;;[.E596];[.E595]))" office:value-type="float" office:value="0" calcext:value-type="float">
            <text:p>0</text:p>
          </table:table-cell>
          <table:table-cell table:formula="of:=IF([.F597]&lt;&gt;&quot;&quot;;[.F597];IF([.F596]&lt;&gt;&quot;&quot;;[.F596];[.F59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04:55.902183" calcext:value-type="date">
            <text:p>2022-08-23 18:04:56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598]&lt;&gt;&quot;&quot;;[.B598];IF([.B597]&lt;&gt;&quot;&quot;;[.B597];[.B596]))" office:value-type="float" office:value="1054" calcext:value-type="float">
            <text:p>1054</text:p>
          </table:table-cell>
          <table:table-cell table:formula="of:=IF([.C598]&lt;&gt;&quot;&quot;;[.C598];IF([.C597]&lt;&gt;&quot;&quot;;[.C597];[.C596]))" office:value-type="float" office:value="1054" calcext:value-type="float">
            <text:p>1054</text:p>
          </table:table-cell>
          <table:table-cell table:formula="of:=IF([.D598]&lt;&gt;&quot;&quot;;[.D598];IF([.D597]&lt;&gt;&quot;&quot;;[.D597];[.D596]))" office:value-type="float" office:value="1159" calcext:value-type="float">
            <text:p>1159</text:p>
          </table:table-cell>
          <table:table-cell table:formula="of:=IF([.E598]&lt;&gt;&quot;&quot;;[.E598];IF([.E597]&lt;&gt;&quot;&quot;;[.E597];[.E596]))" office:value-type="float" office:value="0" calcext:value-type="float">
            <text:p>0</text:p>
          </table:table-cell>
          <table:table-cell table:formula="of:=IF([.F598]&lt;&gt;&quot;&quot;;[.F598];IF([.F597]&lt;&gt;&quot;&quot;;[.F597];[.F59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05:00" calcext:value-type="date">
            <text:p>2022-08-23 18:05:00</text:p>
          </table:table-cell>
          <table:table-cell table:number-columns-repeated="4"/>
          <table:table-cell table:style-name="ce1" office:value-type="float" office:value="340" calcext:value-type="float">
            <text:p>340</text:p>
          </table:table-cell>
          <table:table-cell table:formula="of:=IF([.B599]&lt;&gt;&quot;&quot;;[.B599];IF([.B598]&lt;&gt;&quot;&quot;;[.B598];[.B597]))" office:value-type="float" office:value="1054" calcext:value-type="float">
            <text:p>1054</text:p>
          </table:table-cell>
          <table:table-cell table:formula="of:=IF([.C599]&lt;&gt;&quot;&quot;;[.C599];IF([.C598]&lt;&gt;&quot;&quot;;[.C598];[.C597]))" office:value-type="float" office:value="1054" calcext:value-type="float">
            <text:p>1054</text:p>
          </table:table-cell>
          <table:table-cell table:formula="of:=IF([.D599]&lt;&gt;&quot;&quot;;[.D599];IF([.D598]&lt;&gt;&quot;&quot;;[.D598];[.D597]))" office:value-type="float" office:value="1159" calcext:value-type="float">
            <text:p>1159</text:p>
          </table:table-cell>
          <table:table-cell table:formula="of:=IF([.E599]&lt;&gt;&quot;&quot;;[.E599];IF([.E598]&lt;&gt;&quot;&quot;;[.E598];[.E597]))" office:value-type="float" office:value="0" calcext:value-type="float">
            <text:p>0</text:p>
          </table:table-cell>
          <table:table-cell table:formula="of:=IF([.F599]&lt;&gt;&quot;&quot;;[.F599];IF([.F598]&lt;&gt;&quot;&quot;;[.F598];[.F597]))" office:value-type="float" office:value="340" calcext:value-type="float">
            <text:p>340</text:p>
          </table:table-cell>
          <table:table-cell table:number-columns-repeated="995"/>
        </table:table-row>
        <table:table-row table:style-name="ro1">
          <table:table-cell office:value-type="date" office:date-value="2022-08-23T18:06:00.000001" calcext:value-type="date">
            <text:p>2022-08-23 18:06:00</text:p>
          </table:table-cell>
          <table:table-cell table:number-columns-repeated="4"/>
          <table:table-cell table:style-name="ce1" office:value-type="float" office:value="331" calcext:value-type="float">
            <text:p>331</text:p>
          </table:table-cell>
          <table:table-cell table:formula="of:=IF([.B600]&lt;&gt;&quot;&quot;;[.B600];IF([.B599]&lt;&gt;&quot;&quot;;[.B599];[.B598]))" office:value-type="float" office:value="1054" calcext:value-type="float">
            <text:p>1054</text:p>
          </table:table-cell>
          <table:table-cell table:formula="of:=IF([.C600]&lt;&gt;&quot;&quot;;[.C600];IF([.C599]&lt;&gt;&quot;&quot;;[.C599];[.C598]))" office:value-type="float" office:value="1054" calcext:value-type="float">
            <text:p>1054</text:p>
          </table:table-cell>
          <table:table-cell table:formula="of:=IF([.D600]&lt;&gt;&quot;&quot;;[.D600];IF([.D599]&lt;&gt;&quot;&quot;;[.D599];[.D598]))" office:value-type="float" office:value="1159" calcext:value-type="float">
            <text:p>1159</text:p>
          </table:table-cell>
          <table:table-cell table:formula="of:=IF([.E600]&lt;&gt;&quot;&quot;;[.E600];IF([.E599]&lt;&gt;&quot;&quot;;[.E599];[.E598]))" office:value-type="float" office:value="0" calcext:value-type="float">
            <text:p>0</text:p>
          </table:table-cell>
          <table:table-cell table:formula="of:=IF([.F600]&lt;&gt;&quot;&quot;;[.F600];IF([.F599]&lt;&gt;&quot;&quot;;[.F599];[.F598]))" office:value-type="float" office:value="331" calcext:value-type="float">
            <text:p>331</text:p>
          </table:table-cell>
          <table:table-cell table:number-columns-repeated="995"/>
        </table:table-row>
        <table:table-row table:style-name="ro1">
          <table:table-cell office:value-type="date" office:date-value="2022-08-23T18:06:07.355996" calcext:value-type="date">
            <text:p>2022-08-23 18:06:07</text:p>
          </table:table-cell>
          <table:table-cell office:value-type="float" office:value="1039" calcext:value-type="float">
            <text:p>1039</text:p>
          </table:table-cell>
          <table:table-cell office:value-type="float" office:value="1036" calcext:value-type="float">
            <text:p>1036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01]&lt;&gt;&quot;&quot;;[.B601];IF([.B600]&lt;&gt;&quot;&quot;;[.B600];[.B599]))" office:value-type="float" office:value="1039" calcext:value-type="float">
            <text:p>1039</text:p>
          </table:table-cell>
          <table:table-cell table:formula="of:=IF([.C601]&lt;&gt;&quot;&quot;;[.C601];IF([.C600]&lt;&gt;&quot;&quot;;[.C600];[.C599]))" office:value-type="float" office:value="1036" calcext:value-type="float">
            <text:p>1036</text:p>
          </table:table-cell>
          <table:table-cell table:formula="of:=IF([.D601]&lt;&gt;&quot;&quot;;[.D601];IF([.D600]&lt;&gt;&quot;&quot;;[.D600];[.D599]))" office:value-type="float" office:value="1126" calcext:value-type="float">
            <text:p>1126</text:p>
          </table:table-cell>
          <table:table-cell table:formula="of:=IF([.E601]&lt;&gt;&quot;&quot;;[.E601];IF([.E600]&lt;&gt;&quot;&quot;;[.E600];[.E599]))" office:value-type="float" office:value="0" calcext:value-type="float">
            <text:p>0</text:p>
          </table:table-cell>
          <table:table-cell table:formula="of:=IF([.F601]&lt;&gt;&quot;&quot;;[.F601];IF([.F600]&lt;&gt;&quot;&quot;;[.F600];[.F599]))" office:value-type="float" office:value="331" calcext:value-type="float">
            <text:p>331</text:p>
          </table:table-cell>
          <table:table-cell table:number-columns-repeated="995"/>
        </table:table-row>
        <table:table-row table:style-name="ro1">
          <table:table-cell office:value-type="date" office:date-value="2022-08-23T18:07:00" calcext:value-type="date">
            <text:p>2022-08-23 18:07:00</text:p>
          </table:table-cell>
          <table:table-cell table:number-columns-repeated="4"/>
          <table:table-cell table:style-name="ce1" office:value-type="float" office:value="322" calcext:value-type="float">
            <text:p>322</text:p>
          </table:table-cell>
          <table:table-cell table:formula="of:=IF([.B602]&lt;&gt;&quot;&quot;;[.B602];IF([.B601]&lt;&gt;&quot;&quot;;[.B601];[.B600]))" office:value-type="float" office:value="1039" calcext:value-type="float">
            <text:p>1039</text:p>
          </table:table-cell>
          <table:table-cell table:formula="of:=IF([.C602]&lt;&gt;&quot;&quot;;[.C602];IF([.C601]&lt;&gt;&quot;&quot;;[.C601];[.C600]))" office:value-type="float" office:value="1036" calcext:value-type="float">
            <text:p>1036</text:p>
          </table:table-cell>
          <table:table-cell table:formula="of:=IF([.D602]&lt;&gt;&quot;&quot;;[.D602];IF([.D601]&lt;&gt;&quot;&quot;;[.D601];[.D600]))" office:value-type="float" office:value="1126" calcext:value-type="float">
            <text:p>1126</text:p>
          </table:table-cell>
          <table:table-cell table:formula="of:=IF([.E602]&lt;&gt;&quot;&quot;;[.E602];IF([.E601]&lt;&gt;&quot;&quot;;[.E601];[.E600]))" office:value-type="float" office:value="0" calcext:value-type="float">
            <text:p>0</text:p>
          </table:table-cell>
          <table:table-cell table:formula="of:=IF([.F602]&lt;&gt;&quot;&quot;;[.F602];IF([.F601]&lt;&gt;&quot;&quot;;[.F601];[.F600]))" office:value-type="float" office:value="322" calcext:value-type="float">
            <text:p>322</text:p>
          </table:table-cell>
          <table:table-cell table:number-columns-repeated="995"/>
        </table:table-row>
        <table:table-row table:style-name="ro1">
          <table:table-cell office:value-type="date" office:date-value="2022-08-23T18:07:18.242868" calcext:value-type="date">
            <text:p>2022-08-23 18:07:18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03]&lt;&gt;&quot;&quot;;[.B603];IF([.B602]&lt;&gt;&quot;&quot;;[.B602];[.B601]))" office:value-type="float" office:value="1022" calcext:value-type="float">
            <text:p>1022</text:p>
          </table:table-cell>
          <table:table-cell table:formula="of:=IF([.C603]&lt;&gt;&quot;&quot;;[.C603];IF([.C602]&lt;&gt;&quot;&quot;;[.C602];[.C601]))" office:value-type="float" office:value="1022" calcext:value-type="float">
            <text:p>1022</text:p>
          </table:table-cell>
          <table:table-cell table:formula="of:=IF([.D603]&lt;&gt;&quot;&quot;;[.D603];IF([.D602]&lt;&gt;&quot;&quot;;[.D602];[.D601]))" office:value-type="float" office:value="1085" calcext:value-type="float">
            <text:p>1085</text:p>
          </table:table-cell>
          <table:table-cell table:formula="of:=IF([.E603]&lt;&gt;&quot;&quot;;[.E603];IF([.E602]&lt;&gt;&quot;&quot;;[.E602];[.E601]))" office:value-type="float" office:value="0" calcext:value-type="float">
            <text:p>0</text:p>
          </table:table-cell>
          <table:table-cell table:formula="of:=IF([.F603]&lt;&gt;&quot;&quot;;[.F603];IF([.F602]&lt;&gt;&quot;&quot;;[.F602];[.F601]))" office:value-type="float" office:value="322" calcext:value-type="float">
            <text:p>322</text:p>
          </table:table-cell>
          <table:table-cell table:number-columns-repeated="995"/>
        </table:table-row>
        <table:table-row table:style-name="ro1">
          <table:table-cell office:value-type="date" office:date-value="2022-08-23T18:08:00" calcext:value-type="date">
            <text:p>2022-08-23 18:08:00</text:p>
          </table:table-cell>
          <table:table-cell table:number-columns-repeated="4"/>
          <table:table-cell table:style-name="ce1" office:value-type="float" office:value="314" calcext:value-type="float">
            <text:p>314</text:p>
          </table:table-cell>
          <table:table-cell table:formula="of:=IF([.B604]&lt;&gt;&quot;&quot;;[.B604];IF([.B603]&lt;&gt;&quot;&quot;;[.B603];[.B602]))" office:value-type="float" office:value="1022" calcext:value-type="float">
            <text:p>1022</text:p>
          </table:table-cell>
          <table:table-cell table:formula="of:=IF([.C604]&lt;&gt;&quot;&quot;;[.C604];IF([.C603]&lt;&gt;&quot;&quot;;[.C603];[.C602]))" office:value-type="float" office:value="1022" calcext:value-type="float">
            <text:p>1022</text:p>
          </table:table-cell>
          <table:table-cell table:formula="of:=IF([.D604]&lt;&gt;&quot;&quot;;[.D604];IF([.D603]&lt;&gt;&quot;&quot;;[.D603];[.D602]))" office:value-type="float" office:value="1085" calcext:value-type="float">
            <text:p>1085</text:p>
          </table:table-cell>
          <table:table-cell table:formula="of:=IF([.E604]&lt;&gt;&quot;&quot;;[.E604];IF([.E603]&lt;&gt;&quot;&quot;;[.E603];[.E602]))" office:value-type="float" office:value="0" calcext:value-type="float">
            <text:p>0</text:p>
          </table:table-cell>
          <table:table-cell table:formula="of:=IF([.F604]&lt;&gt;&quot;&quot;;[.F604];IF([.F603]&lt;&gt;&quot;&quot;;[.F603];[.F602]))" office:value-type="float" office:value="314" calcext:value-type="float">
            <text:p>314</text:p>
          </table:table-cell>
          <table:table-cell table:number-columns-repeated="995"/>
        </table:table-row>
        <table:table-row table:style-name="ro1">
          <table:table-cell office:value-type="date" office:date-value="2022-08-23T18:08:28.911534" calcext:value-type="date">
            <text:p>2022-08-23 18:08:29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05]&lt;&gt;&quot;&quot;;[.B605];IF([.B604]&lt;&gt;&quot;&quot;;[.B604];[.B603]))" office:value-type="float" office:value="990" calcext:value-type="float">
            <text:p>990</text:p>
          </table:table-cell>
          <table:table-cell table:formula="of:=IF([.C605]&lt;&gt;&quot;&quot;;[.C605];IF([.C604]&lt;&gt;&quot;&quot;;[.C604];[.C603]))" office:value-type="float" office:value="990" calcext:value-type="float">
            <text:p>990</text:p>
          </table:table-cell>
          <table:table-cell table:formula="of:=IF([.D605]&lt;&gt;&quot;&quot;;[.D605];IF([.D604]&lt;&gt;&quot;&quot;;[.D604];[.D603]))" office:value-type="float" office:value="1056" calcext:value-type="float">
            <text:p>1056</text:p>
          </table:table-cell>
          <table:table-cell table:formula="of:=IF([.E605]&lt;&gt;&quot;&quot;;[.E605];IF([.E604]&lt;&gt;&quot;&quot;;[.E604];[.E603]))" office:value-type="float" office:value="0" calcext:value-type="float">
            <text:p>0</text:p>
          </table:table-cell>
          <table:table-cell table:formula="of:=IF([.F605]&lt;&gt;&quot;&quot;;[.F605];IF([.F604]&lt;&gt;&quot;&quot;;[.F604];[.F603]))" office:value-type="float" office:value="314" calcext:value-type="float">
            <text:p>314</text:p>
          </table:table-cell>
          <table:table-cell table:number-columns-repeated="995"/>
        </table:table-row>
        <table:table-row table:style-name="ro1">
          <table:table-cell office:value-type="date" office:date-value="2022-08-23T18:09:00" calcext:value-type="date">
            <text:p>2022-08-23 18:09:00</text:p>
          </table:table-cell>
          <table:table-cell table:number-columns-repeated="4"/>
          <table:table-cell table:style-name="ce1" office:value-type="float" office:value="291" calcext:value-type="float">
            <text:p>291</text:p>
          </table:table-cell>
          <table:table-cell table:formula="of:=IF([.B606]&lt;&gt;&quot;&quot;;[.B606];IF([.B605]&lt;&gt;&quot;&quot;;[.B605];[.B604]))" office:value-type="float" office:value="990" calcext:value-type="float">
            <text:p>990</text:p>
          </table:table-cell>
          <table:table-cell table:formula="of:=IF([.C606]&lt;&gt;&quot;&quot;;[.C606];IF([.C605]&lt;&gt;&quot;&quot;;[.C605];[.C604]))" office:value-type="float" office:value="990" calcext:value-type="float">
            <text:p>990</text:p>
          </table:table-cell>
          <table:table-cell table:formula="of:=IF([.D606]&lt;&gt;&quot;&quot;;[.D606];IF([.D605]&lt;&gt;&quot;&quot;;[.D605];[.D604]))" office:value-type="float" office:value="1056" calcext:value-type="float">
            <text:p>1056</text:p>
          </table:table-cell>
          <table:table-cell table:formula="of:=IF([.E606]&lt;&gt;&quot;&quot;;[.E606];IF([.E605]&lt;&gt;&quot;&quot;;[.E605];[.E604]))" office:value-type="float" office:value="0" calcext:value-type="float">
            <text:p>0</text:p>
          </table:table-cell>
          <table:table-cell table:formula="of:=IF([.F606]&lt;&gt;&quot;&quot;;[.F606];IF([.F605]&lt;&gt;&quot;&quot;;[.F605];[.F604]))" office:value-type="float" office:value="291" calcext:value-type="float">
            <text:p>291</text:p>
          </table:table-cell>
          <table:table-cell table:number-columns-repeated="995"/>
        </table:table-row>
        <table:table-row table:style-name="ro1">
          <table:table-cell office:value-type="date" office:date-value="2022-08-23T18:09:40.965742" calcext:value-type="date">
            <text:p>2022-08-23 18:09:41</text:p>
          </table:table-cell>
          <table:table-cell office:value-type="float" office:value="967" calcext:value-type="float">
            <text:p>967</text:p>
          </table:table-cell>
          <table:table-cell office:value-type="float" office:value="972" calcext:value-type="float">
            <text:p>972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07]&lt;&gt;&quot;&quot;;[.B607];IF([.B606]&lt;&gt;&quot;&quot;;[.B606];[.B605]))" office:value-type="float" office:value="967" calcext:value-type="float">
            <text:p>967</text:p>
          </table:table-cell>
          <table:table-cell table:formula="of:=IF([.C607]&lt;&gt;&quot;&quot;;[.C607];IF([.C606]&lt;&gt;&quot;&quot;;[.C606];[.C605]))" office:value-type="float" office:value="972" calcext:value-type="float">
            <text:p>972</text:p>
          </table:table-cell>
          <table:table-cell table:formula="of:=IF([.D607]&lt;&gt;&quot;&quot;;[.D607];IF([.D606]&lt;&gt;&quot;&quot;;[.D606];[.D605]))" office:value-type="float" office:value="1003" calcext:value-type="float">
            <text:p>1003</text:p>
          </table:table-cell>
          <table:table-cell table:formula="of:=IF([.E607]&lt;&gt;&quot;&quot;;[.E607];IF([.E606]&lt;&gt;&quot;&quot;;[.E606];[.E605]))" office:value-type="float" office:value="0" calcext:value-type="float">
            <text:p>0</text:p>
          </table:table-cell>
          <table:table-cell table:formula="of:=IF([.F607]&lt;&gt;&quot;&quot;;[.F607];IF([.F606]&lt;&gt;&quot;&quot;;[.F606];[.F605]))" office:value-type="float" office:value="291" calcext:value-type="float">
            <text:p>291</text:p>
          </table:table-cell>
          <table:table-cell table:number-columns-repeated="995"/>
        </table:table-row>
        <table:table-row table:style-name="ro1">
          <table:table-cell office:value-type="date" office:date-value="2022-08-23T18:10:00" calcext:value-type="date">
            <text:p>2022-08-23 18:10:00</text:p>
          </table:table-cell>
          <table:table-cell table:number-columns-repeated="4"/>
          <table:table-cell table:style-name="ce1" office:value-type="float" office:value="288" calcext:value-type="float">
            <text:p>288</text:p>
          </table:table-cell>
          <table:table-cell table:formula="of:=IF([.B608]&lt;&gt;&quot;&quot;;[.B608];IF([.B607]&lt;&gt;&quot;&quot;;[.B607];[.B606]))" office:value-type="float" office:value="967" calcext:value-type="float">
            <text:p>967</text:p>
          </table:table-cell>
          <table:table-cell table:formula="of:=IF([.C608]&lt;&gt;&quot;&quot;;[.C608];IF([.C607]&lt;&gt;&quot;&quot;;[.C607];[.C606]))" office:value-type="float" office:value="972" calcext:value-type="float">
            <text:p>972</text:p>
          </table:table-cell>
          <table:table-cell table:formula="of:=IF([.D608]&lt;&gt;&quot;&quot;;[.D608];IF([.D607]&lt;&gt;&quot;&quot;;[.D607];[.D606]))" office:value-type="float" office:value="1003" calcext:value-type="float">
            <text:p>1003</text:p>
          </table:table-cell>
          <table:table-cell table:formula="of:=IF([.E608]&lt;&gt;&quot;&quot;;[.E608];IF([.E607]&lt;&gt;&quot;&quot;;[.E607];[.E606]))" office:value-type="float" office:value="0" calcext:value-type="float">
            <text:p>0</text:p>
          </table:table-cell>
          <table:table-cell table:formula="of:=IF([.F608]&lt;&gt;&quot;&quot;;[.F608];IF([.F607]&lt;&gt;&quot;&quot;;[.F607];[.F606]))" office:value-type="float" office:value="288" calcext:value-type="float">
            <text:p>288</text:p>
          </table:table-cell>
          <table:table-cell table:number-columns-repeated="995"/>
        </table:table-row>
        <table:table-row table:style-name="ro1">
          <table:table-cell office:value-type="date" office:date-value="2022-08-23T18:10:49.98074" calcext:value-type="date">
            <text:p>2022-08-23 18:10: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09]&lt;&gt;&quot;&quot;;[.B609];IF([.B608]&lt;&gt;&quot;&quot;;[.B608];[.B607]))" office:value-type="float" office:value="950" calcext:value-type="float">
            <text:p>950</text:p>
          </table:table-cell>
          <table:table-cell table:formula="of:=IF([.C609]&lt;&gt;&quot;&quot;;[.C609];IF([.C608]&lt;&gt;&quot;&quot;;[.C608];[.C607]))" office:value-type="float" office:value="950" calcext:value-type="float">
            <text:p>950</text:p>
          </table:table-cell>
          <table:table-cell table:formula="of:=IF([.D609]&lt;&gt;&quot;&quot;;[.D609];IF([.D608]&lt;&gt;&quot;&quot;;[.D608];[.D607]))" office:value-type="float" office:value="415" calcext:value-type="float">
            <text:p>415</text:p>
          </table:table-cell>
          <table:table-cell table:formula="of:=IF([.E609]&lt;&gt;&quot;&quot;;[.E609];IF([.E608]&lt;&gt;&quot;&quot;;[.E608];[.E607]))" office:value-type="float" office:value="0" calcext:value-type="float">
            <text:p>0</text:p>
          </table:table-cell>
          <table:table-cell table:formula="of:=IF([.F609]&lt;&gt;&quot;&quot;;[.F609];IF([.F608]&lt;&gt;&quot;&quot;;[.F608];[.F607]))" office:value-type="float" office:value="288" calcext:value-type="float">
            <text:p>288</text:p>
          </table:table-cell>
          <table:table-cell table:number-columns-repeated="995"/>
        </table:table-row>
        <table:table-row table:style-name="ro1">
          <table:table-cell office:value-type="date" office:date-value="2022-08-23T18:11:00" calcext:value-type="date">
            <text:p>2022-08-23 18:11:00</text:p>
          </table:table-cell>
          <table:table-cell table:number-columns-repeated="4"/>
          <table:table-cell table:style-name="ce1" office:value-type="float" office:value="282" calcext:value-type="float">
            <text:p>282</text:p>
          </table:table-cell>
          <table:table-cell table:formula="of:=IF([.B610]&lt;&gt;&quot;&quot;;[.B610];IF([.B609]&lt;&gt;&quot;&quot;;[.B609];[.B608]))" office:value-type="float" office:value="950" calcext:value-type="float">
            <text:p>950</text:p>
          </table:table-cell>
          <table:table-cell table:formula="of:=IF([.C610]&lt;&gt;&quot;&quot;;[.C610];IF([.C609]&lt;&gt;&quot;&quot;;[.C609];[.C608]))" office:value-type="float" office:value="950" calcext:value-type="float">
            <text:p>950</text:p>
          </table:table-cell>
          <table:table-cell table:formula="of:=IF([.D610]&lt;&gt;&quot;&quot;;[.D610];IF([.D609]&lt;&gt;&quot;&quot;;[.D609];[.D608]))" office:value-type="float" office:value="415" calcext:value-type="float">
            <text:p>415</text:p>
          </table:table-cell>
          <table:table-cell table:formula="of:=IF([.E610]&lt;&gt;&quot;&quot;;[.E610];IF([.E609]&lt;&gt;&quot;&quot;;[.E609];[.E608]))" office:value-type="float" office:value="0" calcext:value-type="float">
            <text:p>0</text:p>
          </table:table-cell>
          <table:table-cell table:formula="of:=IF([.F610]&lt;&gt;&quot;&quot;;[.F610];IF([.F609]&lt;&gt;&quot;&quot;;[.F609];[.F608]))" office:value-type="float" office:value="282" calcext:value-type="float">
            <text:p>282</text:p>
          </table:table-cell>
          <table:table-cell table:number-columns-repeated="995"/>
        </table:table-row>
        <table:table-row table:style-name="ro1">
          <table:table-cell office:value-type="date" office:date-value="2022-08-23T18:11:59.35276" calcext:value-type="date">
            <text:p>2022-08-23 18:11:59</text:p>
          </table:table-cell>
          <table:table-cell table:number-columns-repeated="2" office:value-type="float" office:value="924" calcext:value-type="float">
            <text:p>92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11]&lt;&gt;&quot;&quot;;[.B611];IF([.B610]&lt;&gt;&quot;&quot;;[.B610];[.B609]))" office:value-type="float" office:value="924" calcext:value-type="float">
            <text:p>924</text:p>
          </table:table-cell>
          <table:table-cell table:formula="of:=IF([.C611]&lt;&gt;&quot;&quot;;[.C611];IF([.C610]&lt;&gt;&quot;&quot;;[.C610];[.C609]))" office:value-type="float" office:value="924" calcext:value-type="float">
            <text:p>924</text:p>
          </table:table-cell>
          <table:table-cell table:formula="of:=IF([.D611]&lt;&gt;&quot;&quot;;[.D611];IF([.D610]&lt;&gt;&quot;&quot;;[.D610];[.D609]))" office:value-type="float" office:value="369" calcext:value-type="float">
            <text:p>369</text:p>
          </table:table-cell>
          <table:table-cell table:formula="of:=IF([.E611]&lt;&gt;&quot;&quot;;[.E611];IF([.E610]&lt;&gt;&quot;&quot;;[.E610];[.E609]))" office:value-type="float" office:value="0" calcext:value-type="float">
            <text:p>0</text:p>
          </table:table-cell>
          <table:table-cell table:formula="of:=IF([.F611]&lt;&gt;&quot;&quot;;[.F611];IF([.F610]&lt;&gt;&quot;&quot;;[.F610];[.F609]))" office:value-type="float" office:value="282" calcext:value-type="float">
            <text:p>282</text:p>
          </table:table-cell>
          <table:table-cell table:number-columns-repeated="995"/>
        </table:table-row>
        <table:table-row table:style-name="ro1">
          <table:table-cell office:value-type="date" office:date-value="2022-08-23T18:12:00" calcext:value-type="date">
            <text:p>2022-08-23 18:12:00</text:p>
          </table:table-cell>
          <table:table-cell table:number-columns-repeated="4"/>
          <table:table-cell table:style-name="ce1" office:value-type="float" office:value="275" calcext:value-type="float">
            <text:p>275</text:p>
          </table:table-cell>
          <table:table-cell table:formula="of:=IF([.B612]&lt;&gt;&quot;&quot;;[.B612];IF([.B611]&lt;&gt;&quot;&quot;;[.B611];[.B610]))" office:value-type="float" office:value="924" calcext:value-type="float">
            <text:p>924</text:p>
          </table:table-cell>
          <table:table-cell table:formula="of:=IF([.C612]&lt;&gt;&quot;&quot;;[.C612];IF([.C611]&lt;&gt;&quot;&quot;;[.C611];[.C610]))" office:value-type="float" office:value="924" calcext:value-type="float">
            <text:p>924</text:p>
          </table:table-cell>
          <table:table-cell table:formula="of:=IF([.D612]&lt;&gt;&quot;&quot;;[.D612];IF([.D611]&lt;&gt;&quot;&quot;;[.D611];[.D610]))" office:value-type="float" office:value="369" calcext:value-type="float">
            <text:p>369</text:p>
          </table:table-cell>
          <table:table-cell table:formula="of:=IF([.E612]&lt;&gt;&quot;&quot;;[.E612];IF([.E611]&lt;&gt;&quot;&quot;;[.E611];[.E610]))" office:value-type="float" office:value="0" calcext:value-type="float">
            <text:p>0</text:p>
          </table:table-cell>
          <table:table-cell table:formula="of:=IF([.F612]&lt;&gt;&quot;&quot;;[.F612];IF([.F611]&lt;&gt;&quot;&quot;;[.F611];[.F610]))" office:value-type="float" office:value="275" calcext:value-type="float">
            <text:p>275</text:p>
          </table:table-cell>
          <table:table-cell table:number-columns-repeated="995"/>
        </table:table-row>
        <table:table-row table:style-name="ro1">
          <table:table-cell office:value-type="date" office:date-value="2022-08-23T18:13:00.000001" calcext:value-type="date">
            <text:p>2022-08-23 18:13:00</text:p>
          </table:table-cell>
          <table:table-cell table:number-columns-repeated="4"/>
          <table:table-cell table:style-name="ce1" office:value-type="float" office:value="266" calcext:value-type="float">
            <text:p>266</text:p>
          </table:table-cell>
          <table:table-cell table:formula="of:=IF([.B613]&lt;&gt;&quot;&quot;;[.B613];IF([.B612]&lt;&gt;&quot;&quot;;[.B612];[.B611]))" office:value-type="float" office:value="924" calcext:value-type="float">
            <text:p>924</text:p>
          </table:table-cell>
          <table:table-cell table:formula="of:=IF([.C613]&lt;&gt;&quot;&quot;;[.C613];IF([.C612]&lt;&gt;&quot;&quot;;[.C612];[.C611]))" office:value-type="float" office:value="924" calcext:value-type="float">
            <text:p>924</text:p>
          </table:table-cell>
          <table:table-cell table:formula="of:=IF([.D613]&lt;&gt;&quot;&quot;;[.D613];IF([.D612]&lt;&gt;&quot;&quot;;[.D612];[.D611]))" office:value-type="float" office:value="369" calcext:value-type="float">
            <text:p>369</text:p>
          </table:table-cell>
          <table:table-cell table:formula="of:=IF([.E613]&lt;&gt;&quot;&quot;;[.E613];IF([.E612]&lt;&gt;&quot;&quot;;[.E612];[.E611]))" office:value-type="float" office:value="0" calcext:value-type="float">
            <text:p>0</text:p>
          </table:table-cell>
          <table:table-cell table:formula="of:=IF([.F613]&lt;&gt;&quot;&quot;;[.F613];IF([.F612]&lt;&gt;&quot;&quot;;[.F612];[.F611]))" office:value-type="float" office:value="266" calcext:value-type="float">
            <text:p>266</text:p>
          </table:table-cell>
          <table:table-cell table:number-columns-repeated="995"/>
        </table:table-row>
        <table:table-row table:style-name="ro1">
          <table:table-cell office:value-type="date" office:date-value="2022-08-23T18:13:10.247643" calcext:value-type="date">
            <text:p>2022-08-23 18:13:10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14]&lt;&gt;&quot;&quot;;[.B614];IF([.B613]&lt;&gt;&quot;&quot;;[.B613];[.B612]))" office:value-type="float" office:value="898" calcext:value-type="float">
            <text:p>898</text:p>
          </table:table-cell>
          <table:table-cell table:formula="of:=IF([.C614]&lt;&gt;&quot;&quot;;[.C614];IF([.C613]&lt;&gt;&quot;&quot;;[.C613];[.C612]))" office:value-type="float" office:value="898" calcext:value-type="float">
            <text:p>898</text:p>
          </table:table-cell>
          <table:table-cell table:formula="of:=IF([.D614]&lt;&gt;&quot;&quot;;[.D614];IF([.D613]&lt;&gt;&quot;&quot;;[.D613];[.D612]))" office:value-type="float" office:value="350" calcext:value-type="float">
            <text:p>350</text:p>
          </table:table-cell>
          <table:table-cell table:formula="of:=IF([.E614]&lt;&gt;&quot;&quot;;[.E614];IF([.E613]&lt;&gt;&quot;&quot;;[.E613];[.E612]))" office:value-type="float" office:value="0" calcext:value-type="float">
            <text:p>0</text:p>
          </table:table-cell>
          <table:table-cell table:formula="of:=IF([.F614]&lt;&gt;&quot;&quot;;[.F614];IF([.F613]&lt;&gt;&quot;&quot;;[.F613];[.F612]))" office:value-type="float" office:value="266" calcext:value-type="float">
            <text:p>266</text:p>
          </table:table-cell>
          <table:table-cell table:number-columns-repeated="995"/>
        </table:table-row>
        <table:table-row table:style-name="ro1">
          <table:table-cell office:value-type="date" office:date-value="2022-08-23T18:14:00" calcext:value-type="date">
            <text:p>2022-08-23 18:14:00</text:p>
          </table:table-cell>
          <table:table-cell table:number-columns-repeated="4"/>
          <table:table-cell table:style-name="ce1" office:value-type="float" office:value="254" calcext:value-type="float">
            <text:p>254</text:p>
          </table:table-cell>
          <table:table-cell table:formula="of:=IF([.B615]&lt;&gt;&quot;&quot;;[.B615];IF([.B614]&lt;&gt;&quot;&quot;;[.B614];[.B613]))" office:value-type="float" office:value="898" calcext:value-type="float">
            <text:p>898</text:p>
          </table:table-cell>
          <table:table-cell table:formula="of:=IF([.C615]&lt;&gt;&quot;&quot;;[.C615];IF([.C614]&lt;&gt;&quot;&quot;;[.C614];[.C613]))" office:value-type="float" office:value="898" calcext:value-type="float">
            <text:p>898</text:p>
          </table:table-cell>
          <table:table-cell table:formula="of:=IF([.D615]&lt;&gt;&quot;&quot;;[.D615];IF([.D614]&lt;&gt;&quot;&quot;;[.D614];[.D613]))" office:value-type="float" office:value="350" calcext:value-type="float">
            <text:p>350</text:p>
          </table:table-cell>
          <table:table-cell table:formula="of:=IF([.E615]&lt;&gt;&quot;&quot;;[.E615];IF([.E614]&lt;&gt;&quot;&quot;;[.E614];[.E613]))" office:value-type="float" office:value="0" calcext:value-type="float">
            <text:p>0</text:p>
          </table:table-cell>
          <table:table-cell table:formula="of:=IF([.F615]&lt;&gt;&quot;&quot;;[.F615];IF([.F614]&lt;&gt;&quot;&quot;;[.F614];[.F613]))"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date" office:date-value="2022-08-23T18:14:21.775959" calcext:value-type="date">
            <text:p>2022-08-23 18:14:22</text:p>
          </table:table-cell>
          <table:table-cell office:value-type="float" office:value="869" calcext:value-type="float">
            <text:p>869</text:p>
          </table:table-cell>
          <table:table-cell office:value-type="float" office:value="872" calcext:value-type="float">
            <text:p>872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16]&lt;&gt;&quot;&quot;;[.B616];IF([.B615]&lt;&gt;&quot;&quot;;[.B615];[.B614]))" office:value-type="float" office:value="869" calcext:value-type="float">
            <text:p>869</text:p>
          </table:table-cell>
          <table:table-cell table:formula="of:=IF([.C616]&lt;&gt;&quot;&quot;;[.C616];IF([.C615]&lt;&gt;&quot;&quot;;[.C615];[.C614]))" office:value-type="float" office:value="872" calcext:value-type="float">
            <text:p>872</text:p>
          </table:table-cell>
          <table:table-cell table:formula="of:=IF([.D616]&lt;&gt;&quot;&quot;;[.D616];IF([.D615]&lt;&gt;&quot;&quot;;[.D615];[.D614]))" office:value-type="float" office:value="175" calcext:value-type="float">
            <text:p>175</text:p>
          </table:table-cell>
          <table:table-cell table:formula="of:=IF([.E616]&lt;&gt;&quot;&quot;;[.E616];IF([.E615]&lt;&gt;&quot;&quot;;[.E615];[.E614]))" office:value-type="float" office:value="0" calcext:value-type="float">
            <text:p>0</text:p>
          </table:table-cell>
          <table:table-cell table:formula="of:=IF([.F616]&lt;&gt;&quot;&quot;;[.F616];IF([.F615]&lt;&gt;&quot;&quot;;[.F615];[.F614]))"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date" office:date-value="2022-08-23T18:15:00" calcext:value-type="date">
            <text:p>2022-08-23 18:15:00</text:p>
          </table:table-cell>
          <table:table-cell table:number-columns-repeated="4"/>
          <table:table-cell table:style-name="ce1" office:value-type="float" office:value="246" calcext:value-type="float">
            <text:p>246</text:p>
          </table:table-cell>
          <table:table-cell table:formula="of:=IF([.B617]&lt;&gt;&quot;&quot;;[.B617];IF([.B616]&lt;&gt;&quot;&quot;;[.B616];[.B615]))" office:value-type="float" office:value="869" calcext:value-type="float">
            <text:p>869</text:p>
          </table:table-cell>
          <table:table-cell table:formula="of:=IF([.C617]&lt;&gt;&quot;&quot;;[.C617];IF([.C616]&lt;&gt;&quot;&quot;;[.C616];[.C615]))" office:value-type="float" office:value="872" calcext:value-type="float">
            <text:p>872</text:p>
          </table:table-cell>
          <table:table-cell table:formula="of:=IF([.D617]&lt;&gt;&quot;&quot;;[.D617];IF([.D616]&lt;&gt;&quot;&quot;;[.D616];[.D615]))" office:value-type="float" office:value="175" calcext:value-type="float">
            <text:p>175</text:p>
          </table:table-cell>
          <table:table-cell table:formula="of:=IF([.E617]&lt;&gt;&quot;&quot;;[.E617];IF([.E616]&lt;&gt;&quot;&quot;;[.E616];[.E615]))" office:value-type="float" office:value="0" calcext:value-type="float">
            <text:p>0</text:p>
          </table:table-cell>
          <table:table-cell table:formula="of:=IF([.F617]&lt;&gt;&quot;&quot;;[.F617];IF([.F616]&lt;&gt;&quot;&quot;;[.F616];[.F615]))" office:value-type="float" office:value="246" calcext:value-type="float">
            <text:p>246</text:p>
          </table:table-cell>
          <table:table-cell table:number-columns-repeated="995"/>
        </table:table-row>
        <table:table-row table:style-name="ro1">
          <table:table-cell office:value-type="date" office:date-value="2022-08-23T18:15:31.543249" calcext:value-type="date">
            <text:p>2022-08-23 18:15:32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18]&lt;&gt;&quot;&quot;;[.B618];IF([.B617]&lt;&gt;&quot;&quot;;[.B617];[.B616]))" office:value-type="float" office:value="850" calcext:value-type="float">
            <text:p>850</text:p>
          </table:table-cell>
          <table:table-cell table:formula="of:=IF([.C618]&lt;&gt;&quot;&quot;;[.C618];IF([.C617]&lt;&gt;&quot;&quot;;[.C617];[.C616]))" office:value-type="float" office:value="850" calcext:value-type="float">
            <text:p>850</text:p>
          </table:table-cell>
          <table:table-cell table:formula="of:=IF([.D618]&lt;&gt;&quot;&quot;;[.D618];IF([.D617]&lt;&gt;&quot;&quot;;[.D617];[.D616]))" office:value-type="float" office:value="36" calcext:value-type="float">
            <text:p>36</text:p>
          </table:table-cell>
          <table:table-cell table:formula="of:=IF([.E618]&lt;&gt;&quot;&quot;;[.E618];IF([.E617]&lt;&gt;&quot;&quot;;[.E617];[.E616]))" office:value-type="float" office:value="0" calcext:value-type="float">
            <text:p>0</text:p>
          </table:table-cell>
          <table:table-cell table:formula="of:=IF([.F618]&lt;&gt;&quot;&quot;;[.F618];IF([.F617]&lt;&gt;&quot;&quot;;[.F617];[.F616]))" office:value-type="float" office:value="246" calcext:value-type="float">
            <text:p>246</text:p>
          </table:table-cell>
          <table:table-cell table:number-columns-repeated="995"/>
        </table:table-row>
        <table:table-row table:style-name="ro1">
          <table:table-cell office:value-type="date" office:date-value="2022-08-23T18:16:00" calcext:value-type="date">
            <text:p>2022-08-23 18:16:00</text:p>
          </table:table-cell>
          <table:table-cell table:number-columns-repeated="4"/>
          <table:table-cell table:style-name="ce1" office:value-type="float" office:value="241" calcext:value-type="float">
            <text:p>241</text:p>
          </table:table-cell>
          <table:table-cell table:formula="of:=IF([.B619]&lt;&gt;&quot;&quot;;[.B619];IF([.B618]&lt;&gt;&quot;&quot;;[.B618];[.B617]))" office:value-type="float" office:value="850" calcext:value-type="float">
            <text:p>850</text:p>
          </table:table-cell>
          <table:table-cell table:formula="of:=IF([.C619]&lt;&gt;&quot;&quot;;[.C619];IF([.C618]&lt;&gt;&quot;&quot;;[.C618];[.C617]))" office:value-type="float" office:value="850" calcext:value-type="float">
            <text:p>850</text:p>
          </table:table-cell>
          <table:table-cell table:formula="of:=IF([.D619]&lt;&gt;&quot;&quot;;[.D619];IF([.D618]&lt;&gt;&quot;&quot;;[.D618];[.D617]))" office:value-type="float" office:value="36" calcext:value-type="float">
            <text:p>36</text:p>
          </table:table-cell>
          <table:table-cell table:formula="of:=IF([.E619]&lt;&gt;&quot;&quot;;[.E619];IF([.E618]&lt;&gt;&quot;&quot;;[.E618];[.E617]))" office:value-type="float" office:value="0" calcext:value-type="float">
            <text:p>0</text:p>
          </table:table-cell>
          <table:table-cell table:formula="of:=IF([.F619]&lt;&gt;&quot;&quot;;[.F619];IF([.F618]&lt;&gt;&quot;&quot;;[.F618];[.F617]))" office:value-type="float" office:value="241" calcext:value-type="float">
            <text:p>241</text:p>
          </table:table-cell>
          <table:table-cell table:number-columns-repeated="995"/>
        </table:table-row>
        <table:table-row table:style-name="ro1">
          <table:table-cell office:value-type="date" office:date-value="2022-08-23T18:16:40.976193" calcext:value-type="date">
            <text:p>2022-08-23 18:16:41</text:p>
          </table:table-cell>
          <table:table-cell office:value-type="float" office:value="839" calcext:value-type="float">
            <text:p>839</text:p>
          </table:table-cell>
          <table:table-cell office:value-type="float" office:value="853" calcext:value-type="float">
            <text:p>853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table:style-name="ce1"/>
          <table:table-cell table:formula="of:=IF([.B620]&lt;&gt;&quot;&quot;;[.B620];IF([.B619]&lt;&gt;&quot;&quot;;[.B619];[.B618]))" office:value-type="float" office:value="839" calcext:value-type="float">
            <text:p>839</text:p>
          </table:table-cell>
          <table:table-cell table:formula="of:=IF([.C620]&lt;&gt;&quot;&quot;;[.C620];IF([.C619]&lt;&gt;&quot;&quot;;[.C619];[.C618]))" office:value-type="float" office:value="853" calcext:value-type="float">
            <text:p>853</text:p>
          </table:table-cell>
          <table:table-cell table:formula="of:=IF([.D620]&lt;&gt;&quot;&quot;;[.D620];IF([.D619]&lt;&gt;&quot;&quot;;[.D619];[.D618]))" office:value-type="float" office:value="-33" calcext:value-type="float">
            <text:p>-33</text:p>
          </table:table-cell>
          <table:table-cell table:formula="of:=IF([.E620]&lt;&gt;&quot;&quot;;[.E620];IF([.E619]&lt;&gt;&quot;&quot;;[.E619];[.E618]))" office:value-type="float" office:value="-7" calcext:value-type="float">
            <text:p>-7</text:p>
          </table:table-cell>
          <table:table-cell table:formula="of:=IF([.F620]&lt;&gt;&quot;&quot;;[.F620];IF([.F619]&lt;&gt;&quot;&quot;;[.F619];[.F618]))" office:value-type="float" office:value="241" calcext:value-type="float">
            <text:p>241</text:p>
          </table:table-cell>
          <table:table-cell table:number-columns-repeated="995"/>
        </table:table-row>
        <table:table-row table:style-name="ro1">
          <table:table-cell office:value-type="date" office:date-value="2022-08-23T18:17:00" calcext:value-type="date">
            <text:p>2022-08-23 18:17:00</text:p>
          </table:table-cell>
          <table:table-cell table:number-columns-repeated="4"/>
          <table:table-cell table:style-name="ce1" office:value-type="float" office:value="235" calcext:value-type="float">
            <text:p>235</text:p>
          </table:table-cell>
          <table:table-cell table:formula="of:=IF([.B621]&lt;&gt;&quot;&quot;;[.B621];IF([.B620]&lt;&gt;&quot;&quot;;[.B620];[.B619]))" office:value-type="float" office:value="839" calcext:value-type="float">
            <text:p>839</text:p>
          </table:table-cell>
          <table:table-cell table:formula="of:=IF([.C621]&lt;&gt;&quot;&quot;;[.C621];IF([.C620]&lt;&gt;&quot;&quot;;[.C620];[.C619]))" office:value-type="float" office:value="853" calcext:value-type="float">
            <text:p>853</text:p>
          </table:table-cell>
          <table:table-cell table:formula="of:=IF([.D621]&lt;&gt;&quot;&quot;;[.D621];IF([.D620]&lt;&gt;&quot;&quot;;[.D620];[.D619]))" office:value-type="float" office:value="-33" calcext:value-type="float">
            <text:p>-33</text:p>
          </table:table-cell>
          <table:table-cell table:formula="of:=IF([.E621]&lt;&gt;&quot;&quot;;[.E621];IF([.E620]&lt;&gt;&quot;&quot;;[.E620];[.E619]))" office:value-type="float" office:value="-7" calcext:value-type="float">
            <text:p>-7</text:p>
          </table:table-cell>
          <table:table-cell table:formula="of:=IF([.F621]&lt;&gt;&quot;&quot;;[.F621];IF([.F620]&lt;&gt;&quot;&quot;;[.F620];[.F619]))" office:value-type="float" office:value="235" calcext:value-type="float">
            <text:p>235</text:p>
          </table:table-cell>
          <table:table-cell table:number-columns-repeated="995"/>
        </table:table-row>
        <table:table-row table:style-name="ro1">
          <table:table-cell office:value-type="date" office:date-value="2022-08-23T18:17:51.356965" calcext:value-type="date">
            <text:p>2022-08-23 18:17:51</text:p>
          </table:table-cell>
          <table:table-cell office:value-type="float" office:value="827" calcext:value-type="float">
            <text:p>827</text:p>
          </table:table-cell>
          <table:table-cell office:value-type="float" office:value="1032" calcext:value-type="float">
            <text:p>1032</text:p>
          </table:table-cell>
          <table:table-cell office:value-type="float" office:value="-41" calcext:value-type="float">
            <text:p>-41</text:p>
          </table:table-cell>
          <table:table-cell office:value-type="float" office:value="-181" calcext:value-type="float">
            <text:p>-181</text:p>
          </table:table-cell>
          <table:table-cell table:style-name="ce1"/>
          <table:table-cell table:formula="of:=IF([.B622]&lt;&gt;&quot;&quot;;[.B622];IF([.B621]&lt;&gt;&quot;&quot;;[.B621];[.B620]))" office:value-type="float" office:value="827" calcext:value-type="float">
            <text:p>827</text:p>
          </table:table-cell>
          <table:table-cell table:formula="of:=IF([.C622]&lt;&gt;&quot;&quot;;[.C622];IF([.C621]&lt;&gt;&quot;&quot;;[.C621];[.C620]))" office:value-type="float" office:value="1032" calcext:value-type="float">
            <text:p>1032</text:p>
          </table:table-cell>
          <table:table-cell table:formula="of:=IF([.D622]&lt;&gt;&quot;&quot;;[.D622];IF([.D621]&lt;&gt;&quot;&quot;;[.D621];[.D620]))" office:value-type="float" office:value="-41" calcext:value-type="float">
            <text:p>-41</text:p>
          </table:table-cell>
          <table:table-cell table:formula="of:=IF([.E622]&lt;&gt;&quot;&quot;;[.E622];IF([.E621]&lt;&gt;&quot;&quot;;[.E621];[.E620]))" office:value-type="float" office:value="-181" calcext:value-type="float">
            <text:p>-181</text:p>
          </table:table-cell>
          <table:table-cell table:formula="of:=IF([.F622]&lt;&gt;&quot;&quot;;[.F622];IF([.F621]&lt;&gt;&quot;&quot;;[.F621];[.F620]))" office:value-type="float" office:value="235" calcext:value-type="float">
            <text:p>235</text:p>
          </table:table-cell>
          <table:table-cell table:number-columns-repeated="995"/>
        </table:table-row>
        <table:table-row table:style-name="ro1">
          <table:table-cell office:value-type="date" office:date-value="2022-08-23T18:18:00" calcext:value-type="date">
            <text:p>2022-08-23 18:18:00</text:p>
          </table:table-cell>
          <table:table-cell table:number-columns-repeated="4"/>
          <table:table-cell table:style-name="ce1" office:value-type="float" office:value="191" calcext:value-type="float">
            <text:p>191</text:p>
          </table:table-cell>
          <table:table-cell table:formula="of:=IF([.B623]&lt;&gt;&quot;&quot;;[.B623];IF([.B622]&lt;&gt;&quot;&quot;;[.B622];[.B621]))" office:value-type="float" office:value="827" calcext:value-type="float">
            <text:p>827</text:p>
          </table:table-cell>
          <table:table-cell table:formula="of:=IF([.C623]&lt;&gt;&quot;&quot;;[.C623];IF([.C622]&lt;&gt;&quot;&quot;;[.C622];[.C621]))" office:value-type="float" office:value="1032" calcext:value-type="float">
            <text:p>1032</text:p>
          </table:table-cell>
          <table:table-cell table:formula="of:=IF([.D623]&lt;&gt;&quot;&quot;;[.D623];IF([.D622]&lt;&gt;&quot;&quot;;[.D622];[.D621]))" office:value-type="float" office:value="-41" calcext:value-type="float">
            <text:p>-41</text:p>
          </table:table-cell>
          <table:table-cell table:formula="of:=IF([.E623]&lt;&gt;&quot;&quot;;[.E623];IF([.E622]&lt;&gt;&quot;&quot;;[.E622];[.E621]))" office:value-type="float" office:value="-181" calcext:value-type="float">
            <text:p>-181</text:p>
          </table:table-cell>
          <table:table-cell table:formula="of:=IF([.F623]&lt;&gt;&quot;&quot;;[.F623];IF([.F622]&lt;&gt;&quot;&quot;;[.F622];[.F621]))" office:value-type="float" office:value="191" calcext:value-type="float">
            <text:p>191</text:p>
          </table:table-cell>
          <table:table-cell table:number-columns-repeated="995"/>
        </table:table-row>
        <table:table-row table:style-name="ro1">
          <table:table-cell office:value-type="date" office:date-value="2022-08-23T18:19:00.000001" calcext:value-type="date">
            <text:p>2022-08-23 18:19:00</text:p>
          </table:table-cell>
          <table:table-cell table:number-columns-repeated="4"/>
          <table:table-cell table:style-name="ce1" office:value-type="float" office:value="165" calcext:value-type="float">
            <text:p>165</text:p>
          </table:table-cell>
          <table:table-cell table:formula="of:=IF([.B624]&lt;&gt;&quot;&quot;;[.B624];IF([.B623]&lt;&gt;&quot;&quot;;[.B623];[.B622]))" office:value-type="float" office:value="827" calcext:value-type="float">
            <text:p>827</text:p>
          </table:table-cell>
          <table:table-cell table:formula="of:=IF([.C624]&lt;&gt;&quot;&quot;;[.C624];IF([.C623]&lt;&gt;&quot;&quot;;[.C623];[.C622]))" office:value-type="float" office:value="1032" calcext:value-type="float">
            <text:p>1032</text:p>
          </table:table-cell>
          <table:table-cell table:formula="of:=IF([.D624]&lt;&gt;&quot;&quot;;[.D624];IF([.D623]&lt;&gt;&quot;&quot;;[.D623];[.D622]))" office:value-type="float" office:value="-41" calcext:value-type="float">
            <text:p>-41</text:p>
          </table:table-cell>
          <table:table-cell table:formula="of:=IF([.E624]&lt;&gt;&quot;&quot;;[.E624];IF([.E623]&lt;&gt;&quot;&quot;;[.E623];[.E622]))" office:value-type="float" office:value="-181" calcext:value-type="float">
            <text:p>-181</text:p>
          </table:table-cell>
          <table:table-cell table:formula="of:=IF([.F624]&lt;&gt;&quot;&quot;;[.F624];IF([.F623]&lt;&gt;&quot;&quot;;[.F623];[.F622]))" office:value-type="float" office:value="165" calcext:value-type="float">
            <text:p>165</text:p>
          </table:table-cell>
          <table:table-cell table:number-columns-repeated="995"/>
        </table:table-row>
        <table:table-row table:style-name="ro1">
          <table:table-cell office:value-type="date" office:date-value="2022-08-23T18:19:04.285419" calcext:value-type="date">
            <text:p>2022-08-23 18:19:04</text:p>
          </table:table-cell>
          <table:table-cell office:value-type="float" office:value="820" calcext:value-type="float">
            <text:p>820</text:p>
          </table:table-cell>
          <table:table-cell office:value-type="float" office:value="1062" calcext:value-type="float">
            <text:p>1062</text:p>
          </table:table-cell>
          <table:table-cell office:value-type="float" office:value="7" calcext:value-type="float">
            <text:p>7</text:p>
          </table:table-cell>
          <table:table-cell office:value-type="float" office:value="-257" calcext:value-type="float">
            <text:p>-257</text:p>
          </table:table-cell>
          <table:table-cell table:style-name="ce1"/>
          <table:table-cell table:formula="of:=IF([.B625]&lt;&gt;&quot;&quot;;[.B625];IF([.B624]&lt;&gt;&quot;&quot;;[.B624];[.B623]))" office:value-type="float" office:value="820" calcext:value-type="float">
            <text:p>820</text:p>
          </table:table-cell>
          <table:table-cell table:formula="of:=IF([.C625]&lt;&gt;&quot;&quot;;[.C625];IF([.C624]&lt;&gt;&quot;&quot;;[.C624];[.C623]))" office:value-type="float" office:value="1062" calcext:value-type="float">
            <text:p>1062</text:p>
          </table:table-cell>
          <table:table-cell table:formula="of:=IF([.D625]&lt;&gt;&quot;&quot;;[.D625];IF([.D624]&lt;&gt;&quot;&quot;;[.D624];[.D623]))" office:value-type="float" office:value="7" calcext:value-type="float">
            <text:p>7</text:p>
          </table:table-cell>
          <table:table-cell table:formula="of:=IF([.E625]&lt;&gt;&quot;&quot;;[.E625];IF([.E624]&lt;&gt;&quot;&quot;;[.E624];[.E623]))" office:value-type="float" office:value="-257" calcext:value-type="float">
            <text:p>-257</text:p>
          </table:table-cell>
          <table:table-cell table:formula="of:=IF([.F625]&lt;&gt;&quot;&quot;;[.F625];IF([.F624]&lt;&gt;&quot;&quot;;[.F624];[.F623]))" office:value-type="float" office:value="165" calcext:value-type="float">
            <text:p>165</text:p>
          </table:table-cell>
          <table:table-cell table:number-columns-repeated="995"/>
        </table:table-row>
        <table:table-row table:style-name="ro1">
          <table:table-cell office:value-type="date" office:date-value="2022-08-23T18:20:00" calcext:value-type="date">
            <text:p>2022-08-23 18:2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626]&lt;&gt;&quot;&quot;;[.B626];IF([.B625]&lt;&gt;&quot;&quot;;[.B625];[.B624]))" office:value-type="float" office:value="820" calcext:value-type="float">
            <text:p>820</text:p>
          </table:table-cell>
          <table:table-cell table:formula="of:=IF([.C626]&lt;&gt;&quot;&quot;;[.C626];IF([.C625]&lt;&gt;&quot;&quot;;[.C625];[.C624]))" office:value-type="float" office:value="1062" calcext:value-type="float">
            <text:p>1062</text:p>
          </table:table-cell>
          <table:table-cell table:formula="of:=IF([.D626]&lt;&gt;&quot;&quot;;[.D626];IF([.D625]&lt;&gt;&quot;&quot;;[.D625];[.D624]))" office:value-type="float" office:value="7" calcext:value-type="float">
            <text:p>7</text:p>
          </table:table-cell>
          <table:table-cell table:formula="of:=IF([.E626]&lt;&gt;&quot;&quot;;[.E626];IF([.E625]&lt;&gt;&quot;&quot;;[.E625];[.E624]))" office:value-type="float" office:value="-257" calcext:value-type="float">
            <text:p>-257</text:p>
          </table:table-cell>
          <table:table-cell table:formula="of:=IF([.F626]&lt;&gt;&quot;&quot;;[.F626];IF([.F625]&lt;&gt;&quot;&quot;;[.F625];[.F62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20:16.190537" calcext:value-type="date">
            <text:p>2022-08-23 18:20:16</text:p>
          </table:table-cell>
          <table:table-cell office:value-type="float" office:value="808" calcext:value-type="float">
            <text:p>808</text:p>
          </table:table-cell>
          <table:table-cell office:value-type="float" office:value="1029" calcext:value-type="float">
            <text:p>1029</text:p>
          </table:table-cell>
          <table:table-cell office:value-type="float" office:value="13" calcext:value-type="float">
            <text:p>13</text:p>
          </table:table-cell>
          <table:table-cell office:value-type="float" office:value="-215" calcext:value-type="float">
            <text:p>-215</text:p>
          </table:table-cell>
          <table:table-cell table:style-name="ce1"/>
          <table:table-cell table:formula="of:=IF([.B627]&lt;&gt;&quot;&quot;;[.B627];IF([.B626]&lt;&gt;&quot;&quot;;[.B626];[.B625]))" office:value-type="float" office:value="808" calcext:value-type="float">
            <text:p>808</text:p>
          </table:table-cell>
          <table:table-cell table:formula="of:=IF([.C627]&lt;&gt;&quot;&quot;;[.C627];IF([.C626]&lt;&gt;&quot;&quot;;[.C626];[.C625]))" office:value-type="float" office:value="1029" calcext:value-type="float">
            <text:p>1029</text:p>
          </table:table-cell>
          <table:table-cell table:formula="of:=IF([.D627]&lt;&gt;&quot;&quot;;[.D627];IF([.D626]&lt;&gt;&quot;&quot;;[.D626];[.D625]))" office:value-type="float" office:value="13" calcext:value-type="float">
            <text:p>13</text:p>
          </table:table-cell>
          <table:table-cell table:formula="of:=IF([.E627]&lt;&gt;&quot;&quot;;[.E627];IF([.E626]&lt;&gt;&quot;&quot;;[.E626];[.E625]))" office:value-type="float" office:value="-215" calcext:value-type="float">
            <text:p>-215</text:p>
          </table:table-cell>
          <table:table-cell table:formula="of:=IF([.F627]&lt;&gt;&quot;&quot;;[.F627];IF([.F626]&lt;&gt;&quot;&quot;;[.F626];[.F62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21:00" calcext:value-type="date">
            <text:p>2022-08-23 18:21:00</text:p>
          </table:table-cell>
          <table:table-cell table:number-columns-repeated="4"/>
          <table:table-cell table:style-name="ce1" office:value-type="float" office:value="154" calcext:value-type="float">
            <text:p>154</text:p>
          </table:table-cell>
          <table:table-cell table:formula="of:=IF([.B628]&lt;&gt;&quot;&quot;;[.B628];IF([.B627]&lt;&gt;&quot;&quot;;[.B627];[.B626]))" office:value-type="float" office:value="808" calcext:value-type="float">
            <text:p>808</text:p>
          </table:table-cell>
          <table:table-cell table:formula="of:=IF([.C628]&lt;&gt;&quot;&quot;;[.C628];IF([.C627]&lt;&gt;&quot;&quot;;[.C627];[.C626]))" office:value-type="float" office:value="1029" calcext:value-type="float">
            <text:p>1029</text:p>
          </table:table-cell>
          <table:table-cell table:formula="of:=IF([.D628]&lt;&gt;&quot;&quot;;[.D628];IF([.D627]&lt;&gt;&quot;&quot;;[.D627];[.D626]))" office:value-type="float" office:value="13" calcext:value-type="float">
            <text:p>13</text:p>
          </table:table-cell>
          <table:table-cell table:formula="of:=IF([.E628]&lt;&gt;&quot;&quot;;[.E628];IF([.E627]&lt;&gt;&quot;&quot;;[.E627];[.E626]))" office:value-type="float" office:value="-215" calcext:value-type="float">
            <text:p>-215</text:p>
          </table:table-cell>
          <table:table-cell table:formula="of:=IF([.F628]&lt;&gt;&quot;&quot;;[.F628];IF([.F627]&lt;&gt;&quot;&quot;;[.F627];[.F626]))" office:value-type="float" office:value="154" calcext:value-type="float">
            <text:p>154</text:p>
          </table:table-cell>
          <table:table-cell table:number-columns-repeated="995"/>
        </table:table-row>
        <table:table-row table:style-name="ro1">
          <table:table-cell office:value-type="date" office:date-value="2022-08-23T18:21:25.766994" calcext:value-type="date">
            <text:p>2022-08-23 18:21:26</text:p>
          </table:table-cell>
          <table:table-cell office:value-type="float" office:value="800" calcext:value-type="float">
            <text:p>800</text:p>
          </table:table-cell>
          <table:table-cell office:value-type="float" office:value="1050" calcext:value-type="float">
            <text:p>1050</text:p>
          </table:table-cell>
          <table:table-cell office:value-type="float" office:value="-15" calcext:value-type="float">
            <text:p>-15</text:p>
          </table:table-cell>
          <table:table-cell office:value-type="float" office:value="-248" calcext:value-type="float">
            <text:p>-248</text:p>
          </table:table-cell>
          <table:table-cell table:style-name="ce1"/>
          <table:table-cell table:formula="of:=IF([.B629]&lt;&gt;&quot;&quot;;[.B629];IF([.B628]&lt;&gt;&quot;&quot;;[.B628];[.B627]))" office:value-type="float" office:value="800" calcext:value-type="float">
            <text:p>800</text:p>
          </table:table-cell>
          <table:table-cell table:formula="of:=IF([.C629]&lt;&gt;&quot;&quot;;[.C629];IF([.C628]&lt;&gt;&quot;&quot;;[.C628];[.C627]))" office:value-type="float" office:value="1050" calcext:value-type="float">
            <text:p>1050</text:p>
          </table:table-cell>
          <table:table-cell table:formula="of:=IF([.D629]&lt;&gt;&quot;&quot;;[.D629];IF([.D628]&lt;&gt;&quot;&quot;;[.D628];[.D627]))" office:value-type="float" office:value="-15" calcext:value-type="float">
            <text:p>-15</text:p>
          </table:table-cell>
          <table:table-cell table:formula="of:=IF([.E629]&lt;&gt;&quot;&quot;;[.E629];IF([.E628]&lt;&gt;&quot;&quot;;[.E628];[.E627]))" office:value-type="float" office:value="-248" calcext:value-type="float">
            <text:p>-248</text:p>
          </table:table-cell>
          <table:table-cell table:formula="of:=IF([.F629]&lt;&gt;&quot;&quot;;[.F629];IF([.F628]&lt;&gt;&quot;&quot;;[.F628];[.F627]))" office:value-type="float" office:value="154" calcext:value-type="float">
            <text:p>154</text:p>
          </table:table-cell>
          <table:table-cell table:number-columns-repeated="995"/>
        </table:table-row>
        <table:table-row table:style-name="ro1">
          <table:table-cell office:value-type="date" office:date-value="2022-08-23T18:22:00" calcext:value-type="date">
            <text:p>2022-08-23 18:22:00</text:p>
          </table:table-cell>
          <table:table-cell table:number-columns-repeated="4"/>
          <table:table-cell table:style-name="ce1" office:value-type="float" office:value="180" calcext:value-type="float">
            <text:p>180</text:p>
          </table:table-cell>
          <table:table-cell table:formula="of:=IF([.B630]&lt;&gt;&quot;&quot;;[.B630];IF([.B629]&lt;&gt;&quot;&quot;;[.B629];[.B628]))" office:value-type="float" office:value="800" calcext:value-type="float">
            <text:p>800</text:p>
          </table:table-cell>
          <table:table-cell table:formula="of:=IF([.C630]&lt;&gt;&quot;&quot;;[.C630];IF([.C629]&lt;&gt;&quot;&quot;;[.C629];[.C628]))" office:value-type="float" office:value="1050" calcext:value-type="float">
            <text:p>1050</text:p>
          </table:table-cell>
          <table:table-cell table:formula="of:=IF([.D630]&lt;&gt;&quot;&quot;;[.D630];IF([.D629]&lt;&gt;&quot;&quot;;[.D629];[.D628]))" office:value-type="float" office:value="-15" calcext:value-type="float">
            <text:p>-15</text:p>
          </table:table-cell>
          <table:table-cell table:formula="of:=IF([.E630]&lt;&gt;&quot;&quot;;[.E630];IF([.E629]&lt;&gt;&quot;&quot;;[.E629];[.E628]))" office:value-type="float" office:value="-248" calcext:value-type="float">
            <text:p>-248</text:p>
          </table:table-cell>
          <table:table-cell table:formula="of:=IF([.F630]&lt;&gt;&quot;&quot;;[.F630];IF([.F629]&lt;&gt;&quot;&quot;;[.F629];[.F628]))" office:value-type="float" office:value="180" calcext:value-type="float">
            <text:p>180</text:p>
          </table:table-cell>
          <table:table-cell table:number-columns-repeated="995"/>
        </table:table-row>
        <table:table-row table:style-name="ro1">
          <table:table-cell office:value-type="date" office:date-value="2022-08-23T18:22:36.06903" calcext:value-type="date">
            <text:p>2022-08-23 18:22:36</text:p>
          </table:table-cell>
          <table:table-cell office:value-type="float" office:value="797" calcext:value-type="float">
            <text:p>797</text:p>
          </table:table-cell>
          <table:table-cell office:value-type="float" office:value="999" calcext:value-type="float">
            <text:p>999</text:p>
          </table:table-cell>
          <table:table-cell office:value-type="float" office:value="-27" calcext:value-type="float">
            <text:p>-27</text:p>
          </table:table-cell>
          <table:table-cell office:value-type="float" office:value="-198" calcext:value-type="float">
            <text:p>-198</text:p>
          </table:table-cell>
          <table:table-cell table:style-name="ce1"/>
          <table:table-cell table:formula="of:=IF([.B631]&lt;&gt;&quot;&quot;;[.B631];IF([.B630]&lt;&gt;&quot;&quot;;[.B630];[.B629]))" office:value-type="float" office:value="797" calcext:value-type="float">
            <text:p>797</text:p>
          </table:table-cell>
          <table:table-cell table:formula="of:=IF([.C631]&lt;&gt;&quot;&quot;;[.C631];IF([.C630]&lt;&gt;&quot;&quot;;[.C630];[.C629]))" office:value-type="float" office:value="999" calcext:value-type="float">
            <text:p>999</text:p>
          </table:table-cell>
          <table:table-cell table:formula="of:=IF([.D631]&lt;&gt;&quot;&quot;;[.D631];IF([.D630]&lt;&gt;&quot;&quot;;[.D630];[.D629]))" office:value-type="float" office:value="-27" calcext:value-type="float">
            <text:p>-27</text:p>
          </table:table-cell>
          <table:table-cell table:formula="of:=IF([.E631]&lt;&gt;&quot;&quot;;[.E631];IF([.E630]&lt;&gt;&quot;&quot;;[.E630];[.E629]))" office:value-type="float" office:value="-198" calcext:value-type="float">
            <text:p>-198</text:p>
          </table:table-cell>
          <table:table-cell table:formula="of:=IF([.F631]&lt;&gt;&quot;&quot;;[.F631];IF([.F630]&lt;&gt;&quot;&quot;;[.F630];[.F629]))" office:value-type="float" office:value="180" calcext:value-type="float">
            <text:p>180</text:p>
          </table:table-cell>
          <table:table-cell table:number-columns-repeated="995"/>
        </table:table-row>
        <table:table-row table:style-name="ro1">
          <table:table-cell office:value-type="date" office:date-value="2022-08-23T18:23:00" calcext:value-type="date">
            <text:p>2022-08-23 18:23:00</text:p>
          </table:table-cell>
          <table:table-cell table:number-columns-repeated="4"/>
          <table:table-cell table:style-name="ce1" office:value-type="float" office:value="187" calcext:value-type="float">
            <text:p>187</text:p>
          </table:table-cell>
          <table:table-cell table:formula="of:=IF([.B632]&lt;&gt;&quot;&quot;;[.B632];IF([.B631]&lt;&gt;&quot;&quot;;[.B631];[.B630]))" office:value-type="float" office:value="797" calcext:value-type="float">
            <text:p>797</text:p>
          </table:table-cell>
          <table:table-cell table:formula="of:=IF([.C632]&lt;&gt;&quot;&quot;;[.C632];IF([.C631]&lt;&gt;&quot;&quot;;[.C631];[.C630]))" office:value-type="float" office:value="999" calcext:value-type="float">
            <text:p>999</text:p>
          </table:table-cell>
          <table:table-cell table:formula="of:=IF([.D632]&lt;&gt;&quot;&quot;;[.D632];IF([.D631]&lt;&gt;&quot;&quot;;[.D631];[.D630]))" office:value-type="float" office:value="-27" calcext:value-type="float">
            <text:p>-27</text:p>
          </table:table-cell>
          <table:table-cell table:formula="of:=IF([.E632]&lt;&gt;&quot;&quot;;[.E632];IF([.E631]&lt;&gt;&quot;&quot;;[.E631];[.E630]))" office:value-type="float" office:value="-198" calcext:value-type="float">
            <text:p>-198</text:p>
          </table:table-cell>
          <table:table-cell table:formula="of:=IF([.F632]&lt;&gt;&quot;&quot;;[.F632];IF([.F631]&lt;&gt;&quot;&quot;;[.F631];[.F630]))" office:value-type="float" office:value="187" calcext:value-type="float">
            <text:p>187</text:p>
          </table:table-cell>
          <table:table-cell table:number-columns-repeated="995"/>
        </table:table-row>
        <table:table-row table:style-name="ro1">
          <table:table-cell office:value-type="date" office:date-value="2022-08-23T18:23:46.442112" calcext:value-type="date">
            <text:p>2022-08-23 18:23:46</text:p>
          </table:table-cell>
          <table:table-cell office:value-type="float" office:value="793" calcext:value-type="float">
            <text:p>793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-241" calcext:value-type="float">
            <text:p>-241</text:p>
          </table:table-cell>
          <table:table-cell table:style-name="ce1"/>
          <table:table-cell table:formula="of:=IF([.B633]&lt;&gt;&quot;&quot;;[.B633];IF([.B632]&lt;&gt;&quot;&quot;;[.B632];[.B631]))" office:value-type="float" office:value="793" calcext:value-type="float">
            <text:p>793</text:p>
          </table:table-cell>
          <table:table-cell table:formula="of:=IF([.C633]&lt;&gt;&quot;&quot;;[.C633];IF([.C632]&lt;&gt;&quot;&quot;;[.C632];[.C631]))" office:value-type="float" office:value="1040" calcext:value-type="float">
            <text:p>1040</text:p>
          </table:table-cell>
          <table:table-cell table:formula="of:=IF([.D633]&lt;&gt;&quot;&quot;;[.D633];IF([.D632]&lt;&gt;&quot;&quot;;[.D632];[.D631]))" office:value-type="float" office:value="0" calcext:value-type="float">
            <text:p>0</text:p>
          </table:table-cell>
          <table:table-cell table:formula="of:=IF([.E633]&lt;&gt;&quot;&quot;;[.E633];IF([.E632]&lt;&gt;&quot;&quot;;[.E632];[.E631]))" office:value-type="float" office:value="-241" calcext:value-type="float">
            <text:p>-241</text:p>
          </table:table-cell>
          <table:table-cell table:formula="of:=IF([.F633]&lt;&gt;&quot;&quot;;[.F633];IF([.F632]&lt;&gt;&quot;&quot;;[.F632];[.F631]))" office:value-type="float" office:value="187" calcext:value-type="float">
            <text:p>187</text:p>
          </table:table-cell>
          <table:table-cell table:number-columns-repeated="995"/>
        </table:table-row>
        <table:table-row table:style-name="ro1">
          <table:table-cell office:value-type="date" office:date-value="2022-08-23T18:24:00" calcext:value-type="date">
            <text:p>2022-08-23 18:24:00</text:p>
          </table:table-cell>
          <table:table-cell table:number-columns-repeated="4"/>
          <table:table-cell table:style-name="ce1" office:value-type="float" office:value="193" calcext:value-type="float">
            <text:p>193</text:p>
          </table:table-cell>
          <table:table-cell table:formula="of:=IF([.B634]&lt;&gt;&quot;&quot;;[.B634];IF([.B633]&lt;&gt;&quot;&quot;;[.B633];[.B632]))" office:value-type="float" office:value="793" calcext:value-type="float">
            <text:p>793</text:p>
          </table:table-cell>
          <table:table-cell table:formula="of:=IF([.C634]&lt;&gt;&quot;&quot;;[.C634];IF([.C633]&lt;&gt;&quot;&quot;;[.C633];[.C632]))" office:value-type="float" office:value="1040" calcext:value-type="float">
            <text:p>1040</text:p>
          </table:table-cell>
          <table:table-cell table:formula="of:=IF([.D634]&lt;&gt;&quot;&quot;;[.D634];IF([.D633]&lt;&gt;&quot;&quot;;[.D633];[.D632]))" office:value-type="float" office:value="0" calcext:value-type="float">
            <text:p>0</text:p>
          </table:table-cell>
          <table:table-cell table:formula="of:=IF([.E634]&lt;&gt;&quot;&quot;;[.E634];IF([.E633]&lt;&gt;&quot;&quot;;[.E633];[.E632]))" office:value-type="float" office:value="-241" calcext:value-type="float">
            <text:p>-241</text:p>
          </table:table-cell>
          <table:table-cell table:formula="of:=IF([.F634]&lt;&gt;&quot;&quot;;[.F634];IF([.F633]&lt;&gt;&quot;&quot;;[.F633];[.F632]))" office:value-type="float" office:value="193" calcext:value-type="float">
            <text:p>193</text:p>
          </table:table-cell>
          <table:table-cell table:number-columns-repeated="995"/>
        </table:table-row>
        <table:table-row table:style-name="ro1">
          <table:table-cell office:value-type="date" office:date-value="2022-08-23T18:24:57.299823" calcext:value-type="date">
            <text:p>2022-08-23 18:24:57</text:p>
          </table:table-cell>
          <table:table-cell office:value-type="float" office:value="784" calcext:value-type="float">
            <text:p>784</text:p>
          </table:table-cell>
          <table:table-cell office:value-type="float" office:value="959" calcext:value-type="float">
            <text:p>959</text:p>
          </table:table-cell>
          <table:table-cell office:value-type="float" office:value="-568" calcext:value-type="float">
            <text:p>-568</text:p>
          </table:table-cell>
          <table:table-cell office:value-type="float" office:value="-592" calcext:value-type="float">
            <text:p>-592</text:p>
          </table:table-cell>
          <table:table-cell table:style-name="ce1"/>
          <table:table-cell table:formula="of:=IF([.B635]&lt;&gt;&quot;&quot;;[.B635];IF([.B634]&lt;&gt;&quot;&quot;;[.B634];[.B633]))" office:value-type="float" office:value="784" calcext:value-type="float">
            <text:p>784</text:p>
          </table:table-cell>
          <table:table-cell table:formula="of:=IF([.C635]&lt;&gt;&quot;&quot;;[.C635];IF([.C634]&lt;&gt;&quot;&quot;;[.C634];[.C633]))" office:value-type="float" office:value="959" calcext:value-type="float">
            <text:p>959</text:p>
          </table:table-cell>
          <table:table-cell table:formula="of:=IF([.D635]&lt;&gt;&quot;&quot;;[.D635];IF([.D634]&lt;&gt;&quot;&quot;;[.D634];[.D633]))" office:value-type="float" office:value="-568" calcext:value-type="float">
            <text:p>-568</text:p>
          </table:table-cell>
          <table:table-cell table:formula="of:=IF([.E635]&lt;&gt;&quot;&quot;;[.E635];IF([.E634]&lt;&gt;&quot;&quot;;[.E634];[.E633]))" office:value-type="float" office:value="-592" calcext:value-type="float">
            <text:p>-592</text:p>
          </table:table-cell>
          <table:table-cell table:formula="of:=IF([.F635]&lt;&gt;&quot;&quot;;[.F635];IF([.F634]&lt;&gt;&quot;&quot;;[.F634];[.F633]))" office:value-type="float" office:value="193" calcext:value-type="float">
            <text:p>193</text:p>
          </table:table-cell>
          <table:table-cell table:number-columns-repeated="995"/>
        </table:table-row>
        <table:table-row table:style-name="ro1">
          <table:table-cell office:value-type="date" office:date-value="2022-08-23T18:25:00" calcext:value-type="date">
            <text:p>2022-08-23 18:25:00</text:p>
          </table:table-cell>
          <table:table-cell table:number-columns-repeated="4"/>
          <table:table-cell table:style-name="ce1" office:value-type="float" office:value="197" calcext:value-type="float">
            <text:p>197</text:p>
          </table:table-cell>
          <table:table-cell table:formula="of:=IF([.B636]&lt;&gt;&quot;&quot;;[.B636];IF([.B635]&lt;&gt;&quot;&quot;;[.B635];[.B634]))" office:value-type="float" office:value="784" calcext:value-type="float">
            <text:p>784</text:p>
          </table:table-cell>
          <table:table-cell table:formula="of:=IF([.C636]&lt;&gt;&quot;&quot;;[.C636];IF([.C635]&lt;&gt;&quot;&quot;;[.C635];[.C634]))" office:value-type="float" office:value="959" calcext:value-type="float">
            <text:p>959</text:p>
          </table:table-cell>
          <table:table-cell table:formula="of:=IF([.D636]&lt;&gt;&quot;&quot;;[.D636];IF([.D635]&lt;&gt;&quot;&quot;;[.D635];[.D634]))" office:value-type="float" office:value="-568" calcext:value-type="float">
            <text:p>-568</text:p>
          </table:table-cell>
          <table:table-cell table:formula="of:=IF([.E636]&lt;&gt;&quot;&quot;;[.E636];IF([.E635]&lt;&gt;&quot;&quot;;[.E635];[.E634]))" office:value-type="float" office:value="-592" calcext:value-type="float">
            <text:p>-592</text:p>
          </table:table-cell>
          <table:table-cell table:formula="of:=IF([.F636]&lt;&gt;&quot;&quot;;[.F636];IF([.F635]&lt;&gt;&quot;&quot;;[.F635];[.F634]))" office:value-type="float" office:value="197" calcext:value-type="float">
            <text:p>197</text:p>
          </table:table-cell>
          <table:table-cell table:number-columns-repeated="995"/>
        </table:table-row>
        <table:table-row table:style-name="ro1">
          <table:table-cell office:value-type="date" office:date-value="2022-08-23T18:26:00" calcext:value-type="date">
            <text:p>2022-08-23 18:26:00</text:p>
          </table:table-cell>
          <table:table-cell table:number-columns-repeated="4"/>
          <table:table-cell table:style-name="ce1" office:value-type="float" office:value="200" calcext:value-type="float">
            <text:p>200</text:p>
          </table:table-cell>
          <table:table-cell table:formula="of:=IF([.B637]&lt;&gt;&quot;&quot;;[.B637];IF([.B636]&lt;&gt;&quot;&quot;;[.B636];[.B635]))" office:value-type="float" office:value="784" calcext:value-type="float">
            <text:p>784</text:p>
          </table:table-cell>
          <table:table-cell table:formula="of:=IF([.C637]&lt;&gt;&quot;&quot;;[.C637];IF([.C636]&lt;&gt;&quot;&quot;;[.C636];[.C635]))" office:value-type="float" office:value="959" calcext:value-type="float">
            <text:p>959</text:p>
          </table:table-cell>
          <table:table-cell table:formula="of:=IF([.D637]&lt;&gt;&quot;&quot;;[.D637];IF([.D636]&lt;&gt;&quot;&quot;;[.D636];[.D635]))" office:value-type="float" office:value="-568" calcext:value-type="float">
            <text:p>-568</text:p>
          </table:table-cell>
          <table:table-cell table:formula="of:=IF([.E637]&lt;&gt;&quot;&quot;;[.E637];IF([.E636]&lt;&gt;&quot;&quot;;[.E636];[.E635]))" office:value-type="float" office:value="-592" calcext:value-type="float">
            <text:p>-592</text:p>
          </table:table-cell>
          <table:table-cell table:formula="of:=IF([.F637]&lt;&gt;&quot;&quot;;[.F637];IF([.F636]&lt;&gt;&quot;&quot;;[.F636];[.F635]))" office:value-type="float" office:value="200" calcext:value-type="float">
            <text:p>200</text:p>
          </table:table-cell>
          <table:table-cell table:number-columns-repeated="995"/>
        </table:table-row>
        <table:table-row table:style-name="ro1">
          <table:table-cell office:value-type="date" office:date-value="2022-08-23T18:26:06.273073" calcext:value-type="date">
            <text:p>2022-08-23 18:26:06</text:p>
          </table:table-cell>
          <table:table-cell office:value-type="float" office:value="802" calcext:value-type="float">
            <text:p>802</text:p>
          </table:table-cell>
          <table:table-cell office:value-type="float" office:value="1326" calcext:value-type="float">
            <text:p>1326</text:p>
          </table:table-cell>
          <table:table-cell office:value-type="float" office:value="-63" calcext:value-type="float">
            <text:p>-63</text:p>
          </table:table-cell>
          <table:table-cell office:value-type="float" office:value="-547" calcext:value-type="float">
            <text:p>-547</text:p>
          </table:table-cell>
          <table:table-cell table:style-name="ce1"/>
          <table:table-cell table:formula="of:=IF([.B638]&lt;&gt;&quot;&quot;;[.B638];IF([.B637]&lt;&gt;&quot;&quot;;[.B637];[.B636]))" office:value-type="float" office:value="802" calcext:value-type="float">
            <text:p>802</text:p>
          </table:table-cell>
          <table:table-cell table:formula="of:=IF([.C638]&lt;&gt;&quot;&quot;;[.C638];IF([.C637]&lt;&gt;&quot;&quot;;[.C637];[.C636]))" office:value-type="float" office:value="1326" calcext:value-type="float">
            <text:p>1326</text:p>
          </table:table-cell>
          <table:table-cell table:formula="of:=IF([.D638]&lt;&gt;&quot;&quot;;[.D638];IF([.D637]&lt;&gt;&quot;&quot;;[.D637];[.D636]))" office:value-type="float" office:value="-63" calcext:value-type="float">
            <text:p>-63</text:p>
          </table:table-cell>
          <table:table-cell table:formula="of:=IF([.E638]&lt;&gt;&quot;&quot;;[.E638];IF([.E637]&lt;&gt;&quot;&quot;;[.E637];[.E636]))" office:value-type="float" office:value="-547" calcext:value-type="float">
            <text:p>-547</text:p>
          </table:table-cell>
          <table:table-cell table:formula="of:=IF([.F638]&lt;&gt;&quot;&quot;;[.F638];IF([.F637]&lt;&gt;&quot;&quot;;[.F637];[.F636]))" office:value-type="float" office:value="200" calcext:value-type="float">
            <text:p>200</text:p>
          </table:table-cell>
          <table:table-cell table:number-columns-repeated="995"/>
        </table:table-row>
        <table:table-row table:style-name="ro1">
          <table:table-cell office:value-type="date" office:date-value="2022-08-23T18:27:00" calcext:value-type="date">
            <text:p>2022-08-23 18:27:00</text:p>
          </table:table-cell>
          <table:table-cell table:number-columns-repeated="4"/>
          <table:table-cell table:style-name="ce1" office:value-type="float" office:value="199" calcext:value-type="float">
            <text:p>199</text:p>
          </table:table-cell>
          <table:table-cell table:formula="of:=IF([.B639]&lt;&gt;&quot;&quot;;[.B639];IF([.B638]&lt;&gt;&quot;&quot;;[.B638];[.B637]))" office:value-type="float" office:value="802" calcext:value-type="float">
            <text:p>802</text:p>
          </table:table-cell>
          <table:table-cell table:formula="of:=IF([.C639]&lt;&gt;&quot;&quot;;[.C639];IF([.C638]&lt;&gt;&quot;&quot;;[.C638];[.C637]))" office:value-type="float" office:value="1326" calcext:value-type="float">
            <text:p>1326</text:p>
          </table:table-cell>
          <table:table-cell table:formula="of:=IF([.D639]&lt;&gt;&quot;&quot;;[.D639];IF([.D638]&lt;&gt;&quot;&quot;;[.D638];[.D637]))" office:value-type="float" office:value="-63" calcext:value-type="float">
            <text:p>-63</text:p>
          </table:table-cell>
          <table:table-cell table:formula="of:=IF([.E639]&lt;&gt;&quot;&quot;;[.E639];IF([.E638]&lt;&gt;&quot;&quot;;[.E638];[.E637]))" office:value-type="float" office:value="-547" calcext:value-type="float">
            <text:p>-547</text:p>
          </table:table-cell>
          <table:table-cell table:formula="of:=IF([.F639]&lt;&gt;&quot;&quot;;[.F639];IF([.F638]&lt;&gt;&quot;&quot;;[.F638];[.F637]))" office:value-type="float" office:value="199" calcext:value-type="float">
            <text:p>199</text:p>
          </table:table-cell>
          <table:table-cell table:number-columns-repeated="995"/>
        </table:table-row>
        <table:table-row table:style-name="ro1">
          <table:table-cell office:value-type="date" office:date-value="2022-08-23T18:27:18.656767" calcext:value-type="date">
            <text:p>2022-08-23 18:27:19</text:p>
          </table:table-cell>
          <table:table-cell office:value-type="float" office:value="800" calcext:value-type="float">
            <text:p>800</text:p>
          </table:table-cell>
          <table:table-cell office:value-type="float" office:value="1835" calcext:value-type="float">
            <text:p>1835</text:p>
          </table:table-cell>
          <table:table-cell office:value-type="float" office:value="-26" calcext:value-type="float">
            <text:p>-26</text:p>
          </table:table-cell>
          <table:table-cell office:value-type="float" office:value="-1042" calcext:value-type="float">
            <text:p>-1042</text:p>
          </table:table-cell>
          <table:table-cell table:style-name="ce1"/>
          <table:table-cell table:formula="of:=IF([.B640]&lt;&gt;&quot;&quot;;[.B640];IF([.B639]&lt;&gt;&quot;&quot;;[.B639];[.B638]))" office:value-type="float" office:value="800" calcext:value-type="float">
            <text:p>800</text:p>
          </table:table-cell>
          <table:table-cell table:formula="of:=IF([.C640]&lt;&gt;&quot;&quot;;[.C640];IF([.C639]&lt;&gt;&quot;&quot;;[.C639];[.C638]))" office:value-type="float" office:value="1835" calcext:value-type="float">
            <text:p>1835</text:p>
          </table:table-cell>
          <table:table-cell table:formula="of:=IF([.D640]&lt;&gt;&quot;&quot;;[.D640];IF([.D639]&lt;&gt;&quot;&quot;;[.D639];[.D638]))" office:value-type="float" office:value="-26" calcext:value-type="float">
            <text:p>-26</text:p>
          </table:table-cell>
          <table:table-cell table:formula="of:=IF([.E640]&lt;&gt;&quot;&quot;;[.E640];IF([.E639]&lt;&gt;&quot;&quot;;[.E639];[.E638]))" office:value-type="float" office:value="-1042" calcext:value-type="float">
            <text:p>-1042</text:p>
          </table:table-cell>
          <table:table-cell table:formula="of:=IF([.F640]&lt;&gt;&quot;&quot;;[.F640];IF([.F639]&lt;&gt;&quot;&quot;;[.F639];[.F638]))" office:value-type="float" office:value="199" calcext:value-type="float">
            <text:p>199</text:p>
          </table:table-cell>
          <table:table-cell table:number-columns-repeated="995"/>
        </table:table-row>
        <table:table-row table:style-name="ro1">
          <table:table-cell office:value-type="date" office:date-value="2022-08-23T18:28:00" calcext:value-type="date">
            <text:p>2022-08-23 18:28:00</text:p>
          </table:table-cell>
          <table:table-cell table:number-columns-repeated="4"/>
          <table:table-cell table:style-name="ce1" office:value-type="float" office:value="198" calcext:value-type="float">
            <text:p>198</text:p>
          </table:table-cell>
          <table:table-cell table:formula="of:=IF([.B641]&lt;&gt;&quot;&quot;;[.B641];IF([.B640]&lt;&gt;&quot;&quot;;[.B640];[.B639]))" office:value-type="float" office:value="800" calcext:value-type="float">
            <text:p>800</text:p>
          </table:table-cell>
          <table:table-cell table:formula="of:=IF([.C641]&lt;&gt;&quot;&quot;;[.C641];IF([.C640]&lt;&gt;&quot;&quot;;[.C640];[.C639]))" office:value-type="float" office:value="1835" calcext:value-type="float">
            <text:p>1835</text:p>
          </table:table-cell>
          <table:table-cell table:formula="of:=IF([.D641]&lt;&gt;&quot;&quot;;[.D641];IF([.D640]&lt;&gt;&quot;&quot;;[.D640];[.D639]))" office:value-type="float" office:value="-26" calcext:value-type="float">
            <text:p>-26</text:p>
          </table:table-cell>
          <table:table-cell table:formula="of:=IF([.E641]&lt;&gt;&quot;&quot;;[.E641];IF([.E640]&lt;&gt;&quot;&quot;;[.E640];[.E639]))" office:value-type="float" office:value="-1042" calcext:value-type="float">
            <text:p>-1042</text:p>
          </table:table-cell>
          <table:table-cell table:formula="of:=IF([.F641]&lt;&gt;&quot;&quot;;[.F641];IF([.F640]&lt;&gt;&quot;&quot;;[.F640];[.F639]))" office:value-type="float" office:value="198" calcext:value-type="float">
            <text:p>198</text:p>
          </table:table-cell>
          <table:table-cell table:number-columns-repeated="995"/>
        </table:table-row>
        <table:table-row table:style-name="ro1">
          <table:table-cell office:value-type="date" office:date-value="2022-08-23T18:28:29.639702" calcext:value-type="date">
            <text:p>2022-08-23 18:28:30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IF([.B642]&lt;&gt;&quot;&quot;;[.B642];IF([.B641]&lt;&gt;&quot;&quot;;[.B641];[.B640]))" office:value-type="float" office:value="323" calcext:value-type="float">
            <text:p>323</text:p>
          </table:table-cell>
          <table:table-cell table:formula="of:=IF([.C642]&lt;&gt;&quot;&quot;;[.C642];IF([.C641]&lt;&gt;&quot;&quot;;[.C641];[.C640]))" office:value-type="float" office:value="323" calcext:value-type="float">
            <text:p>323</text:p>
          </table:table-cell>
          <table:table-cell table:formula="of:=IF([.D642]&lt;&gt;&quot;&quot;;[.D642];IF([.D641]&lt;&gt;&quot;&quot;;[.D641];[.D640]))" office:value-type="float" office:value="89" calcext:value-type="float">
            <text:p>89</text:p>
          </table:table-cell>
          <table:table-cell table:formula="of:=IF([.E642]&lt;&gt;&quot;&quot;;[.E642];IF([.E641]&lt;&gt;&quot;&quot;;[.E641];[.E640]))" office:value-type="float" office:value="0" calcext:value-type="float">
            <text:p>0</text:p>
          </table:table-cell>
          <table:table-cell table:formula="of:=IF([.F642]&lt;&gt;&quot;&quot;;[.F642];IF([.F641]&lt;&gt;&quot;&quot;;[.F641];[.F640]))" office:value-type="float" office:value="198" calcext:value-type="float">
            <text:p>198</text:p>
          </table:table-cell>
          <table:table-cell table:number-columns-repeated="995"/>
        </table:table-row>
        <table:table-row table:style-name="ro1">
          <table:table-cell office:value-type="date" office:date-value="2022-08-23T18:29:00" calcext:value-type="date">
            <text:p>2022-08-23 18:29:00</text:p>
          </table:table-cell>
          <table:table-cell table:number-columns-repeated="4"/>
          <table:table-cell table:style-name="ce1" office:value-type="float" office:value="198" calcext:value-type="float">
            <text:p>198</text:p>
          </table:table-cell>
          <table:table-cell table:formula="of:=IF([.B643]&lt;&gt;&quot;&quot;;[.B643];IF([.B642]&lt;&gt;&quot;&quot;;[.B642];[.B641]))" office:value-type="float" office:value="323" calcext:value-type="float">
            <text:p>323</text:p>
          </table:table-cell>
          <table:table-cell table:formula="of:=IF([.C643]&lt;&gt;&quot;&quot;;[.C643];IF([.C642]&lt;&gt;&quot;&quot;;[.C642];[.C641]))" office:value-type="float" office:value="323" calcext:value-type="float">
            <text:p>323</text:p>
          </table:table-cell>
          <table:table-cell table:formula="of:=IF([.D643]&lt;&gt;&quot;&quot;;[.D643];IF([.D642]&lt;&gt;&quot;&quot;;[.D642];[.D641]))" office:value-type="float" office:value="89" calcext:value-type="float">
            <text:p>89</text:p>
          </table:table-cell>
          <table:table-cell table:formula="of:=IF([.E643]&lt;&gt;&quot;&quot;;[.E643];IF([.E642]&lt;&gt;&quot;&quot;;[.E642];[.E641]))" office:value-type="float" office:value="0" calcext:value-type="float">
            <text:p>0</text:p>
          </table:table-cell>
          <table:table-cell table:formula="of:=IF([.F643]&lt;&gt;&quot;&quot;;[.F643];IF([.F642]&lt;&gt;&quot;&quot;;[.F642];[.F641]))" office:value-type="float" office:value="198" calcext:value-type="float">
            <text:p>198</text:p>
          </table:table-cell>
          <table:table-cell table:number-columns-repeated="995"/>
        </table:table-row>
        <table:table-row table:style-name="ro1">
          <table:table-cell office:value-type="date" office:date-value="2022-08-23T18:29:40.360736" calcext:value-type="date">
            <text:p>2022-08-23 18:29:40</text:p>
          </table:table-cell>
          <table:table-cell office:value-type="float" office:value="762" calcext:value-type="float">
            <text:p>762</text:p>
          </table:table-cell>
          <table:table-cell office:value-type="float" office:value="1821" calcext:value-type="float">
            <text:p>1821</text:p>
          </table:table-cell>
          <table:table-cell office:value-type="float" office:value="-44" calcext:value-type="float">
            <text:p>-44</text:p>
          </table:table-cell>
          <table:table-cell office:value-type="float" office:value="-1060" calcext:value-type="float">
            <text:p>-1060</text:p>
          </table:table-cell>
          <table:table-cell table:style-name="ce1"/>
          <table:table-cell table:formula="of:=IF([.B644]&lt;&gt;&quot;&quot;;[.B644];IF([.B643]&lt;&gt;&quot;&quot;;[.B643];[.B642]))" office:value-type="float" office:value="762" calcext:value-type="float">
            <text:p>762</text:p>
          </table:table-cell>
          <table:table-cell table:formula="of:=IF([.C644]&lt;&gt;&quot;&quot;;[.C644];IF([.C643]&lt;&gt;&quot;&quot;;[.C643];[.C642]))" office:value-type="float" office:value="1821" calcext:value-type="float">
            <text:p>1821</text:p>
          </table:table-cell>
          <table:table-cell table:formula="of:=IF([.D644]&lt;&gt;&quot;&quot;;[.D644];IF([.D643]&lt;&gt;&quot;&quot;;[.D643];[.D642]))" office:value-type="float" office:value="-44" calcext:value-type="float">
            <text:p>-44</text:p>
          </table:table-cell>
          <table:table-cell table:formula="of:=IF([.E644]&lt;&gt;&quot;&quot;;[.E644];IF([.E643]&lt;&gt;&quot;&quot;;[.E643];[.E642]))" office:value-type="float" office:value="-1060" calcext:value-type="float">
            <text:p>-1060</text:p>
          </table:table-cell>
          <table:table-cell table:formula="of:=IF([.F644]&lt;&gt;&quot;&quot;;[.F644];IF([.F643]&lt;&gt;&quot;&quot;;[.F643];[.F642]))" office:value-type="float" office:value="198" calcext:value-type="float">
            <text:p>198</text:p>
          </table:table-cell>
          <table:table-cell table:number-columns-repeated="995"/>
        </table:table-row>
        <table:table-row table:style-name="ro1">
          <table:table-cell office:value-type="date" office:date-value="2022-08-23T18:30:00" calcext:value-type="date">
            <text:p>2022-08-23 18:30:00</text:p>
          </table:table-cell>
          <table:table-cell table:number-columns-repeated="4"/>
          <table:table-cell table:style-name="ce1" office:value-type="float" office:value="196" calcext:value-type="float">
            <text:p>196</text:p>
          </table:table-cell>
          <table:table-cell table:formula="of:=IF([.B645]&lt;&gt;&quot;&quot;;[.B645];IF([.B644]&lt;&gt;&quot;&quot;;[.B644];[.B643]))" office:value-type="float" office:value="762" calcext:value-type="float">
            <text:p>762</text:p>
          </table:table-cell>
          <table:table-cell table:formula="of:=IF([.C645]&lt;&gt;&quot;&quot;;[.C645];IF([.C644]&lt;&gt;&quot;&quot;;[.C644];[.C643]))" office:value-type="float" office:value="1821" calcext:value-type="float">
            <text:p>1821</text:p>
          </table:table-cell>
          <table:table-cell table:formula="of:=IF([.D645]&lt;&gt;&quot;&quot;;[.D645];IF([.D644]&lt;&gt;&quot;&quot;;[.D644];[.D643]))" office:value-type="float" office:value="-44" calcext:value-type="float">
            <text:p>-44</text:p>
          </table:table-cell>
          <table:table-cell table:formula="of:=IF([.E645]&lt;&gt;&quot;&quot;;[.E645];IF([.E644]&lt;&gt;&quot;&quot;;[.E644];[.E643]))" office:value-type="float" office:value="-1060" calcext:value-type="float">
            <text:p>-1060</text:p>
          </table:table-cell>
          <table:table-cell table:formula="of:=IF([.F645]&lt;&gt;&quot;&quot;;[.F645];IF([.F644]&lt;&gt;&quot;&quot;;[.F644];[.F643]))" office:value-type="float" office:value="196" calcext:value-type="float">
            <text:p>196</text:p>
          </table:table-cell>
          <table:table-cell table:number-columns-repeated="995"/>
        </table:table-row>
        <table:table-row table:style-name="ro1">
          <table:table-cell office:value-type="date" office:date-value="2022-08-23T18:30:50.444625" calcext:value-type="date">
            <text:p>2022-08-23 18:30:50</text:p>
          </table:table-cell>
          <table:table-cell office:value-type="float" office:value="734" calcext:value-type="float">
            <text:p>734</text:p>
          </table:table-cell>
          <table:table-cell office:value-type="float" office:value="1855" calcext:value-type="float">
            <text:p>1855</text:p>
          </table:table-cell>
          <table:table-cell office:value-type="float" office:value="730" calcext:value-type="float">
            <text:p>730</text:p>
          </table:table-cell>
          <table:table-cell office:value-type="float" office:value="-1108" calcext:value-type="float">
            <text:p>-1108</text:p>
          </table:table-cell>
          <table:table-cell table:style-name="ce1"/>
          <table:table-cell table:formula="of:=IF([.B646]&lt;&gt;&quot;&quot;;[.B646];IF([.B645]&lt;&gt;&quot;&quot;;[.B645];[.B644]))" office:value-type="float" office:value="734" calcext:value-type="float">
            <text:p>734</text:p>
          </table:table-cell>
          <table:table-cell table:formula="of:=IF([.C646]&lt;&gt;&quot;&quot;;[.C646];IF([.C645]&lt;&gt;&quot;&quot;;[.C645];[.C644]))" office:value-type="float" office:value="1855" calcext:value-type="float">
            <text:p>1855</text:p>
          </table:table-cell>
          <table:table-cell table:formula="of:=IF([.D646]&lt;&gt;&quot;&quot;;[.D646];IF([.D645]&lt;&gt;&quot;&quot;;[.D645];[.D644]))" office:value-type="float" office:value="730" calcext:value-type="float">
            <text:p>730</text:p>
          </table:table-cell>
          <table:table-cell table:formula="of:=IF([.E646]&lt;&gt;&quot;&quot;;[.E646];IF([.E645]&lt;&gt;&quot;&quot;;[.E645];[.E644]))" office:value-type="float" office:value="-1108" calcext:value-type="float">
            <text:p>-1108</text:p>
          </table:table-cell>
          <table:table-cell table:formula="of:=IF([.F646]&lt;&gt;&quot;&quot;;[.F646];IF([.F645]&lt;&gt;&quot;&quot;;[.F645];[.F644]))" office:value-type="float" office:value="196" calcext:value-type="float">
            <text:p>196</text:p>
          </table:table-cell>
          <table:table-cell table:number-columns-repeated="995"/>
        </table:table-row>
        <table:table-row table:style-name="ro1">
          <table:table-cell office:value-type="date" office:date-value="2022-08-23T18:31:00" calcext:value-type="date">
            <text:p>2022-08-23 18:31:00</text:p>
          </table:table-cell>
          <table:table-cell table:number-columns-repeated="4"/>
          <table:table-cell table:style-name="ce1" office:value-type="float" office:value="194" calcext:value-type="float">
            <text:p>194</text:p>
          </table:table-cell>
          <table:table-cell table:formula="of:=IF([.B647]&lt;&gt;&quot;&quot;;[.B647];IF([.B646]&lt;&gt;&quot;&quot;;[.B646];[.B645]))" office:value-type="float" office:value="734" calcext:value-type="float">
            <text:p>734</text:p>
          </table:table-cell>
          <table:table-cell table:formula="of:=IF([.C647]&lt;&gt;&quot;&quot;;[.C647];IF([.C646]&lt;&gt;&quot;&quot;;[.C646];[.C645]))" office:value-type="float" office:value="1855" calcext:value-type="float">
            <text:p>1855</text:p>
          </table:table-cell>
          <table:table-cell table:formula="of:=IF([.D647]&lt;&gt;&quot;&quot;;[.D647];IF([.D646]&lt;&gt;&quot;&quot;;[.D646];[.D645]))" office:value-type="float" office:value="730" calcext:value-type="float">
            <text:p>730</text:p>
          </table:table-cell>
          <table:table-cell table:formula="of:=IF([.E647]&lt;&gt;&quot;&quot;;[.E647];IF([.E646]&lt;&gt;&quot;&quot;;[.E646];[.E645]))" office:value-type="float" office:value="-1108" calcext:value-type="float">
            <text:p>-1108</text:p>
          </table:table-cell>
          <table:table-cell table:formula="of:=IF([.F647]&lt;&gt;&quot;&quot;;[.F647];IF([.F646]&lt;&gt;&quot;&quot;;[.F646];[.F645]))" office:value-type="float" office:value="194" calcext:value-type="float">
            <text:p>194</text:p>
          </table:table-cell>
          <table:table-cell table:number-columns-repeated="995"/>
        </table:table-row>
        <table:table-row table:style-name="ro1">
          <table:table-cell office:value-type="date" office:date-value="2022-08-23T18:32:00.000001" calcext:value-type="date">
            <text:p>2022-08-23 18:32:00</text:p>
          </table:table-cell>
          <table:table-cell table:number-columns-repeated="4"/>
          <table:table-cell table:style-name="ce1" office:value-type="float" office:value="191" calcext:value-type="float">
            <text:p>191</text:p>
          </table:table-cell>
          <table:table-cell table:formula="of:=IF([.B648]&lt;&gt;&quot;&quot;;[.B648];IF([.B647]&lt;&gt;&quot;&quot;;[.B647];[.B646]))" office:value-type="float" office:value="734" calcext:value-type="float">
            <text:p>734</text:p>
          </table:table-cell>
          <table:table-cell table:formula="of:=IF([.C648]&lt;&gt;&quot;&quot;;[.C648];IF([.C647]&lt;&gt;&quot;&quot;;[.C647];[.C646]))" office:value-type="float" office:value="1855" calcext:value-type="float">
            <text:p>1855</text:p>
          </table:table-cell>
          <table:table-cell table:formula="of:=IF([.D648]&lt;&gt;&quot;&quot;;[.D648];IF([.D647]&lt;&gt;&quot;&quot;;[.D647];[.D646]))" office:value-type="float" office:value="730" calcext:value-type="float">
            <text:p>730</text:p>
          </table:table-cell>
          <table:table-cell table:formula="of:=IF([.E648]&lt;&gt;&quot;&quot;;[.E648];IF([.E647]&lt;&gt;&quot;&quot;;[.E647];[.E646]))" office:value-type="float" office:value="-1108" calcext:value-type="float">
            <text:p>-1108</text:p>
          </table:table-cell>
          <table:table-cell table:formula="of:=IF([.F648]&lt;&gt;&quot;&quot;;[.F648];IF([.F647]&lt;&gt;&quot;&quot;;[.F647];[.F646]))" office:value-type="float" office:value="191" calcext:value-type="float">
            <text:p>191</text:p>
          </table:table-cell>
          <table:table-cell table:number-columns-repeated="995"/>
        </table:table-row>
        <table:table-row table:style-name="ro1">
          <table:table-cell office:value-type="date" office:date-value="2022-08-23T18:32:01.091964" calcext:value-type="date">
            <text:p>2022-08-23 18:32:01</text:p>
          </table:table-cell>
          <table:table-cell office:value-type="float" office:value="713" calcext:value-type="float">
            <text:p>713</text:p>
          </table:table-cell>
          <table:table-cell office:value-type="float" office:value="294" calcext:value-type="float">
            <text:p>294</text:p>
          </table:table-cell>
          <table:table-cell office:value-type="float" office:value="-283" calcext:value-type="float">
            <text:p>-283</text:p>
          </table:table-cell>
          <table:table-cell office:value-type="float" office:value="408" calcext:value-type="float">
            <text:p>408</text:p>
          </table:table-cell>
          <table:table-cell table:style-name="ce1"/>
          <table:table-cell table:formula="of:=IF([.B649]&lt;&gt;&quot;&quot;;[.B649];IF([.B648]&lt;&gt;&quot;&quot;;[.B648];[.B647]))" office:value-type="float" office:value="713" calcext:value-type="float">
            <text:p>713</text:p>
          </table:table-cell>
          <table:table-cell table:formula="of:=IF([.C649]&lt;&gt;&quot;&quot;;[.C649];IF([.C648]&lt;&gt;&quot;&quot;;[.C648];[.C647]))" office:value-type="float" office:value="294" calcext:value-type="float">
            <text:p>294</text:p>
          </table:table-cell>
          <table:table-cell table:formula="of:=IF([.D649]&lt;&gt;&quot;&quot;;[.D649];IF([.D648]&lt;&gt;&quot;&quot;;[.D648];[.D647]))" office:value-type="float" office:value="-283" calcext:value-type="float">
            <text:p>-283</text:p>
          </table:table-cell>
          <table:table-cell table:formula="of:=IF([.E649]&lt;&gt;&quot;&quot;;[.E649];IF([.E648]&lt;&gt;&quot;&quot;;[.E648];[.E647]))" office:value-type="float" office:value="408" calcext:value-type="float">
            <text:p>408</text:p>
          </table:table-cell>
          <table:table-cell table:formula="of:=IF([.F649]&lt;&gt;&quot;&quot;;[.F649];IF([.F648]&lt;&gt;&quot;&quot;;[.F648];[.F647]))" office:value-type="float" office:value="191" calcext:value-type="float">
            <text:p>191</text:p>
          </table:table-cell>
          <table:table-cell table:number-columns-repeated="995"/>
        </table:table-row>
        <table:table-row table:style-name="ro1">
          <table:table-cell office:value-type="date" office:date-value="2022-08-23T18:33:00" calcext:value-type="date">
            <text:p>2022-08-23 18:33:00</text:p>
          </table:table-cell>
          <table:table-cell table:number-columns-repeated="4"/>
          <table:table-cell table:style-name="ce1" office:value-type="float" office:value="190" calcext:value-type="float">
            <text:p>190</text:p>
          </table:table-cell>
          <table:table-cell table:formula="of:=IF([.B650]&lt;&gt;&quot;&quot;;[.B650];IF([.B649]&lt;&gt;&quot;&quot;;[.B649];[.B648]))" office:value-type="float" office:value="713" calcext:value-type="float">
            <text:p>713</text:p>
          </table:table-cell>
          <table:table-cell table:formula="of:=IF([.C650]&lt;&gt;&quot;&quot;;[.C650];IF([.C649]&lt;&gt;&quot;&quot;;[.C649];[.C648]))" office:value-type="float" office:value="294" calcext:value-type="float">
            <text:p>294</text:p>
          </table:table-cell>
          <table:table-cell table:formula="of:=IF([.D650]&lt;&gt;&quot;&quot;;[.D650];IF([.D649]&lt;&gt;&quot;&quot;;[.D649];[.D648]))" office:value-type="float" office:value="-283" calcext:value-type="float">
            <text:p>-283</text:p>
          </table:table-cell>
          <table:table-cell table:formula="of:=IF([.E650]&lt;&gt;&quot;&quot;;[.E650];IF([.E649]&lt;&gt;&quot;&quot;;[.E649];[.E648]))" office:value-type="float" office:value="408" calcext:value-type="float">
            <text:p>408</text:p>
          </table:table-cell>
          <table:table-cell table:formula="of:=IF([.F650]&lt;&gt;&quot;&quot;;[.F650];IF([.F649]&lt;&gt;&quot;&quot;;[.F649];[.F648]))" office:value-type="float" office:value="190" calcext:value-type="float">
            <text:p>190</text:p>
          </table:table-cell>
          <table:table-cell table:number-columns-repeated="995"/>
        </table:table-row>
        <table:table-row table:style-name="ro1">
          <table:table-cell office:value-type="date" office:date-value="2022-08-23T18:33:12.532959" calcext:value-type="date">
            <text:p>2022-08-23 18:33:13</text:p>
          </table:table-cell>
          <table:table-cell office:value-type="float" office:value="688" calcext:value-type="float">
            <text:p>688</text:p>
          </table:table-cell>
          <table:table-cell office:value-type="float" office:value="490" calcext:value-type="float">
            <text:p>490</text:p>
          </table:table-cell>
          <table:table-cell office:value-type="float" office:value="-994" calcext:value-type="float">
            <text:p>-994</text:p>
          </table:table-cell>
          <table:table-cell office:value-type="float" office:value="-334" calcext:value-type="float">
            <text:p>-334</text:p>
          </table:table-cell>
          <table:table-cell table:style-name="ce1"/>
          <table:table-cell table:formula="of:=IF([.B651]&lt;&gt;&quot;&quot;;[.B651];IF([.B650]&lt;&gt;&quot;&quot;;[.B650];[.B649]))" office:value-type="float" office:value="688" calcext:value-type="float">
            <text:p>688</text:p>
          </table:table-cell>
          <table:table-cell table:formula="of:=IF([.C651]&lt;&gt;&quot;&quot;;[.C651];IF([.C650]&lt;&gt;&quot;&quot;;[.C650];[.C649]))" office:value-type="float" office:value="490" calcext:value-type="float">
            <text:p>490</text:p>
          </table:table-cell>
          <table:table-cell table:formula="of:=IF([.D651]&lt;&gt;&quot;&quot;;[.D651];IF([.D650]&lt;&gt;&quot;&quot;;[.D650];[.D649]))" office:value-type="float" office:value="-994" calcext:value-type="float">
            <text:p>-994</text:p>
          </table:table-cell>
          <table:table-cell table:formula="of:=IF([.E651]&lt;&gt;&quot;&quot;;[.E651];IF([.E650]&lt;&gt;&quot;&quot;;[.E650];[.E649]))" office:value-type="float" office:value="-334" calcext:value-type="float">
            <text:p>-334</text:p>
          </table:table-cell>
          <table:table-cell table:formula="of:=IF([.F651]&lt;&gt;&quot;&quot;;[.F651];IF([.F650]&lt;&gt;&quot;&quot;;[.F650];[.F649]))" office:value-type="float" office:value="190" calcext:value-type="float">
            <text:p>190</text:p>
          </table:table-cell>
          <table:table-cell table:number-columns-repeated="995"/>
        </table:table-row>
        <table:table-row table:style-name="ro1">
          <table:table-cell office:value-type="date" office:date-value="2022-08-23T18:34:00" calcext:value-type="date">
            <text:p>2022-08-23 18:3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652]&lt;&gt;&quot;&quot;;[.B652];IF([.B651]&lt;&gt;&quot;&quot;;[.B651];[.B650]))" office:value-type="float" office:value="688" calcext:value-type="float">
            <text:p>688</text:p>
          </table:table-cell>
          <table:table-cell table:formula="of:=IF([.C652]&lt;&gt;&quot;&quot;;[.C652];IF([.C651]&lt;&gt;&quot;&quot;;[.C651];[.C650]))" office:value-type="float" office:value="490" calcext:value-type="float">
            <text:p>490</text:p>
          </table:table-cell>
          <table:table-cell table:formula="of:=IF([.D652]&lt;&gt;&quot;&quot;;[.D652];IF([.D651]&lt;&gt;&quot;&quot;;[.D651];[.D650]))" office:value-type="float" office:value="-994" calcext:value-type="float">
            <text:p>-994</text:p>
          </table:table-cell>
          <table:table-cell table:formula="of:=IF([.E652]&lt;&gt;&quot;&quot;;[.E652];IF([.E651]&lt;&gt;&quot;&quot;;[.E651];[.E650]))" office:value-type="float" office:value="-334" calcext:value-type="float">
            <text:p>-334</text:p>
          </table:table-cell>
          <table:table-cell table:formula="of:=IF([.F652]&lt;&gt;&quot;&quot;;[.F652];IF([.F651]&lt;&gt;&quot;&quot;;[.F651];[.F65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34:23.192199" calcext:value-type="date">
            <text:p>2022-08-23 18:34:23</text:p>
          </table:table-cell>
          <table:table-cell office:value-type="float" office:value="684" calcext:value-type="float">
            <text:p>684</text:p>
          </table:table-cell>
          <table:table-cell office:value-type="float" office:value="1935" calcext:value-type="float">
            <text:p>1935</text:p>
          </table:table-cell>
          <table:table-cell office:value-type="float" office:value="-20" calcext:value-type="float">
            <text:p>-20</text:p>
          </table:table-cell>
          <table:table-cell office:value-type="float" office:value="-1261" calcext:value-type="float">
            <text:p>-1261</text:p>
          </table:table-cell>
          <table:table-cell table:style-name="ce1"/>
          <table:table-cell table:formula="of:=IF([.B653]&lt;&gt;&quot;&quot;;[.B653];IF([.B652]&lt;&gt;&quot;&quot;;[.B652];[.B651]))" office:value-type="float" office:value="684" calcext:value-type="float">
            <text:p>684</text:p>
          </table:table-cell>
          <table:table-cell table:formula="of:=IF([.C653]&lt;&gt;&quot;&quot;;[.C653];IF([.C652]&lt;&gt;&quot;&quot;;[.C652];[.C651]))" office:value-type="float" office:value="1935" calcext:value-type="float">
            <text:p>1935</text:p>
          </table:table-cell>
          <table:table-cell table:formula="of:=IF([.D653]&lt;&gt;&quot;&quot;;[.D653];IF([.D652]&lt;&gt;&quot;&quot;;[.D652];[.D651]))" office:value-type="float" office:value="-20" calcext:value-type="float">
            <text:p>-20</text:p>
          </table:table-cell>
          <table:table-cell table:formula="of:=IF([.E653]&lt;&gt;&quot;&quot;;[.E653];IF([.E652]&lt;&gt;&quot;&quot;;[.E652];[.E651]))" office:value-type="float" office:value="-1261" calcext:value-type="float">
            <text:p>-1261</text:p>
          </table:table-cell>
          <table:table-cell table:formula="of:=IF([.F653]&lt;&gt;&quot;&quot;;[.F653];IF([.F652]&lt;&gt;&quot;&quot;;[.F652];[.F65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35:00" calcext:value-type="date">
            <text:p>2022-08-23 18:35:00</text:p>
          </table:table-cell>
          <table:table-cell table:number-columns-repeated="4"/>
          <table:table-cell table:style-name="ce1" office:value-type="float" office:value="192" calcext:value-type="float">
            <text:p>192</text:p>
          </table:table-cell>
          <table:table-cell table:formula="of:=IF([.B654]&lt;&gt;&quot;&quot;;[.B654];IF([.B653]&lt;&gt;&quot;&quot;;[.B653];[.B652]))" office:value-type="float" office:value="684" calcext:value-type="float">
            <text:p>684</text:p>
          </table:table-cell>
          <table:table-cell table:formula="of:=IF([.C654]&lt;&gt;&quot;&quot;;[.C654];IF([.C653]&lt;&gt;&quot;&quot;;[.C653];[.C652]))" office:value-type="float" office:value="1935" calcext:value-type="float">
            <text:p>1935</text:p>
          </table:table-cell>
          <table:table-cell table:formula="of:=IF([.D654]&lt;&gt;&quot;&quot;;[.D654];IF([.D653]&lt;&gt;&quot;&quot;;[.D653];[.D652]))" office:value-type="float" office:value="-20" calcext:value-type="float">
            <text:p>-20</text:p>
          </table:table-cell>
          <table:table-cell table:formula="of:=IF([.E654]&lt;&gt;&quot;&quot;;[.E654];IF([.E653]&lt;&gt;&quot;&quot;;[.E653];[.E652]))" office:value-type="float" office:value="-1261" calcext:value-type="float">
            <text:p>-1261</text:p>
          </table:table-cell>
          <table:table-cell table:formula="of:=IF([.F654]&lt;&gt;&quot;&quot;;[.F654];IF([.F653]&lt;&gt;&quot;&quot;;[.F653];[.F652]))" office:value-type="float" office:value="192" calcext:value-type="float">
            <text:p>192</text:p>
          </table:table-cell>
          <table:table-cell table:number-columns-repeated="995"/>
        </table:table-row>
        <table:table-row table:style-name="ro1">
          <table:table-cell office:value-type="date" office:date-value="2022-08-23T18:35:33.973107" calcext:value-type="date">
            <text:p>2022-08-23 18:35:34</text:p>
          </table:table-cell>
          <table:table-cell office:value-type="float" office:value="676" calcext:value-type="float">
            <text:p>676</text:p>
          </table:table-cell>
          <table:table-cell office:value-type="float" office:value="1905" calcext:value-type="float">
            <text:p>1905</text:p>
          </table:table-cell>
          <table:table-cell office:value-type="float" office:value="13" calcext:value-type="float">
            <text:p>13</text:p>
          </table:table-cell>
          <table:table-cell office:value-type="float" office:value="-478" calcext:value-type="float">
            <text:p>-478</text:p>
          </table:table-cell>
          <table:table-cell table:style-name="ce1"/>
          <table:table-cell table:formula="of:=IF([.B655]&lt;&gt;&quot;&quot;;[.B655];IF([.B654]&lt;&gt;&quot;&quot;;[.B654];[.B653]))" office:value-type="float" office:value="676" calcext:value-type="float">
            <text:p>676</text:p>
          </table:table-cell>
          <table:table-cell table:formula="of:=IF([.C655]&lt;&gt;&quot;&quot;;[.C655];IF([.C654]&lt;&gt;&quot;&quot;;[.C654];[.C653]))" office:value-type="float" office:value="1905" calcext:value-type="float">
            <text:p>1905</text:p>
          </table:table-cell>
          <table:table-cell table:formula="of:=IF([.D655]&lt;&gt;&quot;&quot;;[.D655];IF([.D654]&lt;&gt;&quot;&quot;;[.D654];[.D653]))" office:value-type="float" office:value="13" calcext:value-type="float">
            <text:p>13</text:p>
          </table:table-cell>
          <table:table-cell table:formula="of:=IF([.E655]&lt;&gt;&quot;&quot;;[.E655];IF([.E654]&lt;&gt;&quot;&quot;;[.E654];[.E653]))" office:value-type="float" office:value="-478" calcext:value-type="float">
            <text:p>-478</text:p>
          </table:table-cell>
          <table:table-cell table:formula="of:=IF([.F655]&lt;&gt;&quot;&quot;;[.F655];IF([.F654]&lt;&gt;&quot;&quot;;[.F654];[.F653]))" office:value-type="float" office:value="192" calcext:value-type="float">
            <text:p>192</text:p>
          </table:table-cell>
          <table:table-cell table:number-columns-repeated="995"/>
        </table:table-row>
        <table:table-row table:style-name="ro1">
          <table:table-cell office:value-type="date" office:date-value="2022-08-23T18:36:00" calcext:value-type="date">
            <text:p>2022-08-23 18:36:00</text:p>
          </table:table-cell>
          <table:table-cell table:number-columns-repeated="4"/>
          <table:table-cell table:style-name="ce1" office:value-type="float" office:value="194" calcext:value-type="float">
            <text:p>194</text:p>
          </table:table-cell>
          <table:table-cell table:formula="of:=IF([.B656]&lt;&gt;&quot;&quot;;[.B656];IF([.B655]&lt;&gt;&quot;&quot;;[.B655];[.B654]))" office:value-type="float" office:value="676" calcext:value-type="float">
            <text:p>676</text:p>
          </table:table-cell>
          <table:table-cell table:formula="of:=IF([.C656]&lt;&gt;&quot;&quot;;[.C656];IF([.C655]&lt;&gt;&quot;&quot;;[.C655];[.C654]))" office:value-type="float" office:value="1905" calcext:value-type="float">
            <text:p>1905</text:p>
          </table:table-cell>
          <table:table-cell table:formula="of:=IF([.D656]&lt;&gt;&quot;&quot;;[.D656];IF([.D655]&lt;&gt;&quot;&quot;;[.D655];[.D654]))" office:value-type="float" office:value="13" calcext:value-type="float">
            <text:p>13</text:p>
          </table:table-cell>
          <table:table-cell table:formula="of:=IF([.E656]&lt;&gt;&quot;&quot;;[.E656];IF([.E655]&lt;&gt;&quot;&quot;;[.E655];[.E654]))" office:value-type="float" office:value="-478" calcext:value-type="float">
            <text:p>-478</text:p>
          </table:table-cell>
          <table:table-cell table:formula="of:=IF([.F656]&lt;&gt;&quot;&quot;;[.F656];IF([.F655]&lt;&gt;&quot;&quot;;[.F655];[.F654]))" office:value-type="float" office:value="194" calcext:value-type="float">
            <text:p>194</text:p>
          </table:table-cell>
          <table:table-cell table:number-columns-repeated="995"/>
        </table:table-row>
        <table:table-row table:style-name="ro1">
          <table:table-cell office:value-type="date" office:date-value="2022-08-23T18:36:44.724668" calcext:value-type="date">
            <text:p>2022-08-23 18:36:45</text:p>
          </table:table-cell>
          <table:table-cell office:value-type="float" office:value="647" calcext:value-type="float">
            <text:p>647</text:p>
          </table:table-cell>
          <table:table-cell office:value-type="float" office:value="1383" calcext:value-type="float">
            <text:p>1383</text:p>
          </table:table-cell>
          <table:table-cell office:value-type="float" office:value="18" calcext:value-type="float">
            <text:p>18</text:p>
          </table:table-cell>
          <table:table-cell office:value-type="float" office:value="-746" calcext:value-type="float">
            <text:p>-746</text:p>
          </table:table-cell>
          <table:table-cell table:style-name="ce1"/>
          <table:table-cell table:formula="of:=IF([.B657]&lt;&gt;&quot;&quot;;[.B657];IF([.B656]&lt;&gt;&quot;&quot;;[.B656];[.B655]))" office:value-type="float" office:value="647" calcext:value-type="float">
            <text:p>647</text:p>
          </table:table-cell>
          <table:table-cell table:formula="of:=IF([.C657]&lt;&gt;&quot;&quot;;[.C657];IF([.C656]&lt;&gt;&quot;&quot;;[.C656];[.C655]))" office:value-type="float" office:value="1383" calcext:value-type="float">
            <text:p>1383</text:p>
          </table:table-cell>
          <table:table-cell table:formula="of:=IF([.D657]&lt;&gt;&quot;&quot;;[.D657];IF([.D656]&lt;&gt;&quot;&quot;;[.D656];[.D655]))" office:value-type="float" office:value="18" calcext:value-type="float">
            <text:p>18</text:p>
          </table:table-cell>
          <table:table-cell table:formula="of:=IF([.E657]&lt;&gt;&quot;&quot;;[.E657];IF([.E656]&lt;&gt;&quot;&quot;;[.E656];[.E655]))" office:value-type="float" office:value="-746" calcext:value-type="float">
            <text:p>-746</text:p>
          </table:table-cell>
          <table:table-cell table:formula="of:=IF([.F657]&lt;&gt;&quot;&quot;;[.F657];IF([.F656]&lt;&gt;&quot;&quot;;[.F656];[.F655]))" office:value-type="float" office:value="194" calcext:value-type="float">
            <text:p>194</text:p>
          </table:table-cell>
          <table:table-cell table:number-columns-repeated="995"/>
        </table:table-row>
        <table:table-row table:style-name="ro1">
          <table:table-cell office:value-type="date" office:date-value="2022-08-23T18:37:00" calcext:value-type="date">
            <text:p>2022-08-23 18:37:00</text:p>
          </table:table-cell>
          <table:table-cell table:number-columns-repeated="4"/>
          <table:table-cell table:style-name="ce1" office:value-type="float" office:value="193" calcext:value-type="float">
            <text:p>193</text:p>
          </table:table-cell>
          <table:table-cell table:formula="of:=IF([.B658]&lt;&gt;&quot;&quot;;[.B658];IF([.B657]&lt;&gt;&quot;&quot;;[.B657];[.B656]))" office:value-type="float" office:value="647" calcext:value-type="float">
            <text:p>647</text:p>
          </table:table-cell>
          <table:table-cell table:formula="of:=IF([.C658]&lt;&gt;&quot;&quot;;[.C658];IF([.C657]&lt;&gt;&quot;&quot;;[.C657];[.C656]))" office:value-type="float" office:value="1383" calcext:value-type="float">
            <text:p>1383</text:p>
          </table:table-cell>
          <table:table-cell table:formula="of:=IF([.D658]&lt;&gt;&quot;&quot;;[.D658];IF([.D657]&lt;&gt;&quot;&quot;;[.D657];[.D656]))" office:value-type="float" office:value="18" calcext:value-type="float">
            <text:p>18</text:p>
          </table:table-cell>
          <table:table-cell table:formula="of:=IF([.E658]&lt;&gt;&quot;&quot;;[.E658];IF([.E657]&lt;&gt;&quot;&quot;;[.E657];[.E656]))" office:value-type="float" office:value="-746" calcext:value-type="float">
            <text:p>-746</text:p>
          </table:table-cell>
          <table:table-cell table:formula="of:=IF([.F658]&lt;&gt;&quot;&quot;;[.F658];IF([.F657]&lt;&gt;&quot;&quot;;[.F657];[.F656]))" office:value-type="float" office:value="193" calcext:value-type="float">
            <text:p>193</text:p>
          </table:table-cell>
          <table:table-cell table:number-columns-repeated="995"/>
        </table:table-row>
        <table:table-row table:style-name="ro1">
          <table:table-cell office:value-type="date" office:date-value="2022-08-23T18:37:55.754589" calcext:value-type="date">
            <text:p>2022-08-23 18:37:56</text:p>
          </table:table-cell>
          <table:table-cell office:value-type="float" office:value="609" calcext:value-type="float">
            <text:p>609</text:p>
          </table:table-cell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table:style-name="ce1"/>
          <table:table-cell table:formula="of:=IF([.B659]&lt;&gt;&quot;&quot;;[.B659];IF([.B658]&lt;&gt;&quot;&quot;;[.B658];[.B657]))" office:value-type="float" office:value="609" calcext:value-type="float">
            <text:p>609</text:p>
          </table:table-cell>
          <table:table-cell table:formula="of:=IF([.C659]&lt;&gt;&quot;&quot;;[.C659];IF([.C658]&lt;&gt;&quot;&quot;;[.C658];[.C657]))" office:value-type="float" office:value="643" calcext:value-type="float">
            <text:p>643</text:p>
          </table:table-cell>
          <table:table-cell table:formula="of:=IF([.D659]&lt;&gt;&quot;&quot;;[.D659];IF([.D658]&lt;&gt;&quot;&quot;;[.D658];[.D657]))" office:value-type="float" office:value="5" calcext:value-type="float">
            <text:p>5</text:p>
          </table:table-cell>
          <table:table-cell table:formula="of:=IF([.E659]&lt;&gt;&quot;&quot;;[.E659];IF([.E658]&lt;&gt;&quot;&quot;;[.E658];[.E657]))" office:value-type="float" office:value="-12" calcext:value-type="float">
            <text:p>-12</text:p>
          </table:table-cell>
          <table:table-cell table:formula="of:=IF([.F659]&lt;&gt;&quot;&quot;;[.F659];IF([.F658]&lt;&gt;&quot;&quot;;[.F658];[.F657]))" office:value-type="float" office:value="193" calcext:value-type="float">
            <text:p>193</text:p>
          </table:table-cell>
          <table:table-cell table:number-columns-repeated="995"/>
        </table:table-row>
        <table:table-row table:style-name="ro1">
          <table:table-cell office:value-type="date" office:date-value="2022-08-23T18:38:00.000001" calcext:value-type="date">
            <text:p>2022-08-23 18:38:00</text:p>
          </table:table-cell>
          <table:table-cell table:number-columns-repeated="4"/>
          <table:table-cell table:style-name="ce1" office:value-type="float" office:value="195" calcext:value-type="float">
            <text:p>195</text:p>
          </table:table-cell>
          <table:table-cell table:formula="of:=IF([.B660]&lt;&gt;&quot;&quot;;[.B660];IF([.B659]&lt;&gt;&quot;&quot;;[.B659];[.B658]))" office:value-type="float" office:value="609" calcext:value-type="float">
            <text:p>609</text:p>
          </table:table-cell>
          <table:table-cell table:formula="of:=IF([.C660]&lt;&gt;&quot;&quot;;[.C660];IF([.C659]&lt;&gt;&quot;&quot;;[.C659];[.C658]))" office:value-type="float" office:value="643" calcext:value-type="float">
            <text:p>643</text:p>
          </table:table-cell>
          <table:table-cell table:formula="of:=IF([.D660]&lt;&gt;&quot;&quot;;[.D660];IF([.D659]&lt;&gt;&quot;&quot;;[.D659];[.D658]))" office:value-type="float" office:value="5" calcext:value-type="float">
            <text:p>5</text:p>
          </table:table-cell>
          <table:table-cell table:formula="of:=IF([.E660]&lt;&gt;&quot;&quot;;[.E660];IF([.E659]&lt;&gt;&quot;&quot;;[.E659];[.E658]))" office:value-type="float" office:value="-12" calcext:value-type="float">
            <text:p>-12</text:p>
          </table:table-cell>
          <table:table-cell table:formula="of:=IF([.F660]&lt;&gt;&quot;&quot;;[.F660];IF([.F659]&lt;&gt;&quot;&quot;;[.F659];[.F658]))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 office:value-type="date" office:date-value="2022-08-23T18:39:00" calcext:value-type="date">
            <text:p>2022-08-23 18:39:00</text:p>
          </table:table-cell>
          <table:table-cell table:number-columns-repeated="4"/>
          <table:table-cell table:style-name="ce1" office:value-type="float" office:value="197" calcext:value-type="float">
            <text:p>197</text:p>
          </table:table-cell>
          <table:table-cell table:formula="of:=IF([.B661]&lt;&gt;&quot;&quot;;[.B661];IF([.B660]&lt;&gt;&quot;&quot;;[.B660];[.B659]))" office:value-type="float" office:value="609" calcext:value-type="float">
            <text:p>609</text:p>
          </table:table-cell>
          <table:table-cell table:formula="of:=IF([.C661]&lt;&gt;&quot;&quot;;[.C661];IF([.C660]&lt;&gt;&quot;&quot;;[.C660];[.C659]))" office:value-type="float" office:value="643" calcext:value-type="float">
            <text:p>643</text:p>
          </table:table-cell>
          <table:table-cell table:formula="of:=IF([.D661]&lt;&gt;&quot;&quot;;[.D661];IF([.D660]&lt;&gt;&quot;&quot;;[.D660];[.D659]))" office:value-type="float" office:value="5" calcext:value-type="float">
            <text:p>5</text:p>
          </table:table-cell>
          <table:table-cell table:formula="of:=IF([.E661]&lt;&gt;&quot;&quot;;[.E661];IF([.E660]&lt;&gt;&quot;&quot;;[.E660];[.E659]))" office:value-type="float" office:value="-12" calcext:value-type="float">
            <text:p>-12</text:p>
          </table:table-cell>
          <table:table-cell table:formula="of:=IF([.F661]&lt;&gt;&quot;&quot;;[.F661];IF([.F660]&lt;&gt;&quot;&quot;;[.F660];[.F659]))" office:value-type="float" office:value="197" calcext:value-type="float">
            <text:p>197</text:p>
          </table:table-cell>
          <table:table-cell table:number-columns-repeated="995"/>
        </table:table-row>
        <table:table-row table:style-name="ro1">
          <table:table-cell office:value-type="date" office:date-value="2022-08-23T18:39:05.875895" calcext:value-type="date">
            <text:p>2022-08-23 18:39:06</text:p>
          </table:table-cell>
          <table:table-cell office:value-type="float" office:value="626" calcext:value-type="float">
            <text:p>626</text:p>
          </table:table-cell>
          <table:table-cell office:value-type="float" office:value="1250" calcext:value-type="float">
            <text:p>1250</text:p>
          </table:table-cell>
          <table:table-cell office:value-type="float" office:value="-2" calcext:value-type="float">
            <text:p>-2</text:p>
          </table:table-cell>
          <table:table-cell office:value-type="float" office:value="-614" calcext:value-type="float">
            <text:p>-614</text:p>
          </table:table-cell>
          <table:table-cell table:style-name="ce1"/>
          <table:table-cell table:formula="of:=IF([.B662]&lt;&gt;&quot;&quot;;[.B662];IF([.B661]&lt;&gt;&quot;&quot;;[.B661];[.B660]))" office:value-type="float" office:value="626" calcext:value-type="float">
            <text:p>626</text:p>
          </table:table-cell>
          <table:table-cell table:formula="of:=IF([.C662]&lt;&gt;&quot;&quot;;[.C662];IF([.C661]&lt;&gt;&quot;&quot;;[.C661];[.C660]))" office:value-type="float" office:value="1250" calcext:value-type="float">
            <text:p>1250</text:p>
          </table:table-cell>
          <table:table-cell table:formula="of:=IF([.D662]&lt;&gt;&quot;&quot;;[.D662];IF([.D661]&lt;&gt;&quot;&quot;;[.D661];[.D660]))" office:value-type="float" office:value="-2" calcext:value-type="float">
            <text:p>-2</text:p>
          </table:table-cell>
          <table:table-cell table:formula="of:=IF([.E662]&lt;&gt;&quot;&quot;;[.E662];IF([.E661]&lt;&gt;&quot;&quot;;[.E661];[.E660]))" office:value-type="float" office:value="-614" calcext:value-type="float">
            <text:p>-614</text:p>
          </table:table-cell>
          <table:table-cell table:formula="of:=IF([.F662]&lt;&gt;&quot;&quot;;[.F662];IF([.F661]&lt;&gt;&quot;&quot;;[.F661];[.F660]))" office:value-type="float" office:value="197" calcext:value-type="float">
            <text:p>197</text:p>
          </table:table-cell>
          <table:table-cell table:number-columns-repeated="995"/>
        </table:table-row>
        <table:table-row table:style-name="ro1">
          <table:table-cell office:value-type="date" office:date-value="2022-08-23T18:40:00" calcext:value-type="date">
            <text:p>2022-08-23 18:40:00</text:p>
          </table:table-cell>
          <table:table-cell table:number-columns-repeated="4"/>
          <table:table-cell table:style-name="ce1" office:value-type="float" office:value="195" calcext:value-type="float">
            <text:p>195</text:p>
          </table:table-cell>
          <table:table-cell table:formula="of:=IF([.B663]&lt;&gt;&quot;&quot;;[.B663];IF([.B662]&lt;&gt;&quot;&quot;;[.B662];[.B661]))" office:value-type="float" office:value="626" calcext:value-type="float">
            <text:p>626</text:p>
          </table:table-cell>
          <table:table-cell table:formula="of:=IF([.C663]&lt;&gt;&quot;&quot;;[.C663];IF([.C662]&lt;&gt;&quot;&quot;;[.C662];[.C661]))" office:value-type="float" office:value="1250" calcext:value-type="float">
            <text:p>1250</text:p>
          </table:table-cell>
          <table:table-cell table:formula="of:=IF([.D663]&lt;&gt;&quot;&quot;;[.D663];IF([.D662]&lt;&gt;&quot;&quot;;[.D662];[.D661]))" office:value-type="float" office:value="-2" calcext:value-type="float">
            <text:p>-2</text:p>
          </table:table-cell>
          <table:table-cell table:formula="of:=IF([.E663]&lt;&gt;&quot;&quot;;[.E663];IF([.E662]&lt;&gt;&quot;&quot;;[.E662];[.E661]))" office:value-type="float" office:value="-614" calcext:value-type="float">
            <text:p>-614</text:p>
          </table:table-cell>
          <table:table-cell table:formula="of:=IF([.F663]&lt;&gt;&quot;&quot;;[.F663];IF([.F662]&lt;&gt;&quot;&quot;;[.F662];[.F661]))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 office:value-type="date" office:date-value="2022-08-23T18:40:17.330589" calcext:value-type="date">
            <text:p>2022-08-23 18:40:17</text:p>
          </table:table-cell>
          <table:table-cell office:value-type="float" office:value="616" calcext:value-type="float">
            <text:p>616</text:p>
          </table:table-cell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 office:value-type="float" office:value="-1137" calcext:value-type="float">
            <text:p>-1137</text:p>
          </table:table-cell>
          <table:table-cell table:style-name="ce1"/>
          <table:table-cell table:formula="of:=IF([.B664]&lt;&gt;&quot;&quot;;[.B664];IF([.B663]&lt;&gt;&quot;&quot;;[.B663];[.B662]))" office:value-type="float" office:value="616" calcext:value-type="float">
            <text:p>616</text:p>
          </table:table-cell>
          <table:table-cell table:formula="of:=IF([.C664]&lt;&gt;&quot;&quot;;[.C664];IF([.C663]&lt;&gt;&quot;&quot;;[.C663];[.C662]))" office:value-type="float" office:value="1750" calcext:value-type="float">
            <text:p>1750</text:p>
          </table:table-cell>
          <table:table-cell table:formula="of:=IF([.D664]&lt;&gt;&quot;&quot;;[.D664];IF([.D663]&lt;&gt;&quot;&quot;;[.D663];[.D662]))" office:value-type="float" office:value="-5" calcext:value-type="float">
            <text:p>-5</text:p>
          </table:table-cell>
          <table:table-cell table:formula="of:=IF([.E664]&lt;&gt;&quot;&quot;;[.E664];IF([.E663]&lt;&gt;&quot;&quot;;[.E663];[.E662]))" office:value-type="float" office:value="-1137" calcext:value-type="float">
            <text:p>-1137</text:p>
          </table:table-cell>
          <table:table-cell table:formula="of:=IF([.F664]&lt;&gt;&quot;&quot;;[.F664];IF([.F663]&lt;&gt;&quot;&quot;;[.F663];[.F662]))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 office:value-type="date" office:date-value="2022-08-23T18:41:00" calcext:value-type="date">
            <text:p>2022-08-23 18:41:00</text:p>
          </table:table-cell>
          <table:table-cell table:number-columns-repeated="4"/>
          <table:table-cell table:style-name="ce1" office:value-type="float" office:value="188" calcext:value-type="float">
            <text:p>188</text:p>
          </table:table-cell>
          <table:table-cell table:formula="of:=IF([.B665]&lt;&gt;&quot;&quot;;[.B665];IF([.B664]&lt;&gt;&quot;&quot;;[.B664];[.B663]))" office:value-type="float" office:value="616" calcext:value-type="float">
            <text:p>616</text:p>
          </table:table-cell>
          <table:table-cell table:formula="of:=IF([.C665]&lt;&gt;&quot;&quot;;[.C665];IF([.C664]&lt;&gt;&quot;&quot;;[.C664];[.C663]))" office:value-type="float" office:value="1750" calcext:value-type="float">
            <text:p>1750</text:p>
          </table:table-cell>
          <table:table-cell table:formula="of:=IF([.D665]&lt;&gt;&quot;&quot;;[.D665];IF([.D664]&lt;&gt;&quot;&quot;;[.D664];[.D663]))" office:value-type="float" office:value="-5" calcext:value-type="float">
            <text:p>-5</text:p>
          </table:table-cell>
          <table:table-cell table:formula="of:=IF([.E665]&lt;&gt;&quot;&quot;;[.E665];IF([.E664]&lt;&gt;&quot;&quot;;[.E664];[.E663]))" office:value-type="float" office:value="-1137" calcext:value-type="float">
            <text:p>-1137</text:p>
          </table:table-cell>
          <table:table-cell table:formula="of:=IF([.F665]&lt;&gt;&quot;&quot;;[.F665];IF([.F664]&lt;&gt;&quot;&quot;;[.F664];[.F663]))" office:value-type="float" office:value="188" calcext:value-type="float">
            <text:p>188</text:p>
          </table:table-cell>
          <table:table-cell table:number-columns-repeated="995"/>
        </table:table-row>
        <table:table-row table:style-name="ro1">
          <table:table-cell office:value-type="date" office:date-value="2022-08-23T18:41:26.337254" calcext:value-type="date">
            <text:p>2022-08-23 18:41:26</text:p>
          </table:table-cell>
          <table:table-cell office:value-type="float" office:value="582" calcext:value-type="float">
            <text:p>582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float" office:value="-682" calcext:value-type="float">
            <text:p>-682</text:p>
          </table:table-cell>
          <table:table-cell table:style-name="ce1"/>
          <table:table-cell table:formula="of:=IF([.B666]&lt;&gt;&quot;&quot;;[.B666];IF([.B665]&lt;&gt;&quot;&quot;;[.B665];[.B664]))" office:value-type="float" office:value="582" calcext:value-type="float">
            <text:p>582</text:p>
          </table:table-cell>
          <table:table-cell table:formula="of:=IF([.C666]&lt;&gt;&quot;&quot;;[.C666];IF([.C665]&lt;&gt;&quot;&quot;;[.C665];[.C664]))" office:value-type="float" office:value="1254" calcext:value-type="float">
            <text:p>1254</text:p>
          </table:table-cell>
          <table:table-cell table:formula="of:=IF([.D666]&lt;&gt;&quot;&quot;;[.D666];IF([.D665]&lt;&gt;&quot;&quot;;[.D665];[.D664]))" office:value-type="float" office:value="2" calcext:value-type="float">
            <text:p>2</text:p>
          </table:table-cell>
          <table:table-cell table:formula="of:=IF([.E666]&lt;&gt;&quot;&quot;;[.E666];IF([.E665]&lt;&gt;&quot;&quot;;[.E665];[.E664]))" office:value-type="float" office:value="-682" calcext:value-type="float">
            <text:p>-682</text:p>
          </table:table-cell>
          <table:table-cell table:formula="of:=IF([.F666]&lt;&gt;&quot;&quot;;[.F666];IF([.F665]&lt;&gt;&quot;&quot;;[.F665];[.F664]))" office:value-type="float" office:value="188" calcext:value-type="float">
            <text:p>188</text:p>
          </table:table-cell>
          <table:table-cell table:number-columns-repeated="995"/>
        </table:table-row>
        <table:table-row table:style-name="ro1">
          <table:table-cell office:value-type="date" office:date-value="2022-08-23T18:42:00" calcext:value-type="date">
            <text:p>2022-08-23 18:42:00</text:p>
          </table:table-cell>
          <table:table-cell table:number-columns-repeated="4"/>
          <table:table-cell table:style-name="ce1" office:value-type="float" office:value="179" calcext:value-type="float">
            <text:p>179</text:p>
          </table:table-cell>
          <table:table-cell table:formula="of:=IF([.B667]&lt;&gt;&quot;&quot;;[.B667];IF([.B666]&lt;&gt;&quot;&quot;;[.B666];[.B665]))" office:value-type="float" office:value="582" calcext:value-type="float">
            <text:p>582</text:p>
          </table:table-cell>
          <table:table-cell table:formula="of:=IF([.C667]&lt;&gt;&quot;&quot;;[.C667];IF([.C666]&lt;&gt;&quot;&quot;;[.C666];[.C665]))" office:value-type="float" office:value="1254" calcext:value-type="float">
            <text:p>1254</text:p>
          </table:table-cell>
          <table:table-cell table:formula="of:=IF([.D667]&lt;&gt;&quot;&quot;;[.D667];IF([.D666]&lt;&gt;&quot;&quot;;[.D666];[.D665]))" office:value-type="float" office:value="2" calcext:value-type="float">
            <text:p>2</text:p>
          </table:table-cell>
          <table:table-cell table:formula="of:=IF([.E667]&lt;&gt;&quot;&quot;;[.E667];IF([.E666]&lt;&gt;&quot;&quot;;[.E666];[.E665]))" office:value-type="float" office:value="-682" calcext:value-type="float">
            <text:p>-682</text:p>
          </table:table-cell>
          <table:table-cell table:formula="of:=IF([.F667]&lt;&gt;&quot;&quot;;[.F667];IF([.F666]&lt;&gt;&quot;&quot;;[.F666];[.F665]))" office:value-type="float" office:value="179" calcext:value-type="float">
            <text:p>179</text:p>
          </table:table-cell>
          <table:table-cell table:number-columns-repeated="995"/>
        </table:table-row>
        <table:table-row table:style-name="ro1">
          <table:table-cell office:value-type="date" office:date-value="2022-08-23T18:42:36.00725" calcext:value-type="date">
            <text:p>2022-08-23 18:42:36</text:p>
          </table:table-cell>
          <table:table-cell office:value-type="float" office:value="547" calcext:value-type="float">
            <text:p>547</text:p>
          </table:table-cell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office:value-type="float" office:value="-737" calcext:value-type="float">
            <text:p>-737</text:p>
          </table:table-cell>
          <table:table-cell table:style-name="ce1"/>
          <table:table-cell table:formula="of:=IF([.B668]&lt;&gt;&quot;&quot;;[.B668];IF([.B667]&lt;&gt;&quot;&quot;;[.B667];[.B666]))" office:value-type="float" office:value="547" calcext:value-type="float">
            <text:p>547</text:p>
          </table:table-cell>
          <table:table-cell table:formula="of:=IF([.C668]&lt;&gt;&quot;&quot;;[.C668];IF([.C667]&lt;&gt;&quot;&quot;;[.C667];[.C666]))" office:value-type="float" office:value="1285" calcext:value-type="float">
            <text:p>1285</text:p>
          </table:table-cell>
          <table:table-cell table:formula="of:=IF([.D668]&lt;&gt;&quot;&quot;;[.D668];IF([.D667]&lt;&gt;&quot;&quot;;[.D667];[.D666]))" office:value-type="float" office:value="3" calcext:value-type="float">
            <text:p>3</text:p>
          </table:table-cell>
          <table:table-cell table:formula="of:=IF([.E668]&lt;&gt;&quot;&quot;;[.E668];IF([.E667]&lt;&gt;&quot;&quot;;[.E667];[.E666]))" office:value-type="float" office:value="-737" calcext:value-type="float">
            <text:p>-737</text:p>
          </table:table-cell>
          <table:table-cell table:formula="of:=IF([.F668]&lt;&gt;&quot;&quot;;[.F668];IF([.F667]&lt;&gt;&quot;&quot;;[.F667];[.F666]))" office:value-type="float" office:value="179" calcext:value-type="float">
            <text:p>179</text:p>
          </table:table-cell>
          <table:table-cell table:number-columns-repeated="995"/>
        </table:table-row>
        <table:table-row table:style-name="ro1">
          <table:table-cell office:value-type="date" office:date-value="2022-08-23T18:43:00" calcext:value-type="date">
            <text:p>2022-08-23 18:43:00</text:p>
          </table:table-cell>
          <table:table-cell table:number-columns-repeated="4"/>
          <table:table-cell table:style-name="ce1" office:value-type="float" office:value="172" calcext:value-type="float">
            <text:p>172</text:p>
          </table:table-cell>
          <table:table-cell table:formula="of:=IF([.B669]&lt;&gt;&quot;&quot;;[.B669];IF([.B668]&lt;&gt;&quot;&quot;;[.B668];[.B667]))" office:value-type="float" office:value="547" calcext:value-type="float">
            <text:p>547</text:p>
          </table:table-cell>
          <table:table-cell table:formula="of:=IF([.C669]&lt;&gt;&quot;&quot;;[.C669];IF([.C668]&lt;&gt;&quot;&quot;;[.C668];[.C667]))" office:value-type="float" office:value="1285" calcext:value-type="float">
            <text:p>1285</text:p>
          </table:table-cell>
          <table:table-cell table:formula="of:=IF([.D669]&lt;&gt;&quot;&quot;;[.D669];IF([.D668]&lt;&gt;&quot;&quot;;[.D668];[.D667]))" office:value-type="float" office:value="3" calcext:value-type="float">
            <text:p>3</text:p>
          </table:table-cell>
          <table:table-cell table:formula="of:=IF([.E669]&lt;&gt;&quot;&quot;;[.E669];IF([.E668]&lt;&gt;&quot;&quot;;[.E668];[.E667]))" office:value-type="float" office:value="-737" calcext:value-type="float">
            <text:p>-737</text:p>
          </table:table-cell>
          <table:table-cell table:formula="of:=IF([.F669]&lt;&gt;&quot;&quot;;[.F669];IF([.F668]&lt;&gt;&quot;&quot;;[.F668];[.F667]))" office:value-type="float" office:value="172" calcext:value-type="float">
            <text:p>172</text:p>
          </table:table-cell>
          <table:table-cell table:number-columns-repeated="995"/>
        </table:table-row>
        <table:table-row table:style-name="ro1">
          <table:table-cell office:value-type="date" office:date-value="2022-08-23T18:43:46.864026" calcext:value-type="date">
            <text:p>2022-08-23 18:43:47</text:p>
          </table:table-cell>
          <table:table-cell office:value-type="float" office:value="515" calcext:value-type="float">
            <text:p>515</text:p>
          </table:table-cell>
          <table:table-cell office:value-type="float" office:value="1281" calcext:value-type="float">
            <text:p>1281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style-name="ce1"/>
          <table:table-cell table:formula="of:=IF([.B670]&lt;&gt;&quot;&quot;;[.B670];IF([.B669]&lt;&gt;&quot;&quot;;[.B669];[.B668]))" office:value-type="float" office:value="515" calcext:value-type="float">
            <text:p>515</text:p>
          </table:table-cell>
          <table:table-cell table:formula="of:=IF([.C670]&lt;&gt;&quot;&quot;;[.C670];IF([.C669]&lt;&gt;&quot;&quot;;[.C669];[.C668]))" office:value-type="float" office:value="1281" calcext:value-type="float">
            <text:p>1281</text:p>
          </table:table-cell>
          <table:table-cell table:formula="of:=IF([.D670]&lt;&gt;&quot;&quot;;[.D670];IF([.D669]&lt;&gt;&quot;&quot;;[.D669];[.D668]))" office:value-type="float" office:value="-16" calcext:value-type="float">
            <text:p>-16</text:p>
          </table:table-cell>
          <table:table-cell table:formula="of:=IF([.E670]&lt;&gt;&quot;&quot;;[.E670];IF([.E669]&lt;&gt;&quot;&quot;;[.E669];[.E668]))" office:value-type="float" office:value="-770" calcext:value-type="float">
            <text:p>-770</text:p>
          </table:table-cell>
          <table:table-cell table:formula="of:=IF([.F670]&lt;&gt;&quot;&quot;;[.F670];IF([.F669]&lt;&gt;&quot;&quot;;[.F669];[.F668]))" office:value-type="float" office:value="172" calcext:value-type="float">
            <text:p>172</text:p>
          </table:table-cell>
          <table:table-cell table:number-columns-repeated="995"/>
        </table:table-row>
        <table:table-row table:style-name="ro1">
          <table:table-cell office:value-type="date" office:date-value="2022-08-23T18:44:00" calcext:value-type="date">
            <text:p>2022-08-23 18:44:00</text:p>
          </table:table-cell>
          <table:table-cell table:number-columns-repeated="4"/>
          <table:table-cell table:style-name="ce1" office:value-type="float" office:value="166" calcext:value-type="float">
            <text:p>166</text:p>
          </table:table-cell>
          <table:table-cell table:formula="of:=IF([.B671]&lt;&gt;&quot;&quot;;[.B671];IF([.B670]&lt;&gt;&quot;&quot;;[.B670];[.B669]))" office:value-type="float" office:value="515" calcext:value-type="float">
            <text:p>515</text:p>
          </table:table-cell>
          <table:table-cell table:formula="of:=IF([.C671]&lt;&gt;&quot;&quot;;[.C671];IF([.C670]&lt;&gt;&quot;&quot;;[.C670];[.C669]))" office:value-type="float" office:value="1281" calcext:value-type="float">
            <text:p>1281</text:p>
          </table:table-cell>
          <table:table-cell table:formula="of:=IF([.D671]&lt;&gt;&quot;&quot;;[.D671];IF([.D670]&lt;&gt;&quot;&quot;;[.D670];[.D669]))" office:value-type="float" office:value="-16" calcext:value-type="float">
            <text:p>-16</text:p>
          </table:table-cell>
          <table:table-cell table:formula="of:=IF([.E671]&lt;&gt;&quot;&quot;;[.E671];IF([.E670]&lt;&gt;&quot;&quot;;[.E670];[.E669]))" office:value-type="float" office:value="-770" calcext:value-type="float">
            <text:p>-770</text:p>
          </table:table-cell>
          <table:table-cell table:formula="of:=IF([.F671]&lt;&gt;&quot;&quot;;[.F671];IF([.F670]&lt;&gt;&quot;&quot;;[.F670];[.F669]))" office:value-type="float" office:value="166" calcext:value-type="float">
            <text:p>166</text:p>
          </table:table-cell>
          <table:table-cell table:number-columns-repeated="995"/>
        </table:table-row>
        <table:table-row table:style-name="ro1">
          <table:table-cell office:value-type="date" office:date-value="2022-08-23T18:44:59.013495" calcext:value-type="date">
            <text:p>2022-08-23 18:44:59</text:p>
          </table:table-cell>
          <table:table-cell office:value-type="float" office:value="490" calcext:value-type="float">
            <text:p>490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-796" calcext:value-type="float">
            <text:p>-796</text:p>
          </table:table-cell>
          <table:table-cell table:style-name="ce1"/>
          <table:table-cell table:formula="of:=IF([.B672]&lt;&gt;&quot;&quot;;[.B672];IF([.B671]&lt;&gt;&quot;&quot;;[.B671];[.B670]))" office:value-type="float" office:value="490" calcext:value-type="float">
            <text:p>490</text:p>
          </table:table-cell>
          <table:table-cell table:formula="of:=IF([.C672]&lt;&gt;&quot;&quot;;[.C672];IF([.C671]&lt;&gt;&quot;&quot;;[.C671];[.C670]))" office:value-type="float" office:value="1287" calcext:value-type="float">
            <text:p>1287</text:p>
          </table:table-cell>
          <table:table-cell table:formula="of:=IF([.D672]&lt;&gt;&quot;&quot;;[.D672];IF([.D671]&lt;&gt;&quot;&quot;;[.D671];[.D670]))" office:value-type="float" office:value="0" calcext:value-type="float">
            <text:p>0</text:p>
          </table:table-cell>
          <table:table-cell table:formula="of:=IF([.E672]&lt;&gt;&quot;&quot;;[.E672];IF([.E671]&lt;&gt;&quot;&quot;;[.E671];[.E670]))" office:value-type="float" office:value="-796" calcext:value-type="float">
            <text:p>-796</text:p>
          </table:table-cell>
          <table:table-cell table:formula="of:=IF([.F672]&lt;&gt;&quot;&quot;;[.F672];IF([.F671]&lt;&gt;&quot;&quot;;[.F671];[.F670]))" office:value-type="float" office:value="166" calcext:value-type="float">
            <text:p>166</text:p>
          </table:table-cell>
          <table:table-cell table:number-columns-repeated="995"/>
        </table:table-row>
        <table:table-row table:style-name="ro1">
          <table:table-cell office:value-type="date" office:date-value="2022-08-23T18:45:00.000001" calcext:value-type="date">
            <text:p>2022-08-23 18:45:00</text:p>
          </table:table-cell>
          <table:table-cell table:number-columns-repeated="4"/>
          <table:table-cell table:style-name="ce1" office:value-type="float" office:value="160" calcext:value-type="float">
            <text:p>160</text:p>
          </table:table-cell>
          <table:table-cell table:formula="of:=IF([.B673]&lt;&gt;&quot;&quot;;[.B673];IF([.B672]&lt;&gt;&quot;&quot;;[.B672];[.B671]))" office:value-type="float" office:value="490" calcext:value-type="float">
            <text:p>490</text:p>
          </table:table-cell>
          <table:table-cell table:formula="of:=IF([.C673]&lt;&gt;&quot;&quot;;[.C673];IF([.C672]&lt;&gt;&quot;&quot;;[.C672];[.C671]))" office:value-type="float" office:value="1287" calcext:value-type="float">
            <text:p>1287</text:p>
          </table:table-cell>
          <table:table-cell table:formula="of:=IF([.D673]&lt;&gt;&quot;&quot;;[.D673];IF([.D672]&lt;&gt;&quot;&quot;;[.D672];[.D671]))" office:value-type="float" office:value="0" calcext:value-type="float">
            <text:p>0</text:p>
          </table:table-cell>
          <table:table-cell table:formula="of:=IF([.E673]&lt;&gt;&quot;&quot;;[.E673];IF([.E672]&lt;&gt;&quot;&quot;;[.E672];[.E671]))" office:value-type="float" office:value="-796" calcext:value-type="float">
            <text:p>-796</text:p>
          </table:table-cell>
          <table:table-cell table:formula="of:=IF([.F673]&lt;&gt;&quot;&quot;;[.F673];IF([.F672]&lt;&gt;&quot;&quot;;[.F672];[.F671]))" office:value-type="float" office:value="160" calcext:value-type="float">
            <text:p>160</text:p>
          </table:table-cell>
          <table:table-cell table:number-columns-repeated="995"/>
        </table:table-row>
        <table:table-row table:style-name="ro1">
          <table:table-cell office:value-type="date" office:date-value="2022-08-23T18:46:00" calcext:value-type="date">
            <text:p>2022-08-23 18:4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674]&lt;&gt;&quot;&quot;;[.B674];IF([.B673]&lt;&gt;&quot;&quot;;[.B673];[.B672]))" office:value-type="float" office:value="490" calcext:value-type="float">
            <text:p>490</text:p>
          </table:table-cell>
          <table:table-cell table:formula="of:=IF([.C674]&lt;&gt;&quot;&quot;;[.C674];IF([.C673]&lt;&gt;&quot;&quot;;[.C673];[.C672]))" office:value-type="float" office:value="1287" calcext:value-type="float">
            <text:p>1287</text:p>
          </table:table-cell>
          <table:table-cell table:formula="of:=IF([.D674]&lt;&gt;&quot;&quot;;[.D674];IF([.D673]&lt;&gt;&quot;&quot;;[.D673];[.D672]))" office:value-type="float" office:value="0" calcext:value-type="float">
            <text:p>0</text:p>
          </table:table-cell>
          <table:table-cell table:formula="of:=IF([.E674]&lt;&gt;&quot;&quot;;[.E674];IF([.E673]&lt;&gt;&quot;&quot;;[.E673];[.E672]))" office:value-type="float" office:value="-796" calcext:value-type="float">
            <text:p>-796</text:p>
          </table:table-cell>
          <table:table-cell table:formula="of:=IF([.F674]&lt;&gt;&quot;&quot;;[.F674];IF([.F673]&lt;&gt;&quot;&quot;;[.F673];[.F67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46:07.563206" calcext:value-type="date">
            <text:p>2022-08-23 18:46:08</text:p>
          </table:table-cell>
          <table:table-cell office:value-type="float" office:value="465" calcext:value-type="float">
            <text:p>465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-811" calcext:value-type="float">
            <text:p>-811</text:p>
          </table:table-cell>
          <table:table-cell table:style-name="ce1"/>
          <table:table-cell table:formula="of:=IF([.B675]&lt;&gt;&quot;&quot;;[.B675];IF([.B674]&lt;&gt;&quot;&quot;;[.B674];[.B673]))" office:value-type="float" office:value="465" calcext:value-type="float">
            <text:p>465</text:p>
          </table:table-cell>
          <table:table-cell table:formula="of:=IF([.C675]&lt;&gt;&quot;&quot;;[.C675];IF([.C674]&lt;&gt;&quot;&quot;;[.C674];[.C673]))" office:value-type="float" office:value="1278" calcext:value-type="float">
            <text:p>1278</text:p>
          </table:table-cell>
          <table:table-cell table:formula="of:=IF([.D675]&lt;&gt;&quot;&quot;;[.D675];IF([.D674]&lt;&gt;&quot;&quot;;[.D674];[.D673]))" office:value-type="float" office:value="0" calcext:value-type="float">
            <text:p>0</text:p>
          </table:table-cell>
          <table:table-cell table:formula="of:=IF([.E675]&lt;&gt;&quot;&quot;;[.E675];IF([.E674]&lt;&gt;&quot;&quot;;[.E674];[.E673]))" office:value-type="float" office:value="-811" calcext:value-type="float">
            <text:p>-811</text:p>
          </table:table-cell>
          <table:table-cell table:formula="of:=IF([.F675]&lt;&gt;&quot;&quot;;[.F675];IF([.F674]&lt;&gt;&quot;&quot;;[.F674];[.F67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8:47:00" calcext:value-type="date">
            <text:p>2022-08-23 18:47:00</text:p>
          </table:table-cell>
          <table:table-cell table:number-columns-repeated="4"/>
          <table:table-cell table:style-name="ce1" office:value-type="float" office:value="154" calcext:value-type="float">
            <text:p>154</text:p>
          </table:table-cell>
          <table:table-cell table:formula="of:=IF([.B676]&lt;&gt;&quot;&quot;;[.B676];IF([.B675]&lt;&gt;&quot;&quot;;[.B675];[.B674]))" office:value-type="float" office:value="465" calcext:value-type="float">
            <text:p>465</text:p>
          </table:table-cell>
          <table:table-cell table:formula="of:=IF([.C676]&lt;&gt;&quot;&quot;;[.C676];IF([.C675]&lt;&gt;&quot;&quot;;[.C675];[.C674]))" office:value-type="float" office:value="1278" calcext:value-type="float">
            <text:p>1278</text:p>
          </table:table-cell>
          <table:table-cell table:formula="of:=IF([.D676]&lt;&gt;&quot;&quot;;[.D676];IF([.D675]&lt;&gt;&quot;&quot;;[.D675];[.D674]))" office:value-type="float" office:value="0" calcext:value-type="float">
            <text:p>0</text:p>
          </table:table-cell>
          <table:table-cell table:formula="of:=IF([.E676]&lt;&gt;&quot;&quot;;[.E676];IF([.E675]&lt;&gt;&quot;&quot;;[.E675];[.E674]))" office:value-type="float" office:value="-811" calcext:value-type="float">
            <text:p>-811</text:p>
          </table:table-cell>
          <table:table-cell table:formula="of:=IF([.F676]&lt;&gt;&quot;&quot;;[.F676];IF([.F675]&lt;&gt;&quot;&quot;;[.F675];[.F674]))" office:value-type="float" office:value="154" calcext:value-type="float">
            <text:p>154</text:p>
          </table:table-cell>
          <table:table-cell table:number-columns-repeated="995"/>
        </table:table-row>
        <table:table-row table:style-name="ro1">
          <table:table-cell office:value-type="date" office:date-value="2022-08-23T18:47:17.682651" calcext:value-type="date">
            <text:p>2022-08-23 18:47:18</text:p>
          </table:table-cell>
          <table:table-cell office:value-type="float" office:value="448" calcext:value-type="float">
            <text:p>448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office:value-type="float" office:value="-863" calcext:value-type="float">
            <text:p>-863</text:p>
          </table:table-cell>
          <table:table-cell table:style-name="ce1"/>
          <table:table-cell table:formula="of:=IF([.B677]&lt;&gt;&quot;&quot;;[.B677];IF([.B676]&lt;&gt;&quot;&quot;;[.B676];[.B675]))" office:value-type="float" office:value="448" calcext:value-type="float">
            <text:p>448</text:p>
          </table:table-cell>
          <table:table-cell table:formula="of:=IF([.C677]&lt;&gt;&quot;&quot;;[.C677];IF([.C676]&lt;&gt;&quot;&quot;;[.C676];[.C675]))" office:value-type="float" office:value="1316" calcext:value-type="float">
            <text:p>1316</text:p>
          </table:table-cell>
          <table:table-cell table:formula="of:=IF([.D677]&lt;&gt;&quot;&quot;;[.D677];IF([.D676]&lt;&gt;&quot;&quot;;[.D676];[.D675]))" office:value-type="float" office:value="1" calcext:value-type="float">
            <text:p>1</text:p>
          </table:table-cell>
          <table:table-cell table:formula="of:=IF([.E677]&lt;&gt;&quot;&quot;;[.E677];IF([.E676]&lt;&gt;&quot;&quot;;[.E676];[.E675]))" office:value-type="float" office:value="-863" calcext:value-type="float">
            <text:p>-863</text:p>
          </table:table-cell>
          <table:table-cell table:formula="of:=IF([.F677]&lt;&gt;&quot;&quot;;[.F677];IF([.F676]&lt;&gt;&quot;&quot;;[.F676];[.F675]))" office:value-type="float" office:value="154" calcext:value-type="float">
            <text:p>154</text:p>
          </table:table-cell>
          <table:table-cell table:number-columns-repeated="995"/>
        </table:table-row>
        <table:table-row table:style-name="ro1">
          <table:table-cell office:value-type="date" office:date-value="2022-08-23T18:48:00" calcext:value-type="date">
            <text:p>2022-08-23 18:48:00</text:p>
          </table:table-cell>
          <table:table-cell table:number-columns-repeated="4"/>
          <table:table-cell table:style-name="ce1" office:value-type="float" office:value="150" calcext:value-type="float">
            <text:p>150</text:p>
          </table:table-cell>
          <table:table-cell table:formula="of:=IF([.B678]&lt;&gt;&quot;&quot;;[.B678];IF([.B677]&lt;&gt;&quot;&quot;;[.B677];[.B676]))" office:value-type="float" office:value="448" calcext:value-type="float">
            <text:p>448</text:p>
          </table:table-cell>
          <table:table-cell table:formula="of:=IF([.C678]&lt;&gt;&quot;&quot;;[.C678];IF([.C677]&lt;&gt;&quot;&quot;;[.C677];[.C676]))" office:value-type="float" office:value="1316" calcext:value-type="float">
            <text:p>1316</text:p>
          </table:table-cell>
          <table:table-cell table:formula="of:=IF([.D678]&lt;&gt;&quot;&quot;;[.D678];IF([.D677]&lt;&gt;&quot;&quot;;[.D677];[.D676]))" office:value-type="float" office:value="1" calcext:value-type="float">
            <text:p>1</text:p>
          </table:table-cell>
          <table:table-cell table:formula="of:=IF([.E678]&lt;&gt;&quot;&quot;;[.E678];IF([.E677]&lt;&gt;&quot;&quot;;[.E677];[.E676]))" office:value-type="float" office:value="-863" calcext:value-type="float">
            <text:p>-863</text:p>
          </table:table-cell>
          <table:table-cell table:formula="of:=IF([.F678]&lt;&gt;&quot;&quot;;[.F678];IF([.F677]&lt;&gt;&quot;&quot;;[.F677];[.F676]))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table-cell office:value-type="date" office:date-value="2022-08-23T18:48:27.878864" calcext:value-type="date">
            <text:p>2022-08-23 18:48:28</text:p>
          </table:table-cell>
          <table:table-cell office:value-type="float" office:value="434" calcext:value-type="float">
            <text:p>434</text:p>
          </table:table-cell>
          <table:table-cell office:value-type="float" office:value="1336" calcext:value-type="float">
            <text:p>1336</text:p>
          </table:table-cell>
          <table:table-cell office:value-type="float" office:value="4" calcext:value-type="float">
            <text:p>4</text:p>
          </table:table-cell>
          <table:table-cell office:value-type="float" office:value="-906" calcext:value-type="float">
            <text:p>-906</text:p>
          </table:table-cell>
          <table:table-cell table:style-name="ce1"/>
          <table:table-cell table:formula="of:=IF([.B679]&lt;&gt;&quot;&quot;;[.B679];IF([.B678]&lt;&gt;&quot;&quot;;[.B678];[.B677]))" office:value-type="float" office:value="434" calcext:value-type="float">
            <text:p>434</text:p>
          </table:table-cell>
          <table:table-cell table:formula="of:=IF([.C679]&lt;&gt;&quot;&quot;;[.C679];IF([.C678]&lt;&gt;&quot;&quot;;[.C678];[.C677]))" office:value-type="float" office:value="1336" calcext:value-type="float">
            <text:p>1336</text:p>
          </table:table-cell>
          <table:table-cell table:formula="of:=IF([.D679]&lt;&gt;&quot;&quot;;[.D679];IF([.D678]&lt;&gt;&quot;&quot;;[.D678];[.D677]))" office:value-type="float" office:value="4" calcext:value-type="float">
            <text:p>4</text:p>
          </table:table-cell>
          <table:table-cell table:formula="of:=IF([.E679]&lt;&gt;&quot;&quot;;[.E679];IF([.E678]&lt;&gt;&quot;&quot;;[.E678];[.E677]))" office:value-type="float" office:value="-906" calcext:value-type="float">
            <text:p>-906</text:p>
          </table:table-cell>
          <table:table-cell table:formula="of:=IF([.F679]&lt;&gt;&quot;&quot;;[.F679];IF([.F678]&lt;&gt;&quot;&quot;;[.F678];[.F677]))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table-cell office:value-type="date" office:date-value="2022-08-23T18:49:00" calcext:value-type="date">
            <text:p>2022-08-23 18:49:00</text:p>
          </table:table-cell>
          <table:table-cell table:number-columns-repeated="4"/>
          <table:table-cell table:style-name="ce1" office:value-type="float" office:value="147" calcext:value-type="float">
            <text:p>147</text:p>
          </table:table-cell>
          <table:table-cell table:formula="of:=IF([.B680]&lt;&gt;&quot;&quot;;[.B680];IF([.B679]&lt;&gt;&quot;&quot;;[.B679];[.B678]))" office:value-type="float" office:value="434" calcext:value-type="float">
            <text:p>434</text:p>
          </table:table-cell>
          <table:table-cell table:formula="of:=IF([.C680]&lt;&gt;&quot;&quot;;[.C680];IF([.C679]&lt;&gt;&quot;&quot;;[.C679];[.C678]))" office:value-type="float" office:value="1336" calcext:value-type="float">
            <text:p>1336</text:p>
          </table:table-cell>
          <table:table-cell table:formula="of:=IF([.D680]&lt;&gt;&quot;&quot;;[.D680];IF([.D679]&lt;&gt;&quot;&quot;;[.D679];[.D678]))" office:value-type="float" office:value="4" calcext:value-type="float">
            <text:p>4</text:p>
          </table:table-cell>
          <table:table-cell table:formula="of:=IF([.E680]&lt;&gt;&quot;&quot;;[.E680];IF([.E679]&lt;&gt;&quot;&quot;;[.E679];[.E678]))" office:value-type="float" office:value="-906" calcext:value-type="float">
            <text:p>-906</text:p>
          </table:table-cell>
          <table:table-cell table:formula="of:=IF([.F680]&lt;&gt;&quot;&quot;;[.F680];IF([.F679]&lt;&gt;&quot;&quot;;[.F679];[.F678]))" office:value-type="float" office:value="147" calcext:value-type="float">
            <text:p>147</text:p>
          </table:table-cell>
          <table:table-cell table:number-columns-repeated="995"/>
        </table:table-row>
        <table:table-row table:style-name="ro1">
          <table:table-cell office:value-type="date" office:date-value="2022-08-23T18:49:38.7747" calcext:value-type="date">
            <text:p>2022-08-23 18:49:39</text:p>
          </table:table-cell>
          <table:table-cell office:value-type="float" office:value="423" calcext:value-type="float">
            <text:p>423</text:p>
          </table:table-cell>
          <table:table-cell office:value-type="float" office:value="1358" calcext:value-type="float">
            <text:p>1358</text:p>
          </table:table-cell>
          <table:table-cell office:value-type="float" office:value="-4" calcext:value-type="float">
            <text:p>-4</text:p>
          </table:table-cell>
          <table:table-cell office:value-type="float" office:value="-956" calcext:value-type="float">
            <text:p>-956</text:p>
          </table:table-cell>
          <table:table-cell table:style-name="ce1"/>
          <table:table-cell table:formula="of:=IF([.B681]&lt;&gt;&quot;&quot;;[.B681];IF([.B680]&lt;&gt;&quot;&quot;;[.B680];[.B679]))" office:value-type="float" office:value="423" calcext:value-type="float">
            <text:p>423</text:p>
          </table:table-cell>
          <table:table-cell table:formula="of:=IF([.C681]&lt;&gt;&quot;&quot;;[.C681];IF([.C680]&lt;&gt;&quot;&quot;;[.C680];[.C679]))" office:value-type="float" office:value="1358" calcext:value-type="float">
            <text:p>1358</text:p>
          </table:table-cell>
          <table:table-cell table:formula="of:=IF([.D681]&lt;&gt;&quot;&quot;;[.D681];IF([.D680]&lt;&gt;&quot;&quot;;[.D680];[.D679]))" office:value-type="float" office:value="-4" calcext:value-type="float">
            <text:p>-4</text:p>
          </table:table-cell>
          <table:table-cell table:formula="of:=IF([.E681]&lt;&gt;&quot;&quot;;[.E681];IF([.E680]&lt;&gt;&quot;&quot;;[.E680];[.E679]))" office:value-type="float" office:value="-956" calcext:value-type="float">
            <text:p>-956</text:p>
          </table:table-cell>
          <table:table-cell table:formula="of:=IF([.F681]&lt;&gt;&quot;&quot;;[.F681];IF([.F680]&lt;&gt;&quot;&quot;;[.F680];[.F679]))" office:value-type="float" office:value="147" calcext:value-type="float">
            <text:p>147</text:p>
          </table:table-cell>
          <table:table-cell table:number-columns-repeated="995"/>
        </table:table-row>
        <table:table-row table:style-name="ro1">
          <table:table-cell office:value-type="date" office:date-value="2022-08-23T18:50:00" calcext:value-type="date">
            <text:p>2022-08-23 18:50:00</text:p>
          </table:table-cell>
          <table:table-cell table:number-columns-repeated="4"/>
          <table:table-cell table:style-name="ce1" office:value-type="float" office:value="146" calcext:value-type="float">
            <text:p>146</text:p>
          </table:table-cell>
          <table:table-cell table:formula="of:=IF([.B682]&lt;&gt;&quot;&quot;;[.B682];IF([.B681]&lt;&gt;&quot;&quot;;[.B681];[.B680]))" office:value-type="float" office:value="423" calcext:value-type="float">
            <text:p>423</text:p>
          </table:table-cell>
          <table:table-cell table:formula="of:=IF([.C682]&lt;&gt;&quot;&quot;;[.C682];IF([.C681]&lt;&gt;&quot;&quot;;[.C681];[.C680]))" office:value-type="float" office:value="1358" calcext:value-type="float">
            <text:p>1358</text:p>
          </table:table-cell>
          <table:table-cell table:formula="of:=IF([.D682]&lt;&gt;&quot;&quot;;[.D682];IF([.D681]&lt;&gt;&quot;&quot;;[.D681];[.D680]))" office:value-type="float" office:value="-4" calcext:value-type="float">
            <text:p>-4</text:p>
          </table:table-cell>
          <table:table-cell table:formula="of:=IF([.E682]&lt;&gt;&quot;&quot;;[.E682];IF([.E681]&lt;&gt;&quot;&quot;;[.E681];[.E680]))" office:value-type="float" office:value="-956" calcext:value-type="float">
            <text:p>-956</text:p>
          </table:table-cell>
          <table:table-cell table:formula="of:=IF([.F682]&lt;&gt;&quot;&quot;;[.F682];IF([.F681]&lt;&gt;&quot;&quot;;[.F681];[.F680]))" office:value-type="float" office:value="146" calcext:value-type="float">
            <text:p>146</text:p>
          </table:table-cell>
          <table:table-cell table:number-columns-repeated="995"/>
        </table:table-row>
        <table:table-row table:style-name="ro1">
          <table:table-cell office:value-type="date" office:date-value="2022-08-23T18:50:47.826874" calcext:value-type="date">
            <text:p>2022-08-23 18:50:48</text:p>
          </table:table-cell>
          <table:table-cell office:value-type="float" office:value="417" calcext:value-type="float">
            <text:p>417</text:p>
          </table:table-cell>
          <table:table-cell office:value-type="float" office:value="1349" calcext:value-type="float">
            <text:p>1349</text:p>
          </table:table-cell>
          <table:table-cell office:value-type="float" office:value="-10" calcext:value-type="float">
            <text:p>-10</text:p>
          </table:table-cell>
          <table:table-cell office:value-type="float" office:value="-928" calcext:value-type="float">
            <text:p>-928</text:p>
          </table:table-cell>
          <table:table-cell table:style-name="ce1"/>
          <table:table-cell table:formula="of:=IF([.B683]&lt;&gt;&quot;&quot;;[.B683];IF([.B682]&lt;&gt;&quot;&quot;;[.B682];[.B681]))" office:value-type="float" office:value="417" calcext:value-type="float">
            <text:p>417</text:p>
          </table:table-cell>
          <table:table-cell table:formula="of:=IF([.C683]&lt;&gt;&quot;&quot;;[.C683];IF([.C682]&lt;&gt;&quot;&quot;;[.C682];[.C681]))" office:value-type="float" office:value="1349" calcext:value-type="float">
            <text:p>1349</text:p>
          </table:table-cell>
          <table:table-cell table:formula="of:=IF([.D683]&lt;&gt;&quot;&quot;;[.D683];IF([.D682]&lt;&gt;&quot;&quot;;[.D682];[.D681]))" office:value-type="float" office:value="-10" calcext:value-type="float">
            <text:p>-10</text:p>
          </table:table-cell>
          <table:table-cell table:formula="of:=IF([.E683]&lt;&gt;&quot;&quot;;[.E683];IF([.E682]&lt;&gt;&quot;&quot;;[.E682];[.E681]))" office:value-type="float" office:value="-928" calcext:value-type="float">
            <text:p>-928</text:p>
          </table:table-cell>
          <table:table-cell table:formula="of:=IF([.F683]&lt;&gt;&quot;&quot;;[.F683];IF([.F682]&lt;&gt;&quot;&quot;;[.F682];[.F681]))" office:value-type="float" office:value="146" calcext:value-type="float">
            <text:p>146</text:p>
          </table:table-cell>
          <table:table-cell table:number-columns-repeated="995"/>
        </table:table-row>
        <table:table-row table:style-name="ro1">
          <table:table-cell office:value-type="date" office:date-value="2022-08-23T18:51:00.000001" calcext:value-type="date">
            <text:p>2022-08-23 18:51:00</text:p>
          </table:table-cell>
          <table:table-cell table:number-columns-repeated="4"/>
          <table:table-cell table:style-name="ce1" office:value-type="float" office:value="144" calcext:value-type="float">
            <text:p>144</text:p>
          </table:table-cell>
          <table:table-cell table:formula="of:=IF([.B684]&lt;&gt;&quot;&quot;;[.B684];IF([.B683]&lt;&gt;&quot;&quot;;[.B683];[.B682]))" office:value-type="float" office:value="417" calcext:value-type="float">
            <text:p>417</text:p>
          </table:table-cell>
          <table:table-cell table:formula="of:=IF([.C684]&lt;&gt;&quot;&quot;;[.C684];IF([.C683]&lt;&gt;&quot;&quot;;[.C683];[.C682]))" office:value-type="float" office:value="1349" calcext:value-type="float">
            <text:p>1349</text:p>
          </table:table-cell>
          <table:table-cell table:formula="of:=IF([.D684]&lt;&gt;&quot;&quot;;[.D684];IF([.D683]&lt;&gt;&quot;&quot;;[.D683];[.D682]))" office:value-type="float" office:value="-10" calcext:value-type="float">
            <text:p>-10</text:p>
          </table:table-cell>
          <table:table-cell table:formula="of:=IF([.E684]&lt;&gt;&quot;&quot;;[.E684];IF([.E683]&lt;&gt;&quot;&quot;;[.E683];[.E682]))" office:value-type="float" office:value="-928" calcext:value-type="float">
            <text:p>-928</text:p>
          </table:table-cell>
          <table:table-cell table:formula="of:=IF([.F684]&lt;&gt;&quot;&quot;;[.F684];IF([.F683]&lt;&gt;&quot;&quot;;[.F683];[.F682]))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office:value-type="date" office:date-value="2022-08-23T18:51:57.371705" calcext:value-type="date">
            <text:p>2022-08-23 18:51:57</text:p>
          </table:table-cell>
          <table:table-cell office:value-type="float" office:value="418" calcext:value-type="float">
            <text:p>418</text:p>
          </table:table-cell>
          <table:table-cell office:value-type="float" office:value="1604" calcext:value-type="float">
            <text:p>1604</text:p>
          </table:table-cell>
          <table:table-cell office:value-type="float" office:value="-104" calcext:value-type="float">
            <text:p>-104</text:p>
          </table:table-cell>
          <table:table-cell office:value-type="float" office:value="-1150" calcext:value-type="float">
            <text:p>-1150</text:p>
          </table:table-cell>
          <table:table-cell table:style-name="ce1"/>
          <table:table-cell table:formula="of:=IF([.B685]&lt;&gt;&quot;&quot;;[.B685];IF([.B684]&lt;&gt;&quot;&quot;;[.B684];[.B683]))" office:value-type="float" office:value="418" calcext:value-type="float">
            <text:p>418</text:p>
          </table:table-cell>
          <table:table-cell table:formula="of:=IF([.C685]&lt;&gt;&quot;&quot;;[.C685];IF([.C684]&lt;&gt;&quot;&quot;;[.C684];[.C683]))" office:value-type="float" office:value="1604" calcext:value-type="float">
            <text:p>1604</text:p>
          </table:table-cell>
          <table:table-cell table:formula="of:=IF([.D685]&lt;&gt;&quot;&quot;;[.D685];IF([.D684]&lt;&gt;&quot;&quot;;[.D684];[.D683]))" office:value-type="float" office:value="-104" calcext:value-type="float">
            <text:p>-104</text:p>
          </table:table-cell>
          <table:table-cell table:formula="of:=IF([.E685]&lt;&gt;&quot;&quot;;[.E685];IF([.E684]&lt;&gt;&quot;&quot;;[.E684];[.E683]))" office:value-type="float" office:value="-1150" calcext:value-type="float">
            <text:p>-1150</text:p>
          </table:table-cell>
          <table:table-cell table:formula="of:=IF([.F685]&lt;&gt;&quot;&quot;;[.F685];IF([.F684]&lt;&gt;&quot;&quot;;[.F684];[.F683]))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office:value-type="date" office:date-value="2022-08-23T18:52:00" calcext:value-type="date">
            <text:p>2022-08-23 18:52:00</text:p>
          </table:table-cell>
          <table:table-cell table:number-columns-repeated="4"/>
          <table:table-cell table:style-name="ce1" office:value-type="float" office:value="145" calcext:value-type="float">
            <text:p>145</text:p>
          </table:table-cell>
          <table:table-cell table:formula="of:=IF([.B686]&lt;&gt;&quot;&quot;;[.B686];IF([.B685]&lt;&gt;&quot;&quot;;[.B685];[.B684]))" office:value-type="float" office:value="418" calcext:value-type="float">
            <text:p>418</text:p>
          </table:table-cell>
          <table:table-cell table:formula="of:=IF([.C686]&lt;&gt;&quot;&quot;;[.C686];IF([.C685]&lt;&gt;&quot;&quot;;[.C685];[.C684]))" office:value-type="float" office:value="1604" calcext:value-type="float">
            <text:p>1604</text:p>
          </table:table-cell>
          <table:table-cell table:formula="of:=IF([.D686]&lt;&gt;&quot;&quot;;[.D686];IF([.D685]&lt;&gt;&quot;&quot;;[.D685];[.D684]))" office:value-type="float" office:value="-104" calcext:value-type="float">
            <text:p>-104</text:p>
          </table:table-cell>
          <table:table-cell table:formula="of:=IF([.E686]&lt;&gt;&quot;&quot;;[.E686];IF([.E685]&lt;&gt;&quot;&quot;;[.E685];[.E684]))" office:value-type="float" office:value="-1150" calcext:value-type="float">
            <text:p>-1150</text:p>
          </table:table-cell>
          <table:table-cell table:formula="of:=IF([.F686]&lt;&gt;&quot;&quot;;[.F686];IF([.F685]&lt;&gt;&quot;&quot;;[.F685];[.F684]))" office:value-type="float" office:value="145" calcext:value-type="float">
            <text:p>145</text:p>
          </table:table-cell>
          <table:table-cell table:number-columns-repeated="995"/>
        </table:table-row>
        <table:table-row table:style-name="ro1">
          <table:table-cell office:value-type="date" office:date-value="2022-08-23T18:53:00" calcext:value-type="date">
            <text:p>2022-08-23 18:53:00</text:p>
          </table:table-cell>
          <table:table-cell table:number-columns-repeated="4"/>
          <table:table-cell table:style-name="ce1" office:value-type="float" office:value="145" calcext:value-type="float">
            <text:p>145</text:p>
          </table:table-cell>
          <table:table-cell table:formula="of:=IF([.B687]&lt;&gt;&quot;&quot;;[.B687];IF([.B686]&lt;&gt;&quot;&quot;;[.B686];[.B685]))" office:value-type="float" office:value="418" calcext:value-type="float">
            <text:p>418</text:p>
          </table:table-cell>
          <table:table-cell table:formula="of:=IF([.C687]&lt;&gt;&quot;&quot;;[.C687];IF([.C686]&lt;&gt;&quot;&quot;;[.C686];[.C685]))" office:value-type="float" office:value="1604" calcext:value-type="float">
            <text:p>1604</text:p>
          </table:table-cell>
          <table:table-cell table:formula="of:=IF([.D687]&lt;&gt;&quot;&quot;;[.D687];IF([.D686]&lt;&gt;&quot;&quot;;[.D686];[.D685]))" office:value-type="float" office:value="-104" calcext:value-type="float">
            <text:p>-104</text:p>
          </table:table-cell>
          <table:table-cell table:formula="of:=IF([.E687]&lt;&gt;&quot;&quot;;[.E687];IF([.E686]&lt;&gt;&quot;&quot;;[.E686];[.E685]))" office:value-type="float" office:value="-1150" calcext:value-type="float">
            <text:p>-1150</text:p>
          </table:table-cell>
          <table:table-cell table:formula="of:=IF([.F687]&lt;&gt;&quot;&quot;;[.F687];IF([.F686]&lt;&gt;&quot;&quot;;[.F686];[.F685]))" office:value-type="float" office:value="145" calcext:value-type="float">
            <text:p>145</text:p>
          </table:table-cell>
          <table:table-cell table:number-columns-repeated="995"/>
        </table:table-row>
        <table:table-row table:style-name="ro1">
          <table:table-cell office:value-type="date" office:date-value="2022-08-23T18:53:18.707879" calcext:value-type="date">
            <text:p>2022-08-23 18:53:19</text:p>
          </table:table-cell>
          <table:table-cell office:value-type="float" office:value="416" calcext:value-type="float">
            <text:p>416</text:p>
          </table:table-cell>
          <table:table-cell office:value-type="float" office:value="1629" calcext:value-type="float">
            <text:p>1629</text:p>
          </table:table-cell>
          <table:table-cell office:value-type="float" office:value="-1" calcext:value-type="float">
            <text:p>-1</text:p>
          </table:table-cell>
          <table:table-cell office:value-type="float" office:value="-1226" calcext:value-type="float">
            <text:p>-1226</text:p>
          </table:table-cell>
          <table:table-cell table:style-name="ce1"/>
          <table:table-cell table:formula="of:=IF([.B688]&lt;&gt;&quot;&quot;;[.B688];IF([.B687]&lt;&gt;&quot;&quot;;[.B687];[.B686]))" office:value-type="float" office:value="416" calcext:value-type="float">
            <text:p>416</text:p>
          </table:table-cell>
          <table:table-cell table:formula="of:=IF([.C688]&lt;&gt;&quot;&quot;;[.C688];IF([.C687]&lt;&gt;&quot;&quot;;[.C687];[.C686]))" office:value-type="float" office:value="1629" calcext:value-type="float">
            <text:p>1629</text:p>
          </table:table-cell>
          <table:table-cell table:formula="of:=IF([.D688]&lt;&gt;&quot;&quot;;[.D688];IF([.D687]&lt;&gt;&quot;&quot;;[.D687];[.D686]))" office:value-type="float" office:value="-1" calcext:value-type="float">
            <text:p>-1</text:p>
          </table:table-cell>
          <table:table-cell table:formula="of:=IF([.E688]&lt;&gt;&quot;&quot;;[.E688];IF([.E687]&lt;&gt;&quot;&quot;;[.E687];[.E686]))" office:value-type="float" office:value="-1226" calcext:value-type="float">
            <text:p>-1226</text:p>
          </table:table-cell>
          <table:table-cell table:formula="of:=IF([.F688]&lt;&gt;&quot;&quot;;[.F688];IF([.F687]&lt;&gt;&quot;&quot;;[.F687];[.F686]))" office:value-type="float" office:value="145" calcext:value-type="float">
            <text:p>145</text:p>
          </table:table-cell>
          <table:table-cell table:number-columns-repeated="995"/>
        </table:table-row>
        <table:table-row table:style-name="ro1">
          <table:table-cell office:value-type="date" office:date-value="2022-08-23T18:54:00" calcext:value-type="date">
            <text:p>2022-08-23 18:54:00</text:p>
          </table:table-cell>
          <table:table-cell table:number-columns-repeated="4"/>
          <table:table-cell table:style-name="ce1" office:value-type="float" office:value="146" calcext:value-type="float">
            <text:p>146</text:p>
          </table:table-cell>
          <table:table-cell table:formula="of:=IF([.B689]&lt;&gt;&quot;&quot;;[.B689];IF([.B688]&lt;&gt;&quot;&quot;;[.B688];[.B687]))" office:value-type="float" office:value="416" calcext:value-type="float">
            <text:p>416</text:p>
          </table:table-cell>
          <table:table-cell table:formula="of:=IF([.C689]&lt;&gt;&quot;&quot;;[.C689];IF([.C688]&lt;&gt;&quot;&quot;;[.C688];[.C687]))" office:value-type="float" office:value="1629" calcext:value-type="float">
            <text:p>1629</text:p>
          </table:table-cell>
          <table:table-cell table:formula="of:=IF([.D689]&lt;&gt;&quot;&quot;;[.D689];IF([.D688]&lt;&gt;&quot;&quot;;[.D688];[.D687]))" office:value-type="float" office:value="-1" calcext:value-type="float">
            <text:p>-1</text:p>
          </table:table-cell>
          <table:table-cell table:formula="of:=IF([.E689]&lt;&gt;&quot;&quot;;[.E689];IF([.E688]&lt;&gt;&quot;&quot;;[.E688];[.E687]))" office:value-type="float" office:value="-1226" calcext:value-type="float">
            <text:p>-1226</text:p>
          </table:table-cell>
          <table:table-cell table:formula="of:=IF([.F689]&lt;&gt;&quot;&quot;;[.F689];IF([.F688]&lt;&gt;&quot;&quot;;[.F688];[.F687]))" office:value-type="float" office:value="146" calcext:value-type="float">
            <text:p>146</text:p>
          </table:table-cell>
          <table:table-cell table:number-columns-repeated="995"/>
        </table:table-row>
        <table:table-row table:style-name="ro1">
          <table:table-cell office:value-type="date" office:date-value="2022-08-23T18:54:29.134532" calcext:value-type="date">
            <text:p>2022-08-23 18:54:29</text:p>
          </table:table-cell>
          <table:table-cell office:value-type="float" office:value="416" calcext:value-type="float">
            <text:p>416</text:p>
          </table:table-cell>
          <table:table-cell office:value-type="float" office:value="1605" calcext:value-type="float">
            <text:p>1605</text:p>
          </table:table-cell>
          <table:table-cell office:value-type="float" office:value="-271" calcext:value-type="float">
            <text:p>-271</text:p>
          </table:table-cell>
          <table:table-cell office:value-type="float" office:value="-1271" calcext:value-type="float">
            <text:p>-1271</text:p>
          </table:table-cell>
          <table:table-cell table:style-name="ce1"/>
          <table:table-cell table:formula="of:=IF([.B690]&lt;&gt;&quot;&quot;;[.B690];IF([.B689]&lt;&gt;&quot;&quot;;[.B689];[.B688]))" office:value-type="float" office:value="416" calcext:value-type="float">
            <text:p>416</text:p>
          </table:table-cell>
          <table:table-cell table:formula="of:=IF([.C690]&lt;&gt;&quot;&quot;;[.C690];IF([.C689]&lt;&gt;&quot;&quot;;[.C689];[.C688]))" office:value-type="float" office:value="1605" calcext:value-type="float">
            <text:p>1605</text:p>
          </table:table-cell>
          <table:table-cell table:formula="of:=IF([.D690]&lt;&gt;&quot;&quot;;[.D690];IF([.D689]&lt;&gt;&quot;&quot;;[.D689];[.D688]))" office:value-type="float" office:value="-271" calcext:value-type="float">
            <text:p>-271</text:p>
          </table:table-cell>
          <table:table-cell table:formula="of:=IF([.E690]&lt;&gt;&quot;&quot;;[.E690];IF([.E689]&lt;&gt;&quot;&quot;;[.E689];[.E688]))" office:value-type="float" office:value="-1271" calcext:value-type="float">
            <text:p>-1271</text:p>
          </table:table-cell>
          <table:table-cell table:formula="of:=IF([.F690]&lt;&gt;&quot;&quot;;[.F690];IF([.F689]&lt;&gt;&quot;&quot;;[.F689];[.F688]))" office:value-type="float" office:value="146" calcext:value-type="float">
            <text:p>146</text:p>
          </table:table-cell>
          <table:table-cell table:number-columns-repeated="995"/>
        </table:table-row>
        <table:table-row table:style-name="ro1">
          <table:table-cell office:value-type="date" office:date-value="2022-08-23T18:55:00" calcext:value-type="date">
            <text:p>2022-08-23 18:55:00</text:p>
          </table:table-cell>
          <table:table-cell table:number-columns-repeated="4"/>
          <table:table-cell table:style-name="ce1" office:value-type="float" office:value="150" calcext:value-type="float">
            <text:p>150</text:p>
          </table:table-cell>
          <table:table-cell table:formula="of:=IF([.B691]&lt;&gt;&quot;&quot;;[.B691];IF([.B690]&lt;&gt;&quot;&quot;;[.B690];[.B689]))" office:value-type="float" office:value="416" calcext:value-type="float">
            <text:p>416</text:p>
          </table:table-cell>
          <table:table-cell table:formula="of:=IF([.C691]&lt;&gt;&quot;&quot;;[.C691];IF([.C690]&lt;&gt;&quot;&quot;;[.C690];[.C689]))" office:value-type="float" office:value="1605" calcext:value-type="float">
            <text:p>1605</text:p>
          </table:table-cell>
          <table:table-cell table:formula="of:=IF([.D691]&lt;&gt;&quot;&quot;;[.D691];IF([.D690]&lt;&gt;&quot;&quot;;[.D690];[.D689]))" office:value-type="float" office:value="-271" calcext:value-type="float">
            <text:p>-271</text:p>
          </table:table-cell>
          <table:table-cell table:formula="of:=IF([.E691]&lt;&gt;&quot;&quot;;[.E691];IF([.E690]&lt;&gt;&quot;&quot;;[.E690];[.E689]))" office:value-type="float" office:value="-1271" calcext:value-type="float">
            <text:p>-1271</text:p>
          </table:table-cell>
          <table:table-cell table:formula="of:=IF([.F691]&lt;&gt;&quot;&quot;;[.F691];IF([.F690]&lt;&gt;&quot;&quot;;[.F690];[.F689]))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table-cell office:value-type="date" office:date-value="2022-08-23T18:55:42.374078" calcext:value-type="date">
            <text:p>2022-08-23 18:55:42</text:p>
          </table:table-cell>
          <table:table-cell office:value-type="float" office:value="439" calcext:value-type="float">
            <text:p>439</text:p>
          </table:table-cell>
          <table:table-cell office:value-type="float" office:value="4558" calcext:value-type="float">
            <text:p>4558</text:p>
          </table:table-cell>
          <table:table-cell office:value-type="float" office:value="-66" calcext:value-type="float">
            <text:p>-66</text:p>
          </table:table-cell>
          <table:table-cell office:value-type="float" office:value="-4562" calcext:value-type="float">
            <text:p>-4562</text:p>
          </table:table-cell>
          <table:table-cell table:style-name="ce1"/>
          <table:table-cell table:formula="of:=IF([.B692]&lt;&gt;&quot;&quot;;[.B692];IF([.B691]&lt;&gt;&quot;&quot;;[.B691];[.B690]))" office:value-type="float" office:value="439" calcext:value-type="float">
            <text:p>439</text:p>
          </table:table-cell>
          <table:table-cell table:formula="of:=IF([.C692]&lt;&gt;&quot;&quot;;[.C692];IF([.C691]&lt;&gt;&quot;&quot;;[.C691];[.C690]))" office:value-type="float" office:value="4558" calcext:value-type="float">
            <text:p>4558</text:p>
          </table:table-cell>
          <table:table-cell table:formula="of:=IF([.D692]&lt;&gt;&quot;&quot;;[.D692];IF([.D691]&lt;&gt;&quot;&quot;;[.D691];[.D690]))" office:value-type="float" office:value="-66" calcext:value-type="float">
            <text:p>-66</text:p>
          </table:table-cell>
          <table:table-cell table:formula="of:=IF([.E692]&lt;&gt;&quot;&quot;;[.E692];IF([.E691]&lt;&gt;&quot;&quot;;[.E691];[.E690]))" office:value-type="float" office:value="-4562" calcext:value-type="float">
            <text:p>-4562</text:p>
          </table:table-cell>
          <table:table-cell table:formula="of:=IF([.F692]&lt;&gt;&quot;&quot;;[.F692];IF([.F691]&lt;&gt;&quot;&quot;;[.F691];[.F690]))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table-cell office:value-type="date" office:date-value="2022-08-23T18:56:00" calcext:value-type="date">
            <text:p>2022-08-23 18:56:00</text:p>
          </table:table-cell>
          <table:table-cell table:number-columns-repeated="4"/>
          <table:table-cell table:style-name="ce1" office:value-type="float" office:value="164" calcext:value-type="float">
            <text:p>164</text:p>
          </table:table-cell>
          <table:table-cell table:formula="of:=IF([.B693]&lt;&gt;&quot;&quot;;[.B693];IF([.B692]&lt;&gt;&quot;&quot;;[.B692];[.B691]))" office:value-type="float" office:value="439" calcext:value-type="float">
            <text:p>439</text:p>
          </table:table-cell>
          <table:table-cell table:formula="of:=IF([.C693]&lt;&gt;&quot;&quot;;[.C693];IF([.C692]&lt;&gt;&quot;&quot;;[.C692];[.C691]))" office:value-type="float" office:value="4558" calcext:value-type="float">
            <text:p>4558</text:p>
          </table:table-cell>
          <table:table-cell table:formula="of:=IF([.D693]&lt;&gt;&quot;&quot;;[.D693];IF([.D692]&lt;&gt;&quot;&quot;;[.D692];[.D691]))" office:value-type="float" office:value="-66" calcext:value-type="float">
            <text:p>-66</text:p>
          </table:table-cell>
          <table:table-cell table:formula="of:=IF([.E693]&lt;&gt;&quot;&quot;;[.E693];IF([.E692]&lt;&gt;&quot;&quot;;[.E692];[.E691]))" office:value-type="float" office:value="-4562" calcext:value-type="float">
            <text:p>-4562</text:p>
          </table:table-cell>
          <table:table-cell table:formula="of:=IF([.F693]&lt;&gt;&quot;&quot;;[.F693];IF([.F692]&lt;&gt;&quot;&quot;;[.F692];[.F691]))" office:value-type="float" office:value="164" calcext:value-type="float">
            <text:p>164</text:p>
          </table:table-cell>
          <table:table-cell table:number-columns-repeated="995"/>
        </table:table-row>
        <table:table-row table:style-name="ro1">
          <table:table-cell office:value-type="date" office:date-value="2022-08-23T18:56:50.43354" calcext:value-type="date">
            <text:p>2022-08-23 18:56:50</text:p>
          </table:table-cell>
          <table:table-cell office:value-type="float" office:value="472" calcext:value-type="float">
            <text:p>472</text:p>
          </table:table-cell>
          <table:table-cell office:value-type="float" office:value="2642" calcext:value-type="float">
            <text:p>2642</text:p>
          </table:table-cell>
          <table:table-cell office:value-type="float" office:value="-81" calcext:value-type="float">
            <text:p>-81</text:p>
          </table:table-cell>
          <table:table-cell office:value-type="float" office:value="-2193" calcext:value-type="float">
            <text:p>-2193</text:p>
          </table:table-cell>
          <table:table-cell table:style-name="ce1"/>
          <table:table-cell table:formula="of:=IF([.B694]&lt;&gt;&quot;&quot;;[.B694];IF([.B693]&lt;&gt;&quot;&quot;;[.B693];[.B692]))" office:value-type="float" office:value="472" calcext:value-type="float">
            <text:p>472</text:p>
          </table:table-cell>
          <table:table-cell table:formula="of:=IF([.C694]&lt;&gt;&quot;&quot;;[.C694];IF([.C693]&lt;&gt;&quot;&quot;;[.C693];[.C692]))" office:value-type="float" office:value="2642" calcext:value-type="float">
            <text:p>2642</text:p>
          </table:table-cell>
          <table:table-cell table:formula="of:=IF([.D694]&lt;&gt;&quot;&quot;;[.D694];IF([.D693]&lt;&gt;&quot;&quot;;[.D693];[.D692]))" office:value-type="float" office:value="-81" calcext:value-type="float">
            <text:p>-81</text:p>
          </table:table-cell>
          <table:table-cell table:formula="of:=IF([.E694]&lt;&gt;&quot;&quot;;[.E694];IF([.E693]&lt;&gt;&quot;&quot;;[.E693];[.E692]))" office:value-type="float" office:value="-2193" calcext:value-type="float">
            <text:p>-2193</text:p>
          </table:table-cell>
          <table:table-cell table:formula="of:=IF([.F694]&lt;&gt;&quot;&quot;;[.F694];IF([.F693]&lt;&gt;&quot;&quot;;[.F693];[.F692]))" office:value-type="float" office:value="164" calcext:value-type="float">
            <text:p>164</text:p>
          </table:table-cell>
          <table:table-cell table:number-columns-repeated="995"/>
        </table:table-row>
        <table:table-row table:style-name="ro1">
          <table:table-cell office:value-type="date" office:date-value="2022-08-23T18:57:00" calcext:value-type="date">
            <text:p>2022-08-23 18:57:00</text:p>
          </table:table-cell>
          <table:table-cell table:number-columns-repeated="4"/>
          <table:table-cell table:style-name="ce1" office:value-type="float" office:value="176" calcext:value-type="float">
            <text:p>176</text:p>
          </table:table-cell>
          <table:table-cell table:formula="of:=IF([.B695]&lt;&gt;&quot;&quot;;[.B695];IF([.B694]&lt;&gt;&quot;&quot;;[.B694];[.B693]))" office:value-type="float" office:value="472" calcext:value-type="float">
            <text:p>472</text:p>
          </table:table-cell>
          <table:table-cell table:formula="of:=IF([.C695]&lt;&gt;&quot;&quot;;[.C695];IF([.C694]&lt;&gt;&quot;&quot;;[.C694];[.C693]))" office:value-type="float" office:value="2642" calcext:value-type="float">
            <text:p>2642</text:p>
          </table:table-cell>
          <table:table-cell table:formula="of:=IF([.D695]&lt;&gt;&quot;&quot;;[.D695];IF([.D694]&lt;&gt;&quot;&quot;;[.D694];[.D693]))" office:value-type="float" office:value="-81" calcext:value-type="float">
            <text:p>-81</text:p>
          </table:table-cell>
          <table:table-cell table:formula="of:=IF([.E695]&lt;&gt;&quot;&quot;;[.E695];IF([.E694]&lt;&gt;&quot;&quot;;[.E694];[.E693]))" office:value-type="float" office:value="-2193" calcext:value-type="float">
            <text:p>-2193</text:p>
          </table:table-cell>
          <table:table-cell table:formula="of:=IF([.F695]&lt;&gt;&quot;&quot;;[.F695];IF([.F694]&lt;&gt;&quot;&quot;;[.F694];[.F693]))" office:value-type="float" office:value="176" calcext:value-type="float">
            <text:p>176</text:p>
          </table:table-cell>
          <table:table-cell table:number-columns-repeated="995"/>
        </table:table-row>
        <table:table-row table:style-name="ro1">
          <table:table-cell office:value-type="date" office:date-value="2022-08-23T18:58:00.000001" calcext:value-type="date">
            <text:p>2022-08-23 18:58:00</text:p>
          </table:table-cell>
          <table:table-cell table:number-columns-repeated="4"/>
          <table:table-cell table:style-name="ce1" office:value-type="float" office:value="177" calcext:value-type="float">
            <text:p>177</text:p>
          </table:table-cell>
          <table:table-cell table:formula="of:=IF([.B696]&lt;&gt;&quot;&quot;;[.B696];IF([.B695]&lt;&gt;&quot;&quot;;[.B695];[.B694]))" office:value-type="float" office:value="472" calcext:value-type="float">
            <text:p>472</text:p>
          </table:table-cell>
          <table:table-cell table:formula="of:=IF([.C696]&lt;&gt;&quot;&quot;;[.C696];IF([.C695]&lt;&gt;&quot;&quot;;[.C695];[.C694]))" office:value-type="float" office:value="2642" calcext:value-type="float">
            <text:p>2642</text:p>
          </table:table-cell>
          <table:table-cell table:formula="of:=IF([.D696]&lt;&gt;&quot;&quot;;[.D696];IF([.D695]&lt;&gt;&quot;&quot;;[.D695];[.D694]))" office:value-type="float" office:value="-81" calcext:value-type="float">
            <text:p>-81</text:p>
          </table:table-cell>
          <table:table-cell table:formula="of:=IF([.E696]&lt;&gt;&quot;&quot;;[.E696];IF([.E695]&lt;&gt;&quot;&quot;;[.E695];[.E694]))" office:value-type="float" office:value="-2193" calcext:value-type="float">
            <text:p>-2193</text:p>
          </table:table-cell>
          <table:table-cell table:formula="of:=IF([.F696]&lt;&gt;&quot;&quot;;[.F696];IF([.F695]&lt;&gt;&quot;&quot;;[.F695];[.F694]))" office:value-type="float" office:value="177" calcext:value-type="float">
            <text:p>177</text:p>
          </table:table-cell>
          <table:table-cell table:number-columns-repeated="995"/>
        </table:table-row>
        <table:table-row table:style-name="ro1">
          <table:table-cell office:value-type="date" office:date-value="2022-08-23T18:58:01.602182" calcext:value-type="date">
            <text:p>2022-08-23 18:58:02</text:p>
          </table:table-cell>
          <table:table-cell office:value-type="float" office:value="499" calcext:value-type="float">
            <text:p>499</text:p>
          </table:table-cell>
          <table:table-cell office:value-type="float" office:value="3683" calcext:value-type="float">
            <text:p>3683</text:p>
          </table:table-cell>
          <table:table-cell office:value-type="float" office:value="-94" calcext:value-type="float">
            <text:p>-94</text:p>
          </table:table-cell>
          <table:table-cell office:value-type="float" office:value="-876" calcext:value-type="float">
            <text:p>-876</text:p>
          </table:table-cell>
          <table:table-cell table:style-name="ce1"/>
          <table:table-cell table:formula="of:=IF([.B697]&lt;&gt;&quot;&quot;;[.B697];IF([.B696]&lt;&gt;&quot;&quot;;[.B696];[.B695]))" office:value-type="float" office:value="499" calcext:value-type="float">
            <text:p>499</text:p>
          </table:table-cell>
          <table:table-cell table:formula="of:=IF([.C697]&lt;&gt;&quot;&quot;;[.C697];IF([.C696]&lt;&gt;&quot;&quot;;[.C696];[.C695]))" office:value-type="float" office:value="3683" calcext:value-type="float">
            <text:p>3683</text:p>
          </table:table-cell>
          <table:table-cell table:formula="of:=IF([.D697]&lt;&gt;&quot;&quot;;[.D697];IF([.D696]&lt;&gt;&quot;&quot;;[.D696];[.D695]))" office:value-type="float" office:value="-94" calcext:value-type="float">
            <text:p>-94</text:p>
          </table:table-cell>
          <table:table-cell table:formula="of:=IF([.E697]&lt;&gt;&quot;&quot;;[.E697];IF([.E696]&lt;&gt;&quot;&quot;;[.E696];[.E695]))" office:value-type="float" office:value="-876" calcext:value-type="float">
            <text:p>-876</text:p>
          </table:table-cell>
          <table:table-cell table:formula="of:=IF([.F697]&lt;&gt;&quot;&quot;;[.F697];IF([.F696]&lt;&gt;&quot;&quot;;[.F696];[.F695]))" office:value-type="float" office:value="177" calcext:value-type="float">
            <text:p>177</text:p>
          </table:table-cell>
          <table:table-cell table:number-columns-repeated="995"/>
        </table:table-row>
        <table:table-row table:style-name="ro1">
          <table:table-cell office:value-type="date" office:date-value="2022-08-23T18:59:00" calcext:value-type="date">
            <text:p>2022-08-23 18:59:00</text:p>
          </table:table-cell>
          <table:table-cell table:number-columns-repeated="4"/>
          <table:table-cell table:style-name="ce1" office:value-type="float" office:value="174" calcext:value-type="float">
            <text:p>174</text:p>
          </table:table-cell>
          <table:table-cell table:formula="of:=IF([.B698]&lt;&gt;&quot;&quot;;[.B698];IF([.B697]&lt;&gt;&quot;&quot;;[.B697];[.B696]))" office:value-type="float" office:value="499" calcext:value-type="float">
            <text:p>499</text:p>
          </table:table-cell>
          <table:table-cell table:formula="of:=IF([.C698]&lt;&gt;&quot;&quot;;[.C698];IF([.C697]&lt;&gt;&quot;&quot;;[.C697];[.C696]))" office:value-type="float" office:value="3683" calcext:value-type="float">
            <text:p>3683</text:p>
          </table:table-cell>
          <table:table-cell table:formula="of:=IF([.D698]&lt;&gt;&quot;&quot;;[.D698];IF([.D697]&lt;&gt;&quot;&quot;;[.D697];[.D696]))" office:value-type="float" office:value="-94" calcext:value-type="float">
            <text:p>-94</text:p>
          </table:table-cell>
          <table:table-cell table:formula="of:=IF([.E698]&lt;&gt;&quot;&quot;;[.E698];IF([.E697]&lt;&gt;&quot;&quot;;[.E697];[.E696]))" office:value-type="float" office:value="-876" calcext:value-type="float">
            <text:p>-876</text:p>
          </table:table-cell>
          <table:table-cell table:formula="of:=IF([.F698]&lt;&gt;&quot;&quot;;[.F698];IF([.F697]&lt;&gt;&quot;&quot;;[.F697];[.F696]))" office:value-type="float" office:value="174" calcext:value-type="float">
            <text:p>174</text:p>
          </table:table-cell>
          <table:table-cell table:number-columns-repeated="995"/>
        </table:table-row>
        <table:table-row table:style-name="ro1">
          <table:table-cell office:value-type="date" office:date-value="2022-08-23T18:59:13.24272" calcext:value-type="date">
            <text:p>2022-08-23 18:59:13</text:p>
          </table:table-cell>
          <table:table-cell office:value-type="float" office:value="483" calcext:value-type="float">
            <text:p>483</text:p>
          </table:table-cell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office:value-type="float" office:value="-1067" calcext:value-type="float">
            <text:p>-1067</text:p>
          </table:table-cell>
          <table:table-cell table:style-name="ce1"/>
          <table:table-cell table:formula="of:=IF([.B699]&lt;&gt;&quot;&quot;;[.B699];IF([.B698]&lt;&gt;&quot;&quot;;[.B698];[.B697]))" office:value-type="float" office:value="483" calcext:value-type="float">
            <text:p>483</text:p>
          </table:table-cell>
          <table:table-cell table:formula="of:=IF([.C699]&lt;&gt;&quot;&quot;;[.C699];IF([.C698]&lt;&gt;&quot;&quot;;[.C698];[.C697]))" office:value-type="float" office:value="1541" calcext:value-type="float">
            <text:p>1541</text:p>
          </table:table-cell>
          <table:table-cell table:formula="of:=IF([.D699]&lt;&gt;&quot;&quot;;[.D699];IF([.D698]&lt;&gt;&quot;&quot;;[.D698];[.D697]))" office:value-type="float" office:value="0" calcext:value-type="float">
            <text:p>0</text:p>
          </table:table-cell>
          <table:table-cell table:formula="of:=IF([.E699]&lt;&gt;&quot;&quot;;[.E699];IF([.E698]&lt;&gt;&quot;&quot;;[.E698];[.E697]))" office:value-type="float" office:value="-1067" calcext:value-type="float">
            <text:p>-1067</text:p>
          </table:table-cell>
          <table:table-cell table:formula="of:=IF([.F699]&lt;&gt;&quot;&quot;;[.F699];IF([.F698]&lt;&gt;&quot;&quot;;[.F698];[.F697]))" office:value-type="float" office:value="174" calcext:value-type="float">
            <text:p>174</text:p>
          </table:table-cell>
          <table:table-cell table:number-columns-repeated="995"/>
        </table:table-row>
        <table:table-row table:style-name="ro1">
          <table:table-cell office:value-type="date" office:date-value="2022-08-23T19:00:00" calcext:value-type="date">
            <text:p>2022-08-23 19:00:00</text:p>
          </table:table-cell>
          <table:table-cell table:number-columns-repeated="4"/>
          <table:table-cell table:style-name="ce1" office:value-type="float" office:value="169" calcext:value-type="float">
            <text:p>169</text:p>
          </table:table-cell>
          <table:table-cell table:formula="of:=IF([.B700]&lt;&gt;&quot;&quot;;[.B700];IF([.B699]&lt;&gt;&quot;&quot;;[.B699];[.B698]))" office:value-type="float" office:value="483" calcext:value-type="float">
            <text:p>483</text:p>
          </table:table-cell>
          <table:table-cell table:formula="of:=IF([.C700]&lt;&gt;&quot;&quot;;[.C700];IF([.C699]&lt;&gt;&quot;&quot;;[.C699];[.C698]))" office:value-type="float" office:value="1541" calcext:value-type="float">
            <text:p>1541</text:p>
          </table:table-cell>
          <table:table-cell table:formula="of:=IF([.D700]&lt;&gt;&quot;&quot;;[.D700];IF([.D699]&lt;&gt;&quot;&quot;;[.D699];[.D698]))" office:value-type="float" office:value="0" calcext:value-type="float">
            <text:p>0</text:p>
          </table:table-cell>
          <table:table-cell table:formula="of:=IF([.E700]&lt;&gt;&quot;&quot;;[.E700];IF([.E699]&lt;&gt;&quot;&quot;;[.E699];[.E698]))" office:value-type="float" office:value="-1067" calcext:value-type="float">
            <text:p>-1067</text:p>
          </table:table-cell>
          <table:table-cell table:formula="of:=IF([.F700]&lt;&gt;&quot;&quot;;[.F700];IF([.F699]&lt;&gt;&quot;&quot;;[.F699];[.F698]))" office:value-type="float" office:value="169" calcext:value-type="float">
            <text:p>169</text:p>
          </table:table-cell>
          <table:table-cell table:number-columns-repeated="995"/>
        </table:table-row>
        <table:table-row table:style-name="ro1">
          <table:table-cell office:value-type="date" office:date-value="2022-08-23T19:00:23.602923" calcext:value-type="date">
            <text:p>2022-08-23 19:00:24</text:p>
          </table:table-cell>
          <table:table-cell office:value-type="float" office:value="476" calcext:value-type="float">
            <text:p>476</text:p>
          </table:table-cell>
          <table:table-cell office:value-type="float" office:value="3169" calcext:value-type="float">
            <text:p>3169</text:p>
          </table:table-cell>
          <table:table-cell office:value-type="float" office:value="526" calcext:value-type="float">
            <text:p>526</text:p>
          </table:table-cell>
          <table:table-cell office:value-type="float" office:value="-1467" calcext:value-type="float">
            <text:p>-1467</text:p>
          </table:table-cell>
          <table:table-cell table:style-name="ce1"/>
          <table:table-cell table:formula="of:=IF([.B701]&lt;&gt;&quot;&quot;;[.B701];IF([.B700]&lt;&gt;&quot;&quot;;[.B700];[.B699]))" office:value-type="float" office:value="476" calcext:value-type="float">
            <text:p>476</text:p>
          </table:table-cell>
          <table:table-cell table:formula="of:=IF([.C701]&lt;&gt;&quot;&quot;;[.C701];IF([.C700]&lt;&gt;&quot;&quot;;[.C700];[.C699]))" office:value-type="float" office:value="3169" calcext:value-type="float">
            <text:p>3169</text:p>
          </table:table-cell>
          <table:table-cell table:formula="of:=IF([.D701]&lt;&gt;&quot;&quot;;[.D701];IF([.D700]&lt;&gt;&quot;&quot;;[.D700];[.D699]))" office:value-type="float" office:value="526" calcext:value-type="float">
            <text:p>526</text:p>
          </table:table-cell>
          <table:table-cell table:formula="of:=IF([.E701]&lt;&gt;&quot;&quot;;[.E701];IF([.E700]&lt;&gt;&quot;&quot;;[.E700];[.E699]))" office:value-type="float" office:value="-1467" calcext:value-type="float">
            <text:p>-1467</text:p>
          </table:table-cell>
          <table:table-cell table:formula="of:=IF([.F701]&lt;&gt;&quot;&quot;;[.F701];IF([.F700]&lt;&gt;&quot;&quot;;[.F700];[.F699]))" office:value-type="float" office:value="169" calcext:value-type="float">
            <text:p>169</text:p>
          </table:table-cell>
          <table:table-cell table:number-columns-repeated="995"/>
        </table:table-row>
        <table:table-row table:style-name="ro1">
          <table:table-cell office:value-type="date" office:date-value="2022-08-23T19:01:00" calcext:value-type="date">
            <text:p>2022-08-23 19:01:00</text:p>
          </table:table-cell>
          <table:table-cell table:number-columns-repeated="4"/>
          <table:table-cell table:style-name="ce1" office:value-type="float" office:value="164" calcext:value-type="float">
            <text:p>164</text:p>
          </table:table-cell>
          <table:table-cell table:formula="of:=IF([.B702]&lt;&gt;&quot;&quot;;[.B702];IF([.B701]&lt;&gt;&quot;&quot;;[.B701];[.B700]))" office:value-type="float" office:value="476" calcext:value-type="float">
            <text:p>476</text:p>
          </table:table-cell>
          <table:table-cell table:formula="of:=IF([.C702]&lt;&gt;&quot;&quot;;[.C702];IF([.C701]&lt;&gt;&quot;&quot;;[.C701];[.C700]))" office:value-type="float" office:value="3169" calcext:value-type="float">
            <text:p>3169</text:p>
          </table:table-cell>
          <table:table-cell table:formula="of:=IF([.D702]&lt;&gt;&quot;&quot;;[.D702];IF([.D701]&lt;&gt;&quot;&quot;;[.D701];[.D700]))" office:value-type="float" office:value="526" calcext:value-type="float">
            <text:p>526</text:p>
          </table:table-cell>
          <table:table-cell table:formula="of:=IF([.E702]&lt;&gt;&quot;&quot;;[.E702];IF([.E701]&lt;&gt;&quot;&quot;;[.E701];[.E700]))" office:value-type="float" office:value="-1467" calcext:value-type="float">
            <text:p>-1467</text:p>
          </table:table-cell>
          <table:table-cell table:formula="of:=IF([.F702]&lt;&gt;&quot;&quot;;[.F702];IF([.F701]&lt;&gt;&quot;&quot;;[.F701];[.F700]))" office:value-type="float" office:value="164" calcext:value-type="float">
            <text:p>164</text:p>
          </table:table-cell>
          <table:table-cell table:number-columns-repeated="995"/>
        </table:table-row>
        <table:table-row table:style-name="ro1">
          <table:table-cell office:value-type="date" office:date-value="2022-08-23T19:01:33.969142" calcext:value-type="date">
            <text:p>2022-08-23 19:01:34</text:p>
          </table:table-cell>
          <table:table-cell office:value-type="float" office:value="453" calcext:value-type="float">
            <text:p>453</text:p>
          </table:table-cell>
          <table:table-cell office:value-type="float" office:value="1702" calcext:value-type="float">
            <text:p>1702</text:p>
          </table:table-cell>
          <table:table-cell office:value-type="float" office:value="29" calcext:value-type="float">
            <text:p>29</text:p>
          </table:table-cell>
          <table:table-cell office:value-type="float" office:value="-1249" calcext:value-type="float">
            <text:p>-1249</text:p>
          </table:table-cell>
          <table:table-cell table:style-name="ce1"/>
          <table:table-cell table:formula="of:=IF([.B703]&lt;&gt;&quot;&quot;;[.B703];IF([.B702]&lt;&gt;&quot;&quot;;[.B702];[.B701]))" office:value-type="float" office:value="453" calcext:value-type="float">
            <text:p>453</text:p>
          </table:table-cell>
          <table:table-cell table:formula="of:=IF([.C703]&lt;&gt;&quot;&quot;;[.C703];IF([.C702]&lt;&gt;&quot;&quot;;[.C702];[.C701]))" office:value-type="float" office:value="1702" calcext:value-type="float">
            <text:p>1702</text:p>
          </table:table-cell>
          <table:table-cell table:formula="of:=IF([.D703]&lt;&gt;&quot;&quot;;[.D703];IF([.D702]&lt;&gt;&quot;&quot;;[.D702];[.D701]))" office:value-type="float" office:value="29" calcext:value-type="float">
            <text:p>29</text:p>
          </table:table-cell>
          <table:table-cell table:formula="of:=IF([.E703]&lt;&gt;&quot;&quot;;[.E703];IF([.E702]&lt;&gt;&quot;&quot;;[.E702];[.E701]))" office:value-type="float" office:value="-1249" calcext:value-type="float">
            <text:p>-1249</text:p>
          </table:table-cell>
          <table:table-cell table:formula="of:=IF([.F703]&lt;&gt;&quot;&quot;;[.F703];IF([.F702]&lt;&gt;&quot;&quot;;[.F702];[.F701]))" office:value-type="float" office:value="164" calcext:value-type="float">
            <text:p>164</text:p>
          </table:table-cell>
          <table:table-cell table:number-columns-repeated="995"/>
        </table:table-row>
        <table:table-row table:style-name="ro1">
          <table:table-cell office:value-type="date" office:date-value="2022-08-23T19:02:00" calcext:value-type="date">
            <text:p>2022-08-23 19:02:00</text:p>
          </table:table-cell>
          <table:table-cell table:number-columns-repeated="4"/>
          <table:table-cell table:style-name="ce1" office:value-type="float" office:value="159" calcext:value-type="float">
            <text:p>159</text:p>
          </table:table-cell>
          <table:table-cell table:formula="of:=IF([.B704]&lt;&gt;&quot;&quot;;[.B704];IF([.B703]&lt;&gt;&quot;&quot;;[.B703];[.B702]))" office:value-type="float" office:value="453" calcext:value-type="float">
            <text:p>453</text:p>
          </table:table-cell>
          <table:table-cell table:formula="of:=IF([.C704]&lt;&gt;&quot;&quot;;[.C704];IF([.C703]&lt;&gt;&quot;&quot;;[.C703];[.C702]))" office:value-type="float" office:value="1702" calcext:value-type="float">
            <text:p>1702</text:p>
          </table:table-cell>
          <table:table-cell table:formula="of:=IF([.D704]&lt;&gt;&quot;&quot;;[.D704];IF([.D703]&lt;&gt;&quot;&quot;;[.D703];[.D702]))" office:value-type="float" office:value="29" calcext:value-type="float">
            <text:p>29</text:p>
          </table:table-cell>
          <table:table-cell table:formula="of:=IF([.E704]&lt;&gt;&quot;&quot;;[.E704];IF([.E703]&lt;&gt;&quot;&quot;;[.E703];[.E702]))" office:value-type="float" office:value="-1249" calcext:value-type="float">
            <text:p>-1249</text:p>
          </table:table-cell>
          <table:table-cell table:formula="of:=IF([.F704]&lt;&gt;&quot;&quot;;[.F704];IF([.F703]&lt;&gt;&quot;&quot;;[.F703];[.F702]))" office:value-type="float" office:value="159" calcext:value-type="float">
            <text:p>159</text:p>
          </table:table-cell>
          <table:table-cell table:number-columns-repeated="995"/>
        </table:table-row>
        <table:table-row table:style-name="ro1">
          <table:table-cell office:value-type="date" office:date-value="2022-08-23T19:02:44.973464" calcext:value-type="date">
            <text:p>2022-08-23 19:02:45</text:p>
          </table:table-cell>
          <table:table-cell office:value-type="float" office:value="438" calcext:value-type="float">
            <text:p>438</text:p>
          </table:table-cell>
          <table:table-cell office:value-type="float" office:value="1848" calcext:value-type="float">
            <text:p>1848</text:p>
          </table:table-cell>
          <table:table-cell office:value-type="float" office:value="-17" calcext:value-type="float">
            <text:p>-17</text:p>
          </table:table-cell>
          <table:table-cell office:value-type="float" office:value="-1474" calcext:value-type="float">
            <text:p>-1474</text:p>
          </table:table-cell>
          <table:table-cell table:style-name="ce1"/>
          <table:table-cell table:formula="of:=IF([.B705]&lt;&gt;&quot;&quot;;[.B705];IF([.B704]&lt;&gt;&quot;&quot;;[.B704];[.B703]))" office:value-type="float" office:value="438" calcext:value-type="float">
            <text:p>438</text:p>
          </table:table-cell>
          <table:table-cell table:formula="of:=IF([.C705]&lt;&gt;&quot;&quot;;[.C705];IF([.C704]&lt;&gt;&quot;&quot;;[.C704];[.C703]))" office:value-type="float" office:value="1848" calcext:value-type="float">
            <text:p>1848</text:p>
          </table:table-cell>
          <table:table-cell table:formula="of:=IF([.D705]&lt;&gt;&quot;&quot;;[.D705];IF([.D704]&lt;&gt;&quot;&quot;;[.D704];[.D703]))" office:value-type="float" office:value="-17" calcext:value-type="float">
            <text:p>-17</text:p>
          </table:table-cell>
          <table:table-cell table:formula="of:=IF([.E705]&lt;&gt;&quot;&quot;;[.E705];IF([.E704]&lt;&gt;&quot;&quot;;[.E704];[.E703]))" office:value-type="float" office:value="-1474" calcext:value-type="float">
            <text:p>-1474</text:p>
          </table:table-cell>
          <table:table-cell table:formula="of:=IF([.F705]&lt;&gt;&quot;&quot;;[.F705];IF([.F704]&lt;&gt;&quot;&quot;;[.F704];[.F703]))" office:value-type="float" office:value="159" calcext:value-type="float">
            <text:p>159</text:p>
          </table:table-cell>
          <table:table-cell table:number-columns-repeated="995"/>
        </table:table-row>
        <table:table-row table:style-name="ro1">
          <table:table-cell office:value-type="date" office:date-value="2022-08-23T19:03:00" calcext:value-type="date">
            <text:p>2022-08-23 19:03:00</text:p>
          </table:table-cell>
          <table:table-cell table:number-columns-repeated="4"/>
          <table:table-cell table:style-name="ce1" office:value-type="float" office:value="150" calcext:value-type="float">
            <text:p>150</text:p>
          </table:table-cell>
          <table:table-cell table:formula="of:=IF([.B706]&lt;&gt;&quot;&quot;;[.B706];IF([.B705]&lt;&gt;&quot;&quot;;[.B705];[.B704]))" office:value-type="float" office:value="438" calcext:value-type="float">
            <text:p>438</text:p>
          </table:table-cell>
          <table:table-cell table:formula="of:=IF([.C706]&lt;&gt;&quot;&quot;;[.C706];IF([.C705]&lt;&gt;&quot;&quot;;[.C705];[.C704]))" office:value-type="float" office:value="1848" calcext:value-type="float">
            <text:p>1848</text:p>
          </table:table-cell>
          <table:table-cell table:formula="of:=IF([.D706]&lt;&gt;&quot;&quot;;[.D706];IF([.D705]&lt;&gt;&quot;&quot;;[.D705];[.D704]))" office:value-type="float" office:value="-17" calcext:value-type="float">
            <text:p>-17</text:p>
          </table:table-cell>
          <table:table-cell table:formula="of:=IF([.E706]&lt;&gt;&quot;&quot;;[.E706];IF([.E705]&lt;&gt;&quot;&quot;;[.E705];[.E704]))" office:value-type="float" office:value="-1474" calcext:value-type="float">
            <text:p>-1474</text:p>
          </table:table-cell>
          <table:table-cell table:formula="of:=IF([.F706]&lt;&gt;&quot;&quot;;[.F706];IF([.F705]&lt;&gt;&quot;&quot;;[.F705];[.F704]))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table-cell office:value-type="date" office:date-value="2022-08-23T19:03:57.380662" calcext:value-type="date">
            <text:p>2022-08-23 19:03:57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-101" calcext:value-type="float">
            <text:p>-101</text:p>
          </table:table-cell>
          <table:table-cell office:value-type="float" office:value="-2017" calcext:value-type="float">
            <text:p>-2017</text:p>
          </table:table-cell>
          <table:table-cell table:style-name="ce1"/>
          <table:table-cell table:formula="of:=IF([.B707]&lt;&gt;&quot;&quot;;[.B707];IF([.B706]&lt;&gt;&quot;&quot;;[.B706];[.B705]))" office:value-type="float" office:value="0" calcext:value-type="float">
            <text:p>0</text:p>
          </table:table-cell>
          <table:table-cell table:formula="of:=IF([.C707]&lt;&gt;&quot;&quot;;[.C707];IF([.C706]&lt;&gt;&quot;&quot;;[.C706];[.C705]))" office:value-type="float" office:value="2441" calcext:value-type="float">
            <text:p>2441</text:p>
          </table:table-cell>
          <table:table-cell table:formula="of:=IF([.D707]&lt;&gt;&quot;&quot;;[.D707];IF([.D706]&lt;&gt;&quot;&quot;;[.D706];[.D705]))" office:value-type="float" office:value="-101" calcext:value-type="float">
            <text:p>-101</text:p>
          </table:table-cell>
          <table:table-cell table:formula="of:=IF([.E707]&lt;&gt;&quot;&quot;;[.E707];IF([.E706]&lt;&gt;&quot;&quot;;[.E706];[.E705]))" office:value-type="float" office:value="-2017" calcext:value-type="float">
            <text:p>-2017</text:p>
          </table:table-cell>
          <table:table-cell table:formula="of:=IF([.F707]&lt;&gt;&quot;&quot;;[.F707];IF([.F706]&lt;&gt;&quot;&quot;;[.F706];[.F705]))" office:value-type="float" office:value="150" calcext:value-type="float">
            <text:p>150</text:p>
          </table:table-cell>
          <table:table-cell table:number-columns-repeated="995"/>
        </table:table-row>
        <table:table-row table:style-name="ro1">
          <table:table-cell office:value-type="date" office:date-value="2022-08-23T19:04:00.000001" calcext:value-type="date">
            <text:p>2022-08-23 19:0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08]&lt;&gt;&quot;&quot;;[.B708];IF([.B707]&lt;&gt;&quot;&quot;;[.B707];[.B706]))" office:value-type="float" office:value="0" calcext:value-type="float">
            <text:p>0</text:p>
          </table:table-cell>
          <table:table-cell table:formula="of:=IF([.C708]&lt;&gt;&quot;&quot;;[.C708];IF([.C707]&lt;&gt;&quot;&quot;;[.C707];[.C706]))" office:value-type="float" office:value="2441" calcext:value-type="float">
            <text:p>2441</text:p>
          </table:table-cell>
          <table:table-cell table:formula="of:=IF([.D708]&lt;&gt;&quot;&quot;;[.D708];IF([.D707]&lt;&gt;&quot;&quot;;[.D707];[.D706]))" office:value-type="float" office:value="-101" calcext:value-type="float">
            <text:p>-101</text:p>
          </table:table-cell>
          <table:table-cell table:formula="of:=IF([.E708]&lt;&gt;&quot;&quot;;[.E708];IF([.E707]&lt;&gt;&quot;&quot;;[.E707];[.E706]))" office:value-type="float" office:value="-2017" calcext:value-type="float">
            <text:p>-2017</text:p>
          </table:table-cell>
          <table:table-cell table:formula="of:=IF([.F708]&lt;&gt;&quot;&quot;;[.F708];IF([.F707]&lt;&gt;&quot;&quot;;[.F707];[.F70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05:00" calcext:value-type="date">
            <text:p>2022-08-23 19:05:00</text:p>
          </table:table-cell>
          <table:table-cell table:number-columns-repeated="4"/>
          <table:table-cell table:style-name="ce1" office:value-type="float" office:value="144" calcext:value-type="float">
            <text:p>144</text:p>
          </table:table-cell>
          <table:table-cell table:formula="of:=IF([.B709]&lt;&gt;&quot;&quot;;[.B709];IF([.B708]&lt;&gt;&quot;&quot;;[.B708];[.B707]))" office:value-type="float" office:value="0" calcext:value-type="float">
            <text:p>0</text:p>
          </table:table-cell>
          <table:table-cell table:formula="of:=IF([.C709]&lt;&gt;&quot;&quot;;[.C709];IF([.C708]&lt;&gt;&quot;&quot;;[.C708];[.C707]))" office:value-type="float" office:value="2441" calcext:value-type="float">
            <text:p>2441</text:p>
          </table:table-cell>
          <table:table-cell table:formula="of:=IF([.D709]&lt;&gt;&quot;&quot;;[.D709];IF([.D708]&lt;&gt;&quot;&quot;;[.D708];[.D707]))" office:value-type="float" office:value="-101" calcext:value-type="float">
            <text:p>-101</text:p>
          </table:table-cell>
          <table:table-cell table:formula="of:=IF([.E709]&lt;&gt;&quot;&quot;;[.E709];IF([.E708]&lt;&gt;&quot;&quot;;[.E708];[.E707]))" office:value-type="float" office:value="-2017" calcext:value-type="float">
            <text:p>-2017</text:p>
          </table:table-cell>
          <table:table-cell table:formula="of:=IF([.F709]&lt;&gt;&quot;&quot;;[.F709];IF([.F708]&lt;&gt;&quot;&quot;;[.F708];[.F707]))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office:value-type="date" office:date-value="2022-08-23T19:05:12.948316" calcext:value-type="date">
            <text:p>2022-08-23 19:05:13</text:p>
          </table:table-cell>
          <table:table-cell office:value-type="float" office:value="400" calcext:value-type="float">
            <text:p>400</text:p>
          </table:table-cell>
          <table:table-cell office:value-type="float" office:value="2771" calcext:value-type="float">
            <text:p>2771</text:p>
          </table:table-cell>
          <table:table-cell office:value-type="float" office:value="-27" calcext:value-type="float">
            <text:p>-27</text:p>
          </table:table-cell>
          <table:table-cell office:value-type="float" office:value="-2470" calcext:value-type="float">
            <text:p>-2470</text:p>
          </table:table-cell>
          <table:table-cell table:style-name="ce1"/>
          <table:table-cell table:formula="of:=IF([.B710]&lt;&gt;&quot;&quot;;[.B710];IF([.B709]&lt;&gt;&quot;&quot;;[.B709];[.B708]))" office:value-type="float" office:value="400" calcext:value-type="float">
            <text:p>400</text:p>
          </table:table-cell>
          <table:table-cell table:formula="of:=IF([.C710]&lt;&gt;&quot;&quot;;[.C710];IF([.C709]&lt;&gt;&quot;&quot;;[.C709];[.C708]))" office:value-type="float" office:value="2771" calcext:value-type="float">
            <text:p>2771</text:p>
          </table:table-cell>
          <table:table-cell table:formula="of:=IF([.D710]&lt;&gt;&quot;&quot;;[.D710];IF([.D709]&lt;&gt;&quot;&quot;;[.D709];[.D708]))" office:value-type="float" office:value="-27" calcext:value-type="float">
            <text:p>-27</text:p>
          </table:table-cell>
          <table:table-cell table:formula="of:=IF([.E710]&lt;&gt;&quot;&quot;;[.E710];IF([.E709]&lt;&gt;&quot;&quot;;[.E709];[.E708]))" office:value-type="float" office:value="-2470" calcext:value-type="float">
            <text:p>-2470</text:p>
          </table:table-cell>
          <table:table-cell table:formula="of:=IF([.F710]&lt;&gt;&quot;&quot;;[.F710];IF([.F709]&lt;&gt;&quot;&quot;;[.F709];[.F708]))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office:value-type="date" office:date-value="2022-08-23T19:06:00" calcext:value-type="date">
            <text:p>2022-08-23 19:06:00</text:p>
          </table:table-cell>
          <table:table-cell table:number-columns-repeated="4"/>
          <table:table-cell table:style-name="ce1" office:value-type="float" office:value="141" calcext:value-type="float">
            <text:p>141</text:p>
          </table:table-cell>
          <table:table-cell table:formula="of:=IF([.B711]&lt;&gt;&quot;&quot;;[.B711];IF([.B710]&lt;&gt;&quot;&quot;;[.B710];[.B709]))" office:value-type="float" office:value="400" calcext:value-type="float">
            <text:p>400</text:p>
          </table:table-cell>
          <table:table-cell table:formula="of:=IF([.C711]&lt;&gt;&quot;&quot;;[.C711];IF([.C710]&lt;&gt;&quot;&quot;;[.C710];[.C709]))" office:value-type="float" office:value="2771" calcext:value-type="float">
            <text:p>2771</text:p>
          </table:table-cell>
          <table:table-cell table:formula="of:=IF([.D711]&lt;&gt;&quot;&quot;;[.D711];IF([.D710]&lt;&gt;&quot;&quot;;[.D710];[.D709]))" office:value-type="float" office:value="-27" calcext:value-type="float">
            <text:p>-27</text:p>
          </table:table-cell>
          <table:table-cell table:formula="of:=IF([.E711]&lt;&gt;&quot;&quot;;[.E711];IF([.E710]&lt;&gt;&quot;&quot;;[.E710];[.E709]))" office:value-type="float" office:value="-2470" calcext:value-type="float">
            <text:p>-2470</text:p>
          </table:table-cell>
          <table:table-cell table:formula="of:=IF([.F711]&lt;&gt;&quot;&quot;;[.F711];IF([.F710]&lt;&gt;&quot;&quot;;[.F710];[.F709]))" office:value-type="float" office:value="141" calcext:value-type="float">
            <text:p>141</text:p>
          </table:table-cell>
          <table:table-cell table:number-columns-repeated="995"/>
        </table:table-row>
        <table:table-row table:style-name="ro1">
          <table:table-cell office:value-type="date" office:date-value="2022-08-23T19:06:22.780457" calcext:value-type="date">
            <text:p>2022-08-23 19:06:23</text:p>
          </table:table-cell>
          <table:table-cell office:value-type="float" office:value="393" calcext:value-type="float">
            <text:p>393</text:p>
          </table:table-cell>
          <table:table-cell office:value-type="float" office:value="2977" calcext:value-type="float">
            <text:p>2977</text:p>
          </table:table-cell>
          <table:table-cell office:value-type="float" office:value="-4" calcext:value-type="float">
            <text:p>-4</text:p>
          </table:table-cell>
          <table:table-cell office:value-type="float" office:value="-2587" calcext:value-type="float">
            <text:p>-2587</text:p>
          </table:table-cell>
          <table:table-cell table:style-name="ce1"/>
          <table:table-cell table:formula="of:=IF([.B712]&lt;&gt;&quot;&quot;;[.B712];IF([.B711]&lt;&gt;&quot;&quot;;[.B711];[.B710]))" office:value-type="float" office:value="393" calcext:value-type="float">
            <text:p>393</text:p>
          </table:table-cell>
          <table:table-cell table:formula="of:=IF([.C712]&lt;&gt;&quot;&quot;;[.C712];IF([.C711]&lt;&gt;&quot;&quot;;[.C711];[.C710]))" office:value-type="float" office:value="2977" calcext:value-type="float">
            <text:p>2977</text:p>
          </table:table-cell>
          <table:table-cell table:formula="of:=IF([.D712]&lt;&gt;&quot;&quot;;[.D712];IF([.D711]&lt;&gt;&quot;&quot;;[.D711];[.D710]))" office:value-type="float" office:value="-4" calcext:value-type="float">
            <text:p>-4</text:p>
          </table:table-cell>
          <table:table-cell table:formula="of:=IF([.E712]&lt;&gt;&quot;&quot;;[.E712];IF([.E711]&lt;&gt;&quot;&quot;;[.E711];[.E710]))" office:value-type="float" office:value="-2587" calcext:value-type="float">
            <text:p>-2587</text:p>
          </table:table-cell>
          <table:table-cell table:formula="of:=IF([.F712]&lt;&gt;&quot;&quot;;[.F712];IF([.F711]&lt;&gt;&quot;&quot;;[.F711];[.F710]))" office:value-type="float" office:value="141" calcext:value-type="float">
            <text:p>141</text:p>
          </table:table-cell>
          <table:table-cell table:number-columns-repeated="995"/>
        </table:table-row>
        <table:table-row table:style-name="ro1">
          <table:table-cell office:value-type="date" office:date-value="2022-08-23T19:07:00" calcext:value-type="date">
            <text:p>2022-08-23 19:07:00</text:p>
          </table:table-cell>
          <table:table-cell table:number-columns-repeated="4"/>
          <table:table-cell table:style-name="ce1" office:value-type="float" office:value="135" calcext:value-type="float">
            <text:p>135</text:p>
          </table:table-cell>
          <table:table-cell table:formula="of:=IF([.B713]&lt;&gt;&quot;&quot;;[.B713];IF([.B712]&lt;&gt;&quot;&quot;;[.B712];[.B711]))" office:value-type="float" office:value="393" calcext:value-type="float">
            <text:p>393</text:p>
          </table:table-cell>
          <table:table-cell table:formula="of:=IF([.C713]&lt;&gt;&quot;&quot;;[.C713];IF([.C712]&lt;&gt;&quot;&quot;;[.C712];[.C711]))" office:value-type="float" office:value="2977" calcext:value-type="float">
            <text:p>2977</text:p>
          </table:table-cell>
          <table:table-cell table:formula="of:=IF([.D713]&lt;&gt;&quot;&quot;;[.D713];IF([.D712]&lt;&gt;&quot;&quot;;[.D712];[.D711]))" office:value-type="float" office:value="-4" calcext:value-type="float">
            <text:p>-4</text:p>
          </table:table-cell>
          <table:table-cell table:formula="of:=IF([.E713]&lt;&gt;&quot;&quot;;[.E713];IF([.E712]&lt;&gt;&quot;&quot;;[.E712];[.E711]))" office:value-type="float" office:value="-2587" calcext:value-type="float">
            <text:p>-2587</text:p>
          </table:table-cell>
          <table:table-cell table:formula="of:=IF([.F713]&lt;&gt;&quot;&quot;;[.F713];IF([.F712]&lt;&gt;&quot;&quot;;[.F712];[.F711]))" office:value-type="float" office:value="135" calcext:value-type="float">
            <text:p>135</text:p>
          </table:table-cell>
          <table:table-cell table:number-columns-repeated="995"/>
        </table:table-row>
        <table:table-row table:style-name="ro1">
          <table:table-cell office:value-type="date" office:date-value="2022-08-23T19:07:33.35024" calcext:value-type="date">
            <text:p>2022-08-23 19:07:33</text:p>
          </table:table-cell>
          <table:table-cell office:value-type="float" office:value="370" calcext:value-type="float">
            <text:p>370</text:p>
          </table:table-cell>
          <table:table-cell office:value-type="float" office:value="3106" calcext:value-type="float">
            <text:p>3106</text:p>
          </table:table-cell>
          <table:table-cell office:value-type="float" office:value="-16" calcext:value-type="float">
            <text:p>-16</text:p>
          </table:table-cell>
          <table:table-cell office:value-type="float" office:value="-2747" calcext:value-type="float">
            <text:p>-2747</text:p>
          </table:table-cell>
          <table:table-cell table:style-name="ce1"/>
          <table:table-cell table:formula="of:=IF([.B714]&lt;&gt;&quot;&quot;;[.B714];IF([.B713]&lt;&gt;&quot;&quot;;[.B713];[.B712]))" office:value-type="float" office:value="370" calcext:value-type="float">
            <text:p>370</text:p>
          </table:table-cell>
          <table:table-cell table:formula="of:=IF([.C714]&lt;&gt;&quot;&quot;;[.C714];IF([.C713]&lt;&gt;&quot;&quot;;[.C713];[.C712]))" office:value-type="float" office:value="3106" calcext:value-type="float">
            <text:p>3106</text:p>
          </table:table-cell>
          <table:table-cell table:formula="of:=IF([.D714]&lt;&gt;&quot;&quot;;[.D714];IF([.D713]&lt;&gt;&quot;&quot;;[.D713];[.D712]))" office:value-type="float" office:value="-16" calcext:value-type="float">
            <text:p>-16</text:p>
          </table:table-cell>
          <table:table-cell table:formula="of:=IF([.E714]&lt;&gt;&quot;&quot;;[.E714];IF([.E713]&lt;&gt;&quot;&quot;;[.E713];[.E712]))" office:value-type="float" office:value="-2747" calcext:value-type="float">
            <text:p>-2747</text:p>
          </table:table-cell>
          <table:table-cell table:formula="of:=IF([.F714]&lt;&gt;&quot;&quot;;[.F714];IF([.F713]&lt;&gt;&quot;&quot;;[.F713];[.F712]))" office:value-type="float" office:value="135" calcext:value-type="float">
            <text:p>135</text:p>
          </table:table-cell>
          <table:table-cell table:number-columns-repeated="995"/>
        </table:table-row>
        <table:table-row table:style-name="ro1">
          <table:table-cell office:value-type="date" office:date-value="2022-08-23T19:08:00" calcext:value-type="date">
            <text:p>2022-08-23 19:08:00</text:p>
          </table:table-cell>
          <table:table-cell table:number-columns-repeated="4"/>
          <table:table-cell table:style-name="ce1" office:value-type="float" office:value="126" calcext:value-type="float">
            <text:p>126</text:p>
          </table:table-cell>
          <table:table-cell table:formula="of:=IF([.B715]&lt;&gt;&quot;&quot;;[.B715];IF([.B714]&lt;&gt;&quot;&quot;;[.B714];[.B713]))" office:value-type="float" office:value="370" calcext:value-type="float">
            <text:p>370</text:p>
          </table:table-cell>
          <table:table-cell table:formula="of:=IF([.C715]&lt;&gt;&quot;&quot;;[.C715];IF([.C714]&lt;&gt;&quot;&quot;;[.C714];[.C713]))" office:value-type="float" office:value="3106" calcext:value-type="float">
            <text:p>3106</text:p>
          </table:table-cell>
          <table:table-cell table:formula="of:=IF([.D715]&lt;&gt;&quot;&quot;;[.D715];IF([.D714]&lt;&gt;&quot;&quot;;[.D714];[.D713]))" office:value-type="float" office:value="-16" calcext:value-type="float">
            <text:p>-16</text:p>
          </table:table-cell>
          <table:table-cell table:formula="of:=IF([.E715]&lt;&gt;&quot;&quot;;[.E715];IF([.E714]&lt;&gt;&quot;&quot;;[.E714];[.E713]))" office:value-type="float" office:value="-2747" calcext:value-type="float">
            <text:p>-2747</text:p>
          </table:table-cell>
          <table:table-cell table:formula="of:=IF([.F715]&lt;&gt;&quot;&quot;;[.F715];IF([.F714]&lt;&gt;&quot;&quot;;[.F714];[.F713]))" office:value-type="float" office:value="126" calcext:value-type="float">
            <text:p>126</text:p>
          </table:table-cell>
          <table:table-cell table:number-columns-repeated="995"/>
        </table:table-row>
        <table:table-row table:style-name="ro1">
          <table:table-cell office:value-type="date" office:date-value="2022-08-23T19:08:44.117419" calcext:value-type="date">
            <text:p>2022-08-23 19:08:44</text:p>
          </table:table-cell>
          <table:table-cell office:value-type="float" office:value="349" calcext:value-type="float">
            <text:p>349</text:p>
          </table:table-cell>
          <table:table-cell office:value-type="float" office:value="3138" calcext:value-type="float">
            <text:p>3138</text:p>
          </table:table-cell>
          <table:table-cell office:value-type="float" office:value="13" calcext:value-type="float">
            <text:p>13</text:p>
          </table:table-cell>
          <table:table-cell office:value-type="float" office:value="-2756" calcext:value-type="float">
            <text:p>-2756</text:p>
          </table:table-cell>
          <table:table-cell table:style-name="ce1"/>
          <table:table-cell table:formula="of:=IF([.B716]&lt;&gt;&quot;&quot;;[.B716];IF([.B715]&lt;&gt;&quot;&quot;;[.B715];[.B714]))" office:value-type="float" office:value="349" calcext:value-type="float">
            <text:p>349</text:p>
          </table:table-cell>
          <table:table-cell table:formula="of:=IF([.C716]&lt;&gt;&quot;&quot;;[.C716];IF([.C715]&lt;&gt;&quot;&quot;;[.C715];[.C714]))" office:value-type="float" office:value="3138" calcext:value-type="float">
            <text:p>3138</text:p>
          </table:table-cell>
          <table:table-cell table:formula="of:=IF([.D716]&lt;&gt;&quot;&quot;;[.D716];IF([.D715]&lt;&gt;&quot;&quot;;[.D715];[.D714]))" office:value-type="float" office:value="13" calcext:value-type="float">
            <text:p>13</text:p>
          </table:table-cell>
          <table:table-cell table:formula="of:=IF([.E716]&lt;&gt;&quot;&quot;;[.E716];IF([.E715]&lt;&gt;&quot;&quot;;[.E715];[.E714]))" office:value-type="float" office:value="-2756" calcext:value-type="float">
            <text:p>-2756</text:p>
          </table:table-cell>
          <table:table-cell table:formula="of:=IF([.F716]&lt;&gt;&quot;&quot;;[.F716];IF([.F715]&lt;&gt;&quot;&quot;;[.F715];[.F714]))" office:value-type="float" office:value="126" calcext:value-type="float">
            <text:p>126</text:p>
          </table:table-cell>
          <table:table-cell table:number-columns-repeated="995"/>
        </table:table-row>
        <table:table-row table:style-name="ro1">
          <table:table-cell office:value-type="date" office:date-value="2022-08-23T19:09:00" calcext:value-type="date">
            <text:p>2022-08-23 19:09:00</text:p>
          </table:table-cell>
          <table:table-cell table:number-columns-repeated="4"/>
          <table:table-cell table:style-name="ce1" office:value-type="float" office:value="115" calcext:value-type="float">
            <text:p>115</text:p>
          </table:table-cell>
          <table:table-cell table:formula="of:=IF([.B717]&lt;&gt;&quot;&quot;;[.B717];IF([.B716]&lt;&gt;&quot;&quot;;[.B716];[.B715]))" office:value-type="float" office:value="349" calcext:value-type="float">
            <text:p>349</text:p>
          </table:table-cell>
          <table:table-cell table:formula="of:=IF([.C717]&lt;&gt;&quot;&quot;;[.C717];IF([.C716]&lt;&gt;&quot;&quot;;[.C716];[.C715]))" office:value-type="float" office:value="3138" calcext:value-type="float">
            <text:p>3138</text:p>
          </table:table-cell>
          <table:table-cell table:formula="of:=IF([.D717]&lt;&gt;&quot;&quot;;[.D717];IF([.D716]&lt;&gt;&quot;&quot;;[.D716];[.D715]))" office:value-type="float" office:value="13" calcext:value-type="float">
            <text:p>13</text:p>
          </table:table-cell>
          <table:table-cell table:formula="of:=IF([.E717]&lt;&gt;&quot;&quot;;[.E717];IF([.E716]&lt;&gt;&quot;&quot;;[.E716];[.E715]))" office:value-type="float" office:value="-2756" calcext:value-type="float">
            <text:p>-2756</text:p>
          </table:table-cell>
          <table:table-cell table:formula="of:=IF([.F717]&lt;&gt;&quot;&quot;;[.F717];IF([.F716]&lt;&gt;&quot;&quot;;[.F716];[.F715]))" office:value-type="float" office:value="115" calcext:value-type="float">
            <text:p>115</text:p>
          </table:table-cell>
          <table:table-cell table:number-columns-repeated="995"/>
        </table:table-row>
        <table:table-row table:style-name="ro1">
          <table:table-cell office:value-type="date" office:date-value="2022-08-23T19:09:53.421396" calcext:value-type="date">
            <text:p>2022-08-23 19:09:53</text:p>
          </table:table-cell>
          <table:table-cell office:value-type="float" office:value="321" calcext:value-type="float">
            <text:p>321</text:p>
          </table:table-cell>
          <table:table-cell office:value-type="float" office:value="3199" calcext:value-type="float">
            <text:p>3199</text:p>
          </table:table-cell>
          <table:table-cell office:value-type="float" office:value="-7" calcext:value-type="float">
            <text:p>-7</text:p>
          </table:table-cell>
          <table:table-cell office:value-type="float" office:value="-2883" calcext:value-type="float">
            <text:p>-2883</text:p>
          </table:table-cell>
          <table:table-cell table:style-name="ce1"/>
          <table:table-cell table:formula="of:=IF([.B718]&lt;&gt;&quot;&quot;;[.B718];IF([.B717]&lt;&gt;&quot;&quot;;[.B717];[.B716]))" office:value-type="float" office:value="321" calcext:value-type="float">
            <text:p>321</text:p>
          </table:table-cell>
          <table:table-cell table:formula="of:=IF([.C718]&lt;&gt;&quot;&quot;;[.C718];IF([.C717]&lt;&gt;&quot;&quot;;[.C717];[.C716]))" office:value-type="float" office:value="3199" calcext:value-type="float">
            <text:p>3199</text:p>
          </table:table-cell>
          <table:table-cell table:formula="of:=IF([.D718]&lt;&gt;&quot;&quot;;[.D718];IF([.D717]&lt;&gt;&quot;&quot;;[.D717];[.D716]))" office:value-type="float" office:value="-7" calcext:value-type="float">
            <text:p>-7</text:p>
          </table:table-cell>
          <table:table-cell table:formula="of:=IF([.E718]&lt;&gt;&quot;&quot;;[.E718];IF([.E717]&lt;&gt;&quot;&quot;;[.E717];[.E716]))" office:value-type="float" office:value="-2883" calcext:value-type="float">
            <text:p>-2883</text:p>
          </table:table-cell>
          <table:table-cell table:formula="of:=IF([.F718]&lt;&gt;&quot;&quot;;[.F718];IF([.F717]&lt;&gt;&quot;&quot;;[.F717];[.F716]))" office:value-type="float" office:value="115" calcext:value-type="float">
            <text:p>115</text:p>
          </table:table-cell>
          <table:table-cell table:number-columns-repeated="995"/>
        </table:table-row>
        <table:table-row table:style-name="ro1">
          <table:table-cell office:value-type="date" office:date-value="2022-08-23T19:10:00" calcext:value-type="date">
            <text:p>2022-08-23 19:10:00</text:p>
          </table:table-cell>
          <table:table-cell table:number-columns-repeated="4"/>
          <table:table-cell table:style-name="ce1" office:value-type="float" office:value="105" calcext:value-type="float">
            <text:p>105</text:p>
          </table:table-cell>
          <table:table-cell table:formula="of:=IF([.B719]&lt;&gt;&quot;&quot;;[.B719];IF([.B718]&lt;&gt;&quot;&quot;;[.B718];[.B717]))" office:value-type="float" office:value="321" calcext:value-type="float">
            <text:p>321</text:p>
          </table:table-cell>
          <table:table-cell table:formula="of:=IF([.C719]&lt;&gt;&quot;&quot;;[.C719];IF([.C718]&lt;&gt;&quot;&quot;;[.C718];[.C717]))" office:value-type="float" office:value="3199" calcext:value-type="float">
            <text:p>3199</text:p>
          </table:table-cell>
          <table:table-cell table:formula="of:=IF([.D719]&lt;&gt;&quot;&quot;;[.D719];IF([.D718]&lt;&gt;&quot;&quot;;[.D718];[.D717]))" office:value-type="float" office:value="-7" calcext:value-type="float">
            <text:p>-7</text:p>
          </table:table-cell>
          <table:table-cell table:formula="of:=IF([.E719]&lt;&gt;&quot;&quot;;[.E719];IF([.E718]&lt;&gt;&quot;&quot;;[.E718];[.E717]))" office:value-type="float" office:value="-2883" calcext:value-type="float">
            <text:p>-2883</text:p>
          </table:table-cell>
          <table:table-cell table:formula="of:=IF([.F719]&lt;&gt;&quot;&quot;;[.F719];IF([.F718]&lt;&gt;&quot;&quot;;[.F718];[.F717]))" office:value-type="float" office:value="105" calcext:value-type="float">
            <text:p>105</text:p>
          </table:table-cell>
          <table:table-cell table:number-columns-repeated="995"/>
        </table:table-row>
        <table:table-row table:style-name="ro1">
          <table:table-cell office:value-type="date" office:date-value="2022-08-23T19:11:00" calcext:value-type="date">
            <text:p>2022-08-23 19:11:00</text:p>
          </table:table-cell>
          <table:table-cell table:number-columns-repeated="4"/>
          <table:table-cell table:style-name="ce1" office:value-type="float" office:value="98" calcext:value-type="float">
            <text:p>98</text:p>
          </table:table-cell>
          <table:table-cell table:formula="of:=IF([.B720]&lt;&gt;&quot;&quot;;[.B720];IF([.B719]&lt;&gt;&quot;&quot;;[.B719];[.B718]))" office:value-type="float" office:value="321" calcext:value-type="float">
            <text:p>321</text:p>
          </table:table-cell>
          <table:table-cell table:formula="of:=IF([.C720]&lt;&gt;&quot;&quot;;[.C720];IF([.C719]&lt;&gt;&quot;&quot;;[.C719];[.C718]))" office:value-type="float" office:value="3199" calcext:value-type="float">
            <text:p>3199</text:p>
          </table:table-cell>
          <table:table-cell table:formula="of:=IF([.D720]&lt;&gt;&quot;&quot;;[.D720];IF([.D719]&lt;&gt;&quot;&quot;;[.D719];[.D718]))" office:value-type="float" office:value="-7" calcext:value-type="float">
            <text:p>-7</text:p>
          </table:table-cell>
          <table:table-cell table:formula="of:=IF([.E720]&lt;&gt;&quot;&quot;;[.E720];IF([.E719]&lt;&gt;&quot;&quot;;[.E719];[.E718]))" office:value-type="float" office:value="-2883" calcext:value-type="float">
            <text:p>-2883</text:p>
          </table:table-cell>
          <table:table-cell table:formula="of:=IF([.F720]&lt;&gt;&quot;&quot;;[.F720];IF([.F719]&lt;&gt;&quot;&quot;;[.F719];[.F718]))" office:value-type="float" office:value="98" calcext:value-type="float">
            <text:p>98</text:p>
          </table:table-cell>
          <table:table-cell table:number-columns-repeated="995"/>
        </table:table-row>
        <table:table-row table:style-name="ro1">
          <table:table-cell office:value-type="date" office:date-value="2022-08-23T19:11:04.778254" calcext:value-type="date">
            <text:p>2022-08-23 19:11:05</text:p>
          </table:table-cell>
          <table:table-cell office:value-type="float" office:value="293" calcext:value-type="float">
            <text:p>293</text:p>
          </table:table-cell>
          <table:table-cell office:value-type="float" office:value="3194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office:value-type="float" office:value="-2904" calcext:value-type="float">
            <text:p>-2904</text:p>
          </table:table-cell>
          <table:table-cell table:style-name="ce1"/>
          <table:table-cell table:formula="of:=IF([.B721]&lt;&gt;&quot;&quot;;[.B721];IF([.B720]&lt;&gt;&quot;&quot;;[.B720];[.B719]))" office:value-type="float" office:value="293" calcext:value-type="float">
            <text:p>293</text:p>
          </table:table-cell>
          <table:table-cell table:formula="of:=IF([.C721]&lt;&gt;&quot;&quot;;[.C721];IF([.C720]&lt;&gt;&quot;&quot;;[.C720];[.C719]))" office:value-type="float" office:value="3194" calcext:value-type="float">
            <text:p>3194</text:p>
          </table:table-cell>
          <table:table-cell table:formula="of:=IF([.D721]&lt;&gt;&quot;&quot;;[.D721];IF([.D720]&lt;&gt;&quot;&quot;;[.D720];[.D719]))" office:value-type="float" office:value="2" calcext:value-type="float">
            <text:p>2</text:p>
          </table:table-cell>
          <table:table-cell table:formula="of:=IF([.E721]&lt;&gt;&quot;&quot;;[.E721];IF([.E720]&lt;&gt;&quot;&quot;;[.E720];[.E719]))" office:value-type="float" office:value="-2904" calcext:value-type="float">
            <text:p>-2904</text:p>
          </table:table-cell>
          <table:table-cell table:formula="of:=IF([.F721]&lt;&gt;&quot;&quot;;[.F721];IF([.F720]&lt;&gt;&quot;&quot;;[.F720];[.F719]))" office:value-type="float" office:value="98" calcext:value-type="float">
            <text:p>98</text:p>
          </table:table-cell>
          <table:table-cell table:number-columns-repeated="995"/>
        </table:table-row>
        <table:table-row table:style-name="ro1">
          <table:table-cell office:value-type="date" office:date-value="2022-08-23T19:12:00" calcext:value-type="date">
            <text:p>2022-08-23 19:1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22]&lt;&gt;&quot;&quot;;[.B722];IF([.B721]&lt;&gt;&quot;&quot;;[.B721];[.B720]))" office:value-type="float" office:value="293" calcext:value-type="float">
            <text:p>293</text:p>
          </table:table-cell>
          <table:table-cell table:formula="of:=IF([.C722]&lt;&gt;&quot;&quot;;[.C722];IF([.C721]&lt;&gt;&quot;&quot;;[.C721];[.C720]))" office:value-type="float" office:value="3194" calcext:value-type="float">
            <text:p>3194</text:p>
          </table:table-cell>
          <table:table-cell table:formula="of:=IF([.D722]&lt;&gt;&quot;&quot;;[.D722];IF([.D721]&lt;&gt;&quot;&quot;;[.D721];[.D720]))" office:value-type="float" office:value="2" calcext:value-type="float">
            <text:p>2</text:p>
          </table:table-cell>
          <table:table-cell table:formula="of:=IF([.E722]&lt;&gt;&quot;&quot;;[.E722];IF([.E721]&lt;&gt;&quot;&quot;;[.E721];[.E720]))" office:value-type="float" office:value="-2904" calcext:value-type="float">
            <text:p>-2904</text:p>
          </table:table-cell>
          <table:table-cell table:formula="of:=IF([.F722]&lt;&gt;&quot;&quot;;[.F722];IF([.F721]&lt;&gt;&quot;&quot;;[.F721];[.F72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12:14.51583" calcext:value-type="date">
            <text:p>2022-08-23 19:12:15</text:p>
          </table:table-cell>
          <table:table-cell office:value-type="float" office:value="274" calcext:value-type="float">
            <text:p>274</text:p>
          </table:table-cell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float" office:value="-2884" calcext:value-type="float">
            <text:p>-2884</text:p>
          </table:table-cell>
          <table:table-cell table:style-name="ce1"/>
          <table:table-cell table:formula="of:=IF([.B723]&lt;&gt;&quot;&quot;;[.B723];IF([.B722]&lt;&gt;&quot;&quot;;[.B722];[.B721]))" office:value-type="float" office:value="274" calcext:value-type="float">
            <text:p>274</text:p>
          </table:table-cell>
          <table:table-cell table:formula="of:=IF([.C723]&lt;&gt;&quot;&quot;;[.C723];IF([.C722]&lt;&gt;&quot;&quot;;[.C722];[.C721]))" office:value-type="float" office:value="3165" calcext:value-type="float">
            <text:p>3165</text:p>
          </table:table-cell>
          <table:table-cell table:formula="of:=IF([.D723]&lt;&gt;&quot;&quot;;[.D723];IF([.D722]&lt;&gt;&quot;&quot;;[.D722];[.D721]))" office:value-type="float" office:value="0" calcext:value-type="float">
            <text:p>0</text:p>
          </table:table-cell>
          <table:table-cell table:formula="of:=IF([.E723]&lt;&gt;&quot;&quot;;[.E723];IF([.E722]&lt;&gt;&quot;&quot;;[.E722];[.E721]))" office:value-type="float" office:value="-2884" calcext:value-type="float">
            <text:p>-2884</text:p>
          </table:table-cell>
          <table:table-cell table:formula="of:=IF([.F723]&lt;&gt;&quot;&quot;;[.F723];IF([.F722]&lt;&gt;&quot;&quot;;[.F722];[.F72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13:00" calcext:value-type="date">
            <text:p>2022-08-23 19:13:00</text:p>
          </table:table-cell>
          <table:table-cell table:number-columns-repeated="4"/>
          <table:table-cell table:style-name="ce1" office:value-type="float" office:value="92" calcext:value-type="float">
            <text:p>92</text:p>
          </table:table-cell>
          <table:table-cell table:formula="of:=IF([.B724]&lt;&gt;&quot;&quot;;[.B724];IF([.B723]&lt;&gt;&quot;&quot;;[.B723];[.B722]))" office:value-type="float" office:value="274" calcext:value-type="float">
            <text:p>274</text:p>
          </table:table-cell>
          <table:table-cell table:formula="of:=IF([.C724]&lt;&gt;&quot;&quot;;[.C724];IF([.C723]&lt;&gt;&quot;&quot;;[.C723];[.C722]))" office:value-type="float" office:value="3165" calcext:value-type="float">
            <text:p>3165</text:p>
          </table:table-cell>
          <table:table-cell table:formula="of:=IF([.D724]&lt;&gt;&quot;&quot;;[.D724];IF([.D723]&lt;&gt;&quot;&quot;;[.D723];[.D722]))" office:value-type="float" office:value="0" calcext:value-type="float">
            <text:p>0</text:p>
          </table:table-cell>
          <table:table-cell table:formula="of:=IF([.E724]&lt;&gt;&quot;&quot;;[.E724];IF([.E723]&lt;&gt;&quot;&quot;;[.E723];[.E722]))" office:value-type="float" office:value="-2884" calcext:value-type="float">
            <text:p>-2884</text:p>
          </table:table-cell>
          <table:table-cell table:formula="of:=IF([.F724]&lt;&gt;&quot;&quot;;[.F724];IF([.F723]&lt;&gt;&quot;&quot;;[.F723];[.F722]))" office:value-type="float" office:value="92" calcext:value-type="float">
            <text:p>92</text:p>
          </table:table-cell>
          <table:table-cell table:number-columns-repeated="995"/>
        </table:table-row>
        <table:table-row table:style-name="ro1">
          <table:table-cell office:value-type="date" office:date-value="2022-08-23T19:13:26.064227" calcext:value-type="date">
            <text:p>2022-08-23 19:13:26</text:p>
          </table:table-cell>
          <table:table-cell office:value-type="float" office:value="259" calcext:value-type="float">
            <text:p>259</text:p>
          </table:table-cell>
          <table:table-cell office:value-type="float" office:value="3165" calcext:value-type="float">
            <text:p>3165</text:p>
          </table:table-cell>
          <table:table-cell office:value-type="float" office:value="-13" calcext:value-type="float">
            <text:p>-13</text:p>
          </table:table-cell>
          <table:table-cell office:value-type="float" office:value="-2903" calcext:value-type="float">
            <text:p>-2903</text:p>
          </table:table-cell>
          <table:table-cell table:style-name="ce1"/>
          <table:table-cell table:formula="of:=IF([.B725]&lt;&gt;&quot;&quot;;[.B725];IF([.B724]&lt;&gt;&quot;&quot;;[.B724];[.B723]))" office:value-type="float" office:value="259" calcext:value-type="float">
            <text:p>259</text:p>
          </table:table-cell>
          <table:table-cell table:formula="of:=IF([.C725]&lt;&gt;&quot;&quot;;[.C725];IF([.C724]&lt;&gt;&quot;&quot;;[.C724];[.C723]))" office:value-type="float" office:value="3165" calcext:value-type="float">
            <text:p>3165</text:p>
          </table:table-cell>
          <table:table-cell table:formula="of:=IF([.D725]&lt;&gt;&quot;&quot;;[.D725];IF([.D724]&lt;&gt;&quot;&quot;;[.D724];[.D723]))" office:value-type="float" office:value="-13" calcext:value-type="float">
            <text:p>-13</text:p>
          </table:table-cell>
          <table:table-cell table:formula="of:=IF([.E725]&lt;&gt;&quot;&quot;;[.E725];IF([.E724]&lt;&gt;&quot;&quot;;[.E724];[.E723]))" office:value-type="float" office:value="-2903" calcext:value-type="float">
            <text:p>-2903</text:p>
          </table:table-cell>
          <table:table-cell table:formula="of:=IF([.F725]&lt;&gt;&quot;&quot;;[.F725];IF([.F724]&lt;&gt;&quot;&quot;;[.F724];[.F723]))" office:value-type="float" office:value="92" calcext:value-type="float">
            <text:p>92</text:p>
          </table:table-cell>
          <table:table-cell table:number-columns-repeated="995"/>
        </table:table-row>
        <table:table-row table:style-name="ro1">
          <table:table-cell office:value-type="date" office:date-value="2022-08-23T19:14:00" calcext:value-type="date">
            <text:p>2022-08-23 19:14:00</text:p>
          </table:table-cell>
          <table:table-cell table:number-columns-repeated="4"/>
          <table:table-cell table:style-name="ce1" office:value-type="float" office:value="88" calcext:value-type="float">
            <text:p>88</text:p>
          </table:table-cell>
          <table:table-cell table:formula="of:=IF([.B726]&lt;&gt;&quot;&quot;;[.B726];IF([.B725]&lt;&gt;&quot;&quot;;[.B725];[.B724]))" office:value-type="float" office:value="259" calcext:value-type="float">
            <text:p>259</text:p>
          </table:table-cell>
          <table:table-cell table:formula="of:=IF([.C726]&lt;&gt;&quot;&quot;;[.C726];IF([.C725]&lt;&gt;&quot;&quot;;[.C725];[.C724]))" office:value-type="float" office:value="3165" calcext:value-type="float">
            <text:p>3165</text:p>
          </table:table-cell>
          <table:table-cell table:formula="of:=IF([.D726]&lt;&gt;&quot;&quot;;[.D726];IF([.D725]&lt;&gt;&quot;&quot;;[.D725];[.D724]))" office:value-type="float" office:value="-13" calcext:value-type="float">
            <text:p>-13</text:p>
          </table:table-cell>
          <table:table-cell table:formula="of:=IF([.E726]&lt;&gt;&quot;&quot;;[.E726];IF([.E725]&lt;&gt;&quot;&quot;;[.E725];[.E724]))" office:value-type="float" office:value="-2903" calcext:value-type="float">
            <text:p>-2903</text:p>
          </table:table-cell>
          <table:table-cell table:formula="of:=IF([.F726]&lt;&gt;&quot;&quot;;[.F726];IF([.F725]&lt;&gt;&quot;&quot;;[.F725];[.F724]))" office:value-type="float" office:value="88" calcext:value-type="float">
            <text:p>88</text:p>
          </table:table-cell>
          <table:table-cell table:number-columns-repeated="995"/>
        </table:table-row>
        <table:table-row table:style-name="ro1">
          <table:table-cell office:value-type="date" office:date-value="2022-08-23T19:14:36.709629" calcext:value-type="date">
            <text:p>2022-08-23 19:14:37</text:p>
          </table:table-cell>
          <table:table-cell office:value-type="float" office:value="247" calcext:value-type="float">
            <text:p>247</text:p>
          </table:table-cell>
          <table:table-cell office:value-type="float" office:value="3072" calcext:value-type="float">
            <text:p>3072</text:p>
          </table:table-cell>
          <table:table-cell office:value-type="float" office:value="-13" calcext:value-type="float">
            <text:p>-13</text:p>
          </table:table-cell>
          <table:table-cell office:value-type="float" office:value="-2818" calcext:value-type="float">
            <text:p>-2818</text:p>
          </table:table-cell>
          <table:table-cell table:style-name="ce1"/>
          <table:table-cell table:formula="of:=IF([.B727]&lt;&gt;&quot;&quot;;[.B727];IF([.B726]&lt;&gt;&quot;&quot;;[.B726];[.B725]))" office:value-type="float" office:value="247" calcext:value-type="float">
            <text:p>247</text:p>
          </table:table-cell>
          <table:table-cell table:formula="of:=IF([.C727]&lt;&gt;&quot;&quot;;[.C727];IF([.C726]&lt;&gt;&quot;&quot;;[.C726];[.C725]))" office:value-type="float" office:value="3072" calcext:value-type="float">
            <text:p>3072</text:p>
          </table:table-cell>
          <table:table-cell table:formula="of:=IF([.D727]&lt;&gt;&quot;&quot;;[.D727];IF([.D726]&lt;&gt;&quot;&quot;;[.D726];[.D725]))" office:value-type="float" office:value="-13" calcext:value-type="float">
            <text:p>-13</text:p>
          </table:table-cell>
          <table:table-cell table:formula="of:=IF([.E727]&lt;&gt;&quot;&quot;;[.E727];IF([.E726]&lt;&gt;&quot;&quot;;[.E726];[.E725]))" office:value-type="float" office:value="-2818" calcext:value-type="float">
            <text:p>-2818</text:p>
          </table:table-cell>
          <table:table-cell table:formula="of:=IF([.F727]&lt;&gt;&quot;&quot;;[.F727];IF([.F726]&lt;&gt;&quot;&quot;;[.F726];[.F725]))" office:value-type="float" office:value="88" calcext:value-type="float">
            <text:p>88</text:p>
          </table:table-cell>
          <table:table-cell table:number-columns-repeated="995"/>
        </table:table-row>
        <table:table-row table:style-name="ro1">
          <table:table-cell office:value-type="date" office:date-value="2022-08-23T19:15:00" calcext:value-type="date">
            <text:p>2022-08-23 19:15:00</text:p>
          </table:table-cell>
          <table:table-cell table:number-columns-repeated="4"/>
          <table:table-cell table:style-name="ce1" office:value-type="float" office:value="85" calcext:value-type="float">
            <text:p>85</text:p>
          </table:table-cell>
          <table:table-cell table:formula="of:=IF([.B728]&lt;&gt;&quot;&quot;;[.B728];IF([.B727]&lt;&gt;&quot;&quot;;[.B727];[.B726]))" office:value-type="float" office:value="247" calcext:value-type="float">
            <text:p>247</text:p>
          </table:table-cell>
          <table:table-cell table:formula="of:=IF([.C728]&lt;&gt;&quot;&quot;;[.C728];IF([.C727]&lt;&gt;&quot;&quot;;[.C727];[.C726]))" office:value-type="float" office:value="3072" calcext:value-type="float">
            <text:p>3072</text:p>
          </table:table-cell>
          <table:table-cell table:formula="of:=IF([.D728]&lt;&gt;&quot;&quot;;[.D728];IF([.D727]&lt;&gt;&quot;&quot;;[.D727];[.D726]))" office:value-type="float" office:value="-13" calcext:value-type="float">
            <text:p>-13</text:p>
          </table:table-cell>
          <table:table-cell table:formula="of:=IF([.E728]&lt;&gt;&quot;&quot;;[.E728];IF([.E727]&lt;&gt;&quot;&quot;;[.E727];[.E726]))" office:value-type="float" office:value="-2818" calcext:value-type="float">
            <text:p>-2818</text:p>
          </table:table-cell>
          <table:table-cell table:formula="of:=IF([.F728]&lt;&gt;&quot;&quot;;[.F728];IF([.F727]&lt;&gt;&quot;&quot;;[.F727];[.F726]))" office:value-type="float" office:value="85" calcext:value-type="float">
            <text:p>85</text:p>
          </table:table-cell>
          <table:table-cell table:number-columns-repeated="995"/>
        </table:table-row>
        <table:table-row table:style-name="ro1">
          <table:table-cell office:value-type="date" office:date-value="2022-08-23T19:15:46.866151" calcext:value-type="date">
            <text:p>2022-08-23 19:15:47</text:p>
          </table:table-cell>
          <table:table-cell office:value-type="float" office:value="237" calcext:value-type="float">
            <text:p>237</text:p>
          </table:table-cell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  <table:table-cell office:value-type="float" office:value="-2836" calcext:value-type="float">
            <text:p>-2836</text:p>
          </table:table-cell>
          <table:table-cell table:style-name="ce1"/>
          <table:table-cell table:formula="of:=IF([.B729]&lt;&gt;&quot;&quot;;[.B729];IF([.B728]&lt;&gt;&quot;&quot;;[.B728];[.B727]))" office:value-type="float" office:value="237" calcext:value-type="float">
            <text:p>237</text:p>
          </table:table-cell>
          <table:table-cell table:formula="of:=IF([.C729]&lt;&gt;&quot;&quot;;[.C729];IF([.C728]&lt;&gt;&quot;&quot;;[.C728];[.C727]))" office:value-type="float" office:value="3069" calcext:value-type="float">
            <text:p>3069</text:p>
          </table:table-cell>
          <table:table-cell table:formula="of:=IF([.D729]&lt;&gt;&quot;&quot;;[.D729];IF([.D728]&lt;&gt;&quot;&quot;;[.D728];[.D727]))" office:value-type="float" office:value="0" calcext:value-type="float">
            <text:p>0</text:p>
          </table:table-cell>
          <table:table-cell table:formula="of:=IF([.E729]&lt;&gt;&quot;&quot;;[.E729];IF([.E728]&lt;&gt;&quot;&quot;;[.E728];[.E727]))" office:value-type="float" office:value="-2836" calcext:value-type="float">
            <text:p>-2836</text:p>
          </table:table-cell>
          <table:table-cell table:formula="of:=IF([.F729]&lt;&gt;&quot;&quot;;[.F729];IF([.F728]&lt;&gt;&quot;&quot;;[.F728];[.F727]))" office:value-type="float" office:value="85" calcext:value-type="float">
            <text:p>85</text:p>
          </table:table-cell>
          <table:table-cell table:number-columns-repeated="995"/>
        </table:table-row>
        <table:table-row table:style-name="ro1">
          <table:table-cell office:value-type="date" office:date-value="2022-08-23T19:16:00" calcext:value-type="date">
            <text:p>2022-08-23 19:16:00</text:p>
          </table:table-cell>
          <table:table-cell table:number-columns-repeated="4"/>
          <table:table-cell table:style-name="ce1" office:value-type="float" office:value="81" calcext:value-type="float">
            <text:p>81</text:p>
          </table:table-cell>
          <table:table-cell table:formula="of:=IF([.B730]&lt;&gt;&quot;&quot;;[.B730];IF([.B729]&lt;&gt;&quot;&quot;;[.B729];[.B728]))" office:value-type="float" office:value="237" calcext:value-type="float">
            <text:p>237</text:p>
          </table:table-cell>
          <table:table-cell table:formula="of:=IF([.C730]&lt;&gt;&quot;&quot;;[.C730];IF([.C729]&lt;&gt;&quot;&quot;;[.C729];[.C728]))" office:value-type="float" office:value="3069" calcext:value-type="float">
            <text:p>3069</text:p>
          </table:table-cell>
          <table:table-cell table:formula="of:=IF([.D730]&lt;&gt;&quot;&quot;;[.D730];IF([.D729]&lt;&gt;&quot;&quot;;[.D729];[.D728]))" office:value-type="float" office:value="0" calcext:value-type="float">
            <text:p>0</text:p>
          </table:table-cell>
          <table:table-cell table:formula="of:=IF([.E730]&lt;&gt;&quot;&quot;;[.E730];IF([.E729]&lt;&gt;&quot;&quot;;[.E729];[.E728]))" office:value-type="float" office:value="-2836" calcext:value-type="float">
            <text:p>-2836</text:p>
          </table:table-cell>
          <table:table-cell table:formula="of:=IF([.F730]&lt;&gt;&quot;&quot;;[.F730];IF([.F729]&lt;&gt;&quot;&quot;;[.F729];[.F728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16:57.508519" calcext:value-type="date">
            <text:p>2022-08-23 19:16:58</text:p>
          </table:table-cell>
          <table:table-cell office:value-type="float" office:value="225" calcext:value-type="float">
            <text:p>225</text:p>
          </table:table-cell>
          <table:table-cell office:value-type="float" office:value="3084" calcext:value-type="float">
            <text:p>3084</text:p>
          </table:table-cell>
          <table:table-cell office:value-type="float" office:value="-3" calcext:value-type="float">
            <text:p>-3</text:p>
          </table:table-cell>
          <table:table-cell office:value-type="float" office:value="-2865" calcext:value-type="float">
            <text:p>-2865</text:p>
          </table:table-cell>
          <table:table-cell table:style-name="ce1"/>
          <table:table-cell table:formula="of:=IF([.B731]&lt;&gt;&quot;&quot;;[.B731];IF([.B730]&lt;&gt;&quot;&quot;;[.B730];[.B729]))" office:value-type="float" office:value="225" calcext:value-type="float">
            <text:p>225</text:p>
          </table:table-cell>
          <table:table-cell table:formula="of:=IF([.C731]&lt;&gt;&quot;&quot;;[.C731];IF([.C730]&lt;&gt;&quot;&quot;;[.C730];[.C729]))" office:value-type="float" office:value="3084" calcext:value-type="float">
            <text:p>3084</text:p>
          </table:table-cell>
          <table:table-cell table:formula="of:=IF([.D731]&lt;&gt;&quot;&quot;;[.D731];IF([.D730]&lt;&gt;&quot;&quot;;[.D730];[.D729]))" office:value-type="float" office:value="-3" calcext:value-type="float">
            <text:p>-3</text:p>
          </table:table-cell>
          <table:table-cell table:formula="of:=IF([.E731]&lt;&gt;&quot;&quot;;[.E731];IF([.E730]&lt;&gt;&quot;&quot;;[.E730];[.E729]))" office:value-type="float" office:value="-2865" calcext:value-type="float">
            <text:p>-2865</text:p>
          </table:table-cell>
          <table:table-cell table:formula="of:=IF([.F731]&lt;&gt;&quot;&quot;;[.F731];IF([.F730]&lt;&gt;&quot;&quot;;[.F730];[.F729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17:00.000001" calcext:value-type="date">
            <text:p>2022-08-23 19:17:00</text:p>
          </table:table-cell>
          <table:table-cell table:number-columns-repeated="4"/>
          <table:table-cell table:style-name="ce1" office:value-type="float" office:value="76" calcext:value-type="float">
            <text:p>76</text:p>
          </table:table-cell>
          <table:table-cell table:formula="of:=IF([.B732]&lt;&gt;&quot;&quot;;[.B732];IF([.B731]&lt;&gt;&quot;&quot;;[.B731];[.B730]))" office:value-type="float" office:value="225" calcext:value-type="float">
            <text:p>225</text:p>
          </table:table-cell>
          <table:table-cell table:formula="of:=IF([.C732]&lt;&gt;&quot;&quot;;[.C732];IF([.C731]&lt;&gt;&quot;&quot;;[.C731];[.C730]))" office:value-type="float" office:value="3084" calcext:value-type="float">
            <text:p>3084</text:p>
          </table:table-cell>
          <table:table-cell table:formula="of:=IF([.D732]&lt;&gt;&quot;&quot;;[.D732];IF([.D731]&lt;&gt;&quot;&quot;;[.D731];[.D730]))" office:value-type="float" office:value="-3" calcext:value-type="float">
            <text:p>-3</text:p>
          </table:table-cell>
          <table:table-cell table:formula="of:=IF([.E732]&lt;&gt;&quot;&quot;;[.E732];IF([.E731]&lt;&gt;&quot;&quot;;[.E731];[.E730]))" office:value-type="float" office:value="-2865" calcext:value-type="float">
            <text:p>-2865</text:p>
          </table:table-cell>
          <table:table-cell table:formula="of:=IF([.F732]&lt;&gt;&quot;&quot;;[.F732];IF([.F731]&lt;&gt;&quot;&quot;;[.F731];[.F730]))" office:value-type="float" office:value="76" calcext:value-type="float">
            <text:p>76</text:p>
          </table:table-cell>
          <table:table-cell table:number-columns-repeated="995"/>
        </table:table-row>
        <table:table-row table:style-name="ro1">
          <table:table-cell office:value-type="date" office:date-value="2022-08-23T19:18:00" calcext:value-type="date">
            <text:p>2022-08-23 19:18:00</text:p>
          </table:table-cell>
          <table:table-cell table:number-columns-repeated="4"/>
          <table:table-cell table:style-name="ce1" office:value-type="float" office:value="73" calcext:value-type="float">
            <text:p>73</text:p>
          </table:table-cell>
          <table:table-cell table:formula="of:=IF([.B733]&lt;&gt;&quot;&quot;;[.B733];IF([.B732]&lt;&gt;&quot;&quot;;[.B732];[.B731]))" office:value-type="float" office:value="225" calcext:value-type="float">
            <text:p>225</text:p>
          </table:table-cell>
          <table:table-cell table:formula="of:=IF([.C733]&lt;&gt;&quot;&quot;;[.C733];IF([.C732]&lt;&gt;&quot;&quot;;[.C732];[.C731]))" office:value-type="float" office:value="3084" calcext:value-type="float">
            <text:p>3084</text:p>
          </table:table-cell>
          <table:table-cell table:formula="of:=IF([.D733]&lt;&gt;&quot;&quot;;[.D733];IF([.D732]&lt;&gt;&quot;&quot;;[.D732];[.D731]))" office:value-type="float" office:value="-3" calcext:value-type="float">
            <text:p>-3</text:p>
          </table:table-cell>
          <table:table-cell table:formula="of:=IF([.E733]&lt;&gt;&quot;&quot;;[.E733];IF([.E732]&lt;&gt;&quot;&quot;;[.E732];[.E731]))" office:value-type="float" office:value="-2865" calcext:value-type="float">
            <text:p>-2865</text:p>
          </table:table-cell>
          <table:table-cell table:formula="of:=IF([.F733]&lt;&gt;&quot;&quot;;[.F733];IF([.F732]&lt;&gt;&quot;&quot;;[.F732];[.F731]))" office:value-type="float" office:value="73" calcext:value-type="float">
            <text:p>73</text:p>
          </table:table-cell>
          <table:table-cell table:number-columns-repeated="995"/>
        </table:table-row>
        <table:table-row table:style-name="ro1">
          <table:table-cell office:value-type="date" office:date-value="2022-08-23T19:18:08.200584" calcext:value-type="date">
            <text:p>2022-08-23 19:18:08</text:p>
          </table:table-cell>
          <table:table-cell office:value-type="float" office:value="215" calcext:value-type="float">
            <text:p>215</text:p>
          </table:table-cell>
          <table:table-cell office:value-type="float" office:value="3240" calcext:value-type="float">
            <text:p>3240</text:p>
          </table:table-cell>
          <table:table-cell office:value-type="float" office:value="-16" calcext:value-type="float">
            <text:p>-16</text:p>
          </table:table-cell>
          <table:table-cell office:value-type="float" office:value="-3024" calcext:value-type="float">
            <text:p>-3024</text:p>
          </table:table-cell>
          <table:table-cell table:style-name="ce1"/>
          <table:table-cell table:formula="of:=IF([.B734]&lt;&gt;&quot;&quot;;[.B734];IF([.B733]&lt;&gt;&quot;&quot;;[.B733];[.B732]))" office:value-type="float" office:value="215" calcext:value-type="float">
            <text:p>215</text:p>
          </table:table-cell>
          <table:table-cell table:formula="of:=IF([.C734]&lt;&gt;&quot;&quot;;[.C734];IF([.C733]&lt;&gt;&quot;&quot;;[.C733];[.C732]))" office:value-type="float" office:value="3240" calcext:value-type="float">
            <text:p>3240</text:p>
          </table:table-cell>
          <table:table-cell table:formula="of:=IF([.D734]&lt;&gt;&quot;&quot;;[.D734];IF([.D733]&lt;&gt;&quot;&quot;;[.D733];[.D732]))" office:value-type="float" office:value="-16" calcext:value-type="float">
            <text:p>-16</text:p>
          </table:table-cell>
          <table:table-cell table:formula="of:=IF([.E734]&lt;&gt;&quot;&quot;;[.E734];IF([.E733]&lt;&gt;&quot;&quot;;[.E733];[.E732]))" office:value-type="float" office:value="-3024" calcext:value-type="float">
            <text:p>-3024</text:p>
          </table:table-cell>
          <table:table-cell table:formula="of:=IF([.F734]&lt;&gt;&quot;&quot;;[.F734];IF([.F733]&lt;&gt;&quot;&quot;;[.F733];[.F732]))" office:value-type="float" office:value="73" calcext:value-type="float">
            <text:p>73</text:p>
          </table:table-cell>
          <table:table-cell table:number-columns-repeated="995"/>
        </table:table-row>
        <table:table-row table:style-name="ro1">
          <table:table-cell office:value-type="date" office:date-value="2022-08-23T19:19:00" calcext:value-type="date">
            <text:p>2022-08-23 19:19:00</text:p>
          </table:table-cell>
          <table:table-cell table:number-columns-repeated="4"/>
          <table:table-cell table:style-name="ce1" office:value-type="float" office:value="72" calcext:value-type="float">
            <text:p>72</text:p>
          </table:table-cell>
          <table:table-cell table:formula="of:=IF([.B735]&lt;&gt;&quot;&quot;;[.B735];IF([.B734]&lt;&gt;&quot;&quot;;[.B734];[.B733]))" office:value-type="float" office:value="215" calcext:value-type="float">
            <text:p>215</text:p>
          </table:table-cell>
          <table:table-cell table:formula="of:=IF([.C735]&lt;&gt;&quot;&quot;;[.C735];IF([.C734]&lt;&gt;&quot;&quot;;[.C734];[.C733]))" office:value-type="float" office:value="3240" calcext:value-type="float">
            <text:p>3240</text:p>
          </table:table-cell>
          <table:table-cell table:formula="of:=IF([.D735]&lt;&gt;&quot;&quot;;[.D735];IF([.D734]&lt;&gt;&quot;&quot;;[.D734];[.D733]))" office:value-type="float" office:value="-16" calcext:value-type="float">
            <text:p>-16</text:p>
          </table:table-cell>
          <table:table-cell table:formula="of:=IF([.E735]&lt;&gt;&quot;&quot;;[.E735];IF([.E734]&lt;&gt;&quot;&quot;;[.E734];[.E733]))" office:value-type="float" office:value="-3024" calcext:value-type="float">
            <text:p>-3024</text:p>
          </table:table-cell>
          <table:table-cell table:formula="of:=IF([.F735]&lt;&gt;&quot;&quot;;[.F735];IF([.F734]&lt;&gt;&quot;&quot;;[.F734];[.F733]))" office:value-type="float" office:value="72" calcext:value-type="float">
            <text:p>72</text:p>
          </table:table-cell>
          <table:table-cell table:number-columns-repeated="995"/>
        </table:table-row>
        <table:table-row table:style-name="ro1">
          <table:table-cell office:value-type="date" office:date-value="2022-08-23T19:19:19.437155" calcext:value-type="date">
            <text:p>2022-08-23 19:19:19</text:p>
          </table:table-cell>
          <table:table-cell office:value-type="float" office:value="209" calcext:value-type="float">
            <text:p>209</text:p>
          </table:table-cell>
          <table:table-cell office:value-type="float" office:value="3222" calcext:value-type="float">
            <text:p>3222</text:p>
          </table:table-cell>
          <table:table-cell office:value-type="float" office:value="-11" calcext:value-type="float">
            <text:p>-11</text:p>
          </table:table-cell>
          <table:table-cell office:value-type="float" office:value="-3015" calcext:value-type="float">
            <text:p>-3015</text:p>
          </table:table-cell>
          <table:table-cell table:style-name="ce1"/>
          <table:table-cell table:formula="of:=IF([.B736]&lt;&gt;&quot;&quot;;[.B736];IF([.B735]&lt;&gt;&quot;&quot;;[.B735];[.B734]))" office:value-type="float" office:value="209" calcext:value-type="float">
            <text:p>209</text:p>
          </table:table-cell>
          <table:table-cell table:formula="of:=IF([.C736]&lt;&gt;&quot;&quot;;[.C736];IF([.C735]&lt;&gt;&quot;&quot;;[.C735];[.C734]))" office:value-type="float" office:value="3222" calcext:value-type="float">
            <text:p>3222</text:p>
          </table:table-cell>
          <table:table-cell table:formula="of:=IF([.D736]&lt;&gt;&quot;&quot;;[.D736];IF([.D735]&lt;&gt;&quot;&quot;;[.D735];[.D734]))" office:value-type="float" office:value="-11" calcext:value-type="float">
            <text:p>-11</text:p>
          </table:table-cell>
          <table:table-cell table:formula="of:=IF([.E736]&lt;&gt;&quot;&quot;;[.E736];IF([.E735]&lt;&gt;&quot;&quot;;[.E735];[.E734]))" office:value-type="float" office:value="-3015" calcext:value-type="float">
            <text:p>-3015</text:p>
          </table:table-cell>
          <table:table-cell table:formula="of:=IF([.F736]&lt;&gt;&quot;&quot;;[.F736];IF([.F735]&lt;&gt;&quot;&quot;;[.F735];[.F734]))" office:value-type="float" office:value="72" calcext:value-type="float">
            <text:p>72</text:p>
          </table:table-cell>
          <table:table-cell table:number-columns-repeated="995"/>
        </table:table-row>
        <table:table-row table:style-name="ro1">
          <table:table-cell office:value-type="date" office:date-value="2022-08-23T19:20:00" calcext:value-type="date">
            <text:p>2022-08-23 19:2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37]&lt;&gt;&quot;&quot;;[.B737];IF([.B736]&lt;&gt;&quot;&quot;;[.B736];[.B735]))" office:value-type="float" office:value="209" calcext:value-type="float">
            <text:p>209</text:p>
          </table:table-cell>
          <table:table-cell table:formula="of:=IF([.C737]&lt;&gt;&quot;&quot;;[.C737];IF([.C736]&lt;&gt;&quot;&quot;;[.C736];[.C735]))" office:value-type="float" office:value="3222" calcext:value-type="float">
            <text:p>3222</text:p>
          </table:table-cell>
          <table:table-cell table:formula="of:=IF([.D737]&lt;&gt;&quot;&quot;;[.D737];IF([.D736]&lt;&gt;&quot;&quot;;[.D736];[.D735]))" office:value-type="float" office:value="-11" calcext:value-type="float">
            <text:p>-11</text:p>
          </table:table-cell>
          <table:table-cell table:formula="of:=IF([.E737]&lt;&gt;&quot;&quot;;[.E737];IF([.E736]&lt;&gt;&quot;&quot;;[.E736];[.E735]))" office:value-type="float" office:value="-3015" calcext:value-type="float">
            <text:p>-3015</text:p>
          </table:table-cell>
          <table:table-cell table:formula="of:=IF([.F737]&lt;&gt;&quot;&quot;;[.F737];IF([.F736]&lt;&gt;&quot;&quot;;[.F736];[.F73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20:30.543897" calcext:value-type="date">
            <text:p>2022-08-23 19:20:31</text:p>
          </table:table-cell>
          <table:table-cell office:value-type="float" office:value="197" calcext:value-type="float">
            <text:p>197</text:p>
          </table:table-cell>
          <table:table-cell office:value-type="float" office:value="786" calcext:value-type="float">
            <text:p>786</text:p>
          </table:table-cell>
          <table:table-cell office:value-type="float" office:value="26" calcext:value-type="float">
            <text:p>26</text:p>
          </table:table-cell>
          <table:table-cell office:value-type="float" office:value="-551" calcext:value-type="float">
            <text:p>-551</text:p>
          </table:table-cell>
          <table:table-cell table:style-name="ce1"/>
          <table:table-cell table:formula="of:=IF([.B738]&lt;&gt;&quot;&quot;;[.B738];IF([.B737]&lt;&gt;&quot;&quot;;[.B737];[.B736]))" office:value-type="float" office:value="197" calcext:value-type="float">
            <text:p>197</text:p>
          </table:table-cell>
          <table:table-cell table:formula="of:=IF([.C738]&lt;&gt;&quot;&quot;;[.C738];IF([.C737]&lt;&gt;&quot;&quot;;[.C737];[.C736]))" office:value-type="float" office:value="786" calcext:value-type="float">
            <text:p>786</text:p>
          </table:table-cell>
          <table:table-cell table:formula="of:=IF([.D738]&lt;&gt;&quot;&quot;;[.D738];IF([.D737]&lt;&gt;&quot;&quot;;[.D737];[.D736]))" office:value-type="float" office:value="26" calcext:value-type="float">
            <text:p>26</text:p>
          </table:table-cell>
          <table:table-cell table:formula="of:=IF([.E738]&lt;&gt;&quot;&quot;;[.E738];IF([.E737]&lt;&gt;&quot;&quot;;[.E737];[.E736]))" office:value-type="float" office:value="-551" calcext:value-type="float">
            <text:p>-551</text:p>
          </table:table-cell>
          <table:table-cell table:formula="of:=IF([.F738]&lt;&gt;&quot;&quot;;[.F738];IF([.F737]&lt;&gt;&quot;&quot;;[.F737];[.F73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21:00" calcext:value-type="date">
            <text:p>2022-08-23 19:21:00</text:p>
          </table:table-cell>
          <table:table-cell table:number-columns-repeated="4"/>
          <table:table-cell table:style-name="ce1" office:value-type="float" office:value="73" calcext:value-type="float">
            <text:p>73</text:p>
          </table:table-cell>
          <table:table-cell table:formula="of:=IF([.B739]&lt;&gt;&quot;&quot;;[.B739];IF([.B738]&lt;&gt;&quot;&quot;;[.B738];[.B737]))" office:value-type="float" office:value="197" calcext:value-type="float">
            <text:p>197</text:p>
          </table:table-cell>
          <table:table-cell table:formula="of:=IF([.C739]&lt;&gt;&quot;&quot;;[.C739];IF([.C738]&lt;&gt;&quot;&quot;;[.C738];[.C737]))" office:value-type="float" office:value="786" calcext:value-type="float">
            <text:p>786</text:p>
          </table:table-cell>
          <table:table-cell table:formula="of:=IF([.D739]&lt;&gt;&quot;&quot;;[.D739];IF([.D738]&lt;&gt;&quot;&quot;;[.D738];[.D737]))" office:value-type="float" office:value="26" calcext:value-type="float">
            <text:p>26</text:p>
          </table:table-cell>
          <table:table-cell table:formula="of:=IF([.E739]&lt;&gt;&quot;&quot;;[.E739];IF([.E738]&lt;&gt;&quot;&quot;;[.E738];[.E737]))" office:value-type="float" office:value="-551" calcext:value-type="float">
            <text:p>-551</text:p>
          </table:table-cell>
          <table:table-cell table:formula="of:=IF([.F739]&lt;&gt;&quot;&quot;;[.F739];IF([.F738]&lt;&gt;&quot;&quot;;[.F738];[.F737]))" office:value-type="float" office:value="73" calcext:value-type="float">
            <text:p>73</text:p>
          </table:table-cell>
          <table:table-cell table:number-columns-repeated="995"/>
        </table:table-row>
        <table:table-row table:style-name="ro1">
          <table:table-cell office:value-type="date" office:date-value="2022-08-23T19:21:44.316321" calcext:value-type="date">
            <text:p>2022-08-23 19:21:44</text:p>
          </table:table-cell>
          <table:table-cell office:value-type="float" office:value="176" calcext:value-type="float">
            <text:p>176</text:p>
          </table:table-cell>
          <table:table-cell office:value-type="float" office:value="266" calcext:value-type="float">
            <text:p>266</text:p>
          </table:table-cell>
          <table:table-cell office:value-type="float" office:value="-11" calcext:value-type="float">
            <text:p>-11</text:p>
          </table:table-cell>
          <table:table-cell office:value-type="float" office:value="-95" calcext:value-type="float">
            <text:p>-95</text:p>
          </table:table-cell>
          <table:table-cell table:style-name="ce1"/>
          <table:table-cell table:formula="of:=IF([.B740]&lt;&gt;&quot;&quot;;[.B740];IF([.B739]&lt;&gt;&quot;&quot;;[.B739];[.B738]))" office:value-type="float" office:value="176" calcext:value-type="float">
            <text:p>176</text:p>
          </table:table-cell>
          <table:table-cell table:formula="of:=IF([.C740]&lt;&gt;&quot;&quot;;[.C740];IF([.C739]&lt;&gt;&quot;&quot;;[.C739];[.C738]))" office:value-type="float" office:value="266" calcext:value-type="float">
            <text:p>266</text:p>
          </table:table-cell>
          <table:table-cell table:formula="of:=IF([.D740]&lt;&gt;&quot;&quot;;[.D740];IF([.D739]&lt;&gt;&quot;&quot;;[.D739];[.D738]))" office:value-type="float" office:value="-11" calcext:value-type="float">
            <text:p>-11</text:p>
          </table:table-cell>
          <table:table-cell table:formula="of:=IF([.E740]&lt;&gt;&quot;&quot;;[.E740];IF([.E739]&lt;&gt;&quot;&quot;;[.E739];[.E738]))" office:value-type="float" office:value="-95" calcext:value-type="float">
            <text:p>-95</text:p>
          </table:table-cell>
          <table:table-cell table:formula="of:=IF([.F740]&lt;&gt;&quot;&quot;;[.F740];IF([.F739]&lt;&gt;&quot;&quot;;[.F739];[.F738]))" office:value-type="float" office:value="73" calcext:value-type="float">
            <text:p>73</text:p>
          </table:table-cell>
          <table:table-cell table:number-columns-repeated="995"/>
        </table:table-row>
        <table:table-row table:style-name="ro1">
          <table:table-cell office:value-type="date" office:date-value="2022-08-23T19:22:00" calcext:value-type="date">
            <text:p>2022-08-23 19:22:00</text:p>
          </table:table-cell>
          <table:table-cell table:number-columns-repeated="4"/>
          <table:table-cell table:style-name="ce1" office:value-type="float" office:value="74" calcext:value-type="float">
            <text:p>74</text:p>
          </table:table-cell>
          <table:table-cell table:formula="of:=IF([.B741]&lt;&gt;&quot;&quot;;[.B741];IF([.B740]&lt;&gt;&quot;&quot;;[.B740];[.B739]))" office:value-type="float" office:value="176" calcext:value-type="float">
            <text:p>176</text:p>
          </table:table-cell>
          <table:table-cell table:formula="of:=IF([.C741]&lt;&gt;&quot;&quot;;[.C741];IF([.C740]&lt;&gt;&quot;&quot;;[.C740];[.C739]))" office:value-type="float" office:value="266" calcext:value-type="float">
            <text:p>266</text:p>
          </table:table-cell>
          <table:table-cell table:formula="of:=IF([.D741]&lt;&gt;&quot;&quot;;[.D741];IF([.D740]&lt;&gt;&quot;&quot;;[.D740];[.D739]))" office:value-type="float" office:value="-11" calcext:value-type="float">
            <text:p>-11</text:p>
          </table:table-cell>
          <table:table-cell table:formula="of:=IF([.E741]&lt;&gt;&quot;&quot;;[.E741];IF([.E740]&lt;&gt;&quot;&quot;;[.E740];[.E739]))" office:value-type="float" office:value="-95" calcext:value-type="float">
            <text:p>-95</text:p>
          </table:table-cell>
          <table:table-cell table:formula="of:=IF([.F741]&lt;&gt;&quot;&quot;;[.F741];IF([.F740]&lt;&gt;&quot;&quot;;[.F740];[.F739]))" office:value-type="float" office:value="74" calcext:value-type="float">
            <text:p>74</text:p>
          </table:table-cell>
          <table:table-cell table:number-columns-repeated="995"/>
        </table:table-row>
        <table:table-row table:style-name="ro1">
          <table:table-cell office:value-type="date" office:date-value="2022-08-23T19:22:55.662736" calcext:value-type="date">
            <text:p>2022-08-23 19:22:56</text:p>
          </table:table-cell>
          <table:table-cell office:value-type="float" office:value="171" calcext:value-type="float">
            <text:p>171</text:p>
          </table:table-cell>
          <table:table-cell office:value-type="float" office:value="269" calcext:value-type="float">
            <text:p>269</text:p>
          </table:table-cell>
          <table:table-cell office:value-type="float" office:value="-15" calcext:value-type="float">
            <text:p>-15</text:p>
          </table:table-cell>
          <table:table-cell office:value-type="float" office:value="-95" calcext:value-type="float">
            <text:p>-95</text:p>
          </table:table-cell>
          <table:table-cell table:style-name="ce1"/>
          <table:table-cell table:formula="of:=IF([.B742]&lt;&gt;&quot;&quot;;[.B742];IF([.B741]&lt;&gt;&quot;&quot;;[.B741];[.B740]))" office:value-type="float" office:value="171" calcext:value-type="float">
            <text:p>171</text:p>
          </table:table-cell>
          <table:table-cell table:formula="of:=IF([.C742]&lt;&gt;&quot;&quot;;[.C742];IF([.C741]&lt;&gt;&quot;&quot;;[.C741];[.C740]))" office:value-type="float" office:value="269" calcext:value-type="float">
            <text:p>269</text:p>
          </table:table-cell>
          <table:table-cell table:formula="of:=IF([.D742]&lt;&gt;&quot;&quot;;[.D742];IF([.D741]&lt;&gt;&quot;&quot;;[.D741];[.D740]))" office:value-type="float" office:value="-15" calcext:value-type="float">
            <text:p>-15</text:p>
          </table:table-cell>
          <table:table-cell table:formula="of:=IF([.E742]&lt;&gt;&quot;&quot;;[.E742];IF([.E741]&lt;&gt;&quot;&quot;;[.E741];[.E740]))" office:value-type="float" office:value="-95" calcext:value-type="float">
            <text:p>-95</text:p>
          </table:table-cell>
          <table:table-cell table:formula="of:=IF([.F742]&lt;&gt;&quot;&quot;;[.F742];IF([.F741]&lt;&gt;&quot;&quot;;[.F741];[.F740]))" office:value-type="float" office:value="74" calcext:value-type="float">
            <text:p>74</text:p>
          </table:table-cell>
          <table:table-cell table:number-columns-repeated="995"/>
        </table:table-row>
        <table:table-row table:style-name="ro1">
          <table:table-cell office:value-type="date" office:date-value="2022-08-23T19:23:00.000001" calcext:value-type="date">
            <text:p>2022-08-23 19:23:00</text:p>
          </table:table-cell>
          <table:table-cell table:number-columns-repeated="4"/>
          <table:table-cell table:style-name="ce1" office:value-type="float" office:value="73" calcext:value-type="float">
            <text:p>73</text:p>
          </table:table-cell>
          <table:table-cell table:formula="of:=IF([.B743]&lt;&gt;&quot;&quot;;[.B743];IF([.B742]&lt;&gt;&quot;&quot;;[.B742];[.B741]))" office:value-type="float" office:value="171" calcext:value-type="float">
            <text:p>171</text:p>
          </table:table-cell>
          <table:table-cell table:formula="of:=IF([.C743]&lt;&gt;&quot;&quot;;[.C743];IF([.C742]&lt;&gt;&quot;&quot;;[.C742];[.C741]))" office:value-type="float" office:value="269" calcext:value-type="float">
            <text:p>269</text:p>
          </table:table-cell>
          <table:table-cell table:formula="of:=IF([.D743]&lt;&gt;&quot;&quot;;[.D743];IF([.D742]&lt;&gt;&quot;&quot;;[.D742];[.D741]))" office:value-type="float" office:value="-15" calcext:value-type="float">
            <text:p>-15</text:p>
          </table:table-cell>
          <table:table-cell table:formula="of:=IF([.E743]&lt;&gt;&quot;&quot;;[.E743];IF([.E742]&lt;&gt;&quot;&quot;;[.E742];[.E741]))" office:value-type="float" office:value="-95" calcext:value-type="float">
            <text:p>-95</text:p>
          </table:table-cell>
          <table:table-cell table:formula="of:=IF([.F743]&lt;&gt;&quot;&quot;;[.F743];IF([.F742]&lt;&gt;&quot;&quot;;[.F742];[.F741]))" office:value-type="float" office:value="73" calcext:value-type="float">
            <text:p>73</text:p>
          </table:table-cell>
          <table:table-cell table:number-columns-repeated="995"/>
        </table:table-row>
        <table:table-row table:style-name="ro1">
          <table:table-cell office:value-type="date" office:date-value="2022-08-23T19:24:00" calcext:value-type="date">
            <text:p>2022-08-23 19:24:00</text:p>
          </table:table-cell>
          <table:table-cell table:number-columns-repeated="4"/>
          <table:table-cell table:style-name="ce1" office:value-type="float" office:value="72" calcext:value-type="float">
            <text:p>72</text:p>
          </table:table-cell>
          <table:table-cell table:formula="of:=IF([.B744]&lt;&gt;&quot;&quot;;[.B744];IF([.B743]&lt;&gt;&quot;&quot;;[.B743];[.B742]))" office:value-type="float" office:value="171" calcext:value-type="float">
            <text:p>171</text:p>
          </table:table-cell>
          <table:table-cell table:formula="of:=IF([.C744]&lt;&gt;&quot;&quot;;[.C744];IF([.C743]&lt;&gt;&quot;&quot;;[.C743];[.C742]))" office:value-type="float" office:value="269" calcext:value-type="float">
            <text:p>269</text:p>
          </table:table-cell>
          <table:table-cell table:formula="of:=IF([.D744]&lt;&gt;&quot;&quot;;[.D744];IF([.D743]&lt;&gt;&quot;&quot;;[.D743];[.D742]))" office:value-type="float" office:value="-15" calcext:value-type="float">
            <text:p>-15</text:p>
          </table:table-cell>
          <table:table-cell table:formula="of:=IF([.E744]&lt;&gt;&quot;&quot;;[.E744];IF([.E743]&lt;&gt;&quot;&quot;;[.E743];[.E742]))" office:value-type="float" office:value="-95" calcext:value-type="float">
            <text:p>-95</text:p>
          </table:table-cell>
          <table:table-cell table:formula="of:=IF([.F744]&lt;&gt;&quot;&quot;;[.F744];IF([.F743]&lt;&gt;&quot;&quot;;[.F743];[.F742]))" office:value-type="float" office:value="72" calcext:value-type="float">
            <text:p>72</text:p>
          </table:table-cell>
          <table:table-cell table:number-columns-repeated="995"/>
        </table:table-row>
        <table:table-row table:style-name="ro1">
          <table:table-cell office:value-type="date" office:date-value="2022-08-23T19:24:06.353886" calcext:value-type="date">
            <text:p>2022-08-23 19:24:06</text:p>
          </table:table-cell>
          <table:table-cell office:value-type="float" office:value="165" calcext:value-type="float">
            <text:p>165</text:p>
          </table:table-cell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float" office:value="-101" calcext:value-type="float">
            <text:p>-101</text:p>
          </table:table-cell>
          <table:table-cell table:style-name="ce1"/>
          <table:table-cell table:formula="of:=IF([.B745]&lt;&gt;&quot;&quot;;[.B745];IF([.B744]&lt;&gt;&quot;&quot;;[.B744];[.B743]))" office:value-type="float" office:value="165" calcext:value-type="float">
            <text:p>165</text:p>
          </table:table-cell>
          <table:table-cell table:formula="of:=IF([.C745]&lt;&gt;&quot;&quot;;[.C745];IF([.C744]&lt;&gt;&quot;&quot;;[.C744];[.C743]))" office:value-type="float" office:value="263" calcext:value-type="float">
            <text:p>263</text:p>
          </table:table-cell>
          <table:table-cell table:formula="of:=IF([.D745]&lt;&gt;&quot;&quot;;[.D745];IF([.D744]&lt;&gt;&quot;&quot;;[.D744];[.D743]))" office:value-type="float" office:value="-3" calcext:value-type="float">
            <text:p>-3</text:p>
          </table:table-cell>
          <table:table-cell table:formula="of:=IF([.E745]&lt;&gt;&quot;&quot;;[.E745];IF([.E744]&lt;&gt;&quot;&quot;;[.E744];[.E743]))" office:value-type="float" office:value="-101" calcext:value-type="float">
            <text:p>-101</text:p>
          </table:table-cell>
          <table:table-cell table:formula="of:=IF([.F745]&lt;&gt;&quot;&quot;;[.F745];IF([.F744]&lt;&gt;&quot;&quot;;[.F744];[.F743]))" office:value-type="float" office:value="72" calcext:value-type="float">
            <text:p>72</text:p>
          </table:table-cell>
          <table:table-cell table:number-columns-repeated="995"/>
        </table:table-row>
        <table:table-row table:style-name="ro1">
          <table:table-cell office:value-type="date" office:date-value="2022-08-23T19:25:00" calcext:value-type="date">
            <text:p>2022-08-23 19:25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46]&lt;&gt;&quot;&quot;;[.B746];IF([.B745]&lt;&gt;&quot;&quot;;[.B745];[.B744]))" office:value-type="float" office:value="165" calcext:value-type="float">
            <text:p>165</text:p>
          </table:table-cell>
          <table:table-cell table:formula="of:=IF([.C746]&lt;&gt;&quot;&quot;;[.C746];IF([.C745]&lt;&gt;&quot;&quot;;[.C745];[.C744]))" office:value-type="float" office:value="263" calcext:value-type="float">
            <text:p>263</text:p>
          </table:table-cell>
          <table:table-cell table:formula="of:=IF([.D746]&lt;&gt;&quot;&quot;;[.D746];IF([.D745]&lt;&gt;&quot;&quot;;[.D745];[.D744]))" office:value-type="float" office:value="-3" calcext:value-type="float">
            <text:p>-3</text:p>
          </table:table-cell>
          <table:table-cell table:formula="of:=IF([.E746]&lt;&gt;&quot;&quot;;[.E746];IF([.E745]&lt;&gt;&quot;&quot;;[.E745];[.E744]))" office:value-type="float" office:value="-101" calcext:value-type="float">
            <text:p>-101</text:p>
          </table:table-cell>
          <table:table-cell table:formula="of:=IF([.F746]&lt;&gt;&quot;&quot;;[.F746];IF([.F745]&lt;&gt;&quot;&quot;;[.F745];[.F74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25:18.299204" calcext:value-type="date">
            <text:p>2022-08-23 19:25:18</text:p>
          </table:table-cell>
          <table:table-cell office:value-type="float" office:value="167" calcext:value-type="float">
            <text:p>167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-101" calcext:value-type="float">
            <text:p>-101</text:p>
          </table:table-cell>
          <table:table-cell table:style-name="ce1"/>
          <table:table-cell table:formula="of:=IF([.B747]&lt;&gt;&quot;&quot;;[.B747];IF([.B746]&lt;&gt;&quot;&quot;;[.B746];[.B745]))" office:value-type="float" office:value="167" calcext:value-type="float">
            <text:p>167</text:p>
          </table:table-cell>
          <table:table-cell table:formula="of:=IF([.C747]&lt;&gt;&quot;&quot;;[.C747];IF([.C746]&lt;&gt;&quot;&quot;;[.C746];[.C745]))" office:value-type="float" office:value="264" calcext:value-type="float">
            <text:p>264</text:p>
          </table:table-cell>
          <table:table-cell table:formula="of:=IF([.D747]&lt;&gt;&quot;&quot;;[.D747];IF([.D746]&lt;&gt;&quot;&quot;;[.D746];[.D745]))" office:value-type="float" office:value="8" calcext:value-type="float">
            <text:p>8</text:p>
          </table:table-cell>
          <table:table-cell table:formula="of:=IF([.E747]&lt;&gt;&quot;&quot;;[.E747];IF([.E746]&lt;&gt;&quot;&quot;;[.E746];[.E745]))" office:value-type="float" office:value="-101" calcext:value-type="float">
            <text:p>-101</text:p>
          </table:table-cell>
          <table:table-cell table:formula="of:=IF([.F747]&lt;&gt;&quot;&quot;;[.F747];IF([.F746]&lt;&gt;&quot;&quot;;[.F746];[.F74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26:00" calcext:value-type="date">
            <text:p>2022-08-23 19:26:00</text:p>
          </table:table-cell>
          <table:table-cell table:number-columns-repeated="4"/>
          <table:table-cell table:style-name="ce1" office:value-type="float" office:value="73" calcext:value-type="float">
            <text:p>73</text:p>
          </table:table-cell>
          <table:table-cell table:formula="of:=IF([.B748]&lt;&gt;&quot;&quot;;[.B748];IF([.B747]&lt;&gt;&quot;&quot;;[.B747];[.B746]))" office:value-type="float" office:value="167" calcext:value-type="float">
            <text:p>167</text:p>
          </table:table-cell>
          <table:table-cell table:formula="of:=IF([.C748]&lt;&gt;&quot;&quot;;[.C748];IF([.C747]&lt;&gt;&quot;&quot;;[.C747];[.C746]))" office:value-type="float" office:value="264" calcext:value-type="float">
            <text:p>264</text:p>
          </table:table-cell>
          <table:table-cell table:formula="of:=IF([.D748]&lt;&gt;&quot;&quot;;[.D748];IF([.D747]&lt;&gt;&quot;&quot;;[.D747];[.D746]))" office:value-type="float" office:value="8" calcext:value-type="float">
            <text:p>8</text:p>
          </table:table-cell>
          <table:table-cell table:formula="of:=IF([.E748]&lt;&gt;&quot;&quot;;[.E748];IF([.E747]&lt;&gt;&quot;&quot;;[.E747];[.E746]))" office:value-type="float" office:value="-101" calcext:value-type="float">
            <text:p>-101</text:p>
          </table:table-cell>
          <table:table-cell table:formula="of:=IF([.F748]&lt;&gt;&quot;&quot;;[.F748];IF([.F747]&lt;&gt;&quot;&quot;;[.F747];[.F746]))" office:value-type="float" office:value="73" calcext:value-type="float">
            <text:p>73</text:p>
          </table:table-cell>
          <table:table-cell table:number-columns-repeated="995"/>
        </table:table-row>
        <table:table-row table:style-name="ro1">
          <table:table-cell office:value-type="date" office:date-value="2022-08-23T19:26:29.146324" calcext:value-type="date">
            <text:p>2022-08-23 19:26:29</text:p>
          </table:table-cell>
          <table:table-cell office:value-type="float" office:value="171" calcext:value-type="float">
            <text:p>171</text:p>
          </table:table-cell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89" calcext:value-type="float">
            <text:p>-89</text:p>
          </table:table-cell>
          <table:table-cell table:style-name="ce1"/>
          <table:table-cell table:formula="of:=IF([.B749]&lt;&gt;&quot;&quot;;[.B749];IF([.B748]&lt;&gt;&quot;&quot;;[.B748];[.B747]))" office:value-type="float" office:value="171" calcext:value-type="float">
            <text:p>171</text:p>
          </table:table-cell>
          <table:table-cell table:formula="of:=IF([.C749]&lt;&gt;&quot;&quot;;[.C749];IF([.C748]&lt;&gt;&quot;&quot;;[.C748];[.C747]))" office:value-type="float" office:value="264" calcext:value-type="float">
            <text:p>264</text:p>
          </table:table-cell>
          <table:table-cell table:formula="of:=IF([.D749]&lt;&gt;&quot;&quot;;[.D749];IF([.D748]&lt;&gt;&quot;&quot;;[.D748];[.D747]))" office:value-type="float" office:value="-2" calcext:value-type="float">
            <text:p>-2</text:p>
          </table:table-cell>
          <table:table-cell table:formula="of:=IF([.E749]&lt;&gt;&quot;&quot;;[.E749];IF([.E748]&lt;&gt;&quot;&quot;;[.E748];[.E747]))" office:value-type="float" office:value="-89" calcext:value-type="float">
            <text:p>-89</text:p>
          </table:table-cell>
          <table:table-cell table:formula="of:=IF([.F749]&lt;&gt;&quot;&quot;;[.F749];IF([.F748]&lt;&gt;&quot;&quot;;[.F748];[.F747]))" office:value-type="float" office:value="73" calcext:value-type="float">
            <text:p>73</text:p>
          </table:table-cell>
          <table:table-cell table:number-columns-repeated="995"/>
        </table:table-row>
        <table:table-row table:style-name="ro1">
          <table:table-cell office:value-type="date" office:date-value="2022-08-23T19:27:00" calcext:value-type="date">
            <text:p>2022-08-23 19:27:00</text:p>
          </table:table-cell>
          <table:table-cell table:number-columns-repeated="4"/>
          <table:table-cell table:style-name="ce1" office:value-type="float" office:value="77" calcext:value-type="float">
            <text:p>77</text:p>
          </table:table-cell>
          <table:table-cell table:formula="of:=IF([.B750]&lt;&gt;&quot;&quot;;[.B750];IF([.B749]&lt;&gt;&quot;&quot;;[.B749];[.B748]))" office:value-type="float" office:value="171" calcext:value-type="float">
            <text:p>171</text:p>
          </table:table-cell>
          <table:table-cell table:formula="of:=IF([.C750]&lt;&gt;&quot;&quot;;[.C750];IF([.C749]&lt;&gt;&quot;&quot;;[.C749];[.C748]))" office:value-type="float" office:value="264" calcext:value-type="float">
            <text:p>264</text:p>
          </table:table-cell>
          <table:table-cell table:formula="of:=IF([.D750]&lt;&gt;&quot;&quot;;[.D750];IF([.D749]&lt;&gt;&quot;&quot;;[.D749];[.D748]))" office:value-type="float" office:value="-2" calcext:value-type="float">
            <text:p>-2</text:p>
          </table:table-cell>
          <table:table-cell table:formula="of:=IF([.E750]&lt;&gt;&quot;&quot;;[.E750];IF([.E749]&lt;&gt;&quot;&quot;;[.E749];[.E748]))" office:value-type="float" office:value="-89" calcext:value-type="float">
            <text:p>-89</text:p>
          </table:table-cell>
          <table:table-cell table:formula="of:=IF([.F750]&lt;&gt;&quot;&quot;;[.F750];IF([.F749]&lt;&gt;&quot;&quot;;[.F749];[.F748]))" office:value-type="float" office:value="77" calcext:value-type="float">
            <text:p>77</text:p>
          </table:table-cell>
          <table:table-cell table:number-columns-repeated="995"/>
        </table:table-row>
        <table:table-row table:style-name="ro1">
          <table:table-cell office:value-type="date" office:date-value="2022-08-23T19:27:40.662959" calcext:value-type="date">
            <text:p>2022-08-23 19:27:41</text:p>
          </table:table-cell>
          <table:table-cell office:value-type="float" office:value="190" calcext:value-type="float">
            <text:p>19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-172" calcext:value-type="float">
            <text:p>-172</text:p>
          </table:table-cell>
          <table:table-cell table:style-name="ce1"/>
          <table:table-cell table:formula="of:=IF([.B751]&lt;&gt;&quot;&quot;;[.B751];IF([.B750]&lt;&gt;&quot;&quot;;[.B750];[.B749]))" office:value-type="float" office:value="190" calcext:value-type="float">
            <text:p>190</text:p>
          </table:table-cell>
          <table:table-cell table:formula="of:=IF([.C751]&lt;&gt;&quot;&quot;;[.C751];IF([.C750]&lt;&gt;&quot;&quot;;[.C750];[.C749]))" office:value-type="float" office:value="363" calcext:value-type="float">
            <text:p>363</text:p>
          </table:table-cell>
          <table:table-cell table:formula="of:=IF([.D751]&lt;&gt;&quot;&quot;;[.D751];IF([.D750]&lt;&gt;&quot;&quot;;[.D750];[.D749]))" office:value-type="float" office:value="0" calcext:value-type="float">
            <text:p>0</text:p>
          </table:table-cell>
          <table:table-cell table:formula="of:=IF([.E751]&lt;&gt;&quot;&quot;;[.E751];IF([.E750]&lt;&gt;&quot;&quot;;[.E750];[.E749]))" office:value-type="float" office:value="-172" calcext:value-type="float">
            <text:p>-172</text:p>
          </table:table-cell>
          <table:table-cell table:formula="of:=IF([.F751]&lt;&gt;&quot;&quot;;[.F751];IF([.F750]&lt;&gt;&quot;&quot;;[.F750];[.F749]))" office:value-type="float" office:value="77" calcext:value-type="float">
            <text:p>77</text:p>
          </table:table-cell>
          <table:table-cell table:number-columns-repeated="995"/>
        </table:table-row>
        <table:table-row table:style-name="ro1">
          <table:table-cell office:value-type="date" office:date-value="2022-08-23T19:28:00" calcext:value-type="date">
            <text:p>2022-08-23 19:28:00</text:p>
          </table:table-cell>
          <table:table-cell table:number-columns-repeated="4"/>
          <table:table-cell table:style-name="ce1" office:value-type="float" office:value="81" calcext:value-type="float">
            <text:p>81</text:p>
          </table:table-cell>
          <table:table-cell table:formula="of:=IF([.B752]&lt;&gt;&quot;&quot;;[.B752];IF([.B751]&lt;&gt;&quot;&quot;;[.B751];[.B750]))" office:value-type="float" office:value="190" calcext:value-type="float">
            <text:p>190</text:p>
          </table:table-cell>
          <table:table-cell table:formula="of:=IF([.C752]&lt;&gt;&quot;&quot;;[.C752];IF([.C751]&lt;&gt;&quot;&quot;;[.C751];[.C750]))" office:value-type="float" office:value="363" calcext:value-type="float">
            <text:p>363</text:p>
          </table:table-cell>
          <table:table-cell table:formula="of:=IF([.D752]&lt;&gt;&quot;&quot;;[.D752];IF([.D751]&lt;&gt;&quot;&quot;;[.D751];[.D750]))" office:value-type="float" office:value="0" calcext:value-type="float">
            <text:p>0</text:p>
          </table:table-cell>
          <table:table-cell table:formula="of:=IF([.E752]&lt;&gt;&quot;&quot;;[.E752];IF([.E751]&lt;&gt;&quot;&quot;;[.E751];[.E750]))" office:value-type="float" office:value="-172" calcext:value-type="float">
            <text:p>-172</text:p>
          </table:table-cell>
          <table:table-cell table:formula="of:=IF([.F752]&lt;&gt;&quot;&quot;;[.F752];IF([.F751]&lt;&gt;&quot;&quot;;[.F751];[.F750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28:51.452749" calcext:value-type="date">
            <text:p>2022-08-23 19:28:51</text:p>
          </table:table-cell>
          <table:table-cell office:value-type="float" office:value="201" calcext:value-type="float">
            <text:p>201</text:p>
          </table:table-cell>
          <table:table-cell office:value-type="float" office:value="373" calcext:value-type="float">
            <text:p>373</text:p>
          </table:table-cell>
          <table:table-cell office:value-type="float" office:value="-6" calcext:value-type="float">
            <text:p>-6</text:p>
          </table:table-cell>
          <table:table-cell office:value-type="float" office:value="-157" calcext:value-type="float">
            <text:p>-157</text:p>
          </table:table-cell>
          <table:table-cell table:style-name="ce1"/>
          <table:table-cell table:formula="of:=IF([.B753]&lt;&gt;&quot;&quot;;[.B753];IF([.B752]&lt;&gt;&quot;&quot;;[.B752];[.B751]))" office:value-type="float" office:value="201" calcext:value-type="float">
            <text:p>201</text:p>
          </table:table-cell>
          <table:table-cell table:formula="of:=IF([.C753]&lt;&gt;&quot;&quot;;[.C753];IF([.C752]&lt;&gt;&quot;&quot;;[.C752];[.C751]))" office:value-type="float" office:value="373" calcext:value-type="float">
            <text:p>373</text:p>
          </table:table-cell>
          <table:table-cell table:formula="of:=IF([.D753]&lt;&gt;&quot;&quot;;[.D753];IF([.D752]&lt;&gt;&quot;&quot;;[.D752];[.D751]))" office:value-type="float" office:value="-6" calcext:value-type="float">
            <text:p>-6</text:p>
          </table:table-cell>
          <table:table-cell table:formula="of:=IF([.E753]&lt;&gt;&quot;&quot;;[.E753];IF([.E752]&lt;&gt;&quot;&quot;;[.E752];[.E751]))" office:value-type="float" office:value="-157" calcext:value-type="float">
            <text:p>-157</text:p>
          </table:table-cell>
          <table:table-cell table:formula="of:=IF([.F753]&lt;&gt;&quot;&quot;;[.F753];IF([.F752]&lt;&gt;&quot;&quot;;[.F752];[.F751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29:00" calcext:value-type="date">
            <text:p>2022-08-23 19:29:00</text:p>
          </table:table-cell>
          <table:table-cell table:number-columns-repeated="4"/>
          <table:table-cell table:style-name="ce1" office:value-type="float" office:value="86" calcext:value-type="float">
            <text:p>86</text:p>
          </table:table-cell>
          <table:table-cell table:formula="of:=IF([.B754]&lt;&gt;&quot;&quot;;[.B754];IF([.B753]&lt;&gt;&quot;&quot;;[.B753];[.B752]))" office:value-type="float" office:value="201" calcext:value-type="float">
            <text:p>201</text:p>
          </table:table-cell>
          <table:table-cell table:formula="of:=IF([.C754]&lt;&gt;&quot;&quot;;[.C754];IF([.C753]&lt;&gt;&quot;&quot;;[.C753];[.C752]))" office:value-type="float" office:value="373" calcext:value-type="float">
            <text:p>373</text:p>
          </table:table-cell>
          <table:table-cell table:formula="of:=IF([.D754]&lt;&gt;&quot;&quot;;[.D754];IF([.D753]&lt;&gt;&quot;&quot;;[.D753];[.D752]))" office:value-type="float" office:value="-6" calcext:value-type="float">
            <text:p>-6</text:p>
          </table:table-cell>
          <table:table-cell table:formula="of:=IF([.E754]&lt;&gt;&quot;&quot;;[.E754];IF([.E753]&lt;&gt;&quot;&quot;;[.E753];[.E752]))" office:value-type="float" office:value="-157" calcext:value-type="float">
            <text:p>-157</text:p>
          </table:table-cell>
          <table:table-cell table:formula="of:=IF([.F754]&lt;&gt;&quot;&quot;;[.F754];IF([.F753]&lt;&gt;&quot;&quot;;[.F753];[.F752]))" office:value-type="float" office:value="86" calcext:value-type="float">
            <text:p>86</text:p>
          </table:table-cell>
          <table:table-cell table:number-columns-repeated="995"/>
        </table:table-row>
        <table:table-row table:style-name="ro1">
          <table:table-cell office:value-type="date" office:date-value="2022-08-23T19:30:00.000001" calcext:value-type="date">
            <text:p>2022-08-23 19:30:00</text:p>
          </table:table-cell>
          <table:table-cell table:number-columns-repeated="4"/>
          <table:table-cell table:style-name="ce1" office:value-type="float" office:value="89" calcext:value-type="float">
            <text:p>89</text:p>
          </table:table-cell>
          <table:table-cell table:formula="of:=IF([.B755]&lt;&gt;&quot;&quot;;[.B755];IF([.B754]&lt;&gt;&quot;&quot;;[.B754];[.B753]))" office:value-type="float" office:value="201" calcext:value-type="float">
            <text:p>201</text:p>
          </table:table-cell>
          <table:table-cell table:formula="of:=IF([.C755]&lt;&gt;&quot;&quot;;[.C755];IF([.C754]&lt;&gt;&quot;&quot;;[.C754];[.C753]))" office:value-type="float" office:value="373" calcext:value-type="float">
            <text:p>373</text:p>
          </table:table-cell>
          <table:table-cell table:formula="of:=IF([.D755]&lt;&gt;&quot;&quot;;[.D755];IF([.D754]&lt;&gt;&quot;&quot;;[.D754];[.D753]))" office:value-type="float" office:value="-6" calcext:value-type="float">
            <text:p>-6</text:p>
          </table:table-cell>
          <table:table-cell table:formula="of:=IF([.E755]&lt;&gt;&quot;&quot;;[.E755];IF([.E754]&lt;&gt;&quot;&quot;;[.E754];[.E753]))" office:value-type="float" office:value="-157" calcext:value-type="float">
            <text:p>-157</text:p>
          </table:table-cell>
          <table:table-cell table:formula="of:=IF([.F755]&lt;&gt;&quot;&quot;;[.F755];IF([.F754]&lt;&gt;&quot;&quot;;[.F754];[.F753]))" office:value-type="float" office:value="89" calcext:value-type="float">
            <text:p>89</text:p>
          </table:table-cell>
          <table:table-cell table:number-columns-repeated="995"/>
        </table:table-row>
        <table:table-row table:style-name="ro1">
          <table:table-cell office:value-type="date" office:date-value="2022-08-23T19:30:08.367521" calcext:value-type="date">
            <text:p>2022-08-23 19:30:08</text:p>
          </table:table-cell>
          <table:table-cell office:value-type="float" office:value="211" calcext:value-type="float">
            <text:p>211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-125" calcext:value-type="float">
            <text:p>-125</text:p>
          </table:table-cell>
          <table:table-cell table:style-name="ce1"/>
          <table:table-cell table:formula="of:=IF([.B756]&lt;&gt;&quot;&quot;;[.B756];IF([.B755]&lt;&gt;&quot;&quot;;[.B755];[.B754]))" office:value-type="float" office:value="211" calcext:value-type="float">
            <text:p>211</text:p>
          </table:table-cell>
          <table:table-cell table:formula="of:=IF([.C756]&lt;&gt;&quot;&quot;;[.C756];IF([.C755]&lt;&gt;&quot;&quot;;[.C755];[.C754]))" office:value-type="float" office:value="348" calcext:value-type="float">
            <text:p>348</text:p>
          </table:table-cell>
          <table:table-cell table:formula="of:=IF([.D756]&lt;&gt;&quot;&quot;;[.D756];IF([.D755]&lt;&gt;&quot;&quot;;[.D755];[.D754]))" office:value-type="float" office:value="6" calcext:value-type="float">
            <text:p>6</text:p>
          </table:table-cell>
          <table:table-cell table:formula="of:=IF([.E756]&lt;&gt;&quot;&quot;;[.E756];IF([.E755]&lt;&gt;&quot;&quot;;[.E755];[.E754]))" office:value-type="float" office:value="-125" calcext:value-type="float">
            <text:p>-125</text:p>
          </table:table-cell>
          <table:table-cell table:formula="of:=IF([.F756]&lt;&gt;&quot;&quot;;[.F756];IF([.F755]&lt;&gt;&quot;&quot;;[.F755];[.F754]))" office:value-type="float" office:value="89" calcext:value-type="float">
            <text:p>89</text:p>
          </table:table-cell>
          <table:table-cell table:number-columns-repeated="995"/>
        </table:table-row>
        <table:table-row table:style-name="ro1">
          <table:table-cell office:value-type="date" office:date-value="2022-08-23T19:31:00" calcext:value-type="date">
            <text:p>2022-08-23 19:31:00</text:p>
          </table:table-cell>
          <table:table-cell table:number-columns-repeated="4"/>
          <table:table-cell table:style-name="ce1" office:value-type="float" office:value="91" calcext:value-type="float">
            <text:p>91</text:p>
          </table:table-cell>
          <table:table-cell table:formula="of:=IF([.B757]&lt;&gt;&quot;&quot;;[.B757];IF([.B756]&lt;&gt;&quot;&quot;;[.B756];[.B755]))" office:value-type="float" office:value="211" calcext:value-type="float">
            <text:p>211</text:p>
          </table:table-cell>
          <table:table-cell table:formula="of:=IF([.C757]&lt;&gt;&quot;&quot;;[.C757];IF([.C756]&lt;&gt;&quot;&quot;;[.C756];[.C755]))" office:value-type="float" office:value="348" calcext:value-type="float">
            <text:p>348</text:p>
          </table:table-cell>
          <table:table-cell table:formula="of:=IF([.D757]&lt;&gt;&quot;&quot;;[.D757];IF([.D756]&lt;&gt;&quot;&quot;;[.D756];[.D755]))" office:value-type="float" office:value="6" calcext:value-type="float">
            <text:p>6</text:p>
          </table:table-cell>
          <table:table-cell table:formula="of:=IF([.E757]&lt;&gt;&quot;&quot;;[.E757];IF([.E756]&lt;&gt;&quot;&quot;;[.E756];[.E755]))" office:value-type="float" office:value="-125" calcext:value-type="float">
            <text:p>-125</text:p>
          </table:table-cell>
          <table:table-cell table:formula="of:=IF([.F757]&lt;&gt;&quot;&quot;;[.F757];IF([.F756]&lt;&gt;&quot;&quot;;[.F756];[.F755]))" office:value-type="float" office:value="91" calcext:value-type="float">
            <text:p>91</text:p>
          </table:table-cell>
          <table:table-cell table:number-columns-repeated="995"/>
        </table:table-row>
        <table:table-row table:style-name="ro1">
          <table:table-cell office:value-type="date" office:date-value="2022-08-23T19:31:16.944851" calcext:value-type="date">
            <text:p>2022-08-23 19:31:17</text:p>
          </table:table-cell>
          <table:table-cell office:value-type="float" office:value="213" calcext:value-type="float">
            <text:p>21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table:style-name="ce1"/>
          <table:table-cell table:formula="of:=IF([.B758]&lt;&gt;&quot;&quot;;[.B758];IF([.B757]&lt;&gt;&quot;&quot;;[.B757];[.B756]))" office:value-type="float" office:value="213" calcext:value-type="float">
            <text:p>213</text:p>
          </table:table-cell>
          <table:table-cell table:formula="of:=IF([.C758]&lt;&gt;&quot;&quot;;[.C758];IF([.C757]&lt;&gt;&quot;&quot;;[.C757];[.C756]))" office:value-type="float" office:value="329" calcext:value-type="float">
            <text:p>329</text:p>
          </table:table-cell>
          <table:table-cell table:formula="of:=IF([.D758]&lt;&gt;&quot;&quot;;[.D758];IF([.D757]&lt;&gt;&quot;&quot;;[.D757];[.D756]))" office:value-type="float" office:value="0" calcext:value-type="float">
            <text:p>0</text:p>
          </table:table-cell>
          <table:table-cell table:formula="of:=IF([.E758]&lt;&gt;&quot;&quot;;[.E758];IF([.E757]&lt;&gt;&quot;&quot;;[.E757];[.E756]))" office:value-type="float" office:value="-118" calcext:value-type="float">
            <text:p>-118</text:p>
          </table:table-cell>
          <table:table-cell table:formula="of:=IF([.F758]&lt;&gt;&quot;&quot;;[.F758];IF([.F757]&lt;&gt;&quot;&quot;;[.F757];[.F756]))" office:value-type="float" office:value="91" calcext:value-type="float">
            <text:p>91</text:p>
          </table:table-cell>
          <table:table-cell table:number-columns-repeated="995"/>
        </table:table-row>
        <table:table-row table:style-name="ro1">
          <table:table-cell office:value-type="date" office:date-value="2022-08-23T19:32:00" calcext:value-type="date">
            <text:p>2022-08-23 19:3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59]&lt;&gt;&quot;&quot;;[.B759];IF([.B758]&lt;&gt;&quot;&quot;;[.B758];[.B757]))" office:value-type="float" office:value="213" calcext:value-type="float">
            <text:p>213</text:p>
          </table:table-cell>
          <table:table-cell table:formula="of:=IF([.C759]&lt;&gt;&quot;&quot;;[.C759];IF([.C758]&lt;&gt;&quot;&quot;;[.C758];[.C757]))" office:value-type="float" office:value="329" calcext:value-type="float">
            <text:p>329</text:p>
          </table:table-cell>
          <table:table-cell table:formula="of:=IF([.D759]&lt;&gt;&quot;&quot;;[.D759];IF([.D758]&lt;&gt;&quot;&quot;;[.D758];[.D757]))" office:value-type="float" office:value="0" calcext:value-type="float">
            <text:p>0</text:p>
          </table:table-cell>
          <table:table-cell table:formula="of:=IF([.E759]&lt;&gt;&quot;&quot;;[.E759];IF([.E758]&lt;&gt;&quot;&quot;;[.E758];[.E757]))" office:value-type="float" office:value="-118" calcext:value-type="float">
            <text:p>-118</text:p>
          </table:table-cell>
          <table:table-cell table:formula="of:=IF([.F759]&lt;&gt;&quot;&quot;;[.F759];IF([.F758]&lt;&gt;&quot;&quot;;[.F758];[.F75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32:27.954822" calcext:value-type="date">
            <text:p>2022-08-23 19:32:28</text:p>
          </table:table-cell>
          <table:table-cell office:value-type="float" office:value="212" calcext:value-type="float">
            <text:p>212</text:p>
          </table:table-cell>
          <table:table-cell office:value-type="float" office:value="327" calcext:value-type="float">
            <text:p>327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table:style-name="ce1"/>
          <table:table-cell table:formula="of:=IF([.B760]&lt;&gt;&quot;&quot;;[.B760];IF([.B759]&lt;&gt;&quot;&quot;;[.B759];[.B758]))" office:value-type="float" office:value="212" calcext:value-type="float">
            <text:p>212</text:p>
          </table:table-cell>
          <table:table-cell table:formula="of:=IF([.C760]&lt;&gt;&quot;&quot;;[.C760];IF([.C759]&lt;&gt;&quot;&quot;;[.C759];[.C758]))" office:value-type="float" office:value="327" calcext:value-type="float">
            <text:p>327</text:p>
          </table:table-cell>
          <table:table-cell table:formula="of:=IF([.D760]&lt;&gt;&quot;&quot;;[.D760];IF([.D759]&lt;&gt;&quot;&quot;;[.D759];[.D758]))" office:value-type="float" office:value="-4" calcext:value-type="float">
            <text:p>-4</text:p>
          </table:table-cell>
          <table:table-cell table:formula="of:=IF([.E760]&lt;&gt;&quot;&quot;;[.E760];IF([.E759]&lt;&gt;&quot;&quot;;[.E759];[.E758]))" office:value-type="float" office:value="-42" calcext:value-type="float">
            <text:p>-42</text:p>
          </table:table-cell>
          <table:table-cell table:formula="of:=IF([.F760]&lt;&gt;&quot;&quot;;[.F760];IF([.F759]&lt;&gt;&quot;&quot;;[.F759];[.F75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33:00" calcext:value-type="date">
            <text:p>2022-08-23 19:33:00</text:p>
          </table:table-cell>
          <table:table-cell table:number-columns-repeated="4"/>
          <table:table-cell table:style-name="ce1" office:value-type="float" office:value="91" calcext:value-type="float">
            <text:p>91</text:p>
          </table:table-cell>
          <table:table-cell table:formula="of:=IF([.B761]&lt;&gt;&quot;&quot;;[.B761];IF([.B760]&lt;&gt;&quot;&quot;;[.B760];[.B759]))" office:value-type="float" office:value="212" calcext:value-type="float">
            <text:p>212</text:p>
          </table:table-cell>
          <table:table-cell table:formula="of:=IF([.C761]&lt;&gt;&quot;&quot;;[.C761];IF([.C760]&lt;&gt;&quot;&quot;;[.C760];[.C759]))" office:value-type="float" office:value="327" calcext:value-type="float">
            <text:p>327</text:p>
          </table:table-cell>
          <table:table-cell table:formula="of:=IF([.D761]&lt;&gt;&quot;&quot;;[.D761];IF([.D760]&lt;&gt;&quot;&quot;;[.D760];[.D759]))" office:value-type="float" office:value="-4" calcext:value-type="float">
            <text:p>-4</text:p>
          </table:table-cell>
          <table:table-cell table:formula="of:=IF([.E761]&lt;&gt;&quot;&quot;;[.E761];IF([.E760]&lt;&gt;&quot;&quot;;[.E760];[.E759]))" office:value-type="float" office:value="-42" calcext:value-type="float">
            <text:p>-42</text:p>
          </table:table-cell>
          <table:table-cell table:formula="of:=IF([.F761]&lt;&gt;&quot;&quot;;[.F761];IF([.F760]&lt;&gt;&quot;&quot;;[.F760];[.F759]))" office:value-type="float" office:value="91" calcext:value-type="float">
            <text:p>91</text:p>
          </table:table-cell>
          <table:table-cell table:number-columns-repeated="995"/>
        </table:table-row>
        <table:table-row table:style-name="ro1">
          <table:table-cell office:value-type="date" office:date-value="2022-08-23T19:33:38.388534" calcext:value-type="date">
            <text:p>2022-08-23 19:33:38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office:value-type="float" office:value="-19" calcext:value-type="float">
            <text:p>-19</text:p>
          </table:table-cell>
          <table:table-cell office:value-type="float" office:value="-36" calcext:value-type="float">
            <text:p>-36</text:p>
          </table:table-cell>
          <table:table-cell table:style-name="ce1"/>
          <table:table-cell table:formula="of:=IF([.B762]&lt;&gt;&quot;&quot;;[.B762];IF([.B761]&lt;&gt;&quot;&quot;;[.B761];[.B760]))" office:value-type="float" office:value="205" calcext:value-type="float">
            <text:p>205</text:p>
          </table:table-cell>
          <table:table-cell table:formula="of:=IF([.C762]&lt;&gt;&quot;&quot;;[.C762];IF([.C761]&lt;&gt;&quot;&quot;;[.C761];[.C760]))" office:value-type="float" office:value="240" calcext:value-type="float">
            <text:p>240</text:p>
          </table:table-cell>
          <table:table-cell table:formula="of:=IF([.D762]&lt;&gt;&quot;&quot;;[.D762];IF([.D761]&lt;&gt;&quot;&quot;;[.D761];[.D760]))" office:value-type="float" office:value="-19" calcext:value-type="float">
            <text:p>-19</text:p>
          </table:table-cell>
          <table:table-cell table:formula="of:=IF([.E762]&lt;&gt;&quot;&quot;;[.E762];IF([.E761]&lt;&gt;&quot;&quot;;[.E761];[.E760]))" office:value-type="float" office:value="-36" calcext:value-type="float">
            <text:p>-36</text:p>
          </table:table-cell>
          <table:table-cell table:formula="of:=IF([.F762]&lt;&gt;&quot;&quot;;[.F762];IF([.F761]&lt;&gt;&quot;&quot;;[.F761];[.F760]))" office:value-type="float" office:value="91" calcext:value-type="float">
            <text:p>91</text:p>
          </table:table-cell>
          <table:table-cell table:number-columns-repeated="995"/>
        </table:table-row>
        <table:table-row table:style-name="ro1">
          <table:table-cell office:value-type="date" office:date-value="2022-08-23T19:34:00" calcext:value-type="date">
            <text:p>2022-08-23 19:34:00</text:p>
          </table:table-cell>
          <table:table-cell table:number-columns-repeated="4"/>
          <table:table-cell table:style-name="ce1" office:value-type="float" office:value="89" calcext:value-type="float">
            <text:p>89</text:p>
          </table:table-cell>
          <table:table-cell table:formula="of:=IF([.B763]&lt;&gt;&quot;&quot;;[.B763];IF([.B762]&lt;&gt;&quot;&quot;;[.B762];[.B761]))" office:value-type="float" office:value="205" calcext:value-type="float">
            <text:p>205</text:p>
          </table:table-cell>
          <table:table-cell table:formula="of:=IF([.C763]&lt;&gt;&quot;&quot;;[.C763];IF([.C762]&lt;&gt;&quot;&quot;;[.C762];[.C761]))" office:value-type="float" office:value="240" calcext:value-type="float">
            <text:p>240</text:p>
          </table:table-cell>
          <table:table-cell table:formula="of:=IF([.D763]&lt;&gt;&quot;&quot;;[.D763];IF([.D762]&lt;&gt;&quot;&quot;;[.D762];[.D761]))" office:value-type="float" office:value="-19" calcext:value-type="float">
            <text:p>-19</text:p>
          </table:table-cell>
          <table:table-cell table:formula="of:=IF([.E763]&lt;&gt;&quot;&quot;;[.E763];IF([.E762]&lt;&gt;&quot;&quot;;[.E762];[.E761]))" office:value-type="float" office:value="-36" calcext:value-type="float">
            <text:p>-36</text:p>
          </table:table-cell>
          <table:table-cell table:formula="of:=IF([.F763]&lt;&gt;&quot;&quot;;[.F763];IF([.F762]&lt;&gt;&quot;&quot;;[.F762];[.F761]))" office:value-type="float" office:value="89" calcext:value-type="float">
            <text:p>89</text:p>
          </table:table-cell>
          <table:table-cell table:number-columns-repeated="995"/>
        </table:table-row>
        <table:table-row table:style-name="ro1">
          <table:table-cell office:value-type="date" office:date-value="2022-08-23T19:34:47.287778" calcext:value-type="date">
            <text:p>2022-08-23 19:34:47</text:p>
          </table:table-cell>
          <table:table-cell office:value-type="float" office:value="201" calcext:value-type="float">
            <text:p>20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-53" calcext:value-type="float">
            <text:p>-53</text:p>
          </table:table-cell>
          <table:table-cell table:style-name="ce1"/>
          <table:table-cell table:formula="of:=IF([.B764]&lt;&gt;&quot;&quot;;[.B764];IF([.B763]&lt;&gt;&quot;&quot;;[.B763];[.B762]))" office:value-type="float" office:value="201" calcext:value-type="float">
            <text:p>201</text:p>
          </table:table-cell>
          <table:table-cell table:formula="of:=IF([.C764]&lt;&gt;&quot;&quot;;[.C764];IF([.C763]&lt;&gt;&quot;&quot;;[.C763];[.C762]))" office:value-type="float" office:value="250" calcext:value-type="float">
            <text:p>250</text:p>
          </table:table-cell>
          <table:table-cell table:formula="of:=IF([.D764]&lt;&gt;&quot;&quot;;[.D764];IF([.D763]&lt;&gt;&quot;&quot;;[.D763];[.D762]))" office:value-type="float" office:value="4" calcext:value-type="float">
            <text:p>4</text:p>
          </table:table-cell>
          <table:table-cell table:formula="of:=IF([.E764]&lt;&gt;&quot;&quot;;[.E764];IF([.E763]&lt;&gt;&quot;&quot;;[.E763];[.E762]))" office:value-type="float" office:value="-53" calcext:value-type="float">
            <text:p>-53</text:p>
          </table:table-cell>
          <table:table-cell table:formula="of:=IF([.F764]&lt;&gt;&quot;&quot;;[.F764];IF([.F763]&lt;&gt;&quot;&quot;;[.F763];[.F762]))" office:value-type="float" office:value="89" calcext:value-type="float">
            <text:p>89</text:p>
          </table:table-cell>
          <table:table-cell table:number-columns-repeated="995"/>
        </table:table-row>
        <table:table-row table:style-name="ro1">
          <table:table-cell office:value-type="date" office:date-value="2022-08-23T19:35:00" calcext:value-type="date">
            <text:p>2022-08-23 19:35:00</text:p>
          </table:table-cell>
          <table:table-cell table:number-columns-repeated="4"/>
          <table:table-cell table:style-name="ce1" office:value-type="float" office:value="86" calcext:value-type="float">
            <text:p>86</text:p>
          </table:table-cell>
          <table:table-cell table:formula="of:=IF([.B765]&lt;&gt;&quot;&quot;;[.B765];IF([.B764]&lt;&gt;&quot;&quot;;[.B764];[.B763]))" office:value-type="float" office:value="201" calcext:value-type="float">
            <text:p>201</text:p>
          </table:table-cell>
          <table:table-cell table:formula="of:=IF([.C765]&lt;&gt;&quot;&quot;;[.C765];IF([.C764]&lt;&gt;&quot;&quot;;[.C764];[.C763]))" office:value-type="float" office:value="250" calcext:value-type="float">
            <text:p>250</text:p>
          </table:table-cell>
          <table:table-cell table:formula="of:=IF([.D765]&lt;&gt;&quot;&quot;;[.D765];IF([.D764]&lt;&gt;&quot;&quot;;[.D764];[.D763]))" office:value-type="float" office:value="4" calcext:value-type="float">
            <text:p>4</text:p>
          </table:table-cell>
          <table:table-cell table:formula="of:=IF([.E765]&lt;&gt;&quot;&quot;;[.E765];IF([.E764]&lt;&gt;&quot;&quot;;[.E764];[.E763]))" office:value-type="float" office:value="-53" calcext:value-type="float">
            <text:p>-53</text:p>
          </table:table-cell>
          <table:table-cell table:formula="of:=IF([.F765]&lt;&gt;&quot;&quot;;[.F765];IF([.F764]&lt;&gt;&quot;&quot;;[.F764];[.F763]))" office:value-type="float" office:value="86" calcext:value-type="float">
            <text:p>86</text:p>
          </table:table-cell>
          <table:table-cell table:number-columns-repeated="995"/>
        </table:table-row>
        <table:table-row table:style-name="ro1">
          <table:table-cell office:value-type="date" office:date-value="2022-08-23T19:35:56.948147" calcext:value-type="date">
            <text:p>2022-08-23 19:35:57</text:p>
          </table:table-cell>
          <table:table-cell office:value-type="float" office:value="187" calcext:value-type="float">
            <text:p>18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style-name="ce1"/>
          <table:table-cell table:formula="of:=IF([.B766]&lt;&gt;&quot;&quot;;[.B766];IF([.B765]&lt;&gt;&quot;&quot;;[.B765];[.B764]))" office:value-type="float" office:value="187" calcext:value-type="float">
            <text:p>187</text:p>
          </table:table-cell>
          <table:table-cell table:formula="of:=IF([.C766]&lt;&gt;&quot;&quot;;[.C766];IF([.C765]&lt;&gt;&quot;&quot;;[.C765];[.C764]))" office:value-type="float" office:value="229" calcext:value-type="float">
            <text:p>229</text:p>
          </table:table-cell>
          <table:table-cell table:formula="of:=IF([.D766]&lt;&gt;&quot;&quot;;[.D766];IF([.D765]&lt;&gt;&quot;&quot;;[.D765];[.D764]))" office:value-type="float" office:value="0" calcext:value-type="float">
            <text:p>0</text:p>
          </table:table-cell>
          <table:table-cell table:formula="of:=IF([.E766]&lt;&gt;&quot;&quot;;[.E766];IF([.E765]&lt;&gt;&quot;&quot;;[.E765];[.E764]))" office:value-type="float" office:value="-42" calcext:value-type="float">
            <text:p>-42</text:p>
          </table:table-cell>
          <table:table-cell table:formula="of:=IF([.F766]&lt;&gt;&quot;&quot;;[.F766];IF([.F765]&lt;&gt;&quot;&quot;;[.F765];[.F764]))" office:value-type="float" office:value="86" calcext:value-type="float">
            <text:p>86</text:p>
          </table:table-cell>
          <table:table-cell table:number-columns-repeated="995"/>
        </table:table-row>
        <table:table-row table:style-name="ro1">
          <table:table-cell office:value-type="date" office:date-value="2022-08-23T19:36:00.000001" calcext:value-type="date">
            <text:p>2022-08-23 19:36:00</text:p>
          </table:table-cell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formula="of:=IF([.B767]&lt;&gt;&quot;&quot;;[.B767];IF([.B766]&lt;&gt;&quot;&quot;;[.B766];[.B765]))" office:value-type="float" office:value="187" calcext:value-type="float">
            <text:p>187</text:p>
          </table:table-cell>
          <table:table-cell table:formula="of:=IF([.C767]&lt;&gt;&quot;&quot;;[.C767];IF([.C766]&lt;&gt;&quot;&quot;;[.C766];[.C765]))" office:value-type="float" office:value="229" calcext:value-type="float">
            <text:p>229</text:p>
          </table:table-cell>
          <table:table-cell table:formula="of:=IF([.D767]&lt;&gt;&quot;&quot;;[.D767];IF([.D766]&lt;&gt;&quot;&quot;;[.D766];[.D765]))" office:value-type="float" office:value="0" calcext:value-type="float">
            <text:p>0</text:p>
          </table:table-cell>
          <table:table-cell table:formula="of:=IF([.E767]&lt;&gt;&quot;&quot;;[.E767];IF([.E766]&lt;&gt;&quot;&quot;;[.E766];[.E765]))" office:value-type="float" office:value="-42" calcext:value-type="float">
            <text:p>-42</text:p>
          </table:table-cell>
          <table:table-cell table:formula="of:=IF([.F767]&lt;&gt;&quot;&quot;;[.F767];IF([.F766]&lt;&gt;&quot;&quot;;[.F766];[.F765]))" office:value-type="float" office:value="84" calcext:value-type="float">
            <text:p>84</text:p>
          </table:table-cell>
          <table:table-cell table:number-columns-repeated="995"/>
        </table:table-row>
        <table:table-row table:style-name="ro1">
          <table:table-cell office:value-type="date" office:date-value="2022-08-23T19:37:00" calcext:value-type="date">
            <text:p>2022-08-23 19:37:00</text:p>
          </table:table-cell>
          <table:table-cell table:number-columns-repeated="4"/>
          <table:table-cell table:style-name="ce1" office:value-type="float" office:value="81" calcext:value-type="float">
            <text:p>81</text:p>
          </table:table-cell>
          <table:table-cell table:formula="of:=IF([.B768]&lt;&gt;&quot;&quot;;[.B768];IF([.B767]&lt;&gt;&quot;&quot;;[.B767];[.B766]))" office:value-type="float" office:value="187" calcext:value-type="float">
            <text:p>187</text:p>
          </table:table-cell>
          <table:table-cell table:formula="of:=IF([.C768]&lt;&gt;&quot;&quot;;[.C768];IF([.C767]&lt;&gt;&quot;&quot;;[.C767];[.C766]))" office:value-type="float" office:value="229" calcext:value-type="float">
            <text:p>229</text:p>
          </table:table-cell>
          <table:table-cell table:formula="of:=IF([.D768]&lt;&gt;&quot;&quot;;[.D768];IF([.D767]&lt;&gt;&quot;&quot;;[.D767];[.D766]))" office:value-type="float" office:value="0" calcext:value-type="float">
            <text:p>0</text:p>
          </table:table-cell>
          <table:table-cell table:formula="of:=IF([.E768]&lt;&gt;&quot;&quot;;[.E768];IF([.E767]&lt;&gt;&quot;&quot;;[.E767];[.E766]))" office:value-type="float" office:value="-42" calcext:value-type="float">
            <text:p>-42</text:p>
          </table:table-cell>
          <table:table-cell table:formula="of:=IF([.F768]&lt;&gt;&quot;&quot;;[.F768];IF([.F767]&lt;&gt;&quot;&quot;;[.F767];[.F766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37:07.002793" calcext:value-type="date">
            <text:p>2022-08-23 19:37:07</text:p>
          </table:table-cell>
          <table:table-cell office:value-type="float" office:value="186" calcext:value-type="float">
            <text:p>186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-45" calcext:value-type="float">
            <text:p>-45</text:p>
          </table:table-cell>
          <table:table-cell table:style-name="ce1"/>
          <table:table-cell table:formula="of:=IF([.B769]&lt;&gt;&quot;&quot;;[.B769];IF([.B768]&lt;&gt;&quot;&quot;;[.B768];[.B767]))" office:value-type="float" office:value="186" calcext:value-type="float">
            <text:p>186</text:p>
          </table:table-cell>
          <table:table-cell table:formula="of:=IF([.C769]&lt;&gt;&quot;&quot;;[.C769];IF([.C768]&lt;&gt;&quot;&quot;;[.C768];[.C767]))" office:value-type="float" office:value="230" calcext:value-type="float">
            <text:p>230</text:p>
          </table:table-cell>
          <table:table-cell table:formula="of:=IF([.D769]&lt;&gt;&quot;&quot;;[.D769];IF([.D768]&lt;&gt;&quot;&quot;;[.D768];[.D767]))" office:value-type="float" office:value="2" calcext:value-type="float">
            <text:p>2</text:p>
          </table:table-cell>
          <table:table-cell table:formula="of:=IF([.E769]&lt;&gt;&quot;&quot;;[.E769];IF([.E768]&lt;&gt;&quot;&quot;;[.E768];[.E767]))" office:value-type="float" office:value="-45" calcext:value-type="float">
            <text:p>-45</text:p>
          </table:table-cell>
          <table:table-cell table:formula="of:=IF([.F769]&lt;&gt;&quot;&quot;;[.F769];IF([.F768]&lt;&gt;&quot;&quot;;[.F768];[.F767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38:00" calcext:value-type="date">
            <text:p>2022-08-23 19:38:00</text:p>
          </table:table-cell>
          <table:table-cell table:number-columns-repeated="4"/>
          <table:table-cell table:style-name="ce1" office:value-type="float" office:value="77" calcext:value-type="float">
            <text:p>77</text:p>
          </table:table-cell>
          <table:table-cell table:formula="of:=IF([.B770]&lt;&gt;&quot;&quot;;[.B770];IF([.B769]&lt;&gt;&quot;&quot;;[.B769];[.B768]))" office:value-type="float" office:value="186" calcext:value-type="float">
            <text:p>186</text:p>
          </table:table-cell>
          <table:table-cell table:formula="of:=IF([.C770]&lt;&gt;&quot;&quot;;[.C770];IF([.C769]&lt;&gt;&quot;&quot;;[.C769];[.C768]))" office:value-type="float" office:value="230" calcext:value-type="float">
            <text:p>230</text:p>
          </table:table-cell>
          <table:table-cell table:formula="of:=IF([.D770]&lt;&gt;&quot;&quot;;[.D770];IF([.D769]&lt;&gt;&quot;&quot;;[.D769];[.D768]))" office:value-type="float" office:value="2" calcext:value-type="float">
            <text:p>2</text:p>
          </table:table-cell>
          <table:table-cell table:formula="of:=IF([.E770]&lt;&gt;&quot;&quot;;[.E770];IF([.E769]&lt;&gt;&quot;&quot;;[.E769];[.E768]))" office:value-type="float" office:value="-45" calcext:value-type="float">
            <text:p>-45</text:p>
          </table:table-cell>
          <table:table-cell table:formula="of:=IF([.F770]&lt;&gt;&quot;&quot;;[.F770];IF([.F769]&lt;&gt;&quot;&quot;;[.F769];[.F768]))" office:value-type="float" office:value="77" calcext:value-type="float">
            <text:p>77</text:p>
          </table:table-cell>
          <table:table-cell table:number-columns-repeated="995"/>
        </table:table-row>
        <table:table-row table:style-name="ro1">
          <table:table-cell office:value-type="date" office:date-value="2022-08-23T19:38:17.120747" calcext:value-type="date">
            <text:p>2022-08-23 19:38:17</text:p>
          </table:table-cell>
          <table:table-cell office:value-type="float" office:value="174" calcext:value-type="float">
            <text:p>174</text:p>
          </table:table-cell>
          <table:table-cell office:value-type="float" office:value="238" calcext:value-type="float">
            <text:p>238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table:style-name="ce1"/>
          <table:table-cell table:formula="of:=IF([.B771]&lt;&gt;&quot;&quot;;[.B771];IF([.B770]&lt;&gt;&quot;&quot;;[.B770];[.B769]))" office:value-type="float" office:value="174" calcext:value-type="float">
            <text:p>174</text:p>
          </table:table-cell>
          <table:table-cell table:formula="of:=IF([.C771]&lt;&gt;&quot;&quot;;[.C771];IF([.C770]&lt;&gt;&quot;&quot;;[.C770];[.C769]))" office:value-type="float" office:value="238" calcext:value-type="float">
            <text:p>238</text:p>
          </table:table-cell>
          <table:table-cell table:formula="of:=IF([.D771]&lt;&gt;&quot;&quot;;[.D771];IF([.D770]&lt;&gt;&quot;&quot;;[.D770];[.D769]))" office:value-type="float" office:value="-5" calcext:value-type="float">
            <text:p>-5</text:p>
          </table:table-cell>
          <table:table-cell table:formula="of:=IF([.E771]&lt;&gt;&quot;&quot;;[.E771];IF([.E770]&lt;&gt;&quot;&quot;;[.E770];[.E769]))" office:value-type="float" office:value="-63" calcext:value-type="float">
            <text:p>-63</text:p>
          </table:table-cell>
          <table:table-cell table:formula="of:=IF([.F771]&lt;&gt;&quot;&quot;;[.F771];IF([.F770]&lt;&gt;&quot;&quot;;[.F770];[.F769]))" office:value-type="float" office:value="77" calcext:value-type="float">
            <text:p>77</text:p>
          </table:table-cell>
          <table:table-cell table:number-columns-repeated="995"/>
        </table:table-row>
        <table:table-row table:style-name="ro1">
          <table:table-cell office:value-type="date" office:date-value="2022-08-23T19:39:00" calcext:value-type="date">
            <text:p>2022-08-23 19:39:00</text:p>
          </table:table-cell>
          <table:table-cell table:number-columns-repeated="4"/>
          <table:table-cell table:style-name="ce1" office:value-type="float" office:value="75" calcext:value-type="float">
            <text:p>75</text:p>
          </table:table-cell>
          <table:table-cell table:formula="of:=IF([.B772]&lt;&gt;&quot;&quot;;[.B772];IF([.B771]&lt;&gt;&quot;&quot;;[.B771];[.B770]))" office:value-type="float" office:value="174" calcext:value-type="float">
            <text:p>174</text:p>
          </table:table-cell>
          <table:table-cell table:formula="of:=IF([.C772]&lt;&gt;&quot;&quot;;[.C772];IF([.C771]&lt;&gt;&quot;&quot;;[.C771];[.C770]))" office:value-type="float" office:value="238" calcext:value-type="float">
            <text:p>238</text:p>
          </table:table-cell>
          <table:table-cell table:formula="of:=IF([.D772]&lt;&gt;&quot;&quot;;[.D772];IF([.D771]&lt;&gt;&quot;&quot;;[.D771];[.D770]))" office:value-type="float" office:value="-5" calcext:value-type="float">
            <text:p>-5</text:p>
          </table:table-cell>
          <table:table-cell table:formula="of:=IF([.E772]&lt;&gt;&quot;&quot;;[.E772];IF([.E771]&lt;&gt;&quot;&quot;;[.E771];[.E770]))" office:value-type="float" office:value="-63" calcext:value-type="float">
            <text:p>-63</text:p>
          </table:table-cell>
          <table:table-cell table:formula="of:=IF([.F772]&lt;&gt;&quot;&quot;;[.F772];IF([.F771]&lt;&gt;&quot;&quot;;[.F771];[.F770]))" office:value-type="float" office:value="75" calcext:value-type="float">
            <text:p>75</text:p>
          </table:table-cell>
          <table:table-cell table:number-columns-repeated="995"/>
        </table:table-row>
        <table:table-row table:style-name="ro1">
          <table:table-cell office:value-type="date" office:date-value="2022-08-23T19:39:30.964256" calcext:value-type="date">
            <text:p>2022-08-23 19:39:31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float" office:value="58" calcext:value-type="float">
            <text:p>58</text:p>
          </table:table-cell>
          <table:table-cell office:value-type="float" office:value="-37" calcext:value-type="float">
            <text:p>-37</text:p>
          </table:table-cell>
          <table:table-cell table:style-name="ce1"/>
          <table:table-cell table:formula="of:=IF([.B773]&lt;&gt;&quot;&quot;;[.B773];IF([.B772]&lt;&gt;&quot;&quot;;[.B772];[.B771]))" office:value-type="float" office:value="166" calcext:value-type="float">
            <text:p>166</text:p>
          </table:table-cell>
          <table:table-cell table:formula="of:=IF([.C773]&lt;&gt;&quot;&quot;;[.C773];IF([.C772]&lt;&gt;&quot;&quot;;[.C772];[.C771]))" office:value-type="float" office:value="208" calcext:value-type="float">
            <text:p>208</text:p>
          </table:table-cell>
          <table:table-cell table:formula="of:=IF([.D773]&lt;&gt;&quot;&quot;;[.D773];IF([.D772]&lt;&gt;&quot;&quot;;[.D772];[.D771]))" office:value-type="float" office:value="58" calcext:value-type="float">
            <text:p>58</text:p>
          </table:table-cell>
          <table:table-cell table:formula="of:=IF([.E773]&lt;&gt;&quot;&quot;;[.E773];IF([.E772]&lt;&gt;&quot;&quot;;[.E772];[.E771]))" office:value-type="float" office:value="-37" calcext:value-type="float">
            <text:p>-37</text:p>
          </table:table-cell>
          <table:table-cell table:formula="of:=IF([.F773]&lt;&gt;&quot;&quot;;[.F773];IF([.F772]&lt;&gt;&quot;&quot;;[.F772];[.F771]))" office:value-type="float" office:value="75" calcext:value-type="float">
            <text:p>75</text:p>
          </table:table-cell>
          <table:table-cell table:number-columns-repeated="995"/>
        </table:table-row>
        <table:table-row table:style-name="ro1">
          <table:table-cell office:value-type="date" office:date-value="2022-08-23T19:40:00" calcext:value-type="date">
            <text:p>2022-08-23 19:4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74]&lt;&gt;&quot;&quot;;[.B774];IF([.B773]&lt;&gt;&quot;&quot;;[.B773];[.B772]))" office:value-type="float" office:value="166" calcext:value-type="float">
            <text:p>166</text:p>
          </table:table-cell>
          <table:table-cell table:formula="of:=IF([.C774]&lt;&gt;&quot;&quot;;[.C774];IF([.C773]&lt;&gt;&quot;&quot;;[.C773];[.C772]))" office:value-type="float" office:value="208" calcext:value-type="float">
            <text:p>208</text:p>
          </table:table-cell>
          <table:table-cell table:formula="of:=IF([.D774]&lt;&gt;&quot;&quot;;[.D774];IF([.D773]&lt;&gt;&quot;&quot;;[.D773];[.D772]))" office:value-type="float" office:value="58" calcext:value-type="float">
            <text:p>58</text:p>
          </table:table-cell>
          <table:table-cell table:formula="of:=IF([.E774]&lt;&gt;&quot;&quot;;[.E774];IF([.E773]&lt;&gt;&quot;&quot;;[.E773];[.E772]))" office:value-type="float" office:value="-37" calcext:value-type="float">
            <text:p>-37</text:p>
          </table:table-cell>
          <table:table-cell table:formula="of:=IF([.F774]&lt;&gt;&quot;&quot;;[.F774];IF([.F773]&lt;&gt;&quot;&quot;;[.F773];[.F77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40:41.947252" calcext:value-type="date">
            <text:p>2022-08-23 19:40:42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style-name="ce1"/>
          <table:table-cell table:formula="of:=IF([.B775]&lt;&gt;&quot;&quot;;[.B775];IF([.B774]&lt;&gt;&quot;&quot;;[.B774];[.B773]))" office:value-type="float" office:value="165" calcext:value-type="float">
            <text:p>165</text:p>
          </table:table-cell>
          <table:table-cell table:formula="of:=IF([.C775]&lt;&gt;&quot;&quot;;[.C775];IF([.C774]&lt;&gt;&quot;&quot;;[.C774];[.C773]))" office:value-type="float" office:value="143" calcext:value-type="float">
            <text:p>143</text:p>
          </table:table-cell>
          <table:table-cell table:formula="of:=IF([.D775]&lt;&gt;&quot;&quot;;[.D775];IF([.D774]&lt;&gt;&quot;&quot;;[.D774];[.D773]))" office:value-type="float" office:value="2" calcext:value-type="float">
            <text:p>2</text:p>
          </table:table-cell>
          <table:table-cell table:formula="of:=IF([.E775]&lt;&gt;&quot;&quot;;[.E775];IF([.E774]&lt;&gt;&quot;&quot;;[.E774];[.E773]))" office:value-type="float" office:value="96" calcext:value-type="float">
            <text:p>96</text:p>
          </table:table-cell>
          <table:table-cell table:formula="of:=IF([.F775]&lt;&gt;&quot;&quot;;[.F775];IF([.F774]&lt;&gt;&quot;&quot;;[.F774];[.F77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41:00" calcext:value-type="date">
            <text:p>2022-08-23 19:41:00</text:p>
          </table:table-cell>
          <table:table-cell table:number-columns-repeated="4"/>
          <table:table-cell table:style-name="ce1" office:value-type="float" office:value="78" calcext:value-type="float">
            <text:p>78</text:p>
          </table:table-cell>
          <table:table-cell table:formula="of:=IF([.B776]&lt;&gt;&quot;&quot;;[.B776];IF([.B775]&lt;&gt;&quot;&quot;;[.B775];[.B774]))" office:value-type="float" office:value="165" calcext:value-type="float">
            <text:p>165</text:p>
          </table:table-cell>
          <table:table-cell table:formula="of:=IF([.C776]&lt;&gt;&quot;&quot;;[.C776];IF([.C775]&lt;&gt;&quot;&quot;;[.C775];[.C774]))" office:value-type="float" office:value="143" calcext:value-type="float">
            <text:p>143</text:p>
          </table:table-cell>
          <table:table-cell table:formula="of:=IF([.D776]&lt;&gt;&quot;&quot;;[.D776];IF([.D775]&lt;&gt;&quot;&quot;;[.D775];[.D774]))" office:value-type="float" office:value="2" calcext:value-type="float">
            <text:p>2</text:p>
          </table:table-cell>
          <table:table-cell table:formula="of:=IF([.E776]&lt;&gt;&quot;&quot;;[.E776];IF([.E775]&lt;&gt;&quot;&quot;;[.E775];[.E774]))" office:value-type="float" office:value="96" calcext:value-type="float">
            <text:p>96</text:p>
          </table:table-cell>
          <table:table-cell table:formula="of:=IF([.F776]&lt;&gt;&quot;&quot;;[.F776];IF([.F775]&lt;&gt;&quot;&quot;;[.F775];[.F774]))" office:value-type="float" office:value="78" calcext:value-type="float">
            <text:p>78</text:p>
          </table:table-cell>
          <table:table-cell table:number-columns-repeated="995"/>
        </table:table-row>
        <table:table-row table:style-name="ro1">
          <table:table-cell office:value-type="date" office:date-value="2022-08-23T19:41:50.353459" calcext:value-type="date">
            <text:p>2022-08-23 19:41:50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-24" calcext:value-type="float">
            <text:p>-24</text:p>
          </table:table-cell>
          <table:table-cell office:value-type="float" office:value="128" calcext:value-type="float">
            <text:p>128</text:p>
          </table:table-cell>
          <table:table-cell table:style-name="ce1"/>
          <table:table-cell table:formula="of:=IF([.B777]&lt;&gt;&quot;&quot;;[.B777];IF([.B776]&lt;&gt;&quot;&quot;;[.B776];[.B775]))" office:value-type="float" office:value="195" calcext:value-type="float">
            <text:p>195</text:p>
          </table:table-cell>
          <table:table-cell table:formula="of:=IF([.C777]&lt;&gt;&quot;&quot;;[.C777];IF([.C776]&lt;&gt;&quot;&quot;;[.C776];[.C775]))" office:value-type="float" office:value="78" calcext:value-type="float">
            <text:p>78</text:p>
          </table:table-cell>
          <table:table-cell table:formula="of:=IF([.D777]&lt;&gt;&quot;&quot;;[.D777];IF([.D776]&lt;&gt;&quot;&quot;;[.D776];[.D775]))" office:value-type="float" office:value="-24" calcext:value-type="float">
            <text:p>-24</text:p>
          </table:table-cell>
          <table:table-cell table:formula="of:=IF([.E777]&lt;&gt;&quot;&quot;;[.E777];IF([.E776]&lt;&gt;&quot;&quot;;[.E776];[.E775]))" office:value-type="float" office:value="128" calcext:value-type="float">
            <text:p>128</text:p>
          </table:table-cell>
          <table:table-cell table:formula="of:=IF([.F777]&lt;&gt;&quot;&quot;;[.F777];IF([.F776]&lt;&gt;&quot;&quot;;[.F776];[.F775]))" office:value-type="float" office:value="78" calcext:value-type="float">
            <text:p>78</text:p>
          </table:table-cell>
          <table:table-cell table:number-columns-repeated="995"/>
        </table:table-row>
        <table:table-row table:style-name="ro1">
          <table:table-cell office:value-type="date" office:date-value="2022-08-23T19:42:00" calcext:value-type="date">
            <text:p>2022-08-23 19:42:00</text:p>
          </table:table-cell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formula="of:=IF([.B778]&lt;&gt;&quot;&quot;;[.B778];IF([.B777]&lt;&gt;&quot;&quot;;[.B777];[.B776]))" office:value-type="float" office:value="195" calcext:value-type="float">
            <text:p>195</text:p>
          </table:table-cell>
          <table:table-cell table:formula="of:=IF([.C778]&lt;&gt;&quot;&quot;;[.C778];IF([.C777]&lt;&gt;&quot;&quot;;[.C777];[.C776]))" office:value-type="float" office:value="78" calcext:value-type="float">
            <text:p>78</text:p>
          </table:table-cell>
          <table:table-cell table:formula="of:=IF([.D778]&lt;&gt;&quot;&quot;;[.D778];IF([.D777]&lt;&gt;&quot;&quot;;[.D777];[.D776]))" office:value-type="float" office:value="-24" calcext:value-type="float">
            <text:p>-24</text:p>
          </table:table-cell>
          <table:table-cell table:formula="of:=IF([.E778]&lt;&gt;&quot;&quot;;[.E778];IF([.E777]&lt;&gt;&quot;&quot;;[.E777];[.E776]))" office:value-type="float" office:value="128" calcext:value-type="float">
            <text:p>128</text:p>
          </table:table-cell>
          <table:table-cell table:formula="of:=IF([.F778]&lt;&gt;&quot;&quot;;[.F778];IF([.F777]&lt;&gt;&quot;&quot;;[.F777];[.F776]))" office:value-type="float" office:value="84" calcext:value-type="float">
            <text:p>84</text:p>
          </table:table-cell>
          <table:table-cell table:number-columns-repeated="995"/>
        </table:table-row>
        <table:table-row table:style-name="ro1">
          <table:table-cell office:value-type="date" office:date-value="2022-08-23T19:43:00.000001" calcext:value-type="date">
            <text:p>2022-08-23 19:43:00</text:p>
          </table:table-cell>
          <table:table-cell table:number-columns-repeated="4"/>
          <table:table-cell table:style-name="ce1" office:value-type="float" office:value="91" calcext:value-type="float">
            <text:p>91</text:p>
          </table:table-cell>
          <table:table-cell table:formula="of:=IF([.B779]&lt;&gt;&quot;&quot;;[.B779];IF([.B778]&lt;&gt;&quot;&quot;;[.B778];[.B777]))" office:value-type="float" office:value="195" calcext:value-type="float">
            <text:p>195</text:p>
          </table:table-cell>
          <table:table-cell table:formula="of:=IF([.C779]&lt;&gt;&quot;&quot;;[.C779];IF([.C778]&lt;&gt;&quot;&quot;;[.C778];[.C777]))" office:value-type="float" office:value="78" calcext:value-type="float">
            <text:p>78</text:p>
          </table:table-cell>
          <table:table-cell table:formula="of:=IF([.D779]&lt;&gt;&quot;&quot;;[.D779];IF([.D778]&lt;&gt;&quot;&quot;;[.D778];[.D777]))" office:value-type="float" office:value="-24" calcext:value-type="float">
            <text:p>-24</text:p>
          </table:table-cell>
          <table:table-cell table:formula="of:=IF([.E779]&lt;&gt;&quot;&quot;;[.E779];IF([.E778]&lt;&gt;&quot;&quot;;[.E778];[.E777]))" office:value-type="float" office:value="128" calcext:value-type="float">
            <text:p>128</text:p>
          </table:table-cell>
          <table:table-cell table:formula="of:=IF([.F779]&lt;&gt;&quot;&quot;;[.F779];IF([.F778]&lt;&gt;&quot;&quot;;[.F778];[.F777]))" office:value-type="float" office:value="91" calcext:value-type="float">
            <text:p>91</text:p>
          </table:table-cell>
          <table:table-cell table:number-columns-repeated="995"/>
        </table:table-row>
        <table:table-row table:style-name="ro1">
          <table:table-cell office:value-type="date" office:date-value="2022-08-23T19:43:01.033777" calcext:value-type="date">
            <text:p>2022-08-23 19:43:01</text:p>
          </table:table-cell>
          <table:table-cell office:value-type="float" office:value="224" calcext:value-type="float">
            <text:p>224</text:p>
          </table:table-cell>
          <table:table-cell office:value-type="float" office:value="462" calcext:value-type="float">
            <text:p>462</text:p>
          </table:table-cell>
          <table:table-cell office:value-type="float" office:value="-5" calcext:value-type="float">
            <text:p>-5</text:p>
          </table:table-cell>
          <table:table-cell office:value-type="float" office:value="-246" calcext:value-type="float">
            <text:p>-246</text:p>
          </table:table-cell>
          <table:table-cell table:style-name="ce1"/>
          <table:table-cell table:formula="of:=IF([.B780]&lt;&gt;&quot;&quot;;[.B780];IF([.B779]&lt;&gt;&quot;&quot;;[.B779];[.B778]))" office:value-type="float" office:value="224" calcext:value-type="float">
            <text:p>224</text:p>
          </table:table-cell>
          <table:table-cell table:formula="of:=IF([.C780]&lt;&gt;&quot;&quot;;[.C780];IF([.C779]&lt;&gt;&quot;&quot;;[.C779];[.C778]))" office:value-type="float" office:value="462" calcext:value-type="float">
            <text:p>462</text:p>
          </table:table-cell>
          <table:table-cell table:formula="of:=IF([.D780]&lt;&gt;&quot;&quot;;[.D780];IF([.D779]&lt;&gt;&quot;&quot;;[.D779];[.D778]))" office:value-type="float" office:value="-5" calcext:value-type="float">
            <text:p>-5</text:p>
          </table:table-cell>
          <table:table-cell table:formula="of:=IF([.E780]&lt;&gt;&quot;&quot;;[.E780];IF([.E779]&lt;&gt;&quot;&quot;;[.E779];[.E778]))" office:value-type="float" office:value="-246" calcext:value-type="float">
            <text:p>-246</text:p>
          </table:table-cell>
          <table:table-cell table:formula="of:=IF([.F780]&lt;&gt;&quot;&quot;;[.F780];IF([.F779]&lt;&gt;&quot;&quot;;[.F779];[.F778]))" office:value-type="float" office:value="91" calcext:value-type="float">
            <text:p>91</text:p>
          </table:table-cell>
          <table:table-cell table:number-columns-repeated="995"/>
        </table:table-row>
        <table:table-row table:style-name="ro1">
          <table:table-cell office:value-type="date" office:date-value="2022-08-23T19:44:00" calcext:value-type="date">
            <text:p>2022-08-23 19:44:00</text:p>
          </table:table-cell>
          <table:table-cell table:number-columns-repeated="4"/>
          <table:table-cell table:style-name="ce1" office:value-type="float" office:value="98" calcext:value-type="float">
            <text:p>98</text:p>
          </table:table-cell>
          <table:table-cell table:formula="of:=IF([.B781]&lt;&gt;&quot;&quot;;[.B781];IF([.B780]&lt;&gt;&quot;&quot;;[.B780];[.B779]))" office:value-type="float" office:value="224" calcext:value-type="float">
            <text:p>224</text:p>
          </table:table-cell>
          <table:table-cell table:formula="of:=IF([.C781]&lt;&gt;&quot;&quot;;[.C781];IF([.C780]&lt;&gt;&quot;&quot;;[.C780];[.C779]))" office:value-type="float" office:value="462" calcext:value-type="float">
            <text:p>462</text:p>
          </table:table-cell>
          <table:table-cell table:formula="of:=IF([.D781]&lt;&gt;&quot;&quot;;[.D781];IF([.D780]&lt;&gt;&quot;&quot;;[.D780];[.D779]))" office:value-type="float" office:value="-5" calcext:value-type="float">
            <text:p>-5</text:p>
          </table:table-cell>
          <table:table-cell table:formula="of:=IF([.E781]&lt;&gt;&quot;&quot;;[.E781];IF([.E780]&lt;&gt;&quot;&quot;;[.E780];[.E779]))" office:value-type="float" office:value="-246" calcext:value-type="float">
            <text:p>-246</text:p>
          </table:table-cell>
          <table:table-cell table:formula="of:=IF([.F781]&lt;&gt;&quot;&quot;;[.F781];IF([.F780]&lt;&gt;&quot;&quot;;[.F780];[.F779]))" office:value-type="float" office:value="98" calcext:value-type="float">
            <text:p>98</text:p>
          </table:table-cell>
          <table:table-cell table:number-columns-repeated="995"/>
        </table:table-row>
        <table:table-row table:style-name="ro1">
          <table:table-cell office:value-type="date" office:date-value="2022-08-23T19:44:11.358108" calcext:value-type="date">
            <text:p>2022-08-23 19:44:11</text:p>
          </table:table-cell>
          <table:table-cell office:value-type="float" office:value="241" calcext:value-type="float">
            <text:p>241</text:p>
          </table:table-cell>
          <table:table-cell office:value-type="float" office:value="459" calcext:value-type="float">
            <text:p>459</text:p>
          </table:table-cell>
          <table:table-cell office:value-type="float" office:value="-8" calcext:value-type="float">
            <text:p>-8</text:p>
          </table:table-cell>
          <table:table-cell office:value-type="float" office:value="-216" calcext:value-type="float">
            <text:p>-216</text:p>
          </table:table-cell>
          <table:table-cell table:style-name="ce1"/>
          <table:table-cell table:formula="of:=IF([.B782]&lt;&gt;&quot;&quot;;[.B782];IF([.B781]&lt;&gt;&quot;&quot;;[.B781];[.B780]))" office:value-type="float" office:value="241" calcext:value-type="float">
            <text:p>241</text:p>
          </table:table-cell>
          <table:table-cell table:formula="of:=IF([.C782]&lt;&gt;&quot;&quot;;[.C782];IF([.C781]&lt;&gt;&quot;&quot;;[.C781];[.C780]))" office:value-type="float" office:value="459" calcext:value-type="float">
            <text:p>459</text:p>
          </table:table-cell>
          <table:table-cell table:formula="of:=IF([.D782]&lt;&gt;&quot;&quot;;[.D782];IF([.D781]&lt;&gt;&quot;&quot;;[.D781];[.D780]))" office:value-type="float" office:value="-8" calcext:value-type="float">
            <text:p>-8</text:p>
          </table:table-cell>
          <table:table-cell table:formula="of:=IF([.E782]&lt;&gt;&quot;&quot;;[.E782];IF([.E781]&lt;&gt;&quot;&quot;;[.E781];[.E780]))" office:value-type="float" office:value="-216" calcext:value-type="float">
            <text:p>-216</text:p>
          </table:table-cell>
          <table:table-cell table:formula="of:=IF([.F782]&lt;&gt;&quot;&quot;;[.F782];IF([.F781]&lt;&gt;&quot;&quot;;[.F781];[.F780]))" office:value-type="float" office:value="98" calcext:value-type="float">
            <text:p>98</text:p>
          </table:table-cell>
          <table:table-cell table:number-columns-repeated="995"/>
        </table:table-row>
        <table:table-row table:style-name="ro1">
          <table:table-cell office:value-type="date" office:date-value="2022-08-23T19:45:00" calcext:value-type="date">
            <text:p>2022-08-23 19:45:00</text:p>
          </table:table-cell>
          <table:table-cell table:number-columns-repeated="4"/>
          <table:table-cell table:style-name="ce1" office:value-type="float" office:value="98" calcext:value-type="float">
            <text:p>98</text:p>
          </table:table-cell>
          <table:table-cell table:formula="of:=IF([.B783]&lt;&gt;&quot;&quot;;[.B783];IF([.B782]&lt;&gt;&quot;&quot;;[.B782];[.B781]))" office:value-type="float" office:value="241" calcext:value-type="float">
            <text:p>241</text:p>
          </table:table-cell>
          <table:table-cell table:formula="of:=IF([.C783]&lt;&gt;&quot;&quot;;[.C783];IF([.C782]&lt;&gt;&quot;&quot;;[.C782];[.C781]))" office:value-type="float" office:value="459" calcext:value-type="float">
            <text:p>459</text:p>
          </table:table-cell>
          <table:table-cell table:formula="of:=IF([.D783]&lt;&gt;&quot;&quot;;[.D783];IF([.D782]&lt;&gt;&quot;&quot;;[.D782];[.D781]))" office:value-type="float" office:value="-8" calcext:value-type="float">
            <text:p>-8</text:p>
          </table:table-cell>
          <table:table-cell table:formula="of:=IF([.E783]&lt;&gt;&quot;&quot;;[.E783];IF([.E782]&lt;&gt;&quot;&quot;;[.E782];[.E781]))" office:value-type="float" office:value="-216" calcext:value-type="float">
            <text:p>-216</text:p>
          </table:table-cell>
          <table:table-cell table:formula="of:=IF([.F783]&lt;&gt;&quot;&quot;;[.F783];IF([.F782]&lt;&gt;&quot;&quot;;[.F782];[.F781]))" office:value-type="float" office:value="98" calcext:value-type="float">
            <text:p>98</text:p>
          </table:table-cell>
          <table:table-cell table:number-columns-repeated="995"/>
        </table:table-row>
        <table:table-row table:style-name="ro1">
          <table:table-cell office:value-type="date" office:date-value="2022-08-23T19:45:20.799887" calcext:value-type="date">
            <text:p>2022-08-23 19:45:21</text:p>
          </table:table-cell>
          <table:table-cell office:value-type="float" office:value="247" calcext:value-type="float">
            <text:p>247</text:p>
          </table:table-cell>
          <table:table-cell office:value-type="float" office:value="531" calcext:value-type="float">
            <text:p>531</text:p>
          </table:table-cell>
          <table:table-cell office:value-type="float" office:value="-997" calcext:value-type="float">
            <text:p>-997</text:p>
          </table:table-cell>
          <table:table-cell office:value-type="float" office:value="-288" calcext:value-type="float">
            <text:p>-288</text:p>
          </table:table-cell>
          <table:table-cell table:style-name="ce1"/>
          <table:table-cell table:formula="of:=IF([.B784]&lt;&gt;&quot;&quot;;[.B784];IF([.B783]&lt;&gt;&quot;&quot;;[.B783];[.B782]))" office:value-type="float" office:value="247" calcext:value-type="float">
            <text:p>247</text:p>
          </table:table-cell>
          <table:table-cell table:formula="of:=IF([.C784]&lt;&gt;&quot;&quot;;[.C784];IF([.C783]&lt;&gt;&quot;&quot;;[.C783];[.C782]))" office:value-type="float" office:value="531" calcext:value-type="float">
            <text:p>531</text:p>
          </table:table-cell>
          <table:table-cell table:formula="of:=IF([.D784]&lt;&gt;&quot;&quot;;[.D784];IF([.D783]&lt;&gt;&quot;&quot;;[.D783];[.D782]))" office:value-type="float" office:value="-997" calcext:value-type="float">
            <text:p>-997</text:p>
          </table:table-cell>
          <table:table-cell table:formula="of:=IF([.E784]&lt;&gt;&quot;&quot;;[.E784];IF([.E783]&lt;&gt;&quot;&quot;;[.E783];[.E782]))" office:value-type="float" office:value="-288" calcext:value-type="float">
            <text:p>-288</text:p>
          </table:table-cell>
          <table:table-cell table:formula="of:=IF([.F784]&lt;&gt;&quot;&quot;;[.F784];IF([.F783]&lt;&gt;&quot;&quot;;[.F783];[.F782]))" office:value-type="float" office:value="98" calcext:value-type="float">
            <text:p>98</text:p>
          </table:table-cell>
          <table:table-cell table:number-columns-repeated="995"/>
        </table:table-row>
        <table:table-row table:style-name="ro1">
          <table:table-cell office:value-type="date" office:date-value="2022-08-23T19:46:00" calcext:value-type="date">
            <text:p>2022-08-23 19:46:00</text:p>
          </table:table-cell>
          <table:table-cell table:number-columns-repeated="4"/>
          <table:table-cell table:style-name="ce1" office:value-type="float" office:value="92" calcext:value-type="float">
            <text:p>92</text:p>
          </table:table-cell>
          <table:table-cell table:formula="of:=IF([.B785]&lt;&gt;&quot;&quot;;[.B785];IF([.B784]&lt;&gt;&quot;&quot;;[.B784];[.B783]))" office:value-type="float" office:value="247" calcext:value-type="float">
            <text:p>247</text:p>
          </table:table-cell>
          <table:table-cell table:formula="of:=IF([.C785]&lt;&gt;&quot;&quot;;[.C785];IF([.C784]&lt;&gt;&quot;&quot;;[.C784];[.C783]))" office:value-type="float" office:value="531" calcext:value-type="float">
            <text:p>531</text:p>
          </table:table-cell>
          <table:table-cell table:formula="of:=IF([.D785]&lt;&gt;&quot;&quot;;[.D785];IF([.D784]&lt;&gt;&quot;&quot;;[.D784];[.D783]))" office:value-type="float" office:value="-997" calcext:value-type="float">
            <text:p>-997</text:p>
          </table:table-cell>
          <table:table-cell table:formula="of:=IF([.E785]&lt;&gt;&quot;&quot;;[.E785];IF([.E784]&lt;&gt;&quot;&quot;;[.E784];[.E783]))" office:value-type="float" office:value="-288" calcext:value-type="float">
            <text:p>-288</text:p>
          </table:table-cell>
          <table:table-cell table:formula="of:=IF([.F785]&lt;&gt;&quot;&quot;;[.F785];IF([.F784]&lt;&gt;&quot;&quot;;[.F784];[.F783]))" office:value-type="float" office:value="92" calcext:value-type="float">
            <text:p>92</text:p>
          </table:table-cell>
          <table:table-cell table:number-columns-repeated="995"/>
        </table:table-row>
        <table:table-row table:style-name="ro1">
          <table:table-cell office:value-type="date" office:date-value="2022-08-23T19:46:31.916644" calcext:value-type="date">
            <text:p>2022-08-23 19:46:32</text:p>
          </table:table-cell>
          <table:table-cell office:value-type="float" office:value="244" calcext:value-type="float">
            <text:p>244</text:p>
          </table:table-cell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office:value-type="float" office:value="-389" calcext:value-type="float">
            <text:p>-389</text:p>
          </table:table-cell>
          <table:table-cell table:style-name="ce1"/>
          <table:table-cell table:formula="of:=IF([.B786]&lt;&gt;&quot;&quot;;[.B786];IF([.B785]&lt;&gt;&quot;&quot;;[.B785];[.B784]))" office:value-type="float" office:value="244" calcext:value-type="float">
            <text:p>244</text:p>
          </table:table-cell>
          <table:table-cell table:formula="of:=IF([.C786]&lt;&gt;&quot;&quot;;[.C786];IF([.C785]&lt;&gt;&quot;&quot;;[.C785];[.C784]))" office:value-type="float" office:value="652" calcext:value-type="float">
            <text:p>652</text:p>
          </table:table-cell>
          <table:table-cell table:formula="of:=IF([.D786]&lt;&gt;&quot;&quot;;[.D786];IF([.D785]&lt;&gt;&quot;&quot;;[.D785];[.D784]))" office:value-type="float" office:value="20" calcext:value-type="float">
            <text:p>20</text:p>
          </table:table-cell>
          <table:table-cell table:formula="of:=IF([.E786]&lt;&gt;&quot;&quot;;[.E786];IF([.E785]&lt;&gt;&quot;&quot;;[.E785];[.E784]))" office:value-type="float" office:value="-389" calcext:value-type="float">
            <text:p>-389</text:p>
          </table:table-cell>
          <table:table-cell table:formula="of:=IF([.F786]&lt;&gt;&quot;&quot;;[.F786];IF([.F785]&lt;&gt;&quot;&quot;;[.F785];[.F784]))" office:value-type="float" office:value="92" calcext:value-type="float">
            <text:p>92</text:p>
          </table:table-cell>
          <table:table-cell table:number-columns-repeated="995"/>
        </table:table-row>
        <table:table-row table:style-name="ro1">
          <table:table-cell office:value-type="date" office:date-value="2022-08-23T19:47:00" calcext:value-type="date">
            <text:p>2022-08-23 19:47:00</text:p>
          </table:table-cell>
          <table:table-cell table:number-columns-repeated="4"/>
          <table:table-cell table:style-name="ce1" office:value-type="float" office:value="81" calcext:value-type="float">
            <text:p>81</text:p>
          </table:table-cell>
          <table:table-cell table:formula="of:=IF([.B787]&lt;&gt;&quot;&quot;;[.B787];IF([.B786]&lt;&gt;&quot;&quot;;[.B786];[.B785]))" office:value-type="float" office:value="244" calcext:value-type="float">
            <text:p>244</text:p>
          </table:table-cell>
          <table:table-cell table:formula="of:=IF([.C787]&lt;&gt;&quot;&quot;;[.C787];IF([.C786]&lt;&gt;&quot;&quot;;[.C786];[.C785]))" office:value-type="float" office:value="652" calcext:value-type="float">
            <text:p>652</text:p>
          </table:table-cell>
          <table:table-cell table:formula="of:=IF([.D787]&lt;&gt;&quot;&quot;;[.D787];IF([.D786]&lt;&gt;&quot;&quot;;[.D786];[.D785]))" office:value-type="float" office:value="20" calcext:value-type="float">
            <text:p>20</text:p>
          </table:table-cell>
          <table:table-cell table:formula="of:=IF([.E787]&lt;&gt;&quot;&quot;;[.E787];IF([.E786]&lt;&gt;&quot;&quot;;[.E786];[.E785]))" office:value-type="float" office:value="-389" calcext:value-type="float">
            <text:p>-389</text:p>
          </table:table-cell>
          <table:table-cell table:formula="of:=IF([.F787]&lt;&gt;&quot;&quot;;[.F787];IF([.F786]&lt;&gt;&quot;&quot;;[.F786];[.F785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47:42.04975" calcext:value-type="date">
            <text:p>2022-08-23 19:47:42</text:p>
          </table:table-cell>
          <table:table-cell office:value-type="float" office:value="215" calcext:value-type="float">
            <text:p>215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-435" calcext:value-type="float">
            <text:p>-435</text:p>
          </table:table-cell>
          <table:table-cell table:style-name="ce1"/>
          <table:table-cell table:formula="of:=IF([.B788]&lt;&gt;&quot;&quot;;[.B788];IF([.B787]&lt;&gt;&quot;&quot;;[.B787];[.B786]))" office:value-type="float" office:value="215" calcext:value-type="float">
            <text:p>215</text:p>
          </table:table-cell>
          <table:table-cell table:formula="of:=IF([.C788]&lt;&gt;&quot;&quot;;[.C788];IF([.C787]&lt;&gt;&quot;&quot;;[.C787];[.C786]))" office:value-type="float" office:value="608" calcext:value-type="float">
            <text:p>608</text:p>
          </table:table-cell>
          <table:table-cell table:formula="of:=IF([.D788]&lt;&gt;&quot;&quot;;[.D788];IF([.D787]&lt;&gt;&quot;&quot;;[.D787];[.D786]))" office:value-type="float" office:value="3" calcext:value-type="float">
            <text:p>3</text:p>
          </table:table-cell>
          <table:table-cell table:formula="of:=IF([.E788]&lt;&gt;&quot;&quot;;[.E788];IF([.E787]&lt;&gt;&quot;&quot;;[.E787];[.E786]))" office:value-type="float" office:value="-435" calcext:value-type="float">
            <text:p>-435</text:p>
          </table:table-cell>
          <table:table-cell table:formula="of:=IF([.F788]&lt;&gt;&quot;&quot;;[.F788];IF([.F787]&lt;&gt;&quot;&quot;;[.F787];[.F786]))"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office:value-type="date" office:date-value="2022-08-23T19:48:00" calcext:value-type="date">
            <text:p>2022-08-23 19:4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89]&lt;&gt;&quot;&quot;;[.B789];IF([.B788]&lt;&gt;&quot;&quot;;[.B788];[.B787]))" office:value-type="float" office:value="215" calcext:value-type="float">
            <text:p>215</text:p>
          </table:table-cell>
          <table:table-cell table:formula="of:=IF([.C789]&lt;&gt;&quot;&quot;;[.C789];IF([.C788]&lt;&gt;&quot;&quot;;[.C788];[.C787]))" office:value-type="float" office:value="608" calcext:value-type="float">
            <text:p>608</text:p>
          </table:table-cell>
          <table:table-cell table:formula="of:=IF([.D789]&lt;&gt;&quot;&quot;;[.D789];IF([.D788]&lt;&gt;&quot;&quot;;[.D788];[.D787]))" office:value-type="float" office:value="3" calcext:value-type="float">
            <text:p>3</text:p>
          </table:table-cell>
          <table:table-cell table:formula="of:=IF([.E789]&lt;&gt;&quot;&quot;;[.E789];IF([.E788]&lt;&gt;&quot;&quot;;[.E788];[.E787]))" office:value-type="float" office:value="-435" calcext:value-type="float">
            <text:p>-435</text:p>
          </table:table-cell>
          <table:table-cell table:formula="of:=IF([.F789]&lt;&gt;&quot;&quot;;[.F789];IF([.F788]&lt;&gt;&quot;&quot;;[.F788];[.F78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48:53.119156" calcext:value-type="date">
            <text:p>2022-08-23 19:48:53</text:p>
          </table:table-cell>
          <table:table-cell office:value-type="float" office:value="197" calcext:value-type="float">
            <text:p>19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-468" calcext:value-type="float">
            <text:p>-468</text:p>
          </table:table-cell>
          <table:table-cell table:style-name="ce1"/>
          <table:table-cell table:formula="of:=IF([.B790]&lt;&gt;&quot;&quot;;[.B790];IF([.B789]&lt;&gt;&quot;&quot;;[.B789];[.B788]))" office:value-type="float" office:value="197" calcext:value-type="float">
            <text:p>197</text:p>
          </table:table-cell>
          <table:table-cell table:formula="of:=IF([.C790]&lt;&gt;&quot;&quot;;[.C790];IF([.C789]&lt;&gt;&quot;&quot;;[.C789];[.C788]))" office:value-type="float" office:value="645" calcext:value-type="float">
            <text:p>645</text:p>
          </table:table-cell>
          <table:table-cell table:formula="of:=IF([.D790]&lt;&gt;&quot;&quot;;[.D790];IF([.D789]&lt;&gt;&quot;&quot;;[.D789];[.D788]))" office:value-type="float" office:value="9" calcext:value-type="float">
            <text:p>9</text:p>
          </table:table-cell>
          <table:table-cell table:formula="of:=IF([.E790]&lt;&gt;&quot;&quot;;[.E790];IF([.E789]&lt;&gt;&quot;&quot;;[.E789];[.E788]))" office:value-type="float" office:value="-468" calcext:value-type="float">
            <text:p>-468</text:p>
          </table:table-cell>
          <table:table-cell table:formula="of:=IF([.F790]&lt;&gt;&quot;&quot;;[.F790];IF([.F789]&lt;&gt;&quot;&quot;;[.F789];[.F78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49:00.000001" calcext:value-type="date">
            <text:p>2022-08-23 19:49:00</text:p>
          </table:table-cell>
          <table:table-cell table:number-columns-repeated="4"/>
          <table:table-cell table:style-name="ce1" office:value-type="float" office:value="72" calcext:value-type="float">
            <text:p>72</text:p>
          </table:table-cell>
          <table:table-cell table:formula="of:=IF([.B791]&lt;&gt;&quot;&quot;;[.B791];IF([.B790]&lt;&gt;&quot;&quot;;[.B790];[.B789]))" office:value-type="float" office:value="197" calcext:value-type="float">
            <text:p>197</text:p>
          </table:table-cell>
          <table:table-cell table:formula="of:=IF([.C791]&lt;&gt;&quot;&quot;;[.C791];IF([.C790]&lt;&gt;&quot;&quot;;[.C790];[.C789]))" office:value-type="float" office:value="645" calcext:value-type="float">
            <text:p>645</text:p>
          </table:table-cell>
          <table:table-cell table:formula="of:=IF([.D791]&lt;&gt;&quot;&quot;;[.D791];IF([.D790]&lt;&gt;&quot;&quot;;[.D790];[.D789]))" office:value-type="float" office:value="9" calcext:value-type="float">
            <text:p>9</text:p>
          </table:table-cell>
          <table:table-cell table:formula="of:=IF([.E791]&lt;&gt;&quot;&quot;;[.E791];IF([.E790]&lt;&gt;&quot;&quot;;[.E790];[.E789]))" office:value-type="float" office:value="-468" calcext:value-type="float">
            <text:p>-468</text:p>
          </table:table-cell>
          <table:table-cell table:formula="of:=IF([.F791]&lt;&gt;&quot;&quot;;[.F791];IF([.F790]&lt;&gt;&quot;&quot;;[.F790];[.F789]))" office:value-type="float" office:value="72" calcext:value-type="float">
            <text:p>72</text:p>
          </table:table-cell>
          <table:table-cell table:number-columns-repeated="995"/>
        </table:table-row>
        <table:table-row table:style-name="ro1">
          <table:table-cell office:value-type="date" office:date-value="2022-08-23T19:50:00" calcext:value-type="date">
            <text:p>2022-08-23 19:50:00</text:p>
          </table:table-cell>
          <table:table-cell table:number-columns-repeated="4"/>
          <table:table-cell table:style-name="ce1" office:value-type="float" office:value="57" calcext:value-type="float">
            <text:p>57</text:p>
          </table:table-cell>
          <table:table-cell table:formula="of:=IF([.B792]&lt;&gt;&quot;&quot;;[.B792];IF([.B791]&lt;&gt;&quot;&quot;;[.B791];[.B790]))" office:value-type="float" office:value="197" calcext:value-type="float">
            <text:p>197</text:p>
          </table:table-cell>
          <table:table-cell table:formula="of:=IF([.C792]&lt;&gt;&quot;&quot;;[.C792];IF([.C791]&lt;&gt;&quot;&quot;;[.C791];[.C790]))" office:value-type="float" office:value="645" calcext:value-type="float">
            <text:p>645</text:p>
          </table:table-cell>
          <table:table-cell table:formula="of:=IF([.D792]&lt;&gt;&quot;&quot;;[.D792];IF([.D791]&lt;&gt;&quot;&quot;;[.D791];[.D790]))" office:value-type="float" office:value="9" calcext:value-type="float">
            <text:p>9</text:p>
          </table:table-cell>
          <table:table-cell table:formula="of:=IF([.E792]&lt;&gt;&quot;&quot;;[.E792];IF([.E791]&lt;&gt;&quot;&quot;;[.E791];[.E790]))" office:value-type="float" office:value="-468" calcext:value-type="float">
            <text:p>-468</text:p>
          </table:table-cell>
          <table:table-cell table:formula="of:=IF([.F792]&lt;&gt;&quot;&quot;;[.F792];IF([.F791]&lt;&gt;&quot;&quot;;[.F791];[.F790]))" office:value-type="float" office:value="57" calcext:value-type="float">
            <text:p>57</text:p>
          </table:table-cell>
          <table:table-cell table:number-columns-repeated="995"/>
        </table:table-row>
        <table:table-row table:style-name="ro1">
          <table:table-cell office:value-type="date" office:date-value="2022-08-23T19:50:02.450722" calcext:value-type="date">
            <text:p>2022-08-23 19:50:02</text:p>
          </table:table-cell>
          <table:table-cell office:value-type="float" office:value="166" calcext:value-type="float">
            <text:p>166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-494" calcext:value-type="float">
            <text:p>-494</text:p>
          </table:table-cell>
          <table:table-cell table:style-name="ce1"/>
          <table:table-cell table:formula="of:=IF([.B793]&lt;&gt;&quot;&quot;;[.B793];IF([.B792]&lt;&gt;&quot;&quot;;[.B792];[.B791]))" office:value-type="float" office:value="166" calcext:value-type="float">
            <text:p>166</text:p>
          </table:table-cell>
          <table:table-cell table:formula="of:=IF([.C793]&lt;&gt;&quot;&quot;;[.C793];IF([.C792]&lt;&gt;&quot;&quot;;[.C792];[.C791]))" office:value-type="float" office:value="667" calcext:value-type="float">
            <text:p>667</text:p>
          </table:table-cell>
          <table:table-cell table:formula="of:=IF([.D793]&lt;&gt;&quot;&quot;;[.D793];IF([.D792]&lt;&gt;&quot;&quot;;[.D792];[.D791]))" office:value-type="float" office:value="0" calcext:value-type="float">
            <text:p>0</text:p>
          </table:table-cell>
          <table:table-cell table:formula="of:=IF([.E793]&lt;&gt;&quot;&quot;;[.E793];IF([.E792]&lt;&gt;&quot;&quot;;[.E792];[.E791]))" office:value-type="float" office:value="-494" calcext:value-type="float">
            <text:p>-494</text:p>
          </table:table-cell>
          <table:table-cell table:formula="of:=IF([.F793]&lt;&gt;&quot;&quot;;[.F793];IF([.F792]&lt;&gt;&quot;&quot;;[.F792];[.F791]))" office:value-type="float" office:value="57" calcext:value-type="float">
            <text:p>57</text:p>
          </table:table-cell>
          <table:table-cell table:number-columns-repeated="995"/>
        </table:table-row>
        <table:table-row table:style-name="ro1">
          <table:table-cell office:value-type="date" office:date-value="2022-08-23T19:51:00" calcext:value-type="date">
            <text:p>2022-08-23 19:51:00</text:p>
          </table:table-cell>
          <table:table-cell table:number-columns-repeated="4"/>
          <table:table-cell table:style-name="ce1" office:value-type="float" office:value="48" calcext:value-type="float">
            <text:p>48</text:p>
          </table:table-cell>
          <table:table-cell table:formula="of:=IF([.B794]&lt;&gt;&quot;&quot;;[.B794];IF([.B793]&lt;&gt;&quot;&quot;;[.B793];[.B792]))" office:value-type="float" office:value="166" calcext:value-type="float">
            <text:p>166</text:p>
          </table:table-cell>
          <table:table-cell table:formula="of:=IF([.C794]&lt;&gt;&quot;&quot;;[.C794];IF([.C793]&lt;&gt;&quot;&quot;;[.C793];[.C792]))" office:value-type="float" office:value="667" calcext:value-type="float">
            <text:p>667</text:p>
          </table:table-cell>
          <table:table-cell table:formula="of:=IF([.D794]&lt;&gt;&quot;&quot;;[.D794];IF([.D793]&lt;&gt;&quot;&quot;;[.D793];[.D792]))" office:value-type="float" office:value="0" calcext:value-type="float">
            <text:p>0</text:p>
          </table:table-cell>
          <table:table-cell table:formula="of:=IF([.E794]&lt;&gt;&quot;&quot;;[.E794];IF([.E793]&lt;&gt;&quot;&quot;;[.E793];[.E792]))" office:value-type="float" office:value="-494" calcext:value-type="float">
            <text:p>-494</text:p>
          </table:table-cell>
          <table:table-cell table:formula="of:=IF([.F794]&lt;&gt;&quot;&quot;;[.F794];IF([.F793]&lt;&gt;&quot;&quot;;[.F793];[.F792]))" office:value-type="float" office:value="48" calcext:value-type="float">
            <text:p>48</text:p>
          </table:table-cell>
          <table:table-cell table:number-columns-repeated="995"/>
        </table:table-row>
        <table:table-row table:style-name="ro1">
          <table:table-cell office:value-type="date" office:date-value="2022-08-23T19:51:12.823575" calcext:value-type="date">
            <text:p>2022-08-23 19:51:13</text:p>
          </table:table-cell>
          <table:table-cell office:value-type="float" office:value="141" calcext:value-type="float">
            <text:p>141</text:p>
          </table:table-cell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-486" calcext:value-type="float">
            <text:p>-486</text:p>
          </table:table-cell>
          <table:table-cell table:style-name="ce1"/>
          <table:table-cell table:formula="of:=IF([.B795]&lt;&gt;&quot;&quot;;[.B795];IF([.B794]&lt;&gt;&quot;&quot;;[.B794];[.B793]))" office:value-type="float" office:value="141" calcext:value-type="float">
            <text:p>141</text:p>
          </table:table-cell>
          <table:table-cell table:formula="of:=IF([.C795]&lt;&gt;&quot;&quot;;[.C795];IF([.C794]&lt;&gt;&quot;&quot;;[.C794];[.C793]))" office:value-type="float" office:value="627" calcext:value-type="float">
            <text:p>627</text:p>
          </table:table-cell>
          <table:table-cell table:formula="of:=IF([.D795]&lt;&gt;&quot;&quot;;[.D795];IF([.D794]&lt;&gt;&quot;&quot;;[.D794];[.D793]))" office:value-type="float" office:value="3" calcext:value-type="float">
            <text:p>3</text:p>
          </table:table-cell>
          <table:table-cell table:formula="of:=IF([.E795]&lt;&gt;&quot;&quot;;[.E795];IF([.E794]&lt;&gt;&quot;&quot;;[.E794];[.E793]))" office:value-type="float" office:value="-486" calcext:value-type="float">
            <text:p>-486</text:p>
          </table:table-cell>
          <table:table-cell table:formula="of:=IF([.F795]&lt;&gt;&quot;&quot;;[.F795];IF([.F794]&lt;&gt;&quot;&quot;;[.F794];[.F793]))" office:value-type="float" office:value="48" calcext:value-type="float">
            <text:p>48</text:p>
          </table:table-cell>
          <table:table-cell table:number-columns-repeated="995"/>
        </table:table-row>
        <table:table-row table:style-name="ro1">
          <table:table-cell office:value-type="date" office:date-value="2022-08-23T19:52:00" calcext:value-type="date">
            <text:p>2022-08-23 19:5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796]&lt;&gt;&quot;&quot;;[.B796];IF([.B795]&lt;&gt;&quot;&quot;;[.B795];[.B794]))" office:value-type="float" office:value="141" calcext:value-type="float">
            <text:p>141</text:p>
          </table:table-cell>
          <table:table-cell table:formula="of:=IF([.C796]&lt;&gt;&quot;&quot;;[.C796];IF([.C795]&lt;&gt;&quot;&quot;;[.C795];[.C794]))" office:value-type="float" office:value="627" calcext:value-type="float">
            <text:p>627</text:p>
          </table:table-cell>
          <table:table-cell table:formula="of:=IF([.D796]&lt;&gt;&quot;&quot;;[.D796];IF([.D795]&lt;&gt;&quot;&quot;;[.D795];[.D794]))" office:value-type="float" office:value="3" calcext:value-type="float">
            <text:p>3</text:p>
          </table:table-cell>
          <table:table-cell table:formula="of:=IF([.E796]&lt;&gt;&quot;&quot;;[.E796];IF([.E795]&lt;&gt;&quot;&quot;;[.E795];[.E794]))" office:value-type="float" office:value="-486" calcext:value-type="float">
            <text:p>-486</text:p>
          </table:table-cell>
          <table:table-cell table:formula="of:=IF([.F796]&lt;&gt;&quot;&quot;;[.F796];IF([.F795]&lt;&gt;&quot;&quot;;[.F795];[.F79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2:22.022622" calcext:value-type="date">
            <text:p>2022-08-23 19:52:22</text:p>
          </table:table-cell>
          <table:table-cell office:value-type="float" office:value="121" calcext:value-type="float">
            <text:p>121</text:p>
          </table:table-cell>
          <table:table-cell office:value-type="float" office:value="599" calcext:value-type="float">
            <text:p>599</text:p>
          </table:table-cell>
          <table:table-cell office:value-type="float" office:value="-8" calcext:value-type="float">
            <text:p>-8</text:p>
          </table:table-cell>
          <table:table-cell office:value-type="float" office:value="-480" calcext:value-type="float">
            <text:p>-480</text:p>
          </table:table-cell>
          <table:table-cell table:style-name="ce1"/>
          <table:table-cell table:formula="of:=IF([.B797]&lt;&gt;&quot;&quot;;[.B797];IF([.B796]&lt;&gt;&quot;&quot;;[.B796];[.B795]))" office:value-type="float" office:value="121" calcext:value-type="float">
            <text:p>121</text:p>
          </table:table-cell>
          <table:table-cell table:formula="of:=IF([.C797]&lt;&gt;&quot;&quot;;[.C797];IF([.C796]&lt;&gt;&quot;&quot;;[.C796];[.C795]))" office:value-type="float" office:value="599" calcext:value-type="float">
            <text:p>599</text:p>
          </table:table-cell>
          <table:table-cell table:formula="of:=IF([.D797]&lt;&gt;&quot;&quot;;[.D797];IF([.D796]&lt;&gt;&quot;&quot;;[.D796];[.D795]))" office:value-type="float" office:value="-8" calcext:value-type="float">
            <text:p>-8</text:p>
          </table:table-cell>
          <table:table-cell table:formula="of:=IF([.E797]&lt;&gt;&quot;&quot;;[.E797];IF([.E796]&lt;&gt;&quot;&quot;;[.E796];[.E795]))" office:value-type="float" office:value="-480" calcext:value-type="float">
            <text:p>-480</text:p>
          </table:table-cell>
          <table:table-cell table:formula="of:=IF([.F797]&lt;&gt;&quot;&quot;;[.F797];IF([.F796]&lt;&gt;&quot;&quot;;[.F796];[.F79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3:00" calcext:value-type="date">
            <text:p>2022-08-23 19:53:00</text:p>
          </table:table-cell>
          <table:table-cell table:number-columns-repeated="4"/>
          <table:table-cell table:style-name="ce1" office:value-type="float" office:value="38" calcext:value-type="float">
            <text:p>38</text:p>
          </table:table-cell>
          <table:table-cell table:formula="of:=IF([.B798]&lt;&gt;&quot;&quot;;[.B798];IF([.B797]&lt;&gt;&quot;&quot;;[.B797];[.B796]))" office:value-type="float" office:value="121" calcext:value-type="float">
            <text:p>121</text:p>
          </table:table-cell>
          <table:table-cell table:formula="of:=IF([.C798]&lt;&gt;&quot;&quot;;[.C798];IF([.C797]&lt;&gt;&quot;&quot;;[.C797];[.C796]))" office:value-type="float" office:value="599" calcext:value-type="float">
            <text:p>599</text:p>
          </table:table-cell>
          <table:table-cell table:formula="of:=IF([.D798]&lt;&gt;&quot;&quot;;[.D798];IF([.D797]&lt;&gt;&quot;&quot;;[.D797];[.D796]))" office:value-type="float" office:value="-8" calcext:value-type="float">
            <text:p>-8</text:p>
          </table:table-cell>
          <table:table-cell table:formula="of:=IF([.E798]&lt;&gt;&quot;&quot;;[.E798];IF([.E797]&lt;&gt;&quot;&quot;;[.E797];[.E796]))" office:value-type="float" office:value="-480" calcext:value-type="float">
            <text:p>-480</text:p>
          </table:table-cell>
          <table:table-cell table:formula="of:=IF([.F798]&lt;&gt;&quot;&quot;;[.F798];IF([.F797]&lt;&gt;&quot;&quot;;[.F797];[.F796]))" office:value-type="float" office:value="38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date" office:date-value="2022-08-23T19:53:34.043643" calcext:value-type="date">
            <text:p>2022-08-23 19:53:34</text:p>
          </table:table-cell>
          <table:table-cell office:value-type="float" office:value="103" calcext:value-type="float">
            <text:p>103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-1228" calcext:value-type="float">
            <text:p>-1228</text:p>
          </table:table-cell>
          <table:table-cell table:style-name="ce1"/>
          <table:table-cell table:formula="of:=IF([.B799]&lt;&gt;&quot;&quot;;[.B799];IF([.B798]&lt;&gt;&quot;&quot;;[.B798];[.B797]))" office:value-type="float" office:value="103" calcext:value-type="float">
            <text:p>103</text:p>
          </table:table-cell>
          <table:table-cell table:formula="of:=IF([.C799]&lt;&gt;&quot;&quot;;[.C799];IF([.C798]&lt;&gt;&quot;&quot;;[.C798];[.C797]))" office:value-type="float" office:value="1250" calcext:value-type="float">
            <text:p>1250</text:p>
          </table:table-cell>
          <table:table-cell table:formula="of:=IF([.D799]&lt;&gt;&quot;&quot;;[.D799];IF([.D798]&lt;&gt;&quot;&quot;;[.D798];[.D797]))" office:value-type="float" office:value="0" calcext:value-type="float">
            <text:p>0</text:p>
          </table:table-cell>
          <table:table-cell table:formula="of:=IF([.E799]&lt;&gt;&quot;&quot;;[.E799];IF([.E798]&lt;&gt;&quot;&quot;;[.E798];[.E797]))" office:value-type="float" office:value="-1228" calcext:value-type="float">
            <text:p>-1228</text:p>
          </table:table-cell>
          <table:table-cell table:formula="of:=IF([.F799]&lt;&gt;&quot;&quot;;[.F799];IF([.F798]&lt;&gt;&quot;&quot;;[.F798];[.F797]))" office:value-type="float" office:value="38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date" office:date-value="2022-08-23T19:54:00" calcext:value-type="date">
            <text:p>2022-08-23 19:5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00]&lt;&gt;&quot;&quot;;[.B800];IF([.B799]&lt;&gt;&quot;&quot;;[.B799];[.B798]))" office:value-type="float" office:value="103" calcext:value-type="float">
            <text:p>103</text:p>
          </table:table-cell>
          <table:table-cell table:formula="of:=IF([.C800]&lt;&gt;&quot;&quot;;[.C800];IF([.C799]&lt;&gt;&quot;&quot;;[.C799];[.C798]))" office:value-type="float" office:value="1250" calcext:value-type="float">
            <text:p>1250</text:p>
          </table:table-cell>
          <table:table-cell table:formula="of:=IF([.D800]&lt;&gt;&quot;&quot;;[.D800];IF([.D799]&lt;&gt;&quot;&quot;;[.D799];[.D798]))" office:value-type="float" office:value="0" calcext:value-type="float">
            <text:p>0</text:p>
          </table:table-cell>
          <table:table-cell table:formula="of:=IF([.E800]&lt;&gt;&quot;&quot;;[.E800];IF([.E799]&lt;&gt;&quot;&quot;;[.E799];[.E798]))" office:value-type="float" office:value="-1228" calcext:value-type="float">
            <text:p>-1228</text:p>
          </table:table-cell>
          <table:table-cell table:formula="of:=IF([.F800]&lt;&gt;&quot;&quot;;[.F800];IF([.F799]&lt;&gt;&quot;&quot;;[.F799];[.F79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4:43.878806" calcext:value-type="date">
            <text:p>2022-08-23 19:54:44</text:p>
          </table:table-cell>
          <table:table-cell office:value-type="float" office:value="79" calcext:value-type="float">
            <text:p>79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-1231" calcext:value-type="float">
            <text:p>-1231</text:p>
          </table:table-cell>
          <table:table-cell table:style-name="ce1"/>
          <table:table-cell table:formula="of:=IF([.B801]&lt;&gt;&quot;&quot;;[.B801];IF([.B800]&lt;&gt;&quot;&quot;;[.B800];[.B799]))" office:value-type="float" office:value="79" calcext:value-type="float">
            <text:p>79</text:p>
          </table:table-cell>
          <table:table-cell table:formula="of:=IF([.C801]&lt;&gt;&quot;&quot;;[.C801];IF([.C800]&lt;&gt;&quot;&quot;;[.C800];[.C799]))" office:value-type="float" office:value="1314" calcext:value-type="float">
            <text:p>1314</text:p>
          </table:table-cell>
          <table:table-cell table:formula="of:=IF([.D801]&lt;&gt;&quot;&quot;;[.D801];IF([.D800]&lt;&gt;&quot;&quot;;[.D800];[.D799]))" office:value-type="float" office:value="1" calcext:value-type="float">
            <text:p>1</text:p>
          </table:table-cell>
          <table:table-cell table:formula="of:=IF([.E801]&lt;&gt;&quot;&quot;;[.E801];IF([.E800]&lt;&gt;&quot;&quot;;[.E800];[.E799]))" office:value-type="float" office:value="-1231" calcext:value-type="float">
            <text:p>-1231</text:p>
          </table:table-cell>
          <table:table-cell table:formula="of:=IF([.F801]&lt;&gt;&quot;&quot;;[.F801];IF([.F800]&lt;&gt;&quot;&quot;;[.F800];[.F79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5:00" calcext:value-type="date">
            <text:p>2022-08-23 19:55:00</text:p>
          </table:table-cell>
          <table:table-cell table:number-columns-repeated="4"/>
          <table:table-cell table:style-name="ce1" office:value-type="float" office:value="21" calcext:value-type="float">
            <text:p>21</text:p>
          </table:table-cell>
          <table:table-cell table:formula="of:=IF([.B802]&lt;&gt;&quot;&quot;;[.B802];IF([.B801]&lt;&gt;&quot;&quot;;[.B801];[.B800]))" office:value-type="float" office:value="79" calcext:value-type="float">
            <text:p>79</text:p>
          </table:table-cell>
          <table:table-cell table:formula="of:=IF([.C802]&lt;&gt;&quot;&quot;;[.C802];IF([.C801]&lt;&gt;&quot;&quot;;[.C801];[.C800]))" office:value-type="float" office:value="1314" calcext:value-type="float">
            <text:p>1314</text:p>
          </table:table-cell>
          <table:table-cell table:formula="of:=IF([.D802]&lt;&gt;&quot;&quot;;[.D802];IF([.D801]&lt;&gt;&quot;&quot;;[.D801];[.D800]))" office:value-type="float" office:value="1" calcext:value-type="float">
            <text:p>1</text:p>
          </table:table-cell>
          <table:table-cell table:formula="of:=IF([.E802]&lt;&gt;&quot;&quot;;[.E802];IF([.E801]&lt;&gt;&quot;&quot;;[.E801];[.E800]))" office:value-type="float" office:value="-1231" calcext:value-type="float">
            <text:p>-1231</text:p>
          </table:table-cell>
          <table:table-cell table:formula="of:=IF([.F802]&lt;&gt;&quot;&quot;;[.F802];IF([.F801]&lt;&gt;&quot;&quot;;[.F801];[.F800]))" office:value-type="float" office:value="21" calcext:value-type="float">
            <text:p>21</text:p>
          </table:table-cell>
          <table:table-cell table:number-columns-repeated="995"/>
        </table:table-row>
        <table:table-row table:style-name="ro1">
          <table:table-cell office:value-type="date" office:date-value="2022-08-23T19:55:53.556397" calcext:value-type="date">
            <text:p>2022-08-23 19:55:54</text:p>
          </table:table-cell>
          <table:table-cell office:value-type="float" office:value="59" calcext:value-type="float">
            <text:p>59</text:p>
          </table:table-cell>
          <table:table-cell office:value-type="float" office:value="1304" calcext:value-type="float">
            <text:p>1304</text:p>
          </table:table-cell>
          <table:table-cell office:value-type="float" office:value="-10" calcext:value-type="float">
            <text:p>-10</text:p>
          </table:table-cell>
          <table:table-cell office:value-type="float" office:value="-1248" calcext:value-type="float">
            <text:p>-1248</text:p>
          </table:table-cell>
          <table:table-cell table:style-name="ce1"/>
          <table:table-cell table:formula="of:=IF([.B803]&lt;&gt;&quot;&quot;;[.B803];IF([.B802]&lt;&gt;&quot;&quot;;[.B802];[.B801]))" office:value-type="float" office:value="59" calcext:value-type="float">
            <text:p>59</text:p>
          </table:table-cell>
          <table:table-cell table:formula="of:=IF([.C803]&lt;&gt;&quot;&quot;;[.C803];IF([.C802]&lt;&gt;&quot;&quot;;[.C802];[.C801]))" office:value-type="float" office:value="1304" calcext:value-type="float">
            <text:p>1304</text:p>
          </table:table-cell>
          <table:table-cell table:formula="of:=IF([.D803]&lt;&gt;&quot;&quot;;[.D803];IF([.D802]&lt;&gt;&quot;&quot;;[.D802];[.D801]))" office:value-type="float" office:value="-10" calcext:value-type="float">
            <text:p>-10</text:p>
          </table:table-cell>
          <table:table-cell table:formula="of:=IF([.E803]&lt;&gt;&quot;&quot;;[.E803];IF([.E802]&lt;&gt;&quot;&quot;;[.E802];[.E801]))" office:value-type="float" office:value="-1248" calcext:value-type="float">
            <text:p>-1248</text:p>
          </table:table-cell>
          <table:table-cell table:formula="of:=IF([.F803]&lt;&gt;&quot;&quot;;[.F803];IF([.F802]&lt;&gt;&quot;&quot;;[.F802];[.F801]))" office:value-type="float" office:value="21" calcext:value-type="float">
            <text:p>21</text:p>
          </table:table-cell>
          <table:table-cell table:number-columns-repeated="995"/>
        </table:table-row>
        <table:table-row table:style-name="ro1">
          <table:table-cell office:value-type="date" office:date-value="2022-08-23T19:56:00" calcext:value-type="date">
            <text:p>2022-08-23 19:5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04]&lt;&gt;&quot;&quot;;[.B804];IF([.B803]&lt;&gt;&quot;&quot;;[.B803];[.B802]))" office:value-type="float" office:value="59" calcext:value-type="float">
            <text:p>59</text:p>
          </table:table-cell>
          <table:table-cell table:formula="of:=IF([.C804]&lt;&gt;&quot;&quot;;[.C804];IF([.C803]&lt;&gt;&quot;&quot;;[.C803];[.C802]))" office:value-type="float" office:value="1304" calcext:value-type="float">
            <text:p>1304</text:p>
          </table:table-cell>
          <table:table-cell table:formula="of:=IF([.D804]&lt;&gt;&quot;&quot;;[.D804];IF([.D803]&lt;&gt;&quot;&quot;;[.D803];[.D802]))" office:value-type="float" office:value="-10" calcext:value-type="float">
            <text:p>-10</text:p>
          </table:table-cell>
          <table:table-cell table:formula="of:=IF([.E804]&lt;&gt;&quot;&quot;;[.E804];IF([.E803]&lt;&gt;&quot;&quot;;[.E803];[.E802]))" office:value-type="float" office:value="-1248" calcext:value-type="float">
            <text:p>-1248</text:p>
          </table:table-cell>
          <table:table-cell table:formula="of:=IF([.F804]&lt;&gt;&quot;&quot;;[.F804];IF([.F803]&lt;&gt;&quot;&quot;;[.F803];[.F80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7:00" calcext:value-type="date">
            <text:p>2022-08-23 19:57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05]&lt;&gt;&quot;&quot;;[.B805];IF([.B804]&lt;&gt;&quot;&quot;;[.B804];[.B803]))" office:value-type="float" office:value="59" calcext:value-type="float">
            <text:p>59</text:p>
          </table:table-cell>
          <table:table-cell table:formula="of:=IF([.C805]&lt;&gt;&quot;&quot;;[.C805];IF([.C804]&lt;&gt;&quot;&quot;;[.C804];[.C803]))" office:value-type="float" office:value="1304" calcext:value-type="float">
            <text:p>1304</text:p>
          </table:table-cell>
          <table:table-cell table:formula="of:=IF([.D805]&lt;&gt;&quot;&quot;;[.D805];IF([.D804]&lt;&gt;&quot;&quot;;[.D804];[.D803]))" office:value-type="float" office:value="-10" calcext:value-type="float">
            <text:p>-10</text:p>
          </table:table-cell>
          <table:table-cell table:formula="of:=IF([.E805]&lt;&gt;&quot;&quot;;[.E805];IF([.E804]&lt;&gt;&quot;&quot;;[.E804];[.E803]))" office:value-type="float" office:value="-1248" calcext:value-type="float">
            <text:p>-1248</text:p>
          </table:table-cell>
          <table:table-cell table:formula="of:=IF([.F805]&lt;&gt;&quot;&quot;;[.F805];IF([.F804]&lt;&gt;&quot;&quot;;[.F804];[.F80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7:04.15558" calcext:value-type="date">
            <text:p>2022-08-23 19:57:04</text:p>
          </table:table-cell>
          <table:table-cell office:value-type="float" office:value="41" calcext:value-type="float">
            <text:p>41</text:p>
          </table:table-cell>
          <table:table-cell office:value-type="float" office:value="1306" calcext:value-type="float">
            <text:p>1306</text:p>
          </table:table-cell>
          <table:table-cell office:value-type="float" office:value="-7" calcext:value-type="float">
            <text:p>-7</text:p>
          </table:table-cell>
          <table:table-cell office:value-type="float" office:value="-1268" calcext:value-type="float">
            <text:p>-1268</text:p>
          </table:table-cell>
          <table:table-cell table:style-name="ce1"/>
          <table:table-cell table:formula="of:=IF([.B806]&lt;&gt;&quot;&quot;;[.B806];IF([.B805]&lt;&gt;&quot;&quot;;[.B805];[.B804]))" office:value-type="float" office:value="41" calcext:value-type="float">
            <text:p>41</text:p>
          </table:table-cell>
          <table:table-cell table:formula="of:=IF([.C806]&lt;&gt;&quot;&quot;;[.C806];IF([.C805]&lt;&gt;&quot;&quot;;[.C805];[.C804]))" office:value-type="float" office:value="1306" calcext:value-type="float">
            <text:p>1306</text:p>
          </table:table-cell>
          <table:table-cell table:formula="of:=IF([.D806]&lt;&gt;&quot;&quot;;[.D806];IF([.D805]&lt;&gt;&quot;&quot;;[.D805];[.D804]))" office:value-type="float" office:value="-7" calcext:value-type="float">
            <text:p>-7</text:p>
          </table:table-cell>
          <table:table-cell table:formula="of:=IF([.E806]&lt;&gt;&quot;&quot;;[.E806];IF([.E805]&lt;&gt;&quot;&quot;;[.E805];[.E804]))" office:value-type="float" office:value="-1268" calcext:value-type="float">
            <text:p>-1268</text:p>
          </table:table-cell>
          <table:table-cell table:formula="of:=IF([.F806]&lt;&gt;&quot;&quot;;[.F806];IF([.F805]&lt;&gt;&quot;&quot;;[.F805];[.F80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8:00" calcext:value-type="date">
            <text:p>2022-08-23 19:5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07]&lt;&gt;&quot;&quot;;[.B807];IF([.B806]&lt;&gt;&quot;&quot;;[.B806];[.B805]))" office:value-type="float" office:value="41" calcext:value-type="float">
            <text:p>41</text:p>
          </table:table-cell>
          <table:table-cell table:formula="of:=IF([.C807]&lt;&gt;&quot;&quot;;[.C807];IF([.C806]&lt;&gt;&quot;&quot;;[.C806];[.C805]))" office:value-type="float" office:value="1306" calcext:value-type="float">
            <text:p>1306</text:p>
          </table:table-cell>
          <table:table-cell table:formula="of:=IF([.D807]&lt;&gt;&quot;&quot;;[.D807];IF([.D806]&lt;&gt;&quot;&quot;;[.D806];[.D805]))" office:value-type="float" office:value="-7" calcext:value-type="float">
            <text:p>-7</text:p>
          </table:table-cell>
          <table:table-cell table:formula="of:=IF([.E807]&lt;&gt;&quot;&quot;;[.E807];IF([.E806]&lt;&gt;&quot;&quot;;[.E806];[.E805]))" office:value-type="float" office:value="-1268" calcext:value-type="float">
            <text:p>-1268</text:p>
          </table:table-cell>
          <table:table-cell table:formula="of:=IF([.F807]&lt;&gt;&quot;&quot;;[.F807];IF([.F806]&lt;&gt;&quot;&quot;;[.F806];[.F80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8:15.713515" calcext:value-type="date">
            <text:p>2022-08-23 19:58:16</text:p>
          </table:table-cell>
          <table:table-cell office:value-type="float" office:value="27" calcext:value-type="float">
            <text:p>27</text:p>
          </table:table-cell>
          <table:table-cell office:value-type="float" office:value="1323" calcext:value-type="float">
            <text:p>1323</text:p>
          </table:table-cell>
          <table:table-cell office:value-type="float" office:value="22" calcext:value-type="float">
            <text:p>22</text:p>
          </table:table-cell>
          <table:table-cell office:value-type="float" office:value="-1307" calcext:value-type="float">
            <text:p>-1307</text:p>
          </table:table-cell>
          <table:table-cell table:style-name="ce1"/>
          <table:table-cell table:formula="of:=IF([.B808]&lt;&gt;&quot;&quot;;[.B808];IF([.B807]&lt;&gt;&quot;&quot;;[.B807];[.B806]))" office:value-type="float" office:value="27" calcext:value-type="float">
            <text:p>27</text:p>
          </table:table-cell>
          <table:table-cell table:formula="of:=IF([.C808]&lt;&gt;&quot;&quot;;[.C808];IF([.C807]&lt;&gt;&quot;&quot;;[.C807];[.C806]))" office:value-type="float" office:value="1323" calcext:value-type="float">
            <text:p>1323</text:p>
          </table:table-cell>
          <table:table-cell table:formula="of:=IF([.D808]&lt;&gt;&quot;&quot;;[.D808];IF([.D807]&lt;&gt;&quot;&quot;;[.D807];[.D806]))" office:value-type="float" office:value="22" calcext:value-type="float">
            <text:p>22</text:p>
          </table:table-cell>
          <table:table-cell table:formula="of:=IF([.E808]&lt;&gt;&quot;&quot;;[.E808];IF([.E807]&lt;&gt;&quot;&quot;;[.E807];[.E806]))" office:value-type="float" office:value="-1307" calcext:value-type="float">
            <text:p>-1307</text:p>
          </table:table-cell>
          <table:table-cell table:formula="of:=IF([.F808]&lt;&gt;&quot;&quot;;[.F808];IF([.F807]&lt;&gt;&quot;&quot;;[.F807];[.F80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9:00" calcext:value-type="date">
            <text:p>2022-08-23 19:5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09]&lt;&gt;&quot;&quot;;[.B809];IF([.B808]&lt;&gt;&quot;&quot;;[.B808];[.B807]))" office:value-type="float" office:value="27" calcext:value-type="float">
            <text:p>27</text:p>
          </table:table-cell>
          <table:table-cell table:formula="of:=IF([.C809]&lt;&gt;&quot;&quot;;[.C809];IF([.C808]&lt;&gt;&quot;&quot;;[.C808];[.C807]))" office:value-type="float" office:value="1323" calcext:value-type="float">
            <text:p>1323</text:p>
          </table:table-cell>
          <table:table-cell table:formula="of:=IF([.D809]&lt;&gt;&quot;&quot;;[.D809];IF([.D808]&lt;&gt;&quot;&quot;;[.D808];[.D807]))" office:value-type="float" office:value="22" calcext:value-type="float">
            <text:p>22</text:p>
          </table:table-cell>
          <table:table-cell table:formula="of:=IF([.E809]&lt;&gt;&quot;&quot;;[.E809];IF([.E808]&lt;&gt;&quot;&quot;;[.E808];[.E807]))" office:value-type="float" office:value="-1307" calcext:value-type="float">
            <text:p>-1307</text:p>
          </table:table-cell>
          <table:table-cell table:formula="of:=IF([.F809]&lt;&gt;&quot;&quot;;[.F809];IF([.F808]&lt;&gt;&quot;&quot;;[.F808];[.F80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19:59:25.221964" calcext:value-type="date">
            <text:p>2022-08-23 19:59:25</text:p>
          </table:table-cell>
          <table:table-cell office:value-type="float" office:value="20" calcext:value-type="float">
            <text:p>20</text:p>
          </table:table-cell>
          <table:table-cell office:value-type="float" office:value="899" calcext:value-type="float">
            <text:p>899</text:p>
          </table:table-cell>
          <table:table-cell office:value-type="float" office:value="-1" calcext:value-type="float">
            <text:p>-1</text:p>
          </table:table-cell>
          <table:table-cell office:value-type="float" office:value="-882" calcext:value-type="float">
            <text:p>-882</text:p>
          </table:table-cell>
          <table:table-cell table:style-name="ce1"/>
          <table:table-cell table:formula="of:=IF([.B810]&lt;&gt;&quot;&quot;;[.B810];IF([.B809]&lt;&gt;&quot;&quot;;[.B809];[.B808]))" office:value-type="float" office:value="20" calcext:value-type="float">
            <text:p>20</text:p>
          </table:table-cell>
          <table:table-cell table:formula="of:=IF([.C810]&lt;&gt;&quot;&quot;;[.C810];IF([.C809]&lt;&gt;&quot;&quot;;[.C809];[.C808]))" office:value-type="float" office:value="899" calcext:value-type="float">
            <text:p>899</text:p>
          </table:table-cell>
          <table:table-cell table:formula="of:=IF([.D810]&lt;&gt;&quot;&quot;;[.D810];IF([.D809]&lt;&gt;&quot;&quot;;[.D809];[.D808]))" office:value-type="float" office:value="-1" calcext:value-type="float">
            <text:p>-1</text:p>
          </table:table-cell>
          <table:table-cell table:formula="of:=IF([.E810]&lt;&gt;&quot;&quot;;[.E810];IF([.E809]&lt;&gt;&quot;&quot;;[.E809];[.E808]))" office:value-type="float" office:value="-882" calcext:value-type="float">
            <text:p>-882</text:p>
          </table:table-cell>
          <table:table-cell table:formula="of:=IF([.F810]&lt;&gt;&quot;&quot;;[.F810];IF([.F809]&lt;&gt;&quot;&quot;;[.F809];[.F80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0:00" calcext:value-type="date">
            <text:p>2022-08-23 20:0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11]&lt;&gt;&quot;&quot;;[.B811];IF([.B810]&lt;&gt;&quot;&quot;;[.B810];[.B809]))" office:value-type="float" office:value="20" calcext:value-type="float">
            <text:p>20</text:p>
          </table:table-cell>
          <table:table-cell table:formula="of:=IF([.C811]&lt;&gt;&quot;&quot;;[.C811];IF([.C810]&lt;&gt;&quot;&quot;;[.C810];[.C809]))" office:value-type="float" office:value="899" calcext:value-type="float">
            <text:p>899</text:p>
          </table:table-cell>
          <table:table-cell table:formula="of:=IF([.D811]&lt;&gt;&quot;&quot;;[.D811];IF([.D810]&lt;&gt;&quot;&quot;;[.D810];[.D809]))" office:value-type="float" office:value="-1" calcext:value-type="float">
            <text:p>-1</text:p>
          </table:table-cell>
          <table:table-cell table:formula="of:=IF([.E811]&lt;&gt;&quot;&quot;;[.E811];IF([.E810]&lt;&gt;&quot;&quot;;[.E810];[.E809]))" office:value-type="float" office:value="-882" calcext:value-type="float">
            <text:p>-882</text:p>
          </table:table-cell>
          <table:table-cell table:formula="of:=IF([.F811]&lt;&gt;&quot;&quot;;[.F811];IF([.F810]&lt;&gt;&quot;&quot;;[.F810];[.F80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0:35.940037" calcext:value-type="date">
            <text:p>2022-08-23 20:00:36</text:p>
          </table:table-cell>
          <table:table-cell office:value-type="float" office:value="13" calcext:value-type="float">
            <text:p>13</text:p>
          </table:table-cell>
          <table:table-cell office:value-type="float" office:value="903" calcext:value-type="float">
            <text:p>903</text:p>
          </table:table-cell>
          <table:table-cell office:value-type="float" office:value="-3" calcext:value-type="float">
            <text:p>-3</text:p>
          </table:table-cell>
          <table:table-cell office:value-type="float" office:value="-890" calcext:value-type="float">
            <text:p>-890</text:p>
          </table:table-cell>
          <table:table-cell table:style-name="ce1"/>
          <table:table-cell table:formula="of:=IF([.B812]&lt;&gt;&quot;&quot;;[.B812];IF([.B811]&lt;&gt;&quot;&quot;;[.B811];[.B810]))" office:value-type="float" office:value="13" calcext:value-type="float">
            <text:p>13</text:p>
          </table:table-cell>
          <table:table-cell table:formula="of:=IF([.C812]&lt;&gt;&quot;&quot;;[.C812];IF([.C811]&lt;&gt;&quot;&quot;;[.C811];[.C810]))" office:value-type="float" office:value="903" calcext:value-type="float">
            <text:p>903</text:p>
          </table:table-cell>
          <table:table-cell table:formula="of:=IF([.D812]&lt;&gt;&quot;&quot;;[.D812];IF([.D811]&lt;&gt;&quot;&quot;;[.D811];[.D810]))" office:value-type="float" office:value="-3" calcext:value-type="float">
            <text:p>-3</text:p>
          </table:table-cell>
          <table:table-cell table:formula="of:=IF([.E812]&lt;&gt;&quot;&quot;;[.E812];IF([.E811]&lt;&gt;&quot;&quot;;[.E811];[.E810]))" office:value-type="float" office:value="-890" calcext:value-type="float">
            <text:p>-890</text:p>
          </table:table-cell>
          <table:table-cell table:formula="of:=IF([.F812]&lt;&gt;&quot;&quot;;[.F812];IF([.F811]&lt;&gt;&quot;&quot;;[.F811];[.F81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1:00" calcext:value-type="date">
            <text:p>2022-08-23 20:01:00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formula="of:=IF([.B813]&lt;&gt;&quot;&quot;;[.B813];IF([.B812]&lt;&gt;&quot;&quot;;[.B812];[.B811]))" office:value-type="float" office:value="13" calcext:value-type="float">
            <text:p>13</text:p>
          </table:table-cell>
          <table:table-cell table:formula="of:=IF([.C813]&lt;&gt;&quot;&quot;;[.C813];IF([.C812]&lt;&gt;&quot;&quot;;[.C812];[.C811]))" office:value-type="float" office:value="903" calcext:value-type="float">
            <text:p>903</text:p>
          </table:table-cell>
          <table:table-cell table:formula="of:=IF([.D813]&lt;&gt;&quot;&quot;;[.D813];IF([.D812]&lt;&gt;&quot;&quot;;[.D812];[.D811]))" office:value-type="float" office:value="-3" calcext:value-type="float">
            <text:p>-3</text:p>
          </table:table-cell>
          <table:table-cell table:formula="of:=IF([.E813]&lt;&gt;&quot;&quot;;[.E813];IF([.E812]&lt;&gt;&quot;&quot;;[.E812];[.E811]))" office:value-type="float" office:value="-890" calcext:value-type="float">
            <text:p>-890</text:p>
          </table:table-cell>
          <table:table-cell table:formula="of:=IF([.F813]&lt;&gt;&quot;&quot;;[.F813];IF([.F812]&lt;&gt;&quot;&quot;;[.F812];[.F811])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date" office:date-value="2022-08-23T20:01:45.387168" calcext:value-type="date">
            <text:p>2022-08-23 20:01:45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-284" calcext:value-type="float">
            <text:p>-284</text:p>
          </table:table-cell>
          <table:table-cell table:style-name="ce1"/>
          <table:table-cell table:formula="of:=IF([.B814]&lt;&gt;&quot;&quot;;[.B814];IF([.B813]&lt;&gt;&quot;&quot;;[.B813];[.B812]))" office:value-type="float" office:value="4" calcext:value-type="float">
            <text:p>4</text:p>
          </table:table-cell>
          <table:table-cell table:formula="of:=IF([.C814]&lt;&gt;&quot;&quot;;[.C814];IF([.C813]&lt;&gt;&quot;&quot;;[.C813];[.C812]))" office:value-type="float" office:value="285" calcext:value-type="float">
            <text:p>285</text:p>
          </table:table-cell>
          <table:table-cell table:formula="of:=IF([.D814]&lt;&gt;&quot;&quot;;[.D814];IF([.D813]&lt;&gt;&quot;&quot;;[.D813];[.D812]))" office:value-type="float" office:value="1" calcext:value-type="float">
            <text:p>1</text:p>
          </table:table-cell>
          <table:table-cell table:formula="of:=IF([.E814]&lt;&gt;&quot;&quot;;[.E814];IF([.E813]&lt;&gt;&quot;&quot;;[.E813];[.E812]))" office:value-type="float" office:value="-284" calcext:value-type="float">
            <text:p>-284</text:p>
          </table:table-cell>
          <table:table-cell table:formula="of:=IF([.F814]&lt;&gt;&quot;&quot;;[.F814];IF([.F813]&lt;&gt;&quot;&quot;;[.F813];[.F812])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date" office:date-value="2022-08-23T20:02:00.000001" calcext:value-type="date">
            <text:p>2022-08-23 20:0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15]&lt;&gt;&quot;&quot;;[.B815];IF([.B814]&lt;&gt;&quot;&quot;;[.B814];[.B813]))" office:value-type="float" office:value="4" calcext:value-type="float">
            <text:p>4</text:p>
          </table:table-cell>
          <table:table-cell table:formula="of:=IF([.C815]&lt;&gt;&quot;&quot;;[.C815];IF([.C814]&lt;&gt;&quot;&quot;;[.C814];[.C813]))" office:value-type="float" office:value="285" calcext:value-type="float">
            <text:p>285</text:p>
          </table:table-cell>
          <table:table-cell table:formula="of:=IF([.D815]&lt;&gt;&quot;&quot;;[.D815];IF([.D814]&lt;&gt;&quot;&quot;;[.D814];[.D813]))" office:value-type="float" office:value="1" calcext:value-type="float">
            <text:p>1</text:p>
          </table:table-cell>
          <table:table-cell table:formula="of:=IF([.E815]&lt;&gt;&quot;&quot;;[.E815];IF([.E814]&lt;&gt;&quot;&quot;;[.E814];[.E813]))" office:value-type="float" office:value="-284" calcext:value-type="float">
            <text:p>-284</text:p>
          </table:table-cell>
          <table:table-cell table:formula="of:=IF([.F815]&lt;&gt;&quot;&quot;;[.F815];IF([.F814]&lt;&gt;&quot;&quot;;[.F814];[.F81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2:55.254437" calcext:value-type="date">
            <text:p>2022-08-23 20:02: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-323" calcext:value-type="float">
            <text:p>-323</text:p>
          </table:table-cell>
          <table:table-cell table:style-name="ce1"/>
          <table:table-cell table:formula="of:=IF([.B816]&lt;&gt;&quot;&quot;;[.B816];IF([.B815]&lt;&gt;&quot;&quot;;[.B815];[.B814]))" office:value-type="float" office:value="2" calcext:value-type="float">
            <text:p>2</text:p>
          </table:table-cell>
          <table:table-cell table:formula="of:=IF([.C816]&lt;&gt;&quot;&quot;;[.C816];IF([.C815]&lt;&gt;&quot;&quot;;[.C815];[.C814]))" office:value-type="float" office:value="310" calcext:value-type="float">
            <text:p>310</text:p>
          </table:table-cell>
          <table:table-cell table:formula="of:=IF([.D816]&lt;&gt;&quot;&quot;;[.D816];IF([.D815]&lt;&gt;&quot;&quot;;[.D815];[.D814]))" office:value-type="float" office:value="1" calcext:value-type="float">
            <text:p>1</text:p>
          </table:table-cell>
          <table:table-cell table:formula="of:=IF([.E816]&lt;&gt;&quot;&quot;;[.E816];IF([.E815]&lt;&gt;&quot;&quot;;[.E815];[.E814]))" office:value-type="float" office:value="-323" calcext:value-type="float">
            <text:p>-323</text:p>
          </table:table-cell>
          <table:table-cell table:formula="of:=IF([.F816]&lt;&gt;&quot;&quot;;[.F816];IF([.F815]&lt;&gt;&quot;&quot;;[.F815];[.F81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3:00" calcext:value-type="date">
            <text:p>2022-08-23 20:03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17]&lt;&gt;&quot;&quot;;[.B817];IF([.B816]&lt;&gt;&quot;&quot;;[.B816];[.B815]))" office:value-type="float" office:value="2" calcext:value-type="float">
            <text:p>2</text:p>
          </table:table-cell>
          <table:table-cell table:formula="of:=IF([.C817]&lt;&gt;&quot;&quot;;[.C817];IF([.C816]&lt;&gt;&quot;&quot;;[.C816];[.C815]))" office:value-type="float" office:value="310" calcext:value-type="float">
            <text:p>310</text:p>
          </table:table-cell>
          <table:table-cell table:formula="of:=IF([.D817]&lt;&gt;&quot;&quot;;[.D817];IF([.D816]&lt;&gt;&quot;&quot;;[.D816];[.D815]))" office:value-type="float" office:value="1" calcext:value-type="float">
            <text:p>1</text:p>
          </table:table-cell>
          <table:table-cell table:formula="of:=IF([.E817]&lt;&gt;&quot;&quot;;[.E817];IF([.E816]&lt;&gt;&quot;&quot;;[.E816];[.E815]))" office:value-type="float" office:value="-323" calcext:value-type="float">
            <text:p>-323</text:p>
          </table:table-cell>
          <table:table-cell table:formula="of:=IF([.F817]&lt;&gt;&quot;&quot;;[.F817];IF([.F816]&lt;&gt;&quot;&quot;;[.F816];[.F81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4:00" calcext:value-type="date">
            <text:p>2022-08-23 20:0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18]&lt;&gt;&quot;&quot;;[.B818];IF([.B817]&lt;&gt;&quot;&quot;;[.B817];[.B816]))" office:value-type="float" office:value="2" calcext:value-type="float">
            <text:p>2</text:p>
          </table:table-cell>
          <table:table-cell table:formula="of:=IF([.C818]&lt;&gt;&quot;&quot;;[.C818];IF([.C817]&lt;&gt;&quot;&quot;;[.C817];[.C816]))" office:value-type="float" office:value="310" calcext:value-type="float">
            <text:p>310</text:p>
          </table:table-cell>
          <table:table-cell table:formula="of:=IF([.D818]&lt;&gt;&quot;&quot;;[.D818];IF([.D817]&lt;&gt;&quot;&quot;;[.D817];[.D816]))" office:value-type="float" office:value="1" calcext:value-type="float">
            <text:p>1</text:p>
          </table:table-cell>
          <table:table-cell table:formula="of:=IF([.E818]&lt;&gt;&quot;&quot;;[.E818];IF([.E817]&lt;&gt;&quot;&quot;;[.E817];[.E816]))" office:value-type="float" office:value="-323" calcext:value-type="float">
            <text:p>-323</text:p>
          </table:table-cell>
          <table:table-cell table:formula="of:=IF([.F818]&lt;&gt;&quot;&quot;;[.F818];IF([.F817]&lt;&gt;&quot;&quot;;[.F817];[.F81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4:05.93686" calcext:value-type="date">
            <text:p>2022-08-23 20:04:06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447" calcext:value-type="float">
            <text:p>-447</text:p>
          </table:table-cell>
          <table:table-cell table:style-name="ce1"/>
          <table:table-cell table:formula="of:=IF([.B819]&lt;&gt;&quot;&quot;;[.B819];IF([.B818]&lt;&gt;&quot;&quot;;[.B818];[.B817]))" office:value-type="float" office:value="0" calcext:value-type="float">
            <text:p>0</text:p>
          </table:table-cell>
          <table:table-cell table:formula="of:=IF([.C819]&lt;&gt;&quot;&quot;;[.C819];IF([.C818]&lt;&gt;&quot;&quot;;[.C818];[.C817]))" office:value-type="float" office:value="448" calcext:value-type="float">
            <text:p>448</text:p>
          </table:table-cell>
          <table:table-cell table:formula="of:=IF([.D819]&lt;&gt;&quot;&quot;;[.D819];IF([.D818]&lt;&gt;&quot;&quot;;[.D818];[.D817]))" office:value-type="float" office:value="-1" calcext:value-type="float">
            <text:p>-1</text:p>
          </table:table-cell>
          <table:table-cell table:formula="of:=IF([.E819]&lt;&gt;&quot;&quot;;[.E819];IF([.E818]&lt;&gt;&quot;&quot;;[.E818];[.E817]))" office:value-type="float" office:value="-447" calcext:value-type="float">
            <text:p>-447</text:p>
          </table:table-cell>
          <table:table-cell table:formula="of:=IF([.F819]&lt;&gt;&quot;&quot;;[.F819];IF([.F818]&lt;&gt;&quot;&quot;;[.F818];[.F81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5:00" calcext:value-type="date">
            <text:p>2022-08-23 20:05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20]&lt;&gt;&quot;&quot;;[.B820];IF([.B819]&lt;&gt;&quot;&quot;;[.B819];[.B818]))" office:value-type="float" office:value="0" calcext:value-type="float">
            <text:p>0</text:p>
          </table:table-cell>
          <table:table-cell table:formula="of:=IF([.C820]&lt;&gt;&quot;&quot;;[.C820];IF([.C819]&lt;&gt;&quot;&quot;;[.C819];[.C818]))" office:value-type="float" office:value="448" calcext:value-type="float">
            <text:p>448</text:p>
          </table:table-cell>
          <table:table-cell table:formula="of:=IF([.D820]&lt;&gt;&quot;&quot;;[.D820];IF([.D819]&lt;&gt;&quot;&quot;;[.D819];[.D818]))" office:value-type="float" office:value="-1" calcext:value-type="float">
            <text:p>-1</text:p>
          </table:table-cell>
          <table:table-cell table:formula="of:=IF([.E820]&lt;&gt;&quot;&quot;;[.E820];IF([.E819]&lt;&gt;&quot;&quot;;[.E819];[.E818]))" office:value-type="float" office:value="-447" calcext:value-type="float">
            <text:p>-447</text:p>
          </table:table-cell>
          <table:table-cell table:formula="of:=IF([.F820]&lt;&gt;&quot;&quot;;[.F820];IF([.F819]&lt;&gt;&quot;&quot;;[.F819];[.F81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5:16.477948" calcext:value-type="date">
            <text:p>2022-08-23 20:05:16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-432" calcext:value-type="float">
            <text:p>-432</text:p>
          </table:table-cell>
          <table:table-cell table:style-name="ce1"/>
          <table:table-cell table:formula="of:=IF([.B821]&lt;&gt;&quot;&quot;;[.B821];IF([.B820]&lt;&gt;&quot;&quot;;[.B820];[.B819]))" office:value-type="float" office:value="0" calcext:value-type="float">
            <text:p>0</text:p>
          </table:table-cell>
          <table:table-cell table:formula="of:=IF([.C821]&lt;&gt;&quot;&quot;;[.C821];IF([.C820]&lt;&gt;&quot;&quot;;[.C820];[.C819]))" office:value-type="float" office:value="433" calcext:value-type="float">
            <text:p>433</text:p>
          </table:table-cell>
          <table:table-cell table:formula="of:=IF([.D821]&lt;&gt;&quot;&quot;;[.D821];IF([.D820]&lt;&gt;&quot;&quot;;[.D820];[.D819]))" office:value-type="float" office:value="1" calcext:value-type="float">
            <text:p>1</text:p>
          </table:table-cell>
          <table:table-cell table:formula="of:=IF([.E821]&lt;&gt;&quot;&quot;;[.E821];IF([.E820]&lt;&gt;&quot;&quot;;[.E820];[.E819]))" office:value-type="float" office:value="-432" calcext:value-type="float">
            <text:p>-432</text:p>
          </table:table-cell>
          <table:table-cell table:formula="of:=IF([.F821]&lt;&gt;&quot;&quot;;[.F821];IF([.F820]&lt;&gt;&quot;&quot;;[.F820];[.F81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6:00" calcext:value-type="date">
            <text:p>2022-08-23 20:0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22]&lt;&gt;&quot;&quot;;[.B822];IF([.B821]&lt;&gt;&quot;&quot;;[.B821];[.B820]))" office:value-type="float" office:value="0" calcext:value-type="float">
            <text:p>0</text:p>
          </table:table-cell>
          <table:table-cell table:formula="of:=IF([.C822]&lt;&gt;&quot;&quot;;[.C822];IF([.C821]&lt;&gt;&quot;&quot;;[.C821];[.C820]))" office:value-type="float" office:value="433" calcext:value-type="float">
            <text:p>433</text:p>
          </table:table-cell>
          <table:table-cell table:formula="of:=IF([.D822]&lt;&gt;&quot;&quot;;[.D822];IF([.D821]&lt;&gt;&quot;&quot;;[.D821];[.D820]))" office:value-type="float" office:value="1" calcext:value-type="float">
            <text:p>1</text:p>
          </table:table-cell>
          <table:table-cell table:formula="of:=IF([.E822]&lt;&gt;&quot;&quot;;[.E822];IF([.E821]&lt;&gt;&quot;&quot;;[.E821];[.E820]))" office:value-type="float" office:value="-432" calcext:value-type="float">
            <text:p>-432</text:p>
          </table:table-cell>
          <table:table-cell table:formula="of:=IF([.F822]&lt;&gt;&quot;&quot;;[.F822];IF([.F821]&lt;&gt;&quot;&quot;;[.F821];[.F82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6:28.802059" calcext:value-type="date">
            <text:p>2022-08-23 20:06:29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-376" calcext:value-type="float">
            <text:p>-376</text:p>
          </table:table-cell>
          <table:table-cell table:style-name="ce1"/>
          <table:table-cell table:formula="of:=IF([.B823]&lt;&gt;&quot;&quot;;[.B823];IF([.B822]&lt;&gt;&quot;&quot;;[.B822];[.B821]))" office:value-type="float" office:value="0" calcext:value-type="float">
            <text:p>0</text:p>
          </table:table-cell>
          <table:table-cell table:formula="of:=IF([.C823]&lt;&gt;&quot;&quot;;[.C823];IF([.C822]&lt;&gt;&quot;&quot;;[.C822];[.C821]))" office:value-type="float" office:value="375" calcext:value-type="float">
            <text:p>375</text:p>
          </table:table-cell>
          <table:table-cell table:formula="of:=IF([.D823]&lt;&gt;&quot;&quot;;[.D823];IF([.D822]&lt;&gt;&quot;&quot;;[.D822];[.D821]))" office:value-type="float" office:value="0" calcext:value-type="float">
            <text:p>0</text:p>
          </table:table-cell>
          <table:table-cell table:formula="of:=IF([.E823]&lt;&gt;&quot;&quot;;[.E823];IF([.E822]&lt;&gt;&quot;&quot;;[.E822];[.E821]))" office:value-type="float" office:value="-376" calcext:value-type="float">
            <text:p>-376</text:p>
          </table:table-cell>
          <table:table-cell table:formula="of:=IF([.F823]&lt;&gt;&quot;&quot;;[.F823];IF([.F822]&lt;&gt;&quot;&quot;;[.F822];[.F82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7:00" calcext:value-type="date">
            <text:p>2022-08-23 20:07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24]&lt;&gt;&quot;&quot;;[.B824];IF([.B823]&lt;&gt;&quot;&quot;;[.B823];[.B822]))" office:value-type="float" office:value="0" calcext:value-type="float">
            <text:p>0</text:p>
          </table:table-cell>
          <table:table-cell table:formula="of:=IF([.C824]&lt;&gt;&quot;&quot;;[.C824];IF([.C823]&lt;&gt;&quot;&quot;;[.C823];[.C822]))" office:value-type="float" office:value="375" calcext:value-type="float">
            <text:p>375</text:p>
          </table:table-cell>
          <table:table-cell table:formula="of:=IF([.D824]&lt;&gt;&quot;&quot;;[.D824];IF([.D823]&lt;&gt;&quot;&quot;;[.D823];[.D822]))" office:value-type="float" office:value="0" calcext:value-type="float">
            <text:p>0</text:p>
          </table:table-cell>
          <table:table-cell table:formula="of:=IF([.E824]&lt;&gt;&quot;&quot;;[.E824];IF([.E823]&lt;&gt;&quot;&quot;;[.E823];[.E822]))" office:value-type="float" office:value="-376" calcext:value-type="float">
            <text:p>-376</text:p>
          </table:table-cell>
          <table:table-cell table:formula="of:=IF([.F824]&lt;&gt;&quot;&quot;;[.F824];IF([.F823]&lt;&gt;&quot;&quot;;[.F823];[.F82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7:39.892499" calcext:value-type="date">
            <text:p>2022-08-23 20:07:4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-371" calcext:value-type="float">
            <text:p>-371</text:p>
          </table:table-cell>
          <table:table-cell table:style-name="ce1"/>
          <table:table-cell table:formula="of:=IF([.B825]&lt;&gt;&quot;&quot;;[.B825];IF([.B824]&lt;&gt;&quot;&quot;;[.B824];[.B823]))" office:value-type="float" office:value="0" calcext:value-type="float">
            <text:p>0</text:p>
          </table:table-cell>
          <table:table-cell table:formula="of:=IF([.C825]&lt;&gt;&quot;&quot;;[.C825];IF([.C824]&lt;&gt;&quot;&quot;;[.C824];[.C823]))" office:value-type="float" office:value="373" calcext:value-type="float">
            <text:p>373</text:p>
          </table:table-cell>
          <table:table-cell table:formula="of:=IF([.D825]&lt;&gt;&quot;&quot;;[.D825];IF([.D824]&lt;&gt;&quot;&quot;;[.D824];[.D823]))" office:value-type="float" office:value="0" calcext:value-type="float">
            <text:p>0</text:p>
          </table:table-cell>
          <table:table-cell table:formula="of:=IF([.E825]&lt;&gt;&quot;&quot;;[.E825];IF([.E824]&lt;&gt;&quot;&quot;;[.E824];[.E823]))" office:value-type="float" office:value="-371" calcext:value-type="float">
            <text:p>-371</text:p>
          </table:table-cell>
          <table:table-cell table:formula="of:=IF([.F825]&lt;&gt;&quot;&quot;;[.F825];IF([.F824]&lt;&gt;&quot;&quot;;[.F824];[.F82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8:00.000001" calcext:value-type="date">
            <text:p>2022-08-23 20:0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26]&lt;&gt;&quot;&quot;;[.B826];IF([.B825]&lt;&gt;&quot;&quot;;[.B825];[.B824]))" office:value-type="float" office:value="0" calcext:value-type="float">
            <text:p>0</text:p>
          </table:table-cell>
          <table:table-cell table:formula="of:=IF([.C826]&lt;&gt;&quot;&quot;;[.C826];IF([.C825]&lt;&gt;&quot;&quot;;[.C825];[.C824]))" office:value-type="float" office:value="373" calcext:value-type="float">
            <text:p>373</text:p>
          </table:table-cell>
          <table:table-cell table:formula="of:=IF([.D826]&lt;&gt;&quot;&quot;;[.D826];IF([.D825]&lt;&gt;&quot;&quot;;[.D825];[.D824]))" office:value-type="float" office:value="0" calcext:value-type="float">
            <text:p>0</text:p>
          </table:table-cell>
          <table:table-cell table:formula="of:=IF([.E826]&lt;&gt;&quot;&quot;;[.E826];IF([.E825]&lt;&gt;&quot;&quot;;[.E825];[.E824]))" office:value-type="float" office:value="-371" calcext:value-type="float">
            <text:p>-371</text:p>
          </table:table-cell>
          <table:table-cell table:formula="of:=IF([.F826]&lt;&gt;&quot;&quot;;[.F826];IF([.F825]&lt;&gt;&quot;&quot;;[.F825];[.F82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8:48.865491" calcext:value-type="date">
            <text:p>2022-08-23 20:08:4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281" calcext:value-type="float">
            <text:p>-281</text:p>
          </table:table-cell>
          <table:table-cell table:style-name="ce1"/>
          <table:table-cell table:formula="of:=IF([.B827]&lt;&gt;&quot;&quot;;[.B827];IF([.B826]&lt;&gt;&quot;&quot;;[.B826];[.B825]))" office:value-type="float" office:value="0" calcext:value-type="float">
            <text:p>0</text:p>
          </table:table-cell>
          <table:table-cell table:formula="of:=IF([.C827]&lt;&gt;&quot;&quot;;[.C827];IF([.C826]&lt;&gt;&quot;&quot;;[.C826];[.C825]))" office:value-type="float" office:value="280" calcext:value-type="float">
            <text:p>280</text:p>
          </table:table-cell>
          <table:table-cell table:formula="of:=IF([.D827]&lt;&gt;&quot;&quot;;[.D827];IF([.D826]&lt;&gt;&quot;&quot;;[.D826];[.D825]))" office:value-type="float" office:value="-1" calcext:value-type="float">
            <text:p>-1</text:p>
          </table:table-cell>
          <table:table-cell table:formula="of:=IF([.E827]&lt;&gt;&quot;&quot;;[.E827];IF([.E826]&lt;&gt;&quot;&quot;;[.E826];[.E825]))" office:value-type="float" office:value="-281" calcext:value-type="float">
            <text:p>-281</text:p>
          </table:table-cell>
          <table:table-cell table:formula="of:=IF([.F827]&lt;&gt;&quot;&quot;;[.F827];IF([.F826]&lt;&gt;&quot;&quot;;[.F826];[.F82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9:00" calcext:value-type="date">
            <text:p>2022-08-23 20:0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28]&lt;&gt;&quot;&quot;;[.B828];IF([.B827]&lt;&gt;&quot;&quot;;[.B827];[.B826]))" office:value-type="float" office:value="0" calcext:value-type="float">
            <text:p>0</text:p>
          </table:table-cell>
          <table:table-cell table:formula="of:=IF([.C828]&lt;&gt;&quot;&quot;;[.C828];IF([.C827]&lt;&gt;&quot;&quot;;[.C827];[.C826]))" office:value-type="float" office:value="280" calcext:value-type="float">
            <text:p>280</text:p>
          </table:table-cell>
          <table:table-cell table:formula="of:=IF([.D828]&lt;&gt;&quot;&quot;;[.D828];IF([.D827]&lt;&gt;&quot;&quot;;[.D827];[.D826]))" office:value-type="float" office:value="-1" calcext:value-type="float">
            <text:p>-1</text:p>
          </table:table-cell>
          <table:table-cell table:formula="of:=IF([.E828]&lt;&gt;&quot;&quot;;[.E828];IF([.E827]&lt;&gt;&quot;&quot;;[.E827];[.E826]))" office:value-type="float" office:value="-281" calcext:value-type="float">
            <text:p>-281</text:p>
          </table:table-cell>
          <table:table-cell table:formula="of:=IF([.F828]&lt;&gt;&quot;&quot;;[.F828];IF([.F827]&lt;&gt;&quot;&quot;;[.F827];[.F82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09:58.282032" calcext:value-type="date">
            <text:p>2022-08-23 20:09:58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284" calcext:value-type="float">
            <text:p>-284</text:p>
          </table:table-cell>
          <table:table-cell table:style-name="ce1"/>
          <table:table-cell table:formula="of:=IF([.B829]&lt;&gt;&quot;&quot;;[.B829];IF([.B828]&lt;&gt;&quot;&quot;;[.B828];[.B827]))" office:value-type="float" office:value="0" calcext:value-type="float">
            <text:p>0</text:p>
          </table:table-cell>
          <table:table-cell table:formula="of:=IF([.C829]&lt;&gt;&quot;&quot;;[.C829];IF([.C828]&lt;&gt;&quot;&quot;;[.C828];[.C827]))" office:value-type="float" office:value="283" calcext:value-type="float">
            <text:p>283</text:p>
          </table:table-cell>
          <table:table-cell table:formula="of:=IF([.D829]&lt;&gt;&quot;&quot;;[.D829];IF([.D828]&lt;&gt;&quot;&quot;;[.D828];[.D827]))" office:value-type="float" office:value="0" calcext:value-type="float">
            <text:p>0</text:p>
          </table:table-cell>
          <table:table-cell table:formula="of:=IF([.E829]&lt;&gt;&quot;&quot;;[.E829];IF([.E828]&lt;&gt;&quot;&quot;;[.E828];[.E827]))" office:value-type="float" office:value="-284" calcext:value-type="float">
            <text:p>-284</text:p>
          </table:table-cell>
          <table:table-cell table:formula="of:=IF([.F829]&lt;&gt;&quot;&quot;;[.F829];IF([.F828]&lt;&gt;&quot;&quot;;[.F828];[.F82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0:00" calcext:value-type="date">
            <text:p>2022-08-23 20:1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30]&lt;&gt;&quot;&quot;;[.B830];IF([.B829]&lt;&gt;&quot;&quot;;[.B829];[.B828]))" office:value-type="float" office:value="0" calcext:value-type="float">
            <text:p>0</text:p>
          </table:table-cell>
          <table:table-cell table:formula="of:=IF([.C830]&lt;&gt;&quot;&quot;;[.C830];IF([.C829]&lt;&gt;&quot;&quot;;[.C829];[.C828]))" office:value-type="float" office:value="283" calcext:value-type="float">
            <text:p>283</text:p>
          </table:table-cell>
          <table:table-cell table:formula="of:=IF([.D830]&lt;&gt;&quot;&quot;;[.D830];IF([.D829]&lt;&gt;&quot;&quot;;[.D829];[.D828]))" office:value-type="float" office:value="0" calcext:value-type="float">
            <text:p>0</text:p>
          </table:table-cell>
          <table:table-cell table:formula="of:=IF([.E830]&lt;&gt;&quot;&quot;;[.E830];IF([.E829]&lt;&gt;&quot;&quot;;[.E829];[.E828]))" office:value-type="float" office:value="-284" calcext:value-type="float">
            <text:p>-284</text:p>
          </table:table-cell>
          <table:table-cell table:formula="of:=IF([.F830]&lt;&gt;&quot;&quot;;[.F830];IF([.F829]&lt;&gt;&quot;&quot;;[.F829];[.F82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1:00" calcext:value-type="date">
            <text:p>2022-08-23 20:11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31]&lt;&gt;&quot;&quot;;[.B831];IF([.B830]&lt;&gt;&quot;&quot;;[.B830];[.B829]))" office:value-type="float" office:value="0" calcext:value-type="float">
            <text:p>0</text:p>
          </table:table-cell>
          <table:table-cell table:formula="of:=IF([.C831]&lt;&gt;&quot;&quot;;[.C831];IF([.C830]&lt;&gt;&quot;&quot;;[.C830];[.C829]))" office:value-type="float" office:value="283" calcext:value-type="float">
            <text:p>283</text:p>
          </table:table-cell>
          <table:table-cell table:formula="of:=IF([.D831]&lt;&gt;&quot;&quot;;[.D831];IF([.D830]&lt;&gt;&quot;&quot;;[.D830];[.D829]))" office:value-type="float" office:value="0" calcext:value-type="float">
            <text:p>0</text:p>
          </table:table-cell>
          <table:table-cell table:formula="of:=IF([.E831]&lt;&gt;&quot;&quot;;[.E831];IF([.E830]&lt;&gt;&quot;&quot;;[.E830];[.E829]))" office:value-type="float" office:value="-284" calcext:value-type="float">
            <text:p>-284</text:p>
          </table:table-cell>
          <table:table-cell table:formula="of:=IF([.F831]&lt;&gt;&quot;&quot;;[.F831];IF([.F830]&lt;&gt;&quot;&quot;;[.F830];[.F82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1:09.025492" calcext:value-type="date">
            <text:p>2022-08-23 20:11:0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285" calcext:value-type="float">
            <text:p>-285</text:p>
          </table:table-cell>
          <table:table-cell table:style-name="ce1"/>
          <table:table-cell table:formula="of:=IF([.B832]&lt;&gt;&quot;&quot;;[.B832];IF([.B831]&lt;&gt;&quot;&quot;;[.B831];[.B830]))" office:value-type="float" office:value="0" calcext:value-type="float">
            <text:p>0</text:p>
          </table:table-cell>
          <table:table-cell table:formula="of:=IF([.C832]&lt;&gt;&quot;&quot;;[.C832];IF([.C831]&lt;&gt;&quot;&quot;;[.C831];[.C830]))" office:value-type="float" office:value="287" calcext:value-type="float">
            <text:p>287</text:p>
          </table:table-cell>
          <table:table-cell table:formula="of:=IF([.D832]&lt;&gt;&quot;&quot;;[.D832];IF([.D831]&lt;&gt;&quot;&quot;;[.D831];[.D830]))" office:value-type="float" office:value="-2" calcext:value-type="float">
            <text:p>-2</text:p>
          </table:table-cell>
          <table:table-cell table:formula="of:=IF([.E832]&lt;&gt;&quot;&quot;;[.E832];IF([.E831]&lt;&gt;&quot;&quot;;[.E831];[.E830]))" office:value-type="float" office:value="-285" calcext:value-type="float">
            <text:p>-285</text:p>
          </table:table-cell>
          <table:table-cell table:formula="of:=IF([.F832]&lt;&gt;&quot;&quot;;[.F832];IF([.F831]&lt;&gt;&quot;&quot;;[.F831];[.F83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2:00" calcext:value-type="date">
            <text:p>2022-08-23 20:12:00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formula="of:=IF([.B833]&lt;&gt;&quot;&quot;;[.B833];IF([.B832]&lt;&gt;&quot;&quot;;[.B832];[.B831]))" office:value-type="float" office:value="0" calcext:value-type="float">
            <text:p>0</text:p>
          </table:table-cell>
          <table:table-cell table:formula="of:=IF([.C833]&lt;&gt;&quot;&quot;;[.C833];IF([.C832]&lt;&gt;&quot;&quot;;[.C832];[.C831]))" office:value-type="float" office:value="287" calcext:value-type="float">
            <text:p>287</text:p>
          </table:table-cell>
          <table:table-cell table:formula="of:=IF([.D833]&lt;&gt;&quot;&quot;;[.D833];IF([.D832]&lt;&gt;&quot;&quot;;[.D832];[.D831]))" office:value-type="float" office:value="-2" calcext:value-type="float">
            <text:p>-2</text:p>
          </table:table-cell>
          <table:table-cell table:formula="of:=IF([.E833]&lt;&gt;&quot;&quot;;[.E833];IF([.E832]&lt;&gt;&quot;&quot;;[.E832];[.E831]))" office:value-type="float" office:value="-285" calcext:value-type="float">
            <text:p>-285</text:p>
          </table:table-cell>
          <table:table-cell table:formula="of:=IF([.F833]&lt;&gt;&quot;&quot;;[.F833];IF([.F832]&lt;&gt;&quot;&quot;;[.F832];[.F831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12:19.462861" calcext:value-type="date">
            <text:p>2022-08-23 20:12:1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-288" calcext:value-type="float">
            <text:p>-288</text:p>
          </table:table-cell>
          <table:table-cell table:style-name="ce1"/>
          <table:table-cell table:formula="of:=IF([.B834]&lt;&gt;&quot;&quot;;[.B834];IF([.B833]&lt;&gt;&quot;&quot;;[.B833];[.B832]))" office:value-type="float" office:value="0" calcext:value-type="float">
            <text:p>0</text:p>
          </table:table-cell>
          <table:table-cell table:formula="of:=IF([.C834]&lt;&gt;&quot;&quot;;[.C834];IF([.C833]&lt;&gt;&quot;&quot;;[.C833];[.C832]))" office:value-type="float" office:value="289" calcext:value-type="float">
            <text:p>289</text:p>
          </table:table-cell>
          <table:table-cell table:formula="of:=IF([.D834]&lt;&gt;&quot;&quot;;[.D834];IF([.D833]&lt;&gt;&quot;&quot;;[.D833];[.D832]))" office:value-type="float" office:value="1" calcext:value-type="float">
            <text:p>1</text:p>
          </table:table-cell>
          <table:table-cell table:formula="of:=IF([.E834]&lt;&gt;&quot;&quot;;[.E834];IF([.E833]&lt;&gt;&quot;&quot;;[.E833];[.E832]))" office:value-type="float" office:value="-288" calcext:value-type="float">
            <text:p>-288</text:p>
          </table:table-cell>
          <table:table-cell table:formula="of:=IF([.F834]&lt;&gt;&quot;&quot;;[.F834];IF([.F833]&lt;&gt;&quot;&quot;;[.F833];[.F832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13:00" calcext:value-type="date">
            <text:p>2022-08-23 20:13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35]&lt;&gt;&quot;&quot;;[.B835];IF([.B834]&lt;&gt;&quot;&quot;;[.B834];[.B833]))" office:value-type="float" office:value="0" calcext:value-type="float">
            <text:p>0</text:p>
          </table:table-cell>
          <table:table-cell table:formula="of:=IF([.C835]&lt;&gt;&quot;&quot;;[.C835];IF([.C834]&lt;&gt;&quot;&quot;;[.C834];[.C833]))" office:value-type="float" office:value="289" calcext:value-type="float">
            <text:p>289</text:p>
          </table:table-cell>
          <table:table-cell table:formula="of:=IF([.D835]&lt;&gt;&quot;&quot;;[.D835];IF([.D834]&lt;&gt;&quot;&quot;;[.D834];[.D833]))" office:value-type="float" office:value="1" calcext:value-type="float">
            <text:p>1</text:p>
          </table:table-cell>
          <table:table-cell table:formula="of:=IF([.E835]&lt;&gt;&quot;&quot;;[.E835];IF([.E834]&lt;&gt;&quot;&quot;;[.E834];[.E833]))" office:value-type="float" office:value="-288" calcext:value-type="float">
            <text:p>-288</text:p>
          </table:table-cell>
          <table:table-cell table:formula="of:=IF([.F835]&lt;&gt;&quot;&quot;;[.F835];IF([.F834]&lt;&gt;&quot;&quot;;[.F834];[.F83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3:29.476293" calcext:value-type="date">
            <text:p>2022-08-23 20:13:29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289" calcext:value-type="float">
            <text:p>-289</text:p>
          </table:table-cell>
          <table:table-cell table:style-name="ce1"/>
          <table:table-cell table:formula="of:=IF([.B836]&lt;&gt;&quot;&quot;;[.B836];IF([.B835]&lt;&gt;&quot;&quot;;[.B835];[.B834]))" office:value-type="float" office:value="0" calcext:value-type="float">
            <text:p>0</text:p>
          </table:table-cell>
          <table:table-cell table:formula="of:=IF([.C836]&lt;&gt;&quot;&quot;;[.C836];IF([.C835]&lt;&gt;&quot;&quot;;[.C835];[.C834]))" office:value-type="float" office:value="286" calcext:value-type="float">
            <text:p>286</text:p>
          </table:table-cell>
          <table:table-cell table:formula="of:=IF([.D836]&lt;&gt;&quot;&quot;;[.D836];IF([.D835]&lt;&gt;&quot;&quot;;[.D835];[.D834]))" office:value-type="float" office:value="0" calcext:value-type="float">
            <text:p>0</text:p>
          </table:table-cell>
          <table:table-cell table:formula="of:=IF([.E836]&lt;&gt;&quot;&quot;;[.E836];IF([.E835]&lt;&gt;&quot;&quot;;[.E835];[.E834]))" office:value-type="float" office:value="-289" calcext:value-type="float">
            <text:p>-289</text:p>
          </table:table-cell>
          <table:table-cell table:formula="of:=IF([.F836]&lt;&gt;&quot;&quot;;[.F836];IF([.F835]&lt;&gt;&quot;&quot;;[.F835];[.F83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4:00" calcext:value-type="date">
            <text:p>2022-08-23 20:1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37]&lt;&gt;&quot;&quot;;[.B837];IF([.B836]&lt;&gt;&quot;&quot;;[.B836];[.B835]))" office:value-type="float" office:value="0" calcext:value-type="float">
            <text:p>0</text:p>
          </table:table-cell>
          <table:table-cell table:formula="of:=IF([.C837]&lt;&gt;&quot;&quot;;[.C837];IF([.C836]&lt;&gt;&quot;&quot;;[.C836];[.C835]))" office:value-type="float" office:value="286" calcext:value-type="float">
            <text:p>286</text:p>
          </table:table-cell>
          <table:table-cell table:formula="of:=IF([.D837]&lt;&gt;&quot;&quot;;[.D837];IF([.D836]&lt;&gt;&quot;&quot;;[.D836];[.D835]))" office:value-type="float" office:value="0" calcext:value-type="float">
            <text:p>0</text:p>
          </table:table-cell>
          <table:table-cell table:formula="of:=IF([.E837]&lt;&gt;&quot;&quot;;[.E837];IF([.E836]&lt;&gt;&quot;&quot;;[.E836];[.E835]))" office:value-type="float" office:value="-289" calcext:value-type="float">
            <text:p>-289</text:p>
          </table:table-cell>
          <table:table-cell table:formula="of:=IF([.F837]&lt;&gt;&quot;&quot;;[.F837];IF([.F836]&lt;&gt;&quot;&quot;;[.F836];[.F83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4:38.666283" calcext:value-type="date">
            <text:p>2022-08-23 20:14:39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289" calcext:value-type="float">
            <text:p>-289</text:p>
          </table:table-cell>
          <table:table-cell table:style-name="ce1"/>
          <table:table-cell table:formula="of:=IF([.B838]&lt;&gt;&quot;&quot;;[.B838];IF([.B837]&lt;&gt;&quot;&quot;;[.B837];[.B836]))" office:value-type="float" office:value="0" calcext:value-type="float">
            <text:p>0</text:p>
          </table:table-cell>
          <table:table-cell table:formula="of:=IF([.C838]&lt;&gt;&quot;&quot;;[.C838];IF([.C837]&lt;&gt;&quot;&quot;;[.C837];[.C836]))" office:value-type="float" office:value="290" calcext:value-type="float">
            <text:p>290</text:p>
          </table:table-cell>
          <table:table-cell table:formula="of:=IF([.D838]&lt;&gt;&quot;&quot;;[.D838];IF([.D837]&lt;&gt;&quot;&quot;;[.D837];[.D836]))" office:value-type="float" office:value="0" calcext:value-type="float">
            <text:p>0</text:p>
          </table:table-cell>
          <table:table-cell table:formula="of:=IF([.E838]&lt;&gt;&quot;&quot;;[.E838];IF([.E837]&lt;&gt;&quot;&quot;;[.E837];[.E836]))" office:value-type="float" office:value="-289" calcext:value-type="float">
            <text:p>-289</text:p>
          </table:table-cell>
          <table:table-cell table:formula="of:=IF([.F838]&lt;&gt;&quot;&quot;;[.F838];IF([.F837]&lt;&gt;&quot;&quot;;[.F837];[.F83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5:00.000001" calcext:value-type="date">
            <text:p>2022-08-23 20:15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39]&lt;&gt;&quot;&quot;;[.B839];IF([.B838]&lt;&gt;&quot;&quot;;[.B838];[.B837]))" office:value-type="float" office:value="0" calcext:value-type="float">
            <text:p>0</text:p>
          </table:table-cell>
          <table:table-cell table:formula="of:=IF([.C839]&lt;&gt;&quot;&quot;;[.C839];IF([.C838]&lt;&gt;&quot;&quot;;[.C838];[.C837]))" office:value-type="float" office:value="290" calcext:value-type="float">
            <text:p>290</text:p>
          </table:table-cell>
          <table:table-cell table:formula="of:=IF([.D839]&lt;&gt;&quot;&quot;;[.D839];IF([.D838]&lt;&gt;&quot;&quot;;[.D838];[.D837]))" office:value-type="float" office:value="0" calcext:value-type="float">
            <text:p>0</text:p>
          </table:table-cell>
          <table:table-cell table:formula="of:=IF([.E839]&lt;&gt;&quot;&quot;;[.E839];IF([.E838]&lt;&gt;&quot;&quot;;[.E838];[.E837]))" office:value-type="float" office:value="-289" calcext:value-type="float">
            <text:p>-289</text:p>
          </table:table-cell>
          <table:table-cell table:formula="of:=IF([.F839]&lt;&gt;&quot;&quot;;[.F839];IF([.F838]&lt;&gt;&quot;&quot;;[.F838];[.F83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5:48.335984" calcext:value-type="date">
            <text:p>2022-08-23 20:15:48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  <table:table-cell office:value-type="float" office:value="-258" calcext:value-type="float">
            <text:p>-258</text:p>
          </table:table-cell>
          <table:table-cell table:style-name="ce1"/>
          <table:table-cell table:formula="of:=IF([.B840]&lt;&gt;&quot;&quot;;[.B840];IF([.B839]&lt;&gt;&quot;&quot;;[.B839];[.B838]))" office:value-type="float" office:value="0" calcext:value-type="float">
            <text:p>0</text:p>
          </table:table-cell>
          <table:table-cell table:formula="of:=IF([.C840]&lt;&gt;&quot;&quot;;[.C840];IF([.C839]&lt;&gt;&quot;&quot;;[.C839];[.C838]))" office:value-type="float" office:value="293" calcext:value-type="float">
            <text:p>293</text:p>
          </table:table-cell>
          <table:table-cell table:formula="of:=IF([.D840]&lt;&gt;&quot;&quot;;[.D840];IF([.D839]&lt;&gt;&quot;&quot;;[.D839];[.D838]))" office:value-type="float" office:value="34" calcext:value-type="float">
            <text:p>34</text:p>
          </table:table-cell>
          <table:table-cell table:formula="of:=IF([.E840]&lt;&gt;&quot;&quot;;[.E840];IF([.E839]&lt;&gt;&quot;&quot;;[.E839];[.E838]))" office:value-type="float" office:value="-258" calcext:value-type="float">
            <text:p>-258</text:p>
          </table:table-cell>
          <table:table-cell table:formula="of:=IF([.F840]&lt;&gt;&quot;&quot;;[.F840];IF([.F839]&lt;&gt;&quot;&quot;;[.F839];[.F83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6:00" calcext:value-type="date">
            <text:p>2022-08-23 20:1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41]&lt;&gt;&quot;&quot;;[.B841];IF([.B840]&lt;&gt;&quot;&quot;;[.B840];[.B839]))" office:value-type="float" office:value="0" calcext:value-type="float">
            <text:p>0</text:p>
          </table:table-cell>
          <table:table-cell table:formula="of:=IF([.C841]&lt;&gt;&quot;&quot;;[.C841];IF([.C840]&lt;&gt;&quot;&quot;;[.C840];[.C839]))" office:value-type="float" office:value="293" calcext:value-type="float">
            <text:p>293</text:p>
          </table:table-cell>
          <table:table-cell table:formula="of:=IF([.D841]&lt;&gt;&quot;&quot;;[.D841];IF([.D840]&lt;&gt;&quot;&quot;;[.D840];[.D839]))" office:value-type="float" office:value="34" calcext:value-type="float">
            <text:p>34</text:p>
          </table:table-cell>
          <table:table-cell table:formula="of:=IF([.E841]&lt;&gt;&quot;&quot;;[.E841];IF([.E840]&lt;&gt;&quot;&quot;;[.E840];[.E839]))" office:value-type="float" office:value="-258" calcext:value-type="float">
            <text:p>-258</text:p>
          </table:table-cell>
          <table:table-cell table:formula="of:=IF([.F841]&lt;&gt;&quot;&quot;;[.F841];IF([.F840]&lt;&gt;&quot;&quot;;[.F840];[.F83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7:00" calcext:value-type="date">
            <text:p>2022-08-23 20:17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42]&lt;&gt;&quot;&quot;;[.B842];IF([.B841]&lt;&gt;&quot;&quot;;[.B841];[.B840]))" office:value-type="float" office:value="0" calcext:value-type="float">
            <text:p>0</text:p>
          </table:table-cell>
          <table:table-cell table:formula="of:=IF([.C842]&lt;&gt;&quot;&quot;;[.C842];IF([.C841]&lt;&gt;&quot;&quot;;[.C841];[.C840]))" office:value-type="float" office:value="293" calcext:value-type="float">
            <text:p>293</text:p>
          </table:table-cell>
          <table:table-cell table:formula="of:=IF([.D842]&lt;&gt;&quot;&quot;;[.D842];IF([.D841]&lt;&gt;&quot;&quot;;[.D841];[.D840]))" office:value-type="float" office:value="34" calcext:value-type="float">
            <text:p>34</text:p>
          </table:table-cell>
          <table:table-cell table:formula="of:=IF([.E842]&lt;&gt;&quot;&quot;;[.E842];IF([.E841]&lt;&gt;&quot;&quot;;[.E841];[.E840]))" office:value-type="float" office:value="-258" calcext:value-type="float">
            <text:p>-258</text:p>
          </table:table-cell>
          <table:table-cell table:formula="of:=IF([.F842]&lt;&gt;&quot;&quot;;[.F842];IF([.F841]&lt;&gt;&quot;&quot;;[.F841];[.F84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7:00.418817" calcext:value-type="date">
            <text:p>2022-08-23 20:17:0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236" calcext:value-type="float">
            <text:p>-236</text:p>
          </table:table-cell>
          <table:table-cell table:style-name="ce1"/>
          <table:table-cell table:formula="of:=IF([.B843]&lt;&gt;&quot;&quot;;[.B843];IF([.B842]&lt;&gt;&quot;&quot;;[.B842];[.B841]))" office:value-type="float" office:value="0" calcext:value-type="float">
            <text:p>0</text:p>
          </table:table-cell>
          <table:table-cell table:formula="of:=IF([.C843]&lt;&gt;&quot;&quot;;[.C843];IF([.C842]&lt;&gt;&quot;&quot;;[.C842];[.C841]))" office:value-type="float" office:value="236" calcext:value-type="float">
            <text:p>236</text:p>
          </table:table-cell>
          <table:table-cell table:formula="of:=IF([.D843]&lt;&gt;&quot;&quot;;[.D843];IF([.D842]&lt;&gt;&quot;&quot;;[.D842];[.D841]))" office:value-type="float" office:value="-2" calcext:value-type="float">
            <text:p>-2</text:p>
          </table:table-cell>
          <table:table-cell table:formula="of:=IF([.E843]&lt;&gt;&quot;&quot;;[.E843];IF([.E842]&lt;&gt;&quot;&quot;;[.E842];[.E841]))" office:value-type="float" office:value="-236" calcext:value-type="float">
            <text:p>-236</text:p>
          </table:table-cell>
          <table:table-cell table:formula="of:=IF([.F843]&lt;&gt;&quot;&quot;;[.F843];IF([.F842]&lt;&gt;&quot;&quot;;[.F842];[.F84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8:00" calcext:value-type="date">
            <text:p>2022-08-23 20:1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44]&lt;&gt;&quot;&quot;;[.B844];IF([.B843]&lt;&gt;&quot;&quot;;[.B843];[.B842]))" office:value-type="float" office:value="0" calcext:value-type="float">
            <text:p>0</text:p>
          </table:table-cell>
          <table:table-cell table:formula="of:=IF([.C844]&lt;&gt;&quot;&quot;;[.C844];IF([.C843]&lt;&gt;&quot;&quot;;[.C843];[.C842]))" office:value-type="float" office:value="236" calcext:value-type="float">
            <text:p>236</text:p>
          </table:table-cell>
          <table:table-cell table:formula="of:=IF([.D844]&lt;&gt;&quot;&quot;;[.D844];IF([.D843]&lt;&gt;&quot;&quot;;[.D843];[.D842]))" office:value-type="float" office:value="-2" calcext:value-type="float">
            <text:p>-2</text:p>
          </table:table-cell>
          <table:table-cell table:formula="of:=IF([.E844]&lt;&gt;&quot;&quot;;[.E844];IF([.E843]&lt;&gt;&quot;&quot;;[.E843];[.E842]))" office:value-type="float" office:value="-236" calcext:value-type="float">
            <text:p>-236</text:p>
          </table:table-cell>
          <table:table-cell table:formula="of:=IF([.F844]&lt;&gt;&quot;&quot;;[.F844];IF([.F843]&lt;&gt;&quot;&quot;;[.F843];[.F84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8:10.401072" calcext:value-type="date">
            <text:p>2022-08-23 20:18:1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232" calcext:value-type="float">
            <text:p>-232</text:p>
          </table:table-cell>
          <table:table-cell table:style-name="ce1"/>
          <table:table-cell table:formula="of:=IF([.B845]&lt;&gt;&quot;&quot;;[.B845];IF([.B844]&lt;&gt;&quot;&quot;;[.B844];[.B843]))" office:value-type="float" office:value="0" calcext:value-type="float">
            <text:p>0</text:p>
          </table:table-cell>
          <table:table-cell table:formula="of:=IF([.C845]&lt;&gt;&quot;&quot;;[.C845];IF([.C844]&lt;&gt;&quot;&quot;;[.C844];[.C843]))" office:value-type="float" office:value="234" calcext:value-type="float">
            <text:p>234</text:p>
          </table:table-cell>
          <table:table-cell table:formula="of:=IF([.D845]&lt;&gt;&quot;&quot;;[.D845];IF([.D844]&lt;&gt;&quot;&quot;;[.D844];[.D843]))" office:value-type="float" office:value="0" calcext:value-type="float">
            <text:p>0</text:p>
          </table:table-cell>
          <table:table-cell table:formula="of:=IF([.E845]&lt;&gt;&quot;&quot;;[.E845];IF([.E844]&lt;&gt;&quot;&quot;;[.E844];[.E843]))" office:value-type="float" office:value="-232" calcext:value-type="float">
            <text:p>-232</text:p>
          </table:table-cell>
          <table:table-cell table:formula="of:=IF([.F845]&lt;&gt;&quot;&quot;;[.F845];IF([.F844]&lt;&gt;&quot;&quot;;[.F844];[.F84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9:00" calcext:value-type="date">
            <text:p>2022-08-23 20:1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46]&lt;&gt;&quot;&quot;;[.B846];IF([.B845]&lt;&gt;&quot;&quot;;[.B845];[.B844]))" office:value-type="float" office:value="0" calcext:value-type="float">
            <text:p>0</text:p>
          </table:table-cell>
          <table:table-cell table:formula="of:=IF([.C846]&lt;&gt;&quot;&quot;;[.C846];IF([.C845]&lt;&gt;&quot;&quot;;[.C845];[.C844]))" office:value-type="float" office:value="234" calcext:value-type="float">
            <text:p>234</text:p>
          </table:table-cell>
          <table:table-cell table:formula="of:=IF([.D846]&lt;&gt;&quot;&quot;;[.D846];IF([.D845]&lt;&gt;&quot;&quot;;[.D845];[.D844]))" office:value-type="float" office:value="0" calcext:value-type="float">
            <text:p>0</text:p>
          </table:table-cell>
          <table:table-cell table:formula="of:=IF([.E846]&lt;&gt;&quot;&quot;;[.E846];IF([.E845]&lt;&gt;&quot;&quot;;[.E845];[.E844]))" office:value-type="float" office:value="-232" calcext:value-type="float">
            <text:p>-232</text:p>
          </table:table-cell>
          <table:table-cell table:formula="of:=IF([.F846]&lt;&gt;&quot;&quot;;[.F846];IF([.F845]&lt;&gt;&quot;&quot;;[.F845];[.F84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19:20.455759" calcext:value-type="date">
            <text:p>2022-08-23 20:19:2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228" calcext:value-type="float">
            <text:p>-228</text:p>
          </table:table-cell>
          <table:table-cell table:style-name="ce1"/>
          <table:table-cell table:formula="of:=IF([.B847]&lt;&gt;&quot;&quot;;[.B847];IF([.B846]&lt;&gt;&quot;&quot;;[.B846];[.B845]))" office:value-type="float" office:value="0" calcext:value-type="float">
            <text:p>0</text:p>
          </table:table-cell>
          <table:table-cell table:formula="of:=IF([.C847]&lt;&gt;&quot;&quot;;[.C847];IF([.C846]&lt;&gt;&quot;&quot;;[.C846];[.C845]))" office:value-type="float" office:value="230" calcext:value-type="float">
            <text:p>230</text:p>
          </table:table-cell>
          <table:table-cell table:formula="of:=IF([.D847]&lt;&gt;&quot;&quot;;[.D847];IF([.D846]&lt;&gt;&quot;&quot;;[.D846];[.D845]))" office:value-type="float" office:value="0" calcext:value-type="float">
            <text:p>0</text:p>
          </table:table-cell>
          <table:table-cell table:formula="of:=IF([.E847]&lt;&gt;&quot;&quot;;[.E847];IF([.E846]&lt;&gt;&quot;&quot;;[.E846];[.E845]))" office:value-type="float" office:value="-228" calcext:value-type="float">
            <text:p>-228</text:p>
          </table:table-cell>
          <table:table-cell table:formula="of:=IF([.F847]&lt;&gt;&quot;&quot;;[.F847];IF([.F846]&lt;&gt;&quot;&quot;;[.F846];[.F84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0:00" calcext:value-type="date">
            <text:p>2022-08-23 20:2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48]&lt;&gt;&quot;&quot;;[.B848];IF([.B847]&lt;&gt;&quot;&quot;;[.B847];[.B846]))" office:value-type="float" office:value="0" calcext:value-type="float">
            <text:p>0</text:p>
          </table:table-cell>
          <table:table-cell table:formula="of:=IF([.C848]&lt;&gt;&quot;&quot;;[.C848];IF([.C847]&lt;&gt;&quot;&quot;;[.C847];[.C846]))" office:value-type="float" office:value="230" calcext:value-type="float">
            <text:p>230</text:p>
          </table:table-cell>
          <table:table-cell table:formula="of:=IF([.D848]&lt;&gt;&quot;&quot;;[.D848];IF([.D847]&lt;&gt;&quot;&quot;;[.D847];[.D846]))" office:value-type="float" office:value="0" calcext:value-type="float">
            <text:p>0</text:p>
          </table:table-cell>
          <table:table-cell table:formula="of:=IF([.E848]&lt;&gt;&quot;&quot;;[.E848];IF([.E847]&lt;&gt;&quot;&quot;;[.E847];[.E846]))" office:value-type="float" office:value="-228" calcext:value-type="float">
            <text:p>-228</text:p>
          </table:table-cell>
          <table:table-cell table:formula="of:=IF([.F848]&lt;&gt;&quot;&quot;;[.F848];IF([.F847]&lt;&gt;&quot;&quot;;[.F847];[.F84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0:31.804593" calcext:value-type="date">
            <text:p>2022-08-23 20:20:32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40" calcext:value-type="float">
            <text:p>-240</text:p>
          </table:table-cell>
          <table:table-cell table:style-name="ce1"/>
          <table:table-cell table:formula="of:=IF([.B849]&lt;&gt;&quot;&quot;;[.B849];IF([.B848]&lt;&gt;&quot;&quot;;[.B848];[.B847]))" office:value-type="float" office:value="0" calcext:value-type="float">
            <text:p>0</text:p>
          </table:table-cell>
          <table:table-cell table:formula="of:=IF([.C849]&lt;&gt;&quot;&quot;;[.C849];IF([.C848]&lt;&gt;&quot;&quot;;[.C848];[.C847]))" office:value-type="float" office:value="237" calcext:value-type="float">
            <text:p>237</text:p>
          </table:table-cell>
          <table:table-cell table:formula="of:=IF([.D849]&lt;&gt;&quot;&quot;;[.D849];IF([.D848]&lt;&gt;&quot;&quot;;[.D848];[.D847]))" office:value-type="float" office:value="-1" calcext:value-type="float">
            <text:p>-1</text:p>
          </table:table-cell>
          <table:table-cell table:formula="of:=IF([.E849]&lt;&gt;&quot;&quot;;[.E849];IF([.E848]&lt;&gt;&quot;&quot;;[.E848];[.E847]))" office:value-type="float" office:value="-240" calcext:value-type="float">
            <text:p>-240</text:p>
          </table:table-cell>
          <table:table-cell table:formula="of:=IF([.F849]&lt;&gt;&quot;&quot;;[.F849];IF([.F848]&lt;&gt;&quot;&quot;;[.F848];[.F84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1:00.000001" calcext:value-type="date">
            <text:p>2022-08-23 20:21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50]&lt;&gt;&quot;&quot;;[.B850];IF([.B849]&lt;&gt;&quot;&quot;;[.B849];[.B848]))" office:value-type="float" office:value="0" calcext:value-type="float">
            <text:p>0</text:p>
          </table:table-cell>
          <table:table-cell table:formula="of:=IF([.C850]&lt;&gt;&quot;&quot;;[.C850];IF([.C849]&lt;&gt;&quot;&quot;;[.C849];[.C848]))" office:value-type="float" office:value="237" calcext:value-type="float">
            <text:p>237</text:p>
          </table:table-cell>
          <table:table-cell table:formula="of:=IF([.D850]&lt;&gt;&quot;&quot;;[.D850];IF([.D849]&lt;&gt;&quot;&quot;;[.D849];[.D848]))" office:value-type="float" office:value="-1" calcext:value-type="float">
            <text:p>-1</text:p>
          </table:table-cell>
          <table:table-cell table:formula="of:=IF([.E850]&lt;&gt;&quot;&quot;;[.E850];IF([.E849]&lt;&gt;&quot;&quot;;[.E849];[.E848]))" office:value-type="float" office:value="-240" calcext:value-type="float">
            <text:p>-240</text:p>
          </table:table-cell>
          <table:table-cell table:formula="of:=IF([.F850]&lt;&gt;&quot;&quot;;[.F850];IF([.F849]&lt;&gt;&quot;&quot;;[.F849];[.F84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1:41.71701" calcext:value-type="date">
            <text:p>2022-08-23 20:21:4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31" calcext:value-type="float">
            <text:p>131</text:p>
          </table:table-cell>
          <table:table-cell office:value-type="float" office:value="-449" calcext:value-type="float">
            <text:p>-449</text:p>
          </table:table-cell>
          <table:table-cell table:style-name="ce1"/>
          <table:table-cell table:formula="of:=IF([.B851]&lt;&gt;&quot;&quot;;[.B851];IF([.B850]&lt;&gt;&quot;&quot;;[.B850];[.B849]))" office:value-type="float" office:value="0" calcext:value-type="float">
            <text:p>0</text:p>
          </table:table-cell>
          <table:table-cell table:formula="of:=IF([.C851]&lt;&gt;&quot;&quot;;[.C851];IF([.C850]&lt;&gt;&quot;&quot;;[.C850];[.C849]))" office:value-type="float" office:value="240" calcext:value-type="float">
            <text:p>240</text:p>
          </table:table-cell>
          <table:table-cell table:formula="of:=IF([.D851]&lt;&gt;&quot;&quot;;[.D851];IF([.D850]&lt;&gt;&quot;&quot;;[.D850];[.D849]))" office:value-type="float" office:value="131" calcext:value-type="float">
            <text:p>131</text:p>
          </table:table-cell>
          <table:table-cell table:formula="of:=IF([.E851]&lt;&gt;&quot;&quot;;[.E851];IF([.E850]&lt;&gt;&quot;&quot;;[.E850];[.E849]))" office:value-type="float" office:value="-449" calcext:value-type="float">
            <text:p>-449</text:p>
          </table:table-cell>
          <table:table-cell table:formula="of:=IF([.F851]&lt;&gt;&quot;&quot;;[.F851];IF([.F850]&lt;&gt;&quot;&quot;;[.F850];[.F84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2:00" calcext:value-type="date">
            <text:p>2022-08-23 20:2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52]&lt;&gt;&quot;&quot;;[.B852];IF([.B851]&lt;&gt;&quot;&quot;;[.B851];[.B850]))" office:value-type="float" office:value="0" calcext:value-type="float">
            <text:p>0</text:p>
          </table:table-cell>
          <table:table-cell table:formula="of:=IF([.C852]&lt;&gt;&quot;&quot;;[.C852];IF([.C851]&lt;&gt;&quot;&quot;;[.C851];[.C850]))" office:value-type="float" office:value="240" calcext:value-type="float">
            <text:p>240</text:p>
          </table:table-cell>
          <table:table-cell table:formula="of:=IF([.D852]&lt;&gt;&quot;&quot;;[.D852];IF([.D851]&lt;&gt;&quot;&quot;;[.D851];[.D850]))" office:value-type="float" office:value="131" calcext:value-type="float">
            <text:p>131</text:p>
          </table:table-cell>
          <table:table-cell table:formula="of:=IF([.E852]&lt;&gt;&quot;&quot;;[.E852];IF([.E851]&lt;&gt;&quot;&quot;;[.E851];[.E850]))" office:value-type="float" office:value="-449" calcext:value-type="float">
            <text:p>-449</text:p>
          </table:table-cell>
          <table:table-cell table:formula="of:=IF([.F852]&lt;&gt;&quot;&quot;;[.F852];IF([.F851]&lt;&gt;&quot;&quot;;[.F851];[.F85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2:49.84701" calcext:value-type="date">
            <text:p>2022-08-23 20:22:5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-7" calcext:value-type="float">
            <text:p>-7</text:p>
          </table:table-cell>
          <table:table-cell office:value-type="float" office:value="-323" calcext:value-type="float">
            <text:p>-323</text:p>
          </table:table-cell>
          <table:table-cell table:style-name="ce1"/>
          <table:table-cell table:formula="of:=IF([.B853]&lt;&gt;&quot;&quot;;[.B853];IF([.B852]&lt;&gt;&quot;&quot;;[.B852];[.B851]))" office:value-type="float" office:value="0" calcext:value-type="float">
            <text:p>0</text:p>
          </table:table-cell>
          <table:table-cell table:formula="of:=IF([.C853]&lt;&gt;&quot;&quot;;[.C853];IF([.C852]&lt;&gt;&quot;&quot;;[.C852];[.C851]))" office:value-type="float" office:value="327" calcext:value-type="float">
            <text:p>327</text:p>
          </table:table-cell>
          <table:table-cell table:formula="of:=IF([.D853]&lt;&gt;&quot;&quot;;[.D853];IF([.D852]&lt;&gt;&quot;&quot;;[.D852];[.D851]))" office:value-type="float" office:value="-7" calcext:value-type="float">
            <text:p>-7</text:p>
          </table:table-cell>
          <table:table-cell table:formula="of:=IF([.E853]&lt;&gt;&quot;&quot;;[.E853];IF([.E852]&lt;&gt;&quot;&quot;;[.E852];[.E851]))" office:value-type="float" office:value="-323" calcext:value-type="float">
            <text:p>-323</text:p>
          </table:table-cell>
          <table:table-cell table:formula="of:=IF([.F853]&lt;&gt;&quot;&quot;;[.F853];IF([.F852]&lt;&gt;&quot;&quot;;[.F852];[.F85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3:00" calcext:value-type="date">
            <text:p>2022-08-23 20:23:00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formula="of:=IF([.B854]&lt;&gt;&quot;&quot;;[.B854];IF([.B853]&lt;&gt;&quot;&quot;;[.B853];[.B852]))" office:value-type="float" office:value="0" calcext:value-type="float">
            <text:p>0</text:p>
          </table:table-cell>
          <table:table-cell table:formula="of:=IF([.C854]&lt;&gt;&quot;&quot;;[.C854];IF([.C853]&lt;&gt;&quot;&quot;;[.C853];[.C852]))" office:value-type="float" office:value="327" calcext:value-type="float">
            <text:p>327</text:p>
          </table:table-cell>
          <table:table-cell table:formula="of:=IF([.D854]&lt;&gt;&quot;&quot;;[.D854];IF([.D853]&lt;&gt;&quot;&quot;;[.D853];[.D852]))" office:value-type="float" office:value="-7" calcext:value-type="float">
            <text:p>-7</text:p>
          </table:table-cell>
          <table:table-cell table:formula="of:=IF([.E854]&lt;&gt;&quot;&quot;;[.E854];IF([.E853]&lt;&gt;&quot;&quot;;[.E853];[.E852]))" office:value-type="float" office:value="-323" calcext:value-type="float">
            <text:p>-323</text:p>
          </table:table-cell>
          <table:table-cell table:formula="of:=IF([.F854]&lt;&gt;&quot;&quot;;[.F854];IF([.F853]&lt;&gt;&quot;&quot;;[.F853];[.F852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24:00" calcext:value-type="date">
            <text:p>2022-08-23 20:2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55]&lt;&gt;&quot;&quot;;[.B855];IF([.B854]&lt;&gt;&quot;&quot;;[.B854];[.B853]))" office:value-type="float" office:value="0" calcext:value-type="float">
            <text:p>0</text:p>
          </table:table-cell>
          <table:table-cell table:formula="of:=IF([.C855]&lt;&gt;&quot;&quot;;[.C855];IF([.C854]&lt;&gt;&quot;&quot;;[.C854];[.C853]))" office:value-type="float" office:value="327" calcext:value-type="float">
            <text:p>327</text:p>
          </table:table-cell>
          <table:table-cell table:formula="of:=IF([.D855]&lt;&gt;&quot;&quot;;[.D855];IF([.D854]&lt;&gt;&quot;&quot;;[.D854];[.D853]))" office:value-type="float" office:value="-7" calcext:value-type="float">
            <text:p>-7</text:p>
          </table:table-cell>
          <table:table-cell table:formula="of:=IF([.E855]&lt;&gt;&quot;&quot;;[.E855];IF([.E854]&lt;&gt;&quot;&quot;;[.E854];[.E853]))" office:value-type="float" office:value="-323" calcext:value-type="float">
            <text:p>-323</text:p>
          </table:table-cell>
          <table:table-cell table:formula="of:=IF([.F855]&lt;&gt;&quot;&quot;;[.F855];IF([.F854]&lt;&gt;&quot;&quot;;[.F854];[.F85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4:00.801893" calcext:value-type="date">
            <text:p>2022-08-23 20:24:0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-322" calcext:value-type="float">
            <text:p>-322</text:p>
          </table:table-cell>
          <table:table-cell table:style-name="ce1"/>
          <table:table-cell table:formula="of:=IF([.B856]&lt;&gt;&quot;&quot;;[.B856];IF([.B855]&lt;&gt;&quot;&quot;;[.B855];[.B854]))" office:value-type="float" office:value="0" calcext:value-type="float">
            <text:p>0</text:p>
          </table:table-cell>
          <table:table-cell table:formula="of:=IF([.C856]&lt;&gt;&quot;&quot;;[.C856];IF([.C855]&lt;&gt;&quot;&quot;;[.C855];[.C854]))" office:value-type="float" office:value="320" calcext:value-type="float">
            <text:p>320</text:p>
          </table:table-cell>
          <table:table-cell table:formula="of:=IF([.D856]&lt;&gt;&quot;&quot;;[.D856];IF([.D855]&lt;&gt;&quot;&quot;;[.D855];[.D854]))" office:value-type="float" office:value="2" calcext:value-type="float">
            <text:p>2</text:p>
          </table:table-cell>
          <table:table-cell table:formula="of:=IF([.E856]&lt;&gt;&quot;&quot;;[.E856];IF([.E855]&lt;&gt;&quot;&quot;;[.E855];[.E854]))" office:value-type="float" office:value="-322" calcext:value-type="float">
            <text:p>-322</text:p>
          </table:table-cell>
          <table:table-cell table:formula="of:=IF([.F856]&lt;&gt;&quot;&quot;;[.F856];IF([.F855]&lt;&gt;&quot;&quot;;[.F855];[.F85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5:00" calcext:value-type="date">
            <text:p>2022-08-23 20:25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57]&lt;&gt;&quot;&quot;;[.B857];IF([.B856]&lt;&gt;&quot;&quot;;[.B856];[.B855]))" office:value-type="float" office:value="0" calcext:value-type="float">
            <text:p>0</text:p>
          </table:table-cell>
          <table:table-cell table:formula="of:=IF([.C857]&lt;&gt;&quot;&quot;;[.C857];IF([.C856]&lt;&gt;&quot;&quot;;[.C856];[.C855]))" office:value-type="float" office:value="320" calcext:value-type="float">
            <text:p>320</text:p>
          </table:table-cell>
          <table:table-cell table:formula="of:=IF([.D857]&lt;&gt;&quot;&quot;;[.D857];IF([.D856]&lt;&gt;&quot;&quot;;[.D856];[.D855]))" office:value-type="float" office:value="2" calcext:value-type="float">
            <text:p>2</text:p>
          </table:table-cell>
          <table:table-cell table:formula="of:=IF([.E857]&lt;&gt;&quot;&quot;;[.E857];IF([.E856]&lt;&gt;&quot;&quot;;[.E856];[.E855]))" office:value-type="float" office:value="-322" calcext:value-type="float">
            <text:p>-322</text:p>
          </table:table-cell>
          <table:table-cell table:formula="of:=IF([.F857]&lt;&gt;&quot;&quot;;[.F857];IF([.F856]&lt;&gt;&quot;&quot;;[.F856];[.F85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5:13.865073" calcext:value-type="date">
            <text:p>2022-08-23 20:25:14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320" calcext:value-type="float">
            <text:p>-320</text:p>
          </table:table-cell>
          <table:table-cell table:style-name="ce1"/>
          <table:table-cell table:formula="of:=IF([.B858]&lt;&gt;&quot;&quot;;[.B858];IF([.B857]&lt;&gt;&quot;&quot;;[.B857];[.B856]))" office:value-type="float" office:value="0" calcext:value-type="float">
            <text:p>0</text:p>
          </table:table-cell>
          <table:table-cell table:formula="of:=IF([.C858]&lt;&gt;&quot;&quot;;[.C858];IF([.C857]&lt;&gt;&quot;&quot;;[.C857];[.C856]))" office:value-type="float" office:value="319" calcext:value-type="float">
            <text:p>319</text:p>
          </table:table-cell>
          <table:table-cell table:formula="of:=IF([.D858]&lt;&gt;&quot;&quot;;[.D858];IF([.D857]&lt;&gt;&quot;&quot;;[.D857];[.D856]))" office:value-type="float" office:value="0" calcext:value-type="float">
            <text:p>0</text:p>
          </table:table-cell>
          <table:table-cell table:formula="of:=IF([.E858]&lt;&gt;&quot;&quot;;[.E858];IF([.E857]&lt;&gt;&quot;&quot;;[.E857];[.E856]))" office:value-type="float" office:value="-320" calcext:value-type="float">
            <text:p>-320</text:p>
          </table:table-cell>
          <table:table-cell table:formula="of:=IF([.F858]&lt;&gt;&quot;&quot;;[.F858];IF([.F857]&lt;&gt;&quot;&quot;;[.F857];[.F85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6:00" calcext:value-type="date">
            <text:p>2022-08-23 20:2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59]&lt;&gt;&quot;&quot;;[.B859];IF([.B858]&lt;&gt;&quot;&quot;;[.B858];[.B857]))" office:value-type="float" office:value="0" calcext:value-type="float">
            <text:p>0</text:p>
          </table:table-cell>
          <table:table-cell table:formula="of:=IF([.C859]&lt;&gt;&quot;&quot;;[.C859];IF([.C858]&lt;&gt;&quot;&quot;;[.C858];[.C857]))" office:value-type="float" office:value="319" calcext:value-type="float">
            <text:p>319</text:p>
          </table:table-cell>
          <table:table-cell table:formula="of:=IF([.D859]&lt;&gt;&quot;&quot;;[.D859];IF([.D858]&lt;&gt;&quot;&quot;;[.D858];[.D857]))" office:value-type="float" office:value="0" calcext:value-type="float">
            <text:p>0</text:p>
          </table:table-cell>
          <table:table-cell table:formula="of:=IF([.E859]&lt;&gt;&quot;&quot;;[.E859];IF([.E858]&lt;&gt;&quot;&quot;;[.E858];[.E857]))" office:value-type="float" office:value="-320" calcext:value-type="float">
            <text:p>-320</text:p>
          </table:table-cell>
          <table:table-cell table:formula="of:=IF([.F859]&lt;&gt;&quot;&quot;;[.F859];IF([.F858]&lt;&gt;&quot;&quot;;[.F858];[.F85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6:26.130881" calcext:value-type="date">
            <text:p>2022-08-23 20:26:26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-3" calcext:value-type="float">
            <text:p>-3</text:p>
          </table:table-cell>
          <table:table-cell office:value-type="float" office:value="-332" calcext:value-type="float">
            <text:p>-332</text:p>
          </table:table-cell>
          <table:table-cell table:style-name="ce1"/>
          <table:table-cell table:formula="of:=IF([.B860]&lt;&gt;&quot;&quot;;[.B860];IF([.B859]&lt;&gt;&quot;&quot;;[.B859];[.B858]))" office:value-type="float" office:value="0" calcext:value-type="float">
            <text:p>0</text:p>
          </table:table-cell>
          <table:table-cell table:formula="of:=IF([.C860]&lt;&gt;&quot;&quot;;[.C860];IF([.C859]&lt;&gt;&quot;&quot;;[.C859];[.C858]))" office:value-type="float" office:value="329" calcext:value-type="float">
            <text:p>329</text:p>
          </table:table-cell>
          <table:table-cell table:formula="of:=IF([.D860]&lt;&gt;&quot;&quot;;[.D860];IF([.D859]&lt;&gt;&quot;&quot;;[.D859];[.D858]))" office:value-type="float" office:value="-3" calcext:value-type="float">
            <text:p>-3</text:p>
          </table:table-cell>
          <table:table-cell table:formula="of:=IF([.E860]&lt;&gt;&quot;&quot;;[.E860];IF([.E859]&lt;&gt;&quot;&quot;;[.E859];[.E858]))" office:value-type="float" office:value="-332" calcext:value-type="float">
            <text:p>-332</text:p>
          </table:table-cell>
          <table:table-cell table:formula="of:=IF([.F860]&lt;&gt;&quot;&quot;;[.F860];IF([.F859]&lt;&gt;&quot;&quot;;[.F859];[.F85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7:00" calcext:value-type="date">
            <text:p>2022-08-23 20:27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61]&lt;&gt;&quot;&quot;;[.B861];IF([.B860]&lt;&gt;&quot;&quot;;[.B860];[.B859]))" office:value-type="float" office:value="0" calcext:value-type="float">
            <text:p>0</text:p>
          </table:table-cell>
          <table:table-cell table:formula="of:=IF([.C861]&lt;&gt;&quot;&quot;;[.C861];IF([.C860]&lt;&gt;&quot;&quot;;[.C860];[.C859]))" office:value-type="float" office:value="329" calcext:value-type="float">
            <text:p>329</text:p>
          </table:table-cell>
          <table:table-cell table:formula="of:=IF([.D861]&lt;&gt;&quot;&quot;;[.D861];IF([.D860]&lt;&gt;&quot;&quot;;[.D860];[.D859]))" office:value-type="float" office:value="-3" calcext:value-type="float">
            <text:p>-3</text:p>
          </table:table-cell>
          <table:table-cell table:formula="of:=IF([.E861]&lt;&gt;&quot;&quot;;[.E861];IF([.E860]&lt;&gt;&quot;&quot;;[.E860];[.E859]))" office:value-type="float" office:value="-332" calcext:value-type="float">
            <text:p>-332</text:p>
          </table:table-cell>
          <table:table-cell table:formula="of:=IF([.F861]&lt;&gt;&quot;&quot;;[.F861];IF([.F860]&lt;&gt;&quot;&quot;;[.F860];[.F85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7:36.004187" calcext:value-type="date">
            <text:p>2022-08-23 20:27:3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199" calcext:value-type="float">
            <text:p>-199</text:p>
          </table:table-cell>
          <table:table-cell table:style-name="ce1"/>
          <table:table-cell table:formula="of:=IF([.B862]&lt;&gt;&quot;&quot;;[.B862];IF([.B861]&lt;&gt;&quot;&quot;;[.B861];[.B860]))" office:value-type="float" office:value="0" calcext:value-type="float">
            <text:p>0</text:p>
          </table:table-cell>
          <table:table-cell table:formula="of:=IF([.C862]&lt;&gt;&quot;&quot;;[.C862];IF([.C861]&lt;&gt;&quot;&quot;;[.C861];[.C860]))" office:value-type="float" office:value="215" calcext:value-type="float">
            <text:p>215</text:p>
          </table:table-cell>
          <table:table-cell table:formula="of:=IF([.D862]&lt;&gt;&quot;&quot;;[.D862];IF([.D861]&lt;&gt;&quot;&quot;;[.D861];[.D860]))" office:value-type="float" office:value="-3" calcext:value-type="float">
            <text:p>-3</text:p>
          </table:table-cell>
          <table:table-cell table:formula="of:=IF([.E862]&lt;&gt;&quot;&quot;;[.E862];IF([.E861]&lt;&gt;&quot;&quot;;[.E861];[.E860]))" office:value-type="float" office:value="-199" calcext:value-type="float">
            <text:p>-199</text:p>
          </table:table-cell>
          <table:table-cell table:formula="of:=IF([.F862]&lt;&gt;&quot;&quot;;[.F862];IF([.F861]&lt;&gt;&quot;&quot;;[.F861];[.F86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8:00.000001" calcext:value-type="date">
            <text:p>2022-08-23 20:2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63]&lt;&gt;&quot;&quot;;[.B863];IF([.B862]&lt;&gt;&quot;&quot;;[.B862];[.B861]))" office:value-type="float" office:value="0" calcext:value-type="float">
            <text:p>0</text:p>
          </table:table-cell>
          <table:table-cell table:formula="of:=IF([.C863]&lt;&gt;&quot;&quot;;[.C863];IF([.C862]&lt;&gt;&quot;&quot;;[.C862];[.C861]))" office:value-type="float" office:value="215" calcext:value-type="float">
            <text:p>215</text:p>
          </table:table-cell>
          <table:table-cell table:formula="of:=IF([.D863]&lt;&gt;&quot;&quot;;[.D863];IF([.D862]&lt;&gt;&quot;&quot;;[.D862];[.D861]))" office:value-type="float" office:value="-3" calcext:value-type="float">
            <text:p>-3</text:p>
          </table:table-cell>
          <table:table-cell table:formula="of:=IF([.E863]&lt;&gt;&quot;&quot;;[.E863];IF([.E862]&lt;&gt;&quot;&quot;;[.E862];[.E861]))" office:value-type="float" office:value="-199" calcext:value-type="float">
            <text:p>-199</text:p>
          </table:table-cell>
          <table:table-cell table:formula="of:=IF([.F863]&lt;&gt;&quot;&quot;;[.F863];IF([.F862]&lt;&gt;&quot;&quot;;[.F862];[.F86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8:47.784804" calcext:value-type="date">
            <text:p>2022-08-23 20:28:48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-11" calcext:value-type="float">
            <text:p>-11</text:p>
          </table:table-cell>
          <table:table-cell office:value-type="float" office:value="-409" calcext:value-type="float">
            <text:p>-409</text:p>
          </table:table-cell>
          <table:table-cell table:style-name="ce1"/>
          <table:table-cell table:formula="of:=IF([.B864]&lt;&gt;&quot;&quot;;[.B864];IF([.B863]&lt;&gt;&quot;&quot;;[.B863];[.B862]))" office:value-type="float" office:value="0" calcext:value-type="float">
            <text:p>0</text:p>
          </table:table-cell>
          <table:table-cell table:formula="of:=IF([.C864]&lt;&gt;&quot;&quot;;[.C864];IF([.C863]&lt;&gt;&quot;&quot;;[.C863];[.C862]))" office:value-type="float" office:value="379" calcext:value-type="float">
            <text:p>379</text:p>
          </table:table-cell>
          <table:table-cell table:formula="of:=IF([.D864]&lt;&gt;&quot;&quot;;[.D864];IF([.D863]&lt;&gt;&quot;&quot;;[.D863];[.D862]))" office:value-type="float" office:value="-11" calcext:value-type="float">
            <text:p>-11</text:p>
          </table:table-cell>
          <table:table-cell table:formula="of:=IF([.E864]&lt;&gt;&quot;&quot;;[.E864];IF([.E863]&lt;&gt;&quot;&quot;;[.E863];[.E862]))" office:value-type="float" office:value="-409" calcext:value-type="float">
            <text:p>-409</text:p>
          </table:table-cell>
          <table:table-cell table:formula="of:=IF([.F864]&lt;&gt;&quot;&quot;;[.F864];IF([.F863]&lt;&gt;&quot;&quot;;[.F863];[.F86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9:00" calcext:value-type="date">
            <text:p>2022-08-23 20:2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65]&lt;&gt;&quot;&quot;;[.B865];IF([.B864]&lt;&gt;&quot;&quot;;[.B864];[.B863]))" office:value-type="float" office:value="0" calcext:value-type="float">
            <text:p>0</text:p>
          </table:table-cell>
          <table:table-cell table:formula="of:=IF([.C865]&lt;&gt;&quot;&quot;;[.C865];IF([.C864]&lt;&gt;&quot;&quot;;[.C864];[.C863]))" office:value-type="float" office:value="379" calcext:value-type="float">
            <text:p>379</text:p>
          </table:table-cell>
          <table:table-cell table:formula="of:=IF([.D865]&lt;&gt;&quot;&quot;;[.D865];IF([.D864]&lt;&gt;&quot;&quot;;[.D864];[.D863]))" office:value-type="float" office:value="-11" calcext:value-type="float">
            <text:p>-11</text:p>
          </table:table-cell>
          <table:table-cell table:formula="of:=IF([.E865]&lt;&gt;&quot;&quot;;[.E865];IF([.E864]&lt;&gt;&quot;&quot;;[.E864];[.E863]))" office:value-type="float" office:value="-409" calcext:value-type="float">
            <text:p>-409</text:p>
          </table:table-cell>
          <table:table-cell table:formula="of:=IF([.F865]&lt;&gt;&quot;&quot;;[.F865];IF([.F864]&lt;&gt;&quot;&quot;;[.F864];[.F86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29:58.230848" calcext:value-type="date">
            <text:p>2022-08-23 20:29:58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383" calcext:value-type="float">
            <text:p>-383</text:p>
          </table:table-cell>
          <table:table-cell table:style-name="ce1"/>
          <table:table-cell table:formula="of:=IF([.B866]&lt;&gt;&quot;&quot;;[.B866];IF([.B865]&lt;&gt;&quot;&quot;;[.B865];[.B864]))" office:value-type="float" office:value="0" calcext:value-type="float">
            <text:p>0</text:p>
          </table:table-cell>
          <table:table-cell table:formula="of:=IF([.C866]&lt;&gt;&quot;&quot;;[.C866];IF([.C865]&lt;&gt;&quot;&quot;;[.C865];[.C864]))" office:value-type="float" office:value="384" calcext:value-type="float">
            <text:p>384</text:p>
          </table:table-cell>
          <table:table-cell table:formula="of:=IF([.D866]&lt;&gt;&quot;&quot;;[.D866];IF([.D865]&lt;&gt;&quot;&quot;;[.D865];[.D864]))" office:value-type="float" office:value="-1" calcext:value-type="float">
            <text:p>-1</text:p>
          </table:table-cell>
          <table:table-cell table:formula="of:=IF([.E866]&lt;&gt;&quot;&quot;;[.E866];IF([.E865]&lt;&gt;&quot;&quot;;[.E865];[.E864]))" office:value-type="float" office:value="-383" calcext:value-type="float">
            <text:p>-383</text:p>
          </table:table-cell>
          <table:table-cell table:formula="of:=IF([.F866]&lt;&gt;&quot;&quot;;[.F866];IF([.F865]&lt;&gt;&quot;&quot;;[.F865];[.F86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0:00" calcext:value-type="date">
            <text:p>2022-08-23 20:3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67]&lt;&gt;&quot;&quot;;[.B867];IF([.B866]&lt;&gt;&quot;&quot;;[.B866];[.B865]))" office:value-type="float" office:value="0" calcext:value-type="float">
            <text:p>0</text:p>
          </table:table-cell>
          <table:table-cell table:formula="of:=IF([.C867]&lt;&gt;&quot;&quot;;[.C867];IF([.C866]&lt;&gt;&quot;&quot;;[.C866];[.C865]))" office:value-type="float" office:value="384" calcext:value-type="float">
            <text:p>384</text:p>
          </table:table-cell>
          <table:table-cell table:formula="of:=IF([.D867]&lt;&gt;&quot;&quot;;[.D867];IF([.D866]&lt;&gt;&quot;&quot;;[.D866];[.D865]))" office:value-type="float" office:value="-1" calcext:value-type="float">
            <text:p>-1</text:p>
          </table:table-cell>
          <table:table-cell table:formula="of:=IF([.E867]&lt;&gt;&quot;&quot;;[.E867];IF([.E866]&lt;&gt;&quot;&quot;;[.E866];[.E865]))" office:value-type="float" office:value="-383" calcext:value-type="float">
            <text:p>-383</text:p>
          </table:table-cell>
          <table:table-cell table:formula="of:=IF([.F867]&lt;&gt;&quot;&quot;;[.F867];IF([.F866]&lt;&gt;&quot;&quot;;[.F866];[.F86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1:00" calcext:value-type="date">
            <text:p>2022-08-23 20:31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68]&lt;&gt;&quot;&quot;;[.B868];IF([.B867]&lt;&gt;&quot;&quot;;[.B867];[.B866]))" office:value-type="float" office:value="0" calcext:value-type="float">
            <text:p>0</text:p>
          </table:table-cell>
          <table:table-cell table:formula="of:=IF([.C868]&lt;&gt;&quot;&quot;;[.C868];IF([.C867]&lt;&gt;&quot;&quot;;[.C867];[.C866]))" office:value-type="float" office:value="384" calcext:value-type="float">
            <text:p>384</text:p>
          </table:table-cell>
          <table:table-cell table:formula="of:=IF([.D868]&lt;&gt;&quot;&quot;;[.D868];IF([.D867]&lt;&gt;&quot;&quot;;[.D867];[.D866]))" office:value-type="float" office:value="-1" calcext:value-type="float">
            <text:p>-1</text:p>
          </table:table-cell>
          <table:table-cell table:formula="of:=IF([.E868]&lt;&gt;&quot;&quot;;[.E868];IF([.E867]&lt;&gt;&quot;&quot;;[.E867];[.E866]))" office:value-type="float" office:value="-383" calcext:value-type="float">
            <text:p>-383</text:p>
          </table:table-cell>
          <table:table-cell table:formula="of:=IF([.F868]&lt;&gt;&quot;&quot;;[.F868];IF([.F867]&lt;&gt;&quot;&quot;;[.F867];[.F86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1:08.896557" calcext:value-type="date">
            <text:p>2022-08-23 20:31:0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386" calcext:value-type="float">
            <text:p>-386</text:p>
          </table:table-cell>
          <table:table-cell table:style-name="ce1"/>
          <table:table-cell table:formula="of:=IF([.B869]&lt;&gt;&quot;&quot;;[.B869];IF([.B868]&lt;&gt;&quot;&quot;;[.B868];[.B867]))" office:value-type="float" office:value="0" calcext:value-type="float">
            <text:p>0</text:p>
          </table:table-cell>
          <table:table-cell table:formula="of:=IF([.C869]&lt;&gt;&quot;&quot;;[.C869];IF([.C868]&lt;&gt;&quot;&quot;;[.C868];[.C867]))" office:value-type="float" office:value="386" calcext:value-type="float">
            <text:p>386</text:p>
          </table:table-cell>
          <table:table-cell table:formula="of:=IF([.D869]&lt;&gt;&quot;&quot;;[.D869];IF([.D868]&lt;&gt;&quot;&quot;;[.D868];[.D867]))" office:value-type="float" office:value="-1" calcext:value-type="float">
            <text:p>-1</text:p>
          </table:table-cell>
          <table:table-cell table:formula="of:=IF([.E869]&lt;&gt;&quot;&quot;;[.E869];IF([.E868]&lt;&gt;&quot;&quot;;[.E868];[.E867]))" office:value-type="float" office:value="-386" calcext:value-type="float">
            <text:p>-386</text:p>
          </table:table-cell>
          <table:table-cell table:formula="of:=IF([.F869]&lt;&gt;&quot;&quot;;[.F869];IF([.F868]&lt;&gt;&quot;&quot;;[.F868];[.F86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2:00" calcext:value-type="date">
            <text:p>2022-08-23 20:3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70]&lt;&gt;&quot;&quot;;[.B870];IF([.B869]&lt;&gt;&quot;&quot;;[.B869];[.B868]))" office:value-type="float" office:value="0" calcext:value-type="float">
            <text:p>0</text:p>
          </table:table-cell>
          <table:table-cell table:formula="of:=IF([.C870]&lt;&gt;&quot;&quot;;[.C870];IF([.C869]&lt;&gt;&quot;&quot;;[.C869];[.C868]))" office:value-type="float" office:value="386" calcext:value-type="float">
            <text:p>386</text:p>
          </table:table-cell>
          <table:table-cell table:formula="of:=IF([.D870]&lt;&gt;&quot;&quot;;[.D870];IF([.D869]&lt;&gt;&quot;&quot;;[.D869];[.D868]))" office:value-type="float" office:value="-1" calcext:value-type="float">
            <text:p>-1</text:p>
          </table:table-cell>
          <table:table-cell table:formula="of:=IF([.E870]&lt;&gt;&quot;&quot;;[.E870];IF([.E869]&lt;&gt;&quot;&quot;;[.E869];[.E868]))" office:value-type="float" office:value="-386" calcext:value-type="float">
            <text:p>-386</text:p>
          </table:table-cell>
          <table:table-cell table:formula="of:=IF([.F870]&lt;&gt;&quot;&quot;;[.F870];IF([.F869]&lt;&gt;&quot;&quot;;[.F869];[.F86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2:17.841304" calcext:value-type="date">
            <text:p>2022-08-23 20:32:18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-388" calcext:value-type="float">
            <text:p>-388</text:p>
          </table:table-cell>
          <table:table-cell table:style-name="ce1"/>
          <table:table-cell table:formula="of:=IF([.B871]&lt;&gt;&quot;&quot;;[.B871];IF([.B870]&lt;&gt;&quot;&quot;;[.B870];[.B869]))" office:value-type="float" office:value="0" calcext:value-type="float">
            <text:p>0</text:p>
          </table:table-cell>
          <table:table-cell table:formula="of:=IF([.C871]&lt;&gt;&quot;&quot;;[.C871];IF([.C870]&lt;&gt;&quot;&quot;;[.C870];[.C869]))" office:value-type="float" office:value="387" calcext:value-type="float">
            <text:p>387</text:p>
          </table:table-cell>
          <table:table-cell table:formula="of:=IF([.D871]&lt;&gt;&quot;&quot;;[.D871];IF([.D870]&lt;&gt;&quot;&quot;;[.D870];[.D869]))" office:value-type="float" office:value="0" calcext:value-type="float">
            <text:p>0</text:p>
          </table:table-cell>
          <table:table-cell table:formula="of:=IF([.E871]&lt;&gt;&quot;&quot;;[.E871];IF([.E870]&lt;&gt;&quot;&quot;;[.E870];[.E869]))" office:value-type="float" office:value="-388" calcext:value-type="float">
            <text:p>-388</text:p>
          </table:table-cell>
          <table:table-cell table:formula="of:=IF([.F871]&lt;&gt;&quot;&quot;;[.F871];IF([.F870]&lt;&gt;&quot;&quot;;[.F870];[.F86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3:00" calcext:value-type="date">
            <text:p>2022-08-23 20:33:00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formula="of:=IF([.B872]&lt;&gt;&quot;&quot;;[.B872];IF([.B871]&lt;&gt;&quot;&quot;;[.B871];[.B870]))" office:value-type="float" office:value="0" calcext:value-type="float">
            <text:p>0</text:p>
          </table:table-cell>
          <table:table-cell table:formula="of:=IF([.C872]&lt;&gt;&quot;&quot;;[.C872];IF([.C871]&lt;&gt;&quot;&quot;;[.C871];[.C870]))" office:value-type="float" office:value="387" calcext:value-type="float">
            <text:p>387</text:p>
          </table:table-cell>
          <table:table-cell table:formula="of:=IF([.D872]&lt;&gt;&quot;&quot;;[.D872];IF([.D871]&lt;&gt;&quot;&quot;;[.D871];[.D870]))" office:value-type="float" office:value="0" calcext:value-type="float">
            <text:p>0</text:p>
          </table:table-cell>
          <table:table-cell table:formula="of:=IF([.E872]&lt;&gt;&quot;&quot;;[.E872];IF([.E871]&lt;&gt;&quot;&quot;;[.E871];[.E870]))" office:value-type="float" office:value="-388" calcext:value-type="float">
            <text:p>-388</text:p>
          </table:table-cell>
          <table:table-cell table:formula="of:=IF([.F872]&lt;&gt;&quot;&quot;;[.F872];IF([.F871]&lt;&gt;&quot;&quot;;[.F871];[.F870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33:29.314083" calcext:value-type="date">
            <text:p>2022-08-23 20:33:29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-366" calcext:value-type="float">
            <text:p>-366</text:p>
          </table:table-cell>
          <table:table-cell table:style-name="ce1"/>
          <table:table-cell table:formula="of:=IF([.B873]&lt;&gt;&quot;&quot;;[.B873];IF([.B872]&lt;&gt;&quot;&quot;;[.B872];[.B871]))" office:value-type="float" office:value="0" calcext:value-type="float">
            <text:p>0</text:p>
          </table:table-cell>
          <table:table-cell table:formula="of:=IF([.C873]&lt;&gt;&quot;&quot;;[.C873];IF([.C872]&lt;&gt;&quot;&quot;;[.C872];[.C871]))" office:value-type="float" office:value="364" calcext:value-type="float">
            <text:p>364</text:p>
          </table:table-cell>
          <table:table-cell table:formula="of:=IF([.D873]&lt;&gt;&quot;&quot;;[.D873];IF([.D872]&lt;&gt;&quot;&quot;;[.D872];[.D871]))" office:value-type="float" office:value="0" calcext:value-type="float">
            <text:p>0</text:p>
          </table:table-cell>
          <table:table-cell table:formula="of:=IF([.E873]&lt;&gt;&quot;&quot;;[.E873];IF([.E872]&lt;&gt;&quot;&quot;;[.E872];[.E871]))" office:value-type="float" office:value="-366" calcext:value-type="float">
            <text:p>-366</text:p>
          </table:table-cell>
          <table:table-cell table:formula="of:=IF([.F873]&lt;&gt;&quot;&quot;;[.F873];IF([.F872]&lt;&gt;&quot;&quot;;[.F872];[.F871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34:00.000001" calcext:value-type="date">
            <text:p>2022-08-23 20:3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74]&lt;&gt;&quot;&quot;;[.B874];IF([.B873]&lt;&gt;&quot;&quot;;[.B873];[.B872]))" office:value-type="float" office:value="0" calcext:value-type="float">
            <text:p>0</text:p>
          </table:table-cell>
          <table:table-cell table:formula="of:=IF([.C874]&lt;&gt;&quot;&quot;;[.C874];IF([.C873]&lt;&gt;&quot;&quot;;[.C873];[.C872]))" office:value-type="float" office:value="364" calcext:value-type="float">
            <text:p>364</text:p>
          </table:table-cell>
          <table:table-cell table:formula="of:=IF([.D874]&lt;&gt;&quot;&quot;;[.D874];IF([.D873]&lt;&gt;&quot;&quot;;[.D873];[.D872]))" office:value-type="float" office:value="0" calcext:value-type="float">
            <text:p>0</text:p>
          </table:table-cell>
          <table:table-cell table:formula="of:=IF([.E874]&lt;&gt;&quot;&quot;;[.E874];IF([.E873]&lt;&gt;&quot;&quot;;[.E873];[.E872]))" office:value-type="float" office:value="-366" calcext:value-type="float">
            <text:p>-366</text:p>
          </table:table-cell>
          <table:table-cell table:formula="of:=IF([.F874]&lt;&gt;&quot;&quot;;[.F874];IF([.F873]&lt;&gt;&quot;&quot;;[.F873];[.F87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4:40.499782" calcext:value-type="date">
            <text:p>2022-08-23 20:34:4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-363" calcext:value-type="float">
            <text:p>-363</text:p>
          </table:table-cell>
          <table:table-cell table:style-name="ce1"/>
          <table:table-cell table:formula="of:=IF([.B875]&lt;&gt;&quot;&quot;;[.B875];IF([.B874]&lt;&gt;&quot;&quot;;[.B874];[.B873]))" office:value-type="float" office:value="0" calcext:value-type="float">
            <text:p>0</text:p>
          </table:table-cell>
          <table:table-cell table:formula="of:=IF([.C875]&lt;&gt;&quot;&quot;;[.C875];IF([.C874]&lt;&gt;&quot;&quot;;[.C874];[.C873]))" office:value-type="float" office:value="366" calcext:value-type="float">
            <text:p>366</text:p>
          </table:table-cell>
          <table:table-cell table:formula="of:=IF([.D875]&lt;&gt;&quot;&quot;;[.D875];IF([.D874]&lt;&gt;&quot;&quot;;[.D874];[.D873]))" office:value-type="float" office:value="0" calcext:value-type="float">
            <text:p>0</text:p>
          </table:table-cell>
          <table:table-cell table:formula="of:=IF([.E875]&lt;&gt;&quot;&quot;;[.E875];IF([.E874]&lt;&gt;&quot;&quot;;[.E874];[.E873]))" office:value-type="float" office:value="-363" calcext:value-type="float">
            <text:p>-363</text:p>
          </table:table-cell>
          <table:table-cell table:formula="of:=IF([.F875]&lt;&gt;&quot;&quot;;[.F875];IF([.F874]&lt;&gt;&quot;&quot;;[.F874];[.F87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5:00" calcext:value-type="date">
            <text:p>2022-08-23 20:35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76]&lt;&gt;&quot;&quot;;[.B876];IF([.B875]&lt;&gt;&quot;&quot;;[.B875];[.B874]))" office:value-type="float" office:value="0" calcext:value-type="float">
            <text:p>0</text:p>
          </table:table-cell>
          <table:table-cell table:formula="of:=IF([.C876]&lt;&gt;&quot;&quot;;[.C876];IF([.C875]&lt;&gt;&quot;&quot;;[.C875];[.C874]))" office:value-type="float" office:value="366" calcext:value-type="float">
            <text:p>366</text:p>
          </table:table-cell>
          <table:table-cell table:formula="of:=IF([.D876]&lt;&gt;&quot;&quot;;[.D876];IF([.D875]&lt;&gt;&quot;&quot;;[.D875];[.D874]))" office:value-type="float" office:value="0" calcext:value-type="float">
            <text:p>0</text:p>
          </table:table-cell>
          <table:table-cell table:formula="of:=IF([.E876]&lt;&gt;&quot;&quot;;[.E876];IF([.E875]&lt;&gt;&quot;&quot;;[.E875];[.E874]))" office:value-type="float" office:value="-363" calcext:value-type="float">
            <text:p>-363</text:p>
          </table:table-cell>
          <table:table-cell table:formula="of:=IF([.F876]&lt;&gt;&quot;&quot;;[.F876];IF([.F875]&lt;&gt;&quot;&quot;;[.F875];[.F87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5:50.618178" calcext:value-type="date">
            <text:p>2022-08-23 20:35:5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360" calcext:value-type="float">
            <text:p>-360</text:p>
          </table:table-cell>
          <table:table-cell table:style-name="ce1"/>
          <table:table-cell table:formula="of:=IF([.B877]&lt;&gt;&quot;&quot;;[.B877];IF([.B876]&lt;&gt;&quot;&quot;;[.B876];[.B875]))" office:value-type="float" office:value="0" calcext:value-type="float">
            <text:p>0</text:p>
          </table:table-cell>
          <table:table-cell table:formula="of:=IF([.C877]&lt;&gt;&quot;&quot;;[.C877];IF([.C876]&lt;&gt;&quot;&quot;;[.C876];[.C875]))" office:value-type="float" office:value="363" calcext:value-type="float">
            <text:p>363</text:p>
          </table:table-cell>
          <table:table-cell table:formula="of:=IF([.D877]&lt;&gt;&quot;&quot;;[.D877];IF([.D876]&lt;&gt;&quot;&quot;;[.D876];[.D875]))" office:value-type="float" office:value="-2" calcext:value-type="float">
            <text:p>-2</text:p>
          </table:table-cell>
          <table:table-cell table:formula="of:=IF([.E877]&lt;&gt;&quot;&quot;;[.E877];IF([.E876]&lt;&gt;&quot;&quot;;[.E876];[.E875]))" office:value-type="float" office:value="-360" calcext:value-type="float">
            <text:p>-360</text:p>
          </table:table-cell>
          <table:table-cell table:formula="of:=IF([.F877]&lt;&gt;&quot;&quot;;[.F877];IF([.F876]&lt;&gt;&quot;&quot;;[.F876];[.F87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6:00" calcext:value-type="date">
            <text:p>2022-08-23 20:3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78]&lt;&gt;&quot;&quot;;[.B878];IF([.B877]&lt;&gt;&quot;&quot;;[.B877];[.B876]))" office:value-type="float" office:value="0" calcext:value-type="float">
            <text:p>0</text:p>
          </table:table-cell>
          <table:table-cell table:formula="of:=IF([.C878]&lt;&gt;&quot;&quot;;[.C878];IF([.C877]&lt;&gt;&quot;&quot;;[.C877];[.C876]))" office:value-type="float" office:value="363" calcext:value-type="float">
            <text:p>363</text:p>
          </table:table-cell>
          <table:table-cell table:formula="of:=IF([.D878]&lt;&gt;&quot;&quot;;[.D878];IF([.D877]&lt;&gt;&quot;&quot;;[.D877];[.D876]))" office:value-type="float" office:value="-2" calcext:value-type="float">
            <text:p>-2</text:p>
          </table:table-cell>
          <table:table-cell table:formula="of:=IF([.E878]&lt;&gt;&quot;&quot;;[.E878];IF([.E877]&lt;&gt;&quot;&quot;;[.E877];[.E876]))" office:value-type="float" office:value="-360" calcext:value-type="float">
            <text:p>-360</text:p>
          </table:table-cell>
          <table:table-cell table:formula="of:=IF([.F878]&lt;&gt;&quot;&quot;;[.F878];IF([.F877]&lt;&gt;&quot;&quot;;[.F877];[.F87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7:00" calcext:value-type="date">
            <text:p>2022-08-23 20:37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79]&lt;&gt;&quot;&quot;;[.B879];IF([.B878]&lt;&gt;&quot;&quot;;[.B878];[.B877]))" office:value-type="float" office:value="0" calcext:value-type="float">
            <text:p>0</text:p>
          </table:table-cell>
          <table:table-cell table:formula="of:=IF([.C879]&lt;&gt;&quot;&quot;;[.C879];IF([.C878]&lt;&gt;&quot;&quot;;[.C878];[.C877]))" office:value-type="float" office:value="363" calcext:value-type="float">
            <text:p>363</text:p>
          </table:table-cell>
          <table:table-cell table:formula="of:=IF([.D879]&lt;&gt;&quot;&quot;;[.D879];IF([.D878]&lt;&gt;&quot;&quot;;[.D878];[.D877]))" office:value-type="float" office:value="-2" calcext:value-type="float">
            <text:p>-2</text:p>
          </table:table-cell>
          <table:table-cell table:formula="of:=IF([.E879]&lt;&gt;&quot;&quot;;[.E879];IF([.E878]&lt;&gt;&quot;&quot;;[.E878];[.E877]))" office:value-type="float" office:value="-360" calcext:value-type="float">
            <text:p>-360</text:p>
          </table:table-cell>
          <table:table-cell table:formula="of:=IF([.F879]&lt;&gt;&quot;&quot;;[.F879];IF([.F878]&lt;&gt;&quot;&quot;;[.F878];[.F87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7:00.072508" calcext:value-type="date">
            <text:p>2022-08-23 20:37:0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376" calcext:value-type="float">
            <text:p>-376</text:p>
          </table:table-cell>
          <table:table-cell table:style-name="ce1"/>
          <table:table-cell table:formula="of:=IF([.B880]&lt;&gt;&quot;&quot;;[.B880];IF([.B879]&lt;&gt;&quot;&quot;;[.B879];[.B878]))" office:value-type="float" office:value="0" calcext:value-type="float">
            <text:p>0</text:p>
          </table:table-cell>
          <table:table-cell table:formula="of:=IF([.C880]&lt;&gt;&quot;&quot;;[.C880];IF([.C879]&lt;&gt;&quot;&quot;;[.C879];[.C878]))" office:value-type="float" office:value="378" calcext:value-type="float">
            <text:p>378</text:p>
          </table:table-cell>
          <table:table-cell table:formula="of:=IF([.D880]&lt;&gt;&quot;&quot;;[.D880];IF([.D879]&lt;&gt;&quot;&quot;;[.D879];[.D878]))" office:value-type="float" office:value="-1" calcext:value-type="float">
            <text:p>-1</text:p>
          </table:table-cell>
          <table:table-cell table:formula="of:=IF([.E880]&lt;&gt;&quot;&quot;;[.E880];IF([.E879]&lt;&gt;&quot;&quot;;[.E879];[.E878]))" office:value-type="float" office:value="-376" calcext:value-type="float">
            <text:p>-376</text:p>
          </table:table-cell>
          <table:table-cell table:formula="of:=IF([.F880]&lt;&gt;&quot;&quot;;[.F880];IF([.F879]&lt;&gt;&quot;&quot;;[.F879];[.F87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8:00" calcext:value-type="date">
            <text:p>2022-08-23 20:3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81]&lt;&gt;&quot;&quot;;[.B881];IF([.B880]&lt;&gt;&quot;&quot;;[.B880];[.B879]))" office:value-type="float" office:value="0" calcext:value-type="float">
            <text:p>0</text:p>
          </table:table-cell>
          <table:table-cell table:formula="of:=IF([.C881]&lt;&gt;&quot;&quot;;[.C881];IF([.C880]&lt;&gt;&quot;&quot;;[.C880];[.C879]))" office:value-type="float" office:value="378" calcext:value-type="float">
            <text:p>378</text:p>
          </table:table-cell>
          <table:table-cell table:formula="of:=IF([.D881]&lt;&gt;&quot;&quot;;[.D881];IF([.D880]&lt;&gt;&quot;&quot;;[.D880];[.D879]))" office:value-type="float" office:value="-1" calcext:value-type="float">
            <text:p>-1</text:p>
          </table:table-cell>
          <table:table-cell table:formula="of:=IF([.E881]&lt;&gt;&quot;&quot;;[.E881];IF([.E880]&lt;&gt;&quot;&quot;;[.E880];[.E879]))" office:value-type="float" office:value="-376" calcext:value-type="float">
            <text:p>-376</text:p>
          </table:table-cell>
          <table:table-cell table:formula="of:=IF([.F881]&lt;&gt;&quot;&quot;;[.F881];IF([.F880]&lt;&gt;&quot;&quot;;[.F880];[.F87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8:10.841514" calcext:value-type="date">
            <text:p>2022-08-23 20:38:1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364" calcext:value-type="float">
            <text:p>-364</text:p>
          </table:table-cell>
          <table:table-cell table:style-name="ce1"/>
          <table:table-cell table:formula="of:=IF([.B882]&lt;&gt;&quot;&quot;;[.B882];IF([.B881]&lt;&gt;&quot;&quot;;[.B881];[.B880]))" office:value-type="float" office:value="0" calcext:value-type="float">
            <text:p>0</text:p>
          </table:table-cell>
          <table:table-cell table:formula="of:=IF([.C882]&lt;&gt;&quot;&quot;;[.C882];IF([.C881]&lt;&gt;&quot;&quot;;[.C881];[.C880]))" office:value-type="float" office:value="365" calcext:value-type="float">
            <text:p>365</text:p>
          </table:table-cell>
          <table:table-cell table:formula="of:=IF([.D882]&lt;&gt;&quot;&quot;;[.D882];IF([.D881]&lt;&gt;&quot;&quot;;[.D881];[.D880]))" office:value-type="float" office:value="-1" calcext:value-type="float">
            <text:p>-1</text:p>
          </table:table-cell>
          <table:table-cell table:formula="of:=IF([.E882]&lt;&gt;&quot;&quot;;[.E882];IF([.E881]&lt;&gt;&quot;&quot;;[.E881];[.E880]))" office:value-type="float" office:value="-364" calcext:value-type="float">
            <text:p>-364</text:p>
          </table:table-cell>
          <table:table-cell table:formula="of:=IF([.F882]&lt;&gt;&quot;&quot;;[.F882];IF([.F881]&lt;&gt;&quot;&quot;;[.F881];[.F88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9:00" calcext:value-type="date">
            <text:p>2022-08-23 20:3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83]&lt;&gt;&quot;&quot;;[.B883];IF([.B882]&lt;&gt;&quot;&quot;;[.B882];[.B881]))" office:value-type="float" office:value="0" calcext:value-type="float">
            <text:p>0</text:p>
          </table:table-cell>
          <table:table-cell table:formula="of:=IF([.C883]&lt;&gt;&quot;&quot;;[.C883];IF([.C882]&lt;&gt;&quot;&quot;;[.C882];[.C881]))" office:value-type="float" office:value="365" calcext:value-type="float">
            <text:p>365</text:p>
          </table:table-cell>
          <table:table-cell table:formula="of:=IF([.D883]&lt;&gt;&quot;&quot;;[.D883];IF([.D882]&lt;&gt;&quot;&quot;;[.D882];[.D881]))" office:value-type="float" office:value="-1" calcext:value-type="float">
            <text:p>-1</text:p>
          </table:table-cell>
          <table:table-cell table:formula="of:=IF([.E883]&lt;&gt;&quot;&quot;;[.E883];IF([.E882]&lt;&gt;&quot;&quot;;[.E882];[.E881]))" office:value-type="float" office:value="-364" calcext:value-type="float">
            <text:p>-364</text:p>
          </table:table-cell>
          <table:table-cell table:formula="of:=IF([.F883]&lt;&gt;&quot;&quot;;[.F883];IF([.F882]&lt;&gt;&quot;&quot;;[.F882];[.F88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39:20.964873" calcext:value-type="date">
            <text:p>2022-08-23 20:39:2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-363" calcext:value-type="float">
            <text:p>-363</text:p>
          </table:table-cell>
          <table:table-cell table:style-name="ce1"/>
          <table:table-cell table:formula="of:=IF([.B884]&lt;&gt;&quot;&quot;;[.B884];IF([.B883]&lt;&gt;&quot;&quot;;[.B883];[.B882]))" office:value-type="float" office:value="0" calcext:value-type="float">
            <text:p>0</text:p>
          </table:table-cell>
          <table:table-cell table:formula="of:=IF([.C884]&lt;&gt;&quot;&quot;;[.C884];IF([.C883]&lt;&gt;&quot;&quot;;[.C883];[.C882]))" office:value-type="float" office:value="363" calcext:value-type="float">
            <text:p>363</text:p>
          </table:table-cell>
          <table:table-cell table:formula="of:=IF([.D884]&lt;&gt;&quot;&quot;;[.D884];IF([.D883]&lt;&gt;&quot;&quot;;[.D883];[.D882]))" office:value-type="float" office:value="1" calcext:value-type="float">
            <text:p>1</text:p>
          </table:table-cell>
          <table:table-cell table:formula="of:=IF([.E884]&lt;&gt;&quot;&quot;;[.E884];IF([.E883]&lt;&gt;&quot;&quot;;[.E883];[.E882]))" office:value-type="float" office:value="-363" calcext:value-type="float">
            <text:p>-363</text:p>
          </table:table-cell>
          <table:table-cell table:formula="of:=IF([.F884]&lt;&gt;&quot;&quot;;[.F884];IF([.F883]&lt;&gt;&quot;&quot;;[.F883];[.F88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0:00" calcext:value-type="date">
            <text:p>2022-08-23 20:4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85]&lt;&gt;&quot;&quot;;[.B885];IF([.B884]&lt;&gt;&quot;&quot;;[.B884];[.B883]))" office:value-type="float" office:value="0" calcext:value-type="float">
            <text:p>0</text:p>
          </table:table-cell>
          <table:table-cell table:formula="of:=IF([.C885]&lt;&gt;&quot;&quot;;[.C885];IF([.C884]&lt;&gt;&quot;&quot;;[.C884];[.C883]))" office:value-type="float" office:value="363" calcext:value-type="float">
            <text:p>363</text:p>
          </table:table-cell>
          <table:table-cell table:formula="of:=IF([.D885]&lt;&gt;&quot;&quot;;[.D885];IF([.D884]&lt;&gt;&quot;&quot;;[.D884];[.D883]))" office:value-type="float" office:value="1" calcext:value-type="float">
            <text:p>1</text:p>
          </table:table-cell>
          <table:table-cell table:formula="of:=IF([.E885]&lt;&gt;&quot;&quot;;[.E885];IF([.E884]&lt;&gt;&quot;&quot;;[.E884];[.E883]))" office:value-type="float" office:value="-363" calcext:value-type="float">
            <text:p>-363</text:p>
          </table:table-cell>
          <table:table-cell table:formula="of:=IF([.F885]&lt;&gt;&quot;&quot;;[.F885];IF([.F884]&lt;&gt;&quot;&quot;;[.F884];[.F88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0:30.794599" calcext:value-type="date">
            <text:p>2022-08-23 20:40:31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-465" calcext:value-type="float">
            <text:p>-465</text:p>
          </table:table-cell>
          <table:table-cell table:style-name="ce1"/>
          <table:table-cell table:formula="of:=IF([.B886]&lt;&gt;&quot;&quot;;[.B886];IF([.B885]&lt;&gt;&quot;&quot;;[.B885];[.B884]))" office:value-type="float" office:value="0" calcext:value-type="float">
            <text:p>0</text:p>
          </table:table-cell>
          <table:table-cell table:formula="of:=IF([.C886]&lt;&gt;&quot;&quot;;[.C886];IF([.C885]&lt;&gt;&quot;&quot;;[.C885];[.C884]))" office:value-type="float" office:value="467" calcext:value-type="float">
            <text:p>467</text:p>
          </table:table-cell>
          <table:table-cell table:formula="of:=IF([.D886]&lt;&gt;&quot;&quot;;[.D886];IF([.D885]&lt;&gt;&quot;&quot;;[.D885];[.D884]))" office:value-type="float" office:value="0" calcext:value-type="float">
            <text:p>0</text:p>
          </table:table-cell>
          <table:table-cell table:formula="of:=IF([.E886]&lt;&gt;&quot;&quot;;[.E886];IF([.E885]&lt;&gt;&quot;&quot;;[.E885];[.E884]))" office:value-type="float" office:value="-465" calcext:value-type="float">
            <text:p>-465</text:p>
          </table:table-cell>
          <table:table-cell table:formula="of:=IF([.F886]&lt;&gt;&quot;&quot;;[.F886];IF([.F885]&lt;&gt;&quot;&quot;;[.F885];[.F88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1:00" calcext:value-type="date">
            <text:p>2022-08-23 20:41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87]&lt;&gt;&quot;&quot;;[.B887];IF([.B886]&lt;&gt;&quot;&quot;;[.B886];[.B885]))" office:value-type="float" office:value="0" calcext:value-type="float">
            <text:p>0</text:p>
          </table:table-cell>
          <table:table-cell table:formula="of:=IF([.C887]&lt;&gt;&quot;&quot;;[.C887];IF([.C886]&lt;&gt;&quot;&quot;;[.C886];[.C885]))" office:value-type="float" office:value="467" calcext:value-type="float">
            <text:p>467</text:p>
          </table:table-cell>
          <table:table-cell table:formula="of:=IF([.D887]&lt;&gt;&quot;&quot;;[.D887];IF([.D886]&lt;&gt;&quot;&quot;;[.D886];[.D885]))" office:value-type="float" office:value="0" calcext:value-type="float">
            <text:p>0</text:p>
          </table:table-cell>
          <table:table-cell table:formula="of:=IF([.E887]&lt;&gt;&quot;&quot;;[.E887];IF([.E886]&lt;&gt;&quot;&quot;;[.E886];[.E885]))" office:value-type="float" office:value="-465" calcext:value-type="float">
            <text:p>-465</text:p>
          </table:table-cell>
          <table:table-cell table:formula="of:=IF([.F887]&lt;&gt;&quot;&quot;;[.F887];IF([.F886]&lt;&gt;&quot;&quot;;[.F886];[.F88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1:40.826974" calcext:value-type="date">
            <text:p>2022-08-23 20:41:41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-454" calcext:value-type="float">
            <text:p>-454</text:p>
          </table:table-cell>
          <table:table-cell table:style-name="ce1"/>
          <table:table-cell table:formula="of:=IF([.B888]&lt;&gt;&quot;&quot;;[.B888];IF([.B887]&lt;&gt;&quot;&quot;;[.B887];[.B886]))" office:value-type="float" office:value="0" calcext:value-type="float">
            <text:p>0</text:p>
          </table:table-cell>
          <table:table-cell table:formula="of:=IF([.C888]&lt;&gt;&quot;&quot;;[.C888];IF([.C887]&lt;&gt;&quot;&quot;;[.C887];[.C886]))" office:value-type="float" office:value="457" calcext:value-type="float">
            <text:p>457</text:p>
          </table:table-cell>
          <table:table-cell table:formula="of:=IF([.D888]&lt;&gt;&quot;&quot;;[.D888];IF([.D887]&lt;&gt;&quot;&quot;;[.D887];[.D886]))" office:value-type="float" office:value="0" calcext:value-type="float">
            <text:p>0</text:p>
          </table:table-cell>
          <table:table-cell table:formula="of:=IF([.E888]&lt;&gt;&quot;&quot;;[.E888];IF([.E887]&lt;&gt;&quot;&quot;;[.E887];[.E886]))" office:value-type="float" office:value="-454" calcext:value-type="float">
            <text:p>-454</text:p>
          </table:table-cell>
          <table:table-cell table:formula="of:=IF([.F888]&lt;&gt;&quot;&quot;;[.F888];IF([.F887]&lt;&gt;&quot;&quot;;[.F887];[.F88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2:00" calcext:value-type="date">
            <text:p>2022-08-23 20:4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89]&lt;&gt;&quot;&quot;;[.B889];IF([.B888]&lt;&gt;&quot;&quot;;[.B888];[.B887]))" office:value-type="float" office:value="0" calcext:value-type="float">
            <text:p>0</text:p>
          </table:table-cell>
          <table:table-cell table:formula="of:=IF([.C889]&lt;&gt;&quot;&quot;;[.C889];IF([.C888]&lt;&gt;&quot;&quot;;[.C888];[.C887]))" office:value-type="float" office:value="457" calcext:value-type="float">
            <text:p>457</text:p>
          </table:table-cell>
          <table:table-cell table:formula="of:=IF([.D889]&lt;&gt;&quot;&quot;;[.D889];IF([.D888]&lt;&gt;&quot;&quot;;[.D888];[.D887]))" office:value-type="float" office:value="0" calcext:value-type="float">
            <text:p>0</text:p>
          </table:table-cell>
          <table:table-cell table:formula="of:=IF([.E889]&lt;&gt;&quot;&quot;;[.E889];IF([.E888]&lt;&gt;&quot;&quot;;[.E888];[.E887]))" office:value-type="float" office:value="-454" calcext:value-type="float">
            <text:p>-454</text:p>
          </table:table-cell>
          <table:table-cell table:formula="of:=IF([.F889]&lt;&gt;&quot;&quot;;[.F889];IF([.F888]&lt;&gt;&quot;&quot;;[.F888];[.F88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2:52.836053" calcext:value-type="date">
            <text:p>2022-08-23 20:42:53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-450" calcext:value-type="float">
            <text:p>-450</text:p>
          </table:table-cell>
          <table:table-cell table:style-name="ce1"/>
          <table:table-cell table:formula="of:=IF([.B890]&lt;&gt;&quot;&quot;;[.B890];IF([.B889]&lt;&gt;&quot;&quot;;[.B889];[.B888]))" office:value-type="float" office:value="0" calcext:value-type="float">
            <text:p>0</text:p>
          </table:table-cell>
          <table:table-cell table:formula="of:=IF([.C890]&lt;&gt;&quot;&quot;;[.C890];IF([.C889]&lt;&gt;&quot;&quot;;[.C889];[.C888]))" office:value-type="float" office:value="454" calcext:value-type="float">
            <text:p>454</text:p>
          </table:table-cell>
          <table:table-cell table:formula="of:=IF([.D890]&lt;&gt;&quot;&quot;;[.D890];IF([.D889]&lt;&gt;&quot;&quot;;[.D889];[.D888]))" office:value-type="float" office:value="0" calcext:value-type="float">
            <text:p>0</text:p>
          </table:table-cell>
          <table:table-cell table:formula="of:=IF([.E890]&lt;&gt;&quot;&quot;;[.E890];IF([.E889]&lt;&gt;&quot;&quot;;[.E889];[.E888]))" office:value-type="float" office:value="-450" calcext:value-type="float">
            <text:p>-450</text:p>
          </table:table-cell>
          <table:table-cell table:formula="of:=IF([.F890]&lt;&gt;&quot;&quot;;[.F890];IF([.F889]&lt;&gt;&quot;&quot;;[.F889];[.F88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3:00" calcext:value-type="date">
            <text:p>2022-08-23 20:43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91]&lt;&gt;&quot;&quot;;[.B891];IF([.B890]&lt;&gt;&quot;&quot;;[.B890];[.B889]))" office:value-type="float" office:value="0" calcext:value-type="float">
            <text:p>0</text:p>
          </table:table-cell>
          <table:table-cell table:formula="of:=IF([.C891]&lt;&gt;&quot;&quot;;[.C891];IF([.C890]&lt;&gt;&quot;&quot;;[.C890];[.C889]))" office:value-type="float" office:value="454" calcext:value-type="float">
            <text:p>454</text:p>
          </table:table-cell>
          <table:table-cell table:formula="of:=IF([.D891]&lt;&gt;&quot;&quot;;[.D891];IF([.D890]&lt;&gt;&quot;&quot;;[.D890];[.D889]))" office:value-type="float" office:value="0" calcext:value-type="float">
            <text:p>0</text:p>
          </table:table-cell>
          <table:table-cell table:formula="of:=IF([.E891]&lt;&gt;&quot;&quot;;[.E891];IF([.E890]&lt;&gt;&quot;&quot;;[.E890];[.E889]))" office:value-type="float" office:value="-450" calcext:value-type="float">
            <text:p>-450</text:p>
          </table:table-cell>
          <table:table-cell table:formula="of:=IF([.F891]&lt;&gt;&quot;&quot;;[.F891];IF([.F890]&lt;&gt;&quot;&quot;;[.F890];[.F88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4:00" calcext:value-type="date">
            <text:p>2022-08-23 20:44:00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formula="of:=IF([.B892]&lt;&gt;&quot;&quot;;[.B892];IF([.B891]&lt;&gt;&quot;&quot;;[.B891];[.B890]))" office:value-type="float" office:value="0" calcext:value-type="float">
            <text:p>0</text:p>
          </table:table-cell>
          <table:table-cell table:formula="of:=IF([.C892]&lt;&gt;&quot;&quot;;[.C892];IF([.C891]&lt;&gt;&quot;&quot;;[.C891];[.C890]))" office:value-type="float" office:value="454" calcext:value-type="float">
            <text:p>454</text:p>
          </table:table-cell>
          <table:table-cell table:formula="of:=IF([.D892]&lt;&gt;&quot;&quot;;[.D892];IF([.D891]&lt;&gt;&quot;&quot;;[.D891];[.D890]))" office:value-type="float" office:value="0" calcext:value-type="float">
            <text:p>0</text:p>
          </table:table-cell>
          <table:table-cell table:formula="of:=IF([.E892]&lt;&gt;&quot;&quot;;[.E892];IF([.E891]&lt;&gt;&quot;&quot;;[.E891];[.E890]))" office:value-type="float" office:value="-450" calcext:value-type="float">
            <text:p>-450</text:p>
          </table:table-cell>
          <table:table-cell table:formula="of:=IF([.F892]&lt;&gt;&quot;&quot;;[.F892];IF([.F891]&lt;&gt;&quot;&quot;;[.F891];[.F890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44:05.398248" calcext:value-type="date">
            <text:p>2022-08-23 20:44:05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-451" calcext:value-type="float">
            <text:p>-451</text:p>
          </table:table-cell>
          <table:table-cell table:style-name="ce1"/>
          <table:table-cell table:formula="of:=IF([.B893]&lt;&gt;&quot;&quot;;[.B893];IF([.B892]&lt;&gt;&quot;&quot;;[.B892];[.B891]))" office:value-type="float" office:value="0" calcext:value-type="float">
            <text:p>0</text:p>
          </table:table-cell>
          <table:table-cell table:formula="of:=IF([.C893]&lt;&gt;&quot;&quot;;[.C893];IF([.C892]&lt;&gt;&quot;&quot;;[.C892];[.C891]))" office:value-type="float" office:value="449" calcext:value-type="float">
            <text:p>449</text:p>
          </table:table-cell>
          <table:table-cell table:formula="of:=IF([.D893]&lt;&gt;&quot;&quot;;[.D893];IF([.D892]&lt;&gt;&quot;&quot;;[.D892];[.D891]))" office:value-type="float" office:value="0" calcext:value-type="float">
            <text:p>0</text:p>
          </table:table-cell>
          <table:table-cell table:formula="of:=IF([.E893]&lt;&gt;&quot;&quot;;[.E893];IF([.E892]&lt;&gt;&quot;&quot;;[.E892];[.E891]))" office:value-type="float" office:value="-451" calcext:value-type="float">
            <text:p>-451</text:p>
          </table:table-cell>
          <table:table-cell table:formula="of:=IF([.F893]&lt;&gt;&quot;&quot;;[.F893];IF([.F892]&lt;&gt;&quot;&quot;;[.F892];[.F891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45:00" calcext:value-type="date">
            <text:p>2022-08-23 20:45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94]&lt;&gt;&quot;&quot;;[.B894];IF([.B893]&lt;&gt;&quot;&quot;;[.B893];[.B892]))" office:value-type="float" office:value="0" calcext:value-type="float">
            <text:p>0</text:p>
          </table:table-cell>
          <table:table-cell table:formula="of:=IF([.C894]&lt;&gt;&quot;&quot;;[.C894];IF([.C893]&lt;&gt;&quot;&quot;;[.C893];[.C892]))" office:value-type="float" office:value="449" calcext:value-type="float">
            <text:p>449</text:p>
          </table:table-cell>
          <table:table-cell table:formula="of:=IF([.D894]&lt;&gt;&quot;&quot;;[.D894];IF([.D893]&lt;&gt;&quot;&quot;;[.D893];[.D892]))" office:value-type="float" office:value="0" calcext:value-type="float">
            <text:p>0</text:p>
          </table:table-cell>
          <table:table-cell table:formula="of:=IF([.E894]&lt;&gt;&quot;&quot;;[.E894];IF([.E893]&lt;&gt;&quot;&quot;;[.E893];[.E892]))" office:value-type="float" office:value="-451" calcext:value-type="float">
            <text:p>-451</text:p>
          </table:table-cell>
          <table:table-cell table:formula="of:=IF([.F894]&lt;&gt;&quot;&quot;;[.F894];IF([.F893]&lt;&gt;&quot;&quot;;[.F893];[.F89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5:17.020795" calcext:value-type="date">
            <text:p>2022-08-23 20:45: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362" calcext:value-type="float">
            <text:p>-362</text:p>
          </table:table-cell>
          <table:table-cell table:style-name="ce1"/>
          <table:table-cell table:formula="of:=IF([.B895]&lt;&gt;&quot;&quot;;[.B895];IF([.B894]&lt;&gt;&quot;&quot;;[.B894];[.B893]))" office:value-type="float" office:value="0" calcext:value-type="float">
            <text:p>0</text:p>
          </table:table-cell>
          <table:table-cell table:formula="of:=IF([.C895]&lt;&gt;&quot;&quot;;[.C895];IF([.C894]&lt;&gt;&quot;&quot;;[.C894];[.C893]))" office:value-type="float" office:value="360" calcext:value-type="float">
            <text:p>360</text:p>
          </table:table-cell>
          <table:table-cell table:formula="of:=IF([.D895]&lt;&gt;&quot;&quot;;[.D895];IF([.D894]&lt;&gt;&quot;&quot;;[.D894];[.D893]))" office:value-type="float" office:value="0" calcext:value-type="float">
            <text:p>0</text:p>
          </table:table-cell>
          <table:table-cell table:formula="of:=IF([.E895]&lt;&gt;&quot;&quot;;[.E895];IF([.E894]&lt;&gt;&quot;&quot;;[.E894];[.E893]))" office:value-type="float" office:value="-362" calcext:value-type="float">
            <text:p>-362</text:p>
          </table:table-cell>
          <table:table-cell table:formula="of:=IF([.F895]&lt;&gt;&quot;&quot;;[.F895];IF([.F894]&lt;&gt;&quot;&quot;;[.F894];[.F89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6:00" calcext:value-type="date">
            <text:p>2022-08-23 20:4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96]&lt;&gt;&quot;&quot;;[.B896];IF([.B895]&lt;&gt;&quot;&quot;;[.B895];[.B894]))" office:value-type="float" office:value="0" calcext:value-type="float">
            <text:p>0</text:p>
          </table:table-cell>
          <table:table-cell table:formula="of:=IF([.C896]&lt;&gt;&quot;&quot;;[.C896];IF([.C895]&lt;&gt;&quot;&quot;;[.C895];[.C894]))" office:value-type="float" office:value="360" calcext:value-type="float">
            <text:p>360</text:p>
          </table:table-cell>
          <table:table-cell table:formula="of:=IF([.D896]&lt;&gt;&quot;&quot;;[.D896];IF([.D895]&lt;&gt;&quot;&quot;;[.D895];[.D894]))" office:value-type="float" office:value="0" calcext:value-type="float">
            <text:p>0</text:p>
          </table:table-cell>
          <table:table-cell table:formula="of:=IF([.E896]&lt;&gt;&quot;&quot;;[.E896];IF([.E895]&lt;&gt;&quot;&quot;;[.E895];[.E894]))" office:value-type="float" office:value="-362" calcext:value-type="float">
            <text:p>-362</text:p>
          </table:table-cell>
          <table:table-cell table:formula="of:=IF([.F896]&lt;&gt;&quot;&quot;;[.F896];IF([.F895]&lt;&gt;&quot;&quot;;[.F895];[.F89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6:27.586368" calcext:value-type="date">
            <text:p>2022-08-23 20:46:28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table:style-name="ce1"/>
          <table:table-cell table:formula="of:=IF([.B897]&lt;&gt;&quot;&quot;;[.B897];IF([.B896]&lt;&gt;&quot;&quot;;[.B896];[.B895]))" office:value-type="float" office:value="0" calcext:value-type="float">
            <text:p>0</text:p>
          </table:table-cell>
          <table:table-cell table:formula="of:=IF([.C897]&lt;&gt;&quot;&quot;;[.C897];IF([.C896]&lt;&gt;&quot;&quot;;[.C896];[.C895]))" office:value-type="float" office:value="362" calcext:value-type="float">
            <text:p>362</text:p>
          </table:table-cell>
          <table:table-cell table:formula="of:=IF([.D897]&lt;&gt;&quot;&quot;;[.D897];IF([.D896]&lt;&gt;&quot;&quot;;[.D896];[.D895]))" office:value-type="float" office:value="0" calcext:value-type="float">
            <text:p>0</text:p>
          </table:table-cell>
          <table:table-cell table:formula="of:=IF([.E897]&lt;&gt;&quot;&quot;;[.E897];IF([.E896]&lt;&gt;&quot;&quot;;[.E896];[.E895]))" office:value-type="float" office:value="-360" calcext:value-type="float">
            <text:p>-360</text:p>
          </table:table-cell>
          <table:table-cell table:formula="of:=IF([.F897]&lt;&gt;&quot;&quot;;[.F897];IF([.F896]&lt;&gt;&quot;&quot;;[.F896];[.F89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7:00.000001" calcext:value-type="date">
            <text:p>2022-08-23 20:47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898]&lt;&gt;&quot;&quot;;[.B898];IF([.B897]&lt;&gt;&quot;&quot;;[.B897];[.B896]))" office:value-type="float" office:value="0" calcext:value-type="float">
            <text:p>0</text:p>
          </table:table-cell>
          <table:table-cell table:formula="of:=IF([.C898]&lt;&gt;&quot;&quot;;[.C898];IF([.C897]&lt;&gt;&quot;&quot;;[.C897];[.C896]))" office:value-type="float" office:value="362" calcext:value-type="float">
            <text:p>362</text:p>
          </table:table-cell>
          <table:table-cell table:formula="of:=IF([.D898]&lt;&gt;&quot;&quot;;[.D898];IF([.D897]&lt;&gt;&quot;&quot;;[.D897];[.D896]))" office:value-type="float" office:value="0" calcext:value-type="float">
            <text:p>0</text:p>
          </table:table-cell>
          <table:table-cell table:formula="of:=IF([.E898]&lt;&gt;&quot;&quot;;[.E898];IF([.E897]&lt;&gt;&quot;&quot;;[.E897];[.E896]))" office:value-type="float" office:value="-360" calcext:value-type="float">
            <text:p>-360</text:p>
          </table:table-cell>
          <table:table-cell table:formula="of:=IF([.F898]&lt;&gt;&quot;&quot;;[.F898];IF([.F897]&lt;&gt;&quot;&quot;;[.F897];[.F89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7:39.387013" calcext:value-type="date">
            <text:p>2022-08-23 20:47:39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table:style-name="ce1"/>
          <table:table-cell table:formula="of:=IF([.B899]&lt;&gt;&quot;&quot;;[.B899];IF([.B898]&lt;&gt;&quot;&quot;;[.B898];[.B897]))" office:value-type="float" office:value="0" calcext:value-type="float">
            <text:p>0</text:p>
          </table:table-cell>
          <table:table-cell table:formula="of:=IF([.C899]&lt;&gt;&quot;&quot;;[.C899];IF([.C898]&lt;&gt;&quot;&quot;;[.C898];[.C897]))" office:value-type="float" office:value="362" calcext:value-type="float">
            <text:p>362</text:p>
          </table:table-cell>
          <table:table-cell table:formula="of:=IF([.D899]&lt;&gt;&quot;&quot;;[.D899];IF([.D898]&lt;&gt;&quot;&quot;;[.D898];[.D897]))" office:value-type="float" office:value="0" calcext:value-type="float">
            <text:p>0</text:p>
          </table:table-cell>
          <table:table-cell table:formula="of:=IF([.E899]&lt;&gt;&quot;&quot;;[.E899];IF([.E898]&lt;&gt;&quot;&quot;;[.E898];[.E897]))" office:value-type="float" office:value="-361" calcext:value-type="float">
            <text:p>-361</text:p>
          </table:table-cell>
          <table:table-cell table:formula="of:=IF([.F899]&lt;&gt;&quot;&quot;;[.F899];IF([.F898]&lt;&gt;&quot;&quot;;[.F898];[.F89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8:00" calcext:value-type="date">
            <text:p>2022-08-23 20:4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00]&lt;&gt;&quot;&quot;;[.B900];IF([.B899]&lt;&gt;&quot;&quot;;[.B899];[.B898]))" office:value-type="float" office:value="0" calcext:value-type="float">
            <text:p>0</text:p>
          </table:table-cell>
          <table:table-cell table:formula="of:=IF([.C900]&lt;&gt;&quot;&quot;;[.C900];IF([.C899]&lt;&gt;&quot;&quot;;[.C899];[.C898]))" office:value-type="float" office:value="362" calcext:value-type="float">
            <text:p>362</text:p>
          </table:table-cell>
          <table:table-cell table:formula="of:=IF([.D900]&lt;&gt;&quot;&quot;;[.D900];IF([.D899]&lt;&gt;&quot;&quot;;[.D899];[.D898]))" office:value-type="float" office:value="0" calcext:value-type="float">
            <text:p>0</text:p>
          </table:table-cell>
          <table:table-cell table:formula="of:=IF([.E900]&lt;&gt;&quot;&quot;;[.E900];IF([.E899]&lt;&gt;&quot;&quot;;[.E899];[.E898]))" office:value-type="float" office:value="-361" calcext:value-type="float">
            <text:p>-361</text:p>
          </table:table-cell>
          <table:table-cell table:formula="of:=IF([.F900]&lt;&gt;&quot;&quot;;[.F900];IF([.F899]&lt;&gt;&quot;&quot;;[.F899];[.F89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8:47.646177" calcext:value-type="date">
            <text:p>2022-08-23 20:48:4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-362" calcext:value-type="float">
            <text:p>-362</text:p>
          </table:table-cell>
          <table:table-cell table:style-name="ce1"/>
          <table:table-cell table:formula="of:=IF([.B901]&lt;&gt;&quot;&quot;;[.B901];IF([.B900]&lt;&gt;&quot;&quot;;[.B900];[.B899]))" office:value-type="float" office:value="0" calcext:value-type="float">
            <text:p>0</text:p>
          </table:table-cell>
          <table:table-cell table:formula="of:=IF([.C901]&lt;&gt;&quot;&quot;;[.C901];IF([.C900]&lt;&gt;&quot;&quot;;[.C900];[.C899]))" office:value-type="float" office:value="364" calcext:value-type="float">
            <text:p>364</text:p>
          </table:table-cell>
          <table:table-cell table:formula="of:=IF([.D901]&lt;&gt;&quot;&quot;;[.D901];IF([.D900]&lt;&gt;&quot;&quot;;[.D900];[.D899]))" office:value-type="float" office:value="0" calcext:value-type="float">
            <text:p>0</text:p>
          </table:table-cell>
          <table:table-cell table:formula="of:=IF([.E901]&lt;&gt;&quot;&quot;;[.E901];IF([.E900]&lt;&gt;&quot;&quot;;[.E900];[.E899]))" office:value-type="float" office:value="-362" calcext:value-type="float">
            <text:p>-362</text:p>
          </table:table-cell>
          <table:table-cell table:formula="of:=IF([.F901]&lt;&gt;&quot;&quot;;[.F901];IF([.F900]&lt;&gt;&quot;&quot;;[.F900];[.F89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9:00" calcext:value-type="date">
            <text:p>2022-08-23 20:4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02]&lt;&gt;&quot;&quot;;[.B902];IF([.B901]&lt;&gt;&quot;&quot;;[.B901];[.B900]))" office:value-type="float" office:value="0" calcext:value-type="float">
            <text:p>0</text:p>
          </table:table-cell>
          <table:table-cell table:formula="of:=IF([.C902]&lt;&gt;&quot;&quot;;[.C902];IF([.C901]&lt;&gt;&quot;&quot;;[.C901];[.C900]))" office:value-type="float" office:value="364" calcext:value-type="float">
            <text:p>364</text:p>
          </table:table-cell>
          <table:table-cell table:formula="of:=IF([.D902]&lt;&gt;&quot;&quot;;[.D902];IF([.D901]&lt;&gt;&quot;&quot;;[.D901];[.D900]))" office:value-type="float" office:value="0" calcext:value-type="float">
            <text:p>0</text:p>
          </table:table-cell>
          <table:table-cell table:formula="of:=IF([.E902]&lt;&gt;&quot;&quot;;[.E902];IF([.E901]&lt;&gt;&quot;&quot;;[.E901];[.E900]))" office:value-type="float" office:value="-362" calcext:value-type="float">
            <text:p>-362</text:p>
          </table:table-cell>
          <table:table-cell table:formula="of:=IF([.F902]&lt;&gt;&quot;&quot;;[.F902];IF([.F901]&lt;&gt;&quot;&quot;;[.F901];[.F90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49:57.542397" calcext:value-type="date">
            <text:p>2022-08-23 20:49:5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-363" calcext:value-type="float">
            <text:p>-363</text:p>
          </table:table-cell>
          <table:table-cell table:style-name="ce1"/>
          <table:table-cell table:formula="of:=IF([.B903]&lt;&gt;&quot;&quot;;[.B903];IF([.B902]&lt;&gt;&quot;&quot;;[.B902];[.B901]))" office:value-type="float" office:value="0" calcext:value-type="float">
            <text:p>0</text:p>
          </table:table-cell>
          <table:table-cell table:formula="of:=IF([.C903]&lt;&gt;&quot;&quot;;[.C903];IF([.C902]&lt;&gt;&quot;&quot;;[.C902];[.C901]))" office:value-type="float" office:value="364" calcext:value-type="float">
            <text:p>364</text:p>
          </table:table-cell>
          <table:table-cell table:formula="of:=IF([.D903]&lt;&gt;&quot;&quot;;[.D903];IF([.D902]&lt;&gt;&quot;&quot;;[.D902];[.D901]))" office:value-type="float" office:value="0" calcext:value-type="float">
            <text:p>0</text:p>
          </table:table-cell>
          <table:table-cell table:formula="of:=IF([.E903]&lt;&gt;&quot;&quot;;[.E903];IF([.E902]&lt;&gt;&quot;&quot;;[.E902];[.E901]))" office:value-type="float" office:value="-363" calcext:value-type="float">
            <text:p>-363</text:p>
          </table:table-cell>
          <table:table-cell table:formula="of:=IF([.F903]&lt;&gt;&quot;&quot;;[.F903];IF([.F902]&lt;&gt;&quot;&quot;;[.F902];[.F90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0:00" calcext:value-type="date">
            <text:p>2022-08-23 20:5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04]&lt;&gt;&quot;&quot;;[.B904];IF([.B903]&lt;&gt;&quot;&quot;;[.B903];[.B902]))" office:value-type="float" office:value="0" calcext:value-type="float">
            <text:p>0</text:p>
          </table:table-cell>
          <table:table-cell table:formula="of:=IF([.C904]&lt;&gt;&quot;&quot;;[.C904];IF([.C903]&lt;&gt;&quot;&quot;;[.C903];[.C902]))" office:value-type="float" office:value="364" calcext:value-type="float">
            <text:p>364</text:p>
          </table:table-cell>
          <table:table-cell table:formula="of:=IF([.D904]&lt;&gt;&quot;&quot;;[.D904];IF([.D903]&lt;&gt;&quot;&quot;;[.D903];[.D902]))" office:value-type="float" office:value="0" calcext:value-type="float">
            <text:p>0</text:p>
          </table:table-cell>
          <table:table-cell table:formula="of:=IF([.E904]&lt;&gt;&quot;&quot;;[.E904];IF([.E903]&lt;&gt;&quot;&quot;;[.E903];[.E902]))" office:value-type="float" office:value="-363" calcext:value-type="float">
            <text:p>-363</text:p>
          </table:table-cell>
          <table:table-cell table:formula="of:=IF([.F904]&lt;&gt;&quot;&quot;;[.F904];IF([.F903]&lt;&gt;&quot;&quot;;[.F903];[.F902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1:00" calcext:value-type="date">
            <text:p>2022-08-23 20:51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05]&lt;&gt;&quot;&quot;;[.B905];IF([.B904]&lt;&gt;&quot;&quot;;[.B904];[.B903]))" office:value-type="float" office:value="0" calcext:value-type="float">
            <text:p>0</text:p>
          </table:table-cell>
          <table:table-cell table:formula="of:=IF([.C905]&lt;&gt;&quot;&quot;;[.C905];IF([.C904]&lt;&gt;&quot;&quot;;[.C904];[.C903]))" office:value-type="float" office:value="364" calcext:value-type="float">
            <text:p>364</text:p>
          </table:table-cell>
          <table:table-cell table:formula="of:=IF([.D905]&lt;&gt;&quot;&quot;;[.D905];IF([.D904]&lt;&gt;&quot;&quot;;[.D904];[.D903]))" office:value-type="float" office:value="0" calcext:value-type="float">
            <text:p>0</text:p>
          </table:table-cell>
          <table:table-cell table:formula="of:=IF([.E905]&lt;&gt;&quot;&quot;;[.E905];IF([.E904]&lt;&gt;&quot;&quot;;[.E904];[.E903]))" office:value-type="float" office:value="-363" calcext:value-type="float">
            <text:p>-363</text:p>
          </table:table-cell>
          <table:table-cell table:formula="of:=IF([.F905]&lt;&gt;&quot;&quot;;[.F905];IF([.F904]&lt;&gt;&quot;&quot;;[.F904];[.F90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1:08.966348" calcext:value-type="date">
            <text:p>2022-08-23 20:51:09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360" calcext:value-type="float">
            <text:p>-360</text:p>
          </table:table-cell>
          <table:table-cell table:style-name="ce1"/>
          <table:table-cell table:formula="of:=IF([.B906]&lt;&gt;&quot;&quot;;[.B906];IF([.B905]&lt;&gt;&quot;&quot;;[.B905];[.B904]))" office:value-type="float" office:value="0" calcext:value-type="float">
            <text:p>0</text:p>
          </table:table-cell>
          <table:table-cell table:formula="of:=IF([.C906]&lt;&gt;&quot;&quot;;[.C906];IF([.C905]&lt;&gt;&quot;&quot;;[.C905];[.C904]))" office:value-type="float" office:value="361" calcext:value-type="float">
            <text:p>361</text:p>
          </table:table-cell>
          <table:table-cell table:formula="of:=IF([.D906]&lt;&gt;&quot;&quot;;[.D906];IF([.D905]&lt;&gt;&quot;&quot;;[.D905];[.D904]))" office:value-type="float" office:value="-1" calcext:value-type="float">
            <text:p>-1</text:p>
          </table:table-cell>
          <table:table-cell table:formula="of:=IF([.E906]&lt;&gt;&quot;&quot;;[.E906];IF([.E905]&lt;&gt;&quot;&quot;;[.E905];[.E904]))" office:value-type="float" office:value="-360" calcext:value-type="float">
            <text:p>-360</text:p>
          </table:table-cell>
          <table:table-cell table:formula="of:=IF([.F906]&lt;&gt;&quot;&quot;;[.F906];IF([.F905]&lt;&gt;&quot;&quot;;[.F905];[.F90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2:00" calcext:value-type="date">
            <text:p>2022-08-23 20:52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07]&lt;&gt;&quot;&quot;;[.B907];IF([.B906]&lt;&gt;&quot;&quot;;[.B906];[.B905]))" office:value-type="float" office:value="0" calcext:value-type="float">
            <text:p>0</text:p>
          </table:table-cell>
          <table:table-cell table:formula="of:=IF([.C907]&lt;&gt;&quot;&quot;;[.C907];IF([.C906]&lt;&gt;&quot;&quot;;[.C906];[.C905]))" office:value-type="float" office:value="361" calcext:value-type="float">
            <text:p>361</text:p>
          </table:table-cell>
          <table:table-cell table:formula="of:=IF([.D907]&lt;&gt;&quot;&quot;;[.D907];IF([.D906]&lt;&gt;&quot;&quot;;[.D906];[.D905]))" office:value-type="float" office:value="-1" calcext:value-type="float">
            <text:p>-1</text:p>
          </table:table-cell>
          <table:table-cell table:formula="of:=IF([.E907]&lt;&gt;&quot;&quot;;[.E907];IF([.E906]&lt;&gt;&quot;&quot;;[.E906];[.E905]))" office:value-type="float" office:value="-360" calcext:value-type="float">
            <text:p>-360</text:p>
          </table:table-cell>
          <table:table-cell table:formula="of:=IF([.F907]&lt;&gt;&quot;&quot;;[.F907];IF([.F906]&lt;&gt;&quot;&quot;;[.F906];[.F90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2:20.216857" calcext:value-type="date">
            <text:p>2022-08-23 20:52:2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-8" calcext:value-type="float">
            <text:p>-8</text:p>
          </table:table-cell>
          <table:table-cell office:value-type="float" office:value="-372" calcext:value-type="float">
            <text:p>-372</text:p>
          </table:table-cell>
          <table:table-cell table:style-name="ce1"/>
          <table:table-cell table:formula="of:=IF([.B908]&lt;&gt;&quot;&quot;;[.B908];IF([.B907]&lt;&gt;&quot;&quot;;[.B907];[.B906]))" office:value-type="float" office:value="0" calcext:value-type="float">
            <text:p>0</text:p>
          </table:table-cell>
          <table:table-cell table:formula="of:=IF([.C908]&lt;&gt;&quot;&quot;;[.C908];IF([.C907]&lt;&gt;&quot;&quot;;[.C907];[.C906]))" office:value-type="float" office:value="366" calcext:value-type="float">
            <text:p>366</text:p>
          </table:table-cell>
          <table:table-cell table:formula="of:=IF([.D908]&lt;&gt;&quot;&quot;;[.D908];IF([.D907]&lt;&gt;&quot;&quot;;[.D907];[.D906]))" office:value-type="float" office:value="-8" calcext:value-type="float">
            <text:p>-8</text:p>
          </table:table-cell>
          <table:table-cell table:formula="of:=IF([.E908]&lt;&gt;&quot;&quot;;[.E908];IF([.E907]&lt;&gt;&quot;&quot;;[.E907];[.E906]))" office:value-type="float" office:value="-372" calcext:value-type="float">
            <text:p>-372</text:p>
          </table:table-cell>
          <table:table-cell table:formula="of:=IF([.F908]&lt;&gt;&quot;&quot;;[.F908];IF([.F907]&lt;&gt;&quot;&quot;;[.F907];[.F90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3:00.000001" calcext:value-type="date">
            <text:p>2022-08-23 20:53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09]&lt;&gt;&quot;&quot;;[.B909];IF([.B908]&lt;&gt;&quot;&quot;;[.B908];[.B907]))" office:value-type="float" office:value="0" calcext:value-type="float">
            <text:p>0</text:p>
          </table:table-cell>
          <table:table-cell table:formula="of:=IF([.C909]&lt;&gt;&quot;&quot;;[.C909];IF([.C908]&lt;&gt;&quot;&quot;;[.C908];[.C907]))" office:value-type="float" office:value="366" calcext:value-type="float">
            <text:p>366</text:p>
          </table:table-cell>
          <table:table-cell table:formula="of:=IF([.D909]&lt;&gt;&quot;&quot;;[.D909];IF([.D908]&lt;&gt;&quot;&quot;;[.D908];[.D907]))" office:value-type="float" office:value="-8" calcext:value-type="float">
            <text:p>-8</text:p>
          </table:table-cell>
          <table:table-cell table:formula="of:=IF([.E909]&lt;&gt;&quot;&quot;;[.E909];IF([.E908]&lt;&gt;&quot;&quot;;[.E908];[.E907]))" office:value-type="float" office:value="-372" calcext:value-type="float">
            <text:p>-372</text:p>
          </table:table-cell>
          <table:table-cell table:formula="of:=IF([.F909]&lt;&gt;&quot;&quot;;[.F909];IF([.F908]&lt;&gt;&quot;&quot;;[.F908];[.F90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3:30.980126" calcext:value-type="date">
            <text:p>2022-08-23 20:53:31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-9" calcext:value-type="float">
            <text:p>-9</text:p>
          </table:table-cell>
          <table:table-cell office:value-type="float" office:value="-489" calcext:value-type="float">
            <text:p>-489</text:p>
          </table:table-cell>
          <table:table-cell table:style-name="ce1"/>
          <table:table-cell table:formula="of:=IF([.B910]&lt;&gt;&quot;&quot;;[.B910];IF([.B909]&lt;&gt;&quot;&quot;;[.B909];[.B908]))" office:value-type="float" office:value="0" calcext:value-type="float">
            <text:p>0</text:p>
          </table:table-cell>
          <table:table-cell table:formula="of:=IF([.C910]&lt;&gt;&quot;&quot;;[.C910];IF([.C909]&lt;&gt;&quot;&quot;;[.C909];[.C908]))" office:value-type="float" office:value="495" calcext:value-type="float">
            <text:p>495</text:p>
          </table:table-cell>
          <table:table-cell table:formula="of:=IF([.D910]&lt;&gt;&quot;&quot;;[.D910];IF([.D909]&lt;&gt;&quot;&quot;;[.D909];[.D908]))" office:value-type="float" office:value="-9" calcext:value-type="float">
            <text:p>-9</text:p>
          </table:table-cell>
          <table:table-cell table:formula="of:=IF([.E910]&lt;&gt;&quot;&quot;;[.E910];IF([.E909]&lt;&gt;&quot;&quot;;[.E909];[.E908]))" office:value-type="float" office:value="-489" calcext:value-type="float">
            <text:p>-489</text:p>
          </table:table-cell>
          <table:table-cell table:formula="of:=IF([.F910]&lt;&gt;&quot;&quot;;[.F910];IF([.F909]&lt;&gt;&quot;&quot;;[.F909];[.F90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4:00" calcext:value-type="date">
            <text:p>2022-08-23 20:54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11]&lt;&gt;&quot;&quot;;[.B911];IF([.B910]&lt;&gt;&quot;&quot;;[.B910];[.B909]))" office:value-type="float" office:value="0" calcext:value-type="float">
            <text:p>0</text:p>
          </table:table-cell>
          <table:table-cell table:formula="of:=IF([.C911]&lt;&gt;&quot;&quot;;[.C911];IF([.C910]&lt;&gt;&quot;&quot;;[.C910];[.C909]))" office:value-type="float" office:value="495" calcext:value-type="float">
            <text:p>495</text:p>
          </table:table-cell>
          <table:table-cell table:formula="of:=IF([.D911]&lt;&gt;&quot;&quot;;[.D911];IF([.D910]&lt;&gt;&quot;&quot;;[.D910];[.D909]))" office:value-type="float" office:value="-9" calcext:value-type="float">
            <text:p>-9</text:p>
          </table:table-cell>
          <table:table-cell table:formula="of:=IF([.E911]&lt;&gt;&quot;&quot;;[.E911];IF([.E910]&lt;&gt;&quot;&quot;;[.E910];[.E909]))" office:value-type="float" office:value="-489" calcext:value-type="float">
            <text:p>-489</text:p>
          </table:table-cell>
          <table:table-cell table:formula="of:=IF([.F911]&lt;&gt;&quot;&quot;;[.F911];IF([.F910]&lt;&gt;&quot;&quot;;[.F910];[.F90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4:39.76926" calcext:value-type="date">
            <text:p>2022-08-23 20:54:4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480" calcext:value-type="float">
            <text:p>-480</text:p>
          </table:table-cell>
          <table:table-cell table:style-name="ce1"/>
          <table:table-cell table:formula="of:=IF([.B912]&lt;&gt;&quot;&quot;;[.B912];IF([.B911]&lt;&gt;&quot;&quot;;[.B911];[.B910]))" office:value-type="float" office:value="0" calcext:value-type="float">
            <text:p>0</text:p>
          </table:table-cell>
          <table:table-cell table:formula="of:=IF([.C912]&lt;&gt;&quot;&quot;;[.C912];IF([.C911]&lt;&gt;&quot;&quot;;[.C911];[.C910]))" office:value-type="float" office:value="476" calcext:value-type="float">
            <text:p>476</text:p>
          </table:table-cell>
          <table:table-cell table:formula="of:=IF([.D912]&lt;&gt;&quot;&quot;;[.D912];IF([.D911]&lt;&gt;&quot;&quot;;[.D911];[.D910]))" office:value-type="float" office:value="-1" calcext:value-type="float">
            <text:p>-1</text:p>
          </table:table-cell>
          <table:table-cell table:formula="of:=IF([.E912]&lt;&gt;&quot;&quot;;[.E912];IF([.E911]&lt;&gt;&quot;&quot;;[.E911];[.E910]))" office:value-type="float" office:value="-480" calcext:value-type="float">
            <text:p>-480</text:p>
          </table:table-cell>
          <table:table-cell table:formula="of:=IF([.F912]&lt;&gt;&quot;&quot;;[.F912];IF([.F911]&lt;&gt;&quot;&quot;;[.F911];[.F91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5:00" calcext:value-type="date">
            <text:p>2022-08-23 20:55:00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formula="of:=IF([.B913]&lt;&gt;&quot;&quot;;[.B913];IF([.B912]&lt;&gt;&quot;&quot;;[.B912];[.B911]))" office:value-type="float" office:value="0" calcext:value-type="float">
            <text:p>0</text:p>
          </table:table-cell>
          <table:table-cell table:formula="of:=IF([.C913]&lt;&gt;&quot;&quot;;[.C913];IF([.C912]&lt;&gt;&quot;&quot;;[.C912];[.C911]))" office:value-type="float" office:value="476" calcext:value-type="float">
            <text:p>476</text:p>
          </table:table-cell>
          <table:table-cell table:formula="of:=IF([.D913]&lt;&gt;&quot;&quot;;[.D913];IF([.D912]&lt;&gt;&quot;&quot;;[.D912];[.D911]))" office:value-type="float" office:value="-1" calcext:value-type="float">
            <text:p>-1</text:p>
          </table:table-cell>
          <table:table-cell table:formula="of:=IF([.E913]&lt;&gt;&quot;&quot;;[.E913];IF([.E912]&lt;&gt;&quot;&quot;;[.E912];[.E911]))" office:value-type="float" office:value="-480" calcext:value-type="float">
            <text:p>-480</text:p>
          </table:table-cell>
          <table:table-cell table:formula="of:=IF([.F913]&lt;&gt;&quot;&quot;;[.F913];IF([.F912]&lt;&gt;&quot;&quot;;[.F912];[.F911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55:49.862572" calcext:value-type="date">
            <text:p>2022-08-23 20:55:5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13" calcext:value-type="float">
            <text:p>13</text:p>
          </table:table-cell>
          <table:table-cell office:value-type="float" office:value="-498" calcext:value-type="float">
            <text:p>-498</text:p>
          </table:table-cell>
          <table:table-cell table:style-name="ce1"/>
          <table:table-cell table:formula="of:=IF([.B914]&lt;&gt;&quot;&quot;;[.B914];IF([.B913]&lt;&gt;&quot;&quot;;[.B913];[.B912]))" office:value-type="float" office:value="0" calcext:value-type="float">
            <text:p>0</text:p>
          </table:table-cell>
          <table:table-cell table:formula="of:=IF([.C914]&lt;&gt;&quot;&quot;;[.C914];IF([.C913]&lt;&gt;&quot;&quot;;[.C913];[.C912]))" office:value-type="float" office:value="491" calcext:value-type="float">
            <text:p>491</text:p>
          </table:table-cell>
          <table:table-cell table:formula="of:=IF([.D914]&lt;&gt;&quot;&quot;;[.D914];IF([.D913]&lt;&gt;&quot;&quot;;[.D913];[.D912]))" office:value-type="float" office:value="13" calcext:value-type="float">
            <text:p>13</text:p>
          </table:table-cell>
          <table:table-cell table:formula="of:=IF([.E914]&lt;&gt;&quot;&quot;;[.E914];IF([.E913]&lt;&gt;&quot;&quot;;[.E913];[.E912]))" office:value-type="float" office:value="-498" calcext:value-type="float">
            <text:p>-498</text:p>
          </table:table-cell>
          <table:table-cell table:formula="of:=IF([.F914]&lt;&gt;&quot;&quot;;[.F914];IF([.F913]&lt;&gt;&quot;&quot;;[.F913];[.F912])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date" office:date-value="2022-08-23T20:56:00" calcext:value-type="date">
            <text:p>2022-08-23 20:56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15]&lt;&gt;&quot;&quot;;[.B915];IF([.B914]&lt;&gt;&quot;&quot;;[.B914];[.B913]))" office:value-type="float" office:value="0" calcext:value-type="float">
            <text:p>0</text:p>
          </table:table-cell>
          <table:table-cell table:formula="of:=IF([.C915]&lt;&gt;&quot;&quot;;[.C915];IF([.C914]&lt;&gt;&quot;&quot;;[.C914];[.C913]))" office:value-type="float" office:value="491" calcext:value-type="float">
            <text:p>491</text:p>
          </table:table-cell>
          <table:table-cell table:formula="of:=IF([.D915]&lt;&gt;&quot;&quot;;[.D915];IF([.D914]&lt;&gt;&quot;&quot;;[.D914];[.D913]))" office:value-type="float" office:value="13" calcext:value-type="float">
            <text:p>13</text:p>
          </table:table-cell>
          <table:table-cell table:formula="of:=IF([.E915]&lt;&gt;&quot;&quot;;[.E915];IF([.E914]&lt;&gt;&quot;&quot;;[.E914];[.E913]))" office:value-type="float" office:value="-498" calcext:value-type="float">
            <text:p>-498</text:p>
          </table:table-cell>
          <table:table-cell table:formula="of:=IF([.F915]&lt;&gt;&quot;&quot;;[.F915];IF([.F914]&lt;&gt;&quot;&quot;;[.F914];[.F913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6:59.291899" calcext:value-type="date">
            <text:p>2022-08-23 20:56:59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-3" calcext:value-type="float">
            <text:p>-3</text:p>
          </table:table-cell>
          <table:table-cell office:value-type="float" office:value="-479" calcext:value-type="float">
            <text:p>-479</text:p>
          </table:table-cell>
          <table:table-cell table:style-name="ce1"/>
          <table:table-cell table:formula="of:=IF([.B916]&lt;&gt;&quot;&quot;;[.B916];IF([.B915]&lt;&gt;&quot;&quot;;[.B915];[.B914]))" office:value-type="float" office:value="0" calcext:value-type="float">
            <text:p>0</text:p>
          </table:table-cell>
          <table:table-cell table:formula="of:=IF([.C916]&lt;&gt;&quot;&quot;;[.C916];IF([.C915]&lt;&gt;&quot;&quot;;[.C915];[.C914]))" office:value-type="float" office:value="478" calcext:value-type="float">
            <text:p>478</text:p>
          </table:table-cell>
          <table:table-cell table:formula="of:=IF([.D916]&lt;&gt;&quot;&quot;;[.D916];IF([.D915]&lt;&gt;&quot;&quot;;[.D915];[.D914]))" office:value-type="float" office:value="-3" calcext:value-type="float">
            <text:p>-3</text:p>
          </table:table-cell>
          <table:table-cell table:formula="of:=IF([.E916]&lt;&gt;&quot;&quot;;[.E916];IF([.E915]&lt;&gt;&quot;&quot;;[.E915];[.E914]))" office:value-type="float" office:value="-479" calcext:value-type="float">
            <text:p>-479</text:p>
          </table:table-cell>
          <table:table-cell table:formula="of:=IF([.F916]&lt;&gt;&quot;&quot;;[.F916];IF([.F915]&lt;&gt;&quot;&quot;;[.F915];[.F914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7:00" calcext:value-type="date">
            <text:p>2022-08-23 20:57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17]&lt;&gt;&quot;&quot;;[.B917];IF([.B916]&lt;&gt;&quot;&quot;;[.B916];[.B915]))" office:value-type="float" office:value="0" calcext:value-type="float">
            <text:p>0</text:p>
          </table:table-cell>
          <table:table-cell table:formula="of:=IF([.C917]&lt;&gt;&quot;&quot;;[.C917];IF([.C916]&lt;&gt;&quot;&quot;;[.C916];[.C915]))" office:value-type="float" office:value="478" calcext:value-type="float">
            <text:p>478</text:p>
          </table:table-cell>
          <table:table-cell table:formula="of:=IF([.D917]&lt;&gt;&quot;&quot;;[.D917];IF([.D916]&lt;&gt;&quot;&quot;;[.D916];[.D915]))" office:value-type="float" office:value="-3" calcext:value-type="float">
            <text:p>-3</text:p>
          </table:table-cell>
          <table:table-cell table:formula="of:=IF([.E917]&lt;&gt;&quot;&quot;;[.E917];IF([.E916]&lt;&gt;&quot;&quot;;[.E916];[.E915]))" office:value-type="float" office:value="-479" calcext:value-type="float">
            <text:p>-479</text:p>
          </table:table-cell>
          <table:table-cell table:formula="of:=IF([.F917]&lt;&gt;&quot;&quot;;[.F917];IF([.F916]&lt;&gt;&quot;&quot;;[.F916];[.F915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8:00" calcext:value-type="date">
            <text:p>2022-08-23 20:58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18]&lt;&gt;&quot;&quot;;[.B918];IF([.B917]&lt;&gt;&quot;&quot;;[.B917];[.B916]))" office:value-type="float" office:value="0" calcext:value-type="float">
            <text:p>0</text:p>
          </table:table-cell>
          <table:table-cell table:formula="of:=IF([.C918]&lt;&gt;&quot;&quot;;[.C918];IF([.C917]&lt;&gt;&quot;&quot;;[.C917];[.C916]))" office:value-type="float" office:value="478" calcext:value-type="float">
            <text:p>478</text:p>
          </table:table-cell>
          <table:table-cell table:formula="of:=IF([.D918]&lt;&gt;&quot;&quot;;[.D918];IF([.D917]&lt;&gt;&quot;&quot;;[.D917];[.D916]))" office:value-type="float" office:value="-3" calcext:value-type="float">
            <text:p>-3</text:p>
          </table:table-cell>
          <table:table-cell table:formula="of:=IF([.E918]&lt;&gt;&quot;&quot;;[.E918];IF([.E917]&lt;&gt;&quot;&quot;;[.E917];[.E916]))" office:value-type="float" office:value="-479" calcext:value-type="float">
            <text:p>-479</text:p>
          </table:table-cell>
          <table:table-cell table:formula="of:=IF([.F918]&lt;&gt;&quot;&quot;;[.F918];IF([.F917]&lt;&gt;&quot;&quot;;[.F917];[.F916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8:10.108859" calcext:value-type="date">
            <text:p>2022-08-23 20:58:1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-7" calcext:value-type="float">
            <text:p>-7</text:p>
          </table:table-cell>
          <table:table-cell office:value-type="float" office:value="-491" calcext:value-type="float">
            <text:p>-491</text:p>
          </table:table-cell>
          <table:table-cell table:style-name="ce1"/>
          <table:table-cell table:formula="of:=IF([.B919]&lt;&gt;&quot;&quot;;[.B919];IF([.B918]&lt;&gt;&quot;&quot;;[.B918];[.B917]))" office:value-type="float" office:value="0" calcext:value-type="float">
            <text:p>0</text:p>
          </table:table-cell>
          <table:table-cell table:formula="of:=IF([.C919]&lt;&gt;&quot;&quot;;[.C919];IF([.C918]&lt;&gt;&quot;&quot;;[.C918];[.C917]))" office:value-type="float" office:value="478" calcext:value-type="float">
            <text:p>478</text:p>
          </table:table-cell>
          <table:table-cell table:formula="of:=IF([.D919]&lt;&gt;&quot;&quot;;[.D919];IF([.D918]&lt;&gt;&quot;&quot;;[.D918];[.D917]))" office:value-type="float" office:value="-7" calcext:value-type="float">
            <text:p>-7</text:p>
          </table:table-cell>
          <table:table-cell table:formula="of:=IF([.E919]&lt;&gt;&quot;&quot;;[.E919];IF([.E918]&lt;&gt;&quot;&quot;;[.E918];[.E917]))" office:value-type="float" office:value="-491" calcext:value-type="float">
            <text:p>-491</text:p>
          </table:table-cell>
          <table:table-cell table:formula="of:=IF([.F919]&lt;&gt;&quot;&quot;;[.F919];IF([.F918]&lt;&gt;&quot;&quot;;[.F918];[.F917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9:00" calcext:value-type="date">
            <text:p>2022-08-23 20:59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20]&lt;&gt;&quot;&quot;;[.B920];IF([.B919]&lt;&gt;&quot;&quot;;[.B919];[.B918]))" office:value-type="float" office:value="0" calcext:value-type="float">
            <text:p>0</text:p>
          </table:table-cell>
          <table:table-cell table:formula="of:=IF([.C920]&lt;&gt;&quot;&quot;;[.C920];IF([.C919]&lt;&gt;&quot;&quot;;[.C919];[.C918]))" office:value-type="float" office:value="478" calcext:value-type="float">
            <text:p>478</text:p>
          </table:table-cell>
          <table:table-cell table:formula="of:=IF([.D920]&lt;&gt;&quot;&quot;;[.D920];IF([.D919]&lt;&gt;&quot;&quot;;[.D919];[.D918]))" office:value-type="float" office:value="-7" calcext:value-type="float">
            <text:p>-7</text:p>
          </table:table-cell>
          <table:table-cell table:formula="of:=IF([.E920]&lt;&gt;&quot;&quot;;[.E920];IF([.E919]&lt;&gt;&quot;&quot;;[.E919];[.E918]))" office:value-type="float" office:value="-491" calcext:value-type="float">
            <text:p>-491</text:p>
          </table:table-cell>
          <table:table-cell table:formula="of:=IF([.F920]&lt;&gt;&quot;&quot;;[.F920];IF([.F919]&lt;&gt;&quot;&quot;;[.F919];[.F918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0:59:18.828299" calcext:value-type="date">
            <text:p>2022-08-23 20:59:19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-8" calcext:value-type="float">
            <text:p>-8</text:p>
          </table:table-cell>
          <table:table-cell office:value-type="float" office:value="-588" calcext:value-type="float">
            <text:p>-588</text:p>
          </table:table-cell>
          <table:table-cell table:style-name="ce1"/>
          <table:table-cell table:formula="of:=IF([.B921]&lt;&gt;&quot;&quot;;[.B921];IF([.B920]&lt;&gt;&quot;&quot;;[.B920];[.B919]))" office:value-type="float" office:value="0" calcext:value-type="float">
            <text:p>0</text:p>
          </table:table-cell>
          <table:table-cell table:formula="of:=IF([.C921]&lt;&gt;&quot;&quot;;[.C921];IF([.C920]&lt;&gt;&quot;&quot;;[.C920];[.C919]))" office:value-type="float" office:value="587" calcext:value-type="float">
            <text:p>587</text:p>
          </table:table-cell>
          <table:table-cell table:formula="of:=IF([.D921]&lt;&gt;&quot;&quot;;[.D921];IF([.D920]&lt;&gt;&quot;&quot;;[.D920];[.D919]))" office:value-type="float" office:value="-8" calcext:value-type="float">
            <text:p>-8</text:p>
          </table:table-cell>
          <table:table-cell table:formula="of:=IF([.E921]&lt;&gt;&quot;&quot;;[.E921];IF([.E920]&lt;&gt;&quot;&quot;;[.E920];[.E919]))" office:value-type="float" office:value="-588" calcext:value-type="float">
            <text:p>-588</text:p>
          </table:table-cell>
          <table:table-cell table:formula="of:=IF([.F921]&lt;&gt;&quot;&quot;;[.F921];IF([.F920]&lt;&gt;&quot;&quot;;[.F920];[.F919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1:00:00.000001" calcext:value-type="date">
            <text:p>2022-08-23 21:00:00</text:p>
          </table:table-cell>
          <table:table-cell table:number-columns-repeated="4"/>
          <table:table-cell table:style-name="ce1" office:value-type="string" calcext:value-type="string">
            <text:p><text:s/>null</text:p>
          </table:table-cell>
          <table:table-cell table:formula="of:=IF([.B922]&lt;&gt;&quot;&quot;;[.B922];IF([.B921]&lt;&gt;&quot;&quot;;[.B921];[.B920]))" office:value-type="float" office:value="0" calcext:value-type="float">
            <text:p>0</text:p>
          </table:table-cell>
          <table:table-cell table:formula="of:=IF([.C922]&lt;&gt;&quot;&quot;;[.C922];IF([.C921]&lt;&gt;&quot;&quot;;[.C921];[.C920]))" office:value-type="float" office:value="587" calcext:value-type="float">
            <text:p>587</text:p>
          </table:table-cell>
          <table:table-cell table:formula="of:=IF([.D922]&lt;&gt;&quot;&quot;;[.D922];IF([.D921]&lt;&gt;&quot;&quot;;[.D921];[.D920]))" office:value-type="float" office:value="-8" calcext:value-type="float">
            <text:p>-8</text:p>
          </table:table-cell>
          <table:table-cell table:formula="of:=IF([.E922]&lt;&gt;&quot;&quot;;[.E922];IF([.E921]&lt;&gt;&quot;&quot;;[.E921];[.E920]))" office:value-type="float" office:value="-588" calcext:value-type="float">
            <text:p>-588</text:p>
          </table:table-cell>
          <table:table-cell table:formula="of:=IF([.F922]&lt;&gt;&quot;&quot;;[.F922];IF([.F921]&lt;&gt;&quot;&quot;;[.F921];[.F920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>
          <table:table-cell office:value-type="date" office:date-value="2022-08-23T21:00:29.299526" calcext:value-type="date">
            <text:p>2022-08-23 21:00:29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9" calcext:value-type="float">
            <text:p>19</text:p>
          </table:table-cell>
          <table:table-cell office:value-type="float" office:value="-591" calcext:value-type="float">
            <text:p>-591</text:p>
          </table:table-cell>
          <table:table-cell table:style-name="ce1"/>
          <table:table-cell table:formula="of:=IF([.B923]&lt;&gt;&quot;&quot;;[.B923];IF([.B922]&lt;&gt;&quot;&quot;;[.B922];[.B921]))" office:value-type="float" office:value="0" calcext:value-type="float">
            <text:p>0</text:p>
          </table:table-cell>
          <table:table-cell table:formula="of:=IF([.C923]&lt;&gt;&quot;&quot;;[.C923];IF([.C922]&lt;&gt;&quot;&quot;;[.C922];[.C921]))" office:value-type="float" office:value="591" calcext:value-type="float">
            <text:p>591</text:p>
          </table:table-cell>
          <table:table-cell table:formula="of:=IF([.D923]&lt;&gt;&quot;&quot;;[.D923];IF([.D922]&lt;&gt;&quot;&quot;;[.D922];[.D921]))" office:value-type="float" office:value="19" calcext:value-type="float">
            <text:p>19</text:p>
          </table:table-cell>
          <table:table-cell table:formula="of:=IF([.E923]&lt;&gt;&quot;&quot;;[.E923];IF([.E922]&lt;&gt;&quot;&quot;;[.E922];[.E921]))" office:value-type="float" office:value="-591" calcext:value-type="float">
            <text:p>-591</text:p>
          </table:table-cell>
          <table:table-cell table:formula="of:=IF([.F923]&lt;&gt;&quot;&quot;;[.F923];IF([.F922]&lt;&gt;&quot;&quot;;[.F922];[.F921]))" office:value-type="string" office:string-value=" null" calcext:value-type="string">
            <text:p><text:s/>null</text:p>
          </table:table-cell>
          <table:table-cell table:number-columns-repeated="995"/>
        </table:table-row>
        <table:table-row table:style-name="ro1" table:number-rows-repeated="1047652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  <table:database-ranges>
        <table:database-range table:name="__Anonymous_Sheet_DB__2" table:target-range-address="'power-balance'.A2:'power-balance'.F9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23:28:49.103754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21:13:41.865454260</meta:creation-date>
    <dc:date>2022-08-24T11:04:18.729575680</dc:date>
    <meta:editing-duration>PT41M52S</meta:editing-duration>
    <meta:editing-cycles>4</meta:editing-cycles>
    <meta:generator>LibreOffice/6.0.7.3$Linux_X86_64 LibreOffice_project/00m0$Build-3</meta:generator>
    <meta:document-statistic meta:table-count="3" meta:cell-count="14911" meta:object-count="0"/>
  </office:meta>
</office:document-meta>
</file>